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16.499cm" style:type="right" style:leader-style="solid" style:leader-text="-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6.499cm" style:type="right" style:leader-style="solid" style:leader-text="-"/>
          <style:tab-stop style:position="16.536cm" style:type="right" style:leader-style="solid" style:leader-text="-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6.499cm" style:type="right" style:leader-style="solid" style:leader-text="-"/>
        </style:tab-stops>
      </style:paragraph-properties>
      <style:text-properties officeooo:rsid="00116cd7" officeooo:paragraph-rsid="00116cd7"/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12fb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***A_Learners_Guide_to_Programming_Using_the_Python_Language_2009_442p<text:a xlink:type="simple" xlink:href="#__RefHeading__215_937782157" text:style-name="Index_20_Link" text:visited-style-name="Index_20_Link"><text:tab/>7</text:a></text:p>
          <text:p text:style-name="P8">***Apress_Pro_Django_2nd_edition_2013_290p<text:a xlink:type="simple" xlink:href="#__RefHeading__217_937782157" text:style-name="Index_20_Link" text:visited-style-name="Index_20_Link"><text:tab/>7</text:a></text:p>
          <text:p text:style-name="P8">***A_Primer_on_Scientific_Programming_with_Python_2009_726p<text:a xlink:type="simple" xlink:href="#__RefHeading__219_937782157" text:style-name="Index_20_Link" text:visited-style-name="Index_20_Link"><text:tab/>7</text:a></text:p>
          <text:p text:style-name="P8">***Beginning_Game_Development_with_Python_and_Pygame_From_Novice_to_Professional_2007_342p<text:a xlink:type="simple" xlink:href="#__RefHeading__221_937782157" text:style-name="Index_20_Link" text:visited-style-name="Index_20_Link"><text:tab/>21</text:a></text:p>
          <text:p text:style-name="P8">***Beginning_Python_2005_679p<text:a xlink:type="simple" xlink:href="#__RefHeading__223_937782157" text:style-name="Index_20_Link" text:visited-style-name="Index_20_Link"><text:tab/>22</text:a></text:p>
          <text:p text:style-name="P8">***Beginning_Python_From_Novice_to_Professional_Second_Edition_2008_666p<text:a xlink:type="simple" xlink:href="#__RefHeading__225_937782157" text:style-name="Index_20_Link" text:visited-style-name="Index_20_Link"><text:tab/>34</text:a></text:p>
          <text:p text:style-name="P8">***Beginning_Python_Using_Python_2.6_and_Python_3.1_2010_628p<text:a xlink:type="simple" xlink:href="#__RefHeading__227_937782157" text:style-name="Index_20_Link" text:visited-style-name="Index_20_Link"><text:tab/>35</text:a></text:p>
          <text:p text:style-name="P8">***Beginning_Python_Visualization_Crafting_Visual_Transformation_Scripts_2009_378p<text:a xlink:type="simple" xlink:href="#__RefHeading__229_937782157" text:style-name="Index_20_Link" text:visited-style-name="Index_20_Link"><text:tab/>36</text:a></text:p>
          <text:p text:style-name="P8">***Bioinformatics_Programming_Using_Python_First_Edition_2009_524p<text:a xlink:type="simple" xlink:href="#__RefHeading__231_937782157" text:style-name="Index_20_Link" text:visited-style-name="Index_20_Link"><text:tab/>36</text:a></text:p>
          <text:p text:style-name="P8">***BuildingSkillsinPython_2010_574p<text:a xlink:type="simple" xlink:href="#__RefHeading__233_937782157" text:style-name="Index_20_Link" text:visited-style-name="Index_20_Link"><text:tab/>36</text:a></text:p>
          <text:p text:style-name="P8">***byte_of_python_2013_129p<text:a xlink:type="simple" xlink:href="#__RefHeading__235_937782157" text:style-name="Index_20_Link" text:visited-style-name="Index_20_Link"><text:tab/>43</text:a></text:p>
          <text:p text:style-name="P8">***CherryPy_Essentials_Rapid_Python_Web_Application_Development_2007_270p<text:a xlink:type="simple" xlink:href="#__RefHeading__237_937782157" text:style-name="Index_20_Link" text:visited-style-name="Index_20_Link"><text:tab/>47</text:a></text:p>
          <text:p text:style-name="P8">***Computer_Games_with_PYTHON_2010_436p<text:a xlink:type="simple" xlink:href="#__RefHeading__239_937782157" text:style-name="Index_20_Link" text:visited-style-name="Index_20_Link"><text:tab/>51</text:a></text:p>
          <text:p text:style-name="P8">***Dive_Into_Python_5_4_2004_327p<text:a xlink:type="simple" xlink:href="#__RefHeading__241_937782157" text:style-name="Index_20_Link" text:visited-style-name="Index_20_Link"><text:tab/>56</text:a></text:p>
          <text:p text:style-name="P8">***Expert_Python_Programming_2008_372p<text:a xlink:type="simple" xlink:href="#__RefHeading__243_937782157" text:style-name="Index_20_Link" text:visited-style-name="Index_20_Link"><text:tab/>60</text:a></text:p>
          <text:p text:style-name="P8">***Foundations_of_Agile_Python_Development_2008_417p<text:a xlink:type="simple" xlink:href="#__RefHeading__245_937782157" text:style-name="Index_20_Link" text:visited-style-name="Index_20_Link"><text:tab/>66</text:a></text:p>
          <text:p text:style-name="P8">***Game_Programming_with_Python_Lua_and_Ruby_2003_457p<text:a xlink:type="simple" xlink:href="#__RefHeading__247_937782157" text:style-name="Index_20_Link" text:visited-style-name="Index_20_Link"><text:tab/>71</text:a></text:p>
          <text:p text:style-name="P8">***Getting_Started_with_Pyparsing_2007_65p<text:a xlink:type="simple" xlink:href="#__RefHeading__249_937782157" text:style-name="Index_20_Link" text:visited-style-name="Index_20_Link"><text:tab/>71</text:a></text:p>
          <text:p text:style-name="P8">***Gray_Hat_Python_Python_Programming_for_Hackers_and_Reverse_Engineers_2009_220p<text:a xlink:type="simple" xlink:href="#__RefHeading__251_937782157" text:style-name="Index_20_Link" text:visited-style-name="Index_20_Link"><text:tab/>72</text:a></text:p>
          <text:p text:style-name="P8">***Guide_to_NumPy_for_Python_2006_378p<text:a xlink:type="simple" xlink:href="#__RefHeading__253_937782157" text:style-name="Index_20_Link" text:visited-style-name="Index_20_Link"><text:tab/>74</text:a></text:p>
          <text:p text:style-name="P8">***Hello_World_Computer_Programming_for_Kids_and_Other_Beginners_Fourth_printing_2009_432p<text:a xlink:type="simple" xlink:href="#__RefHeading__255_937782157" text:style-name="Index_20_Link" text:visited-style-name="Index_20_Link"><text:tab/>80</text:a></text:p>
          <text:p text:style-name="P8">***IronPython_in_Action_2009_494p<text:a xlink:type="simple" xlink:href="#__RefHeading__257_937782157" text:style-name="Index_20_Link" text:visited-style-name="Index_20_Link"><text:tab/>81</text:a></text:p>
          <text:p text:style-name="P8">***Learning_Python_2.5_3rd.Edition_2007_748p<text:a xlink:type="simple" xlink:href="#__RefHeading__259_937782157" text:style-name="Index_20_Link" text:visited-style-name="Index_20_Link"><text:tab/>81</text:a></text:p>
          <text:p text:style-name="P8">***learning_python_fourth_edition_2009_1213p<text:a xlink:type="simple" xlink:href="#__RefHeading__261_937782157" text:style-name="Index_20_Link" text:visited-style-name="Index_20_Link"><text:tab/>95</text:a></text:p>
          <text:p text:style-name="P8">***learning_the_vi_and_vim_editors_seventh_edition_2008_494p<text:a xlink:type="simple" xlink:href="#__RefHeading__263_937782157" text:style-name="Index_20_Link" text:visited-style-name="Index_20_Link"><text:tab/>114</text:a></text:p>
          <text:p text:style-name="P8">***Learning_to_Program_Python_2006_299p<text:a xlink:type="simple" xlink:href="#__RefHeading__265_937782157" text:style-name="Index_20_Link" text:visited-style-name="Index_20_Link"><text:tab/>117</text:a></text:p>
          <text:p text:style-name="P8">***Learn_Python_The_Hard_Way_2010_165p<text:a xlink:type="simple" xlink:href="#__RefHeading__267_937782157" text:style-name="Index_20_Link" text:visited-style-name="Index_20_Link"><text:tab/>118</text:a></text:p>
          <text:p text:style-name="P8">***making_games_PYTHON_2012_365p<text:a xlink:type="simple" xlink:href="#__RefHeading__269_937782157" text:style-name="Index_20_Link" text:visited-style-name="Index_20_Link"><text:tab/>121</text:a></text:p>
          <text:p text:style-name="P8">***Making_Use_of_Python_2002_416p<text:a xlink:type="simple" xlink:href="#__RefHeading__271_937782157" text:style-name="Index_20_Link" text:visited-style-name="Index_20_Link"><text:tab/>127</text:a></text:p>
          <text:p text:style-name="P8">***Matplotlib_for_Python_Developers_2009_307p<text:a xlink:type="simple" xlink:href="#__RefHeading__273_937782157" text:style-name="Index_20_Link" text:visited-style-name="Index_20_Link"><text:tab/>131</text:a></text:p>
          <text:p text:style-name="P8">***Mobile_Python_Rapid_Prototyping_of_Applications_on_the_Mobile_Platform_2007_329p<text:a xlink:type="simple" xlink:href="#__RefHeading__275_937782157" text:style-name="Index_20_Link" text:visited-style-name="Index_20_Link"><text:tab/>134</text:a></text:p>
          <text:p text:style-name="P8">***Natural_Language_Processing_with_Python_2009_491p<text:a xlink:type="simple" xlink:href="#__RefHeading__277_937782157" text:style-name="Index_20_Link" text:visited-style-name="Index_20_Link"><text:tab/>136</text:a></text:p>
          <text:p text:style-name="P8">***Numerical_Methods_in_Engineering_with_Python_2005_433p<text:a xlink:type="simple" xlink:href="#__RefHeading__279_937782157" text:style-name="Index_20_Link" text:visited-style-name="Index_20_Link"><text:tab/>138</text:a></text:p>
          <text:p text:style-name="P8">***Oreilly_Python_Cookbook_2nd_2005_974p<text:a xlink:type="simple" xlink:href="#__RefHeading__281_937782157" text:style-name="Index_20_Link" text:visited-style-name="Index_20_Link"><text:tab/>139</text:a></text:p>
          <text:p text:style-name="P8">***Practical_Programming_An_Introduction_to_Computer_Science_Using_Python_2009_369p<text:a xlink:type="simple" xlink:href="#__RefHeading__283_937782157" text:style-name="Index_20_Link" text:visited-style-name="Index_20_Link"><text:tab/>146</text:a></text:p>
          <text:p text:style-name="P8">***Prentice_Hall_Core_Python_Programming_2nd_Edition_2001_703p<text:a xlink:type="simple" xlink:href="#__RefHeading__285_937782157" text:style-name="Index_20_Link" text:visited-style-name="Index_20_Link"><text:tab/>149</text:a></text:p>
          <text:p text:style-name="P8">***Professional_Python_Frameworks_Web_2.0_Programming_with_Django_and_TurboGears_2007_459p<text:a xlink:type="simple" xlink:href="#__RefHeading__287_937782157" text:style-name="Index_20_Link" text:visited-style-name="Index_20_Link"><text:tab/>150</text:a></text:p>
          <text:p text:style-name="P8">***Programming_in_Python_3_A_Complete_Introduction_to_the_Python_Language_SecondEdition_2010_644p<text:a xlink:type="simple" xlink:href="#__RefHeading__289_937782157" text:style-name="Index_20_Link" text:visited-style-name="Index_20_Link"><text:tab/>150</text:a></text:p>
          <text:p text:style-name="P8">***Programming_Python_3rdEd_2006_1740p<text:a xlink:type="simple" xlink:href="#__RefHeading__291_937782157" text:style-name="Index_20_Link" text:visited-style-name="Index_20_Link"><text:tab/>151</text:a></text:p>
          <text:p text:style-name="P8">***Pro_IronPython_2009_298p<text:a xlink:type="simple" xlink:href="#__RefHeading__293_937782157" text:style-name="Index_20_Link" text:visited-style-name="Index_20_Link"><text:tab/>155</text:a></text:p>
          <text:p text:style-name="P8">***Pro_Python_System_Administration_Apress_2010_417p<text:a xlink:type="simple" xlink:href="#__RefHeading__295_937782157" text:style-name="Index_20_Link" text:visited-style-name="Index_20_Link"><text:tab/>156</text:a></text:p>
          <text:p text:style-name="P8">***Python_2_1_Bible_2001_769p<text:a xlink:type="simple" xlink:href="#__RefHeading__297_937782157" text:style-name="Index_20_Link" text:visited-style-name="Index_20_Link"><text:tab/>156</text:a></text:p>
          <text:p text:style-name="P8">***Python_2_6_Quick_Reference_Letter_2009_50p<text:a xlink:type="simple" xlink:href="#__RefHeading__299_937782157" text:style-name="Index_20_Link" text:visited-style-name="Index_20_Link"><text:tab/>157</text:a></text:p>
          <text:p text:style-name="P8">***Python_3_for_Absolute_Beginners_2009_314p<text:a xlink:type="simple" xlink:href="#__RefHeading__301_937782157" text:style-name="Index_20_Link" text:visited-style-name="Index_20_Link"><text:tab/>158</text:a></text:p>
          <text:p text:style-name="P8">***Python_Create_Modify_Reuse_2008_291p<text:a xlink:type="simple" xlink:href="#__RefHeading__303_937782157" text:style-name="Index_20_Link" text:visited-style-name="Index_20_Link"><text:tab/>158</text:a></text:p>
          <text:p text:style-name="P8"><text:soft-page-break/>***PythonDevelopersHandbook_2000_1481p<text:a xlink:type="simple" xlink:href="#__RefHeading__305_937782157" text:style-name="Index_20_Link" text:visited-style-name="Index_20_Link"><text:tab/>158</text:a></text:p>
          <text:p text:style-name="P8">***Python_Essential_Reference_2nd_Edition_2001_538p<text:a xlink:type="simple" xlink:href="#__RefHeading__307_937782157" text:style-name="Index_20_Link" text:visited-style-name="Index_20_Link"><text:tab/>159</text:a></text:p>
          <text:p text:style-name="P8">***Python_Essential_Reference_Fourth_Edition_2009_742p<text:a xlink:type="simple" xlink:href="#__RefHeading__309_937782157" text:style-name="Index_20_Link" text:visited-style-name="Index_20_Link"><text:tab/>159</text:a></text:p>
          <text:p text:style-name="P8">***Python_for_Dummies_2006_351p<text:a xlink:type="simple" xlink:href="#__RefHeading__311_937782157" text:style-name="Index_20_Link" text:visited-style-name="Index_20_Link"><text:tab/>160</text:a></text:p>
          <text:p text:style-name="P8">***Python_for_Software_Design_How_to_Think_Like_a_Computer_Scientist_2009_264p<text:a xlink:type="simple" xlink:href="#__RefHeading__313_937782157" text:style-name="Index_20_Link" text:visited-style-name="Index_20_Link"><text:tab/>161</text:a></text:p>
          <text:p text:style-name="P8">***Python_for_Unix_and_Linux_System_Administration_2008_458p<text:a xlink:type="simple" xlink:href="#__RefHeading__315_937782157" text:style-name="Index_20_Link" text:visited-style-name="Index_20_Link"><text:tab/>161</text:a></text:p>
          <text:p text:style-name="P8">***Python_How_to_Program_1e_2002_1103p<text:a xlink:type="simple" xlink:href="#__RefHeading__317_937782157" text:style-name="Index_20_Link" text:visited-style-name="Index_20_Link"><text:tab/>164</text:a></text:p>
          <text:p text:style-name="P8">***Python_Pocket_Reference_4th_Edition_2009_210p<text:a xlink:type="simple" xlink:href="#__RefHeading__319_937782157" text:style-name="Index_20_Link" text:visited-style-name="Index_20_Link"><text:tab/>165</text:a></text:p>
          <text:p text:style-name="P8">***Python_Power_The_Comprehensive_Guide_2008_529p<text:a xlink:type="simple" xlink:href="#__RefHeading__321_937782157" text:style-name="Index_20_Link" text:visited-style-name="Index_20_Link"><text:tab/>167</text:a></text:p>
          <text:p text:style-name="P8">***Python_Programming_An_Introduction_to_Computer_Science_v1_0rc2_2002_261p<text:a xlink:type="simple" xlink:href="#__RefHeading__323_937782157" text:style-name="Index_20_Link" text:visited-style-name="Index_20_Link"><text:tab/>173</text:a></text:p>
          <text:p text:style-name="P8">***Python_Programming_Tutorial_2000_195p<text:a xlink:type="simple" xlink:href="#__RefHeading__325_937782157" text:style-name="Index_20_Link" text:visited-style-name="Index_20_Link"><text:tab/>177</text:a></text:p>
          <text:p text:style-name="P8">***Python_Scripting_for_Computational_Science_ThirdEdition_2008_767p<text:a xlink:type="simple" xlink:href="#__RefHeading__327_937782157" text:style-name="Index_20_Link" text:visited-style-name="Index_20_Link"><text:tab/>178</text:a></text:p>
          <text:p text:style-name="P8">***Python_Testing_Beginners_Guide_2010_255p<text:a xlink:type="simple" xlink:href="#__RefHeading__329_937782157" text:style-name="Index_20_Link" text:visited-style-name="Index_20_Link"><text:tab/>189</text:a></text:p>
          <text:p text:style-name="P8">***Python_Tutorial_Learning_To_Program_2006_342p<text:a xlink:type="simple" xlink:href="#__RefHeading__331_937782157" text:style-name="Index_20_Link" text:visited-style-name="Index_20_Link"><text:tab/>194</text:a></text:p>
          <text:p text:style-name="P8">***python_tutorial_tutorialspoint_2014_431p<text:a xlink:type="simple" xlink:href="#__RefHeading__333_937782157" text:style-name="Index_20_Link" text:visited-style-name="Index_20_Link"><text:tab/>194</text:a></text:p>
          <text:p text:style-name="P8">***Python_v1_3_13_S60_3rd_Edition_Docs_2006_86p<text:a xlink:type="simple" xlink:href="#__RefHeading__335_937782157" text:style-name="Index_20_Link" text:visited-style-name="Index_20_Link"><text:tab/>194</text:a></text:p>
          <text:p text:style-name="P8">***Rapid_GUI_Programming_with_Python_and_Qt_The_Definitive_Guide_to_PyQt_Programming_2008_643p<text:a xlink:type="simple" xlink:href="#__RefHeading__337_937782157" text:style-name="Index_20_Link" text:visited-style-name="Index_20_Link"><text:tab/>196</text:a></text:p>
          <text:p text:style-name="P8">***Snake_Wrangling_for_Kids_Learning_to_Program_with_Python_3_linux_v0_7_7_2007_160p<text:a xlink:type="simple" xlink:href="#__RefHeading__339_937782157" text:style-name="Index_20_Link" text:visited-style-name="Index_20_Link"><text:tab/>200</text:a></text:p>
          <text:p text:style-name="P8">***Starting_Out_with_Python_2009_502p<text:a xlink:type="simple" xlink:href="#__RefHeading__341_937782157" text:style-name="Index_20_Link" text:visited-style-name="Index_20_Link"><text:tab/>201</text:a></text:p>
          <text:p text:style-name="P8">***The_Definitive_Guide_to_Jython_Python_for_the_Java_Platform_2010_545p<text:a xlink:type="simple" xlink:href="#__RefHeading__343_937782157" text:style-name="Index_20_Link" text:visited-style-name="Index_20_Link"><text:tab/>203</text:a></text:p>
          <text:p text:style-name="P8">***The_Quick_Python_Book_Second_Edition_2010_362p<text:a xlink:type="simple" xlink:href="#__RefHeading__345_937782157" text:style-name="Index_20_Link" text:visited-style-name="Index_20_Link"><text:tab/>204</text:a></text:p>
          <text:p text:style-name="P8">***Thinking_in_Python_Bruce_Eckel_Rev_0_1_2_2001_177p<text:a xlink:type="simple" xlink:href="#__RefHeading__347_937782157" text:style-name="Index_20_Link" text:visited-style-name="Index_20_Link"><text:tab/>204</text:a></text:p>
          <text:p text:style-name="P8">***Thinking_in_Tkinter_2005_53p<text:a xlink:type="simple" xlink:href="#__RefHeading__349_937782157" text:style-name="Index_20_Link" text:visited-style-name="Index_20_Link"><text:tab/>206</text:a></text:p>
          <text:p text:style-name="P8">***think_python_2012_240p<text:a xlink:type="simple" xlink:href="#__RefHeading__351_937782157" text:style-name="Index_20_Link" text:visited-style-name="Index_20_Link"><text:tab/>206</text:a></text:p>
          <text:p text:style-name="P8">***Tkinter_8_4_reference_a_GUI_for_Python_2010_118p<text:a xlink:type="simple" xlink:href="#__RefHeading__353_937782157" text:style-name="Index_20_Link" text:visited-style-name="Index_20_Link"><text:tab/>207</text:a></text:p>
          <text:p text:style-name="P8">***wxPython_in_action_2006_583p<text:a xlink:type="simple" xlink:href="#__RefHeading__355_937782157" text:style-name="Index_20_Link" text:visited-style-name="Index_20_Link"><text:tab/>209</text:a></text:p>
          <text:p text:style-name="P8">***XML_Processing_with_Perl_Python_and_PHP_2002_447p<text:a xlink:type="simple" xlink:href="#__RefHeading__357_937782157" text:style-name="Index_20_Link" text:visited-style-name="Index_20_Link"><text:tab/>209</text:a></text:p>
          <text:p text:style-name="P8">***XML_Processing_with_Python_2002_447p<text:a xlink:type="simple" xlink:href="#__RefHeading__359_937782157" text:style-name="Index_20_Link" text:visited-style-name="Index_20_Link"><text:tab/>210</text:a></text:p>
          <text:p text:style-name="P8">***Beginning_Django_E-Commerce_2009_398p<text:a xlink:type="simple" xlink:href="#__RefHeading__21904_2058063626" text:style-name="Index_20_Link" text:visited-style-name="Index_20_Link"><text:tab/>213</text:a></text:p>
          <text:p text:style-name="P8">***Django_1.0_Template_Development_2008_272p<text:a xlink:type="simple" xlink:href="#__RefHeading__21906_2058063626" text:style-name="Index_20_Link" text:visited-style-name="Index_20_Link"><text:tab/>218</text:a></text:p>
          <text:p text:style-name="P8">***Python_Web_Development_with_Django_2009_405<text:a xlink:type="simple" xlink:href="#__RefHeading__21908_2058063626" text:style-name="Index_20_Link" text:visited-style-name="Index_20_Link"><text:tab/>225</text:a></text:p>
          <text:p text:style-name="P8">***Test-Driven_Development_with_Python_2014_478<text:a xlink:type="simple" xlink:href="#__RefHeading__21910_2058063626" text:style-name="Index_20_Link" text:visited-style-name="Index_20_Link"><text:tab/>231</text:a></text:p>
          <text:p text:style-name="P8">***beautiful-soup-4_2015_66p<text:a xlink:type="simple" xlink:href="#__RefHeading__21912_2058063626" text:style-name="Index_20_Link" text:visited-style-name="Index_20_Link"><text:tab/>237</text:a></text:p>
          <text:p text:style-name="P8">***Getting_Started_with_Beautiful_Soup_2014_130p<text:a xlink:type="simple" xlink:href="#__RefHeading__21914_2058063626" text:style-name="Index_20_Link" text:visited-style-name="Index_20_Link"><text:tab/>238</text:a></text:p>
          <text:p text:style-name="P8">***HeadFirstPython_2011_494p<text:a xlink:type="simple" xlink:href="#__RefHeading__21916_2058063626" text:style-name="Index_20_Link" text:visited-style-name="Index_20_Link"><text:tab/>240</text:a></text:p>
          <text:p text:style-name="P8">***IntroductiontoTornado_2012_136p<text:a xlink:type="simple" xlink:href="#__RefHeading__21918_2058063626" text:style-name="Index_20_Link" text:visited-style-name="Index_20_Link"><text:tab/>240</text:a></text:p>
          <text:p text:style-name="P8">***Kivy__InteractiveApplicationsinPython_2013_138p<text:a xlink:type="simple" xlink:href="#__RefHeading__21920_2058063626" text:style-name="Index_20_Link" text:visited-style-name="Index_20_Link"><text:tab/>242</text:a></text:p>
          <text:p text:style-name="P8">***Learning_Python_5thEdition_2013_1594p<text:a xlink:type="simple" xlink:href="#__RefHeading__21922_2058063626" text:style-name="Index_20_Link" text:visited-style-name="Index_20_Link"><text:tab/>243</text:a></text:p>
          <text:p text:style-name="P8">***LearnPythontheHardWay3rdEdition_2014_306p<text:a xlink:type="simple" xlink:href="#__RefHeading__21924_2058063626" text:style-name="Index_20_Link" text:visited-style-name="Index_20_Link"><text:tab/>264</text:a></text:p>
          <text:p text:style-name="P8">***MasteringPythonRegularExpressions-LopezFelixRomeroVictor_2014_110p<text:a xlink:type="simple" xlink:href="#__RefHeading__21926_2058063626" text:style-name="Index_20_Link" text:visited-style-name="Index_20_Link"><text:tab/>271</text:a></text:p>
          <text:p text:style-name="P8">***MongoDB_and_Python_2011_66p<text:a xlink:type="simple" xlink:href="#__RefHeading__21928_2058063626" text:style-name="Index_20_Link" text:visited-style-name="Index_20_Link"><text:tab/>273</text:a></text:p>
          <text:p text:style-name="P8">***MySQL_for_Python_2010_440p<text:a xlink:type="simple" xlink:href="#__RefHeading__21930_2058063626" text:style-name="Index_20_Link" text:visited-style-name="Index_20_Link"><text:tab/>273</text:a></text:p>
          <text:p text:style-name="P8">***openpyxl_2015_133p<text:a xlink:type="simple" xlink:href="#__RefHeading__21932_2058063626" text:style-name="Index_20_Link" text:visited-style-name="Index_20_Link"><text:tab/>283</text:a></text:p>
          <text:p text:style-name="P8">***Parallel_Programming_with_Python_2014_122p<text:a xlink:type="simple" xlink:href="#__RefHeading__21934_2058063626" text:style-name="Index_20_Link" text:visited-style-name="Index_20_Link"><text:tab/>284</text:a></text:p>
          <text:p text:style-name="P8">***Pro_Android_Python_with_SL4A_2011_296p<text:a xlink:type="simple" xlink:href="#__RefHeading__21936_2058063626" text:style-name="Index_20_Link" text:visited-style-name="Index_20_Link"><text:tab/>286</text:a></text:p>
          <text:p text:style-name="P8">***Programming_Python_MLutz_4th_ed_2011_1628p<text:a xlink:type="simple" xlink:href="#__RefHeading__21938_2058063626" text:style-name="Index_20_Link" text:visited-style-name="Index_20_Link"><text:tab/>286</text:a></text:p>
          <text:p text:style-name="P8">***Python_3_Web_Development_2011_336<text:a xlink:type="simple" xlink:href="#__RefHeading__21940_2058063626" text:style-name="Index_20_Link" text:visited-style-name="Index_20_Link"><text:tab/>299</text:a></text:p>
          <text:p text:style-name="P8">***Python_and_AWS_Cookbook_2012_74p<text:a xlink:type="simple" xlink:href="#__RefHeading__21942_2058063626" text:style-name="Index_20_Link" text:visited-style-name="Index_20_Link"><text:tab/>303</text:a></text:p>
          <text:p text:style-name="P8">***Python_Cookbook_3rd_Edition_2013_706p<text:a xlink:type="simple" xlink:href="#__RefHeading__21944_2058063626" text:style-name="Index_20_Link" text:visited-style-name="Index_20_Link"><text:tab/>304</text:a></text:p>
          <text:p text:style-name="P8">***python-excel_2009_56p<text:a xlink:type="simple" xlink:href="#__RefHeading__21946_2058063626" text:style-name="Index_20_Link" text:visited-style-name="Index_20_Link"><text:tab/>309</text:a></text:p>
          <text:p text:style-name="P8"><text:soft-page-break/>***python-pocket-reference-5th-edition-MarkLutz-2014-264p<text:a xlink:type="simple" xlink:href="#__RefHeading__21948_2058063626" text:style-name="Index_20_Link" text:visited-style-name="Index_20_Link"><text:tab/>309</text:a></text:p>
          <text:p text:style-name="P8">***SciPy_and_NumPy_2013_66p<text:a xlink:type="simple" xlink:href="#__RefHeading__21950_2058063626" text:style-name="Index_20_Link" text:visited-style-name="Index_20_Link"><text:tab/>312</text:a></text:p>
          <text:p text:style-name="P8">***Testing_Python_2014_243p<text:a xlink:type="simple" xlink:href="#__RefHeading__21952_2058063626" text:style-name="Index_20_Link" text:visited-style-name="Index_20_Link"><text:tab/>313</text:a></text:p>
          <text:p text:style-name="P8">***The_Python_Standard_Library_by_Example_2011_1343p<text:a xlink:type="simple" xlink:href="#__RefHeading__21954_2058063626" text:style-name="Index_20_Link" text:visited-style-name="Index_20_Link"><text:tab/>317</text:a></text:p>
          <text:p text:style-name="P8">***Think_Complexity_2012_146p<text:a xlink:type="simple" xlink:href="#__RefHeading__21956_2058063626" text:style-name="Index_20_Link" text:visited-style-name="Index_20_Link"><text:tab/>332</text:a></text:p>
          <text:p text:style-name="P8">***Twisted_Network_Programming_Essentials_2nd_ed_2013_193p<text:a xlink:type="simple" xlink:href="#__RefHeading__21958_2058063626" text:style-name="Index_20_Link" text:visited-style-name="Index_20_Link"><text:tab/>335</text:a></text:p>
          <text:p text:style-name="P8">***Using_Google_App_Engine_2009_264p<text:a xlink:type="simple" xlink:href="#__RefHeading__21960_2058063626" text:style-name="Index_20_Link" text:visited-style-name="Index_20_Link"><text:tab/>337</text:a></text:p>
          <text:p text:style-name="P8">***Building_Web_Applications_with_Flask_2015_160p<text:a xlink:type="simple" xlink:href="#__RefHeading___Toc35402_243070573" text:style-name="Index_20_Link" text:visited-style-name="Index_20_Link"><text:tab/>341</text:a></text:p>
          <text:p text:style-name="P8">***Flask_Framework_Cookbook_2014_258p<text:a xlink:type="simple" xlink:href="#__RefHeading___Toc35404_243070573" text:style-name="Index_20_Link" text:visited-style-name="Index_20_Link"><text:tab/>342</text:a></text:p>
          <text:p text:style-name="P8">***Flask_Web_Development_2014_258p<text:a xlink:type="simple" xlink:href="#__RefHeading___Toc35406_243070573" text:style-name="Index_20_Link" text:visited-style-name="Index_20_Link"><text:tab/>344</text:a></text:p>
        </text:index-body>
      </text:table-of-content>
      <text:p text:style-name="Standard"/>
      <text:h text:style-name="Heading_20_1" text:outline-level="1"/>
      <text:h text:style-name="P7" text:outline-level="1"/>
      <text:h text:style-name="P7" text:outline-level="1"/>
      <text:h text:style-name="P7" text:outline-level="1"/>
      <text:h text:style-name="P7" text:outline-level="1"><text:bookmark-start text:name="__RefHeading__215_937782157"/>***A_Learners_Guide_to_Programming_Using_the_Python_Language_2009_442p <text:bookmark-end text:name="__RefHeading__215_937782157"/></text:h>
      <text:p text:style-name="Standard"><text:s/>Intro<text:tab/>xxiii </text:p>
      <text:p text:style-name="P2">1 Starting to Code: Finding Your Way<text:tab/>1 </text:p>
      <text:p text:style-name="P2">2 Textual Data: Every String Has Its Place<text:tab/>37 </text:p>
      <text:p text:style-name="P2">3 Functions: Let’s Get Organized<text:tab/>77 </text:p>
      <text:p text:style-name="P2">4 Data Files and Arrays: Sort It Out<text:tab/>113 </text:p>
      <text:p text:style-name="P2">5 Hashes and Databases: Putting Data in Its Place<text:tab/>145 </text:p>
      <text:p text:style-name="P2">6 Modular Programming: Keeping Things Straight<text:tab/>177 </text:p>
      <text:p text:style-name="P2">7 Building a Graphical User Interface: Going All Gooey<text:tab/>215 </text:p>
      <text:p text:style-name="P2">8 GUIs and Data: Data Entry Widgets<text:tab/>257 </text:p>
      <text:p text:style-name="P2">81/2 Exceptions and Message Boxes: Get the Message?<text:tab/>293 </text:p>
      <text:p text:style-name="P2">9 Graphical Interface Elements: Selecting the Right Tool<text:tab/>313 </text:p>
      <text:p text:style-name="P2">10 Custom Widgets and Classes: With an Object in Mind<text:tab/>349 </text:p>
      <text:p text:style-name="P2">i Leftovers: The Top Ten Things (We Didn’t Cover)<text:tab/>385 </text:p>
      <text:p text:style-name="Standard"/>
      <text:h text:style-name="Heading_20_1" text:outline-level="1"><text:bookmark-start text:name="__RefHeading__217_937782157"/>***Apress_Pro_Django_2nd_edition_2013_290p <text:bookmark-end text:name="__RefHeading__217_937782157"/></text:h>
      <text:p text:style-name="P3">About the Author<text:tab/>xvii </text:p>
      <text:p text:style-name="P3">About the Technical Reviewers<text:tab/>xix </text:p>
      <text:p text:style-name="P3">Acknowledgments<text:tab/>xxi </text:p>
      <text:p text:style-name="P3">Preface<text:tab/>xxiii </text:p>
      <text:p text:style-name="P3">Introduction<text:tab/>xxv </text:p>
      <text:p text:style-name="P3">Chapter 1: Understanding Django<text:tab/>1 </text:p>
      <text:p text:style-name="P3">Chapter 2: Django Is Python<text:tab/>11 </text:p>
      <text:p text:style-name="P3">Chapter 3: Models<text:tab/>41 </text:p>
      <text:p text:style-name="P3">Chapter 4: URLs and Views<text:tab/>83 </text:p>
      <text:p text:style-name="P3">Chapter 5: Forms<text:tab/>107 </text:p>
      <text:p text:style-name="P3">Chapter 6: Templates<text:tab/>131 </text:p>
      <text:p text:style-name="P3">Chapter 7: Handling HTTP<text:tab/>157 </text:p>
      <text:p text:style-name="P3">Chapter 8: Backend Protocols<text:tab/>175 </text:p>
      <text:p text:style-name="P3">Chapter 9: Common Tools<text:tab/>201 </text:p>
      <text:p text:style-name="P3">Chapter 10: Coordinating Applications<text:tab/>225 </text:p>
      <text:p text:style-name="P3">Chapter 11: Enhancing Applications<text:tab/>247 </text:p>
      <text:p text:style-name="P3">Index<text:tab/>267 </text:p>
      <text:p text:style-name="Standard"/>
      <text:h text:style-name="Heading_20_1" text:outline-level="1"><text:bookmark-start text:name="__RefHeading__219_937782157"/>***A_Primer_on_Scientific_Programming_with_Python_2009_726p <text:bookmark-end text:name="__RefHeading__219_937782157"/></text:h>
      <text:p text:style-name="P2">1 Computing with Formulas<text:tab/>1 </text:p>
      <text:p text:style-name="P2">1.1 The First Programming Encounter: A Formula<text:tab/>1 </text:p>
      <text:p text:style-name="P2">1.1.1 Using a Program as a Calculator<text:tab/>2 </text:p>
      <text:p text:style-name="P2">1.1.2 About Programs and Programming<text:tab/>2 </text:p>
      <text:p text:style-name="P2">1.1.3 Tools for Writing Programs<text:tab/>3 </text:p>
      <text:p text:style-name="P2">1.1.4 Using Idle to Write the Program<text:tab/>4 </text:p>
      <text:p text:style-name="P2">1.1.5 How to Run the Program<text:tab/>7 </text:p>
      <text:p text:style-name="P2">1.1.6 Verifying the Result<text:tab/>8 </text:p>
      <text:p text:style-name="P2">1.1.7 Using Variables<text:tab/>8 </text:p>
      <text:p text:style-name="P2">1.1.8 Names of Variables<text:tab/>9 </text:p>
      <text:p text:style-name="P2"><text:soft-page-break/>1.1.9 Reserved Words in Python<text:tab/>10 </text:p>
      <text:p text:style-name="P2">1.1.10 Comments<text:tab/>10 </text:p>
      <text:p text:style-name="P2">1.1.11 Formatting Text and Numbers<text:tab/>11 </text:p>
      <text:p text:style-name="P2">1.2 Computer Science Glossary<text:tab/>13 </text:p>
      <text:p text:style-name="P2">1.3 Another Formula: Celsius-Fahrenheit Conversion<text:tab/>18 </text:p>
      <text:p text:style-name="P2">1.3.1 Potential Error: Integer Division<text:tab/>19 </text:p>
      <text:p text:style-name="P2">1.3.2 Objects in Python<text:tab/>20 </text:p>
      <text:p text:style-name="P2">1.3.3 Avoiding Integer Division<text:tab/>21 </text:p>
      <text:p text:style-name="P2">1.3.4 Arithmetic Operators and Precedence<text:tab/>21 </text:p>
      <text:p text:style-name="P2">1.4 Evaluating Standard Mathematical Functions<text:tab/>22 </text:p>
      <text:p text:style-name="P2">1.4.1 Example: Using the Square Root Function<text:tab/>22 </text:p>
      <text:p text:style-name="P2">1.4.2 Example: Using More Mathematical Functions<text:tab/>25 </text:p>
      <text:p text:style-name="P2">1.4.3 A First Glimpse of Round-Off Errors<text:tab/>25 </text:p>
      <text:p text:style-name="P2">1.5 Interactive Computing<text:tab/>26 </text:p>
      <text:p text:style-name="P2">1.5.1 Calculating with Formulas in the Interactive Shell<text:tab/>27 </text:p>
      <text:p text:style-name="P2">1.5.2 Type Conversion<text:tab/>28 </text:p>
      <text:p text:style-name="P2">1.5.3 IPython<text:tab/>29 </text:p>
      <text:p text:style-name="P2">1.6 Complex Numbers<text:tab/>31 </text:p>
      <text:p text:style-name="P2">1.6.1 Complex Arithmetics in Python<text:tab/>32 </text:p>
      <text:p text:style-name="P2">1.6.2 Complex Functions in Python<text:tab/>32 </text:p>
      <text:p text:style-name="P2">1.6.3 Unified Treatment of Complex and Real Functions<text:tab/>33 </text:p>
      <text:p text:style-name="P2">1.7 Summary<text:tab/>35 </text:p>
      <text:p text:style-name="P2">1.7.1 Chapter Topics<text:tab/>35 </text:p>
      <text:p text:style-name="P2">1.7.2 Summarizing Example: Trajectory of a Ball<text:tab/>38 </text:p>
      <text:p text:style-name="P2">1.7.3 About Typesetting Conventions in This Book<text:tab/>39 </text:p>
      <text:p text:style-name="P2">1.8 Exercises<text:tab/>40 </text:p>
      <text:p text:style-name="P2">2 Basic Constructions<text:tab/>51 </text:p>
      <text:p text:style-name="P2">2.1 Loops and Lists for Tabular Data<text:tab/>51 </text:p>
      <text:p text:style-name="P2">2.1.1 A Naive Solution<text:tab/>51 </text:p>
      <text:p text:style-name="P2">2.1.2 While Loops<text:tab/>52 </text:p>
      <text:p text:style-name="P2">2.1.3 Boolean Expressions<text:tab/>54 </text:p>
      <text:p text:style-name="P2">2.1.4 Lists<text:tab/>56 </text:p>
      <text:p text:style-name="P2">2.1.5 For Loops<text:tab/>58 </text:p>
      <text:p text:style-name="P2">2.1.6 Alternative Implementations with Lists and Loops<text:tab/>60 </text:p>
      <text:p text:style-name="P2">2.1.7 Nested Lists<text:tab/>64 </text:p>
      <text:p text:style-name="P2">2.1.8 Printing Objects<text:tab/>65 </text:p>
      <text:p text:style-name="P2">2.1.9 Extracting Sublists<text:tab/>66 </text:p>
      <text:p text:style-name="P2">2.1.10 Traversing Nested Lists<text:tab/>68 </text:p>
      <text:p text:style-name="P2">2.1.11 Tuples<text:tab/>70 </text:p>
      <text:p text:style-name="P2">2.2 Functions<text:tab/>71 </text:p>
      <text:p text:style-name="P2">2.2.1 Functions of One Variable<text:tab/>71 </text:p>
      <text:p text:style-name="P2">2.2.2 Local and Global Variables<text:tab/>73 </text:p>
      <text:p text:style-name="P2">2.2.3 Multiple Arguments<text:tab/>75 </text:p>
      <text:p text:style-name="P2">2.2.4 Multiple Return Values<text:tab/>77 </text:p>
      <text:p text:style-name="P2">2.2.5 Functions with No Return Values<text:tab/>79 </text:p>
      <text:p text:style-name="P2">2.2.6 Keyword Arguments<text:tab/>80 </text:p>
      <text:p text:style-name="P2">2.2.7 Doc Strings<text:tab/>83 </text:p>
      <text:p text:style-name="P2">2.2.8 Function Input and Output<text:tab/>84 </text:p>
      <text:p text:style-name="P2">2.2.9 Functions as Arguments to Functions<text:tab/>84 </text:p>
      <text:p text:style-name="P2">2.2.10 The Main Program<text:tab/>86 </text:p>
      <text:p text:style-name="P2">2.2.11 Lambda Functions<text:tab/>87 </text:p>
      <text:p text:style-name="P2">2.3 If Tests<text:tab/>88 </text:p>
      <text:p text:style-name="P2"><text:soft-page-break/>2.4 Summary<text:tab/>91 </text:p>
      <text:p text:style-name="P2">2.4.1 Chapter Topics<text:tab/>91 </text:p>
      <text:p text:style-name="P2">2.4.2 Summarizing Example: Tabulate a Function<text:tab/>94 </text:p>
      <text:p text:style-name="P2">2.4.3 How to Find More Python Information<text:tab/>98 </text:p>
      <text:p text:style-name="P2">2.5 Exercises<text:tab/>99 </text:p>
      <text:p text:style-name="P2">3 Input Data and Error Handling<text:tab/>119 </text:p>
      <text:p text:style-name="P2">3.1 Asking Questions and Reading Answers<text:tab/>120 </text:p>
      <text:p text:style-name="P2">3.1.1 Reading Keyboard Input<text:tab/>120 </text:p>
      <text:p text:style-name="P2">3.1.2 The Magic “eval” Function<text:tab/>121 </text:p>
      <text:p text:style-name="P2">3.1.3 The Magic “exec” Function<text:tab/>125 </text:p>
      <text:p text:style-name="P2">3.1.4 Turning String Expressions into Functions<text:tab/>126 </text:p>
      <text:p text:style-name="P2">3.2 Reading from the Command Line<text:tab/>127 </text:p>
      <text:p text:style-name="P2">3.2.1 Providing Input on the Command Line<text:tab/>127 </text:p>
      <text:p text:style-name="P2">3.2.2 A Variable Number of Command-Line Arguments<text:tab/>128 </text:p>
      <text:p text:style-name="P2">3.2.3 More on Command-Line Arguments<text:tab/>129 </text:p>
      <text:p text:style-name="P2">3.2.4 Option–Value Pairs on the Command Line<text:tab/>130 </text:p>
      <text:p text:style-name="P2">3.3 Handling Errors<text:tab/>132 </text:p>
      <text:p text:style-name="P2">3.3.1 Exception Handling<text:tab/>133 </text:p>
      <text:p text:style-name="P2">3.3.2 Raising Exceptions<text:tab/>136 </text:p>
      <text:p text:style-name="P2">3.4 A Glimpse of Graphical User Interfaces<text:tab/>139 </text:p>
      <text:p text:style-name="P2">3.5 Making Modules<text:tab/>141 </text:p>
      <text:p text:style-name="P2">3.5.1 Example: Compund Interest Formulas<text:tab/>142 </text:p>
      <text:p text:style-name="P2">3.5.2 Collecting Functions in a Module File<text:tab/>143 </text:p>
      <text:p text:style-name="P2">3.5.3 Using Modules<text:tab/>148 </text:p>
      <text:p text:style-name="P2">3.6 Summary<text:tab/>150 </text:p>
      <text:p text:style-name="P2">3.6.1 Chapter Topics<text:tab/>150 </text:p>
      <text:p text:style-name="P2">3.6.2 Summarizing Example: Bisection Root Finding<text:tab/>152 </text:p>
      <text:p text:style-name="P2">3.7 Exercises<text:tab/>160 </text:p>
      <text:p text:style-name="P2">4 Array Computing and Curve Plotting<text:tab/>169 </text:p>
      <text:p text:style-name="P2">4.1 Vectors<text:tab/>170 </text:p>
      <text:p text:style-name="P2">4.1.1 The Vector Concept<text:tab/>170 </text:p>
      <text:p text:style-name="P2">4.1.2 Mathematical Operations on Vectors<text:tab/>171 </text:p>
      <text:p text:style-name="P2">4.1.3 Vector Arithmetics and Vector Functions<text:tab/>173 </text:p>
      <text:p text:style-name="P2">4.2 Arrays in Python Programs<text:tab/>175 </text:p>
      <text:p text:style-name="P2">4.2.1 Using Lists for Collecting Function Data<text:tab/>175 </text:p>
      <text:p text:style-name="P2">4.2.2 Basics of Numerical Python Arrays<text:tab/>176 </text:p>
      <text:p text:style-name="P2">4.2.3 Computing Coordinates and Function Values<text:tab/>177 </text:p>
      <text:p text:style-name="P2">4.2.4 Vectorization<text:tab/>178 </text:p>
      <text:p text:style-name="P2">4.3 Curve Plotting<text:tab/>179 </text:p>
      <text:p text:style-name="P2">4.3.1 The SciTools and Easyviz Packages<text:tab/>180 </text:p>
      <text:p text:style-name="P2">4.3.2 Plotting a Single Curve<text:tab/>181 </text:p>
      <text:p text:style-name="P2">4.3.3 Decorating the Plot<text:tab/>183 </text:p>
      <text:p text:style-name="P2">4.3.4 Plotting Multiple Curves<text:tab/>183 </text:p>
      <text:p text:style-name="P2">4.3.5 Controlling Line Styles<text:tab/>185 </text:p>
      <text:p text:style-name="P2">4.3.6 Interactive Plotting Sessions<text:tab/>189 </text:p>
      <text:p text:style-name="P2">4.3.7 Making Animations<text:tab/>190 </text:p>
      <text:p text:style-name="P2">4.3.8 Advanced Easyviz Topics<text:tab/>193 </text:p>
      <text:p text:style-name="P2">4.3.9 Curves in Pure Text<text:tab/>198 </text:p>
      <text:p text:style-name="P2">4.4 Plotting Difficulties<text:tab/>199 </text:p>
      <text:p text:style-name="P2">4.4.1 Piecewisely Defined Functions<text:tab/>199 </text:p>
      <text:p text:style-name="P2">4.4.2 Rapidly Varying Functions<text:tab/>205 </text:p>
      <text:p text:style-name="P2">4.4.3 Vectorizing StringFunction Objects<text:tab/>206 </text:p>
      <text:p text:style-name="P2"><text:soft-page-break/>4.5 More on Numerical Python Arrays<text:tab/>207 </text:p>
      <text:p text:style-name="P2">4.5.1 Copying Arrays<text:tab/>207 </text:p>
      <text:p text:style-name="P2">4.5.2 In-Place Arithmetics<text:tab/>207 </text:p>
      <text:p text:style-name="P2">4.5.3 Allocating Arrays<text:tab/>208 </text:p>
      <text:p text:style-name="P2">4.5.4 Generalized Indexing<text:tab/>209 </text:p>
      <text:p text:style-name="P2">4.5.5 Testing for the Array Type<text:tab/>210 </text:p>
      <text:p text:style-name="P2">4.5.6 Equally Spaced Numbers<text:tab/>211 </text:p>
      <text:p text:style-name="P2">4.5.7 Compact Syntax for Array Generation<text:tab/>212 </text:p>
      <text:p text:style-name="P2">4.5.8 Shape Manipulation<text:tab/>212 </text:p>
      <text:p text:style-name="P2">4.6 Higher-Dimensional Arrays<text:tab/>213 </text:p>
      <text:p text:style-name="P2">4.6.1 Matrices and Arrays<text:tab/>213 </text:p>
      <text:p text:style-name="P2">4.6.2 Two-Dimensional Numerical Python Arrays<text:tab/>214 </text:p>
      <text:p text:style-name="P2">4.6.3 Array Computing<text:tab/>216 </text:p>
      <text:p text:style-name="P2">4.6.4 Two-Dimensional Arrays and Functions of Two Variables<text:tab/>217 </text:p>
      <text:p text:style-name="P2">4.6.5 Matrix Objects<text:tab/>217 </text:p>
      <text:p text:style-name="P2">4.7 Summary<text:tab/>219 </text:p>
      <text:p text:style-name="P2">4.7.1 Chapter Topics<text:tab/>219 </text:p>
      <text:p text:style-name="P2">4.7.2 Summarizing Example: Animating a Function<text:tab/>220 </text:p>
      <text:p text:style-name="P2">4.8 Exercises<text:tab/>225 </text:p>
      <text:p text:style-name="P2">5 Sequences and Difference Equations<text:tab/>235 </text:p>
      <text:p text:style-name="P2">5.1 Mathematical Models Based on Difference Equations<text:tab/>236 </text:p>
      <text:p text:style-name="P2">5.1.1 Interest Rates<text:tab/>237 </text:p>
      <text:p text:style-name="P2">5.1.2 The Factorial as a Difference Equation<text:tab/>239 </text:p>
      <text:p text:style-name="P2">5.1.3 Fibonacci Numbers<text:tab/>240 </text:p>
      <text:p text:style-name="P2">5.1.4 Growth of a Population<text:tab/>241 </text:p>
      <text:p text:style-name="P2">5.1.5 Logistic Growth<text:tab/>242 </text:p>
      <text:p text:style-name="P2">5.1.6 Payback of a Loan<text:tab/>244 </text:p>
      <text:p text:style-name="P2">5.1.7 Taylor Series as a Difference Equation<text:tab/>245 </text:p>
      <text:p text:style-name="P2">5.1.8 Making a Living from a Fortune<text:tab/>246 </text:p>
      <text:p text:style-name="P2">5.1.9 Newton’s Method<text:tab/>247 </text:p>
      <text:p text:style-name="P2">5.1.10 The Inverse of a Function<text:tab/>251 </text:p>
      <text:p text:style-name="P2">5.2 Programming with Sound<text:tab/>253 </text:p>
      <text:p text:style-name="P2">5.2.1 Writing Sound to File<text:tab/>253 </text:p>
      <text:p text:style-name="P2">5.2.2 Reading Sound from File<text:tab/>254 </text:p>
      <text:p text:style-name="P2">5.2.3 Playing Many Notes<text:tab/>255 </text:p>
      <text:p text:style-name="P2">5.3 Summary<text:tab/>256 </text:p>
      <text:p text:style-name="P2">5.3.1 Chapter Topics<text:tab/>256 </text:p>
      <text:p text:style-name="P2">5.3.2 Summarizing Example: Music of a Sequence<text:tab/>257 </text:p>
      <text:p text:style-name="P2">5.4 Exercises<text:tab/>260 </text:p>
      <text:p text:style-name="P2">6 Files, Strings, and Dictionaries<text:tab/>269 </text:p>
      <text:p text:style-name="P2">6.1 Reading Data from File<text:tab/>269 </text:p>
      <text:p text:style-name="P2">6.1.1 Reading a File Line by Line<text:tab/>270 </text:p>
      <text:p text:style-name="P2">6.1.2 Reading a Mixture of Text and Numbers<text:tab/>273 </text:p>
      <text:p text:style-name="P2">6.1.3 What Is a File, Really?<text:tab/>274 </text:p>
      <text:p text:style-name="P2">6.2 Dictionaries<text:tab/>278 </text:p>
      <text:p text:style-name="P2">6.2.1 Making Dictionaries<text:tab/>278 </text:p>
      <text:p text:style-name="P2">6.2.2 Dictionary Operations<text:tab/>279 </text:p>
      <text:p text:style-name="P2">6.2.3 Example: Polynomials as Dictionaries<text:tab/>280 </text:p>
      <text:p text:style-name="P2">6.2.4 Example: File Data in Dictionaries<text:tab/>282 </text:p>
      <text:p text:style-name="P2">6.2.5 Example: File Data in Nested Dictionaries<text:tab/>283 </text:p>
      <text:p text:style-name="P2">6.2.6 Example: Comparing Stock Prices<text:tab/>287 </text:p>
      <text:p text:style-name="P2">6.3 Strings<text:tab/>291 </text:p>
      <text:p text:style-name="P2"><text:soft-page-break/>6.3.1 Common Operations on Strings<text:tab/>292 </text:p>
      <text:p text:style-name="P2">6.3.2 Example: Reading Pairs of Numbers<text:tab/>295 </text:p>
      <text:p text:style-name="P2">6.3.3 Example: Reading Coordinates<text:tab/>298 </text:p>
      <text:p text:style-name="P2">6.4 Reading Data from Web Pages<text:tab/>300 </text:p>
      <text:p text:style-name="P2">6.4.1 About Web Pages<text:tab/>300 </text:p>
      <text:p text:style-name="P2">6.4.2 How to Access Web Pages in Programs<text:tab/>302 </text:p>
      <text:p text:style-name="P2">6.4.3 Example: Reading Pure Text Files<text:tab/>302 </text:p>
      <text:p text:style-name="P2">6.4.4 Example: Extracting Data from an HTML Page<text:tab/>304 </text:p>
      <text:p text:style-name="P2">6.5 Writing Data to File<text:tab/>308 </text:p>
      <text:p text:style-name="P2">6.5.1 Example: Writing a Table to File<text:tab/>309 </text:p>
      <text:p text:style-name="P2">6.5.2 Standard Input and Output as File Objects<text:tab/>310 </text:p>
      <text:p text:style-name="P2">6.5.3 Reading and Writing Spreadsheet Files<text:tab/>312 </text:p>
      <text:p text:style-name="P2">6.6 Summary<text:tab/>317 </text:p>
      <text:p text:style-name="P2">6.6.1 Chapter Topics<text:tab/>317 </text:p>
      <text:p text:style-name="P2">6.6.2 Summarizing Example: A File Database<text:tab/>319 </text:p>
      <text:p text:style-name="P2">6.7 Exercises<text:tab/>323 </text:p>
      <text:p text:style-name="P2">7 Introduction to Classes<text:tab/>337 </text:p>
      <text:p text:style-name="P2">7.1 Simple Function Classes<text:tab/>338 </text:p>
      <text:p text:style-name="P2">7.1.1 Problem: Functions with Parameters<text:tab/>338 </text:p>
      <text:p text:style-name="P2">7.1.2 Representing a Function as a Class<text:tab/>340 </text:p>
      <text:p text:style-name="P2">7.1.3 Another Function Class Example<text:tab/>346 </text:p>
      <text:p text:style-name="P2">7.1.4 Alternative Function Class Implementations<text:tab/>347 </text:p>
      <text:p text:style-name="P2">7.1.5 Making Classes Without the Class Construct<text:tab/>349 </text:p>
      <text:p text:style-name="P2">7.2 More Examples on Classes<text:tab/>352 </text:p>
      <text:p text:style-name="P2">7.2.1 Bank Accounts<text:tab/>352 </text:p>
      <text:p text:style-name="P2">7.2.2 Phone Book<text:tab/>354 </text:p>
      <text:p text:style-name="P2">7.2.3 A Circle<text:tab/>355 </text:p>
      <text:p text:style-name="P2">7.3 Special Methods<text:tab/>356 </text:p>
      <text:p text:style-name="P2">7.3.1 The Call Special Method<text:tab/>357 </text:p>
      <text:p text:style-name="P2">7.3.2 Example: Automagic Differentiation<text:tab/>357 </text:p>
      <text:p text:style-name="P2">7.3.3 Example: Automagic Integration<text:tab/>360 </text:p>
      <text:p text:style-name="P2">7.3.4 Turning an Instance into a String<text:tab/>362 </text:p>
      <text:p text:style-name="P2">7.3.5 Example: Phone Book with Special Methods<text:tab/>363 </text:p>
      <text:p text:style-name="P2">7.3.6 Adding Objects<text:tab/>365 </text:p>
      <text:p text:style-name="P2">7.3.7 Example: Class for Polynomials<text:tab/>365 </text:p>
      <text:p text:style-name="P2">7.3.8 Arithmetic Operations and Other Special Methods<text:tab/>369 </text:p>
      <text:p text:style-name="P2">7.3.9 More on Special Methods for String Conversion<text:tab/>370 </text:p>
      <text:p text:style-name="P2">7.4 Example: Solution of Differential Equations<text:tab/>372 </text:p>
      <text:p text:style-name="P2">7.4.1 A Function for Solving ODEs<text:tab/>373 </text:p>
      <text:p text:style-name="P2">7.4.2 A Class for Solving ODEs<text:tab/>374 </text:p>
      <text:p text:style-name="P2">7.4.3 Verifying the Implementation<text:tab/>376 </text:p>
      <text:p text:style-name="P2">7.4.4 Example: Logistic Growth<text:tab/>377 </text:p>
      <text:p text:style-name="P2">7.5 Example: Class for Vectors in the Plane<text:tab/>378 </text:p>
      <text:p text:style-name="P2">7.5.1 Some Mathematical Operations on Vectors<text:tab/>378 </text:p>
      <text:p text:style-name="P2">7.5.2 Implementation<text:tab/>378 </text:p>
      <text:p text:style-name="P2">7.5.3 Usage<text:tab/>380 </text:p>
      <text:p text:style-name="P2">7.6 Example: Class for Complex Numbers<text:tab/>382 </text:p>
      <text:p text:style-name="P2">7.6.1 Implementation<text:tab/>382 </text:p>
      <text:p text:style-name="P2">7.6.2 Illegal Operations<text:tab/>383 </text:p>
      <text:p text:style-name="P2">7.6.3 Mixing Complex and Real Numbers<text:tab/>384 </text:p>
      <text:p text:style-name="P2">7.6.4 Special Methods for “Right” Operands<text:tab/>387 </text:p>
      <text:p text:style-name="P2">7.6.5 Inspecting Instances<text:tab/>388 </text:p>
      <text:p text:style-name="P2"><text:soft-page-break/>7.7 Static Methods and Attributes<text:tab/>389 </text:p>
      <text:p text:style-name="P2">7.8 Summary<text:tab/>391 </text:p>
      <text:p text:style-name="P2">7.8.1 Chapter Topics<text:tab/>391 </text:p>
      <text:p text:style-name="P2">7.8.2 Summarizing Example: Interval Arithmetics<text:tab/>392 </text:p>
      <text:p text:style-name="P2">7.9 Exercises<text:tab/>397 </text:p>
      <text:p text:style-name="P2">8 Random Numbers and Simple Games<text:tab/>417 </text:p>
      <text:p text:style-name="P2">8.1 Drawing Random Numbers<text:tab/>418 </text:p>
      <text:p text:style-name="P2">8.1.1 The Seed<text:tab/>418 </text:p>
      <text:p text:style-name="P2">8.1.2 Uniformly Distributed Random Numbers<text:tab/>419 </text:p>
      <text:p text:style-name="P2">8.1.3 Visualizing the Distribution<text:tab/>420 </text:p>
      <text:p text:style-name="P2">8.1.4 Vectorized Drawing of Random Numbers<text:tab/>421 </text:p>
      <text:p text:style-name="P2">8.1.5 Computing the Mean and Standard Deviation<text:tab/>422 </text:p>
      <text:p text:style-name="P2">8.1.6 The Gaussian or Normal Distribution<text:tab/>423 </text:p>
      <text:p text:style-name="P2">8.2 Drawing Integers<text:tab/>424 </text:p>
      <text:p text:style-name="P2">8.2.1 Random Integer Functions<text:tab/>425 </text:p>
      <text:p text:style-name="P2">8.2.2 Example: Throwing a Die<text:tab/>426 </text:p>
      <text:p text:style-name="P2">8.2.3 Drawing a Random Element from a List<text:tab/>427 </text:p>
      <text:p text:style-name="P2">8.2.4 Example: Drawing Cards from a Deck<text:tab/>427 </text:p>
      <text:p text:style-name="P2">8.2.5 Example: Class Implementation of a Deck<text:tab/>429 </text:p>
      <text:p text:style-name="P2">8.3 Computing Probabilities<text:tab/>432 </text:p>
      <text:p text:style-name="P2">8.3.1 Principles of Monte Carlo Simulation<text:tab/>432 </text:p>
      <text:p text:style-name="P2">8.3.2 Example: Throwing Dice<text:tab/>433 </text:p>
      <text:p text:style-name="P2">8.3.3 Example: Drawing Balls from a Hat<text:tab/>435 </text:p>
      <text:p text:style-name="P2">8.3.4 Example: Policies for Limiting Population Growth<text:tab/>437 </text:p>
      <text:p text:style-name="P2">8.4 Simple Games<text:tab/>440 </text:p>
      <text:p text:style-name="P2">8.4.1 Guessing a Number<text:tab/>440 </text:p>
      <text:p text:style-name="P2">8.4.2 Rolling Two Dice<text:tab/>440 </text:p>
      <text:p text:style-name="P2">8.5 Monte Carlo Integration<text:tab/>443 </text:p>
      <text:p text:style-name="P2">8.5.1 Standard Monte Carlo Integration<text:tab/>443 </text:p>
      <text:p text:style-name="P2">8.5.2 Computing Areas by Throwing Random Points<text:tab/>446 </text:p>
      <text:p text:style-name="P2">8.6 Random Walk in One Space Dimension<text:tab/>447 </text:p>
      <text:p text:style-name="P2">8.6.1 Basic Implementation<text:tab/>448 </text:p>
      <text:p text:style-name="P2">8.6.2 Visualization<text:tab/>449 </text:p>
      <text:p text:style-name="P2">8.6.3 Random Walk as a Difference Equation<text:tab/>449 </text:p>
      <text:p text:style-name="P2">8.6.4 Computing Statistics of the Particle Positions<text:tab/>450 </text:p>
      <text:p text:style-name="P2">8.6.5 Vectorized Implementation<text:tab/>451 </text:p>
      <text:p text:style-name="P2">8.7 Random Walk in Two Space Dimensions<text:tab/>453 </text:p>
      <text:p text:style-name="P2">8.7.1 Basic Implementation<text:tab/>453 </text:p>
      <text:p text:style-name="P2">8.7.2 Vectorized Implementation<text:tab/>455 </text:p>
      <text:p text:style-name="P2">8.8 Summary<text:tab/>456 </text:p>
      <text:p text:style-name="P2">8.8.1 Chapter Topics<text:tab/>456 </text:p>
      <text:p text:style-name="P2">8.8.2 Summarizing Example: Random Growth<text:tab/>457 </text:p>
      <text:p text:style-name="P2">8.9 Exercises<text:tab/>463 </text:p>
      <text:p text:style-name="P2">9 Object-Oriented Programming<text:tab/>479 </text:p>
      <text:p text:style-name="P2">9.1 Inheritance and Class Hierarchies<text:tab/>479 </text:p>
      <text:p text:style-name="P2">9.1.1 A Class for Straight Lines<text:tab/>480 </text:p>
      <text:p text:style-name="P2">9.1.2 A First Try on a Class for Parabolas<text:tab/>481 </text:p>
      <text:p text:style-name="P2">9.1.3 A Class for Parabolas Using Inheritance<text:tab/>481 </text:p>
      <text:p text:style-name="P2">9.1.4 Checking the Class Type<text:tab/>483 </text:p>
      <text:p text:style-name="P2">9.1.5 Attribute versus Inheritance<text:tab/>484 </text:p>
      <text:p text:style-name="P2">9.1.6 Extending versus Restricting Functionality<text:tab/>485 </text:p>
      <text:p text:style-name="P2">9.1.7 Superclass for Defining an Interface<text:tab/>486 </text:p>
      <text:p text:style-name="P2"><text:soft-page-break/>9.2 Class Hierarchy for Numerical Differentiation<text:tab/>488 </text:p>
      <text:p text:style-name="P2">9.2.1 Classes for Differentiation<text:tab/>488 </text:p>
      <text:p text:style-name="P2">9.2.2 A Flexible Main Program<text:tab/>491 </text:p>
      <text:p text:style-name="P2">9.2.3 Extensions<text:tab/>492 </text:p>
      <text:p text:style-name="P2">9.2.4 Alternative Implementation via Functions<text:tab/>495 </text:p>
      <text:p text:style-name="P2">9.2.5 Alternative Implementation via Functional Programming<text:tab/>496 </text:p>
      <text:p text:style-name="P2">9.2.6 Alternative Implementation via a Single Class<text:tab/>497 </text:p>
      <text:p text:style-name="P2">9.3 Class Hierarchy for Numerical Integration<text:tab/>499 </text:p>
      <text:p text:style-name="P2">9.3.1 Numerical Integration Methods<text:tab/>499 </text:p>
      <text:p text:style-name="P2">9.3.2 Classes for Integration<text:tab/>501 </text:p>
      <text:p text:style-name="P2">9.3.3 Using the Class Hierarchy<text:tab/>504 </text:p>
      <text:p text:style-name="P2">9.3.4 About Object-Oriented Programming<text:tab/>507 </text:p>
      <text:p text:style-name="P2">9.4 Class Hierarchy for Numerical Methods for ODEs<text:tab/>508 </text:p>
      <text:p text:style-name="P2">9.4.1 Mathematical Problem<text:tab/>508 </text:p>
      <text:p text:style-name="P2">9.4.2 Numerical Methods<text:tab/>510 </text:p>
      <text:p text:style-name="P2">9.4.3 The ODE Solver Class Hierarchy<text:tab/>511 </text:p>
      <text:p text:style-name="P2">9.4.4 The Backward Euler Method<text:tab/>515 </text:p>
      <text:p text:style-name="P2">9.4.5 Verification<text:tab/>518 </text:p>
      <text:p text:style-name="P2">9.4.6 Application 1: u′ = u<text:tab/>518 </text:p>
      <text:p text:style-name="P2">9.4.7 Application 2: The Logistic Equation<text:tab/>519 </text:p>
      <text:p text:style-name="P2">9.4.8 Application 3: An Oscillating System<text:tab/>521 </text:p>
      <text:p text:style-name="P2">9.4.9 Application 4: The Trajectory of a Ball<text:tab/>523 </text:p>
      <text:p text:style-name="P2">9.5 Class Hierarchy for Geometric Shapes<text:tab/>525 </text:p>
      <text:p text:style-name="P2">9.5.1 Using the Class Hierarchy<text:tab/>526 </text:p>
      <text:p text:style-name="P2">9.5.2 Overall Design of the Class Hierarchy<text:tab/>527 </text:p>
      <text:p text:style-name="P2">9.5.3 The Drawing Tool<text:tab/>529 </text:p>
      <text:p text:style-name="P2">9.5.4 Implementation of Shape Classes<text:tab/>530 </text:p>
      <text:p text:style-name="P2">9.5.5 Scaling, Translating, and Rotating a Figure<text:tab/>534 </text:p>
      <text:p text:style-name="P2">9.6 Summary<text:tab/>538 </text:p>
      <text:p text:style-name="P2">9.6.1 Chapter Topics<text:tab/>538 </text:p>
      <text:p text:style-name="P2">9.6.2 Summarizing Example: Input Data Reader<text:tab/>540 </text:p>
      <text:p text:style-name="P2">9.7 Exercises<text:tab/>546 </text:p>
      <text:p text:style-name="P2">A Discrete Calculus<text:tab/>573 </text:p>
      <text:p text:style-name="P2">A.1 Discrete Functions<text:tab/>573 </text:p>
      <text:p text:style-name="P2">A.1.1 The Sine Function<text:tab/>574 </text:p>
      <text:p text:style-name="P2">A.1.2 Interpolation<text:tab/>576 </text:p>
      <text:p text:style-name="P2">A.1.3 Evaluating the Approximation<text:tab/>576 </text:p>
      <text:p text:style-name="P2">A.1.4 Generalization<text:tab/>577 </text:p>
      <text:p text:style-name="P2">A.2 Differentiation Becomes Finite Differences<text:tab/>579 </text:p>
      <text:p text:style-name="P2">A.2.1 Differentiating the Sine Function<text:tab/>580 </text:p>
      <text:p text:style-name="P2">A.2.2 Differences on a Mesh<text:tab/>580 </text:p>
      <text:p text:style-name="P2">A.2.3 Generalization<text:tab/>582 </text:p>
      <text:p text:style-name="P2">A.3 Integration Becomes Summation<text:tab/>583 </text:p>
      <text:p text:style-name="P2">A.3.1 Dividing into Subintervals<text:tab/>584 </text:p>
      <text:p text:style-name="P2">A.3.2 Integration on Subintervals<text:tab/>585 </text:p>
      <text:p text:style-name="P2">A.3.3 Adding the Subintervals<text:tab/>586 </text:p>
      <text:p text:style-name="P2">A.3.4 Generalization<text:tab/>587 </text:p>
      <text:p text:style-name="P2">A.4 Taylor Series<text:tab/>589 </text:p>
      <text:p text:style-name="P2">A.4.1 Approximating Functions Close to One Point<text:tab/>589 </text:p>
      <text:p text:style-name="P2">A.4.2 Approximating the Exponential Function<text:tab/>589 </text:p>
      <text:p text:style-name="P2">A.4.3 More Accurate Expansions<text:tab/>590 </text:p>
      <text:p text:style-name="P2">A.4.4 Accuracy of the Approximation<text:tab/>592 </text:p>
      <text:p text:style-name="P2"><text:soft-page-break/>A.4.5 Derivatives Revisited<text:tab/>594 </text:p>
      <text:p text:style-name="P2">A.4.6 More Accurate Difference Approximations<text:tab/>595 </text:p>
      <text:p text:style-name="P2">A.4.7 Second-Order Derivatives<text:tab/>597 </text:p>
      <text:p text:style-name="P2">A.5 Exercises<text:tab/>599 </text:p>
      <text:p text:style-name="P2">B Differential Equations<text:tab/>605 </text:p>
      <text:p text:style-name="P2">B.1 The Simplest Case<text:tab/>606 </text:p>
      <text:p text:style-name="P2">B.2 Exponential Growth<text:tab/>608 </text:p>
      <text:p text:style-name="P2">B.3 Logistic Growth<text:tab/>612 </text:p>
      <text:p text:style-name="P2">B.4 A General Ordinary Differential Equation<text:tab/>614 </text:p>
      <text:p text:style-name="P2">B.5 A Simple Pendulum<text:tab/>615 </text:p>
      <text:p text:style-name="P2">B.6 A Model for the Spread of a Disease<text:tab/>619 </text:p>
      <text:p text:style-name="P2">B.7 Exercises<text:tab/>621 </text:p>
      <text:p text:style-name="P2">C A Complete Project<text:tab/>625 </text:p>
      <text:p text:style-name="P2">C.1 About the Problem: Motion and Forces in Physics<text:tab/>626 </text:p>
      <text:p text:style-name="P2">C.1.1 The Physical Problem<text:tab/>626 </text:p>
      <text:p text:style-name="P2">C.1.2 The Computational Algorithm<text:tab/>628 </text:p>
      <text:p text:style-name="P2">C.1.3 Derivation of the Mathematical Model<text:tab/>628 </text:p>
      <text:p text:style-name="P2">C.1.4 Derivation of the Algorithm<text:tab/>631 </text:p>
      <text:p text:style-name="P2">C.2 Program Development and Testing<text:tab/>632 </text:p>
      <text:p text:style-name="P2">C.2.1 Implementation<text:tab/>632 </text:p>
      <text:p text:style-name="P2">C.2.2 Callback Functionality<text:tab/>635 </text:p>
      <text:p text:style-name="P2">C.2.3 Making a Module<text:tab/>636 </text:p>
      <text:p text:style-name="P2">C.2.4 Verification<text:tab/>637 </text:p>
      <text:p text:style-name="P2">C.3 Visualization<text:tab/>639 </text:p>
      <text:p text:style-name="P2">C.3.1 Simultaneous Computation and Plotting<text:tab/>639 </text:p>
      <text:p text:style-name="P2">C.3.2 Some Applications<text:tab/>642 </text:p>
      <text:p text:style-name="P2">C.3.3 Remark on Choosing ∆t<text:tab/>643 </text:p>
      <text:p text:style-name="P2">C.3.4 Comparing Several Quantities in Subplots<text:tab/>644 </text:p>
      <text:p text:style-name="P2">C.3.5 Comparing Approximate and Exact Solutions<text:tab/>645 </text:p>
      <text:p text:style-name="P2">C.3.6 Evolution of the Error as ∆t Decreases<text:tab/>646 </text:p>
      <text:p text:style-name="P2">C.4 Exercises<text:tab/>649 </text:p>
      <text:p text:style-name="P2">D Debugging<text:tab/>651 </text:p>
      <text:p text:style-name="P2">D.1 Using a Debugger<text:tab/>651 </text:p>
      <text:p text:style-name="P2">D.2 How to Debug<text:tab/>653 </text:p>
      <text:p text:style-name="P2">D.2.1 A Recipe for Program Writing and Debugging<text:tab/>654 </text:p>
      <text:p text:style-name="P2">D.2.2 Application of the Recipe<text:tab/>656 </text:p>
      <text:p text:style-name="P2">E Technical Topics<text:tab/>669 </text:p>
      <text:p text:style-name="P2">E.1 Different Ways of Running Python Programs<text:tab/>669 </text:p>
      <text:p text:style-name="P2">E.1.1 Executing Python Programs in IPython<text:tab/>669 </text:p>
      <text:p text:style-name="P2">E.1.2 Executing Python Programs on Unix<text:tab/>669 </text:p>
      <text:p text:style-name="P2">E.1.3 Executing Python Programs on Windows<text:tab/>671 </text:p>
      <text:p text:style-name="P2">E.1.4 Executing Python Programs on Macintosh<text:tab/>673 </text:p>
      <text:p text:style-name="P2">E.1.5 Making a Complete Stand-Alone Executable<text:tab/>673 </text:p>
      <text:p text:style-name="P2">E.2 Integer and Float Division<text:tab/>673 </text:p>
      <text:p text:style-name="P2">E.3 Visualizing a Program with Lumpy<text:tab/>674 </text:p>
      <text:p text:style-name="P2">E.4 Doing Operating System Tasks in Python<text:tab/>675 </text:p>
      <text:p text:style-name="P2">E.5 Variable Number of Function Arguments<text:tab/>678 </text:p>
      <text:p text:style-name="P2">E.5.1 Variable Number of Positional Arguments<text:tab/>679 </text:p>
      <text:p text:style-name="P2">E.5.2 Variable Number of Keyword Arguments<text:tab/>681 </text:p>
      <text:p text:style-name="P2">E.6 Evaluating Program Efficiency<text:tab/>683 </text:p>
      <text:p text:style-name="P2">E.6.1 Making Time Measurements<text:tab/>683 </text:p>
      <text:p text:style-name="P2">E.6.2 Profiling Python Programs<text:tab/>685 </text:p>
      <text:p text:style-name="P2"><text:soft-page-break/>Bibliography<text:tab/>687 </text:p>
      <text:p text:style-name="P2">Index<text:tab/>689 </text:p>
      <text:p text:style-name="P2">List of Exercises </text:p>
      <text:p text:style-name="P2">Exercise 1.1 Compute 1+1<text:tab/>42 </text:p>
      <text:p text:style-name="P2">Exercise 1.2 Write a “Hello, World!” program<text:tab/>43 </text:p>
      <text:p text:style-name="P2">Exercise 1.3 Convert from meters to British length units<text:tab/>43 </text:p>
      <text:p text:style-name="P2">Exercise 1.4 Compute the mass of various substances<text:tab/>43 </text:p>
      <text:p text:style-name="P2">Exercise 1.5 Compute the growth of money in a bank<text:tab/>43 </text:p>
      <text:p text:style-name="P2">Exercise 1.6 Find error(s) in a program<text:tab/>43 </text:p>
      <text:p text:style-name="P2">Exercise 1.7 Type in program text<text:tab/>43 </text:p>
      <text:p text:style-name="P2">Exercise 1.8 Type in programs and debug them<text:tab/>44 </text:p>
      <text:p text:style-name="P2">Exercise 1.9 Evaluate a Gaussian function<text:tab/>44 </text:p>
      <text:p text:style-name="P2">Exercise 1.10 Compute the air resistance on a football<text:tab/>45 </text:p>
      <text:p text:style-name="P2">Exercise 1.11 Define objects in IPython<text:tab/>45 </text:p>
      <text:p text:style-name="P2">Exercise 1.12 How to cook the perfect egg<text:tab/>46 </text:p>
      <text:p text:style-name="P2">Exercise 1.13 Evaluate a function defined by a sum<text:tab/>46 </text:p>
      <text:p text:style-name="P2">Exercise 1.14 Derive the trajectory of a ball<text:tab/>47 </text:p>
      <text:p text:style-name="P2">Exercise 1.15 Find errors in the coding of formulas<text:tab/>48 </text:p>
      <text:p text:style-name="P2">Exercise 1.16 Find errors in Python statements<text:tab/>48 </text:p>
      <text:p text:style-name="P2">Exercise 1.17 Find errors in the coding of a formula<text:tab/>49 </text:p>
      <text:p text:style-name="P2">Exercise 2.1 Make a Fahrenheit–Celsius conversion table<text:tab/>99 </text:p>
      <text:p text:style-name="P2">Exercise 2.2 Generate odd numbers<text:tab/>99 </text:p>
      <text:p text:style-name="P2">Exercise 2.3 Store odd numbers in a list<text:tab/>100 </text:p>
      <text:p text:style-name="P2">Exercise 2.4 Generate odd numbers by the range function<text:tab/>100 </text:p>
      <text:p text:style-name="P2">Exercise 2.5 Simulate operations on lists by hand<text:tab/>100 </text:p>
      <text:p text:style-name="P2">Exercise 2.6 Make a table of values from formula (1.1)<text:tab/>100 </text:p>
      <text:p text:style-name="P2">Exercise 2.7 Store values from formula (1.1) in lists<text:tab/>100 </text:p>
      <text:p text:style-name="P2">Exercise 2.8 Work with a list<text:tab/>100 </text:p>
      <text:p text:style-name="P2">Exercise 2.9 Generate equally spaced coordinates<text:tab/>100 </text:p>
      <text:p text:style-name="P2">Exercise 2.10 Use a list comprehension to solve Exer. 2.9<text:tab/>101 </text:p>
      <text:p text:style-name="P2">Exercise 2.11 Store data from Exer. 2.7 in a nested list<text:tab/>101 </text:p>
      <text:p text:style-name="P2">Exercise 2.12 Compute a mathematical sum<text:tab/>101 </text:p>
      <text:p text:style-name="P2">Exercise 2.13 Simulate a program by hand<text:tab/>101 </text:p>
      <text:p text:style-name="P2">Exercise 2.14 Use a for loop in Exer. 2.12<text:tab/>102 </text:p>
      <text:p text:style-name="P2">Exercise 2.15 Index a nested lists<text:tab/>102 </text:p>
      <text:p text:style-name="P2">Exercise 2.16 Construct a double for loop over a nested list<text:tab/>102 </text:p>
      <text:p text:style-name="P2">Exercise 2.17 Compute the area of an arbitrary triangle<text:tab/>102 </text:p>
      <text:p text:style-name="P2">Exercise 2.18 Compute the length of a path<text:tab/>102 </text:p>
      <text:p text:style-name="P2">Exercise 2.19 Approximate pi<text:tab/>103 </text:p>
      <text:p text:style-name="P2">Exercise 2.20 Write a Fahrenheit-Celsius conversion table<text:tab/>103 </text:p>
      <text:p text:style-name="P2">Exercise 2.21 Convert nested list comprehensions to nested standard loops<text:tab/>103 </text:p>
      <text:p text:style-name="P2">Exercise 2.22 Write a Fahrenheit–Celsius conversion function<text:tab/>104 </text:p>
      <text:p text:style-name="P2">Exercise 2.23 Write some simple functions<text:tab/>104 </text:p>
      <text:p text:style-name="P2">Exercise 2.24 Write the program in Exer. 2.12 as a function<text:tab/>104 </text:p>
      <text:p text:style-name="P2">Exercise 2.25 Implement a Gaussian function<text:tab/>104 </text:p>
      <text:p text:style-name="P2">Exercise 2.26 Find the max and min values of a function<text:tab/>104 </text:p>
      <text:p text:style-name="P2">Exercise 2.27 Explore the Python Library Reference<text:tab/>105 </text:p>
      <text:p text:style-name="P2">Exercise 2.28 Make a function of the formula in Exer. 1.12<text:tab/>105 </text:p>
      <text:p text:style-name="P2">Exercise 2.29 Write a function for numerical differentiation<text:tab/>105 </text:p>
      <text:p text:style-name="P2">Exercise 2.30 Write a function for numerical integration<text:tab/>105 </text:p>
      <text:p text:style-name="P2">Exercise 2.31 Improve the formula in Exer. 2.30<text:tab/>106 </text:p>
      <text:p text:style-name="P2">Exercise 2.32 Compute a polynomial via a product<text:tab/>106 </text:p>
      <text:p text:style-name="P2"><text:soft-page-break/>Exercise 2.33 Implement the factorial function<text:tab/>106 </text:p>
      <text:p text:style-name="P2">Exercise 2.34 Compute velocity and acceleration from position data; one dimension<text:tab/>107 </text:p>
      <text:p text:style-name="P2">Exercise 2.35 Compute velocity and acceleration from position data; two dimensions<text:tab/>107 </text:p>
      <text:p text:style-name="P2">Exercise 2.36 Express a step function as a Python function<text:tab/>107 </text:p>
      <text:p text:style-name="P2">Exercise 2.37 Rewrite a mathematical function<text:tab/>108 </text:p>
      <text:p text:style-name="P2">Exercise 2.38 Make a table for approximations of cos x<text:tab/>108 </text:p>
      <text:p text:style-name="P2">Exercise 2.39 Implement Exer. 1.13 with a loop<text:tab/>109 </text:p>
      <text:p text:style-name="P2">Exercise 2.40 Determine the type of objects<text:tab/>109 </text:p>
      <text:p text:style-name="P2">Exercise 2.41 Implement the sum function<text:tab/>109 </text:p>
      <text:p text:style-name="P2">Exercise 2.42 Find the max/min elements in a list<text:tab/>110 </text:p>
      <text:p text:style-name="P2">Exercise 2.43 Demonstrate list functionality<text:tab/>110 </text:p>
      <text:p text:style-name="P2">Exercise 2.44 Write a sort function for a list of 4-tuples<text:tab/>110 </text:p>
      <text:p text:style-name="P2">Exercise 2.45 Find prime numbers<text:tab/>111 </text:p>
      <text:p text:style-name="P2">Exercise 2.46 Condense the program in Exer. 2.14<text:tab/>111 </text:p>
      <text:p text:style-name="P2">Exercise 2.47 Values of boolean expressions<text:tab/>112 </text:p>
      <text:p text:style-name="P2">Exercise 2.48 Explore round-off errors from a large number of inverse operations<text:tab/>112 </text:p>
      <text:p text:style-name="P2">Exercise 2.49 Explore what zero can be on a computer<text:tab/>112 </text:p>
      <text:p text:style-name="P2">Exercise 2.50 Resolve a problem with a function<text:tab/>113 </text:p>
      <text:p text:style-name="P2">Exercise 2.51 Compare two real numbers on a computer<text:tab/>113 </text:p>
      <text:p text:style-name="P2">Exercise 2.52 Use None in keyword arguments<text:tab/>114 </text:p>
      <text:p text:style-name="P2">Exercise 2.53 Improve the program from Ch. 2.4.2<text:tab/>114 </text:p>
      <text:p text:style-name="P2">Exercise 2.54 Interpret a code<text:tab/>114 </text:p>
      <text:p text:style-name="P2">Exercise 2.55 Explore problems with inaccurate indentation<text:tab/>115 </text:p>
      <text:p text:style-name="P2">Exercise 2.56 Find an error in a program<text:tab/>115 </text:p>
      <text:p text:style-name="P2">Exercise 2.57 Find programming errors<text:tab/>116 </text:p>
      <text:p text:style-name="P2">Exercise 2.58 Simulate nested loops by hand<text:tab/>117 </text:p>
      <text:p text:style-name="P2">Exercise 2.59 Explore punctuation in Python programs<text:tab/>117 </text:p>
      <text:p text:style-name="P2">Exercise 2.60 Investigate a for loop over a changing list<text:tab/>117 </text:p>
      <text:p text:style-name="P2">Exercise 3.1 Make an interactive program<text:tab/>160 </text:p>
      <text:p text:style-name="P2">Exercise 3.2 Read from the command line in Exer. 3.1<text:tab/>160 </text:p>
      <text:p text:style-name="P2">Exercise 3.3 Use exceptions in Exer. 3.2<text:tab/>160 </text:p>
      <text:p text:style-name="P2">Exercise 3.4 Read input from the keyboard<text:tab/>161 </text:p>
      <text:p text:style-name="P2">Exercise 3.5 Read input from the command line<text:tab/>161 </text:p>
      <text:p text:style-name="P2">Exercise 3.6 Prompt the user for input to the formula (1.1)<text:tab/>161 </text:p>
      <text:p text:style-name="P2">Exercise 3.7 Read command line input for the formula (1.1)<text:tab/>161 </text:p>
      <text:p text:style-name="P2">Exercise 3.8 Make the program from Exer. 3.7 safer<text:tab/>161 </text:p>
      <text:p text:style-name="P2">Exercise 3.9 Test more in the program from Exer. 3.7<text:tab/>161 </text:p>
      <text:p text:style-name="P2">Exercise 3.10 Raise an exception in Exer. 3.9<text:tab/>161 </text:p>
      <text:p text:style-name="P2">Exercise 3.11 Look up calendar functionality<text:tab/>162 </text:p>
      <text:p text:style-name="P2">Exercise 3.12 Use the StringFunction tool<text:tab/>162 </text:p>
      <text:p text:style-name="P2">Exercise 3.13 Extend a program from Ch. 3.2.1<text:tab/>162 </text:p>
      <text:p text:style-name="P2">Exercise 3.14 Why we test for specific exception types<text:tab/>162 </text:p>
      <text:p text:style-name="P2">Exercise 3.15 Make a simple module<text:tab/>163 </text:p>
      <text:p text:style-name="P2">Exercise 3.16 Make a useful main program for Exer. 3.15<text:tab/>163 </text:p>
      <text:p text:style-name="P2">Exercise 3.17 Make a module in Exer. 2.39<text:tab/>163 </text:p>
      <text:p text:style-name="P2">Exercise 3.18 Extend the module from Exer. 3.17<text:tab/>163 </text:p>
      <text:p text:style-name="P2">Exercise 3.19 Use options and values in Exer. 3.18<text:tab/>163 </text:p>
      <text:p text:style-name="P2">Exercise 3.20 Use optparse in the program from Ch. 3.2.4<text:tab/>163 </text:p>
      <text:p text:style-name="P2">Exercise 3.21 Compute the distance it takes to stop a car<text:tab/>163 </text:p>
      <text:p text:style-name="P2">Exercise 3.22 Check if mathematical rules hold on a computer<text:tab/>164 </text:p>
      <text:p text:style-name="P2">Exercise 3.23 Improve input to the program in Exer. 3.22<text:tab/>164 </text:p>
      <text:p text:style-name="P2">Exercise 3.24 Apply the program from Exer. 3.23<text:tab/>165 </text:p>
      <text:p text:style-name="P2"><text:soft-page-break/>Exercise 3.25 Compute the binomial distribution<text:tab/>165 </text:p>
      <text:p text:style-name="P2">Exercise 3.26 Apply the binomial distribution<text:tab/>166 </text:p>
      <text:p text:style-name="P2">Exercise 3.27 Compute probabilities with the Poisson distribution<text:tab/>166 </text:p>
      <text:p text:style-name="P2">Exercise 4.1 Fill lists with function values<text:tab/>225 </text:p>
      <text:p text:style-name="P2">Exercise 4.2 Fill arrays; loop version<text:tab/>226 </text:p>
      <text:p text:style-name="P2">Exercise 4.3 Fill arrays; vectorized version<text:tab/>226 </text:p>
      <text:p text:style-name="P2">Exercise 4.4 Apply a function to a vector<text:tab/>226 </text:p>
      <text:p text:style-name="P2">Exercise 4.5 Simulate by hand a vectorized expression<text:tab/>226 </text:p>
      <text:p text:style-name="P2">Exercise 4.6 Demonstrate array slicing<text:tab/>227 </text:p>
      <text:p text:style-name="P2">Exercise 4.7 Plot the formula (1.1)<text:tab/>227 </text:p>
      <text:p text:style-name="P2">Exercise 4.8 Plot the formula (1.1) for several v0 values<text:tab/>227 </text:p>
      <text:p text:style-name="P2">Exercise 4.9 Plot exact and inexact Fahrenheit–Celsius formulas<text:tab/>227 </text:p>
      <text:p text:style-name="P2">Exercise 4.10 Plot the trajectory of a ball<text:tab/>227 </text:p>
      <text:p text:style-name="P2">Exercise 4.11 Plot a wave packet<text:tab/>227 </text:p>
      <text:p text:style-name="P2">Exercise 4.12 Use pyreport in Exer. 4.11<text:tab/>227 </text:p>
      <text:p text:style-name="P2">Exercise 4.13 Judge a plot<text:tab/>228 </text:p>
      <text:p text:style-name="P2">Exercise 4.14 Plot the viscosity of water<text:tab/>228 </text:p>
      <text:p text:style-name="P2">Exercise 4.15 Explore a function graphically<text:tab/>228 </text:p>
      <text:p text:style-name="P2">Exercise 4.16 Plot Taylor polynomial approximations to sin x<text:tab/>228 </text:p>
      <text:p text:style-name="P2">Exercise 4.17 Animate a wave packet<text:tab/>229 </text:p>
      <text:p text:style-name="P2">Exercise 4.18 Animate the evolution of Taylor polynomials<text:tab/>229 </text:p>
      <text:p text:style-name="P2">Exercise 4.19 Plot the velocity profile for pipeflow<text:tab/>230 </text:p>
      <text:p text:style-name="P2">Exercise 4.20 Plot the approximate function from Exer. 1.13<text:tab/>230 </text:p>
      <text:p text:style-name="P2">Exercise 4.21 Plot functions from the command line<text:tab/>231 </text:p>
      <text:p text:style-name="P2">Exercise 4.22 Improve the program from Exericse 4.21<text:tab/>231 </text:p>
      <text:p text:style-name="P2">Exercise 4.23 Demonstrate energy concepts from physics<text:tab/>231 </text:p>
      <text:p text:style-name="P2">Exercise 4.24 Plot a w-like function<text:tab/>231 </text:p>
      <text:p text:style-name="P2">Exercise 4.25 Plot a smoothed “hat” function<text:tab/>232 </text:p>
      <text:p text:style-name="P2">Exercise 4.26 Experience overflow in a function<text:tab/>232 </text:p>
      <text:p text:style-name="P2">Exercise 4.27 Experience less overflow in a function<text:tab/>233 </text:p>
      <text:p text:style-name="P2">Exercise 4.28 Extend Exer. 4.4 to a rank 2 array<text:tab/>233 </text:p>
      <text:p text:style-name="P2">Exercise 4.29 Explain why array computations fail<text:tab/>233 </text:p>
      <text:p text:style-name="P2">Exercise 5.1 Determine the limit of a sequence<text:tab/>260 </text:p>
      <text:p text:style-name="P2">Exercise 5.2 Determine the limit of a sequence<text:tab/>260 </text:p>
      <text:p text:style-name="P2">Exercise 5.3 Experience convergence problems<text:tab/>260 </text:p>
      <text:p text:style-name="P2">Exercise 5.4 Convergence of sequences with π as limit<text:tab/>261 </text:p>
      <text:p text:style-name="P2">Exercise 5.5 Reduce memory usage of difference equations<text:tab/>261 </text:p>
      <text:p text:style-name="P2">Exercise 5.6 Development of a loan over N months<text:tab/>261 </text:p>
      <text:p text:style-name="P2">Exercise 5.7 Solve a system of difference equations<text:tab/>261 </text:p>
      <text:p text:style-name="P2">Exercise 5.8 Extend the model (5.27)–(5.28)<text:tab/>261 </text:p>
      <text:p text:style-name="P2">Exercise 5.9 Experiment with the program from Exer. 5.8<text:tab/>262 </text:p>
      <text:p text:style-name="P2">Exercise 5.10 Change index in a difference equation<text:tab/>262 </text:p>
      <text:p text:style-name="P2">Exercise 5.11 Construct time points from dates<text:tab/>262 </text:p>
      <text:p text:style-name="P2">Exercise 5.12 Solve nonlinear equations by Newton’s method<text:tab/>263 </text:p>
      <text:p text:style-name="P2">Exercise 5.13 Visualize the convergence of Newton’s method<text:tab/>263 </text:p>
      <text:p text:style-name="P2">Exercise 5.14 Implement the Secant method<text:tab/>264 </text:p>
      <text:p text:style-name="P2">Exercise 5.15 Test different methods for root finding<text:tab/>264 </text:p>
      <text:p text:style-name="P2">Exercise 5.16 Difference equations for computing sin x<text:tab/>264 </text:p>
      <text:p text:style-name="P2">Exercise 5.17 Difference equations for computing cos x<text:tab/>265 </text:p>
      <text:p text:style-name="P2">Exercise 5.18 Make a guitar-like sound<text:tab/>265 </text:p>
      <text:p text:style-name="P2">Exercise 5.19 Damp the bass in a sound file<text:tab/>265 </text:p>
      <text:p text:style-name="P2">Exercise 5.20 Damp the treble in a sound file<text:tab/>266 </text:p>
      <text:p text:style-name="P2"><text:soft-page-break/>Exercise 5.21 Demonstrate oscillatory solutions of (5.13)<text:tab/>266 </text:p>
      <text:p text:style-name="P2">Exercise 5.22 Make the program from Exer. 5.21 more flexible<text:tab/>267 </text:p>
      <text:p text:style-name="P2">Exercise 5.23 Simulate the price of wheat<text:tab/>267 </text:p>
      <text:p text:style-name="P2">Exercise 6.1 Read a two-column data file<text:tab/>323 </text:p>
      <text:p text:style-name="P2">Exercise 6.2 Read a data file<text:tab/>323 </text:p>
      <text:p text:style-name="P2">Exercise 6.3 Simplify the implementation of Exer. 6.1<text:tab/>323 </text:p>
      <text:p text:style-name="P2">Exercise 6.4 Fit a polynomial to data<text:tab/>323 </text:p>
      <text:p text:style-name="P2">Exercise 6.5 Read acceleration data and find velocities<text:tab/>324 </text:p>
      <text:p text:style-name="P2">Exercise 6.6 Read acceleration data and plot velocities<text:tab/>325 </text:p>
      <text:p text:style-name="P2">Exercise 6.7 Find velocity from GPS coordinates<text:tab/>325 </text:p>
      <text:p text:style-name="P2">Exercise 6.8 Make a dictionary from a table<text:tab/>325 </text:p>
      <text:p text:style-name="P2">Exercise 6.9 Explore syntax differences: lists vs. dictionaries<text:tab/>326 </text:p>
      <text:p text:style-name="P2">Exercise 6.10 Improve the program from Ch. 6.2.4<text:tab/>326 </text:p>
      <text:p text:style-name="P2">Exercise 6.11 Interpret output from a program<text:tab/>326 </text:p>
      <text:p text:style-name="P2">Exercise 6.12 Make a dictionary<text:tab/>327 </text:p>
      <text:p text:style-name="P2">Exercise 6.13 Make a nested dictionary<text:tab/>327 </text:p>
      <text:p text:style-name="P2">Exercise 6.14 Make a nested dictionary from a file<text:tab/>327 </text:p>
      <text:p text:style-name="P2">Exercise 6.15 Compute the area of a triangle<text:tab/>327 </text:p>
      <text:p text:style-name="P2">Exercise 6.16 Compare data structures for polynomials<text:tab/>327 </text:p>
      <text:p text:style-name="P2">Exercise 6.17 Compute the derivative of a polynomial<text:tab/>327 </text:p>
      <text:p text:style-name="P2">Exercise 6.18 Generalize the program from Ch. 6.2.6<text:tab/>328 </text:p>
      <text:p text:style-name="P2">Exercise 6.19 Write function data to file<text:tab/>328 </text:p>
      <text:p text:style-name="P2">Exercise 6.20 Specify functions on the command line<text:tab/>328 </text:p>
      <text:p text:style-name="P2">Exercise 6.21 Interpret function specifications<text:tab/>329 </text:p>
      <text:p text:style-name="P2">Exercise 6.22 Compare average temperatures in two cities<text:tab/>330 </text:p>
      <text:p text:style-name="P2">Exercise 6.23 Compare average temperatures in many cities<text:tab/>330 </text:p>
      <text:p text:style-name="P2">Exercise 6.24 Plot the temperature in a city, 1995-today<text:tab/>331 </text:p>
      <text:p text:style-name="P2">Exercise 6.25 Plot temperatures in several cities<text:tab/>332 </text:p>
      <text:p text:style-name="P2">Exercise 6.26 Try Word or OpenOffice to write a program<text:tab/>332 </text:p>
      <text:p text:style-name="P2">Exercise 6.27 Evaluate objects in a boolean context<text:tab/>332 </text:p>
      <text:p text:style-name="P2">Exercise 6.28 Generate an HTML report<text:tab/>333 </text:p>
      <text:p text:style-name="P2">Exercise 6.29 Fit a polynomial to experimental data<text:tab/>333 </text:p>
      <text:p text:style-name="P2">Exercise 6.30 Interpret an HTML file with rainfall data<text:tab/>334 </text:p>
      <text:p text:style-name="P2">Exercise 6.31 Generate an HTML report with figures<text:tab/>334 </text:p>
      <text:p text:style-name="P2">Exercise 7.1 Make a function class<text:tab/>397 </text:p>
      <text:p text:style-name="P2">Exercise 7.2 Make a very simple class<text:tab/>398 </text:p>
      <text:p text:style-name="P2">Exercise 7.3 Extend the class from Ch. 7.2.1<text:tab/>398 </text:p>
      <text:p text:style-name="P2">Exercise 7.4 Make classes for a rectangle and a triangle<text:tab/>398 </text:p>
      <text:p text:style-name="P2">Exercise 7.5 Make a class for straight lines<text:tab/>398 </text:p>
      <text:p text:style-name="P2">Exercise 7.6 Improve the constructor in Exer. 7.5<text:tab/>398 </text:p>
      <text:p text:style-name="P2">Exercise 7.7 Make a class for quadratic functions<text:tab/>399 </text:p>
      <text:p text:style-name="P2">Exercise 7.8 Make a class for linear springs<text:tab/>399 </text:p>
      <text:p text:style-name="P2">Exercise 7.9 Implement Lagrange’s interpolation formula<text:tab/>399 </text:p>
      <text:p text:style-name="P2">Exercise 7.10 A very simple “Hello, World!” class<text:tab/>400 </text:p>
      <text:p text:style-name="P2">Exercise 7.11 Use special methods in Exer. 7.1<text:tab/>400 </text:p>
      <text:p text:style-name="P2">Exercise 7.12 Modify a class for numerical differentiation<text:tab/>400 </text:p>
      <text:p text:style-name="P2">Exercise 7.13 Make a class for nonlinear springs<text:tab/>401 </text:p>
      <text:p text:style-name="P2">Exercise 7.14 Extend the class from Ch. 7.2.1<text:tab/>401 </text:p>
      <text:p text:style-name="P2">Exercise 7.15 Implement a class for numerical differentation<text:tab/>401 </text:p>
      <text:p text:style-name="P2">Exercise 7.16 Verify a program<text:tab/>402 </text:p>
      <text:p text:style-name="P2">Exercise 7.17 Test methods for numerical differentation<text:tab/>402 </text:p>
      <text:p text:style-name="P2">Exercise 7.18 Make a class for summation of series<text:tab/>403 </text:p>
      <text:p text:style-name="P2"><text:soft-page-break/>Exercise 7.19 Apply the differentiation class from Ch. 7.3.2<text:tab/>403 </text:p>
      <text:p text:style-name="P2">Exercise 7.20 Use classes for computing inverse functions<text:tab/>404 </text:p>
      <text:p text:style-name="P2">Exercise 7.21 Vectorize a class for numerical integration<text:tab/>404 </text:p>
      <text:p text:style-name="P2">Exercise 7.22 Speed up repeated integral calculations<text:tab/>404 </text:p>
      <text:p text:style-name="P2">Exercise 7.23 Solve a simple ODE in two ways<text:tab/>405 </text:p>
      <text:p text:style-name="P2">Exercise 7.24 Solve the ODE (B.36)<text:tab/>405 </text:p>
      <text:p text:style-name="P2">Exercise 7.25 Simulate a falling or rising body in a fluid<text:tab/>405 </text:p>
      <text:p text:style-name="P2">Exercise 7.26 Check the solution’s limit in Exer. 7.25<text:tab/>407 </text:p>
      <text:p text:style-name="P2">Exercise 7.27 Implement the modified Euler method; function<text:tab/>407 </text:p>
      <text:p text:style-name="P2">Exercise 7.28 Implement the modified Euler method; class<text:tab/>408 </text:p>
      <text:p text:style-name="P2">Exercise 7.29 Increase the flexibility in Exer. 7.28<text:tab/>408 </text:p>
      <text:p text:style-name="P2">Exercise 7.30 Solve an ODE specified on the command line<text:tab/>408 </text:p>
      <text:p text:style-name="P2">Exercise 7.31 Apply a polynomial class<text:tab/>409 </text:p>
      <text:p text:style-name="P2">Exercise 7.32 Find a bug in a class for polynomials<text:tab/>409 </text:p>
      <text:p text:style-name="P2">Exercise 7.33 Subtraction of polynomials<text:tab/>409 </text:p>
      <text:p text:style-name="P2">Exercise 7.34 Represent a polynomial by an array<text:tab/>409 </text:p>
      <text:p text:style-name="P2">Exercise 7.35 Vectorize a class for polynomials<text:tab/>409 </text:p>
      <text:p text:style-name="P2">Exercise 7.36 Use a dict to hold polynomial coefficients; add<text:tab/>410 </text:p>
      <text:p text:style-name="P2">Exercise 7.37 Use a dict to hold polynomial coefficients; mul<text:tab/>410 </text:p>
      <text:p text:style-name="P2">Exercise 7.38 Extend class Vec2D to work with lists/tuples<text:tab/>410 </text:p>
      <text:p text:style-name="P2">Exercise 7.39 Use NumPy arrays in class Vec2D<text:tab/>411 </text:p>
      <text:p text:style-name="P2">Exercise 7.40 Use classes in the program from Ch. 6.6.2<text:tab/>411 </text:p>
      <text:p text:style-name="P2">Exercise 7.41 Use a class in Exer. 6.28<text:tab/>412 </text:p>
      <text:p text:style-name="P2">Exercise 7.42 Apply the class from Exer. 7.41 interactively<text:tab/>413 </text:p>
      <text:p text:style-name="P2">Exercise 7.43 Find the optimal production for a company<text:tab/>413 </text:p>
      <text:p text:style-name="P2">Exercise 7.44 Extend the program from Exer. 7.43<text:tab/>415 </text:p>
      <text:p text:style-name="P2">Exercise 7.45 Model the economy of fishing<text:tab/>415 </text:p>
      <text:p text:style-name="P2">Exercise 8.1 Flip a coin N times<text:tab/>463 </text:p>
      <text:p text:style-name="P2">Exercise 8.2 Compute a probability<text:tab/>463 </text:p>
      <text:p text:style-name="P2">Exercise 8.3 Choose random colors<text:tab/>463 </text:p>
      <text:p text:style-name="P2">Exercise 8.4 Draw balls from a hat<text:tab/>464 </text:p>
      <text:p text:style-name="P2">Exercise 8.5 Probabilities of rolling dice<text:tab/>464 </text:p>
      <text:p text:style-name="P2">Exercise 8.6 Estimate the probability in a dice game<text:tab/>464 </text:p>
      <text:p text:style-name="P2">Exercise 8.7 Decide if a dice game is fair<text:tab/>464 </text:p>
      <text:p text:style-name="P2">Exercise 8.8 Adjust the game in Exer. 8.7<text:tab/>464 </text:p>
      <text:p text:style-name="P2">Exercise 8.9 Probabilities of throwing two dice<text:tab/>465 </text:p>
      <text:p text:style-name="P2">Exercise 8.10 Compute the probability of drawing balls<text:tab/>465 </text:p>
      <text:p text:style-name="P2">Exercise 8.11 Compute the probability of hands of cards<text:tab/>465 </text:p>
      <text:p text:style-name="P2">Exercise 8.12 Play with vectorized boolean expressions<text:tab/>466 </text:p>
      <text:p text:style-name="P2">Exercise 8.13 Vectorize the program from Exer. 8.1<text:tab/>466 </text:p>
      <text:p text:style-name="P2">Exercise 8.14 Vectorize the code in Exer. 8.2<text:tab/>466 </text:p>
      <text:p text:style-name="P2">Exercise 8.15 Throw dice and compute a small probability<text:tab/>466 </text:p>
      <text:p text:style-name="P2">Exercise 8.16 Difference equation for random numbers<text:tab/>466 </text:p>
      <text:p text:style-name="P2">Exercise 8.17 Make a class for drawing balls from a hat<text:tab/>467 </text:p>
      <text:p text:style-name="P2">Exercise 8.18 Independent vs. dependent random numbers<text:tab/>467 </text:p>
      <text:p text:style-name="P2">Exercise 8.19 Compute the probability of flipping a coin<text:tab/>467 </text:p>
      <text:p text:style-name="P2">Exercise 8.20 Extend Exer. 8.19<text:tab/>468 </text:p>
      <text:p text:style-name="P2">Exercise 8.21 Simulate the problems in Exer. 3.26<text:tab/>468 </text:p>
      <text:p text:style-name="P2">Exercise 8.22 Simulate a poker game<text:tab/>468 </text:p>
      <text:p text:style-name="P2">Exercise 8.23 Write a non-vectorized version of a code<text:tab/>469 </text:p>
      <text:p text:style-name="P2">Exercise 8.24 Estimate growth in a simulation model<text:tab/>469 </text:p>
      <text:p text:style-name="P2">Exercise 8.25 Investigate guessing strategies for Ch. 8.4.1<text:tab/>469 </text:p>
      <text:p text:style-name="P2"><text:soft-page-break/>Exercise 8.26 Make a vectorized solution to Exer. 8.7<text:tab/>469 </text:p>
      <text:p text:style-name="P2">Exercise 8.27 Compare two playing strategies<text:tab/>470 </text:p>
      <text:p text:style-name="P2">Exercise 8.28 Solve Exercise 8.27 with different no. of dice<text:tab/>470 </text:p>
      <text:p text:style-name="P2">Exercise 8.29 Extend Exercise 8.28<text:tab/>470 </text:p>
      <text:p text:style-name="P2">Exercise 8.30 Compute π by a Monte Carlo method<text:tab/>470 </text:p>
      <text:p text:style-name="P2">Exercise 8.31 Do a variant of Exer. 8.30<text:tab/>470 </text:p>
      <text:p text:style-name="P2">Exercise 8.32 Compute π by a random sum<text:tab/>470 </text:p>
      <text:p text:style-name="P2">Exercise 8.33 1D random walk with drift<text:tab/>470 </text:p>
      <text:p text:style-name="P2">Exercise 8.34 1D random walk until a point is hit<text:tab/>471 </text:p>
      <text:p text:style-name="P2">Exercise 8.35 Make a class for 2D random walk<text:tab/>471 </text:p>
      <text:p text:style-name="P2">Exercise 8.36 Vectorize the class code from Exer. 8.35<text:tab/>471 </text:p>
      <text:p text:style-name="P2">Exercise 8.37 2D random walk with walls; scalar version<text:tab/>472 </text:p>
      <text:p text:style-name="P2">Exercise 8.38 2D random walk with walls; vectorized version<text:tab/>472 </text:p>
      <text:p text:style-name="P2">Exercise 8.39 Simulate the mixture of gas molecules<text:tab/>472 </text:p>
      <text:p text:style-name="P2">Exercise 8.40 Simulate the mixture of gas molecules<text:tab/>473 </text:p>
      <text:p text:style-name="P2">Exercise 8.41 Guess beer brands<text:tab/>473 </text:p>
      <text:p text:style-name="P2">Exercise 8.42 Simulate stock prices<text:tab/>473 </text:p>
      <text:p text:style-name="P2">Exercise 8.43 Compute with option prices in finance<text:tab/>474 </text:p>
      <text:p text:style-name="P2">Exercise 8.44 Compute velocity and acceleration<text:tab/>475 </text:p>
      <text:p text:style-name="P2">Exercise 8.45 Numerical differentiation of noisy signals<text:tab/>475 </text:p>
      <text:p text:style-name="P2">Exercise 8.46 Model the noise in the data in Exer. 8.44<text:tab/>476 </text:p>
      <text:p text:style-name="P2">Exercise 8.47 Reduce the noise in Exer. 8.44<text:tab/>477 </text:p>
      <text:p text:style-name="P2">Exercise 8.48 Find the expected waiting time in traffic lights<text:tab/>477 </text:p>
      <text:p text:style-name="P2">Exercise 9.1 Demonstrate the magic of inheritance<text:tab/>546 </text:p>
      <text:p text:style-name="P2">Exercise 9.2 Inherit from classes in Ch. 9.1<text:tab/>546 </text:p>
      <text:p text:style-name="P2">Exercise 9.3 Inherit more from classes in Ch. 9.1<text:tab/>547 </text:p>
      <text:p text:style-name="P2">Exercise 9.4 Reverse the class hierarchy from Ch. 9.1<text:tab/>547 </text:p>
      <text:p text:style-name="P2">Exercise 9.5 Super- and subclass for a point<text:tab/>547 </text:p>
      <text:p text:style-name="P2">Exercise 9.6 Modify a function class by subclassing<text:tab/>547 </text:p>
      <text:p text:style-name="P2">Exercise 9.7 Explore the accuracy of difference formulas<text:tab/>548 </text:p>
      <text:p text:style-name="P2">Exercise 9.8 Implement a subclass<text:tab/>548 </text:p>
      <text:p text:style-name="P2">Exercise 9.9 Make classes for numerical differentiation<text:tab/>548 </text:p>
      <text:p text:style-name="P2">Exercise 9.10 Implement a new subclass for differentiation<text:tab/>548 </text:p>
      <text:p text:style-name="P2">Exercise 9.11 Understand if a class can be used recursively<text:tab/>549 </text:p>
      <text:p text:style-name="P2">Exercise 9.12 Represent people by a class hierarchy<text:tab/>549 </text:p>
      <text:p text:style-name="P2">Exercise 9.13 Add a new class in a class hierarchy<text:tab/>550 </text:p>
      <text:p text:style-name="P2">Exercise 9.14 Change the user interface of a class hierarchy<text:tab/>550 </text:p>
      <text:p text:style-name="P2">Exercise 9.15 Compute convergence rates of numerical integration methods<text:tab/>550 </text:p>
      <text:p text:style-name="P2">Exercise 9.16 Add common functionality in a class hierarchy<text:tab/>551 </text:p>
      <text:p text:style-name="P2">Exercise 9.17 Make a class hierarchy for root finding<text:tab/>552 </text:p>
      <text:p text:style-name="P2">Exercise 9.18 Use the ODESolver hierarchy to solve a simple ODE<text:tab/>552 </text:p>
      <text:p text:style-name="P2">Exercise 9.19 Use the 4th-order Runge-Kutta on (B.34)<text:tab/>552 </text:p>
      <text:p text:style-name="P2">Exercise 9.20 Solve an ODE until constant solution<text:tab/>552 </text:p>
      <text:p text:style-name="P2">Exercise 9.21 Use classes in Exer. 9.20<text:tab/>553 </text:p>
      <text:p text:style-name="P2">Exercise 9.22 Scale away parameters in Exer. 9.20<text:tab/>553 </text:p>
      <text:p text:style-name="P2">Exercise 9.23 Compare ODE methods<text:tab/>553 </text:p>
      <text:p text:style-name="P2">Exercise 9.24 Solve two coupled ODEs for radioactive decay<text:tab/>554 </text:p>
      <text:p text:style-name="P2">Exercise 9.25 Compare methods for solving the ODE (B.36)<text:tab/>554 </text:p>
      <text:p text:style-name="P2">Exercise 9.26 Code a 2nd-order Runge-Kutta method; function<text:tab/>554 </text:p>
      <text:p text:style-name="P2">Exercise 9.27 Code a 2nd-order Runge-Kutta method; class<text:tab/>555 </text:p>
      <text:p text:style-name="P2">Exercise 9.28 Implement a midpoint method for ODEs<text:tab/>555 </text:p>
      <text:p text:style-name="P2">Exercise 9.29 Implement a modified Euler method for ODEs<text:tab/>555 </text:p>
      <text:p text:style-name="P2"><text:soft-page-break/>Exercise 9.30 Improve the implementation in Exer. 7.25<text:tab/>555 </text:p>
      <text:p text:style-name="P2">Exercise 9.31 Visualize the different forces in Exer. 9.30<text:tab/>556 </text:p>
      <text:p text:style-name="P2">Exercise 9.32 Find the body’s position in Exer. 9.30<text:tab/>556 </text:p>
      <text:p text:style-name="P2">Exercise 9.33 Compare methods for solving (B.37)–(B.38)<text:tab/>556 </text:p>
      <text:p text:style-name="P2">Exercise 9.34 Add the effect of air resistance on a ball<text:tab/>557 </text:p>
      <text:p text:style-name="P2">Exercise 9.35 Make a class for drawing an arrow<text:tab/>557 </text:p>
      <text:p text:style-name="P2">Exercise 9.36 Make a class for drawing a person<text:tab/>557 </text:p>
      <text:p text:style-name="P2">Exercise 9.37 Animate a person with waving hands<text:tab/>558 </text:p>
      <text:p text:style-name="P2">Exercise 9.38 Make a class for drawing a car<text:tab/>558 </text:p>
      <text:p text:style-name="P2">Exercise 9.39 Make a car roll<text:tab/>558 </text:p>
      <text:p text:style-name="P2">Exercise 9.40 Make a class for differentiating noisy data<text:tab/>558 </text:p>
      <text:p text:style-name="P2">Exercise 9.41 Find local and global extrema of a function<text:tab/>559 </text:p>
      <text:p text:style-name="P2">Exercise 9.42 Improve the accuracy in Exer. 9.41<text:tab/>560 </text:p>
      <text:p text:style-name="P2">Exercise 9.43 Make a calculus calculator class<text:tab/>561 </text:p>
      <text:p text:style-name="P2">Exercise 9.44 Extend Exer. 9.43<text:tab/>561 </text:p>
      <text:p text:style-name="P2">Exercise 9.45 Formulate a 2nd-order ODE as a system<text:tab/>562 </text:p>
      <text:p text:style-name="P2">Exercise 9.46 Solve the system in Exer. 9.45 in a special case<text:tab/>563 </text:p>
      <text:p text:style-name="P2">Exercise 9.47 Enhance the code from Exer. 9.46<text:tab/>563 </text:p>
      <text:p text:style-name="P2">Exercise 9.48 Make a tool for analyzing oscillatory solutions<text:tab/>565 </text:p>
      <text:p text:style-name="P2">Exercise 9.49 Replace functions by class in Exer. 9.46<text:tab/>566 </text:p>
      <text:p text:style-name="P2">Exercise 9.50 Allow flexible choice of functions in Exer. 9.49<text:tab/>569 </text:p>
      <text:p text:style-name="P2">Exercise 9.51 Use the modules from Exer. 9.49 and 9.50<text:tab/>570 </text:p>
      <text:p text:style-name="P2">Exercise 9.52 Use the modules from Exer. 9.49 and 9.50<text:tab/>571 </text:p>
      <text:p text:style-name="P2">Exercise A.1 Interpolate a discrete function<text:tab/>599 </text:p>
      <text:p text:style-name="P2">Exercise A.2 Study a function for different parameter values<text:tab/>599 </text:p>
      <text:p text:style-name="P2">Exercise A.3 Study a function and its derivative<text:tab/>600 </text:p>
      <text:p text:style-name="P2">Exercise A.4 Use the Trapezoidal method<text:tab/>600 </text:p>
      <text:p text:style-name="P2">Exercise A.5 Compute a sequence of integrals<text:tab/>601 </text:p>
      <text:p text:style-name="P2">Exercise A.6 Use the Trapezoidal method<text:tab/>601 </text:p>
      <text:p text:style-name="P2">Exercise A.7 Trigonometric integrals<text:tab/>602 </text:p>
      <text:p text:style-name="P2">Exercise A.8 Plot functions and their derivatives<text:tab/>602 </text:p>
      <text:p text:style-name="P2">Exercise A.9 Use the Trapezoidal method<text:tab/>603 </text:p>
      <text:p text:style-name="P2">Exercise B.1 Solve a nonhomogeneous linear ODE<text:tab/>621 </text:p>
      <text:p text:style-name="P2">Exercise B.2 Solve a nonlinear ODE<text:tab/>621 </text:p>
      <text:p text:style-name="P2">Exercise B.3 Solve an ODE for y(x)<text:tab/>621 </text:p>
      <text:p text:style-name="P2">Exercise B.4 Experience instability of an ODE<text:tab/>622 </text:p>
      <text:p text:style-name="P2">Exercise B.5 Solve an ODE for the arc length<text:tab/>622 </text:p>
      <text:p text:style-name="P2">Exercise B.6 Solve an ODE with time-varying growth<text:tab/>622 </text:p>
      <text:p text:style-name="P2">Exercise B.7 Solve an ODE for emptying a tank<text:tab/>623 </text:p>
      <text:p text:style-name="P2">Exercise B.8 Solve an ODE system for an electric circuit<text:tab/>623 </text:p>
      <text:p text:style-name="P2">Exercise C.1 Use a w function with a step<text:tab/>649 </text:p>
      <text:p text:style-name="P2">Exercise C.2 Make a callback function in Exercise C.1<text:tab/>649 </text:p>
      <text:p text:style-name="P2">Exercise C.3 Improve input to the simulation program<text:tab/>650 </text:p>
      <text:p text:style-name="P2"/>
      <text:h text:style-name="Heading_20_1" text:outline-level="1"><text:bookmark-start text:name="__RefHeading__221_937782157"/>***Beginning_Game_Development_with_Python_and_Pygame_From_Novice_to_Professional_2007_342p <text:bookmark-end text:name="__RefHeading__221_937782157"/></text:h>
      <text:p text:style-name="P2">About the Author<text:tab/>xv </text:p>
      <text:p text:style-name="P2">About the Technical Reviewer<text:tab/>.xvii </text:p>
      <text:p text:style-name="P2">Acknowledgments<text:tab/>xix </text:p>
      <text:p text:style-name="P2">Introduction<text:tab/>xxi </text:p>
      <text:p text:style-name="P2"><text:soft-page-break/>CHAPTER 1 Introducing Python<text:tab/>1 </text:p>
      <text:p text:style-name="P2">CHAPTER 2 Exploring Python<text:tab/>19 </text:p>
      <text:p text:style-name="P2">CHAPTER 3 Introducing Pygame<text:tab/>41 </text:p>
      <text:p text:style-name="P2">CHAPTER 4 Creating Visuals<text:tab/>67 </text:p>
      <text:p text:style-name="P2">CHAPTER 5 Making Things Move<text:tab/>91 </text:p>
      <text:p text:style-name="P2">CHAPTER 6 Accepting User Input<text:tab/>111 </text:p>
      <text:p text:style-name="P2">CHAPTER 7 Take Me to Your Leader<text:tab/>139 </text:p>
      <text:p text:style-name="P2">CHAPTER 8 Moving into the Third Dimension<text:tab/>165 </text:p>
      <text:p text:style-name="P2">CHAPTER 9 Exploring the Third Dimension<text:tab/>181 </text:p>
      <text:p text:style-name="P2">CHAPTER 10 Making Things Go Boom<text:tab/>211 </text:p>
      <text:p text:style-name="P2">CHAPTER 11 Lights, Camera, Action!<text:tab/>235 </text:p>
      <text:p text:style-name="P2">CHAPTER 12 Setting the Scene with OpenGL<text:tab/>263 </text:p>
      <text:p text:style-name="P2">APPENDIX A Game Object Reference<text:tab/>285 </text:p>
      <text:p text:style-name="P2">APPENDIX B Packaging Your Game<text:tab/>293 </text:p>
      <text:p text:style-name="P2">INDEX<text:tab/>297 </text:p>
      <text:p text:style-name="P2"/>
      <text:h text:style-name="Heading_20_1" text:outline-level="1"><text:bookmark-start text:name="__RefHeading__223_937782157"/>***Beginning_Python_2005_679p <text:bookmark-end text:name="__RefHeading__223_937782157"/></text:h>
      <text:p text:style-name="P2">Acknowledgments<text:tab/>xxix </text:p>
      <text:p text:style-name="P2">Introduction<text:tab/>xxxi </text:p>
      <text:p text:style-name="P2">Chapter 1: Programming Basics and Strings<text:tab/>1 </text:p>
      <text:p text:style-name="P2">How Programming Is Different from Using a Computer<text:tab/>1 </text:p>
      <text:p text:style-name="P2">Programming Is Consistency<text:tab/>2 </text:p>
      <text:p text:style-name="P2">Programming Is Control<text:tab/>2 </text:p>
      <text:p text:style-name="P2">Programming Copes with Change<text:tab/>2 </text:p>
      <text:p text:style-name="P2">What All That Means Together<text:tab/>3 </text:p>
      <text:p text:style-name="P2">The First Steps<text:tab/>3 </text:p>
      <text:p text:style-name="P2">Starting codeEditor<text:tab/>3 </text:p>
      <text:p text:style-name="P2">Using codeEditor’s Python Shell<text:tab/>4 </text:p>
      <text:p text:style-name="P2">Try It Out: Starting the Python Shell<text:tab/>4 </text:p>
      <text:p text:style-name="P2">Beginning to Use Python — Strings<text:tab/>5 </text:p>
      <text:p text:style-name="P2">What Is a String?<text:tab/>5 </text:p>
      <text:p text:style-name="P2">Why the Quotes?<text:tab/>6 </text:p>
      <text:p text:style-name="P2">Try It Out: Entering Strings with Different Quotes<text:tab/>6 </text:p>
      <text:p text:style-name="P2">Understanding Different Quotes<text:tab/>6 </text:p>
      <text:p text:style-name="P2">Putting Two Strings Together<text:tab/>8 </text:p>
      <text:p text:style-name="P2">Try It Out: Using + to Combine Strings<text:tab/>8 </text:p>
      <text:p text:style-name="P2">Putting Strings Together in Different Ways<text:tab/>9 </text:p>
      <text:p text:style-name="P2">Try It Out: Using a Format Specifier to Populate a String<text:tab/>9 </text:p>
      <text:p text:style-name="P2">Try It Out: More String Formatting<text:tab/>9 </text:p>
      <text:p text:style-name="P2">Displaying Strings with Print<text:tab/>10 </text:p>
      <text:p text:style-name="P2">Try It Out: Printing Text with Print<text:tab/>10 </text:p>
      <text:p text:style-name="P2">Summary<text:tab/>10 </text:p>
      <text:p text:style-name="P2">Exercises<text:tab/>11 </text:p>
      <text:p text:style-name="P2">Chapter 2: Numbers and Operators<text:tab/>13 </text:p>
      <text:p text:style-name="P2">Different Kinds of Numbers<text:tab/>13 </text:p>
      <text:p text:style-name="P2">Numbers in Python<text:tab/>14 </text:p>
      <text:p text:style-name="P2">Try It Out: Using Type with Different Numbers<text:tab/>14 </text:p>
      <text:p text:style-name="P2">Try It Out: Creating an Imaginary Number<text:tab/>15 </text:p>
      <text:p text:style-name="P2">Program Files<text:tab/>15 </text:p>
      <text:p text:style-name="P2">Try It Out: Using the Shell with the Editor<text:tab/>16 </text:p>
      <text:p text:style-name="P2">Using the Different Types<text:tab/>17 </text:p>
      <text:p text:style-name="P2"><text:soft-page-break/>Try It Out Including Different Numbers in Strings<text:tab/>18 </text:p>
      <text:p text:style-name="P2">Try It Out: Escaping the % Sign in Strings<text:tab/>18 </text:p>
      <text:p text:style-name="P2">Basic Math<text:tab/>19 </text:p>
      <text:p text:style-name="P2">Try It Out Doing Basic Math<text:tab/>19 </text:p>
      <text:p text:style-name="P2">Try It Out: Using the Modulus Operation<text:tab/>20 </text:p>
      <text:p text:style-name="P2">Some Surprises<text:tab/>20 </text:p>
      <text:p text:style-name="P2">Try It Out: Printing the Results<text:tab/>21 </text:p>
      <text:p text:style-name="P2">Using Numbers<text:tab/>21 </text:p>
      <text:p text:style-name="P2">Order of Evaluation<text:tab/>21 </text:p>
      <text:p text:style-name="P2">Try It Out: Using Math Operations<text:tab/>21 </text:p>
      <text:p text:style-name="P2">Number Formats<text:tab/>22 </text:p>
      <text:p text:style-name="P2">Try It Out: Using Number Formats<text:tab/>22 </text:p>
      <text:p text:style-name="P2">Mistakes Will Happen<text:tab/>23 </text:p>
      <text:p text:style-name="P2">Try It Out: Making Mistakes<text:tab/>23 </text:p>
      <text:p text:style-name="P2">Some Unusual Cases<text:tab/>24 </text:p>
      <text:p text:style-name="P2">Try It Out: Formatting Numbers as Octal and Hexadecimal<text:tab/>24 </text:p>
      <text:p text:style-name="P2">Summary<text:tab/>24 </text:p>
      <text:p text:style-name="P2">Exercises<text:tab/>25 </text:p>
      <text:p text:style-name="P2">Chapter 3: Variables — Names for Values<text:tab/>27 </text:p>
      <text:p text:style-name="P2">Referring to Data – Using Names for Data<text:tab/>27 </text:p>
      <text:p text:style-name="P2">Try It Out: Assigning Values to Names<text:tab/>28 </text:p>
      <text:p text:style-name="P2">Changing Data Through Names<text:tab/>28 </text:p>
      <text:p text:style-name="P2">Try It Out: Altering Named Values<text:tab/>29 </text:p>
      <text:p text:style-name="P2">Copying Data<text:tab/>29 </text:p>
      <text:p text:style-name="P2">Names You Can’t Use and Some Rules<text:tab/>29 </text:p>
      <text:p text:style-name="P2">Using More Built-in Types<text:tab/>30 </text:p>
      <text:p text:style-name="P2">Tuples — Unchanging Sequences of Data<text:tab/>30 </text:p>
      <text:p text:style-name="P2">Try It Out: Creating and Using a Tuple<text:tab/>30 </text:p>
      <text:p text:style-name="P2">Try It Out: Accessing a Tuple Through Another Tuple<text:tab/>31 </text:p>
      <text:p text:style-name="P2">Lists — Changeable Sequences of Data<text:tab/>33 </text:p>
      <text:p text:style-name="P2">Try It Out Viewing the Elements of a List<text:tab/>33 </text:p>
      <text:p text:style-name="P2">Dictionaries — Groupings of Data Indexed by Name<text:tab/>34 </text:p>
      <text:p text:style-name="P2">Try It Out: Making a Dictionary<text:tab/>34 </text:p>
      <text:p text:style-name="P2">Try It Out: Getting the Keys from a Dictionary<text:tab/>35 </text:p>
      <text:p text:style-name="P2">Treating a String Like a List<text:tab/>36 </text:p>
      <text:p text:style-name="P2">Special Types<text:tab/>38 </text:p>
      <text:p text:style-name="P2">Other Common Sequence Properties<text:tab/>38 </text:p>
      <text:p text:style-name="P2">Referencing the Last Elements<text:tab/>38 </text:p>
      <text:p text:style-name="P2">Ranges of Sequences<text:tab/>39 </text:p>
      <text:p text:style-name="P2">Try It Out: Slicing Sequences<text:tab/>39 </text:p>
      <text:p text:style-name="P2">Growing Lists by Appending Sequences<text:tab/>40 </text:p>
      <text:p text:style-name="P2">Using Lists to Temporarily Store Data<text:tab/>40 </text:p>
      <text:p text:style-name="P2">Try It Out: Popping Elements from a List<text:tab/>40 </text:p>
      <text:p text:style-name="P2">Summary<text:tab/>41 </text:p>
      <text:p text:style-name="P2">Exercises<text:tab/>42 </text:p>
      <text:p text:style-name="P2">Chapter 4: Making Decisions<text:tab/>43 </text:p>
      <text:p text:style-name="P2">Comparing Values — Are They the Same?<text:tab/>43 </text:p>
      <text:p text:style-name="P2">Try It Out: Comparing Values for Sameness<text:tab/>43 </text:p>
      <text:p text:style-name="P2">Doing the Opposite — Not Equal<text:tab/>45 </text:p>
      <text:p text:style-name="P2">Try It Out: Comparing Values for Difference<text:tab/>45 </text:p>
      <text:p text:style-name="P2">Comparing Values — Which One Is More?<text:tab/>45 </text:p>
      <text:p text:style-name="P2">Try It Out: Comparing Greater Than and Less Than<text:tab/>45 </text:p>
      <text:p text:style-name="P2"><text:soft-page-break/>More Than or Equal, Less Than or Equal<text:tab/>47 </text:p>
      <text:p text:style-name="P2">Reversing True and False<text:tab/>47 </text:p>
      <text:p text:style-name="P2">Try It Out: Reversing the Outcome of a Test<text:tab/>47 </text:p>
      <text:p text:style-name="P2">Looking for the Results of More Than One Comparison<text:tab/>48 </text:p>
      <text:p text:style-name="P2">How to Get Decisions Made<text:tab/>48 </text:p>
      <text:p text:style-name="P2">Try It Out: Placing Tests within Tests<text:tab/>49 </text:p>
      <text:p text:style-name="P2">Repetition<text:tab/>51 </text:p>
      <text:p text:style-name="P2">How to Do Something — Again and Again<text:tab/>51 </text:p>
      <text:p text:style-name="P2">Try It Out: Using a while Loop<text:tab/>51 </text:p>
      <text:p text:style-name="P2">Stopping the Repetition<text:tab/>52 </text:p>
      <text:p text:style-name="P2">Try It Out: Using else While Repeating<text:tab/>54 </text:p>
      <text:p text:style-name="P2">Try It Out: Using continue to Keep Repeating<text:tab/>54 </text:p>
      <text:p text:style-name="P2">Handling Errors<text:tab/>55 </text:p>
      <text:p text:style-name="P2">Trying Things Out<text:tab/>55 </text:p>
      <text:p text:style-name="P2">Try It Out: Creating an Exception with Its Explanation<text:tab/>56 </text:p>
      <text:p text:style-name="P2">Summary<text:tab/>57 </text:p>
      <text:p text:style-name="P2">Exercises<text:tab/>58 </text:p>
      <text:p text:style-name="P2">Chapter 5: Functions<text:tab/>59 </text:p>
      <text:p text:style-name="P2">Putting Your Program into Its Own File<text:tab/>59 </text:p>
      <text:p text:style-name="P2">Try It Out: Run a Program with Python -i<text:tab/>61 </text:p>
      <text:p text:style-name="P2">Functions: Grouping Code under a Name<text:tab/>61 </text:p>
      <text:p text:style-name="P2">Try It Out: Defining a Function<text:tab/>61 </text:p>
      <text:p text:style-name="P2">Choosing a Name<text:tab/>62 </text:p>
      <text:p text:style-name="P2">Describing a Function in the Function<text:tab/>63 </text:p>
      <text:p text:style-name="P2">Try It Out: Displaying __doc__<text:tab/>63 </text:p>
      <text:p text:style-name="P2">The Same Name in Two Different Places<text:tab/>64 </text:p>
      <text:p text:style-name="P2">Making Notes to Yourself<text:tab/>65 </text:p>
      <text:p text:style-name="P2">Try It Out: Experimenting with Comments<text:tab/>65 </text:p>
      <text:p text:style-name="P2">Asking a Function to Use a Value You Provide<text:tab/>66 </text:p>
      <text:p text:style-name="P2">Try It Out Invoking a Function with Parameters<text:tab/>67 </text:p>
      <text:p text:style-name="P2">Checking Your Parameters<text:tab/>68 </text:p>
      <text:p text:style-name="P2">Try It Out: Determining More Types with the type Function<text:tab/>69 </text:p>
      <text:p text:style-name="P2">Try It Out: Using Strings to Compare Types<text:tab/>69 </text:p>
      <text:p text:style-name="P2">Setting a Default Value for a Parameter — Just in Case<text:tab/>70 </text:p>
      <text:p text:style-name="P2">Try It Out: Setting a Default Parameter<text:tab/>70 </text:p>
      <text:p text:style-name="P2">Calling Functions from within Other Functions<text:tab/>71 </text:p>
      <text:p text:style-name="P2">Try It Out: Invoking the Completed Function<text:tab/>72 </text:p>
      <text:p text:style-name="P2">Functions Inside of Functions<text:tab/>72 </text:p>
      <text:p text:style-name="P2">Flagging an Error on Your Own Terms<text:tab/>73 </text:p>
      <text:p text:style-name="P2">Layers of Functions<text:tab/>74 </text:p>
      <text:p text:style-name="P2">How to Read Deeper Errors<text:tab/>74 </text:p>
      <text:p text:style-name="P2">Summary<text:tab/>75 </text:p>
      <text:p text:style-name="P2">Exercises<text:tab/>76 </text:p>
      <text:p text:style-name="P2">Chapter 6: Classes and Objects<text:tab/>79 </text:p>
      <text:p text:style-name="P2">Thinking About Programming<text:tab/>79 </text:p>
      <text:p text:style-name="P2">Objects You Already Know<text:tab/>79 </text:p>
      <text:p text:style-name="P2">Looking Ahead: How You Want to Use Objects<text:tab/>81 </text:p>
      <text:p text:style-name="P2">Defining a Class<text:tab/>81 </text:p>
      <text:p text:style-name="P2">How Code Can Be Made into an Object<text:tab/>81 </text:p>
      <text:p text:style-name="P2">Try It Out: Defining a Class<text:tab/>82 </text:p>
      <text:p text:style-name="P2">Try It Out: Creating an Object from Your Class<text:tab/>82 </text:p>
      <text:p text:style-name="P2">Try It Out: Writing an Internal Method<text:tab/>84 </text:p>
      <text:p text:style-name="P2"><text:soft-page-break/>Try It Out: Writing Interface Methods<text:tab/>85 </text:p>
      <text:p text:style-name="P2">Try It Out: Using More Methods<text:tab/>87 </text:p>
      <text:p text:style-name="P2">Objects and Their Scope<text:tab/>89 </text:p>
      <text:p text:style-name="P2">Try It Out: Creating Another Class<text:tab/>89 </text:p>
      <text:p text:style-name="P2">Summary<text:tab/>92 </text:p>
      <text:p text:style-name="P2">Exercises<text:tab/>93 </text:p>
      <text:p text:style-name="P2">Chapter 7: Organizing Programs<text:tab/>95 </text:p>
      <text:p text:style-name="P2">Modules<text:tab/>96 </text:p>
      <text:p text:style-name="P2">Importing a Module So That You Can Use It<text:tab/>96 </text:p>
      <text:p text:style-name="P2">Making a Module from Pre-existing Code<text:tab/>97 </text:p>
      <text:p text:style-name="P2">Try It Out: Creating a Module<text:tab/>97 </text:p>
      <text:p text:style-name="P2">Try It Out: Exploring Your New Module<text:tab/>98 </text:p>
      <text:p text:style-name="P2">Using Modules — Starting With the Command Line<text:tab/>99 </text:p>
      <text:p text:style-name="P2">Try It Out: Printing sys.argv<text:tab/>100 </text:p>
      <text:p text:style-name="P2">Changing How Import Works — Bringing in More<text:tab/>101 </text:p>
      <text:p text:style-name="P2">Packages<text:tab/>101 </text:p>
      <text:p text:style-name="P2">Try It Out: Making the Files in the Kitchen Class<text:tab/>102 </text:p>
      <text:p text:style-name="P2">Modules and Packages<text:tab/>103 </text:p>
      <text:p text:style-name="P2">Bringing Everything into the Current Scope<text:tab/>103 </text:p>
      <text:p text:style-name="P2">Try It Out: Exporting Modules from a Package<text:tab/>104 </text:p>
      <text:p text:style-name="P2">Re-importing Modules and Packages<text:tab/>104 </text:p>
      <text:p text:style-name="P2">Try It Out: Examining sys.modules<text:tab/>105 </text:p>
      <text:p text:style-name="P2">Basics of Testing Your Modules and Packages<text:tab/>106 </text:p>
      <text:p text:style-name="P2">Summary<text:tab/>106 </text:p>
      <text:p text:style-name="P2">Exercises<text:tab/>107 </text:p>
      <text:p text:style-name="P2">Chapter 8: Files and Directories<text:tab/>109 </text:p>
      <text:p text:style-name="P2">File Objects<text:tab/>109 </text:p>
      <text:p text:style-name="P2">Writing Text Files<text:tab/>110 </text:p>
      <text:p text:style-name="P2">Reading Text Files<text:tab/>111 </text:p>
      <text:p text:style-name="P2">Try It Out: Printing the Lengths of Lines in the Sample File<text:tab/>112 </text:p>
      <text:p text:style-name="P2">File Exceptions<text:tab/>113 </text:p>
      <text:p text:style-name="P2">Paths and Directories<text:tab/>113 </text:p>
      <text:p text:style-name="P2">Paths<text:tab/>114 </text:p>
      <text:p text:style-name="P2">Directory Contents<text:tab/>116 </text:p>
      <text:p text:style-name="P2">Try It Out: Getting the Contents of a Directory<text:tab/>116 </text:p>
      <text:p text:style-name="P2">Try It Out: Listing the Contents of Your Desktop or Home Directory<text:tab/>118 </text:p>
      <text:p text:style-name="P2">Obtaining Information about Files<text:tab/>118 </text:p>
      <text:p text:style-name="P2">Recursive Directory Listings<text:tab/>118 </text:p>
      <text:p text:style-name="P2">Renaming, Moving, Copying, and Removing Files<text:tab/>119 </text:p>
      <text:p text:style-name="P2">Example: Rotating Files<text:tab/>120 </text:p>
      <text:p text:style-name="P2">Creating and Removing Directories<text:tab/>121 </text:p>
      <text:p text:style-name="P2">Globbing<text:tab/>122 </text:p>
      <text:p text:style-name="P2">Pickles<text:tab/>123 </text:p>
      <text:p text:style-name="P2">Try It Out: Creating a Pickle File<text:tab/>123 </text:p>
      <text:p text:style-name="P2">Pickling Tips<text:tab/>124 </text:p>
      <text:p text:style-name="P2">Efficient Pickling<text:tab/>125 </text:p>
      <text:p text:style-name="P2">Summary<text:tab/>125 </text:p>
      <text:p text:style-name="P2">Exercises<text:tab/>125 </text:p>
      <text:p text:style-name="P2">Chapter 9: Other Features of the Language<text:tab/>127 </text:p>
      <text:p text:style-name="P2">Lambda and Filter: Short Anonymous Functions<text:tab/>127 </text:p>
      <text:p text:style-name="P2">Reduce<text:tab/>128 </text:p>
      <text:p text:style-name="P2">Try It Out: Working with Reduce<text:tab/>128 </text:p>
      <text:p text:style-name="P2"><text:soft-page-break/>Map: Short-Circuiting Loops<text:tab/>129 </text:p>
      <text:p text:style-name="P2">Try It Out: Use Map<text:tab/>129 </text:p>
      <text:p text:style-name="P2">Decisions within Lists — List Comprehension<text:tab/>130 </text:p>
      <text:p text:style-name="P2">Generating Lists for Loops<text:tab/>131 </text:p>
      <text:p text:style-name="P2">Try It Out: Examining an xrange Object<text:tab/>132 </text:p>
      <text:p text:style-name="P2">Special String Substitution Using Dictionaries<text:tab/>133 </text:p>
      <text:p text:style-name="P2">Try It Out: String Formatting with Dictionaries<text:tab/>133 </text:p>
      <text:p text:style-name="P2">Featured Modules<text:tab/>134 </text:p>
      <text:p text:style-name="P2">Getopt — Getting Options from the Command Line<text:tab/>134 </text:p>
      <text:p text:style-name="P2">Using More Than One Process<text:tab/>137 </text:p>
      <text:p text:style-name="P2">Threads — Doing Many Things in the Same Process<text:tab/>139 </text:p>
      <text:p text:style-name="P2">Storing Passwords<text:tab/>140 </text:p>
      <text:p text:style-name="P2">Summary<text:tab/>141 </text:p>
      <text:p text:style-name="P2">Exercises<text:tab/>142 </text:p>
      <text:p text:style-name="P2">Chapter 10: Building a Module<text:tab/>143 </text:p>
      <text:p text:style-name="P2">Exploring Modules<text:tab/>143 </text:p>
      <text:p text:style-name="P2">Importing Modules<text:tab/>145 </text:p>
      <text:p text:style-name="P2">Finding Modules<text:tab/>145 </text:p>
      <text:p text:style-name="P2">Digging through Modules<text:tab/>146 </text:p>
      <text:p text:style-name="P2">Creating Modules and Packages<text:tab/>150 </text:p>
      <text:p text:style-name="P2">Try It Out: Creating a Module with Functions<text:tab/>150 </text:p>
      <text:p text:style-name="P2">Working with Classes<text:tab/>151 </text:p>
      <text:p text:style-name="P2">Defining Object-Oriented Programming<text:tab/>151 </text:p>
      <text:p text:style-name="P2">Creating Classes<text:tab/>151 </text:p>
      <text:p text:style-name="P2">Try It Out: Creating a Meal Class<text:tab/>152 </text:p>
      <text:p text:style-name="P2">Extending Existing Classes<text:tab/>153 </text:p>
      <text:p text:style-name="P2">Finishing Your Modules<text:tab/>154 </text:p>
      <text:p text:style-name="P2">Defining Module-Specific Errors<text:tab/>154 </text:p>
      <text:p text:style-name="P2">Choosing What to Export<text:tab/>155 </text:p>
      <text:p text:style-name="P2">Documenting Your Modules<text:tab/>156 </text:p>
      <text:p text:style-name="P2">Try It Out: Viewing Module Documentation<text:tab/>157 </text:p>
      <text:p text:style-name="P2">Testing Your Module<text:tab/>162 </text:p>
      <text:p text:style-name="P2">Running a Module as a Program<text:tab/>164 </text:p>
      <text:p text:style-name="P2">Try It Out: Running a Module<text:tab/>164 </text:p>
      <text:p text:style-name="P2">Creating a Whole Module<text:tab/>165 </text:p>
      <text:p text:style-name="P2">Try It Out: Finishing a Module<text:tab/>165 </text:p>
      <text:p text:style-name="P2">Try It Out: Smashing Imports<text:tab/>169 </text:p>
      <text:p text:style-name="P2">Installing Your Modules<text:tab/>170 </text:p>
      <text:p text:style-name="P2">Try It Out: Creating an Installable Package<text:tab/>171 </text:p>
      <text:p text:style-name="P2">Summary<text:tab/>174 </text:p>
      <text:p text:style-name="P2">Exercises<text:tab/>174 </text:p>
      <text:p text:style-name="P2">Chapter 11: Text Processing<text:tab/>175 </text:p>
      <text:p text:style-name="P2">Why Text Processing Is So Useful<text:tab/>175 </text:p>
      <text:p text:style-name="P2">Searching for Files<text:tab/>176 </text:p>
      <text:p text:style-name="P2">Clipping Logs<text:tab/>177 </text:p>
      <text:p text:style-name="P2">Sifting through Mail<text:tab/>178 </text:p>
      <text:p text:style-name="P2">Navigating the File System with the os Module<text:tab/>178 </text:p>
      <text:p text:style-name="P2">Try It Out: Listing Files and Playing with Paths<text:tab/>180 </text:p>
      <text:p text:style-name="P2">Try It Out: Searching for Files of a Particular Type<text:tab/>181 </text:p>
      <text:p text:style-name="P2">Try It Out: Refining a Search<text:tab/>183 </text:p>
      <text:p text:style-name="P2">Working with Regular Expressions and the re Module<text:tab/>184 </text:p>
      <text:p text:style-name="P2">Try It Out: Fun with Regular Expressions<text:tab/>186 </text:p>
      <text:p text:style-name="P2"><text:soft-page-break/>Try It Out: Adding Tests<text:tab/>187 </text:p>
      <text:p text:style-name="P2">Summary<text:tab/>189 </text:p>
      <text:p text:style-name="P2">Exercises<text:tab/>189 </text:p>
      <text:p text:style-name="P2">Chapter 12: Testing<text:tab/>191 </text:p>
      <text:p text:style-name="P2">Assertions<text:tab/>191 </text:p>
      <text:p text:style-name="P2">Try It Out: Using Assert<text:tab/>192 </text:p>
      <text:p text:style-name="P2">Test Cases and Test Suites<text:tab/>193 </text:p>
      <text:p text:style-name="P2">Try It Out: Testing Addition<text:tab/>194 </text:p>
      <text:p text:style-name="P2">Try It Out: Testing Faulty Addition<text:tab/>195 </text:p>
      <text:p text:style-name="P2">Test Fixtures<text:tab/>196 </text:p>
      <text:p text:style-name="P2">Try It Out: Working with Test Fixtures<text:tab/>197 </text:p>
      <text:p text:style-name="P2">Putting It All Together with Extreme Programming<text:tab/>199 </text:p>
      <text:p text:style-name="P2">Implementing a Search Utility in Python<text:tab/>200 </text:p>
      <text:p text:style-name="P2">Try It Out: Writing a Test Suite First<text:tab/>201 </text:p>
      <text:p text:style-name="P2">Try It Out: A General-Purpose Search Framework<text:tab/>203 </text:p>
      <text:p text:style-name="P2">A More Powerful Python Search<text:tab/>205 </text:p>
      <text:p text:style-name="P2">Try It Out: Extending the Search Framework<text:tab/>206 </text:p>
      <text:p text:style-name="P2">Formal Testing in the Software Life Cycle<text:tab/>207 </text:p>
      <text:p text:style-name="P2">Summary<text:tab/>208 </text:p>
      <text:p text:style-name="P2">Chapter 13: Writing a GUI with Python<text:tab/>209 </text:p>
      <text:p text:style-name="P2">GUI Programming Toolkits for Python<text:tab/>209 </text:p>
      <text:p text:style-name="P2">PyGTK Introduction<text:tab/>210 </text:p>
      <text:p text:style-name="P2">pyGTK Resources<text:tab/>211 </text:p>
      <text:p text:style-name="P2">Creating GUI Widgets with pyGTK<text:tab/>213 </text:p>
      <text:p text:style-name="P2">Try It Out: Writing a Simple pyGTK Program<text:tab/>213 </text:p>
      <text:p text:style-name="P2">GUI Signals<text:tab/>214 </text:p>
      <text:p text:style-name="P2">GUI Helper Threads and the GUI Event Queue<text:tab/>216 </text:p>
      <text:p text:style-name="P2">Try It Out: Writing a Multithreaded pyGTK App<text:tab/>219 </text:p>
      <text:p text:style-name="P2">Widget Packing<text:tab/>222 </text:p>
      <text:p text:style-name="P2">Glade: a GUI Builder for pyGTK<text:tab/>223 </text:p>
      <text:p text:style-name="P2">GUI Builders for Other GUI Frameworks<text:tab/>224 </text:p>
      <text:p text:style-name="P2">Using libGlade with Python<text:tab/>225 </text:p>
      <text:p text:style-name="P2">A Glade Walkthrough<text:tab/>225 </text:p>
      <text:p text:style-name="P2">Starting Glade<text:tab/>226 </text:p>
      <text:p text:style-name="P2">Creating a Project<text:tab/>227 </text:p>
      <text:p text:style-name="P2">Using the Palette to Create a Window<text:tab/>227 </text:p>
      <text:p text:style-name="P2">Putting Widgets into the Window<text:tab/>228 </text:p>
      <text:p text:style-name="P2">Glade Creates an XML Representation of the GUI<text:tab/>230 </text:p>
      <text:p text:style-name="P2">Try It Out: Building a GUI from a Glade File<text:tab/>231 </text:p>
      <text:p text:style-name="P2">Creating a Real Glade Application<text:tab/>231 </text:p>
      <text:p text:style-name="P2">Advanced Widgets<text:tab/>238 </text:p>
      <text:p text:style-name="P2">Further Enhancing PyRAP<text:tab/>241 </text:p>
      <text:p text:style-name="P2">Summary<text:tab/>248 </text:p>
      <text:p text:style-name="P2">Exercises<text:tab/>248 </text:p>
      <text:p text:style-name="P2">Chapter 14: Accessing Databases<text:tab/>249 </text:p>
      <text:p text:style-name="P2">Working with DBM Persistent Dictionaries<text:tab/>250 </text:p>
      <text:p text:style-name="P2">Choosing a DBM Module<text:tab/>250 </text:p>
      <text:p text:style-name="P2">Creating Persistent Dictionaries<text:tab/>251 </text:p>
      <text:p text:style-name="P2">Try It Out: Creating a Persistent Dictionary<text:tab/>251 </text:p>
      <text:p text:style-name="P2">Accessing Persistent Dictionaries<text:tab/>252 </text:p>
      <text:p text:style-name="P2">Try It Out: Accessing Persistent Dictionaries<text:tab/>253 </text:p>
      <text:p text:style-name="P2">Deciding When to Use DBM and When to Use a Relational Database<text:tab/>255 </text:p>
      <text:p text:style-name="P2"><text:soft-page-break/>Working with Relational Databases<text:tab/>255 </text:p>
      <text:p text:style-name="P2">Writing SQL Statements<text:tab/>257 </text:p>
      <text:p text:style-name="P2">Defining Tables<text:tab/>259 </text:p>
      <text:p text:style-name="P2">Setting Up a Database<text:tab/>260 </text:p>
      <text:p text:style-name="P2">Try It Out: Creating a Gadfly Database<text:tab/>261 </text:p>
      <text:p text:style-name="P2">Using the Python Database APIs<text:tab/>262 </text:p>
      <text:p text:style-name="P2">Downloading Modules<text:tab/>263 </text:p>
      <text:p text:style-name="P2">Creating Connections<text:tab/>263 </text:p>
      <text:p text:style-name="P2">Working with Cursors<text:tab/>264 </text:p>
      <text:p text:style-name="P2">Try It Out: Inserting Records<text:tab/>264 </text:p>
      <text:p text:style-name="P2">Try It Out: Writing a Simple Query<text:tab/>266 </text:p>
      <text:p text:style-name="P2">Try It Out: Writing a Complex Join<text:tab/>267 </text:p>
      <text:p text:style-name="P2">Try It Out: Updating an Employee’s Manager<text:tab/>269 </text:p>
      <text:p text:style-name="P2">Try It Out: Removing Employees<text:tab/>270 </text:p>
      <text:p text:style-name="P2">Working with Transactions and Committing the Results<text:tab/>271 </text:p>
      <text:p text:style-name="P2">Examining Module Capabilities and Metadata<text:tab/>272 </text:p>
      <text:p text:style-name="P2">Handling Errors<text:tab/>272 </text:p>
      <text:p text:style-name="P2">Summary<text:tab/>273 </text:p>
      <text:p text:style-name="P2">Exercises<text:tab/>274 </text:p>
      <text:p text:style-name="P2">Chapter 15: Using Python for XML<text:tab/>275 </text:p>
      <text:p text:style-name="P2">What Is XML?<text:tab/>275 </text:p>
      <text:p text:style-name="P2">A Hierarchical Markup Language<text:tab/>275 </text:p>
      <text:p text:style-name="P2">A Family of Standards<text:tab/>277 </text:p>
      <text:p text:style-name="P2">What Is a Schema/DTD?<text:tab/>278 </text:p>
      <text:p text:style-name="P2">What Are Document Models For?<text:tab/>278 </text:p>
      <text:p text:style-name="P2">Do You Need One?<text:tab/>278 </text:p>
      <text:p text:style-name="P2">Document Type Definitions<text:tab/>278 </text:p>
      <text:p text:style-name="P2">An Example DTD<text:tab/>278 </text:p>
      <text:p text:style-name="P2">DTDs Aren’t Exactly XML<text:tab/>280 </text:p>
      <text:p text:style-name="P2">Limitations of DTDs<text:tab/>280 </text:p>
      <text:p text:style-name="P2">Schemas<text:tab/>280 </text:p>
      <text:p text:style-name="P2">An Example Schema<text:tab/>280 </text:p>
      <text:p text:style-name="P2">Schemas Are Pure XML<text:tab/>281 </text:p>
      <text:p text:style-name="P2">Schemas Are Hierarchical<text:tab/>281 </text:p>
      <text:p text:style-name="P2">Other Advantages of Schemas<text:tab/>281 </text:p>
      <text:p text:style-name="P2">Schemas Are Less Widely Supported<text:tab/>281 </text:p>
      <text:p text:style-name="P2">XPath<text:tab/>282 </text:p>
      <text:p text:style-name="P2">HTML as a Subset of XML<text:tab/>282 </text:p>
      <text:p text:style-name="P2">The HTML DTDs<text:tab/>283 </text:p>
      <text:p text:style-name="P2">HTMLParser<text:tab/>283 </text:p>
      <text:p text:style-name="P2">Try It Out: Using HTMLParser<text:tab/>283 </text:p>
      <text:p text:style-name="P2">htmllib<text:tab/>284 </text:p>
      <text:p text:style-name="P2">Try It Out: Using htmllib<text:tab/>284 </text:p>
      <text:p text:style-name="P2">XML Libraries Available for Python<text:tab/>285 </text:p>
      <text:p text:style-name="P2">Validating XML Using Python<text:tab/>285 </text:p>
      <text:p text:style-name="P2">What Is Validation?<text:tab/>286 </text:p>
      <text:p text:style-name="P2">Well-Formedness versus Validation<text:tab/>286 </text:p>
      <text:p text:style-name="P2">Available Tools<text:tab/>286 </text:p>
      <text:p text:style-name="P2">Try It Out: Validation Using xmlproc<text:tab/>286 </text:p>
      <text:p text:style-name="P2">What Is SAX?<text:tab/>287 </text:p>
      <text:p text:style-name="P2">Stream-based<text:tab/>288 </text:p>
      <text:p text:style-name="P2">Event-driven<text:tab/>288 </text:p>
      <text:p text:style-name="P2"><text:soft-page-break/>What Is DOM?<text:tab/>288 </text:p>
      <text:p text:style-name="P2">In-memory Access<text:tab/>288 </text:p>
      <text:p text:style-name="P2">Why Use SAX or DOM<text:tab/>289 </text:p>
      <text:p text:style-name="P2">Capability Trade-Offs<text:tab/>289 </text:p>
      <text:p text:style-name="P2">Memory Considerations<text:tab/>289 </text:p>
      <text:p text:style-name="P2">Speed Considerations<text:tab/>289 </text:p>
      <text:p text:style-name="P2">SAX and DOM Parsers Available for Python<text:tab/>289 </text:p>
      <text:p text:style-name="P2">PyXML<text:tab/>290 </text:p>
      <text:p text:style-name="P2">xml.sax<text:tab/>290 </text:p>
      <text:p text:style-name="P2">xml.dom.minidom<text:tab/>290 </text:p>
      <text:p text:style-name="P2">Try It Out: Working with XML Using DOM<text:tab/>290 </text:p>
      <text:p text:style-name="P2">Try It Out: Working with XML Using SAX<text:tab/>292 </text:p>
      <text:p text:style-name="P2">Intro to XSLT<text:tab/>293 </text:p>
      <text:p text:style-name="P2">XSLT Is XML<text:tab/>293 </text:p>
      <text:p text:style-name="P2">Transformation and Formatting Language<text:tab/>293 </text:p>
      <text:p text:style-name="P2">Functional, Template-Driven<text:tab/>293 </text:p>
      <text:p text:style-name="P2">Using Python to Transform XML Using XSLT<text:tab/>294 </text:p>
      <text:p text:style-name="P2">Try It Out: Transforming XML with XSLT<text:tab/>294 </text:p>
      <text:p text:style-name="P2">Putting It All Together: Working with RSS<text:tab/>296 </text:p>
      <text:p text:style-name="P2">RSS Overview and Vocabulary<text:tab/>296 </text:p>
      <text:p text:style-name="P2">Making Sense of It All<text:tab/>296 </text:p>
      <text:p text:style-name="P2">RSS Vocabulary<text:tab/>297 </text:p>
      <text:p text:style-name="P2">An RSS DTD<text:tab/>297 </text:p>
      <text:p text:style-name="P2">A Real-World Problem<text:tab/>297 </text:p>
      <text:p text:style-name="P2">Try It Out: Creating an RSS Feed<text:tab/>298 </text:p>
      <text:p text:style-name="P2">Creating the Document<text:tab/>300 </text:p>
      <text:p text:style-name="P2">Checking It Against the DTD<text:tab/>301 </text:p>
      <text:p text:style-name="P2">Another Real-World Problem<text:tab/>301 </text:p>
      <text:p text:style-name="P2">Try It Out: Creating An Aggregator<text:tab/>301 </text:p>
      <text:p text:style-name="P2">Summary<text:tab/>303 </text:p>
      <text:p text:style-name="P2">Exercises<text:tab/>303 </text:p>
      <text:p text:style-name="P2">Chapter 16: Network Programming<text:tab/>305 </text:p>
      <text:p text:style-name="P2">Try It Out: Sending Some E-mail<text:tab/>305 </text:p>
      <text:p text:style-name="P2">Understanding Protocols<text:tab/>307 </text:p>
      <text:p text:style-name="P2">Comparing Protocols and Programming Languages<text:tab/>307 </text:p>
      <text:p text:style-name="P2">The Internet Protocol Stack<text:tab/>308 </text:p>
      <text:p text:style-name="P2">A Little Bit About the Internet Protocol<text:tab/>309 </text:p>
      <text:p text:style-name="P2">Internet Addresses<text:tab/>309 </text:p>
      <text:p text:style-name="P2">Internet Ports<text:tab/>310 </text:p>
      <text:p text:style-name="P2">Sending Internet E-mail<text:tab/>311 </text:p>
      <text:p text:style-name="P4">The E-mail File Format<text:tab/>311 </text:p>
      <text:p text:style-name="P4">MIME Messages<text:tab/>313 </text:p>
      <text:p text:style-name="P4">MIME Encodings: Quoted-printable and Base64<text:tab/>313 </text:p>
      <text:p text:style-name="P4">MIME Content Types<text:tab/>314 </text:p>
      <text:p text:style-name="P4">Try It Out: Creating a MIME Message with an Attachment<text:tab/>315 </text:p>
      <text:p text:style-name="P4">MIME Multipart Messages<text:tab/>316 </text:p>
      <text:p text:style-name="P4">Try It Out: Building E-mail Messages with SmartMessage<text:tab/>320 </text:p>
      <text:p text:style-name="P4">Sending Mail with SMTP and smtplib<text:tab/>321 </text:p>
      <text:p text:style-name="P4">Try It Out: Sending Mail with MailServer<text:tab/>323 </text:p>
      <text:p text:style-name="P4">Retrieving Internet E-mail<text:tab/>323 </text:p>
      <text:p text:style-name="P4">Parsing a Local Mail Spool with mailbox<text:tab/>323 </text:p>
      <text:p text:style-name="P4">Try It Out: Printing a Summary of Your Mailbox<text:tab/>324 </text:p>
      <text:p text:style-name="P4"><text:soft-page-break/>Fetching Mail from a POP3 Server with poplib<text:tab/>325 </text:p>
      <text:p text:style-name="P4">Try It Out: Printing a Summary of Your POP3 Mailbox<text:tab/>327 </text:p>
      <text:p text:style-name="P4">Fetching Mail from an IMAP Server with imaplib<text:tab/>327 </text:p>
      <text:p text:style-name="P4">Try It Out: Printing a Summary of Your IMAP Mailbox<text:tab/>329 </text:p>
      <text:p text:style-name="P4">IMAP’s Unique Message IDs<text:tab/>330 </text:p>
      <text:p text:style-name="P4">Try It Out: Fetching a Message by Unique ID<text:tab/>330 </text:p>
      <text:p text:style-name="P4">Secure POP3 and IMAP<text:tab/>331 </text:p>
      <text:p text:style-name="P4">Webmail Applications Are Not E-mail Applications<text:tab/>331 </text:p>
      <text:p text:style-name="P4">Socket Programming<text:tab/>331 </text:p>
      <text:p text:style-name="P4">Introduction to Sockets<text:tab/>332 </text:p>
      <text:p text:style-name="P4">Try It Out: Connecting to the SuperSimpleSocketServer with Telnet<text:tab/>333 </text:p>
      <text:p text:style-name="P4">Binding to an External Hostname<text:tab/>334 </text:p>
      <text:p text:style-name="P4">The Mirror Server<text:tab/>335 </text:p>
      <text:p text:style-name="P4">Try It Out: Mirroring Text with the MirrorServer<text:tab/>336 </text:p>
      <text:p text:style-name="P4">The Mirror Client<text:tab/>336 </text:p>
      <text:p text:style-name="P4">SocketServer<text:tab/>337 </text:p>
      <text:p text:style-name="P4">Multithreaded Servers<text:tab/>339 </text:p>
      <text:p text:style-name="P4">The Python Chat Server<text:tab/>340 </text:p>
      <text:p text:style-name="P4">Design of the Python Chat Server<text:tab/>340 </text:p>
      <text:p text:style-name="P4">The Python Chat Server Protocol<text:tab/>341 </text:p>
      <text:p text:style-name="P4">Our Hypothetical Protocol in Action<text:tab/>341 </text:p>
      <text:p text:style-name="P4">Initial Connection<text:tab/>342 </text:p>
      <text:p text:style-name="P4">Chat Text<text:tab/>342 </text:p>
      <text:p text:style-name="P4">Server Commands<text:tab/>342 </text:p>
      <text:p text:style-name="P4">General Guidelines<text:tab/>343 </text:p>
      <text:p text:style-name="P4">The Python Chat Client<text:tab/>346 </text:p>
      <text:p text:style-name="P4">Single-Threaded Multitasking with select<text:tab/>348 </text:p>
      <text:p text:style-name="P4">Other Topics<text:tab/>350 </text:p>
      <text:p text:style-name="P4">Miscellaneous Considerations for Protocol Design<text:tab/>350 </text:p>
      <text:p text:style-name="P4">Trusted Servers<text:tab/>350 </text:p>
      <text:p text:style-name="P4">Terse Protocols<text:tab/>350 </text:p>
      <text:p text:style-name="P4">The Twisted Framework<text:tab/>351 </text:p>
      <text:p text:style-name="P4">Deferred Objects<text:tab/>351 </text:p>
      <text:p text:style-name="P4">The Peer-to-Peer Architecture<text:tab/>354 </text:p>
      <text:p text:style-name="P4">Summary<text:tab/>354 </text:p>
      <text:p text:style-name="P4">Exercises<text:tab/>354 </text:p>
      <text:p text:style-name="P4">Chapter 17: Extension Programming with C<text:tab/>355 </text:p>
      <text:p text:style-name="P4">Extension Module Outline<text:tab/>356 </text:p>
      <text:p text:style-name="P4">Building and Installing Extension Modules<text:tab/>358 </text:p>
      <text:p text:style-name="P4">Passing Parameters from Python to C<text:tab/>360 </text:p>
      <text:p text:style-name="P4">Returning Values from C to Python<text:tab/>363 </text:p>
      <text:p text:style-name="P4">The LAME Project<text:tab/>364 </text:p>
      <text:p text:style-name="P4">The LAME Extension Module<text:tab/>368 </text:p>
      <text:p text:style-name="P4">Using Python Objects from C Code<text:tab/>380 </text:p>
      <text:p text:style-name="P4">Summary<text:tab/>383 </text:p>
      <text:p text:style-name="P4">Exercises<text:tab/>383 </text:p>
      <text:p text:style-name="P4">Chapter 18: Writing Shareware and Commercial Programs<text:tab/>385 </text:p>
      <text:p text:style-name="P4">A Case Study: Background<text:tab/>385 </text:p>
      <text:p text:style-name="P4">How Much Python Should You Use?<text:tab/>386 </text:p>
      <text:p text:style-name="P4">Pure Python Licensing<text:tab/>387 </text:p>
      <text:p text:style-name="P4">Web Services Are Your Friend<text:tab/>388 </text:p>
      <text:p text:style-name="P4">Pricing Strategies<text:tab/>389 </text:p>
      <text:p text:style-name="P4"><text:soft-page-break/>Watermarking<text:tab/>390 </text:p>
      <text:p text:style-name="P4">Other Models<text:tab/>394 </text:p>
      <text:p text:style-name="P4">Selling as a Platform, Rather Than a Product<text:tab/>395 </text:p>
      <text:p text:style-name="P4">Your Development Environment<text:tab/>395 </text:p>
      <text:p text:style-name="P4">Finding Python Programmers<text:tab/>396 </text:p>
      <text:p text:style-name="P4">Training non-Python Programmers<text:tab/>397 </text:p>
      <text:p text:style-name="P4">Python Employment Resources<text:tab/>397 </text:p>
      <text:p text:style-name="P4">Python Problems<text:tab/>397 </text:p>
      <text:p text:style-name="P4">Porting to Other Versions of Python<text:tab/>397 </text:p>
      <text:p text:style-name="P4">Porting to Other Operating Systems<text:tab/>398 </text:p>
      <text:p text:style-name="P4">Debugging Threads<text:tab/>399 </text:p>
      <text:p text:style-name="P4">Common Gotchas<text:tab/>399 </text:p>
      <text:p text:style-name="P4">Portable Distribution<text:tab/>400 </text:p>
      <text:p text:style-name="P4">Essential Libraries<text:tab/>401 </text:p>
      <text:p text:style-name="P4">Timeoutsocket<text:tab/>401 </text:p>
      <text:p text:style-name="P4">PyGTK<text:tab/>402 </text:p>
      <text:p text:style-name="P4">GEOip<text:tab/>402 </text:p>
      <text:p text:style-name="P4">Summary<text:tab/>403 </text:p>
      <text:p text:style-name="P4">Chapter 19: Numerical Programming<text:tab/>405 </text:p>
      <text:p text:style-name="P4">Numbers in Python<text:tab/>405 </text:p>
      <text:p text:style-name="P4">Integers<text:tab/>406 </text:p>
      <text:p text:style-name="P4">Long Integers<text:tab/>406 </text:p>
      <text:p text:style-name="P4">Floating-point Numbers<text:tab/>407 </text:p>
      <text:p text:style-name="P4">Formatting Numbers<text:tab/>408 </text:p>
      <text:p text:style-name="P4">Characters as Numbers<text:tab/>410 </text:p>
      <text:p text:style-name="P4">Mathematics<text:tab/>412 </text:p>
      <text:p text:style-name="P4">Arithmetic<text:tab/>412 </text:p>
      <text:p text:style-name="P4">Built-in Math Functions<text:tab/>414 </text:p>
      <text:p text:style-name="P4">The math Module<text:tab/>415 </text:p>
      <text:p text:style-name="P4">Complex Numbers<text:tab/>416 </text:p>
      <text:p text:style-name="P4">Arrays<text:tab/>418 </text:p>
      <text:p text:style-name="P4">The array Module<text:tab/>420 </text:p>
      <text:p text:style-name="P4">The numarray Package<text:tab/>422 </text:p>
      <text:p text:style-name="P4">Using Arrays<text:tab/>422 </text:p>
      <text:p text:style-name="P4">Computing the Standard Deviation<text:tab/>423 </text:p>
      <text:p text:style-name="P4">Summary<text:tab/>424 </text:p>
      <text:p text:style-name="P4">Exercises<text:tab/>425 </text:p>
      <text:p text:style-name="P4">Chapter 20: Python in the Enterprise<text:tab/>427 </text:p>
      <text:p text:style-name="P4">Enterprise Applications<text:tab/>428 </text:p>
      <text:p text:style-name="P4">Document Management<text:tab/>428 </text:p>
      <text:p text:style-name="P4">The Evolution of Document Management Systems<text:tab/>429 </text:p>
      <text:p text:style-name="P4">What You Want in a Document Management System<text:tab/>430 </text:p>
      <text:p text:style-name="P4">People in Directories<text:tab/>431 </text:p>
      <text:p text:style-name="P4">Taking Action with Workflow<text:tab/>432 </text:p>
      <text:p text:style-name="P4">Auditing, Sarbanes-Oxley, and What You Need to Know<text:tab/>433 </text:p>
      <text:p text:style-name="P4">Auditing and Document Management<text:tab/>434 </text:p>
      <text:p text:style-name="P4">Working with Actual Enterprise Systems<text:tab/>435 </text:p>
      <text:p text:style-name="P4">Introducing the wftk Workflow Toolkit<text:tab/>435 </text:p>
      <text:p text:style-name="P4">Try It Out: Very Simple Record Retrieval<text:tab/>436 </text:p>
      <text:p text:style-name="P4">Try It Out: Very Simple Record Storage<text:tab/>438 </text:p>
      <text:p text:style-name="P4">Try It Out: Data Storage in MySQL<text:tab/>439 </text:p>
      <text:p text:style-name="P4">Try It Out: Storing and Retrieving Documents<text:tab/>441 </text:p>
      <text:p text:style-name="P4"><text:soft-page-break/>Try It Out: A Document Retention Framework<text:tab/>446 </text:p>
      <text:p text:style-name="P4">The python-ldap Module<text:tab/>448 </text:p>
      <text:p text:style-name="P4">Try It Out: Using Basic OpenLDAP Tools<text:tab/>449 </text:p>
      <text:p text:style-name="P4">Try It Out: Simple LDAP Search<text:tab/>451 </text:p>
      <text:p text:style-name="P4">More LDAP<text:tab/>453 </text:p>
      <text:p text:style-name="P4">Back to the wftk<text:tab/>453 </text:p>
      <text:p text:style-name="P4">Try It Out: Simple Workflow Trigger<text:tab/>454 </text:p>
      <text:p text:style-name="P4">Try It Out: Action Queue Handler<text:tab/>456 </text:p>
      <text:p text:style-name="P4">Summary<text:tab/>458 </text:p>
      <text:p text:style-name="P4">Exercises<text:tab/>458 </text:p>
      <text:p text:style-name="P4">Chapter 21: Web Applications and Web Services<text:tab/>459 </text:p>
      <text:p text:style-name="P4">REST: The Architecture of the Web<text:tab/>460 </text:p>
      <text:p text:style-name="P4">Characteristics of REST<text:tab/>460 </text:p>
      <text:p text:style-name="P4">A Distributed Network of Interlinked Documents<text:tab/>461 </text:p>
      <text:p text:style-name="P4">A Client-Server Architecture<text:tab/>461 </text:p>
      <text:p text:style-name="P4">Servers Are Stateless<text:tab/>461 </text:p>
      <text:p text:style-name="P4">Resources<text:tab/>461 </text:p>
      <text:p text:style-name="P4">Representations<text:tab/>462 </text:p>
      <text:p text:style-name="P4">REST Operations<text:tab/>462 </text:p>
      <text:p text:style-name="P4">HTTP: Real-World REST<text:tab/>463 </text:p>
      <text:p text:style-name="P4">Try It Out: Python’s Three-Line Web Server<text:tab/>463 </text:p>
      <text:p text:style-name="P4">The Visible Web Server<text:tab/>464 </text:p>
      <text:p text:style-name="P4">Try It Out: Seeing an HTTP Request and Response<text:tab/>465 </text:p>
      <text:p text:style-name="P4">The HTTP Request<text:tab/>466 </text:p>
      <text:p text:style-name="P4">The HTTP Response<text:tab/>467 </text:p>
      <text:p text:style-name="P4">CGI: Turning Scripts into Web Applications<text:tab/>468 </text:p>
      <text:p text:style-name="P4">Try It Out: Running a CGI Script<text:tab/>469 </text:p>
      <text:p text:style-name="P4">The Web Server Makes a Deal with the CGI Script<text:tab/>470 </text:p>
      <text:p text:style-name="P4">CGI’s Special Environment Variables<text:tab/>471 </text:p>
      <text:p text:style-name="P4">Accepting User Input through HTML Forms<text:tab/>473 </text:p>
      <text:p text:style-name="P4">The cgi Module: Parsing HTML Forms<text:tab/>474 </text:p>
      <text:p text:style-name="P4">Try It Out: Printing Any HTML Form Submission<text:tab/>478 </text:p>
      <text:p text:style-name="P4">Building a Wiki<text:tab/>480 </text:p>
      <text:p text:style-name="P4">The BittyWiki Core Library<text:tab/>481 </text:p>
      <text:p text:style-name="P4">Back-end Storage<text:tab/>481 </text:p>
      <text:p text:style-name="P4">WikiWords<text:tab/>481 </text:p>
      <text:p text:style-name="P4">Writing the BittyWiki Core<text:tab/>481 </text:p>
      <text:p text:style-name="P4">Try It Out: Creating Wiki Pages from an Interactive Python Session<text:tab/>483 </text:p>
      <text:p text:style-name="P4">The BittyWiki Web Interface<text:tab/>484 </text:p>
      <text:p text:style-name="P4">Resources<text:tab/>484 </text:p>
      <text:p text:style-name="P4">Request Structure<text:tab/>484 </text:p>
      <text:p text:style-name="P4">But Wait — There’s More (Resources)<text:tab/>485 </text:p>
      <text:p text:style-name="P4">Wiki Markup<text:tab/>486 </text:p>
      <text:p text:style-name="P4">Web Services<text:tab/>493 </text:p>
      <text:p text:style-name="P4">How Web Services Work<text:tab/>494 </text:p>
      <text:p text:style-name="P4">REST Web Services<text:tab/>494 </text:p>
      <text:p text:style-name="P4">REST Quick Start: Finding Bargains on Amazon.com<text:tab/>495 </text:p>
      <text:p text:style-name="P4">Try It Out: Peeking at an Amazon Web Services Response<text:tab/>496 </text:p>
      <text:p text:style-name="P4">Introducing WishListBargainFinder<text:tab/>497 </text:p>
      <text:p text:style-name="P4">Giving BittyWiki a REST API<text:tab/>500 </text:p>
      <text:p text:style-name="P4">Wiki Search-and-Replace Using the REST Web Service<text:tab/>503 </text:p>
      <text:p text:style-name="P4">Try It Out: Wiki Searching and Replacing<text:tab/>507 </text:p>
      <text:p text:style-name="P4"><text:soft-page-break/>XML-RPC<text:tab/>508 </text:p>
      <text:p text:style-name="P4">XML-RPC Quick Start: Get Tech News from Meerkat<text:tab/>509 </text:p>
      <text:p text:style-name="P4">The XML-RPC Request<text:tab/>511 </text:p>
      <text:p text:style-name="P4">Representation of Data in XML-RPC<text:tab/>512 </text:p>
      <text:p text:style-name="P4">The XML-RPC Response<text:tab/>513 </text:p>
      <text:p text:style-name="P4">If Something Goes Wrong<text:tab/>513 </text:p>
      <text:p text:style-name="P4">Exposing the BittyWiki API through XML-RPC<text:tab/>514 </text:p>
      <text:p text:style-name="P4">Try It Out: Manipulating BittyWiki through XML-RPC<text:tab/>517 </text:p>
      <text:p text:style-name="P4">Wiki Search-and-Replace Using the XML-RPC Web Service<text:tab/>518 </text:p>
      <text:p text:style-name="P4">SOAP<text:tab/>520 </text:p>
      <text:p text:style-name="P4">SOAP Quick Start: Surfing the Google API<text:tab/>520 </text:p>
      <text:p text:style-name="P4">The SOAP Request<text:tab/>522 </text:p>
      <text:p text:style-name="P4">The SOAP Response<text:tab/>524 </text:p>
      <text:p text:style-name="P4">If Something Goes Wrong<text:tab/>524 </text:p>
      <text:p text:style-name="P4">Exposing a SOAP Interface to BittyWiki<text:tab/>525 </text:p>
      <text:p text:style-name="P4">Try It Out: Manipulating BittyWiki through SOAP<text:tab/>526 </text:p>
      <text:p text:style-name="P4">Wiki Search-and-Replace Using the SOAP Web Service<text:tab/>527 </text:p>
      <text:p text:style-name="P4">Documenting Your Web Service API<text:tab/>529 </text:p>
      <text:p text:style-name="P4">Human-Readable API Documentation<text:tab/>529 </text:p>
      <text:p text:style-name="P4">The BittyWiki REST API Document<text:tab/>529 </text:p>
      <text:p text:style-name="P4">The BittyWiki XML-RPC API Document<text:tab/>529 </text:p>
      <text:p text:style-name="P4">The BittyWiki SOAP API Document<text:tab/>530 </text:p>
      <text:p text:style-name="P4">The XML-RPC Introspection API<text:tab/>530 </text:p>
      <text:p text:style-name="P4">Try It Out: Using the XML-RPC Introspection API<text:tab/>530 </text:p>
      <text:p text:style-name="P4">WSDL<text:tab/>531 </text:p>
      <text:p text:style-name="P4">Try It Out: Manipulating BittyWiki through a WSDL Proxy<text:tab/>533 </text:p>
      <text:p text:style-name="P4">Choosing a Web Service Standard<text:tab/>534 </text:p>
      <text:p text:style-name="P4">Web Service Etiquette<text:tab/>535 </text:p>
      <text:p text:style-name="P4">For Consumers of Web Services<text:tab/>535 </text:p>
      <text:p text:style-name="P4">For Producers of Web Services<text:tab/>535 </text:p>
      <text:p text:style-name="P4">Using Web Applications as Web Services<text:tab/>536 </text:p>
      <text:p text:style-name="P4">A Sampling of Publicly Available Web Services<text:tab/>536 </text:p>
      <text:p text:style-name="P4">Summary<text:tab/>538 </text:p>
      <text:p text:style-name="P4">Exercises<text:tab/>538 </text:p>
      <text:p text:style-name="P4">Chapter 22: Integrating Java with Python<text:tab/>539 </text:p>
      <text:p text:style-name="P4">Scripting within Java Applications<text:tab/>540 </text:p>
      <text:p text:style-name="P4">Comparing Python Implementations<text:tab/>541 </text:p>
      <text:p text:style-name="P4">Installing Jython<text:tab/>541 </text:p>
      <text:p text:style-name="P4">Running Jython<text:tab/>542 </text:p>
      <text:p text:style-name="P4">Running Jython Interactively<text:tab/>542 </text:p>
      <text:p text:style-name="P4">Try It Out: Running the Jython Interpreter<text:tab/>542 </text:p>
      <text:p text:style-name="P4">Running Jython Scripts<text:tab/>543 </text:p>
      <text:p text:style-name="P4">Try It Out Running a Python Script<text:tab/>543 </text:p>
      <text:p text:style-name="P4">Controlling the jython Script<text:tab/>544 </text:p>
      <text:p text:style-name="P4">Making Executable Commands<text:tab/>545 </text:p>
      <text:p text:style-name="P4">Try It Out: Making an Executable Script<text:tab/>546 </text:p>
      <text:p text:style-name="P4">Running Jython on Your Own<text:tab/>546 </text:p>
      <text:p text:style-name="P4">Packaging Jython-Based Applications<text:tab/>547 </text:p>
      <text:p text:style-name="P4">Integrating Java and Jython<text:tab/>547 </text:p>
      <text:p text:style-name="P4">Using Java Classes in Jython<text:tab/>548 </text:p>
      <text:p text:style-name="P4">Try It Out: Calling on Java Classes<text:tab/>548 </text:p>
      <text:p text:style-name="P4">Try It Out: Creating a User Interface from Jython<text:tab/>550 </text:p>
      <text:p text:style-name="P4"><text:soft-page-break/>Accessing Databases from Jython<text:tab/>552 </text:p>
      <text:p text:style-name="P4">Working with the Python DB API<text:tab/>553 </text:p>
      <text:p text:style-name="P4">Setting Up a Database<text:tab/>554 </text:p>
      <text:p text:style-name="P4">Try It Out: Create Tables<text:tab/>555 </text:p>
      <text:p text:style-name="P4">Writing J2EE Servlets in Jython<text:tab/>558 </text:p>
      <text:p text:style-name="P4">Setting Up an Application Server<text:tab/>559 </text:p>
      <text:p text:style-name="P4">Adding the PyServlet to an Application Server<text:tab/>560 </text:p>
      <text:p text:style-name="P4">Extending HttpServlet<text:tab/>561 </text:p>
      <text:p text:style-name="P4">Try It Out: Writing a Python Servlet<text:tab/>562 </text:p>
      <text:p text:style-name="P4">Choosing Tools for Jython<text:tab/>564 </text:p>
      <text:p text:style-name="P4">Testing from Jython<text:tab/>565 </text:p>
      <text:p text:style-name="P4">Try It Out: Exploring Your Environment with Jython<text:tab/>565 </text:p>
      <text:p text:style-name="P4">Embedding the Jython Interpreter<text:tab/>566 </text:p>
      <text:p text:style-name="P4">Calling Jython Scripts from Java<text:tab/>566 </text:p>
      <text:p text:style-name="P2">Try It Out: Embedding Jython<text:tab/>567 </text:p>
      <text:p text:style-name="P2">Compiling Python Code to Java<text:tab/>568 </text:p>
      <text:p text:style-name="P2">Handling Differences between C Python and Jython<text:tab/>569 </text:p>
      <text:p text:style-name="P2">Summary<text:tab/>570 </text:p>
      <text:p text:style-name="P2">Exercises<text:tab/>571 </text:p>
      <text:p text:style-name="P2">Appendix A: Answers to Exercises<text:tab/>573 </text:p>
      <text:p text:style-name="P2">Appendix B: Online Resources<text:tab/>605 </text:p>
      <text:p text:style-name="P2">Appendix C: What’s New in Python 2.4<text:tab/>609 </text:p>
      <text:p text:style-name="P2">Glossary<text:tab/>613 </text:p>
      <text:p text:style-name="P2">Index<text:tab/>623 </text:p>
      <text:p text:style-name="P2"/>
      <text:h text:style-name="Heading_20_1" text:outline-level="1"><text:bookmark-start text:name="__RefHeading__225_937782157"/>***Beginning_Python_From_Novice_to_Professional_Second_Edition_2008_666p <text:bookmark-end text:name="__RefHeading__225_937782157"/></text:h>
      <text:p text:style-name="P2">About the Author<text:tab/>xxiii </text:p>
      <text:p text:style-name="P2">About the Technical Reviewer<text:tab/>xxv </text:p>
      <text:p text:style-name="P2">Preface<text:tab/>xxvii </text:p>
      <text:p text:style-name="P2">Introduction<text:tab/>xxix </text:p>
      <text:p text:style-name="P2">CHAPTER 1 Instant Hacking: The Basics<text:tab/>1 </text:p>
      <text:p text:style-name="P2">CHAPTER 2 Lists and Tuples<text:tab/>31 </text:p>
      <text:p text:style-name="P2">CHAPTER 3 Working with Strings<text:tab/>53 </text:p>
      <text:p text:style-name="P2">CHAPTER 4 Dictionaries: When Indices Won’t Do<text:tab/>69 </text:p>
      <text:p text:style-name="P2">CHAPTER 5 Conditionals, Loops, and Some Other Statements<text:tab/>83 </text:p>
      <text:p text:style-name="P2">CHAPTER 6 Abstraction<text:tab/>113 </text:p>
      <text:p text:style-name="P2">CHAPTER 7 More Abstraction<text:tab/>141 </text:p>
      <text:p text:style-name="P2">CHAPTER 8 Exceptions<text:tab/>161 </text:p>
      <text:p text:style-name="P2">CHAPTER 9 Magic Methods, Properties, and Iterators<text:tab/>175 </text:p>
      <text:p text:style-name="P2">CHAPTER 10 Batteries Included<text:tab/>209 </text:p>
      <text:p text:style-name="P2">CHAPTER 11 Files and Stuff<text:tab/>261 </text:p>
      <text:p text:style-name="P2">CHAPTER 12 Graphical User Interfaces<text:tab/>277 </text:p>
      <text:p text:style-name="P2">CHAPTER 13 Database Support<text:tab/>293 </text:p>
      <text:p text:style-name="P2">CHAPTER 14 Network Programming<text:tab/>305 </text:p>
      <text:p text:style-name="P2">CHAPTER 15 Python and the Web<text:tab/>321 </text:p>
      <text:p text:style-name="P2">CHAPTER 16 Testing, 1-2-3<text:tab/>349 </text:p>
      <text:p text:style-name="P2">CHAPTER 17 Extending Python<text:tab/>365 </text:p>
      <text:p text:style-name="P2">CHAPTER 18 Packaging Your Programs<text:tab/>383 </text:p>
      <text:p text:style-name="P2">CHAPTER 19 Playful Programming<text:tab/>393 </text:p>
      <text:p text:style-name="P2"><text:soft-page-break/>CHAPTER 20 Project 1: Instant Markup<text:tab/>403 </text:p>
      <text:p text:style-name="P2">CHAPTER 21 Project 2: Painting a Pretty Picture<text:tab/>425 </text:p>
      <text:p text:style-name="P2">CHAPTER 22 Project 3: XML for All Occasions<text:tab/>435 </text:p>
      <text:p text:style-name="P2">CHAPTER 23 Project 4: In the News<text:tab/>453 </text:p>
      <text:p text:style-name="P2">CHAPTER 24 Project 5: A Virtual Tea Party<text:tab/>469 </text:p>
      <text:p text:style-name="P2">CHAPTER 25 Project 6: Remote Editing with CGI<text:tab/>489 </text:p>
      <text:p text:style-name="P2">CHAPTER 26 Project 7: Your Own Bulletin Board<text:tab/>499 </text:p>
      <text:p text:style-name="P2">CHAPTER 27 Project 8: File Sharing with XML-RPC<text:tab/>517 </text:p>
      <text:p text:style-name="P2">CHAPTER 28 Project 9: File Sharing II—Now with GUI!<text:tab/>537 </text:p>
      <text:p text:style-name="P2">CHAPTER 29 Project 10: Do-It-Yourself Arcade Game<text:tab/>547 </text:p>
      <text:p text:style-name="P2">APPENDIX A The Short Version<text:tab/>569 </text:p>
      <text:p text:style-name="P2">APPENDIX B Python Reference<text:tab/>579 </text:p>
      <text:p text:style-name="P2">APPENDIX C Online Resources<text:tab/>595 </text:p>
      <text:p text:style-name="P2">APPENDIX D Python 3.0<text:tab/>599 </text:p>
      <text:p text:style-name="P2">INDEX<text:tab/>607 </text:p>
      <text:p text:style-name="P2"/>
      <text:h text:style-name="Heading_20_1" text:outline-level="1"><text:bookmark-start text:name="__RefHeading__227_937782157"/>***Beginning_Python_Using_Python_2.6_and_Python_3.1_2010_628p <text:bookmark-end text:name="__RefHeading__227_937782157"/></text:h>
      <text:p text:style-name="P2">Introduction<text:tab/>xxvii </text:p>
      <text:p text:style-name="P2">Part I: Dipping Your Toe into Python </text:p>
      <text:p text:style-name="P2">Chapter 1: Programming Basics and Strings<text:tab/>3 </text:p>
      <text:p text:style-name="P2">Chapter 2: Numbers and Operators<text:tab/>15 </text:p>
      <text:p text:style-name="P2">Chapter 3: Variables — Names for Values<text:tab/>31 </text:p>
      <text:p text:style-name="P2">Part II: Python Language and the Standard Library </text:p>
      <text:p text:style-name="P2">Chapter 4: Making Decisions<text:tab/>51 </text:p>
      <text:p text:style-name="P2">Chapter 5: Functions<text:tab/>71 </text:p>
      <text:p text:style-name="P2">Chapter 6: Classes and Objects<text:tab/>93 </text:p>
      <text:p text:style-name="P2">Chapter 7: Organizing Programs<text:tab/>111 </text:p>
      <text:p text:style-name="P2">Chapter 8: Files and Directories<text:tab/>127 </text:p>
      <text:p text:style-name="P2">Chapter 9: Other Features of the Language<text:tab/>143 </text:p>
      <text:p text:style-name="P2">Chapter 10: Building a Module<text:tab/>157 </text:p>
      <text:p text:style-name="P2">Chapter 11: Text Processing<text:tab/>189 </text:p>
      <text:p text:style-name="P2">Part III: Putting Python to Work </text:p>
      <text:p text:style-name="P2">Chapter 12: Testing<text:tab/>207 </text:p>
      <text:p text:style-name="P2">Chapter 13: Writing a GUI with Python<text:tab/>227 </text:p>
      <text:p text:style-name="P2">Chapter 14: Accessing Databases<text:tab/>239 </text:p>
      <text:p text:style-name="P2">Chapter 15: Using Python for XML<text:tab/>265 </text:p>
      <text:p text:style-name="P2">Chapter 16: Network Programming<text:tab/>287 </text:p>
      <text:p text:style-name="P2">Chapter 17: Extension Programming with C<text:tab/>337 </text:p>
      <text:p text:style-name="P2">Chapter 18: Numerical Programming<text:tab/>367 </text:p>
      <text:p text:style-name="P2">Chapter 19: An Introduction to Django<text:tab/>387 </text:p>
      <text:p text:style-name="P2">Chapter 20: Web Applications and Web Services<text:tab/>407 </text:p>
      <text:p text:style-name="P2">Chapter 21: Integrating Java with Python<text:tab/>481 </text:p>
      <text:p text:style-name="P2">Part IV: Appendices </text:p>
      <text:p text:style-name="P2">Appendix A: Answers to the Exercises<text:tab/>515 </text:p>
      <text:p text:style-name="P2">Appendix B: Online Resources<text:tab/>549 </text:p>
      <text:p text:style-name="P2">Appendix C: What’s New in Python 3 1<text:tab/>553 </text:p>
      <text:p text:style-name="P2">Appendix D: Glossary<text:tab/>559 </text:p>
      <text:p text:style-name="P2">Index<text:tab/>569 </text:p>
      <text:p text:style-name="P2"/>
      <text:h text:style-name="Heading_20_1" text:outline-level="1"><text:bookmark-start text:name="__RefHeading__229_937782157"/><text:soft-page-break/>***Beginning_Python_Visualization_Crafting_Visual_Transformation_Scripts_2009_378p <text:bookmark-end text:name="__RefHeading__229_937782157"/></text:h>
      <text:p text:style-name="P2">About the Author.<text:tab/>xv </text:p>
      <text:p text:style-name="P2">About the Technical Reviewer<text:tab/>xvi </text:p>
      <text:p text:style-name="P2">Acknowledgments<text:tab/>xvii </text:p>
      <text:p text:style-name="P2">Introduction<text:tab/>xviii </text:p>
      <text:p text:style-name="P2">CHAPTER 1 Navigating the World of Data Visualization<text:tab/>1 </text:p>
      <text:p text:style-name="P2">CHAPTER 2 The Environment<text:tab/>31 </text:p>
      <text:p text:style-name="P2">CHAPTER 3 Python for Programmers.<text:tab/>53 </text:p>
      <text:p text:style-name="P2">CHAPTER 4 Data Organization<text:tab/>101 </text:p>
      <text:p text:style-name="P2">CHAPTER 5 Processing Text Files<text:tab/>135 </text:p>
      <text:p text:style-name="P2">CHAPTER 6 Graphs and Plots<text:tab/>183 </text:p>
      <text:p text:style-name="P2">CHAPTER 7 Math Games<text:tab/>221 </text:p>
      <text:p text:style-name="P2">CHAPTER 8 Science and Visualization.<text:tab/>249 </text:p>
      <text:p text:style-name="P2">CHAPTER 9 Image Processing<text:tab/>285 </text:p>
      <text:p text:style-name="P2">CHAPTER 10 Advanced File Processing<text:tab/>319 </text:p>
      <text:p text:style-name="P2">APPENDIX Additional Source Listing<text:tab/>343 </text:p>
      <text:p text:style-name="P2">INDEX<text:tab/>349 </text:p>
      <text:p text:style-name="P2"/>
      <text:h text:style-name="Heading_20_1" text:outline-level="1"><text:bookmark-start text:name="__RefHeading__231_937782157"/>***Bioinformatics_Programming_Using_Python_First_Edition_2009_524p <text:bookmark-end text:name="__RefHeading__231_937782157"/></text:h>
      <text:p text:style-name="P2">Preface<text:tab/>xi </text:p>
      <text:p text:style-name="P2">1. Primitives<text:tab/>1 </text:p>
      <text:p text:style-name="P2">2. Names, Functions, and Modules<text:tab/>21 </text:p>
      <text:p text:style-name="P2">3. Collections<text:tab/>47 </text:p>
      <text:p text:style-name="P2">4. Control Statements<text:tab/>99 </text:p>
      <text:p text:style-name="P2">5. Classes<text:tab/>165 </text:p>
      <text:p text:style-name="P2">6. Utilities<text:tab/>209 </text:p>
      <text:p text:style-name="P2">7. Pattern Matching<text:tab/>257 </text:p>
      <text:p text:style-name="P2">8. Structured Text<text:tab/>287 </text:p>
      <text:p text:style-name="P2">9. Web Programming<text:tab/>325 </text:p>
      <text:p text:style-name="P2">10. Relational Databases<text:tab/>359 </text:p>
      <text:p text:style-name="P2">11. Structured Graphics<text:tab/>399 </text:p>
      <text:p text:style-name="P2">A. Python Language Summary<text:tab/>449 </text:p>
      <text:p text:style-name="P2">B. Collection Type Summary<text:tab/>459 </text:p>
      <text:p text:style-name="P2">Index<text:tab/>473 </text:p>
      <text:p text:style-name="P2"/>
      <text:h text:style-name="Heading_20_1" text:outline-level="1"><text:bookmark-start text:name="__RefHeading__233_937782157"/>***BuildingSkillsinPython_2010_574p <text:bookmark-end text:name="__RefHeading__233_937782157"/></text:h>
      <text:p text:style-name="P2">I Front Matter<text:tab/>3 </text:p>
      <text:p text:style-name="P2">1 Preface<text:tab/>5 </text:p>
      <text:p text:style-name="P2">1.1 Why Read This Book?<text:tab/>5 </text:p>
      <text:p text:style-name="P2">1.2 Audience<text:tab/>6 </text:p>
      <text:p text:style-name="P2">1.3 Organization of This Book<text:tab/>7 </text:p>
      <text:p text:style-name="P2">1.4 Limitations<text:tab/>8 </text:p>
      <text:p text:style-name="P2">1.5 Programming Style<text:tab/>9 </text:p>
      <text:p text:style-name="P2">1.6 Conventions Used in This Book<text:tab/>9 </text:p>
      <text:p text:style-name="P2">1.7 Acknowledgements<text:tab/>10 </text:p>
      <text:p text:style-name="P2">II Language Basics<text:tab/>11 </text:p>
      <text:p text:style-name="P2"><text:soft-page-break/>2 Background and History<text:tab/>15 </text:p>
      <text:p text:style-name="P2">2.1 History<text:tab/>15 </text:p>
      <text:p text:style-name="P2">2.2 Features of Python<text:tab/>15 </text:p>
      <text:p text:style-name="P2">2.3 Comparisons<text:tab/>16 </text:p>
      <text:p text:style-name="P2">2.4 Some Jargon<text:tab/>19 </text:p>
      <text:p text:style-name="P2">3 Python Installation<text:tab/>21 </text:p>
      <text:p text:style-name="P2">3.1 Windows Installation<text:tab/>21 </text:p>
      <text:p text:style-name="P2">3.2 Macintosh Installation<text:tab/>24 </text:p>
      <text:p text:style-name="P2">3.3 GNU/Linux and UNIX Overview<text:tab/>25 </text:p>
      <text:p text:style-name="P2">3.4 “Build from Scratch” Installation<text:tab/>28 </text:p>
      <text:p text:style-name="P2">4 Getting Started<text:tab/>31 </text:p>
      <text:p text:style-name="P2">4.1 Command-Line Interaction<text:tab/>31 </text:p>
      <text:p text:style-name="P2">4.2 The IDLE Development Environment<text:tab/>34 </text:p>
      <text:p text:style-name="P2">4.3 Script Mode<text:tab/>36 </text:p>
      <text:p text:style-name="P2">4.4 Getting Help<text:tab/>40 </text:p>
      <text:p text:style-name="P2">4.5 Syntax Formalities<text:tab/>41 </text:p>
      <text:p text:style-name="P2">4.6 Exercises<text:tab/>42 </text:p>
      <text:p text:style-name="P2">4.7 Other Tools<text:tab/>44 </text:p>
      <text:p text:style-name="P2">4.8 Style Notes: Wise Choice of File Names<text:tab/>45 </text:p>
      <text:p text:style-name="P2">5 Simple Numeric Expressions and Output<text:tab/>47 </text:p>
      <text:p text:style-name="P2">5.1 Seeing Output with the print() Function (or print Statement)<text:tab/>47 </text:p>
      <text:p text:style-name="P2">5.2 Numeric Types and Operators<text:tab/>50 </text:p>
      <text:p text:style-name="P2">5.3 Numeric Conversion (or “Factory”) Functions<text:tab/>53 </text:p>
      <text:p text:style-name="P2">5.4 Built-In Math Functions<text:tab/>54 </text:p>
      <text:p text:style-name="P2">5.5 Expression Exercises<text:tab/>56 </text:p>
      <text:p text:style-name="P2">5.6 Expression Style Notes<text:tab/>60 </text:p>
      <text:p text:style-name="P2">6 Advanced Expressions<text:tab/>61 </text:p>
      <text:p text:style-name="P2">6.1 Using Modules<text:tab/>61 </text:p>
      <text:p text:style-name="P2">6.2 The math Module<text:tab/>61 </text:p>
      <text:p text:style-name="P2">6.3 The random Module<text:tab/>63 </text:p>
      <text:p text:style-name="P2">6.4 Advanced Expression Exercises<text:tab/>64 </text:p>
      <text:p text:style-name="P2">6.5 Bit Manipulation Operators<text:tab/>66 </text:p>
      <text:p text:style-name="P2">6.6 Division Operators<text:tab/>68 </text:p>
      <text:p text:style-name="P2">7 Variables, Assignment and Input<text:tab/>71 </text:p>
      <text:p text:style-name="P2">7.1 Variables<text:tab/>71 </text:p>
      <text:p text:style-name="P2">7.2 The Assignment Statement<text:tab/>73 </text:p>
      <text:p text:style-name="P2">7.3 Input Functions<text:tab/>75 </text:p>
      <text:p text:style-name="P2">7.4 Multiple Assignment Statement<text:tab/>78 </text:p>
      <text:p text:style-name="P2">7.5 The del Statement<text:tab/>78 </text:p>
      <text:p text:style-name="P2">7.6 Interactive Mode Revisited<text:tab/>79 </text:p>
      <text:p text:style-name="P2">7.7 Variables, Assignment and Input Function Exercises<text:tab/>80 </text:p>
      <text:p text:style-name="P2">7.8 Variables and Assignment Style Notes<text:tab/>81 </text:p>
      <text:p text:style-name="P2">8 Truth, Comparison and Conditional Processing<text:tab/>83 </text:p>
      <text:p text:style-name="P2">8.1 Truth and Logic<text:tab/>83 </text:p>
      <text:p text:style-name="P2">8.2 Comparisons<text:tab/>85 </text:p>
      <text:p text:style-name="P2">8.3 Conditional Processing: the if Statement<text:tab/>88 </text:p>
      <text:p text:style-name="P2">8.4 The pass Statement<text:tab/>90 </text:p>
      <text:p text:style-name="P2">8.5 The assert Statement<text:tab/>91 </text:p>
      <text:p text:style-name="P2">8.6 The if-else Operator<text:tab/>92 </text:p>
      <text:p text:style-name="P2">8.7 Condition Exercises<text:tab/>93 </text:p>
      <text:p text:style-name="P2">8.8 Condition Style Notes<text:tab/>94 </text:p>
      <text:p text:style-name="P2">9 Loops and Iterative Processing<text:tab/>95 </text:p>
      <text:p text:style-name="P2"><text:soft-page-break/>9.1 Iterative Processing: For All and There Exists<text:tab/>95 </text:p>
      <text:p text:style-name="P2">9.2 Iterative Processing: The for Statement<text:tab/>96 </text:p>
      <text:p text:style-name="P2">9.3 Iterative Processing: The while Statement<text:tab/>97 </text:p>
      <text:p text:style-name="P2">9.4 More Iteration Control: break and continue<text:tab/>98 </text:p>
      <text:p text:style-name="P2">9.5 Iteration Exercises<text:tab/>100 </text:p>
      <text:p text:style-name="P2">9.6 Condition and Loops Style Notes<text:tab/>103 </text:p>
      <text:p text:style-name="P2">9.7 A Digression<text:tab/>104 </text:p>
      <text:p text:style-name="P2">10 Functions<text:tab/>107 </text:p>
      <text:p text:style-name="P2">10.1 Semantics<text:tab/>107 </text:p>
      <text:p text:style-name="P2">10.2 Function Deﬁnition: The def and return Statements<text:tab/>109 </text:p>
      <text:p text:style-name="P2">10.3 Function Use<text:tab/>110 </text:p>
      <text:p text:style-name="P2">10.4 Function Varieties<text:tab/>111 </text:p>
      <text:p text:style-name="P2">10.5 Some Examples<text:tab/>112 </text:p>
      <text:p text:style-name="P2">10.6 Hacking Mode<text:tab/>113 </text:p>
      <text:p text:style-name="P2">10.7 More Function Deﬁnition Features<text:tab/>115 </text:p>
      <text:p text:style-name="P2">10.8 Function Exercises<text:tab/>118 </text:p>
      <text:p text:style-name="P2">10.9 Object Method Functions<text:tab/>121 </text:p>
      <text:p text:style-name="P2">10.10 Functions Style Notes<text:tab/>122 </text:p>
      <text:p text:style-name="P2">11 Additional Notes On Functions<text:tab/>125 </text:p>
      <text:p text:style-name="P2">11.1 Functions and Namespaces<text:tab/>125 </text:p>
      <text:p text:style-name="P2">11.2 The global Statement<text:tab/>127 </text:p>
      <text:p text:style-name="P2">11.3 Call By Value and Call By Reference<text:tab/>127 </text:p>
      <text:p text:style-name="P2">11.4 Function Objects<text:tab/>129 </text:p>
      <text:p text:style-name="P2">III Data Structures<text:tab/>131 </text:p>
      <text:p text:style-name="P2">12 Sequences: Strings, Tuples and Lists<text:tab/>135 </text:p>
      <text:p text:style-name="P2">12.1 Sequence Semantics<text:tab/>135 </text:p>
      <text:p text:style-name="P2">12.2 Overview of Sequences<text:tab/>136 </text:p>
      <text:p text:style-name="P2">12.3 Exercises<text:tab/>139 </text:p>
      <text:p text:style-name="P2">12.4 Style Notes<text:tab/>139 </text:p>
      <text:p text:style-name="P2">13 Strings<text:tab/>141 </text:p>
      <text:p text:style-name="P2">13.1 String Semantics<text:tab/>141 </text:p>
      <text:p text:style-name="P2">13.2 String Literal Values<text:tab/>141 </text:p>
      <text:p text:style-name="P2">13.3 String Operations<text:tab/>143 </text:p>
      <text:p text:style-name="P2">13.4 String Comparison Operations<text:tab/>146 </text:p>
      <text:p text:style-name="P2">13.5 String Statements<text:tab/>146 </text:p>
      <text:p text:style-name="P2">13.6 String Built-in Functions<text:tab/>147 </text:p>
      <text:p text:style-name="P2">13.7 String Methods<text:tab/>148 </text:p>
      <text:p text:style-name="P2">13.8 String Modules<text:tab/>151 </text:p>
      <text:p text:style-name="P2">13.9 String Exercises<text:tab/>152 </text:p>
      <text:p text:style-name="P2">13.10 Digression on Immutability of Strings<text:tab/>153 </text:p>
      <text:p text:style-name="P2">14 Tuples<text:tab/>155 </text:p>
      <text:p text:style-name="P2">14.1 Tuple Semantics<text:tab/>155 </text:p>
      <text:p text:style-name="P2">14.2 Tuple Literal Values<text:tab/>155 </text:p>
      <text:p text:style-name="P2">14.3 Tuple Operations<text:tab/>156 </text:p>
      <text:p text:style-name="P2">14.4 Tuple Comparison Operations<text:tab/>157 </text:p>
      <text:p text:style-name="P2">14.5 Tuple Statements<text:tab/>157 </text:p>
      <text:p text:style-name="P2">14.6 Tuple Built-in Functions<text:tab/>158 </text:p>
      <text:p text:style-name="P2">14.7 Tuple Exercises<text:tab/>160 </text:p>
      <text:p text:style-name="P2">14.8 Digression on The Sigma Operator<text:tab/>161 </text:p>
      <text:p text:style-name="P2">15 Lists<text:tab/>163 </text:p>
      <text:p text:style-name="P2">15.1 List Semantics<text:tab/>163 </text:p>
      <text:p text:style-name="P2">15.2 List Literal Values<text:tab/>163 </text:p>
      <text:p text:style-name="P2"><text:soft-page-break/>15.3 List Operations<text:tab/>164 </text:p>
      <text:p text:style-name="P2">15.4 List Comparison Operations<text:tab/>164 </text:p>
      <text:p text:style-name="P2">15.5 List Statements<text:tab/>165 </text:p>
      <text:p text:style-name="P2">15.6 List Built-in Functions<text:tab/>166 </text:p>
      <text:p text:style-name="P2">15.7 List Methods<text:tab/>167 </text:p>
      <text:p text:style-name="P2">15.8 Using Lists as Function Parameter Defaults<text:tab/>169 </text:p>
      <text:p text:style-name="P2">15.9 List Exercises<text:tab/>170 </text:p>
      <text:p text:style-name="P2">16 Mappings and Dictionaries<text:tab/>175 </text:p>
      <text:p text:style-name="P2">16.1 Dictionary Semantics<text:tab/>175 </text:p>
      <text:p text:style-name="P2">16.2 Dictionary Literal Values<text:tab/>176 </text:p>
      <text:p text:style-name="P2">16.3 Dictionary Operations<text:tab/>176 </text:p>
      <text:p text:style-name="P2">16.4 Dictionary Comparison Operations<text:tab/>178 </text:p>
      <text:p text:style-name="P2">16.5 Dictionary Statements<text:tab/>178 </text:p>
      <text:p text:style-name="P2">16.6 Dictionary Built-in Functions<text:tab/>179 </text:p>
      <text:p text:style-name="P2">16.7 Dictionary Methods<text:tab/>180 </text:p>
      <text:p text:style-name="P2">16.8 Using Dictionaries as Function Parameter Defaults<text:tab/>181 </text:p>
      <text:p text:style-name="P2">16.9 Dictionary Exercises<text:tab/>182 </text:p>
      <text:p text:style-name="P2">16.10 Advanced Parameter Handling For Functions<text:tab/>184 </text:p>
      <text:p text:style-name="P2">17 Sets<text:tab/>187 </text:p>
      <text:p text:style-name="P2">17.1 Set Semantics<text:tab/>187 </text:p>
      <text:p text:style-name="P2">17.2 Set Literal Values<text:tab/>187 </text:p>
      <text:p text:style-name="P2">17.3 Set Operations<text:tab/>188 </text:p>
      <text:p text:style-name="P2">17.4 Set Comparison Operators<text:tab/>190 </text:p>
      <text:p text:style-name="P2">17.5 Set Statements<text:tab/>191 </text:p>
      <text:p text:style-name="P2">17.6 Set Built-in Functions<text:tab/>191 </text:p>
      <text:p text:style-name="P2">17.7 Set Methods<text:tab/>192 </text:p>
      <text:p text:style-name="P2">17.8 Using Sets as Function Parameter Defaults<text:tab/>194 </text:p>
      <text:p text:style-name="P2">17.9 Set Exercises<text:tab/>195 </text:p>
      <text:p text:style-name="P2">18 Exceptions<text:tab/>199 </text:p>
      <text:p text:style-name="P2">18.1 Exception Semantics<text:tab/>199 </text:p>
      <text:p text:style-name="P2">18.2 Basic Exception Handling<text:tab/>200 </text:p>
      <text:p text:style-name="P2">18.3 Raising Exceptions<text:tab/>203 </text:p>
      <text:p text:style-name="P2">18.4 An Exceptional Example<text:tab/>204 </text:p>
      <text:p text:style-name="P2">18.5 Complete Exception Handling and The ﬁnally Clause<text:tab/>206 </text:p>
      <text:p text:style-name="P2">18.6 Exception Functions<text:tab/>206 </text:p>
      <text:p text:style-name="P2">18.7 Exception Attributes<text:tab/>207 </text:p>
      <text:p text:style-name="P2">18.8 Built-in Exceptions<text:tab/>208 </text:p>
      <text:p text:style-name="P2">18.9 Exception Exercises<text:tab/>210 </text:p>
      <text:p text:style-name="P2">18.10 Style Notes<text:tab/>211 </text:p>
      <text:p text:style-name="P2">18.11 A Digression<text:tab/>212 </text:p>
      <text:p text:style-name="P2">19 Iterators and Generators<text:tab/>213 </text:p>
      <text:p text:style-name="P2">19.1 Iterator Semantics<text:tab/>213 </text:p>
      <text:p text:style-name="P2">19.2 Generator Function Semantics<text:tab/>214 </text:p>
      <text:p text:style-name="P2">19.3 Deﬁning a Generator Function<text:tab/>215 </text:p>
      <text:p text:style-name="P2">19.4 Generator Functions<text:tab/>216 </text:p>
      <text:p text:style-name="P2">19.5 Generator Statements<text:tab/>217 </text:p>
      <text:p text:style-name="P2">19.6 Iterators Everywhere<text:tab/>217 </text:p>
      <text:p text:style-name="P2">19.7 Generator Function Example<text:tab/>218 </text:p>
      <text:p text:style-name="P2">19.8 Generator Exercises<text:tab/>219 </text:p>
      <text:p text:style-name="P2">20 Files<text:tab/>221 </text:p>
      <text:p text:style-name="P2">20.1 File Semantics<text:tab/>221 </text:p>
      <text:p text:style-name="P2">20.2 File Organization and Structure<text:tab/>222 </text:p>
      <text:p text:style-name="P2"><text:soft-page-break/>20.3 Additional Background<text:tab/>223 </text:p>
      <text:p text:style-name="P2">20.4 Built-in Functions<text:tab/>224 </text:p>
      <text:p text:style-name="P2">20.5 File Statements<text:tab/>226 </text:p>
      <text:p text:style-name="P2">20.6 File Methods<text:tab/>226 </text:p>
      <text:p text:style-name="P2">20.7 Several Examples<text:tab/>228 </text:p>
      <text:p text:style-name="P2">20.8 File Exercises<text:tab/>232 </text:p>
      <text:p text:style-name="P2">21 Functional Programming with Collections<text:tab/>235 </text:p>
      <text:p text:style-name="P2">21.1 Lists of Tuples<text:tab/>235 </text:p>
      <text:p text:style-name="P2">21.2 List Comprehensions<text:tab/>236 </text:p>
      <text:p text:style-name="P2">21.3 Sequence Processing Functions: map(), filter() and reduce()<text:tab/>239 </text:p>
      <text:p text:style-name="P2">21.4 Advanced List Sorting<text:tab/>242 </text:p>
      <text:p text:style-name="P2">21.5 The Lambda<text:tab/>244 </text:p>
      <text:p text:style-name="P2">21.6 Multi-Dimensional Arrays or Matrices<text:tab/>246 </text:p>
      <text:p text:style-name="P2">21.7 Exercises<text:tab/>248 </text:p>
      <text:p text:style-name="P2">22 Advanced Mapping Techniques<text:tab/>251 </text:p>
      <text:p text:style-name="P2">22.1 Default Dictionaries<text:tab/>251 </text:p>
      <text:p text:style-name="P2">22.2 Inverting a Dictionary<text:tab/>252 </text:p>
      <text:p text:style-name="P2">22.3 Exercises<text:tab/>253 </text:p>
      <text:p text:style-name="P2">IV Data + Processing = Objects<text:tab/>255 </text:p>
      <text:p text:style-name="P2">23 Classes<text:tab/>259 </text:p>
      <text:p text:style-name="P2">23.1 Semantics<text:tab/>259 </text:p>
      <text:p text:style-name="P2">23.2 Class Deﬁnition: the class Statement<text:tab/>262 </text:p>
      <text:p text:style-name="P2">23.3 Creating and Using Objects<text:tab/>263 </text:p>
      <text:p text:style-name="P2">23.4 Special Method Names<text:tab/>264 </text:p>
      <text:p text:style-name="P2">23.5 Some Examples<text:tab/>266 </text:p>
      <text:p text:style-name="P2">23.6 Object Collaboration<text:tab/>269 </text:p>
      <text:p text:style-name="P2">23.7 Class Deﬁnition Exercises<text:tab/>271 </text:p>
      <text:p text:style-name="P2">24 Advanced Class Deﬁnition<text:tab/>287 </text:p>
      <text:p text:style-name="P2">24.1 Inheritance<text:tab/>287 </text:p>
      <text:p text:style-name="P2">24.2 Polymorphism<text:tab/>292 </text:p>
      <text:p text:style-name="P2">24.3 Built-in Functions<text:tab/>294 </text:p>
      <text:p text:style-name="P2">24.4 Collaborating with max(), min() and sort()<text:tab/>296 </text:p>
      <text:p text:style-name="P2">24.5 Initializer Techniques<text:tab/>296 </text:p>
      <text:p text:style-name="P2">24.6 Class Variables<text:tab/>297 </text:p>
      <text:p text:style-name="P2">24.7 Static Methods and Class Method<text:tab/>299 </text:p>
      <text:p text:style-name="P2">24.8 Design Approaches<text:tab/>299 </text:p>
      <text:p text:style-name="P2">24.9 Advanced Class Deﬁnition Exercises<text:tab/>301 </text:p>
      <text:p text:style-name="P2">24.10 Style Notes<text:tab/>303 </text:p>
      <text:p text:style-name="P2">25 Some Design Patterns<text:tab/>307 </text:p>
      <text:p text:style-name="P2">25.1 Factory<text:tab/>307 </text:p>
      <text:p text:style-name="P2">25.2 State<text:tab/>310 </text:p>
      <text:p text:style-name="P2">25.3 Strategy<text:tab/>313 </text:p>
      <text:p text:style-name="P2">25.4 Design Pattern Exercises<text:tab/>315 </text:p>
      <text:p text:style-name="P2">26 Creating or Extending Data Types<text:tab/>319 </text:p>
      <text:p text:style-name="P2">26.1 Semantics of Special Methods<text:tab/>320 </text:p>
      <text:p text:style-name="P2">26.2 Basic Special Methods<text:tab/>321 </text:p>
      <text:p text:style-name="P2">26.3 Special Attribute Names<text:tab/>322 </text:p>
      <text:p text:style-name="P2">26.4 Numeric Type Special Methods<text:tab/>322 </text:p>
      <text:p text:style-name="P2">26.5 Collection Special Method Names<text:tab/>327 </text:p>
      <text:p text:style-name="P2">26.6 Collection Special Method Names for Iterators and Iterable<text:tab/>329 </text:p>
      <text:p text:style-name="P2">26.7 Collection Special Method Names for Sequences<text:tab/>330 </text:p>
      <text:p text:style-name="P2">26.8 Collection Special Method Names for Sets<text:tab/>331 </text:p>
      <text:p text:style-name="P2"><text:soft-page-break/>26.9 Collection Special Method Names for Mappings<text:tab/>332 </text:p>
      <text:p text:style-name="P2">26.10 Mapping Example<text:tab/>333 </text:p>
      <text:p text:style-name="P2">26.11 Iterator Examples<text:tab/>334 </text:p>
      <text:p text:style-name="P2">26.12 Extending Built-In Classes<text:tab/>336 </text:p>
      <text:p text:style-name="P2">26.13 Special Method Name Exercises<text:tab/>336 </text:p>
      <text:p text:style-name="P2">27 Attributes, Properties and Descriptors<text:tab/>343 </text:p>
      <text:p text:style-name="P2">27.1 Semantics of Attributes<text:tab/>343 </text:p>
      <text:p text:style-name="P2">27.2 Properties<text:tab/>344 </text:p>
      <text:p text:style-name="P2">27.3 Descriptors<text:tab/>346 </text:p>
      <text:p text:style-name="P2">27.4 Attribute Handling Special Method Names<text:tab/>348 </text:p>
      <text:p text:style-name="P2">27.5 Attribute Access Exercises<text:tab/>349 </text:p>
      <text:p text:style-name="P2">28 Decorators<text:tab/>351 </text:p>
      <text:p text:style-name="P2">28.1 Semantics of Decorators<text:tab/>351 </text:p>
      <text:p text:style-name="P2">28.2 Built-in Decorators<text:tab/>352 </text:p>
      <text:p text:style-name="P2">28.3 Deﬁning Decorators<text:tab/>354 </text:p>
      <text:p text:style-name="P2">28.4 Deﬁning Complex Decorators<text:tab/>355 </text:p>
      <text:p text:style-name="P2">28.5 Decorator Exercises<text:tab/>356 </text:p>
      <text:p text:style-name="P2">29 Managing Contexts: the with Statement<text:tab/>357 </text:p>
      <text:p text:style-name="P2">29.1 Semantics of a Context<text:tab/>357 </text:p>
      <text:p text:style-name="P2">29.2 Using a Context<text:tab/>358 </text:p>
      <text:p text:style-name="P2">29.3 Deﬁning a Context Manager Function<text:tab/>358 </text:p>
      <text:p text:style-name="P2">29.4 Deﬁning a Context Manager Class<text:tab/>360 </text:p>
      <text:p text:style-name="P2">29.5 Context Manager Exercises<text:tab/>361 </text:p>
      <text:p text:style-name="P2">V Components, Modules and Packages<text:tab/>363 </text:p>
      <text:p text:style-name="P2">30 Modules<text:tab/>367 </text:p>
      <text:p text:style-name="P2">30.1 Module Semantics<text:tab/>367 </text:p>
      <text:p text:style-name="P2">30.2 Module Deﬁnition<text:tab/>368 </text:p>
      <text:p text:style-name="P2">30.3 Module Use: The import Statement<text:tab/>370 </text:p>
      <text:p text:style-name="P2">30.4 Finding Modules: The Path<text:tab/>372 </text:p>
      <text:p text:style-name="P2">30.5 Variations on An import Theme<text:tab/>373 </text:p>
      <text:p text:style-name="P2">30.6 The exec Statement<text:tab/>375 </text:p>
      <text:p text:style-name="P2">30.7 Module Exercises<text:tab/>375 </text:p>
      <text:p text:style-name="P2">30.8 Style Notes<text:tab/>377 </text:p>
      <text:p text:style-name="P2">31 Packages<text:tab/>379 </text:p>
      <text:p text:style-name="P2">31.1 Package Semantics<text:tab/>379 </text:p>
      <text:p text:style-name="P2">31.2 Package Deﬁnition<text:tab/>380 </text:p>
      <text:p text:style-name="P2">31.3 Package Use<text:tab/>381 </text:p>
      <text:p text:style-name="P2">31.4 Package Exercises<text:tab/>381 </text:p>
      <text:p text:style-name="P2">31.5 Style Notes<text:tab/>381 </text:p>
      <text:p text:style-name="P2">32 The Python Library<text:tab/>383 </text:p>
      <text:p text:style-name="P2">32.1 Overview of the Python Library<text:tab/>383 </text:p>
      <text:p text:style-name="P2">32.2 Most Useful Library Sections<text:tab/>385 </text:p>
      <text:p text:style-name="P2">32.3 Library Exercises<text:tab/>393 </text:p>
      <text:p text:style-name="P2">33 Complex Strings: the re Module<text:tab/>395 </text:p>
      <text:p text:style-name="P2">33.1 Semantics<text:tab/>395 </text:p>
      <text:p text:style-name="P2">33.2 Creating a Regular Expression<text:tab/>396 </text:p>
      <text:p text:style-name="P2">33.3 Using a Regular Expression<text:tab/>397 </text:p>
      <text:p text:style-name="P2">33.4 Regular Expression Exercises<text:tab/>399 </text:p>
      <text:p text:style-name="P2">34 Dates and Times: the time and datetime Modules<text:tab/>401 </text:p>
      <text:p text:style-name="P2">34.1 Semantics: What is Time?<text:tab/>401 </text:p>
      <text:p text:style-name="P2">34.2 Some Class Deﬁnitions<text:tab/>403 </text:p>
      <text:p text:style-name="P2">34.3 Creating a Date-Time<text:tab/>404 </text:p>
      <text:p text:style-name="P2"><text:soft-page-break/>34.4 Date-Time Calculations and Manipulations<text:tab/>405 </text:p>
      <text:p text:style-name="P2">34.5 Presenting a Date-Time<text:tab/>407 </text:p>
      <text:p text:style-name="P2">34.6 Formatting Symbols<text:tab/>408 </text:p>
      <text:p text:style-name="P2">34.7 Time Exercises<text:tab/>409 </text:p>
      <text:p text:style-name="P2">34.8 Additional time Module Features<text:tab/>410 </text:p>
      <text:p text:style-name="P2">35 File Handling Modules<text:tab/>411 </text:p>
      <text:p text:style-name="P2">35.1 The os.path Module<text:tab/>413 </text:p>
      <text:p text:style-name="P2">35.2 The os Module<text:tab/>414 </text:p>
      <text:p text:style-name="P2">35.3 The fileinput Module<text:tab/>416 </text:p>
      <text:p text:style-name="P2">35.4 The glob and fnmatch Modules<text:tab/>417 </text:p>
      <text:p text:style-name="P2">35.5 The tempfile Module<text:tab/>418 </text:p>
      <text:p text:style-name="P2">35.6 The shutil Module<text:tab/>419 </text:p>
      <text:p text:style-name="P2">35.7 The File Archive Modules: tarfile and zipfile<text:tab/>419 </text:p>
      <text:p text:style-name="P2">35.8 The sys Module<text:tab/>423 </text:p>
      <text:p text:style-name="P2">35.9 Additional File-Processing Modules<text:tab/>424 </text:p>
      <text:p text:style-name="P2">35.10 File Module Exercises<text:tab/>425 </text:p>
      <text:p text:style-name="P2">36 File Formats: CSV, Tab, XML, Logs and Others<text:tab/>427 </text:p>
      <text:p text:style-name="P2">36.1 Overview<text:tab/>427 </text:p>
      <text:p text:style-name="P2">36.2 Comma-Separated Values: The csv Module<text:tab/>428 </text:p>
      <text:p text:style-name="P2">36.3 Tab Files: Nothing Special<text:tab/>431 </text:p>
      <text:p text:style-name="P2">36.4 Property Files and Conﬁguration (orINI ) Files: The ConfigParser Module<text:tab/>432 </text:p>
      <text:p text:style-name="P2">36.5 Fixed Format Files, A COBOL Legacy: The codecs Module<text:tab/>434 </text:p>
      <text:p text:style-name="P2">36.6 XML Files: The xml.etree and xml.sax Modules<text:tab/>436 </text:p>
      <text:p text:style-name="P2">36.7 Log Files: The logging Module<text:tab/>441 </text:p>
      <text:p text:style-name="P2">36.8 File Format Exercises<text:tab/>446 </text:p>
      <text:p text:style-name="P2">36.9 The DOM Class Hierarchy<text:tab/>446 </text:p>
      <text:p text:style-name="P2">37 Programs: Standing Alone<text:tab/>451 </text:p>
      <text:p text:style-name="P2">37.1 Kinds of Programs<text:tab/>451 </text:p>
      <text:p text:style-name="P2">37.2 Command-Line Programs: Servers and Batch Processing<text:tab/>453 </text:p>
      <text:p text:style-name="P2">37.3 The optparse Module<text:tab/>455 </text:p>
      <text:p text:style-name="P2">37.4 Command-Line Examples<text:tab/>458 </text:p>
      <text:p text:style-name="P2">37.5 Other Command-Line Features<text:tab/>459 </text:p>
      <text:p text:style-name="P2">37.6 Command-Line Exercises<text:tab/>461 </text:p>
      <text:p text:style-name="P2">37.7 The getopt Module<text:tab/>461 </text:p>
      <text:p text:style-name="P2">38 Architecture: Clients, Servers, the Internet and the World Wide Web<text:tab/>465 </text:p>
      <text:p text:style-name="P2">38.1 About TCP/IP<text:tab/>465 </text:p>
      <text:p text:style-name="P2">38.2 The World Wide Web and the HTTP protocol<text:tab/>466 </text:p>
      <text:p text:style-name="P2">38.3 Writing Web Clients: The urllib2 Module<text:tab/>467 </text:p>
      <text:p text:style-name="P2">38.4 Writing Web Applications<text:tab/>469 </text:p>
      <text:p text:style-name="P2">38.5 Sessions and State<text:tab/>477 </text:p>
      <text:p text:style-name="P2">38.6 Handling Form Inputs<text:tab/>478 </text:p>
      <text:p text:style-name="P2">38.7 Web Services<text:tab/>480 </text:p>
      <text:p text:style-name="P2">38.8 Client-Server Exercises<text:tab/>485 </text:p>
      <text:p text:style-name="P2">38.9 Socket Programming<text:tab/>491 </text:p>
      <text:p text:style-name="P2">VI Projects<text:tab/>499 </text:p>
      <text:p text:style-name="P2">39 Areas of the Flag<text:tab/>503 </text:p>
      <text:p text:style-name="P2">39.1 Basic Red, White and Blue<text:tab/>503 </text:p>
      <text:p text:style-name="P2">39.2 The Stars<text:tab/>504 </text:p>
      <text:p text:style-name="P2">40 Bowling Scores<text:tab/>507 </text:p>
      <text:p text:style-name="P2">41 Musical Pitches<text:tab/>509 </text:p>
      <text:p text:style-name="P2">41.1 Equal Temperament<text:tab/>510 </text:p>
      <text:p text:style-name="P2">41.2 Overtones<text:tab/>511 </text:p>
      <text:p text:style-name="P2"><text:soft-page-break/>41.3 Circle of Fifths<text:tab/>511 </text:p>
      <text:p text:style-name="P2">41.4 Pythagorean Tuning<text:tab/>512 </text:p>
      <text:p text:style-name="P2">41.5 Five-Tone Tuning<text:tab/>513 </text:p>
      <text:p text:style-name="P2">42 What Can be Computed?<text:tab/>515 </text:p>
      <text:p text:style-name="P2">42.1 Background<text:tab/>515 </text:p>
      <text:p text:style-name="P2">42.2 The Turing Machine<text:tab/>517 </text:p>
      <text:p text:style-name="P2">42.3 Example Machine<text:tab/>518 </text:p>
      <text:p text:style-name="P2">42.4 Turing Machine Implementation<text:tab/>519 </text:p>
      <text:p text:style-name="P2">42.5 Exercise 1<text:tab/>521 </text:p>
      <text:p text:style-name="P2">42.6 Test Machines<text:tab/>521 </text:p>
      <text:p text:style-name="P2">42.7 Exercise 2<text:tab/>522 </text:p>
      <text:p text:style-name="P2">42.8 Better Implementations<text:tab/>523 </text:p>
      <text:p text:style-name="P2">42.9 Exercise 3<text:tab/>524 </text:p>
      <text:p text:style-name="P2">42.10 Consequences<text:tab/>525 </text:p>
      <text:p text:style-name="P2">42.11 Other Applications<text:tab/>525 </text:p>
      <text:p text:style-name="P2">42.12 Alternative Speciﬁcations<text:tab/>526 </text:p>
      <text:p text:style-name="P2">42.13 Exercise 4<text:tab/>528 </text:p>
      <text:p text:style-name="P2">43 Mah Jongg Hands<text:tab/>529 </text:p>
      <text:p text:style-name="P2">43.1 Tile Class Hierarchy<text:tab/>529 </text:p>
      <text:p text:style-name="P2">43.2 Wall Class<text:tab/>531 </text:p>
      <text:p text:style-name="P2">43.3 TileSet Class Hierarchy<text:tab/>532 </text:p>
      <text:p text:style-name="P2">43.4 Hand Class<text:tab/>534 </text:p>
      <text:p text:style-name="P2">43.5 Some Test Cases<text:tab/>535 </text:p>
      <text:p text:style-name="P2">43.6 Hand Scoring - Points<text:tab/>537 </text:p>
      <text:p text:style-name="P2">43.7 Hand Scoring - Doubles<text:tab/>539 </text:p>
      <text:p text:style-name="P2">43.8 Limit Hands<text:tab/>542 </text:p>
      <text:p text:style-name="P2">44 Chess Game Notation<text:tab/>545 </text:p>
      <text:p text:style-name="P2">44.1 Algebraic Notation<text:tab/>545 </text:p>
      <text:p text:style-name="P2">44.2 Algorithms for Resolving Moves<text:tab/>549 </text:p>
      <text:p text:style-name="P2">44.3 Descriptive Notation<text:tab/>552 </text:p>
      <text:p text:style-name="P2">44.4 Game State<text:tab/>552 </text:p>
      <text:p text:style-name="P2">44.5 PGN Processing Speciﬁcations<text:tab/>553 </text:p>
      <text:p text:style-name="P2">VII Back Matter<text:tab/>555 </text:p>
      <text:p text:style-name="P2">45 Bibliography<text:tab/>557 </text:p>
      <text:p text:style-name="P2">45.1 Use Cases<text:tab/>557 </text:p>
      <text:p text:style-name="P2">45.2 Computer Science<text:tab/>557 </text:p>
      <text:p text:style-name="P2">45.3 Design Patterns<text:tab/>557 </text:p>
      <text:p text:style-name="P2">45.4 Languages<text:tab/>557 </text:p>
      <text:p text:style-name="P2">45.5 Problem Domains<text:tab/>557 </text:p>
      <text:p text:style-name="P2">46 Indices and Tables<text:tab/>559 </text:p>
      <text:p text:style-name="P2">47 Production Notes<text:tab/>561 </text:p>
      <text:p text:style-name="P2">Bibliography<text:tab/>563 </text:p>
      <text:p text:style-name="P2"/>
      <text:h text:style-name="Heading_20_1" text:outline-level="1"><text:bookmark-start text:name="__RefHeading__235_937782157"/>***byte_of_python_2013_129p <text:bookmark-end text:name="__RefHeading__235_937782157"/></text:h>
      <text:p text:style-name="P2">1 A Byte of Python<text:tab/>8 </text:p>
      <text:p text:style-name="P2">1.1 Who Reads A Byte of Python?<text:tab/>8 </text:p>
      <text:p text:style-name="P2">1.2 Academic Courses<text:tab/>11 </text:p>
      <text:p text:style-name="P2">1.3 License<text:tab/>12 </text:p>
      <text:p text:style-name="P2">1.4 Read Now<text:tab/>12 </text:p>
      <text:p text:style-name="P2">1.5 Buy the Book<text:tab/>12 </text:p>
      <text:p text:style-name="P2">1.6 Download<text:tab/>12 </text:p>
      <text:p text:style-name="P2"><text:soft-page-break/>1.7 Read the book in your native language<text:tab/>13 </text:p>
      <text:p text:style-name="P2">2 Preface<text:tab/>13 </text:p>
      <text:p text:style-name="P2">2.1 Who This Book Is For<text:tab/>13 </text:p>
      <text:p text:style-name="P2">2.2 History Lesson<text:tab/>13 </text:p>
      <text:p text:style-name="P2">2.3 Status Of The Book<text:tab/>14 </text:p>
      <text:p text:style-name="P2">2.4 Official Website<text:tab/>14 </text:p>
      <text:p text:style-name="P2">2.5 Something To Think About<text:tab/>14 </text:p>
      <text:p text:style-name="P2">3 Introduction<text:tab/>15 </text:p>
      <text:p text:style-name="P2">3.1 Features of Python<text:tab/>15 </text:p>
      <text:p text:style-name="P2">3.1.1 Simple<text:tab/>15 </text:p>
      <text:p text:style-name="P2">3.1.2 Easy to Learn<text:tab/>15 </text:p>
      <text:p text:style-name="P2">3.1.3 Free and Open Source<text:tab/>15 </text:p>
      <text:p text:style-name="P2">3.1.4 High-level Language<text:tab/>16 </text:p>
      <text:p text:style-name="P2">3.1.5 Portable<text:tab/>16 </text:p>
      <text:p text:style-name="P2">3.1.6 Interpreted<text:tab/>16 </text:p>
      <text:p text:style-name="P2">3.1.7 Object Oriented<text:tab/>16 </text:p>
      <text:p text:style-name="P2">3.1.8 Extensible<text:tab/>17 </text:p>
      <text:p text:style-name="P2">3.1.9 Embeddable<text:tab/>17 </text:p>
      <text:p text:style-name="P2">3.1.10 Extensive Libraries<text:tab/>17 </text:p>
      <text:p text:style-name="P2">3.2 Python 2 versus 3<text:tab/>17 </text:p>
      <text:p text:style-name="P2">3.3 What Programmers Say<text:tab/>18 </text:p>
      <text:p text:style-name="P2">4 Installation<text:tab/>18 </text:p>
      <text:p text:style-name="P2">4.1 Installation on Windows<text:tab/>18 </text:p>
      <text:p text:style-name="P2">4.1.1 DOS Prompt<text:tab/>18 </text:p>
      <text:p text:style-name="P2">4.1.2 Running Python prompt on Windows<text:tab/>20 </text:p>
      <text:p text:style-name="P2">4.2 Installation on Mac OS X<text:tab/>20 </text:p>
      <text:p text:style-name="P2">4.3 Installation on Linux<text:tab/>20 </text:p>
      <text:p text:style-name="P2">4.4 Summary<text:tab/>21 </text:p>
      <text:p text:style-name="P2">5 First Steps<text:tab/>21 </text:p>
      <text:p text:style-name="P2">5.1 Using The Interpreter Prompt<text:tab/>21 </text:p>
      <text:p text:style-name="P2">5.2 Choosing An Editor<text:tab/>22 </text:p>
      <text:p text:style-name="P2">5.3 Using A Source File<text:tab/>23 </text:p>
      <text:p text:style-name="P2">5.3.1 Executable Python Programs<text:tab/>25 </text:p>
      <text:p text:style-name="P2">5.4 Getting Help<text:tab/>27 </text:p>
      <text:p text:style-name="P2">5.5 Summary<text:tab/>27 </text:p>
      <text:p text:style-name="P2">6 Basics<text:tab/>27 </text:p>
      <text:p text:style-name="P2">6.1 Comments<text:tab/>27 </text:p>
      <text:p text:style-name="P2">6.2 Literal Constants<text:tab/>28 </text:p>
      <text:p text:style-name="P2">6.3 Numbers<text:tab/>28 </text:p>
      <text:p text:style-name="P2">6.4 Strings<text:tab/>29 </text:p>
      <text:p text:style-name="P2">6.4.1 Single Quote<text:tab/>29 </text:p>
      <text:p text:style-name="P2">6.4.2 Double Quotes<text:tab/>29 </text:p>
      <text:p text:style-name="P2">6.4.3 Triple Quotes<text:tab/>29 </text:p>
      <text:p text:style-name="P2">6.4.4 Strings Are Immutable<text:tab/>29 </text:p>
      <text:p text:style-name="P2">6.4.5 The format method<text:tab/>30 </text:p>
      <text:p text:style-name="P2">6.5 Variable<text:tab/>31 </text:p>
      <text:p text:style-name="P2">6.6 Identifier Naming<text:tab/>31 </text:p>
      <text:p text:style-name="P2">6.7 Data Types<text:tab/>32 </text:p>
      <text:p text:style-name="P2">6.8 Object<text:tab/>32 </text:p>
      <text:p text:style-name="P2">6.9 How to write Python programs<text:tab/>32 </text:p>
      <text:p text:style-name="P2">6.10 Example: Using Variables And Literal Constants<text:tab/>32 </text:p>
      <text:p text:style-name="P2">6.10.1 Logical And Physical Line<text:tab/>33 </text:p>
      <text:p text:style-name="P2"><text:soft-page-break/>6.10.2 Indentation<text:tab/>35 </text:p>
      <text:p text:style-name="P2">6.11 Summary<text:tab/>35 </text:p>
      <text:p text:style-name="P2">7 Operators and Expressions<text:tab/>36 </text:p>
      <text:p text:style-name="P2">7.1 Operators<text:tab/>36 </text:p>
      <text:p text:style-name="P2">7.1.1 Shortcut for math operation and assignment<text:tab/>38 </text:p>
      <text:p text:style-name="P2">7.2 Evaluation Order<text:tab/>39 </text:p>
      <text:p text:style-name="P2">7.3 Changing the Order Of Evaluation<text:tab/>40 </text:p>
      <text:p text:style-name="P2">7.4 Associativity<text:tab/>40 </text:p>
      <text:p text:style-name="P2">7.5 Expressions<text:tab/>40 </text:p>
      <text:p text:style-name="P2">7.6 Summary<text:tab/>41 </text:p>
      <text:p text:style-name="P2">8 Control Flow<text:tab/>41 </text:p>
      <text:p text:style-name="P2">8.1 The if statement<text:tab/>41 </text:p>
      <text:p text:style-name="P2">8.2 The while Statement<text:tab/>44 </text:p>
      <text:p text:style-name="P2">8.3 The for loop<text:tab/>45 </text:p>
      <text:p text:style-name="P2">8.4 The break Statement<text:tab/>46 </text:p>
      <text:p text:style-name="P2">8.4.1 Swaroop’s Poetic Python<text:tab/>47 </text:p>
      <text:p text:style-name="P2">8.5 The continue Statement<text:tab/>47 </text:p>
      <text:p text:style-name="P2">8.6 Summary<text:tab/>48 </text:p>
      <text:p text:style-name="P2">9 Functions<text:tab/>48 </text:p>
      <text:p text:style-name="P2">9.1 Function Parameters<text:tab/>49 </text:p>
      <text:p text:style-name="P2">9.2 Local Variables<text:tab/>50 </text:p>
      <text:p text:style-name="P2">9.3 Using The global Statement<text:tab/>51 </text:p>
      <text:p text:style-name="P2">9.4 Default Argument Values<text:tab/>52 </text:p>
      <text:p text:style-name="P2">9.5 Keyword Arguments<text:tab/>53 </text:p>
      <text:p text:style-name="P2">9.6 VarArgs parameters<text:tab/>54 </text:p>
      <text:p text:style-name="P2">9.7 Keyword-only Parameters<text:tab/>55 </text:p>
      <text:p text:style-name="P2">9.8 The return Statement<text:tab/>56 </text:p>
      <text:p text:style-name="P2">9.9 DocStrings<text:tab/>57 </text:p>
      <text:p text:style-name="P2">9.10 Summary<text:tab/>58 </text:p>
      <text:p text:style-name="P2">10 Modules<text:tab/>58 </text:p>
      <text:p text:style-name="P2">10.1 Byte-compiledpyc files<text:tab/>60 </text:p>
      <text:p text:style-name="P2">10.2 The from import statement<text:tab/>60 </text:p>
      <text:p text:style-name="P2">10.3 A module’s name<text:tab/>61 </text:p>
      <text:p text:style-name="P2">10.4 Making Your Own Modules<text:tab/>61 </text:p>
      <text:p text:style-name="P2">10.5 The dir function<text:tab/>63 </text:p>
      <text:p text:style-name="P2">10.6 Packages<text:tab/>64 </text:p>
      <text:p text:style-name="P2">10.7 Summary<text:tab/>65 </text:p>
      <text:p text:style-name="P2">11 Data Structures<text:tab/>65 </text:p>
      <text:p text:style-name="P2">11.1 List<text:tab/>65 </text:p>
      <text:p text:style-name="P2">11.1.1 Quick Introduction To Objects And Classes<text:tab/>66 </text:p>
      <text:p text:style-name="P2">11.2 Tuple<text:tab/>68 </text:p>
      <text:p text:style-name="P2">11.3 Dictionary<text:tab/>69 </text:p>
      <text:p text:style-name="P2">11.4 Sequence<text:tab/>71 </text:p>
      <text:p text:style-name="P2">11.5 Set<text:tab/>73 </text:p>
      <text:p text:style-name="P2">11.6 References<text:tab/>74 </text:p>
      <text:p text:style-name="P2">11.7 More About Strings<text:tab/>75 </text:p>
      <text:p text:style-name="P2">11.8 Summary<text:tab/>76 </text:p>
      <text:p text:style-name="P2">12 Problem Solving<text:tab/>76 </text:p>
      <text:p text:style-name="P2">12.1 The Problem<text:tab/>77 </text:p>
      <text:p text:style-name="P2">12.2 The Solution<text:tab/>77 </text:p>
      <text:p text:style-name="P2">12.3 Second Version<text:tab/>80 </text:p>
      <text:p text:style-name="P2">12.4 Third Version<text:tab/>81 </text:p>
      <text:p text:style-name="P2"><text:soft-page-break/>12.5 Fourth Version<text:tab/>83 </text:p>
      <text:p text:style-name="P2">12.6 More Refinements<text:tab/>84 </text:p>
      <text:p text:style-name="P2">12.7 The Software Development Process<text:tab/>85 </text:p>
      <text:p text:style-name="P2">12.8 Summary<text:tab/>85 </text:p>
      <text:p text:style-name="P2">13 Object Oriented Programming<text:tab/>85 </text:p>
      <text:p text:style-name="P2">13.1 The self<text:tab/>86 </text:p>
      <text:p text:style-name="P2">13.2 Classes<text:tab/>87 </text:p>
      <text:p text:style-name="P2">13.3 Object Methods<text:tab/>88 </text:p>
      <text:p text:style-name="P2">13.4 The init method<text:tab/>88 </text:p>
      <text:p text:style-name="P2">13.5 Class And Object Variables<text:tab/>89 </text:p>
      <text:p text:style-name="P2">13.6 Inheritance<text:tab/>92 </text:p>
      <text:p text:style-name="P2">13.7 Summary<text:tab/>95 </text:p>
      <text:p text:style-name="P2">14 Input Output<text:tab/>95 </text:p>
      <text:p text:style-name="P2">14.1 Input from user<text:tab/>95 </text:p>
      <text:p text:style-name="P2">14.2 Files<text:tab/>97 </text:p>
      <text:p text:style-name="P2">14.3 Pickle<text:tab/>98 </text:p>
      <text:p text:style-name="P2">14.4 Summary<text:tab/>99 </text:p>
      <text:p text:style-name="P2">15 Exceptions<text:tab/>99 </text:p>
      <text:p text:style-name="P2">15.1 Errors<text:tab/>99 </text:p>
      <text:p text:style-name="P2">15.2 Exceptions<text:tab/>100 </text:p>
      <text:p text:style-name="P2">15.3 Handling Exceptions<text:tab/>100 </text:p>
      <text:p text:style-name="P2">15.4 Raising Exceptions<text:tab/>101 </text:p>
      <text:p text:style-name="P2">15.5 Try. Finally<text:tab/>102 </text:p>
      <text:p text:style-name="P2">15.6 The with statement<text:tab/>103 </text:p>
      <text:p text:style-name="P2">15.7 Summary<text:tab/>104 </text:p>
      <text:p text:style-name="P2">16 Standard Library<text:tab/>104 </text:p>
      <text:p text:style-name="P2">16.1 sys module<text:tab/>105 </text:p>
      <text:p text:style-name="P2">16.2 logging module<text:tab/>106 </text:p>
      <text:p text:style-name="P2">16.3 Module of the Week Series<text:tab/>107 </text:p>
      <text:p text:style-name="P2">16.4 Summary<text:tab/>107 </text:p>
      <text:p text:style-name="P2">17 More<text:tab/>107 </text:p>
      <text:p text:style-name="P2">17.1 Passing tuples around<text:tab/>108 </text:p>
      <text:p text:style-name="P2">17.2 Special Methods<text:tab/>108 </text:p>
      <text:p text:style-name="P2">17.3 Single Statement Blocks<text:tab/>109 </text:p>
      <text:p text:style-name="P2">17.4 Lambda Forms<text:tab/>109 </text:p>
      <text:p text:style-name="P2">17.5 List Comprehension<text:tab/>110 </text:p>
      <text:p text:style-name="P2">17.6 Receiving Tuples and Dictionaries in Functions<text:tab/>110 </text:p>
      <text:p text:style-name="P2">17.7 The assert statement<text:tab/>111 </text:p>
      <text:p text:style-name="P2">17.8 Escape Sequences<text:tab/>111 </text:p>
      <text:p text:style-name="P2">17.8.1 Raw String<text:tab/>112 </text:p>
      <text:p text:style-name="P2">17.9 Summary<text:tab/>112 </text:p>
      <text:p text:style-name="P2">18 What Next<text:tab/>113 </text:p>
      <text:p text:style-name="P2">18.1 Example Code<text:tab/>113 </text:p>
      <text:p text:style-name="P2">18.2 Questions and Answers<text:tab/>114 </text:p>
      <text:p text:style-name="P2">18.3 Tutorials<text:tab/>114 </text:p>
      <text:p text:style-name="P2">18.4 Videos<text:tab/>114 </text:p>
      <text:p text:style-name="P2">18.5 Discussion<text:tab/>114 </text:p>
      <text:p text:style-name="P2">18.6 News<text:tab/>114 </text:p>
      <text:p text:style-name="P2">18.7 Installing libraries<text:tab/>114 </text:p>
      <text:p text:style-name="P2">18.8 Graphical Software<text:tab/>115 </text:p>
      <text:p text:style-name="P2">18.8.1 Summary of GUI Tools<text:tab/>115 </text:p>
      <text:p text:style-name="P2">18.9 Various Implementations<text:tab/>116 </text:p>
      <text:p text:style-name="P2"><text:soft-page-break/>18.10Functional Programming (for advanced readers)<text:tab/>116 </text:p>
      <text:p text:style-name="P2">18.11Summary<text:tab/>117 </text:p>
      <text:p text:style-name="P2">19 FLOSS<text:tab/>117 </text:p>
      <text:p text:style-name="P2">20 Colophon<text:tab/>118 </text:p>
      <text:p text:style-name="P2">20.1 Birth of the Book<text:tab/>119 </text:p>
      <text:p text:style-name="P2">20.2 Teenage Years<text:tab/>119 </text:p>
      <text:p text:style-name="P2">20.3 Now<text:tab/>119 </text:p>
      <text:p text:style-name="P2">20.4 About The Author<text:tab/>119 </text:p>
      <text:p text:style-name="P2">21 Revision History<text:tab/>119 </text:p>
      <text:p text:style-name="P2">22 Translations<text:tab/>122 </text:p>
      <text:p text:style-name="P2">22.1 Arabic<text:tab/>122 </text:p>
      <text:p text:style-name="P2">22.2 Brazilian Portuguese<text:tab/>122 </text:p>
      <text:p text:style-name="P2">22.3 Catalan<text:tab/>122 </text:p>
      <text:p text:style-name="P2">22.4 Chinese<text:tab/>123 </text:p>
      <text:p text:style-name="P2">22.5 Chinese Traditional<text:tab/>123 </text:p>
      <text:p text:style-name="P2">22.6 French<text:tab/>124 </text:p>
      <text:p text:style-name="P2">22.7 German<text:tab/>124 </text:p>
      <text:p text:style-name="P2">22.8 Greek<text:tab/>125 </text:p>
      <text:p text:style-name="P2">22.9 Indonesian<text:tab/>125 </text:p>
      <text:p text:style-name="P2">22.10 Italian<text:tab/>126 </text:p>
      <text:p text:style-name="P2">22.11 Japanese<text:tab/>126 </text:p>
      <text:p text:style-name="P2">22.12 Mongolian<text:tab/>126 </text:p>
      <text:p text:style-name="P2">22.13 Norwegian (bokmål)<text:tab/>126 </text:p>
      <text:p text:style-name="P2">22.14 Polish<text:tab/>127 </text:p>
      <text:p text:style-name="P2">22.15 Portuguese<text:tab/>127 </text:p>
      <text:p text:style-name="P2">22.16 Romanian<text:tab/>127 </text:p>
      <text:p text:style-name="P2">22.17 Russian and Ukranian<text:tab/>128 </text:p>
      <text:p text:style-name="P2">22.18 Slovak<text:tab/>128 </text:p>
      <text:p text:style-name="P2">22.19 Spanish<text:tab/>128 </text:p>
      <text:p text:style-name="P2">22.20 Swedish<text:tab/>129 </text:p>
      <text:p text:style-name="P2">22.21 Turkish<text:tab/>129 </text:p>
      <text:p text:style-name="P2"/>
      <text:h text:style-name="Heading_20_1" text:outline-level="1"><text:bookmark-start text:name="__RefHeading__237_937782157"/>***CherryPy_Essentials_Rapid_Python_Web_Application_Development_2007_270p <text:bookmark-end text:name="__RefHeading__237_937782157"/></text:h>
      <text:p text:style-name="P2">Chapter 1: Introduction to CherryPy<text:tab/>7 </text:p>
      <text:p text:style-name="P2">Overview<text:tab/>7 </text:p>
      <text:p text:style-name="P2">History of CherryPy<text:tab/>8 </text:p>
      <text:p text:style-name="P2">The Community<text:tab/>9 </text:p>
      <text:p text:style-name="P2">CherryPy Project Strengths<text:tab/>10 </text:p>
      <text:p text:style-name="P2">Beyond CherryPy<text:tab/>11 </text:p>
      <text:p text:style-name="P2">Through the Book<text:tab/>11 </text:p>
      <text:p text:style-name="P2">Summary<text:tab/>12 </text:p>
      <text:p text:style-name="P2">Chapter 2: Download and Install CherryPy<text:tab/>13 </text:p>
      <text:p text:style-name="P2">Requirements<text:tab/>13 </text:p>
      <text:p text:style-name="P2">Overview<text:tab/>14 </text:p>
      <text:p text:style-name="P2">Installation from a Tarball<text:tab/>16 </text:p>
      <text:p text:style-name="P2">Installation through Easy Install<text:tab/>18 </text:p>
      <text:p text:style-name="P2">Installation from Subversion<text:tab/>20 </text:p>
      <text:p text:style-name="P2">Testing your Installation<text:tab/>23 </text:p>
      <text:p text:style-name="P2">Keeping CherryPy Up to Date<text:tab/>23 </text:p>
      <text:p text:style-name="P2"><text:soft-page-break/>Summary<text:tab/>24 </text:p>
      <text:p text:style-name="P2">Chapter 3: Overview of CherryPy<text:tab/>25 </text:p>
      <text:p text:style-name="P2">Vocabulary<text:tab/>25 </text:p>
      <text:p text:style-name="P2">Basic Example<text:tab/>26 </text:p>
      <text:p text:style-name="P2">Built-In HTTP Server<text:tab/>32 </text:p>
      <text:p text:style-name="P2">Internal Engine<text:tab/>32 </text:p>
      <text:p text:style-name="P2">Configuration<text:tab/>33 </text:p>
      <text:p text:style-name="P2">Object Publisher Engine<text:tab/>36 </text:p>
      <text:p text:style-name="P2">Library<text:tab/>38 </text:p>
      <text:p text:style-name="P2">The Autoreload Feature<text:tab/>39 </text:p>
      <text:p text:style-name="P2">The Caching Module<text:tab/>39 </text:p>
      <text:p text:style-name="P2">The Coverage Module<text:tab/>39 </text:p>
      <text:p text:style-name="P2">The Encoding/Decoding Module<text:tab/>40 </text:p>
      <text:p text:style-name="P2">The HTTP Module<text:tab/>40 </text:p>
      <text:p text:style-name="P2">The Httpauth Module<text:tab/>40 </text:p>
      <text:p text:style-name="P2">The Profiler Module<text:tab/>40 </text:p>
      <text:p text:style-name="P2">The Sessions Module<text:tab/>41 </text:p>
      <text:p text:style-name="P2">The Static Module<text:tab/>42 </text:p>
      <text:p text:style-name="P2">The Tidy Module<text:tab/>42 </text:p>
      <text:p text:style-name="P2">The Wsgiapp Module<text:tab/>42 </text:p>
      <text:p text:style-name="P2">The XML-RPC Module<text:tab/>42 </text:p>
      <text:p text:style-name="P2">Tools<text:tab/>43 </text:p>
      <text:p text:style-name="P2">Error and Exception Handling<text:tab/>44 </text:p>
      <text:p text:style-name="P2">Summary<text:tab/>49 </text:p>
      <text:p text:style-name="P2">Chapter 4: CherryPy in Depth<text:tab/>51 </text:p>
      <text:p text:style-name="P2">HTTP Compliance<text:tab/>51 </text:p>
      <text:p text:style-name="P2">Multiple HTTP Servers<text:tab/>52 </text:p>
      <text:p text:style-name="P2">Multi-Threaded Application Server<text:tab/>54 </text:p>
      <text:p text:style-name="P2">URI Dispatching<text:tab/>55 </text:p>
      <text:p text:style-name="P2">HTTP Method Dispatcher<text:tab/>55 </text:p>
      <text:p text:style-name="P2">Routes Dispatcher<text:tab/>57 </text:p>
      <text:p text:style-name="P2">Virtual Host Dispatcher<text:tab/>58 </text:p>
      <text:p text:style-name="P2">Hook into CherryPy's Core Engine<text:tab/>59 </text:p>
      <text:p text:style-name="P2">CherryPy Toolbox<text:tab/>61 </text:p>
      <text:p text:style-name="P2">Basic Authentication Tool<text:tab/>62 </text:p>
      <text:p text:style-name="P2">Caching Tool<text:tab/>63 </text:p>
      <text:p text:style-name="P2">Decoding Tool<text:tab/>64 </text:p>
      <text:p text:style-name="P2">Digest Authentication Tool<text:tab/>65 </text:p>
      <text:p text:style-name="P2">Encode Tool<text:tab/>66 </text:p>
      <text:p text:style-name="P2">Error Redirect Tool<text:tab/>67 </text:p>
      <text:p text:style-name="P2">Etag Tool<text:tab/>67 </text:p>
      <text:p text:style-name="P2">Gzip Tool<text:tab/>69 </text:p>
      <text:p text:style-name="P2">Ignore Headers Tool<text:tab/>69 </text:p>
      <text:p text:style-name="P2">Log Headers Tool<text:tab/>70 </text:p>
      <text:p text:style-name="P2">Log Tracebacks Tool<text:tab/>71 </text:p>
      <text:p text:style-name="P2">Proxy Tool<text:tab/>72 </text:p>
      <text:p text:style-name="P2">Referer Tool<text:tab/>73 </text:p>
      <text:p text:style-name="P2">Response Headers Tool<text:tab/>74 </text:p>
      <text:p text:style-name="P2">Trailing Slash Tool<text:tab/>75 </text:p>
      <text:p text:style-name="P2">XML-RPC Tool<text:tab/>76 </text:p>
      <text:p text:style-name="P2">Toolbox<text:tab/>77 </text:p>
      <text:p text:style-name="P2">Creating a Tool<text:tab/>77 </text:p>
      <text:p text:style-name="P2"><text:soft-page-break/>Static Resource Serving<text:tab/>81 </text:p>
      <text:p text:style-name="P2">Using the Staticfile Tool to Serve a Single File<text:tab/>81 </text:p>
      <text:p text:style-name="P2">Using the Staticdir Tool to Serve a Complete Directory<text:tab/>83 </text:p>
      <text:p text:style-name="P2">Bypassing Static Tools to Serve Static Content<text:tab/>85 </text:p>
      <text:p text:style-name="P2">WSGI Support<text:tab/>86 </text:p>
      <text:p text:style-name="P2">Hosting a WSGI Application within the CherryPy WSGI Server<text:tab/>87 </text:p>
      <text:p text:style-name="P2">Hosting a CherryPy WSGI Application within<text:tab/>a </text:p>
      <text:p text:style-name="P2">Third-Party WSGI Server<text:tab/>89 </text:p>
      <text:p text:style-name="P2">Summary<text:tab/>90 </text:p>
      <text:p text:style-name="P2">Chapter 5: A Photoblog Application<text:tab/>91 </text:p>
      <text:p text:style-name="P2">A Photoblog Application<text:tab/>91 </text:p>
      <text:p text:style-name="P2">Photoblog Entities<text:tab/>92 </text:p>
      <text:p text:style-name="P2">Vocabulary<text:tab/>94 </text:p>
      <text:p text:style-name="P2">DBMSes Overview<text:tab/>95 </text:p>
      <text:p text:style-name="P2">Relational Database Management System (RDBMS)<text:tab/>95 </text:p>
      <text:p text:style-name="P2">Object-Oriented Database Management System (OODBMS)<text:tab/>96 </text:p>
      <text:p text:style-name="P2">XML Database Management System (XMLDBMS)<text:tab/>97 </text:p>
      <text:p text:style-name="P2">Object-Relational Mapping<text:tab/>97 </text:p>
      <text:p text:style-name="P2">Python Object-Relational Mappers<text:tab/>98 </text:p>
      <text:p text:style-name="P2">Photoblog Application Entity Modeling<text:tab/>108 </text:p>
      <text:p text:style-name="P2">Mapping Entities<text:tab/>109 </text:p>
      <text:p text:style-name="P2">Units and UnitProperties<text:tab/>111 </text:p>
      <text:p text:style-name="P2">Associating Units<text:tab/>112 </text:p>
      <text:p text:style-name="P2">The Sandbox Interface<text:tab/>112 </text:p>
      <text:p text:style-name="P2">Querying Units<text:tab/>113 </text:p>
      <text:p text:style-name="P2">Extending the Data Access Layer<text:tab/>114 </text:p>
      <text:p text:style-name="P2">Summary<text:tab/>117 </text:p>
      <text:p text:style-name="P2">Chapter 6: Web Services<text:tab/>119 </text:p>
      <text:p text:style-name="P2">Traditional Web Development<text:tab/>119 </text:p>
      <text:p text:style-name="P2">Separation of Concerns<text:tab/>121 </text:p>
      <text:p text:style-name="P2">REST<text:tab/>122 </text:p>
      <text:p text:style-name="P2">Uniform Resource Identifier<text:tab/>123 </text:p>
      <text:p text:style-name="P2">HTTP Methods<text:tab/>124 </text:p>
      <text:p text:style-name="P2">Putting it Together<text:tab/>128 </text:p>
      <text:p text:style-name="P2">REST Interface through CherryPy<text:tab/>130 </text:p>
      <text:p text:style-name="P2">Atom Publishing Protocol<text:tab/>131 </text:p>
      <text:p text:style-name="P2">Atom XML-Document Format<text:tab/>132 </text:p>
      <text:p text:style-name="P2">APP Implementation<text:tab/>134 </text:p>
      <text:p text:style-name="P2">Summary<text:tab/>136 </text:p>
      <text:p text:style-name="P2">Chapter 7: The Presentation Layer<text:tab/>137 </text:p>
      <text:p text:style-name="P2">HTML<text:tab/>137 </text:p>
      <text:p text:style-name="P2">XML<text:tab/>138 </text:p>
      <text:p text:style-name="P2">XHTML<text:tab/>138 </text:p>
      <text:p text:style-name="P2">CSS<text:tab/>139 </text:p>
      <text:p text:style-name="P2">DHTML<text:tab/>141 </text:p>
      <text:p text:style-name="P2">Templating<text:tab/>142 </text:p>
      <text:p text:style-name="P2">Kid—The Templating Engine<text:tab/>142 </text:p>
      <text:p text:style-name="P2">Overview<text:tab/>142 </text:p>
      <text:p text:style-name="P2">Kid's Attributes<text:tab/>144 </text:p>
      <text:p text:style-name="P2">XML-Based Templating Language<text:tab/>144 </text:p>
      <text:p text:style-name="P2">Variable Substitution<text:tab/>144 </text:p>
      <text:p text:style-name="P2">Conditional Statement<text:tab/>144 </text:p>
      <text:p text:style-name="P2"><text:soft-page-break/>Looping Mechanism<text:tab/>145 </text:p>
      <text:p text:style-name="P2">Extensibility<text:tab/>146 </text:p>
      <text:p text:style-name="P2">Other Attributes<text:tab/>147 </text:p>
      <text:p text:style-name="P2">Photoblog Design Preparation<text:tab/>147 </text:p>
      <text:p text:style-name="P2">Targetting the User Agent<text:tab/>147 </text:p>
      <text:p text:style-name="P2">Tools<text:tab/>148 </text:p>
      <text:p text:style-name="P2">Global Design Goals<text:tab/>148 </text:p>
      <text:p text:style-name="P2">Design Directory Layout<text:tab/>149 </text:p>
      <text:p text:style-name="P2">CherryPy—Encapsulating the Template Rendering Process<text:tab/>149 </text:p>
      <text:p text:style-name="P2">Photoblog Design in Detail<text:tab/>151 </text:p>
      <text:p text:style-name="P2">Basic Structure<text:tab/>151 </text:p>
      <text:p text:style-name="P2">Mochikit<text:tab/>156 </text:p>
      <text:p text:style-name="P2">Developing the Photoblog Design<text:tab/>157 </text:p>
      <text:p text:style-name="P2">HTML Code<text:tab/>157 </text:p>
      <text:p text:style-name="P2">Adding a Link<text:tab/>158 </text:p>
      <text:p text:style-name="P2">Handling the End-User Actions<text:tab/>158 </text:p>
      <text:p text:style-name="P2">Amending the Template<text:tab/>159 </text:p>
      <text:p text:style-name="P2">Amending the CSS<text:tab/>159 </text:p>
      <text:p text:style-name="P2">Let's be More Flexible...<text:tab/>160 </text:p>
      <text:p text:style-name="P2">Summary<text:tab/>161 </text:p>
      <text:p text:style-name="P2">Chapter 8: Ajax<text:tab/>163 </text:p>
      <text:p text:style-name="P2">Rise of the Rich-Client Applications<text:tab/>163 </text:p>
      <text:p text:style-name="P2">Ajax<text:tab/>164 </text:p>
      <text:p text:style-name="P2">Ajax—Advantages and Drawbacks<text:tab/>165 </text:p>
      <text:p text:style-name="P2">Behind the Scene: XMLHttpRequest<text:tab/>166 </text:p>
      <text:p text:style-name="P2">Performing a GET Request<text:tab/>167 </text:p>
      <text:p text:style-name="P2">Performing a Content-Negotiated GET Request <text:tab/>168 </text:p>
      <text:p text:style-name="P2">Performing a POST Request<text:tab/>169 </text:p>
      <text:p text:style-name="P2">Performing PUT, HEAD, or DELETE Requests<text:tab/>170 </text:p>
      <text:p text:style-name="P2">Cookies<text:tab/>170 </text:p>
      <text:p text:style-name="P2">Authentication using Digest or Basic Schemes<text:tab/>170 </text:p>
      <text:p text:style-name="P2">JSON<text:tab/>176 </text:p>
      <text:p text:style-name="P2">Applying Ajax to our Application<text:tab/>178 </text:p>
      <text:p text:style-name="P2">Defining the Required Namespaces<text:tab/>178 </text:p>
      <text:p text:style-name="P2">Implementing Namespaces<text:tab/>179 </text:p>
      <text:p text:style-name="P2">Adding Methods to the Classes<text:tab/>179 </text:p>
      <text:p text:style-name="P2">Method to Create a New Album<text:tab/>183 </text:p>
      <text:p text:style-name="P2">Method to Update an Existing Album<text:tab/>190 </text:p>
      <text:p text:style-name="P2">Method to Delete an Existing Album<text:tab/>190 </text:p>
      <text:p text:style-name="P2">Summary<text:tab/>191 </text:p>
      <text:p text:style-name="P2">Chapter 9: Testing<text:tab/>193 </text:p>
      <text:p text:style-name="P2">Why Testing<text:tab/>193 </text:p>
      <text:p text:style-name="P2">Planning a Test<text:tab/>194 </text:p>
      <text:p text:style-name="P2">Common Testing Approach<text:tab/>195 </text:p>
      <text:p text:style-name="P2">Unit Testing<text:tab/>195 </text:p>
      <text:p text:style-name="P2">unittest<text:tab/>196 </text:p>
      <text:p text:style-name="P2">doctest<text:tab/>201 </text:p>
      <text:p text:style-name="P2">Unit Testing Web Applications<text:tab/>205 </text:p>
      <text:p text:style-name="P2">Performance and Load Testing<text:tab/>213 </text:p>
      <text:p text:style-name="P2">Functional Testing<text:tab/>218 </text:p>
      <text:p text:style-name="P2">Application under Test<text:tab/>219 </text:p>
      <text:p text:style-name="P2">Selenium Core<text:tab/>222 </text:p>
      <text:p text:style-name="P2"><text:soft-page-break/>Selenium IDE<text:tab/>227 </text:p>
      <text:p text:style-name="P2">Selenium Remote Control<text:tab/>231 </text:p>
      <text:p text:style-name="P2">Summary<text:tab/>233 </text:p>
      <text:p text:style-name="P2">Chapter 10: Deployment<text:tab/>235 </text:p>
      <text:p text:style-name="P2">Configuration<text:tab/>235 </text:p>
      <text:p text:style-name="P2">CherryPy—Web and Engine Configuration System<text:tab/>235 </text:p>
      <text:p text:style-name="P2">Photoblog Application Configuration System<text:tab/>238 </text:p>
      <text:p text:style-name="P2">Deployment<text:tab/>240 </text:p>
      <text:p text:style-name="P2">Apache with mod_rewrite Module<text:tab/>241 </text:p>
      <text:p text:style-name="P2">Lighttpd with mod_proxy Module<text:tab/>243 </text:p>
      <text:p text:style-name="P2">Apache with mod_python Module<text:tab/>244 </text:p>
      <text:p text:style-name="P2">mod_python with WSGI Application<text:tab/>246 </text:p>
      <text:p text:style-name="P2">SSL<text:tab/>246 </text:p>
      <text:p text:style-name="P2">Creating a Certificate and a Private Key<text:tab/>247 </text:p>
      <text:p text:style-name="P2">Using the CherryPy SSL Support<text:tab/>248 </text:p>
      <text:p text:style-name="P2">Using the lighttpd SSL Support<text:tab/>250 </text:p>
      <text:p text:style-name="P2">Using the Apache mod_ssl Support<text:tab/>251 </text:p>
      <text:p text:style-name="P2">Summary<text:tab/>251 </text:p>
      <text:p text:style-name="P2">Index<text:tab/>253 </text:p>
      <text:p text:style-name="P2"/>
      <text:h text:style-name="Heading_20_1" text:outline-level="1"><text:bookmark-start text:name="__RefHeading__239_937782157"/>***Computer_Games_with_PYTHON_2010_436p <text:bookmark-end text:name="__RefHeading__239_937782157"/></text:h>
      <text:p text:style-name="P2">Source Code Listing </text:p>
      <text:p text:style-name="P2">hello.py<text:tab/>21 </text:p>
      <text:p text:style-name="P2">guess.py<text:tab/>30 </text:p>
      <text:p text:style-name="P2">jokes.py<text:tab/>51 </text:p>
      <text:p text:style-name="P2">dragon.py<text:tab/>58 </text:p>
      <text:p text:style-name="P2">buggy.py<text:tab/>83 </text:p>
      <text:p text:style-name="P2">coinFlips.py<text:tab/>87 </text:p>
      <text:p text:style-name="P2">hangman.py<text:tab/>103 </text:p>
      <text:p text:style-name="P2">tictactoe.py<text:tab/>150 </text:p>
      <text:p text:style-name="P2">truefalsefizz.py<text:tab/>172 </text:p>
      <text:p text:style-name="P2">bagels.py<text:tab/>184 </text:p>
      <text:p text:style-name="P2">sonar.py<text:tab/>213 </text:p>
      <text:p text:style-name="P2">cipher.py<text:tab/>244 </text:p>
      <text:p text:style-name="P2">reversi.py<text:tab/>261 </text:p>
      <text:p text:style-name="P2">aisim1.py<text:tab/>292 </text:p>
      <text:p text:style-name="P2">aisim2.py<text:tab/>294 </text:p>
      <text:p text:style-name="P2">aisim3.py<text:tab/>299 </text:p>
      <text:p text:style-name="P2">pygameHelloWorld.py<text:tab/>309 </text:p>
      <text:p text:style-name="P2">animation.py<text:tab/>324 </text:p>
      <text:p text:style-name="P2">collisionDetection.py<text:tab/>338 </text:p>
      <text:p text:style-name="P2">pygameInput.py<text:tab/>348 </text:p>
      <text:p text:style-name="P2">spritesAndSounds.py<text:tab/>360 </text:p>
      <text:p text:style-name="P2">dodger.py<text:tab/>371 </text:p>
      <text:p text:style-name="P2"/>
      <text:p text:style-name="P2">1 Installing Python<text:tab/>1 </text:p>
      <text:p text:style-name="P2">Downloading and Installing Python<text:tab/>2 </text:p>
      <text:p text:style-name="P2">Starting Python<text:tab/>4 </text:p>
      <text:p text:style-name="P2">How to Use This Book<text:tab/>4 </text:p>
      <text:p text:style-name="P2">The Featured Programs<text:tab/>5 </text:p>
      <text:p text:style-name="P2">Line Numbers and Spaces<text:tab/>5 </text:p>
      <text:p text:style-name="P2"><text:soft-page-break/>Summary<text:tab/>7 </text:p>
      <text:p text:style-name="P2"/>
      <text:p text:style-name="P2">2 The Interactive Shell<text:tab/>8 </text:p>
      <text:p text:style-name="P2">Some Simple Math Stuff<text:tab/>8 </text:p>
      <text:p text:style-name="P2">Evaluating Expressions<text:tab/>11 </text:p>
      <text:p text:style-name="P2">Storing Values in Variables<text:tab/>12 </text:p>
      <text:p text:style-name="P2">Using More Than One Variable<text:tab/>15 </text:p>
      <text:p text:style-name="P2">Summary<text:tab/>16 </text:p>
      <text:p text:style-name="P2"/>
      <text:p text:style-name="P2">3 Strings, and Your First Program<text:tab/>18 </text:p>
      <text:p text:style-name="P2">Strings<text:tab/>18 </text:p>
      <text:p text:style-name="P2">String Concatenation<text:tab/>19 </text:p>
      <text:p text:style-name="P2">Writing Programs in IDLE's File Editor<text:tab/>20 </text:p>
      <text:p text:style-name="P2">Hello World!<text:tab/>20 </text:p>
      <text:p text:style-name="P2">How the "Hello World" Program Works<text:tab/>23 </text:p>
      <text:p text:style-name="P2">Summary<text:tab/>26 </text:p>
      <text:p text:style-name="P2"><text:s/></text:p>
      <text:p text:style-name="P2">4 Guess the Number<text:tab/>28 </text:p>
      <text:p text:style-name="P2">The "Guess the Number" Game<text:tab/>28 </text:p>
      <text:p text:style-name="P2">Sample Run of "Guess the Number"<text:tab/>29 </text:p>
      <text:p text:style-name="P2">Guess the Number's Source Code<text:tab/>29 </text:p>
      <text:p text:style-name="P2">The import Statement<text:tab/>31 </text:p>
      <text:p text:style-name="P2">The random.randint() Function<text:tab/>32 </text:p>
      <text:p text:style-name="P2">Passing Arguments to Functions<text:tab/>34 </text:p>
      <text:p text:style-name="P2">Blocks<text:tab/>36 </text:p>
      <text:p text:style-name="P2">The Boolean Data Type<text:tab/>37 </text:p>
      <text:p text:style-name="P2">Comparison Operators<text:tab/>37 </text:p>
      <text:p text:style-name="P2">Conditions<text:tab/>38 </text:p>
      <text:p text:style-name="P2">Experiment with Booleans, Comparison Operators, and Conditions<text:tab/>38 </text:p>
      <text:p text:style-name="P2">Looping with While Statements<text:tab/>41 </text:p>
      <text:p text:style-name="P2">The Player Guesses<text:tab/>41 </text:p>
      <text:p text:style-name="P2">if Statements<text:tab/>44 </text:p>
      <text:p text:style-name="P2">Leaving Loops Early with the break Statement<text:tab/>45 </text:p>
      <text:p text:style-name="P2">Check if the Player Won<text:tab/>46 </text:p>
      <text:p text:style-name="P2">Summary: What Exactly is Programming?<text:tab/>47 </text:p>
      <text:p text:style-name="P2">A Web Page for Program Tracing<text:tab/>48 </text:p>
      <text:p text:style-name="P2"/>
      <text:p text:style-name="P2">5 Jokes<text:tab/>50 </text:p>
      <text:p text:style-name="P2">Make the Most of print()<text:tab/>50 </text:p>
      <text:p text:style-name="P2">Sample Run of Jokes<text:tab/>50 </text:p>
      <text:p text:style-name="P2">Joke's Source Code<text:tab/>51 </text:p>
      <text:p text:style-name="P2">Escape Characters<text:tab/>52 </text:p>
      <text:p text:style-name="P2">Quotes and Double Quotes<text:tab/>53 </text:p>
      <text:p text:style-name="P2">The end Keyword Argument<text:tab/>54 </text:p>
      <text:p text:style-name="P2">Summary<text:tab/>55 </text:p>
      <text:p text:style-name="P2"/>
      <text:p text:style-name="P2">6 Dragon Realm<text:tab/>56 </text:p>
      <text:p text:style-name="P2">Introducing Functions<text:tab/>56 </text:p>
      <text:p text:style-name="P2">Sample Run of Dragon Realm<text:tab/>57 </text:p>
      <text:p text:style-name="P2">Dragon Realm's Source Code<text:tab/>57 </text:p>
      <text:p text:style-name="P2">def Statements<text:tab/>60 </text:p>
      <text:p text:style-name="P2">Boolean Operators<text:tab/>61 </text:p>
      <text:p text:style-name="P2"><text:soft-page-break/>Return Values<text:tab/>65 </text:p>
      <text:p text:style-name="P2">Variable Scope<text:tab/>65 </text:p>
      <text:p text:style-name="P2">Parameters<text:tab/>68 </text:p>
      <text:p text:style-name="P2">Where to Put Function Definitions<text:tab/>70 </text:p>
      <text:p text:style-name="P2">Displaying the Game Results<text:tab/>71 </text:p>
      <text:p text:style-name="P2">The Colon :<text:tab/>73 </text:p>
      <text:p text:style-name="P2">Where the Program Really Begins<text:tab/>73 </text:p>
      <text:p text:style-name="P2">Designing the Program<text:tab/>75 </text:p>
      <text:p text:style-name="P2">Summary<text:tab/>76 </text:p>
      <text:p text:style-name="P2"/>
      <text:p text:style-name="P2">7 Using the Debugger<text:tab/>77 </text:p>
      <text:p text:style-name="P2">Bugs!<text:tab/>77 </text:p>
      <text:p text:style-name="P2">Starting the Debugger<text:tab/>78 </text:p>
      <text:p text:style-name="P2">Stepping<text:tab/>80 </text:p>
      <text:p text:style-name="P2">The Go and Quit Buttons<text:tab/>81 </text:p>
      <text:p text:style-name="P2">Stepping Over and Stepping Out<text:tab/>81 </text:p>
      <text:p text:style-name="P2">Find the Bug<text:tab/>83 </text:p>
      <text:p text:style-name="P2">Break Points<text:tab/>86 </text:p>
      <text:p text:style-name="P2">Summary<text:tab/>88 </text:p>
      <text:p text:style-name="P2"/>
      <text:p text:style-name="P2">8 Flow Charts<text:tab/>89 </text:p>
      <text:p text:style-name="P2">How to Play "Hangman"<text:tab/>89 </text:p>
      <text:p text:style-name="P2">Sample Run of "Hangman"<text:tab/>89 </text:p>
      <text:p text:style-name="P2">ASCII Art<text:tab/>91 </text:p>
      <text:p text:style-name="P2">Designing a Program with a Flowchart<text:tab/>92 </text:p>
      <text:p text:style-name="P2">Creating the Flow Chart<text:tab/>93 </text:p>
      <text:p text:style-name="P2">Summary: The Importance of Planning Out the Game<text:tab/>100 </text:p>
      <text:p text:style-name="P2"/>
      <text:p text:style-name="P2">9 Hangman<text:tab/>102 </text:p>
      <text:p text:style-name="P2">Hangman's Source Code<text:tab/>103 </text:p>
      <text:p text:style-name="P2">Multi-line Strings<text:tab/>107 </text:p>
      <text:p text:style-name="P2">Constant Variables<text:tab/>108 </text:p>
      <text:p text:style-name="P2">Lists<text:tab/>108 </text:p>
      <text:p text:style-name="P2">Changing the Values of List Items with Index Assignment<text:tab/>110 </text:p>
      <text:p text:style-name="P2">List Concatenation<text:tab/>110 </text:p>
      <text:p text:style-name="P2">The in Operator<text:tab/>111 </text:p>
      <text:p text:style-name="P2">Removing Items from Lists with del Statements<text:tab/>112 </text:p>
      <text:p text:style-name="P2">Lists of Lists<text:tab/>113 </text:p>
      <text:p text:style-name="P2">Methods<text:tab/>114 </text:p>
      <text:p text:style-name="P2">The reverse() and append() List Methods<text:tab/>115 </text:p>
      <text:p text:style-name="P2">The Difference Between Methods and Functions<text:tab/>116 </text:p>
      <text:p text:style-name="P2">The split() Function<text:tab/>116 </text:p>
      <text:p text:style-name="P2">The range() and list() Functions<text:tab/>120 </text:p>
      <text:p text:style-name="P2">for Loops<text:tab/>121 </text:p>
      <text:p text:style-name="P2">elif ("Else If") Statements<text:tab/>127 </text:p>
      <text:p text:style-name="P2">Review of the Functions We Defined<text:tab/>131 </text:p>
      <text:p text:style-name="P2">Making New Changes to the Hangman Program<text:tab/>132 </text:p>
      <text:p text:style-name="P2">Dictionaries<text:tab/>139 </text:p>
      <text:p text:style-name="P2">Sets of Words for Hangman<text:tab/>142 </text:p>
      <text:p text:style-name="P2">The random.choice() Function<text:tab/>143 </text:p>
      <text:p text:style-name="P2">Multiple Assignment<text:tab/>145 </text:p>
      <text:p text:style-name="P2">Summary<text:tab/>147 </text:p>
      <text:p text:style-name="P2"><text:soft-page-break/></text:p>
      <text:p text:style-name="P2">10 Tic Tac Toe<text:tab/>148 </text:p>
      <text:p text:style-name="P2">Sample Run of Tic Tac Toe<text:tab/>149 </text:p>
      <text:p text:style-name="P2">Source Code of Tic Tac Toe<text:tab/>150 </text:p>
      <text:p text:style-name="P2">Designing the Program<text:tab/>154 </text:p>
      <text:p text:style-name="P2">Game AI<text:tab/>156 </text:p>
      <text:p text:style-name="P2">List References<text:tab/>162 </text:p>
      <text:p text:style-name="P2">Short-Circuit Evaluation<text:tab/>170 </text:p>
      <text:p text:style-name="P2">The None Value<text:tab/>175 </text:p>
      <text:p text:style-name="P2">Summary: Creating Game-Playing Artificial Intelligences<text:tab/>182 </text:p>
      <text:p text:style-name="P2"/>
      <text:p text:style-name="P2">11 Bagels<text:tab/>183 </text:p>
      <text:p text:style-name="P2">Sample Run<text:tab/>184 </text:p>
      <text:p text:style-name="P2">Bagel's Source Code<text:tab/>184 </text:p>
      <text:p text:style-name="P2">Designing the Program<text:tab/>186 </text:p>
      <text:p text:style-name="P2">The random.shuffle() Function<text:tab/>188 </text:p>
      <text:p text:style-name="P2">Augmented Assignment Operators<text:tab/>190 </text:p>
      <text:p text:style-name="P2">The sort() List Method<text:tab/>192 </text:p>
      <text:p text:style-name="P2">The join() String Method<text:tab/>192 </text:p>
      <text:p text:style-name="P2">String Interpolation<text:tab/>194 </text:p>
      <text:p text:style-name="P2">Summary: Getting Good at Bagels<text:tab/>198 </text:p>
      <text:p text:style-name="P2"/>
      <text:p text:style-name="P2">12 Cartesian Coordinates<text:tab/>200 </text:p>
      <text:p text:style-name="P2">Grids and Cartesian Coordinates<text:tab/>201 </text:p>
      <text:p text:style-name="P2">Negative Numbers<text:tab/>202 </text:p>
      <text:p text:style-name="P2">Math Tricks<text:tab/>204 </text:p>
      <text:p text:style-name="P2">Absolute Values and the abs() Function<text:tab/>206 </text:p>
      <text:p text:style-name="P2">Coordinate System of a Computer Monitor<text:tab/>207 </text:p>
      <text:p text:style-name="P2">Summary: Using this Math in Games<text:tab/>208 </text:p>
      <text:p text:style-name="P2"/>
      <text:p text:style-name="P2">13 Sonar Treasure Hunt<text:tab/>209 </text:p>
      <text:p text:style-name="P2">Sample Run<text:tab/>210 </text:p>
      <text:p text:style-name="P2">Sonar's Source Code<text:tab/>213 </text:p>
      <text:p text:style-name="P2">Designing the Program<text:tab/>218 </text:p>
      <text:p text:style-name="P2">The remove() List Method<text:tab/>229 </text:p>
      <text:p text:style-name="P2">Summary: Review of our Sonar Game<text:tab/>238 </text:p>
      <text:p text:style-name="P2"/>
      <text:p text:style-name="P2">14 Caesar Cipher<text:tab/>239 </text:p>
      <text:p text:style-name="P2">About Cryptography<text:tab/>239 </text:p>
      <text:p text:style-name="P2">The Caesar Cipher<text:tab/>240 </text:p>
      <text:p text:style-name="P2">ASCII, and Using Numbers for Letters<text:tab/>241 </text:p>
      <text:p text:style-name="P2">The chr() and ord() Functions<text:tab/>242 </text:p>
      <text:p text:style-name="P2">Sample Run of Caesar Cipher<text:tab/>243 </text:p>
      <text:p text:style-name="P2">Caesar Cipher's Source Code<text:tab/>244 </text:p>
      <text:p text:style-name="P2">The isalpha() String Method<text:tab/>247 </text:p>
      <text:p text:style-name="P2">The isupper() and islower() String Methods<text:tab/>248 </text:p>
      <text:p text:style-name="P2">Brute Force<text:tab/>251 </text:p>
      <text:p text:style-name="P2">Summary: Reviewing Our Caesar Cipher Program<text:tab/>253 </text:p>
      <text:p text:style-name="P2"/>
      <text:p text:style-name="P2">15 Reversi<text:tab/>256 </text:p>
      <text:p text:style-name="P2">How to Play Reversi<text:tab/>255 </text:p>
      <text:p text:style-name="P2">Sample Run<text:tab/>257 </text:p>
      <text:p text:style-name="P2"><text:soft-page-break/>Reversi's Source Code<text:tab/>260 </text:p>
      <text:p text:style-name="P2">The bool() Function<text:tab/>276 </text:p>
      <text:p text:style-name="P2">Summary: Reviewing the Reversi Game<text:tab/>290 </text:p>
      <text:p text:style-name="P2"/>
      <text:p text:style-name="P2">16 AI Simulation<text:tab/>291 </text:p>
      <text:p text:style-name="P2">"Computer vs. Computer" Games<text:tab/>291 </text:p>
      <text:p text:style-name="P2">AISim1.py Source Code<text:tab/>292 </text:p>
      <text:p text:style-name="P2">AISim2.py Source Code<text:tab/>294 </text:p>
      <text:p text:style-name="P2">Percentages<text:tab/>296 </text:p>
      <text:p text:style-name="P2">The round() Function<text:tab/>297 </text:p>
      <text:p text:style-name="P2">Comparing Different AI Algorithms<text:tab/>299 </text:p>
      <text:p text:style-name="P2">AISim3.py Source Code<text:tab/>299 </text:p>
      <text:p text:style-name="P2">Learning New Things by Running Simulation Experiments<text:tab/>305 </text:p>
      <text:p text:style-name="P2"/>
      <text:p text:style-name="P2">17 Graphics and Animation<text:tab/>306 </text:p>
      <text:p text:style-name="P2">Installing Pygame<text:tab/>307 </text:p>
      <text:p text:style-name="P2">Hello World in Pygame<text:tab/>308 </text:p>
      <text:p text:style-name="P2">Hello World's Source Code<text:tab/>308 </text:p>
      <text:p text:style-name="P2">Importing the Pygame Module<text:tab/>311 </text:p>
      <text:p text:style-name="P2">Variables Store References to Objects<text:tab/>313 </text:p>
      <text:p text:style-name="P2">Colors in Pygame<text:tab/>313 </text:p>
      <text:p text:style-name="P2">Fonts, and the pygame.font.SysFont() Function<text:tab/>315 </text:p>
      <text:p text:style-name="P2">Attributes<text:tab/>316 </text:p>
      <text:p text:style-name="P2">Constructor Functions and the type() function.<text:tab/>317 </text:p>
      <text:p text:style-name="P2">The pygame.PixelArray Data Type<text:tab/>321 </text:p>
      <text:p text:style-name="P2">Events and the Game Loop<text:tab/>322 </text:p>
      <text:p text:style-name="P2">Animation<text:tab/>324 </text:p>
      <text:p text:style-name="P2">The Animation Program's Source Code<text:tab/>324 </text:p>
      <text:p text:style-name="P2">Some Small Modifications<text:tab/>335 </text:p>
      <text:p text:style-name="P2">Summary: Pygame Programming<text:tab/>335 </text:p>
      <text:p text:style-name="P2"/>
      <text:p text:style-name="P2">18 Collision Detection and Input<text:tab/>337 </text:p>
      <text:p text:style-name="P2">The Collision Detection Program's Source Code<text:tab/>337 </text:p>
      <text:p text:style-name="P2">The Collision Detection Function<text:tab/>341 </text:p>
      <text:p text:style-name="P2">The pygame.time.Clock Object and tick() Method<text:tab/>344 </text:p>
      <text:p text:style-name="P2">The Keyboard Input Program's Source Code<text:tab/>348 </text:p>
      <text:p text:style-name="P2">The colliderect() Method<text:tab/>356 </text:p>
      <text:p text:style-name="P2">Summary: Collision Detection and Pygame Input<text:tab/>356 </text:p>
      <text:p text:style-name="P2"/>
      <text:p text:style-name="P2">19 Sound and Images<text:tab/>358 </text:p>
      <text:p text:style-name="P2">Image and Sound Files<text:tab/>360 </text:p>
      <text:p text:style-name="P2">Sprites and Sounds Program<text:tab/>360 </text:p>
      <text:p text:style-name="P2">The Sprites and Sounds Program's Source Code<text:tab/>360 </text:p>
      <text:p text:style-name="P2">Setting Up the Window and the Data Structure<text:tab/>364 </text:p>
      <text:p text:style-name="P2">The pygame.transform.scale() Function<text:tab/>364 </text:p>
      <text:p text:style-name="P2">Summary: Games with Graphics and Sounds<text:tab/>368 </text:p>
      <text:p text:style-name="P2"/>
      <text:p text:style-name="P2">20 Dodger<text:tab/>369 </text:p>
      <text:p text:style-name="P2">Review of the Basic Pygame Data Types<text:tab/>370 </text:p>
      <text:p text:style-name="P2">Dodger's Source Code<text:tab/>371 </text:p>
      <text:p text:style-name="P2">Implementing the Cheat Codes<text:tab/>392 </text:p>
      <text:p text:style-name="P2">Modifying the Dodger Game<text:tab/>397 </text:p>
      <text:p text:style-name="P2"><text:soft-page-break/>Summary: Creating Your Own Games<text:tab/>397 </text:p>
      <text:p text:style-name="P2">Appendix A </text:p>
      <text:p text:style-name="P2">Differences Between Python 2 and 3<text:tab/>399 </text:p>
      <text:p text:style-name="P2">Appendix B </text:p>
      <text:p text:style-name="P2">Statements, Functions, and Methods Reference<text:tab/>403 </text:p>
      <text:p text:style-name="P2">Appendix C </text:p>
      <text:p text:style-name="P2">Running Python Programs without Python Installed<text:tab/>404 </text:p>
      <text:p text:style-name="P2">Appendix D </text:p>
      <text:p text:style-name="P2">Common Error Messages in Python<text:tab/>407 </text:p>
      <text:p text:style-name="P2">Glossary<text:tab/>411 </text:p>
      <text:p text:style-name="P2">About the Author<text:tab/>421 </text:p>
      <text:p text:style-name="P2"/>
      <text:h text:style-name="Heading_20_1" text:outline-level="1"><text:bookmark-start text:name="__RefHeading__241_937782157"/>***Dive_Into_Python_5_4_2004_327p <text:bookmark-end text:name="__RefHeading__241_937782157"/></text:h>
      <text:p text:style-name="P2">Chapter 1. Installing Python<text:tab/>2 </text:p>
      <text:p text:style-name="P2"><text:s text:c="6"/>1.1. Which Python is right for you?<text:tab/>2 </text:p>
      <text:p text:style-name="P2"><text:s text:c="6"/>1.2. Python on Windows<text:tab/>2 </text:p>
      <text:p text:style-name="P2"><text:s text:c="6"/>1.3. Python on Mac OS X<text:tab/>3 </text:p>
      <text:p text:style-name="P2"><text:s text:c="6"/>1.4. Python on Mac OS 95 </text:p>
      <text:p text:style-name="P2"><text:s text:c="6"/>1.5. Python on RedHat Linux<text:tab/>5 </text:p>
      <text:p text:style-name="P2"><text:s text:c="6"/>1.6. Python on Debian GNU/Linux<text:tab/>6 </text:p>
      <text:p text:style-name="P2"><text:s text:c="6"/>1.7. Python Installation from Source<text:tab/>6 </text:p>
      <text:p text:style-name="P2"><text:s text:c="6"/>1.8. The Interactive Shell<text:tab/>7 </text:p>
      <text:p text:style-name="P2"><text:s text:c="6"/>1.9. Summary<text:tab/>8 </text:p>
      <text:p text:style-name="P2"/>
      <text:p text:style-name="P2">Chapter 2. Your First Python Program<text:tab/>9 </text:p>
      <text:p text:style-name="P2"><text:s text:c="6"/>2.1. Diving in<text:tab/>9 </text:p>
      <text:p text:style-name="P2"><text:s text:c="6"/>2.2. Declaring Functions<text:tab/>9 </text:p>
      <text:p text:style-name="P2"><text:s text:c="6"/>2.3. Documenting Functions<text:tab/>10 </text:p>
      <text:p text:style-name="P2"><text:s text:c="6"/>2.4. Everything Is an Object<text:tab/>11 </text:p>
      <text:p text:style-name="P2"><text:s text:c="6"/>2.5. Indenting Code<text:tab/>13 </text:p>
      <text:p text:style-name="P2"><text:s text:c="6"/>2.6. Testing Modules<text:tab/>14 </text:p>
      <text:p text:style-name="P2"/>
      <text:p text:style-name="P2">Chapter 3. Native Datatypes<text:tab/>15 </text:p>
      <text:p text:style-name="P2"><text:s text:c="6"/>3.1. Introducing Dictionaries<text:tab/>15 </text:p>
      <text:p text:style-name="P2"><text:s text:c="6"/>3.2. Introducing Lists<text:tab/>17 </text:p>
      <text:p text:style-name="P2"><text:s text:c="6"/>3.3. Introducing Tuples<text:tab/>22 </text:p>
      <text:p text:style-name="P2"><text:s text:c="6"/>3.4. Declaring variables<text:tab/>23 </text:p>
      <text:p text:style-name="P2"><text:s text:c="6"/>3.5. Formatting Strings<text:tab/>25 </text:p>
      <text:p text:style-name="P2"><text:s text:c="6"/>3.6. Mapping Lists<text:tab/>26 </text:p>
      <text:p text:style-name="P2"><text:s text:c="6"/>3.7. Joining Lists and Splitting Strings<text:tab/>28 </text:p>
      <text:p text:style-name="P2"><text:s text:c="6"/>3.8. Summary<text:tab/>29 </text:p>
      <text:p text:style-name="P2"/>
      <text:p text:style-name="P2">Chapter 4. The Power Of Introspection<text:tab/>31 </text:p>
      <text:p text:style-name="P2"><text:s text:c="6"/>4.1. Diving In<text:tab/>31 </text:p>
      <text:p text:style-name="P2"><text:s text:c="6"/>4.2. Using Optional and Named Arguments<text:tab/>32 </text:p>
      <text:p text:style-name="P2"><text:s text:c="6"/>4.3. Using type, str, dir, and Other Built−In Functions<text:tab/>33 </text:p>
      <text:p text:style-name="P2"><text:s text:c="6"/>4.4. Getting Object References With getattr<text:tab/>36 </text:p>
      <text:p text:style-name="P2"><text:s text:c="6"/>4.5. Filtering Lists<text:tab/>38 </text:p>
      <text:p text:style-name="P2"><text:s text:c="6"/>4.6. The Peculiar Nature of and and or<text:tab/>39 </text:p>
      <text:p text:style-name="P2"><text:s text:c="6"/>4.7. Using lambda Functions<text:tab/>41 </text:p>
      <text:p text:style-name="P2"><text:s text:c="6"/>4.8. Putting It All Together<text:tab/>43 </text:p>
      <text:p text:style-name="P2"><text:soft-page-break/><text:s text:c="6"/>4.9. Summary<text:tab/>45 </text:p>
      <text:p text:style-name="P2"/>
      <text:p text:style-name="P2">Chapter 5. Objects and Object−Orientation<text:tab/>47 </text:p>
      <text:p text:style-name="P2"><text:s text:c="6"/>5.1. Diving In<text:tab/>47 </text:p>
      <text:p text:style-name="P2"><text:s text:c="6"/>5.2. Importing Modules Using from module import<text:tab/>49 </text:p>
      <text:p text:style-name="P2"><text:s text:c="6"/>5.3. Defining Classes<text:tab/>50 </text:p>
      <text:p text:style-name="P2"><text:s text:c="6"/>5.4. Instantiating Classes<text:tab/>53 </text:p>
      <text:p text:style-name="P2"><text:s text:c="6"/>5.5. Exploring UserDict: A Wrapper Class<text:tab/>54 </text:p>
      <text:p text:style-name="P2"><text:s text:c="6"/>5.6. Special Class Methods<text:tab/>56 </text:p>
      <text:p text:style-name="P2"><text:s text:c="6"/>5.7. Advanced Special Class Methods<text:tab/>59 </text:p>
      <text:p text:style-name="P2"><text:s text:c="6"/>5.8. Introducing Class Attributes<text:tab/>60 </text:p>
      <text:p text:style-name="P2"><text:s text:c="6"/>5.9. Private Functions<text:tab/>62 </text:p>
      <text:p text:style-name="P2"><text:s text:c="6"/>5.10. Summary<text:tab/>63 </text:p>
      <text:p text:style-name="P2"/>
      <text:p text:style-name="P2">Chapter 6. Exceptions and File Handling<text:tab/>64 </text:p>
      <text:p text:style-name="P2"><text:s text:c="6"/>6.1. Handling Exceptions<text:tab/>64 </text:p>
      <text:p text:style-name="P2"><text:s text:c="6"/>6.2. Working with File Objects<text:tab/>66 </text:p>
      <text:p text:style-name="P2"><text:s text:c="6"/>6.3. Iterating with for Loops<text:tab/>70 </text:p>
      <text:p text:style-name="P2"><text:s text:c="6"/>6.4. Using sys.modules<text:tab/>72 </text:p>
      <text:p text:style-name="P2"><text:s text:c="6"/>6.5. Working with Directories<text:tab/>74 </text:p>
      <text:p text:style-name="P2"><text:s text:c="6"/>6.6. Putting It All Together<text:tab/>77 </text:p>
      <text:p text:style-name="P2"><text:s text:c="6"/>6.7. Summary<text:tab/>78 </text:p>
      <text:p text:style-name="P2"/>
      <text:p text:style-name="P2">Chapter 7. Regular Expressions<text:tab/>81 </text:p>
      <text:p text:style-name="P2"><text:s text:c="6"/>7.1. Diving In<text:tab/>81 </text:p>
      <text:p text:style-name="P2"><text:s text:c="6"/>7.2. Case Study: Street Addresses<text:tab/>81 </text:p>
      <text:p text:style-name="P2"><text:s text:c="6"/>7.3. Case Study: Roman Numerals<text:tab/>83 </text:p>
      <text:p text:style-name="P2"><text:s text:c="6"/>7.4. Using the {n,m} Syntax<text:tab/>85 </text:p>
      <text:p text:style-name="P2"><text:s text:c="6"/>7.5. Verbose Regular Expressions<text:tab/>88 </text:p>
      <text:p text:style-name="P2"><text:s text:c="6"/>7.6. Case study: Parsing Phone Numbers<text:tab/>89 </text:p>
      <text:p text:style-name="P2"><text:s text:c="6"/>7.7. Summary<text:tab/>93 </text:p>
      <text:p text:style-name="P2"/>
      <text:p text:style-name="P2">Chapter 8. HTML Processing<text:tab/>94 </text:p>
      <text:p text:style-name="P2"><text:s text:c="6"/>8.1. Diving in<text:tab/>94 </text:p>
      <text:p text:style-name="P2"><text:s text:c="6"/>8.2. Introducing sgmllib.py<text:tab/>98 </text:p>
      <text:p text:style-name="P2"><text:s text:c="6"/>8.3. Extracting data from HTML documents<text:tab/>100 </text:p>
      <text:p text:style-name="P2"><text:s text:c="6"/>8.4. Introducing BaseHTMLProcessor.py<text:tab/>102 </text:p>
      <text:p text:style-name="P2"><text:s text:c="6"/>8.5. locals and globals<text:tab/>104 </text:p>
      <text:p text:style-name="P2"><text:s text:c="6"/>8.6. Dictionary−based string formatting<text:tab/>107 </text:p>
      <text:p text:style-name="P2"><text:s text:c="6"/>8.7. Quoting attribute values<text:tab/>108 </text:p>
      <text:p text:style-name="P2"><text:s text:c="6"/>8.8. Introducing dialect.py<text:tab/>109 </text:p>
      <text:p text:style-name="P2"><text:s text:c="6"/>8.9. Putting it all together<text:tab/>111 </text:p>
      <text:p text:style-name="P2"><text:s text:c="6"/>8.10. Summary<text:tab/>113 </text:p>
      <text:p text:style-name="P2"/>
      <text:p text:style-name="P2">Chapter 9. XML Processing<text:tab/>115 </text:p>
      <text:p text:style-name="P2"><text:s text:c="6"/>9.1. Diving in<text:tab/>115 </text:p>
      <text:p text:style-name="P2"><text:s text:c="6"/>9.2. Packages<text:tab/>121 </text:p>
      <text:p text:style-name="P2"><text:s text:c="6"/>9.3. Parsing XML<text:tab/>123 </text:p>
      <text:p text:style-name="P2"><text:s text:c="6"/>9.4. Unicode<text:tab/>125 </text:p>
      <text:p text:style-name="P2"><text:s text:c="6"/>9.5. Searching for elements<text:tab/>129 </text:p>
      <text:p text:style-name="P2"><text:s text:c="6"/>9.6. Accessing element attributes<text:tab/>131 </text:p>
      <text:p text:style-name="P2"><text:s text:c="6"/>9.7. Segue<text:tab/>132 </text:p>
      <text:p text:style-name="P2"><text:soft-page-break/></text:p>
      <text:p text:style-name="P2">Chapter 10. Scripts and Streams<text:tab/>133 </text:p>
      <text:p text:style-name="P2"><text:s text:c="6"/>10.1. Abstracting input sources<text:tab/>133 </text:p>
      <text:p text:style-name="P2"><text:s text:c="6"/>10.2. Standard input, output, and error<text:tab/>136 </text:p>
      <text:p text:style-name="P2"><text:s text:c="6"/>10.3. Caching node lookups<text:tab/>140 </text:p>
      <text:p text:style-name="P2"><text:s text:c="6"/>10.4. Finding direct children of a node<text:tab/>141 </text:p>
      <text:p text:style-name="P2"><text:s text:c="6"/>10.5. Creating separate handlers by node type<text:tab/>141 </text:p>
      <text:p text:style-name="P2"><text:s text:c="6"/>10.6. Handling command−line arguments<text:tab/>143 </text:p>
      <text:p text:style-name="P2"><text:s text:c="6"/>10.7. Putting it all together<text:tab/>146 </text:p>
      <text:p text:style-name="P2"><text:s text:c="6"/>10.8. Summary<text:tab/>148 </text:p>
      <text:p text:style-name="P2"/>
      <text:p text:style-name="P2">Chapter 11. HTTP Web Services<text:tab/>149 </text:p>
      <text:p text:style-name="P2"><text:s text:c="6"/>11.1. Diving in<text:tab/>149 </text:p>
      <text:p text:style-name="P2"><text:s text:c="6"/>11.2. How not to fetch data over HTTP<text:tab/>151 </text:p>
      <text:p text:style-name="P2"><text:s text:c="6"/>11.3. Features of HTTP<text:tab/>152 </text:p>
      <text:p text:style-name="P2"><text:s text:c="6"/>11.4. Debugging HTTP web services<text:tab/>153 </text:p>
      <text:p text:style-name="P2"><text:s text:c="6"/>11.5. Setting the User−Agent<text:tab/>155 </text:p>
      <text:p text:style-name="P2"><text:s text:c="6"/>11.6. Handling Last−Modified and ETag<text:tab/>156 </text:p>
      <text:p text:style-name="P2"><text:s text:c="6"/>11.7. Handling redirects<text:tab/>159 </text:p>
      <text:p text:style-name="P2"><text:s text:c="6"/>11.8. Handling compressed data<text:tab/>163 </text:p>
      <text:p text:style-name="P2"><text:s text:c="6"/>11.9. Putting it all together<text:tab/>165 </text:p>
      <text:p text:style-name="P2"><text:s text:c="6"/>11.10. Summary<text:tab/>167 </text:p>
      <text:p text:style-name="P2"/>
      <text:p text:style-name="P2">Chapter 12. SOAP Web Services<text:tab/>168 </text:p>
      <text:p text:style-name="P2"><text:s text:c="6"/>12.1. Diving In<text:tab/>168 </text:p>
      <text:p text:style-name="P2"><text:s text:c="6"/>12.2. Installing the SOAP Libraries<text:tab/>169 </text:p>
      <text:p text:style-name="P2"><text:s text:c="6"/>12.3. First Steps with SOAP<text:tab/>171 </text:p>
      <text:p text:style-name="P2"><text:s text:c="6"/>12.4. Debugging SOAP Web Services<text:tab/>172 </text:p>
      <text:p text:style-name="P2"><text:s text:c="6"/>12.5. Introducing WSDL<text:tab/>173 </text:p>
      <text:p text:style-name="P2"><text:s text:c="6"/>12.6. Introspecting SOAP Web Services with WSDL<text:tab/>174 </text:p>
      <text:p text:style-name="P2"><text:s text:c="6"/>12.7. Searching Google<text:tab/>176 </text:p>
      <text:p text:style-name="P2"><text:s text:c="6"/>12.8. Troubleshooting SOAP Web Services<text:tab/>179 </text:p>
      <text:p text:style-name="P2"><text:s text:c="6"/>12.9. Summary<text:tab/>182 </text:p>
      <text:p text:style-name="P2"/>
      <text:p text:style-name="P2">Chapter 13. Unit Testing<text:tab/>183 </text:p>
      <text:p text:style-name="P2"><text:s text:c="6"/>13.1. Introduction to Roman numerals<text:tab/>183 </text:p>
      <text:p text:style-name="P2"><text:s text:c="6"/>13.2. Diving in<text:tab/>184 </text:p>
      <text:p text:style-name="P2"><text:s text:c="6"/>13.3. Introducing romantest.py<text:tab/>184 </text:p>
      <text:p text:style-name="P2"><text:s text:c="6"/>13.4. Testing for success<text:tab/>187 </text:p>
      <text:p text:style-name="P2"><text:s text:c="6"/>13.5. Testing for failure<text:tab/>189 </text:p>
      <text:p text:style-name="P2"><text:s text:c="6"/>13.6. Testing for sanity<text:tab/>190 </text:p>
      <text:p text:style-name="P2"/>
      <text:p text:style-name="P2">Chapter 14. Test−First Programming<text:tab/>193 </text:p>
      <text:p text:style-name="P2"><text:s text:c="6"/>14.1. roman.py, stage 1<text:tab/>193 </text:p>
      <text:p text:style-name="P2"><text:s text:c="6"/>14.2. roman.py, stage 2<text:tab/>196 </text:p>
      <text:p text:style-name="P2"><text:s text:c="6"/>14.3. roman.py, stage 3<text:tab/>199 </text:p>
      <text:p text:style-name="P2"><text:s text:c="6"/>14.4. roman.py, stage 4<text:tab/>202 </text:p>
      <text:p text:style-name="P2"><text:s text:c="6"/>14.5. roman.py, stage 5<text:tab/>205 </text:p>
      <text:p text:style-name="P2"/>
      <text:p text:style-name="P2">Chapter 15. Refactoring<text:tab/>208 </text:p>
      <text:p text:style-name="P2"><text:s text:c="6"/>15.1. Handling bugs<text:tab/>208 </text:p>
      <text:p text:style-name="P2"><text:s text:c="6"/>15.2. Handling changing requirements<text:tab/>210 </text:p>
      <text:p text:style-name="P2"><text:soft-page-break/><text:s text:c="6"/>15.3. Refactoring<text:tab/>216 </text:p>
      <text:p text:style-name="P2"><text:s text:c="6"/>15.4. Postscript<text:tab/>219 </text:p>
      <text:p text:style-name="P2"><text:s text:c="6"/>15.5. Summary<text:tab/>221 </text:p>
      <text:p text:style-name="P2"/>
      <text:p text:style-name="P2">Chapter 16. Functional Programming<text:tab/>223 </text:p>
      <text:p text:style-name="P2"><text:s text:c="6"/>16.1. Diving in<text:tab/>223 </text:p>
      <text:p text:style-name="P2"><text:s text:c="6"/>16.2. Finding the path<text:tab/>224 </text:p>
      <text:p text:style-name="P2"><text:s text:c="6"/>16.3. Filtering lists revisited<text:tab/>226 </text:p>
      <text:p text:style-name="P2"><text:s text:c="6"/>16.4. Mapping lists revisited<text:tab/>228 </text:p>
      <text:p text:style-name="P2"><text:s text:c="6"/>16.5. Data−centric programming<text:tab/>229 </text:p>
      <text:p text:style-name="P2"><text:s text:c="6"/>16.6. Dynamically importing modules<text:tab/>230 </text:p>
      <text:p text:style-name="P2"><text:s text:c="6"/>16.7. Putting it all together<text:tab/>231 </text:p>
      <text:p text:style-name="P2"><text:s text:c="6"/>16.8. Summary<text:tab/>234 </text:p>
      <text:p text:style-name="P2"/>
      <text:p text:style-name="P2">Chapter 17. Dynamic functions<text:tab/>235 </text:p>
      <text:p text:style-name="P2"><text:s text:c="6"/>17.1. Diving in<text:tab/>235 </text:p>
      <text:p text:style-name="P2"><text:s text:c="6"/>17.2. plural.py, stage 1<text:tab/>235 </text:p>
      <text:p text:style-name="P2"><text:s text:c="6"/>17.3. plural.py, stage 2<text:tab/>237 </text:p>
      <text:p text:style-name="P2"><text:s text:c="6"/>17.4. plural.py, stage 3<text:tab/>239 </text:p>
      <text:p text:style-name="P2"><text:s text:c="6"/>17.5. plural.py, stage 4<text:tab/>240 </text:p>
      <text:p text:style-name="P2"><text:s text:c="6"/>17.6. plural.py, stage 5<text:tab/>242 </text:p>
      <text:p text:style-name="P2"><text:s text:c="6"/>17.7. plural.py, stage 6<text:tab/>243 </text:p>
      <text:p text:style-name="P2"><text:s text:c="6"/>17.8. Summary<text:tab/>246 </text:p>
      <text:p text:style-name="P2"/>
      <text:p text:style-name="P2">Chapter 18. Performance Tuning<text:tab/>247 </text:p>
      <text:p text:style-name="P2"><text:s text:c="6"/>18.1. Diving in<text:tab/>247 </text:p>
      <text:p text:style-name="P2"><text:s text:c="6"/>18.2. Using the timeit Module<text:tab/>249 </text:p>
      <text:p text:style-name="P2"><text:s text:c="6"/>18.3. Optimizing Regular Expressions<text:tab/>250 </text:p>
      <text:p text:style-name="P2"><text:s text:c="6"/>18.4. Optimizing Dictionary Lookups<text:tab/>253 </text:p>
      <text:p text:style-name="P2"><text:s text:c="6"/>18.5. Optimizing List Operations<text:tab/>256 </text:p>
      <text:p text:style-name="P2"><text:s text:c="6"/>18.6. Optimizing String Manipulation<text:tab/>258 </text:p>
      <text:p text:style-name="P2"><text:s text:c="6"/>18.7. Summary<text:tab/>260 </text:p>
      <text:p text:style-name="P2"/>
      <text:p text:style-name="P2">Appendix A. Further reading<text:tab/>261 </text:p>
      <text:p text:style-name="P2"/>
      <text:p text:style-name="P2">Appendix B. A 5−minute review<text:tab/>268 </text:p>
      <text:p text:style-name="P2"/>
      <text:p text:style-name="P2">Appendix C. Tips and tricks<text:tab/>282 </text:p>
      <text:p text:style-name="P2"/>
      <text:p text:style-name="P2">Appendix D. List of examples<text:tab/>289 </text:p>
      <text:p text:style-name="P2"/>
      <text:p text:style-name="P2">Appendix E. Revision history<text:tab/>302 </text:p>
      <text:p text:style-name="P2"/>
      <text:p text:style-name="P2">Appendix F. About the book<text:tab/>314 </text:p>
      <text:p text:style-name="P2"/>
      <text:p text:style-name="P2">Appendix G. GNU Free Documentation License<text:tab/>315 </text:p>
      <text:p text:style-name="P2"><text:s text:c="6"/>G.0. Preamble<text:tab/>315 </text:p>
      <text:p text:style-name="P2"><text:s text:c="6"/>G.1. Applicability and definitions<text:tab/>315 </text:p>
      <text:p text:style-name="P2"><text:s text:c="6"/>G.2. Verbatim copying<text:tab/>316 </text:p>
      <text:p text:style-name="P2"><text:s text:c="6"/>G.3. Copying in quantity<text:tab/>316 </text:p>
      <text:p text:style-name="P2"><text:s text:c="6"/>G.4. Modifications<text:tab/>317 </text:p>
      <text:p text:style-name="P2"><text:s text:c="6"/>G.5. Combining documents<text:tab/>318 </text:p>
      <text:p text:style-name="P2"><text:soft-page-break/><text:s text:c="6"/>G.6. Collections of documents<text:tab/>318 </text:p>
      <text:p text:style-name="P2"><text:s text:c="6"/>G.7. Aggregation with independent works<text:tab/>318 </text:p>
      <text:p text:style-name="P2"/>
      <text:p text:style-name="P2">Appendix G. GNU Free Documentation License </text:p>
      <text:p text:style-name="P2"><text:s text:c="6"/>G.8. Translation<text:tab/>318 </text:p>
      <text:p text:style-name="P2"><text:s text:c="6"/>G.9. Termination<text:tab/>319 </text:p>
      <text:p text:style-name="P2"><text:s text:c="6"/>G.10. Future revisions of this license<text:tab/>319 </text:p>
      <text:p text:style-name="P2"><text:s text:c="6"/>G.11. How to use this License for your documents<text:tab/>319 </text:p>
      <text:p text:style-name="P2"/>
      <text:p text:style-name="P2">Appendix H. Python license<text:tab/>320 </text:p>
      <text:p text:style-name="P2"><text:s text:c="6"/>H.A. History of the software<text:tab/>320 </text:p>
      <text:p text:style-name="P2"><text:s text:c="6"/>H.B. Terms and conditions for accessing or otherwise using Python<text:tab/>320 </text:p>
      <text:p text:style-name="P2"/>
      <text:h text:style-name="Heading_20_1" text:outline-level="1"><text:bookmark-start text:name="__RefHeading__243_937782157"/>***Expert_Python_Programming_2008_372p <text:bookmark-end text:name="__RefHeading__243_937782157"/></text:h>
      <text:p text:style-name="P2">Chapter 1: Getting started<text:tab/>9 </text:p>
      <text:p text:style-name="P2">Installing Python<text:tab/>10 </text:p>
      <text:p text:style-name="P2">Python Implementations<text:tab/>10 </text:p>
      <text:p text:style-name="P2">Jython<text:tab/>10 </text:p>
      <text:p text:style-name="P2">IronPython<text:tab/>11 </text:p>
      <text:p text:style-name="P2">PyPy<text:tab/>11 </text:p>
      <text:p text:style-name="P2">Other Implementations<text:tab/>11 </text:p>
      <text:p text:style-name="P2">Linux Installation <text:tab/>12 </text:p>
      <text:p text:style-name="P2">Package Installation<text:tab/>12 </text:p>
      <text:p text:style-name="P2">Compiling the Sources<text:tab/>13 </text:p>
      <text:p text:style-name="P2">Windows Installation<text:tab/>14 </text:p>
      <text:p text:style-name="P2">Installing Python <text:tab/>14 </text:p>
      <text:p text:style-name="P2">Installing MinGW <text:tab/>15 </text:p>
      <text:p text:style-name="P2">Installing MSYS<text:tab/>16 </text:p>
      <text:p text:style-name="P2">Mac OS X Installation <text:tab/>17 </text:p>
      <text:p text:style-name="P2">Package Installation<text:tab/>17 </text:p>
      <text:p text:style-name="P2">Compiling the Source<text:tab/>18 </text:p>
      <text:p text:style-name="P2">The Python Prompt<text:tab/>18 </text:p>
      <text:p text:style-name="P2">Customizing the Interactive Prompt<text:tab/>19 </text:p>
      <text:p text:style-name="P2">iPython: An Advanced Prompt<text:tab/>20 </text:p>
      <text:p text:style-name="P2">Installing setuptools<text:tab/>21 </text:p>
      <text:p text:style-name="P2">Understanding How It Works<text:tab/>21 </text:p>
      <text:p text:style-name="P2">setuptools Installation Using EasyInstall<text:tab/>22 </text:p>
      <text:p text:style-name="P2">Hooking MinGW into distutils<text:tab/>23 </text:p>
      <text:p text:style-name="P2">Working Environment<text:tab/>24 </text:p>
      <text:p text:style-name="P2">Using an Editor and Complementary Tools<text:tab/>24 </text:p>
      <text:p text:style-name="P2">Code Editor<text:tab/>25 </text:p>
      <text:p text:style-name="P2">Installing and Configuring Vim <text:tab/>25 </text:p>
      <text:p text:style-name="P2">Using Another Editor<text:tab/>27 </text:p>
      <text:p text:style-name="P2">Extra Binaries<text:tab/>28 </text:p>
      <text:p text:style-name="P2">Using an Integrated Development Environment <text:tab/>28 </text:p>
      <text:p text:style-name="P2">Installing Eclipse with PyDev<text:tab/>29 </text:p>
      <text:p text:style-name="P2">Summary<text:tab/>32 </text:p>
      <text:p text:style-name="P2"/>
      <text:p text:style-name="P2">Chapter 2: Syntax Best Practices—Below the Class Level<text:tab/>33 </text:p>
      <text:p text:style-name="P2">List Comprehensions<text:tab/>34 </text:p>
      <text:p text:style-name="P2">Iterators and Generators<text:tab/>36 </text:p>
      <text:p text:style-name="P2"><text:soft-page-break/>Generators<text:tab/>37 </text:p>
      <text:p text:style-name="P2">Coroutines<text:tab/>41 </text:p>
      <text:p text:style-name="P2">Generator Expressions<text:tab/>43 </text:p>
      <text:p text:style-name="P2">The itertools Module<text:tab/>44 </text:p>
      <text:p text:style-name="P2">islice: The Window Iterator<text:tab/>44 </text:p>
      <text:p text:style-name="P2">tee: The Back and Forth Iterator<text:tab/>45 </text:p>
      <text:p text:style-name="P2">groupby: The uniq Iterator<text:tab/>45 </text:p>
      <text:p text:style-name="P2">Other Functions<text:tab/>46 </text:p>
      <text:p text:style-name="P2">Decorators<text:tab/>47 </text:p>
      <text:p text:style-name="P2">How to Write a Decorator<text:tab/>48 </text:p>
      <text:p text:style-name="P2">Argument checking<text:tab/>50 </text:p>
      <text:p text:style-name="P2">Caching<text:tab/>52 </text:p>
      <text:p text:style-name="P2">Proxy<text:tab/>54 </text:p>
      <text:p text:style-name="P2">Context Provider<text:tab/>55 </text:p>
      <text:p text:style-name="P2">with and contextlib<text:tab/>56 </text:p>
      <text:p text:style-name="P2">The contextlib Module<text:tab/>58 </text:p>
      <text:p text:style-name="P2">Context Example<text:tab/>59 </text:p>
      <text:p text:style-name="P2">Summary<text:tab/>61 </text:p>
      <text:p text:style-name="P2"/>
      <text:p text:style-name="P2">Chapter 3: Syntax Best Practices—Above the Class Level<text:tab/>63 </text:p>
      <text:p text:style-name="P2">Subclassing Built-in Types<text:tab/>63 </text:p>
      <text:p text:style-name="P2">Accessing Methods from Superclasses<text:tab/>65 </text:p>
      <text:p text:style-name="P2">Understanding Python's Method Resolution Order (MRO)<text:tab/>66 </text:p>
      <text:p text:style-name="P2">super Pitfalls<text:tab/>70 </text:p>
      <text:p text:style-name="P2">Mixing super and classic Calls<text:tab/>70 </text:p>
      <text:p text:style-name="P2">Heterogeneous Arguments <text:tab/>72 </text:p>
      <text:p text:style-name="P2">Best Practices<text:tab/>73 </text:p>
      <text:p text:style-name="P2">Descriptors and Properties<text:tab/>74 </text:p>
      <text:p text:style-name="P2">Descriptors<text:tab/>74 </text:p>
      <text:p text:style-name="P2">Introspection Descriptor<text:tab/>77 </text:p>
      <text:p text:style-name="P2">Meta-descriptor<text:tab/>79 </text:p>
      <text:p text:style-name="P2">Properties<text:tab/>81 </text:p>
      <text:p text:style-name="P2">Slots<text:tab/>83 </text:p>
      <text:p text:style-name="P2">Meta-programming<text:tab/>84 </text:p>
      <text:p text:style-name="P2">The__new__ Method<text:tab/>84 </text:p>
      <text:p text:style-name="P2">__metaclass__ Method<text:tab/>86 </text:p>
      <text:p text:style-name="P2">Summary<text:tab/>89 </text:p>
      <text:p text:style-name="P2"/>
      <text:p text:style-name="P2">Chapter 4: Choosing Good Names<text:tab/>91 </text:p>
      <text:p text:style-name="P2">PEP 8 and Naming Best Practices<text:tab/>91 </text:p>
      <text:p text:style-name="P2">Naming Styles<text:tab/>92 </text:p>
      <text:p text:style-name="P2">Variables<text:tab/>92 </text:p>
      <text:p text:style-name="P2">Constants<text:tab/>92 </text:p>
      <text:p text:style-name="P2">Public and Private Variables<text:tab/>95 </text:p>
      <text:p text:style-name="P2">Functions and Methods<text:tab/>96 </text:p>
      <text:p text:style-name="P2">The Private Controversy<text:tab/>97 </text:p>
      <text:p text:style-name="P2">Special Methods<text:tab/>98 </text:p>
      <text:p text:style-name="P2">Arguments<text:tab/>98 </text:p>
      <text:p text:style-name="P2">Properties<text:tab/>99 </text:p>
      <text:p text:style-name="P2">Classes<text:tab/>99 </text:p>
      <text:p text:style-name="P2">Modules and Packages<text:tab/>99 </text:p>
      <text:p text:style-name="P2">Naming Guide<text:tab/>100 </text:p>
      <text:p text:style-name="P2"><text:soft-page-break/>Use "has" or "is" Prefix for Boolean Elements<text:tab/>100 </text:p>
      <text:p text:style-name="P2">Use Plural for Elements That Are Sequences<text:tab/>100 </text:p>
      <text:p text:style-name="P2">Use Explicit Names for Dictionaries<text:tab/>101 </text:p>
      <text:p text:style-name="P2">Avoid Generic Names<text:tab/>101 </text:p>
      <text:p text:style-name="P2">Avoid Existing Names<text:tab/>101 </text:p>
      <text:p text:style-name="P2">Best Practices for Arguments<text:tab/>102 </text:p>
      <text:p text:style-name="P2">Build Arguments by Iterative Design<text:tab/>102 </text:p>
      <text:p text:style-name="P2">Trust the Arguments and Your Tests<text:tab/>103 </text:p>
      <text:p text:style-name="P2">Use args and kw Magic Arguments Carefully<text:tab/>104 </text:p>
      <text:p text:style-name="P2">Class Names<text:tab/>106 </text:p>
      <text:p text:style-name="P2">Module and Package Names<text:tab/>107 </text:p>
      <text:p text:style-name="P2">Working on APIs<text:tab/>107 </text:p>
      <text:p text:style-name="P2">Tracking Verbosity<text:tab/>108 </text:p>
      <text:p text:style-name="P2">Building the Namespace Tree<text:tab/>108 </text:p>
      <text:p text:style-name="P2">Splitting the Code<text:tab/>110 </text:p>
      <text:p text:style-name="P2">Using Eggs<text:tab/>111 </text:p>
      <text:p text:style-name="P2">Using a Deprecation Process<text:tab/>112 </text:p>
      <text:p text:style-name="P2">Useful Tools<text:tab/>113 </text:p>
      <text:p text:style-name="P2">Pylint<text:tab/>113 </text:p>
      <text:p text:style-name="P2">CloneDigger<text:tab/>115 </text:p>
      <text:p text:style-name="P2">Summary<text:tab/>116 </text:p>
      <text:p text:style-name="P2"/>
      <text:p text:style-name="P2">Chapter 5: Writing a Package<text:tab/>117 </text:p>
      <text:p text:style-name="P2">A Common Pattern for All Packages<text:tab/>117 </text:p>
      <text:p text:style-name="P2">setup.py, the Script That Controls Everything<text:tab/>118 </text:p>
      <text:p text:style-name="P2">sdist<text:tab/>119 </text:p>
      <text:p text:style-name="P2">build and bdist<text:tab/>121 </text:p>
      <text:p text:style-name="P2">bdist_egg <text:tab/>122 </text:p>
      <text:p text:style-name="P2">install<text:tab/>123 </text:p>
      <text:p text:style-name="P2">How to Uninstall a Package<text:tab/>123 </text:p>
      <text:p text:style-name="P2">develop <text:tab/>124 </text:p>
      <text:p text:style-name="P2">test<text:tab/>124 </text:p>
      <text:p text:style-name="P2">register and upload <text:tab/>125 </text:p>
      <text:p text:style-name="P2">Creating a New Command<text:tab/>128 </text:p>
      <text:p text:style-name="P2">setup.py Usage Summary<text:tab/>129 </text:p>
      <text:p text:style-name="P2">Other Important Metadata<text:tab/>129 </text:p>
      <text:p text:style-name="P2">The Template-Based Approach<text:tab/>131 </text:p>
      <text:p text:style-name="P2">Python Paste<text:tab/>131 </text:p>
      <text:p text:style-name="P2">Creating Templates<text:tab/>133 </text:p>
      <text:p text:style-name="P2">Creating the Package Template<text:tab/>133 </text:p>
      <text:p text:style-name="P2">Development Cycle<text:tab/>138 </text:p>
      <text:p text:style-name="P2">Summary<text:tab/>141 </text:p>
      <text:p text:style-name="P2"/>
      <text:p text:style-name="P2">Chapter 6: Writing an Application<text:tab/>143 </text:p>
      <text:p text:style-name="P2">Atomisator: An Introduction<text:tab/>143 </text:p>
      <text:p text:style-name="P2">Overall Picture<text:tab/>144 </text:p>
      <text:p text:style-name="P2">Working Environment<text:tab/>146 </text:p>
      <text:p text:style-name="P2">Adding a Test Runner<text:tab/>148 </text:p>
      <text:p text:style-name="P2">Adding a packages Structure <text:tab/>148 </text:p>
      <text:p text:style-name="P2">Writing the Packages<text:tab/>149 </text:p>
      <text:p text:style-name="P2">atomisator.parser<text:tab/>149 </text:p>
      <text:p text:style-name="P2">Creating the Initial Package<text:tab/>150 </text:p>
      <text:p text:style-name="P2"><text:soft-page-break/>Creating the Initial doctest<text:tab/>151 </text:p>
      <text:p text:style-name="P2">Building the Test Environment<text:tab/>153 </text:p>
      <text:p text:style-name="P2">Writing the Code<text:tab/>153 </text:p>
      <text:p text:style-name="P2">atomisator.db<text:tab/>154 </text:p>
      <text:p text:style-name="P2">SQLAlchemy<text:tab/>154 </text:p>
      <text:p text:style-name="P2">Providing the APIs<text:tab/>158 </text:p>
      <text:p text:style-name="P2">atomisator.feed<text:tab/>159 </text:p>
      <text:p text:style-name="P2">atomisator.main<text:tab/>160 </text:p>
      <text:p text:style-name="P2">Distributing Atomisator<text:tab/>162 </text:p>
      <text:p text:style-name="P2">Dependencies between Packages<text:tab/>164 </text:p>
      <text:p text:style-name="P2">Summary<text:tab/>165 </text:p>
      <text:p text:style-name="P2"/>
      <text:p text:style-name="P2">Chapter 7: Working with zc.buildout<text:tab/>167 </text:p>
      <text:p text:style-name="P2">zc.buildout Philosophy<text:tab/>168 </text:p>
      <text:p text:style-name="P2">Configuration File Structure<text:tab/>168 </text:p>
      <text:p text:style-name="P2">Minimum Configuration File<text:tab/>169 </text:p>
      <text:p text:style-name="P2">[buildout] Section Options<text:tab/>169 </text:p>
      <text:p text:style-name="P2">The buildout Command<text:tab/>170 </text:p>
      <text:p text:style-name="P2">Recipes<text:tab/>172 </text:p>
      <text:p text:style-name="P2">Notable Recipes<text:tab/>174 </text:p>
      <text:p text:style-name="P2">Creating Recipes<text:tab/>174 </text:p>
      <text:p text:style-name="P2">Atomisator buildout Environment<text:tab/>175 </text:p>
      <text:p text:style-name="P2">buildout Folder Structure<text:tab/>176 </text:p>
      <text:p text:style-name="P2">Going Further<text:tab/>177 </text:p>
      <text:p text:style-name="P2">Releasing and Distributing<text:tab/>178 </text:p>
      <text:p text:style-name="P2">Releasing the Packages<text:tab/>178 </text:p>
      <text:p text:style-name="P2">Adding a Release Configuration File<text:tab/>179 </text:p>
      <text:p text:style-name="P2">Building and Releasing the Application<text:tab/>180 </text:p>
      <text:p text:style-name="P2">Summary<text:tab/>181 </text:p>
      <text:p text:style-name="P2"/>
      <text:p text:style-name="P2">Chapter 8: Managing Code<text:tab/>183 </text:p>
      <text:p text:style-name="P2">Version Control Systems<text:tab/>183 </text:p>
      <text:p text:style-name="P2">Centralized Systems<text:tab/>184 </text:p>
      <text:p text:style-name="P2">Distributed Systems<text:tab/>186 </text:p>
      <text:p text:style-name="P2">Distributed Strategies<text:tab/>188 </text:p>
      <text:p text:style-name="P2">Centralized or Distributed?<text:tab/>188 </text:p>
      <text:p text:style-name="P2">Mercurial<text:tab/>189 </text:p>
      <text:p text:style-name="P2">Project Management with Mercurial<text:tab/>193 </text:p>
      <text:p text:style-name="P2">Setting Up a Dedicated Folder<text:tab/>193 </text:p>
      <text:p text:style-name="P2">Configuring hgwebdir<text:tab/>194 </text:p>
      <text:p text:style-name="P2">Configuring Apache<text:tab/>195 </text:p>
      <text:p text:style-name="P2">Setting Up Authorizations<text:tab/>198 </text:p>
      <text:p text:style-name="P2">Setting Up the Client Side<text:tab/>199 </text:p>
      <text:p text:style-name="P2">Continuous Integration<text:tab/>200 </text:p>
      <text:p text:style-name="P2">Buildbot<text:tab/>201 </text:p>
      <text:p text:style-name="P2">Installing Buildbot<text:tab/>202 </text:p>
      <text:p text:style-name="P2">Hooking Buildbot and Mercurial<text:tab/>204 </text:p>
      <text:p text:style-name="P2">Hooking Apache and Buildbot<text:tab/>205 </text:p>
      <text:p text:style-name="P2">Summary<text:tab/>206 </text:p>
      <text:p text:style-name="P2"/>
      <text:p text:style-name="P2">Chapter 9: Managing Life Cycle<text:tab/>207 </text:p>
      <text:p text:style-name="P2">Different Approaches<text:tab/>207 </text:p>
      <text:p text:style-name="P2"><text:soft-page-break/>Waterfall Development Model<text:tab/>207 </text:p>
      <text:p text:style-name="P2">Spiral Development Model<text:tab/>208 </text:p>
      <text:p text:style-name="P2">Iterative Development Model<text:tab/>210 </text:p>
      <text:p text:style-name="P2">Defining a Life Cycle<text:tab/>210 </text:p>
      <text:p text:style-name="P2">Planning<text:tab/>212 </text:p>
      <text:p text:style-name="P2">Development<text:tab/>212 </text:p>
      <text:p text:style-name="P2">Global Debug <text:tab/>212 </text:p>
      <text:p text:style-name="P2">Release<text:tab/>213 </text:p>
      <text:p text:style-name="P2">Setting Up a Tracking System<text:tab/>213 </text:p>
      <text:p text:style-name="P2">Trac<text:tab/>213 </text:p>
      <text:p text:style-name="P2">Installation<text:tab/>215 </text:p>
      <text:p text:style-name="P2">Apache Settings<text:tab/>217 </text:p>
      <text:p text:style-name="P2">Permission Settings<text:tab/>218 </text:p>
      <text:p text:style-name="P2">Project Life Cycle with Trac<text:tab/>219 </text:p>
      <text:p text:style-name="P2">Planning<text:tab/>219 </text:p>
      <text:p text:style-name="P2">Development<text:tab/>221 </text:p>
      <text:p text:style-name="P2">Cleaning<text:tab/>221 </text:p>
      <text:p text:style-name="P2">Release<text:tab/>221 </text:p>
      <text:p text:style-name="P2">Summary<text:tab/>222 </text:p>
      <text:p text:style-name="P2"/>
      <text:p text:style-name="P2">Chapter 10: Documenting Your Project<text:tab/>223 </text:p>
      <text:p text:style-name="P2">The Seven Rules of Technical Writing<text:tab/>223 </text:p>
      <text:p text:style-name="P2">Write in Two Steps<text:tab/>224 </text:p>
      <text:p text:style-name="P2">Target the Readership<text:tab/>225 </text:p>
      <text:p text:style-name="P2">Use a Simple Style<text:tab/>226 </text:p>
      <text:p text:style-name="P2">Limit the Scope of the Information<text:tab/>227 </text:p>
      <text:p text:style-name="P2">Use Realistic Code Examples<text:tab/>227 </text:p>
      <text:p text:style-name="P2">Use a Light but Sufficient Approach<text:tab/>228 </text:p>
      <text:p text:style-name="P2">Use Templates<text:tab/>228 </text:p>
      <text:p text:style-name="P2">A reStructuredText Primer<text:tab/>229 </text:p>
      <text:p text:style-name="P2">Section Structure<text:tab/>230 </text:p>
      <text:p text:style-name="P2">Lists<text:tab/>232 </text:p>
      <text:p text:style-name="P2">Inline Markup<text:tab/>232 </text:p>
      <text:p text:style-name="P2">Literal Block<text:tab/>232 </text:p>
      <text:p text:style-name="P2">Links<text:tab/>233 </text:p>
      <text:p text:style-name="P2">Building the Documentation<text:tab/>234 </text:p>
      <text:p text:style-name="P2">Building the Portfolio<text:tab/>234 </text:p>
      <text:p text:style-name="P2">Design <text:tab/>235 </text:p>
      <text:p text:style-name="P2">Usage <text:tab/>238 </text:p>
      <text:p text:style-name="P2">Operations<text:tab/>242 </text:p>
      <text:p text:style-name="P2">Make Your Own Portfolio<text:tab/>242 </text:p>
      <text:p text:style-name="P2">Building the Landscape<text:tab/>243 </text:p>
      <text:p text:style-name="P2">Producer's Layout<text:tab/>243 </text:p>
      <text:p text:style-name="P2">Consumer's Layout<text:tab/>244 </text:p>
      <text:p text:style-name="P2">Summary<text:tab/>249 </text:p>
      <text:p text:style-name="P2"/>
      <text:p text:style-name="P2">Chapter 11: Test-Driven Development<text:tab/>251 </text:p>
      <text:p text:style-name="P2">I Don't Test<text:tab/>251 </text:p>
      <text:p text:style-name="P2">Test-Driven Development Principles<text:tab/>251 </text:p>
      <text:p text:style-name="P2">Preventing Software Regression <text:tab/>253 </text:p>
      <text:p text:style-name="P2">Improving Code Quality<text:tab/>254 </text:p>
      <text:p text:style-name="P2">Providing the Best Developer Documentation<text:tab/>254 </text:p>
      <text:p text:style-name="P2"><text:soft-page-break/>Producing Robust Code Faster<text:tab/>255 </text:p>
      <text:p text:style-name="P2">What Kind of Tests?<text:tab/>255 </text:p>
      <text:p text:style-name="P2">Acceptance Tests<text:tab/>255 </text:p>
      <text:p text:style-name="P2">Unit Tests<text:tab/>256 </text:p>
      <text:p text:style-name="P2">Python Standard Test Tools<text:tab/>256 </text:p>
      <text:p text:style-name="P2">I Do Test<text:tab/>260 </text:p>
      <text:p text:style-name="P2">Unittest Pitfalls<text:tab/>260 </text:p>
      <text:p text:style-name="P2">Unittest Alternatives<text:tab/>261 </text:p>
      <text:p text:style-name="P2">nose<text:tab/>262 </text:p>
      <text:p text:style-name="P2">py.test<text:tab/>264 </text:p>
      <text:p text:style-name="P2">Fakes and Mocks<text:tab/>267 </text:p>
      <text:p text:style-name="P2">Building a Fake<text:tab/>268 </text:p>
      <text:p text:style-name="P2">Using Mocks<text:tab/>271 </text:p>
      <text:p text:style-name="P2">Document-Driven Development<text:tab/>273 </text:p>
      <text:p text:style-name="P2">Writing a Story<text:tab/>273 </text:p>
      <text:p text:style-name="P2">Summary<text:tab/>274 </text:p>
      <text:p text:style-name="P2"><text:s/></text:p>
      <text:p text:style-name="P2">Chapter 12: Optimization: General Principles and Profiling Techniques<text:tab/>275 </text:p>
      <text:p text:style-name="P2">The Three Rules of Optimization<text:tab/>275 </text:p>
      <text:p text:style-name="P2">Make It Work First<text:tab/>275 </text:p>
      <text:p text:style-name="P2">Work from the User's Point of View<text:tab/>276 </text:p>
      <text:p text:style-name="P2">Keep the Code Readable(and thus maintainable)<text:tab/>277 </text:p>
      <text:p text:style-name="P2">Optimization Strategy<text:tab/>277 </text:p>
      <text:p text:style-name="P2">Find Another Culprit<text:tab/>278 </text:p>
      <text:p text:style-name="P2">Scale the Hardware<text:tab/>278 </text:p>
      <text:p text:style-name="P2">Write a Speed Test<text:tab/>279 </text:p>
      <text:p text:style-name="P2">Finding Bottlenecks<text:tab/>280 </text:p>
      <text:p text:style-name="P2">Profiling CPU Usage<text:tab/>280 </text:p>
      <text:p text:style-name="P2">Macro-Profiling<text:tab/>280 </text:p>
      <text:p text:style-name="P2">Micro-Profiling <text:tab/>284 </text:p>
      <text:p text:style-name="P2">Measuring Pystones<text:tab/>287 </text:p>
      <text:p text:style-name="P2">Profiling Memory Usage<text:tab/>288 </text:p>
      <text:p text:style-name="P2">How Python Deals with Memory<text:tab/>288 </text:p>
      <text:p text:style-name="P2">Profiling Memory<text:tab/>290 </text:p>
      <text:p text:style-name="P2">Profiling Network Usage<text:tab/>295 </text:p>
      <text:p text:style-name="P2">Summary<text:tab/>296 </text:p>
      <text:p text:style-name="P2"/>
      <text:p text:style-name="P2">Chapter 13: Optimization: Solutions<text:tab/>297 </text:p>
      <text:p text:style-name="P2">Reducing the Complexity <text:tab/>298 </text:p>
      <text:p text:style-name="P2">Measuring Cyclomatic Complexity <text:tab/>298 </text:p>
      <text:p text:style-name="P2">Measuring the Big-O Notation<text:tab/>298 </text:p>
      <text:p text:style-name="P2">Simplifying <text:tab/>301 </text:p>
      <text:p text:style-name="P2">Searching in a List<text:tab/>301 </text:p>
      <text:p text:style-name="P2">Using a Set Instead of a List<text:tab/>302 </text:p>
      <text:p text:style-name="P2">Cut the External Calls, Reduce the Workload<text:tab/>303 </text:p>
      <text:p text:style-name="P2">Using Collections <text:tab/>303 </text:p>
      <text:p text:style-name="P2">Multithreading<text:tab/>306 </text:p>
      <text:p text:style-name="P2">What is Multithreading?<text:tab/>307 </text:p>
      <text:p text:style-name="P2">How Python Deals with Threads<text:tab/>307 </text:p>
      <text:p text:style-name="P2">When Should Threading Be Used?<text:tab/>309 </text:p>
      <text:p text:style-name="P2">Building Responsive Interfaces<text:tab/>309 </text:p>
      <text:p text:style-name="P2">Delegating Work <text:tab/>309 </text:p>
      <text:p text:style-name="P2"><text:soft-page-break/>Multi-User Applications <text:tab/>310 </text:p>
      <text:p text:style-name="P2">Simple Example<text:tab/>310 </text:p>
      <text:p text:style-name="P2">Multiprocessing<text:tab/>314 </text:p>
      <text:p text:style-name="P2">Pyprocessing<text:tab/>315 </text:p>
      <text:p text:style-name="P2">Caching<text:tab/>317 </text:p>
      <text:p text:style-name="P2">Deterministic Caching<text:tab/>318 </text:p>
      <text:p text:style-name="P2">Non-Deterministic Caching<text:tab/>321 </text:p>
      <text:p text:style-name="P2">Pro-Active Caching<text:tab/>322 </text:p>
      <text:p text:style-name="P2">Memcached<text:tab/>322 </text:p>
      <text:p text:style-name="P2">Summary<text:tab/>323 </text:p>
      <text:p text:style-name="P2"/>
      <text:p text:style-name="P2">Chapter 14: Useful Design Patterns<text:tab/>325 </text:p>
      <text:p text:style-name="P2">Creational Patterns<text:tab/>325 </text:p>
      <text:p text:style-name="P2">Singleton<text:tab/>326 </text:p>
      <text:p text:style-name="P2">Structural Patterns<text:tab/>328 </text:p>
      <text:p text:style-name="P2">Adapter<text:tab/>329 </text:p>
      <text:p text:style-name="P2">Interfaces<text:tab/>331 </text:p>
      <text:p text:style-name="P2">Proxy<text:tab/>332 </text:p>
      <text:p text:style-name="P2">Facade<text:tab/>333 </text:p>
      <text:p text:style-name="P2">Behavioral Patterns<text:tab/>334 </text:p>
      <text:p text:style-name="P2">Observer<text:tab/>334 </text:p>
      <text:p text:style-name="P2">Visitor<text:tab/>336 </text:p>
      <text:p text:style-name="P2">Template<text:tab/>339 </text:p>
      <text:p text:style-name="P2">Summary<text:tab/>341 </text:p>
      <text:p text:style-name="P2">Index<text:tab/>343 </text:p>
      <text:p text:style-name="P2"/>
      <text:h text:style-name="Heading_20_1" text:outline-level="1"><text:bookmark-start text:name="__RefHeading__245_937782157"/>***Foundations_of_Agile_Python_Development_2008_417p <text:bookmark-end text:name="__RefHeading__245_937782157"/></text:h>
      <text:p text:style-name="P2">About the Author<text:tab/>xiii </text:p>
      <text:p text:style-name="P2">About the Technical Reviewer.<text:tab/>xv </text:p>
      <text:p text:style-name="P2">Acknowledgments<text:tab/>xvii </text:p>
      <text:p text:style-name="P2">Introduction<text:tab/>xix </text:p>
      <text:p text:style-name="P2"/>
      <text:p text:style-name="P2">CHAPTER 1 <text:s text:c="21"/>What Is Agile Development?<text:tab/>1 </text:p>
      <text:p text:style-name="P2"><text:s text:c="32"/>Why More Methodologies?<text:tab/>1 </text:p>
      <text:p text:style-name="P2"><text:s text:c="32"/>A Little History<text:tab/>3 </text:p>
      <text:p text:style-name="P2"><text:s text:c="32"/>Planning and Agile Development<text:tab/>4 </text:p>
      <text:p text:style-name="P2"><text:s text:c="32"/>What Are Agile Methods?<text:tab/>4 </text:p>
      <text:p text:style-name="P2"><text:s text:c="38"/>Pair Programming<text:tab/>5 </text:p>
      <text:p text:style-name="P2"><text:s text:c="38"/>User Stories<text:tab/>7 </text:p>
      <text:p text:style-name="P2"><text:s text:c="38"/>The System Metaphor<text:tab/>8 </text:p>
      <text:p text:style-name="P2"><text:s text:c="38"/>On-Site Customers<text:tab/>8 </text:p>
      <text:p text:style-name="P2"><text:s text:c="38"/>Unit Tests<text:tab/>9 </text:p>
      <text:p text:style-name="P2"><text:s text:c="38"/>Test-Driven Development<text:tab/>10 </text:p>
      <text:p text:style-name="P2"><text:s text:c="38"/>Refactoring<text:tab/>11 </text:p>
      <text:p text:style-name="P2"><text:s text:c="38"/>Simple Design<text:tab/>12 </text:p>
      <text:p text:style-name="P2"><text:s text:c="38"/>Collective Code Ownership<text:tab/>12 </text:p>
      <text:p text:style-name="P2"><text:s text:c="38"/>Short Iterations<text:tab/>13 </text:p>
      <text:p text:style-name="P2"><text:s text:c="38"/>Continuous Reflection<text:tab/>15 </text:p>
      <text:p text:style-name="P2"><text:s text:c="38"/>Continuous Integration<text:tab/>16 </text:p>
      <text:p text:style-name="P2"><text:s text:c="38"/>Documentation<text:tab/>17 </text:p>
      <text:p text:style-name="P2"><text:s text:c="32"/>Summary.<text:tab/>18 </text:p>
      <text:p text:style-name="P2"><text:soft-page-break/></text:p>
      <text:p text:style-name="P2">CHAPTER 2 <text:s text:c="21"/>The IDE: Eclipsing the Command Line<text:tab/>21 </text:p>
      <text:p text:style-name="P2"><text:s text:c="32"/>Installing Eclipse<text:tab/>23 </text:p>
      <text:p text:style-name="P2"><text:s text:c="32"/>Installing Plug-Ins<text:tab/>25 </text:p>
      <text:p text:style-name="P2"><text:s text:c="32"/>Installing and Configuring Pydev.<text:tab/>31 </text:p>
      <text:p text:style-name="P2"><text:s text:c="32"/>Your First Project<text:tab/>32 </text:p>
      <text:p text:style-name="P2"><text:s text:c="32"/>Looking Under the Hood<text:tab/>38 </text:p>
      <text:p text:style-name="P2"><text:s text:c="32"/>Paying for More Functionality<text:tab/>39 </text:p>
      <text:p text:style-name="P2"><text:s text:c="32"/>Summary 40 <text:s text:c="7"/><text:tab/>v </text:p>
      <text:p text:style-name="P2"/>
      <text:p text:style-name="P2">CHAPTER 3 <text:s text:c="8"/>Revision Control: Subverting Your Code.<text:tab/>41 </text:p>
      <text:p text:style-name="P2"><text:s text:c="19"/>Revision Control Phylum.<text:tab/>42 </text:p>
      <text:p text:style-name="P2"><text:s text:c="19"/>What Subversion Does for You<text:tab/>43 </text:p>
      <text:p text:style-name="P2"><text:s text:c="19"/>Getting Subverted<text:tab/>44 </text:p>
      <text:p text:style-name="P2"><text:s text:c="19"/>Working with Your Subverted Code<text:tab/>47 </text:p>
      <text:p text:style-name="P2"><text:s text:c="25"/>Examining Files<text:tab/>49 </text:p>
      <text:p text:style-name="P2"><text:s text:c="25"/>Adding Files<text:tab/>50 </text:p>
      <text:p text:style-name="P2"><text:s text:c="25"/>Copying and Moving Files<text:tab/>51 </text:p>
      <text:p text:style-name="P2"><text:s text:c="25"/>Deleting Files<text:tab/>52 </text:p>
      <text:p text:style-name="P2"><text:s text:c="25"/>Reverting Changes.<text:tab/>53 </text:p>
      <text:p text:style-name="P2"><text:s text:c="25"/>Modifying a File<text:tab/>53 </text:p>
      <text:p text:style-name="P2"><text:s text:c="19"/>Updating Your Working Copy<text:tab/>54 </text:p>
      <text:p text:style-name="P2"><text:s text:c="19"/>Conflicting Changes<text:tab/>55 </text:p>
      <text:p text:style-name="P2"><text:s text:c="19"/>Subverting Eclipse<text:tab/>59 </text:p>
      <text:p text:style-name="P2"><text:s text:c="25"/>Sharing Your Subverted Project<text:tab/>59 </text:p>
      <text:p text:style-name="P2"><text:s text:c="25"/>Importing from Subversion<text:tab/>60 </text:p>
      <text:p text:style-name="P2"><text:s text:c="19"/>Working with a Subverted Eclipse<text:tab/>64 </text:p>
      <text:p text:style-name="P2"><text:s text:c="25"/>The Team Repository View<text:tab/>65 </text:p>
      <text:p text:style-name="P2"><text:s text:c="25"/>Adding a File<text:tab/>68 </text:p>
      <text:p text:style-name="P2"><text:s text:c="25"/>Committing Changes<text:tab/>70 </text:p>
      <text:p text:style-name="P2"><text:s text:c="25"/>Editing a File<text:tab/>71 </text:p>
      <text:p text:style-name="P2"><text:s text:c="25"/>Reverting Changes.<text:tab/>72 </text:p>
      <text:p text:style-name="P2"><text:s text:c="25"/>Resolving Conflicts<text:tab/>73 </text:p>
      <text:p text:style-name="P2"><text:s text:c="25"/>Deleting Files<text:tab/>76 </text:p>
      <text:p text:style-name="P2"><text:s text:c="25"/>Moving Files<text:tab/>77 </text:p>
      <text:p text:style-name="P2"><text:s text:c="25"/>Renaming Files<text:tab/>77 </text:p>
      <text:p text:style-name="P2"><text:s text:c="25"/>Copying Files<text:tab/>78 </text:p>
      <text:p text:style-name="P2"><text:s text:c="25"/>Reverting Moves, Renames, and Copies<text:tab/>79 </text:p>
      <text:p text:style-name="P2"><text:s text:c="19"/>Summary.<text:tab/>79 </text:p>
      <text:p text:style-name="P2"/>
      <text:p text:style-name="P2">CHAPTER 4 <text:s text:c="8"/>Setuptools: Harnessing Your Code<text:tab/>81 </text:p>
      <text:p text:style-name="P2"><text:s text:c="19"/>The Project: A Simple RSS Reader<text:tab/>81 </text:p>
      <text:p text:style-name="P2"><text:s text:c="19"/>Python Modules<text:tab/>82 </text:p>
      <text:p text:style-name="P2"><text:s text:c="19"/>The Old Way<text:tab/>83 </text:p>
      <text:p text:style-name="P2"><text:s text:c="19"/>The New Way: Cooking with Eggs<text:tab/>84 </text:p>
      <text:p text:style-name="P2"><text:s text:c="19"/>Some Notes About Building Multiple Versions<text:tab/>85 </text:p>
      <text:p text:style-name="P2"><text:s text:c="19"/>Installing Setuptools<text:tab/>86 </text:p>
      <text:p text:style-name="P2"><text:s text:c="19"/>Getting Started with Setuptools<text:tab/>87 </text:p>
      <text:p text:style-name="P2"><text:s text:c="19"/>Building the Project<text:tab/>88 </text:p>
      <text:p text:style-name="P2"><text:s text:c="19"/>Installing Executables<text:tab/>91 </text:p>
      <text:p text:style-name="P2"><text:s text:c="19"/>Dependencies<text:tab/>92 </text:p>
      <text:p text:style-name="P2"><text:s text:c="19"/>Think Globally, Install Locally<text:tab/>94 </text:p>
      <text:p text:style-name="P2"><text:soft-page-break/><text:s text:c="25"/>Removing an Existing Package: Undoing Your Hard Work<text:tab/>95 </text:p>
      <text:p text:style-name="P2"><text:s text:c="25"/>Installing from the Local Copy<text:tab/>96 </text:p>
      <text:p text:style-name="P2"><text:s text:c="19"/>Fixing Options with setup.cfg<text:tab/>97 </text:p>
      <text:p text:style-name="P2"><text:s text:c="19"/>Bootstrapping Setuptools<text:tab/>97 </text:p>
      <text:p text:style-name="P2"><text:s text:c="19"/>Subverting Subversion: What Shouldn’t Be Versioned<text:tab/>98 </text:p>
      <text:p text:style-name="P2"><text:s text:c="25"/>The Easy Way with Eclipse<text:tab/>100 </text:p>
      <text:p text:style-name="P2"><text:s text:c="19"/>Checking in Changes: Not Losing It<text:tab/>100 </text:p>
      <text:p text:style-name="P2"><text:s text:c="19"/>Working in Development Mode<text:tab/>100 </text:p>
      <text:p text:style-name="P2"><text:s text:c="19"/>Summary.<text:tab/>102 </text:p>
      <text:p text:style-name="P2"/>
      <text:p text:style-name="P2">CHAPTER 5 <text:s text:c="8"/>A Build for Every Check-In<text:tab/>103 </text:p>
      <text:p text:style-name="P2"><text:s text:c="19"/>Buildbot Architecture<text:tab/>104 </text:p>
      <text:p text:style-name="P2"><text:s text:c="19"/>Installing Buildbot<text:tab/>104 </text:p>
      <text:p text:style-name="P2"><text:s text:c="19"/>Configuring the Build System<text:tab/>106 </text:p>
      <text:p text:style-name="P2"><text:s text:c="19"/>Mastering Buildbot<text:tab/>107 </text:p>
      <text:p text:style-name="P2"><text:s text:c="19"/>Enslaving Buildbot<text:tab/>112 </text:p>
      <text:p text:style-name="P2"><text:s text:c="19"/>Hooking Up Source Control<text:tab/>116 </text:p>
      <text:p text:style-name="P2"><text:s text:c="19"/>Using the Source<text:tab/>119 </text:p>
      <text:p text:style-name="P2"><text:s text:c="19"/>Subversion to Buildbot, Over<text:tab/>121 </text:p>
      <text:p text:style-name="P2"><text:s text:c="19"/>A Python for Every Builder<text:tab/>122 </text:p>
      <text:p text:style-name="P2"><text:s text:c="19"/>Finally, a Real Build Succeeds<text:tab/>124 </text:p>
      <text:p text:style-name="P2"><text:s text:c="19"/>Installing the Build<text:tab/>125 </text:p>
      <text:p text:style-name="P2"><text:s text:c="19"/>Supporting Python 2.4 Builds<text:tab/>128 </text:p>
      <text:p text:style-name="P2"><text:s text:c="19"/>Ensuring Local Dependency Processing<text:tab/>132 </text:p>
      <text:p text:style-name="P2"><text:s text:c="19"/>Keeping Up Appearances<text:tab/>134 </text:p>
      <text:p text:style-name="P2"><text:s text:c="19"/>Summary.<text:tab/>136 </text:p>
      <text:p text:style-name="P2"/>
      <text:p text:style-name="P2">CHAPTER 6 <text:s text:c="8"/>Testing: The Horse and the Cart<text:tab/>139 </text:p>
      <text:p text:style-name="P2"/>
      <text:p text:style-name="P2"><text:s text:c="19"/>Unit Testing<text:tab/>141 </text:p>
      <text:p text:style-name="P2"><text:s text:c="19"/>The Problems with Not Unit Testing<text:tab/>142 </text:p>
      <text:p text:style-name="P2"><text:s text:c="19"/>Pessimism<text:tab/>143 </text:p>
      <text:p text:style-name="P2"><text:s text:c="19"/>Test-Driven Development<text:tab/>146 </text:p>
      <text:p text:style-name="P2"><text:s text:c="19"/>Knowing Your Unit Tests<text:tab/>147 </text:p>
      <text:p text:style-name="P2"><text:s text:c="19"/>unittest and Nose<text:tab/>148 </text:p>
      <text:p text:style-name="P2"><text:s text:c="19"/>A Simple RSS Reader<text:tab/>149 </text:p>
      <text:p text:style-name="P2"><text:s text:c="19"/>The First Tests<text:tab/>151 </text:p>
      <text:p text:style-name="P2"><text:s text:c="19"/>Finding Tests with Nose<text:tab/>159 </text:p>
      <text:p text:style-name="P2"><text:s text:c="19"/>Skipping Slow Tests<text:tab/>160 </text:p>
      <text:p text:style-name="P2"><text:s text:c="19"/>Integrating the Tests into the Environment<text:tab/>162 </text:p>
      <text:p text:style-name="P2"><text:s text:c="25"/>Running Tests After Every Change<text:tab/>163 </text:p>
      <text:p text:style-name="P2"><text:s text:c="25"/>Running the Complete Test Suite in Development<text:tab/>167 </text:p>
      <text:p text:style-name="P2"><text:s text:c="25"/>Buildbot with Unit Tests<text:tab/>171 </text:p>
      <text:p text:style-name="P2"><text:s text:c="19"/>Summary.<text:tab/>173 </text:p>
      <text:p text:style-name="P2"/>
      <text:p text:style-name="P2">CHAPTER 7 <text:s text:c="8"/>Test-Driven Development and Impostors<text:tab/>175 </text:p>
      <text:p text:style-name="P2"/>
      <text:p text:style-name="P2"><text:s text:c="19"/>Moving Beyond Acceptance Tests<text:tab/>175 </text:p>
      <text:p text:style-name="P2"><text:s text:c="19"/>Renaming<text:tab/>183 </text:p>
      <text:p text:style-name="P2"><text:s text:c="19"/>Overriding Existing Methods: Monkeypatching<text:tab/>185 </text:p>
      <text:p text:style-name="P2"><text:s text:c="25"/>Monkeypatching and Imports<text:tab/>186 </text:p>
      <text:p text:style-name="P2"><text:s text:c="25"/>The Changes Go Live.<text:tab/>188 </text:p>
      <text:p text:style-name="P2"><text:soft-page-break/><text:s text:c="19"/>Using Data Files<text:tab/>189 </text:p>
      <text:p text:style-name="P2"><text:s text:c="19"/>Isolation<text:tab/>190 </text:p>
      <text:p text:style-name="P2"><text:s text:c="19"/>Rolling Your Own<text:tab/>192 </text:p>
      <text:p text:style-name="P2"><text:s text:c="19"/>Python Quirks<text:tab/>193 </text:p>
      <text:p text:style-name="P2"><text:s text:c="19"/>Mocking Libraries<text:tab/>193 </text:p>
      <text:p text:style-name="P2"><text:s text:c="19"/>Aggregating Two Feeds<text:tab/>194 </text:p>
      <text:p text:style-name="P2"><text:s text:c="19"/>A Simple pMock Example<text:tab/>195 </text:p>
      <text:p text:style-name="P2"><text:s text:c="19"/>Implementing with pMock<text:tab/>196 </text:p>
      <text:p text:style-name="P2"><text:s text:c="25"/>Test: Defining combine_feeds<text:tab/>196 </text:p>
      <text:p text:style-name="P2"><text:s text:c="25"/>Test: Defining add_single_feed<text:tab/>197 </text:p>
      <text:p text:style-name="P2"><text:s text:c="25"/>Refactoring: Extracting AggregateFeed<text:tab/>198 </text:p>
      <text:p text:style-name="P2"><text:s text:c="25"/>Refactoring: Moving add_single_feed<text:tab/>199 </text:p>
      <text:p text:style-name="P2"><text:s text:c="25"/>Test: Defining create_entry<text:tab/>200 </text:p>
      <text:p text:style-name="P2"><text:s text:c="25"/>Test: Ensuring That AggregateFeed Creates a FeedEntry Factory<text:tab/>200 </text:p>
      <text:p text:style-name="P2"><text:s text:c="25"/>Test: Defining add<text:tab/>201 </text:p>
      <text:p text:style-name="P2"><text:s text:c="25"/>Test: AggregateFeed.entries Is Always Initialized to a Set<text:tab/>201 </text:p>
      <text:p text:style-name="P2"><text:s text:c="25"/>Test: Defining FeedEntry.from_parsed_feed<text:tab/>202 </text:p>
      <text:p text:style-name="P2"><text:s text:c="25"/>Test: Defining feed_entry_listing<text:tab/>202 </text:p>
      <text:p text:style-name="P2"><text:s text:c="25"/>Test: Defining feeds_from_urls<text:tab/>203 </text:p>
      <text:p text:style-name="P2"><text:s text:c="25"/>Test: AggregateFeed Initializes the FeedParser Factory<text:tab/>203 </text:p>
      <text:p text:style-name="P2"><text:s text:c="25"/>Test: Defining from_urls<text:tab/>204 </text:p>
      <text:p text:style-name="P2"><text:s text:c="25"/>Refactoring: Reimplementing from_urls<text:tab/>204 </text:p>
      <text:p text:style-name="P2"><text:s text:c="25"/>Refactoring: Condensing Some Tests<text:tab/>206 </text:p>
      <text:p text:style-name="P2"><text:s text:c="24"/>Test: Formatting Feed Entry Listings<text:tab/>207 </text:p>
      <text:p text:style-name="P2"><text:s text:c="24"/>Test: Defining print_entry_listings<text:tab/>208 </text:p>
      <text:p text:style-name="P2"><text:s text:c="24"/>Test: FeedWriter Initializes the stdout Attribute<text:tab/>209 </text:p>
      <text:p text:style-name="P2"><text:s text:c="24"/>Test: Empty AggregateFeeds Generate No Output<text:tab/>209 </text:p>
      <text:p text:style-name="P2"><text:s text:c="24"/>Test: Defining is_empty<text:tab/>210 </text:p>
      <text:p text:style-name="P2"><text:s text:c="24"/>Test: Defining new_main<text:tab/>210 </text:p>
      <text:p text:style-name="P2"><text:s text:c="24"/>Test: The Application Initializes Dependencies<text:tab/>211 </text:p>
      <text:p text:style-name="P2"><text:s text:c="24"/>Refactoring: Making new_main the New main2<text:tab/>212 </text:p>
      <text:p text:style-name="P2"><text:s text:c="19"/>A Simple PyMock Example<text:tab/>212 </text:p>
      <text:p text:style-name="P2"><text:s text:c="24"/>Monkeypatching.<text:tab/>214 </text:p>
      <text:p text:style-name="P2"><text:s text:c="24"/>Saying the Same Thing Differently<text:tab/>214 </text:p>
      <text:p text:style-name="P2"><text:s text:c="19"/>Implementing with PyMock<text:tab/>215 </text:p>
      <text:p text:style-name="P2"><text:s text:c="24"/>Test: from_urls and Mocking External Modules<text:tab/>216 </text:p>
      <text:p text:style-name="P2"><text:s text:c="24"/>Test: Defining add_single_feed<text:tab/>217 </text:p>
      <text:p text:style-name="P2"><text:s text:c="24"/>Refactoring: Moving Methods to a New Object<text:tab/>218 </text:p>
      <text:p text:style-name="P2"><text:s text:c="24"/>Refactoring: Moving add_single_feed<text:tab/>218 </text:p>
      <text:p text:style-name="P2"><text:s text:c="24"/>Refactoring: Moving from_urls()<text:tab/>219 </text:p>
      <text:p text:style-name="P2"><text:s text:c="24"/>Test: create_entry() and Mocking Class Constructors.<text:tab/>220 </text:p>
      <text:p text:style-name="P2"><text:s text:c="24"/>Tests: Defining add and AggregateFeed.__init__<text:tab/>221 </text:p>
      <text:p text:style-name="P2"><text:s text:c="24"/>Test: Defining FeedEntry.__init__<text:tab/>222 </text:p>
      <text:p text:style-name="P2"><text:s text:c="24"/>Test: Defining listing<text:tab/>222 </text:p>
      <text:p text:style-name="P2"><text:s text:c="24"/>Test: entry_listings Should Be Sorted<text:tab/>223 </text:p>
      <text:p text:style-name="P2"><text:s text:c="24"/>Test: Defining print_entry_listings<text:tab/>224 </text:p>
      <text:p text:style-name="P2"><text:s text:c="24"/>Test: print_entry_listings Should Do Nothing with Empty Feeds<text:tab/>225 </text:p>
      <text:p text:style-name="P2"><text:s text:c="24"/>Test: is_empty and the Unproven Test<text:tab/>226 </text:p>
      <text:p text:style-name="P2"><text:s text:c="24"/>Test: new_main, Hooking It All Together<text:tab/>226 </text:p>
      <text:p text:style-name="P2"><text:s text:c="24"/>Test: RSReader Initialization<text:tab/>227 </text:p>
      <text:p text:style-name="P2"><text:s text:c="24"/>Finishing Up: Activating the New Functionality<text:tab/>227 </text:p>
      <text:p text:style-name="P2"><text:s text:c="19"/>Other pMock and PyMock Features<text:tab/>228 </text:p>
      <text:p text:style-name="P2"><text:soft-page-break/><text:s text:c="24"/>Raising Exceptions with pMock<text:tab/>228 </text:p>
      <text:p text:style-name="P2"><text:s text:c="24"/>Raising Exceptions with PyMock<text:tab/>228 </text:p>
      <text:p text:style-name="P2"><text:s text:c="24"/>Playback Counts with pMock<text:tab/>229 </text:p>
      <text:p text:style-name="P2"><text:s text:c="24"/>Playback Counts with PyMock.<text:tab/>229 </text:p>
      <text:p text:style-name="P2"><text:s text:c="24"/>Mocking Attribute Setters with PyMock<text:tab/>229 </text:p>
      <text:p text:style-name="P2"><text:s text:c="24"/>Mocking Generators with PyMock<text:tab/>230 </text:p>
      <text:p text:style-name="P2"><text:s text:c="24"/>Using PyMock with unittest<text:tab/>230 </text:p>
      <text:p text:style-name="P2"><text:s text:c="19"/>Summary<text:tab/>231 </text:p>
      <text:p text:style-name="P2"/>
      <text:p text:style-name="P2">CHAPTER 8 <text:s text:c="8"/>Everybody Needs Feedback<text:tab/>233 </text:p>
      <text:p text:style-name="P2"><text:s text:c="19"/>Measuring Software Quality<text:tab/>235 </text:p>
      <text:p text:style-name="P2"><text:s text:c="19"/>Measurements<text:tab/>236 </text:p>
      <text:p text:style-name="P2"><text:s text:c="19"/>Quantitative Measurements: How Much Is That Doggie in the Window?<text:tab/>237 </text:p>
      <text:p text:style-name="P2"><text:s text:c="19"/>Code Coverage<text:tab/>237 </text:p>
      <text:p text:style-name="P2"><text:s text:c="19"/>Complexity Measurements<text:tab/>239 </text:p>
      <text:p text:style-name="P2"><text:s text:c="19"/>Velocity: When Are We Done?<text:tab/>242 </text:p>
      <text:p text:style-name="P2"><text:s text:c="19"/>Qualitative Measurements: It’s a Shih Tzu!<text:tab/>243 </text:p>
      <text:p text:style-name="P2"><text:s text:c="19"/>Coding Conventions<text:tab/>244 </text:p>
      <text:p text:style-name="P2"><text:s text:c="19"/>Welcome Back to Python<text:tab/>246 </text:p>
      <text:p text:style-name="P2"><text:s text:c="19"/>Never Try to Fix a Social Problem with a Technical Solution<text:tab/>248 </text:p>
      <text:p text:style-name="P2"><text:s text:c="19"/>Code Reviews.<text:tab/>249 </text:p>
      <text:p text:style-name="P2"><text:s text:c="19"/>Renaming<text:tab/>250 </text:p>
      <text:p text:style-name="P2"><text:s text:c="19"/>Communication<text:tab/>250 </text:p>
      <text:p text:style-name="P2"><text:s text:c="19"/>Technological Feedback: Bad Programmer, No Cookie<text:tab/>251 </text:p>
      <text:p text:style-name="P2"><text:s text:c="19"/>Coercion at the Keyboard<text:tab/>251 </text:p>
      <text:p text:style-name="P2"><text:s text:c="19"/>When Code Is Submitted<text:tab/>256 </text:p>
      <text:p text:style-name="P2"><text:s text:c="19"/>Buildbot and Coverage<text:tab/>258 </text:p>
      <text:p text:style-name="P2"><text:s text:c="19"/>Summary.<text:tab/>261 </text:p>
      <text:p text:style-name="P2"/>
      <text:p text:style-name="P2">CHAPTER 9 <text:s text:c="8"/>Databases<text:tab/>263 </text:p>
      <text:p text:style-name="P2"><text:s text:c="19"/>A New Religion<text:tab/>263 </text:p>
      <text:p text:style-name="P2"><text:s text:c="19"/>Blurring the Boundaries<text:tab/>264 </text:p>
      <text:p text:style-name="P2"><text:s text:c="19"/>Concealing Data Access<text:tab/>265 </text:p>
      <text:p text:style-name="P2"><text:s text:c="19"/>Object-Relational Mappers<text:tab/>265 </text:p>
      <text:p text:style-name="P2"><text:s text:c="25"/>The Active Record Pattern<text:tab/>266 </text:p>
      <text:p text:style-name="P2"><text:s text:c="25"/>The Data Mapper Pattern<text:tab/>266 </text:p>
      <text:p text:style-name="P2"><text:s text:c="25"/>The Unit of Work Pattern<text:tab/>266 </text:p>
      <text:p text:style-name="P2"><text:s text:c="19"/>Python ORMs<text:tab/>267 </text:p>
      <text:p text:style-name="P2"><text:s text:c="25"/>SQLObject<text:tab/>267 </text:p>
      <text:p text:style-name="P2"><text:s text:c="25"/>SQLAlchemy<text:tab/>283 </text:p>
      <text:p text:style-name="P2"><text:s text:c="19"/>Building the Database.<text:tab/>296 </text:p>
      <text:p text:style-name="P2"><text:s text:c="19"/>Testing.<text:tab/>297 </text:p>
      <text:p text:style-name="P2"><text:s text:c="19"/>Refactorings<text:tab/>298 </text:p>
      <text:p text:style-name="P2"><text:s text:c="19"/>Migrations<text:tab/>298 </text:p>
      <text:p text:style-name="P2"><text:s text:c="30"/>The Instructions<text:tab/>299 </text:p>
      <text:p text:style-name="P2"><text:s text:c="30"/>Numbering Migrations and Playing Them Back<text:tab/>299 </text:p>
      <text:p text:style-name="P2"><text:s text:c="30"/>Where to Put the Migration Mechanism.<text:tab/>300 </text:p>
      <text:p text:style-name="P2"><text:s text:c="30"/>DBMigrate: A Migration Mechanism<text:tab/>300 </text:p>
      <text:p text:style-name="P2"><text:s text:c="25"/>Summary.<text:tab/>306 </text:p>
      <text:p text:style-name="P2"/>
      <text:p text:style-name="P2">CHAPTER 10 Web Testing<text:tab/>309 </text:p>
      <text:p text:style-name="P2"><text:s text:c="25"/>Really Simple Primer.<text:tab/>309 </text:p>
      <text:p text:style-name="P2"><text:soft-page-break/><text:s text:c="30"/>HTML<text:tab/>310 </text:p>
      <text:p text:style-name="P2"><text:s text:c="30"/>CSS<text:tab/>311 </text:p>
      <text:p text:style-name="P2"><text:s text:c="30"/>XML<text:tab/>311 </text:p>
      <text:p text:style-name="P2"><text:s text:c="30"/>URI and URL<text:tab/>311 </text:p>
      <text:p text:style-name="P2"><text:s text:c="30"/>HTTP.<text:tab/>312 </text:p>
      <text:p text:style-name="P2"><text:s text:c="30"/>JavaScript<text:tab/>312 </text:p>
      <text:p text:style-name="P2"><text:s text:c="25"/>Web Servers and Web Applications<text:tab/>312 </text:p>
      <text:p text:style-name="P2"><text:s text:c="30"/>WSGI.<text:tab/>314 </text:p>
      <text:p text:style-name="P2"><text:s text:c="30"/>Using the write Callback<text:tab/>315 </text:p>
      <text:p text:style-name="P2"><text:s text:c="25"/>WSGI Middleware<text:tab/>316 </text:p>
      <text:p text:style-name="P2"><text:s text:c="25"/>Testing Web Applications<text:tab/>316 </text:p>
      <text:p text:style-name="P2"><text:s text:c="30"/>Graphics and Images<text:tab/>317 </text:p>
      <text:p text:style-name="P2"><text:s text:c="30"/>Markup<text:tab/>317 </text:p>
      <text:p text:style-name="P2"><text:s text:c="30"/>Testing JavaScript<text:tab/>320 </text:p>
      <text:p text:style-name="P2"><text:s text:c="25"/>Using JsUnit<text:tab/>321 </text:p>
      <text:p text:style-name="P2"><text:s text:c="30"/>Running a Test<text:tab/>322 </text:p>
      <text:p text:style-name="P2"><text:s text:c="30"/>How It Works<text:tab/>326 </text:p>
      <text:p text:style-name="P2"><text:s text:c="30"/>Connoisseur of the Undefined<text:tab/>327 </text:p>
      <text:p text:style-name="P2"><text:s text:c="30"/>Adding a Little More Realism<text:tab/>328 </text:p>
      <text:p text:style-name="P2"><text:s text:c="30"/>Manipulating the DOM<text:tab/>328 </text:p>
      <text:p text:style-name="P2"><text:s text:c="30"/>Aggregating Tests<text:tab/>335 </text:p>
      <text:p text:style-name="P2"><text:s text:c="30"/>Running Tests by URL<text:tab/>336 </text:p>
      <text:p text:style-name="P2"><text:s text:c="25"/>Summary<text:tab/>337 </text:p>
      <text:p text:style-name="P2"/>
      <text:p text:style-name="P2"/>
      <text:p text:style-name="P2"/>
      <text:p text:style-name="P2">CHAPTER 11 Functional Testing<text:tab/>339 </text:p>
      <text:p text:style-name="P2"><text:s text:c="31"/>Running Acceptance Tests<text:tab/>339 </text:p>
      <text:p text:style-name="P2"><text:s text:c="31"/>PyFit<text:tab/>340 </text:p>
      <text:p text:style-name="P2"><text:s text:c="38"/>Writing Requirements<text:tab/>341 </text:p>
      <text:p text:style-name="P2"><text:s text:c="38"/>A Simple PyFit Example<text:tab/>344 </text:p>
      <text:p text:style-name="P2"><text:s text:c="38"/>Giving the Acceptance Tests a Home<text:tab/>346 </text:p>
      <text:p text:style-name="P2"><text:s text:c="38"/>Your First FIT.<text:tab/>346 </text:p>
      <text:p text:style-name="P2"><text:s text:c="31"/>FIT into Buildbot<text:tab/>353 </text:p>
      <text:p text:style-name="P2"><text:s text:c="38"/>Preparing the Slave<text:tab/>353 </text:p>
      <text:p text:style-name="P2"><text:s text:c="38"/>Run New Builder, Run!<text:tab/>354 </text:p>
      <text:p text:style-name="P2"><text:s text:c="38"/>Making the Reports Available<text:tab/>358 </text:p>
      <text:p text:style-name="P2"><text:s text:c="38"/>Getting Regular Builds<text:tab/>366 </text:p>
      <text:p text:style-name="P2"><text:s text:c="38"/>What’s Left?<text:tab/>367 </text:p>
      <text:p text:style-name="P2"><text:s text:c="31"/>Summary.<text:tab/>367 </text:p>
      <text:p text:style-name="P2"/>
      <text:p text:style-name="P2">INDEX<text:tab/>369 </text:p>
      <text:p text:style-name="P2"/>
      <text:h text:style-name="Heading_20_1" text:outline-level="1"><text:bookmark-start text:name="__RefHeading__247_937782157"/>***Game_Programming_with_Python_Lua_and_Ruby_2003_457p <text:bookmark-end text:name="__RefHeading__247_937782157"/></text:h>
      <text:p text:style-name="P2">/// </text:p>
      <text:p text:style-name="P2"/>
      <text:h text:style-name="Heading_20_1" text:outline-level="1"><text:bookmark-start text:name="__RefHeading__249_937782157"/>***Getting_Started_with_Pyparsing_2007_65p <text:bookmark-end text:name="__RefHeading__249_937782157"/></text:h>
      <text:p text:style-name="P2">What Is Pyparsing?<text:tab/>3 </text:p>
      <text:p text:style-name="P2"><text:soft-page-break/>Basic Form of a Pyparsing Program<text:tab/>5 </text:p>
      <text:p text:style-name="P2">"Hello, World!" on Steroids!<text:tab/>9 </text:p>
      <text:p text:style-name="P2">What Makes Pyparsing So Special?<text:tab/>14 </text:p>
      <text:p text:style-name="P2">Parsing Data from a Table—Using Parse Actions and ParseResults<text:tab/>17 </text:p>
      <text:p text:style-name="P2">Extracting Data from a Web Page<text:tab/>26 </text:p>
      <text:p text:style-name="P2">A Simple S-Expression Parser<text:tab/>35 </text:p>
      <text:p text:style-name="P2">A Complete S-Expression Parser<text:tab/>38 </text:p>
      <text:p text:style-name="P2">Parsing a Search String<text:tab/>48 </text:p>
      <text:p text:style-name="P2">Search Engine in 100 Lines<text:tab/>of </text:p>
      <text:p text:style-name="P2">Code<text:tab/>53 </text:p>
      <text:p text:style-name="P2">Conclusion<text:tab/>62 </text:p>
      <text:p text:style-name="P2">Index<text:tab/>63 </text:p>
      <text:p text:style-name="P2"/>
      <text:h text:style-name="Heading_20_1" text:outline-level="1"><text:bookmark-start text:name="__RefHeading__251_937782157"/>***Gray_Hat_Python_Python_Programming_for_Hackers_and_Reverse_Engineers_2009_220p <text:bookmark-end text:name="__RefHeading__251_937782157"/></text:h>
      <text:p text:style-name="P2">FOREWORD by Dave <text:s/>Aitel<text:tab/>xiii </text:p>
      <text:p text:style-name="P2">ACKNOWLEDGMENTS<text:tab/>xvii </text:p>
      <text:p text:style-name="P2">INTRODUCTION<text:tab/>xix </text:p>
      <text:p text:style-name="P2"/>
      <text:p text:style-name="P2">1 SETTING UP YOUR DEVELOPMENT ENVIRONMENT<text:tab/>1 </text:p>
      <text:p text:style-name="P2">1.1 <text:s text:c="2"/>Operating System Requirements<text:tab/>2 </text:p>
      <text:p text:style-name="P2">1.2 <text:s text:c="2"/>Obtaining and Installing Python 2.5<text:tab/>2 </text:p>
      <text:p text:style-name="P2"><text:s text:c="10"/>1.2.1 Installing Python on Windows<text:tab/>2 </text:p>
      <text:p text:style-name="P2"><text:s text:c="10"/>1.2.2 Installing Python for Linux<text:tab/>3 </text:p>
      <text:p text:style-name="P2">1.3 <text:s text:c="2"/>Setting Up Eclipse and PyDev<text:tab/>4 </text:p>
      <text:p text:style-name="P2"><text:s text:c="10"/>1.3.1 The Hacker’s Best Friend: ctypes<text:tab/>5 </text:p>
      <text:p text:style-name="P2"><text:s text:c="10"/>1.3.2 Using Dynamic Libraries<text:tab/>6 </text:p>
      <text:p text:style-name="P2"><text:s text:c="10"/>1.3.3 Constructing C Datatypes<text:tab/>8 </text:p>
      <text:p text:style-name="P2"><text:s text:c="10"/>1.3.4 Passing Parameters by Reference<text:tab/>9 </text:p>
      <text:p text:style-name="P2"><text:s text:c="10"/>1.3.5 Defining Structures and Unions<text:tab/>9 </text:p>
      <text:p text:style-name="P2"/>
      <text:p text:style-name="P2">2 DEBUGGERS AND DEBUGGERDESIGN<text:tab/>13 </text:p>
      <text:p text:style-name="P2">2.1 <text:s text:c="2"/>General-Purpose CPU Registers<text:tab/>14 </text:p>
      <text:p text:style-name="P2">2.2 <text:s text:c="2"/>The Stack<text:tab/>16 </text:p>
      <text:p text:style-name="P2">2.3 <text:s text:c="2"/>Debug Events<text:tab/>18 </text:p>
      <text:p text:style-name="P2">2.4 <text:s text:c="2"/>Breakpoints<text:tab/>18 </text:p>
      <text:p text:style-name="P2"><text:s text:c="9"/>2.4.1 Soft Breakpoints<text:tab/>19 </text:p>
      <text:p text:style-name="P2"><text:s text:c="9"/>2.4.2 Hardware Breakpoints<text:tab/>21 </text:p>
      <text:p text:style-name="P2"><text:s text:c="9"/>2.4.3 Memory Breakpoints<text:tab/>23 </text:p>
      <text:p text:style-name="P2"/>
      <text:p text:style-name="P2">3 BUILDING A WINDOWS DEBUGGER<text:tab/>25 </text:p>
      <text:p text:style-name="P2">3.1 <text:s text:c="2"/>Debuggee, Where Art Thou?<text:tab/>25 </text:p>
      <text:p text:style-name="P2">3.2 <text:s text:c="2"/>Obtaining CPU Register State<text:tab/>33 </text:p>
      <text:p text:style-name="P2"><text:s text:c="9"/>3.2.1 Thread Enumeration<text:tab/>33 </text:p>
      <text:p text:style-name="P2"><text:s text:c="9"/>3.2.2 Putting It All Together<text:tab/>35 </text:p>
      <text:p text:style-name="P2">3.3 <text:s text:c="2"/>Implementing Debug Event Handlers<text:tab/>39 </text:p>
      <text:p text:style-name="P2">3.4 <text:s text:c="2"/>The Almighty Breakpoint<text:tab/>43 </text:p>
      <text:p text:style-name="P2"><text:s text:c="9"/>3.4.1 Soft Breakpoints<text:tab/>43 </text:p>
      <text:p text:style-name="P2"><text:s text:c="9"/>3.4.2 Hardware Breakpoints<text:tab/>47 </text:p>
      <text:p text:style-name="P2"><text:s text:c="9"/>3.4.3 Memory Breakpoints<text:tab/>52 </text:p>
      <text:p text:style-name="P2"><text:soft-page-break/>3.5 <text:s text:c="2"/>Conclusion<text:tab/>55 </text:p>
      <text:p text:style-name="P2"/>
      <text:p text:style-name="P2">4 PYDBG — A PURE PYTHON WINDOWS DEBUGGER<text:tab/>57 </text:p>
      <text:p text:style-name="P2">4.1 <text:s text:c="4"/>Extending Breakpoint Handlers<text:tab/>58 </text:p>
      <text:p text:style-name="P2">4.2 <text:s text:c="4"/>Access Violation Handlers<text:tab/>60 </text:p>
      <text:p text:style-name="P2">4.3 <text:s text:c="4"/>Process Snapshots<text:tab/>63 </text:p>
      <text:p text:style-name="P2"><text:s text:c="11"/>4.3.1 Obtaining Process Snapshots<text:tab/>63 </text:p>
      <text:p text:style-name="P2"><text:s text:c="11"/>4.3.2 Putting It All Together<text:tab/>65 </text:p>
      <text:p text:style-name="P2">5 IMMUNITY DEBUGGER—THE BEST OF BOTH WORLDS<text:tab/>69 </text:p>
      <text:p text:style-name="P2">5.1 <text:s text:c="4"/>Installing Immunity Debugger<text:tab/>70 </text:p>
      <text:p text:style-name="P2">5.2 <text:s text:c="4"/>Immunity Debugger 101<text:tab/>70 </text:p>
      <text:p text:style-name="P2"><text:s text:c="12"/>5.2.1 PyCommands<text:tab/>71 </text:p>
      <text:p text:style-name="P2"><text:s text:c="12"/>5.2.2 PyHooks<text:tab/>71 </text:p>
      <text:p text:style-name="P2">5.3 <text:s text:c="4"/>Exploit Development<text:tab/>73 </text:p>
      <text:p text:style-name="P2"><text:s text:c="12"/>5.3.1 Finding Exploit-Friendly Instructions<text:tab/>73 </text:p>
      <text:p text:style-name="P2"><text:s text:c="12"/>5.3.2 Bad-Character Filtering<text:tab/>75 </text:p>
      <text:p text:style-name="P2"><text:s text:c="12"/>5.3.3 Bypassing DEP on Windows<text:tab/>77 </text:p>
      <text:p text:style-name="P2">5.4 <text:s text:c="4"/>Defeating Anti-Debugging Routines in Malware<text:tab/>81 </text:p>
      <text:p text:style-name="P2"><text:s text:c="12"/>5.4.1 IsDebuggerPresent<text:tab/>81 </text:p>
      <text:p text:style-name="P2"><text:s text:c="12"/>5.4.2 Defeating Process Iteration<text:tab/>82 </text:p>
      <text:p text:style-name="P2">6 HOOKING<text:tab/>85 </text:p>
      <text:p text:style-name="P2">6.1 <text:s text:c="4"/>Soft Hooking with PyDbg<text:tab/>86 </text:p>
      <text:p text:style-name="P2">6.2 <text:s text:c="4"/>Hard Hooking with Immunity Debugger<text:tab/>90 </text:p>
      <text:p text:style-name="P2"/>
      <text:p text:style-name="P2">7 DLL AND CODE INJECTION<text:tab/>97 </text:p>
      <text:p text:style-name="P2">7.1 <text:s text:c="4"/>Remote Thread Creation<text:tab/>98 </text:p>
      <text:p text:style-name="P2"><text:s text:c="11"/>7.1.1 DLL Injection<text:tab/>99 </text:p>
      <text:p text:style-name="P2"><text:s text:c="11"/>7.1.2 Code Injection<text:tab/>101 </text:p>
      <text:p text:style-name="P2">7.2 <text:s text:c="4"/>Getting Evil<text:tab/>104 </text:p>
      <text:p text:style-name="P2"><text:s text:c="11"/>7.2.1 File Hiding<text:tab/>104 </text:p>
      <text:p text:style-name="P2"><text:s text:c="11"/>7.2.2 Coding the Backdoor<text:tab/>105 </text:p>
      <text:p text:style-name="P2"><text:s text:c="11"/>7.2.3 Compiling with py2exe<text:tab/>108 </text:p>
      <text:p text:style-name="P2">8 FUZZING<text:tab/>111 </text:p>
      <text:p text:style-name="P2">8.1 <text:s text:c="4"/>Bug Classes<text:tab/>112 </text:p>
      <text:p text:style-name="P2"><text:s text:c="12"/>8.1.1 Buffer Overflows<text:tab/>112 </text:p>
      <text:p text:style-name="P2"><text:s text:c="12"/>8.1.2 Integer Overflows<text:tab/>113 </text:p>
      <text:p text:style-name="P2"><text:s text:c="12"/>8.1.3 Format String Attacks<text:tab/>114 </text:p>
      <text:p text:style-name="P2">8.2 <text:s text:c="4"/>File Fuzzer<text:tab/>115 </text:p>
      <text:p text:style-name="P2">8.3 <text:s text:c="4"/>Future Considerations<text:tab/>122 </text:p>
      <text:p text:style-name="P2"><text:s text:c="12"/>8.3.1 Code Coverage<text:tab/>122 </text:p>
      <text:p text:style-name="P2"><text:s text:c="12"/>8.3.2 Automated Static Analysis<text:tab/>122 </text:p>
      <text:p text:style-name="P2"/>
      <text:p text:style-name="P2">9 SULLEY<text:tab/>123 </text:p>
      <text:p text:style-name="P2">9.1 <text:s text:c="3"/>Sulley Installation<text:tab/>124 </text:p>
      <text:p text:style-name="P2">9.2 <text:s text:c="3"/>Sulley Primitives<text:tab/>125 </text:p>
      <text:p text:style-name="P2"><text:s text:c="11"/>9.2.1 Strings<text:tab/>125 </text:p>
      <text:p text:style-name="P2"><text:s text:c="11"/>9.2.2 Delimiters<text:tab/>125 </text:p>
      <text:p text:style-name="P2"><text:s text:c="11"/>9.2.3 Static and Random Primitives<text:tab/>126 </text:p>
      <text:p text:style-name="P2"><text:s text:c="11"/>9.2.4 Binary Data<text:tab/>126 </text:p>
      <text:p text:style-name="P2"><text:s text:c="11"/>9.2.5 Integers<text:tab/>126 </text:p>
      <text:p text:style-name="P2"><text:s text:c="11"/>9.2.6 Blocks and Groups<text:tab/>127 </text:p>
      <text:p text:style-name="P2">9.3 <text:s text:c="3"/>Slaying WarFTPD with Sulley<text:tab/>129 </text:p>
      <text:p text:style-name="P2"><text:soft-page-break/><text:s text:c="11"/>9.3.1 FTP 101<text:tab/>129 </text:p>
      <text:p text:style-name="P2"><text:s text:c="11"/>9.3.2 Creating the FTP Protocol Skeleton<text:tab/>130 </text:p>
      <text:p text:style-name="P2"><text:s text:c="11"/>9.3.3 Sulley Sessions<text:tab/>131 </text:p>
      <text:p text:style-name="P2"><text:s text:c="11"/>9.3.4 Network and Process Monitoring<text:tab/>132 </text:p>
      <text:p text:style-name="P2"><text:s text:c="11"/>9.3.5 Fuzzing and the Sulley Web Interface<text:tab/>133 </text:p>
      <text:p text:style-name="P2"/>
      <text:p text:style-name="P2">10 FUZZING WINDOWS DRIVERS<text:tab/>137 </text:p>
      <text:p text:style-name="P2">10.1 <text:s text:c="3"/>Driver Communication<text:tab/>138 </text:p>
      <text:p text:style-name="P2">10.2 <text:s text:c="3"/>Driver Fuzzing with Immunity Debugger<text:tab/>139 </text:p>
      <text:p text:style-name="P2">10.3 <text:s text:c="3"/>Driverlib—The Static Analysis Tool for Drivers<text:tab/>142 </text:p>
      <text:p text:style-name="P2"><text:s text:c="10"/>10.3.1 Discovering Device Names<text:tab/>143 </text:p>
      <text:p text:style-name="P2"><text:s text:c="10"/>10.3.2 Finding the IOCTL Dispatch Routine<text:tab/>144 </text:p>
      <text:p text:style-name="P2"><text:s text:c="10"/>10.3.3 Determining Supported IOCTL Codes<text:tab/>145 </text:p>
      <text:p text:style-name="P2">10.4 <text:s text:c="3"/>Building a Driver Fuzzer<text:tab/>147 </text:p>
      <text:p text:style-name="P2"><text:s/></text:p>
      <text:p text:style-name="P2">11 IDA PYTHON — SCRIPTING IDA PRO<text:tab/>153 </text:p>
      <text:p text:style-name="P2">11.1 <text:s text:c="3"/>IDAPython Installation<text:tab/>154 </text:p>
      <text:p text:style-name="P2">11.2 <text:s text:c="3"/>IDAPython Functions<text:tab/>155 </text:p>
      <text:p text:style-name="P2"><text:s text:c="10"/>11.2.1 Utility Functions<text:tab/>155 </text:p>
      <text:p text:style-name="P2"><text:s text:c="10"/>11.2.2 Segments<text:tab/>155 </text:p>
      <text:p text:style-name="P2"><text:s text:c="10"/>11.2.3 Functions<text:tab/>156 </text:p>
      <text:p text:style-name="P2"><text:s text:c="10"/>11.2.4 Cross-References<text:tab/>156 </text:p>
      <text:p text:style-name="P2"><text:s text:c="10"/>11.2.5 Debugger Hooks<text:tab/>157 </text:p>
      <text:p text:style-name="P2">11.3 <text:s text:c="3"/>Example Scripts<text:tab/>158 </text:p>
      <text:p text:style-name="P2"><text:s text:c="10"/>11.3.1 Finding Dangerous Function Cross-References<text:tab/>158 </text:p>
      <text:p text:style-name="P2"><text:s text:c="10"/>11.3.2 Function Code Coverage<text:tab/>160 </text:p>
      <text:p text:style-name="P2"><text:s text:c="10"/>11.3.3 Calculating Stack Size<text:tab/>161 </text:p>
      <text:p text:style-name="P2"/>
      <text:p text:style-name="P2">12 PYEMU — THE SCRIPTABLE EMULATOR<text:tab/>163 </text:p>
      <text:p text:style-name="P2">12.1 <text:s text:c="3"/>Installing PyEmu<text:tab/>164 </text:p>
      <text:p text:style-name="P2">12.2 <text:s text:c="3"/>PyEmu Overview<text:tab/>164 </text:p>
      <text:p text:style-name="P2"><text:s text:c="10"/>12.2.1 PyCPU<text:tab/>164 </text:p>
      <text:p text:style-name="P2"><text:s text:c="10"/>12.2.2 PyMemory<text:tab/>165 </text:p>
      <text:p text:style-name="P2"><text:s text:c="10"/>12.2.3 PyEmu<text:tab/>165 </text:p>
      <text:p text:style-name="P2"><text:s text:c="12"/>12.2.4 Execution<text:tab/>165 </text:p>
      <text:p text:style-name="P2"><text:s text:c="12"/>12.2.5 Memory and Register Modifiers<text:tab/>165 </text:p>
      <text:p text:style-name="P2"><text:s text:c="12"/>12.2.6 Handlers<text:tab/>166 </text:p>
      <text:p text:style-name="P2">12.3 <text:s text:c="5"/>IDAPyEmu<text:tab/>171 </text:p>
      <text:p text:style-name="P2"><text:s text:c="12"/>12.3.1 Function Emulation<text:tab/>172 </text:p>
      <text:p text:style-name="P2"><text:s text:c="12"/>12.3.2 PEPyEmu<text:tab/>175 </text:p>
      <text:p text:style-name="P2"><text:s text:c="12"/>12.3.3 Executable Packers<text:tab/>176 </text:p>
      <text:p text:style-name="P2"><text:s text:c="12"/>12.3.4 UPX Packer<text:tab/>176 </text:p>
      <text:p text:style-name="P2"><text:s text:c="12"/>12.3.5 Unpacking UPX with PEPyEmu<text:tab/>177 </text:p>
      <text:p text:style-name="P2">INDEX<text:tab/>183 </text:p>
      <text:p text:style-name="P2"/>
      <text:h text:style-name="Heading_20_1" text:outline-level="1"><text:bookmark-start text:name="__RefHeading__253_937782157"/>***Guide_to_NumPy_for_Python_2006_378p <text:bookmark-end text:name="__RefHeading__253_937782157"/></text:h>
      <text:p text:style-name="P2">I NumPy from Python<text:tab/>12 </text:p>
      <text:p text:style-name="P2">1 Origins of NumPy<text:tab/>13 </text:p>
      <text:p text:style-name="P2">2 Object Essentials<text:tab/>18 </text:p>
      <text:p text:style-name="P2"><text:s text:c="4"/>2.1 <text:s text:c="2"/>Data-Type Descriptors<text:tab/>20 </text:p>
      <text:p text:style-name="P2"><text:s text:c="4"/>2.2 <text:s text:c="2"/>Basic indexing (slicing)<text:tab/>23 </text:p>
      <text:p text:style-name="P2"><text:soft-page-break/><text:s text:c="4"/>2.3 <text:s text:c="2"/>Memory Layout of ndarray<text:tab/>26 </text:p>
      <text:p text:style-name="P2"><text:s text:c="10"/>2.3.1 Contiguous Memory Layout<text:tab/>26 </text:p>
      <text:p text:style-name="P2"><text:s text:c="10"/>2.3.2 Non-contiguous memory layout<text:tab/>28 </text:p>
      <text:p text:style-name="P2"><text:s text:c="4"/>2.4 <text:s text:c="2"/>Universal Functions for arrays<text:tab/>30 </text:p>
      <text:p text:style-name="P2"><text:s text:c="4"/>2.5 <text:s text:c="2"/>Summary of new features<text:tab/>32 </text:p>
      <text:p text:style-name="P2"><text:s text:c="4"/>2.6 <text:s text:c="2"/>Summary of differences with Numeric<text:tab/>34 </text:p>
      <text:p text:style-name="P2"><text:s text:c="10"/>2.6.1 <text:s text:c="2"/>First-step changes<text:tab/>34 </text:p>
      <text:p text:style-name="P2"><text:s text:c="10"/>2.6.2 <text:s text:c="2"/>Second-step changes<text:tab/>37 </text:p>
      <text:p text:style-name="P2"><text:s text:c="10"/>2.6.3 <text:s text:c="2"/>Updating code that uses Numeric using alter codeN<text:tab/>38 </text:p>
      <text:p text:style-name="P2"><text:s text:c="10"/>2.6.4 Changes to think about<text:tab/>39 </text:p>
      <text:p text:style-name="P2"><text:s text:c="4"/>2.7 <text:s text:c="2"/>Summary of differences with Numarray<text:tab/>40 </text:p>
      <text:p text:style-name="P2"><text:s text:c="10"/>2.7.1 <text:s text:c="2"/>First-step changes<text:tab/>41 </text:p>
      <text:p text:style-name="P2"><text:s text:c="18"/>2.7.1.1 Import changes<text:tab/>41 </text:p>
      <text:p text:style-name="P2"><text:s text:c="18"/>2.7.1.2 Attribute and method changes<text:tab/>42 </text:p>
      <text:p text:style-name="P2"><text:s text:c="10"/>2.7.2 <text:s text:c="2"/>Second-step changes<text:tab/>43 </text:p>
      <text:p text:style-name="P2"><text:s text:c="10"/>2.7.3 <text:s text:c="2"/>Additional Extension modules<text:tab/>43 </text:p>
      <text:p text:style-name="P2">3 The Array Object<text:tab/>45 </text:p>
      <text:p text:style-name="P2"><text:s text:c="4"/>3.1 <text:s text:c="2"/>ndarray Attributes<text:tab/>45 </text:p>
      <text:p text:style-name="P2"><text:s text:c="10"/>3.1.1 Memory Layout attributes<text:tab/>46 </text:p>
      <text:p text:style-name="P2"><text:s text:c="10"/>3.1.2 <text:s text:c="2"/>Data Type attributes<text:tab/>50 </text:p>
      <text:p text:style-name="P2"><text:s text:c="8"/>3.1.3 <text:s text:c="2"/>Other attributes<text:tab/>51 </text:p>
      <text:p text:style-name="P2"><text:s text:c="8"/>3.1.4 Array Interface attributes<text:tab/>52 </text:p>
      <text:p text:style-name="P2"><text:s text:c="2"/>3.2 <text:s text:c="2"/>ndarray Methods<text:tab/>55 </text:p>
      <text:p text:style-name="P2"><text:s text:c="8"/>3.2.1 <text:s text:c="2"/>Array conversion<text:tab/>55 </text:p>
      <text:p text:style-name="P2"><text:s text:c="8"/>3.2.2 <text:s text:c="2"/>Array shape manipulation<text:tab/>60 </text:p>
      <text:p text:style-name="P2"><text:s text:c="8"/>3.2.3 <text:s text:c="2"/>Array item selection and manipulation<text:tab/>62 </text:p>
      <text:p text:style-name="P2"><text:s text:c="8"/>3.2.4 <text:s text:c="2"/>Array calculation<text:tab/>66 </text:p>
      <text:p text:style-name="P2"><text:s text:c="2"/>3.3 <text:s text:c="2"/>Array Special Methods<text:tab/>72 </text:p>
      <text:p text:style-name="P2"><text:s text:c="8"/>3.3.1 Methods for standard library functions<text:tab/>72 </text:p>
      <text:p text:style-name="P2"><text:s text:c="8"/>3.3.2 <text:s text:c="2"/>Basic customization<text:tab/>73 </text:p>
      <text:p text:style-name="P2"><text:s text:c="8"/>3.3.3 <text:s text:c="2"/>Container customization<text:tab/>75 </text:p>
      <text:p text:style-name="P2"><text:s text:c="8"/>3.3.4 <text:s text:c="2"/>Arithmetic customization<text:tab/>76 </text:p>
      <text:p text:style-name="P2"><text:s text:c="16"/>3.3.4.1 Binary<text:tab/>76 </text:p>
      <text:p text:style-name="P2"><text:s text:c="16"/>3.3.4.2 <text:s text:c="2"/>In-place<text:tab/>78 </text:p>
      <text:p text:style-name="P2"><text:s text:c="16"/>3.3.4.3 <text:s text:c="2"/>Unary operations<text:tab/>79 </text:p>
      <text:p text:style-name="P2"><text:s text:c="2"/>3.4 <text:s text:c="2"/>Array indexing<text:tab/>80 </text:p>
      <text:p text:style-name="P2"><text:s text:c="8"/>3.4.1 <text:s text:c="2"/>Basic Slicing<text:tab/>80 </text:p>
      <text:p text:style-name="P2"><text:s text:c="8"/>3.4.2 <text:s text:c="2"/>Advanced selection<text:tab/>82 </text:p>
      <text:p text:style-name="P2"><text:s text:c="16"/>3.4.2.1 <text:s text:c="2"/>Integer<text:tab/>82 </text:p>
      <text:p text:style-name="P2"><text:s text:c="16"/>3.4.2.2 <text:s text:c="2"/>Boolean<text:tab/>84 </text:p>
      <text:p text:style-name="P2"><text:s text:c="8"/>3.4.3 <text:s text:c="2"/>Flat Iterator indexing<text:tab/>85 </text:p>
      <text:p text:style-name="P2">4 Basic Routines<text:tab/>86 </text:p>
      <text:p text:style-name="P2"><text:s text:c="2"/>4.1 <text:s text:c="2"/>Creating arrays<text:tab/>86 </text:p>
      <text:p text:style-name="P2"><text:s text:c="2"/>4.2 <text:s text:c="2"/>Operations on two or more arrays<text:tab/>91 </text:p>
      <text:p text:style-name="P2"><text:s text:c="2"/>4.3 <text:s text:c="2"/>Printing arrays<text:tab/>94 </text:p>
      <text:p text:style-name="P2"><text:s text:c="2"/>4.4 <text:s text:c="2"/>Functions redundant with methods<text:tab/>95 </text:p>
      <text:p text:style-name="P2"><text:s text:c="2"/>4.5 <text:s text:c="2"/>Dealing with data types<text:tab/>96 </text:p>
      <text:p text:style-name="P2">5 Additional Convenience Routines<text:tab/>98 </text:p>
      <text:p text:style-name="P2"><text:s text:c="2"/>5.1 <text:s text:c="2"/>Shape functions<text:tab/>98 </text:p>
      <text:p text:style-name="P2"><text:s text:c="2"/>5.2 <text:s text:c="2"/>Basic functions<text:tab/>102 </text:p>
      <text:p text:style-name="P2"><text:s text:c="2"/>5.3 <text:s text:c="2"/>Polynomial functions<text:tab/>110 </text:p>
      <text:p text:style-name="P2"><text:s text:c="2"/>5.4 <text:s text:c="2"/>Set Operations<text:tab/>113 </text:p>
      <text:p text:style-name="P2"><text:soft-page-break/><text:s text:c="2"/>5.5 <text:s text:c="2"/>Array construction using index tricks<text:tab/>114 </text:p>
      <text:p text:style-name="P2"><text:s text:c="2"/>5.6 <text:s text:c="2"/>Other indexing devices<text:tab/>117 </text:p>
      <text:p text:style-name="P2"><text:s text:c="2"/>5.7 <text:s text:c="2"/>Two-dimensional functions<text:tab/>118 </text:p>
      <text:p text:style-name="P2"><text:s text:c="2"/>5.8 <text:s text:c="2"/>More data type functions<text:tab/>120 </text:p>
      <text:p text:style-name="P2"><text:s text:c="2"/>5.9 Functions that behave like ufuncs<text:tab/>123 </text:p>
      <text:p text:style-name="P2"><text:s text:c="2"/>5.10 Miscellaneous Functions<text:tab/>123 </text:p>
      <text:p text:style-name="P2"><text:s text:c="2"/>5.11 Utility functions<text:tab/>126 </text:p>
      <text:p text:style-name="P2">6 Scalar objects<text:tab/>128 </text:p>
      <text:p text:style-name="P2"><text:s text:c="2"/>6.1 <text:s text:c="2"/>Attributes of array scalars<text:tab/>129 </text:p>
      <text:p text:style-name="P2"><text:s text:c="2"/>6.2 <text:s text:c="2"/>Methods of array scalars<text:tab/>131 </text:p>
      <text:p text:style-name="P2"><text:s text:c="2"/>6.3 <text:s text:c="2"/>Defining New Types<text:tab/>132 </text:p>
      <text:p text:style-name="P2">7 Data-type (dtype) Objects<text:tab/>133 </text:p>
      <text:p text:style-name="P2"><text:s text:c="2"/>7.1 <text:s text:c="2"/>Attributes<text:tab/>134 </text:p>
      <text:p text:style-name="P2"><text:s text:c="2"/>7.2 <text:s text:c="2"/>Construction<text:tab/>136 </text:p>
      <text:p text:style-name="P2"><text:s text:c="2"/>7.3 <text:s text:c="2"/>Methods<text:tab/>139 </text:p>
      <text:p text:style-name="P2">8 Standard Classes<text:tab/>141 </text:p>
      <text:p text:style-name="P2"><text:s text:c="2"/>8.1 <text:s text:c="2"/>Special attributes and methods recognized by NumPy<text:tab/>142 </text:p>
      <text:p text:style-name="P2"><text:s text:c="2"/>8.2 <text:s text:c="2"/>Matrix Objects<text:tab/>143 </text:p>
      <text:p text:style-name="P2"><text:s text:c="2"/>8.3 <text:s text:c="2"/>Memory-mapped-file arrays<text:tab/>145 </text:p>
      <text:p text:style-name="P2"><text:s text:c="2"/>8.4 <text:s text:c="2"/>Character arrays (numpy.char)<text:tab/>146 </text:p>
      <text:p text:style-name="P2"><text:s text:c="2"/>8.5 <text:s text:c="2"/>Record Arrays (numpy.rec)<text:tab/>147 </text:p>
      <text:p text:style-name="P2"><text:s text:c="2"/>8.6 <text:s text:c="2"/>Masked Arrays (numpy.ma)<text:tab/>151 </text:p>
      <text:p text:style-name="P2"><text:s text:c="2"/>8.7 <text:s text:c="2"/>Standard container class<text:tab/>152 </text:p>
      <text:p text:style-name="P2"><text:s text:c="2"/>8.8 <text:s text:c="2"/>Array Iterators<text:tab/>152 </text:p>
      <text:p text:style-name="P2"><text:s text:c="8"/>8.8.1 Default iteration<text:tab/>153 </text:p>
      <text:p text:style-name="P2"><text:s text:c="8"/>8.8.2 <text:s text:c="2"/>Flat iteration<text:tab/>153 </text:p>
      <text:p text:style-name="P2"><text:s text:c="8"/>8.8.3 <text:s text:c="2"/>N-dimensional enumeration<text:tab/>154 </text:p>
      <text:p text:style-name="P2"><text:s text:c="8"/>8.8.4 <text:s text:c="2"/>Iterator for broadcasting<text:tab/>154 </text:p>
      <text:p text:style-name="P2">9 Universal Functions<text:tab/>156 </text:p>
      <text:p text:style-name="P2"><text:s text:c="2"/>9.1 <text:s text:c="2"/>Description<text:tab/>156 </text:p>
      <text:p text:style-name="P2"><text:s text:c="8"/>9.1.1 <text:s text:c="2"/>Broadcasting<text:tab/>157 </text:p>
      <text:p text:style-name="P2"><text:s text:c="8"/>9.1.2 <text:s text:c="2"/>Output type determination<text:tab/>157 </text:p>
      <text:p text:style-name="P2"><text:s text:c="8"/>9.1.3 <text:s text:c="2"/>Use of internal buffers<text:tab/>158 </text:p>
      <text:p text:style-name="P2"><text:s text:c="8"/>9.1.4 <text:s text:c="2"/>Error handling<text:tab/>158 </text:p>
      <text:p text:style-name="P2"><text:s text:c="8"/>9.1.5 Optional keyword arguments<text:tab/>159 </text:p>
      <text:p text:style-name="P2"><text:s text:c="2"/>9.2 <text:s text:c="2"/>Attributes<text:tab/>160 </text:p>
      <text:p text:style-name="P2"><text:s text:c="2"/>9.3 <text:s text:c="2"/>Casting Rules<text:tab/>161 </text:p>
      <text:p text:style-name="P2"><text:s text:c="5"/>9.4 <text:s text:c="2"/>Methods<text:tab/>162 </text:p>
      <text:p text:style-name="P2"><text:s text:c="11"/>9.4.1 <text:s text:c="2"/>Reduce<text:tab/>164 </text:p>
      <text:p text:style-name="P2"><text:s text:c="11"/>9.4.2 <text:s text:c="2"/>Accumulate<text:tab/>164 </text:p>
      <text:p text:style-name="P2"><text:s text:c="11"/>9.4.3 <text:s text:c="2"/>Reduceat<text:tab/>165 </text:p>
      <text:p text:style-name="P2"><text:s text:c="11"/>9.4.4 <text:s text:c="2"/>Outer<text:tab/>166 </text:p>
      <text:p text:style-name="P2"><text:s text:c="5"/>9.5 <text:s text:c="2"/>Available ufuncs<text:tab/>167 </text:p>
      <text:p text:style-name="P2"><text:s text:c="11"/>9.5.1 Math operations<text:tab/>167 </text:p>
      <text:p text:style-name="P2"><text:s text:c="11"/>9.5.2 <text:s text:c="2"/>Trigonometric functions<text:tab/>170 </text:p>
      <text:p text:style-name="P2"><text:s text:c="11"/>9.5.3 <text:s text:c="2"/>Bit-twiddling functions<text:tab/>171 </text:p>
      <text:p text:style-name="P2"><text:s text:c="11"/>9.5.4 <text:s text:c="2"/>Comparison functions<text:tab/>172 </text:p>
      <text:p text:style-name="P2"><text:s text:c="11"/>9.5.5 <text:s text:c="2"/>Floating functions<text:tab/>174 </text:p>
      <text:p text:style-name="P2">10 Basic Modules<text:tab/>177 </text:p>
      <text:p text:style-name="P2"><text:s text:c="3"/>10.1 Linear Algebra (linalg)<text:tab/>177 </text:p>
      <text:p text:style-name="P2"><text:s text:c="5"/>10.2 Discrete Fourier Transforms (fft)<text:tab/>180 </text:p>
      <text:p text:style-name="P2"><text:s text:c="5"/>10.3 Random Numbers (random)<text:tab/>184 </text:p>
      <text:p text:style-name="P2"><text:soft-page-break/><text:s text:c="10"/>10.3.1 Discrete Distributions<text:tab/>185 </text:p>
      <text:p text:style-name="P2"><text:s text:c="11"/>10.3.2 Continuous Distributions<text:tab/>187 </text:p>
      <text:p text:style-name="P2"><text:s text:c="11"/>10.3.3 Miscellaneous utilities<text:tab/>194 </text:p>
      <text:p text:style-name="P2"><text:s text:c="5"/>10.4 Matrix-specific functions (matlib)<text:tab/>194 </text:p>
      <text:p text:style-name="P2"><text:s text:c="5"/>10.5 Ctypes utiltity functions (ctypeslib)<text:tab/>194 </text:p>
      <text:p text:style-name="P2">11 Testing and Packaging<text:tab/>196 </text:p>
      <text:p text:style-name="P2"><text:s text:c="3"/>11.1 Testing<text:tab/>196 </text:p>
      <text:p text:style-name="P2"><text:s text:c="5"/>11.2 NumPy Distutils<text:tab/>199 </text:p>
      <text:p text:style-name="P2"><text:s text:c="10"/>11.2.1 misc util<text:tab/>199 </text:p>
      <text:p text:style-name="P2"><text:s text:c="10"/>11.2.2 Other modules<text:tab/>206 </text:p>
      <text:p text:style-name="P2"><text:s text:c="5"/>11.3 Conversion ofsrc files<text:tab/>208 </text:p>
      <text:p text:style-name="P2"><text:s text:c="11"/>11.3.1 Fortran files<text:tab/>208 </text:p>
      <text:p text:style-name="P2"><text:s text:c="18"/>11.3.1.1 Named repeat rule<text:tab/>208 </text:p>
      <text:p text:style-name="P2"><text:s text:c="19"/>11.3.1.2 Short repeat rule<text:tab/>208 </text:p>
      <text:p text:style-name="P2"><text:s text:c="18"/>11.3.1.3 Pre-defined names<text:tab/>209 </text:p>
      <text:p text:style-name="P2"><text:s text:c="11"/>11.3.2 Other files<text:tab/>209 </text:p>
      <text:p text:style-name="P2">II <text:s text:c="4"/>C-API<text:tab/>211 </text:p>
      <text:p text:style-name="P2">12 New Python Types and C-Structures<text:tab/>212 </text:p>
      <text:p text:style-name="P2"><text:s text:c="2"/>12.1 New Python Types Defined<text:tab/>213 </text:p>
      <text:p text:style-name="P2"><text:s text:c="7"/>12.1.1 PyArray Type<text:tab/>214 </text:p>
      <text:p text:style-name="P2"><text:s text:c="7"/>12.1.2 PyArrayDescr Type<text:tab/>215 </text:p>
      <text:p text:style-name="P2"><text:s text:c="7"/>12.1.3 PyUFunc Type<text:tab/>223 </text:p>
      <text:p text:style-name="P2"><text:s text:c="7"/>12.1.4 PyArrayIter Type<text:tab/>226 </text:p>
      <text:p text:style-name="P2"><text:s text:c="7"/>12.1.5 PyArrayMultiIter Type<text:tab/>227 </text:p>
      <text:p text:style-name="P2"><text:s text:c="7"/>12.1.6 PyArrayFlags Type<text:tab/>228 </text:p>
      <text:p text:style-name="P2"><text:s text:c="7"/>12.1.7 ScalarArrayTypes<text:tab/>228 </text:p>
      <text:p text:style-name="P2"><text:s text:c="2"/>12.2 Other C-Structures<text:tab/>229 </text:p>
      <text:p text:style-name="P2"><text:s text:c="7"/>12.2.1 PyArray Dims<text:tab/>229 </text:p>
      <text:p text:style-name="P2"><text:s text:c="7"/>12.2.2 PyArray Chunk<text:tab/>230 </text:p>
      <text:p text:style-name="P2"><text:s text:c="7"/>12.2.3 PyArrayInterface<text:tab/>230 </text:p>
      <text:p text:style-name="P2"><text:s text:c="7"/>12.2.4 Internally used structures<text:tab/>232 </text:p>
      <text:p text:style-name="P2"><text:s text:c="15"/>12.2.4.1 PyUFuncLoopObject<text:tab/>232 </text:p>
      <text:p text:style-name="P2"><text:s text:c="15"/>12.2.4.2 PyUFuncReduceObject<text:tab/>232 </text:p>
      <text:p text:style-name="P2"><text:s text:c="15"/>12.2.4.3 PyUFunc Loop1d<text:tab/>232 </text:p>
      <text:p text:style-name="P2"><text:s text:c="15"/>12.2.4.4 PyArrayMapIter Type<text:tab/>232 </text:p>
      <text:p text:style-name="P2">13 Complete API<text:tab/>233 </text:p>
      <text:p text:style-name="P2"><text:s text:c="2"/>13.1 Configuration defines<text:tab/>233 </text:p>
      <text:p text:style-name="P2"><text:s text:c="7"/>13.1.1 Guaranteed to be defined<text:tab/>233 </text:p>
      <text:p text:style-name="P2"><text:s text:c="7"/>13.1.2 Possible defines<text:tab/>234 </text:p>
      <text:p text:style-name="P2"><text:s text:c="2"/>13.2 Array Data Types<text:tab/>235 </text:p>
      <text:p text:style-name="P2"><text:s text:c="7"/>13.2.1 Enumerated Types<text:tab/>235 </text:p>
      <text:p text:style-name="P2"><text:s text:c="7"/>13.2.2 Defines<text:tab/>236 </text:p>
      <text:p text:style-name="P2"><text:s text:c="15"/>13.2.2.1 Max and min values for integers<text:tab/>236 </text:p>
      <text:p text:style-name="P2"><text:s text:c="15"/>13.2.2.2 Number of bits in data types<text:tab/>236 </text:p>
      <text:p text:style-name="P2"><text:s text:c="15"/>13.2.2.3 Bit-width references to enumerated typenums<text:tab/>237 </text:p>
      <text:p text:style-name="P2"><text:s text:c="15"/>13.2.2.4 Integer that can hold a pointer<text:tab/>237 </text:p>
      <text:p text:style-name="P2"><text:s text:c="7"/>13.2.3 C-type names<text:tab/>237 </text:p>
      <text:p text:style-name="P2"><text:s text:c="15"/>13.2.3.1 Boolean<text:tab/>237 </text:p>
      <text:p text:style-name="P2"><text:s text:c="15"/>13.2.3.2 (Un)Signed Integer<text:tab/>237 </text:p>
      <text:p text:style-name="P2"><text:s text:c="15"/>13.2.3.3 (Complex) Floating point<text:tab/>238 </text:p>
      <text:p text:style-name="P2"><text:s text:c="15"/>13.2.3.4 Bit-width names<text:tab/>238 </text:p>
      <text:p text:style-name="P2"><text:s text:c="7"/>13.2.4 Printf Formatting<text:tab/>238 </text:p>
      <text:p text:style-name="P2"><text:soft-page-break/><text:s text:c="2"/>13.3 Array API<text:tab/>239 </text:p>
      <text:p text:style-name="P2"><text:s text:c="7"/>13.3.1 Array structure and data access<text:tab/>239 </text:p>
      <text:p text:style-name="P2"><text:s text:c="7"/>13.3.1.1 Data access<text:tab/>240 </text:p>
      <text:p text:style-name="P2">13.3.2 Creating arrays<text:tab/>241 </text:p>
      <text:p text:style-name="P2"><text:s text:c="7"/>13.3.2.1 From scratch<text:tab/>241 </text:p>
      <text:p text:style-name="P2"><text:s text:c="7"/>13.3.2.2 From other objects<text:tab/>244 </text:p>
      <text:p text:style-name="P2">13.3.3 Dealing with types<text:tab/>249 </text:p>
      <text:p text:style-name="P2"><text:s text:c="7"/>13.3.3.1 General check of Python Type<text:tab/>249 </text:p>
      <text:p text:style-name="P2"><text:s text:c="7"/>13.3.3.2 Data-type checking<text:tab/>251 </text:p>
      <text:p text:style-name="P2"><text:s text:c="7"/>13.3.3.3 Converting data types<text:tab/>254 </text:p>
      <text:p text:style-name="P2"><text:s text:c="7"/>13.3.3.4 New data types<text:tab/>256 </text:p>
      <text:p text:style-name="P2"><text:s text:c="7"/>13.3.3.5 Special functions for PyArray OBJECT<text:tab/>257 </text:p>
      <text:p text:style-name="P2">13.3.4 Array flags<text:tab/>258 </text:p>
      <text:p text:style-name="P2"><text:s text:c="7"/>13.3.4.1 Basic Array Flags<text:tab/>258 </text:p>
      <text:p text:style-name="P2"><text:s text:c="7"/>13.3.4.2 Combinations of array flags<text:tab/>259 </text:p>
      <text:p text:style-name="P2"><text:s text:c="7"/>13.3.4.3 Flag-like constants<text:tab/>259 </text:p>
      <text:p text:style-name="P2"><text:s text:c="7"/>13.3.4.4 Flag checking<text:tab/>260 </text:p>
      <text:p text:style-name="P2">13.3.5 Array method alternative API<text:tab/>261 </text:p>
      <text:p text:style-name="P2"><text:s text:c="7"/>13.3.5.1 Conversion<text:tab/>261 </text:p>
      <text:p text:style-name="P2"><text:s text:c="7"/>13.3.5.2 Shape Manipulation<text:tab/>263 </text:p>
      <text:p text:style-name="P2"><text:s text:c="7"/>13.3.5.3 Item selection and manipulation<text:tab/>265 </text:p>
      <text:p text:style-name="P2"><text:s text:c="7"/>13.3.5.4 Calculation<text:tab/>268 </text:p>
      <text:p text:style-name="P2">13.3.6 Functions<text:tab/>270 </text:p>
      <text:p text:style-name="P2"><text:s text:c="7"/>13.3.6.1 Array Functions<text:tab/>270 </text:p>
      <text:p text:style-name="P2"><text:s text:c="7"/>13.3.6.2 Other functions<text:tab/>272 </text:p>
      <text:p text:style-name="P2">13.3.7 Array Iterators<text:tab/>273 </text:p>
      <text:p text:style-name="P2">13.3.8 Broadcasting (multi-iterators)<text:tab/>274 </text:p>
      <text:p text:style-name="P2">13.3.9 Array Scalars<text:tab/>276 </text:p>
      <text:p text:style-name="P2">13.3.10 Data-type descriptors<text:tab/>278 </text:p>
      <text:p text:style-name="P2">13.3.11 Conversion Utilities<text:tab/>280 </text:p>
      <text:p text:style-name="P2"><text:s text:c="7"/>13.3.11.1 For use with PyArg ParseTuple<text:tab/>280 </text:p>
      <text:p text:style-name="P2"><text:s text:c="7"/>13.3.11.2 Other conversions<text:tab/>282 </text:p>
      <text:p text:style-name="P2">13.3.12 Miscellaneous<text:tab/>283 </text:p>
      <text:p text:style-name="P2"><text:s text:c="7"/>13.3.12.1 Importing the API<text:tab/>283 </text:p>
      <text:p text:style-name="P2"><text:s text:c="7"/>13.3.12.2 Internal Flexibility<text:tab/>284 </text:p>
      <text:p text:style-name="P2"><text:s text:c="7"/>13.3.12.3 Memory management<text:tab/>285 </text:p>
      <text:p text:style-name="P2"><text:s text:c="7"/>13.3.12.4 Threading support<text:tab/>285 </text:p>
      <text:p text:style-name="P2"><text:s text:c="7"/>13.3.12.5 Priority<text:tab/>287 </text:p>
      <text:p text:style-name="P2"><text:s text:c="7"/>13.3.12.6 Default buffers<text:tab/>287 </text:p>
      <text:p text:style-name="P2"><text:s text:c="16"/>13.3.12.7 Other constants<text:tab/>287 </text:p>
      <text:p text:style-name="P2"><text:s text:c="16"/>13.3.12.8 Miscellaneous Macros<text:tab/>288 </text:p>
      <text:p text:style-name="P2"><text:s text:c="16"/>13.3.12.9 Enumerated Types<text:tab/>289 </text:p>
      <text:p text:style-name="P2"><text:s text:c="3"/>13.4 UFunc API<text:tab/>289 </text:p>
      <text:p text:style-name="P2"><text:s text:c="8"/>13.4.1 Constants<text:tab/>289 </text:p>
      <text:p text:style-name="P2"><text:s text:c="9"/>13.4.2 Macros<text:tab/>290 </text:p>
      <text:p text:style-name="P2"><text:s text:c="9"/>13.4.3 Functions<text:tab/>290 </text:p>
      <text:p text:style-name="P2"><text:s text:c="8"/>13.4.4 Generic functions<text:tab/>293 </text:p>
      <text:p text:style-name="P2"><text:s text:c="3"/>13.5 Importing the API<text:tab/>295 </text:p>
      <text:p text:style-name="P2">14 How to extend NumPy<text:tab/>297 </text:p>
      <text:p text:style-name="P2"><text:s text:c="3"/>14.1 Writing an extension module<text:tab/>297 </text:p>
      <text:p text:style-name="P2"><text:s text:c="3"/>14.2 Required subroutine<text:tab/>298 </text:p>
      <text:p text:style-name="P2"><text:s text:c="3"/>14.3 Defining functions<text:tab/>299 </text:p>
      <text:p text:style-name="P2"><text:soft-page-break/><text:s text:c="9"/>14.3.1 Functions without keyword arguments<text:tab/>300 </text:p>
      <text:p text:style-name="P2"><text:s text:c="9"/>14.3.2 Functions with keyword arguments<text:tab/>301 </text:p>
      <text:p text:style-name="P2"><text:s text:c="9"/>14.3.3 Reference counting<text:tab/>302 </text:p>
      <text:p text:style-name="P2"><text:s text:c="3"/>14.4 Dealing with array objects<text:tab/>303 </text:p>
      <text:p text:style-name="P2"><text:s text:c="8"/>14.4.1 Converting an arbitrary sequence object<text:tab/>304 </text:p>
      <text:p text:style-name="P2"><text:s text:c="9"/>14.4.2 Creating a brand-new ndarray<text:tab/>307 </text:p>
      <text:p text:style-name="P2"><text:s text:c="9"/>14.4.3 Getting at ndarray memory and accessing elements of the ndarray<text:tab/>308 </text:p>
      <text:p text:style-name="P2"><text:s text:c="3"/>14.5 Example<text:tab/>309 </text:p>
      <text:p text:style-name="P2">15 Beyond the Basics<text:tab/>311 </text:p>
      <text:p text:style-name="P2"><text:s text:c="3"/>15.1 Iterating over elements in the array<text:tab/>311 </text:p>
      <text:p text:style-name="P2"><text:s text:c="9"/>15.1.1 Basic Iteration<text:tab/>311 </text:p>
      <text:p text:style-name="P2"><text:s text:c="9"/>15.1.2 Iterating over all but one axis<text:tab/>313 </text:p>
      <text:p text:style-name="P2"><text:s text:c="9"/>15.1.3 Iterating over multiple arrays<text:tab/>313 </text:p>
      <text:p text:style-name="P2"><text:s text:c="9"/>15.1.4 Broadcasting over multiple arrays<text:tab/>314 </text:p>
      <text:p text:style-name="P2"><text:s text:c="3"/>15.2 Creating a new universal function<text:tab/>315 </text:p>
      <text:p text:style-name="P2"><text:s text:c="3"/>15.3 User-defined data-types<text:tab/>318 </text:p>
      <text:p text:style-name="P2"><text:s text:c="8"/>15.3.1 Adding the new data-type<text:tab/>319 </text:p>
      <text:p text:style-name="P2"><text:s text:c="9"/>15.3.2 Registering a casting function<text:tab/>319 </text:p>
      <text:p text:style-name="P2"><text:s text:c="9"/>15.3.3 Registering coercion rules<text:tab/>320 </text:p>
      <text:p text:style-name="P2"><text:s text:c="8"/>15.3.4 Registering a ufunc loop<text:tab/>321 </text:p>
      <text:p text:style-name="P2"><text:s text:c="3"/>15.4 Subtyping the ndarray in C<text:tab/>322 </text:p>
      <text:p text:style-name="P2"><text:s text:c="8"/>15.4.1 Creating sub-types<text:tab/>322 </text:p>
      <text:p text:style-name="P2"><text:s text:c="8"/>15.4.2 Specific features of ndarray sub-typing<text:tab/>323 </text:p>
      <text:p text:style-name="P2"><text:s text:c="15"/>15.4.2.1 The array finalize method<text:tab/>323 </text:p>
      <text:p text:style-name="P2"><text:s text:c="16"/>15.4.2.2 The <text:s text:c="4"/>array priority attribute<text:tab/>324 </text:p>
      <text:p text:style-name="P2"><text:s text:c="16"/>15.4.2.3 The <text:s text:c="4"/>array wrap method<text:tab/>324 </text:p>
      <text:p text:style-name="P2">16 Using Python as glue<text:tab/>325 </text:p>
      <text:p text:style-name="P2"><text:s text:c="3"/>16.1 Calling other compiled libraries from Python<text:tab/>326 </text:p>
      <text:p text:style-name="P2"><text:s text:c="3"/>16.2 Hand-generated wrappers<text:tab/>327 </text:p>
      <text:p text:style-name="P2"><text:s text:c="3"/>16.3 f2py<text:tab/>327 </text:p>
      <text:p text:style-name="P2"><text:s text:c="8"/>16.3.1 Creating source for a basic extension module<text:tab/>328 </text:p>
      <text:p text:style-name="P2"><text:s text:c="8"/>16.3.2 Creating a compiled extension module<text:tab/>328 </text:p>
      <text:p text:style-name="P2"><text:s text:c="8"/>16.3.3 Improving the basic interface<text:tab/>329 </text:p>
      <text:p text:style-name="P2"><text:s text:c="8"/>16.3.4 Inserting directives in Fortran source<text:tab/>330 </text:p>
      <text:p text:style-name="P2"><text:s text:c="8"/>16.3.5 A filtering example<text:tab/>331 </text:p>
      <text:p text:style-name="P2"><text:s text:c="8"/>16.3.6 Calling f2py from Python<text:tab/>332 </text:p>
      <text:p text:style-name="P2"><text:s text:c="8"/>16.3.7 Automatic extension module generation<text:tab/>333 </text:p>
      <text:p text:style-name="P2"><text:s text:c="8"/>16.3.8 Conclusion<text:tab/>333 </text:p>
      <text:p text:style-name="P2"><text:s text:c="3"/>16.4 weave<text:tab/>334 </text:p>
      <text:p text:style-name="P2"><text:s text:c="8"/>16.4.1 Speed up code involving arrays (also see scipy.numexpr)<text:tab/>334 </text:p>
      <text:p text:style-name="P2"><text:s text:c="8"/>16.4.2 Inline C-code<text:tab/>335 </text:p>
      <text:p text:style-name="P2"><text:s text:c="8"/>16.4.3 Simplify creation of an extension module<text:tab/>337 </text:p>
      <text:p text:style-name="P2"><text:s text:c="8"/>16.4.4 Conclusion<text:tab/>338 </text:p>
      <text:p text:style-name="P2"><text:s text:c="3"/>16.5 Pyrex<text:tab/>338 </text:p>
      <text:p text:style-name="P2"><text:s text:c="8"/>16.5.1 Pyrex-add<text:tab/>340 </text:p>
      <text:p text:style-name="P2"><text:s text:c="8"/>16.5.2 Pyrex-filter<text:tab/>341 </text:p>
      <text:p text:style-name="P2"><text:s text:c="8"/>16.5.3 Conclusion<text:tab/>342 </text:p>
      <text:p text:style-name="P2"><text:s text:c="3"/>16.6 ctypes<text:tab/>343 </text:p>
      <text:p text:style-name="P2"><text:s text:c="8"/>16.6.1 Having a shared library<text:tab/>344 </text:p>
      <text:p text:style-name="P2"><text:s text:c="8"/>16.6.2 Loading the shared library<text:tab/>345 </text:p>
      <text:p text:style-name="P2"><text:s text:c="8"/>16.6.3 Converting arguments<text:tab/>346 </text:p>
      <text:p text:style-name="P2"><text:s text:c="8"/>16.6.4 Calling the function<text:tab/>347 </text:p>
      <text:p text:style-name="P2"><text:soft-page-break/><text:s text:c="8"/>16.6.5 Complete example<text:tab/>348 </text:p>
      <text:p text:style-name="P2"><text:s text:c="8"/>16.6.6 Conclusion<text:tab/>352 </text:p>
      <text:p text:style-name="P2"><text:s text:c="3"/>16.7 Additional tools you may find useful<text:tab/>353 </text:p>
      <text:p text:style-name="P2"><text:s text:c="8"/>16.7.1 SWIG<text:tab/>353 </text:p>
      <text:p text:style-name="P2"><text:s text:c="8"/>16.7.2 SIP<text:tab/>354 </text:p>
      <text:p text:style-name="P2"><text:s text:c="7"/>16.7.3 Boost Python<text:tab/>354 </text:p>
      <text:p text:style-name="P2"><text:s text:c="7"/>16.7.4 Instant<text:tab/>355 </text:p>
      <text:p text:style-name="P2"><text:s text:c="7"/>16.7.5 PyInline<text:tab/>356 </text:p>
      <text:p text:style-name="P2"><text:s text:c="7"/>16.7.6 PyFort<text:tab/>356 </text:p>
      <text:p text:style-name="P2">17 Code Explanations<text:tab/>357 </text:p>
      <text:p text:style-name="P2"><text:s text:c="2"/>17.1 Memory model<text:tab/>357 </text:p>
      <text:p text:style-name="P2"><text:s text:c="2"/>17.2 Data-type encapsulation<text:tab/>358 </text:p>
      <text:p text:style-name="P2"><text:s text:c="2"/>17.3 N-D Iterators<text:tab/>359 </text:p>
      <text:p text:style-name="P2"><text:s text:c="2"/>17.4 Broadcasting<text:tab/>359 </text:p>
      <text:p text:style-name="P2"><text:s text:c="2"/>17.5 Array Scalars<text:tab/>360 </text:p>
      <text:p text:style-name="P2"><text:s text:c="2"/>17.6 Advanced (“Fancy”) Indexing<text:tab/>361 </text:p>
      <text:p text:style-name="P2"><text:s text:c="7"/>17.6.1 Fancy-indexing check<text:tab/>361 </text:p>
      <text:p text:style-name="P2"><text:s text:c="7"/>17.6.2 Fancy-indexing implementation<text:tab/>362 </text:p>
      <text:p text:style-name="P2"><text:s text:c="15"/>17.6.2.1 Creating the mapping object<text:tab/>362 </text:p>
      <text:p text:style-name="P2"><text:s text:c="15"/>17.6.2.2 Binding the mapping object<text:tab/>362 </text:p>
      <text:p text:style-name="P2"><text:s text:c="15"/>17.6.2.3 Getting (or Setting)<text:tab/>363 </text:p>
      <text:p text:style-name="P2"><text:s text:c="2"/>17.7 Universal Functions<text:tab/>363 </text:p>
      <text:p text:style-name="P2"><text:s text:c="7"/>17.7.1 Setup<text:tab/>364 </text:p>
      <text:p text:style-name="P2"><text:s text:c="7"/>17.7.2 Function call<text:tab/>365 </text:p>
      <text:p text:style-name="P2"><text:s text:c="14"/>17.7.2.1 One Loop<text:tab/>366 </text:p>
      <text:p text:style-name="P2"><text:s text:c="15"/>17.7.2.2 Strided Loop<text:tab/>366 </text:p>
      <text:p text:style-name="P2"><text:s text:c="15"/>17.7.2.3 Buffered Loop<text:tab/>366 </text:p>
      <text:p text:style-name="P2"><text:s text:c="7"/>17.7.3 Final output manipulation<text:tab/>367 </text:p>
      <text:p text:style-name="P2"><text:s text:c="7"/>17.7.4 Methods<text:tab/>367 </text:p>
      <text:p text:style-name="P2"><text:s text:c="15"/>17.7.4.1 Setup<text:tab/>367 </text:p>
      <text:p text:style-name="P2"><text:s text:c="15"/>17.7.4.2 Reduce<text:tab/>368 </text:p>
      <text:p text:style-name="P2"><text:s text:c="15"/>17.7.4.3 Accumulate<text:tab/>369 </text:p>
      <text:p text:style-name="P2"><text:s text:c="15"/>17.7.4.4 Reduceat<text:tab/>369 </text:p>
      <text:p text:style-name="P2"/>
      <text:h text:style-name="Heading_20_1" text:outline-level="1"><text:bookmark-start text:name="__RefHeading__255_937782157"/>***Hello_World_Computer_Programming_for_Kids_and_Other_Beginners_Fourth_printing_2009_432p <text:bookmark-end text:name="__RefHeading__255_937782157"/></text:h>
      <text:p text:style-name="P2">Preface<text:tab/>xiii </text:p>
      <text:p text:style-name="P2">Acknowledgments<text:tab/>xix </text:p>
      <text:p text:style-name="P2">About this book<text:tab/>xxi </text:p>
      <text:p text:style-name="P2">1 Getting Started<text:tab/>1 </text:p>
      <text:p text:style-name="P2">2 Remember This—Memory and Variables<text:tab/>14 </text:p>
      <text:p text:style-name="P2">3 Basic Math<text:tab/>26 </text:p>
      <text:p text:style-name="P2">4 Types of Data<text:tab/>38 </text:p>
      <text:p text:style-name="P2">5 Input<text:tab/>44 </text:p>
      <text:p text:style-name="P2">6 GUIs—Graphical User Interfaces<text:tab/>52 </text:p>
      <text:p text:style-name="P2">7 Decisions, Decisions<text:tab/>62 </text:p>
      <text:p text:style-name="P2">8 Loop the Loop<text:tab/>74 </text:p>
      <text:p text:style-name="P2">9 Just for You—Comments<text:tab/>89 </text:p>
      <text:p text:style-name="P2">10 Game Time<text:tab/>94 </text:p>
      <text:p text:style-name="P2">11 Nested and Variable Loops<text:tab/>99 </text:p>
      <text:p text:style-name="P2"><text:soft-page-break/>12 Collecting Things Together—Lists<text:tab/>112 </text:p>
      <text:p text:style-name="P2">13 Functions<text:tab/>131 </text:p>
      <text:p text:style-name="P2">14 Objects<text:tab/>146 </text:p>
      <text:p text:style-name="P2">15 Modules<text:tab/>164 </text:p>
      <text:p text:style-name="P2">16 Graphics<text:tab/>174 </text:p>
      <text:p text:style-name="P2">17 Sprites and Collision Detection<text:tab/>202 </text:p>
      <text:p text:style-name="P2">18 A New Kind of Input—Events<text:tab/>217 </text:p>
      <text:p text:style-name="P2">19 Sound<text:tab/>239 </text:p>
      <text:p text:style-name="P2">20 More GUIs<text:tab/>254 </text:p>
      <text:p text:style-name="P2">21 Print Formatting and Strings<text:tab/>273 </text:p>
      <text:p text:style-name="P2">22 File Input and Output<text:tab/>290 </text:p>
      <text:p text:style-name="P2">23 Take a Chance—Randomness<text:tab/>313 </text:p>
      <text:p text:style-name="P2">24 Computer Simulations<text:tab/>336 </text:p>
      <text:p text:style-name="P2">25 What’s Next?<text:tab/>358 </text:p>
      <text:p text:style-name="P2">Appendix A <text:s text:c="5"/>Variable Naming Rules<text:tab/>363 </text:p>
      <text:p text:style-name="P2">Answers to Self-Test Questions<text:tab/>365 </text:p>
      <text:p text:style-name="P2">Index<text:tab/>393 </text:p>
      <text:p text:style-name="P2"/>
      <text:h text:style-name="Heading_20_1" text:outline-level="1"><text:bookmark-start text:name="__RefHeading__257_937782157"/>***IronPython_in_Action_2009_494p <text:bookmark-end text:name="__RefHeading__257_937782157"/></text:h>
      <text:p text:style-name="P2">PART 1 <text:s text:c="2"/>GETTING STARTED WITH IRONPYTHON<text:tab/>1 </text:p>
      <text:p text:style-name="P2"><text:s text:c="18"/>1 <text:s text:c="5"/>A new language for .NET<text:tab/>3 </text:p>
      <text:p text:style-name="P2"><text:s text:c="18"/>2 <text:s text:c="5"/>Introduction to Python<text:tab/>29 </text:p>
      <text:p text:style-name="P2"><text:s text:c="18"/>3 <text:s text:c="5"/>.NET objects and IronPython<text:tab/>62 </text:p>
      <text:p text:style-name="P2"/>
      <text:p text:style-name="P2">PART 2 <text:s text:c="2"/>CORE DEVELOPMENT TECHNIQUES<text:tab/>79 </text:p>
      <text:p text:style-name="P2"><text:s text:c="18"/>4 <text:s text:c="5"/>Writing an application and design patterns with IronPython<text:tab/>81 </text:p>
      <text:p text:style-name="P2"><text:s text:c="18"/>5 <text:s text:c="5"/>First-class functions in action with XML<text:tab/>110 </text:p>
      <text:p text:style-name="P2"><text:s text:c="18"/>6 <text:s text:c="5"/>Properties, dialogs, and Visual Studio<text:tab/>133 </text:p>
      <text:p text:style-name="P2"><text:s text:c="18"/>7 <text:s text:c="5"/>Agile testing: where dynamic typing shines<text:tab/>157 </text:p>
      <text:p text:style-name="P2"><text:s text:c="18"/>8 <text:s text:c="5"/>Metaprogramming, protocols, and more<text:tab/>183 </text:p>
      <text:p text:style-name="P2"/>
      <text:p text:style-name="P2">PART 3 <text:s text:c="2"/>IRONPYTHON AND ADVANCED .NET<text:tab/>215 </text:p>
      <text:p text:style-name="P2"><text:s text:c="18"/>9 <text:s text:c="5"/>WPF and IronPython<text:tab/>217 </text:p>
      <text:p text:style-name="P2"><text:s text:c="17"/>10 <text:s text:c="5"/>Windows system administration with IronPython<text:tab/>244 </text:p>
      <text:p text:style-name="P2"><text:s text:c="17"/>11 <text:s text:c="5"/>IronPython and ASP.NET<text:tab/>273 </text:p>
      <text:p text:style-name="P2"><text:s text:c="17"/>12 <text:s text:c="5"/>Databases and web services<text:tab/>299 </text:p>
      <text:p text:style-name="P2"><text:s text:c="17"/>13 <text:s text:c="5"/>Silverlight: IronPython in the browser <text:s/><text:tab/>329 </text:p>
      <text:p text:style-name="P2"/>
      <text:p text:style-name="P2">PART 4 <text:s text:c="2"/>REACHING OUT WITH IRONPYTHON<text:tab/>357 </text:p>
      <text:p text:style-name="P2"><text:s text:c="17"/>14 <text:s text:c="5"/>Extending IronPython with C#/VB.NET<text:tab/>359 </text:p>
      <text:p text:style-name="P2"><text:s text:c="17"/>15 <text:s text:c="5"/>Embedding the IronPython engine<text:tab/>386 </text:p>
      <text:p text:style-name="P2"/>
      <text:h text:style-name="Heading_20_1" text:outline-level="1"><text:bookmark-start text:name="__RefHeading__259_937782157"/>***Learning_Python_2.5_3rd.Edition_2007_748p <text:bookmark-end text:name="__RefHeading__259_937782157"/></text:h>
      <text:p text:style-name="P2">Preface<text:tab/>xxix </text:p>
      <text:p text:style-name="P2">Part I. <text:s text:c="6"/>Getting Started </text:p>
      <text:p text:style-name="P2"><text:s text:c="3"/>1. A Python Q&amp;A Session<text:tab/>3 </text:p>
      <text:p text:style-name="P2"><text:s text:c="10"/>Why Do People Use Python?<text:tab/>3 </text:p>
      <text:p text:style-name="P2"><text:s text:c="13"/>Software Quality<text:tab/>5 </text:p>
      <text:p text:style-name="P2"><text:s text:c="13"/>Developer Productivity<text:tab/>5 </text:p>
      <text:p text:style-name="P2"><text:soft-page-break/><text:s text:c="10"/>Is Python a “Scripting Language”?<text:tab/>6 </text:p>
      <text:p text:style-name="P2"><text:s text:c="10"/>OK, but What’s the Downside?<text:tab/>7 </text:p>
      <text:p text:style-name="P2"><text:s text:c="10"/>Who Uses Python Today?<text:tab/>8 </text:p>
      <text:p text:style-name="P2"><text:s text:c="10"/>What Can I Do with Python?<text:tab/>9 </text:p>
      <text:p text:style-name="P2"><text:s text:c="13"/>Systems Programming<text:tab/>9 </text:p>
      <text:p text:style-name="P2"><text:s text:c="13"/>GUIs<text:tab/>9 </text:p>
      <text:p text:style-name="P2"><text:s text:c="13"/>Internet Scripting<text:tab/>10 </text:p>
      <text:p text:style-name="P2"><text:s text:c="13"/>Component Integration<text:tab/>10 </text:p>
      <text:p text:style-name="P2"><text:s text:c="13"/>Database Programming<text:tab/>11 </text:p>
      <text:p text:style-name="P2"><text:s text:c="13"/>Rapid Prototyping<text:tab/>11 </text:p>
      <text:p text:style-name="P2"><text:s text:c="13"/>Numeric and Scientific Programming<text:tab/>11 </text:p>
      <text:p text:style-name="P2"><text:s text:c="13"/>Gaming, Images, AI, XML, Robots, and More<text:tab/>12 </text:p>
      <text:p text:style-name="P2"><text:s text:c="10"/>What Are Python’s Technical Strengths?<text:tab/>12 </text:p>
      <text:p text:style-name="P2"><text:s text:c="13"/>It’s Object Oriented<text:tab/>12 </text:p>
      <text:p text:style-name="P2"><text:s text:c="13"/>It’s Free<text:tab/>13 </text:p>
      <text:p text:style-name="P2"><text:s text:c="13"/>It’s Portable<text:tab/>13 </text:p>
      <text:p text:style-name="P2"><text:s text:c="13"/>It’s Powerful<text:tab/>14 </text:p>
      <text:p text:style-name="P2"><text:s text:c="13"/>It’s Mixable<text:tab/>15 </text:p>
      <text:p text:style-name="P2"><text:s text:c="11"/>It’s Easy to Use<text:tab/>15 </text:p>
      <text:p text:style-name="P2"><text:s text:c="11"/>It’s Easy to Learn<text:tab/>17 </text:p>
      <text:p text:style-name="P2"><text:s text:c="11"/>It’s Named After Monty Python<text:tab/>17 </text:p>
      <text:p text:style-name="P2"><text:s text:c="9"/>How Does Python Stack Up to Language X?<text:tab/>18 </text:p>
      <text:p text:style-name="P2"><text:s text:c="9"/>Chapter Summary<text:tab/>19 </text:p>
      <text:p text:style-name="P2"><text:s text:c="9"/>Brain Builder<text:tab/>20 </text:p>
      <text:p text:style-name="P2"><text:s text:c="11"/>Chapter Quiz<text:tab/>20 </text:p>
      <text:p text:style-name="P2"><text:s text:c="11"/>Quiz Answers<text:tab/>20 </text:p>
      <text:p text:style-name="P2"><text:s text:c="2"/>2. How Python Runs Programs<text:tab/>22 </text:p>
      <text:p text:style-name="P2"><text:s text:c="9"/>Introducing the Python Interpreter<text:tab/>22 </text:p>
      <text:p text:style-name="P2"><text:s text:c="9"/>Program Execution<text:tab/>24 </text:p>
      <text:p text:style-name="P2"><text:s text:c="12"/>The Programmer’s View<text:tab/>24 </text:p>
      <text:p text:style-name="P2"><text:s text:c="12"/>Python’s View<text:tab/>25 </text:p>
      <text:p text:style-name="P2"><text:s text:c="15"/>Byte code compilation<text:tab/>25 </text:p>
      <text:p text:style-name="P2"><text:s text:c="15"/>The Python Virtual Machine (PVM)<text:tab/>26 </text:p>
      <text:p text:style-name="P2"><text:s text:c="15"/>Performance implications<text:tab/>26 </text:p>
      <text:p text:style-name="P2"><text:s text:c="15"/>Development implications<text:tab/>27 </text:p>
      <text:p text:style-name="P2"><text:s text:c="9"/>Execution Model Variations<text:tab/>27 </text:p>
      <text:p text:style-name="P2"><text:s text:c="12"/>Python Implementation Alternatives<text:tab/>28 </text:p>
      <text:p text:style-name="P2"><text:s text:c="15"/>CPython<text:tab/>28 </text:p>
      <text:p text:style-name="P2"><text:s text:c="15"/>Jython<text:tab/>28 </text:p>
      <text:p text:style-name="P2"><text:s text:c="15"/>IronPython<text:tab/>29 </text:p>
      <text:p text:style-name="P2"><text:s text:c="12"/>Execution Optimization Tools<text:tab/>29 </text:p>
      <text:p text:style-name="P2"><text:s text:c="15"/>The Psyco just-in-time compiler<text:tab/>29 </text:p>
      <text:p text:style-name="P2"><text:s text:c="15"/>The Shedskin C translator<text:tab/>30 </text:p>
      <text:p text:style-name="P2"><text:s text:c="12"/>Frozen Binaries<text:tab/>31 </text:p>
      <text:p text:style-name="P2"><text:s text:c="12"/>Future Possibilities?<text:tab/>32 </text:p>
      <text:p text:style-name="P2"><text:s text:c="9"/>Chapter Summary<text:tab/>32 </text:p>
      <text:p text:style-name="P2"><text:s text:c="9"/>Brain Builder<text:tab/>33 </text:p>
      <text:p text:style-name="P2"><text:s text:c="12"/>Chapter Quiz<text:tab/>33 </text:p>
      <text:p text:style-name="P2"><text:s text:c="12"/>Quiz Answers<text:tab/>33 </text:p>
      <text:p text:style-name="P2">3. How You Run Programs<text:tab/>34 </text:p>
      <text:p text:style-name="P2"><text:s text:c="5"/>Interactive Coding<text:tab/>34 </text:p>
      <text:p text:style-name="P2"><text:s text:c="8"/>Using the Interactive Prompt<text:tab/>37 </text:p>
      <text:p text:style-name="P2"><text:soft-page-break/><text:s text:c="5"/>System Command Lines and Files<text:tab/>37 </text:p>
      <text:p text:style-name="P2"><text:s text:c="8"/>Using Command Lines and Files<text:tab/>40 </text:p>
      <text:p text:style-name="P2"><text:s text:c="8"/>Unix Executable Scripts (#!)<text:tab/>41 </text:p>
      <text:p text:style-name="P2"><text:s text:c="5"/>Clicking File Icons<text:tab/>42 </text:p>
      <text:p text:style-name="P2"><text:s text:c="8"/>Clicking Icons on Windows<text:tab/>42 </text:p>
      <text:p text:style-name="P2"><text:s text:c="8"/>The raw_input Trick<text:tab/>44 </text:p>
      <text:p text:style-name="P2"><text:s text:c="8"/>Other Icon-Click Limitations<text:tab/>45 </text:p>
      <text:p text:style-name="P2"><text:s text:c="5"/>Module Imports and Reloads<text:tab/>45 </text:p>
      <text:p text:style-name="P2"><text:s text:c="8"/>The Grander Module Story: Attributes<text:tab/>47 </text:p>
      <text:p text:style-name="P2"><text:s text:c="11"/>Modules and namespaces<text:tab/>49 </text:p>
      <text:p text:style-name="P2"><text:s text:c="8"/>import and reload Usage Notes<text:tab/>49 </text:p>
      <text:p text:style-name="P2"><text:s text:c="5"/>The IDLE User Interface<text:tab/>50 </text:p>
      <text:p text:style-name="P2"><text:s text:c="8"/>IDLE Basics<text:tab/>51 </text:p>
      <text:p text:style-name="P2"><text:s text:c="8"/>Using IDLE<text:tab/>52 </text:p>
      <text:p text:style-name="P2"><text:s text:c="8"/>Advanced IDLE Tools<text:tab/>54 </text:p>
      <text:p text:style-name="P2"><text:s text:c="5"/>Other IDEs<text:tab/>54 </text:p>
      <text:p text:style-name="P2"><text:s text:c="5"/>Embedding Calls<text:tab/>56 </text:p>
      <text:p text:style-name="P2"><text:s text:c="5"/>Frozen Binary Executables<text:tab/>56 </text:p>
      <text:p text:style-name="P2"><text:s text:c="5"/>Text Editor Launch Options<text:tab/>57 </text:p>
      <text:p text:style-name="P2"><text:s text:c="5"/>Other Launch Options<text:tab/>57 </text:p>
      <text:p text:style-name="P2"><text:s text:c="5"/>Future Possibilities?<text:tab/>57 </text:p>
      <text:p text:style-name="P2"><text:s text:c="5"/>Which Option Should I Use?<text:tab/>58 </text:p>
      <text:p text:style-name="P2"><text:s text:c="5"/>Chapter Summary<text:tab/>58 </text:p>
      <text:p text:style-name="P2"><text:s text:c="5"/>Brain Builder<text:tab/>59 </text:p>
      <text:p text:style-name="P2"><text:s text:c="8"/>Chapter Quiz<text:tab/>59 </text:p>
      <text:p text:style-name="P2"><text:s text:c="8"/>Quiz Answers<text:tab/>59 </text:p>
      <text:p text:style-name="P2"><text:s text:c="5"/>Brain Builder: Part I Exercises<text:tab/>61 </text:p>
      <text:p text:style-name="P2">Part II. Types and Operations </text:p>
      <text:p text:style-name="P2"><text:s text:c="4"/>4. Introducing Python Object Types<text:tab/>65 </text:p>
      <text:p text:style-name="P2"><text:s text:c="9"/>Why Use Built-in Types?<text:tab/>66 </text:p>
      <text:p text:style-name="P2"><text:s text:c="12"/>Python’s Core Data Types<text:tab/>67 </text:p>
      <text:p text:style-name="P2"><text:s text:c="9"/>Numbers<text:tab/>68 </text:p>
      <text:p text:style-name="P2"><text:s text:c="9"/>Strings<text:tab/>69 </text:p>
      <text:p text:style-name="P2"><text:s text:c="12"/>Sequence Operations<text:tab/>70 </text:p>
      <text:p text:style-name="P2"><text:s text:c="12"/>Immutability<text:tab/>71 </text:p>
      <text:p text:style-name="P2"><text:s text:c="12"/>Type-Specific Methods<text:tab/>72 </text:p>
      <text:p text:style-name="P2"><text:s text:c="12"/>Getting Help<text:tab/>73 </text:p>
      <text:p text:style-name="P2"><text:s text:c="12"/>Other Ways to Code Strings<text:tab/>74 </text:p>
      <text:p text:style-name="P2"><text:s text:c="12"/>Pattern Matching<text:tab/>75 </text:p>
      <text:p text:style-name="P2"><text:s text:c="9"/>Lists<text:tab/>75 </text:p>
      <text:p text:style-name="P2"><text:s text:c="12"/>Sequence Operations<text:tab/>76 </text:p>
      <text:p text:style-name="P2"><text:s text:c="12"/>Type-Specific Operations<text:tab/>76 </text:p>
      <text:p text:style-name="P2"><text:s text:c="12"/>Bounds Checking<text:tab/>77 </text:p>
      <text:p text:style-name="P2"><text:s text:c="12"/>Nesting<text:tab/>77 </text:p>
      <text:p text:style-name="P2"><text:s text:c="12"/>List Comprehensions<text:tab/>78 </text:p>
      <text:p text:style-name="P2"><text:s text:c="9"/>Dictionaries<text:tab/>79 </text:p>
      <text:p text:style-name="P2"><text:s text:c="12"/>Mapping Operations<text:tab/>79 </text:p>
      <text:p text:style-name="P2"><text:s text:c="12"/>Nesting Revisited<text:tab/>80 </text:p>
      <text:p text:style-name="P2"><text:s text:c="12"/>Sorting Keys: for Loops<text:tab/>81 </text:p>
      <text:p text:style-name="P2"><text:s text:c="12"/>Iteration and Optimization<text:tab/>83 </text:p>
      <text:p text:style-name="P2"><text:s text:c="12"/>Missing Keys: if Tests<text:tab/>84 </text:p>
      <text:p text:style-name="P2"><text:s text:c="9"/>Tuples<text:tab/>85 </text:p>
      <text:p text:style-name="P2"><text:soft-page-break/><text:s text:c="12"/>Why Tuples?<text:tab/>85 </text:p>
      <text:p text:style-name="P2"><text:s text:c="9"/>Files<text:tab/>85 </text:p>
      <text:p text:style-name="P2"><text:s text:c="12"/>Other File-Like Tools<text:tab/>86 </text:p>
      <text:p text:style-name="P2"><text:s text:c="9"/>Other Core Types<text:tab/>87 </text:p>
      <text:p text:style-name="P2"><text:s text:c="12"/>How to Break Your Code’s Flexibility<text:tab/>88 </text:p>
      <text:p text:style-name="P2"><text:s text:c="12"/>User-Defined Classes<text:tab/>88 </text:p>
      <text:p text:style-name="P2"><text:s text:c="12"/>And Everything Else<text:tab/>89 </text:p>
      <text:p text:style-name="P2"><text:s text:c="9"/>Chapter Summary<text:tab/>90 </text:p>
      <text:p text:style-name="P2"><text:s text:c="9"/>Brain Builder<text:tab/>91 </text:p>
      <text:p text:style-name="P2"><text:s text:c="12"/>Chapter Quiz<text:tab/>91 </text:p>
      <text:p text:style-name="P2"><text:s text:c="12"/>Quiz Answers<text:tab/>91 </text:p>
      <text:p text:style-name="P2">5. Numbers<text:tab/>93 </text:p>
      <text:p text:style-name="P2"><text:s text:c="6"/>Python Numeric Types<text:tab/>93 </text:p>
      <text:p text:style-name="P2"><text:s text:c="9"/>Numeric Literals<text:tab/>94 </text:p>
      <text:p text:style-name="P2"><text:s text:c="9"/>Built-in Numeric Tools and Extensions<text:tab/>95 </text:p>
      <text:p text:style-name="P2"><text:s text:c="6"/>Python Expression Operators<text:tab/>96 </text:p>
      <text:p text:style-name="P2"><text:s text:c="9"/>Mixed Operators Follow Operator Precedence<text:tab/>97 </text:p>
      <text:p text:style-name="P2"><text:s text:c="9"/>Parentheses Group Subexpressions<text:tab/>97 </text:p>
      <text:p text:style-name="P2"><text:s text:c="9"/>Mixed Types Are Converted Up<text:tab/>97 </text:p>
      <text:p text:style-name="P2"><text:s text:c="9"/>Preview: Operator Overloading<text:tab/>98 </text:p>
      <text:p text:style-name="P2"><text:s text:c="6"/>Numbers in Action<text:tab/>99 </text:p>
      <text:p text:style-name="P2"><text:s text:c="9"/>Variables and Basic Expressions<text:tab/>99 </text:p>
      <text:p text:style-name="P2"><text:s text:c="9"/>Numeric Display Formats<text:tab/>100 </text:p>
      <text:p text:style-name="P2"><text:s text:c="9"/>Division: Classic, Floor, and True<text:tab/>102 </text:p>
      <text:p text:style-name="P2"><text:s text:c="9"/>Bitwise Operations<text:tab/>103 </text:p>
      <text:p text:style-name="P2"><text:s text:c="9"/>Long Integers<text:tab/>103 </text:p>
      <text:p text:style-name="P2"><text:s text:c="9"/>Complex Numbers<text:tab/>104 </text:p>
      <text:p text:style-name="P2"><text:s text:c="9"/>Hexadecimal and Octal Notation<text:tab/>105 </text:p>
      <text:p text:style-name="P2"><text:s text:c="9"/>Other Built-in Numeric Tools<text:tab/>106 </text:p>
      <text:p text:style-name="P2"><text:s text:c="6"/>Other Numeric Types<text:tab/>107 </text:p>
      <text:p text:style-name="P2"><text:s text:c="9"/>Decimal Numbers<text:tab/>107 </text:p>
      <text:p text:style-name="P2"><text:s text:c="9"/>Sets<text:tab/>108 </text:p>
      <text:p text:style-name="P2"><text:s text:c="9"/>Booleans<text:tab/>109 </text:p>
      <text:p text:style-name="P2"><text:s text:c="9"/>Third-Party Extensions<text:tab/>110 </text:p>
      <text:p text:style-name="P2"><text:s text:c="6"/>Chapter Summary<text:tab/>110 </text:p>
      <text:p text:style-name="P2"><text:s text:c="6"/>Brain Builder<text:tab/>111 </text:p>
      <text:p text:style-name="P2"><text:s text:c="9"/>Chapter Quiz<text:tab/>111 </text:p>
      <text:p text:style-name="P2"><text:s text:c="9"/>Quiz Answers<text:tab/>111 </text:p>
      <text:p text:style-name="P2">6. The Dynamic Typing Interlude<text:tab/>112 </text:p>
      <text:p text:style-name="P2"><text:s text:c="6"/>The Case of the Missing Declaration Statements<text:tab/>112 </text:p>
      <text:p text:style-name="P2"><text:s text:c="8"/>Variables, Objects, and References<text:tab/>112 </text:p>
      <text:p text:style-name="P2"><text:s text:c="8"/>Types Live with Objects, Not Variables<text:tab/>114 </text:p>
      <text:p text:style-name="P2"><text:s text:c="8"/>Objects Are Garbage-Collected<text:tab/>115 </text:p>
      <text:p text:style-name="P2"><text:s text:c="6"/>Shared References<text:tab/>116 </text:p>
      <text:p text:style-name="P2"><text:s text:c="8"/>Shared References and In-Place Changes<text:tab/>118 </text:p>
      <text:p text:style-name="P2"><text:s text:c="8"/>Shared References and Equality<text:tab/>119 </text:p>
      <text:p text:style-name="P2"><text:s text:c="6"/>Dynamic Typing Is Everywhere<text:tab/>121 </text:p>
      <text:p text:style-name="P2"><text:s text:c="12"/>Chapter Summary<text:tab/>121 </text:p>
      <text:p text:style-name="P2"><text:s text:c="12"/>Brain Builder<text:tab/>122 </text:p>
      <text:p text:style-name="P2"><text:s text:c="14"/>Chapter Quiz<text:tab/>122 </text:p>
      <text:p text:style-name="P2"><text:s text:c="14"/>Quiz Answers<text:tab/>122 </text:p>
      <text:p text:style-name="P2"><text:s text:c="6"/>7. Strings<text:tab/>123 </text:p>
      <text:p text:style-name="P2"><text:soft-page-break/><text:s text:c="12"/>String Literals<text:tab/>124 </text:p>
      <text:p text:style-name="P2"><text:s text:c="15"/>Single- and Double-Quoted Strings Are the Same<text:tab/>125 </text:p>
      <text:p text:style-name="P2"><text:s text:c="15"/>Escape Sequences Represent Special Bytes<text:tab/>125 </text:p>
      <text:p text:style-name="P2"><text:s text:c="15"/>Raw Strings Suppress Escapes<text:tab/>127 </text:p>
      <text:p text:style-name="P2"><text:s text:c="15"/>Triple Quotes Code Multiline Block Strings<text:tab/>129 </text:p>
      <text:p text:style-name="P2"><text:s text:c="15"/>Unicode Strings Encode Larger Character Sets<text:tab/>130 </text:p>
      <text:p text:style-name="P2"><text:s text:c="12"/>Strings in Action<text:tab/>132 </text:p>
      <text:p text:style-name="P2"><text:s text:c="15"/>Basic Operations<text:tab/>132 </text:p>
      <text:p text:style-name="P2"><text:s text:c="15"/>Indexing and Slicing<text:tab/>133 </text:p>
      <text:p text:style-name="P2"><text:s text:c="18"/>Extended slicing: the third limit<text:tab/>135 </text:p>
      <text:p text:style-name="P2"><text:s text:c="15"/>String Conversion Tools<text:tab/>136 </text:p>
      <text:p text:style-name="P2"><text:s text:c="18"/>Character code conversions<text:tab/>138 </text:p>
      <text:p text:style-name="P2"><text:s text:c="15"/>Changing Strings<text:tab/>139 </text:p>
      <text:p text:style-name="P2"><text:s text:c="12"/>String Formatting<text:tab/>140 </text:p>
      <text:p text:style-name="P2"><text:s text:c="15"/>Advanced String Formatting<text:tab/>141 </text:p>
      <text:p text:style-name="P2"><text:s text:c="15"/>Dictionary-Based String Formatting<text:tab/>142 </text:p>
      <text:p text:style-name="P2"><text:s text:c="12"/>String Methods<text:tab/>143 </text:p>
      <text:p text:style-name="P2"><text:s text:c="15"/>String Method Examples: Changing Strings<text:tab/>144 </text:p>
      <text:p text:style-name="P2"><text:s text:c="15"/>String Method Examples: Parsing Text<text:tab/>146 </text:p>
      <text:p text:style-name="P2"><text:s text:c="15"/>Other Common String Methods in Action<text:tab/>147 </text:p>
      <text:p text:style-name="P2"><text:s text:c="15"/>The Original string Module<text:tab/>148 </text:p>
      <text:p text:style-name="P2"><text:s text:c="12"/>General Type Categories<text:tab/>149 </text:p>
      <text:p text:style-name="P2"><text:s text:c="15"/>Types Share Operation Sets by Categories<text:tab/>149 </text:p>
      <text:p text:style-name="P2"><text:s text:c="15"/>Mutable Types Can Be Changed In-Place<text:tab/>150 </text:p>
      <text:p text:style-name="P2"><text:s text:c="12"/>Chapter Summary<text:tab/>150 </text:p>
      <text:p text:style-name="P2"><text:s text:c="12"/>Brain Builder<text:tab/>151 </text:p>
      <text:p text:style-name="P2"><text:s text:c="15"/>Chapter Quiz<text:tab/>151 </text:p>
      <text:p text:style-name="P2"><text:s text:c="15"/>Quiz Answers<text:tab/>151 </text:p>
      <text:p text:style-name="P2">8. Lists and Dictionaries<text:tab/>152 </text:p>
      <text:p text:style-name="P2"><text:s text:c="5"/>Lists<text:tab/>152 </text:p>
      <text:p text:style-name="P2"><text:s text:c="5"/>Lists in Action<text:tab/>154 </text:p>
      <text:p text:style-name="P2"><text:s text:c="8"/>Basic List Operations<text:tab/>154 </text:p>
      <text:p text:style-name="P2"><text:s text:c="8"/>Indexing, Slicing, and Matrixes<text:tab/>155 </text:p>
      <text:p text:style-name="P2"><text:s text:c="8"/>Changing Lists In-Place<text:tab/>156 </text:p>
      <text:p text:style-name="P2"><text:s text:c="12"/>Index and slice assignments<text:tab/>156 </text:p>
      <text:p text:style-name="P2"><text:s text:c="12"/>List method calls<text:tab/>157 </text:p>
      <text:p text:style-name="P2"><text:s text:c="12"/>Other common list operations<text:tab/>159 </text:p>
      <text:p text:style-name="P2"><text:s text:c="5"/>Dictionaries<text:tab/>160 </text:p>
      <text:p text:style-name="P2"><text:s text:c="5"/>Dictionaries in Action<text:tab/>161 </text:p>
      <text:p text:style-name="P2"><text:s text:c="8"/>Basic Dictionary Operations<text:tab/>162 </text:p>
      <text:p text:style-name="P2"><text:s text:c="8"/>Changing Dictionaries In-Place<text:tab/>163 </text:p>
      <text:p text:style-name="P2"><text:s text:c="8"/>More Dictionary Methods<text:tab/>163 </text:p>
      <text:p text:style-name="P2"><text:s text:c="8"/>A Languages Table<text:tab/>165 </text:p>
      <text:p text:style-name="P2"><text:s text:c="8"/>Dictionary Usage Notes<text:tab/>166 </text:p>
      <text:p text:style-name="P2"><text:s text:c="12"/>Using dictionaries to simulate flexible lists<text:tab/>166 </text:p>
      <text:p text:style-name="P2"><text:s text:c="12"/>Using dictionaries for sparse data structures<text:tab/>167 </text:p>
      <text:p text:style-name="P2"><text:s text:c="12"/>Avoiding missing-key errors<text:tab/>167 </text:p>
      <text:p text:style-name="P2"><text:s text:c="12"/>Using dictionaries as “records”<text:tab/>168 </text:p>
      <text:p text:style-name="P2"><text:s text:c="12"/>Other ways to make dictionaries<text:tab/>169 </text:p>
      <text:p text:style-name="P2"><text:s text:c="5"/>Chapter Summary<text:tab/>170 </text:p>
      <text:p text:style-name="P2"><text:s text:c="5"/>Brain Builder<text:tab/>171 </text:p>
      <text:p text:style-name="P2"><text:s text:c="8"/>Chapter Quiz<text:tab/>171 </text:p>
      <text:p text:style-name="P2"><text:soft-page-break/><text:s text:c="8"/>Quiz Answers<text:tab/>171 </text:p>
      <text:p text:style-name="P2">9. Tuples, Files, and Everything Else<text:tab/>172 </text:p>
      <text:p text:style-name="P2"><text:s text:c="5"/>Tuples<text:tab/>172 </text:p>
      <text:p text:style-name="P2"><text:s text:c="8"/>Tuples in Action<text:tab/>173 </text:p>
      <text:p text:style-name="P2"><text:s text:c="11"/>Tuple syntax peculiarities: commas and parentheses<text:tab/>174 </text:p>
      <text:p text:style-name="P2"><text:s text:c="11"/>Conversions and immutability<text:tab/>174 </text:p>
      <text:p text:style-name="P2"><text:s text:c="8"/>Why Lists and Tuples?<text:tab/>175 </text:p>
      <text:p text:style-name="P2"><text:s text:c="5"/>Files<text:tab/>176 </text:p>
      <text:p text:style-name="P2"><text:s text:c="8"/>Opening Files<text:tab/>176 </text:p>
      <text:p text:style-name="P2"><text:s text:c="8"/>Using Files<text:tab/>177 </text:p>
      <text:p text:style-name="P2"><text:s text:c="11"/>Files in Action<text:tab/>178 </text:p>
      <text:p text:style-name="P2"><text:s text:c="14"/>Storing and parsing Python objects in files<text:tab/>178 </text:p>
      <text:p text:style-name="P2"><text:s text:c="14"/>Storing native Python objects with pickle<text:tab/>180 </text:p>
      <text:p text:style-name="P2"><text:s text:c="14"/>Storing and parsing packed binary data in files<text:tab/>181 </text:p>
      <text:p text:style-name="P2"><text:s text:c="11"/>Other File Tools<text:tab/>182 </text:p>
      <text:p text:style-name="P2"><text:s text:c="8"/>Type Categories Revisited<text:tab/>182 </text:p>
      <text:p text:style-name="P2"><text:s text:c="8"/>Object Flexibility<text:tab/>183 </text:p>
      <text:p text:style-name="P2"><text:s text:c="8"/>References Versus Copies<text:tab/>184 </text:p>
      <text:p text:style-name="P2"><text:s text:c="8"/>Comparisons, Equality, and Truth<text:tab/>186 </text:p>
      <text:p text:style-name="P2"><text:s text:c="11"/>The Meaning of True and False in Python<text:tab/>188 </text:p>
      <text:p text:style-name="P2"><text:s text:c="8"/>Python’s Type Hierarchies<text:tab/>189 </text:p>
      <text:p text:style-name="P2"><text:s text:c="8"/>Other Types in Python<text:tab/>191 </text:p>
      <text:p text:style-name="P2"><text:s text:c="8"/>Built-in Type Gotchas<text:tab/>191 </text:p>
      <text:p text:style-name="P2"><text:s text:c="11"/>Assignment Creates References, Not Copies<text:tab/>191 </text:p>
      <text:p text:style-name="P2"><text:s text:c="11"/>Repetition Adds One Level Deep<text:tab/>192 </text:p>
      <text:p text:style-name="P2"><text:s text:c="11"/>Beware of Cyclic Data Structures<text:tab/>193 </text:p>
      <text:p text:style-name="P2"><text:s text:c="11"/>Immutable Types Can’t Be Changed In-Place<text:tab/>193 </text:p>
      <text:p text:style-name="P2"><text:s text:c="8"/>Chapter Summary<text:tab/>193 </text:p>
      <text:p text:style-name="P2"><text:s text:c="8"/>Brain Builder<text:tab/>195 </text:p>
      <text:p text:style-name="P2"><text:s text:c="11"/>Chapter Quiz<text:tab/>195 </text:p>
      <text:p text:style-name="P2"><text:s text:c="11"/>Quiz Answers<text:tab/>195 </text:p>
      <text:p text:style-name="P2"><text:s text:c="8"/>Brain Builder: Part II Exercises<text:tab/>196 </text:p>
      <text:p text:style-name="P2">Part III. Statements and Syntax </text:p>
      <text:p text:style-name="P2"><text:s/>10. Introducing Python Statements<text:tab/>201 </text:p>
      <text:p text:style-name="P2"><text:s text:c="8"/>Python Program Structure Revisited<text:tab/>201 </text:p>
      <text:p text:style-name="P2"><text:s text:c="11"/>Python’s Statements<text:tab/>202 </text:p>
      <text:p text:style-name="P2"><text:s text:c="8"/>A Tale of Two ifs<text:tab/>203 </text:p>
      <text:p text:style-name="P2"><text:s text:c="11"/>What Python Adds<text:tab/>204 </text:p>
      <text:p text:style-name="P2"><text:s text:c="11"/>What Python Removes<text:tab/>204 </text:p>
      <text:p text:style-name="P2"><text:s text:c="14"/>Parentheses are optional<text:tab/>204 </text:p>
      <text:p text:style-name="P2"><text:s text:c="14"/>End of line is end of statement<text:tab/>204 </text:p>
      <text:p text:style-name="P2"><text:s text:c="14"/>End of indentation is end of block<text:tab/>205 </text:p>
      <text:p text:style-name="P2"><text:s text:c="11"/>Why Indentation Syntax?<text:tab/>206 </text:p>
      <text:p text:style-name="P2"><text:s text:c="11"/>A Few Special Cases<text:tab/>208 </text:p>
      <text:p text:style-name="P2"><text:s text:c="11"/>Statement rule special cases<text:tab/>208 </text:p>
      <text:p text:style-name="P2"><text:s text:c="11"/>Block rule special case<text:tab/>209 </text:p>
      <text:p text:style-name="P2"><text:s text:c="6"/>A Quick Example: Interactive Loops<text:tab/>210 </text:p>
      <text:p text:style-name="P2"><text:s text:c="8"/>A Simple Interactive Loop<text:tab/>210 </text:p>
      <text:p text:style-name="P2"><text:s text:c="8"/>Doing Math on User Inputs<text:tab/>211 </text:p>
      <text:p text:style-name="P2"><text:s text:c="8"/>Handling Errors by Testing Inputs<text:tab/>212 </text:p>
      <text:p text:style-name="P2"><text:s text:c="8"/>Handling Errors with try Statements<text:tab/>213 </text:p>
      <text:p text:style-name="P2"><text:s text:c="8"/>Nesting Code Three Levels Deep<text:tab/>214 </text:p>
      <text:p text:style-name="P2"><text:soft-page-break/><text:s text:c="6"/>Chapter Summary<text:tab/>215 </text:p>
      <text:p text:style-name="P2"><text:s text:c="6"/>Brain Builder<text:tab/>216 </text:p>
      <text:p text:style-name="P2"><text:s text:c="8"/>Chapter Quiz<text:tab/>216 </text:p>
      <text:p text:style-name="P2"><text:s text:c="8"/>Quiz Answers<text:tab/>216 </text:p>
      <text:p text:style-name="P2">11. Assignment, Expressions, and print<text:tab/>217 </text:p>
      <text:p text:style-name="P2"><text:s text:c="6"/>Assignment Statements<text:tab/>217 </text:p>
      <text:p text:style-name="P2"><text:s text:c="9"/>Assignment Statement Forms<text:tab/>218 </text:p>
      <text:p text:style-name="P2"><text:s text:c="9"/>Sequence Assignments<text:tab/>219 </text:p>
      <text:p text:style-name="P2"><text:s text:c="12"/>Advanced sequence assignment patterns<text:tab/>220 </text:p>
      <text:p text:style-name="P2"><text:s text:c="9"/>Multiple-Target Assignments<text:tab/>222 </text:p>
      <text:p text:style-name="P2"><text:s text:c="12"/>Multiple-target assignment and shared references<text:tab/>222 </text:p>
      <text:p text:style-name="P2"><text:s text:c="9"/>Augmented Assignments<text:tab/>223 </text:p>
      <text:p text:style-name="P2"><text:s text:c="12"/>Augmented assignment and shared references<text:tab/>225 </text:p>
      <text:p text:style-name="P2"><text:s text:c="9"/>Variable Name Rules<text:tab/>225 </text:p>
      <text:p text:style-name="P2"><text:s text:c="12"/>Naming conventions<text:tab/>227 </text:p>
      <text:p text:style-name="P2"><text:s text:c="12"/>Names have no type, but objects do<text:tab/>227 </text:p>
      <text:p text:style-name="P2"><text:s text:c="6"/>Expression Statements<text:tab/>228 </text:p>
      <text:p text:style-name="P2"><text:s text:c="9"/>Expression Statements and In-Place Changes<text:tab/>229 </text:p>
      <text:p text:style-name="P2"><text:s text:c="6"/>print Statements<text:tab/>229 </text:p>
      <text:p text:style-name="P2"><text:s text:c="9"/>The Python “Hello World” Program<text:tab/>230 </text:p>
      <text:p text:style-name="P2"><text:s text:c="9"/>Redirecting the Output Stream<text:tab/>231 </text:p>
      <text:p text:style-name="P2"><text:s text:c="9"/>The print &gt;&gt; file Extension<text:tab/>232 </text:p>
      <text:p text:style-name="P2"><text:s text:c="6"/>Chapter Summary<text:tab/>234 </text:p>
      <text:p text:style-name="P2"><text:s text:c="6"/>Brain Builder<text:tab/>235 </text:p>
      <text:p text:style-name="P2"><text:s text:c="9"/>Chapter Quiz<text:tab/>235 </text:p>
      <text:p text:style-name="P2"><text:s text:c="9"/>Quiz Answers<text:tab/>235 </text:p>
      <text:p text:style-name="P2"><text:s/>12. if Tests<text:tab/>236 </text:p>
      <text:p text:style-name="P2"><text:s text:c="9"/>if Statements<text:tab/>236 </text:p>
      <text:p text:style-name="P2"><text:s text:c="13"/>General Format<text:tab/>236 </text:p>
      <text:p text:style-name="P2"><text:s text:c="13"/>Basic Examples<text:tab/>237 </text:p>
      <text:p text:style-name="P2"><text:s text:c="13"/>Multiway Branching<text:tab/>237 </text:p>
      <text:p text:style-name="P2"><text:s text:c="9"/>Python Syntax Rules<text:tab/>239 </text:p>
      <text:p text:style-name="P2"><text:s text:c="13"/>Block Delimiters<text:tab/>240 </text:p>
      <text:p text:style-name="P2"><text:s text:c="13"/>Statement Delimiters<text:tab/>241 </text:p>
      <text:p text:style-name="P2"><text:s text:c="13"/>A Few Special Cases<text:tab/>242 </text:p>
      <text:p text:style-name="P2"><text:s text:c="9"/>Truth Tests<text:tab/>243 </text:p>
      <text:p text:style-name="P2"><text:s text:c="13"/>The if/else Ternary Expression<text:tab/>244 </text:p>
      <text:p text:style-name="P2"><text:s text:c="9"/>Chapter Summary<text:tab/>246 </text:p>
      <text:p text:style-name="P2"><text:s text:c="9"/>Brain Builder<text:tab/>247 </text:p>
      <text:p text:style-name="P2"><text:s text:c="13"/>Chapter Quiz<text:tab/>247 </text:p>
      <text:p text:style-name="P2"><text:s text:c="13"/>Quiz Answers<text:tab/>247 </text:p>
      <text:p text:style-name="P2"><text:s/>13. while and for Loops<text:tab/>248 </text:p>
      <text:p text:style-name="P2"><text:s text:c="9"/>while Loops<text:tab/>248 </text:p>
      <text:p text:style-name="P2"><text:s text:c="12"/>General Format<text:tab/>249 </text:p>
      <text:p text:style-name="P2"><text:s text:c="12"/>Examples<text:tab/>249 </text:p>
      <text:p text:style-name="P2"><text:s text:c="9"/>break, continue, pass, and the Loop else<text:tab/>250 </text:p>
      <text:p text:style-name="P2"><text:s text:c="12"/>General Loop Format<text:tab/>250 </text:p>
      <text:p text:style-name="P2"><text:s text:c="12"/>Examples<text:tab/>251 </text:p>
      <text:p text:style-name="P2"><text:s text:c="15"/>pass<text:tab/>251 </text:p>
      <text:p text:style-name="P2"><text:s text:c="15"/>continue<text:tab/>251 </text:p>
      <text:p text:style-name="P2"><text:s text:c="15"/>break<text:tab/>252 </text:p>
      <text:p text:style-name="P2"><text:s text:c="15"/>else<text:tab/>252 </text:p>
      <text:p text:style-name="P2"><text:soft-page-break/><text:s text:c="15"/>More on the loop else clause<text:tab/>253 </text:p>
      <text:p text:style-name="P2"><text:s text:c="9"/>for Loops<text:tab/>254 </text:p>
      <text:p text:style-name="P2"><text:s text:c="12"/>General Format<text:tab/>254 </text:p>
      <text:p text:style-name="P2"><text:s text:c="12"/>Examples<text:tab/>256 </text:p>
      <text:p text:style-name="P2"><text:s text:c="15"/>Basic usage<text:tab/>256 </text:p>
      <text:p text:style-name="P2"><text:s text:c="15"/>Other data types<text:tab/>256 </text:p>
      <text:p text:style-name="P2"><text:s text:c="15"/>Tuple assignment in for<text:tab/>257 </text:p>
      <text:p text:style-name="P2"><text:s text:c="15"/>Nested for loops<text:tab/>257 </text:p>
      <text:p text:style-name="P2"><text:s text:c="7"/>Iterators: A First Look<text:tab/>258 </text:p>
      <text:p text:style-name="P2"><text:s text:c="10"/>File Iterators<text:tab/>260 </text:p>
      <text:p text:style-name="P2"><text:s text:c="10"/>Other Built-in Type Iterators<text:tab/>262 </text:p>
      <text:p text:style-name="P2"><text:s text:c="10"/>Other Iteration Contexts<text:tab/>263 </text:p>
      <text:p text:style-name="P2"><text:s text:c="10"/>User-Defined Iterators<text:tab/>264 </text:p>
      <text:p text:style-name="P2"><text:s text:c="7"/>Loop Coding Techniques<text:tab/>265 </text:p>
      <text:p text:style-name="P2"><text:s text:c="10"/>Counter Loops: while and range<text:tab/>265 </text:p>
      <text:p text:style-name="P2"><text:s text:c="10"/>Nonexhaustive Traversals: range<text:tab/>266 </text:p>
      <text:p text:style-name="P2"><text:s text:c="10"/>Changing Lists: range<text:tab/>267 </text:p>
      <text:p text:style-name="P2"><text:s text:c="10"/>Parallel Traversals: zip and map<text:tab/>268 </text:p>
      <text:p text:style-name="P2"><text:s text:c="13"/>Dictionary construction with zip<text:tab/>270 </text:p>
      <text:p text:style-name="P2"><text:s text:c="10"/>Generating Both Offsets and Items: enumerate<text:tab/>271 </text:p>
      <text:p text:style-name="P2"><text:s text:c="7"/>List Comprehensions: A First Look<text:tab/>272 </text:p>
      <text:p text:style-name="P2"><text:s text:c="10"/>List Comprehension Basics<text:tab/>272 </text:p>
      <text:p text:style-name="P2"><text:s text:c="10"/>Using List Comprehensions on Files<text:tab/>273 </text:p>
      <text:p text:style-name="P2"><text:s text:c="10"/>Extended List Comprehension Syntax<text:tab/>274 </text:p>
      <text:p text:style-name="P2"><text:s text:c="7"/>Chapter Summary<text:tab/>275 </text:p>
      <text:p text:style-name="P2"><text:s text:c="7"/>Brain Builder<text:tab/>276 </text:p>
      <text:p text:style-name="P2"><text:s text:c="10"/>Chapter Quiz<text:tab/>276 </text:p>
      <text:p text:style-name="P2"><text:s text:c="10"/>Quiz Answers<text:tab/>276 </text:p>
      <text:p text:style-name="P2">14. The Documentation Interlude<text:tab/>278 </text:p>
      <text:p text:style-name="P2"><text:s text:c="7"/>Python Documentation Sources<text:tab/>278 </text:p>
      <text:p text:style-name="P2"><text:s text:c="10"/># Comments<text:tab/>279 </text:p>
      <text:p text:style-name="P2"><text:s text:c="10"/>The dir Function<text:tab/>279 </text:p>
      <text:p text:style-name="P2"><text:s text:c="10"/>Docstrings: _ _doc_ _<text:tab/>280 </text:p>
      <text:p text:style-name="P2"><text:s text:c="13"/>User-defined docstrings<text:tab/>281 </text:p>
      <text:p text:style-name="P2"><text:s text:c="13"/>Docstring standards<text:tab/>282 </text:p>
      <text:p text:style-name="P2"><text:s text:c="13"/>Built-in docstrings<text:tab/>282 </text:p>
      <text:p text:style-name="P2"><text:s text:c="10"/>PyDoc: The help Function<text:tab/>283 </text:p>
      <text:p text:style-name="P2"><text:s text:c="10"/>PyDoc: HTML Reports<text:tab/>285 </text:p>
      <text:p text:style-name="P2"><text:s text:c="10"/>Standard Manual Set<text:tab/>289 </text:p>
      <text:p text:style-name="P2"><text:s text:c="10"/>Web Resources<text:tab/>289 </text:p>
      <text:p text:style-name="P2"><text:s text:c="10"/>Published Books<text:tab/>290 </text:p>
      <text:p text:style-name="P2"><text:s text:c="7"/>Common Coding Gotchas<text:tab/>291 </text:p>
      <text:p text:style-name="P2"><text:s text:c="10"/>Chapter Summary<text:tab/>293 </text:p>
      <text:p text:style-name="P2"><text:s text:c="10"/>Brain Builder<text:tab/>294 </text:p>
      <text:p text:style-name="P2"><text:s text:c="12"/>Chapter Quiz<text:tab/>294 </text:p>
      <text:p text:style-name="P2"><text:s text:c="12"/>Quiz Answers<text:tab/>294 </text:p>
      <text:p text:style-name="P2"><text:s text:c="10"/>Brain Builder: Part III Exercises<text:tab/>295 </text:p>
      <text:p text:style-name="P2">Part IV Functions </text:p>
      <text:p text:style-name="P2"><text:s/>15. Function Basics<text:tab/>299 </text:p>
      <text:p text:style-name="P2"><text:s text:c="10"/>Why Use Functions?<text:tab/>300 </text:p>
      <text:p text:style-name="P2"><text:s text:c="10"/>Coding Functions<text:tab/>300 </text:p>
      <text:p text:style-name="P2"><text:s text:c="13"/>def Statements<text:tab/>302 </text:p>
      <text:p text:style-name="P2"><text:soft-page-break/><text:s text:c="13"/>def Executes at Runtime<text:tab/>303 </text:p>
      <text:p text:style-name="P2"><text:s text:c="10"/>A First Example: Definitions and Calls<text:tab/>303 </text:p>
      <text:p text:style-name="P2"><text:s text:c="13"/>Definition<text:tab/>304 </text:p>
      <text:p text:style-name="P2"><text:s text:c="13"/>Calls<text:tab/>304 </text:p>
      <text:p text:style-name="P2"><text:s text:c="13"/>Polymorphism in Python<text:tab/>305 </text:p>
      <text:p text:style-name="P2"><text:s text:c="10"/>A Second Example: Intersecting Sequences<text:tab/>306 </text:p>
      <text:p text:style-name="P2"><text:s text:c="13"/>Definition<text:tab/>306 </text:p>
      <text:p text:style-name="P2"><text:s text:c="13"/>Calls<text:tab/>306 </text:p>
      <text:p text:style-name="P2"><text:s text:c="13"/>Polymorphism Revisited<text:tab/>307 </text:p>
      <text:p text:style-name="P2"><text:s text:c="13"/>Local Variables<text:tab/>308 </text:p>
      <text:p text:style-name="P2"><text:s text:c="10"/>Chapter Summary<text:tab/>308 </text:p>
      <text:p text:style-name="P2"><text:s text:c="10"/>Brain Builder<text:tab/>309 </text:p>
      <text:p text:style-name="P2"><text:s text:c="13"/>Chapter Quiz<text:tab/>309 </text:p>
      <text:p text:style-name="P2"><text:s text:c="13"/>Quiz Answers<text:tab/>309 </text:p>
      <text:p text:style-name="P2"><text:s/>16. Scopes and Arguments<text:tab/>310 </text:p>
      <text:p text:style-name="P2"><text:s text:c="10"/>Scope Rules<text:tab/>310 </text:p>
      <text:p text:style-name="P2"><text:s text:c="13"/>Python Scope Basics<text:tab/>311 </text:p>
      <text:p text:style-name="P2"><text:s text:c="13"/>Name Resolution: The LEGB Rule<text:tab/>312 </text:p>
      <text:p text:style-name="P2"><text:s text:c="13"/>Scope Example<text:tab/>314 </text:p>
      <text:p text:style-name="P2"><text:s text:c="13"/>The Built-in Scope<text:tab/>314 </text:p>
      <text:p text:style-name="P2"><text:s text:c="10"/>The global Statement<text:tab/>316 </text:p>
      <text:p text:style-name="P2"><text:s text:c="13"/>Minimize Global Variables<text:tab/>317 </text:p>
      <text:p text:style-name="P2"><text:s text:c="13"/>Minimize Cross-File Changes<text:tab/>318 </text:p>
      <text:p text:style-name="P2"><text:s text:c="13"/>Other Ways to Access Globals<text:tab/>319 </text:p>
      <text:p text:style-name="P2"><text:s text:c="7"/>Scopes and Nested Functions<text:tab/>320 </text:p>
      <text:p text:style-name="P2"><text:s text:c="10"/>Nested Scope Details<text:tab/>320 </text:p>
      <text:p text:style-name="P2"><text:s text:c="10"/>Nested Scope Examples<text:tab/>321 </text:p>
      <text:p text:style-name="P2"><text:s text:c="13"/>Factory functions<text:tab/>321 </text:p>
      <text:p text:style-name="P2"><text:s text:c="13"/>Retaining enclosing scopes’ state with defaults<text:tab/>323 </text:p>
      <text:p text:style-name="P2"><text:s text:c="13"/>Nested scopes and lambdas<text:tab/>324 </text:p>
      <text:p text:style-name="P2"><text:s text:c="13"/>Scopes versus defaults with loop variables<text:tab/>324 </text:p>
      <text:p text:style-name="P2"><text:s text:c="13"/>Arbitrary scope nesting<text:tab/>326 </text:p>
      <text:p text:style-name="P2"><text:s text:c="7"/>Passing Arguments<text:tab/>326 </text:p>
      <text:p text:style-name="P2"><text:s text:c="10"/>Arguments and Shared References<text:tab/>327 </text:p>
      <text:p text:style-name="P2"><text:s text:c="10"/>Avoiding Mutable Argument Changes<text:tab/>329 </text:p>
      <text:p text:style-name="P2"><text:s text:c="10"/>Simulating Output Parameters<text:tab/>329 </text:p>
      <text:p text:style-name="P2"><text:s text:c="7"/>Special Argument-Matching Modes<text:tab/>330 </text:p>
      <text:p text:style-name="P2"><text:s text:c="10"/>Keyword and Default Examples<text:tab/>332 </text:p>
      <text:p text:style-name="P2"><text:s text:c="13"/>Keywords<text:tab/>332 </text:p>
      <text:p text:style-name="P2"><text:s text:c="13"/>Defaults<text:tab/>333 </text:p>
      <text:p text:style-name="P2"><text:s text:c="10"/>Arbitrary Arguments Examples<text:tab/>333 </text:p>
      <text:p text:style-name="P2"><text:s text:c="13"/>Collecting arguments<text:tab/>334 </text:p>
      <text:p text:style-name="P2"><text:s text:c="13"/>Unpacking arguments<text:tab/>334 </text:p>
      <text:p text:style-name="P2"><text:s text:c="10"/>Combining Keywords and Defaults<text:tab/>335 </text:p>
      <text:p text:style-name="P2"><text:s text:c="10"/>The min Wakeup Call<text:tab/>336 </text:p>
      <text:p text:style-name="P2"><text:s text:c="13"/>Full credit<text:tab/>336 </text:p>
      <text:p text:style-name="P2"><text:s text:c="13"/>Bonus points<text:tab/>337 </text:p>
      <text:p text:style-name="P2"><text:s text:c="13"/>The punch line<text:tab/>338 </text:p>
      <text:p text:style-name="P2"><text:s text:c="10"/>A More Useful Example: General Set Functions<text:tab/>338 </text:p>
      <text:p text:style-name="P2"><text:s text:c="10"/>Argument Matching: The Gritty Details<text:tab/>339 </text:p>
      <text:p text:style-name="P2"><text:s text:c="7"/>Chapter Summary<text:tab/>340 </text:p>
      <text:p text:style-name="P2"><text:s text:c="7"/>Brain Builder<text:tab/>342 </text:p>
      <text:p text:style-name="P2"><text:soft-page-break/><text:s text:c="10"/>Chapter Quiz<text:tab/>342 </text:p>
      <text:p text:style-name="P2"><text:s text:c="10"/>Quiz Answers<text:tab/>343 </text:p>
      <text:p text:style-name="P2">17. Advanced Function Topics<text:tab/>344 </text:p>
      <text:p text:style-name="P2"><text:s text:c="7"/>Anonymous Functions: lambda<text:tab/>344 </text:p>
      <text:p text:style-name="P2"><text:s text:c="9"/>lambda Expressions<text:tab/>344 </text:p>
      <text:p text:style-name="P2"><text:s text:c="9"/>Why Use lambda?<text:tab/>346 </text:p>
      <text:p text:style-name="P2"><text:s text:c="9"/>How (Not) to Obfuscate Your Python Code<text:tab/>347 </text:p>
      <text:p text:style-name="P2"><text:s text:c="9"/>Nested lambdas and Scopes<text:tab/>348 </text:p>
      <text:p text:style-name="P2"><text:s text:c="9"/>Applying Functions to Arguments<text:tab/>350 </text:p>
      <text:p text:style-name="P2"><text:s text:c="12"/>The apply Built-in<text:tab/>350 </text:p>
      <text:p text:style-name="P2"><text:s text:c="15"/>Passing keyword arguments<text:tab/>351 </text:p>
      <text:p text:style-name="P2"><text:s text:c="12"/>apply-Like Call Syntax<text:tab/>351 </text:p>
      <text:p text:style-name="P2"><text:s text:c="9"/>Mapping Functions over Sequences: map<text:tab/>352 </text:p>
      <text:p text:style-name="P2"><text:s text:c="9"/>Functional Programming Tools: filter and reduce<text:tab/>353 </text:p>
      <text:p text:style-name="P2"><text:s text:c="9"/>List Comprehensions Revisited: Mappings<text:tab/>355 </text:p>
      <text:p text:style-name="P2"><text:s text:c="12"/>List Comprehension Basics<text:tab/>355 </text:p>
      <text:p text:style-name="P2"><text:s text:c="12"/>Adding Tests and Nested Loops<text:tab/>356 </text:p>
      <text:p text:style-name="P2"><text:s text:c="12"/>List Comprehensions and Matrixes<text:tab/>358 </text:p>
      <text:p text:style-name="P2"><text:s text:c="12"/>Comprehending List Comprehensions<text:tab/>360 </text:p>
      <text:p text:style-name="P2"><text:s text:c="9"/>Iterators Revisited: Generators<text:tab/>360 </text:p>
      <text:p text:style-name="P2"><text:s text:c="12"/>Generator Function Example<text:tab/>362 </text:p>
      <text:p text:style-name="P2"><text:s text:c="12"/>Extended Generator Function Protocol: send Versus next<text:tab/>364 </text:p>
      <text:p text:style-name="P2"><text:s text:c="12"/>Iterators and Built-in Types<text:tab/>364 </text:p>
      <text:p text:style-name="P2"><text:s text:c="12"/>Generator Expressions: Iterators Meet List Comprehensions<text:tab/>365 </text:p>
      <text:p text:style-name="P2"><text:s text:c="9"/>Timing Iteration Alternatives<text:tab/>366 </text:p>
      <text:p text:style-name="P2"><text:s text:c="9"/>Function Design Concepts<text:tab/>369 </text:p>
      <text:p text:style-name="P2"><text:s text:c="12"/>Functions Are Objects: Indirect Calls<text:tab/>370 </text:p>
      <text:p text:style-name="P2"><text:s text:c="9"/>Function Gotchas<text:tab/>371 </text:p>
      <text:p text:style-name="P2"><text:s text:c="12"/>Local Names Are Detected Statically<text:tab/>372 </text:p>
      <text:p text:style-name="P2"><text:s text:c="12"/>Defaults and Mutable Objects<text:tab/>373 </text:p>
      <text:p text:style-name="P2"><text:s text:c="12"/>Functions Without returns<text:tab/>375 </text:p>
      <text:p text:style-name="P2"><text:s text:c="12"/>Enclosing Scope Loop Variables<text:tab/>375 </text:p>
      <text:p text:style-name="P2"><text:s text:c="9"/>Chapter Summary<text:tab/>375 </text:p>
      <text:p text:style-name="P2"><text:s text:c="9"/>Brain Builder<text:tab/>377 </text:p>
      <text:p text:style-name="P2"><text:s text:c="12"/>Chapter Quiz<text:tab/>377 </text:p>
      <text:p text:style-name="P2"><text:s text:c="12"/>Quiz Answers<text:tab/>377 </text:p>
      <text:p text:style-name="P2"><text:s text:c="9"/>Brain Builder: Part IV Exercises<text:tab/>379 </text:p>
      <text:p text:style-name="P2">Part V Modules </text:p>
      <text:p text:style-name="P2"><text:s/>18. Modules: The Big Picture<text:tab/>385 </text:p>
      <text:p text:style-name="P2"><text:s text:c="9"/>Why Use Modules?<text:tab/>385 </text:p>
      <text:p text:style-name="P2"><text:s text:c="9"/>Python Program Architecture<text:tab/>386 </text:p>
      <text:p text:style-name="P2"><text:s text:c="12"/>How to Structure a Program<text:tab/>387 </text:p>
      <text:p text:style-name="P2"><text:s text:c="12"/>Imports and Attributes<text:tab/>387 </text:p>
      <text:p text:style-name="P2"><text:s text:c="12"/>Standard Library Modules<text:tab/>389 </text:p>
      <text:p text:style-name="P2"><text:s text:c="7"/>How Imports Work<text:tab/>389 </text:p>
      <text:p text:style-name="P2"><text:s text:c="9"/>1. Find It<text:tab/>390 </text:p>
      <text:p text:style-name="P2"><text:s text:c="12"/>The module search path<text:tab/>390 </text:p>
      <text:p text:style-name="P2"><text:s text:c="12"/>The sys.path list<text:tab/>392 </text:p>
      <text:p text:style-name="P2"><text:s text:c="12"/>Module file selection<text:tab/>393 </text:p>
      <text:p text:style-name="P2"><text:s text:c="12"/>Advanced module selection concepts<text:tab/>393 </text:p>
      <text:p text:style-name="P2"><text:s text:c="9"/>2. Compile It (Maybe)<text:tab/>394 </text:p>
      <text:p text:style-name="P2"><text:s text:c="9"/>3. Run It<text:tab/>394 </text:p>
      <text:p text:style-name="P2"><text:soft-page-break/><text:s text:c="7"/>Chapter Summary<text:tab/>395 </text:p>
      <text:p text:style-name="P2"><text:s text:c="7"/>Brain Builder<text:tab/>397 </text:p>
      <text:p text:style-name="P2"><text:s text:c="9"/>Chapter Quiz<text:tab/>397 </text:p>
      <text:p text:style-name="P2"><text:s text:c="9"/>Quiz Answers<text:tab/>397 </text:p>
      <text:p text:style-name="P2">19. Module Coding Basics<text:tab/>398 </text:p>
      <text:p text:style-name="P2"><text:s text:c="7"/>Module Creation<text:tab/>398 </text:p>
      <text:p text:style-name="P2"><text:s text:c="7"/>Module Usage<text:tab/>399 </text:p>
      <text:p text:style-name="P2"><text:s text:c="9"/>The import Statement<text:tab/>399 </text:p>
      <text:p text:style-name="P2"><text:s text:c="9"/>The from statement<text:tab/>400 </text:p>
      <text:p text:style-name="P2"><text:s text:c="9"/>The from * Statement<text:tab/>400 </text:p>
      <text:p text:style-name="P2"><text:s text:c="9"/>Imports Happen Only Once<text:tab/>400 </text:p>
      <text:p text:style-name="P2"><text:s text:c="9"/>import and from Are Assignments<text:tab/>401 </text:p>
      <text:p text:style-name="P2"><text:s text:c="9"/>Cross-File Name Changes<text:tab/>402 </text:p>
      <text:p text:style-name="P2"><text:s text:c="9"/>import and from Equivalence<text:tab/>402 </text:p>
      <text:p text:style-name="P2"><text:s text:c="9"/>Potential Pitfalls of the from Statement<text:tab/>403 </text:p>
      <text:p text:style-name="P2"><text:s text:c="12"/>When import is required<text:tab/>404 </text:p>
      <text:p text:style-name="P2"><text:s text:c="7"/>Module Namespaces<text:tab/>404 </text:p>
      <text:p text:style-name="P2"><text:s text:c="9"/>Files Generate Namespaces<text:tab/>405 </text:p>
      <text:p text:style-name="P2"><text:s text:c="9"/>Attribute Name Qualification<text:tab/>406 </text:p>
      <text:p text:style-name="P2"><text:s text:c="9"/>Imports Versus Scopes<text:tab/>407 </text:p>
      <text:p text:style-name="P2"><text:s text:c="9"/>Namespace Nesting<text:tab/>408 </text:p>
      <text:p text:style-name="P2"><text:s text:c="7"/>Reloading Modules<text:tab/>409 </text:p>
      <text:p text:style-name="P2"><text:s text:c="9"/>reload Basics<text:tab/>410 </text:p>
      <text:p text:style-name="P2"><text:s text:c="9"/>reload Example<text:tab/>411 </text:p>
      <text:p text:style-name="P2"><text:s text:c="7"/>Chapter Summary<text:tab/>412 </text:p>
      <text:p text:style-name="P2"><text:s text:c="7"/>Brain Builder<text:tab/>414 </text:p>
      <text:p text:style-name="P2"><text:s text:c="9"/>Chapter Quiz<text:tab/>414 </text:p>
      <text:p text:style-name="P2"><text:s text:c="9"/>Quiz Answers<text:tab/>414 </text:p>
      <text:p text:style-name="P2"><text:s/>20. Module Packages<text:tab/>415 </text:p>
      <text:p text:style-name="P2"><text:s text:c="11"/>Package Import Basics<text:tab/>415 </text:p>
      <text:p text:style-name="P2"><text:s text:c="13"/>Packages and Search Path Settings<text:tab/>416 </text:p>
      <text:p text:style-name="P2"><text:s text:c="13"/>Package _ _init_ _.py Files<text:tab/>416 </text:p>
      <text:p text:style-name="P2"><text:s text:c="11"/>Package Import Example<text:tab/>418 </text:p>
      <text:p text:style-name="P2"><text:s text:c="13"/>from Versus import with Packages<text:tab/>419 </text:p>
      <text:p text:style-name="P2"><text:s text:c="11"/>Why Use Package Imports?<text:tab/>420 </text:p>
      <text:p text:style-name="P2"><text:s text:c="13"/>A Tale of Three Systems<text:tab/>421 </text:p>
      <text:p text:style-name="P2"><text:s text:c="11"/>Chapter Summary<text:tab/>424 </text:p>
      <text:p text:style-name="P2"><text:s text:c="11"/>Brain Builder<text:tab/>425 </text:p>
      <text:p text:style-name="P2"><text:s text:c="13"/>Chapter Quiz<text:tab/>425 </text:p>
      <text:p text:style-name="P2"><text:s text:c="13"/>Quiz Answers<text:tab/>425 </text:p>
      <text:p text:style-name="P2"><text:s/>21. Advanced Module Topics<text:tab/>426 </text:p>
      <text:p text:style-name="P2"><text:s text:c="11"/>Data Hiding in Modules<text:tab/>426 </text:p>
      <text:p text:style-name="P2"><text:s text:c="13"/>Minimizing from * Damage: _X and _ _all_ _<text:tab/>426 </text:p>
      <text:p text:style-name="P2"><text:s text:c="11"/>Enabling Future Language Features<text:tab/>427 </text:p>
      <text:p text:style-name="P2"><text:s text:c="11"/>Mixed Usage Modes: _ _name_ _ and _ _main_ _<text:tab/>428 </text:p>
      <text:p text:style-name="P2"><text:s text:c="13"/>Unit Tests with _ _name_ _<text:tab/>429 </text:p>
      <text:p text:style-name="P2"><text:s text:c="11"/>Changing the Module Search Path<text:tab/>430 </text:p>
      <text:p text:style-name="P2"><text:s text:c="11"/>The import as Extension<text:tab/>431 </text:p>
      <text:p text:style-name="P2"><text:s text:c="11"/>Relative Import Syntax<text:tab/>431 </text:p>
      <text:p text:style-name="P2"><text:s text:c="13"/>Why Relative Imports?<text:tab/>432 </text:p>
      <text:p text:style-name="P2"><text:s text:c="11"/>Module Design Concepts<text:tab/>434 </text:p>
      <text:p text:style-name="P2"><text:s text:c="13"/>Modules Are Objects: Metaprograms<text:tab/>435 </text:p>
      <text:p text:style-name="P2"><text:soft-page-break/><text:s text:c="11"/>Module Gotchas<text:tab/>437 </text:p>
      <text:p text:style-name="P2"><text:s text:c="13"/>Statement Order Matters in Top-Level Code<text:tab/>437 </text:p>
      <text:p text:style-name="P2"><text:s text:c="13"/>Importing Modules by Name String<text:tab/>438 </text:p>
      <text:p text:style-name="P2"><text:s text:c="13"/>from Copies Names but Doesn’t Link<text:tab/>439 </text:p>
      <text:p text:style-name="P2"><text:s text:c="13"/>from * Can Obscure the Meaning of Variables<text:tab/>440 </text:p>
      <text:p text:style-name="P2"><text:s text:c="13"/>reload May Not Impact from Imports<text:tab/>440 </text:p>
      <text:p text:style-name="P2"><text:s text:c="13"/>reload, from, and Interactive Testing<text:tab/>441 </text:p>
      <text:p text:style-name="P2"><text:s text:c="13"/>reload Isn’t Applied Transitively<text:tab/>442 </text:p>
      <text:p text:style-name="P2"><text:s text:c="13"/>Recursive from Imports May Not Work<text:tab/>443 </text:p>
      <text:p text:style-name="P2"><text:s text:c="11"/>Chapter Summary<text:tab/>444 </text:p>
      <text:p text:style-name="P2"><text:s text:c="7"/>Brain Builder<text:tab/>445 </text:p>
      <text:p text:style-name="P2"><text:s text:c="9"/>Chapter Quiz<text:tab/>445 </text:p>
      <text:p text:style-name="P2"><text:s text:c="9"/>Quiz Answers<text:tab/>445 </text:p>
      <text:p text:style-name="P2"><text:s text:c="7"/>Brain Builder: Part V Exercises<text:tab/>446 </text:p>
      <text:p text:style-name="P2">Part VI. Classes and OOP </text:p>
      <text:p text:style-name="P2">22. OOP: The Big Picture<text:tab/>451 </text:p>
      <text:p text:style-name="P2"><text:s text:c="7"/>Why Use Classes?<text:tab/>452 </text:p>
      <text:p text:style-name="P2"><text:s text:c="7"/>OOP from 30,000 Feet<text:tab/>453 </text:p>
      <text:p text:style-name="P2"><text:s text:c="9"/>Attribute Inheritance Search<text:tab/>453 </text:p>
      <text:p text:style-name="P2"><text:s text:c="9"/>Classes and Instances<text:tab/>455 </text:p>
      <text:p text:style-name="P2"><text:s text:c="9"/>Class Method Calls<text:tab/>456 </text:p>
      <text:p text:style-name="P2"><text:s text:c="9"/>Coding Class Trees<text:tab/>456 </text:p>
      <text:p text:style-name="P2"><text:s text:c="9"/>OOP Is About Code Reuse<text:tab/>459 </text:p>
      <text:p text:style-name="P2"><text:s text:c="7"/>Chapter Summary<text:tab/>462 </text:p>
      <text:p text:style-name="P2"><text:s text:c="7"/>Brain Builder<text:tab/>463 </text:p>
      <text:p text:style-name="P2"><text:s text:c="9"/>Chapter Quiz<text:tab/>463 </text:p>
      <text:p text:style-name="P2"><text:s text:c="9"/>Quiz Answers<text:tab/>463 </text:p>
      <text:p text:style-name="P2">23. Class Coding Basics<text:tab/>465 </text:p>
      <text:p text:style-name="P2"><text:s text:c="7"/>Classes Generate Multiple Instance Objects<text:tab/>465 </text:p>
      <text:p text:style-name="P2"><text:s text:c="10"/>Class Objects Provide Default Behavior<text:tab/>466 </text:p>
      <text:p text:style-name="P2"><text:s text:c="10"/>Instance Objects Are Concrete Items<text:tab/>466 </text:p>
      <text:p text:style-name="P2"><text:s text:c="10"/>A First Example<text:tab/>467 </text:p>
      <text:p text:style-name="P2"><text:s text:c="7"/>Classes Are Customized by Inheritance<text:tab/>469 </text:p>
      <text:p text:style-name="P2"><text:s text:c="10"/>A Second Example<text:tab/>470 </text:p>
      <text:p text:style-name="P2"><text:s text:c="10"/>Classes Are Attributes in Modules<text:tab/>471 </text:p>
      <text:p text:style-name="P2"><text:s text:c="7"/>Classes Can Intercept Python Operators<text:tab/>472 </text:p>
      <text:p text:style-name="P2"><text:s text:c="10"/>A Third Example<text:tab/>474 </text:p>
      <text:p text:style-name="P2"><text:s text:c="10"/>Why Use Operator Overloading?<text:tab/>475 </text:p>
      <text:p text:style-name="P2"><text:s text:c="7"/>The World’s Simplest Python Class<text:tab/>476 </text:p>
      <text:p text:style-name="P2"><text:s text:c="7"/>Chapter Summary<text:tab/>478 </text:p>
      <text:p text:style-name="P2"><text:s text:c="7"/>Brain Builder<text:tab/>479 </text:p>
      <text:p text:style-name="P2"><text:s text:c="10"/>Chapter Quiz<text:tab/>479 </text:p>
      <text:p text:style-name="P2"><text:s text:c="10"/>Quiz Answers<text:tab/>479 </text:p>
      <text:p text:style-name="P2"><text:s/>24. Class Coding Details<text:tab/>481 </text:p>
      <text:p text:style-name="P2"><text:s text:c="9"/>The class Statement<text:tab/>481 </text:p>
      <text:p text:style-name="P2"><text:s text:c="12"/>General Form<text:tab/>481 </text:p>
      <text:p text:style-name="P2"><text:s text:c="12"/>Example<text:tab/>482 </text:p>
      <text:p text:style-name="P2"><text:s text:c="9"/>Methods<text:tab/>484 </text:p>
      <text:p text:style-name="P2"><text:s text:c="12"/>Example<text:tab/>485 </text:p>
      <text:p text:style-name="P2"><text:s text:c="12"/>Calling Superclass Constructors<text:tab/>486 </text:p>
      <text:p text:style-name="P2"><text:s text:c="12"/>Other Method Call Possibilities<text:tab/>486 </text:p>
      <text:p text:style-name="P2"><text:s text:c="9"/>Inheritance<text:tab/>486 </text:p>
      <text:p text:style-name="P2"><text:soft-page-break/><text:s text:c="12"/>Attribute Tree Construction<text:tab/>487 </text:p>
      <text:p text:style-name="P2"><text:s text:c="12"/>Specializing Inherited Methods<text:tab/>488 </text:p>
      <text:p text:style-name="P2"><text:s text:c="12"/>Class Interface Techniques<text:tab/>489 </text:p>
      <text:p text:style-name="P2"><text:s text:c="12"/>Abstract Superclasses<text:tab/>490 </text:p>
      <text:p text:style-name="P2"><text:s text:c="9"/>Operator Overloading<text:tab/>491 </text:p>
      <text:p text:style-name="P2"><text:s text:c="12"/>Common Operator Overloading Methods<text:tab/>492 </text:p>
      <text:p text:style-name="P2"><text:s text:c="12"/>_ _getitem_ _ Intercepts Index References<text:tab/>493 </text:p>
      <text:p text:style-name="P2"><text:s text:c="12"/>_ _getitem_ _ and _ _iter_ _ Implement Iteration<text:tab/>493 </text:p>
      <text:p text:style-name="P2"><text:s text:c="12"/>User-Defined Iterators<text:tab/>494 </text:p>
      <text:p text:style-name="P2"><text:s text:c="15"/>Multiple iterators on one object<text:tab/>496 </text:p>
      <text:p text:style-name="P2"><text:s text:c="12"/>_ _getattr_ _ and _ _setattr_ _ Catch Attribute References<text:tab/>498 </text:p>
      <text:p text:style-name="P2"><text:s text:c="12"/>Emulating Privacy for Instance Attributes<text:tab/>499 </text:p>
      <text:p text:style-name="P2"><text:s text:c="12"/>_ _repr_ _ and _ _str_ _ Return String Representations<text:tab/>500 </text:p>
      <text:p text:style-name="P2"><text:s text:c="12"/>_ _radd_ _ Handles Right-Side Addition<text:tab/>502 </text:p>
      <text:p text:style-name="P2"><text:s text:c="12"/>_ _call_ _ Intercepts Calls<text:tab/>502 </text:p>
      <text:p text:style-name="P2"><text:s text:c="12"/>Function Interfaces and Callback-Based Code<text:tab/>503 </text:p>
      <text:p text:style-name="P2"><text:s text:c="12"/>_ _del_ _ Is a Destructor<text:tab/>505 </text:p>
      <text:p text:style-name="P2"><text:s text:c="9"/>Namespaces: The Whole Story<text:tab/>506 </text:p>
      <text:p text:style-name="P2"><text:s text:c="12"/>Simple Names: Global Unless Assigned<text:tab/>506 </text:p>
      <text:p text:style-name="P2"><text:s text:c="12"/>Attribute Names: Object Namespaces<text:tab/>506 </text:p>
      <text:p text:style-name="P2"><text:s text:c="12"/>The “Zen” of Python Namespaces: Assignments Classify Names<text:tab/>506 </text:p>
      <text:p text:style-name="P2"><text:s text:c="12"/>Namespace Dictionaries<text:tab/>508 </text:p>
      <text:p text:style-name="P2"><text:s text:c="12"/>Namespace Links<text:tab/>511 </text:p>
      <text:p text:style-name="P2"><text:s text:c="9"/>A More Realistic Example<text:tab/>512 </text:p>
      <text:p text:style-name="P2"><text:s text:c="9"/>Chapter Summary<text:tab/>515 </text:p>
      <text:p text:style-name="P2"><text:s text:c="9"/>Brain Builder<text:tab/>516 </text:p>
      <text:p text:style-name="P2"><text:s text:c="12"/>Chapter Quiz<text:tab/>516 </text:p>
      <text:p text:style-name="P2"><text:s text:c="12"/>Quiz Answers<text:tab/>516 </text:p>
      <text:p text:style-name="P2">25. Designing with Classes<text:tab/>518 </text:p>
      <text:p text:style-name="P2"><text:s text:c="7"/>Python and OOP<text:tab/>518 </text:p>
      <text:p text:style-name="P2"><text:s text:c="10"/>Overloading by Call Signatures (or Not)<text:tab/>519 </text:p>
      <text:p text:style-name="P2"><text:s text:c="7"/>Classes As Records<text:tab/>519 </text:p>
      <text:p text:style-name="P2"><text:s text:c="7"/>OOP and Inheritance: “Is-a” Relationships<text:tab/>521 </text:p>
      <text:p text:style-name="P2"><text:s text:c="7"/>OOP and Composition: “Has-a” Relationships<text:tab/>523 </text:p>
      <text:p text:style-name="P2"><text:s text:c="10"/>Stream Processors Revisited<text:tab/>524 </text:p>
      <text:p text:style-name="P2"><text:s text:c="7"/>OOP and Delegation<text:tab/>527 </text:p>
      <text:p text:style-name="P2"><text:s text:c="7"/>Multiple Inheritance<text:tab/>529 </text:p>
      <text:p text:style-name="P2"><text:s text:c="7"/>Classes Are Objects: Generic Object Factories<text:tab/>532 </text:p>
      <text:p text:style-name="P2"><text:s text:c="10"/>Why Factories?<text:tab/>533 </text:p>
      <text:p text:style-name="P2"><text:s text:c="7"/>Methods Are Objects: Bound or Unbound<text:tab/>534 </text:p>
      <text:p text:style-name="P2"><text:s text:c="7"/>Documentation Strings Revisited<text:tab/>535 </text:p>
      <text:p text:style-name="P2"><text:s text:c="7"/>Classes Versus Modules<text:tab/>537 </text:p>
      <text:p text:style-name="P2"><text:s text:c="7"/>Chapter Summary<text:tab/>537 </text:p>
      <text:p text:style-name="P2"><text:s text:c="7"/>Brain Builder<text:tab/>538 </text:p>
      <text:p text:style-name="P2"><text:s text:c="10"/>Chapter Quiz<text:tab/>538 </text:p>
      <text:p text:style-name="P2"><text:s text:c="10"/>Quiz Answers<text:tab/>538 </text:p>
      <text:p text:style-name="P2">26. Advanced Class Topics<text:tab/>539 </text:p>
      <text:p text:style-name="P2"><text:s text:c="7"/>Extending Built-in Types<text:tab/>539 </text:p>
      <text:p text:style-name="P2"><text:s text:c="10"/>Extending Types by Embedding<text:tab/>540 </text:p>
      <text:p text:style-name="P2"><text:s text:c="10"/>Extending Types by Subclassing<text:tab/>540 </text:p>
      <text:p text:style-name="P2"><text:s text:c="7"/>Pseudoprivate Class Attributes<text:tab/>543 </text:p>
      <text:p text:style-name="P2"><text:s text:c="10"/>Name Mangling Overview<text:tab/>543 </text:p>
      <text:p text:style-name="P2"><text:soft-page-break/><text:s text:c="10"/>Why Use Pseudoprivate Attributes?<text:tab/>544 </text:p>
      <text:p text:style-name="P2"><text:s text:c="7"/>New-Style Classes<text:tab/>545 </text:p>
      <text:p text:style-name="P2"><text:s text:c="10"/>Diamond Inheritance Change<text:tab/>546 </text:p>
      <text:p text:style-name="P2"><text:s text:c="13"/>Diamond inheritance example<text:tab/>547 </text:p>
      <text:p text:style-name="P2"><text:s text:c="13"/>Explicit conflict resolution<text:tab/>547 </text:p>
      <text:p text:style-name="P2"><text:s text:c="10"/>Other New-Style Class Extensions<text:tab/>549 </text:p>
      <text:p text:style-name="P2"><text:s text:c="13"/>Static and class methods<text:tab/>549 </text:p>
      <text:p text:style-name="P2"><text:s text:c="13"/>Instance slots<text:tab/>549 </text:p>
      <text:p text:style-name="P2"><text:s text:c="13"/>Class properties<text:tab/>550 </text:p>
      <text:p text:style-name="P2"><text:s text:c="13"/>New _ _getattribute_ _ overloading method<text:tab/>552 </text:p>
      <text:p text:style-name="P2"><text:s text:c="7"/>Static and Class Methods<text:tab/>552 </text:p>
      <text:p text:style-name="P2"><text:s text:c="10"/>Using Static and Class Methods<text:tab/>554 </text:p>
      <text:p text:style-name="P2"><text:s text:c="9"/>Function Decorators<text:tab/>556 </text:p>
      <text:p text:style-name="P2"><text:s text:c="12"/>Decorator Example<text:tab/>558 </text:p>
      <text:p text:style-name="P2"><text:s text:c="9"/>Class Gotchas<text:tab/>559 </text:p>
      <text:p text:style-name="P2"><text:s text:c="12"/>Changing Class Attributes Can Have Side Effects<text:tab/>559 </text:p>
      <text:p text:style-name="P2"><text:s text:c="12"/>Multiple Inheritance: Order Matters<text:tab/>560 </text:p>
      <text:p text:style-name="P2"><text:s text:c="12"/>Methods, Classes, and Nested Scopes<text:tab/>561 </text:p>
      <text:p text:style-name="P2"><text:s text:c="12"/>“Overwrapping-itis”<text:tab/>563 </text:p>
      <text:p text:style-name="P2"><text:s text:c="9"/>Chapter Summary<text:tab/>564 </text:p>
      <text:p text:style-name="P2"><text:s text:c="9"/>Brain Builder<text:tab/>565 </text:p>
      <text:p text:style-name="P2"><text:s text:c="12"/>Chapter Quiz<text:tab/>565 </text:p>
      <text:p text:style-name="P2"><text:s text:c="12"/>Quiz Answers<text:tab/>565 </text:p>
      <text:p text:style-name="P2"><text:s text:c="9"/>Brain Builder: Part VI Exercises<text:tab/>566 </text:p>
      <text:p text:style-name="P2">Part VII. Exceptions and Tools </text:p>
      <text:p text:style-name="P2"><text:s/>27. Exception Basics<text:tab/>575 </text:p>
      <text:p text:style-name="P2"><text:s text:c="9"/>Why Use Exceptions?<text:tab/>576 </text:p>
      <text:p text:style-name="P2"><text:s text:c="11"/>Exception Roles<text:tab/>576 </text:p>
      <text:p text:style-name="P2"><text:s text:c="9"/>Exception Handling: The Short Story<text:tab/>577 </text:p>
      <text:p text:style-name="P2"><text:s text:c="9"/>The try/except/else Statement<text:tab/>581 </text:p>
      <text:p text:style-name="P2"><text:s text:c="11"/>try Statement Clauses<text:tab/>582 </text:p>
      <text:p text:style-name="P2"><text:s text:c="11"/>The try/else Clause<text:tab/>585 </text:p>
      <text:p text:style-name="P2"><text:s text:c="11"/>Example: Default Behavior<text:tab/>585 </text:p>
      <text:p text:style-name="P2"><text:s text:c="11"/>Example: Catching Built-in Exceptions<text:tab/>586 </text:p>
      <text:p text:style-name="P2"><text:s text:c="9"/>The try/finally Statement<text:tab/>587 </text:p>
      <text:p text:style-name="P2"><text:s text:c="11"/>Example: Coding Termination Actions with try/finally<text:tab/>588 </text:p>
      <text:p text:style-name="P2"><text:s text:c="9"/>Unified try/except/finally<text:tab/>589 </text:p>
      <text:p text:style-name="P2"><text:s text:c="11"/>Combining finally and except by Nesting<text:tab/>590 </text:p>
      <text:p text:style-name="P2"><text:s text:c="11"/>Unified try Example<text:tab/>591 </text:p>
      <text:p text:style-name="P2"><text:s text:c="9"/>The raise Statement<text:tab/>592 </text:p>
      <text:p text:style-name="P2"><text:s text:c="11"/>Example: Raising and Catching User-Defined Exceptions<text:tab/>593 </text:p>
      <text:p text:style-name="P2"><text:s text:c="11"/>Example: Passing Extra Data with raise<text:tab/>593 </text:p>
      <text:p text:style-name="P2"><text:s text:c="11"/>Example: Propagating Exceptions with raise<text:tab/>594 </text:p>
      <text:p text:style-name="P2"><text:s text:c="9"/>The assert Statement<text:tab/>595 </text:p>
      <text:p text:style-name="P2"><text:s text:c="11"/>Example: Trapping Constraints (but Not Errors)<text:tab/>595 </text:p>
      <text:p text:style-name="P2"><text:s text:c="7"/>with/as Context Managers<text:tab/>596 </text:p>
      <text:p text:style-name="P2"><text:s text:c="10"/>Basic Usage<text:tab/>596 </text:p>
      <text:p text:style-name="P2"><text:s text:c="10"/>The Context Management Protocol<text:tab/>598 </text:p>
      <text:p text:style-name="P2"><text:s text:c="7"/>Chapter Summary<text:tab/>600 </text:p>
      <text:p text:style-name="P2"><text:s text:c="7"/>Brain Builder<text:tab/>601 </text:p>
      <text:p text:style-name="P2"><text:s text:c="10"/>Chapter Quiz<text:tab/>601 </text:p>
      <text:p text:style-name="P2"><text:s text:c="10"/>Quiz Answers<text:tab/>601 </text:p>
      <text:p text:style-name="P2"><text:soft-page-break/>28. Exception Objects<text:tab/>602 </text:p>
      <text:p text:style-name="P2"><text:s text:c="7"/>String-Based Exceptions<text:tab/>603 </text:p>
      <text:p text:style-name="P2"><text:s text:c="10"/>String Exceptions Are Right Out!<text:tab/>603 </text:p>
      <text:p text:style-name="P2"><text:s text:c="7"/>Class-Based Exceptions<text:tab/>604 </text:p>
      <text:p text:style-name="P2"><text:s text:c="10"/>Class Exception Example<text:tab/>604 </text:p>
      <text:p text:style-name="P2"><text:s text:c="10"/>Why Class Exceptions?<text:tab/>606 </text:p>
      <text:p text:style-name="P2"><text:s text:c="10"/>Built-in Exception Classes<text:tab/>609 </text:p>
      <text:p text:style-name="P2"><text:s text:c="10"/>Specifying Exception Text<text:tab/>610 </text:p>
      <text:p text:style-name="P2"><text:s text:c="10"/>Sending Extra Data and Behavior in Instances<text:tab/>611 </text:p>
      <text:p text:style-name="P2"><text:s text:c="13"/>Example: Extra data with classes and strings<text:tab/>611 </text:p>
      <text:p text:style-name="P2"><text:s text:c="7"/>General raise Statement Forms<text:tab/>613 </text:p>
      <text:p text:style-name="P2"><text:s text:c="7"/>Chapter Summary<text:tab/>615 </text:p>
      <text:p text:style-name="P2"><text:s text:c="7"/>Brain Builder<text:tab/>616 </text:p>
      <text:p text:style-name="P2"><text:s text:c="10"/>Chapter Quiz<text:tab/>616 </text:p>
      <text:p text:style-name="P2"><text:s text:c="10"/>Quiz Answers<text:tab/>616 </text:p>
      <text:p text:style-name="P2">29. Designing with Exceptions<text:tab/>617 </text:p>
      <text:p text:style-name="P2"><text:s text:c="7"/>Nesting Exception Handlers<text:tab/>617 </text:p>
      <text:p text:style-name="P2"><text:s text:c="9"/>Example: Control-Flow Nesting<text:tab/>619 </text:p>
      <text:p text:style-name="P2"><text:s text:c="9"/>Example: Syntactic Nesting<text:tab/>619 </text:p>
      <text:p text:style-name="P2"><text:s text:c="7"/>Exception Idioms<text:tab/>621 </text:p>
      <text:p text:style-name="P2"><text:s text:c="9"/>Exceptions Aren’t Always Errors<text:tab/>621 </text:p>
      <text:p text:style-name="P2"><text:s text:c="9"/>Functions Signal Conditions with raise<text:tab/>622 </text:p>
      <text:p text:style-name="P2"><text:s text:c="9"/>Debugging with Outer try Statements<text:tab/>622 </text:p>
      <text:p text:style-name="P2"><text:s text:c="9"/>Running In-Process Tests<text:tab/>623 </text:p>
      <text:p text:style-name="P2"><text:s text:c="9"/>More on sys.exc_info<text:tab/>624 </text:p>
      <text:p text:style-name="P2"><text:s text:c="7"/>Exception Design Tips<text:tab/>624 </text:p>
      <text:p text:style-name="P2"><text:s text:c="9"/>What Should Be Wrapped<text:tab/>624 </text:p>
      <text:p text:style-name="P2"><text:s text:c="9"/>Catching Too Much: Avoid Empty excepts<text:tab/>625 </text:p>
      <text:p text:style-name="P2"><text:s text:c="9"/>Catching Too Little: Use Class-Based Categories<text:tab/>627 </text:p>
      <text:p text:style-name="P2"><text:s text:c="11"/>Exception Gotchas<text:tab/>627 </text:p>
      <text:p text:style-name="P2"><text:s text:c="13"/>String Exceptions Match by Identity, Not by Value<text:tab/>628 </text:p>
      <text:p text:style-name="P2"><text:s text:c="13"/>Catching the Wrong Thing<text:tab/>629 </text:p>
      <text:p text:style-name="P2"><text:s text:c="11"/>Core Language Summary<text:tab/>629 </text:p>
      <text:p text:style-name="P2"><text:s text:c="13"/>The Python Toolset<text:tab/>630 </text:p>
      <text:p text:style-name="P2"><text:s text:c="13"/>Development Tools for Larger Projects<text:tab/>631 </text:p>
      <text:p text:style-name="P2"><text:s text:c="11"/>Chapter Summary<text:tab/>634 </text:p>
      <text:p text:style-name="P2"><text:s text:c="11"/>Brain Builder<text:tab/>635 </text:p>
      <text:p text:style-name="P2"><text:s text:c="13"/>Chapter Quiz<text:tab/>635 </text:p>
      <text:p text:style-name="P2"><text:s text:c="13"/>Quiz Answers<text:tab/>635 </text:p>
      <text:p text:style-name="P2"><text:s text:c="11"/>Brain Builder: Part VII Exercises<text:tab/>636 </text:p>
      <text:p text:style-name="P2">Part VIII Appendixes </text:p>
      <text:p text:style-name="P2"><text:s text:c="3"/>A. Installation and Configuration<text:tab/>639 </text:p>
      <text:p text:style-name="P2"><text:s text:c="3"/>B. Solutions to End-of-Part Exercises<text:tab/>646 </text:p>
      <text:p text:style-name="P2">Index<text:tab/>681 </text:p>
      <text:p text:style-name="P2"/>
      <text:h text:style-name="Heading_20_1" text:outline-level="1"><text:bookmark-start text:name="__RefHeading__261_937782157"/>***learning_python_fourth_edition_2009_1213p <text:bookmark-end text:name="__RefHeading__261_937782157"/></text:h>
      <text:p text:style-name="P2">Part I. Getting Started </text:p>
      <text:p text:style-name="P2"><text:s text:c="4"/>1. A Python Q&amp;A Session<text:tab/>3 </text:p>
      <text:p text:style-name="P2"><text:s text:c="10"/>Why Do People Use Python?<text:tab/>3 </text:p>
      <text:p text:style-name="P2"><text:s text:c="13"/>Software Quality<text:tab/>4 </text:p>
      <text:p text:style-name="P2"><text:s text:c="13"/>Developer Productivity<text:tab/>5 </text:p>
      <text:p text:style-name="P2"><text:soft-page-break/><text:s text:c="10"/>Is Python a “Scripting Language”?<text:tab/>5 </text:p>
      <text:p text:style-name="P2"><text:s text:c="10"/>OK, but What’s the Downside?<text:tab/>7 </text:p>
      <text:p text:style-name="P2"><text:s text:c="10"/>Who Uses Python Today?<text:tab/>7 </text:p>
      <text:p text:style-name="P2"><text:s text:c="10"/>What Can I Do with Python?<text:tab/>9 </text:p>
      <text:p text:style-name="P2"><text:s text:c="13"/>Systems Programming<text:tab/>9 </text:p>
      <text:p text:style-name="P2"><text:s text:c="13"/>GUIs<text:tab/>9 </text:p>
      <text:p text:style-name="P2"><text:s text:c="13"/>Internet Scripting<text:tab/>10 </text:p>
      <text:p text:style-name="P2"><text:s text:c="13"/>Component Integration<text:tab/>10 </text:p>
      <text:p text:style-name="P2"><text:s text:c="13"/>Database Programming<text:tab/>11 </text:p>
      <text:p text:style-name="P2"><text:s text:c="13"/>Rapid Prototyping<text:tab/>11 </text:p>
      <text:p text:style-name="P2"><text:s text:c="13"/>Numeric and Scientific Programming<text:tab/>11 </text:p>
      <text:p text:style-name="P2"><text:s text:c="13"/>Gaming, Images, Serial Ports, XML, Robots, and More<text:tab/>12 </text:p>
      <text:p text:style-name="P2"><text:s text:c="10"/>How Is Python Supported?<text:tab/>12 </text:p>
      <text:p text:style-name="P2"><text:s text:c="10"/>What Are Python’s Technical Strengths?<text:tab/>13 </text:p>
      <text:p text:style-name="P2"><text:s text:c="13"/>It’s Object-Oriented<text:tab/>13 </text:p>
      <text:p text:style-name="P2"><text:s text:c="13"/>It’s Free<text:tab/>13 </text:p>
      <text:p text:style-name="P2"><text:s text:c="13"/>It’s Portable<text:tab/>14 </text:p>
      <text:p text:style-name="P2"><text:s text:c="13"/>It’s Powerful<text:tab/>15 </text:p>
      <text:p text:style-name="P2"><text:s text:c="13"/>It’s Mixable<text:tab/>16 </text:p>
      <text:p text:style-name="P2"><text:s text:c="13"/>It’s Easy to Use<text:tab/>16 </text:p>
      <text:p text:style-name="P2"><text:s text:c="13"/>It’s Easy to Learn<text:tab/>17 </text:p>
      <text:p text:style-name="P2"><text:s text:c="13"/>It’s Named After Monty Python<text:tab/>17 </text:p>
      <text:p text:style-name="P2"><text:s text:c="10"/>How Does Python Stack Up to Language X?<text:tab/>17 </text:p>
      <text:p text:style-name="P2"><text:s text:c="8"/>Chapter Summary<text:tab/>18 </text:p>
      <text:p text:style-name="P2"><text:s text:c="8"/>Test Your Knowledge: Quiz<text:tab/>19 </text:p>
      <text:p text:style-name="P2"><text:s text:c="8"/>Test Your Knowledge: Answers<text:tab/>19 </text:p>
      <text:p text:style-name="P2"/>
      <text:p text:style-name="P2"><text:s text:c="3"/>2. How Python Runs Programs<text:tab/>23 </text:p>
      <text:p text:style-name="P2"><text:s text:c="8"/>Introducing the Python Interpreter<text:tab/>23 </text:p>
      <text:p text:style-name="P2"><text:s text:c="8"/>Program Execution<text:tab/>24 </text:p>
      <text:p text:style-name="P2"><text:s text:c="11"/>The Programmer’s View<text:tab/>24 </text:p>
      <text:p text:style-name="P2"><text:s text:c="11"/>Python’s View<text:tab/>26 </text:p>
      <text:p text:style-name="P2"><text:s text:c="8"/>Execution Model Variations<text:tab/>29 </text:p>
      <text:p text:style-name="P2"><text:s text:c="11"/>Python Implementation Alternatives<text:tab/>29 </text:p>
      <text:p text:style-name="P2"><text:s text:c="11"/>Execution Optimization Tools<text:tab/>30 </text:p>
      <text:p text:style-name="P2"><text:s text:c="11"/>Frozen Binaries<text:tab/>32 </text:p>
      <text:p text:style-name="P2"><text:s text:c="11"/>Other Execution Options<text:tab/>33 </text:p>
      <text:p text:style-name="P2"><text:s text:c="11"/>Future Possibilities?<text:tab/>33 </text:p>
      <text:p text:style-name="P2"><text:s text:c="8"/>Chapter Summary<text:tab/>34 </text:p>
      <text:p text:style-name="P2"><text:s text:c="8"/>Test Your Knowledge: Quiz<text:tab/>34 </text:p>
      <text:p text:style-name="P2"><text:s text:c="8"/>Test Your Knowledge: Answers<text:tab/>34 </text:p>
      <text:p text:style-name="P2"/>
      <text:p text:style-name="P2"><text:s text:c="3"/>3. How You Run Programs<text:tab/>35 </text:p>
      <text:p text:style-name="P2"><text:s text:c="8"/>The Interactive Prompt<text:tab/>35 </text:p>
      <text:p text:style-name="P2"><text:s text:c="11"/>Running Code Interactively<text:tab/>37 </text:p>
      <text:p text:style-name="P2"><text:s text:c="11"/>Why the Interactive Prompt?<text:tab/>38 </text:p>
      <text:p text:style-name="P2"><text:s text:c="11"/>Using the Interactive Prompt<text:tab/>39 </text:p>
      <text:p text:style-name="P2"><text:s text:c="8"/>System Command Lines and Files<text:tab/>41 </text:p>
      <text:p text:style-name="P2"><text:s text:c="11"/>A First Script<text:tab/>42 </text:p>
      <text:p text:style-name="P2"><text:s text:c="11"/>Running Files with Command Lines<text:tab/>43 </text:p>
      <text:p text:style-name="P2"><text:s text:c="11"/>Using Command Lines and Files<text:tab/>44 </text:p>
      <text:p text:style-name="P2"><text:s text:c="11"/>Unix Executable Scripts (#!)<text:tab/>46 </text:p>
      <text:p text:style-name="P2"><text:soft-page-break/><text:s text:c="8"/>Clicking File Icons<text:tab/>47 </text:p>
      <text:p text:style-name="P2"><text:s text:c="11"/>Clicking Icons on Windows<text:tab/>47 </text:p>
      <text:p text:style-name="P2"><text:s text:c="11"/>The input Trick<text:tab/>49 </text:p>
      <text:p text:style-name="P2"><text:s text:c="11"/>Other Icon-Click Limitations<text:tab/>50 </text:p>
      <text:p text:style-name="P2"><text:s text:c="8"/>Module Imports and Reloads<text:tab/>51 </text:p>
      <text:p text:style-name="P2"><text:s text:c="11"/>The Grander Module Story: Attributes<text:tab/>53 </text:p>
      <text:p text:style-name="P2"><text:s text:c="11"/>import and reload Usage Notes<text:tab/>56 </text:p>
      <text:p text:style-name="P2"><text:s text:c="8"/>Using exec to Run Module Files<text:tab/>57 </text:p>
      <text:p text:style-name="P2"><text:s text:c="8"/>The IDLE User Interface<text:tab/>58 </text:p>
      <text:p text:style-name="P2"><text:s text:c="11"/>IDLE Basics<text:tab/>58 </text:p>
      <text:p text:style-name="P2"><text:s text:c="11"/>Using IDLE<text:tab/>60 </text:p>
      <text:p text:style-name="P2"><text:s text:c="11"/>Advanced IDLE Tools<text:tab/>62 </text:p>
      <text:p text:style-name="P2"><text:s text:c="8"/>Other IDEs<text:tab/>63 </text:p>
      <text:p text:style-name="P2"><text:s text:c="8"/>Other Launch Options<text:tab/>64 </text:p>
      <text:p text:style-name="P2"><text:s text:c="9"/>Embedding Calls<text:tab/>64 </text:p>
      <text:p text:style-name="P2"><text:s text:c="9"/>Frozen Binary Executables<text:tab/>65 </text:p>
      <text:p text:style-name="P2"><text:s text:c="9"/>Text Editor Launch Options<text:tab/>65 </text:p>
      <text:p text:style-name="P2"><text:s text:c="9"/>Still Other Launch Options<text:tab/>66 </text:p>
      <text:p text:style-name="P2"><text:s text:c="9"/>Future Possibilities?<text:tab/>66 </text:p>
      <text:p text:style-name="P2"><text:s text:c="7"/>Which Option Should I Use?<text:tab/>66 </text:p>
      <text:p text:style-name="P2"><text:s text:c="7"/>Chapter Summary<text:tab/>68 </text:p>
      <text:p text:style-name="P2"><text:s text:c="7"/>Test Your Knowledge: Quiz<text:tab/>68 </text:p>
      <text:p text:style-name="P2"><text:s text:c="7"/>Test Your Knowledge: Answers<text:tab/>69 </text:p>
      <text:p text:style-name="P2"><text:s text:c="7"/>Test Your Knowledge: Part I Exercises<text:tab/>70 </text:p>
      <text:p text:style-name="P2"/>
      <text:p text:style-name="P2">Part II. Types and Operations </text:p>
      <text:p text:style-name="P2"/>
      <text:p text:style-name="P2"><text:s text:c="2"/>4. Introducing Python Object Types<text:tab/>75 </text:p>
      <text:p text:style-name="P2"><text:s text:c="7"/>Why Use Built-in Types?<text:tab/>76 </text:p>
      <text:p text:style-name="P2"><text:s text:c="10"/>Python’s Core Data Types<text:tab/>77 </text:p>
      <text:p text:style-name="P2"><text:s text:c="7"/>Numbers<text:tab/>78 </text:p>
      <text:p text:style-name="P2"><text:s text:c="7"/>Strings<text:tab/>80 </text:p>
      <text:p text:style-name="P2"><text:s text:c="10"/>Sequence Operations<text:tab/>80 </text:p>
      <text:p text:style-name="P2"><text:s text:c="10"/>Immutability<text:tab/>82 </text:p>
      <text:p text:style-name="P2"><text:s text:c="10"/>Type-Specific Methods<text:tab/>82 </text:p>
      <text:p text:style-name="P2"><text:s text:c="10"/>Getting Help<text:tab/>84 </text:p>
      <text:p text:style-name="P2"><text:s text:c="10"/>Other Ways to Code Strings<text:tab/>85 </text:p>
      <text:p text:style-name="P2"><text:s text:c="10"/>Pattern Matching<text:tab/>85 </text:p>
      <text:p text:style-name="P2"><text:s text:c="7"/>Lists<text:tab/>86 </text:p>
      <text:p text:style-name="P2"><text:s text:c="10"/>Sequence Operations<text:tab/>86 </text:p>
      <text:p text:style-name="P2"><text:s text:c="10"/>Type-Specific Operations<text:tab/>87 </text:p>
      <text:p text:style-name="P2"><text:s text:c="10"/>Bounds Checking<text:tab/>87 </text:p>
      <text:p text:style-name="P2"><text:s text:c="10"/>Nesting<text:tab/>88 </text:p>
      <text:p text:style-name="P2"><text:s text:c="10"/>Comprehensions<text:tab/>88 </text:p>
      <text:p text:style-name="P2"><text:s text:c="7"/>Dictionaries<text:tab/>90 </text:p>
      <text:p text:style-name="P2"><text:s text:c="10"/>Mapping Operations<text:tab/>90 </text:p>
      <text:p text:style-name="P2"><text:s text:c="10"/>Nesting Revisited<text:tab/>91 </text:p>
      <text:p text:style-name="P2"><text:s text:c="10"/>Sorting Keys: for Loops<text:tab/>93 </text:p>
      <text:p text:style-name="P2"><text:s text:c="10"/>Iteration and Optimization<text:tab/>94 </text:p>
      <text:p text:style-name="P2"><text:s text:c="10"/>Missing Keys: if Tests<text:tab/>95 </text:p>
      <text:p text:style-name="P2"><text:s text:c="7"/>Tuples<text:tab/>96 </text:p>
      <text:p text:style-name="P2"><text:s text:c="10"/>Why Tuples?<text:tab/>97 </text:p>
      <text:p text:style-name="P2"><text:soft-page-break/><text:s text:c="7"/>Files<text:tab/>97 </text:p>
      <text:p text:style-name="P2"><text:s text:c="10"/>Other File-Like Tools<text:tab/>99 </text:p>
      <text:p text:style-name="P2"><text:s text:c="7"/>Other Core Types<text:tab/>99 </text:p>
      <text:p text:style-name="P2"><text:s text:c="10"/>How to Break Your Code’s Flexibility<text:tab/>100 </text:p>
      <text:p text:style-name="P2"><text:s text:c="10"/>User-Defined Classes<text:tab/>101 </text:p>
      <text:p text:style-name="P2"><text:s text:c="11"/>And Everything Else<text:tab/>102 </text:p>
      <text:p text:style-name="P2"><text:s text:c="9"/>Chapter Summary<text:tab/>103 </text:p>
      <text:p text:style-name="P2"><text:s text:c="9"/>Test Your Knowledge: Quiz<text:tab/>103 </text:p>
      <text:p text:style-name="P2"><text:s text:c="9"/>Test Your Knowledge: Answers<text:tab/>104 </text:p>
      <text:p text:style-name="P2"/>
      <text:p text:style-name="P2"><text:s text:c="3"/>5. Numeric Types<text:tab/>105 </text:p>
      <text:p text:style-name="P2"><text:s text:c="9"/>Numeric Type Basics<text:tab/>105 </text:p>
      <text:p text:style-name="P2"><text:s text:c="11"/>Numeric Literals<text:tab/>106 </text:p>
      <text:p text:style-name="P2"><text:s text:c="11"/>Built-in Numeric Tools<text:tab/>108 </text:p>
      <text:p text:style-name="P2"><text:s text:c="11"/>Python Expression Operators<text:tab/>108 </text:p>
      <text:p text:style-name="P2"><text:s text:c="9"/>Numbers in Action<text:tab/>113 </text:p>
      <text:p text:style-name="P2"><text:s text:c="11"/>Variables and Basic Expressions<text:tab/>113 </text:p>
      <text:p text:style-name="P2"><text:s text:c="11"/>Numeric Display Formats<text:tab/>115 </text:p>
      <text:p text:style-name="P2"><text:s text:c="11"/>Comparisons: Normal and Chained<text:tab/>116 </text:p>
      <text:p text:style-name="P2"><text:s text:c="11"/>Division: Classic, Floor, and True<text:tab/>117 </text:p>
      <text:p text:style-name="P2"><text:s text:c="11"/>Integer Precision<text:tab/>121 </text:p>
      <text:p text:style-name="P2"><text:s text:c="11"/>Complex Numbers<text:tab/>122 </text:p>
      <text:p text:style-name="P2"><text:s text:c="11"/>Hexadecimal, Octal, and Binary Notation<text:tab/>122 </text:p>
      <text:p text:style-name="P2"><text:s text:c="11"/>Bitwise Operations<text:tab/>124 </text:p>
      <text:p text:style-name="P2"><text:s text:c="11"/>Other Built-in Numeric Tools<text:tab/>125 </text:p>
      <text:p text:style-name="P2"><text:s text:c="9"/>Other Numeric Types<text:tab/>127 </text:p>
      <text:p text:style-name="P2"><text:s text:c="11"/>Decimal Type<text:tab/>127 </text:p>
      <text:p text:style-name="P2"><text:s text:c="11"/>Fraction Type<text:tab/>129 </text:p>
      <text:p text:style-name="P2"><text:s text:c="11"/>Sets<text:tab/>133 </text:p>
      <text:p text:style-name="P2"><text:s text:c="11"/>Booleans<text:tab/>139 </text:p>
      <text:p text:style-name="P2"><text:s text:c="9"/>Numeric Extensions<text:tab/>140 </text:p>
      <text:p text:style-name="P2"><text:s text:c="9"/>Chapter Summary<text:tab/>141 </text:p>
      <text:p text:style-name="P2"><text:s text:c="9"/>Test Your Knowledge: Quiz<text:tab/>141 </text:p>
      <text:p text:style-name="P2"><text:s text:c="9"/>Test Your Knowledge: Answers<text:tab/>141 </text:p>
      <text:p text:style-name="P2"/>
      <text:p text:style-name="P2"><text:s text:c="3"/>6. The Dynamic Typing Interlude<text:tab/>143 </text:p>
      <text:p text:style-name="P2"><text:s text:c="9"/>The Case of the Missing Declaration Statements<text:tab/>143 </text:p>
      <text:p text:style-name="P2"><text:s text:c="11"/>Variables, Objects, and References<text:tab/>144 </text:p>
      <text:p text:style-name="P2"><text:s text:c="11"/>Types Live with Objects, Not Variables<text:tab/>145 </text:p>
      <text:p text:style-name="P2"><text:s text:c="11"/>Objects Are Garbage-Collected<text:tab/>146 </text:p>
      <text:p text:style-name="P2"><text:s text:c="9"/>Shared References<text:tab/>148 </text:p>
      <text:p text:style-name="P2"><text:s text:c="11"/>Shared References and In-Place Changes<text:tab/>149 </text:p>
      <text:p text:style-name="P2"><text:s text:c="11"/>Shared References and Equality<text:tab/>151 </text:p>
      <text:p text:style-name="P2"><text:s text:c="9"/>Dynamic Typing Is Everywhere<text:tab/>152 </text:p>
      <text:p text:style-name="P2"><text:s text:c="9"/>Chapter Summary<text:tab/>153 </text:p>
      <text:p text:style-name="P2"><text:s text:c="9"/>Test Your Knowledge: Quiz<text:tab/>153 </text:p>
      <text:p text:style-name="P2"><text:s text:c="9"/>Test Your Knowledge: Answers<text:tab/>154 </text:p>
      <text:p text:style-name="P2">7. Strings<text:tab/>155 </text:p>
      <text:p text:style-name="P2"><text:s text:c="6"/>String Literals<text:tab/>157 </text:p>
      <text:p text:style-name="P2"><text:s text:c="9"/>Single- and Double-Quoted Strings Are the Same<text:tab/>158 </text:p>
      <text:p text:style-name="P2"><text:s text:c="9"/>Escape Sequences Represent Special Bytes<text:tab/>158 </text:p>
      <text:p text:style-name="P2"><text:s text:c="9"/>Raw Strings Suppress Escapes<text:tab/>161 </text:p>
      <text:p text:style-name="P2"><text:soft-page-break/><text:s text:c="9"/>Triple Quotes Code Multiline Block Strings<text:tab/>162 </text:p>
      <text:p text:style-name="P2"><text:s text:c="6"/>Strings in Action<text:tab/>163 </text:p>
      <text:p text:style-name="P2"><text:s text:c="9"/>Basic Operations<text:tab/>164 </text:p>
      <text:p text:style-name="P2"><text:s text:c="9"/>Indexing and Slicing<text:tab/>165 </text:p>
      <text:p text:style-name="P2"><text:s text:c="9"/>String Conversion Tools<text:tab/>169 </text:p>
      <text:p text:style-name="P2"><text:s text:c="9"/>Changing Strings<text:tab/>171 </text:p>
      <text:p text:style-name="P2"><text:s text:c="6"/>String Methods<text:tab/>172 </text:p>
      <text:p text:style-name="P2"><text:s text:c="9"/>String Method Examples: Changing Strings<text:tab/>174 </text:p>
      <text:p text:style-name="P2"><text:s text:c="9"/>String Method Examples: Parsing Text<text:tab/>176 </text:p>
      <text:p text:style-name="P2"><text:s text:c="9"/>Other Common String Methods in Action<text:tab/>177 </text:p>
      <text:p text:style-name="P2"><text:s text:c="9"/>The Original string Module (Gone in 3.0)<text:tab/>178 </text:p>
      <text:p text:style-name="P2"><text:s text:c="6"/>String Formatting Expressions<text:tab/>179 </text:p>
      <text:p text:style-name="P2"><text:s text:c="9"/>Advanced String Formatting Expressions<text:tab/>181 </text:p>
      <text:p text:style-name="P2"><text:s text:c="9"/>Dictionary-Based String Formatting Expressions<text:tab/>182 </text:p>
      <text:p text:style-name="P2"><text:s text:c="6"/>String Formatting Method Calls<text:tab/>183 </text:p>
      <text:p text:style-name="P2"><text:s text:c="9"/>The Basics<text:tab/>184 </text:p>
      <text:p text:style-name="P2"><text:s text:c="9"/>Adding Keys, Attributes, and Offsets<text:tab/>184 </text:p>
      <text:p text:style-name="P2"><text:s text:c="9"/>Adding Specific Formatting<text:tab/>185 </text:p>
      <text:p text:style-name="P2"><text:s text:c="9"/>Comparison to the % Formatting Expression<text:tab/>187 </text:p>
      <text:p text:style-name="P2"><text:s text:c="9"/>Why the New Format Method?<text:tab/>190 </text:p>
      <text:p text:style-name="P2"><text:s text:c="6"/>General Type Categories<text:tab/>193 </text:p>
      <text:p text:style-name="P2"><text:s text:c="9"/>Types Share Operation Sets by Categories<text:tab/>194 </text:p>
      <text:p text:style-name="P2"><text:s text:c="9"/>Mutable Types Can Be Changed In-Place<text:tab/>194 </text:p>
      <text:p text:style-name="P2"><text:s text:c="6"/>Chapter Summary<text:tab/>195 </text:p>
      <text:p text:style-name="P2"><text:s text:c="6"/>Test Your Knowledge: Quiz<text:tab/>195 </text:p>
      <text:p text:style-name="P2"><text:s text:c="6"/>Test Your Knowledge: Answers<text:tab/>196 </text:p>
      <text:p text:style-name="P2"/>
      <text:p text:style-name="P2">8. Lists and Dictionaries<text:tab/>197 </text:p>
      <text:p text:style-name="P2"><text:s text:c="6"/>Lists<text:tab/>197 </text:p>
      <text:p text:style-name="P2"><text:s text:c="6"/>Lists in Action<text:tab/>200 </text:p>
      <text:p text:style-name="P2"><text:s text:c="9"/>Basic List Operations<text:tab/>200 </text:p>
      <text:p text:style-name="P2"><text:s text:c="9"/>List Iteration and Comprehensions<text:tab/>200 </text:p>
      <text:p text:style-name="P2"><text:s text:c="9"/>Indexing, Slicing, and Matrixes<text:tab/>201 </text:p>
      <text:p text:style-name="P2"><text:s text:c="9"/>Changing Lists In-Place<text:tab/>202 </text:p>
      <text:p text:style-name="P2"><text:s text:c="6"/>Dictionaries<text:tab/>207 </text:p>
      <text:p text:style-name="P2"><text:s text:c="6"/>Dictionaries in Action<text:tab/>209 </text:p>
      <text:p text:style-name="P2"><text:s text:c="9"/>Basic Dictionary Operations<text:tab/>209 </text:p>
      <text:p text:style-name="P2"><text:s text:c="9"/>Changing Dictionaries In-Place<text:tab/>210 </text:p>
      <text:p text:style-name="P2"><text:s text:c="10"/>More Dictionary Methods<text:tab/>211 </text:p>
      <text:p text:style-name="P2"><text:s text:c="10"/>A Languages Table<text:tab/>212 </text:p>
      <text:p text:style-name="P2"><text:s text:c="10"/>Dictionary Usage Notes<text:tab/>213 </text:p>
      <text:p text:style-name="P2"><text:s text:c="10"/>Other Ways to Make Dictionaries<text:tab/>216 </text:p>
      <text:p text:style-name="P2"><text:s text:c="10"/>Dictionary Changes in Python 3.0<text:tab/>217 </text:p>
      <text:p text:style-name="P2"><text:s text:c="8"/>Chapter Summary<text:tab/>223 </text:p>
      <text:p text:style-name="P2"><text:s text:c="8"/>Test Your Knowledge: Quiz<text:tab/>224 </text:p>
      <text:p text:style-name="P2"><text:s text:c="8"/>Test Your Knowledge: Answers<text:tab/>224 </text:p>
      <text:p text:style-name="P2"/>
      <text:p text:style-name="P2"><text:s text:c="3"/>9. Tuples, Files, and Everything Else<text:tab/>225 </text:p>
      <text:p text:style-name="P2"><text:s text:c="8"/>Tuples<text:tab/>225 </text:p>
      <text:p text:style-name="P2"><text:s text:c="11"/>Tuples in Action<text:tab/>227 </text:p>
      <text:p text:style-name="P2"><text:s text:c="11"/>Why Lists and Tuples?<text:tab/>229 </text:p>
      <text:p text:style-name="P2"><text:s text:c="8"/>Files<text:tab/>229 </text:p>
      <text:p text:style-name="P2"><text:soft-page-break/><text:s text:c="11"/>Opening Files<text:tab/>230 </text:p>
      <text:p text:style-name="P2"><text:s text:c="11"/>Using Files<text:tab/>231 </text:p>
      <text:p text:style-name="P2"><text:s text:c="11"/>Files in Action<text:tab/>232 </text:p>
      <text:p text:style-name="P2"><text:s text:c="11"/>Other File Tools<text:tab/>238 </text:p>
      <text:p text:style-name="P2"><text:s text:c="8"/>Type Categories Revisited<text:tab/>239 </text:p>
      <text:p text:style-name="P2"><text:s text:c="8"/>Object Flexibility<text:tab/>241 </text:p>
      <text:p text:style-name="P2"><text:s text:c="8"/>References Versus Copies<text:tab/>241 </text:p>
      <text:p text:style-name="P2"><text:s text:c="8"/>Comparisons, Equality, and Truth<text:tab/>244 </text:p>
      <text:p text:style-name="P2"><text:s text:c="11"/>Python 3.0 Dictionary Comparisons<text:tab/>246 </text:p>
      <text:p text:style-name="P2"><text:s text:c="11"/>The Meaning of True and False in Python<text:tab/>246 </text:p>
      <text:p text:style-name="P2"><text:s text:c="8"/>Python’s Type Hierarchies<text:tab/>248 </text:p>
      <text:p text:style-name="P2"><text:s text:c="11"/>Type Objects<text:tab/>249 </text:p>
      <text:p text:style-name="P2"><text:s text:c="8"/>Other Types in Python<text:tab/>250 </text:p>
      <text:p text:style-name="P2"><text:s text:c="8"/>Built-in Type Gotchas<text:tab/>251 </text:p>
      <text:p text:style-name="P2"><text:s text:c="11"/>Assignment Creates References, Not Copies<text:tab/>251 </text:p>
      <text:p text:style-name="P2"><text:s text:c="11"/>Repetition Adds One Level Deep<text:tab/>252 </text:p>
      <text:p text:style-name="P2"><text:s text:c="11"/>Beware of Cyclic Data Structures<text:tab/>252 </text:p>
      <text:p text:style-name="P2"><text:s text:c="11"/>Immutable Types Can’t Be Changed In-Place<text:tab/>253 </text:p>
      <text:p text:style-name="P2"><text:s text:c="8"/>Chapter Summary<text:tab/>253 </text:p>
      <text:p text:style-name="P2"><text:s text:c="8"/>Test Your Knowledge: Quiz<text:tab/>254 </text:p>
      <text:p text:style-name="P2"><text:s text:c="8"/>Test Your Knowledge: Answers<text:tab/>254 </text:p>
      <text:p text:style-name="P2"><text:s text:c="8"/>Test Your Knowledge: Part II Exercises<text:tab/>255 </text:p>
      <text:p text:style-name="P2"/>
      <text:p text:style-name="P2">Part III. Statements and Syntax </text:p>
      <text:p text:style-name="P2"/>
      <text:p text:style-name="P2"><text:s/>10. Introducing Python Statements<text:tab/>261 </text:p>
      <text:p text:style-name="P2"><text:s text:c="8"/>Python Program Structure Revisited<text:tab/>261 </text:p>
      <text:p text:style-name="P2"><text:s text:c="11"/>Python’s Statements<text:tab/>262 </text:p>
      <text:p text:style-name="P2"><text:s text:c="7"/>A Tale of Two ifs<text:tab/>264 </text:p>
      <text:p text:style-name="P2"><text:s text:c="9"/>What Python Adds<text:tab/>264 </text:p>
      <text:p text:style-name="P2"><text:s text:c="9"/>What Python Removes<text:tab/>265 </text:p>
      <text:p text:style-name="P2"><text:s text:c="9"/>Why Indentation Syntax?<text:tab/>266 </text:p>
      <text:p text:style-name="P2"><text:s text:c="9"/>A Few Special Cases<text:tab/>269 </text:p>
      <text:p text:style-name="P2"><text:s text:c="7"/>A Quick Example: Interactive Loops<text:tab/>271 </text:p>
      <text:p text:style-name="P2"><text:s text:c="9"/>A Simple Interactive Loop<text:tab/>271 </text:p>
      <text:p text:style-name="P2"><text:s text:c="9"/>Doing Math on User Inputs<text:tab/>272 </text:p>
      <text:p text:style-name="P2"><text:s text:c="9"/>Handling Errors by Testing Inputs<text:tab/>273 </text:p>
      <text:p text:style-name="P2"><text:s text:c="9"/>Handling Errors with try Statements<text:tab/>274 </text:p>
      <text:p text:style-name="P2"><text:s text:c="9"/>Nesting Code Three Levels Deep<text:tab/>275 </text:p>
      <text:p text:style-name="P2"><text:s text:c="7"/>Chapter Summary<text:tab/>276 </text:p>
      <text:p text:style-name="P2"><text:s text:c="7"/>Test Your Knowledge: Quiz<text:tab/>276 </text:p>
      <text:p text:style-name="P2"><text:s text:c="7"/>Test Your Knowledge: Answers<text:tab/>277 </text:p>
      <text:p text:style-name="P2"/>
      <text:p text:style-name="P2">11. Assignments, Expressions, and Prints<text:tab/>279 </text:p>
      <text:p text:style-name="P2"><text:s text:c="7"/>Assignment Statements<text:tab/>279 </text:p>
      <text:p text:style-name="P2"><text:s text:c="10"/>Assignment Statement Forms<text:tab/>280 </text:p>
      <text:p text:style-name="P2"><text:s text:c="10"/>Sequence Assignments<text:tab/>281 </text:p>
      <text:p text:style-name="P2"><text:s text:c="10"/>Extended Sequence Unpacking in Python 3.0<text:tab/>284 </text:p>
      <text:p text:style-name="P2"><text:s text:c="10"/>Multiple-Target Assignments<text:tab/>288 </text:p>
      <text:p text:style-name="P2"><text:s text:c="10"/>Augmented Assignments<text:tab/>289 </text:p>
      <text:p text:style-name="P2"><text:s text:c="10"/>Variable Name Rules<text:tab/>292 </text:p>
      <text:p text:style-name="P2"><text:s text:c="7"/>Expression Statements<text:tab/>295 </text:p>
      <text:p text:style-name="P2"><text:soft-page-break/><text:s text:c="10"/>Expression Statements and In-Place Changes<text:tab/>296 </text:p>
      <text:p text:style-name="P2"><text:s text:c="7"/>Print Operations<text:tab/>297 </text:p>
      <text:p text:style-name="P2"><text:s text:c="10"/>The Python 3.0 print Function<text:tab/>298 </text:p>
      <text:p text:style-name="P2"><text:s text:c="10"/>The Python 2.6 print Statement<text:tab/>300 </text:p>
      <text:p text:style-name="P2"><text:s text:c="10"/>Print Stream Redirection<text:tab/>302 </text:p>
      <text:p text:style-name="P2"><text:s text:c="10"/>Version-Neutral Printing<text:tab/>306 </text:p>
      <text:p text:style-name="P2"><text:s text:c="7"/>Chapter Summary<text:tab/>308 </text:p>
      <text:p text:style-name="P2"><text:s text:c="7"/>Test Your Knowledge: Quiz<text:tab/>308 </text:p>
      <text:p text:style-name="P2"><text:s text:c="7"/>Test Your Knowledge: Answers<text:tab/>308 </text:p>
      <text:p text:style-name="P2"/>
      <text:p text:style-name="P2">12. if Tests and Syntax Rules<text:tab/>311 </text:p>
      <text:p text:style-name="P2"><text:s text:c="7"/>if Statements<text:tab/>311 </text:p>
      <text:p text:style-name="P2"><text:s text:c="11"/>General Format<text:tab/>311 </text:p>
      <text:p text:style-name="P2"><text:s text:c="11"/>Basic Examples<text:tab/>312 </text:p>
      <text:p text:style-name="P2"><text:s text:c="11"/>Multiway Branching<text:tab/>312 </text:p>
      <text:p text:style-name="P2"><text:s text:c="7"/>Python Syntax Rules<text:tab/>314 </text:p>
      <text:p text:style-name="P2"><text:s text:c="11"/>Block Delimiters: Indentation Rules<text:tab/>315 </text:p>
      <text:p text:style-name="P2"><text:s text:c="11"/>Statement Delimiters: Lines and Continuations<text:tab/>317 </text:p>
      <text:p text:style-name="P2"><text:s text:c="11"/>A Few Special Cases<text:tab/>318 </text:p>
      <text:p text:style-name="P2"><text:s text:c="8"/>Truth Tests<text:tab/>320 </text:p>
      <text:p text:style-name="P2"><text:s text:c="8"/>The if/else Ternary Expression<text:tab/>321 </text:p>
      <text:p text:style-name="P2"><text:s text:c="8"/>Chapter Summary<text:tab/>324 </text:p>
      <text:p text:style-name="P2"><text:s text:c="8"/>Test Your Knowledge: Quiz<text:tab/>324 </text:p>
      <text:p text:style-name="P2"><text:s text:c="8"/>Test Your Knowledge: Answers<text:tab/>324 </text:p>
      <text:p text:style-name="P2"/>
      <text:p text:style-name="P2"><text:s/>13. while and for Loops<text:tab/>327 </text:p>
      <text:p text:style-name="P2"><text:s text:c="8"/>while Loops<text:tab/>327 </text:p>
      <text:p text:style-name="P2"><text:s text:c="11"/>General Format<text:tab/>328 </text:p>
      <text:p text:style-name="P2"><text:s text:c="11"/>Examples<text:tab/>328 </text:p>
      <text:p text:style-name="P2"><text:s text:c="8"/>break, continue, pass, and the Loop else<text:tab/>329 </text:p>
      <text:p text:style-name="P2"><text:s text:c="11"/>General Loop Format<text:tab/>329 </text:p>
      <text:p text:style-name="P2"><text:s text:c="11"/>pass<text:tab/>330 </text:p>
      <text:p text:style-name="P2"><text:s text:c="11"/>continue<text:tab/>331 </text:p>
      <text:p text:style-name="P2"><text:s text:c="11"/>break<text:tab/>331 </text:p>
      <text:p text:style-name="P2"><text:s text:c="11"/>Loop else<text:tab/>332 </text:p>
      <text:p text:style-name="P2"><text:s text:c="8"/>for Loops<text:tab/>334 </text:p>
      <text:p text:style-name="P2"><text:s text:c="11"/>General Format<text:tab/>334 </text:p>
      <text:p text:style-name="P2"><text:s text:c="11"/>Examples<text:tab/>335 </text:p>
      <text:p text:style-name="P2"><text:s text:c="8"/>Loop Coding Techniques<text:tab/>341 </text:p>
      <text:p text:style-name="P2"><text:s text:c="11"/>Counter Loops: while and range<text:tab/>342 </text:p>
      <text:p text:style-name="P2"><text:s text:c="11"/>Nonexhaustive Traversals: range and Slices<text:tab/>343 </text:p>
      <text:p text:style-name="P2"><text:s text:c="11"/>Changing Lists: range<text:tab/>344 </text:p>
      <text:p text:style-name="P2"><text:s text:c="11"/>Parallel Traversals: zip and map<text:tab/>345 </text:p>
      <text:p text:style-name="P2"><text:s text:c="11"/>Generating Both Offsets and Items: enumerate<text:tab/>348 </text:p>
      <text:p text:style-name="P2"><text:s text:c="8"/>Chapter Summary<text:tab/>349 </text:p>
      <text:p text:style-name="P2"><text:s text:c="8"/>Test Your Knowledge: Quiz<text:tab/>349 </text:p>
      <text:p text:style-name="P2"><text:s text:c="8"/>Test Your Knowledge: Answers<text:tab/>350 </text:p>
      <text:p text:style-name="P2"/>
      <text:p text:style-name="P2"><text:s/>14. Iterations and Comprehensions, Part 1<text:tab/>351 </text:p>
      <text:p text:style-name="P2"><text:s text:c="8"/>Iterators: A First Look<text:tab/>351 </text:p>
      <text:p text:style-name="P2"><text:s text:c="11"/>The Iteration Protocol: File Iterators<text:tab/>352 </text:p>
      <text:p text:style-name="P2"><text:s text:c="11"/>Manual Iteration: iter and next<text:tab/>354 </text:p>
      <text:p text:style-name="P2"><text:soft-page-break/><text:s text:c="11"/>Other Built-in Type Iterators<text:tab/>356 </text:p>
      <text:p text:style-name="P2"><text:s text:c="8"/>List Comprehensions: A First Look<text:tab/>358 </text:p>
      <text:p text:style-name="P2"><text:s text:c="11"/>List Comprehension Basics<text:tab/>359 </text:p>
      <text:p text:style-name="P2"><text:s text:c="11"/>Using List Comprehensions on Files<text:tab/>359 </text:p>
      <text:p text:style-name="P2"><text:s text:c="11"/>Extended List Comprehension Syntax<text:tab/>361 </text:p>
      <text:p text:style-name="P2"><text:s text:c="8"/>Other Iteration Contexts<text:tab/>362 </text:p>
      <text:p text:style-name="P2"><text:s text:c="8"/>New Iterables in Python 3.0<text:tab/>366 </text:p>
      <text:p text:style-name="P2"><text:s text:c="11"/>The range Iterator<text:tab/>367 </text:p>
      <text:p text:style-name="P2"><text:s text:c="11"/>The map, zip, and filter Iterators<text:tab/>368 </text:p>
      <text:p text:style-name="P2"><text:s text:c="11"/>Multiple Versus Single Iterators<text:tab/>369 </text:p>
      <text:p text:style-name="P2"><text:s text:c="11"/>Dictionary View Iterators<text:tab/>370 </text:p>
      <text:p text:style-name="P2"><text:s text:c="9"/>Other Iterator Topics<text:tab/>372 </text:p>
      <text:p text:style-name="P2"><text:s text:c="9"/>Chapter Summary<text:tab/>372 </text:p>
      <text:p text:style-name="P2"><text:s text:c="9"/>Test Your Knowledge: Quiz<text:tab/>372 </text:p>
      <text:p text:style-name="P2"><text:s text:c="9"/>Test Your Knowledge: Answers<text:tab/>373 </text:p>
      <text:p text:style-name="P2"/>
      <text:p text:style-name="P2"><text:s/>15. The Documentation Interlude<text:tab/>375 </text:p>
      <text:p text:style-name="P2"><text:s text:c="9"/>Python Documentation Sources<text:tab/>375 </text:p>
      <text:p text:style-name="P2"><text:s text:c="12"/># Comments<text:tab/>376 </text:p>
      <text:p text:style-name="P2"><text:s text:c="12"/>The dir Function<text:tab/>376 </text:p>
      <text:p text:style-name="P2"><text:s text:c="12"/>Docstrings: __doc__<text:tab/>377 </text:p>
      <text:p text:style-name="P2"><text:s text:c="12"/>PyDoc: The help Function<text:tab/>380 </text:p>
      <text:p text:style-name="P2"><text:s text:c="12"/>PyDoc: HTML Reports<text:tab/>383 </text:p>
      <text:p text:style-name="P2"><text:s text:c="12"/>The Standard Manual Set<text:tab/>386 </text:p>
      <text:p text:style-name="P2"><text:s text:c="12"/>Web Resources<text:tab/>387 </text:p>
      <text:p text:style-name="P2"><text:s text:c="12"/>Published Books<text:tab/>387 </text:p>
      <text:p text:style-name="P2"><text:s text:c="9"/>Common Coding Gotchas<text:tab/>387 </text:p>
      <text:p text:style-name="P2"><text:s text:c="9"/>Chapter Summary<text:tab/>389 </text:p>
      <text:p text:style-name="P2"><text:s text:c="9"/>Test Your Knowledge: Quiz<text:tab/>389 </text:p>
      <text:p text:style-name="P2"><text:s text:c="9"/>Test Your Knowledge: Answers<text:tab/>390 </text:p>
      <text:p text:style-name="P2"><text:s text:c="9"/>Test Your Knowledge: Part III Exercises<text:tab/>390 </text:p>
      <text:p text:style-name="P2"/>
      <text:p text:style-name="P2">Part IV Functions </text:p>
      <text:p text:style-name="P2"/>
      <text:p text:style-name="P2"><text:s/>16. Function Basics<text:tab/>395 </text:p>
      <text:p text:style-name="P2"><text:s text:c="9"/>Why Use Functions?<text:tab/>396 </text:p>
      <text:p text:style-name="P2"><text:s text:c="9"/>Coding Functions<text:tab/>396 </text:p>
      <text:p text:style-name="P2"><text:s text:c="12"/>def Statements<text:tab/>398 </text:p>
      <text:p text:style-name="P2"><text:s text:c="12"/>def Executes at Runtime<text:tab/>399 </text:p>
      <text:p text:style-name="P2"><text:s text:c="9"/>A First Example: Definitions and Calls<text:tab/>400 </text:p>
      <text:p text:style-name="P2"><text:s text:c="12"/>Definition<text:tab/>400 </text:p>
      <text:p text:style-name="P2"><text:s text:c="12"/>Calls<text:tab/>400 </text:p>
      <text:p text:style-name="P2"><text:s text:c="12"/>Polymorphism in Python<text:tab/>401 </text:p>
      <text:p text:style-name="P2"><text:s text:c="9"/>A Second Example: Intersecting Sequences<text:tab/>402 </text:p>
      <text:p text:style-name="P2"><text:s text:c="12"/>Definition<text:tab/>402 </text:p>
      <text:p text:style-name="P2"><text:s text:c="12"/>Calls<text:tab/>403 </text:p>
      <text:p text:style-name="P2"><text:s text:c="12"/>Polymorphism Revisited<text:tab/>403 </text:p>
      <text:p text:style-name="P2"><text:s text:c="12"/>Local Variables<text:tab/>404 </text:p>
      <text:p text:style-name="P2"><text:s text:c="9"/>Chapter Summary<text:tab/>404 </text:p>
      <text:p text:style-name="P2"><text:s text:c="9"/>Test Your Knowledge: Quiz<text:tab/>405 </text:p>
      <text:p text:style-name="P2"><text:s text:c="9"/>Test Your Knowledge: Answers<text:tab/>405 </text:p>
      <text:p text:style-name="P2"><text:s/>17. Scopes<text:tab/>407 </text:p>
      <text:p text:style-name="P2"><text:soft-page-break/><text:s text:c="9"/>Python Scope Basics<text:tab/>407 </text:p>
      <text:p text:style-name="P2"><text:s text:c="12"/>Scope Rules<text:tab/>408 </text:p>
      <text:p text:style-name="P2"><text:s text:c="12"/>Name Resolution: The LEGB Rule<text:tab/>410 </text:p>
      <text:p text:style-name="P2"><text:s text:c="12"/>Scope Example<text:tab/>411 </text:p>
      <text:p text:style-name="P2"><text:s text:c="12"/>The Built-in Scope<text:tab/>412 </text:p>
      <text:p text:style-name="P2"><text:s text:c="9"/>The global Statement<text:tab/>414 </text:p>
      <text:p text:style-name="P2"><text:s text:c="12"/>Minimize Global Variables<text:tab/>415 </text:p>
      <text:p text:style-name="P2"><text:s text:c="12"/>Minimize Cross-File Changes<text:tab/>416 </text:p>
      <text:p text:style-name="P2"><text:s text:c="12"/>Other Ways to Access Globals<text:tab/>418 </text:p>
      <text:p text:style-name="P2"><text:s text:c="9"/>Scopes and Nested Functions<text:tab/>419 </text:p>
      <text:p text:style-name="P2"><text:s text:c="12"/>Nested Scope Details<text:tab/>419 </text:p>
      <text:p text:style-name="P2"><text:s text:c="12"/>Nested Scope Examples<text:tab/>419 </text:p>
      <text:p text:style-name="P2"><text:s text:c="9"/>The nonlocal Statement<text:tab/>425 </text:p>
      <text:p text:style-name="P2"><text:s text:c="12"/>nonlocal Basics<text:tab/>425 </text:p>
      <text:p text:style-name="P2"><text:s text:c="12"/>nonlocal in Action<text:tab/>426 </text:p>
      <text:p text:style-name="P2"><text:s text:c="12"/>Why nonlocal?<text:tab/>429 </text:p>
      <text:p text:style-name="P2"><text:s text:c="9"/>Chapter Summary<text:tab/>432 </text:p>
      <text:p text:style-name="P2"><text:s text:c="9"/>Test Your Knowledge: Quiz<text:tab/>433 </text:p>
      <text:p text:style-name="P2"><text:s text:c="9"/>Test Your Knowledge: Answers<text:tab/>434 </text:p>
      <text:p text:style-name="P2"/>
      <text:p text:style-name="P2"><text:s/>18. Arguments<text:tab/>435 </text:p>
      <text:p text:style-name="P2"><text:s text:c="9"/>Argument-Passing Basics<text:tab/>435 </text:p>
      <text:p text:style-name="P2"><text:s text:c="11"/>Arguments and Shared References<text:tab/>436 </text:p>
      <text:p text:style-name="P2"><text:s text:c="11"/>Avoiding Mutable Argument Changes<text:tab/>438 </text:p>
      <text:p text:style-name="P2"><text:s text:c="11"/>Simulating Output Parameters<text:tab/>439 </text:p>
      <text:p text:style-name="P2"><text:s text:c="9"/>Special Argument-Matching Modes<text:tab/>440 </text:p>
      <text:p text:style-name="P2"><text:s text:c="11"/>The Basics<text:tab/>441 </text:p>
      <text:p text:style-name="P2"><text:s text:c="11"/>Matching Syntax<text:tab/>442 </text:p>
      <text:p text:style-name="P2"><text:s text:c="11"/>The Gritty Details<text:tab/>443 </text:p>
      <text:p text:style-name="P2"><text:s text:c="11"/>Keyword and Default Examples<text:tab/>444 </text:p>
      <text:p text:style-name="P2"><text:s text:c="11"/>Arbitrary Arguments Examples<text:tab/>446 </text:p>
      <text:p text:style-name="P2"><text:s text:c="11"/>Python 3.0 Keyword-Only Arguments<text:tab/>450 </text:p>
      <text:p text:style-name="P2"><text:s text:c="9"/>The min Wakeup Call!<text:tab/>453 </text:p>
      <text:p text:style-name="P2"><text:s text:c="11"/>Full Credit<text:tab/>454 </text:p>
      <text:p text:style-name="P2"><text:s text:c="11"/>Bonus Points<text:tab/>455 </text:p>
      <text:p text:style-name="P2"><text:s text:c="11"/>The Punch Line...<text:tab/>456 </text:p>
      <text:p text:style-name="P2"><text:s text:c="9"/>Generalized Set Functions<text:tab/>456 </text:p>
      <text:p text:style-name="P2"><text:s text:c="9"/>Emulating the Python 3.0 print Function<text:tab/>457 </text:p>
      <text:p text:style-name="P2"><text:s text:c="11"/>Using Keyword-Only Arguments<text:tab/>459 </text:p>
      <text:p text:style-name="P2"><text:s text:c="9"/>Chapter Summary<text:tab/>460 </text:p>
      <text:p text:style-name="P2"><text:s text:c="9"/>Test Your Knowledge: Quiz<text:tab/>461 </text:p>
      <text:p text:style-name="P2"><text:s text:c="9"/>Test Your Knowledge: Answers<text:tab/>462 </text:p>
      <text:p text:style-name="P2">19. Advanced Function Topics<text:tab/>463 </text:p>
      <text:p text:style-name="P2"><text:s text:c="7"/>Function Design Concepts<text:tab/>463 </text:p>
      <text:p text:style-name="P2"><text:s text:c="7"/>Recursive Functions<text:tab/>465 </text:p>
      <text:p text:style-name="P2"><text:s text:c="9"/>Summation with Recursion<text:tab/>465 </text:p>
      <text:p text:style-name="P2"><text:s text:c="9"/>Coding Alternatives<text:tab/>466 </text:p>
      <text:p text:style-name="P2"><text:s text:c="9"/>Loop Statements Versus Recursion<text:tab/>467 </text:p>
      <text:p text:style-name="P2"><text:s text:c="9"/>Handling Arbitrary Structures<text:tab/>468 </text:p>
      <text:p text:style-name="P2"><text:s text:c="7"/>Function Objects: Attributes and Annotations<text:tab/>469 </text:p>
      <text:p text:style-name="P2"><text:s text:c="9"/>Indirect Function Calls<text:tab/>469 </text:p>
      <text:p text:style-name="P2"><text:s text:c="9"/>Function Introspection<text:tab/>470 </text:p>
      <text:p text:style-name="P2"><text:soft-page-break/><text:s text:c="9"/>Function Attributes<text:tab/>471 </text:p>
      <text:p text:style-name="P2"><text:s text:c="9"/>Function Annotations in 3.0<text:tab/>472 </text:p>
      <text:p text:style-name="P2"><text:s text:c="7"/>Anonymous Functions: lambda<text:tab/>474 </text:p>
      <text:p text:style-name="P2"><text:s text:c="9"/>lambda Basics<text:tab/>474 </text:p>
      <text:p text:style-name="P2"><text:s text:c="9"/>Why Use lambda?<text:tab/>475 </text:p>
      <text:p text:style-name="P2"><text:s text:c="9"/>How (Not) to Obfuscate Your Python Code<text:tab/>477 </text:p>
      <text:p text:style-name="P2"><text:s text:c="9"/>Nested lambdas and Scopes<text:tab/>478 </text:p>
      <text:p text:style-name="P2"><text:s text:c="7"/>Mapping Functions over Sequences: map<text:tab/>479 </text:p>
      <text:p text:style-name="P2"><text:s text:c="7"/>Functional Programming Tools: filter and reduce<text:tab/>481 </text:p>
      <text:p text:style-name="P2"><text:s text:c="7"/>Chapter Summary<text:tab/>483 </text:p>
      <text:p text:style-name="P2"><text:s text:c="7"/>Test Your Knowledge: Quiz<text:tab/>483 </text:p>
      <text:p text:style-name="P2"><text:s text:c="7"/>Test Your Knowledge: Answers<text:tab/>483 </text:p>
      <text:p text:style-name="P2"/>
      <text:p text:style-name="P2">20. Iterations and Comprehensions, Part 2<text:tab/>485 </text:p>
      <text:p text:style-name="P2"><text:s text:c="7"/>List Comprehensions Revisited: Functional Tools<text:tab/>485 </text:p>
      <text:p text:style-name="P2"><text:s text:c="10"/>List Comprehensions Versus map<text:tab/>486 </text:p>
      <text:p text:style-name="P2"><text:s text:c="10"/>Adding Tests and Nested Loops: filter<text:tab/>487 </text:p>
      <text:p text:style-name="P2"><text:s text:c="10"/>List Comprehensions and Matrixes<text:tab/>489 </text:p>
      <text:p text:style-name="P2"><text:s text:c="10"/>Comprehending List Comprehensions<text:tab/>490 </text:p>
      <text:p text:style-name="P2"><text:s text:c="7"/>Iterators Revisited: Generators<text:tab/>492 </text:p>
      <text:p text:style-name="P2"><text:s text:c="10"/>Generator Functions: yield Versus return<text:tab/>492 </text:p>
      <text:p text:style-name="P2"><text:s text:c="10"/>Generator Expressions: Iterators Meet Comprehensions<text:tab/>497 </text:p>
      <text:p text:style-name="P2"><text:s text:c="10"/>Generator Functions Versus Generator Expressions<text:tab/>498 </text:p>
      <text:p text:style-name="P2"><text:s text:c="10"/>Generators Are Single-Iterator Objects<text:tab/>499 </text:p>
      <text:p text:style-name="P2"><text:s text:c="10"/>Emulating zip and map with Iteration Tools<text:tab/>500 </text:p>
      <text:p text:style-name="P2"><text:s text:c="10"/>Value Generation in Built-in Types and Classes<text:tab/>506 </text:p>
      <text:p text:style-name="P2"><text:s text:c="7"/>3.0 Comprehension Syntax Summary<text:tab/>507 </text:p>
      <text:p text:style-name="P2"><text:s text:c="10"/>Comprehending Set and Dictionary Comprehensions<text:tab/>507 </text:p>
      <text:p text:style-name="P2"><text:s text:c="10"/>Extended Comprehension Syntax for Sets and Dictionaries<text:tab/>508 </text:p>
      <text:p text:style-name="P2"><text:s text:c="7"/>Timing Iteration Alternatives<text:tab/>509 </text:p>
      <text:p text:style-name="P2"><text:s text:c="10"/>Timing Module<text:tab/>509 </text:p>
      <text:p text:style-name="P2"><text:s text:c="10"/>Timing Script<text:tab/>510 </text:p>
      <text:p text:style-name="P2"><text:s text:c="10"/>Timing Results<text:tab/>511 </text:p>
      <text:p text:style-name="P2"><text:s text:c="10"/>Timing Module Alternatives<text:tab/>513 </text:p>
      <text:p text:style-name="P2"><text:s text:c="10"/>Other Suggestions<text:tab/>517 </text:p>
      <text:p text:style-name="P2"><text:s text:c="8"/>Function Gotchas<text:tab/>518 </text:p>
      <text:p text:style-name="P2"><text:s text:c="10"/>Local Names Are Detected Statically<text:tab/>518 </text:p>
      <text:p text:style-name="P2"><text:s text:c="10"/>Defaults and Mutable Objects<text:tab/>520 </text:p>
      <text:p text:style-name="P2"><text:s text:c="10"/>Functions Without returns<text:tab/>522 </text:p>
      <text:p text:style-name="P2"><text:s text:c="10"/>Enclosing Scope Loop Variables<text:tab/>522 </text:p>
      <text:p text:style-name="P2"><text:s text:c="8"/>Chapter Summary<text:tab/>522 </text:p>
      <text:p text:style-name="P2"><text:s text:c="8"/>Test Your Knowledge: Quiz<text:tab/>523 </text:p>
      <text:p text:style-name="P2"><text:s text:c="8"/>Test Your Knowledge: Answers<text:tab/>523 </text:p>
      <text:p text:style-name="P2"><text:s text:c="8"/>Test Your Knowledge: Part IV Exercises<text:tab/>524 </text:p>
      <text:p text:style-name="P2"/>
      <text:p text:style-name="P2">Part V Modules </text:p>
      <text:p text:style-name="P2"/>
      <text:p text:style-name="P2"><text:s/>21. Modules: The Big Picture<text:tab/>529 </text:p>
      <text:p text:style-name="P2"><text:s text:c="8"/>Why Use Modules?<text:tab/>529 </text:p>
      <text:p text:style-name="P2"><text:s text:c="8"/>Python Program Architecture<text:tab/>530 </text:p>
      <text:p text:style-name="P2"><text:s text:c="11"/>How to Structure a Program<text:tab/>531 </text:p>
      <text:p text:style-name="P2"><text:s text:c="11"/>Imports and Attributes<text:tab/>531 </text:p>
      <text:p text:style-name="P2"><text:soft-page-break/><text:s text:c="11"/>Standard Library Modules<text:tab/>533 </text:p>
      <text:p text:style-name="P2"><text:s text:c="8"/>How Imports Work<text:tab/>533 </text:p>
      <text:p text:style-name="P2"><text:s text:c="11"/>1. Find It<text:tab/>534 </text:p>
      <text:p text:style-name="P2"><text:s text:c="11"/>2. Compile It (Maybe)<text:tab/>534 </text:p>
      <text:p text:style-name="P2"><text:s text:c="11"/>3. Run It<text:tab/>535 </text:p>
      <text:p text:style-name="P2"><text:s text:c="8"/>The Module Search Path<text:tab/>535 </text:p>
      <text:p text:style-name="P2"><text:s text:c="11"/>Configuring the Search Path<text:tab/>537 </text:p>
      <text:p text:style-name="P2"><text:s text:c="11"/>Search Path Variations<text:tab/>538 </text:p>
      <text:p text:style-name="P2"><text:s text:c="11"/>The sys.path List<text:tab/>538 </text:p>
      <text:p text:style-name="P2"><text:s text:c="11"/>Module File Selection<text:tab/>539 </text:p>
      <text:p text:style-name="P2"><text:s text:c="11"/>Advanced Module Selection Concepts<text:tab/>540 </text:p>
      <text:p text:style-name="P2"><text:s text:c="8"/>Chapter Summary<text:tab/>541 </text:p>
      <text:p text:style-name="P2"><text:s text:c="8"/>Test Your Knowledge: Quiz<text:tab/>541 </text:p>
      <text:p text:style-name="P2"><text:s text:c="8"/>Test Your Knowledge: Answers<text:tab/>542 </text:p>
      <text:p text:style-name="P2"><text:s/></text:p>
      <text:p text:style-name="P2"><text:s/>22. Module Coding Basics<text:tab/>543 </text:p>
      <text:p text:style-name="P2"><text:s text:c="8"/>Module Creation<text:tab/>543 </text:p>
      <text:p text:style-name="P2"><text:s text:c="8"/>Module Usage<text:tab/>544 </text:p>
      <text:p text:style-name="P2"><text:s text:c="9"/>The import Statement<text:tab/>544 </text:p>
      <text:p text:style-name="P2"><text:s text:c="9"/>The from Statement<text:tab/>545 </text:p>
      <text:p text:style-name="P2"><text:s text:c="9"/>The from * Statement<text:tab/>545 </text:p>
      <text:p text:style-name="P2"><text:s text:c="9"/>Imports Happen Only Once<text:tab/>546 </text:p>
      <text:p text:style-name="P2"><text:s text:c="9"/>import and from Are Assignments<text:tab/>546 </text:p>
      <text:p text:style-name="P2"><text:s text:c="9"/>Cross-File Name Changes<text:tab/>547 </text:p>
      <text:p text:style-name="P2"><text:s text:c="9"/>import and from Equivalence<text:tab/>548 </text:p>
      <text:p text:style-name="P2"><text:s text:c="9"/>Potential Pitfalls of the from Statement<text:tab/>548 </text:p>
      <text:p text:style-name="P2"><text:s text:c="7"/>Module Namespaces<text:tab/>550 </text:p>
      <text:p text:style-name="P2"><text:s text:c="9"/>Files Generate Namespaces<text:tab/>550 </text:p>
      <text:p text:style-name="P2"><text:s text:c="9"/>Attribute Name Qualification<text:tab/>552 </text:p>
      <text:p text:style-name="P2"><text:s text:c="9"/>Imports Versus Scopes<text:tab/>552 </text:p>
      <text:p text:style-name="P2"><text:s text:c="9"/>Namespace Nesting<text:tab/>553 </text:p>
      <text:p text:style-name="P2"><text:s text:c="7"/>Reloading Modules<text:tab/>554 </text:p>
      <text:p text:style-name="P2"><text:s text:c="9"/>reload Basics<text:tab/>555 </text:p>
      <text:p text:style-name="P2"><text:s text:c="9"/>reload Example<text:tab/>556 </text:p>
      <text:p text:style-name="P2"><text:s text:c="7"/>Chapter Summary<text:tab/>558 </text:p>
      <text:p text:style-name="P2"><text:s text:c="7"/>Test Your Knowledge: Quiz<text:tab/>558 </text:p>
      <text:p text:style-name="P2"><text:s text:c="7"/>Test Your Knowledge: Answers<text:tab/>558 </text:p>
      <text:p text:style-name="P2"/>
      <text:p text:style-name="P2">23. Module Packages<text:tab/>561 </text:p>
      <text:p text:style-name="P2"><text:s text:c="7"/>Package Import Basics<text:tab/>561 </text:p>
      <text:p text:style-name="P2"><text:s text:c="9"/>Packages and Search Path Settings<text:tab/>562 </text:p>
      <text:p text:style-name="P2"><text:s text:c="9"/>Package __init__.py Files<text:tab/>563 </text:p>
      <text:p text:style-name="P2"><text:s text:c="7"/>Package Import Example<text:tab/>564 </text:p>
      <text:p text:style-name="P2"><text:s text:c="9"/>from Versus import with Packages<text:tab/>566 </text:p>
      <text:p text:style-name="P2"><text:s text:c="7"/>Why Use Package Imports?<text:tab/>566 </text:p>
      <text:p text:style-name="P2"><text:s text:c="9"/>A Tale of Three Systems<text:tab/>567 </text:p>
      <text:p text:style-name="P2"><text:s text:c="7"/>Package Relative Imports<text:tab/>569 </text:p>
      <text:p text:style-name="P2"><text:s text:c="9"/>Changes in Python 3.0<text:tab/>570 </text:p>
      <text:p text:style-name="P2"><text:s text:c="9"/>Relative Import Basics<text:tab/>570 </text:p>
      <text:p text:style-name="P2"><text:s text:c="9"/>Why Relative Imports?<text:tab/>572 </text:p>
      <text:p text:style-name="P2"><text:s text:c="9"/>The Scope of Relative Imports<text:tab/>574 </text:p>
      <text:p text:style-name="P2"><text:s text:c="9"/>Module Lookup Rules Summary<text:tab/>575 </text:p>
      <text:p text:style-name="P2"><text:soft-page-break/><text:s text:c="9"/>Relative Imports in Action<text:tab/>575 </text:p>
      <text:p text:style-name="P2"><text:s text:c="7"/>Chapter Summary<text:tab/>581 </text:p>
      <text:p text:style-name="P2"><text:s text:c="7"/>Test Your Knowledge: Quiz<text:tab/>582 </text:p>
      <text:p text:style-name="P2"><text:s text:c="7"/>Test Your Knowledge: Answers<text:tab/>582 </text:p>
      <text:p text:style-name="P2"/>
      <text:p text:style-name="P2">24. Advanced Module Topics<text:tab/>583 </text:p>
      <text:p text:style-name="P2"><text:s text:c="7"/>Data Hiding in Modules<text:tab/>583 </text:p>
      <text:p text:style-name="P2"><text:s text:c="9"/>Minimizing from * Damage: _X and __all__<text:tab/>584 </text:p>
      <text:p text:style-name="P2"><text:s text:c="7"/>Enabling Future Language Features<text:tab/>584 </text:p>
      <text:p text:style-name="P2"><text:s text:c="7"/>Mixed Usage Modes: __name__ and __main__<text:tab/>585 </text:p>
      <text:p text:style-name="P2"><text:s text:c="9"/>Unit Tests with __name__<text:tab/>586 </text:p>
      <text:p text:style-name="P2"><text:s text:c="9"/>Using Command-Line Arguments with __name__<text:tab/>587 </text:p>
      <text:p text:style-name="P2"><text:s text:c="7"/>Changing the Module Search Path<text:tab/>590 </text:p>
      <text:p text:style-name="P2"><text:s text:c="7"/>The as Extension for import and from<text:tab/>591 </text:p>
      <text:p text:style-name="P2"><text:s text:c="8"/>Modules Are Objects: Metaprograms<text:tab/>591 </text:p>
      <text:p text:style-name="P2"><text:s text:c="8"/>Importing Modules by Name String<text:tab/>594 </text:p>
      <text:p text:style-name="P2"><text:s text:c="8"/>Transitive Module Reloads<text:tab/>595 </text:p>
      <text:p text:style-name="P2"><text:s text:c="8"/>Module Design Concepts<text:tab/>598 </text:p>
      <text:p text:style-name="P2"><text:s text:c="8"/>Module Gotchas<text:tab/>599 </text:p>
      <text:p text:style-name="P2"><text:s text:c="10"/>Statement Order Matters in Top-Level Code<text:tab/>599 </text:p>
      <text:p text:style-name="P2"><text:s text:c="10"/>from Copies Names but Doesn’t Link<text:tab/>600 </text:p>
      <text:p text:style-name="P2"><text:s text:c="10"/>from * Can Obscure the Meaning of Variables<text:tab/>601 </text:p>
      <text:p text:style-name="P2"><text:s text:c="10"/>reload May Not Impact from Imports<text:tab/>601 </text:p>
      <text:p text:style-name="P2"><text:s text:c="10"/>reload, from, and Interactive Testing<text:tab/>602 </text:p>
      <text:p text:style-name="P2"><text:s text:c="10"/>Recursive from Imports May Not Work<text:tab/>603 </text:p>
      <text:p text:style-name="P2"><text:s text:c="8"/>Chapter Summary<text:tab/>604 </text:p>
      <text:p text:style-name="P2"><text:s text:c="8"/>Test Your Knowledge: Quiz<text:tab/>604 </text:p>
      <text:p text:style-name="P2"><text:s text:c="8"/>Test Your Knowledge: Answers<text:tab/>605 </text:p>
      <text:p text:style-name="P2"><text:s text:c="8"/>Test Your Knowledge: Part V Exercises<text:tab/>605 </text:p>
      <text:p text:style-name="P2"/>
      <text:p text:style-name="P2">Part VI. Classes and OOP </text:p>
      <text:p text:style-name="P2"/>
      <text:p text:style-name="P2"><text:s/>25. OOP: The Big Picture<text:tab/>611 </text:p>
      <text:p text:style-name="P2"><text:s text:c="8"/>Why Use Classes?<text:tab/>612 </text:p>
      <text:p text:style-name="P2"><text:s text:c="8"/>OOP from 30,000 Feet<text:tab/>613 </text:p>
      <text:p text:style-name="P2"><text:s text:c="10"/>Attribute Inheritance Search<text:tab/>613 </text:p>
      <text:p text:style-name="P2"><text:s text:c="10"/>Classes and Instances<text:tab/>615 </text:p>
      <text:p text:style-name="P2"><text:s text:c="10"/>Class Method Calls<text:tab/>616 </text:p>
      <text:p text:style-name="P2"><text:s text:c="10"/>Coding Class Trees<text:tab/>616 </text:p>
      <text:p text:style-name="P2"><text:s text:c="10"/>OOP Is About Code Reuse<text:tab/>619 </text:p>
      <text:p text:style-name="P2"><text:s text:c="8"/>Chapter Summary<text:tab/>622 </text:p>
      <text:p text:style-name="P2"><text:s text:c="8"/>Test Your Knowledge: Quiz<text:tab/>622 </text:p>
      <text:p text:style-name="P2"><text:s text:c="8"/>Test Your Knowledge: Answers<text:tab/>622 </text:p>
      <text:p text:style-name="P2"/>
      <text:p text:style-name="P2"><text:s/>26. Class Coding Basics<text:tab/>625 </text:p>
      <text:p text:style-name="P2"><text:s text:c="8"/>Classes Generate Multiple Instance Objects<text:tab/>625 </text:p>
      <text:p text:style-name="P2"><text:s text:c="10"/>Class Objects Provide Default Behavior<text:tab/>626 </text:p>
      <text:p text:style-name="P2"><text:s text:c="10"/>Instance Objects Are Concrete Items<text:tab/>626 </text:p>
      <text:p text:style-name="P2"><text:s text:c="10"/>A First Example<text:tab/>627 </text:p>
      <text:p text:style-name="P2"><text:s text:c="8"/>Classes Are Customized by Inheritance<text:tab/>629 </text:p>
      <text:p text:style-name="P2"><text:s text:c="10"/>A Second Example<text:tab/>630 </text:p>
      <text:p text:style-name="P2"><text:s text:c="10"/>Classes Are Attributes in Modules<text:tab/>631 </text:p>
      <text:p text:style-name="P2"><text:soft-page-break/><text:s text:c="8"/>Classes Can Intercept Python Operators<text:tab/>633 </text:p>
      <text:p text:style-name="P2"><text:s text:c="10"/>A Third Example<text:tab/>634 </text:p>
      <text:p text:style-name="P2"><text:s text:c="10"/>Why Use Operator Overloading?<text:tab/>636 </text:p>
      <text:p text:style-name="P2"><text:s text:c="8"/>The World’s Simplest Python Class<text:tab/>636 </text:p>
      <text:p text:style-name="P2"><text:s text:c="9"/>Classes Versus Dictionaries<text:tab/>639 </text:p>
      <text:p text:style-name="P2"><text:s text:c="7"/>Chapter Summary<text:tab/>641 </text:p>
      <text:p text:style-name="P2"><text:s text:c="7"/>Test Your Knowledge: Quiz<text:tab/>641 </text:p>
      <text:p text:style-name="P2"><text:s text:c="7"/>Test Your Knowledge: Answers<text:tab/>641 </text:p>
      <text:p text:style-name="P2"/>
      <text:p text:style-name="P2">27. A More Realistic Example<text:tab/>643 </text:p>
      <text:p text:style-name="P2"><text:s text:c="7"/>Step 1: Making Instances<text:tab/>644 </text:p>
      <text:p text:style-name="P2"><text:s text:c="10"/>Coding Constructors<text:tab/>644 </text:p>
      <text:p text:style-name="P2"><text:s text:c="10"/>Testing As You Go<text:tab/>645 </text:p>
      <text:p text:style-name="P2"><text:s text:c="10"/>Using Code Two Ways<text:tab/>646 </text:p>
      <text:p text:style-name="P2"><text:s text:c="7"/>Step 2: Adding Behavior Methods<text:tab/>648 </text:p>
      <text:p text:style-name="P2"><text:s text:c="10"/>Coding Methods<text:tab/>649 </text:p>
      <text:p text:style-name="P2"><text:s text:c="7"/>Step 3: Operator Overloading<text:tab/>651 </text:p>
      <text:p text:style-name="P2"><text:s text:c="10"/>Providing Print Displays<text:tab/>652 </text:p>
      <text:p text:style-name="P2"><text:s text:c="7"/>Step 4: Customizing Behavior by Subclassing<text:tab/>653 </text:p>
      <text:p text:style-name="P2"><text:s text:c="10"/>Coding Subclasses<text:tab/>653 </text:p>
      <text:p text:style-name="P2"><text:s text:c="10"/>Augmenting Methods: The Bad Way<text:tab/>654 </text:p>
      <text:p text:style-name="P2"><text:s text:c="10"/>Augmenting Methods: The Good Way<text:tab/>654 </text:p>
      <text:p text:style-name="P2"><text:s text:c="10"/>Polymorphism in Action<text:tab/>656 </text:p>
      <text:p text:style-name="P2"><text:s text:c="10"/>Inherit, Customize, and Extend<text:tab/>657 </text:p>
      <text:p text:style-name="P2"><text:s text:c="10"/>OOP: The Big Idea<text:tab/>658 </text:p>
      <text:p text:style-name="P2"><text:s text:c="7"/>Step 5: Customizing Constructors, Too<text:tab/>658 </text:p>
      <text:p text:style-name="P2"><text:s text:c="10"/>OOP Is Simpler Than You May Think<text:tab/>660 </text:p>
      <text:p text:style-name="P2"><text:s text:c="10"/>Other Ways to Combine Classes<text:tab/>660 </text:p>
      <text:p text:style-name="P2"><text:s text:c="7"/>Step 6: Using Introspection Tools<text:tab/>663 </text:p>
      <text:p text:style-name="P2"><text:s text:c="10"/>Special Class Attributes<text:tab/>664 </text:p>
      <text:p text:style-name="P2"><text:s text:c="10"/>A Generic Display Tool<text:tab/>665 </text:p>
      <text:p text:style-name="P2"><text:s text:c="10"/>Instance Versus Class Attributes<text:tab/>666 </text:p>
      <text:p text:style-name="P2"><text:s text:c="10"/>Name Considerations in Tool Classes<text:tab/>667 </text:p>
      <text:p text:style-name="P2"><text:s text:c="10"/>Our Classes’ Final Form<text:tab/>668 </text:p>
      <text:p text:style-name="P2"><text:s text:c="7"/>Step 7 (Final): Storing Objects in a Database<text:tab/>669 </text:p>
      <text:p text:style-name="P2"><text:s text:c="10"/>Pickles and Shelves<text:tab/>670 </text:p>
      <text:p text:style-name="P2"><text:s text:c="10"/>Storing Objects on a Shelve Database<text:tab/>671 </text:p>
      <text:p text:style-name="P2"><text:s text:c="10"/>Exploring Shelves Interactively<text:tab/>672 </text:p>
      <text:p text:style-name="P2"><text:s text:c="10"/>Updating Objects on a Shelve<text:tab/>674 </text:p>
      <text:p text:style-name="P2"><text:s text:c="7"/>Future Directions<text:tab/>675 </text:p>
      <text:p text:style-name="P2"><text:s text:c="7"/>Chapter Summary<text:tab/>677 </text:p>
      <text:p text:style-name="P2"><text:s text:c="7"/>Test Your Knowledge: Quiz<text:tab/>677 </text:p>
      <text:p text:style-name="P2"><text:s text:c="7"/>Test Your Knowledge: Answers<text:tab/>678 </text:p>
      <text:p text:style-name="P2"/>
      <text:p text:style-name="P2">28. Class Coding Details<text:tab/>681 </text:p>
      <text:p text:style-name="P2"><text:s text:c="7"/>The class Statement<text:tab/>681 </text:p>
      <text:p text:style-name="P2"><text:s text:c="9"/>General Form<text:tab/>681 </text:p>
      <text:p text:style-name="P2"><text:s text:c="11"/>Example<text:tab/>682 </text:p>
      <text:p text:style-name="P2"><text:s text:c="8"/>Methods<text:tab/>684 </text:p>
      <text:p text:style-name="P2"><text:s text:c="11"/>Method Example<text:tab/>685 </text:p>
      <text:p text:style-name="P2"><text:s text:c="11"/>Calling Superclass Constructors<text:tab/>686 </text:p>
      <text:p text:style-name="P2"><text:s text:c="11"/>Other Method Call Possibilities<text:tab/>686 </text:p>
      <text:p text:style-name="P2"><text:soft-page-break/><text:s text:c="8"/>Inheritance<text:tab/>687 </text:p>
      <text:p text:style-name="P2"><text:s text:c="11"/>Attribute Tree Construction<text:tab/>687 </text:p>
      <text:p text:style-name="P2"><text:s text:c="11"/>Specializing Inherited Methods<text:tab/>687 </text:p>
      <text:p text:style-name="P2"><text:s text:c="11"/>Class Interface Techniques<text:tab/>689 </text:p>
      <text:p text:style-name="P2"><text:s text:c="11"/>Abstract Superclasses<text:tab/>690 </text:p>
      <text:p text:style-name="P2"><text:s text:c="11"/>Python 2.6 and 3.0 Abstract Superclasses<text:tab/>692 </text:p>
      <text:p text:style-name="P2"><text:s text:c="8"/>Namespaces: The Whole Story<text:tab/>693 </text:p>
      <text:p text:style-name="P2"><text:s text:c="11"/>Simple Names: Global Unless Assigned<text:tab/>693 </text:p>
      <text:p text:style-name="P2"><text:s text:c="11"/>Attribute Names: Object Namespaces<text:tab/>693 </text:p>
      <text:p text:style-name="P2"><text:s text:c="11"/>The “Zen” of Python Namespaces: Assignments Classify Names<text:tab/>694 </text:p>
      <text:p text:style-name="P2"><text:s text:c="11"/>Namespace Dictionaries<text:tab/>696 </text:p>
      <text:p text:style-name="P2"><text:s text:c="11"/>Namespace Links<text:tab/>699 </text:p>
      <text:p text:style-name="P2"><text:s text:c="8"/>Documentation Strings Revisited<text:tab/>701 </text:p>
      <text:p text:style-name="P2"><text:s text:c="8"/>Classes Versus Modules<text:tab/>703 </text:p>
      <text:p text:style-name="P2"><text:s text:c="8"/>Chapter Summary<text:tab/>703 </text:p>
      <text:p text:style-name="P2"><text:s text:c="8"/>Test Your Knowledge: Quiz<text:tab/>703 </text:p>
      <text:p text:style-name="P2"><text:s text:c="8"/>Test Your Knowledge: Answers<text:tab/>704 </text:p>
      <text:p text:style-name="P2"/>
      <text:p text:style-name="P2"><text:s/>29. Operator Overloading<text:tab/>705 </text:p>
      <text:p text:style-name="P2"><text:s text:c="8"/>The Basics<text:tab/>705 </text:p>
      <text:p text:style-name="P2"><text:s text:c="11"/>Constructors and Expressions: __init__ and __sub__<text:tab/>706 </text:p>
      <text:p text:style-name="P2"><text:s text:c="11"/>Common Operator Overloading Methods<text:tab/>706 </text:p>
      <text:p text:style-name="P2"><text:s text:c="8"/>Indexing and Slicing: __getitem__ and __setitem__<text:tab/>708 </text:p>
      <text:p text:style-name="P2"><text:s text:c="11"/>Intercepting Slices<text:tab/>708 </text:p>
      <text:p text:style-name="P2"><text:s text:c="8"/>Index Iteration: __getitem__<text:tab/>710 </text:p>
      <text:p text:style-name="P2"><text:s text:c="8"/>Iterator Objects: __iter__ and __next__<text:tab/>711 </text:p>
      <text:p text:style-name="P2"><text:s text:c="11"/>User-Defined Iterators<text:tab/>712 </text:p>
      <text:p text:style-name="P2"><text:s text:c="11"/>Multiple Iterators on One Object<text:tab/>714 </text:p>
      <text:p text:style-name="P2"><text:s text:c="8"/>Membership: __contains__, __iter__, and __getitem__<text:tab/>716 </text:p>
      <text:p text:style-name="P2"><text:s text:c="8"/>Attribute Reference: __getattr__ and __setattr__<text:tab/>718 </text:p>
      <text:p text:style-name="P2"><text:s text:c="11"/>Other Attribute Management Tools<text:tab/>719 </text:p>
      <text:p text:style-name="P2"><text:s text:c="11"/>Emulating Privacy for Instance Attributes: Part 1<text:tab/>720 </text:p>
      <text:p text:style-name="P2"><text:s text:c="8"/>String Representation: __repr__ and __str__<text:tab/>721 </text:p>
      <text:p text:style-name="P2"><text:s text:c="8"/>Right-Side and In-Place Addition: __radd__ and __iadd__<text:tab/>723 </text:p>
      <text:p text:style-name="P2"><text:s text:c="11"/>In-Place Addition<text:tab/>725 </text:p>
      <text:p text:style-name="P2"><text:s text:c="8"/>Call Expressions: __call__<text:tab/>725 </text:p>
      <text:p text:style-name="P2"><text:s text:c="11"/>Function Interfaces and Callback-Based Code<text:tab/>727 </text:p>
      <text:p text:style-name="P2"><text:s text:c="8"/>Comparisons: __lt__, __gt__, and Others<text:tab/>728 </text:p>
      <text:p text:style-name="P2"><text:s text:c="9"/>The 2.6 __cmp__ Method (Removed in 3.0)<text:tab/>729 </text:p>
      <text:p text:style-name="P2"><text:s text:c="7"/>Boolean Tests: __bool__ and __len__<text:tab/>730 </text:p>
      <text:p text:style-name="P2"><text:s text:c="7"/>Object Destruction: __del__<text:tab/>732 </text:p>
      <text:p text:style-name="P2"><text:s text:c="7"/>Chapter Summary<text:tab/>733 </text:p>
      <text:p text:style-name="P2"><text:s text:c="7"/>Test Your Knowledge: Quiz<text:tab/>734 </text:p>
      <text:p text:style-name="P2"><text:s text:c="7"/>Test Your Knowledge: Answers<text:tab/>734 </text:p>
      <text:p text:style-name="P2"/>
      <text:p text:style-name="P2">30. Designing with Classes<text:tab/>737 </text:p>
      <text:p text:style-name="P2"><text:s text:c="7"/>Python and OOP<text:tab/>737 </text:p>
      <text:p text:style-name="P2"><text:s text:c="10"/>Overloading by Call Signatures (or Not)<text:tab/>738 </text:p>
      <text:p text:style-name="P2"><text:s text:c="7"/>OOP and Inheritance: “Is-a” Relationships<text:tab/>739 </text:p>
      <text:p text:style-name="P2"><text:s text:c="7"/>OOP and Composition: “Has-a” Relationships<text:tab/>740 </text:p>
      <text:p text:style-name="P2"><text:s text:c="10"/>Stream Processors Revisited<text:tab/>742 </text:p>
      <text:p text:style-name="P2"><text:s text:c="7"/>OOP and Delegation: “Wrapper” Objects<text:tab/>745 </text:p>
      <text:p text:style-name="P2"><text:soft-page-break/><text:s text:c="7"/>Pseudoprivate Class Attributes<text:tab/>747 </text:p>
      <text:p text:style-name="P2"><text:s text:c="10"/>Name Mangling Overview<text:tab/>748 </text:p>
      <text:p text:style-name="P2"><text:s text:c="10"/>Why Use Pseudoprivate Attributes?<text:tab/>748 </text:p>
      <text:p text:style-name="P2"><text:s text:c="7"/>Methods Are Objects: Bound or Unbound<text:tab/>750 </text:p>
      <text:p text:style-name="P2"><text:s text:c="10"/>Unbound Methods are Functions in 3.0<text:tab/>752 </text:p>
      <text:p text:style-name="P2"><text:s text:c="10"/>Bound Methods and Other Callable Objects<text:tab/>754 </text:p>
      <text:p text:style-name="P2"><text:s text:c="7"/>Multiple Inheritance: “Mix-in” Classes<text:tab/>756 </text:p>
      <text:p text:style-name="P2"><text:s text:c="10"/>Coding Mix-in Display Classes<text:tab/>757 </text:p>
      <text:p text:style-name="P2"><text:s text:c="7"/>Classes Are Objects: Generic Object Factories<text:tab/>768 </text:p>
      <text:p text:style-name="P2"><text:s text:c="10"/>Why Factories?<text:tab/>769 </text:p>
      <text:p text:style-name="P2"><text:s text:c="7"/>Other Design-Related Topics<text:tab/>770 </text:p>
      <text:p text:style-name="P2"><text:s text:c="7"/>Chapter Summary<text:tab/>770 </text:p>
      <text:p text:style-name="P2"><text:s text:c="7"/>Test Your Knowledge: Quiz<text:tab/>770 </text:p>
      <text:p text:style-name="P2"><text:s text:c="7"/>Test Your Knowledge: Answers<text:tab/>771 </text:p>
      <text:p text:style-name="P2"><text:s/></text:p>
      <text:p text:style-name="P2">31. Advanced Class Topics<text:tab/>773 </text:p>
      <text:p text:style-name="P2"><text:s text:c="7"/>Extending Built-in Types<text:tab/>773 </text:p>
      <text:p text:style-name="P2"><text:s text:c="10"/>Extending Types by Embedding<text:tab/>774 </text:p>
      <text:p text:style-name="P2"><text:s text:c="10"/>Extending Types by Subclassing<text:tab/>775 </text:p>
      <text:p text:style-name="P2"><text:s text:c="7"/>The “New-Style” Class Model<text:tab/>777 </text:p>
      <text:p text:style-name="P2"><text:s text:c="7"/>New-Style Class Changes<text:tab/>778 </text:p>
      <text:p text:style-name="P2"><text:s text:c="10"/>Type Model Changes<text:tab/>779 </text:p>
      <text:p text:style-name="P2"><text:s text:c="10"/>Diamond Inheritance Change<text:tab/>783 </text:p>
      <text:p text:style-name="P2"><text:s text:c="7"/>New-Style Class Extensions<text:tab/>788 </text:p>
      <text:p text:style-name="P2"><text:s text:c="10"/>Instance Slots<text:tab/>788 </text:p>
      <text:p text:style-name="P2"><text:s text:c="10"/>Class Properties<text:tab/>792 </text:p>
      <text:p text:style-name="P2"><text:s text:c="10"/>__getattribute__ and Descriptors<text:tab/>794 </text:p>
      <text:p text:style-name="P2"><text:s text:c="10"/>Metaclasses<text:tab/>794 </text:p>
      <text:p text:style-name="P2"><text:s text:c="7"/>Static and Class Methods<text:tab/>795 </text:p>
      <text:p text:style-name="P2"><text:s text:c="10"/>Why the Special Methods?<text:tab/>795 </text:p>
      <text:p text:style-name="P2"><text:s text:c="10"/>Static Methods in 2.6 and 3.0<text:tab/>796 </text:p>
      <text:p text:style-name="P2"><text:s text:c="10"/>Static Method Alternatives<text:tab/>798 </text:p>
      <text:p text:style-name="P2"><text:s text:c="10"/>Using Static and Class Methods<text:tab/>799 </text:p>
      <text:p text:style-name="P2"><text:s text:c="10"/>Counting Instances with Static Methods<text:tab/>800 </text:p>
      <text:p text:style-name="P2"><text:s text:c="10"/>Counting Instances with Class Methods<text:tab/>802 </text:p>
      <text:p text:style-name="P2"><text:s text:c="8"/>Decorators and Metaclasses: Part 1<text:tab/>804 </text:p>
      <text:p text:style-name="P2"><text:s text:c="10"/>Function Decorator Basics<text:tab/>804 </text:p>
      <text:p text:style-name="P2"><text:s text:c="10"/>A First Function Decorator Example<text:tab/>805 </text:p>
      <text:p text:style-name="P2"><text:s text:c="10"/>Class Decorators and Metaclasses<text:tab/>807 </text:p>
      <text:p text:style-name="P2"><text:s text:c="10"/>For More Details<text:tab/>808 </text:p>
      <text:p text:style-name="P2"><text:s text:c="8"/>Class Gotchas<text:tab/>808 </text:p>
      <text:p text:style-name="P2"><text:s text:c="10"/>Changing Class Attributes Can Have Side Effects<text:tab/>808 </text:p>
      <text:p text:style-name="P2"><text:s text:c="10"/>Changing Mutable Class Attributes Can Have Side Effects, Too<text:tab/>810 </text:p>
      <text:p text:style-name="P2"><text:s text:c="10"/>Multiple Inheritance: Order Matters<text:tab/>811 </text:p>
      <text:p text:style-name="P2"><text:s text:c="10"/>Methods, Classes, and Nested Scopes<text:tab/>812 </text:p>
      <text:p text:style-name="P2"><text:s text:c="10"/>Delegation-Based Classes in 3.0: __getattr__ and built-ins<text:tab/>814 </text:p>
      <text:p text:style-name="P2"><text:s text:c="10"/>“Overwrapping-itis”<text:tab/>814 </text:p>
      <text:p text:style-name="P2"><text:s text:c="8"/>Chapter Summary<text:tab/>815 </text:p>
      <text:p text:style-name="P2"><text:s text:c="8"/>Test Your Knowledge: Quiz<text:tab/>815 </text:p>
      <text:p text:style-name="P2"><text:s text:c="8"/>Test Your Knowledge: Answers<text:tab/>815 </text:p>
      <text:p text:style-name="P2"><text:s text:c="8"/>Test Your Knowledge: Part VI Exercises<text:tab/>816 </text:p>
      <text:p text:style-name="P2"/>
      <text:p text:style-name="P2"><text:soft-page-break/>Part VII. Exceptions and Tools </text:p>
      <text:p text:style-name="P2"/>
      <text:p text:style-name="P2"><text:s/>32. Exception Basics<text:tab/>825 </text:p>
      <text:p text:style-name="P2"><text:s text:c="8"/>Why Use Exceptions?<text:tab/>825 </text:p>
      <text:p text:style-name="P2"><text:s text:c="10"/>Exception Roles<text:tab/>826 </text:p>
      <text:p text:style-name="P2"><text:s text:c="8"/>Exceptions: The Short Story<text:tab/>827 </text:p>
      <text:p text:style-name="P2"><text:s text:c="10"/>Default Exception Handler<text:tab/>827 </text:p>
      <text:p text:style-name="P2"><text:s text:c="10"/>Catching Exceptions<text:tab/>828 </text:p>
      <text:p text:style-name="P2"><text:s text:c="10"/>Raising Exceptions<text:tab/>829 </text:p>
      <text:p text:style-name="P2"><text:s text:c="10"/>User-Defined Exceptions<text:tab/>830 </text:p>
      <text:p text:style-name="P2"><text:s text:c="10"/>Termination Actions<text:tab/>830 </text:p>
      <text:p text:style-name="P2"><text:s text:c="8"/>Chapter Summary<text:tab/>833 </text:p>
      <text:p text:style-name="P2"><text:s text:c="8"/>Test Your Knowledge: Quiz<text:tab/>833 </text:p>
      <text:p text:style-name="P2"><text:s text:c="8"/>Test Your Knowledge: Answers<text:tab/>833 </text:p>
      <text:p text:style-name="P2"><text:s/></text:p>
      <text:p text:style-name="P2"><text:s/>33. Exception Coding Details<text:tab/>835 </text:p>
      <text:p text:style-name="P2"><text:s text:c="8"/>The try/except/else Statement<text:tab/>835 </text:p>
      <text:p text:style-name="P2"><text:s text:c="10"/>try Statement Clauses<text:tab/>837 </text:p>
      <text:p text:style-name="P2"><text:s text:c="10"/>The try else Clause<text:tab/>839 </text:p>
      <text:p text:style-name="P2"><text:s text:c="10"/>Example: Default Behavior<text:tab/>840 </text:p>
      <text:p text:style-name="P2"><text:s text:c="10"/>Example: Catching Built-in Exceptions<text:tab/>841 </text:p>
      <text:p text:style-name="P2"><text:s text:c="7"/>The try/finally Statement<text:tab/>842 </text:p>
      <text:p text:style-name="P2"><text:s text:c="10"/>Example: Coding Termination Actions with try/finally<text:tab/>843 </text:p>
      <text:p text:style-name="P2"><text:s text:c="7"/>Unified try/except/finally<text:tab/>844 </text:p>
      <text:p text:style-name="P2"><text:s text:c="10"/>Unified try Statement Syntax<text:tab/>845 </text:p>
      <text:p text:style-name="P2"><text:s text:c="10"/>Combining finally and except by Nesting<text:tab/>845 </text:p>
      <text:p text:style-name="P2"><text:s text:c="10"/>Unified try Example<text:tab/>846 </text:p>
      <text:p text:style-name="P2"><text:s text:c="7"/>The raise Statement<text:tab/>848 </text:p>
      <text:p text:style-name="P2"><text:s text:c="10"/>Propagating Exceptions with raise<text:tab/>849 </text:p>
      <text:p text:style-name="P2"><text:s text:c="10"/>Python 3.0 Exception Chaining: raise from<text:tab/>849 </text:p>
      <text:p text:style-name="P2"><text:s text:c="7"/>The assert Statement<text:tab/>850 </text:p>
      <text:p text:style-name="P2"><text:s text:c="10"/>Example: Trapping Constraints (but Not Errors!)<text:tab/>851 </text:p>
      <text:p text:style-name="P2"><text:s text:c="7"/>with/as Context Managers<text:tab/>851 </text:p>
      <text:p text:style-name="P2"><text:s text:c="10"/>Basic Usage<text:tab/>852 </text:p>
      <text:p text:style-name="P2"><text:s text:c="10"/>The Context Management Protocol<text:tab/>853 </text:p>
      <text:p text:style-name="P2"><text:s text:c="7"/>Chapter Summary<text:tab/>855 </text:p>
      <text:p text:style-name="P2"><text:s text:c="7"/>Test Your Knowledge: Quiz<text:tab/>856 </text:p>
      <text:p text:style-name="P2"><text:s text:c="7"/>Test Your Knowledge: Answers<text:tab/>856 </text:p>
      <text:p text:style-name="P2"/>
      <text:p text:style-name="P2">34. Exception Objects<text:tab/>857 </text:p>
      <text:p text:style-name="P2"><text:s text:c="7"/>Exceptions: Back to the Future<text:tab/>858 </text:p>
      <text:p text:style-name="P2"><text:s text:c="9"/>String Exceptions Are Right Out!<text:tab/>858 </text:p>
      <text:p text:style-name="P2"><text:s text:c="9"/>Class-Based Exceptions<text:tab/>859 </text:p>
      <text:p text:style-name="P2"><text:s text:c="9"/>Coding Exceptions Classes<text:tab/>859 </text:p>
      <text:p text:style-name="P2"><text:s text:c="7"/>Why Exception Hierarchies?<text:tab/>861 </text:p>
      <text:p text:style-name="P2"><text:s text:c="7"/>Built-in Exception Classes<text:tab/>864 </text:p>
      <text:p text:style-name="P2"><text:s text:c="9"/>Built-in Exception Categories<text:tab/>865 </text:p>
      <text:p text:style-name="P2"><text:s text:c="9"/>Default Printing and State<text:tab/>866 </text:p>
      <text:p text:style-name="P2"><text:s text:c="7"/>Custom Print Displays<text:tab/>867 </text:p>
      <text:p text:style-name="P2"><text:s text:c="7"/>Custom Data and Behavior<text:tab/>868 </text:p>
      <text:p text:style-name="P2"><text:s text:c="9"/>Providing Exception Details<text:tab/>868 </text:p>
      <text:p text:style-name="P2"><text:s text:c="9"/>Providing Exception Methods<text:tab/>869 </text:p>
      <text:p text:style-name="P2"><text:soft-page-break/><text:s text:c="7"/>Chapter Summary<text:tab/>870 </text:p>
      <text:p text:style-name="P2"><text:s text:c="7"/>Test Your Knowledge: Quiz<text:tab/>871 </text:p>
      <text:p text:style-name="P2"><text:s text:c="7"/>Test Your Knowledge: Answers<text:tab/>871 </text:p>
      <text:p text:style-name="P2"/>
      <text:p text:style-name="P2">35. Designing with Exceptions<text:tab/>873 </text:p>
      <text:p text:style-name="P2"><text:s text:c="7"/>Nesting Exception Handlers<text:tab/>873 </text:p>
      <text:p text:style-name="P2"><text:s text:c="9"/>Example: Control-Flow Nesting<text:tab/>875 </text:p>
      <text:p text:style-name="P2"><text:s text:c="9"/>Example: Syntactic Nesting<text:tab/>875 </text:p>
      <text:p text:style-name="P2"><text:s text:c="7"/>Exception Idioms<text:tab/>877 </text:p>
      <text:p text:style-name="P2"><text:s text:c="9"/>Exceptions Aren’t Always Errors<text:tab/>877 </text:p>
      <text:p text:style-name="P2"><text:s text:c="10"/>Functions Can Signal Conditions with raise<text:tab/>878 </text:p>
      <text:p text:style-name="P2"><text:s text:c="10"/>Closing Files and Server Connections<text:tab/>878 </text:p>
      <text:p text:style-name="P2"><text:s text:c="10"/>Debugging with Outer try Statements<text:tab/>879 </text:p>
      <text:p text:style-name="P2"><text:s text:c="10"/>Running In-Process Tests<text:tab/>880 </text:p>
      <text:p text:style-name="P2"><text:s text:c="10"/>More on sys.exc_info<text:tab/>881 </text:p>
      <text:p text:style-name="P2"><text:s text:c="8"/>Exception Design Tips and Gotchas<text:tab/>882 </text:p>
      <text:p text:style-name="P2"><text:s text:c="10"/>What Should Be Wrapped<text:tab/>882 </text:p>
      <text:p text:style-name="P2"><text:s text:c="10"/>Catching Too Much: Avoid Empty except and Exception<text:tab/>883 </text:p>
      <text:p text:style-name="P2"><text:s text:c="10"/>Catching Too Little: Use Class-Based Categories<text:tab/>885 </text:p>
      <text:p text:style-name="P2"><text:s text:c="8"/>Core Language Summary<text:tab/>885 </text:p>
      <text:p text:style-name="P2"><text:s text:c="10"/>The Python Toolset<text:tab/>886 </text:p>
      <text:p text:style-name="P2"><text:s text:c="10"/>Development Tools for Larger Projects<text:tab/>887 </text:p>
      <text:p text:style-name="P2"><text:s text:c="8"/>Chapter Summary<text:tab/>890 </text:p>
      <text:p text:style-name="P2"><text:s text:c="8"/>Test Your Knowledge: Quiz<text:tab/>891 </text:p>
      <text:p text:style-name="P2"><text:s text:c="8"/>Test Your Knowledge: Answers<text:tab/>891 </text:p>
      <text:p text:style-name="P2"><text:s text:c="8"/>Test Your Knowledge: Part VII Exercises<text:tab/>891 </text:p>
      <text:p text:style-name="P2"/>
      <text:p text:style-name="P2">Part VIII. Advanced Topics </text:p>
      <text:p text:style-name="P2"/>
      <text:p text:style-name="P2"><text:s/>36. Unicode and Byte Strings<text:tab/>895 </text:p>
      <text:p text:style-name="P2"><text:s text:c="8"/>String Changes in 3.0<text:tab/>896 </text:p>
      <text:p text:style-name="P2"><text:s text:c="8"/>String Basics<text:tab/>897 </text:p>
      <text:p text:style-name="P2"><text:s text:c="11"/>Character Encoding Schemes<text:tab/>897 </text:p>
      <text:p text:style-name="P2"><text:s text:c="11"/>Python’s String Types<text:tab/>899 </text:p>
      <text:p text:style-name="P2"><text:s text:c="11"/>Text and Binary Files<text:tab/>900 </text:p>
      <text:p text:style-name="P2"><text:s text:c="8"/>Python 3.0 Strings in Action<text:tab/>902 </text:p>
      <text:p text:style-name="P2"><text:s text:c="11"/>Literals and Basic Properties<text:tab/>902 </text:p>
      <text:p text:style-name="P2"><text:s text:c="11"/>Conversions<text:tab/>903 </text:p>
      <text:p text:style-name="P2"><text:s text:c="8"/>Coding Unicode Strings<text:tab/>904 </text:p>
      <text:p text:style-name="P2"><text:s text:c="11"/>Coding ASCII Text<text:tab/>905 </text:p>
      <text:p text:style-name="P2"><text:s text:c="11"/>Coding Non-ASCII Text<text:tab/>905 </text:p>
      <text:p text:style-name="P2"><text:s text:c="11"/>Encoding and Decoding Non-ASCII text<text:tab/>906 </text:p>
      <text:p text:style-name="P2"><text:s text:c="11"/>Other Unicode Coding Techniques<text:tab/>907 </text:p>
      <text:p text:style-name="P2"><text:s text:c="11"/>Converting Encodings<text:tab/>909 </text:p>
      <text:p text:style-name="P2"><text:s text:c="11"/>Coding Unicode Strings in Python 2.6<text:tab/>910 </text:p>
      <text:p text:style-name="P2"><text:s text:c="11"/>Source File Character Set Encoding Declarations<text:tab/>912 </text:p>
      <text:p text:style-name="P2"><text:s text:c="8"/>Using 3.0 Bytes Objects<text:tab/>913 </text:p>
      <text:p text:style-name="P2"><text:s text:c="11"/>Method Calls<text:tab/>913 </text:p>
      <text:p text:style-name="P2"><text:s text:c="11"/>Sequence Operations<text:tab/>914 </text:p>
      <text:p text:style-name="P2"><text:s text:c="11"/>Other Ways to Make bytes Objects<text:tab/>915 </text:p>
      <text:p text:style-name="P2"><text:s text:c="11"/>Mixing String Types<text:tab/>916 </text:p>
      <text:p text:style-name="P2"><text:s text:c="8"/>Using 3.0 (and 2.6) bytearray Objects<text:tab/>917 </text:p>
      <text:p text:style-name="P2"><text:soft-page-break/><text:s text:c="7"/>Using Text and Binary Files<text:tab/>920 </text:p>
      <text:p text:style-name="P2"><text:s text:c="9"/>Text File Basics<text:tab/>920 </text:p>
      <text:p text:style-name="P2"><text:s text:c="9"/>Text and Binary Modes in 3.0<text:tab/>921 </text:p>
      <text:p text:style-name="P2"><text:s text:c="9"/>Type and Content Mismatches<text:tab/>923 </text:p>
      <text:p text:style-name="P2"><text:s text:c="7"/>Using Unicode Files<text:tab/>924 </text:p>
      <text:p text:style-name="P2"><text:s text:c="9"/>Reading and Writing Unicode in 3.0<text:tab/>924 </text:p>
      <text:p text:style-name="P2"><text:s text:c="9"/>Handling the BOM in 3.0<text:tab/>926 </text:p>
      <text:p text:style-name="P2"><text:s text:c="9"/>Unicode Files in 2.6<text:tab/>928 </text:p>
      <text:p text:style-name="P2"><text:s text:c="7"/>Other String Tool Changes in 3.0<text:tab/>929 </text:p>
      <text:p text:style-name="P2"><text:s text:c="9"/>The re Pattern Matching Module<text:tab/>929 </text:p>
      <text:p text:style-name="P2"><text:s text:c="9"/>The struct Binary Data Module<text:tab/>930 </text:p>
      <text:p text:style-name="P2"><text:s text:c="9"/>The pickle Object Serialization Module<text:tab/>932 </text:p>
      <text:p text:style-name="P2"><text:s text:c="9"/>XML Parsing Tools<text:tab/>934 </text:p>
      <text:p text:style-name="P2"><text:s text:c="7"/>Chapter Summary<text:tab/>937 </text:p>
      <text:p text:style-name="P2"><text:s text:c="7"/>Test Your Knowledge: Quiz<text:tab/>937 </text:p>
      <text:p text:style-name="P2"><text:s text:c="7"/>Test Your Knowledge: Answers<text:tab/>937 </text:p>
      <text:p text:style-name="P2"/>
      <text:p text:style-name="P2">37. Managed Attributes<text:tab/>941 </text:p>
      <text:p text:style-name="P2"><text:s text:c="7"/>Why Manage Attributes?<text:tab/>941 </text:p>
      <text:p text:style-name="P2"><text:s text:c="10"/>Inserting Code to Run on Attribute Access<text:tab/>942 </text:p>
      <text:p text:style-name="P2"><text:s text:c="7"/>Properties<text:tab/>943 </text:p>
      <text:p text:style-name="P2"><text:s text:c="10"/>The Basics<text:tab/>943 </text:p>
      <text:p text:style-name="P2"><text:s text:c="10"/>A First Example<text:tab/>944 </text:p>
      <text:p text:style-name="P2"><text:s text:c="10"/>Computed Attributes<text:tab/>945 </text:p>
      <text:p text:style-name="P2"><text:s text:c="10"/>Coding Properties with Decorators<text:tab/>946 </text:p>
      <text:p text:style-name="P2"><text:s text:c="7"/>Descriptors<text:tab/>947 </text:p>
      <text:p text:style-name="P2"><text:s text:c="10"/>The Basics<text:tab/>948 </text:p>
      <text:p text:style-name="P2"><text:s text:c="10"/>A First Example<text:tab/>950 </text:p>
      <text:p text:style-name="P2"><text:s text:c="10"/>Computed Attributes<text:tab/>952 </text:p>
      <text:p text:style-name="P2"><text:s text:c="10"/>Using State Information in Descriptors<text:tab/>953 </text:p>
      <text:p text:style-name="P2"><text:s text:c="10"/>How Properties and Descriptors Relate<text:tab/>955 </text:p>
      <text:p text:style-name="P2"><text:s text:c="7"/>__getattr__ and __getattribute__<text:tab/>956 </text:p>
      <text:p text:style-name="P2"><text:s text:c="10"/>The Basics<text:tab/>957 </text:p>
      <text:p text:style-name="P2"><text:s text:c="10"/>A First Example<text:tab/>959 </text:p>
      <text:p text:style-name="P2"><text:s text:c="10"/>Computed Attributes<text:tab/>961 </text:p>
      <text:p text:style-name="P2"><text:s text:c="10"/>__getattr__ and __getattribute__ Compared<text:tab/>962 </text:p>
      <text:p text:style-name="P2"><text:s text:c="10"/>Management Techniques Compared<text:tab/>963 </text:p>
      <text:p text:style-name="P2"><text:s text:c="10"/>Intercepting Built-in Operation Attributes<text:tab/>966 </text:p>
      <text:p text:style-name="P2"><text:s text:c="10"/>Delegation-Based Managers Revisited<text:tab/>970 </text:p>
      <text:p text:style-name="P2"><text:s text:c="7"/>Example: Attribute Validations<text:tab/>973 </text:p>
      <text:p text:style-name="P2"><text:s text:c="10"/>Using Properties to Validate<text:tab/>973 </text:p>
      <text:p text:style-name="P2"><text:s text:c="10"/>Using Descriptors to Validate<text:tab/>975 </text:p>
      <text:p text:style-name="P2"><text:s text:c="10"/>Using __getattr__ to Validate<text:tab/>977 </text:p>
      <text:p text:style-name="P2"><text:s text:c="11"/>Using __getattribute__ to Validate<text:tab/>978 </text:p>
      <text:p text:style-name="P2"><text:s text:c="9"/>Chapter Summary<text:tab/>979 </text:p>
      <text:p text:style-name="P2"><text:s text:c="9"/>Test Your Knowledge: Quiz<text:tab/>980 </text:p>
      <text:p text:style-name="P2"><text:s text:c="11"/>Test Your Knowledge: Answers<text:tab/>980 </text:p>
      <text:p text:style-name="P2"/>
      <text:p text:style-name="P2"><text:s/>38. Decorators<text:tab/>983 </text:p>
      <text:p text:style-name="P2"><text:s text:c="9"/>What’s a Decorator?<text:tab/>983 </text:p>
      <text:p text:style-name="P2"><text:s text:c="11"/>Managing Calls and Instances<text:tab/>984 </text:p>
      <text:p text:style-name="P2"><text:s text:c="11"/>Managing Functions and Classes<text:tab/>984 </text:p>
      <text:p text:style-name="P2"><text:soft-page-break/><text:s text:c="11"/>Using and Defining Decorators<text:tab/>984 </text:p>
      <text:p text:style-name="P2"><text:s text:c="11"/>Why Decorators?<text:tab/>985 </text:p>
      <text:p text:style-name="P2"><text:s text:c="9"/>The Basics<text:tab/>986 </text:p>
      <text:p text:style-name="P2"><text:s text:c="11"/>Function Decorators<text:tab/>986 </text:p>
      <text:p text:style-name="P2"><text:s text:c="11"/>Class Decorators<text:tab/>990 </text:p>
      <text:p text:style-name="P2"><text:s text:c="11"/>Decorator Nesting<text:tab/>993 </text:p>
      <text:p text:style-name="P2"><text:s text:c="11"/>Decorator Arguments<text:tab/>994 </text:p>
      <text:p text:style-name="P2"><text:s text:c="11"/>Decorators Manage Functions and Classes, Too<text:tab/>995 </text:p>
      <text:p text:style-name="P2"><text:s text:c="9"/>Coding Function Decorators<text:tab/>996 </text:p>
      <text:p text:style-name="P2"><text:s text:c="11"/>Tracing Calls<text:tab/>996 </text:p>
      <text:p text:style-name="P2"><text:s text:c="11"/>State Information Retention Options<text:tab/>997 </text:p>
      <text:p text:style-name="P2"><text:s text:c="11"/>Class Blunders I: Decorating Class Methods<text:tab/>1001 </text:p>
      <text:p text:style-name="P2"><text:s text:c="11"/>Timing Calls<text:tab/>1006 </text:p>
      <text:p text:style-name="P2"><text:s text:c="11"/>Adding Decorator Arguments<text:tab/>1008 </text:p>
      <text:p text:style-name="P2"><text:s text:c="9"/>Coding Class Decorators<text:tab/>1011 </text:p>
      <text:p text:style-name="P2"><text:s text:c="11"/>Singleton Classes<text:tab/>1011 </text:p>
      <text:p text:style-name="P2"><text:s text:c="11"/>Tracing Object Interfaces<text:tab/>1013 </text:p>
      <text:p text:style-name="P2"><text:s text:c="11"/>Class Blunders II: Retaining Multiple Instances<text:tab/>1016 </text:p>
      <text:p text:style-name="P2"><text:s text:c="11"/>Decorators Versus Manager Functions<text:tab/>1018 </text:p>
      <text:p text:style-name="P2"><text:s text:c="11"/>Why Decorators? (Revisited)<text:tab/>1019 </text:p>
      <text:p text:style-name="P2"><text:s text:c="9"/>Managing Functions and Classes Directly<text:tab/>1021 </text:p>
      <text:p text:style-name="P2"><text:s text:c="9"/>Example: “Private” and “Public” Attributes<text:tab/>1023 </text:p>
      <text:p text:style-name="P2"><text:s text:c="11"/>Implementing Private Attributes<text:tab/>1023 </text:p>
      <text:p text:style-name="P2"><text:s text:c="11"/>Implementation Details I<text:tab/>1025 </text:p>
      <text:p text:style-name="P2"><text:s text:c="11"/>Generalizing for Public Declarations, Too<text:tab/>1026 </text:p>
      <text:p text:style-name="P2"><text:s text:c="11"/>Implementation Details II<text:tab/>1029 </text:p>
      <text:p text:style-name="P2"><text:s text:c="11"/>Open Issues<text:tab/>1030 </text:p>
      <text:p text:style-name="P2"><text:s text:c="11"/>Python Isn’t About Control<text:tab/>1034 </text:p>
      <text:p text:style-name="P2"><text:s text:c="9"/>Example: Validating Function Arguments<text:tab/>1034 </text:p>
      <text:p text:style-name="P2"><text:s text:c="11"/>The Goal<text:tab/>1034 </text:p>
      <text:p text:style-name="P2"><text:s text:c="11"/>A Basic Range-Testing Decorator for Positional Arguments<text:tab/>1035 </text:p>
      <text:p text:style-name="P2"><text:s text:c="11"/>Generalizing for Keywords and Defaults, Too<text:tab/>1037 </text:p>
      <text:p text:style-name="P2"><text:s text:c="11"/>Implementation Details<text:tab/>1040 </text:p>
      <text:p text:style-name="P2"><text:s text:c="11"/>Open Issues<text:tab/>1042 </text:p>
      <text:p text:style-name="P2"><text:s text:c="12"/>Decorator Arguments Versus Function Annotations<text:tab/>1043 </text:p>
      <text:p text:style-name="P2"><text:s text:c="12"/>Other Applications: Type Testing (If You Insist!)<text:tab/>1045 </text:p>
      <text:p text:style-name="P2"><text:s text:c="10"/>Chapter Summary<text:tab/>1046 </text:p>
      <text:p text:style-name="P2"><text:s text:c="10"/>Test Your Knowledge: Quiz<text:tab/>1047 </text:p>
      <text:p text:style-name="P2"><text:s text:c="10"/>Test Your Knowledge: Answers<text:tab/>1047 </text:p>
      <text:p text:style-name="P2"/>
      <text:p text:style-name="P2"><text:s text:c="2"/>39. Metaclasses<text:tab/>1051 </text:p>
      <text:p text:style-name="P2"><text:s text:c="10"/>To Metaclass or Not to Metaclass<text:tab/>1052 </text:p>
      <text:p text:style-name="P2"><text:s text:c="12"/>Increasing Levels of Magic<text:tab/>1052 </text:p>
      <text:p text:style-name="P2"><text:s text:c="12"/>The Downside of “Helper” Functions<text:tab/>1054 </text:p>
      <text:p text:style-name="P2"><text:s text:c="12"/>Metaclasses Versus Class Decorators: Round 1<text:tab/>1056 </text:p>
      <text:p text:style-name="P2"><text:s text:c="10"/>The Metaclass Model<text:tab/>1058 </text:p>
      <text:p text:style-name="P2"><text:s text:c="12"/>Classes Are Instances of type<text:tab/>1058 </text:p>
      <text:p text:style-name="P2"><text:s text:c="12"/>Metaclasses Are Subclasses of Type<text:tab/>1061 </text:p>
      <text:p text:style-name="P2"><text:s text:c="12"/>Class Statement Protocol<text:tab/>1061 </text:p>
      <text:p text:style-name="P2"><text:s text:c="10"/>Declaring Metaclasses<text:tab/>1062 </text:p>
      <text:p text:style-name="P2"><text:s text:c="10"/>Coding Metaclasses<text:tab/>1063 </text:p>
      <text:p text:style-name="P2"><text:s text:c="12"/>A Basic Metaclass<text:tab/>1064 </text:p>
      <text:p text:style-name="P2"><text:soft-page-break/><text:s text:c="12"/>Customizing Construction and Initialization<text:tab/>1065 </text:p>
      <text:p text:style-name="P2"><text:s text:c="12"/>Other Metaclass Coding Techniques<text:tab/>1065 </text:p>
      <text:p text:style-name="P2"><text:s text:c="12"/>Instances Versus Inheritance<text:tab/>1068 </text:p>
      <text:p text:style-name="P2"><text:s text:c="10"/>Example: Adding Methods to Classes<text:tab/>1070 </text:p>
      <text:p text:style-name="P2"><text:s text:c="12"/>Manual Augmentation<text:tab/>1070 </text:p>
      <text:p text:style-name="P2"><text:s text:c="12"/>Metaclass-Based Augmentation<text:tab/>1071 </text:p>
      <text:p text:style-name="P2"><text:s text:c="12"/>Metaclasses Versus Class Decorators: Round 2<text:tab/>1073 </text:p>
      <text:p text:style-name="P2"><text:s text:c="10"/>Example: Applying Decorators to Methods<text:tab/>1076 </text:p>
      <text:p text:style-name="P2"><text:s text:c="12"/>Tracing with Decoration Manually<text:tab/>1076 </text:p>
      <text:p text:style-name="P2"><text:s text:c="12"/>Tracing with Metaclasses and Decorators<text:tab/>1077 </text:p>
      <text:p text:style-name="P2"><text:s text:c="12"/>Applying Any Decorator to Methods<text:tab/>1079 </text:p>
      <text:p text:style-name="P2"><text:s text:c="12"/>Metaclasses Versus Class Decorators: Round 3<text:tab/>1080 </text:p>
      <text:p text:style-name="P2"><text:s text:c="10"/>Chapter Summary<text:tab/>1084 </text:p>
      <text:p text:style-name="P2"><text:s text:c="10"/>Test Your Knowledge: Quiz<text:tab/>1084 </text:p>
      <text:p text:style-name="P2"><text:s text:c="10"/>Test Your Knowledge: Answers<text:tab/>1085 </text:p>
      <text:p text:style-name="P2">Part IX Appendixes </text:p>
      <text:p text:style-name="P2"><text:s text:c="4"/>A. Installation and Configuration<text:tab/>1089 </text:p>
      <text:p text:style-name="P2"><text:s text:c="4"/>B. Solutions to End-of-Part Exercises<text:tab/>1101 </text:p>
      <text:p text:style-name="P2">Index<text:tab/>1139 </text:p>
      <text:p text:style-name="P2"/>
      <text:h text:style-name="Heading_20_1" text:outline-level="1"><text:bookmark-start text:name="__RefHeading__263_937782157"/>***learning_the_vi_and_vim_editors_seventh_edition_2008_494p <text:bookmark-end text:name="__RefHeading__263_937782157"/></text:h>
      <text:p text:style-name="P2">Preface<text:tab/>xiii </text:p>
      <text:p text:style-name="P2">Part I. Basic and Advanced vi </text:p>
      <text:p text:style-name="P2">1. <text:s text:c="6"/>The vi Text Editor<text:tab/>3 </text:p>
      <text:p text:style-name="P2"><text:s text:c="9"/>A Brief Historical Perspective<text:tab/>5 </text:p>
      <text:p text:style-name="P2"><text:s text:c="9"/>Opening and Closing Files<text:tab/>6 </text:p>
      <text:p text:style-name="P2"><text:s text:c="9"/>Quitting Without Saving Edits<text:tab/>10 </text:p>
      <text:p text:style-name="P2">2. <text:s text:c="6"/>Simple Editing<text:tab/>13 </text:p>
      <text:p text:style-name="P2"><text:s text:c="9"/>vi Commands<text:tab/>13 </text:p>
      <text:p text:style-name="P2"><text:s text:c="9"/>Moving the Cursor<text:tab/>14 </text:p>
      <text:p text:style-name="P2"><text:s text:c="9"/>Simple Edits<text:tab/>18 </text:p>
      <text:p text:style-name="P2"><text:s text:c="9"/>More Ways to Insert Text<text:tab/>30 </text:p>
      <text:p text:style-name="P2"><text:s text:c="9"/>Joining Two Lines with J<text:tab/>31 </text:p>
      <text:p text:style-name="P2"><text:s text:c="9"/>Review of Basic vi Commands<text:tab/>32 </text:p>
      <text:p text:style-name="P2">3. <text:s text:c="6"/>Moving Around in a Hurry<text:tab/>35 </text:p>
      <text:p text:style-name="P2"><text:s text:c="9"/>Movement by Screens<text:tab/>35 </text:p>
      <text:p text:style-name="P2"><text:s text:c="9"/>Movement by Text Blocks<text:tab/>38 </text:p>
      <text:p text:style-name="P2"><text:s text:c="9"/>Movement by Searches<text:tab/>39 </text:p>
      <text:p text:style-name="P2"><text:s text:c="9"/>Movement by Line Number<text:tab/>43 </text:p>
      <text:p text:style-name="P2"><text:s text:c="9"/>Review of vi Motion Commands<text:tab/>44 </text:p>
      <text:p text:style-name="P2">4. <text:s text:c="6"/>Beyond the Basics<text:tab/>47 </text:p>
      <text:p text:style-name="P2"><text:s text:c="9"/>More Command Combinations<text:tab/>47 </text:p>
      <text:p text:style-name="P2"><text:s text:c="9"/>Options When Starting vi<text:tab/>48 </text:p>
      <text:p text:style-name="P2"><text:s text:c="9"/>Making Use of Buffers<text:tab/>51 </text:p>
      <text:p text:style-name="P2"><text:s text:c="9"/>Marking Your Place<text:tab/>52 </text:p>
      <text:p text:style-name="P2"><text:s text:c="9"/>Other Advanced Edits<text:tab/>53 </text:p>
      <text:p text:style-name="P2"><text:s text:c="9"/>Review of vi Buffer and Marking Commands<text:tab/>53 </text:p>
      <text:p text:style-name="P2">5. <text:s text:c="4"/>Introducing the ex Editor<text:tab/>55 </text:p>
      <text:p text:style-name="P2"><text:s text:c="7"/>ex Commands<text:tab/>55 </text:p>
      <text:p text:style-name="P2"><text:soft-page-break/><text:s text:c="7"/>Editing with ex<text:tab/>58 </text:p>
      <text:p text:style-name="P2"><text:s text:c="7"/>Saving and Exiting Files<text:tab/>63 </text:p>
      <text:p text:style-name="P2"><text:s text:c="7"/>Copying a File into Another File<text:tab/>65 </text:p>
      <text:p text:style-name="P2"><text:s text:c="7"/>Editing Multiple Files<text:tab/>65 </text:p>
      <text:p text:style-name="P2">6. <text:s text:c="4"/>Global Replacement<text:tab/>71 </text:p>
      <text:p text:style-name="P2"><text:s text:c="7"/>Confirming Substitutions<text:tab/>72 </text:p>
      <text:p text:style-name="P2"><text:s text:c="7"/>Context-Sensitive Replacement<text:tab/>73 </text:p>
      <text:p text:style-name="P2"><text:s text:c="7"/>Pattern-Matching Rules<text:tab/>74 </text:p>
      <text:p text:style-name="P2"><text:s text:c="7"/>Pattern-Matching Examples<text:tab/>81 </text:p>
      <text:p text:style-name="P2"><text:s text:c="7"/>A Final Look at Pattern Matching<text:tab/>89 </text:p>
      <text:p text:style-name="P2">7. <text:s text:c="4"/>Advanced Editing<text:tab/>95 </text:p>
      <text:p text:style-name="P2"><text:s text:c="7"/>Customizing vi<text:tab/>95 </text:p>
      <text:p text:style-name="P2"><text:s text:c="7"/>Executing Unix Commands<text:tab/>99 </text:p>
      <text:p text:style-name="P2"><text:s text:c="7"/>Saving Commands<text:tab/>103 </text:p>
      <text:p text:style-name="P2"><text:s text:c="7"/>Using ex Scripts<text:tab/>114 </text:p>
      <text:p text:style-name="P2"><text:s text:c="7"/>Editing Program Source Code<text:tab/>120 </text:p>
      <text:p text:style-name="P2">8. <text:s text:c="4"/>Introduction to the vi Clones<text:tab/>125 </text:p>
      <text:p text:style-name="P2"><text:s text:c="7"/>And These Are My Brothers, Darrell, Darrell, and Darrell<text:tab/>125 </text:p>
      <text:p text:style-name="P2"><text:s text:c="7"/>Multiwindow Editing<text:tab/>126 </text:p>
      <text:p text:style-name="P2"><text:s text:c="7"/>GUI Interfaces<text:tab/>127 </text:p>
      <text:p text:style-name="P2"><text:s text:c="7"/>Extended Regular Expressions<text:tab/>128 </text:p>
      <text:p text:style-name="P2"><text:s text:c="7"/>Enhanced Tags<text:tab/>129 </text:p>
      <text:p text:style-name="P2"><text:s text:c="7"/>Improved Facilities<text:tab/>134 </text:p>
      <text:p text:style-name="P2"><text:s text:c="7"/>Programming Assistance<text:tab/>138 </text:p>
      <text:p text:style-name="P2"><text:s text:c="7"/>Editor Comparison Summary<text:tab/>140 </text:p>
      <text:p text:style-name="P2"><text:s text:c="7"/>Nothing Like the Original<text:tab/>141 </text:p>
      <text:p text:style-name="P2"><text:s text:c="7"/>A Look Ahead<text:tab/>141 </text:p>
      <text:p text:style-name="P2">Part II. Vim </text:p>
      <text:p text:style-name="P2">9. <text:s text:c="4"/>Vim (vi Improved): An Introduction<text:tab/>145 </text:p>
      <text:p text:style-name="P2"><text:s text:c="7"/>Overview<text:tab/>146 </text:p>
      <text:p text:style-name="P2"><text:s text:c="7"/>Where to Get Vim<text:tab/>150 </text:p>
      <text:p text:style-name="P2"><text:s text:c="7"/>Getting Vim for Unix and GNU/Linux<text:tab/>151 </text:p>
      <text:p text:style-name="P2"><text:s text:c="7"/>Getting Vim for Windows Environments<text:tab/>156 </text:p>
      <text:p text:style-name="P2"><text:s text:c="7"/>Getting Vim for the Macintosh Environment<text:tab/>157 </text:p>
      <text:p text:style-name="P2"><text:s text:c="7"/>Other Operating Systems<text:tab/>157 </text:p>
      <text:p text:style-name="P2"><text:s text:c="9"/>Aids and Easy Modes for New Users<text:tab/>157 </text:p>
      <text:p text:style-name="P2"><text:s text:c="9"/>Summary<text:tab/>158 </text:p>
      <text:p text:style-name="P2">10. Major Vim Improvements over vi<text:tab/>159 </text:p>
      <text:p text:style-name="P2"><text:s text:c="9"/>Built-in Help<text:tab/>159 </text:p>
      <text:p text:style-name="P2"><text:s text:c="9"/>Startup and Initialization Options<text:tab/>160 </text:p>
      <text:p text:style-name="P2"><text:s text:c="9"/>New Motion Commands<text:tab/>167 </text:p>
      <text:p text:style-name="P2"><text:s text:c="9"/>Extended Regular Expressions<text:tab/>169 </text:p>
      <text:p text:style-name="P2"><text:s text:c="9"/>Customizing the Executable<text:tab/>171 </text:p>
      <text:p text:style-name="P2">11. Multiple Windows in Vim<text:tab/>173 </text:p>
      <text:p text:style-name="P2"><text:s text:c="9"/>Initiating Multiwindow Editing<text:tab/>174 </text:p>
      <text:p text:style-name="P2"><text:s text:c="9"/>Opening Windows<text:tab/>177 </text:p>
      <text:p text:style-name="P2"><text:s text:c="9"/>Moving Around Windows (Getting Your Cursor from Here to There)<text:tab/>180 </text:p>
      <text:p text:style-name="P2"><text:s text:c="9"/>Moving Windows Around<text:tab/>181 </text:p>
      <text:p text:style-name="P2"><text:s text:c="9"/>Resizing Windows<text:tab/>183 </text:p>
      <text:p text:style-name="P2"><text:s text:c="9"/>Buffers and Their Interaction with Windows<text:tab/>186 </text:p>
      <text:p text:style-name="P2"><text:s text:c="9"/>Playing Tag with Windows<text:tab/>190 </text:p>
      <text:p text:style-name="P2"><text:s text:c="9"/>Tabbed Editing<text:tab/>191 </text:p>
      <text:p text:style-name="P2"><text:soft-page-break/><text:s text:c="9"/>Closing and Quitting Windows<text:tab/>192 </text:p>
      <text:p text:style-name="P2"><text:s text:c="9"/>Summary<text:tab/>193 </text:p>
      <text:p text:style-name="P2">12. Vim Scripts<text:tab/>195 </text:p>
      <text:p text:style-name="P2"><text:s text:c="9"/>What’s Your Favorite Color (Scheme)?<text:tab/>195 </text:p>
      <text:p text:style-name="P2"><text:s text:c="9"/>Dynamic File Type Configuration Through Scripting<text:tab/>205 </text:p>
      <text:p text:style-name="P2"><text:s text:c="9"/>Some Additional Thoughts About Vim Scripting<text:tab/>213 </text:p>
      <text:p text:style-name="P2"><text:s text:c="9"/>Resources<text:tab/>218 </text:p>
      <text:p text:style-name="P2">13. Graphical Vim (gvim)<text:tab/>219 </text:p>
      <text:p text:style-name="P2"><text:s text:c="9"/>General Introduction to gvim<text:tab/>220 </text:p>
      <text:p text:style-name="P2"><text:s text:c="9"/>Customizing Scrollbars, Menus, and Toolbars<text:tab/>225 </text:p>
      <text:p text:style-name="P2"><text:s text:c="9"/>gvim in Microsoft Windows<text:tab/>236 </text:p>
      <text:p text:style-name="P2"><text:s text:c="9"/>gvim in the X Window System<text:tab/>237 </text:p>
      <text:p text:style-name="P2"><text:s text:c="9"/>GUI Options and Command Synopsis<text:tab/>237 </text:p>
      <text:p text:style-name="P2">14. Vim Enhancements for Programmers<text:tab/>239 </text:p>
      <text:p text:style-name="P2"><text:s text:c="9"/>Folding and Outlining (Outline Mode)<text:tab/>240 </text:p>
      <text:p text:style-name="P2"><text:s text:c="9"/>Auto and Smart Indenting<text:tab/>251 </text:p>
      <text:p text:style-name="P2"><text:s text:c="9"/>Keyword and Dictionary Word Completion<text:tab/>259 </text:p>
      <text:p text:style-name="P2"><text:s text:c="9"/>Tag Stacking<text:tab/>268 </text:p>
      <text:p text:style-name="P2"><text:s text:c="9"/>Syntax Highlighting<text:tab/>270 </text:p>
      <text:p text:style-name="P2"><text:s text:c="9"/>Compiling and Checking Errors with Vim<text:tab/>279 </text:p>
      <text:p text:style-name="P2"><text:s text:c="9"/>Some Final Thoughts on Vim for Writing Programs<text:tab/>284 </text:p>
      <text:p text:style-name="P2">15. Other Cool Stuff in Vim<text:tab/>285 </text:p>
      <text:p text:style-name="P2"><text:s text:c="9"/>Editing Binary Files<text:tab/>285 </text:p>
      <text:p text:style-name="P2"><text:s text:c="9"/>Digraphs: Non-ASCII Characters<text:tab/>287 </text:p>
      <text:p text:style-name="P2"><text:s text:c="9"/>Editing Files in Other Places<text:tab/>289 </text:p>
      <text:p text:style-name="P2"><text:s text:c="9"/>Navigating and Changing Directories<text:tab/>290 </text:p>
      <text:p text:style-name="P2"><text:s text:c="9"/>Backups with Vim<text:tab/>292 </text:p>
      <text:p text:style-name="P2"><text:s text:c="9"/>HTML Your Text<text:tab/>293 </text:p>
      <text:p text:style-name="P2"><text:s text:c="9"/>What’s the Difference?<text:tab/>294 </text:p>
      <text:p text:style-name="P2"><text:s text:c="9"/>Undoing Undos<text:tab/>296 </text:p>
      <text:p text:style-name="P2"><text:s text:c="9"/>Now, Where Was I?<text:tab/>297 </text:p>
      <text:p text:style-name="P2"><text:s text:c="9"/>What’s My Line (Size)?<text:tab/>300 </text:p>
      <text:p text:style-name="P2"><text:s text:c="9"/>Abbreviations of Vim Commands and Options<text:tab/>302 </text:p>
      <text:p text:style-name="P2"><text:s text:c="9"/>A Few Quickies (Not Necessarily Vim-Specific)<text:tab/>303 </text:p>
      <text:p text:style-name="P2"><text:s text:c="9"/>More Resources<text:tab/>304 </text:p>
      <text:p text:style-name="P2">Part III. Other vi Clones </text:p>
      <text:p text:style-name="P2">16. nvi: New vi<text:tab/>307 </text:p>
      <text:p text:style-name="P2"><text:s text:c="9"/>Author and History<text:tab/>307 </text:p>
      <text:p text:style-name="P2"><text:s text:c="9"/>Important Command-Line Arguments<text:tab/>308 </text:p>
      <text:p text:style-name="P2"><text:s text:c="9"/>Online Help and Other Documentation<text:tab/>309 </text:p>
      <text:p text:style-name="P2"><text:s text:c="9"/>Initialization<text:tab/>309 </text:p>
      <text:p text:style-name="P2"><text:s text:c="9"/>Multiwindow Editing<text:tab/>310 </text:p>
      <text:p text:style-name="P2"><text:s text:c="9"/>GUI Interfaces<text:tab/>311 </text:p>
      <text:p text:style-name="P2"><text:s text:c="9"/>Extended Regular Expressions<text:tab/>311 </text:p>
      <text:p text:style-name="P2"><text:s text:c="9"/>Improvements for Editing<text:tab/>312 </text:p>
      <text:p text:style-name="P2"><text:s text:c="9"/>Programming Assistance<text:tab/>315 </text:p>
      <text:p text:style-name="P2"><text:s text:c="9"/>Interesting Features<text:tab/>315 </text:p>
      <text:p text:style-name="P2"><text:s text:c="9"/>Sources and Supported Operating Systems<text:tab/>315 </text:p>
      <text:p text:style-name="P2">17. Elvis<text:tab/>317 </text:p>
      <text:p text:style-name="P2"><text:s text:c="9"/>Author and History<text:tab/>317 </text:p>
      <text:p text:style-name="P2"><text:s text:c="9"/>Important Command-Line Arguments<text:tab/>317 </text:p>
      <text:p text:style-name="P2"><text:s text:c="9"/>Online Help and Other Documentation<text:tab/>319 </text:p>
      <text:p text:style-name="P2"><text:soft-page-break/><text:s text:c="9"/>Initialization<text:tab/>319 </text:p>
      <text:p text:style-name="P2"><text:s text:c="9"/>Multiwindow Editing<text:tab/>320 </text:p>
      <text:p text:style-name="P2"><text:s text:c="9"/>GUI Interfaces<text:tab/>323 </text:p>
      <text:p text:style-name="P2"><text:s text:c="9"/>Extended Regular Expressions<text:tab/>328 </text:p>
      <text:p text:style-name="P2"><text:s text:c="9"/>Improved Editing Facilities<text:tab/>328 </text:p>
      <text:p text:style-name="P2"><text:s text:c="9"/>Programming Assistance<text:tab/>332 </text:p>
      <text:p text:style-name="P2"><text:s text:c="9"/>Interesting Features<text:tab/>335 </text:p>
      <text:p text:style-name="P2"><text:s text:c="9"/>elvis Futures<text:tab/>340 </text:p>
      <text:p text:style-name="P2"><text:s text:c="9"/>Sources and Supported Operating Systems<text:tab/>340 </text:p>
      <text:p text:style-name="P2">18. vile: vi Like Emacs<text:tab/>343 </text:p>
      <text:p text:style-name="P2"><text:s text:c="9"/>Authors and History<text:tab/>343 </text:p>
      <text:p text:style-name="P2"><text:s text:c="9"/>Important Command-Line Arguments<text:tab/>344 </text:p>
      <text:p text:style-name="P2"><text:s text:c="9"/>Online Help and Other Documentation<text:tab/>345 </text:p>
      <text:p text:style-name="P2"><text:s text:c="9"/>Initialization<text:tab/>346 </text:p>
      <text:p text:style-name="P2"><text:s text:c="9"/>Multiwindow Editing<text:tab/>347 </text:p>
      <text:p text:style-name="P2"><text:s text:c="9"/>GUI Interfaces<text:tab/>349 </text:p>
      <text:p text:style-name="P2"><text:s text:c="9"/>Extended Regular Expressions<text:tab/>357 </text:p>
      <text:p text:style-name="P2"><text:s text:c="9"/>Improved Editing Facilities<text:tab/>359 </text:p>
      <text:p text:style-name="P2"><text:s text:c="9"/>Programming Assistance<text:tab/>365 </text:p>
      <text:p text:style-name="P2"><text:s text:c="9"/>Interesting Features<text:tab/>368 </text:p>
      <text:p text:style-name="P2"><text:s text:c="9"/>Sources and Supported Operating Systems<text:tab/>374 </text:p>
      <text:p text:style-name="P2">Part IV Appendixes </text:p>
      <text:p text:style-name="P2">A. <text:s text:c="6"/>The vi, ex, and Vim Editors<text:tab/>377 </text:p>
      <text:p text:style-name="P2">B. <text:s text:c="6"/>Setting Options<text:tab/>415 </text:p>
      <text:p text:style-name="P2">C. <text:s text:c="6"/>Problem Checklists<text:tab/>431 </text:p>
      <text:p text:style-name="P2">D. <text:s text:c="6"/>vi and the Internet<text:tab/>435 </text:p>
      <text:p text:style-name="P2">Index<text:tab/>447 </text:p>
      <text:p text:style-name="P2"/>
      <text:h text:style-name="Heading_20_1" text:outline-level="1"><text:bookmark-start text:name="__RefHeading__265_937782157"/>***Learning_to_Program_Python_2006_299p <text:bookmark-end text:name="__RefHeading__265_937782157"/></text:h>
      <text:p text:style-name="P2">Learning to program<text:tab/>1 </text:p>
      <text:p text:style-name="P2">What do I need to be a programmer?<text:tab/>7 </text:p>
      <text:p text:style-name="P2">What is programming?<text:tab/>9 </text:p>
      <text:p text:style-name="P2">Getting Started<text:tab/>16 </text:p>
      <text:p text:style-name="P2">Simple sequences<text:tab/>20 </text:p>
      <text:p text:style-name="P2">Data<text:tab/>26 </text:p>
      <text:p text:style-name="P2">More Sequences<text:tab/>56 </text:p>
      <text:p text:style-name="P2">Looping the loop<text:tab/>62 </text:p>
      <text:p text:style-name="P2">A Little Bit of Style<text:tab/>70 </text:p>
      <text:p text:style-name="P2">Input<text:tab/>77 </text:p>
      <text:p text:style-name="P2">Conditionals<text:tab/>86 </text:p>
      <text:p text:style-name="P2">Functions and Modules<text:tab/>95 </text:p>
      <text:p text:style-name="P2">File Handling<text:tab/>110 </text:p>
      <text:p text:style-name="P2">Text Handling<text:tab/>125 </text:p>
      <text:p text:style-name="P2">Error Handling<text:tab/>134 </text:p>
      <text:p text:style-name="P2">Namespaces<text:tab/>143 </text:p>
      <text:p text:style-name="P2">Regular Expressions<text:tab/>149 </text:p>
      <text:p text:style-name="P2">Classes<text:tab/>157 </text:p>
      <text:p text:style-name="P2">Event Driven Programs<text:tab/>178 </text:p>
      <text:p text:style-name="P2">Introduction to GUI Programming<text:tab/>184 </text:p>
      <text:p text:style-name="P2">Recursion<text:tab/>201 </text:p>
      <text:p text:style-name="P2">Introduction to Functional Programming<text:tab/>205 </text:p>
      <text:p text:style-name="P2"><text:soft-page-break/>A Case Study<text:tab/>215 </text:p>
      <text:p text:style-name="P2">Python in Practice<text:tab/>233 </text:p>
      <text:p text:style-name="P2">Working with Databases<text:tab/>235 </text:p>
      <text:p text:style-name="P2">Working with the Operating System<text:tab/>258 </text:p>
      <text:p text:style-name="P2">Inter-Process Communications<text:tab/>284 </text:p>
      <text:p text:style-name="P2">References<text:tab/>292 </text:p>
      <text:p text:style-name="P2"/>
      <text:h text:style-name="Heading_20_1" text:outline-level="1"><text:bookmark-start text:name="__RefHeading__267_937782157"/>***Learn_Python_The_Hard_Way_2010_165p <text:bookmark-end text:name="__RefHeading__267_937782157"/></text:h>
      <text:p text:style-name="P2">The Hard Way Is Easier<text:tab/>3 </text:p>
      <text:p text:style-name="P2"><text:s text:c="3"/>Reading and Writing<text:tab/>3 </text:p>
      <text:p text:style-name="P2"><text:s text:c="3"/>Attention to Detail<text:tab/>3 </text:p>
      <text:p text:style-name="P2"><text:s text:c="3"/>Spotting Differences<text:tab/>3 </text:p>
      <text:p text:style-name="P2"><text:s text:c="3"/>Do Not Copy-Paste<text:tab/>4 </text:p>
      <text:p text:style-name="P2"><text:s text:c="3"/>A Note On Practice And Persistence<text:tab/>4 </text:p>
      <text:p text:style-name="P2"><text:s text:c="3"/>License<text:tab/>4 </text:p>
      <text:p text:style-name="P2">Exercise 0: The Setup<text:tab/>5 </text:p>
      <text:p text:style-name="P2"><text:s text:c="3"/>Mac OSX<text:tab/>5 </text:p>
      <text:p text:style-name="P2"><text:s text:c="3"/>Windows<text:tab/>6 </text:p>
      <text:p text:style-name="P2"><text:s text:c="3"/>Linux<text:tab/>7 </text:p>
      <text:p text:style-name="P2"><text:s text:c="3"/>Warnings For Beginners<text:tab/>8 </text:p>
      <text:p text:style-name="P2">Exercise 1: A Good First Program<text:tab/>11 </text:p>
      <text:p text:style-name="P2"><text:s text:c="3"/>What You Should See<text:tab/>11 </text:p>
      <text:p text:style-name="P2"><text:s text:c="3"/>Extra Credit<text:tab/>12 </text:p>
      <text:p text:style-name="P2">Exercise 2: Comments And Pound Characters<text:tab/>13 </text:p>
      <text:p text:style-name="P2"><text:s text:c="3"/>What You Should See<text:tab/>13 </text:p>
      <text:p text:style-name="P2"><text:s text:c="3"/>Extra Credit<text:tab/>13 </text:p>
      <text:p text:style-name="P2">Exercise 3: Numbers And Math<text:tab/>15 </text:p>
      <text:p text:style-name="P2"><text:s text:c="3"/>What You Should See<text:tab/>16 </text:p>
      <text:p text:style-name="P2"><text:s text:c="3"/>Extra Credit<text:tab/>16 </text:p>
      <text:p text:style-name="P2">Exercise 4: Variables And Names<text:tab/>17 </text:p>
      <text:p text:style-name="P2"><text:s text:c="3"/>What You Should See<text:tab/>17 </text:p>
      <text:p text:style-name="P2"><text:s text:c="3"/>Extra Credit<text:tab/>18 </text:p>
      <text:p text:style-name="P2">Exercise 5: More Variables And Printing<text:tab/>19 </text:p>
      <text:p text:style-name="P2"><text:s text:c="3"/>What You Should See<text:tab/>19 </text:p>
      <text:p text:style-name="P2"><text:s text:c="3"/>Extra Credit<text:tab/>20 </text:p>
      <text:p text:style-name="P2">Exercise 6: Strings And Text<text:tab/>21 </text:p>
      <text:p text:style-name="P2"><text:s text:c="3"/>What You Should See<text:tab/>21 </text:p>
      <text:p text:style-name="P2"><text:s text:c="3"/>Extra Credit<text:tab/>22 </text:p>
      <text:p text:style-name="P2">Exercise 7: More Printing<text:tab/>23 </text:p>
      <text:p text:style-name="P2"><text:s text:c="3"/>What You Should See<text:tab/>23 </text:p>
      <text:p text:style-name="P2">Exercise 8: Printing, Printing<text:tab/>25 </text:p>
      <text:p text:style-name="P2"><text:s text:c="3"/>What You Should See<text:tab/>25 </text:p>
      <text:p text:style-name="P2"><text:s text:c="3"/>Extra Credit<text:tab/>25 </text:p>
      <text:p text:style-name="P2">Exercise 9: Printing, Printing, Printing<text:tab/>27 </text:p>
      <text:p text:style-name="P2"><text:s text:c="3"/>What You Should See<text:tab/>27 </text:p>
      <text:p text:style-name="P2"><text:s text:c="3"/>Extra Credit<text:tab/>27 </text:p>
      <text:p text:style-name="P2">Exercise 10: What Was That?<text:tab/>29 </text:p>
      <text:p text:style-name="P2"><text:s text:c="3"/>What You Should See<text:tab/>29 </text:p>
      <text:p text:style-name="P2"><text:s text:c="3"/>Extra Credit<text:tab/>30 </text:p>
      <text:p text:style-name="P2">Exercise 11: Asking Questions<text:tab/>31 </text:p>
      <text:p text:style-name="P2"><text:s text:c="3"/>What You Should See<text:tab/>31 </text:p>
      <text:p text:style-name="P2"><text:soft-page-break/><text:s text:c="3"/>Extra Credit<text:tab/>31 </text:p>
      <text:p text:style-name="P2">Exercise 12: Prompting People<text:tab/>33 </text:p>
      <text:p text:style-name="P2"><text:s text:c="3"/>What You Should See<text:tab/>33 </text:p>
      <text:p text:style-name="P2"><text:s text:c="3"/>Extra Credit<text:tab/>33 </text:p>
      <text:p text:style-name="P2">Exercise 13: Parameters, Unpacking, Variables<text:tab/>35 </text:p>
      <text:p text:style-name="P2"><text:s text:c="3"/>Hold Up! Features Have Another Name<text:tab/>35 </text:p>
      <text:p text:style-name="P2"><text:s text:c="3"/>What You Should See<text:tab/>36 </text:p>
      <text:p text:style-name="P2"><text:s text:c="3"/>Extra Credit<text:tab/>36 </text:p>
      <text:p text:style-name="P2">Exercise 14: Prompting And Passing<text:tab/>37 </text:p>
      <text:p text:style-name="P2"><text:s text:c="3"/>What You Should See<text:tab/>37 </text:p>
      <text:p text:style-name="P2"><text:s text:c="3"/>Extra Credit<text:tab/>38 </text:p>
      <text:p text:style-name="P2">Exercise 15: Reading Files<text:tab/>39 </text:p>
      <text:p text:style-name="P2"><text:s text:c="3"/>What You Should See<text:tab/>40 </text:p>
      <text:p text:style-name="P2"><text:s text:c="3"/>Extra Credit<text:tab/>40 </text:p>
      <text:p text:style-name="P2">Exercise 16: Reading And Writing Files<text:tab/>41 </text:p>
      <text:p text:style-name="P2"><text:s text:c="3"/>What You Should See<text:tab/>42 </text:p>
      <text:p text:style-name="P2"><text:s text:c="3"/>Extra Credit<text:tab/>42 </text:p>
      <text:p text:style-name="P2">Exercise 17: More Files<text:tab/>43 </text:p>
      <text:p text:style-name="P2"><text:s text:c="3"/>What You Should See<text:tab/>43 </text:p>
      <text:p text:style-name="P2"><text:s text:c="3"/>Extra Credit<text:tab/>44 </text:p>
      <text:p text:style-name="P2">Exercise 18: Names, Variables, Code, Functions<text:tab/>45 </text:p>
      <text:p text:style-name="P2"><text:s text:c="3"/>What You Should See<text:tab/>46 </text:p>
      <text:p text:style-name="P2"><text:s text:c="3"/>Extra Credit<text:tab/>46 </text:p>
      <text:p text:style-name="P2">Exercise 19: Functions And Variables<text:tab/>49 </text:p>
      <text:p text:style-name="P2"><text:s text:c="3"/>What You Should See<text:tab/>49 </text:p>
      <text:p text:style-name="P2"><text:s text:c="3"/>Extra Credit<text:tab/>50 </text:p>
      <text:p text:style-name="P2">Exercise 20: Functions And Files<text:tab/>51 </text:p>
      <text:p text:style-name="P2"><text:s text:c="3"/>What You Should See<text:tab/>51 </text:p>
      <text:p text:style-name="P2"><text:s text:c="3"/>Extra Credit<text:tab/>52 </text:p>
      <text:p text:style-name="P2">Exercise 21: Functions Can Return Something<text:tab/>53 </text:p>
      <text:p text:style-name="P2"><text:s text:c="3"/>What You Should See<text:tab/>54 </text:p>
      <text:p text:style-name="P2"><text:s text:c="3"/>Extra Credit<text:tab/>54 </text:p>
      <text:p text:style-name="P2">Exercise 22: What Do You Know So Far?<text:tab/>55 </text:p>
      <text:p text:style-name="P2"><text:s text:c="3"/>What You are Learning<text:tab/>55 </text:p>
      <text:p text:style-name="P2">Exercise 23: Read Some Code<text:tab/>57 </text:p>
      <text:p text:style-name="P2">Exercise 24: More Practice<text:tab/>59 </text:p>
      <text:p text:style-name="P2"><text:s text:c="3"/>What You Should See<text:tab/>60 </text:p>
      <text:p text:style-name="P2"><text:s text:c="3"/>Extra Credit<text:tab/>60 </text:p>
      <text:p text:style-name="P2">Exercise 25: Even More Practice<text:tab/>61 </text:p>
      <text:p text:style-name="P2"><text:s text:c="3"/>What You Should See<text:tab/>62 </text:p>
      <text:p text:style-name="P2"><text:s text:c="3"/>Extra Credit<text:tab/>63 </text:p>
      <text:p text:style-name="P2">Exercise 26: Congratulations, Take A Test!<text:tab/>65 </text:p>
      <text:p text:style-name="P2">Exercise 27: Memorizing Logic<text:tab/>67 </text:p>
      <text:p text:style-name="P2"><text:s text:c="3"/>The Truth Terms<text:tab/>67 </text:p>
      <text:p text:style-name="P2"><text:s text:c="3"/>The Truth Tables<text:tab/>68 </text:p>
      <text:p text:style-name="P2">Exercise 28: Boolean Practice<text:tab/>69 </text:p>
      <text:p text:style-name="P2"><text:s text:c="3"/>What You Should See<text:tab/>70 </text:p>
      <text:p text:style-name="P2"><text:s text:c="3"/>Extra Credit<text:tab/>71 </text:p>
      <text:p text:style-name="P2">Exercise 29: What If<text:tab/>73 </text:p>
      <text:p text:style-name="P2"><text:s text:c="3"/>What You Should See<text:tab/>73 </text:p>
      <text:p text:style-name="P2"><text:s text:c="3"/>Extra Credit<text:tab/>74 </text:p>
      <text:p text:style-name="P2">Exercise 30: Else And If<text:tab/>75 </text:p>
      <text:p text:style-name="P2"><text:soft-page-break/><text:s text:c="3"/>What You Should See<text:tab/>76 </text:p>
      <text:p text:style-name="P2"><text:s text:c="3"/>Extra Credit<text:tab/>76 </text:p>
      <text:p text:style-name="P2">Exercise 31: Making Decisions<text:tab/>77 </text:p>
      <text:p text:style-name="P2"><text:s text:c="3"/>What You Should See<text:tab/>78 </text:p>
      <text:p text:style-name="P2"><text:s text:c="3"/>Extra Credit<text:tab/>79 </text:p>
      <text:p text:style-name="P2">Exercise 32: Loops And Lists<text:tab/>81 </text:p>
      <text:p text:style-name="P2"><text:s text:c="3"/>What You Should See<text:tab/>82 </text:p>
      <text:p text:style-name="P2"><text:s text:c="3"/>Extra Credit<text:tab/>82 </text:p>
      <text:p text:style-name="P2">Exercise 33: While Loops<text:tab/>85 </text:p>
      <text:p text:style-name="P2"><text:s text:c="3"/>What You Should See<text:tab/>86 </text:p>
      <text:p text:style-name="P2"><text:s text:c="3"/>Extra Credit<text:tab/>86 </text:p>
      <text:p text:style-name="P2">Exercise 34: Accessing Elements Of Lists<text:tab/>87 </text:p>
      <text:p text:style-name="P2"><text:s text:c="3"/>Extra Credit<text:tab/>88 </text:p>
      <text:p text:style-name="P2">Exercise 35: Branches and Functions<text:tab/>89 </text:p>
      <text:p text:style-name="P2"><text:s text:c="3"/>What You Should See<text:tab/>90 </text:p>
      <text:p text:style-name="P2"><text:s text:c="3"/>Extra Credit<text:tab/>91 </text:p>
      <text:p text:style-name="P2">Exercise 36: Designing and Debugging<text:tab/>93 </text:p>
      <text:p text:style-name="P2"><text:s text:c="3"/>Rules For If-Statements<text:tab/>93 </text:p>
      <text:p text:style-name="P2"><text:s text:c="5"/>Rules For Loops<text:tab/>93 </text:p>
      <text:p text:style-name="P2"><text:s text:c="5"/>Tips For Debugging<text:tab/>93 </text:p>
      <text:p text:style-name="P2"><text:s text:c="5"/>Homework<text:tab/>94 </text:p>
      <text:p text:style-name="P2">Exercise 37: Symbol Review<text:tab/>95 </text:p>
      <text:p text:style-name="P2"><text:s text:c="3"/>Keywords<text:tab/>95 </text:p>
      <text:p text:style-name="P2"><text:s text:c="3"/>Data Types<text:tab/>96 </text:p>
      <text:p text:style-name="P2"><text:s text:c="3"/>String Escapes Sequences<text:tab/>96 </text:p>
      <text:p text:style-name="P2"><text:s text:c="3"/>String Formats<text:tab/>97 </text:p>
      <text:p text:style-name="P2"><text:s text:c="3"/>Operators<text:tab/>97 </text:p>
      <text:p text:style-name="P2">Exercise 38: Reading Code<text:tab/>99 </text:p>
      <text:p text:style-name="P2"><text:s text:c="3"/>Extra Credit<text:tab/>99 </text:p>
      <text:p text:style-name="P2">Exercise 39: Doing Things To Lists<text:tab/>101 </text:p>
      <text:p text:style-name="P2"><text:s text:c="3"/>What You Should See<text:tab/>102 </text:p>
      <text:p text:style-name="P2"><text:s text:c="3"/>Extra Credit<text:tab/>103 </text:p>
      <text:p text:style-name="P2">Exercise 40: Dictionaries, Oh Lovely Dictionaries<text:tab/>105 </text:p>
      <text:p text:style-name="P2"><text:s text:c="3"/>What You Should See<text:tab/>106 </text:p>
      <text:p text:style-name="P2"><text:s text:c="3"/>Extra Credit<text:tab/>107 </text:p>
      <text:p text:style-name="P2">Exercise 41: A Room With A View Of A Bear With A Broadsword<text:tab/>109 </text:p>
      <text:p text:style-name="P2"><text:s text:c="3"/>What You Should See<text:tab/>112 </text:p>
      <text:p text:style-name="P2"><text:s text:c="3"/>Extra Credit<text:tab/>113 </text:p>
      <text:p text:style-name="P2">Exercise 42: Getting Classy<text:tab/>115 </text:p>
      <text:p text:style-name="P2"><text:s text:c="3"/>What You Should See<text:tab/>118 </text:p>
      <text:p text:style-name="P2"><text:s text:c="3"/>Extra Credit<text:tab/>119 </text:p>
      <text:p text:style-name="P2">Exercise 43: You Make A Game<text:tab/>121 </text:p>
      <text:p text:style-name="P2">Exercise 44: Evaluating Your Game<text:tab/>123 </text:p>
      <text:p text:style-name="P2"><text:s text:c="3"/>Function Style<text:tab/>123 </text:p>
      <text:p text:style-name="P2"><text:s text:c="3"/>Class Style<text:tab/>123 </text:p>
      <text:p text:style-name="P2"><text:s text:c="3"/>Code Style<text:tab/>124 </text:p>
      <text:p text:style-name="P2"><text:s text:c="3"/>Good Comments<text:tab/>124 </text:p>
      <text:p text:style-name="P2"><text:s text:c="3"/>Evaluate Your Game<text:tab/>124 </text:p>
      <text:p text:style-name="P2">Exercise 45: Is-A, Has-A, Objects, and Classes<text:tab/>127 </text:p>
      <text:p text:style-name="P2"><text:s text:c="3"/>How This Looks In Code<text:tab/>128 </text:p>
      <text:p text:style-name="P2">Exercise 46: A Project Skeleton<text:tab/>131 </text:p>
      <text:p text:style-name="P2"><text:s text:c="3"/>Skeleton Contents: Linux/OSX<text:tab/>131 </text:p>
      <text:p text:style-name="P2"><text:soft-page-break/><text:s text:c="3"/>Testing Your Setup<text:tab/>132 </text:p>
      <text:p text:style-name="P2"><text:s text:c="3"/>Using The Skeleton<text:tab/>133 </text:p>
      <text:p text:style-name="P2"><text:s text:c="3"/>Required Quiz<text:tab/>133 </text:p>
      <text:p text:style-name="P2">Exercise 47: Automated Testing<text:tab/>135 </text:p>
      <text:p text:style-name="P2"><text:s text:c="3"/>Writing A Test Case<text:tab/>135 </text:p>
      <text:p text:style-name="P2"><text:s text:c="3"/>Testing Guidelines<text:tab/>136 </text:p>
      <text:p text:style-name="P2"><text:s text:c="3"/>What You Should See<text:tab/>137 </text:p>
      <text:p text:style-name="P2"><text:s text:c="3"/>Extra Credit<text:tab/>137 </text:p>
      <text:p text:style-name="P2">Exercise 48: Advanced User Input<text:tab/>139 </text:p>
      <text:p text:style-name="P2"><text:s text:c="3"/>Our Game Lexicon<text:tab/>139 </text:p>
      <text:p text:style-name="P2"><text:s text:c="3"/>What You Should Test<text:tab/>141 </text:p>
      <text:p text:style-name="P2"><text:s text:c="3"/>Design Hints<text:tab/>142 </text:p>
      <text:p text:style-name="P2"><text:s text:c="3"/>Extra Credit<text:tab/>142 </text:p>
      <text:p text:style-name="P2">Exercise 49: Making Sentences<text:tab/>143 </text:p>
      <text:p text:style-name="P2"><text:s text:c="3"/>Match And Peek<text:tab/>143 </text:p>
      <text:p text:style-name="P2"><text:s text:c="3"/>The Sentence Grammar<text:tab/>144 </text:p>
      <text:p text:style-name="P2"><text:s text:c="3"/>A Word On Exceptions<text:tab/>146 </text:p>
      <text:p text:style-name="P2"><text:s text:c="3"/>What You Should Test<text:tab/>146 </text:p>
      <text:p text:style-name="P2"><text:s text:c="3"/>Extra Credit<text:tab/>146 </text:p>
      <text:p text:style-name="P2">Exercise 50: Your First Work Assignment<text:tab/>147 </text:p>
      <text:p text:style-name="P2"><text:s text:c="3"/>Review What You Know<text:tab/>147 </text:p>
      <text:p text:style-name="P2"><text:s text:c="3"/>Implementing A Feature List<text:tab/>147 </text:p>
      <text:p text:style-name="P2"><text:s text:c="3"/>The Feature List<text:tab/>148 </text:p>
      <text:p text:style-name="P2"><text:s text:c="3"/>Tips On Working The List<text:tab/>148 </text:p>
      <text:p text:style-name="P2">Exercise 51: Reviewing Your Game<text:tab/>149 </text:p>
      <text:p text:style-name="P2"><text:s text:c="3"/>How To Study A User<text:tab/>149 </text:p>
      <text:p text:style-name="P2"><text:s text:c="3"/>Implement The Changes<text:tab/>149 </text:p>
      <text:p text:style-name="P2">Exercise 52: Teach Someone Else What You Know<text:tab/>151 </text:p>
      <text:p text:style-name="P2"><text:s text:c="3"/>Extra Credit<text:tab/>151 </text:p>
      <text:p text:style-name="P2">Next Steps<text:tab/>153 </text:p>
      <text:p text:style-name="P2">Advice From An Old Programmer<text:tab/>155 </text:p>
      <text:p text:style-name="P2">Indices and tables<text:tab/>157 </text:p>
      <text:p text:style-name="P2"/>
      <text:h text:style-name="Heading_20_1" text:outline-level="1"><text:bookmark-start text:name="__RefHeading__269_937782157"/>***making_games_PYTHON_2012_365p <text:bookmark-end text:name="__RefHeading__269_937782157"/></text:h>
      <text:p text:style-name="P2">Who is this book for?<text:tab/>i </text:p>
      <text:p text:style-name="P2">About This Book<text:tab/>ii </text:p>
      <text:p text:style-name="P2"/>
      <text:p text:style-name="P2">Chapter 1 – Installing Python and Pygame<text:tab/>1 </text:p>
      <text:p text:style-name="P2">What You Should Know Before You Begin<text:tab/>1 </text:p>
      <text:p text:style-name="P2">Downloading and Installing Python<text:tab/>1 </text:p>
      <text:p text:style-name="P2">Windows Instructions<text:tab/>1 </text:p>
      <text:p text:style-name="P2">Mac OS X Instructions<text:tab/>2 </text:p>
      <text:p text:style-name="P2">Ubuntu and Linux Instructions<text:tab/>2 </text:p>
      <text:p text:style-name="P2">Starting Python<text:tab/>2 </text:p>
      <text:p text:style-name="P2">Installing Pygame<text:tab/>3 </text:p>
      <text:p text:style-name="P2">How to Use This Book<text:tab/>4 </text:p>
      <text:p text:style-name="P2">The Featured Programs<text:tab/>4 </text:p>
      <text:p text:style-name="P2">Downloading Graphics and Sound Files<text:tab/>4 </text:p>
      <text:p text:style-name="P2">Line Numbers and Spaces<text:tab/>4 </text:p>
      <text:p text:style-name="P2">Text Wrapping in This Book<text:tab/>5 </text:p>
      <text:p text:style-name="P2">Checking Your Code Online<text:tab/>6 </text:p>
      <text:p text:style-name="P2"><text:soft-page-break/>More Info Links on http://invpy.com<text:tab/>6 </text:p>
      <text:p text:style-name="P2"/>
      <text:p text:style-name="P2">Chapter 2 – Pygame Basics<text:tab/>7 </text:p>
      <text:p text:style-name="P2">GUI vs. CLI<text:tab/>7 </text:p>
      <text:p text:style-name="P2">Source Code for Hello World with Pygame<text:tab/>7 </text:p>
      <text:p text:style-name="P2">Setting Up a Pygame Program<text:tab/>8 </text:p>
      <text:p text:style-name="P2">Game Loops and Game States<text:tab/>10 </text:p>
      <text:p text:style-name="P2">pygame.event.Event Objects<text:tab/>11 </text:p>
      <text:p text:style-name="P2">The QUIT Event and pygame.quit() Function<text:tab/>12 </text:p>
      <text:p text:style-name="P2">Pixel Coordinates<text:tab/>13 </text:p>
      <text:p text:style-name="P2">A Reminder About Functions, Methods, Constructor Functions, and Functions in Modules (and </text:p>
      <text:p text:style-name="P2">the Difference Between Them)<text:tab/>14 </text:p>
      <text:p text:style-name="P2">Surface Objects and The Window<text:tab/>15 </text:p>
      <text:p text:style-name="P2">Colors<text:tab/>16 </text:p>
      <text:p text:style-name="P2">Transparent Colors<text:tab/>17 </text:p>
      <text:p text:style-name="P2">pygame.Color Objects<text:tab/>18 </text:p>
      <text:p text:style-name="P2">Rect Objects<text:tab/>18 </text:p>
      <text:p text:style-name="P2">Primitive Drawing Functions<text:tab/>20 </text:p>
      <text:p text:style-name="P2">pygame.PixelArray Objects<text:tab/>23 </text:p>
      <text:p text:style-name="P2">The pygame.display.update() Function<text:tab/>24 </text:p>
      <text:p text:style-name="P2">Animation<text:tab/>24 </text:p>
      <text:p text:style-name="P2">Frames Per Second and pygame.time.Clock Objects<text:tab/>27 </text:p>
      <text:p text:style-name="P2">Drawing Images with pygame.image.load() and blit()<text:tab/>28 </text:p>
      <text:p text:style-name="P2">Fonts<text:tab/>28 </text:p>
      <text:p text:style-name="P2">Anti-Aliasing<text:tab/>30 </text:p>
      <text:p text:style-name="P2">Playing Sounds<text:tab/>31 </text:p>
      <text:p text:style-name="P2">Summary<text:tab/>32 </text:p>
      <text:p text:style-name="P2"/>
      <text:p text:style-name="P2">Chapter 3 – Memory Puzzle<text:tab/>33 </text:p>
      <text:p text:style-name="P2">How to Play Memory Puzzle<text:tab/>33 </text:p>
      <text:p text:style-name="P2">Nested for Loops<text:tab/>33 </text:p>
      <text:p text:style-name="P2">Source Code of Memory Puzzle<text:tab/>34 </text:p>
      <text:p text:style-name="P2">Credits and Imports<text:tab/>42 </text:p>
      <text:p text:style-name="P2">Magic Numbers are Bad<text:tab/>42 </text:p>
      <text:p text:style-name="P2">Sanity Checks with assert Statements<text:tab/>43 </text:p>
      <text:p text:style-name="P2">Telling If a Number is Even or Odd<text:tab/>44 </text:p>
      <text:p text:style-name="P2">Crash Early and Crash Often!<text:tab/>44 </text:p>
      <text:p text:style-name="P2">Making the Source Code Look Pretty<text:tab/>45 </text:p>
      <text:p text:style-name="P2">Using Constant Variables Instead of Strings<text:tab/>46 </text:p>
      <text:p text:style-name="P2">Making Sure We Have Enough Icons<text:tab/>47 </text:p>
      <text:p text:style-name="P2">Tuples vs. Lists, Immutable vs. Mutable<text:tab/>47 </text:p>
      <text:p text:style-name="P2">One Item Tuples Need a Trailing Comma<text:tab/>48 </text:p>
      <text:p text:style-name="P2">Converting Between Lists and Tuples<text:tab/>49 </text:p>
      <text:p text:style-name="P2">The global statement, and Why Global Variables are Evil<text:tab/>49 </text:p>
      <text:p text:style-name="P2">Data Structures and 2D Lists<text:tab/>51 </text:p>
      <text:p text:style-name="P2">The ―Start Game‖ Animation<text:tab/>52 </text:p>
      <text:p text:style-name="P2">The Game Loop<text:tab/>52 </text:p>
      <text:p text:style-name="P2">The Event Handling Loop<text:tab/>53 </text:p>
      <text:p text:style-name="P2">Checking Which Box The Mouse Cursor is Over<text:tab/>54 </text:p>
      <text:p text:style-name="P2">Handling the First Clicked Box<text:tab/>55 </text:p>
      <text:p text:style-name="P2">Handling a Mismatched Pair of Icons<text:tab/>56 </text:p>
      <text:p text:style-name="P2">Handling If the Player Won<text:tab/>56 </text:p>
      <text:p text:style-name="P2"><text:soft-page-break/>Drawing the Game State to the Screen<text:tab/>57 </text:p>
      <text:p text:style-name="P2">Creating the ―Revealed Boxes‖ Data Structure<text:tab/>58 </text:p>
      <text:p text:style-name="P2">Creating the Board Data Structure: Step 1 – Get All Possible Icons<text:tab/>58 </text:p>
      <text:p text:style-name="P2">Step 2 – Shuffling and Truncating the List of All Icons<text:tab/>59 </text:p>
      <text:p text:style-name="P2">Step 3 – Placing the Icons on the Board<text:tab/>59 </text:p>
      <text:p text:style-name="P2">Splitting a List into a List of Lists<text:tab/>60 </text:p>
      <text:p text:style-name="P2">Different Coordinate Systems<text:tab/>61 </text:p>
      <text:p text:style-name="P2">Converting from Pixel Coordinates to Box Coordinates<text:tab/>62 </text:p>
      <text:p text:style-name="P2">Drawing the Icon, and Syntactic Sugar<text:tab/>63 </text:p>
      <text:p text:style-name="P2">Syntactic Sugar with Getting a Board Space’s Icon’s Shape and Color<text:tab/>64 </text:p>
      <text:p text:style-name="P2">Drawing the Box Cover<text:tab/>64 </text:p>
      <text:p text:style-name="P2">Handling the Revealing and Covering Animation<text:tab/>65 </text:p>
      <text:p text:style-name="P2">Drawing the Entire Board<text:tab/>66 </text:p>
      <text:p text:style-name="P2">Drawing the Highlight<text:tab/>67 </text:p>
      <text:p text:style-name="P2">The ―Start Game‖ Animation<text:tab/>67 </text:p>
      <text:p text:style-name="P2">Revealing and Covering the Groups of Boxes<text:tab/>68 </text:p>
      <text:p text:style-name="P2">The ―Game Won‖ Animation<text:tab/>68 </text:p>
      <text:p text:style-name="P2">Telling if the Player Has Won<text:tab/>69 </text:p>
      <text:p text:style-name="P2">Why Bother Having a main() Function?<text:tab/>69 </text:p>
      <text:p text:style-name="P2">Why Bother With Readability?<text:tab/>70 </text:p>
      <text:p text:style-name="P2">Summary, and a Hacking Suggestion<text:tab/>74 </text:p>
      <text:p text:style-name="P2"/>
      <text:p text:style-name="P2">Chapter 4 – Slide Puzzle<text:tab/>77 </text:p>
      <text:p text:style-name="P2">How to Play Slide Puzzle<text:tab/>77 </text:p>
      <text:p text:style-name="P2">Source Code to Slide Puzzle<text:tab/>77 </text:p>
      <text:p text:style-name="P2">Second Verse, Same as the First<text:tab/>85 </text:p>
      <text:p text:style-name="P2">Setting Up the Buttons<text:tab/>86 </text:p>
      <text:p text:style-name="P2">Being Smart By Using Stupid Code<text:tab/>87 </text:p>
      <text:p text:style-name="P2">The Main Game Loop<text:tab/>88 </text:p>
      <text:p text:style-name="P2">Clicking on the Buttons<text:tab/>89 </text:p>
      <text:p text:style-name="P2">Sliding Tiles with the Mouse<text:tab/>90 </text:p>
      <text:p text:style-name="P2">Sliding Tiles with the Keyboard<text:tab/>90 </text:p>
      <text:p text:style-name="P2">―Equal To One Of‖ Trick with the in Operator<text:tab/>91 </text:p>
      <text:p text:style-name="P2">WASD and Arrow Keys<text:tab/>91 </text:p>
      <text:p text:style-name="P2">Actually Performing the Tile Slide<text:tab/>92 </text:p>
      <text:p text:style-name="P2">IDLE and Terminating Pygame Programs<text:tab/>92 </text:p>
      <text:p text:style-name="P2">Checking for a Specific Event, and Posting Events to Pygame’s Event Queue<text:tab/>92 </text:p>
      <text:p text:style-name="P2">Creating the Board Data Structure<text:tab/>93 </text:p>
      <text:p text:style-name="P2">Not Tracking the Blank Position<text:tab/>94 </text:p>
      <text:p text:style-name="P2">Making a Move by Updating the Board Data Structure<text:tab/>94 </text:p>
      <text:p text:style-name="P2">When NOT to Use an Assertion<text:tab/>95 </text:p>
      <text:p text:style-name="P2">Getting a Not-So-Random Move<text:tab/>96 </text:p>
      <text:p text:style-name="P2">Converting Tile Coordinates to Pixel Coordinates<text:tab/>97 </text:p>
      <text:p text:style-name="P2">Converting from Pixel Coordinates to Board Coordinates<text:tab/>97 </text:p>
      <text:p text:style-name="P2">Drawing a Tile<text:tab/>97 </text:p>
      <text:p text:style-name="P2">The Making Text Appear on the Screen<text:tab/>98 </text:p>
      <text:p text:style-name="P2">Drawing the Board<text:tab/>99 </text:p>
      <text:p text:style-name="P2">Drawing the Border of the Board<text:tab/>99 </text:p>
      <text:p text:style-name="P2">Drawing the Buttons<text:tab/>100 </text:p>
      <text:p text:style-name="P2">Animating the Tile Slides<text:tab/>100 </text:p>
      <text:p text:style-name="P2">The copy() Surface Method<text:tab/>101 </text:p>
      <text:p text:style-name="P2">Creating a New Puzzle<text:tab/>103 </text:p>
      <text:p text:style-name="P2"><text:soft-page-break/>Animating the Board Reset<text:tab/>104 </text:p>
      <text:p text:style-name="P2">Time vs. Memory Tradeoffs<text:tab/>105 </text:p>
      <text:p text:style-name="P2">Nobody Cares About a Few Bytes<text:tab/>106 </text:p>
      <text:p text:style-name="P2">Nobody Cares About a Few Million Nanoseconds<text:tab/>107 </text:p>
      <text:p text:style-name="P2">Summary<text:tab/>107 </text:p>
      <text:p text:style-name="P2"/>
      <text:p text:style-name="P2">Chapter 5 – Simulate<text:tab/>108 </text:p>
      <text:p text:style-name="P2">How to Play Simulate<text:tab/>108 </text:p>
      <text:p text:style-name="P2">Source Code to Simulate<text:tab/>108 </text:p>
      <text:p text:style-name="P2">The Usual Starting Stuff<text:tab/>114 </text:p>
      <text:p text:style-name="P2">Setting Up the Buttons<text:tab/>115 </text:p>
      <text:p text:style-name="P2">The main() Function<text:tab/>115 </text:p>
      <text:p text:style-name="P2">Some Local Variables Used in This Program<text:tab/>116 </text:p>
      <text:p text:style-name="P2">Drawing the Board and Handling Input<text:tab/>117 </text:p>
      <text:p text:style-name="P2">Checking for Mouse Clicks<text:tab/>118 </text:p>
      <text:p text:style-name="P2">Checking for Keyboard Presses<text:tab/>118 </text:p>
      <text:p text:style-name="P2">The Two States of the Game Loop<text:tab/>119 </text:p>
      <text:p text:style-name="P2">Figuring Out if the Player Pressed the Right Buttons<text:tab/>119 </text:p>
      <text:p text:style-name="P2">Epoch Time<text:tab/>121 </text:p>
      <text:p text:style-name="P2">Drawing the Board to the Screen<text:tab/>122 </text:p>
      <text:p text:style-name="P2">Same Old terminate() Function<text:tab/>122 </text:p>
      <text:p text:style-name="P2">Reusing The Constant Variables<text:tab/>123 </text:p>
      <text:p text:style-name="P2">Animating the Button Flash<text:tab/>123 </text:p>
      <text:p text:style-name="P2">Drawing the Buttons<text:tab/>126 </text:p>
      <text:p text:style-name="P2">Animating the Background Change<text:tab/>126 </text:p>
      <text:p text:style-name="P2">The Game Over Animation<text:tab/>127 </text:p>
      <text:p text:style-name="P2">Converting from Pixel Coordinates to Buttons<text:tab/>129 </text:p>
      <text:p text:style-name="P2">Explicit is Better Than Implicit<text:tab/>129 </text:p>
      <text:p text:style-name="P2"/>
      <text:p text:style-name="P2">Chapter 6 – Wormy<text:tab/>131 </text:p>
      <text:p text:style-name="P2">How to Play Wormy<text:tab/>131 </text:p>
      <text:p text:style-name="P2">Source Code to Wormy<text:tab/>131 </text:p>
      <text:p text:style-name="P2">The Grid<text:tab/>137 </text:p>
      <text:p text:style-name="P2">The Setup Code<text:tab/>137 </text:p>
      <text:p text:style-name="P2">The main() Function<text:tab/>138 </text:p>
      <text:p text:style-name="P2">A Separate runGame() Function<text:tab/>139 </text:p>
      <text:p text:style-name="P2">The Event Handling Loop<text:tab/>139 </text:p>
      <text:p text:style-name="P2">Collision Detection<text:tab/>140 </text:p>
      <text:p text:style-name="P2">Detecting Collisions with the Apple<text:tab/>141 </text:p>
      <text:p text:style-name="P2">Moving the Worm<text:tab/>142 </text:p>
      <text:p text:style-name="P2">The insert() List Method<text:tab/>142 </text:p>
      <text:p text:style-name="P2">Drawing the Screen<text:tab/>143 </text:p>
      <text:p text:style-name="P2">Drawing ―Press a key‖ Text to the Screen<text:tab/>143 </text:p>
      <text:p text:style-name="P2">The checkForKeyPress() Function<text:tab/>143 </text:p>
      <text:p text:style-name="P2">The Start Screen<text:tab/>144 </text:p>
      <text:p text:style-name="P2">Rotating the Start Screen Text<text:tab/>145 </text:p>
      <text:p text:style-name="P2">Rotations Are Not Perfect<text:tab/>146 </text:p>
      <text:p text:style-name="P2">Deciding Where the Apple Appears<text:tab/>147 </text:p>
      <text:p text:style-name="P2">Game Over Screens<text:tab/>147 </text:p>
      <text:p text:style-name="P2">Drawing Functions<text:tab/>148 </text:p>
      <text:p text:style-name="P2">Don’t Reuse Variable Names<text:tab/>151 </text:p>
      <text:p text:style-name="P2"/>
      <text:p text:style-name="P2"><text:soft-page-break/>Chapter 7 - Tetromino<text:tab/>153 </text:p>
      <text:p text:style-name="P2">How to Play Tetromino<text:tab/>153 </text:p>
      <text:p text:style-name="P2">Some Tetromino Nomenclature<text:tab/>153 </text:p>
      <text:p text:style-name="P2">Source Code to Tetromino<text:tab/>154 </text:p>
      <text:p text:style-name="P2">The Usual Setup Code<text:tab/>166 </text:p>
      <text:p text:style-name="P2">Setting up Timing Constants for Holding Down Keys<text:tab/>166 </text:p>
      <text:p text:style-name="P2">More Setup Code<text:tab/>166 </text:p>
      <text:p text:style-name="P2">Setting Up the Piece Templates<text:tab/>168 </text:p>
      <text:p text:style-name="P2">Splitting a ―Line of Code‖ Across Multiple Lines<text:tab/>171 </text:p>
      <text:p text:style-name="P2">The main() Function<text:tab/>172 </text:p>
      <text:p text:style-name="P2">The Start of a New Game<text:tab/>173 </text:p>
      <text:p text:style-name="P2">The Game Loop<text:tab/>174 </text:p>
      <text:p text:style-name="P2">The Event Handling Loop<text:tab/>174 </text:p>
      <text:p text:style-name="P2">Pausing the Game<text:tab/>174 </text:p>
      <text:p text:style-name="P2">Using Movement Variables to Handle User Input<text:tab/>175 </text:p>
      <text:p text:style-name="P2">Checking if a Slide or Rotation is Valid<text:tab/>175 </text:p>
      <text:p text:style-name="P2">Finding the Bottom<text:tab/>178 </text:p>
      <text:p text:style-name="P2">Moving by Holding Down the Key<text:tab/>179 </text:p>
      <text:p text:style-name="P2">Letting the Piece ―Naturally‖ Fall<text:tab/>182 </text:p>
      <text:p text:style-name="P2">Drawing Everything on the Screen<text:tab/>182 </text:p>
      <text:p text:style-name="P2">makeTextObjs(), A Shortcut Function for Making Text<text:tab/>183 </text:p>
      <text:p text:style-name="P2">The Same Old terminate() Function<text:tab/>183 </text:p>
      <text:p text:style-name="P2">Waiting for a Key Press Event with the checkForKeyPress() Function<text:tab/>183 </text:p>
      <text:p text:style-name="P2">showTextScreen(), A Generic Text Screen Function<text:tab/>184 </text:p>
      <text:p text:style-name="P2">The checkForQuit() Function<text:tab/>185 </text:p>
      <text:p text:style-name="P2">The calculateLevelAndFallFreq() Function<text:tab/>185 </text:p>
      <text:p text:style-name="P2">Generating Pieces with the getNewPiece() Function<text:tab/>188 </text:p>
      <text:p text:style-name="P2">Adding Pieces to the Board Data Structure<text:tab/>189 </text:p>
      <text:p text:style-name="P2">Creating a New Board Data Structure<text:tab/>189 </text:p>
      <text:p text:style-name="P2">The isOnBoard() and isValidPosition() Functions<text:tab/>190 </text:p>
      <text:p text:style-name="P2">Checking for, and Removing, Complete Lines<text:tab/>192 </text:p>
      <text:p text:style-name="P2">Convert from Board Coordinates to Pixel Coordinates<text:tab/>195 </text:p>
      <text:p text:style-name="P2">Drawing a Box on the Board or Elsewhere on the Screen<text:tab/>195 </text:p>
      <text:p text:style-name="P2">Drawing Everything to the Screen<text:tab/>196 </text:p>
      <text:p text:style-name="P2">Drawing the Score and Level Text<text:tab/>196 </text:p>
      <text:p text:style-name="P2">Drawing a Piece on the Board or Elsewhere on the Screen<text:tab/>197 </text:p>
      <text:p text:style-name="P2">Drawing the ―Next‖ Piece<text:tab/>197 </text:p>
      <text:p text:style-name="P2">Summary<text:tab/>198 </text:p>
      <text:p text:style-name="P2"/>
      <text:p text:style-name="P2">Chapter 8 – Squirrel Eat Squirrel<text:tab/>200 </text:p>
      <text:p text:style-name="P2">How to Play Squirrel Eat Squirrel<text:tab/>200 </text:p>
      <text:p text:style-name="P2">The Design of Squirrel Eat Squirrel<text:tab/>200 </text:p>
      <text:p text:style-name="P2">Source Code to Squirrel Eat Squirrel<text:tab/>201 </text:p>
      <text:p text:style-name="P2">The Usual Setup Code<text:tab/>211 </text:p>
      <text:p text:style-name="P2">Describing the Data Structures<text:tab/>212 </text:p>
      <text:p text:style-name="P2">The main() Function<text:tab/>213 </text:p>
      <text:p text:style-name="P2">The pygame.transform.flip() Function<text:tab/>214 </text:p>
      <text:p text:style-name="P2">A More Detailed Game State than Usual<text:tab/>214 </text:p>
      <text:p text:style-name="P2">The Usual Text Creation Code<text:tab/>215 </text:p>
      <text:p text:style-name="P2">Cameras<text:tab/>215 </text:p>
      <text:p text:style-name="P2">The ―Active Area‖<text:tab/>217 </text:p>
      <text:p text:style-name="P2">Keeping Track of the Location of Things in the Game World<text:tab/>218 </text:p>
      <text:p text:style-name="P2"><text:soft-page-break/>Starting Off with Some Grass<text:tab/>219 </text:p>
      <text:p text:style-name="P2">The Game Loop<text:tab/>219 </text:p>
      <text:p text:style-name="P2">Checking to Disable Invulnerability<text:tab/>219 </text:p>
      <text:p text:style-name="P2">Moving the Enemy Squirrels<text:tab/>219 </text:p>
      <text:p text:style-name="P2">Removing the Far Away Grass and Squirrel Objects<text:tab/>221 </text:p>
      <text:p text:style-name="P2">When Deleting Items in a List, Iterate Over the List in Reverse<text:tab/>221 </text:p>
      <text:p text:style-name="P2">Adding New Grass and Squirrel Objects<text:tab/>223 </text:p>
      <text:p text:style-name="P2">Camera Slack, and Moving the Camera View<text:tab/>223 </text:p>
      <text:p text:style-name="P2">Drawing the Background, Grass, Squirrels, and Health Meter<text:tab/>224 </text:p>
      <text:p text:style-name="P2">The Event Handling Loop<text:tab/>226 </text:p>
      <text:p text:style-name="P2">Moving the Player, and Accounting for Bounce<text:tab/>228 </text:p>
      <text:p text:style-name="P2">Collision Detection: Eat or Be Eaten<text:tab/>229 </text:p>
      <text:p text:style-name="P2">The Game Over Screen<text:tab/>231 </text:p>
      <text:p text:style-name="P2">Winning<text:tab/>232 </text:p>
      <text:p text:style-name="P2">Drawing a Graphical Health Meter<text:tab/>232 </text:p>
      <text:p text:style-name="P2">The Same Old terminate() Function<text:tab/>232 </text:p>
      <text:p text:style-name="P2">The Mathematics of the Sine Function<text:tab/>233 </text:p>
      <text:p text:style-name="P2">Backwards Compatibility with Python Version 2<text:tab/>236 </text:p>
      <text:p text:style-name="P2">The getRandomVelocity() Function<text:tab/>237 </text:p>
      <text:p text:style-name="P2">Finding a Place to Add New Squirrels and Grass<text:tab/>237 </text:p>
      <text:p text:style-name="P2">Creating Enemy Squirrel Data Structures<text:tab/>238 </text:p>
      <text:p text:style-name="P2">Flipping the Squirrel Image<text:tab/>239 </text:p>
      <text:p text:style-name="P2">Creating Grass Data Structures<text:tab/>239 </text:p>
      <text:p text:style-name="P2">Checking if Outside the Active Area<text:tab/>240 </text:p>
      <text:p text:style-name="P2">Summary<text:tab/>241 </text:p>
      <text:p text:style-name="P2"/>
      <text:p text:style-name="P2">Chapter 9 – Star Pusher<text:tab/>242 </text:p>
      <text:p text:style-name="P2">How to Play Star Pusher<text:tab/>242 </text:p>
      <text:p text:style-name="P2">Source Code to Star Pusher<text:tab/>242 </text:p>
      <text:p text:style-name="P2">The Initial Setup<text:tab/>256 </text:p>
      <text:p text:style-name="P2">Data Structures in Star Pusher<text:tab/>271 </text:p>
      <text:p text:style-name="P2">The ―Game State‖ Data Structure<text:tab/>271 </text:p>
      <text:p text:style-name="P2">The ―Map‖ Data Structure<text:tab/>271 </text:p>
      <text:p text:style-name="P2">The ―Levels‖ Data Structure<text:tab/>272 </text:p>
      <text:p text:style-name="P2">Reading and Writing Text Files<text:tab/>272 </text:p>
      <text:p text:style-name="P2">Text Files and Binary Files<text:tab/>272 </text:p>
      <text:p text:style-name="P2">Writing to Files<text:tab/>273 </text:p>
      <text:p text:style-name="P2">Reading from Files<text:tab/>274 </text:p>
      <text:p text:style-name="P2">About the Star Pusher Map File Format<text:tab/>274 </text:p>
      <text:p text:style-name="P2">Recursive Functions<text:tab/>280 </text:p>
      <text:p text:style-name="P2">Stack Overflows<text:tab/>281 </text:p>
      <text:p text:style-name="P2">Preventing Stack Overflows with a Base Case<text:tab/>283 </text:p>
      <text:p text:style-name="P2">The Flood Fill Algorithm<text:tab/>284 </text:p>
      <text:p text:style-name="P2">Drawing the Map<text:tab/>285 </text:p>
      <text:p text:style-name="P2">Checking if the Level is Finished<text:tab/>287 </text:p>
      <text:p text:style-name="P2">Summary<text:tab/>288 </text:p>
      <text:p text:style-name="P2"/>
      <text:p text:style-name="P2">Chapter 10 – Four Extra Games<text:tab/>289 </text:p>
      <text:p text:style-name="P2">Flippy, an ―Othello‖ Clone<text:tab/>290 </text:p>
      <text:p text:style-name="P2">Source Code for Flippy<text:tab/>292 </text:p>
      <text:p text:style-name="P2">Ink Spill, a ―Flood It‖ Clone<text:tab/>305 </text:p>
      <text:p text:style-name="P2">Source Code for Ink Spill<text:tab/>305 </text:p>
      <text:p text:style-name="P2"><text:soft-page-break/>Four-In-A-Row, a ―Connect Four‖ Clone<text:tab/>317 </text:p>
      <text:p text:style-name="P2">Source Code for Four-In-A-Row<text:tab/>317 </text:p>
      <text:p text:style-name="P2">Gemgem, a ―Bejeweled‖ Clone<text:tab/>327 </text:p>
      <text:p text:style-name="P2">Source Code for Gemgem<text:tab/>327 </text:p>
      <text:p text:style-name="P2">Summary<text:tab/>340 </text:p>
      <text:p text:style-name="P2">Glossary<text:tab/>342 </text:p>
      <text:p text:style-name="P2">About the Author<text:tab/>347 </text:p>
      <text:p text:style-name="P2"/>
      <text:h text:style-name="Heading_20_1" text:outline-level="1"><text:bookmark-start text:name="__RefHeading__271_937782157"/>***Making_Use_of_Python_2002_416p <text:bookmark-end text:name="__RefHeading__271_937782157"/></text:h>
      <text:p text:style-name="P2">Introduction<text:tab/>xi </text:p>
      <text:p text:style-name="P2">Scenario<text:tab/>xxiii </text:p>
      <text:p text:style-name="P2">Chapter 1 <text:s text:c="5"/>An Introduction to Python<text:tab/>1 </text:p>
      <text:p text:style-name="P2">Getting Started<text:tab/>1 </text:p>
      <text:p text:style-name="P2">Understanding Requirements<text:tab/>2 </text:p>
      <text:p text:style-name="P2">Determine Requirements of the University<text:tab/>2 </text:p>
      <text:p text:style-name="P2">Obtain Python and Its Documentation<text:tab/>3 </text:p>
      <text:p text:style-name="P2">Determine the System Requirements<text:tab/>4 </text:p>
      <text:p text:style-name="P2">Install Python<text:tab/>5 </text:p>
      <text:p text:style-name="P2">Start Python in Different Execution Modes<text:tab/>7 </text:p>
      <text:p text:style-name="P2">Summary<text:tab/>12 </text:p>
      <text:p text:style-name="P2"/>
      <text:p text:style-name="P2">Chapter 2 <text:s text:c="5"/>Getting Started with Python<text:tab/>13 </text:p>
      <text:p text:style-name="P2">Getting Started<text:tab/>14 </text:p>
      <text:p text:style-name="P2">Writing Your First Python Program<text:tab/>14 </text:p>
      <text:p text:style-name="P2">Comments<text:tab/>15 </text:p>
      <text:p text:style-name="P2">Python as a Calculator<text:tab/>16 </text:p>
      <text:p text:style-name="P2">Using Variables in Python<text:tab/>16 </text:p>
      <text:p text:style-name="P2">Variables<text:tab/>17 </text:p>
      <text:p text:style-name="P2">Assigning Values to Variables<text:tab/>18 </text:p>
      <text:p text:style-name="P2">Standard Types<text:tab/>19 </text:p>
      <text:p text:style-name="P2">Identifiers and Keywords<text:tab/>39 </text:p>
      <text:p text:style-name="P2">Memory Management<text:tab/>40 </text:p>
      <text:p text:style-name="P2">Create a Sequence to Store All the Names of the Students<text:tab/>42 </text:p>
      <text:p text:style-name="P2">Write the Code to Display the Names of the Students<text:tab/>42 </text:p>
      <text:p text:style-name="P2">Declare a Dictionary of Student Purchases with the Names of the Students as the Key<text:tab/>43 </text:p>
      <text:p text:style-name="P2">Write the Code to Display the Student Purchases<text:tab/>43 </text:p>
      <text:p text:style-name="P2">Save and Execute the Code<text:tab/>43 </text:p>
      <text:p text:style-name="P2">Verify the Details<text:tab/>44 </text:p>
      <text:p text:style-name="P2">Summary<text:tab/>44 </text:p>
      <text:p text:style-name="P2"/>
      <text:p text:style-name="P2">Chapter 3 <text:s text:c="2"/>Intrinsic Operations and Input/Output<text:tab/>47 </text:p>
      <text:p text:style-name="P2">Getting Started<text:tab/>48 </text:p>
      <text:p text:style-name="P2">Using Input/Output Features and Intrinsic Operations </text:p>
      <text:p text:style-name="P2">for Data Types in Python<text:tab/>48 </text:p>
      <text:p text:style-name="P2">Identify the Variables to Be Used<text:tab/>49 </text:p>
      <text:p text:style-name="P2">Accepting User Input<text:tab/>49 </text:p>
      <text:p text:style-name="P2">Formatting the Output<text:tab/>50 </text:p>
      <text:p text:style-name="P2">Introduction to Intrinsic Operations<text:tab/>55 </text:p>
      <text:p text:style-name="P2">Intrinsic Operations for Numeric Data Types<text:tab/>57 </text:p>
      <text:p text:style-name="P2">Intrinsic Operations for Strings<text:tab/>60 </text:p>
      <text:p text:style-name="P2">Intrinsic Operations for Lists and Tuples<text:tab/>66 </text:p>
      <text:p text:style-name="P2"><text:soft-page-break/>Write the Code<text:tab/>71 </text:p>
      <text:p text:style-name="P2">Execute the Code<text:tab/>71 </text:p>
      <text:p text:style-name="P2">Summary<text:tab/>73 </text:p>
      <text:p text:style-name="P2"/>
      <text:p text:style-name="P2">Chapter 4 <text:s text:c="2"/>Programming Basics<text:tab/>75 </text:p>
      <text:p text:style-name="P2">Getting Started<text:tab/>76 </text:p>
      <text:p text:style-name="P2">Conditional Operators<text:tab/>76 </text:p>
      <text:p text:style-name="P2">Order of Precedence of Operators<text:tab/>82 </text:p>
      <text:p text:style-name="P2">Using Programming Constructs<text:tab/>83 </text:p>
      <text:p text:style-name="P2">Identify the Control and Loop Statements to Be Used<text:tab/>84 </text:p>
      <text:p text:style-name="P2">Write the Code<text:tab/>94 </text:p>
      <text:p text:style-name="P2">Execute the Code<text:tab/>95 </text:p>
      <text:p text:style-name="P2">Summary<text:tab/>97 </text:p>
      <text:p text:style-name="P2"><text:s/></text:p>
      <text:p text:style-name="P2">Chapter 5 <text:s text:c="2"/>Functions<text:tab/>99 </text:p>
      <text:p text:style-name="P2">Getting Started<text:tab/>100 </text:p>
      <text:p text:style-name="P2">Using Functions<text:tab/>100 </text:p>
      <text:p text:style-name="P2">Functions<text:tab/>101 </text:p>
      <text:p text:style-name="P2">Scope of Variables<text:tab/>118 </text:p>
      <text:p text:style-name="P2">Identify the Functions to Be Used<text:tab/>119 </text:p>
      <text:p text:style-name="P2">Write the Code<text:tab/>119 </text:p>
      <text:p text:style-name="P2">Execute the Code<text:tab/>121 </text:p>
      <text:p text:style-name="P2">Summary<text:tab/>122 </text:p>
      <text:p text:style-name="P2"/>
      <text:p text:style-name="P2">Chapter 6 <text:s text:c="2"/>Modules<text:tab/>123 </text:p>
      <text:p text:style-name="P2">Getting Started<text:tab/>124 </text:p>
      <text:p text:style-name="P2">Using Modules<text:tab/>124 </text:p>
      <text:p text:style-name="P2">Modules<text:tab/>124 </text:p>
      <text:p text:style-name="P2">Packages<text:tab/>135 </text:p>
      <text:p text:style-name="P2">Identify the Modules to Be Used<text:tab/>136 </text:p>
      <text:p text:style-name="P2">Write the Code<text:tab/>137 </text:p>
      <text:p text:style-name="P2">Execute the Code<text:tab/>139 </text:p>
      <text:p text:style-name="P2">Summary<text:tab/>140 </text:p>
      <text:p text:style-name="P2"/>
      <text:p text:style-name="P2">Chapter 7 <text:s text:c="3"/>Files<text:tab/>141 </text:p>
      <text:p text:style-name="P2">Getting Started<text:tab/>141 </text:p>
      <text:p text:style-name="P2">Using File Objects<text:tab/>142 </text:p>
      <text:p text:style-name="P2">Identify the Functions and Methods to Be Used<text:tab/>142 </text:p>
      <text:p text:style-name="P2">Write the Code to Store Course Details to the File<text:tab/>154 </text:p>
      <text:p text:style-name="P2">Execute the Code<text:tab/>155 </text:p>
      <text:p text:style-name="P2">Verify the Solution<text:tab/>155 </text:p>
      <text:p text:style-name="P2">Summary<text:tab/>156 </text:p>
      <text:p text:style-name="P2"/>
      <text:p text:style-name="P2">Chapter 8 <text:s text:c="3"/>Object-Oriented Programming<text:tab/>157 </text:p>
      <text:p text:style-name="P2">Getting Started<text:tab/>158 </text:p>
      <text:p text:style-name="P2">Introducing OOP<text:tab/>158 </text:p>
      <text:p text:style-name="P2">Components of OOP<text:tab/>159 </text:p>
      <text:p text:style-name="P2">Benefits of OOP<text:tab/>160 </text:p>
      <text:p text:style-name="P2">Using Classes<text:tab/>161 </text:p>
      <text:p text:style-name="P2">Identify the Classes to Be Defined<text:tab/>162 </text:p>
      <text:p text:style-name="P2">Identifying the Class Objects<text:tab/>163 </text:p>
      <text:p text:style-name="P2">Identifying the Classes to Be Inherited and Their Objects<text:tab/>170 </text:p>
      <text:p text:style-name="P2"><text:soft-page-break/>Identify the Methods to Be Overridden<text:tab/>173 </text:p>
      <text:p text:style-name="P2">Write the Code<text:tab/>182 </text:p>
      <text:p text:style-name="P2">Execute the Code<text:tab/>189 </text:p>
      <text:p text:style-name="P2">Summary<text:tab/>190 </text:p>
      <text:p text:style-name="P2"/>
      <text:p text:style-name="P2">Chapter 9 <text:s text:c="3"/>Exception Handling<text:tab/>193 </text:p>
      <text:p text:style-name="P2">Getting Started<text:tab/>193 </text:p>
      <text:p text:style-name="P2">Handling Exceptions<text:tab/>194 </text:p>
      <text:p text:style-name="P2">Identify the Type of Error and Where the Error Occurs<text:tab/>196 </text:p>
      <text:p text:style-name="P2">Identify the Mechanism of Trapping the Exception<text:tab/>200 </text:p>
      <text:p text:style-name="P2">Identify the Location for the Code for Handling the Exception to Be Written<text:tab/>209 </text:p>
      <text:p text:style-name="P2">Write the Code for Handling the Exception<text:tab/>209 </text:p>
      <text:p text:style-name="P2">Save and Execute the Code<text:tab/>210 </text:p>
      <text:p text:style-name="P2">Summary<text:tab/>210 </text:p>
      <text:p text:style-name="P2"/>
      <text:p text:style-name="P2">Chapter 10 CGI Programming<text:tab/>213 </text:p>
      <text:p text:style-name="P2">Getting Started<text:tab/>213 </text:p>
      <text:p text:style-name="P2">Internet Basics<text:tab/>214 </text:p>
      <text:p text:style-name="P2">World Wide Web<text:tab/>217 </text:p>
      <text:p text:style-name="P2">Web Browsers<text:tab/>217 </text:p>
      <text:p text:style-name="P2">Hypertext Transfer Protocol (HTTP)<text:tab/>220 </text:p>
      <text:p text:style-name="P2">Revising HTML<text:tab/>221 </text:p>
      <text:p text:style-name="P2">Client-Side versus Server-Side Scripting<text:tab/>227 </text:p>
      <text:p text:style-name="P2">An Introduction to CGI<text:tab/>229 </text:p>
      <text:p text:style-name="P2">Writing CGI Applications<text:tab/>231 </text:p>
      <text:p text:style-name="P2">Write the Code for the HTML Form to Accept Data from the User<text:tab/>231 </text:p>
      <text:p text:style-name="P2">Write the CGI Program in Python to Generate the Results Page<text:tab/>232 </text:p>
      <text:p text:style-name="P2">Write the CGI Program to Generate Both the Form and Results Pages<text:tab/>236 </text:p>
      <text:p text:style-name="P2">Execute the Code<text:tab/>237 </text:p>
      <text:p text:style-name="P2">Summary<text:tab/>239 </text:p>
      <text:p text:style-name="P2"/>
      <text:p text:style-name="P2">Chapter 11 Database Programming<text:tab/>241 </text:p>
      <text:p text:style-name="P2">Getting Started<text:tab/>241 </text:p>
      <text:p text:style-name="P2">Database Management<text:tab/>242 </text:p>
      <text:p text:style-name="P2">Introduction to MySQL<text:tab/>243 </text:p>
      <text:p text:style-name="P2">Working with MySQL<text:tab/>246 </text:p>
      <text:p text:style-name="P2">Accessing a Database from a Python Script<text:tab/>254 </text:p>
      <text:p text:style-name="P2">Identify the Elements of the Table That Stores Registration Details<text:tab/>256 </text:p>
      <text:p text:style-name="P2">Identify the Steps for Connecting to the Database<text:tab/>256 </text:p>
      <text:p text:style-name="P2">Write the Code to Create a Table in the Database<text:tab/>259 </text:p>
      <text:p text:style-name="P2">Write the Code to Insert the Registration Details into the Table Created<text:tab/>260 </text:p>
      <text:p text:style-name="P2">Execute the Code to Create the Table in the Database<text:tab/>261 </text:p>
      <text:p text:style-name="P2">Execute the Code to Insert Data into the Table<text:tab/>261 </text:p>
      <text:p text:style-name="P2">Verify the Data in the Database<text:tab/>263 </text:p>
      <text:p text:style-name="P2">Summary<text:tab/>264 </text:p>
      <text:p text:style-name="P2"/>
      <text:p text:style-name="P2">Chapter 12 Network Programming<text:tab/>267 </text:p>
      <text:p text:style-name="P2">Getting Started<text:tab/>267 </text:p>
      <text:p text:style-name="P2">Client/Server Architecture<text:tab/>268 </text:p>
      <text:p text:style-name="P2">Network Programming<text:tab/>269 </text:p>
      <text:p text:style-name="P2">Using Sockets<text:tab/>272 </text:p>
      <text:p text:style-name="P2">Identify the Sockets to Be Used<text:tab/>272 </text:p>
      <text:p text:style-name="P2"><text:soft-page-break/>Write the Code to Run on the IT Department Computer<text:tab/>287 </text:p>
      <text:p text:style-name="P2">Write the Code to Run on the Admission Office Computer<text:tab/>288 </text:p>
      <text:p text:style-name="P2">Execute the Code Created for the IT Department Computer<text:tab/>289 </text:p>
      <text:p text:style-name="P2">Execute the Code Created for the Admission Office Computer<text:tab/>290 </text:p>
      <text:p text:style-name="P2">Verify that Data Has Been Saved to a File in<text:tab/>the </text:p>
      <text:p text:style-name="P2">IT Department Computer<text:tab/>292 </text:p>
      <text:p text:style-name="P2">Summary<text:tab/>292 </text:p>
      <text:p text:style-name="P2"/>
      <text:p text:style-name="P2">Chapter 13 Multithreaded Programming<text:tab/>297 </text:p>
      <text:p text:style-name="P2">Getting Started<text:tab/>297 </text:p>
      <text:p text:style-name="P2">Single-Threaded Applications<text:tab/>298 </text:p>
      <text:p text:style-name="P2">Threading in Python<text:tab/>299 </text:p>
      <text:p text:style-name="P2">Creating Multithreaded Applications<text:tab/>300 </text:p>
      <text:p text:style-name="P2">Identify the Class and the Methods to Create a Multithreaded Application<text:tab/>300 </text:p>
      <text:p text:style-name="P2">Write Code for the Server<text:tab/>308 </text:p>
      <text:p text:style-name="P2">Write the Code for the Client<text:tab/>309 </text:p>
      <text:p text:style-name="P2">Execute the Code Created for the Server<text:tab/>310 </text:p>
      <text:p text:style-name="P2">Execute the Code Created for the Client<text:tab/>311 </text:p>
      <text:p text:style-name="P2">Summary<text:tab/>313 </text:p>
      <text:p text:style-name="P2"/>
      <text:p text:style-name="P2">Chapter 14 Advanced Web Programming<text:tab/>315 </text:p>
      <text:p text:style-name="P2">Getting Started<text:tab/>316 </text:p>
      <text:p text:style-name="P2">Creating Web Servers<text:tab/>316 </text:p>
      <text:p text:style-name="P2">Accessing URLs<text:tab/>323 </text:p>
      <text:p text:style-name="P2">Creating Advanced CGI Applications<text:tab/>328 </text:p>
      <text:p text:style-name="P2"><text:span text:style-name="T1">Identify the Elements of the Web Page for EnteringAssignment Details and Uploading the File</text:span><text:tab/>328 </text:p>
      <text:p text:style-name="P2">Identify the Methodology for Uploading the File<text:tab/>329 </text:p>
      <text:p text:style-name="P2">Identify the Methodology for Storing User Information<text:tab/>330 </text:p>
      <text:p text:style-name="P2">Write the Code for the CGI Script<text:tab/>335 </text:p>
      <text:p text:style-name="P2">Execute the CGI Script<text:tab/>339 </text:p>
      <text:p text:style-name="P2">Summary<text:tab/>340 </text:p>
      <text:p text:style-name="P2"/>
      <text:p text:style-name="P2">Chapter 15 GUI Programming with Tkinter<text:tab/>343 </text:p>
      <text:p text:style-name="P2">Getting Started<text:tab/>343 </text:p>
      <text:p text:style-name="P2">Introduction to Tkinter<text:tab/>344 </text:p>
      <text:p text:style-name="P2">Creating a GUI Application<text:tab/>347 </text:p>
      <text:p text:style-name="P2">Identify the Components of the User Interface<text:tab/>348 </text:p>
      <text:p text:style-name="P2">Identify the Tkinter Widgets to Design the User Interface<text:tab/>348 </text:p>
      <text:p text:style-name="P2">Write the Code for the User Interface<text:tab/>360 </text:p>
      <text:p text:style-name="P2">Execute the Code<text:tab/>362 </text:p>
      <text:p text:style-name="P2">Summary<text:tab/>364 </text:p>
      <text:p text:style-name="P2">Appendix A Distributing COM Objects<text:tab/>365 </text:p>
      <text:p text:style-name="P2">Basics of COM<text:tab/>365 </text:p>
      <text:p text:style-name="P2">The Binary Standard<text:tab/>367 </text:p>
      <text:p text:style-name="P2">COM Interfaces<text:tab/>369 </text:p>
      <text:p text:style-name="P2">Binding<text:tab/>370 </text:p>
      <text:p text:style-name="P2">Python and COM<text:tab/>371 </text:p>
      <text:p text:style-name="P2">Creating COM Clients<text:tab/>371 </text:p>
      <text:p text:style-name="P2">Creating COM Servers<text:tab/>373 </text:p>
      <text:p text:style-name="P2">Index<text:tab/>377 </text:p>
      <text:p text:style-name="P2"/>
      <text:h text:style-name="Heading_20_1" text:outline-level="1"><text:bookmark-start text:name="__RefHeading__273_937782157"/><text:soft-page-break/>***Matplotlib_for_Python_Developers_2009_307p <text:bookmark-end text:name="__RefHeading__273_937782157"/></text:h>
      <text:p text:style-name="P2">Preface<text:tab/>1 </text:p>
      <text:p text:style-name="P2">Chapter 1: Introduction to Matplotlib<text:tab/>7 </text:p>
      <text:p text:style-name="P2"><text:s/>Merits of Matplotlib<text:tab/>8 </text:p>
      <text:p text:style-name="P2"><text:s/>Matplotlib web sites and online documentation<text:tab/>10 </text:p>
      <text:p text:style-name="P2"><text:s/>Output formats and backends<text:tab/>10 </text:p>
      <text:p text:style-name="P2"><text:s text:c="3"/>Output formats<text:tab/>11 </text:p>
      <text:p text:style-name="P2"><text:s text:c="3"/>Backends<text:tab/>12 </text:p>
      <text:p text:style-name="P2"><text:s/>About dependencies<text:tab/>13 </text:p>
      <text:p text:style-name="P2"><text:s text:c="3"/>Build dependencies<text:tab/>15 </text:p>
      <text:p text:style-name="P2"><text:s/>Installing Matplotlib<text:tab/>15 </text:p>
      <text:p text:style-name="P2"><text:s text:c="3"/>Installing Matplotlib on Linux<text:tab/>15 </text:p>
      <text:p text:style-name="P2"><text:s text:c="3"/>Installing Matplotlib on Windows<text:tab/>16 </text:p>
      <text:p text:style-name="P2"><text:s text:c="3"/>Installing Matplotlib on Mac OS X<text:tab/>16 </text:p>
      <text:p text:style-name="P2"><text:s text:c="3"/>Installing Matplotlib using packaged Python distributions<text:tab/>17 </text:p>
      <text:p text:style-name="P2"><text:s text:c="3"/>Installing Matplotlib from source code<text:tab/>17 </text:p>
      <text:p text:style-name="P2"><text:s text:c="3"/>Testing our installation<text:tab/>18 </text:p>
      <text:p text:style-name="P2">Summary<text:tab/>19 </text:p>
      <text:p text:style-name="P2">Chapter 2: Getting Started with Matplotlib<text:tab/>21 </text:p>
      <text:p text:style-name="P2"><text:s/>First plots with Matplotlib<text:tab/>21 </text:p>
      <text:p text:style-name="P2"><text:s/>Multiline plots<text:tab/>25 </text:p>
      <text:p text:style-name="P2"><text:s text:c="3"/>A brief introduction to NumPy arrays<text:tab/>27 </text:p>
      <text:p text:style-name="P2"><text:s/>Grid, axes, and labels<text:tab/>28 </text:p>
      <text:p text:style-name="P2"><text:s text:c="3"/>Adding a grid<text:tab/>28 </text:p>
      <text:p text:style-name="P2"><text:s text:c="3"/>Handling axes<text:tab/>29 </text:p>
      <text:p text:style-name="P2"><text:s text:c="3"/>Adding labels<text:tab/>31 </text:p>
      <text:p text:style-name="P2"><text:s/>Titles and legends<text:tab/>32 </text:p>
      <text:p text:style-name="P2"><text:s text:c="3"/>Adding a title<text:tab/>32 </text:p>
      <text:p text:style-name="P2"><text:s text:c="3"/>Adding a legend<text:tab/>33 </text:p>
      <text:p text:style-name="P2"><text:s/>A complete example<text:tab/>35 </text:p>
      <text:p text:style-name="P2"><text:s/>Saving plots to a file<text:tab/>36 </text:p>
      <text:p text:style-name="P2"><text:s/>Interactive navigation toolbar<text:tab/>38 </text:p>
      <text:p text:style-name="P2"><text:s/>IPython support<text:tab/>40 </text:p>
      <text:p text:style-name="P2"><text:s text:c="3"/>Controlling the interactive mode<text:tab/>42 </text:p>
      <text:p text:style-name="P2"><text:s text:c="3"/>Suppressing functions output<text:tab/>43 </text:p>
      <text:p text:style-name="P2"><text:s/>Configuring Matplotlib<text:tab/>43 </text:p>
      <text:p text:style-name="P2"><text:s text:c="3"/>Configuration files<text:tab/>44 </text:p>
      <text:p text:style-name="P2"><text:s text:c="3"/>Configuring through the Python code<text:tab/>45 </text:p>
      <text:p text:style-name="P2"><text:s text:c="3"/>Selecting backend from code<text:tab/>46 </text:p>
      <text:p text:style-name="P2"><text:s/>Summary<text:tab/>47 </text:p>
      <text:p text:style-name="P2"/>
      <text:p text:style-name="P2">Chapter 3: Decorate Graphs with Plot Styles and Types<text:tab/>49 </text:p>
      <text:p text:style-name="P2"><text:s/>Markers and line styles<text:tab/>49 </text:p>
      <text:p text:style-name="P2"><text:s text:c="2"/>Control colors<text:tab/>50 </text:p>
      <text:p text:style-name="P2"><text:s text:c="6"/>Specifying styles in multiline plots<text:tab/>52 </text:p>
      <text:p text:style-name="P2"><text:s text:c="3"/>Control line styles<text:tab/>52 </text:p>
      <text:p text:style-name="P2"><text:s text:c="3"/>Control marker styles<text:tab/>53 </text:p>
      <text:p text:style-name="P2"><text:s text:c="3"/>Finer control with keyword arguments<text:tab/>56 </text:p>
      <text:p text:style-name="P2"><text:s/>Handling X and Y ticks<text:tab/>58 </text:p>
      <text:p text:style-name="P2"><text:s/>Plot types<text:tab/>59 </text:p>
      <text:p text:style-name="P2"><text:s text:c="3"/>Histogram charts<text:tab/>59 </text:p>
      <text:p text:style-name="P2"><text:s text:c="3"/>Error bar charts<text:tab/>61 </text:p>
      <text:p text:style-name="P2"><text:soft-page-break/><text:s text:c="3"/>Bar charts<text:tab/>63 </text:p>
      <text:p text:style-name="P2"><text:s text:c="3"/>Pie charts<text:tab/>67 </text:p>
      <text:p text:style-name="P2"><text:s text:c="3"/>Scatter plots<text:tab/>69 </text:p>
      <text:p text:style-name="P2"><text:s/>Polar charts<text:tab/>71 </text:p>
      <text:p text:style-name="P2"><text:s text:c="3"/>Navigation Toolbar with polar plots<text:tab/>73 </text:p>
      <text:p text:style-name="P2"><text:s text:c="3"/>Control radial and angular grids<text:tab/>73 </text:p>
      <text:p text:style-name="P2"><text:s/>Text inside figure, annotations, and arrows<text:tab/>74 </text:p>
      <text:p text:style-name="P2"><text:s text:c="3"/>Text inside figure<text:tab/>74 </text:p>
      <text:p text:style-name="P2"><text:s text:c="3"/>Annotations<text:tab/>75 </text:p>
      <text:p text:style-name="P2"><text:s text:c="3"/>Arrows<text:tab/>77 </text:p>
      <text:p text:style-name="P2"><text:s/>Summary<text:tab/>79 </text:p>
      <text:p text:style-name="P2"/>
      <text:p text:style-name="P2">Chapter 4: Advanced Matplotlib<text:tab/>81 </text:p>
      <text:p text:style-name="P2"><text:s/>Object-oriented versus MATLAB styles<text:tab/>81 </text:p>
      <text:p text:style-name="P2"><text:s text:c="3"/>A brief introduction to Matplotlib objects<text:tab/>85 </text:p>
      <text:p text:style-name="P2"><text:s text:c="3"/>Our first (simple) example of OO Matplotlib<text:tab/>85 </text:p>
      <text:p text:style-name="P2"><text:s/>Subplots<text:tab/>86 </text:p>
      <text:p text:style-name="P2"><text:s text:c="3"/>Multiple figures<text:tab/>88 </text:p>
      <text:p text:style-name="P2"><text:s text:c="3"/>Additional Y (or X) axes<text:tab/>89 </text:p>
      <text:p text:style-name="P2"><text:s text:c="3"/>Logarithmic axes<text:tab/>91 </text:p>
      <text:p text:style-name="P2"><text:s text:c="3"/>Share axes<text:tab/>92 </text:p>
      <text:p text:style-name="P2"><text:s/>Plotting dates<text:tab/>94 </text:p>
      <text:p text:style-name="P2"><text:s text:c="3"/>Date formatting<text:tab/>95 </text:p>
      <text:p text:style-name="P2"><text:s text:c="3"/>Axes formatting with axes tick locators and formatters<text:tab/>96 </text:p>
      <text:p text:style-name="P2"><text:s text:c="3"/>Custom formatters and locators<text:tab/>99 </text:p>
      <text:p text:style-name="P2"><text:s/>Text properties, fonts, and LaTeX<text:tab/>99 </text:p>
      <text:p text:style-name="P2"><text:s text:c="3"/>Fonts<text:tab/>101 </text:p>
      <text:p text:style-name="P2"><text:s text:c="3"/>Using LaTeX formatting<text:tab/>102 </text:p>
      <text:p text:style-name="P2"><text:s text:c="4"/>Mathtext<text:tab/>103 </text:p>
      <text:p text:style-name="P2"><text:s text:c="4"/>External TeX renderer<text:tab/>104 </text:p>
      <text:p text:style-name="P2"><text:s/>Contour plots and image plotting<text:tab/>106 </text:p>
      <text:p text:style-name="P2"><text:s text:c="3"/>Contour plots<text:tab/>106 </text:p>
      <text:p text:style-name="P2"><text:s text:c="3"/>Image plotting<text:tab/>109 </text:p>
      <text:p text:style-name="P2"><text:s/>Summary<text:tab/>111 </text:p>
      <text:p text:style-name="P2"/>
      <text:p text:style-name="P2">Chapter 5: Embedding Matplotlib in GTK<text:tab/>113 </text:p>
      <text:p text:style-name="P2"><text:s/>A brief introduction to GTK<text:tab/>113 </text:p>
      <text:p text:style-name="P2"><text:s text:c="3"/>Introduction to GTK signal system<text:tab/>115 </text:p>
      <text:p text:style-name="P2"><text:s/>Embedding a Matplotlib figure in a GTK window<text:tab/>116 </text:p>
      <text:p text:style-name="P2"><text:s text:c="3"/>Including a navigation toolbar<text:tab/>119 </text:p>
      <text:p text:style-name="P2"><text:s/>Real-time plots update<text:tab/>123 </text:p>
      <text:p text:style-name="P2"><text:s/>Embedding Matplotlib in a Glade application<text:tab/>132 </text:p>
      <text:p text:style-name="P2"><text:s text:c="3"/>Designing the GUI using Glade<text:tab/>132 </text:p>
      <text:p text:style-name="P2"><text:s text:c="4"/>Code to use Glade GUI<text:tab/>135 </text:p>
      <text:p text:style-name="P2"><text:s/>Summary<text:tab/>144 </text:p>
      <text:p text:style-name="P2"/>
      <text:p text:style-name="P2">Chapter 6: Embedding Matplotlib in Qt 4<text:tab/>145 </text:p>
      <text:p text:style-name="P2"><text:s/>Brief introduction to Qt 4 and PyQt4<text:tab/>145 </text:p>
      <text:p text:style-name="P2"><text:s/>Embedding a Matplotlib figure in a Qt window<text:tab/>147 </text:p>
      <text:p text:style-name="P2"><text:s text:c="3"/>Including a navigation toolbar<text:tab/>151 </text:p>
      <text:p text:style-name="P2"><text:s/>Real-time update of a Matplotlib graph<text:tab/>156 </text:p>
      <text:p text:style-name="P2"><text:s/>Embedding Matplotlib in a GUI made with Qt Designer<text:tab/>165 </text:p>
      <text:p text:style-name="P2"><text:soft-page-break/><text:s text:c="3"/>Designing the GUI using Qt Designer<text:tab/>165 </text:p>
      <text:p text:style-name="P2"><text:s text:c="3"/>Code to use the Qt Designer GUI<text:tab/>168 </text:p>
      <text:p text:style-name="P2"><text:s text:c="3"/>Introduction to signals and slots<text:tab/>171 </text:p>
      <text:p text:style-name="P2"><text:s text:c="3"/>Returning to the example<text:tab/>172 </text:p>
      <text:p text:style-name="P2"><text:s/>Summary<text:tab/>179 </text:p>
      <text:p text:style-name="P2"/>
      <text:p text:style-name="P2">Chapter 7: Embedding Matplotlib in wxWidgets<text:tab/>181 </text:p>
      <text:p text:style-name="P2"><text:s/>Brief introduction to wxWidgets and wxPython<text:tab/>181 </text:p>
      <text:p text:style-name="P2"><text:s/>Embedding a Matplotlib figure in a wxFrame<text:tab/>182 </text:p>
      <text:p text:style-name="P2"><text:s text:c="3"/>Including a navigation toolbar<text:tab/>186 </text:p>
      <text:p text:style-name="P2"><text:s/>Real-time plots update<text:tab/>192 </text:p>
      <text:p text:style-name="P2"><text:s/>Embedding Matplotlib in a GUI made with wxGlade<text:tab/>203 </text:p>
      <text:p text:style-name="P2"><text:s/>Summary<text:tab/>213 </text:p>
      <text:p text:style-name="P2"><text:s/></text:p>
      <text:p text:style-name="P2">Chapter 8: Matplotlib for the Web<text:tab/>215 </text:p>
      <text:p text:style-name="P2"><text:s/>Matplotlib and CGI<text:tab/>216 </text:p>
      <text:p text:style-name="P2"><text:s text:c="3"/>What is CGI<text:tab/>216 </text:p>
      <text:p text:style-name="P2"><text:s text:c="3"/>Configuring Apache for CGI execution<text:tab/>216 </text:p>
      <text:p text:style-name="P2"><text:s text:c="3"/>Simple CGI example<text:tab/>218 </text:p>
      <text:p text:style-name="P2"><text:s text:c="3"/>Matplotlib in a CGI script<text:tab/>219 </text:p>
      <text:p text:style-name="P2"><text:s text:c="3"/>Passing parameters to a CGI script<text:tab/>220 </text:p>
      <text:p text:style-name="P2"><text:s/>Matplotlib and mod_python<text:tab/>223 </text:p>
      <text:p text:style-name="P2"><text:s text:c="3"/>What is mod_python<text:tab/>223 </text:p>
      <text:p text:style-name="P2"><text:s text:c="3"/>Apache configuration for mod_python<text:tab/>224 </text:p>
      <text:p text:style-name="P2"><text:s text:c="3"/>Matplotlib in a mod_python example<text:tab/>226 </text:p>
      <text:p text:style-name="P2"><text:s text:c="3"/>Matplotlib and mod_python's Python Server Pages<text:tab/>228 </text:p>
      <text:p text:style-name="P2"><text:s/>Web Frameworks and MVC<text:tab/>231 </text:p>
      <text:p text:style-name="P2"><text:s/>Matplotlib and Django<text:tab/>232 </text:p>
      <text:p text:style-name="P2"><text:s text:c="3"/>What is Django<text:tab/>232 </text:p>
      <text:p text:style-name="P2"><text:s text:c="3"/>Matplotlib in a Django application<text:tab/>233 </text:p>
      <text:p text:style-name="P2"><text:s/>Matplotlib and Pylons<text:tab/>237 </text:p>
      <text:p text:style-name="P2"><text:s text:c="3"/>What is Pylons<text:tab/>237 </text:p>
      <text:p text:style-name="P2"><text:s text:c="3"/>Matplotlib in a Pylons application<text:tab/>238 </text:p>
      <text:p text:style-name="P2"><text:s/>Summary<text:tab/>242 </text:p>
      <text:p text:style-name="P2"/>
      <text:p text:style-name="P2">Chapter 9: Matplotlib in the Real World<text:tab/>243 </text:p>
      <text:p text:style-name="P2"><text:s/>Plotting data from a database<text:tab/>244 </text:p>
      <text:p text:style-name="P2"><text:s/>Plotting data from the Web<text:tab/>247 </text:p>
      <text:p text:style-name="P2"><text:s/>Plotting data by parsing an Apache log file<text:tab/>250 </text:p>
      <text:p text:style-name="P2"><text:s/>Plotting data from a CSV file<text:tab/>256 </text:p>
      <text:p text:style-name="P2"><text:s/>Plotting extrapolated data using curve fitting<text:tab/>261 </text:p>
      <text:p text:style-name="P2"><text:s/>Tools using Matplotlib<text:tab/>267 </text:p>
      <text:p text:style-name="P2"><text:s text:c="3"/>NetworkX<text:tab/>267 </text:p>
      <text:p text:style-name="P2"><text:s text:c="3"/>Mpmath<text:tab/>269 </text:p>
      <text:p text:style-name="P2"><text:s/>Plotting geographical data<text:tab/>271 </text:p>
      <text:p text:style-name="P2"><text:s text:c="3"/>First example<text:tab/>272 </text:p>
      <text:p text:style-name="P2"><text:s text:c="3"/>Using satellite background<text:tab/>274 </text:p>
      <text:p text:style-name="P2"><text:s text:c="3"/>Plot data over a map<text:tab/>275 </text:p>
      <text:p text:style-name="P2"><text:s text:c="3"/>Plotting shapefiles with Basemap<text:tab/>277 </text:p>
      <text:p text:style-name="P2"><text:s/>Summary<text:tab/>279 </text:p>
      <text:p text:style-name="P2">Index<text:tab/>281 </text:p>
      <text:p text:style-name="P2"/>
      <text:h text:style-name="Heading_20_1" text:outline-level="1"><text:bookmark-start text:name="__RefHeading__275_937782157"/><text:soft-page-break/>***Mobile_Python_Rapid_Prototyping_of_Applications_on_the_Mobile_Platform_2007_329p <text:bookmark-end text:name="__RefHeading__275_937782157"/></text:h>
      <text:p text:style-name="P2">Contributors<text:tab/>ix </text:p>
      <text:p text:style-name="P2">About the Authors<text:tab/>xi </text:p>
      <text:p text:style-name="P2">Authors’ Acknowledgments<text:tab/>xiii </text:p>
      <text:p text:style-name="P2">Symbian Press Acknowledgments<text:tab/>xvii </text:p>
      <text:p text:style-name="P2">Forewords<text:tab/>xix </text:p>
      <text:p text:style-name="P2">1 <text:s text:c="2"/>Introduction and Basics<text:tab/>1 </text:p>
      <text:p text:style-name="P2"><text:s text:c="4"/>1.1 <text:s text:c="2"/>Why Does Python Make a Difference?<text:tab/>3 </text:p>
      <text:p text:style-name="P2"><text:s text:c="4"/>1.2 <text:s text:c="2"/>How to Use this Book<text:tab/>4 </text:p>
      <text:p text:style-name="P2"><text:s text:c="4"/>1.3 <text:s text:c="2"/>Who Is this Book For?<text:tab/>5 </text:p>
      <text:p text:style-name="P2"><text:s text:c="4"/>1.4 <text:s text:c="2"/>What Are Symbian OS, S60 and Python for S60?<text:tab/>6 </text:p>
      <text:p text:style-name="P2"><text:s text:c="4"/>1.5 <text:s text:c="2"/>Python Terminology in this Book<text:tab/>7 </text:p>
      <text:p text:style-name="P2"><text:s text:c="4"/>1.6 <text:s text:c="2"/>Democratizing Innovation on the Mobile Platform<text:tab/>8 </text:p>
      <text:p text:style-name="P2"><text:s text:c="4"/>1.7 <text:s text:c="2"/>The Process of Rapid Prototyping with Python S60<text:tab/>10 </text:p>
      <text:p text:style-name="P2"><text:s text:c="4"/>1.8 <text:s text:c="2"/>Summary<text:tab/>11 </text:p>
      <text:p text:style-name="P2"/>
      <text:p text:style-name="P2">2 <text:s text:c="2"/>Getting Started<text:tab/>13 </text:p>
      <text:p text:style-name="P2"><text:s text:c="4"/>2.1 <text:s text:c="2"/>Installing Python for S60 on 3rd Edition Devices<text:tab/>14 </text:p>
      <text:p text:style-name="P2"><text:s text:c="4"/>2.2 <text:s text:c="2"/>Installing Python for S60 on 2nd Edition Devices<text:tab/>21 </text:p>
      <text:p text:style-name="P2"><text:s text:c="4"/>2.3 <text:s text:c="2"/>Writing a Program in Python for S60<text:tab/>27 </text:p>
      <text:p text:style-name="P2"><text:s text:c="4"/>2.4 <text:s text:c="2"/>White Space in Python Code<text:tab/>28 </text:p>
      <text:p text:style-name="P2"><text:s text:c="4"/>2.5 <text:s text:c="2"/>Troubleshooting<text:tab/>29 </text:p>
      <text:p text:style-name="P2"><text:s text:c="4"/>2.6 <text:s text:c="2"/>Summary<text:tab/>30 </text:p>
      <text:p text:style-name="P2"/>
      <text:p text:style-name="P2">3 <text:s text:c="3"/>Graphical User Interface Basics<text:tab/>31 </text:p>
      <text:p text:style-name="P2"><text:s text:c="5"/>3.1 <text:s text:c="2"/>Using Modules<text:tab/>31 </text:p>
      <text:p text:style-name="P2"><text:s text:c="5"/>3.2 <text:s text:c="2"/>Native UI Elements – Dialogs, Menus and Selection Lists<text:tab/>32 </text:p>
      <text:p text:style-name="P2"><text:s text:c="5"/>3.3 <text:s text:c="2"/>Messages<text:tab/>45 </text:p>
      <text:p text:style-name="P2"><text:s text:c="5"/>3.4 <text:s text:c="2"/>Summary<text:tab/>47 </text:p>
      <text:p text:style-name="P2"/>
      <text:p text:style-name="P2">4 <text:s text:c="3"/>Application Building and SMS Inbox<text:tab/>49 </text:p>
      <text:p text:style-name="P2"><text:s text:c="5"/>4.1 <text:s text:c="2"/>Functions<text:tab/>49 </text:p>
      <text:p text:style-name="P2"><text:s text:c="5"/>4.2 <text:s text:c="2"/>Application Structure<text:tab/>52 </text:p>
      <text:p text:style-name="P2"><text:s text:c="5"/>4.3 <text:s text:c="2"/>String Handling<text:tab/>60 </text:p>
      <text:p text:style-name="P2"><text:s text:c="5"/>4.4 <text:s text:c="2"/>SMS Inbox<text:tab/>64 </text:p>
      <text:p text:style-name="P2"><text:s text:c="5"/>4.5 <text:s text:c="2"/>SMS Game Server<text:tab/>70 </text:p>
      <text:p text:style-name="P2"><text:s text:c="5"/>4.6 <text:s text:c="2"/>Summary<text:tab/>76 </text:p>
      <text:p text:style-name="P2"/>
      <text:p text:style-name="P2">5 <text:s text:c="3"/>Sound, Interactive Graphics and Camera<text:tab/>77 </text:p>
      <text:p text:style-name="P2"><text:s text:c="5"/>5.1 <text:s text:c="2"/>Sound<text:tab/>77 </text:p>
      <text:p text:style-name="P2"><text:s text:c="5"/>5.2 <text:s text:c="2"/>Keyboard Keys<text:tab/>84 </text:p>
      <text:p text:style-name="P2"><text:s text:c="5"/>5.3 <text:s text:c="2"/>Graphics<text:tab/>92 </text:p>
      <text:p text:style-name="P2"><text:s text:c="5"/>5.4 <text:s text:c="2"/>Camera<text:tab/>100 </text:p>
      <text:p text:style-name="P2"><text:s text:c="5"/>5.5 <text:s text:c="2"/>Mobile Game: UFO Zapper<text:tab/>104 </text:p>
      <text:p text:style-name="P2"><text:s text:c="5"/>5.6 <text:s text:c="2"/>Summary<text:tab/>110 </text:p>
      <text:p text:style-name="P2"/>
      <text:p text:style-name="P2">6 <text:s text:c="3"/>Data Handling<text:tab/>111 </text:p>
      <text:p text:style-name="P2"><text:s text:c="5"/>6.1 <text:s text:c="2"/>File Basics<text:tab/>112 </text:p>
      <text:p text:style-name="P2"><text:s text:c="5"/>6.2 <text:s text:c="2"/>Reading and Writing Text<text:tab/>117 </text:p>
      <text:p text:style-name="P2"><text:s text:c="5"/>6.3 <text:s text:c="2"/>Local Database<text:tab/>121 </text:p>
      <text:p text:style-name="P2"><text:soft-page-break/><text:s text:c="5"/>6.4 <text:s text:c="2"/>GSM and GPS Positioning<text:tab/>123 </text:p>
      <text:p text:style-name="P2"><text:s text:c="5"/>6.5 <text:s text:c="2"/>Vocabulector: A Language-Learning Tool<text:tab/>127 </text:p>
      <text:p text:style-name="P2"><text:s text:c="5"/>6.6 <text:s text:c="2"/>Summary<text:tab/>131 </text:p>
      <text:p text:style-name="P2"/>
      <text:p text:style-name="P2">7 <text:s text:c="3"/>Bluetooth and Telephone Functionality<text:tab/>133 </text:p>
      <text:p text:style-name="P2"><text:s text:c="5"/>7.1 <text:s text:c="2"/>Bluetooth Pairing<text:tab/>134 </text:p>
      <text:p text:style-name="P2"><text:s text:c="5"/>7.2 <text:s text:c="2"/>OBEX and RFCOMM<text:tab/>134 </text:p>
      <text:p text:style-name="P2"><text:s text:c="5"/>7.3 <text:s text:c="2"/>Phone-to-Phone Communication<text:tab/>136 </text:p>
      <text:p text:style-name="P2"><text:s text:c="5"/>7.4 <text:s text:c="2"/>Phone-to-PC Communication<text:tab/>141 </text:p>
      <text:p text:style-name="P2"><text:s text:c="5"/>7.5 <text:s text:c="2"/>Communication with GPS and Other Devices<text:tab/>148 </text:p>
      <text:p text:style-name="P2"><text:s text:c="5"/>7.6 <text:s text:c="2"/>Telephone Functionality and Contacts<text:tab/>151 </text:p>
      <text:p text:style-name="P2"><text:s text:c="5"/>7.7 <text:s text:c="2"/>System Information<text:tab/>152 </text:p>
      <text:p text:style-name="P2"><text:s text:c="5"/>7.8 <text:s text:c="2"/>Summary<text:tab/>154 </text:p>
      <text:p text:style-name="P2"/>
      <text:p text:style-name="P2">8 <text:s text:c="3"/>Mobile Networking<text:tab/>155 </text:p>
      <text:p text:style-name="P2"><text:s text:c="5"/>8.1 <text:s text:c="2"/>Simple Web Tasks<text:tab/>156 </text:p>
      <text:p text:style-name="P2"><text:s text:c="5"/>8.2 <text:s text:c="2"/>Setting up the Development Environment<text:tab/>158 </text:p>
      <text:p text:style-name="P2"><text:s text:c="4"/>8.3 <text:s text:c="3"/>Communication Protocols<text:tab/>166 </text:p>
      <text:p text:style-name="P2"><text:s text:c="4"/>8.4 <text:s text:c="3"/>Server Software<text:tab/>172 </text:p>
      <text:p text:style-name="P2"><text:s text:c="4"/>8.5 <text:s text:c="3"/>Pushing Data to a Phone<text:tab/>177 </text:p>
      <text:p text:style-name="P2"><text:s text:c="4"/>8.6 <text:s text:c="3"/>Peer-to-Peer Networking<text:tab/>183 </text:p>
      <text:p text:style-name="P2"><text:s text:c="4"/>8.7 <text:s text:c="3"/>Using a Phone as a Web Service<text:tab/>193 </text:p>
      <text:p text:style-name="P2"><text:s text:c="4"/>8.8 <text:s text:c="3"/>Summary<text:tab/>197 </text:p>
      <text:p text:style-name="P2"/>
      <text:p text:style-name="P2">9 <text:s text:c="2"/>Web Services<text:tab/>199 </text:p>
      <text:p text:style-name="P2"><text:s text:c="4"/>9.1 <text:s text:c="3"/>Basic Principles<text:tab/>200 </text:p>
      <text:p text:style-name="P2"><text:s text:c="4"/>9.2 <text:s text:c="3"/>MopyMaps! Mobile Yahoo! Maps<text:tab/>201 </text:p>
      <text:p text:style-name="P2"><text:s text:c="4"/>9.3 <text:s text:c="3"/>EventFu: Finding Eventful Events<text:tab/>207 </text:p>
      <text:p text:style-name="P2"><text:s text:c="4"/>9.4 <text:s text:c="3"/>InstaFlickr: Shoot and Upload Photos to Flickr<text:tab/>215 </text:p>
      <text:p text:style-name="P2"><text:s text:c="4"/>9.5 <text:s text:c="3"/>Summary<text:tab/>224 </text:p>
      <text:p text:style-name="P2"/>
      <text:p text:style-name="P2">10 Effective Python for S60<text:tab/>227 </text:p>
      <text:p text:style-name="P2"><text:s text:c="4"/>10.1 <text:s text:c="2"/>Powerful Language Constructs<text:tab/>227 </text:p>
      <text:p text:style-name="P2"><text:s text:c="4"/>10.2 <text:s text:c="2"/>Introspection<text:tab/>231 </text:p>
      <text:p text:style-name="P2"><text:s text:c="4"/>10.3 <text:s text:c="2"/>Custom Modules and Automatic Updating<text:tab/>234 </text:p>
      <text:p text:style-name="P2"><text:s text:c="4"/>10.4 <text:s text:c="2"/>Program Patterns<text:tab/>239 </text:p>
      <text:p text:style-name="P2"><text:s text:c="4"/>10.5 <text:s text:c="2"/>Summary<text:tab/>241 </text:p>
      <text:p text:style-name="P2"/>
      <text:p text:style-name="P2">11 Combining Art and Engineering<text:tab/>245 </text:p>
      <text:p text:style-name="P2"><text:s text:c="4"/>11.1 <text:s text:c="2"/>MobiLenin<text:tab/>245 </text:p>
      <text:p text:style-name="P2"><text:s text:c="4"/>11.2 <text:s text:c="2"/>Manhattan Story Mashup<text:tab/>252 </text:p>
      <text:p text:style-name="P2"><text:s text:c="4"/>11.3 <text:s text:c="2"/>MobileArtBlog – Image-Composition Tool<text:tab/>256 </text:p>
      <text:p text:style-name="P2"><text:s text:c="4"/>11.4 <text:s text:c="2"/>ArduinoBT Micro-Controller Board<text:tab/>261 </text:p>
      <text:p text:style-name="P2"><text:s text:c="4"/>11.5 <text:s text:c="2"/>Controlling Max/MSP with a Phone<text:tab/>266 </text:p>
      <text:p text:style-name="P2"><text:s text:c="4"/>11.6 <text:s text:c="2"/>OpenSound Control<text:tab/>273 </text:p>
      <text:p text:style-name="P2"><text:s text:c="4"/>11.7 <text:s text:c="2"/>Robotics<text:tab/>274 </text:p>
      <text:p text:style-name="P2"><text:s text:c="4"/>11.8 <text:s text:c="2"/>Summary<text:tab/>277 </text:p>
      <text:p text:style-name="P2"/>
      <text:p text:style-name="P2">Appendix A: Platform Security<text:tab/>279 </text:p>
      <text:p text:style-name="P2">Appendix B: Bluetooth Console<text:tab/>289 </text:p>
      <text:p text:style-name="P2">Appendix C: Debugging<text:tab/>295 </text:p>
      <text:p text:style-name="P2">Appendix D: How to Use the Emulator<text:tab/>301 </text:p>
      <text:p text:style-name="P2"><text:soft-page-break/></text:p>
      <text:p text:style-name="P2">References<text:tab/>303 </text:p>
      <text:p text:style-name="P2">Glossary<text:tab/>305 </text:p>
      <text:p text:style-name="P2">Examples<text:tab/>309 </text:p>
      <text:p text:style-name="P2">Python Language Lessons<text:tab/>315 </text:p>
      <text:p text:style-name="P2">Python for S60 Modules<text:tab/>317 </text:p>
      <text:p text:style-name="P2">Index<text:tab/>321 </text:p>
      <text:p text:style-name="P2"/>
      <text:h text:style-name="Heading_20_1" text:outline-level="1"><text:bookmark-start text:name="__RefHeading__277_937782157"/>***Natural_Language_Processing_with_Python_2009_491p <text:bookmark-end text:name="__RefHeading__277_937782157"/></text:h>
      <text:p text:style-name="P2">Preface<text:tab/>ix </text:p>
      <text:p text:style-name="P2"><text:s text:c="4"/>1. Language Processing and Python<text:tab/>1 </text:p>
      <text:p text:style-name="P2"><text:s text:c="15"/>1.1 <text:s text:c="4"/>Computing with Language: Texts and Words<text:tab/>1 </text:p>
      <text:p text:style-name="P2"><text:s text:c="15"/>1.2 <text:s text:c="4"/>A Closer Look at Python: Texts as Lists of Words<text:tab/>10 </text:p>
      <text:p text:style-name="P2"><text:s text:c="15"/>1.3 <text:s text:c="4"/>Computing with Language: Simple Statistics<text:tab/>16 </text:p>
      <text:p text:style-name="P2"><text:s text:c="15"/>1.4 <text:s text:c="4"/>Back to Python: Making Decisions and Taking Control<text:tab/>22 </text:p>
      <text:p text:style-name="P2"><text:s text:c="15"/>1.5 <text:s text:c="4"/>Automatic Natural Language Understanding<text:tab/>27 </text:p>
      <text:p text:style-name="P2"><text:s text:c="15"/>1.6 <text:s text:c="4"/>Summary<text:tab/>33 </text:p>
      <text:p text:style-name="P2"><text:s text:c="15"/>1.7 <text:s text:c="4"/>Further Reading<text:tab/>34 </text:p>
      <text:p text:style-name="P2"><text:s text:c="15"/>1.8 <text:s text:c="4"/>Exercises<text:tab/>35 </text:p>
      <text:p text:style-name="P2"/>
      <text:p text:style-name="P2"><text:s text:c="4"/>2. Accessing Text Corpora and Lexical Resources<text:tab/>39 </text:p>
      <text:p text:style-name="P2"><text:s text:c="15"/>2.1 <text:s text:c="4"/>Accessing Text Corpora<text:tab/>39 </text:p>
      <text:p text:style-name="P2"><text:s text:c="15"/>2.2 <text:s text:c="4"/>Conditional Frequency Distributions<text:tab/>52 </text:p>
      <text:p text:style-name="P2"><text:s text:c="15"/>2.3 <text:s text:c="4"/>More Python: Reusing Code<text:tab/>56 </text:p>
      <text:p text:style-name="P2"><text:s text:c="15"/>2.4 <text:s text:c="4"/>Lexical Resources<text:tab/>59 </text:p>
      <text:p text:style-name="P2"><text:s text:c="15"/>2.5 <text:s text:c="4"/>WordNet<text:tab/>67 </text:p>
      <text:p text:style-name="P2"><text:s text:c="15"/>2.6 <text:s text:c="4"/>Summary<text:tab/>73 </text:p>
      <text:p text:style-name="P2"><text:s text:c="15"/>2.7 <text:s text:c="4"/>Further Reading<text:tab/>73 </text:p>
      <text:p text:style-name="P2"><text:s text:c="15"/>2.8 <text:s text:c="4"/>Exercises<text:tab/>74 </text:p>
      <text:p text:style-name="P2"/>
      <text:p text:style-name="P2"><text:s text:c="4"/>3. Processing Raw Text<text:tab/>79 </text:p>
      <text:p text:style-name="P2"><text:s text:c="15"/>3.1 <text:s text:c="4"/>Accessing Text from the Web and from Disk<text:tab/>80 </text:p>
      <text:p text:style-name="P2"><text:s text:c="15"/>3.2 <text:s text:c="4"/>Strings: Text Processing at the Lowest Level<text:tab/>87 </text:p>
      <text:p text:style-name="P2"><text:s text:c="15"/>3.3 <text:s text:c="4"/>Text Processing with Unicode<text:tab/>93 </text:p>
      <text:p text:style-name="P2"><text:s text:c="15"/>3.4 <text:s text:c="4"/>Regular Expressions for Detecting Word Patterns<text:tab/>97 </text:p>
      <text:p text:style-name="P2"><text:s text:c="15"/>3.5 <text:s text:c="4"/>Useful Applications of Regular Expressions<text:tab/>102 </text:p>
      <text:p text:style-name="P2"><text:s text:c="15"/>3.6 <text:s text:c="4"/>Normalizing Text<text:tab/>107 </text:p>
      <text:p text:style-name="P2"><text:s text:c="15"/>3.7 <text:s text:c="4"/>Regular Expressions for Tokenizing Text<text:tab/>109 </text:p>
      <text:p text:style-name="P2"><text:s text:c="15"/>3.8 <text:s text:c="4"/>Segmentation<text:tab/>112 </text:p>
      <text:p text:style-name="P2"><text:s text:c="15"/>3.9 <text:s text:c="4"/>Formatting: From Lists to Strings<text:tab/>116 </text:p>
      <text:p text:style-name="P2"><text:s text:c="10"/>3.10 Summary<text:tab/>121 </text:p>
      <text:p text:style-name="P2"><text:s text:c="10"/>3.11 Further Reading<text:tab/>122 </text:p>
      <text:p text:style-name="P2"><text:s text:c="10"/>3.12 Exercises<text:tab/>123 </text:p>
      <text:p text:style-name="P2"/>
      <text:p text:style-name="P2"><text:s text:c="3"/>4. Writing Structured Programs<text:tab/>129 </text:p>
      <text:p text:style-name="P2"><text:s text:c="11"/>4.1 <text:s text:c="4"/>Back to the Basics<text:tab/>130 </text:p>
      <text:p text:style-name="P2"><text:s text:c="11"/>4.2 <text:s text:c="4"/>Sequences<text:tab/>133 </text:p>
      <text:p text:style-name="P2"><text:s text:c="11"/>4.3 <text:s text:c="4"/>Questions of Style<text:tab/>138 </text:p>
      <text:p text:style-name="P2"><text:s text:c="11"/>4.4 <text:s text:c="4"/>Functions: The Foundation of Structured Programming<text:tab/>142 </text:p>
      <text:p text:style-name="P2"><text:s text:c="11"/>4.5 <text:s text:c="4"/>Doing More with Functions<text:tab/>149 </text:p>
      <text:p text:style-name="P2"><text:s text:c="11"/>4.6 <text:s text:c="4"/>Program Development<text:tab/>154 </text:p>
      <text:p text:style-name="P2"><text:soft-page-break/><text:s text:c="11"/>4.7 <text:s text:c="4"/>Algorithm Design<text:tab/>160 </text:p>
      <text:p text:style-name="P2"><text:s text:c="11"/>4.8 <text:s text:c="4"/>A Sample of Python Libraries<text:tab/>167 </text:p>
      <text:p text:style-name="P2"><text:s text:c="11"/>4.9 <text:s text:c="4"/>Summary<text:tab/>172 </text:p>
      <text:p text:style-name="P2"><text:s text:c="10"/>4.10 <text:s text:c="4"/>Further Reading<text:tab/>173 </text:p>
      <text:p text:style-name="P2"><text:s text:c="10"/>4.11 <text:s text:c="4"/>Exercises<text:tab/>173 </text:p>
      <text:p text:style-name="P2"/>
      <text:p text:style-name="P2"><text:s text:c="3"/>5. Categorizing and Tagging Words<text:tab/>179 </text:p>
      <text:p text:style-name="P2"><text:s text:c="11"/>5.1 <text:s text:c="4"/>Using a Tagger<text:tab/>179 </text:p>
      <text:p text:style-name="P2"><text:s text:c="11"/>5.2 <text:s text:c="4"/>Tagged Corpora<text:tab/>181 </text:p>
      <text:p text:style-name="P2"><text:s text:c="11"/>5.3 <text:s text:c="4"/>Mapping Words to Properties Using Python Dictionaries<text:tab/>189 </text:p>
      <text:p text:style-name="P2"><text:s text:c="11"/>5.4 <text:s text:c="4"/>Automatic Tagging<text:tab/>198 </text:p>
      <text:p text:style-name="P2"><text:s text:c="11"/>5.5 <text:s text:c="4"/>N-Gram Tagging<text:tab/>202 </text:p>
      <text:p text:style-name="P2"><text:s text:c="11"/>5.6 <text:s text:c="4"/>Transformation-Based Tagging<text:tab/>208 </text:p>
      <text:p text:style-name="P2"><text:s text:c="11"/>5.7 <text:s text:c="4"/>How to Determine the Category of a Word<text:tab/>210 </text:p>
      <text:p text:style-name="P2"><text:s text:c="11"/>5.8 <text:s text:c="4"/>Summary<text:tab/>213 </text:p>
      <text:p text:style-name="P2"><text:s text:c="11"/>5.9 <text:s text:c="4"/>Further Reading<text:tab/>214 </text:p>
      <text:p text:style-name="P2"><text:s text:c="10"/>5.10 <text:s text:c="4"/>Exercises<text:tab/>215 </text:p>
      <text:p text:style-name="P2"/>
      <text:p text:style-name="P2"><text:s text:c="3"/>6. Learning to Classify Text<text:tab/>221 </text:p>
      <text:p text:style-name="P2"><text:s text:c="11"/>6.1 <text:s text:c="4"/>Supervised Classification<text:tab/>221 </text:p>
      <text:p text:style-name="P2"><text:s text:c="11"/>6.2 <text:s text:c="4"/>Further Examples of Supervised Classification<text:tab/>233 </text:p>
      <text:p text:style-name="P2"><text:s text:c="11"/>6.3 <text:s text:c="4"/>Evaluation<text:tab/>237 </text:p>
      <text:p text:style-name="P2"><text:s text:c="11"/>6.4 <text:s text:c="4"/>Decision Trees<text:tab/>242 </text:p>
      <text:p text:style-name="P2"><text:s text:c="11"/>6.5 <text:s text:c="4"/>Naive Bayes Classifiers<text:tab/>245 </text:p>
      <text:p text:style-name="P2"><text:s text:c="11"/>6.6 <text:s text:c="4"/>Maximum Entropy Classifiers<text:tab/>250 </text:p>
      <text:p text:style-name="P2"><text:s text:c="11"/>6.7 <text:s text:c="4"/>Modeling Linguistic Patterns<text:tab/>254 </text:p>
      <text:p text:style-name="P2"><text:s text:c="11"/>6.8 <text:s text:c="4"/>Summary<text:tab/>256 </text:p>
      <text:p text:style-name="P2"><text:s text:c="11"/>6.9 <text:s text:c="4"/>Further Reading<text:tab/>256 </text:p>
      <text:p text:style-name="P2"><text:s text:c="10"/>6.10 <text:s text:c="4"/>Exercises<text:tab/>257 </text:p>
      <text:p text:style-name="P2"/>
      <text:p text:style-name="P2"><text:s text:c="3"/>7. Extracting Information from Text<text:tab/>261 </text:p>
      <text:p text:style-name="P2"><text:s text:c="11"/>7.1 Information Extraction<text:tab/>261 </text:p>
      <text:p text:style-name="P2"><text:s text:c="11"/>7.2 <text:s text:c="2"/>Chunking<text:tab/>264 </text:p>
      <text:p text:style-name="P2"><text:s text:c="11"/>7.3 <text:s text:c="2"/>Developing and Evaluating Chunkers<text:tab/>270 </text:p>
      <text:p text:style-name="P2"><text:s text:c="11"/>7.4 <text:s text:c="2"/>Recursion in Linguistic Structure<text:tab/>277 </text:p>
      <text:p text:style-name="P2"><text:s text:c="11"/>7.5 <text:s text:c="2"/>Named Entity Recognition<text:tab/>281 </text:p>
      <text:p text:style-name="P2"><text:s text:c="11"/>7.6 <text:s text:c="2"/>Relation Extraction<text:tab/>284 </text:p>
      <text:p text:style-name="P2"><text:s text:c="11"/>7.7 <text:s text:c="2"/>Summary<text:tab/>285 </text:p>
      <text:p text:style-name="P2"><text:s text:c="11"/>7.8 <text:s text:c="2"/>Further Reading<text:tab/>286 </text:p>
      <text:p text:style-name="P2"><text:s text:c="11"/>7.9 <text:s text:c="2"/>Exercises<text:tab/>286 </text:p>
      <text:p text:style-name="P2"/>
      <text:p text:style-name="P2"><text:s/>8. Analyzing Sentence Structure<text:tab/>291 </text:p>
      <text:p text:style-name="P2"><text:s text:c="11"/>8.1 <text:s text:c="2"/>Some Grammatical Dilemmas<text:tab/>292 </text:p>
      <text:p text:style-name="P2"><text:s text:c="11"/>8.2 <text:s text:c="2"/>What’s the Use of Syntax?<text:tab/>295 </text:p>
      <text:p text:style-name="P2"><text:s text:c="11"/>8.3 <text:s text:c="2"/>Context-Free Grammar<text:tab/>298 </text:p>
      <text:p text:style-name="P2"><text:s text:c="11"/>8.4 <text:s text:c="2"/>Parsing with Context-Free Grammar<text:tab/>302 </text:p>
      <text:p text:style-name="P2"><text:s text:c="11"/>8.5 <text:s text:c="2"/>Dependencies and Dependency Grammar<text:tab/>310 </text:p>
      <text:p text:style-name="P2"><text:s text:c="11"/>8.6 <text:s text:c="2"/>Grammar Development<text:tab/>315 </text:p>
      <text:p text:style-name="P2"><text:s text:c="11"/>8.7 <text:s text:c="2"/>Summary<text:tab/>321 </text:p>
      <text:p text:style-name="P2"><text:s text:c="11"/>8.8 <text:s text:c="2"/>Further Reading<text:tab/>322 </text:p>
      <text:p text:style-name="P2"><text:s text:c="11"/>8.9 <text:s text:c="2"/>Exercises<text:tab/>322 </text:p>
      <text:p text:style-name="P2"/>
      <text:p text:style-name="P2"><text:soft-page-break/><text:s/>9. Building Feature-Based Grammars<text:tab/>327 </text:p>
      <text:p text:style-name="P2"><text:s text:c="11"/>9.1 <text:s text:c="2"/>Grammatical Features<text:tab/>327 </text:p>
      <text:p text:style-name="P2"><text:s text:c="11"/>9.2 <text:s text:c="2"/>Processing Feature Structures<text:tab/>337 </text:p>
      <text:p text:style-name="P2"><text:s text:c="11"/>9.3 <text:s text:c="2"/>Extending a Feature-Based Grammar<text:tab/>344 </text:p>
      <text:p text:style-name="P2"><text:s text:c="11"/>9.4 <text:s text:c="2"/>Summary<text:tab/>356 </text:p>
      <text:p text:style-name="P2"><text:s text:c="11"/>9.5 <text:s text:c="2"/>Further Reading<text:tab/>357 </text:p>
      <text:p text:style-name="P2"><text:s text:c="11"/>9.6 <text:s text:c="2"/>Exercises<text:tab/>358 </text:p>
      <text:p text:style-name="P2"/>
      <text:p text:style-name="P2">10. Analyzing the Meaning of Sentences<text:tab/>361 </text:p>
      <text:p text:style-name="P2"><text:s text:c="9"/>10.1 <text:s text:c="3"/>Natural Language Understanding<text:tab/>361 </text:p>
      <text:p text:style-name="P2"><text:s text:c="9"/>10.2 <text:s text:c="3"/>Propositional Logic<text:tab/>368 </text:p>
      <text:p text:style-name="P2"><text:s text:c="9"/>10.3 <text:s text:c="3"/>First-Order Logic<text:tab/>372 </text:p>
      <text:p text:style-name="P2"><text:s text:c="9"/>10.4 <text:s text:c="3"/>The Semantics of English Sentences<text:tab/>385 </text:p>
      <text:p text:style-name="P2"><text:s text:c="9"/>10.5 <text:s text:c="3"/>Discourse Semantics<text:tab/>397 </text:p>
      <text:p text:style-name="P2"><text:s text:c="9"/>10.6 <text:s text:c="3"/>Summary<text:tab/>402 </text:p>
      <text:p text:style-name="P2"><text:s text:c="9"/>10.7 <text:s text:c="3"/>Further Reading<text:tab/>403 </text:p>
      <text:p text:style-name="P2"><text:s text:c="9"/>10.8 <text:s text:c="3"/>Exercises<text:tab/>404 </text:p>
      <text:p text:style-name="P2"/>
      <text:p text:style-name="P2">11. Managing Linguistic Data<text:tab/>407 </text:p>
      <text:p text:style-name="P2"><text:s text:c="9"/>11.1 <text:s text:c="3"/>Corpus Structure: A Case Study<text:tab/>407 </text:p>
      <text:p text:style-name="P2"><text:s text:c="9"/>11.2 <text:s text:c="3"/>The Life Cycle of a Corpus<text:tab/>412 </text:p>
      <text:p text:style-name="P2"><text:s text:c="9"/>11.3 <text:s text:c="3"/>Acquiring Data<text:tab/>416 </text:p>
      <text:p text:style-name="P2"><text:s text:c="9"/>11.4 <text:s text:c="3"/>Working with XML<text:tab/>425 </text:p>
      <text:p text:style-name="P2"><text:s text:c="9"/>11.5 <text:s text:c="5"/>Working with Toolbox Data<text:tab/>431 </text:p>
      <text:p text:style-name="P2"><text:s text:c="9"/>11.6 <text:s text:c="5"/>Describing Language Resources Using OLAC Metadata<text:tab/>435 </text:p>
      <text:p text:style-name="P2"><text:s text:c="9"/>11.7 <text:s text:c="5"/>Summary<text:tab/>437 </text:p>
      <text:p text:style-name="P2"><text:s text:c="9"/>11.8 <text:s text:c="5"/>Further Reading<text:tab/>437 </text:p>
      <text:p text:style-name="P2"><text:s text:c="9"/>11.9 <text:s text:c="5"/>Exercises<text:tab/>438 </text:p>
      <text:p text:style-name="P2"/>
      <text:p text:style-name="P2">Afterword: The Language Challenge<text:tab/>441 </text:p>
      <text:p text:style-name="P2">Bibliography<text:tab/>449 </text:p>
      <text:p text:style-name="P2">NLTK Index<text:tab/>459 </text:p>
      <text:p text:style-name="P2">General Index<text:tab/>463 </text:p>
      <text:p text:style-name="P2"/>
      <text:h text:style-name="Heading_20_1" text:outline-level="1"><text:bookmark-start text:name="__RefHeading__279_937782157"/>***Numerical_Methods_in_Engineering_with_Python_2005_433p <text:bookmark-end text:name="__RefHeading__279_937782157"/></text:h>
      <text:p text:style-name="P2">Preface<text:tab/>vii </text:p>
      <text:p text:style-name="P2">1. Introduction to Python<text:tab/>1 </text:p>
      <text:p text:style-name="P2"/>
      <text:p text:style-name="P2">2. Systems of Linear Algebraic Equations<text:tab/>27 </text:p>
      <text:p text:style-name="P2"/>
      <text:p text:style-name="P2">3. Interpolation and Curve Fitting<text:tab/>103 </text:p>
      <text:p text:style-name="P2"/>
      <text:p text:style-name="P2">4. Roots of Equations<text:tab/>142 </text:p>
      <text:p text:style-name="P2"/>
      <text:p text:style-name="P2">5. Numerical Differentiation<text:tab/>181 </text:p>
      <text:p text:style-name="P2"/>
      <text:p text:style-name="P2">6. Numerical Integration<text:tab/>198 </text:p>
      <text:p text:style-name="P2"/>
      <text:p text:style-name="P2">7. Initial Value Problems<text:tab/>248 </text:p>
      <text:p text:style-name="P2"><text:soft-page-break/></text:p>
      <text:p text:style-name="P2">8. Two-Point Boundary Value Problems<text:tab/>295 </text:p>
      <text:p text:style-name="P2"/>
      <text:p text:style-name="P2">9. Symmetric Matrix Eigenvalue Problems<text:tab/>324 </text:p>
      <text:p text:style-name="P2"/>
      <text:p text:style-name="P2">10. Introduction to Optimization<text:tab/>381 </text:p>
      <text:p text:style-name="P2"/>
      <text:p text:style-name="P2">Appendices<text:tab/>409 </text:p>
      <text:p text:style-name="P2"/>
      <text:p text:style-name="P2">Index<text:tab/>419 </text:p>
      <text:p text:style-name="P2"/>
      <text:h text:style-name="Heading_20_1" text:outline-level="1"><text:bookmark-start text:name="__RefHeading__281_937782157"/>***Oreilly_Python_Cookbook_2nd_2005_974p <text:bookmark-end text:name="__RefHeading__281_937782157"/></text:h>
      <text:p text:style-name="P2">Preface </text:p>
      <text:p text:style-name="P2">The Design of the Book </text:p>
      <text:p text:style-name="P2">The Implementation of the Book </text:p>
      <text:p text:style-name="P2">Using the Code from This Book </text:p>
      <text:p text:style-name="P2">Audience </text:p>
      <text:p text:style-name="P2">Organization </text:p>
      <text:p text:style-name="P2">Further Reading </text:p>
      <text:p text:style-name="P2">Conventions Used in This Book </text:p>
      <text:p text:style-name="P2">How to Contact Us </text:p>
      <text:p text:style-name="P2">Safari® Enabled </text:p>
      <text:p text:style-name="P2">Acknowledgments </text:p>
      <text:p text:style-name="P2">Chapter 1. Text </text:p>
      <text:p text:style-name="P2">Recipe 1.1. Processing a String One Character at a Time </text:p>
      <text:p text:style-name="P2">Recipe 1.2. Converting Between Characters and Numeric Codes </text:p>
      <text:p text:style-name="P2">Recipe 1.3. Testing Whether an Object Is String-like </text:p>
      <text:p text:style-name="P2">Recipe 1.4. Aligning Strings </text:p>
      <text:p text:style-name="P2">Recipe 1.5. Trimming Space from the Ends of a String </text:p>
      <text:p text:style-name="P2">Recipe 1.6. Combining Strings </text:p>
      <text:p text:style-name="P2">Recipe 1.7. Reversing a String by Words or Characters </text:p>
      <text:p text:style-name="P2">Recipe 1.8. Checking Whether a String Contains a Set of Characters </text:p>
      <text:p text:style-name="P2">Recipe 1.9. Simplifying Usage of Strings' translate Method </text:p>
      <text:p text:style-name="P2">Recipe 1.10. Filtering a String for a Set of Characters </text:p>
      <text:p text:style-name="P2">Recipe 1.11. Checking Whether a String Is Text or Binary </text:p>
      <text:p text:style-name="P2">Recipe 1.12. Controlling Case </text:p>
      <text:p text:style-name="P2">Recipe 1.13. Accessing Substrings </text:p>
      <text:p text:style-name="P2">Recipe 1.14. Changing the Indentation of a Multiline String </text:p>
      <text:p text:style-name="P2">Recipe 1.15. Expanding and Compressing Tabs </text:p>
      <text:p text:style-name="P2">Recipe 1.16. Interpolating Variables in a String </text:p>
      <text:p text:style-name="P2">Recipe 1.17. Interpolating Variables in a Stringin Python 2.4 </text:p>
      <text:p text:style-name="P2">Recipe 1.18. Replacing Multiple Patterns in a Single Pass </text:p>
      <text:p text:style-name="P2">Recipe 1.19. Checking a String for Any of Multiple Endings </text:p>
      <text:p text:style-name="P2">Recipe 1.20. Handling International Text with Unicode </text:p>
      <text:p text:style-name="P2">Recipe 1.21. Converting Between Unicode and Plain Strings </text:p>
      <text:p text:style-name="P2">Recipe 1.22. Printing Unicode Charactersto Standard Output </text:p>
      <text:p text:style-name="P2">Recipe 1.23. Encoding Unicode Data for XML and HTML </text:p>
      <text:p text:style-name="P2">Recipe 1.24. Making Some Strings Case-Insensitive </text:p>
      <text:p text:style-name="P2">Recipe 1.25. Converting HTML Documents to Texton a Unix Terminal </text:p>
      <text:p text:style-name="P2">Chapter 2. Files </text:p>
      <text:p text:style-name="P2">Recipe 2.1. Reading from a File </text:p>
      <text:p text:style-name="P2"><text:soft-page-break/>Recipe 2.2. Writing to a File </text:p>
      <text:p text:style-name="P2">Recipe 2.3. Searching and Replacing Text in a File </text:p>
      <text:p text:style-name="P2">Recipe 2.4. Reading a Specific Line from a File </text:p>
      <text:p text:style-name="P2">Recipe 2.5. Counting Lines in a File </text:p>
      <text:p text:style-name="P2">Recipe 2.6. Processing Every Word in a File </text:p>
      <text:p text:style-name="P2">Recipe 2.7. Using Random-Access Input/Output </text:p>
      <text:p text:style-name="P2">Recipe 2.8. Updating a Random-Access File </text:p>
      <text:p text:style-name="P2">Recipe 2.9. Reading Data from zip Files </text:p>
      <text:p text:style-name="P2">Recipe 2.10. Handling a zip File Inside a String </text:p>
      <text:p text:style-name="P2">Recipe 2.11. Archiving a Tree of Files into a Compressed tar File </text:p>
      <text:p text:style-name="P2">Recipe 2.12. Sending Binary Data to Standard Output Under Windows </text:p>
      <text:p text:style-name="P2">Recipe 2.13. Using a C++-like iostream Syntax </text:p>
      <text:p text:style-name="P2">Recipe 2.14. Rewinding an Input File to the Beginning </text:p>
      <text:p text:style-name="P2">Recipe 2.15. Adapting a File-like Object to a True File Object </text:p>
      <text:p text:style-name="P2">Recipe 2.16. Walking Directory Trees </text:p>
      <text:p text:style-name="P2">Recipe 2.17. Swapping One File Extension for Another Throughout a Directory Tree </text:p>
      <text:p text:style-name="P2">Recipe 2.18. Finding a File Given a Search Path </text:p>
      <text:p text:style-name="P2">Recipe 2.19. Finding Files Given a Search Path and a Pattern </text:p>
      <text:p text:style-name="P2">Recipe 2.20. Finding a File on the Python Search Path </text:p>
      <text:p text:style-name="P2">Recipe 2.21. Dynamically Changing the PythonSearch Path </text:p>
      <text:p text:style-name="P2">Recipe 2.22. Computing the Relative Path from One Directory to Another </text:p>
      <text:p text:style-name="P2">Recipe 2.23. Reading an Unbuffered Character in a Cross-Platform Way </text:p>
      <text:p text:style-name="P2">Recipe 2.24. Counting Pages of PDF Documents on Mac OS X </text:p>
      <text:p text:style-name="P2">Recipe 2.25. Changing File Attributes on Windows </text:p>
      <text:p text:style-name="P2">Recipe 2.26. Extracting Text from OpenOffice.org Documents </text:p>
      <text:p text:style-name="P2">Recipe 2.27. Extracting Text from Microsoft Word Documents </text:p>
      <text:p text:style-name="P2">Recipe 2.28. File Locking Using a Cross-Platform API </text:p>
      <text:p text:style-name="P2">Recipe 2.29. Versioning Filenames </text:p>
      <text:p text:style-name="P2">Recipe 2.30. Calculating CRC-64 Cyclic Redundancy Checks </text:p>
      <text:p text:style-name="P2">Chapter 3. Time and Money </text:p>
      <text:p text:style-name="P2">Recipe 3.1. Calculating Yesterday and Tomorrow </text:p>
      <text:p text:style-name="P2">Recipe 3.2. Finding Last Friday </text:p>
      <text:p text:style-name="P2">Recipe 3.3. Calculating Time Periods in a Date Range </text:p>
      <text:p text:style-name="P2">Recipe 3.4. Summing Durations of Songs </text:p>
      <text:p text:style-name="P2">Recipe 3.5. Calculating the Number of Weekdays Between Two Dates </text:p>
      <text:p text:style-name="P2">Recipe 3.6. Looking up Holidays Automatically </text:p>
      <text:p text:style-name="P2">Recipe 3.7. Fuzzy Parsing of Dates </text:p>
      <text:p text:style-name="P2">Recipe 3.8. Checking Whether Daylight Saving Time Is Currently in Effect </text:p>
      <text:p text:style-name="P2">Recipe 3.9. Converting Time Zones </text:p>
      <text:p text:style-name="P2">Recipe 3.10. Running a Command Repeatedly </text:p>
      <text:p text:style-name="P2">Recipe 3.11. Scheduling Commands </text:p>
      <text:p text:style-name="P2">Recipe 3.12. Doing Decimal Arithmetic </text:p>
      <text:p text:style-name="P2">Recipe 3.13. Formatting Decimals as Currency </text:p>
      <text:p text:style-name="P2">Recipe 3.14. Using Python as a Simple Adding Machine </text:p>
      <text:p text:style-name="P2">Recipe 3.15. Checking a Credit Card Checksum </text:p>
      <text:p text:style-name="P2">Recipe 3.16. Watching Foreign Exchange Rates </text:p>
      <text:p text:style-name="P2">Chapter 4. Python Shortcuts </text:p>
      <text:p text:style-name="P2">Recipe 4.1. Copying an Object </text:p>
      <text:p text:style-name="P2">Recipe 4.2. Constructing Lists with List Comprehensions </text:p>
      <text:p text:style-name="P2">Recipe 4.3. Returning an Element of a List If It Exists </text:p>
      <text:p text:style-name="P2">Recipe 4.4. Looping over Items and Their Indices in a Sequence </text:p>
      <text:p text:style-name="P2">Recipe 4.5. Creating Lists of Lists Without Sharing References </text:p>
      <text:p text:style-name="P2"><text:soft-page-break/>Recipe 4.6. Flattening a Nested Sequence </text:p>
      <text:p text:style-name="P2">Recipe 4.7. Removing or Reordering Columnsin a List of Rows </text:p>
      <text:p text:style-name="P2">Recipe 4.8. Transposing Two-Dimensional Arrays </text:p>
      <text:p text:style-name="P2">Recipe 4.9. Getting a Value from a Dictionary </text:p>
      <text:p text:style-name="P2">Recipe 4.10. Adding an Entry to a Dictionary </text:p>
      <text:p text:style-name="P2">Recipe 4.11. Building a Dictionary Without Excessive Quoting </text:p>
      <text:p text:style-name="P2">Recipe 4.12. Building a Dict from a List of Alternating Keys and Values </text:p>
      <text:p text:style-name="P2">Recipe 4.13. Extracting a Subset of a Dictionary </text:p>
      <text:p text:style-name="P2">Recipe 4.14. Inverting a Dictionary </text:p>
      <text:p text:style-name="P2">Recipe 4.15. Associating Multiple Values with Each Key in a Dictionary </text:p>
      <text:p text:style-name="P2">Recipe 4.16. Using a Dictionary to Dispatch Methods or Functions </text:p>
      <text:p text:style-name="P2">Recipe 4.17. Finding Unions and Intersections of Dictionaries </text:p>
      <text:p text:style-name="P2">Recipe 4.18. Collecting a Bunch of Named Items </text:p>
      <text:p text:style-name="P2">Recipe 4.19. Assigning and Testing with One Statement </text:p>
      <text:p text:style-name="P2">Recipe 4.20. Using printf in Python </text:p>
      <text:p text:style-name="P2">Recipe 4.21. Randomly Picking Items with Given Probabilities </text:p>
      <text:p text:style-name="P2">Recipe 4.22. Handling Exceptions Within an Expression </text:p>
      <text:p text:style-name="P2">Recipe 4.23. Ensuring a Name Is Defined in a Given Module </text:p>
      <text:p text:style-name="P2">Chapter 5. Searching and Sorting </text:p>
      <text:p text:style-name="P2">Recipe 5.1. Sorting a Dictionary </text:p>
      <text:p text:style-name="P2">Recipe 5.2. Sorting a List of Strings Case-Insensitively </text:p>
      <text:p text:style-name="P2">Recipe 5.3. Sorting a List of Objects by an Attribute of the Objects </text:p>
      <text:p text:style-name="P2">Recipe 5.4. Sorting Keys or Indices Basedon the Corresponding Values </text:p>
      <text:p text:style-name="P2">Recipe 5.5. Sorting Strings with Embedded Numbers </text:p>
      <text:p text:style-name="P2">Recipe 5.6. Processing All of a List's Items in Random Order </text:p>
      <text:p text:style-name="P2">Recipe 5.7. Keeping a Sequence Ordered as Items Are Added </text:p>
      <text:p text:style-name="P2">Recipe 5.8. Getting the First Few Smallest Items of a Sequence </text:p>
      <text:p text:style-name="P2">Recipe 5.9. Looking for Items in a Sorted Sequence </text:p>
      <text:p text:style-name="P2">Recipe 5.10. Selecting the nth Smallest Element of a Sequence </text:p>
      <text:p text:style-name="P2">Recipe 5.11. Showing off quicksort in Three Lines </text:p>
      <text:p text:style-name="P2">Recipe 5.12. Performing Frequent Membership Tests on a Sequence </text:p>
      <text:p text:style-name="P2">Recipe 5.13. Finding Subsequences </text:p>
      <text:p text:style-name="P2">Recipe 5.14. Enriching the Dictionary Type with Ratings Functionality </text:p>
      <text:p text:style-name="P2">Recipe 5.15. Sorting Names and Separating Them by Initials </text:p>
      <text:p text:style-name="P2">Chapter 6. Object-Oriented Programming </text:p>
      <text:p text:style-name="P2">Recipe 6.1. Converting Among Temperature Scales </text:p>
      <text:p text:style-name="P2">Recipe 6.2. Defining Constants </text:p>
      <text:p text:style-name="P2">Recipe 6.3. Restricting Attribute Setting </text:p>
      <text:p text:style-name="P2">Recipe 6.4. Chaining Dictionary Lookups </text:p>
      <text:p text:style-name="P2">Recipe 6.5. Delegating Automatically as an Alternative to Inheritance </text:p>
      <text:p text:style-name="P2">Recipe 6.6. Delegating Special Methods in Proxies </text:p>
      <text:p text:style-name="P2">Recipe 6.7. Implementing Tuples with Named Items </text:p>
      <text:p text:style-name="P2">Recipe 6.8. Avoiding Boilerplate Accessors for Properties </text:p>
      <text:p text:style-name="P2">Recipe 6.9. Making a Fast Copy of an Object </text:p>
      <text:p text:style-name="P2">Recipe 6.10. Keeping References to Bound Methods Without Inhibiting Garbage Collection </text:p>
      <text:p text:style-name="P2">Recipe 6.11. Implementing a Ring Buffer </text:p>
      <text:p text:style-name="P2">Recipe 6.12. Checking an Instance for Any State Changes </text:p>
      <text:p text:style-name="P2">Recipe 6.13. Checking Whether an Object Has Necessary Attributes </text:p>
      <text:p text:style-name="P2">Recipe 6.14. Implementing the State Design Pattern </text:p>
      <text:p text:style-name="P2">Recipe 6.15. Implementing the "Singleton" Design Pattern </text:p>
      <text:p text:style-name="P2">Recipe 6.16. Avoiding the "Singleton" Design Pattern with the Borg Idiom </text:p>
      <text:p text:style-name="P2">Recipe 6.17. Implementing the Null Object Design Pattern </text:p>
      <text:p text:style-name="P2"><text:soft-page-break/>Recipe 6.18. Automatically Initializing Instance Variables from _ _init_ _ Arguments </text:p>
      <text:p text:style-name="P2">Recipe 6.19. Calling a Superclass _ _init_ _ Method If It Exists </text:p>
      <text:p text:style-name="P2">Recipe 6.20. Using Cooperative Supercalls Concisely and Safely </text:p>
      <text:p text:style-name="P2">Chapter 7. Persistence and Databases </text:p>
      <text:p text:style-name="P2">Recipe 7.1. Serializing Data Using the marshal Module </text:p>
      <text:p text:style-name="P2">Recipe 7.2. Serializing Data Using the pickle and cPickle Modules </text:p>
      <text:p text:style-name="P2">Recipe 7.3. Using Compression with Pickling </text:p>
      <text:p text:style-name="P2">Recipe 7.4. Using the cPickle Module on Classes and Instances </text:p>
      <text:p text:style-name="P2">Recipe 7.5. Holding Bound Methods in a Picklable Way </text:p>
      <text:p text:style-name="P2">Recipe 7.6. Pickling Code Objects </text:p>
      <text:p text:style-name="P2">Recipe 7.7. Mutating Objects with shelve </text:p>
      <text:p text:style-name="P2">Recipe 7.8. Using the Berkeley DB Database </text:p>
      <text:p text:style-name="P2">Recipe 7.9. Accesssing a MySQL Database </text:p>
      <text:p text:style-name="P2">Recipe 7.10. Storing a BLOB in a MySQL Database </text:p>
      <text:p text:style-name="P2">Recipe 7.11. Storing a BLOB in a PostgreSQL Database </text:p>
      <text:p text:style-name="P2">Recipe 7.12. Storing a BLOB in a SQLite Database </text:p>
      <text:p text:style-name="P2">Recipe 7.13. Generating a Dictionary Mapping Field Names to Column Numbers </text:p>
      <text:p text:style-name="P2">Recipe 7.14. Using dtuple for Flexible Accessto Query Results </text:p>
      <text:p text:style-name="P2">Recipe 7.15. Pretty-Printing the Contents of Database Cursors </text:p>
      <text:p text:style-name="P2">Recipe 7.16. Using a Single Parameter-Passing Style Across Various DB API Modules </text:p>
      <text:p text:style-name="P2">Recipe 7.17. Using Microsoft Jet via ADO </text:p>
      <text:p text:style-name="P2">Recipe 7.18. Accessing a JDBC Database from a Jython Servlet </text:p>
      <text:p text:style-name="P2">Recipe 7.19. Using ODBC to Get Excel Data with Jython </text:p>
      <text:p text:style-name="P2">Chapter 8. Debugging and Testing </text:p>
      <text:p text:style-name="P2">Recipe 8.1. Disabling Execution of Some Conditionals and Loops </text:p>
      <text:p text:style-name="P2">Recipe 8.2. Measuring Memory Usage on Linux </text:p>
      <text:p text:style-name="P2">Recipe 8.3. Debugging the Garbage-Collection Process </text:p>
      <text:p text:style-name="P2">Recipe 8.4. Trapping and Recording Exceptions </text:p>
      <text:p text:style-name="P2">Recipe 8.5. Tracing Expressions and Comments in Debug Mode </text:p>
      <text:p text:style-name="P2">Recipe 8.6. Getting More Information from Tracebacks </text:p>
      <text:p text:style-name="P2">Recipe 8.7. Starting the Debugger Automatically After an Uncaught Exception </text:p>
      <text:p text:style-name="P2">Recipe 8.8. Running Unit Tests Most Simply </text:p>
      <text:p text:style-name="P2">Recipe 8.9. Running Unit Tests Automatically </text:p>
      <text:p text:style-name="P2">Recipe 8.10. Using doctest with unittest in Python 2.4 </text:p>
      <text:p text:style-name="P2">Recipe 8.11. Checking Values Against Intervals in Unit Testing </text:p>
      <text:p text:style-name="P2">Chapter 9. Processes, Threads, and Synchronization </text:p>
      <text:p text:style-name="P2">Recipe 9.1. Synchronizing All Methods in an Object </text:p>
      <text:p text:style-name="P2">Recipe 9.2. Terminating a Thread </text:p>
      <text:p text:style-name="P2">Recipe 9.3. Using a Queue.Queue as a Priority Queue </text:p>
      <text:p text:style-name="P2">Recipe 9.4. Working with a Thread Pool </text:p>
      <text:p text:style-name="P2">Recipe 9.5. Executing a Function in Parallel on Multiple Argument Sets </text:p>
      <text:p text:style-name="P2">Recipe 9.6. Coordinating Threads by Simple Message Passing </text:p>
      <text:p text:style-name="P2">Recipe 9.7. Storing Per-Thread Information </text:p>
      <text:p text:style-name="P2">Recipe 9.8. Multitasking Cooperatively Without Threads </text:p>
      <text:p text:style-name="P2">Recipe 9.9. Determining Whether Another Instanceof a Script Is Already Running in Windows </text:p>
      <text:p text:style-name="P2">Recipe 9.10. Processing Windows Messages Using MsgWaitForMultipleObjects </text:p>
      <text:p text:style-name="P2">Recipe 9.11. Driving an External Process with popen </text:p>
      <text:p text:style-name="P2">Recipe 9.12. Capturing the Output and Error Streams from a Unix Shell Command </text:p>
      <text:p text:style-name="P2">Recipe 9.13. Forking a Daemon Process on Unix </text:p>
      <text:p text:style-name="P2">Chapter 10. System Administration </text:p>
      <text:p text:style-name="P2">Recipe 10.1. Generating Random Passwords </text:p>
      <text:p text:style-name="P2">Recipe 10.2. Generating Easily Remembered Somewhat-Random Passwords </text:p>
      <text:p text:style-name="P2"><text:soft-page-break/>Recipe 10.3. Authenticating Users by Means of a POP Server </text:p>
      <text:p text:style-name="P2">Recipe 10.4. Calculating Apache Hits per IP Address </text:p>
      <text:p text:style-name="P2">Recipe 10.5. Calculating the Rate of Client Cache Hits on Apache </text:p>
      <text:p text:style-name="P2">Recipe 10.6. Spawning an Editor from a Script </text:p>
      <text:p text:style-name="P2">Recipe 10.7. Backing Up Files </text:p>
      <text:p text:style-name="P2">Recipe 10.8. Selectively Copying a Mailbox File </text:p>
      <text:p text:style-name="P2">Recipe 10.9. Building a Whitelist of Email Addresses From a Mailbox </text:p>
      <text:p text:style-name="P2">Recipe 10.10. Blocking Duplicate Mails </text:p>
      <text:p text:style-name="P2">Recipe 10.11. Checking Your Windows Sound System </text:p>
      <text:p text:style-name="P2">Recipe 10.12. Registering or Unregistering a DLL on Windows </text:p>
      <text:p text:style-name="P2">Recipe 10.13. Checking and Modifying the Set of Tasks Windows Automatically Runs at Login </text:p>
      <text:p text:style-name="P2">Recipe 10.14. Creating a Share on Windows </text:p>
      <text:p text:style-name="P2">Recipe 10.15. Connecting to an Already Running Instance of Internet Explorer </text:p>
      <text:p text:style-name="P2">Recipe 10.16. Reading Microsoft Outlook Contacts </text:p>
      <text:p text:style-name="P2">Recipe 10.17. Gathering Detailed System Informationon Mac OS X </text:p>
      <text:p text:style-name="P2">Chapter 11. User Interfaces </text:p>
      <text:p text:style-name="P2">Recipe 11.1. Showing a Progress Indicator on a Text Console </text:p>
      <text:p text:style-name="P2">Recipe 11.2. Avoiding lambda in Writing Callback Functions </text:p>
      <text:p text:style-name="P2">Recipe 11.3. Using Default Values and Bounds with tkSimpleDialog Functions </text:p>
      <text:p text:style-name="P2">Recipe 11.4. Adding Drag and Drop Reordering to a Tkinter Listbox </text:p>
      <text:p text:style-name="P2">Recipe 11.5. Entering Accented Characters in Tkinter Widgets </text:p>
      <text:p text:style-name="P2">Recipe 11.6. Embedding Inline GIFs Using Tkinter </text:p>
      <text:p text:style-name="P2">Recipe 11.7. Converting Among Image Formats </text:p>
      <text:p text:style-name="P2">Recipe 11.8. Implementing a Stopwatch in Tkinter </text:p>
      <text:p text:style-name="P2">Recipe 11.9. Combining GUIs and Asynchronous I/Owith Threads </text:p>
      <text:p text:style-name="P2">Recipe 11.10. Using IDLE's Tree Widget in Tkinter </text:p>
      <text:p text:style-name="P2">Recipe 11.11. Supporting Multiple Values per Row in a Tkinter Listbox </text:p>
      <text:p text:style-name="P2">Recipe 11.12. Copying Geometry Methods and Options Between Tkinter Widgets </text:p>
      <text:p text:style-name="P2">Recipe 11.13. Implementing a Tabbed Notebook for Tkinter </text:p>
      <text:p text:style-name="P2">Recipe 11.14. Using a wxPython Notebook with Panels </text:p>
      <text:p text:style-name="P2">Recipe 11.15. Implementing an ImageJ Plug-in in Jython </text:p>
      <text:p text:style-name="P2">Recipe 11.16. Viewing an Image from a URL with Swing and Jython </text:p>
      <text:p text:style-name="P2">Recipe 11.17. Getting User Input on Mac OS </text:p>
      <text:p text:style-name="P2">Recipe 11.18. Building a Python Cocoa GUI Programmatically </text:p>
      <text:p text:style-name="P2">Recipe 11.19. Implementing Fade-in Windows with IronPython </text:p>
      <text:p text:style-name="P2">Chapter 12. Processing XML </text:p>
      <text:p text:style-name="P2">Recipe 12.1. Checking XML Well-Formedness </text:p>
      <text:p text:style-name="P2">Recipe 12.2. Counting Tags in a Document </text:p>
      <text:p text:style-name="P2">Recipe 12.3. Extracting Text from an XML Document </text:p>
      <text:p text:style-name="P2">Recipe 12.4. Autodetecting XML Encoding </text:p>
      <text:p text:style-name="P2">Recipe 12.5. Converting an XML Document into a Tree of Python Objects </text:p>
      <text:p text:style-name="P2">Recipe 12.6. Removing Whitespace-only Text Nodes from an XML DOM Node's Subtree </text:p>
      <text:p text:style-name="P2">Recipe 12.7. Parsing Microsoft Excel's XML </text:p>
      <text:p text:style-name="P2">Recipe 12.8. Validating XML Documents </text:p>
      <text:p text:style-name="P2">Recipe 12.9. Filtering Elements and Attributes Belonging to a Given Namespace </text:p>
      <text:p text:style-name="P2">Recipe 12.10. Merging Continuous Text Events with a SAX Filter </text:p>
      <text:p text:style-name="P2">Recipe 12.11. Using MSHTML to Parse XML or HTML </text:p>
      <text:p text:style-name="P2">Chapter 13. Network Programming </text:p>
      <text:p text:style-name="P2">Recipe 13.1. Passing Messages with Socket Datagrams </text:p>
      <text:p text:style-name="P2">Recipe 13.2. Grabbing a Document from the Web </text:p>
      <text:p text:style-name="P2">Recipe 13.3. Filtering a List of FTP Sites </text:p>
      <text:p text:style-name="P2">Recipe 13.4. Getting Time from a Server via the SNTP Protocol </text:p>
      <text:p text:style-name="P2"><text:soft-page-break/>Recipe 13.5. Sending HTML Mail </text:p>
      <text:p text:style-name="P2">Recipe 13.6. Bundling Files in a MIME Message </text:p>
      <text:p text:style-name="P2">Recipe 13.7. Unpacking a Multipart MIME Message </text:p>
      <text:p text:style-name="P2">Recipe 13.8. Removing Attachments from an Email Message </text:p>
      <text:p text:style-name="P2">Recipe 13.9. Fixing Messages Parsed by Python 2.4 email.FeedParser </text:p>
      <text:p text:style-name="P2">Recipe 13.10. Inspecting a POP3 Mailbox Interactively </text:p>
      <text:p text:style-name="P2">Recipe 13.11. Detecting Inactive Computers </text:p>
      <text:p text:style-name="P2">Recipe 13.12. Monitoring a Network with HTTP </text:p>
      <text:p text:style-name="P2">Recipe 13.13. Forwarding and Redirecting Network Ports </text:p>
      <text:p text:style-name="P2">Recipe 13.14. Tunneling SSL Through a Proxy </text:p>
      <text:p text:style-name="P2">Recipe 13.15. Implementing the Dynamic IP Protocol </text:p>
      <text:p text:style-name="P2">Recipe 13.16. Connecting to IRC and Logging Messages to Disk </text:p>
      <text:p text:style-name="P2">Recipe 13.17. Accessing LDAP Servers </text:p>
      <text:p text:style-name="P2">Chapter 14. Web Programming </text:p>
      <text:p text:style-name="P2">Recipe 14.1. Testing Whether CGI Is Working </text:p>
      <text:p text:style-name="P2">Recipe 14.2. Handling URLs Within a CGI Script </text:p>
      <text:p text:style-name="P2">Recipe 14.3. Uploading Files with CGI </text:p>
      <text:p text:style-name="P2">Recipe 14.4. Checking for a Web Page's Existence </text:p>
      <text:p text:style-name="P2">Recipe 14.5. Checking Content Type via HTTP </text:p>
      <text:p text:style-name="P2">Recipe 14.6. Resuming the HTTP Download of a File </text:p>
      <text:p text:style-name="P2">Recipe 14.7. Handling Cookies While Fetching Web Pages </text:p>
      <text:p text:style-name="P2">Recipe 14.8. Authenticating with a Proxy for HTTPS Navigation </text:p>
      <text:p text:style-name="P2">Recipe 14.9. Running a Servlet with Jython </text:p>
      <text:p text:style-name="P2">Recipe 14.10. Finding an Internet Explorer Cookie </text:p>
      <text:p text:style-name="P2">Recipe 14.11. Generating OPML Files </text:p>
      <text:p text:style-name="P2">Recipe 14.12. Aggregating RSS Feeds </text:p>
      <text:p text:style-name="P2">Recipe 14.13. Turning Data into Web Pages Through Templates </text:p>
      <text:p text:style-name="P2">Recipe 14.14. Rendering Arbitrary Objects with Nevow </text:p>
      <text:p text:style-name="P2">Chapter 15. Distributed Programming </text:p>
      <text:p text:style-name="P2">Recipe 15.1. Making an XML-RPC Method Call </text:p>
      <text:p text:style-name="P2">Recipe 15.2. Serving XML-RPC Requests </text:p>
      <text:p text:style-name="P2">Recipe 15.3. Using XML-RPC with Medusa </text:p>
      <text:p text:style-name="P2">Recipe 15.4. Enabling an XML-RPC Server to Be Terminated Remotely </text:p>
      <text:p text:style-name="P2">Recipe 15.5. Implementing SimpleXMLRPCServer Niceties </text:p>
      <text:p text:style-name="P2">Recipe 15.6. Giving an XML-RPC Server a wxPython GUI </text:p>
      <text:p text:style-name="P2">Recipe 15.7. Using Twisted Perspective Broker </text:p>
      <text:p text:style-name="P2">Recipe 15.8. Implementing a CORBA Server and Client </text:p>
      <text:p text:style-name="P2">Recipe 15.9. Performing Remote Logins Using telnetlib </text:p>
      <text:p text:style-name="P2">Recipe 15.10. Performing Remote Logins with SSH </text:p>
      <text:p text:style-name="P2">Recipe 15.11. Authenticating an SSL Client over HTTPS </text:p>
      <text:p text:style-name="P2">Chapter 16. Programs About Programs </text:p>
      <text:p text:style-name="P2">Recipe 16.1. Verifying Whether a String Represents a Valid Number </text:p>
      <text:p text:style-name="P2">Recipe 16.2. Importing a Dynamically Generated Module </text:p>
      <text:p text:style-name="P2">Recipe 16.3. Importing from a Module Whose Name Is Determined at Runtime </text:p>
      <text:p text:style-name="P2">Recipe 16.4. Associating Parameters with a Function (Currying) </text:p>
      <text:p text:style-name="P2">Recipe 16.5. Composing Functions </text:p>
      <text:p text:style-name="P2">Recipe 16.6. Colorizing Python Source Using the Built-in Tokenizer </text:p>
      <text:p text:style-name="P2">Recipe 16.7. Merging and Splitting Tokens </text:p>
      <text:p text:style-name="P2">Recipe 16.8. Checking Whether a String Has Balanced Parentheses </text:p>
      <text:p text:style-name="P2">Recipe 16.9. Simulating Enumerations in Python </text:p>
      <text:p text:style-name="P2">Recipe 16.10. Referring to a List Comprehension While Building It </text:p>
      <text:p text:style-name="P2">Recipe 16.11. Automating the py2exe Compilation of Scripts into Windows Executables </text:p>
      <text:p text:style-name="P2"><text:soft-page-break/>Recipe 16.12. Binding Main Script and Modules into One Executable on Unix </text:p>
      <text:p text:style-name="P2">Chapter 17. Extending and Embedding </text:p>
      <text:p text:style-name="P2">Recipe 17.1. Implementing a Simple Extension Type </text:p>
      <text:p text:style-name="P2">Recipe 17.2. Implementing a Simple Extension Type with Pyrex </text:p>
      <text:p text:style-name="P2">Recipe 17.3. Exposing a C++ Library to Python </text:p>
      <text:p text:style-name="P2">Recipe 17.4. Calling Functions from a Windows DLL </text:p>
      <text:p text:style-name="P2">Recipe 17.5. Using SWIG-Generated Modules in a Multithreaded Environment </text:p>
      <text:p text:style-name="P2">Recipe 17.6. Translating a Python Sequence into a C Array with the PySequence_Fast Protocol </text:p>
      <text:p text:style-name="P2">Recipe 17.7. Accessing a Python Sequence Item-by-Item with the Iterator Protocol </text:p>
      <text:p text:style-name="P2">Recipe 17.8. Returning None from a Python-Callable C Function </text:p>
      <text:p text:style-name="P2">Recipe 17.9. Debugging Dynamically Loaded C Extensions with gdb </text:p>
      <text:p text:style-name="P2">Recipe 17.10. Debugging Memory Problems </text:p>
      <text:p text:style-name="P2">Chapter 18. Algorithms </text:p>
      <text:p text:style-name="P2">Recipe 18.1. Removing Duplicates from a Sequence </text:p>
      <text:p text:style-name="P2">Recipe 18.2. Removing Duplicates from a Sequence While Maintaining Sequence Order </text:p>
      <text:p text:style-name="P2">Recipe 18.3. Generating Random Samples with Replacement </text:p>
      <text:p text:style-name="P2">Recipe 18.4. Generating Random Samples Without Replacement </text:p>
      <text:p text:style-name="P2">Recipe 18.5. Memoizing (Caching) the Return Values of Functions </text:p>
      <text:p text:style-name="P2">Recipe 18.6. Implementing a FIFO Container </text:p>
      <text:p text:style-name="P2">Recipe 18.7. Caching Objects with a FIFO Pruning Strategy </text:p>
      <text:p text:style-name="P2">Recipe 18.8. Implementing a Bag (Multiset) Collection Type </text:p>
      <text:p text:style-name="P2">Recipe 18.9. Simulating the Ternary Operator in Python </text:p>
      <text:p text:style-name="P2">Recipe 18.10. Computing Prime Numbers </text:p>
      <text:p text:style-name="P2">Recipe 18.11. Formatting Integers as Binary Strings </text:p>
      <text:p text:style-name="P2">Recipe 18.12. Formatting Integers as Strings in Arbitrary Bases </text:p>
      <text:p text:style-name="P2">Recipe 18.13. Converting Numbers to Rationals via Farey Fractions </text:p>
      <text:p text:style-name="P2">Recipe 18.14. Doing Arithmetic with Error Propagation </text:p>
      <text:p text:style-name="P2">Recipe 18.15. Summing Numbers with Maximal Accuracy </text:p>
      <text:p text:style-name="P2">Recipe 18.16. Simulating Floating Point </text:p>
      <text:p text:style-name="P2">Recipe 18.17. Computing the Convex Hulls and Diameters of 2D Point Sets </text:p>
      <text:p text:style-name="P2">Chapter 19. Iterators and Generators </text:p>
      <text:p text:style-name="P2">Recipe 19.1. Writing a range-like Function with Float Increments </text:p>
      <text:p text:style-name="P2">Recipe 19.2. Building a List from Any Iterable </text:p>
      <text:p text:style-name="P2">Recipe 19.3. Generating the Fibonacci Sequence </text:p>
      <text:p text:style-name="P2">Recipe 19.4. Unpacking a Few Items in a Multiple Assignment </text:p>
      <text:p text:style-name="P2">Recipe 19.5. Automatically Unpacking the Needed Number of Items </text:p>
      <text:p text:style-name="P2">Recipe 19.6. Dividing an Iterable into n Slices of Stride n </text:p>
      <text:p text:style-name="P2">Recipe 19.7. Looping on a Sequence by Overlapping Windows </text:p>
      <text:p text:style-name="P2">Recipe 19.8. Looping Through Multiple Iterables in Parallel </text:p>
      <text:p text:style-name="P2">Recipe 19.9. Looping Through the Cross-Product of Multiple Iterables </text:p>
      <text:p text:style-name="P2">Recipe 19.10. Reading a Text File by Paragraphs </text:p>
      <text:p text:style-name="P2">Recipe 19.11. Reading Lines with Continuation Characters </text:p>
      <text:p text:style-name="P2">Recipe 19.12. Iterating on a Stream of Data Blocks as a Stream of Lines </text:p>
      <text:p text:style-name="P2">Recipe 19.13. Fetching Large Record Sets from a Database with a Generator </text:p>
      <text:p text:style-name="P2">Recipe 19.14. Merging Sorted Sequences </text:p>
      <text:p text:style-name="P2">Recipe 19.15. Generating Permutations, Combinations, and Selections </text:p>
      <text:p text:style-name="P2">Recipe 19.16. Generating the Partitions of an Integer </text:p>
      <text:p text:style-name="P2">Recipe 19.17. Duplicating an Iterator </text:p>
      <text:p text:style-name="P2">Recipe 19.18. Looking Ahead into an Iterator </text:p>
      <text:p text:style-name="P2">Recipe 19.19. Simplifying Queue-Consumer Threads </text:p>
      <text:p text:style-name="P2">Recipe 19.20. Running an Iterator in Another Thread </text:p>
      <text:p text:style-name="P2">Recipe 19.21. Computing a Summary Report with itertools.groupby </text:p>
      <text:p text:style-name="P2"><text:soft-page-break/>Chapter 20. Descriptors, Decorators,and Metaclasses </text:p>
      <text:p text:style-name="P2">Recipe 20.1. Getting Fresh Default Values at Each Function Call </text:p>
      <text:p text:style-name="P2">Recipe 20.2. Coding Properties as Nested Functions </text:p>
      <text:p text:style-name="P2">Recipe 20.3. Aliasing Attribute Values </text:p>
      <text:p text:style-name="P2">Recipe 20.4. Caching Attribute Values </text:p>
      <text:p text:style-name="P2">Recipe 20.5. Using One Method as Accessorfor Multiple Attributes </text:p>
      <text:p text:style-name="P2">Recipe 20.6. Adding Functionality to a Class by Wrapping a Method </text:p>
      <text:p text:style-name="P2">Recipe 20.7. Adding Functionality to a Class by Enriching All Methods </text:p>
      <text:p text:style-name="P2">Recipe 20.8. Adding a Method to a Class Instance at Runtime </text:p>
      <text:p text:style-name="P2">Recipe 20.9. Checking Whether Interfaces Are Implemented </text:p>
      <text:p text:style-name="P2">Recipe 20.10. Using _ _new_ _ and _ _init_ _ Appropriately in Custom Metaclasses </text:p>
      <text:p text:style-name="P2">Recipe 20.11. Allowing Chaining of Mutating List Methods </text:p>
      <text:p text:style-name="P2">Recipe 20.12. Using Cooperative Super calls with Terser Syntax </text:p>
      <text:p text:style-name="P2">Recipe 20.13. Initializing Instance Attributes Without Using _ _init_ _ </text:p>
      <text:p text:style-name="P2">Recipe 20.14. Automatic Initialization of Instance Attributes </text:p>
      <text:p text:style-name="P2">Recipe 20.15. Upgrading Class Instances Automatically on reload </text:p>
      <text:p text:style-name="P2">Recipe 20.16. Binding Constants at Compile Time </text:p>
      <text:p text:style-name="P2">Recipe 20.17. Solving Metaclass Conflicts </text:p>
      <text:p text:style-name="P2">Colophon </text:p>
      <text:p text:style-name="P2">Index </text:p>
      <text:p text:style-name="P2"/>
      <text:h text:style-name="Heading_20_1" text:outline-level="1"><text:bookmark-start text:name="__RefHeading__283_937782157"/>***Practical_Programming_An_Introduction_to_Computer_Science_Using_Python_2009_369p <text:bookmark-end text:name="__RefHeading__283_937782157"/></text:h>
      <text:p text:style-name="P2"><text:s/>1 <text:s text:c="2"/>Introduction<text:tab/>11 </text:p>
      <text:p text:style-name="P2"><text:s text:c="5"/>1.1 <text:s text:c="2"/>Programs and Programming<text:tab/>13 </text:p>
      <text:p text:style-name="P2"><text:s text:c="5"/>1.2 <text:s text:c="2"/>A Few Definitions<text:tab/>14 </text:p>
      <text:p text:style-name="P2"><text:s text:c="5"/>1.3 <text:s text:c="2"/>What to Install<text:tab/>14 </text:p>
      <text:p text:style-name="P2"><text:s text:c="5"/>1.4 <text:s text:c="2"/>For Instructors<text:tab/>15 </text:p>
      <text:p text:style-name="P2"><text:s text:c="5"/>1.5 <text:s text:c="2"/>Summary<text:tab/>16 </text:p>
      <text:p text:style-name="P2"/>
      <text:p text:style-name="P2"><text:s/>2 <text:s text:c="2"/>Hello, Python<text:tab/>17 </text:p>
      <text:p text:style-name="P2"><text:s text:c="5"/>2.1 <text:s text:c="2"/>The Big Picture<text:tab/>17 </text:p>
      <text:p text:style-name="P2"><text:s text:c="5"/>2.2 <text:s text:c="2"/>Expressions<text:tab/>19 </text:p>
      <text:p text:style-name="P2"><text:s text:c="5"/>2.3 <text:s text:c="2"/>What Is a Type?<text:tab/>22 </text:p>
      <text:p text:style-name="P2"><text:s text:c="5"/>2.4 <text:s text:c="2"/>Variables and the Assignment Statement<text:tab/>25 </text:p>
      <text:p text:style-name="P2"><text:s text:c="5"/>2.5 <text:s text:c="2"/>When Things Go Wrong<text:tab/>29 </text:p>
      <text:p text:style-name="P2"><text:s text:c="5"/>2.6 <text:s text:c="2"/>Function Basics<text:tab/>30 </text:p>
      <text:p text:style-name="P2"><text:s text:c="5"/>2.7 <text:s text:c="2"/>Built-in Functions<text:tab/>33 </text:p>
      <text:p text:style-name="P2"><text:s text:c="5"/>2.8 <text:s text:c="2"/>Style Notes<text:tab/>34 </text:p>
      <text:p text:style-name="P2"><text:s text:c="5"/>2.9 <text:s text:c="2"/>Summary<text:tab/>35 </text:p>
      <text:p text:style-name="P2"><text:s text:c="5"/>2.10 Exercises<text:tab/>36 </text:p>
      <text:p text:style-name="P2"/>
      <text:p text:style-name="P2"><text:s/>3 <text:s text:c="2"/>Strings<text:tab/>39 </text:p>
      <text:p text:style-name="P2"><text:s text:c="5"/>3.1 <text:s text:c="2"/>Strings<text:tab/>39 </text:p>
      <text:p text:style-name="P2"><text:s text:c="5"/>3.2 <text:s text:c="2"/>Escape Characters<text:tab/>42 </text:p>
      <text:p text:style-name="P2"><text:s text:c="5"/>3.3 <text:s text:c="2"/>Multiline Strings<text:tab/>43 </text:p>
      <text:p text:style-name="P2"><text:s text:c="5"/>3.4 <text:s text:c="2"/>Print<text:tab/>44 </text:p>
      <text:p text:style-name="P2"><text:s text:c="5"/>3.5 <text:s text:c="2"/>Formatted Printing<text:tab/>45 </text:p>
      <text:p text:style-name="P2"><text:s text:c="5"/>3.6 <text:s text:c="2"/>User Input<text:tab/>46 </text:p>
      <text:p text:style-name="P2"><text:s text:c="5"/>3.7 <text:s text:c="2"/>Summary<text:tab/>47 </text:p>
      <text:p text:style-name="P2"><text:soft-page-break/><text:s text:c="5"/>3.8 <text:s text:c="2"/>Exercises<text:tab/>48 </text:p>
      <text:p text:style-name="P2"/>
      <text:p text:style-name="P2"><text:s/>4 <text:s text:c="2"/>Modules<text:tab/>50 </text:p>
      <text:p text:style-name="P2"><text:s text:c="5"/>4.1 <text:s/>Importing Modules<text:tab/>50 </text:p>
      <text:p text:style-name="P2"><text:s text:c="5"/>4.2 <text:s/>Defining Your Own Modules<text:tab/>54 </text:p>
      <text:p text:style-name="P2"><text:s text:c="5"/>4.3 <text:s/>Objects and Methods<text:tab/>60 </text:p>
      <text:p text:style-name="P2"><text:s text:c="5"/>4.4 <text:s/>Pixels and Colors<text:tab/>68 </text:p>
      <text:p text:style-name="P2"><text:s text:c="5"/>4.5 <text:s/>Testing<text:tab/>70 </text:p>
      <text:p text:style-name="P2"><text:s text:c="5"/>4.6 <text:s/>Style Notes<text:tab/>76 </text:p>
      <text:p text:style-name="P2"><text:s text:c="5"/>4.7 <text:s/>Summary<text:tab/>77 </text:p>
      <text:p text:style-name="P2"><text:s text:c="5"/>4.8 <text:s/>Exercises<text:tab/>78 </text:p>
      <text:p text:style-name="P2"/>
      <text:p text:style-name="P2"><text:s/>5 <text:s text:c="2"/>Lists<text:tab/>81 </text:p>
      <text:p text:style-name="P2"><text:s text:c="5"/>5.1 <text:s text:c="5"/>Lists and Indices<text:tab/>81 </text:p>
      <text:p text:style-name="P2"><text:s text:c="5"/>5.2 <text:s text:c="5"/>Modifying Lists<text:tab/>85 </text:p>
      <text:p text:style-name="P2"><text:s text:c="5"/>5.3 <text:s text:c="5"/>Built-in Functions on Lists<text:tab/>87 </text:p>
      <text:p text:style-name="P2"><text:s text:c="5"/>5.4 <text:s text:c="5"/>Processing List Items<text:tab/>89 </text:p>
      <text:p text:style-name="P2"><text:s text:c="5"/>5.5 <text:s text:c="5"/>Slicing<text:tab/>92 </text:p>
      <text:p text:style-name="P2"><text:s text:c="5"/>5.6 <text:s text:c="5"/>Aliasing<text:tab/>94 </text:p>
      <text:p text:style-name="P2"><text:s text:c="5"/>5.7 <text:s text:c="5"/>List Methods<text:tab/>95 </text:p>
      <text:p text:style-name="P2"><text:s text:c="5"/>5.8 <text:s text:c="5"/>Nested Lists<text:tab/>97 </text:p>
      <text:p text:style-name="P2"><text:s text:c="5"/>5.9 <text:s text:c="5"/>Other Kinds of Sequences<text:tab/>99 </text:p>
      <text:p text:style-name="P2"><text:s text:c="5"/>5.10 <text:s text:c="4"/>Files as Lists<text:tab/>100 </text:p>
      <text:p text:style-name="P2"><text:s text:c="5"/>5.11 <text:s text:c="4"/>Comments<text:tab/>103 </text:p>
      <text:p text:style-name="P2"><text:s text:c="5"/>5.12 <text:s text:c="4"/>Summary<text:tab/>105 </text:p>
      <text:p text:style-name="P2"><text:s text:c="5"/>5.13 <text:s text:c="4"/>Exercises<text:tab/>105 </text:p>
      <text:p text:style-name="P2"/>
      <text:p text:style-name="P2"><text:s/>6 <text:s text:c="2"/>Making Choices<text:tab/>108 </text:p>
      <text:p text:style-name="P2"><text:s text:c="5"/>6.1 <text:s/>Boolean Logic<text:tab/>108 </text:p>
      <text:p text:style-name="P2"><text:s text:c="5"/>6.2 <text:s/>if Statements<text:tab/>118 </text:p>
      <text:p text:style-name="P2"><text:s text:c="5"/>6.3 <text:s/>Storing Conditionals<text:tab/>125 </text:p>
      <text:p text:style-name="P2"><text:s text:c="5"/>6.4 <text:s/>Summary<text:tab/>126 </text:p>
      <text:p text:style-name="P2"><text:s text:c="5"/>6.5 <text:s/>Exercises<text:tab/>127 </text:p>
      <text:p text:style-name="Standard"/>
      <text:p text:style-name="P2"><text:s/>7 <text:s text:c="2"/>Repetition<text:tab/>131 </text:p>
      <text:p text:style-name="P2"><text:s text:c="5"/>7.1 <text:s/>Counted Loops<text:tab/>131 </text:p>
      <text:p text:style-name="P2"><text:s text:c="5"/>7.2 <text:s/>while Loops<text:tab/>140 </text:p>
      <text:p text:style-name="P2"><text:s text:c="5"/>7.3 <text:s/>User Input Loops<text:tab/>148 </text:p>
      <text:p text:style-name="P2"><text:s text:c="5"/>7.4 <text:s/>Controlling Loops<text:tab/>149 </text:p>
      <text:p text:style-name="P2"><text:s text:c="5"/>7.5 <text:s/>Style Notes<text:tab/>153 </text:p>
      <text:p text:style-name="P2"><text:s text:c="5"/>7.6 <text:s/>Summary<text:tab/>154 </text:p>
      <text:p text:style-name="P2"><text:s text:c="5"/>7.7 <text:s/>Exercises<text:tab/>155 </text:p>
      <text:p text:style-name="P2"/>
      <text:p text:style-name="P2"><text:s/>8 <text:s text:c="2"/>File Processing<text:tab/>159 </text:p>
      <text:p text:style-name="P2"><text:s text:c="5"/>8.1 <text:s text:c="3"/>One Record per Line<text:tab/>160 </text:p>
      <text:p text:style-name="P2"><text:s text:c="5"/>8.2 <text:s text:c="3"/>Records with Multiple Fields<text:tab/>171 </text:p>
      <text:p text:style-name="P2"><text:s text:c="5"/>8.3 <text:s text:c="3"/>Positional Data<text:tab/>174 </text:p>
      <text:p text:style-name="P2"><text:s text:c="5"/>8.4 <text:s text:c="3"/>Multiline Records<text:tab/>177 </text:p>
      <text:p text:style-name="P2"><text:s text:c="5"/>8.5 <text:s text:c="3"/>Looking Ahead<text:tab/>179 </text:p>
      <text:p text:style-name="P2"><text:s text:c="5"/>8.6 <text:s text:c="3"/>Writing to Files<text:tab/>181 </text:p>
      <text:p text:style-name="P2"><text:s text:c="5"/>8.7 <text:s text:c="3"/>Summary<text:tab/>183 </text:p>
      <text:p text:style-name="P2"><text:s text:c="5"/>8.8 <text:s text:c="3"/>Exercises<text:tab/>183 </text:p>
      <text:p text:style-name="P2"><text:soft-page-break/></text:p>
      <text:p text:style-name="P2"><text:s/>9 <text:s text:c="2"/>Sets <text:s text:c="2"/>and Dictionaries<text:tab/>185 </text:p>
      <text:p text:style-name="P2"><text:s text:c="5"/>9.1 <text:s text:c="4"/>Sets<text:tab/>185 </text:p>
      <text:p text:style-name="P2"><text:s text:c="5"/>9.2 <text:s text:c="4"/>Dictionaries<text:tab/>190 </text:p>
      <text:p text:style-name="P2"><text:s text:c="5"/>9.3 <text:s text:c="4"/>Inverting a Dictionary<text:tab/>197 </text:p>
      <text:p text:style-name="P2"><text:s text:c="5"/>9.4 <text:s text:c="4"/>Summary<text:tab/>198 </text:p>
      <text:p text:style-name="P2"><text:s text:c="5"/>9.5 <text:s text:c="4"/>Exercises<text:tab/>199 </text:p>
      <text:p text:style-name="P2"/>
      <text:p text:style-name="P2"><text:s/>10 Algorithms<text:tab/>203 </text:p>
      <text:p text:style-name="P2"><text:s text:c="4"/>10.1 Searching<text:tab/>204 </text:p>
      <text:p text:style-name="P2"><text:s text:c="4"/>10.2 Timing<text:tab/>211 </text:p>
      <text:p text:style-name="P2"><text:s text:c="4"/>10.3 Summary<text:tab/>211 </text:p>
      <text:p text:style-name="P2"><text:s text:c="4"/>10.4 Exercises<text:tab/>212 </text:p>
      <text:p text:style-name="P2"/>
      <text:p text:style-name="P2"><text:s/>11 Searching and Sorting<text:tab/>214 </text:p>
      <text:p text:style-name="P2"><text:s text:c="4"/>11.1 Linear Search<text:tab/>214 </text:p>
      <text:p text:style-name="P2"><text:s text:c="4"/>11.2 Binary Search<text:tab/>218 </text:p>
      <text:p text:style-name="P2"><text:s text:c="4"/>11.3 Sorting<text:tab/>222 </text:p>
      <text:p text:style-name="P2"><text:s text:c="4"/>11.4 More Efficient Sorting Algorithms<text:tab/>228 </text:p>
      <text:p text:style-name="P2"><text:s text:c="4"/>11.5 Mergesort: An N log2 N Algorithm<text:tab/>229 </text:p>
      <text:p text:style-name="P2"><text:s text:c="4"/>11.6 Summary<text:tab/>233 </text:p>
      <text:p text:style-name="P2"><text:s text:c="4"/>11.7 Exercises<text:tab/>234 </text:p>
      <text:p text:style-name="P2"/>
      <text:p text:style-name="P2"><text:s/>12 Construction<text:tab/>237 </text:p>
      <text:p text:style-name="P2"><text:s text:c="4"/>12.1 More on Functions<text:tab/>237 </text:p>
      <text:p text:style-name="P2"><text:s text:c="4"/>12.2 Exceptions<text:tab/>242 </text:p>
      <text:p text:style-name="P2"><text:s text:c="4"/>12.3 Testing<text:tab/>249 </text:p>
      <text:p text:style-name="P2"><text:s text:c="4"/>12.4 Debugging<text:tab/>254 </text:p>
      <text:p text:style-name="P2"><text:s text:c="4"/>12.5 Patterns<text:tab/>256 </text:p>
      <text:p text:style-name="P2"><text:s text:c="4"/>12.6 Summary<text:tab/>260 </text:p>
      <text:p text:style-name="P2"><text:s text:c="4"/>12.7 Exercises<text:tab/>261 </text:p>
      <text:p text:style-name="P2"/>
      <text:p text:style-name="P2"><text:s/>13 Object-Oriented Programming<text:tab/>270 </text:p>
      <text:p text:style-name="P2"><text:s text:c="4"/>13.1 Class Color<text:tab/>271 </text:p>
      <text:p text:style-name="P2"><text:s text:c="4"/>13.2 Special Methods<text:tab/>276 </text:p>
      <text:p text:style-name="P2"><text:s text:c="4"/>13.3 More About dir and help<text:tab/>278 </text:p>
      <text:p text:style-name="P2"><text:s text:c="4"/>13.4 A Little Bit of OO Theory<text:tab/>280 </text:p>
      <text:p text:style-name="P2"><text:s text:c="4"/>13.5 A Longer Example<text:tab/>288 </text:p>
      <text:p text:style-name="P2"><text:s text:c="4"/>13.6 Summary<text:tab/>293 </text:p>
      <text:p text:style-name="P2"><text:s text:c="4"/>13.7 Exercises<text:tab/>293 </text:p>
      <text:p text:style-name="P2"/>
      <text:p text:style-name="P2"><text:s/>14 Graphical User Interfaces<text:tab/>294 </text:p>
      <text:p text:style-name="P2"><text:s text:c="4"/>14.1 The Tkinter Module<text:tab/>295 </text:p>
      <text:p text:style-name="P2"><text:s text:c="4"/>14.2 Basic GUI Construction<text:tab/>296 </text:p>
      <text:p text:style-name="P2"><text:s text:c="4"/>14.3 Models, Views, and Controllers<text:tab/>301 </text:p>
      <text:p text:style-name="P2"><text:s text:c="4"/>14.4 Style<text:tab/>307 </text:p>
      <text:p text:style-name="P2"><text:s text:c="4"/>14.5 A Few More Widgets<text:tab/>312 </text:p>
      <text:p text:style-name="P2"><text:s text:c="4"/>14.6 Object-Oriented GUIs<text:tab/>316 </text:p>
      <text:p text:style-name="P2"><text:s text:c="4"/>14.7 Summary<text:tab/>317 </text:p>
      <text:p text:style-name="P2"><text:s text:c="4"/>14.8 Exercises<text:tab/>318 </text:p>
      <text:p text:style-name="P2"/>
      <text:p text:style-name="P2"><text:s/>15 Databases<text:tab/>321 </text:p>
      <text:p text:style-name="P2"><text:soft-page-break/><text:s text:c="4"/>15.1 The Big Picture<text:tab/>321 </text:p>
      <text:p text:style-name="P2"><text:s text:c="4"/>15.2 First Steps<text:tab/>323 </text:p>
      <text:p text:style-name="P2"><text:s text:c="4"/>15.3 Retrieving Data<text:tab/>327 </text:p>
      <text:p text:style-name="P2"><text:s text:c="4"/>15.4 Updating and Deleting<text:tab/>330 </text:p>
      <text:p text:style-name="P2"><text:s text:c="4"/>15.5 Transactions<text:tab/>331 </text:p>
      <text:p text:style-name="P2"><text:s text:c="4"/>15.6 Using NULL for Missing Data<text:tab/>333 </text:p>
      <text:p text:style-name="P2"><text:s text:c="4"/>15.7 Using Joins to Combine Tables<text:tab/>334 </text:p>
      <text:p text:style-name="P2"><text:s text:c="4"/>15.8 Keys and Constraints<text:tab/>339 </text:p>
      <text:p text:style-name="P2"><text:s text:c="4"/>15.9 Advanced Features<text:tab/>341 </text:p>
      <text:p text:style-name="P2"><text:s text:c="4"/>15.10 Summary<text:tab/>346 </text:p>
      <text:p text:style-name="P2"><text:s text:c="4"/>15.11 Exercises<text:tab/>347 </text:p>
      <text:p text:style-name="P2"><text:s/>A Bibliography<text:tab/>351 </text:p>
      <text:p text:style-name="P2"><text:s text:c="5"/>Index<text:tab/>353 </text:p>
      <text:p text:style-name="P2"/>
      <text:h text:style-name="Heading_20_1" text:outline-level="1"><text:bookmark-start text:name="__RefHeading__285_937782157"/>***Prentice_Hall_Core_Python_Programming_2nd_Edition_2001_703p <text:bookmark-end text:name="__RefHeading__285_937782157"/></text:h>
      <text:p text:style-name="P2">Welcome to Python! </text:p>
      <text:p text:style-name="P2"><text:s/>Style:Technical, Yet Easy Reading </text:p>
      <text:p text:style-name="P2"><text:s/>Author's Experience with Python </text:p>
      <text:p text:style-name="P2"><text:s/>Book Contents </text:p>
      <text:p text:style-name="P2"><text:s/>Part I : Core Python </text:p>
      <text:p text:style-name="P2"><text:s/>Chapter 1 —Welcome to Python! </text:p>
      <text:p text:style-name="P2"><text:s/>Chapter 2 —Getting Started </text:p>
      <text:p text:style-name="P2"><text:s/>Chapter 3 —Syntax and Style </text:p>
      <text:p text:style-name="P2"><text:s/>Chapter 4 —Python Objects </text:p>
      <text:p text:style-name="P2"><text:s/>Chapter 5 —Numbers </text:p>
      <text:p text:style-name="P2"><text:s/>Chapter 6 —Sequences: Strings, Lists, and Tuples </text:p>
      <text:p text:style-name="P2"><text:s/>Chapter 7 —Dictionaries </text:p>
      <text:p text:style-name="P2"><text:s/>Chapter 8 —Conditionals and Loops </text:p>
      <text:p text:style-name="P2"><text:s/>Chapter 9 —Files and Input/Output </text:p>
      <text:p text:style-name="P2"><text:s/>Chapter 10 —Errors and Exceptions </text:p>
      <text:p text:style-name="P2"><text:s/>Chapter 11 —Functions </text:p>
      <text:p text:style-name="P2"><text:s/>Chapter 12 —Modules </text:p>
      <text:p text:style-name="P2"><text:s/>Chapter 13 —Classes and OOP </text:p>
      <text:p text:style-name="P2"><text:s/>Chapter 14 —Execution Environment </text:p>
      <text:p text:style-name="P2"><text:s/>Part II : Advanced Topics </text:p>
      <text:p text:style-name="P2"><text:s/>Chapter 15 —Regular Expressions </text:p>
      <text:p text:style-name="P2"><text:s/>Chapter 16 —Network Programming with Sockets </text:p>
      <text:p text:style-name="P2"><text:s/>Chapter 17 —Multithreaded Programming </text:p>
      <text:p text:style-name="P2"><text:s/>Chapter 18 —GUI Programming with Tkinter </text:p>
      <text:p text:style-name="P2"><text:s/>Chapter 19 —Web Programming </text:p>
      <text:p text:style-name="P2"><text:s/>Chapter 20 —Extending Python </text:p>
      <text:p text:style-name="P2"><text:s/>Optional Sections </text:p>
      <text:p text:style-name="P2"><text:s/>Conventions </text:p>
      <text:p text:style-name="P2"><text:s/>Book Support </text:p>
      <text:p text:style-name="P2"/>
      <text:h text:style-name="Heading_20_1" text:outline-level="1"><text:bookmark-start text:name="__RefHeading__287_937782157"/><text:soft-page-break/>***Professional_Python_Frameworks_Web_2.0_Programming_with_Django_and_TurboGears_2007_459p <text:bookmark-end text:name="__RefHeading__287_937782157"/></text:h>
      <text:p text:style-name="P2">Acknowledgments<text:tab/>xiii </text:p>
      <text:p text:style-name="P2">Introduction<text:tab/>xxi </text:p>
      <text:p text:style-name="P2"/>
      <text:p text:style-name="P2">Part I: Introduction to Python Frameworks </text:p>
      <text:p text:style-name="P2">Chapter 1: Web 2 0, Python, and Frameworks<text:tab/>3 </text:p>
      <text:p text:style-name="P2">Chapter 2: Web 2 0 with Traditional Python<text:tab/>19 </text:p>
      <text:p text:style-name="P2">Chapter 3: Introducing the Frameworks<text:tab/>47 </text:p>
      <text:p text:style-name="P2"/>
      <text:p text:style-name="P2">Part II: TurboGears </text:p>
      <text:p text:style-name="P2">Chapter 4: Introduction to TurboGears<text:tab/>101 </text:p>
      <text:p text:style-name="P2">Chapter 5: User Identity and Visitor Tracking<text:tab/>137 </text:p>
      <text:p text:style-name="P2">Chapter 6: Widgets<text:tab/>169 </text:p>
      <text:p text:style-name="P2">Chapter 7: Advanced TurboGears Topics<text:tab/>203 </text:p>
      <text:p text:style-name="P2"/>
      <text:p text:style-name="P2">Part III: Django </text:p>
      <text:p text:style-name="P2">Chapter 8: Dblog: A Blog Implemented in Django<text:tab/>241 </text:p>
      <text:p text:style-name="P2">Chapter 9: Django Views and Users<text:tab/>275 </text:p>
      <text:p text:style-name="P2">Chapter 10: Advanced Django Topics: AJAX, RSS, and More<text:tab/>305 </text:p>
      <text:p text:style-name="P2"/>
      <text:p text:style-name="P2">Part IV: Advanced Client-Side Topics </text:p>
      <text:p text:style-name="P2">Chapter 11: MochiKit — Pythonic JavaScripting<text:tab/>337 </text:p>
      <text:p text:style-name="P2">Chapter 12: Flash-Based Interfaces and TurboGears<text:tab/>359 </text:p>
      <text:p text:style-name="P2"/>
      <text:p text:style-name="P2">Appendix A: Tools Used<text:tab/>395 </text:p>
      <text:p text:style-name="P2">Index<text:tab/>405 </text:p>
      <text:p text:style-name="P2"/>
      <text:h text:style-name="Heading_20_1" text:outline-level="1"><text:bookmark-start text:name="__RefHeading__289_937782157"/>***Programming_in_Python_3_A_Complete_Introduction_to_the_Python_Language_SecondEdition_2010_644p <text:bookmark-end text:name="__RefHeading__289_937782157"/></text:h>
      <text:p text:style-name="P2">List of Tables<text:tab/>xv </text:p>
      <text:p text:style-name="P2">Introduction<text:tab/>1 </text:p>
      <text:p text:style-name="P2">Chapter 1. Rapid Introduction to Procedural Programming<text:tab/>9 </text:p>
      <text:p text:style-name="P2">Chapter 2. Data Types<text:tab/>51 </text:p>
      <text:p text:style-name="P2">Chapter 3. Collection Data Types<text:tab/>107 </text:p>
      <text:p text:style-name="P2">Chapter 4. Control Structures and Functions<text:tab/>159 </text:p>
      <text:p text:style-name="P2">Chapter 5. Modules<text:tab/>195 </text:p>
      <text:p text:style-name="P2">Chapter 6. Object-Oriented Programming<text:tab/>233 </text:p>
      <text:p text:style-name="P2">Chapter 7. File Handling<text:tab/>287 </text:p>
      <text:p text:style-name="P2">Chapter 8. Advanced Programming Techniques<text:tab/>339 </text:p>
      <text:p text:style-name="P2">Chapter 9. Debugging, Testing, and Proﬁling<text:tab/>413 </text:p>
      <text:p text:style-name="P2">Chapter 10. Processes and Threading<text:tab/>439 </text:p>
      <text:p text:style-name="P2">Chapter 11. Networking<text:tab/>457 </text:p>
      <text:p text:style-name="P2">Chapter 12. Database Programming<text:tab/>475 </text:p>
      <text:p text:style-name="P2">Chapter 13. Regular Expressions<text:tab/>489 </text:p>
      <text:p text:style-name="P2">Chapter 14. Introduction to Parsing<text:tab/>513 </text:p>
      <text:p text:style-name="P2">Chapter 15. Introduction to GUI Programming<text:tab/>569 </text:p>
      <text:p text:style-name="P2">Epilogue<text:tab/>595 </text:p>
      <text:p text:style-name="P2">Selected Bibliography<text:tab/>597 </text:p>
      <text:p text:style-name="P2"><text:soft-page-break/>Index<text:tab/>599 </text:p>
      <text:p text:style-name="P2"/>
      <text:h text:style-name="Heading_20_1" text:outline-level="1"><text:bookmark-start text:name="__RefHeading__291_937782157"/>***Programming_Python_3rdEd_2006_1740p <text:bookmark-end text:name="__RefHeading__291_937782157"/></text:h>
      <text:p text:style-name="P2">Foreword </text:p>
      <text:p text:style-name="P2">Preface </text:p>
      <text:p text:style-name="P2">Part I: The Beginning </text:p>
      <text:p text:style-name="P2"><text:s text:c="12"/>Chapter 1. Introducing Python </text:p>
      <text:p text:style-name="P2"><text:s text:c="13"/>Section 1.1. "And Now for Something Completely Different" </text:p>
      <text:p text:style-name="P2"><text:s text:c="13"/>Section 1.2. Python Philosophy 101 </text:p>
      <text:p text:style-name="P2"><text:s text:c="13"/>Section 1.3. The Life of Python </text:p>
      <text:p text:style-name="P2"><text:s text:c="13"/>Section 1.4. Signs of the Python Times </text:p>
      <text:p text:style-name="P2"><text:s text:c="13"/>Section 1.5. The Compulsory Features List </text:p>
      <text:p text:style-name="P2"><text:s text:c="13"/>Section 1.6. What's Python Good For? </text:p>
      <text:p text:style-name="P2"><text:s text:c="13"/>Section 1.7. What's Python Not Good For? </text:p>
      <text:p text:style-name="P2"><text:s text:c="13"/>Section 1.8. Truth in Advertising </text:p>
      <text:p text:style-name="P2"><text:s text:c="12"/>Chapter 2. A Sneak Preview </text:p>
      <text:p text:style-name="P2"><text:s text:c="13"/>Section 2.1. "Programming Python: The Short Story" </text:p>
      <text:p text:style-name="P2"><text:s text:c="13"/>Section 2.2. The Task </text:p>
      <text:p text:style-name="P2"><text:s text:c="13"/>Section 2.3. Step 1: Representing Records </text:p>
      <text:p text:style-name="P2"><text:s text:c="13"/>Section 2.4. Step 2: Storing Records Persistently </text:p>
      <text:p text:style-name="P2"><text:s text:c="13"/>Section 2.5. Step 3: Stepping Up to OOP </text:p>
      <text:p text:style-name="P2"><text:s text:c="13"/>Section 2.6. Step 4: Adding Console Interaction </text:p>
      <text:p text:style-name="P2"><text:s text:c="13"/>Section 2.7. Step 5: Adding a GUI </text:p>
      <text:p text:style-name="P2"><text:s text:c="13"/>Section 2.8. Step 6: Adding a Web Interface </text:p>
      <text:p text:style-name="P2"><text:s text:c="13"/>Section 2.9. The End of the Demo </text:p>
      <text:p text:style-name="P2">Part II: System Programming </text:p>
      <text:p text:style-name="P2"><text:s text:c="12"/>Chapter 3. System Tools </text:p>
      <text:p text:style-name="P2"><text:s text:c="13"/>Section 3.1. "The os.path to Knowledge" </text:p>
      <text:p text:style-name="P2"><text:s text:c="13"/>Section 3.2. System Scripting Overview </text:p>
      <text:p text:style-name="P2"><text:s text:c="13"/>Section 3.3. Introducing the sys Module </text:p>
      <text:p text:style-name="P2"><text:s text:c="13"/>Section 3.4. Introducing the os Module </text:p>
      <text:p text:style-name="P2"><text:s text:c="13"/>Section 3.5. Script Execution Context </text:p>
      <text:p text:style-name="P2"><text:s text:c="13"/>Section 3.6. Current Working Directory </text:p>
      <text:p text:style-name="P2"><text:s text:c="13"/>Section 3.7. Command-Line Arguments </text:p>
      <text:p text:style-name="P2"><text:s text:c="13"/>Section 3.8. Shell Environment Variables </text:p>
      <text:p text:style-name="P2"><text:s text:c="13"/>Section 3.9. Standard Streams </text:p>
      <text:p text:style-name="P2"><text:s text:c="12"/>Chapter 4. File and Directory Tools </text:p>
      <text:p text:style-name="P2"><text:s text:c="13"/>Section 4.1. "Erase Your Hard Drive in Five Easy Steps!" </text:p>
      <text:p text:style-name="P2"><text:s text:c="6"/>Section 4.2. File Tools </text:p>
      <text:p text:style-name="P2"><text:s text:c="5"/>Section 4.3. Directory Tools </text:p>
      <text:p text:style-name="P2"><text:s text:c="5"/>Chapter 5. Parallel System Tools </text:p>
      <text:p text:style-name="P2"><text:s text:c="5"/>Section 5.1. "Telling the Monkeys What to Do" </text:p>
      <text:p text:style-name="P2"><text:s text:c="5"/>Section 5.2. Forking Processes </text:p>
      <text:p text:style-name="P2"><text:s text:c="5"/>Section 5.3. Threads </text:p>
      <text:p text:style-name="P2"><text:s text:c="5"/>Section 5.4. Program Exits </text:p>
      <text:p text:style-name="P2"><text:s text:c="5"/>Section 5.5. Interprocess Communication </text:p>
      <text:p text:style-name="P2"><text:s text:c="5"/>Section 5.6. Pipes </text:p>
      <text:p text:style-name="P2"><text:s text:c="5"/>Section 5.7. Signals </text:p>
      <text:p text:style-name="P2"><text:s text:c="5"/>Section 5.8. Other Ways to Start Programs </text:p>
      <text:p text:style-name="P2"><text:s text:c="5"/>Section 5.9. A Portable Program-Launch Framework </text:p>
      <text:p text:style-name="P2"><text:s text:c="5"/>Section 5.10. Other System Tools </text:p>
      <text:p text:style-name="P2"><text:soft-page-break/><text:s text:c="4"/>Chapter 6. System Examples: Utilities </text:p>
      <text:p text:style-name="P2"><text:s text:c="5"/>Section 6.1. "Splits and Joins and Alien Invasions" </text:p>
      <text:p text:style-name="P2"><text:s text:c="5"/>Section 6.2. Splitting and Joining Files </text:p>
      <text:p text:style-name="P2"><text:s text:c="5"/>Section 6.3. Generating Forward-Link Web Pages </text:p>
      <text:p text:style-name="P2"><text:s text:c="5"/>Section 6.4. A Regression Test Script </text:p>
      <text:p text:style-name="P2"><text:s text:c="5"/>Section 6.5. Packing and Unpacking Files </text:p>
      <text:p text:style-name="P2"><text:s text:c="5"/>Section 6.6. Automated Program Launchers </text:p>
      <text:p text:style-name="P2"><text:s text:c="4"/>Chapter 7. System Examples: Directories </text:p>
      <text:p text:style-name="P2"><text:s text:c="5"/>Section 7.1. "The Greps of Wrath" </text:p>
      <text:p text:style-name="P2"><text:s text:c="5"/>Section 7.2. Fixing DOS Line Ends </text:p>
      <text:p text:style-name="P2"><text:s text:c="5"/>Section 7.3. Fixing DOS Filenames </text:p>
      <text:p text:style-name="P2"><text:s text:c="5"/>Section 7.4. Searching Directory Trees </text:p>
      <text:p text:style-name="P2"><text:s text:c="5"/>Section 7.5. Visitor: Walking Trees Generically </text:p>
      <text:p text:style-name="P2"><text:s text:c="5"/>Section 7.6. Copying Directory Trees </text:p>
      <text:p text:style-name="P2"><text:s text:c="5"/>Section 7.7. Deleting Directory Trees </text:p>
      <text:p text:style-name="P2"><text:s text:c="5"/>Section 7.8. Comparing Directory Trees </text:p>
      <text:p text:style-name="P2">Part III: GUI Programming </text:p>
      <text:p text:style-name="P2"><text:s text:c="5"/>Chapter 8. Graphical User Interfaces </text:p>
      <text:p text:style-name="P2"><text:s text:c="5"/>Section 8.1. "Here's Looking at You, Kid" </text:p>
      <text:p text:style-name="P2"><text:s text:c="5"/>Section 8.2. Python GUI Development Options </text:p>
      <text:p text:style-name="P2"><text:s text:c="5"/>Section 8.3. Tkinter Overview </text:p>
      <text:p text:style-name="P2"><text:s text:c="5"/>Section 8.4. Climbing the GUI Learning Curve </text:p>
      <text:p text:style-name="P2"><text:s text:c="5"/>Section 8.5. Tkinter Coding Basics </text:p>
      <text:p text:style-name="P2"><text:s text:c="5"/>Section 8.6. Tkinter Coding Alternatives </text:p>
      <text:p text:style-name="P2"><text:s text:c="5"/>Section 8.7. Adding Buttons and Callbacks </text:p>
      <text:p text:style-name="P2"><text:s text:c="5"/>Section 8.8. Adding User-Defined Callback Handlers </text:p>
      <text:p text:style-name="P2"><text:s text:c="5"/>Section 8.9. Adding Multiple Widgets </text:p>
      <text:p text:style-name="P2"><text:s text:c="5"/>Section 8.10. Customizing Widgets with Classes </text:p>
      <text:p text:style-name="P2"><text:s text:c="5"/>Section 8.11. Reusable GUI Components with Classes </text:p>
      <text:p text:style-name="P2"><text:s text:c="5"/>Section 8.12. The End of the Tutorial </text:p>
      <text:p text:style-name="P2"><text:s text:c="5"/>Section 8.13. Python/Tkinter for Tcl/Tk Converts </text:p>
      <text:p text:style-name="P2"><text:s text:c="5"/>Chapter 9. A Tkinter Tour, Part 1 </text:p>
      <text:p text:style-name="P2"><text:s text:c="5"/>Section 9.1. "Widgets and Gadgets and GUIs, Oh My!" </text:p>
      <text:p text:style-name="P2"><text:s text:c="5"/>Section 9.2. Configuring Widget Appearance </text:p>
      <text:p text:style-name="P2"><text:s text:c="5"/>Section 9.3. Top-Level Windows </text:p>
      <text:p text:style-name="P2"><text:s text:c="5"/>Section 9.4. Dialogs </text:p>
      <text:p text:style-name="P2"><text:s text:c="5"/>Section 9.5. Binding Events </text:p>
      <text:p text:style-name="P2"><text:s text:c="6"/>Section 9.6. Message and Entry </text:p>
      <text:p text:style-name="P2"><text:s text:c="5"/>Section 9.7. Checkbutton, Radiobutton, and Scale </text:p>
      <text:p text:style-name="P2"><text:s text:c="5"/>Section 9.8. Running GUI Code Three Ways </text:p>
      <text:p text:style-name="P2"><text:s text:c="5"/>Section 9.9. Images </text:p>
      <text:p text:style-name="P2"><text:s text:c="5"/>Section 9.10. Viewing and Processing Images with PIL </text:p>
      <text:p text:style-name="P2"><text:s text:c="5"/>Chapter 10. A Tkinter Tour, Part 2 </text:p>
      <text:p text:style-name="P2"><text:s text:c="5"/>Section 10.1. "On Today's Menu: Spam, Spam, and Spam" </text:p>
      <text:p text:style-name="P2"><text:s text:c="5"/>Section 10.2. Menus </text:p>
      <text:p text:style-name="P2"><text:s text:c="5"/>Section 10.3. Listboxes and Scrollbars </text:p>
      <text:p text:style-name="P2"><text:s text:c="5"/>Section 10.4. Text </text:p>
      <text:p text:style-name="P2"><text:s text:c="5"/>Section 10.5. Canvas </text:p>
      <text:p text:style-name="P2"><text:s text:c="5"/>Section 10.6. Grids </text:p>
      <text:p text:style-name="P2"><text:s text:c="5"/>Section 10.7. Time Tools, Threads, and Animation </text:p>
      <text:p text:style-name="P2"><text:s text:c="5"/>Section 10.8. The End of the Tour </text:p>
      <text:p text:style-name="P2"><text:s text:c="5"/>Section 10.9. The PyDemos and PyGadgets Launchers </text:p>
      <text:p text:style-name="P2"><text:soft-page-break/><text:s text:c="5"/>Chapter 11. GUI Coding Techniques </text:p>
      <text:p text:style-name="P2"><text:s text:c="5"/>Section 11.1. "Building a Better Mouse Trap" </text:p>
      <text:p text:style-name="P2"><text:s text:c="5"/>Section 11.2. GuiMixin: Common Tool Mixin Classes </text:p>
      <text:p text:style-name="P2"><text:s text:c="5"/>Section 11.3. GuiMaker: Automating Menus and Toolbars </text:p>
      <text:p text:style-name="P2"><text:s text:c="5"/>Section 11.4. ShellGui: GUIs for Command-Line Tools </text:p>
      <text:p text:style-name="P2"><text:s text:c="5"/>Section 11.5. GuiStreams: Redirecting Streams to Widgets </text:p>
      <text:p text:style-name="P2"><text:s text:c="5"/>Section 11.6. Reloading Callback Handlers Dynamically </text:p>
      <text:p text:style-name="P2"><text:s text:c="5"/>Section 11.7. Wrapping Up Top-Level Window Interfaces </text:p>
      <text:p text:style-name="P2"><text:s text:c="5"/>Section 11.8. GUIs, Threads, and Queues </text:p>
      <text:p text:style-name="P2"><text:s text:c="5"/>Section 11.9. More Ways to Add GUIs to Non-GUI Code </text:p>
      <text:p text:style-name="P2"><text:s text:c="5"/>Chapter 12. Complete GUI Programs </text:p>
      <text:p text:style-name="P2"><text:s text:c="5"/>Section 12.1. "Python, Open Source, and Camaros" </text:p>
      <text:p text:style-name="P2"><text:s text:c="5"/>Section 12.2. PyEdit: A Text Editor Program/Object </text:p>
      <text:p text:style-name="P2"><text:s text:c="5"/>Section 12.3. PyPhoto: An Image Viewer and Resizer </text:p>
      <text:p text:style-name="P2"><text:s text:c="5"/>Section 12.4. PyView: An Image and Notes Slideshow </text:p>
      <text:p text:style-name="P2"><text:s text:c="5"/>Section 12.5. PyDraw: Painting and Moving Graphics </text:p>
      <text:p text:style-name="P2"><text:s text:c="5"/>Section 12.6. PyClock: An Analog/Digital Clock Widget </text:p>
      <text:p text:style-name="P2"><text:s text:c="5"/>Section 12.7. PyToe: A Tic-Tac-Toe Game Widget </text:p>
      <text:p text:style-name="P2"><text:s text:c="5"/>Section 12.8. Where to Go from Here </text:p>
      <text:p text:style-name="P2">Part IV: Internet Programming </text:p>
      <text:p text:style-name="P2"><text:s text:c="5"/>Chapter 13. Network Scripting </text:p>
      <text:p text:style-name="P2"><text:s text:c="5"/>Section 13.1. "Tune In, Log On, and Drop Out" </text:p>
      <text:p text:style-name="P2"><text:s text:c="5"/>Section 13.2. Plumbing the Internet </text:p>
      <text:p text:style-name="P2"><text:s text:c="5"/>Section 13.3. Socket Programming </text:p>
      <text:p text:style-name="P2"><text:s text:c="5"/>Section 13.4. Handling Multiple Clients </text:p>
      <text:p text:style-name="P2"><text:s text:c="5"/>Section 13.5. A Simple Python File Server </text:p>
      <text:p text:style-name="P2"><text:s text:c="5"/>Chapter 14. Client-Side Scripting </text:p>
      <text:p text:style-name="P2"><text:s text:c="5"/>Section 14.1. "Socket to Me!" </text:p>
      <text:p text:style-name="P2"><text:s text:c="5"/>Section 14.2. FTP: Transferring Files over the Net </text:p>
      <text:p text:style-name="P2"><text:s text:c="5"/>Section 14.3. Processing Internet Email </text:p>
      <text:p text:style-name="P2"><text:s text:c="5"/>Section 14.4. POP: Fetching Email </text:p>
      <text:p text:style-name="P2"><text:s text:c="5"/>Section 14.5. SMTP: Sending Email </text:p>
      <text:p text:style-name="P2"><text:s text:c="5"/>Section 14.6. email: Parsing and Composing Mails </text:p>
      <text:p text:style-name="P2"><text:s text:c="5"/>Section 14.7. pymail: A Console-Based Email Client </text:p>
      <text:p text:style-name="P2"><text:s text:c="5"/>Section 14.8. The mailtools Utility Package </text:p>
      <text:p text:style-name="P2"><text:s text:c="6"/>Section 14.9. NNTP: Accessing Newsgroups </text:p>
      <text:p text:style-name="P2"><text:s text:c="5"/>Section 14.10. HTTP: Accessing Web Sites </text:p>
      <text:p text:style-name="P2"><text:s text:c="5"/>Section 14.11. Module urllib Revisited </text:p>
      <text:p text:style-name="P2"><text:s text:c="5"/>Section 14.12. Other Client-Side Scripting Options </text:p>
      <text:p text:style-name="P2"><text:s text:c="4"/>Chapter 15. The PyMailGUI Client </text:p>
      <text:p text:style-name="P2"><text:s text:c="5"/>Section 15.1. "Use the Source, Luke" </text:p>
      <text:p text:style-name="P2"><text:s text:c="5"/>Section 15.2. A PyMailGUI Demo </text:p>
      <text:p text:style-name="P2"><text:s text:c="5"/>Section 15.3. PyMailGUI Implementation </text:p>
      <text:p text:style-name="P2"><text:s text:c="4"/>Chapter 16. Server-Side Scripting </text:p>
      <text:p text:style-name="P2"><text:s text:c="5"/>Section 16.1. "Oh What a Tangled Web We Weave" </text:p>
      <text:p text:style-name="P2"><text:s text:c="5"/>Section 16.2. What's a Server-Side CGI Script? </text:p>
      <text:p text:style-name="P2"><text:s text:c="5"/>Section 16.3. Running Server-Side Examples </text:p>
      <text:p text:style-name="P2"><text:s text:c="5"/>Section 16.4. Climbing the CGI Learning Curve </text:p>
      <text:p text:style-name="P2"><text:s text:c="5"/>Section 16.5. Saving State Information in CGI Scripts </text:p>
      <text:p text:style-name="P2"><text:s text:c="5"/>Section 16.6. The Hello World Selector </text:p>
      <text:p text:style-name="P2"><text:s text:c="5"/>Section 16.7. Refactoring Code for Maintainability </text:p>
      <text:p text:style-name="P2"><text:s text:c="5"/>Section 16.8. More on HTML and URL Escapes </text:p>
      <text:p text:style-name="P2"><text:soft-page-break/><text:s text:c="5"/>Section 16.9. Transferring Files to Clients and Servers </text:p>
      <text:p text:style-name="P2"><text:s text:c="4"/>Chapter 17. The PyMailCGI Server </text:p>
      <text:p text:style-name="P2"><text:s text:c="5"/>Section 17.1. "Things to Do When Visiting Chicago" </text:p>
      <text:p text:style-name="P2"><text:s text:c="5"/>Section 17.2. The PyMailCGI Web Site </text:p>
      <text:p text:style-name="P2"><text:s text:c="5"/>Section 17.3. The Root Page </text:p>
      <text:p text:style-name="P2"><text:s text:c="5"/>Section 17.4. Sending Mail by SMTP </text:p>
      <text:p text:style-name="P2"><text:s text:c="5"/>Section 17.5. Reading POP Email </text:p>
      <text:p text:style-name="P2"><text:s text:c="5"/>Section 17.6. Processing Fetched Mail </text:p>
      <text:p text:style-name="P2"><text:s text:c="5"/>Section 17.7. Utility Modules </text:p>
      <text:p text:style-name="P2"><text:s text:c="5"/>Section 17.8. CGI Script Trade-Offs </text:p>
      <text:p text:style-name="P2"><text:s text:c="4"/>Chapter 18. Advanced Internet Topics </text:p>
      <text:p text:style-name="P2"><text:s text:c="5"/>Section 18.1. "Surfing on the Shoulders of Giants" </text:p>
      <text:p text:style-name="P2"><text:s text:c="5"/>Section 18.2. Zope: A Web Application Framework </text:p>
      <text:p text:style-name="P2"><text:s text:c="5"/>Section 18.3. HTMLgen: Web Pages from Objects </text:p>
      <text:p text:style-name="P2"><text:s text:c="5"/>Section 18.4. Jython: Python for Java </text:p>
      <text:p text:style-name="P2"><text:s text:c="5"/>Section 18.5. Grail: A Python-Based Web Browser </text:p>
      <text:p text:style-name="P2"><text:s text:c="5"/>Section 18.6. XML Processing Tools </text:p>
      <text:p text:style-name="P2"><text:s text:c="5"/>Section 18.7. Windows Web Scripting Extensions </text:p>
      <text:p text:style-name="P2"><text:s text:c="5"/>Section 18.8. Python Server Pages </text:p>
      <text:p text:style-name="P2"><text:s text:c="5"/>Section 18.9. Rolling Your Own Servers in Python </text:p>
      <text:p text:style-name="P2"><text:s text:c="5"/>Section 18.10. And Other Cool Stuff </text:p>
      <text:p text:style-name="P2">Part V: Tools and Techniques </text:p>
      <text:p text:style-name="P2"><text:s text:c="4"/>Chapter 19. Databases and Persistence </text:p>
      <text:p text:style-name="P2"><text:s text:c="5"/>Section 19.1. "Give Me an Order of Persistence, but Hold the Pickles" </text:p>
      <text:p text:style-name="P2"><text:s text:c="5"/>Section 19.2. Persistence Options in Python </text:p>
      <text:p text:style-name="P2"><text:s text:c="5"/>Section 19.3. DBM Files </text:p>
      <text:p text:style-name="P2"><text:s text:c="5"/>Section 19.4. Pickled Objects </text:p>
      <text:p text:style-name="P2"><text:s text:c="5"/>Section 19.5. Shelve Files </text:p>
      <text:p text:style-name="P2"><text:s text:c="5"/>Section 19.6. The ZODB Object-Oriented Database </text:p>
      <text:p text:style-name="P2"><text:s text:c="5"/>Section 19.7. SQL Database Interfaces </text:p>
      <text:p text:style-name="P2"><text:s text:c="5"/>Section 19.8. PyForm: A Persistent Object Viewer </text:p>
      <text:p text:style-name="P2"><text:s text:c="4"/>Chapter 20. Data Structures </text:p>
      <text:p text:style-name="P2"><text:s text:c="5"/>Section 20.1. "Roses Are Red, Violets Are Blue; Lists Are Mutable, and So Is Set Foo" </text:p>
      <text:p text:style-name="P2"><text:s text:c="7"/>Section 20.2. Implementing Stacks </text:p>
      <text:p text:style-name="P2"><text:s text:c="6"/>Section 20.3. Implementing Sets </text:p>
      <text:p text:style-name="P2"><text:s text:c="6"/>Section 20.4. Subclassing Built-In Types </text:p>
      <text:p text:style-name="P2"><text:s text:c="6"/>Section 20.5. Binary Search Trees </text:p>
      <text:p text:style-name="P2"><text:s text:c="6"/>Section 20.6. Graph Searching </text:p>
      <text:p text:style-name="P2"><text:s text:c="6"/>Section 20.7. Reversing Sequences </text:p>
      <text:p text:style-name="P2"><text:s text:c="6"/>Section 20.8. Permuting Sequences </text:p>
      <text:p text:style-name="P2"><text:s text:c="6"/>Section 20.9. Sorting Sequences </text:p>
      <text:p text:style-name="P2"><text:s text:c="6"/>Section 20.10. Data Structures Versus Python Built-Ins </text:p>
      <text:p text:style-name="P2"><text:s text:c="6"/>Section 20.11. PyTree: A Generic Tree Object Viewer </text:p>
      <text:p text:style-name="P2"><text:s text:c="5"/>Chapter 21. Text and Language </text:p>
      <text:p text:style-name="P2"><text:s text:c="6"/>Section 21.1. "See Jack Hack. Hack, Jack, Hack" </text:p>
      <text:p text:style-name="P2"><text:s text:c="6"/>Section 21.2. Strategies for Parsing Text in Python </text:p>
      <text:p text:style-name="P2"><text:s text:c="6"/>Section 21.3. String Method Utilities </text:p>
      <text:p text:style-name="P2"><text:s text:c="6"/>Section 21.4. Regular Expression Pattern Matching </text:p>
      <text:p text:style-name="P2"><text:s text:c="6"/>Section 21.5. Advanced Language Tools </text:p>
      <text:p text:style-name="P2"><text:s text:c="6"/>Section 21.6. Handcoded Parsers </text:p>
      <text:p text:style-name="P2"><text:s text:c="6"/>Section 21.7. PyCalc: A Calculator Program/Object </text:p>
      <text:p text:style-name="P2">Part VI: Integration </text:p>
      <text:p text:style-name="P2"><text:soft-page-break/><text:s text:c="5"/>Chapter 22. Extending Python </text:p>
      <text:p text:style-name="P2"><text:s text:c="6"/>Section 22.1. "I Am Lost at C" </text:p>
      <text:p text:style-name="P2"><text:s text:c="6"/>Section 22.2. Integration Modes </text:p>
      <text:p text:style-name="P2"><text:s text:c="6"/>Section 22.3. C Extensions Overview </text:p>
      <text:p text:style-name="P2"><text:s text:c="6"/>Section 22.4. A Simple C Extension Module </text:p>
      <text:p text:style-name="P2"><text:s text:c="6"/>Section 22.5. Extension Module Details </text:p>
      <text:p text:style-name="P2"><text:s text:c="6"/>Section 22.6. The SWIG Integration Code Generator </text:p>
      <text:p text:style-name="P2"><text:s text:c="6"/>Section 22.7. Wrapping C Environment Calls </text:p>
      <text:p text:style-name="P2"><text:s text:c="6"/>Section 22.8. A C Extension Module String Stack </text:p>
      <text:p text:style-name="P2"><text:s text:c="6"/>Section 22.9. A C Extension Type String Stack </text:p>
      <text:p text:style-name="P2"><text:s text:c="6"/>Section 22.10. Wrapping C++ Classes with SWIG </text:p>
      <text:p text:style-name="P2"><text:s text:c="6"/>Section 22.11. Other Extending Tools </text:p>
      <text:p text:style-name="P2"><text:s text:c="5"/>Chapter 23. Embedding Python </text:p>
      <text:p text:style-name="P2"><text:s text:c="6"/>Section 23.1. "Add Python. Mix Well. Repeat." </text:p>
      <text:p text:style-name="P2"><text:s text:c="6"/>Section 23.2. C Embedding API Overview </text:p>
      <text:p text:style-name="P2"><text:s text:c="6"/>Section 23.3. Basic Embedding Techniques </text:p>
      <text:p text:style-name="P2"><text:s text:c="6"/>Section 23.4. Registering Callback Handler Objects </text:p>
      <text:p text:style-name="P2"><text:s text:c="6"/>Section 23.5. Using Python Classes in C </text:p>
      <text:p text:style-name="P2"><text:s text:c="6"/>Section 23.6. A High-Level Embedding API: ppembed </text:p>
      <text:p text:style-name="P2"><text:s text:c="6"/>Section 23.7. Other Integration Topics </text:p>
      <text:p text:style-name="P2">Part VIII: The End </text:p>
      <text:p text:style-name="P2"><text:s text:c="5"/>Chapter 24. Conclusion: Python and the Development Cycle </text:p>
      <text:p text:style-name="P2"><text:s text:c="6"/>Section 24.1. "That's the End of the Book, Now Here's the Meaning of Life" </text:p>
      <text:p text:style-name="P2"><text:s text:c="6"/>Section 24.2. "Something's Wrong with the Way We Program Computers" </text:p>
      <text:p text:style-name="P2"><text:s text:c="6"/>Section 24.3. The "Gilligan Factor" </text:p>
      <text:p text:style-name="P2"><text:s text:c="6"/>Section 24.4. Doing the Right Thing </text:p>
      <text:p text:style-name="P2"><text:s text:c="6"/>Section 24.5. Enter Python </text:p>
      <text:p text:style-name="P2"><text:s text:c="6"/>Section 24.6. But What About That Bottleneck? </text:p>
      <text:p text:style-name="P2"><text:s text:c="6"/>Section 24.7. On Sinking the Titanic </text:p>
      <text:p text:style-name="P2"><text:s text:c="6"/>Section 24.8. So What's "Python: The Sequel"? </text:p>
      <text:p text:style-name="P2"><text:s text:c="6"/>Section 24.9. In the Final Analysis . . . </text:p>
      <text:p text:style-name="P2"><text:s text:c="6"/>Section 24.10. Postscript to the Second Edition (2000) </text:p>
      <text:p text:style-name="P2"><text:s text:c="6"/>Section 24.11. Postscript to the Third Edition (2006) </text:p>
      <text:p text:style-name="P2">About the Author </text:p>
      <text:p text:style-name="P2">Colophon </text:p>
      <text:p text:style-name="P2">Index </text:p>
      <text:p text:style-name="P2"/>
      <text:h text:style-name="Heading_20_1" text:outline-level="1"><text:bookmark-start text:name="__RefHeading__293_937782157"/>***Pro_IronPython_2009_298p <text:bookmark-end text:name="__RefHeading__293_937782157"/></text:h>
      <text:p text:style-name="P2">About the Author<text:tab/>xiii </text:p>
      <text:p text:style-name="P2">About the Technical Reviewer<text:tab/>xv </text:p>
      <text:p text:style-name="P2">Acknowledgments<text:tab/>xvii </text:p>
      <text:p text:style-name="P2">Introduction<text:tab/>xix </text:p>
      <text:p text:style-name="P2">Chapter 1 Introduction to IronPython<text:tab/>1 </text:p>
      <text:p text:style-name="P2">Chapter 2 IronPython Syntax<text:tab/>15 </text:p>
      <text:p text:style-name="P2">Chapter 3 Advanced IronPython<text:tab/>39 </text:p>
      <text:p text:style-name="P2">Chapter 4 IronPython Studio<text:tab/>63 </text:p>
      <text:p text:style-name="P2">Chapter 5 Mixing and Mingling with the CLR<text:tab/>79 </text:p>
      <text:p text:style-name="P2">Chapter 6 Advanced Development<text:tab/>119 </text:p>
      <text:p text:style-name="P2">Chapter 7 Data Manipulation<text:tab/>163 </text:p>
      <text:p text:style-name="P2">Chapter 8 Caught in a Web<text:tab/>203 </text:p>
      <text:p text:style-name="P2">Chapter 9 IronPython Recipes<text:tab/>239 </text:p>
      <text:p text:style-name="P2"><text:soft-page-break/>index<text:tab/>277 </text:p>
      <text:p text:style-name="P2"/>
      <text:h text:style-name="Heading_20_1" text:outline-level="1"><text:bookmark-start text:name="__RefHeading__295_937782157"/>***Pro_Python_System_Administration_Apress_2010_417p <text:bookmark-end text:name="__RefHeading__295_937782157"/></text:h>
      <text:p text:style-name="P2">About the Author<text:tab/>xvi </text:p>
      <text:p text:style-name="P2">About the Technical Reviewer<text:tab/>xvii </text:p>
      <text:p text:style-name="P2">Acknowledgements<text:tab/>xviii </text:p>
      <text:p text:style-name="P2">Introduction<text:tab/>xix </text:p>
      <text:p text:style-name="P2"/>
      <text:p text:style-name="P2">Chapter 1: Reading and Collecting Performance Data Using SNMP<text:tab/>1 </text:p>
      <text:p text:style-name="P2">Chapter 2: Managing Devices Using the SOAP API<text:tab/>41 </text:p>
      <text:p text:style-name="P2">Chapter 3: Creating a Web Application for IP Address Accountancy <text:tab/>75 </text:p>
      <text:p text:style-name="P2">Chapter 4: Integrating the IP Address Application with DHCP<text:tab/>107 </text:p>
      <text:p text:style-name="P2">Chapter 5: Maintaining a List of Virtual Hosts in an Apache Configuration File <text:tab/>137 </text:p>
      <text:p text:style-name="P2">Chapter 6: Gathering and Presenting Statistical Data from Apache Log Files<text:tab/>159 </text:p>
      <text:p text:style-name="P2">Chapter 7: Performing Complex Searches and Reporting on Application Log Files<text:tab/>181 </text:p>
      <text:p text:style-name="P2">Chapter 8: A Web Site Availability Check Script for Nagios<text:tab/>211 </text:p>
      <text:p text:style-name="P2">Chapter 9: Management and Monitoring Subsystem<text:tab/>231 </text:p>
      <text:p text:style-name="P2">Chapter 10: Remote Monitoring Agents<text:tab/>269 </text:p>
      <text:p text:style-name="P2">Chapter 11: Statistics Gathering and Reporting<text:tab/>297 </text:p>
      <text:p text:style-name="P2">Chapter 12: Automatic MySQL Database Performance Tuning<text:tab/>329 </text:p>
      <text:p text:style-name="P2">Chapter 13: Using Amazon EC2/S3 as a Data Warehouse Solution<text:tab/>349 </text:p>
      <text:p text:style-name="P2">Index<text:tab/>373 </text:p>
      <text:p text:style-name="P2"/>
      <text:h text:style-name="Heading_20_1" text:outline-level="1"><text:bookmark-start text:name="__RefHeading__297_937782157"/>***Python_2_1_Bible_2001_769p <text:bookmark-end text:name="__RefHeading__297_937782157"/></text:h>
      <text:p text:style-name="P2">Preface<text:tab/>ix </text:p>
      <text:p text:style-name="P2">Acknowledgments<text:tab/>xiv </text:p>
      <text:p text:style-name="P2"/>
      <text:p text:style-name="P2">Part I: The Python Language<text:tab/>1 </text:p>
      <text:p text:style-name="P2">Chapter 1: Python in an Hour<text:tab/>3 </text:p>
      <text:p text:style-name="P2">Chapter 2: Identifiers, Variables, and Numeric Types<text:tab/>19 </text:p>
      <text:p text:style-name="P2">Chapter 3: Expressions and Strings<text:tab/>29 </text:p>
      <text:p text:style-name="P2">Chapter 4: Advanced Data Types<text:tab/>49 </text:p>
      <text:p text:style-name="P2">Chapter 5: Control Flow<text:tab/>73 </text:p>
      <text:p text:style-name="P2">Chapter 6: Program Organization<text:tab/>87 </text:p>
      <text:p text:style-name="P2">Chapter 7: Object-Oriented Python<text:tab/>99 </text:p>
      <text:p text:style-name="P2">Chapter 8: Input and Output<text:tab/>119 </text:p>
      <text:p text:style-name="P2"/>
      <text:p text:style-name="P2">Part II: Files, Data Storage, and Operating System Services<text:tab/>131 </text:p>
      <text:p text:style-name="P2">Chapter 9: Processing Strings and Regular Expressions<text:tab/>133 </text:p>
      <text:p text:style-name="P2">Chapter 10: Working with Files and Directories<text:tab/>155 </text:p>
      <text:p text:style-name="P2">Chapter 11: Using Other Operating System Services<text:tab/>179 </text:p>
      <text:p text:style-name="P2">Chapter 12: Storing Data and Objects<text:tab/>195 </text:p>
      <text:p text:style-name="P2">Chapter 13: Accessing Date and Time<text:tab/>219 </text:p>
      <text:p text:style-name="P2">Chapter 14: Using Databases<text:tab/>229 </text:p>
      <text:p text:style-name="P2"/>
      <text:p text:style-name="P2">Part III: Networking and the Internet<text:tab/>245 </text:p>
      <text:p text:style-name="P2">Chapter 15: Networking<text:tab/>247 </text:p>
      <text:p text:style-name="P2">Chapter 16: Speaking Internet Protocols<text:tab/>275 </text:p>
      <text:p text:style-name="P2">Chapter 17: Handling Internet Data<text:tab/>303 </text:p>
      <text:p text:style-name="P2"><text:soft-page-break/>Chapter 18: Parsing XML and Other Markup Languages<text:tab/>325 </text:p>
      <text:p text:style-name="P2"/>
      <text:p text:style-name="P2">Part IV: User Interfaces and Multimedia<text:tab/>345 </text:p>
      <text:p text:style-name="P2">Chapter 19: Tinkering with Tkinter<text:tab/>347 </text:p>
      <text:p text:style-name="P2">Chapter 20: Using Advanced Tkinter Widgets<text:tab/>371 </text:p>
      <text:p text:style-name="P2">Chapter 21: Building User Interfaces with wxPython<text:tab/>391 </text:p>
      <text:p text:style-name="P2">Chapter 22: Using Curses<text:tab/>415 </text:p>
      <text:p text:style-name="P2">Chapter 23: Building Simple Command Interpreters<text:tab/>433 </text:p>
      <text:p text:style-name="P2">Chapter 24: Playing Sound<text:tab/>453 </text:p>
      <text:p text:style-name="P2"/>
      <text:p text:style-name="P2">Part V: Advanced Python Programming<text:tab/>465 </text:p>
      <text:p text:style-name="P2">Chapter 25: Processing Images<text:tab/>467 </text:p>
      <text:p text:style-name="P2">Chapter 26: Multithreading<text:tab/>481 </text:p>
      <text:p text:style-name="P2">Chapter 27: Debugging, Profiling, and Optimization<text:tab/>497 </text:p>
      <text:p text:style-name="P2">Chapter 28: Security and Encryption<text:tab/>515 </text:p>
      <text:p text:style-name="P2">Chapter 29: Writing Extension Modules<text:tab/>527 </text:p>
      <text:p text:style-name="P2">Chapter 30: Embedding the Python Interpreter<text:tab/>553 </text:p>
      <text:p text:style-name="P2">Chapter 31: Number Crunching<text:tab/>581 </text:p>
      <text:p text:style-name="P2">Chapter 32: Using NumPy<text:tab/>589 </text:p>
      <text:p text:style-name="P2">Chapter 33: Parsing and Interpreting Python Code<text:tab/>605 </text:p>
      <text:p text:style-name="P2"/>
      <text:p text:style-name="P2">Part VI: Deploying Python Applications<text:tab/>617 </text:p>
      <text:p text:style-name="P2">Chapter 34: Creating Worldwide Applications<text:tab/>619 </text:p>
      <text:p text:style-name="P2">Chapter 35: Customizing Import Behavior<text:tab/>629 </text:p>
      <text:p text:style-name="P2">Chapter 36: Distributing Modules and Applications<text:tab/>643 </text:p>
      <text:p text:style-name="P2"/>
      <text:p text:style-name="P2">Part VII: Platform-Specific Support<text:tab/>659 </text:p>
      <text:p text:style-name="P2">Chapter 37: Windows<text:tab/>661 </text:p>
      <text:p text:style-name="P2">Chapter 38: UNIX-Compatible Modules<text:tab/>671 </text:p>
      <text:p text:style-name="P2"/>
      <text:p text:style-name="P2">Appendix A: Online Resources<text:tab/>685 </text:p>
      <text:p text:style-name="P2">Appendix B: Python Development Environments<text:tab/>689 </text:p>
      <text:p text:style-name="P2">Index<text:tab/>701 </text:p>
      <text:p text:style-name="P2"/>
      <text:h text:style-name="Heading_20_1" text:outline-level="1"><text:bookmark-start text:name="__RefHeading__299_937782157"/>***Python_2_6_Quick_Reference_Letter_2009_50p <text:bookmark-end text:name="__RefHeading__299_937782157"/></text:h>
      <text:p text:style-name="P2">Front matter </text:p>
      <text:p text:style-name="P2">Invocation Options </text:p>
      <text:p text:style-name="P2">Environment variables </text:p>
      <text:p text:style-name="P2">Lexical entities : keywords, identifiers, string literals, boolean constants, numbers, sequences, dictionaries, </text:p>
      <text:p text:style-name="P2">operators </text:p>
      <text:p text:style-name="P2">Basic types and their operations: None, bool, Numeric types, sequence types, list, dictionary, string, file, set, </text:p>
      <text:p text:style-name="P2">named tuples, date/time </text:p>
      <text:p text:style-name="P2">Advanced types </text:p>
      <text:p text:style-name="P2">Statements: assignment, conditional expressions, control flow, exceptions, name space, function def, class def </text:p>
      <text:p text:style-name="P2">Iterators; Generators; Descriptors; Decorators </text:p>
      <text:p text:style-name="P2">Built-in Functions </text:p>
      <text:p text:style-name="P2">Built-in Exceptions </text:p>
      <text:p text:style-name="P2">Standard methods &amp; operators redefinition in user-created Classes </text:p>
      <text:p text:style-name="P2"><text:soft-page-break/>Special informative state attributes for some types </text:p>
      <text:p text:style-name="P2">Important modules : sys, os, posix, posixpath, shutil, time, string, re, math, getopt </text:p>
      <text:p text:style-name="P2">List of modules in the base distribution </text:p>
      <text:p text:style-name="P2">Workspace exploration and idiom hints </text:p>
      <text:p text:style-name="P2">Python mode for Emacs </text:p>
      <text:p text:style-name="P2"/>
      <text:h text:style-name="Heading_20_1" text:outline-level="1"><text:bookmark-start text:name="__RefHeading__301_937782157"/>***Python_3_for_Absolute_Beginners_2009_314p <text:bookmark-end text:name="__RefHeading__301_937782157"/></text:h>
      <text:p text:style-name="P2">Contents<text:tab/>v </text:p>
      <text:p text:style-name="P2">About the Author<text:tab/>xi </text:p>
      <text:p text:style-name="P2">About the Technical Reviewer<text:tab/>xii </text:p>
      <text:p text:style-name="P2">Chapter 1: Introducing Python<text:tab/>1 </text:p>
      <text:p text:style-name="P2">Chapter 2: Designing Software<text:tab/>9 </text:p>
      <text:p text:style-name="P2">Chapter 3: Variables and Data Types<text:tab/>27 </text:p>
      <text:p text:style-name="P2">Chapter 4: Making Choices<text:tab/>49 </text:p>
      <text:p text:style-name="P2">Chapter 5: Using Lists<text:tab/>75 </text:p>
      <text:p text:style-name="P2">Chapter 6: Functions<text:tab/>101 </text:p>
      <text:p text:style-name="P2">Chapter 7: Working with Text<text:tab/>125 </text:p>
      <text:p text:style-name="P2">Chapter 8: Executable Files, Organization, and Python on the Web<text:tab/>161 </text:p>
      <text:p text:style-name="P2">Chapter 9: Classes<text:tab/>181 </text:p>
      <text:p text:style-name="P2">Chapter 10: Exceptions<text:tab/>221 </text:p>
      <text:p text:style-name="P2">Chapter 11: Reusing Code with Modules and Packages<text:tab/>241 </text:p>
      <text:p text:style-name="P2">Chapter 12: Simple Windowed Applications<text:tab/>261 </text:p>
      <text:p text:style-name="P2">Index<text:tab/>283 </text:p>
      <text:p text:style-name="P2"/>
      <text:h text:style-name="Heading_20_1" text:outline-level="1"><text:bookmark-start text:name="__RefHeading__303_937782157"/>***Python_Create_Modify_Reuse_2008_291p <text:bookmark-end text:name="__RefHeading__303_937782157"/></text:h>
      <text:p text:style-name="P2">Introduction<text:tab/>xix </text:p>
      <text:p text:style-name="P2">Chapter 1: A Python Primer<text:tab/>1 </text:p>
      <text:p text:style-name="P2">Part I: The Projects<text:tab/>17 </text:p>
      <text:p text:style-name="P2">Chapter 2: Directory/File Snapshot Program<text:tab/>19 </text:p>
      <text:p text:style-name="P2">Chapter 3: DVD Inventory System<text:tab/>43 </text:p>
      <text:p text:style-name="P2">Chapter 4: Web Performance Tester<text:tab/>81 </text:p>
      <text:p text:style-name="P2">Chapter 5: Customer Follow-Up System<text:tab/>103 </text:p>
      <text:p text:style-name="P2">Chapter 6: Test Management/Reporting System<text:tab/>125 </text:p>
      <text:p text:style-name="P2">Chapter 7: Version Management System<text:tab/>157 </text:p>
      <text:p text:style-name="P2">Chapter 8: Content Management System<text:tab/>177 </text:p>
      <text:p text:style-name="P2">Part II: Advanced Topics<text:tab/>197 </text:p>
      <text:p text:style-name="P2">Chapter 9: Interacting with the Operating System<text:tab/>199 </text:p>
      <text:p text:style-name="P2">Chapter 10: Debugging and Testing<text:tab/>221 </text:p>
      <text:p text:style-name="P2">Appendix A: Where to Go From Here — Resources That Can Help<text:tab/>239 </text:p>
      <text:p text:style-name="P2">Appendix B: Installing Supplemental Programs<text:tab/>241 </text:p>
      <text:p text:style-name="P2">Index<text:tab/>253 </text:p>
      <text:p text:style-name="P2"/>
      <text:h text:style-name="Heading_20_1" text:outline-level="1"><text:bookmark-start text:name="__RefHeading__305_937782157"/>***PythonDevelopersHandbook_2000_1481p <text:bookmark-end text:name="__RefHeading__305_937782157"/></text:h>
      <text:p text:style-name="P2">About the Author </text:p>
      <text:p text:style-name="P2">Acknowledgments </text:p>
      <text:p text:style-name="P2">Tell Us What You Think! </text:p>
      <text:p text:style-name="P2">Introduction </text:p>
      <text:p text:style-name="P2"><text:soft-page-break/>I: Basic Programming </text:p>
      <text:p text:style-name="P2">1. Introduction </text:p>
      <text:p text:style-name="P2">2. Language Review </text:p>
      <text:p text:style-name="P2">3. Python Libraries </text:p>
      <text:p text:style-name="P2">4. Exception Handling </text:p>
      <text:p text:style-name="P2">5. Object-Oriented Programming </text:p>
      <text:p text:style-name="P2">II: Advanced Programming </text:p>
      <text:p text:style-name="P2">6. Extending and Embedding Python </text:p>
      <text:p text:style-name="P2">7. Objects Interfacing and Distribution </text:p>
      <text:p text:style-name="P2">8. Working with Databases </text:p>
      <text:p text:style-name="P2">9. Other Advanced Topics </text:p>
      <text:p text:style-name="P2">III: Network Programming </text:p>
      <text:p text:style-name="P2">10. Basic Network Background </text:p>
      <text:p text:style-name="P2">11. Web Development </text:p>
      <text:p text:style-name="P2">12. Scripting Programming </text:p>
      <text:p text:style-name="P2">13. Data Manipulation </text:p>
      <text:p text:style-name="P2">IV: Graphical Interfaces </text:p>
      <text:p text:style-name="P2">14. Python and GUIs </text:p>
      <text:p text:style-name="P2">15. Tkinter </text:p>
      <text:p text:style-name="P2">16. Development Environment </text:p>
      <text:p text:style-name="P2">17. Development Tools </text:p>
      <text:p text:style-name="P2">VI: Python and Java </text:p>
      <text:p text:style-name="P2">18. JPython </text:p>
      <text:p text:style-name="P2">VII: Appendixes </text:p>
      <text:p text:style-name="P2">A. Python/C API </text:p>
      <text:p text:style-name="P2">B. Running Python on Specific Platforms </text:p>
      <text:p text:style-name="P2">C. Python Copyright Notices </text:p>
      <text:p text:style-name="P2">D. Migrating to Python 2.0 </text:p>
      <text:p text:style-name="P2"/>
      <text:h text:style-name="Heading_20_1" text:outline-level="1"><text:bookmark-start text:name="__RefHeading__307_937782157"/>***Python_Essential_Reference_2nd_Edition_2001_538p <text:bookmark-end text:name="__RefHeading__307_937782157"/></text:h>
      <text:p text:style-name="P2">/// </text:p>
      <text:p text:style-name="P2"/>
      <text:h text:style-name="Heading_20_1" text:outline-level="1"><text:bookmark-start text:name="__RefHeading__309_937782157"/>***Python_Essential_Reference_Fourth_Edition_2009_742p <text:bookmark-end text:name="__RefHeading__309_937782157"/></text:h>
      <text:p text:style-name="P2">Introduction<text:tab/>1 </text:p>
      <text:p text:style-name="P2">Part I: The Python Language </text:p>
      <text:p text:style-name="P2"><text:s text:c="3"/>1 A Tutorial Introduction<text:tab/>5 </text:p>
      <text:p text:style-name="P2"><text:s text:c="3"/>2 Lexical Conventions and Syntax<text:tab/>25 </text:p>
      <text:p text:style-name="P2"><text:s text:c="3"/>3 Types and Objects<text:tab/>33 </text:p>
      <text:p text:style-name="P2"><text:s text:c="3"/>4 Operators and Expressions<text:tab/>65 </text:p>
      <text:p text:style-name="P2"><text:s text:c="3"/>5 Program Structure and Control Flow<text:tab/>81 </text:p>
      <text:p text:style-name="P2"><text:s text:c="3"/>6 Functions and Functional Programming<text:tab/>93 </text:p>
      <text:p text:style-name="P2"><text:s text:c="3"/>7 Classes and Object-Oriented Programming<text:tab/>117 </text:p>
      <text:p text:style-name="P2"><text:s text:c="3"/>8 Modules, Packages, and Distribution<text:tab/>143 </text:p>
      <text:p text:style-name="P2"><text:s text:c="3"/>9 Input and Output<text:tab/>157 </text:p>
      <text:p text:style-name="P2"><text:s/>10 Execution Environment<text:tab/>173 </text:p>
      <text:p text:style-name="P2"><text:s/>11 Testing, Debugging, Profiling, and Tuning<text:tab/>181 </text:p>
      <text:p text:style-name="P2"/>
      <text:p text:style-name="P2">Part II: The Python Library </text:p>
      <text:p text:style-name="P2"><text:s/>12 Built-In Functions<text:tab/>201 </text:p>
      <text:p text:style-name="P2"><text:soft-page-break/><text:s/>13 Python Runtime Services<text:tab/>219 </text:p>
      <text:p text:style-name="P2"><text:s/>14 Mathematics<text:tab/>243 </text:p>
      <text:p text:style-name="P2"><text:s/>15 Data Structures, Algorithms, and Code Simplification<text:tab/>257 </text:p>
      <text:p text:style-name="P2"><text:s/>16 String and Text Handling<text:tab/>277 </text:p>
      <text:p text:style-name="P2"><text:s/>17 Python Database Access<text:tab/>297 </text:p>
      <text:p text:style-name="P2"><text:s/>18 File and Directory Handling<text:tab/>313 </text:p>
      <text:p text:style-name="P2"><text:s/>19 Operating System Services<text:tab/>331 </text:p>
      <text:p text:style-name="P2"><text:s/>20 Threads and Concurrency<text:tab/>413 </text:p>
      <text:p text:style-name="P2"><text:s/>21 Network Programming and Sockets<text:tab/>449 </text:p>
      <text:p text:style-name="P2"><text:s/>22 Internet Application Programming<text:tab/>497 </text:p>
      <text:p text:style-name="P2"><text:s/>23 Web Programming<text:tab/>531 </text:p>
      <text:p text:style-name="P2"><text:s/>24 Internet Data Handling and Encoding<text:tab/>545 </text:p>
      <text:p text:style-name="P2"><text:s/>25 Miscellaneous Library Modules<text:tab/>585 </text:p>
      <text:p text:style-name="P2"/>
      <text:p text:style-name="P2">Part III: Extending and Embedding </text:p>
      <text:p text:style-name="P2"><text:s/>26 Extending and Embedding Python<text:tab/>591 </text:p>
      <text:p text:style-name="P2"><text:s text:c="5"/>Appendix: Python 3<text:tab/>621 </text:p>
      <text:p text:style-name="P2"><text:s text:c="5"/>Index<text:tab/>639 </text:p>
      <text:p text:style-name="P2"/>
      <text:h text:style-name="Heading_20_1" text:outline-level="1"><text:bookmark-start text:name="__RefHeading__311_937782157"/>***Python_for_Dummies_2006_351p <text:bookmark-end text:name="__RefHeading__311_937782157"/></text:h>
      <text:p text:style-name="P2"><text:s/>Python for Dummies </text:p>
      <text:p text:style-name="P2"><text:s/>Introduction </text:p>
      <text:p text:style-name="P2"><text:s/>Part I - Getting Started </text:p>
      <text:p text:style-name="P2"><text:s/>Chapter 1 - Introducing Python </text:p>
      <text:p text:style-name="P2"><text:s/>Chapter 2 - Getting your Hands on the Keyboard—Using Help, Interactive Mode, and IDLE </text:p>
      <text:p text:style-name="P2"><text:s/>Chapter 3 - Basic Elements and Syntax </text:p>
      <text:p text:style-name="P2"><text:s/>Chapter 4 - Grand Tour of the Python Language </text:p>
      <text:p text:style-name="P2"><text:s/>Chapter 5 - Working Like a Programmer </text:p>
      <text:p text:style-name="P2"><text:s/>Part II - Building Blocks </text:p>
      <text:p text:style-name="P2"><text:s/>Chapter 6 - So This String Walks into a Bar </text:p>
      <text:p text:style-name="P2"><text:s/>Chapter 7 - Counting your Way to Fun and Profit </text:p>
      <text:p text:style-name="P2"><text:s/>Chapter 8 - Processing Lists and Tuples </text:p>
      <text:p text:style-name="P2"><text:s/>Chapter 9 - Diving into Dictionaries </text:p>
      <text:p text:style-name="P2"><text:s/>Part III - Structures </text:p>
      <text:p text:style-name="P2"><text:s/>Chapter 10 - Staying in Control </text:p>
      <text:p text:style-name="P2"><text:s/>Chapter 11 - Fun with Functions </text:p>
      <text:p text:style-name="P2"><text:s/>Chapter 12 - Building Applications with Modules and Packages </text:p>
      <text:p text:style-name="P2"><text:s/>Chapter 13 - Getting Classy </text:p>
      <text:p text:style-name="P2"><text:s/>Chapter 14 - Introducing New-Style Classes </text:p>
      <text:p text:style-name="P2"><text:s/>Chapter 15 - Feeling Exceptional </text:p>
      <text:p text:style-name="P2"><text:s/>Chapter 16 - Tackling Some Advanced Features </text:p>
      <text:p text:style-name="P2"><text:s/>Part IV - Libraries </text:p>
      <text:p text:style-name="P2"><text:s/>Chapter 17 - Using Python's Primary Services </text:p>
      <text:p text:style-name="P2"><text:s/>Chapter 18 - Processing Text </text:p>
      <text:p text:style-name="P2"><text:s/>Chapter 19 - Digging into Disk Data </text:p>
      <text:p text:style-name="P2"><text:s/>Chapter 20 - Accessing the Internet </text:p>
      <text:p text:style-name="P2"><text:s/>Part V - The Part of Tens </text:p>
      <text:p text:style-name="P2"><text:s/>Chapter 21 - Ten Critical Python Idioms </text:p>
      <text:p text:style-name="P2"><text:s/>Chapter 22 - Ten Great Resources <text:s text:c="43"/>1 </text:p>
      <text:p text:style-name="P2"><text:s/>Part VI - Appendixes </text:p>
      <text:p text:style-name="P2"><text:s/>Appendix A - Getting and Installing Python </text:p>
      <text:p text:style-name="P2"><text:soft-page-break/><text:s/>Appendix B - Python Version Differences </text:p>
      <text:p text:style-name="P2"><text:s/>Index </text:p>
      <text:p text:style-name="P2"><text:s/>List of Figures </text:p>
      <text:p text:style-name="P2"><text:s/>List of Tables </text:p>
      <text:p text:style-name="P2"><text:s/>List of Listings </text:p>
      <text:p text:style-name="P2"><text:s/>List of Sidebars </text:p>
      <text:p text:style-name="P2"/>
      <text:h text:style-name="Heading_20_1" text:outline-level="1"><text:bookmark-start text:name="__RefHeading__313_937782157"/>***Python_for_Software_Design_How_to_Think_Like_a_Computer_Scientist_2009_264p <text:bookmark-end text:name="__RefHeading__313_937782157"/></text:h>
      <text:p text:style-name="P2">1 <text:s text:c="3"/>The Way of the Program<text:tab/>1 </text:p>
      <text:p text:style-name="P2">2 <text:s text:c="3"/>Variables, Expressions, and Statements<text:tab/>10 </text:p>
      <text:p text:style-name="P2">3 <text:s text:c="3"/>Functions<text:tab/>21 </text:p>
      <text:p text:style-name="P2">4 <text:s text:c="3"/>Case Study: Interface Design<text:tab/>35 </text:p>
      <text:p text:style-name="P2">5 <text:s text:c="3"/>Conditionals and Recursion<text:tab/>46 </text:p>
      <text:p text:style-name="P2">6 <text:s text:c="2"/>Fruitful Functions<text:tab/>59 </text:p>
      <text:p text:style-name="P2">7 <text:s text:c="2"/>Iteration<text:tab/>73 </text:p>
      <text:p text:style-name="P2">8 <text:s text:c="2"/>Strings<text:tab/>82 </text:p>
      <text:p text:style-name="P2">9 <text:s text:c="2"/>Case Study: Word Play<text:tab/>95 </text:p>
      <text:p text:style-name="P2">10 <text:s text:c="2"/>Lists<text:tab/>103 </text:p>
      <text:p text:style-name="P2">11 <text:s text:c="2"/>Dictionaries<text:tab/>119 </text:p>
      <text:p text:style-name="P2">12 <text:s text:c="2"/>Tuples<text:tab/>133 </text:p>
      <text:p text:style-name="P2">13 <text:s text:c="2"/>Case Study: Data Structure Selection<text:tab/>147 </text:p>
      <text:p text:style-name="P2">14 <text:s text:c="2"/>Files<text:tab/>159 </text:p>
      <text:p text:style-name="P2">15 <text:s text:c="2"/>Classes and Objects<text:tab/>172 </text:p>
      <text:p text:style-name="P2">16 <text:s text:c="2"/>Classes and Functions<text:tab/>182 </text:p>
      <text:p text:style-name="P2">17 <text:s text:c="2"/>Classes and Methods<text:tab/>189 </text:p>
      <text:p text:style-name="P2">18 <text:s text:c="2"/>Inheritance<text:tab/>201 </text:p>
      <text:p text:style-name="P2">19 <text:s text:c="2"/>Case Study: Tkinter<text:tab/>214 </text:p>
      <text:p text:style-name="P2">Appendix<text:tab/>231 </text:p>
      <text:p text:style-name="P2">Index<text:tab/>241 </text:p>
      <text:p text:style-name="P2"/>
      <text:h text:style-name="Heading_20_1" text:outline-level="1"><text:bookmark-start text:name="__RefHeading__315_937782157"/>***Python_for_Unix_and_Linux_System_Administration_2008_458p <text:bookmark-end text:name="__RefHeading__315_937782157"/></text:h>
      <text:p text:style-name="P2">Foreword<text:tab/>xi </text:p>
      <text:p text:style-name="P2">Preface<text:tab/>xiii </text:p>
      <text:p text:style-name="P2">1. <text:s text:c="6"/>Introduction<text:tab/>1 </text:p>
      <text:p text:style-name="P2"><text:s text:c="9"/>Why Python?<text:tab/>1 </text:p>
      <text:p text:style-name="P2"><text:s text:c="9"/>Motivation<text:tab/>6 </text:p>
      <text:p text:style-name="P2"><text:s text:c="9"/>The Basics<text:tab/>8 </text:p>
      <text:p text:style-name="P2"><text:s text:c="9"/>Executing Statements in Python<text:tab/>8 </text:p>
      <text:p text:style-name="P2"><text:s text:c="9"/>Using Functions in Python<text:tab/>12 </text:p>
      <text:p text:style-name="P2"><text:s text:c="9"/>Reusing Code with the Import Statement<text:tab/>16 </text:p>
      <text:p text:style-name="P2"/>
      <text:p text:style-name="P2">2. <text:s text:c="6"/>IPython<text:tab/>21 </text:p>
      <text:p text:style-name="P2"><text:s text:c="9"/>Installing IPython<text:tab/>22 </text:p>
      <text:p text:style-name="P2"><text:s text:c="9"/>Basic Concepts<text:tab/>23 </text:p>
      <text:p text:style-name="P2"><text:s text:c="9"/>Help with Magic Functions<text:tab/>30 </text:p>
      <text:p text:style-name="P2"><text:s text:c="9"/>Unix Shell<text:tab/>34 </text:p>
      <text:p text:style-name="P2"><text:soft-page-break/><text:s text:c="9"/>Information Gathering<text:tab/>51 </text:p>
      <text:p text:style-name="P2"><text:s text:c="9"/>Automation and Shortcuts<text:tab/>64 </text:p>
      <text:p text:style-name="P2"><text:s text:c="9"/>Summary<text:tab/>69 </text:p>
      <text:p text:style-name="P2"/>
      <text:p text:style-name="P2">3. <text:s text:c="6"/>Text<text:tab/>71 </text:p>
      <text:p text:style-name="P2"><text:s text:c="9"/>Python Built-ins and Modules<text:tab/>71 </text:p>
      <text:p text:style-name="P2"><text:s text:c="9"/>Log Parsing<text:tab/>110 </text:p>
      <text:p text:style-name="P2"><text:s text:c="9"/>ElementTree<text:tab/>116 </text:p>
      <text:p text:style-name="P2"><text:s text:c="9"/>Summary<text:tab/>120 </text:p>
      <text:p text:style-name="P2"/>
      <text:p text:style-name="P2">4. <text:s text:c="6"/>Documentation and Reporting<text:tab/>123 </text:p>
      <text:p text:style-name="P2"><text:s text:c="9"/>Automated Information Gathering<text:tab/>123 </text:p>
      <text:p text:style-name="P2"><text:s text:c="9"/>Manual Information Gathering<text:tab/>126 </text:p>
      <text:p text:style-name="P2"><text:s text:c="9"/>Information Formatting<text:tab/>135 </text:p>
      <text:p text:style-name="P2"><text:s text:c="7"/>Information Distribution<text:tab/>141 </text:p>
      <text:p text:style-name="P2"><text:s text:c="7"/>Summary<text:tab/>145 </text:p>
      <text:p text:style-name="P2"/>
      <text:p text:style-name="P2">5. <text:s text:c="4"/>Networking<text:tab/>147 </text:p>
      <text:p text:style-name="P2"><text:s text:c="7"/>Network Clients<text:tab/>147 </text:p>
      <text:p text:style-name="P2"><text:s text:c="7"/>Remote Procedure Call Facilities<text:tab/>158 </text:p>
      <text:p text:style-name="P2"><text:s text:c="7"/>SSH<text:tab/>164 </text:p>
      <text:p text:style-name="P2"><text:s text:c="7"/>Twisted<text:tab/>167 </text:p>
      <text:p text:style-name="P2"><text:s text:c="7"/>Scapy<text:tab/>173 </text:p>
      <text:p text:style-name="P2"><text:s text:c="7"/>Creating Scripts with Scapy<text:tab/>175 </text:p>
      <text:p text:style-name="P2"/>
      <text:p text:style-name="P2">6. <text:s text:c="4"/>Data<text:tab/>177 </text:p>
      <text:p text:style-name="P2"><text:s text:c="7"/>Introduction<text:tab/>177 </text:p>
      <text:p text:style-name="P2"><text:s text:c="7"/>Using the OS Module to Interact with Data<text:tab/>178 </text:p>
      <text:p text:style-name="P2"><text:s text:c="7"/>Copying, Moving, Renaming, and Deleting Data<text:tab/>179 </text:p>
      <text:p text:style-name="P2"><text:s text:c="7"/>Working with Paths, Directories, and Files<text:tab/>181 </text:p>
      <text:p text:style-name="P2"><text:s text:c="7"/>Comparing Data<text:tab/>185 </text:p>
      <text:p text:style-name="P2"><text:s text:c="7"/>Merging Data<text:tab/>187 </text:p>
      <text:p text:style-name="P2"><text:s text:c="7"/>Pattern Matching Files and Directories<text:tab/>193 </text:p>
      <text:p text:style-name="P2"><text:s text:c="7"/>Wrapping Up rsync<text:tab/>195 </text:p>
      <text:p text:style-name="P2"><text:s text:c="7"/>Metadata: Data About Data<text:tab/>197 </text:p>
      <text:p text:style-name="P2"><text:s text:c="7"/>Archiving, Compressing, Imaging, and Restoring<text:tab/>199 </text:p>
      <text:p text:style-name="P2"><text:s text:c="7"/>Using tarfile Module to Create TAR Archives<text:tab/>199 </text:p>
      <text:p text:style-name="P2"><text:s text:c="7"/>Using a tarfile Module to Examine the Contents of TAR Files<text:tab/>201 </text:p>
      <text:p text:style-name="P2"/>
      <text:p text:style-name="P2">7. <text:s text:c="4"/>SNMP<text:tab/>205 </text:p>
      <text:p text:style-name="P2"><text:s text:c="7"/>Introduction<text:tab/>205 </text:p>
      <text:p text:style-name="P2"><text:s text:c="7"/>Brief Introduction to SNMP<text:tab/>205 </text:p>
      <text:p text:style-name="P2"><text:s text:c="7"/>IPython and Net-SNMP<text:tab/>208 </text:p>
      <text:p text:style-name="P2"><text:s text:c="7"/>Discovering a Data Center<text:tab/>211 </text:p>
      <text:p text:style-name="P2"><text:s text:c="7"/>Retrieving Multiple-Values with Net-SNMP<text:tab/>214 </text:p>
      <text:p text:style-name="P2"><text:s text:c="7"/>Creating Hybrid SNMP Tools<text:tab/>220 </text:p>
      <text:p text:style-name="P2"><text:s text:c="7"/>Extending Net-SNMP<text:tab/>222 </text:p>
      <text:p text:style-name="P2"><text:s text:c="7"/>SNMP Device Control<text:tab/>224 </text:p>
      <text:p text:style-name="P2"><text:s text:c="7"/>Enterprise SNMP Integration with Zenoss<text:tab/>225 </text:p>
      <text:p text:style-name="P2"/>
      <text:p text:style-name="P2">8. <text:s text:c="4"/>OS Soup<text:tab/>227 </text:p>
      <text:p text:style-name="P2"><text:s text:c="7"/>Introduction<text:tab/>227 </text:p>
      <text:p text:style-name="P2"><text:soft-page-break/><text:s text:c="7"/>Cross-Platform Unix Programming in Python<text:tab/>228 </text:p>
      <text:p text:style-name="P2"><text:s text:c="7"/>PyInotify<text:tab/>238 </text:p>
      <text:p text:style-name="P2"><text:s text:c="7"/>OS X<text:tab/>240 </text:p>
      <text:p text:style-name="P2"><text:s text:c="7"/>Red Hat Linux Systems Administration<text:tab/>245 </text:p>
      <text:p text:style-name="P2"><text:s text:c="7"/>Ubuntu Administration<text:tab/>245 </text:p>
      <text:p text:style-name="P2"><text:s text:c="8"/>Solaris Systems Administration<text:tab/>245 </text:p>
      <text:p text:style-name="P2"><text:s text:c="8"/>Virtualization<text:tab/>246 </text:p>
      <text:p text:style-name="P2"><text:s text:c="8"/>Cloud Computing<text:tab/>247 </text:p>
      <text:p text:style-name="P2"><text:s text:c="8"/>Using Zenoss to Manage Windows Servers from Linux<text:tab/>253 </text:p>
      <text:p text:style-name="P2"/>
      <text:p text:style-name="P2">9. <text:s text:c="5"/>Package Management<text:tab/>257 </text:p>
      <text:p text:style-name="P2"><text:s text:c="8"/>Introduction<text:tab/>257 </text:p>
      <text:p text:style-name="P2"><text:s text:c="8"/>Setuptools and Python Eggs<text:tab/>258 </text:p>
      <text:p text:style-name="P2"><text:s text:c="8"/>Using easy_install<text:tab/>258 </text:p>
      <text:p text:style-name="P2"><text:s text:c="8"/>easy_install Advanced Features<text:tab/>261 </text:p>
      <text:p text:style-name="P2"><text:s text:c="8"/>Creating Eggs<text:tab/>266 </text:p>
      <text:p text:style-name="P2"><text:s text:c="8"/>Entry Points and Console Scripts<text:tab/>270 </text:p>
      <text:p text:style-name="P2"><text:s text:c="8"/>Registering a Package with the Python Package Index<text:tab/>271 </text:p>
      <text:p text:style-name="P2"><text:s text:c="8"/>Distutils<text:tab/>273 </text:p>
      <text:p text:style-name="P2"><text:s text:c="8"/>Buildout<text:tab/>275 </text:p>
      <text:p text:style-name="P2"><text:s text:c="8"/>Using Buildout<text:tab/>276 </text:p>
      <text:p text:style-name="P2"><text:s text:c="8"/>Developing with Buildout<text:tab/>279 </text:p>
      <text:p text:style-name="P2"><text:s text:c="8"/>virtualenv<text:tab/>279 </text:p>
      <text:p text:style-name="P2"><text:s text:c="8"/>EPM Package Manager<text:tab/>283 </text:p>
      <text:p text:style-name="P2"/>
      <text:p text:style-name="P2">10. Processes and Concurrency<text:tab/>289 </text:p>
      <text:p text:style-name="P2"><text:s text:c="8"/>Introduction<text:tab/>289 </text:p>
      <text:p text:style-name="P2"><text:s text:c="8"/>Subprocess<text:tab/>289 </text:p>
      <text:p text:style-name="P2"><text:s text:c="8"/>Using Supervisor to Manage Processes<text:tab/>298 </text:p>
      <text:p text:style-name="P2"><text:s text:c="8"/>Using Screen to Manage Processes<text:tab/>300 </text:p>
      <text:p text:style-name="P2"><text:s text:c="8"/>Threads in Python<text:tab/>301 </text:p>
      <text:p text:style-name="P2"><text:s text:c="8"/>Processes<text:tab/>313 </text:p>
      <text:p text:style-name="P2"><text:s text:c="8"/>Processing Module<text:tab/>313 </text:p>
      <text:p text:style-name="P2"><text:s text:c="8"/>Scheduling Python Processes<text:tab/>316 </text:p>
      <text:p text:style-name="P2"><text:s text:c="8"/>daemonizer<text:tab/>318 </text:p>
      <text:p text:style-name="P2"><text:s text:c="8"/>Summary<text:tab/>321 </text:p>
      <text:p text:style-name="P2"/>
      <text:p text:style-name="P2">11. Building GUIs<text:tab/>323 </text:p>
      <text:p text:style-name="P2"><text:s text:c="8"/>GUI Building Theory<text:tab/>323 </text:p>
      <text:p text:style-name="P2"><text:s text:c="8"/>Building a Simple PyGTK App<text:tab/>324 </text:p>
      <text:p text:style-name="P2"><text:s text:c="8"/>Building an Apache Log Viewer Using PyGTK<text:tab/>326 </text:p>
      <text:p text:style-name="P2"><text:s text:c="8"/>Building an Apache Log Viewer Using Curses<text:tab/>330 </text:p>
      <text:p text:style-name="P2"><text:s text:c="8"/>Web Applications<text:tab/>334 </text:p>
      <text:p text:style-name="P2"><text:s text:c="8"/>Django<text:tab/>335 </text:p>
      <text:p text:style-name="P2"><text:s text:c="8"/>Conclusion<text:tab/>354 </text:p>
      <text:p text:style-name="P2"/>
      <text:p text:style-name="P2">12. Data Persistence<text:tab/>357 </text:p>
      <text:p text:style-name="P2"><text:s text:c="8"/>Simple Serialization<text:tab/>357 </text:p>
      <text:p text:style-name="P2"><text:s text:c="9"/>Relational Serialization<text:tab/>376 </text:p>
      <text:p text:style-name="P2"><text:s text:c="9"/>Summary<text:tab/>385 </text:p>
      <text:p text:style-name="P2"/>
      <text:p text:style-name="P2">13. Command Line<text:tab/>387 </text:p>
      <text:p text:style-name="P2"><text:soft-page-break/><text:s text:c="9"/>Introduction<text:tab/>387 </text:p>
      <text:p text:style-name="P2"><text:s text:c="9"/>Basic Standard Input Usage<text:tab/>388 </text:p>
      <text:p text:style-name="P2"><text:s text:c="9"/>Introduction to Optparse<text:tab/>389 </text:p>
      <text:p text:style-name="P2"><text:s text:c="9"/>Simple Optparse Usage Patterns<text:tab/>390 </text:p>
      <text:p text:style-name="P2"><text:s text:c="9"/>Unix Mashups: Integrating Shell Commands into Python Command-Line Tools<text:tab/>397 </text:p>
      <text:p text:style-name="P2"><text:s text:c="9"/>Integrating Configuration Files<text:tab/>402 </text:p>
      <text:p text:style-name="P2"><text:s text:c="9"/>Summary<text:tab/>404 </text:p>
      <text:p text:style-name="P2"/>
      <text:p text:style-name="P2">14. Pragmatic Examples<text:tab/>405 </text:p>
      <text:p text:style-name="P2"><text:s text:c="9"/>Managing DNS with Python<text:tab/>405 </text:p>
      <text:p text:style-name="P2"><text:s text:c="9"/>Using LDAP with OpenLDAP, Active Directory, and More with Python<text:tab/>406 </text:p>
      <text:p text:style-name="P2"><text:s text:c="9"/>Apache Log Reporting<text:tab/>408 </text:p>
      <text:p text:style-name="P2"><text:s text:c="9"/>FTP Mirror<text:tab/>415 </text:p>
      <text:p text:style-name="P2">Appendix: Callbacks<text:tab/>419 </text:p>
      <text:p text:style-name="P2">Index<text:tab/>423 </text:p>
      <text:p text:style-name="P2"><text:s/></text:p>
      <text:h text:style-name="Heading_20_1" text:outline-level="1"><text:bookmark-start text:name="__RefHeading__317_937782157"/>***Python_How_to_Program_1e_2002_1103p <text:bookmark-end text:name="__RefHeading__317_937782157"/></text:h>
      <text:p text:style-name="P2">1. Introduction to Computers, Internet and the World Wide Web. </text:p>
      <text:p text:style-name="P2">2. Introduction to Python Programming. </text:p>
      <text:p text:style-name="P2">3. Control Structures. </text:p>
      <text:p text:style-name="P2">4. Functions. </text:p>
      <text:p text:style-name="P2">5. Tuples, Lists, and Dictionaries. </text:p>
      <text:p text:style-name="P2">6. Introduction to the Common Gateway Interface (CGI). </text:p>
      <text:p text:style-name="P2">7. Object-Based Programming: Classes and Data Abstraction. </text:p>
      <text:p text:style-name="P2">8. Object-Oriented Programming: Inheritance and Polymorphism. </text:p>
      <text:p text:style-name="P2">9. Operator Overloading. </text:p>
      <text:p text:style-name="P2">10. Graphical User Interface Components: Part 1. </text:p>
      <text:p text:style-name="P2">11. Graphical User Interface Components: Part 2. </text:p>
      <text:p text:style-name="P2">12. Exception Handling. </text:p>
      <text:p text:style-name="P2">13. Strings Manipulation and Regular Expressions. </text:p>
      <text:p text:style-name="P2">14. File Processing and Serialization. </text:p>
      <text:p text:style-name="P2">15. Extensible Markup Language (XML). </text:p>
      <text:p text:style-name="P2">16. Python XML Processing. </text:p>
      <text:p text:style-name="P2">17. Python Database Application Programming Interface (DB-API). </text:p>
      <text:p text:style-name="P2">18. Process Management. </text:p>
      <text:p text:style-name="P2">19. Multithreading. </text:p>
      <text:p text:style-name="P2">20. Networking. </text:p>
      <text:p text:style-name="P2">21. Security. </text:p>
      <text:p text:style-name="P2">22. Data Structures. </text:p>
      <text:p text:style-name="P2">23. Case Study: Multi-Tier Online Bookstore. </text:p>
      <text:p text:style-name="P2">24. Multimedia. </text:p>
      <text:p text:style-name="P2">25. Accessibility. </text:p>
      <text:p text:style-name="P2">26. Bonus: Introduction to XHMTL: Part I. </text:p>
      <text:p text:style-name="P2">27. Bonus: Introduction to XHTML: Part II. </text:p>
      <text:p text:style-name="P2">28. Bonus: Cascading Style Sheets™ (CSS). </text:p>
      <text:p text:style-name="P2">29. Bonus: Introduction to PHP. </text:p>
      <text:p text:style-name="P2">Appendix A. Operator Precedence Chart. </text:p>
      <text:p text:style-name="P2">Appendix B. ASCII Character Set. </text:p>
      <text:p text:style-name="P2">Appendix C. Number Systems. </text:p>
      <text:p text:style-name="P2">Appendix D. Python Development Environments. </text:p>
      <text:p text:style-name="P2">Appendix E. Python 2.2 Resources. </text:p>
      <text:p text:style-name="P2"><text:soft-page-break/>Appendix F. Career Opportunities. </text:p>
      <text:p text:style-name="P2">Appendix G. Unicode®. </text:p>
      <text:p text:style-name="P2"/>
      <text:h text:style-name="Heading_20_1" text:outline-level="1"><text:bookmark-start text:name="__RefHeading__319_937782157"/>***Python_Pocket_Reference_4th_Edition_2009_210p <text:bookmark-end text:name="__RefHeading__319_937782157"/></text:h>
      <text:p text:style-name="P2">Python Pocket Reference<text:tab/>1 </text:p>
      <text:p text:style-name="P2"><text:s text:c="3"/>Introduction<text:tab/>1 </text:p>
      <text:p text:style-name="P2"><text:s text:c="3"/>Conventions<text:tab/>2 </text:p>
      <text:p text:style-name="P2"><text:s text:c="3"/>Command-Line Options<text:tab/>4 </text:p>
      <text:p text:style-name="P2"><text:s text:c="7"/>Python Options<text:tab/>4 </text:p>
      <text:p text:style-name="P2"><text:s text:c="7"/>Program Specification<text:tab/>6 </text:p>
      <text:p text:style-name="P2"><text:s text:c="3"/>Environment Variables<text:tab/>7 </text:p>
      <text:p text:style-name="P2"><text:s text:c="7"/>Operational Variables<text:tab/>7 </text:p>
      <text:p text:style-name="P2"><text:s text:c="7"/>Command-Line Option Variables<text:tab/>8 </text:p>
      <text:p text:style-name="P2"><text:s text:c="3"/>Built-in Types and Operators<text:tab/>8 </text:p>
      <text:p text:style-name="P2"><text:s text:c="7"/>Operators and Precedence<text:tab/>8 </text:p>
      <text:p text:style-name="P2"><text:s text:c="7"/>Operator Usage Notes<text:tab/>10 </text:p>
      <text:p text:style-name="P2"><text:s text:c="7"/>Operations by Category<text:tab/>11 </text:p>
      <text:p text:style-name="P2"><text:s text:c="7"/>Sequence Operation Notes<text:tab/>15 </text:p>
      <text:p text:style-name="P2"><text:s text:c="3"/>Specific Built-in Types<text:tab/>16 </text:p>
      <text:p text:style-name="P2"><text:s text:c="7"/>Numbers<text:tab/>16 </text:p>
      <text:p text:style-name="P2"><text:s text:c="7"/>Strings<text:tab/>19 </text:p>
      <text:p text:style-name="P2"><text:s text:c="7"/>Unicode Strings<text:tab/>33 </text:p>
      <text:p text:style-name="P2"><text:s text:c="7"/>Lists<text:tab/>36 </text:p>
      <text:p text:style-name="P2"><text:s text:c="7"/>Dictionaries<text:tab/>41 </text:p>
      <text:p text:style-name="P2"><text:s text:c="7"/>Tuples<text:tab/>44 </text:p>
      <text:p text:style-name="P2"><text:s text:c="7"/>Files<text:tab/>45 </text:p>
      <text:p text:style-name="P2"><text:s text:c="8"/>Sets<text:tab/>49 </text:p>
      <text:p text:style-name="P2"><text:s text:c="6"/>Other Common Types<text:tab/>51 </text:p>
      <text:p text:style-name="P2"><text:s text:c="6"/>Type Conversions<text:tab/>52 </text:p>
      <text:p text:style-name="P2"><text:s text:c="3"/>Statements and Syntax<text:tab/>53 </text:p>
      <text:p text:style-name="P2"><text:s text:c="6"/>Syntax Rules<text:tab/>53 </text:p>
      <text:p text:style-name="P2"><text:s text:c="6"/>Name Rules<text:tab/>54 </text:p>
      <text:p text:style-name="P2"><text:s text:c="3"/>Specific Statements<text:tab/>56 </text:p>
      <text:p text:style-name="P2"><text:s text:c="6"/>The Assignment Statement<text:tab/>57 </text:p>
      <text:p text:style-name="P2"><text:s text:c="6"/>The Expression Statement<text:tab/>59 </text:p>
      <text:p text:style-name="P2"><text:s text:c="6"/>The print Statement<text:tab/>60 </text:p>
      <text:p text:style-name="P2"><text:s text:c="6"/>The if Statement<text:tab/>62 </text:p>
      <text:p text:style-name="P2"><text:s text:c="6"/>The while Statement<text:tab/>62 </text:p>
      <text:p text:style-name="P2"><text:s text:c="6"/>The for Statement<text:tab/>63 </text:p>
      <text:p text:style-name="P2"><text:s text:c="6"/>The pass Statement<text:tab/>63 </text:p>
      <text:p text:style-name="P2"><text:s text:c="6"/>The break Statement<text:tab/>63 </text:p>
      <text:p text:style-name="P2"><text:s text:c="6"/>The continue Statement<text:tab/>64 </text:p>
      <text:p text:style-name="P2"><text:s text:c="6"/>The del Statement<text:tab/>64 </text:p>
      <text:p text:style-name="P2"><text:s text:c="6"/>The def Statement<text:tab/>64 </text:p>
      <text:p text:style-name="P2"><text:s text:c="6"/>The return Statement<text:tab/>68 </text:p>
      <text:p text:style-name="P2"><text:s text:c="6"/>The yield Statement<text:tab/>68 </text:p>
      <text:p text:style-name="P2"><text:s text:c="6"/>The global Statement<text:tab/>70 </text:p>
      <text:p text:style-name="P2"><text:s text:c="6"/>The nonlocal Statement<text:tab/>70 </text:p>
      <text:p text:style-name="P2"><text:s text:c="6"/>The import Statement<text:tab/>71 </text:p>
      <text:p text:style-name="P2"><text:s text:c="6"/>The from Statement<text:tab/>72 </text:p>
      <text:p text:style-name="P2"><text:s text:c="6"/>The class Statement<text:tab/>73 </text:p>
      <text:p text:style-name="P2"><text:soft-page-break/><text:s text:c="6"/>The try Statement<text:tab/>75 </text:p>
      <text:p text:style-name="P2"><text:s text:c="6"/>The raise Statement<text:tab/>78 </text:p>
      <text:p text:style-name="P2"><text:s text:c="6"/>The assert Statement<text:tab/>80 </text:p>
      <text:p text:style-name="P2"><text:s text:c="6"/>The with Statement<text:tab/>80 </text:p>
      <text:p text:style-name="P2"><text:s text:c="6"/>Python 2.X Statements<text:tab/>82 </text:p>
      <text:p text:style-name="P2"><text:s text:c="3"/>Namespace and Scope Rules<text:tab/>82 </text:p>
      <text:p text:style-name="P2"><text:s text:c="6"/>Qualified Names: Object Namespaces<text:tab/>83 </text:p>
      <text:p text:style-name="P2"><text:s text:c="5"/>Unqualified Names: Lexical Scopes<text:tab/>83 </text:p>
      <text:p text:style-name="P2"><text:s text:c="3"/>Statically Nested Scopes<text:tab/>84 </text:p>
      <text:p text:style-name="P2">Object-Oriented Programming<text:tab/>85 </text:p>
      <text:p text:style-name="P2"><text:s text:c="3"/>Classes and Instances<text:tab/>85 </text:p>
      <text:p text:style-name="P2"><text:s text:c="3"/>Pseudoprivate Attributes<text:tab/>86 </text:p>
      <text:p text:style-name="P2"><text:s text:c="3"/>New Style Classes<text:tab/>87 </text:p>
      <text:p text:style-name="P2">Operator Overloading Methods<text:tab/>88 </text:p>
      <text:p text:style-name="P2"><text:s text:c="3"/>For All Types<text:tab/>88 </text:p>
      <text:p text:style-name="P2"><text:s text:c="3"/>For Collections (Sequences, Mappings)<text:tab/>93 </text:p>
      <text:p text:style-name="P2"><text:s text:c="3"/>For Numbers (Binary Operators)<text:tab/>94 </text:p>
      <text:p text:style-name="P2"><text:s text:c="3"/>For Numbers (Other Operations)<text:tab/>97 </text:p>
      <text:p text:style-name="P2"><text:s text:c="3"/>For Descriptors<text:tab/>98 </text:p>
      <text:p text:style-name="P2"><text:s text:c="3"/>For Context Managers<text:tab/>99 </text:p>
      <text:p text:style-name="P2"><text:s text:c="3"/>Python 2.X Operator Overloading Methods<text:tab/>99 </text:p>
      <text:p text:style-name="P2">Built-in Functions<text:tab/>102 </text:p>
      <text:p text:style-name="P2"><text:s text:c="3"/>Python 2.X Built-in Functions<text:tab/>119 </text:p>
      <text:p text:style-name="P2">Built-in Exceptions<text:tab/>124 </text:p>
      <text:p text:style-name="P2"><text:s text:c="3"/>Superclasses (Categories)<text:tab/>124 </text:p>
      <text:p text:style-name="P2"><text:s text:c="3"/>Specific Exceptions Raised<text:tab/>125 </text:p>
      <text:p text:style-name="P2"><text:s text:c="3"/>Warning Category Exceptions<text:tab/>129 </text:p>
      <text:p text:style-name="P2"><text:s text:c="3"/>Warnings Framework<text:tab/>130 </text:p>
      <text:p text:style-name="P2"><text:s text:c="3"/>Python 2.X Built-in Exceptions<text:tab/>131 </text:p>
      <text:p text:style-name="P2">Built-in Attributes<text:tab/>131 </text:p>
      <text:p text:style-name="P2">Standard Library Modules<text:tab/>132 </text:p>
      <text:p text:style-name="P2">The sys Module<text:tab/>133 </text:p>
      <text:p text:style-name="P2">The string Module<text:tab/>139 </text:p>
      <text:p text:style-name="P2"><text:s text:c="3"/>Module Functions and Classes<text:tab/>139 </text:p>
      <text:p text:style-name="P2"><text:s text:c="3"/>Constants<text:tab/>140 </text:p>
      <text:p text:style-name="P2">The os System Module<text:tab/>141 </text:p>
      <text:p text:style-name="P2"><text:s text:c="3"/>Administrative Tools<text:tab/>141 </text:p>
      <text:p text:style-name="P2"><text:s text:c="3"/>Portability Constants<text:tab/>142 </text:p>
      <text:p text:style-name="P2"><text:s text:c="3"/>Shell Commands<text:tab/>143 </text:p>
      <text:p text:style-name="P2"><text:s text:c="9"/>Environment Tools<text:tab/>144 </text:p>
      <text:p text:style-name="P2"><text:s text:c="7"/>File Descriptor Tools<text:tab/>145 </text:p>
      <text:p text:style-name="P2"><text:s text:c="7"/>File Pathname Tools<text:tab/>147 </text:p>
      <text:p text:style-name="P2"><text:s text:c="7"/>Process Control<text:tab/>150 </text:p>
      <text:p text:style-name="P2"><text:s text:c="7"/>The os.path Module<text:tab/>153 </text:p>
      <text:p text:style-name="P2"><text:s text:c="3"/>The re Pattern-Matching Module<text:tab/>155 </text:p>
      <text:p text:style-name="P2"><text:s text:c="7"/>Module Functions<text:tab/>155 </text:p>
      <text:p text:style-name="P2"><text:s text:c="7"/>Regular Expression Objects<text:tab/>157 </text:p>
      <text:p text:style-name="P2"><text:s text:c="7"/>Match Objects<text:tab/>158 </text:p>
      <text:p text:style-name="P2"><text:s text:c="7"/>Pattern Syntax<text:tab/>159 </text:p>
      <text:p text:style-name="P2"><text:s text:c="3"/>Object Persistence Modules<text:tab/>163 </text:p>
      <text:p text:style-name="P2"><text:s text:c="7"/>dbm and shelve Modules<text:tab/>164 </text:p>
      <text:p text:style-name="P2"><text:s text:c="7"/>pickle Module<text:tab/>166 </text:p>
      <text:p text:style-name="P2"><text:soft-page-break/><text:s text:c="3"/>The tkinter GUI Module and Tools<text:tab/>168 </text:p>
      <text:p text:style-name="P2"><text:s text:c="7"/>tkinter Example<text:tab/>168 </text:p>
      <text:p text:style-name="P2"><text:s text:c="7"/>tkinter Core Widgets<text:tab/>169 </text:p>
      <text:p text:style-name="P2"><text:s text:c="7"/>Common Dialog Calls<text:tab/>170 </text:p>
      <text:p text:style-name="P2"><text:s text:c="7"/>Additional tkinter Classes and Tools<text:tab/>171 </text:p>
      <text:p text:style-name="P2"><text:s text:c="7"/>Tcl/Tk-to-Python/tkinter Mappings<text:tab/>171 </text:p>
      <text:p text:style-name="P2"><text:s text:c="3"/>Internet Modules and Tools<text:tab/>173 </text:p>
      <text:p text:style-name="P2"><text:s text:c="7"/>Commonly Used Library Modules<text:tab/>173 </text:p>
      <text:p text:style-name="P2"><text:s text:c="3"/>Other Standard Library Modules<text:tab/>175 </text:p>
      <text:p text:style-name="P2"><text:s text:c="7"/>The math Module<text:tab/>176 </text:p>
      <text:p text:style-name="P2"><text:s text:c="7"/>The time Module<text:tab/>176 </text:p>
      <text:p text:style-name="P2"><text:s text:c="7"/>The datetime Module<text:tab/>177 </text:p>
      <text:p text:style-name="P2"><text:s text:c="7"/>Threading Modules<text:tab/>177 </text:p>
      <text:p text:style-name="P2"><text:s text:c="7"/>Binary Data Parsing<text:tab/>178 </text:p>
      <text:p text:style-name="P2"><text:s text:c="3"/>Python Portable SQL Database API<text:tab/>179 </text:p>
      <text:p text:style-name="P2"><text:s text:c="7"/>API Usage Example<text:tab/>179 </text:p>
      <text:p text:style-name="P2"><text:s text:c="7"/>Module Interface<text:tab/>180 </text:p>
      <text:p text:style-name="P2"><text:s text:c="7"/>Connection Objects<text:tab/>181 </text:p>
      <text:p text:style-name="P2"><text:s text:c="7"/>Cursor Objects<text:tab/>181 </text:p>
      <text:p text:style-name="P2"><text:s text:c="7"/>Type Objects and Constructors<text:tab/>182 </text:p>
      <text:p text:style-name="P2"><text:s text:c="2"/>Python Idioms and Hints<text:tab/>183 </text:p>
      <text:p text:style-name="P2"><text:s text:c="5"/>Core Language Hints<text:tab/>183 </text:p>
      <text:p text:style-name="P2"><text:s text:c="5"/>Environment Hints<text:tab/>184 </text:p>
      <text:p text:style-name="P2"><text:s text:c="5"/>Usage Hints<text:tab/>185 </text:p>
      <text:p text:style-name="P2"><text:s text:c="5"/>Assorted Hints<text:tab/>187 </text:p>
      <text:p text:style-name="P2">Index<text:tab/>189 </text:p>
      <text:p text:style-name="P2"/>
      <text:h text:style-name="Heading_20_1" text:outline-level="1"><text:bookmark-start text:name="__RefHeading__321_937782157"/>***Python_Power_The_Comprehensive_Guide_2008_529p <text:bookmark-end text:name="__RefHeading__321_937782157"/></text:h>
      <text:p text:style-name="P2">CHAPTER 1 <text:s text:c="2"/>About Python<text:tab/>1 </text:p>
      <text:p text:style-name="P2"><text:s text:c="12"/>What Is Python?<text:tab/>1 </text:p>
      <text:p text:style-name="P2"><text:s text:c="12"/>A Brief History of Python<text:tab/>2 </text:p>
      <text:p text:style-name="P2"><text:s text:c="12"/>Interpreters Versus Compilers<text:tab/>5 </text:p>
      <text:p text:style-name="P2"><text:s text:c="17"/>When to Use (or Not Use) an Interpreted Language<text:tab/>8 </text:p>
      <text:p text:style-name="P2"><text:s text:c="17"/>Understanding Bytecodes<text:tab/>10 </text:p>
      <text:p text:style-name="P2"><text:s text:c="12"/>Why Use Python?<text:tab/>11 </text:p>
      <text:p text:style-name="P2"><text:s text:c="17"/>Object-Oriented<text:tab/>11 </text:p>
      <text:p text:style-name="P2"><text:s text:c="17"/>Cross Platform<text:tab/>11 </text:p>
      <text:p text:style-name="P2"><text:s text:c="17"/>Broad User Base<text:tab/>11 </text:p>
      <text:p text:style-name="P2"><text:s text:c="17"/>Well Supported in Third-Party Tools<text:tab/>12 </text:p>
      <text:p text:style-name="P2"><text:s text:c="17"/>Good Selection of Tools Available<text:tab/>12 </text:p>
      <text:p text:style-name="P2"><text:s text:c="17"/>Good Selection of Pre-built Libraries<text:tab/>12 </text:p>
      <text:p text:style-name="P2"><text:s text:c="12"/>Where Is Python Used?<text:tab/>13 </text:p>
      <text:p text:style-name="P2"><text:s text:c="12"/>How Is Python Licensed?<text:tab/>13 </text:p>
      <text:p text:style-name="P2"><text:s text:c="12"/>Where Do I Get Python?<text:tab/>14 </text:p>
      <text:p text:style-name="P2"><text:s text:c="12"/>Installing Python<text:tab/>14 </text:p>
      <text:p text:style-name="P2"><text:s text:c="12"/>Getting Information on Python<text:tab/>16 </text:p>
      <text:p text:style-name="P2"><text:s text:c="12"/>Python Communities<text:tab/>17 </text:p>
      <text:p text:style-name="P2"><text:s text:c="12"/>Other Software<text:tab/>18 </text:p>
      <text:p text:style-name="P2"><text:s text:c="12"/>And Now for Something Completely Different…<text:tab/>18 </text:p>
      <text:p text:style-name="P2"/>
      <text:p text:style-name="P2">CHAPTER 2 <text:s text:c="2"/>Python Language Overview<text:tab/>19 </text:p>
      <text:p text:style-name="P2"><text:soft-page-break/><text:s text:c="12"/>Python Syntax<text:tab/>20 </text:p>
      <text:p text:style-name="P2"><text:s text:c="17"/>Comments<text:tab/>20 </text:p>
      <text:p text:style-name="P2"><text:s text:c="17"/>Indentation<text:tab/>20 </text:p>
      <text:p text:style-name="P2"><text:s text:c="12"/>Python Reserved Words<text:tab/>24 </text:p>
      <text:p text:style-name="P2"><text:s text:c="18"/>Decision Making and Iteration Keywords<text:tab/>25 </text:p>
      <text:p text:style-name="P2"><text:s text:c="18"/>Debugging Keywords<text:tab/>27 </text:p>
      <text:p text:style-name="P2"><text:s text:c="18"/>Package and Module Handling Keywords<text:tab/>27 </text:p>
      <text:p text:style-name="P2"><text:s text:c="18"/>Exception Handling Keywords<text:tab/>29 </text:p>
      <text:p text:style-name="P2"><text:s text:c="18"/>General Language Keywords<text:tab/>31 </text:p>
      <text:p text:style-name="P2"><text:s text:c="18"/>Other Keywords<text:tab/>32 </text:p>
      <text:p text:style-name="P2"><text:s text:c="12"/>Variable Usage<text:tab/>34 </text:p>
      <text:p text:style-name="P2"><text:s text:c="18"/>The Continuation Variable<text:tab/>36 </text:p>
      <text:p text:style-name="P2"><text:s text:c="18"/>Watching Out for Spelling Mistakes!<text:tab/>37 </text:p>
      <text:p text:style-name="P2"><text:s text:c="12"/>Predicates<text:tab/>38 </text:p>
      <text:p text:style-name="P2"><text:s text:c="12"/>Identifier Scope<text:tab/>39 </text:p>
      <text:p text:style-name="P2"><text:s text:c="12"/>Operators<text:tab/>42 </text:p>
      <text:p text:style-name="P2"><text:s text:c="18"/>Modulo Operator<text:tab/>44 </text:p>
      <text:p text:style-name="P2"><text:s text:c="18"/>Exponential Operator<text:tab/>46 </text:p>
      <text:p text:style-name="P2"><text:s text:c="18"/>Logical Operators<text:tab/>46 </text:p>
      <text:p text:style-name="P2"><text:s text:c="18"/>Comparative Operators<text:tab/>49 </text:p>
      <text:p text:style-name="P2"><text:s text:c="18"/>Bitwise Operators<text:tab/>51 </text:p>
      <text:p text:style-name="P2"><text:s text:c="18"/>Membership Operators and String Operators<text:tab/>53 </text:p>
      <text:p text:style-name="P2"><text:s text:c="18"/>Identity Operators<text:tab/>53 </text:p>
      <text:p text:style-name="P2"><text:s text:c="12"/>In Conclusion<text:tab/>53 </text:p>
      <text:p text:style-name="P2"/>
      <text:p text:style-name="P2">CHAPTER 3 <text:s text:c="2"/>Tools<text:tab/>55 </text:p>
      <text:p text:style-name="P2"><text:s text:c="12"/>IDLE<text:tab/>55 </text:p>
      <text:p text:style-name="P2"><text:s text:c="18"/>File Menu<text:tab/>57 </text:p>
      <text:p text:style-name="P2"><text:s text:c="18"/>The Path Browser Dialog<text:tab/>62 </text:p>
      <text:p text:style-name="P2"><text:s text:c="18"/>Edit Menu<text:tab/>64 </text:p>
      <text:p text:style-name="P2"><text:s text:c="18"/>Shell Menu<text:tab/>70 </text:p>
      <text:p text:style-name="P2"><text:s text:c="18"/>Debug Menu<text:tab/>71 </text:p>
      <text:p text:style-name="P2"><text:s text:c="18"/>The Edit Window<text:tab/>79 </text:p>
      <text:p text:style-name="P2"><text:s text:c="18"/>Format Menu<text:tab/>80 </text:p>
      <text:p text:style-name="P2"><text:s text:c="12"/>Command Line Compiler<text:tab/>90 </text:p>
      <text:p text:style-name="P2"><text:s text:c="12"/>Creating Python Files<text:tab/>93 </text:p>
      <text:p text:style-name="P2"><text:s text:c="12"/>Documentation<text:tab/>95 </text:p>
      <text:p text:style-name="P2"><text:s text:c="12"/>In Conclusion<text:tab/>96 </text:p>
      <text:p text:style-name="P2"/>
      <text:p text:style-name="P2">CHAPTER 4 <text:s text:c="2"/>Data Types<text:tab/>97 </text:p>
      <text:p text:style-name="P2"><text:s text:c="12"/>Numeric Types<text:tab/>98 </text:p>
      <text:p text:style-name="P2"><text:s text:c="17"/>Integers<text:tab/>98 </text:p>
      <text:p text:style-name="P2"><text:s text:c="17"/>Demonstrating Long Integers<text:tab/>99 </text:p>
      <text:p text:style-name="P2"><text:s text:c="17"/>Octal and Hexadecimal<text:tab/>100 </text:p>
      <text:p text:style-name="P2"><text:s text:c="12"/>Floating Point Numbers<text:tab/>101 </text:p>
      <text:p text:style-name="P2"><text:s text:c="12"/>Strings<text:tab/>103 </text:p>
      <text:p text:style-name="P2"><text:s text:c="17"/>String Variables<text:tab/>103 </text:p>
      <text:p text:style-name="P2"><text:s text:c="17"/>Concatenating Strings<text:tab/>106 </text:p>
      <text:p text:style-name="P2"><text:s text:c="17"/>Repeating Strings<text:tab/>107 </text:p>
      <text:p text:style-name="P2"><text:s text:c="17"/>Substrings<text:tab/>108 </text:p>
      <text:p text:style-name="P2"><text:s text:c="17"/>Slicing<text:tab/>110 </text:p>
      <text:p text:style-name="P2"><text:s text:c="17"/>String Functions<text:tab/>111 </text:p>
      <text:p text:style-name="P2"><text:soft-page-break/><text:s text:c="17"/>String Constants<text:tab/>112 </text:p>
      <text:p text:style-name="P2"><text:s text:c="17"/>Conversion Functions<text:tab/>114 </text:p>
      <text:p text:style-name="P2"><text:s text:c="17"/>Search Functions<text:tab/>118 </text:p>
      <text:p text:style-name="P2"><text:s text:c="17"/>Formatting Functions<text:tab/>120 </text:p>
      <text:p text:style-name="P2"><text:s text:c="17"/>Escape Sequences<text:tab/>121 </text:p>
      <text:p text:style-name="P2"><text:s text:c="12"/>Sequences<text:tab/>122 </text:p>
      <text:p text:style-name="P2"><text:s text:c="17"/>Lists<text:tab/>123 </text:p>
      <text:p text:style-name="P2"><text:s text:c="18"/>Shared References<text:tab/>128 </text:p>
      <text:p text:style-name="P2"><text:s text:c="18"/>Tuples<text:tab/>128 </text:p>
      <text:p text:style-name="P2"><text:s text:c="18"/>Dictionaries<text:tab/>132 </text:p>
      <text:p text:style-name="P2"><text:s text:c="12"/>Advanced Type<text:tab/>136 </text:p>
      <text:p text:style-name="P2"><text:s text:c="18"/>Classes and Objects<text:tab/>136 </text:p>
      <text:p text:style-name="P2"><text:s text:c="18"/>Complex Type<text:tab/>137 </text:p>
      <text:p text:style-name="P2"><text:s text:c="18"/>Generator Type<text:tab/>138 </text:p>
      <text:p text:style-name="P2"><text:s text:c="18"/>None Type<text:tab/>139 </text:p>
      <text:p text:style-name="P2"><text:s text:c="18"/>Unicode Type<text:tab/>140 </text:p>
      <text:p text:style-name="P2"><text:s text:c="12"/>In Conclusion<text:tab/>141 </text:p>
      <text:p text:style-name="P2"/>
      <text:p text:style-name="P2">CHAPTER 5 <text:s text:c="2"/>Control Flow<text:tab/>143 </text:p>
      <text:p text:style-name="P2"><text:s text:c="12"/>Conditionals<text:tab/>144 </text:p>
      <text:p text:style-name="P2"><text:s text:c="18"/>The if Statement<text:tab/>144 </text:p>
      <text:p text:style-name="P2"><text:s text:c="18"/>The elif Statement<text:tab/>147 </text:p>
      <text:p text:style-name="P2"><text:s text:c="18"/>The else Statement<text:tab/>149 </text:p>
      <text:p text:style-name="P2"><text:s text:c="18"/>Wrapping Up the Conditionals: A Cool Example<text:tab/>150 </text:p>
      <text:p text:style-name="P2"><text:s text:c="12"/>Loops<text:tab/>153 </text:p>
      <text:p text:style-name="P2"><text:s text:c="18"/>The for Loop<text:tab/>153 </text:p>
      <text:p text:style-name="P2"><text:s text:c="18"/>The while Loop<text:tab/>161 </text:p>
      <text:p text:style-name="P2"><text:s text:c="12"/>In Conclusion<text:tab/>164 </text:p>
      <text:p text:style-name="P2"/>
      <text:p text:style-name="P2">CHAPTER 6 <text:s text:c="2"/>Input and Output<text:tab/>165 </text:p>
      <text:p text:style-name="P2"><text:s text:c="12"/>User Input<text:tab/>165 </text:p>
      <text:p text:style-name="P2"><text:s text:c="18"/>The input Function<text:tab/>166 </text:p>
      <text:p text:style-name="P2"><text:s text:c="18"/>The raw_input Function<text:tab/>168 </text:p>
      <text:p text:style-name="P2"><text:s text:c="12"/>User Output<text:tab/>170 </text:p>
      <text:p text:style-name="P2"><text:s text:c="18"/>Formatting<text:tab/>172 </text:p>
      <text:p text:style-name="P2"><text:s text:c="12"/>File Input<text:tab/>175 </text:p>
      <text:p text:style-name="P2"><text:s text:c="12"/>File Output<text:tab/>177 </text:p>
      <text:p text:style-name="P2"><text:s text:c="12"/>Closing Files<text:tab/>179 </text:p>
      <text:p text:style-name="P2"><text:s text:c="12"/>Positioning in Files<text:tab/>180 </text:p>
      <text:p text:style-name="P2"><text:s text:c="12"/>Directories and Files<text:tab/>183 </text:p>
      <text:p text:style-name="P2"><text:s text:c="12"/>The stat Module: File Statistics<text:tab/>186 </text:p>
      <text:p text:style-name="P2"><text:s text:c="12"/>Command Line Arguments<text:tab/>190 </text:p>
      <text:p text:style-name="P2"><text:s text:c="12"/>Pickle<text:tab/>192 </text:p>
      <text:p text:style-name="P2"><text:s text:c="12"/>In Conclusion<text:tab/>195 </text:p>
      <text:p text:style-name="P2"/>
      <text:p text:style-name="P2">CHAPTER 7 <text:s text:c="2"/>Functions and Modules<text:tab/>197 </text:p>
      <text:p text:style-name="P2"><text:s text:c="12"/>What Is a Function?<text:tab/>197 </text:p>
      <text:p text:style-name="P2"><text:s text:c="12"/>Defining Functions in Python<text:tab/>197 </text:p>
      <text:p text:style-name="P2"><text:s text:c="12"/>What Are Arguments?<text:tab/>200 </text:p>
      <text:p text:style-name="P2"><text:s text:c="12"/>How Do You Pass an Argument to a Function?<text:tab/>201 </text:p>
      <text:p text:style-name="P2"><text:s text:c="12"/>Default Arguments<text:tab/>203 </text:p>
      <text:p text:style-name="P2"><text:s text:c="12"/>Variable Default Arguments<text:tab/>205 </text:p>
      <text:p text:style-name="P2"><text:soft-page-break/><text:s text:c="12"/>Keyword Arguments<text:tab/>206 </text:p>
      <text:p text:style-name="P2"><text:s text:c="12"/>Returning Values from Functions<text:tab/>207 </text:p>
      <text:p text:style-name="P2"><text:s text:c="12"/>Returning Multiple Values from Functions<text:tab/>209 </text:p>
      <text:p text:style-name="P2"><text:s text:c="12"/>Recursive Functions<text:tab/>210 </text:p>
      <text:p text:style-name="P2"><text:s text:c="12"/>Passing Functions as Arguments<text:tab/>212 </text:p>
      <text:p text:style-name="P2"><text:s text:c="12"/>Lambda Functions<text:tab/>213 </text:p>
      <text:p text:style-name="P2"><text:s text:c="12"/>Variable Numbers of Arguments to a Function<text:tab/>215 </text:p>
      <text:p text:style-name="P2"><text:s text:c="12"/>Variable Scope in Functions<text:tab/>216 </text:p>
      <text:p text:style-name="P2"><text:s text:c="12"/>Using Modules<text:tab/>218 </text:p>
      <text:p text:style-name="P2"><text:s text:c="12"/>In Conclusion<text:tab/>219 </text:p>
      <text:p text:style-name="P2"/>
      <text:p text:style-name="P2">CHAPTER 8 <text:s text:c="2"/>Exception Handling<text:tab/>221 </text:p>
      <text:p text:style-name="P2"><text:s text:c="12"/>Looking at Exceptions in Python<text:tab/>222 </text:p>
      <text:p text:style-name="P2"><text:s text:c="12"/>Traceback Example<text:tab/>223 </text:p>
      <text:p text:style-name="P2"><text:s text:c="12"/>Understanding Tracebacks<text:tab/>224 </text:p>
      <text:p text:style-name="P2"><text:s text:c="12"/>Exceptions<text:tab/>225 </text:p>
      <text:p text:style-name="P2"><text:s text:c="17"/>Catching Exceptions with try <text:s/>except<text:tab/>226 </text:p>
      <text:p text:style-name="P2"><text:s text:c="17"/>Multiple except Clauses<text:tab/>229 </text:p>
      <text:p text:style-name="P2"><text:s text:c="17"/>Blank except Clauses<text:tab/>231 </text:p>
      <text:p text:style-name="P2"><text:s text:c="12"/>The else Clauses<text:tab/>232 </text:p>
      <text:p text:style-name="P2"><text:s text:c="12"/>The finally Clause<text:tab/>234 </text:p>
      <text:p text:style-name="P2"><text:s text:c="12"/>Raising Your Own Exceptions<text:tab/>235 </text:p>
      <text:p text:style-name="P2"><text:s text:c="12"/>Exception Arguments<text:tab/>237 </text:p>
      <text:p text:style-name="P2"><text:s text:c="12"/>User-Defined Exceptions<text:tab/>238 </text:p>
      <text:p text:style-name="P2"><text:s text:c="12"/>Working with the Exception Information<text:tab/>239 </text:p>
      <text:p text:style-name="P2"><text:s text:c="17"/>exc_type<text:tab/>239 </text:p>
      <text:p text:style-name="P2"><text:s text:c="17"/>exc_value<text:tab/>240 </text:p>
      <text:p text:style-name="P2"><text:s text:c="12"/>Using the with Clause for Files<text:tab/>243 </text:p>
      <text:p text:style-name="P2"><text:s text:c="12"/>Re-throwing Exceptions<text:tab/>244 </text:p>
      <text:p text:style-name="P2"><text:s text:c="12"/>In Conclusion<text:tab/>246 </text:p>
      <text:p text:style-name="P2"/>
      <text:p text:style-name="P2">CHAPTER 9 <text:s text:c="2"/>Object-Oriented Programming<text:tab/>247 </text:p>
      <text:p text:style-name="P2"><text:s text:c="12"/>A Brief History of OOP<text:tab/>247 </text:p>
      <text:p text:style-name="P2"><text:s text:c="12"/>What Is an Object?<text:tab/>248 </text:p>
      <text:p text:style-name="P2"><text:s text:c="12"/>Why Do We Use Objects?<text:tab/>249 </text:p>
      <text:p text:style-name="P2"><text:s text:c="17"/>Reuse<text:tab/>249 </text:p>
      <text:p text:style-name="P2"><text:s text:c="17"/>Ease in Debugging<text:tab/>250 </text:p>
      <text:p text:style-name="P2"><text:s text:c="17"/>Maintainability<text:tab/>250 </text:p>
      <text:p text:style-name="P2"><text:s text:c="12"/>The Attributes of Object-Oriented Development<text:tab/>251 </text:p>
      <text:p text:style-name="P2"><text:s text:c="17"/>Abstraction<text:tab/>251 </text:p>
      <text:p text:style-name="P2"><text:s text:c="17"/>Data Hiding<text:tab/>252 </text:p>
      <text:p text:style-name="P2"><text:s text:c="17"/>Inheritance<text:tab/>253 </text:p>
      <text:p text:style-name="P2"><text:s text:c="17"/>Polymorphism<text:tab/>255 </text:p>
      <text:p text:style-name="P2"><text:s text:c="12"/>Terminology<text:tab/>256 </text:p>
      <text:p text:style-name="P2"><text:s text:c="17"/>Class<text:tab/>256 </text:p>
      <text:p text:style-name="P2"><text:s text:c="17"/>Object<text:tab/>256 </text:p>
      <text:p text:style-name="P2"><text:s text:c="17"/>Attribute<text:tab/>257 </text:p>
      <text:p text:style-name="P2"><text:s text:c="17"/>Method<text:tab/>258 </text:p>
      <text:p text:style-name="P2"><text:s text:c="17"/>Message Passing<text:tab/>259 </text:p>
      <text:p text:style-name="P2"><text:s text:c="17"/>Event Handling<text:tab/>260 </text:p>
      <text:p text:style-name="P2"><text:s text:c="17"/>Derivation<text:tab/>260 </text:p>
      <text:p text:style-name="P2"><text:s text:c="17"/>Coupling<text:tab/>261 </text:p>
      <text:p text:style-name="P2"><text:soft-page-break/><text:s text:c="17"/>Cohesion<text:tab/>261 </text:p>
      <text:p text:style-name="P2"><text:s text:c="17"/>Constants<text:tab/>261 </text:p>
      <text:p text:style-name="P2"><text:s text:c="12"/>Other Concepts<text:tab/>262 </text:p>
      <text:p text:style-name="P2"><text:s text:c="12"/>In Conclusion<text:tab/>262 </text:p>
      <text:p text:style-name="P2"/>
      <text:p text:style-name="P2">CHAPTER 10 <text:s text:c="2"/>Classes and Objects in Python<text:tab/>265 </text:p>
      <text:p text:style-name="P2"><text:s text:c="13"/>Python Classes<text:tab/>265 </text:p>
      <text:p text:style-name="P2"><text:s text:c="13"/>Properties<text:tab/>267 </text:p>
      <text:p text:style-name="P2"><text:s text:c="13"/>Attribute Modifying Functions<text:tab/>272 </text:p>
      <text:p text:style-name="P2"><text:s text:c="13"/>Private Attributes<text:tab/>274 </text:p>
      <text:p text:style-name="P2"><text:s text:c="13"/>Doc Strings<text:tab/>275 </text:p>
      <text:p text:style-name="P2"><text:s text:c="13"/>Properties<text:tab/>277 </text:p>
      <text:p text:style-name="P2"><text:s text:c="13"/>The self Object<text:tab/>279 </text:p>
      <text:p text:style-name="P2"><text:s text:c="13"/>Methods<text:tab/>281 </text:p>
      <text:p text:style-name="P2"><text:s text:c="13"/>Special Methods<text:tab/>283 </text:p>
      <text:p text:style-name="P2"><text:s text:c="19"/>Initialization<text:tab/>283 </text:p>
      <text:p text:style-name="P2"><text:s text:c="19"/>Termination<text:tab/>284 </text:p>
      <text:p text:style-name="P2"><text:s text:c="19"/>String Conversion<text:tab/>285 </text:p>
      <text:p text:style-name="P2"><text:s text:c="13"/>Inheritance<text:tab/>287 </text:p>
      <text:p text:style-name="P2"><text:s text:c="13"/>Multiple Inheritance<text:tab/>291 </text:p>
      <text:p text:style-name="P2"><text:s text:c="13"/>Using super<text:tab/>293 </text:p>
      <text:p text:style-name="P2"><text:s text:c="13"/>Polymorphism<text:tab/>295 </text:p>
      <text:p text:style-name="P2"><text:s text:c="13"/>Exception Classes<text:tab/>297 </text:p>
      <text:p text:style-name="P2"><text:s text:c="13"/>Iterators<text:tab/>299 </text:p>
      <text:p text:style-name="P2"><text:s text:c="13"/>Operator Overloading<text:tab/>301 </text:p>
      <text:p text:style-name="P2"><text:s text:c="13"/>In Conclusion<text:tab/>304 </text:p>
      <text:p text:style-name="P2"/>
      <text:p text:style-name="P2">CHAPTER 11 <text:s text:c="2"/>The Python Library<text:tab/>305 </text:p>
      <text:p text:style-name="P2"><text:s text:c="13"/>Containers<text:tab/>305 </text:p>
      <text:p text:style-name="P2"><text:s text:c="19"/>Working with the deque Class<text:tab/>306 </text:p>
      <text:p text:style-name="P2"><text:s text:c="13"/>Math<text:tab/>312 </text:p>
      <text:p text:style-name="P2"><text:s text:c="13"/>Complex Math<text:tab/>313 </text:p>
      <text:p text:style-name="P2"><text:s text:c="13"/>Types<text:tab/>315 </text:p>
      <text:p text:style-name="P2"><text:s text:c="13"/>Strings<text:tab/>318 </text:p>
      <text:p text:style-name="P2"><text:s text:c="13"/>Regular Expressions<text:tab/>319 </text:p>
      <text:p text:style-name="P2"><text:s text:c="19"/>Patterns<text:tab/>320 </text:p>
      <text:p text:style-name="P2"><text:s text:c="19"/>Special Sequence Characters<text:tab/>323 </text:p>
      <text:p text:style-name="P2"><text:s text:c="18"/>Compiling Regular Expressions<text:tab/>323 </text:p>
      <text:p text:style-name="P2"><text:s text:c="18"/>Matching Strings<text:tab/>324 </text:p>
      <text:p text:style-name="P2"><text:s text:c="18"/>Meta Characters<text:tab/>326 </text:p>
      <text:p text:style-name="P2"><text:s text:c="18"/>Grouping<text:tab/>327 </text:p>
      <text:p text:style-name="P2"><text:s text:c="13"/>System<text:tab/>328 </text:p>
      <text:p text:style-name="P2"><text:s text:c="13"/>Random Number Generation<text:tab/>330 </text:p>
      <text:p text:style-name="P2"><text:s text:c="13"/>Dates and Times<text:tab/>331 </text:p>
      <text:p text:style-name="P2"><text:s text:c="18"/>Creating a New Time<text:tab/>332 </text:p>
      <text:p text:style-name="P2"><text:s text:c="18"/>Time Operations<text:tab/>332 </text:p>
      <text:p text:style-name="P2"><text:s text:c="18"/>Creating a New Date<text:tab/>333 </text:p>
      <text:p text:style-name="P2"><text:s text:c="18"/>Date Operations<text:tab/>333 </text:p>
      <text:p text:style-name="P2"><text:s text:c="18"/>Time Zone Information<text:tab/>335 </text:p>
      <text:p text:style-name="P2"><text:s text:c="13"/>Operating System Interface<text:tab/>336 </text:p>
      <text:p text:style-name="P2"><text:s text:c="18"/>System Information<text:tab/>336 </text:p>
      <text:p text:style-name="P2"><text:s text:c="18"/>Process Management<text:tab/>337 </text:p>
      <text:p text:style-name="P2"><text:soft-page-break/><text:s text:c="13"/>In Conclusion<text:tab/>341 </text:p>
      <text:p text:style-name="P2"/>
      <text:p text:style-name="P2">CHAPTER 12 <text:s text:c="2"/>The GUI — TkInter<text:tab/>343 </text:p>
      <text:p text:style-name="P2"><text:s text:c="13"/>What Is TkInter?<text:tab/>343 </text:p>
      <text:p text:style-name="P2"><text:s text:c="13"/>Terms and Conditions<text:tab/>343 </text:p>
      <text:p text:style-name="P2"><text:s text:c="18"/>Event Handling<text:tab/>344 </text:p>
      <text:p text:style-name="P2"><text:s text:c="18"/>Callbacks<text:tab/>344 </text:p>
      <text:p text:style-name="P2"><text:s text:c="18"/>Widgets<text:tab/>345 </text:p>
      <text:p text:style-name="P2"><text:s text:c="18"/>Layout Managers<text:tab/>345 </text:p>
      <text:p text:style-name="P2"><text:s text:c="13"/>Working with TkInter<text:tab/>346 </text:p>
      <text:p text:style-name="P2"><text:s text:c="13"/>Creating a Label<text:tab/>347 </text:p>
      <text:p text:style-name="P2"><text:s text:c="13"/>Frame Widgets and Centering<text:tab/>349 </text:p>
      <text:p text:style-name="P2"><text:s text:c="13"/>An Application with a Button<text:tab/>351 </text:p>
      <text:p text:style-name="P2"><text:s text:c="13"/>Working with Entry Fields and Grid Layouts<text:tab/>353 </text:p>
      <text:p text:style-name="P2"><text:s text:c="13"/>Creating a Class to Handle User Interfaces<text:tab/>356 </text:p>
      <text:p text:style-name="P2"><text:s text:c="13"/>Working with List Boxes<text:tab/>358 </text:p>
      <text:p text:style-name="P2"><text:s text:c="18"/>Scrolling a List Box<text:tab/>361 </text:p>
      <text:p text:style-name="P2"><text:s text:c="13"/>Menus<text:tab/>363 </text:p>
      <text:p text:style-name="P2"><text:s text:c="13"/>Context Menus<text:tab/>366 </text:p>
      <text:p text:style-name="P2"><text:s text:c="13"/>Scale Widgets<text:tab/>367 </text:p>
      <text:p text:style-name="P2"><text:s text:c="13"/>RadioButtons and CheckButton<text:tab/>370 </text:p>
      <text:p text:style-name="P2"><text:s text:c="13"/>Text Widgets<text:tab/>373 </text:p>
      <text:p text:style-name="P2"><text:s text:c="13"/>In Conclusion<text:tab/>375 </text:p>
      <text:p text:style-name="P2"/>
      <text:p text:style-name="P2">CHAPTER 13 <text:s text:c="2"/>The Web Server—Apache<text:tab/>377 </text:p>
      <text:p text:style-name="P2"><text:s text:c="13"/>Setting Up Apache<text:tab/>377 </text:p>
      <text:p text:style-name="P2"><text:s text:c="13"/>Testing Apache<text:tab/>378 </text:p>
      <text:p text:style-name="P2"><text:s text:c="13"/>Your First Python CGI Script: Hello Apache<text:tab/>379 </text:p>
      <text:p text:style-name="P2"><text:s text:c="18"/>Examining the Hello Python Script<text:tab/>380 </text:p>
      <text:p text:style-name="P2"><text:s text:c="18"/>The cgi-bin Directory<text:tab/>381 </text:p>
      <text:p text:style-name="P2"><text:s text:c="13"/>A Script for Displaying the Environment<text:tab/>382 </text:p>
      <text:p text:style-name="P2"><text:s text:c="13"/>Receiving Data from an HTML File<text:tab/>384 </text:p>
      <text:p text:style-name="P2"><text:s text:c="13"/>Sending Data to an HTML File<text:tab/>387 </text:p>
      <text:p text:style-name="P2"><text:s text:c="18"/>How It All Works<text:tab/>390 </text:p>
      <text:p text:style-name="P2"><text:s text:c="13"/>Dynamic HTML Displays Based on User Input<text:tab/>391 </text:p>
      <text:p text:style-name="P2"><text:s text:c="13"/>HTML Elements<text:tab/>396 </text:p>
      <text:p text:style-name="P2"><text:s text:c="13"/>Cookies<text:tab/>399 </text:p>
      <text:p text:style-name="P2"><text:s text:c="13"/>Uploading Files<text:tab/>402 </text:p>
      <text:p text:style-name="P2"><text:s text:c="13"/>Redirection<text:tab/>403 </text:p>
      <text:p text:style-name="P2"><text:s text:c="13"/>Error Handling<text:tab/>405 </text:p>
      <text:p text:style-name="P2"><text:s text:c="13"/>In Conclusion<text:tab/>406 </text:p>
      <text:p text:style-name="P2"/>
      <text:p text:style-name="P2">CHAPTER 14 <text:s text:c="2"/>Working with Databases<text:tab/>407 </text:p>
      <text:p text:style-name="P2"><text:s text:c="13"/>What Is a Database?<text:tab/>407 </text:p>
      <text:p text:style-name="P2"><text:s text:c="18"/>Simple Database Terminology<text:tab/>408 </text:p>
      <text:p text:style-name="P2"><text:s text:c="13"/>What Is MySQL?<text:tab/>409 </text:p>
      <text:p text:style-name="P2"><text:s text:c="13"/>Downloading and Installing<text:tab/>409 </text:p>
      <text:p text:style-name="P2"><text:s text:c="13"/>Creating a New Database<text:tab/>410 </text:p>
      <text:p text:style-name="P2"><text:s text:c="13"/>Creating a New User<text:tab/>414 </text:p>
      <text:p text:style-name="P2"><text:s text:c="13"/>Opening an Existing Database<text:tab/>415 </text:p>
      <text:p text:style-name="P2"><text:s text:c="13"/>Writing to a Database<text:tab/>417 </text:p>
      <text:p text:style-name="P2"><text:s text:c="13"/>Reading from a Database<text:tab/>421 </text:p>
      <text:p text:style-name="P2"><text:soft-page-break/><text:s text:c="13"/>Updating a Database<text:tab/>424 </text:p>
      <text:p text:style-name="P2"><text:s text:c="13"/>Deleting from a Database<text:tab/>427 </text:p>
      <text:p text:style-name="P2"><text:s text:c="13"/>Searching a Database<text:tab/>430 </text:p>
      <text:p text:style-name="P2"><text:s text:c="13"/>In Conclusion<text:tab/>436 </text:p>
      <text:p text:style-name="P2"/>
      <text:p text:style-name="P2">CHAPTER 15 <text:s text:c="2"/>Putting It All Together<text:tab/>437 </text:p>
      <text:p text:style-name="P2"><text:s text:c="13"/>Designing the Application<text:tab/>437 </text:p>
      <text:p text:style-name="P2"><text:s text:c="18"/>Program Flow<text:tab/>437 </text:p>
      <text:p text:style-name="P2"><text:s text:c="18"/>User Interface Design<text:tab/>438 </text:p>
      <text:p text:style-name="P2"><text:s text:c="18"/>Database Design<text:tab/>439 </text:p>
      <text:p text:style-name="P2"><text:s text:c="13"/>Implementing the Database Tables<text:tab/>440 </text:p>
      <text:p text:style-name="P2"><text:s text:c="13"/>Implementing the Forms<text:tab/>442 </text:p>
      <text:p text:style-name="P2"><text:s text:c="13"/>Adding Reviews<text:tab/>449 </text:p>
      <text:p text:style-name="P2"><text:s text:c="13"/>Adding the Review to the Database<text:tab/>452 </text:p>
      <text:p text:style-name="P2"><text:s text:c="13"/>Listing the Reviews<text:tab/>456 </text:p>
      <text:p text:style-name="P2"><text:s text:c="13"/>Deleting Books<text:tab/>459 </text:p>
      <text:p text:style-name="P2"><text:s text:c="13"/>In Conclusion<text:tab/>462 </text:p>
      <text:p text:style-name="P2"/>
      <text:p text:style-name="P2">CHAPTER 16 <text:s text:c="2"/>Python and Graphics<text:tab/>463 </text:p>
      <text:p text:style-name="P2"><text:s text:c="13"/>The PIL Library<text:tab/>463 </text:p>
      <text:p text:style-name="P2"><text:s text:c="18"/>Downloading<text:tab/>464 </text:p>
      <text:p text:style-name="P2"><text:s text:c="18"/>Installing<text:tab/>464 </text:p>
      <text:p text:style-name="P2"><text:s text:c="18"/>Verifying Your Installation<text:tab/>465 </text:p>
      <text:p text:style-name="P2"><text:s text:c="13"/>Creating a New Image<text:tab/>465 </text:p>
      <text:p text:style-name="P2"><text:s text:c="18"/>Function Parameters<text:tab/>466 </text:p>
      <text:p text:style-name="P2"><text:s text:c="13"/>Drawing on the Image<text:tab/>467 </text:p>
      <text:p text:style-name="P2"><text:s text:c="18"/>Drawing the Image<text:tab/>468 </text:p>
      <text:p text:style-name="P2"><text:s text:c="18"/>Displaying the Image<text:tab/>470 </text:p>
      <text:p text:style-name="P2"><text:s text:c="6"/>Saving the Image<text:tab/>470 </text:p>
      <text:p text:style-name="P2"><text:s text:c="6"/>Loading an Existing Image<text:tab/>472 </text:p>
      <text:p text:style-name="P2">Displaying Text<text:tab/>474 </text:p>
      <text:p text:style-name="P2">Identifying an Image<text:tab/>476 </text:p>
      <text:p text:style-name="P2">Rotating an Image<text:tab/>478 </text:p>
      <text:p text:style-name="P2">Postscript Printing<text:tab/>480 </text:p>
      <text:p text:style-name="P2">Creating Thumbnails<text:tab/>481 </text:p>
      <text:p text:style-name="P2">In Conclusion<text:tab/>483 </text:p>
      <text:p text:style-name="P2">Index<text:tab/>485 </text:p>
      <text:p text:style-name="P2"/>
      <text:h text:style-name="Heading_20_1" text:outline-level="1"><text:bookmark-start text:name="__RefHeading__323_937782157"/>***Python_Programming_An_Introduction_to_Computer_Science_v1_0rc2_2002_261p <text:bookmark-end text:name="__RefHeading__323_937782157"/></text:h>
      <text:p text:style-name="P2">1 Computers and Programs<text:tab/>1 </text:p>
      <text:p text:style-name="P2"><text:s text:c="2"/>1 1 The Universal Machine<text:tab/>1 </text:p>
      <text:p text:style-name="P2"><text:s text:c="2"/>1 2 Program Power<text:tab/>2 </text:p>
      <text:p text:style-name="P2"><text:s text:c="2"/>1 3 What is Computer Science?<text:tab/>2 </text:p>
      <text:p text:style-name="P2"><text:s text:c="2"/>1 4 Hardware Basics<text:tab/>3 </text:p>
      <text:p text:style-name="P2"><text:s text:c="2"/>1 5 Programming Languages<text:tab/>4 </text:p>
      <text:p text:style-name="P2"><text:s text:c="2"/>1 6 The Magic of Python<text:tab/>5 </text:p>
      <text:p text:style-name="P2"><text:s text:c="2"/>1 7 Inside a Python Program<text:tab/>8 </text:p>
      <text:p text:style-name="P2"><text:s text:c="2"/>1 8 Chaos and Computers<text:tab/>10 </text:p>
      <text:p text:style-name="P2"><text:s text:c="2"/>1 9 Exercises<text:tab/>11 </text:p>
      <text:p text:style-name="P2"><text:soft-page-break/></text:p>
      <text:p text:style-name="P2">2 Writing Simple Programs<text:tab/>13 </text:p>
      <text:p text:style-name="P2"><text:s text:c="2"/>2 1 The Software Development Process<text:tab/>13 </text:p>
      <text:p text:style-name="P2"><text:s text:c="2"/>2 2 Example Program: Temperature Converter<text:tab/>13 </text:p>
      <text:p text:style-name="P2"><text:s text:c="2"/>2 3 Elements of Programs<text:tab/>15 </text:p>
      <text:p text:style-name="P2"><text:s text:c="7"/>2 3 1 Names<text:tab/>15 </text:p>
      <text:p text:style-name="P2"><text:s text:c="7"/>2 3 2 Expressions<text:tab/>15 </text:p>
      <text:p text:style-name="P2"><text:s text:c="2"/>2 4 Output Statements<text:tab/>16 </text:p>
      <text:p text:style-name="P2"><text:s text:c="2"/>2 5 Assignment Statements<text:tab/>17 </text:p>
      <text:p text:style-name="P2"><text:s text:c="7"/>2 5 1 Simple Assignment<text:tab/>17 </text:p>
      <text:p text:style-name="P2"><text:s text:c="7"/>2 5 2 Assigning Input<text:tab/>18 </text:p>
      <text:p text:style-name="P2"><text:s text:c="7"/>2 5 3 Simultaneous Assignment<text:tab/>19 </text:p>
      <text:p text:style-name="P2"><text:s text:c="2"/>2 6 Definite Loops<text:tab/>20 </text:p>
      <text:p text:style-name="P2"><text:s text:c="2"/>2 7 Example Program: Future Value<text:tab/>22 </text:p>
      <text:p text:style-name="P2"><text:s text:c="2"/>2 8 Exercises<text:tab/>24 </text:p>
      <text:p text:style-name="P2"/>
      <text:p text:style-name="P2">3 Computing with Numbers<text:tab/>25 </text:p>
      <text:p text:style-name="P2"><text:s text:c="2"/>3 1 Numeric Data Types<text:tab/>25 </text:p>
      <text:p text:style-name="P2"><text:s text:c="2"/>3 2 Using the Math Library<text:tab/>27 </text:p>
      <text:p text:style-name="P2"><text:s text:c="2"/>3 3 Accumulating Results: Factorial<text:tab/>28 </text:p>
      <text:p text:style-name="P2"><text:s text:c="2"/>3 4 The Limits of Int<text:tab/>31 </text:p>
      <text:p text:style-name="P2"><text:s text:c="2"/>3 5 Handling Large Numbers: Long Ints<text:tab/>32 </text:p>
      <text:p text:style-name="P2"><text:s text:c="2"/>3 6 Type Conversions<text:tab/>34 </text:p>
      <text:p text:style-name="P2"><text:s text:c="2"/>3 7 Exercises<text:tab/>35 </text:p>
      <text:p text:style-name="P2"/>
      <text:p text:style-name="P2">4 Computing with Strings<text:tab/>39 </text:p>
      <text:p text:style-name="P2"><text:s text:c="2"/>4 1 The String Data Type<text:tab/>39 </text:p>
      <text:p text:style-name="P2"><text:s text:c="2"/>4 2 Simple String Processing<text:tab/>41 </text:p>
      <text:p text:style-name="P2"><text:s text:c="2"/>4 3 Strings and Secret Codes<text:tab/>43 </text:p>
      <text:p text:style-name="P2"><text:s text:c="6"/>4 3 1 String Representation<text:tab/>43 </text:p>
      <text:p text:style-name="P2"><text:s text:c="6"/>4 3 2 Programming an Encoder<text:tab/>44 </text:p>
      <text:p text:style-name="P2"><text:s text:c="6"/>4 3 3 Programming a Decoder<text:tab/>45 </text:p>
      <text:p text:style-name="P2"><text:s text:c="6"/>4 3 4 Other String Operations<text:tab/>48 </text:p>
      <text:p text:style-name="P2"><text:s text:c="11"/>4 3 5 From Encoding to Encryption<text:tab/>48 </text:p>
      <text:p text:style-name="P2"><text:s text:c="5"/>4 4 <text:s text:c="2"/>Output as String Manipulation<text:tab/>49 </text:p>
      <text:p text:style-name="P2"><text:s text:c="11"/>4 4 1 Converting Numbers to Strings<text:tab/>49 </text:p>
      <text:p text:style-name="P2"><text:s text:c="11"/>4 4 2 String Formatting<text:tab/>50 </text:p>
      <text:p text:style-name="P2"><text:s text:c="11"/>4 4 3 Better Change Counter<text:tab/>51 </text:p>
      <text:p text:style-name="P2"><text:s text:c="5"/>4 5 <text:s text:c="2"/>File Processing<text:tab/>52 </text:p>
      <text:p text:style-name="P2"><text:s text:c="11"/>4 5 1 Multi-Line Strings<text:tab/>52 </text:p>
      <text:p text:style-name="P2"><text:s text:c="11"/>4 5 2 File Processing<text:tab/>53 </text:p>
      <text:p text:style-name="P2"><text:s text:c="11"/>4 5 3 Example Program: Batch Usernames<text:tab/>55 </text:p>
      <text:p text:style-name="P2"><text:s text:c="11"/>4 5 4 Coming Attraction: Objects<text:tab/>56 </text:p>
      <text:p text:style-name="P2"><text:s text:c="5"/>4 6 <text:s text:c="2"/>Exercises<text:tab/>57 </text:p>
      <text:p text:style-name="P2"/>
      <text:p text:style-name="P2">5 Objects and Graphics<text:tab/>61 </text:p>
      <text:p text:style-name="P2"><text:s text:c="2"/>5 1 The Object of Objects<text:tab/>61 </text:p>
      <text:p text:style-name="P2"><text:s text:c="2"/>5 2 Graphics Programming<text:tab/>62 </text:p>
      <text:p text:style-name="P2"><text:s text:c="2"/>5 3 Using Graphical Objects<text:tab/>64 </text:p>
      <text:p text:style-name="P2"><text:s text:c="2"/>5 4 Graphing Future Value<text:tab/>68 </text:p>
      <text:p text:style-name="P2"><text:s text:c="2"/>5 5 Choosing Coordinates<text:tab/>73 </text:p>
      <text:p text:style-name="P2"><text:s text:c="2"/>5 6 Interactive Graphics<text:tab/>75 </text:p>
      <text:p text:style-name="P2"><text:soft-page-break/><text:s text:c="6"/>5 6 1 Getting Mouse Clicks<text:tab/>75 </text:p>
      <text:p text:style-name="P2"><text:s text:c="6"/>5 6 2 Handling Textual Input<text:tab/>76 </text:p>
      <text:p text:style-name="P2"><text:s text:c="2"/>5 7 Graphics Module Reference<text:tab/>79 </text:p>
      <text:p text:style-name="P2"><text:s text:c="6"/>5 7 1 GraphWin Objects<text:tab/>79 </text:p>
      <text:p text:style-name="P2"><text:s text:c="6"/>5 7 2 Graphics Objects<text:tab/>79 </text:p>
      <text:p text:style-name="P2"><text:s text:c="6"/>5 7 3 Entry Objects<text:tab/>81 </text:p>
      <text:p text:style-name="P2"><text:s text:c="6"/>5 7 4 Displaying Images<text:tab/>81 </text:p>
      <text:p text:style-name="P2"><text:s text:c="6"/>5 7 5 Generating Colors<text:tab/>81 </text:p>
      <text:p text:style-name="P2"><text:s text:c="2"/>5 8 Exercises<text:tab/>82 </text:p>
      <text:p text:style-name="P2"/>
      <text:p text:style-name="P2">6 Defining Functions<text:tab/>85 </text:p>
      <text:p text:style-name="P2"><text:s text:c="2"/>6 1 The Function of Functions<text:tab/>85 </text:p>
      <text:p text:style-name="P2"><text:s text:c="2"/>6 2 Functions, Informally<text:tab/>86 </text:p>
      <text:p text:style-name="P2"><text:s text:c="2"/>6 3 Future Value with a Function<text:tab/>89 </text:p>
      <text:p text:style-name="P2"><text:s text:c="2"/>6 4 Functions and Parameters: The Gory Details<text:tab/>90 </text:p>
      <text:p text:style-name="P2"><text:s text:c="2"/>6 5 Functions that Return Values<text:tab/>93 </text:p>
      <text:p text:style-name="P2"><text:s text:c="2"/>6 6 Functions and Program Structure<text:tab/>95 </text:p>
      <text:p text:style-name="P2"><text:s text:c="2"/>6 7 Exercises<text:tab/>97 </text:p>
      <text:p text:style-name="P2"/>
      <text:p text:style-name="P2">7 Control Structures, Part 1<text:tab/>101 </text:p>
      <text:p text:style-name="P2"><text:s text:c="2"/>7 1 Simple Decisions<text:tab/>101 </text:p>
      <text:p text:style-name="P2"><text:s text:c="6"/>7 1 1 Example: Temperature Warnings<text:tab/>101 </text:p>
      <text:p text:style-name="P2"><text:s text:c="6"/>7 1 2 Forming Simple Conditions<text:tab/>103 </text:p>
      <text:p text:style-name="P2"><text:s text:c="6"/>7 1 3 Example: Conditional Program Execution<text:tab/>104 </text:p>
      <text:p text:style-name="P2"><text:s text:c="2"/>7 2 Two-Way Decisions<text:tab/>105 </text:p>
      <text:p text:style-name="P2"><text:s text:c="2"/>7 3 Multi-Way Decisions<text:tab/>107 </text:p>
      <text:p text:style-name="P2"><text:s text:c="2"/>7 4 Exception Handling<text:tab/>109 </text:p>
      <text:p text:style-name="P2"><text:s text:c="2"/>7 5 Study in Design: Max of Three<text:tab/>112 </text:p>
      <text:p text:style-name="P2"><text:s text:c="6"/>7 5 1 Strategy 1: Compare Each to All<text:tab/>112 </text:p>
      <text:p text:style-name="P2"><text:s text:c="6"/>7 5 2 Strategy 2: Decision Tree<text:tab/>113 </text:p>
      <text:p text:style-name="P2"><text:s text:c="6"/>7 5 3 Strategy 3: Sequential Processing<text:tab/>114 </text:p>
      <text:p text:style-name="P2"><text:s text:c="6"/>7 5 4 Strategy 4: Use Python<text:tab/>116 </text:p>
      <text:p text:style-name="P2"><text:s text:c="6"/>7 5 5 Some Lessons<text:tab/>116 </text:p>
      <text:p text:style-name="P2"><text:s text:c="2"/>7 6 Exercises<text:tab/>116 </text:p>
      <text:p text:style-name="P2">8 Control Structures, Part 2<text:tab/>119 </text:p>
      <text:p text:style-name="P2"><text:s text:c="2"/>8 1 For Loops: A Quick Review<text:tab/>119 </text:p>
      <text:p text:style-name="P2"><text:s text:c="2"/>8 2 Indefinite Loops<text:tab/>120 </text:p>
      <text:p text:style-name="P2"><text:s text:c="2"/>8 3 Common Loop Patterns<text:tab/>121 </text:p>
      <text:p text:style-name="P2"><text:s text:c="6"/>8 3 1 Interactive Loops<text:tab/>121 </text:p>
      <text:p text:style-name="P2"><text:s text:c="6"/>8 3 2 Sentinel Loops<text:tab/>123 </text:p>
      <text:p text:style-name="P2"><text:s text:c="6"/>8 3 3 File Loops<text:tab/>125 </text:p>
      <text:p text:style-name="P2"><text:s text:c="6"/>8 3 4 Nested Loops<text:tab/>126 </text:p>
      <text:p text:style-name="P2"><text:s text:c="2"/>8 4 Computing with Booleans<text:tab/>127 </text:p>
      <text:p text:style-name="P2"><text:s text:c="6"/>8 4 1 Boolean Operators<text:tab/>127 </text:p>
      <text:p text:style-name="P2"><text:s text:c="6"/>8 4 2 Boolean Algebra<text:tab/>129 </text:p>
      <text:p text:style-name="P2"><text:s text:c="2"/>8 5 Other Common Structures<text:tab/>130 </text:p>
      <text:p text:style-name="P2"><text:s text:c="6"/>8 5 1 Post-Test Loop<text:tab/>130 </text:p>
      <text:p text:style-name="P2"><text:s text:c="6"/>8 5 2 Loop and a Half<text:tab/>132 </text:p>
      <text:p text:style-name="P2"><text:s text:c="6"/>8 5 3 Boolean Expressions as Decisions<text:tab/>132 </text:p>
      <text:p text:style-name="P2"><text:s text:c="2"/>8 6 Exercises<text:tab/>134 </text:p>
      <text:p text:style-name="P2"/>
      <text:p text:style-name="P2">9 Simulation and Design<text:tab/>137 </text:p>
      <text:p text:style-name="P2"><text:soft-page-break/><text:s text:c="2"/>9 1 Simulating Racquetball<text:tab/>137 </text:p>
      <text:p text:style-name="P2"><text:s text:c="6"/>9 1 1 A Simulation Problem<text:tab/>137 </text:p>
      <text:p text:style-name="P2"><text:s text:c="6"/>9 1 2 Program Specification<text:tab/>138 </text:p>
      <text:p text:style-name="P2"><text:s text:c="2"/>9 2 Random Numbers<text:tab/>138 </text:p>
      <text:p text:style-name="P2"><text:s text:c="2"/>9 3 Top-Down Design<text:tab/>140 </text:p>
      <text:p text:style-name="P2"><text:s text:c="6"/>9 3 1 Top-Level Design<text:tab/>140 </text:p>
      <text:p text:style-name="P2"><text:s text:c="6"/>9 3 2 Separation of Concerns<text:tab/>141 </text:p>
      <text:p text:style-name="P2"><text:s text:c="6"/>9 3 3 Second-Level Design<text:tab/>142 </text:p>
      <text:p text:style-name="P2"><text:s text:c="6"/>9 3 4 Designing simNGames<text:tab/>143 </text:p>
      <text:p text:style-name="P2"><text:s text:c="6"/>9 3 5 Third-Level Design<text:tab/>144 </text:p>
      <text:p text:style-name="P2"><text:s text:c="6"/>9 3 6 Finishing Up<text:tab/>146 </text:p>
      <text:p text:style-name="P2"><text:s text:c="6"/>9 3 7 Summary of the Design Process<text:tab/>148 </text:p>
      <text:p text:style-name="P2"><text:s text:c="2"/>9 4 Bottom-Up Implementation<text:tab/>148 </text:p>
      <text:p text:style-name="P2"><text:s text:c="6"/>9 4 1 Unit Testing<text:tab/>148 </text:p>
      <text:p text:style-name="P2"><text:s text:c="6"/>9 4 2 Simulation Results<text:tab/>149 </text:p>
      <text:p text:style-name="P2"><text:s text:c="2"/>9 5 Other Design Techniques<text:tab/>150 </text:p>
      <text:p text:style-name="P2"><text:s text:c="6"/>9 5 1 Prototyping and Spiral Development<text:tab/>150 </text:p>
      <text:p text:style-name="P2"><text:s text:c="6"/>9 5 2 The Art of Design<text:tab/>151 </text:p>
      <text:p text:style-name="P2"><text:s text:c="2"/>9 6 Exercises<text:tab/>152 </text:p>
      <text:p text:style-name="P2"/>
      <text:p text:style-name="P2">10 Defining Classes<text:tab/>155 </text:p>
      <text:p text:style-name="P2"><text:s text:c="3"/>10 1 Quick Review of Objects<text:tab/>155 </text:p>
      <text:p text:style-name="P2"><text:s text:c="3"/>10 2 Example Program: Cannonball<text:tab/>156 </text:p>
      <text:p text:style-name="P2"><text:s text:c="8"/>10 2 1 Program Specification<text:tab/>156 </text:p>
      <text:p text:style-name="P2"><text:s text:c="8"/>10 2 2 Designing the Program<text:tab/>156 </text:p>
      <text:p text:style-name="P2"><text:s text:c="8"/>10 2 3 Modularizing the Program<text:tab/>159 </text:p>
      <text:p text:style-name="P2"><text:s text:c="3"/>10 3 Defining New Classes<text:tab/>159 </text:p>
      <text:p text:style-name="P2"><text:s text:c="8"/>10 3 1 Example: Multi-Sided Dice<text:tab/>160 </text:p>
      <text:p text:style-name="P2"><text:s text:c="8"/>10 3 2 Example: The Projectile Class<text:tab/>162 </text:p>
      <text:p text:style-name="P2"><text:s text:c="3"/>10 4 Objects and Encapsulation<text:tab/>164 </text:p>
      <text:p text:style-name="P2"><text:s text:c="8"/>10 4 1 Encapsulating Useful Abstractions<text:tab/>164 </text:p>
      <text:p text:style-name="P2"><text:s text:c="8"/>10 4 2 Putting Classes in Modules<text:tab/>164 </text:p>
      <text:p text:style-name="P2"><text:s text:c="3"/>10 5 Widget Objects<text:tab/>166 </text:p>
      <text:p text:style-name="P2"><text:s text:c="8"/>10 5 1 Example Program: Dice Roller<text:tab/>166 </text:p>
      <text:p text:style-name="P2"><text:s text:c="8"/>10 5 2 Building Buttons<text:tab/>166 </text:p>
      <text:p text:style-name="P2"><text:s text:c="8"/>10 5 3 Building Dice<text:tab/>169 </text:p>
      <text:p text:style-name="P2"><text:s text:c="10"/>10 5 4 The Main Program<text:tab/>172 </text:p>
      <text:p text:style-name="P2"><text:s text:c="5"/>10 6 Exercises<text:tab/>173 </text:p>
      <text:p text:style-name="P2"/>
      <text:p text:style-name="P2">11 Data Collections<text:tab/>177 </text:p>
      <text:p text:style-name="P2"><text:s text:c="3"/>11 1 Example Problem: Simple Statistics<text:tab/>177 </text:p>
      <text:p text:style-name="P2"><text:s text:c="3"/>11 2 Applying Lists<text:tab/>178 </text:p>
      <text:p text:style-name="P2"><text:s text:c="8"/>11 2 1 Lists are Sequences<text:tab/>178 </text:p>
      <text:p text:style-name="P2"><text:s text:c="8"/>11 2 2 Lists vs <text:s/>Strings<text:tab/>179 </text:p>
      <text:p text:style-name="P2"><text:s text:c="8"/>11 2 3 List Operations<text:tab/>180 </text:p>
      <text:p text:style-name="P2"><text:s text:c="3"/>11 3 Statistics with Lists<text:tab/>181 </text:p>
      <text:p text:style-name="P2"><text:s text:c="3"/>11 4 Combining Lists and Classes<text:tab/>184 </text:p>
      <text:p text:style-name="P2"><text:s text:c="3"/>11 5 Case Study: Python Calculator<text:tab/>188 </text:p>
      <text:p text:style-name="P2"><text:s text:c="8"/>11 5 1 A Calculator as an Object<text:tab/>188 </text:p>
      <text:p text:style-name="P2"><text:s text:c="8"/>11 5 2 Constructing the Interface<text:tab/>188 </text:p>
      <text:p text:style-name="P2"><text:s text:c="8"/>11 5 3 Processing Buttons<text:tab/>190 </text:p>
      <text:p text:style-name="P2"><text:s text:c="3"/>11 6 Non-Sequential Collections<text:tab/>193 </text:p>
      <text:p text:style-name="P2"><text:soft-page-break/><text:s text:c="8"/>11 6 1 Dictionary Basics<text:tab/>193 </text:p>
      <text:p text:style-name="P2"><text:s text:c="8"/>11 6 2 Dictionary Operations<text:tab/>194 </text:p>
      <text:p text:style-name="P2"><text:s text:c="8"/>11 6 3 Example Program: Word Frequency<text:tab/>194 </text:p>
      <text:p text:style-name="P2"><text:s text:c="3"/>11 7 Exercises<text:tab/>198 </text:p>
      <text:p text:style-name="P2"/>
      <text:p text:style-name="P2">12 Object-Oriented Design<text:tab/>201 </text:p>
      <text:p text:style-name="P2"><text:s text:c="3"/>12 1 The Process of OOD<text:tab/>201 </text:p>
      <text:p text:style-name="P2"><text:s text:c="3"/>12 2 Case Study: Racquetball Simulation<text:tab/>202 </text:p>
      <text:p text:style-name="P2"><text:s text:c="8"/>12 2 1 Candidate Objects and Methods<text:tab/>203 </text:p>
      <text:p text:style-name="P2"><text:s text:c="8"/>12 2 2 Implementing SimStats<text:tab/>203 </text:p>
      <text:p text:style-name="P2"><text:s text:c="8"/>12 2 3 Implementing RBallGame<text:tab/>205 </text:p>
      <text:p text:style-name="P2"><text:s text:c="8"/>12 2 4 Implementing Player<text:tab/>207 </text:p>
      <text:p text:style-name="P2"><text:s text:c="8"/>12 2 5 The Complete Program<text:tab/>207 </text:p>
      <text:p text:style-name="P2"><text:s text:c="3"/>12 3 Case Study: Dice Poker<text:tab/>210 </text:p>
      <text:p text:style-name="P2"><text:s text:c="8"/>12 3 1 Program Specification<text:tab/>210 </text:p>
      <text:p text:style-name="P2"><text:s text:c="8"/>12 3 2 Identifying Candidate Objects<text:tab/>210 </text:p>
      <text:p text:style-name="P2"><text:s text:c="8"/>12 3 3 Implementing the Model<text:tab/>211 </text:p>
      <text:p text:style-name="P2"><text:s text:c="8"/>12 3 4 A Text-Based UI<text:tab/>214 </text:p>
      <text:p text:style-name="P2"><text:s text:c="8"/>12 3 5 Developing a GUI<text:tab/>216 </text:p>
      <text:p text:style-name="P2"><text:s text:c="3"/>12 4 OO Concepts<text:tab/>221 </text:p>
      <text:p text:style-name="P2"><text:s text:c="8"/>12 4 1 Encapsulation<text:tab/>221 </text:p>
      <text:p text:style-name="P2"><text:s text:c="8"/>12 4 2 Polymorphism<text:tab/>222 </text:p>
      <text:p text:style-name="P2"><text:s text:c="8"/>12 4 3 Inheritance<text:tab/>222 </text:p>
      <text:p text:style-name="P2"><text:s text:c="3"/>12 5 Exercises<text:tab/>223 </text:p>
      <text:p text:style-name="P2"/>
      <text:p text:style-name="P2">13 Algorithm Analysis and Design<text:tab/>225 </text:p>
      <text:p text:style-name="P2"><text:s text:c="3"/>13 1 Searching<text:tab/>225 </text:p>
      <text:p text:style-name="P2"><text:s text:c="8"/>13 1 1 A Simple Searching Problem<text:tab/>225 </text:p>
      <text:p text:style-name="P2"><text:s text:c="8"/>13 1 2 Strategy 1: Linear Search<text:tab/>226 </text:p>
      <text:p text:style-name="P2"><text:s text:c="8"/>13 1 3 Strategy 2: Binary Search<text:tab/>226 </text:p>
      <text:p text:style-name="P2"><text:s text:c="8"/>13 1 4 Comparing Algorithms<text:tab/>227 </text:p>
      <text:p text:style-name="P2"><text:s text:c="3"/>13 2 Recursive Problem-Solving<text:tab/>228 </text:p>
      <text:p text:style-name="P2"><text:s text:c="8"/>13 2 1 Recursive Definitions<text:tab/>229 </text:p>
      <text:p text:style-name="P2"><text:s text:c="8"/>13 2 2 Recursive Functions<text:tab/>230 </text:p>
      <text:p text:style-name="P2"><text:s text:c="8"/>13 2 3 Recursive Search<text:tab/>230 </text:p>
      <text:p text:style-name="P2"><text:s text:c="3"/>13 3 Sorting Algorithms<text:tab/>231 </text:p>
      <text:p text:style-name="P2"><text:s text:c="8"/>13 3 1 Naive Sorting: Selection Sort<text:tab/>231 </text:p>
      <text:p text:style-name="P2"><text:s text:c="8"/>13 3 2 Divide and Conquer: Merge Sort<text:tab/>232 </text:p>
      <text:p text:style-name="P2"><text:s text:c="7"/>13 3 3 Comparing Sorts<text:tab/>234 </text:p>
      <text:p text:style-name="P2"><text:s text:c="2"/>13 4 Hard Problems<text:tab/>235 </text:p>
      <text:p text:style-name="P2"><text:s text:c="7"/>13 4 1 Towers of Hanoi<text:tab/>236 </text:p>
      <text:p text:style-name="P2"><text:s text:c="7"/>13 4 2 The Halting Problem<text:tab/>239 </text:p>
      <text:p text:style-name="P2"><text:s text:c="7"/>13 4 3 Conclusion<text:tab/>241 </text:p>
      <text:p text:style-name="P2"/>
      <text:h text:style-name="Heading_20_1" text:outline-level="1"><text:bookmark-start text:name="__RefHeading__325_937782157"/>***Python_Programming_Tutorial_2000_195p <text:bookmark-end text:name="__RefHeading__325_937782157"/></text:h>
      <text:p text:style-name="P2">0001 Lesson 1, Getting Started </text:p>
      <text:p text:style-name="P2">0004 Let's Do Numbers </text:p>
      <text:p text:style-name="P2">0008 Variables and Identifiers </text:p>
      <text:p text:style-name="P2">0012 Strings, Part I </text:p>
      <text:p text:style-name="P2">0016 Writing and Using Scripts </text:p>
      <text:p text:style-name="P2">0020 Program Construction </text:p>
      <text:p text:style-name="P2"><text:soft-page-break/>0024 Strings, Part II </text:p>
      <text:p text:style-name="P2">0028 Lists, Part I </text:p>
      <text:p text:style-name="P2">0032 Lists, Part II </text:p>
      <text:p text:style-name="P2">0036 Tuples, Index and Slice </text:p>
      <text:p text:style-name="P2">0040 Nested Tuples </text:p>
      <text:p text:style-name="P2">0044 Empty and Single-Item Tuples </text:p>
      <text:p text:style-name="P2">0048 Unpacking Tuples </text:p>
      <text:p text:style-name="P2">0052 Indexing Nested Tuples </text:p>
      <text:p text:style-name="P2">0056 Slicing Nested Tuples </text:p>
      <text:p text:style-name="P2">0060 Indirection </text:p>
      <text:p text:style-name="P2">0064 Getting Started with Dictionaries </text:p>
      <text:p text:style-name="P2">0068 Valid Keys, Key Lists, Iteration </text:p>
      <text:p text:style-name="P2">0072 Using Tuples as Keys </text:p>
      <text:p text:style-name="P2">0076 Nesting, Sorting, Deleting, and Membership Testing Dictionary Elements </text:p>
      <text:p text:style-name="P2"><text:s/></text:p>
      <text:h text:style-name="Heading_20_1" text:outline-level="1"><text:bookmark-start text:name="__RefHeading__327_937782157"/>***Python_Scripting_for_Computational_Science_ThirdEdition_2008_767p <text:bookmark-end text:name="__RefHeading__327_937782157"/></text:h>
      <text:p text:style-name="P2">1 <text:s text:c="2"/>Introduction<text:tab/>1 </text:p>
      <text:p text:style-name="P2"><text:s text:c="4"/>1 1 <text:s text:c="4"/>Scripting versus Traditional Programming<text:tab/>1 </text:p>
      <text:p text:style-name="P2"><text:s text:c="12"/>1 1 1 Why Scripting is Useful in Computational Science<text:tab/>2 </text:p>
      <text:p text:style-name="P2"><text:s text:c="12"/>1 1 2 Classiﬁcation of Programming Languages<text:tab/>4 </text:p>
      <text:p text:style-name="P2"><text:s text:c="12"/>1 1 3 Productive Pairs of Programming Languages<text:tab/>5 </text:p>
      <text:p text:style-name="P2"><text:s text:c="12"/>1 1 4 Gluing Existing Applications<text:tab/>6 </text:p>
      <text:p text:style-name="P2"><text:s text:c="12"/>1 1 5 Scripting Yields Shorter Code<text:tab/>7 </text:p>
      <text:p text:style-name="P2"><text:s text:c="12"/>1 1 6 Eﬃciency<text:tab/>8 </text:p>
      <text:p text:style-name="P2"><text:s text:c="12"/>1 1 7 Type-Speciﬁcation (Declaration) of Variables<text:tab/>9 </text:p>
      <text:p text:style-name="P2"><text:s text:c="12"/>1 1 8 Flexible Function Interfaces<text:tab/>11 </text:p>
      <text:p text:style-name="P2"><text:s text:c="12"/>1 1 9 Interactive Computing<text:tab/>12 </text:p>
      <text:p text:style-name="P2"><text:s text:c="12"/>1 1 10 Creating Code at Run Time<text:tab/>13 </text:p>
      <text:p text:style-name="P2"><text:s text:c="12"/>1 1 11 Nested Heterogeneous Data Structures<text:tab/>14 </text:p>
      <text:p text:style-name="P2"><text:s text:c="12"/>1 1 12 GUI Programming<text:tab/>16 </text:p>
      <text:p text:style-name="P2"><text:s text:c="12"/>1 1 13 Mixed Language Programming<text:tab/>17 </text:p>
      <text:p text:style-name="P2"><text:s text:c="12"/>1 1 14 When to Choose a Dynamically Typed Language<text:tab/>19 </text:p>
      <text:p text:style-name="P2"><text:s text:c="12"/>1 1 15 Why Python?<text:tab/>20 </text:p>
      <text:p text:style-name="P2"><text:s text:c="12"/>1 1 16 Script or Program?<text:tab/>21 </text:p>
      <text:p text:style-name="P2"><text:s text:c="4"/>1 2 <text:s text:c="4"/>Preparations for Working with This Book<text:tab/>22 </text:p>
      <text:p text:style-name="P2"/>
      <text:p text:style-name="P2">2 <text:s text:c="2"/>Getting Started with Python Scripting<text:tab/>27 </text:p>
      <text:p text:style-name="P2"><text:s text:c="4"/>2 1 <text:s text:c="4"/>A Scientiﬁc Hello World Script<text:tab/>27 </text:p>
      <text:p text:style-name="P2"><text:s text:c="12"/>2 1 1 Executing Python Scripts<text:tab/>28 </text:p>
      <text:p text:style-name="P2"><text:s text:c="12"/>2 1 2 Dissection of the Scientiﬁc Hello World Script<text:tab/>29 </text:p>
      <text:p text:style-name="P2"><text:s text:c="4"/>2 2 <text:s text:c="4"/>Working with Files and Data<text:tab/>32 </text:p>
      <text:p text:style-name="P2"><text:s text:c="12"/>2 2 1 Problem Speciﬁcation<text:tab/>32 </text:p>
      <text:p text:style-name="P2"><text:s text:c="12"/>2 2 2 The Complete Code<text:tab/>33 </text:p>
      <text:p text:style-name="P2"><text:s text:c="12"/>2 2 3 Dissection<text:tab/>33 </text:p>
      <text:p text:style-name="P2"><text:s text:c="12"/>2 2 4 Working with Files in Memory<text:tab/>36 </text:p>
      <text:p text:style-name="P2"><text:s text:c="12"/>2 2 5 Array Computing<text:tab/>37 </text:p>
      <text:p text:style-name="P2"><text:s text:c="12"/>2 2 6 Interactive Computing and Debugging<text:tab/>39 </text:p>
      <text:p text:style-name="P2"><text:s text:c="12"/>2 2 7 Eﬃciency Measurements<text:tab/>42 </text:p>
      <text:p text:style-name="P2"><text:s text:c="12"/>2 2 8 Exercises<text:tab/>43 </text:p>
      <text:p text:style-name="P2"><text:soft-page-break/><text:s text:c="4"/>2 3 <text:s text:c="4"/>Gluing Stand-Alone Applications<text:tab/>46 </text:p>
      <text:p text:style-name="P2"><text:s text:c="12"/>2 3 1 The Simulation Code<text:tab/>47 </text:p>
      <text:p text:style-name="P2"><text:s text:c="12"/>2 3 2 Using Gnuplot to Visualize Curves<text:tab/>49 </text:p>
      <text:p text:style-name="P2"><text:s text:c="12"/>2 3 3 Functionality of the Script<text:tab/>50 </text:p>
      <text:p text:style-name="P2"><text:s text:c="12"/>2 3 4 The Complete Code<text:tab/>51 </text:p>
      <text:p text:style-name="P2"><text:s text:c="12"/>2 3 5 Dissection<text:tab/>53 </text:p>
      <text:p text:style-name="P2"><text:s text:c="12"/>2 3 6 Exercises<text:tab/>55 </text:p>
      <text:p text:style-name="P2"><text:s text:c="4"/>2 4 <text:s text:c="4"/>Conducting Numerical Experiments<text:tab/>58 </text:p>
      <text:p text:style-name="P2"><text:s text:c="12"/>2 4 1 Wrapping a Loop Around Another Script<text:tab/>59 </text:p>
      <text:p text:style-name="P2"><text:s text:c="14"/>2 4 2 Generating an HTML Report<text:tab/>60 </text:p>
      <text:p text:style-name="P2"><text:s text:c="14"/>2 4 3 Making Animations<text:tab/>61 </text:p>
      <text:p text:style-name="P2"><text:s text:c="14"/>2 4 4 Varying Any Parameter<text:tab/>63 </text:p>
      <text:p text:style-name="P2"><text:s text:c="6"/>2 5 <text:s text:c="4"/>File Format Conversion<text:tab/>66 </text:p>
      <text:p text:style-name="P2"><text:s text:c="14"/>2 5 1 A Simple Read/Write Script<text:tab/>66 </text:p>
      <text:p text:style-name="P2"><text:s text:c="14"/>2 5 2 Storing Data in Dictionaries and Lists<text:tab/>68 </text:p>
      <text:p text:style-name="P2"><text:s text:c="14"/>2 5 3 Making a Module with Functions<text:tab/>69 </text:p>
      <text:p text:style-name="P2"><text:s text:c="14"/>2 5 4 Exercises<text:tab/>71 </text:p>
      <text:p text:style-name="P2"/>
      <text:p text:style-name="P2">3 <text:s text:c="4"/>Basic Python<text:tab/>73 </text:p>
      <text:p text:style-name="P2"><text:s text:c="6"/>3 1 <text:s text:c="4"/>Introductory Topics<text:tab/>74 </text:p>
      <text:p text:style-name="P2"><text:s text:c="14"/>3 1 1 Recommended Python Documentation<text:tab/>74 </text:p>
      <text:p text:style-name="P2"><text:s text:c="14"/>3 1 2 Control Statements<text:tab/>75 </text:p>
      <text:p text:style-name="P2"><text:s text:c="14"/>3 1 3 Running Applications<text:tab/>76 </text:p>
      <text:p text:style-name="P2"><text:s text:c="14"/>3 1 4 File Reading and Writing<text:tab/>78 </text:p>
      <text:p text:style-name="P2"><text:s text:c="14"/>3 1 5 Output Formatting<text:tab/>79 </text:p>
      <text:p text:style-name="P2"><text:s text:c="6"/>3 2 <text:s text:c="4"/>Variables of Diﬀerent Types<text:tab/>81 </text:p>
      <text:p text:style-name="P2"><text:s text:c="14"/>3 2 1 Boolean Types<text:tab/>81 </text:p>
      <text:p text:style-name="P2"><text:s text:c="14"/>3 2 2 The None Variable<text:tab/>82 </text:p>
      <text:p text:style-name="P2"><text:s text:c="14"/>3 2 3 Numbers and Numerical Expressions<text:tab/>82 </text:p>
      <text:p text:style-name="P2"><text:s text:c="14"/>3 2 4 Lists and Tuples<text:tab/>84 </text:p>
      <text:p text:style-name="P2"><text:s text:c="14"/>3 2 5 Dictionaries<text:tab/>90 </text:p>
      <text:p text:style-name="P2"><text:s text:c="14"/>3 2 6 Splitting and Joining Text<text:tab/>94 </text:p>
      <text:p text:style-name="P2"><text:s text:c="14"/>3 2 7 String Operations<text:tab/>95 </text:p>
      <text:p text:style-name="P2"><text:s text:c="14"/>3 2 8 Text Processing<text:tab/>96 </text:p>
      <text:p text:style-name="P2"><text:s text:c="14"/>3 2 9 The Basics of a Python Class<text:tab/>98 </text:p>
      <text:p text:style-name="P2"><text:s text:c="14"/>3 2 10 Copy and Assignment<text:tab/>100 </text:p>
      <text:p text:style-name="P2"><text:s text:c="14"/>3 2 11 Determining a Variable’s Type<text:tab/>104 </text:p>
      <text:p text:style-name="P2"><text:s text:c="14"/>3 2 12 Exercises<text:tab/>106 </text:p>
      <text:p text:style-name="P2"><text:s text:c="6"/>3 3 <text:s text:c="4"/>Functions<text:tab/>110 </text:p>
      <text:p text:style-name="P2"><text:s text:c="14"/>3 3 1 Keyword Arguments<text:tab/>111 </text:p>
      <text:p text:style-name="P2"><text:s text:c="14"/>3 3 2 Doc Strings<text:tab/>112 </text:p>
      <text:p text:style-name="P2"><text:s text:c="14"/>3 3 3 Variable Number of Arguments<text:tab/>112 </text:p>
      <text:p text:style-name="P2"><text:s text:c="14"/>3 3 4 Call by Reference<text:tab/>114 </text:p>
      <text:p text:style-name="P2"><text:s text:c="14"/>3 3 5 Treatment of Input and Output Arguments<text:tab/>115 </text:p>
      <text:p text:style-name="P2"><text:s text:c="14"/>3 3 6 Function Objects<text:tab/>116 </text:p>
      <text:p text:style-name="P2"><text:s text:c="6"/>3 4 <text:s text:c="4"/>Working with Files and Directories<text:tab/>117 </text:p>
      <text:p text:style-name="P2"><text:s text:c="14"/>3 4 1 Listing Files in a Directory<text:tab/>118 </text:p>
      <text:p text:style-name="P2"><text:s text:c="14"/>3 4 2 Testing File Types<text:tab/>118 </text:p>
      <text:p text:style-name="P2"><text:s text:c="14"/>3 4 3 Removing Files and Directories<text:tab/>119 </text:p>
      <text:p text:style-name="P2"><text:s text:c="14"/>3 4 4 Copying and Renaming Files<text:tab/>120 </text:p>
      <text:p text:style-name="P2"><text:s text:c="14"/>3 4 5 Splitting Pathnames<text:tab/>121 </text:p>
      <text:p text:style-name="P2"><text:s text:c="14"/>3 4 6 Creating and Moving to Directories<text:tab/>122 </text:p>
      <text:p text:style-name="P2"><text:soft-page-break/><text:s text:c="14"/>3 4 7 Traversing Directory Trees<text:tab/>122 </text:p>
      <text:p text:style-name="P2"><text:s text:c="14"/>3 4 8 Exercises<text:tab/>125 </text:p>
      <text:p text:style-name="P2">4 <text:s text:c="2"/>Numerical Computing in Python<text:tab/>131 </text:p>
      <text:p text:style-name="P2"><text:s text:c="4"/>4 1 <text:s text:c="2"/>A Quick NumPy Primer<text:tab/>132 </text:p>
      <text:p text:style-name="P2"><text:s text:c="10"/>4 1 1 Creating Arrays<text:tab/>132 </text:p>
      <text:p text:style-name="P2"><text:s text:c="10"/>4 1 2 Array Indexing<text:tab/>136 </text:p>
      <text:p text:style-name="P2"><text:s text:c="10"/>4 1 3 Loops over Arrays<text:tab/>138 </text:p>
      <text:p text:style-name="P2"><text:s text:c="10"/>4 1 4 Array Computations<text:tab/>139 </text:p>
      <text:p text:style-name="P2"><text:s text:c="10"/>4 1 5 More Array Functionality<text:tab/>142 </text:p>
      <text:p text:style-name="P2"><text:s text:c="10"/>4 1 6 Type Testing<text:tab/>144 </text:p>
      <text:p text:style-name="P2"><text:s text:c="10"/>4 1 7 Matrix Objects<text:tab/>145 </text:p>
      <text:p text:style-name="P2"><text:s text:c="10"/>4 1 8 Exercises<text:tab/>146 </text:p>
      <text:p text:style-name="P2"><text:s text:c="4"/>4 2 <text:s text:c="2"/>Vectorized Algorithms<text:tab/>147 </text:p>
      <text:p text:style-name="P2"><text:s text:c="10"/>4 2 1 From Scalar to Array in Function Arguments<text:tab/>147 </text:p>
      <text:p text:style-name="P2"><text:s text:c="10"/>4 2 2 Slicing<text:tab/>149 </text:p>
      <text:p text:style-name="P2"><text:s text:c="10"/>4 2 3 Exercises<text:tab/>150 </text:p>
      <text:p text:style-name="P2"><text:s text:c="4"/>4 3 <text:s text:c="2"/>More Advanced Array Computing<text:tab/>151 </text:p>
      <text:p text:style-name="P2"><text:s text:c="10"/>4 3 1 Random Numbers<text:tab/>152 </text:p>
      <text:p text:style-name="P2"><text:s text:c="10"/>4 3 2 Linear Algebra<text:tab/>153 </text:p>
      <text:p text:style-name="P2"><text:s text:c="10"/>4 3 3 Plotting<text:tab/>154 </text:p>
      <text:p text:style-name="P2"><text:s text:c="10"/>4 3 4 Example: Curve Fitting<text:tab/>157 </text:p>
      <text:p text:style-name="P2"><text:s text:c="10"/>4 3 5 Arrays on Structured Grids<text:tab/>159 </text:p>
      <text:p text:style-name="P2"><text:s text:c="10"/>4 3 6 File I/O with NumPy Arrays<text:tab/>163 </text:p>
      <text:p text:style-name="P2"><text:s text:c="10"/>4 3 7 Functionality in the Numpyutils Module<text:tab/>165 </text:p>
      <text:p text:style-name="P2"><text:s text:c="10"/>4 3 8 Exercises<text:tab/>168 </text:p>
      <text:p text:style-name="P2"><text:s text:c="4"/>4 4 <text:s text:c="2"/>Other Tools for Numerical Computations<text:tab/>173 </text:p>
      <text:p text:style-name="P2"><text:s text:c="10"/>4 4 1 The ScientiﬁcPython Package<text:tab/>173 </text:p>
      <text:p text:style-name="P2"><text:s text:c="10"/>4 4 2 The SciPy Package<text:tab/>178 </text:p>
      <text:p text:style-name="P2"><text:s text:c="10"/>4 4 3 The Python–Matlab Interface<text:tab/>183 </text:p>
      <text:p text:style-name="P2"><text:s text:c="10"/>4 4 4 Symbolic Computing in Python<text:tab/>184 </text:p>
      <text:p text:style-name="P2"><text:s text:c="10"/>4 4 5 Some Useful Python Modules<text:tab/>186 </text:p>
      <text:p text:style-name="P2"/>
      <text:p text:style-name="P2">5 <text:s text:c="2"/>Combining Python with Fortran, C, and C<text:tab/>189 </text:p>
      <text:p text:style-name="P2"><text:s text:c="4"/>5 1 <text:s text:c="2"/>About Mixed Language Programming<text:tab/>189 </text:p>
      <text:p text:style-name="P2"><text:s text:c="10"/>5 1 1 Applications of Mixed Language Programming<text:tab/>190 </text:p>
      <text:p text:style-name="P2"><text:s text:c="10"/>5 1 2 Calling C from Python<text:tab/>190 </text:p>
      <text:p text:style-name="P2"><text:s text:c="10"/>5 1 3 Automatic Generation of Wrapper Code<text:tab/>192 </text:p>
      <text:p text:style-name="P2"><text:s text:c="4"/>5 2 <text:s text:c="2"/>Scientiﬁc Hello World Examples<text:tab/>194 </text:p>
      <text:p text:style-name="P2"><text:s text:c="10"/>5 2 1 Combining Python and Fortran<text:tab/>195 </text:p>
      <text:p text:style-name="P2"><text:s text:c="10"/>5 2 2 Combining Python and C<text:tab/>201 </text:p>
      <text:p text:style-name="P2"><text:s text:c="10"/>5 2 3 Combining Python and C Functions<text:tab/>208 </text:p>
      <text:p text:style-name="P2"><text:s text:c="10"/>5 2 4 Combining Python and C Classes<text:tab/>210 </text:p>
      <text:p text:style-name="P2"><text:s text:c="10"/>5 2 5 Exercises<text:tab/>214 </text:p>
      <text:p text:style-name="P2"><text:s text:c="4"/>5 3 <text:s text:c="2"/>A Simple Computational Steering Example<text:tab/>215 </text:p>
      <text:p text:style-name="P2"><text:s text:c="10"/>5 3 1 Modiﬁed Time Loop for Repeated Simulations<text:tab/>216 </text:p>
      <text:p text:style-name="P2"><text:s text:c="10"/>5 3 2 Creating a Python Interface<text:tab/>217 </text:p>
      <text:p text:style-name="P2"><text:s text:c="10"/>5 3 3 The Steering Python Script<text:tab/>218 </text:p>
      <text:p text:style-name="P2"><text:s text:c="10"/>5 3 4 Equipping the Steering Script with a GUI<text:tab/>222 </text:p>
      <text:p text:style-name="P2"><text:s text:c="4"/>5 4 <text:s text:c="2"/>Scripting Interfaces to Large Libraries<text:tab/>223 </text:p>
      <text:p text:style-name="P2">6 <text:s text:c="4"/>Introduction to GUI Programming<text:tab/>227 </text:p>
      <text:p text:style-name="P2"><text:s text:c="6"/>6 1 <text:s text:c="4"/>Scientiﬁc Hello World GUI<text:tab/>228 </text:p>
      <text:p text:style-name="P2"><text:s text:c="14"/>6 1 1 Introductory Topics<text:tab/>228 </text:p>
      <text:p text:style-name="P2"><text:soft-page-break/><text:s text:c="14"/>6 1 2 The First Python/Tkinter Encounter<text:tab/>230 </text:p>
      <text:p text:style-name="P2"><text:s text:c="14"/>6 1 3 Binding Events<text:tab/>233 </text:p>
      <text:p text:style-name="P2"><text:s text:c="14"/>6 1 4 Changing the Layout<text:tab/>234 </text:p>
      <text:p text:style-name="P2"><text:s text:c="14"/>6 1 5 The Final Scientiﬁc Hello World GUI<text:tab/>238 </text:p>
      <text:p text:style-name="P2"><text:s text:c="14"/>6 1 6 An Alternative to Tkinter Variables<text:tab/>240 </text:p>
      <text:p text:style-name="P2"><text:s text:c="14"/>6 1 7 About the Pack Command<text:tab/>241 </text:p>
      <text:p text:style-name="P2"><text:s text:c="14"/>6 1 8 An Introduction to the Grid Geometry Manager<text:tab/>243 </text:p>
      <text:p text:style-name="P2"><text:s text:c="14"/>6 1 9 Implementing a GUI as a Class<text:tab/>245 </text:p>
      <text:p text:style-name="P2"><text:s text:c="14"/>6 1 10 A Simple Graphical Function Evaluator<text:tab/>247 </text:p>
      <text:p text:style-name="P2"><text:s text:c="14"/>6 1 11 Exercises<text:tab/>248 </text:p>
      <text:p text:style-name="P2"><text:s text:c="6"/>6 2 <text:s text:c="4"/>Adding GUIs to Scripts<text:tab/>250 </text:p>
      <text:p text:style-name="P2"><text:s text:c="14"/>6 2 1 A Simulation and Visualization Script with a GUI<text:tab/>250 </text:p>
      <text:p text:style-name="P2"><text:s text:c="14"/>6 2 2 Improving the Layout<text:tab/>253 </text:p>
      <text:p text:style-name="P2"><text:s text:c="14"/>6 2 3 Exercises<text:tab/>256 </text:p>
      <text:p text:style-name="P2"><text:s text:c="6"/>6 3 <text:s text:c="4"/>A List of Common Widget Operations<text:tab/>257 </text:p>
      <text:p text:style-name="P2"><text:s text:c="14"/>6 3 1 Frame<text:tab/>259 </text:p>
      <text:p text:style-name="P2"><text:s text:c="14"/>6 3 2 Label<text:tab/>260 </text:p>
      <text:p text:style-name="P2"><text:s text:c="14"/>6 3 3 Button<text:tab/>262 </text:p>
      <text:p text:style-name="P2"><text:s text:c="14"/>6 3 4 Text Entry<text:tab/>262 </text:p>
      <text:p text:style-name="P2"><text:s text:c="14"/>6 3 5 Balloon Help<text:tab/>264 </text:p>
      <text:p text:style-name="P2"><text:s text:c="14"/>6 3 6 Option Menu<text:tab/>265 </text:p>
      <text:p text:style-name="P2"><text:s text:c="14"/>6 3 7 Slider<text:tab/>265 </text:p>
      <text:p text:style-name="P2"><text:s text:c="14"/>6 3 8 Check Button<text:tab/>266 </text:p>
      <text:p text:style-name="P2"><text:s text:c="14"/>6 3 9 Making a Simple Megawidget<text:tab/>266 </text:p>
      <text:p text:style-name="P2"><text:s text:c="14"/>6 3 10 Menu Bar<text:tab/>267 </text:p>
      <text:p text:style-name="P2"><text:s text:c="14"/>6 3 11 List Data<text:tab/>269 </text:p>
      <text:p text:style-name="P2"><text:s text:c="14"/>6 3 12 Listbox<text:tab/>269 </text:p>
      <text:p text:style-name="P2"><text:s text:c="14"/>6 3 13 Radio Button<text:tab/>272 </text:p>
      <text:p text:style-name="P2"><text:s text:c="14"/>6 3 14 Combo Box<text:tab/>274 </text:p>
      <text:p text:style-name="P2"><text:s text:c="14"/>6 3 15 Message Box<text:tab/>275 </text:p>
      <text:p text:style-name="P2"><text:s text:c="14"/>6 3 16 User-Deﬁned Dialogs<text:tab/>277 </text:p>
      <text:p text:style-name="P2"><text:s text:c="14"/>6 3 17 Color-Picker Dialogs<text:tab/>278 </text:p>
      <text:p text:style-name="P2"><text:s text:c="14"/>6 3 18 File Selection Dialogs<text:tab/>279 </text:p>
      <text:p text:style-name="P2"><text:s text:c="14"/>6 3 19 Toplevel<text:tab/>280 </text:p>
      <text:p text:style-name="P2"><text:s text:c="14"/>6 3 20 Some Other Types of Widgets<text:tab/>281 </text:p>
      <text:p text:style-name="P2"><text:s text:c="14"/>6 3 21 Adapting Widgets to the User’s Resize Actions<text:tab/>282 </text:p>
      <text:p text:style-name="P2"><text:s text:c="14"/>6 3 22 Customizing Fonts and Colors<text:tab/>284 </text:p>
      <text:p text:style-name="P2"><text:s text:c="14"/>6 3 23 Widget Overview<text:tab/>286 </text:p>
      <text:p text:style-name="P2"><text:s text:c="14"/>6 3 24 Exercises<text:tab/>289 </text:p>
      <text:p text:style-name="P2">7 <text:s text:c="2"/>Web Interfaces and CGI Programming<text:tab/>295 </text:p>
      <text:p text:style-name="P2"><text:s text:c="4"/>7 1 <text:s text:c="3"/>Introductory CGI Scripts<text:tab/>296 </text:p>
      <text:p text:style-name="P2"><text:s text:c="11"/>7 1 1 Web Forms and CGI Scripts<text:tab/>297 </text:p>
      <text:p text:style-name="P2"><text:s text:c="11"/>7 1 2 Generating Forms in CGI Scripts<text:tab/>299 </text:p>
      <text:p text:style-name="P2"><text:s text:c="11"/>7 1 3 Debugging CGI Scripts<text:tab/>301 </text:p>
      <text:p text:style-name="P2"><text:s text:c="11"/>7 1 4 A General Shell Script Wrapper for CGI Scripts<text:tab/>302 </text:p>
      <text:p text:style-name="P2"><text:s text:c="11"/>7 1 5 Security Issues<text:tab/>304 </text:p>
      <text:p text:style-name="P2"><text:s text:c="4"/>7 2 <text:s text:c="3"/>Adding Web Interfaces to Scripts<text:tab/>306 </text:p>
      <text:p text:style-name="P2"><text:s text:c="11"/>7 2 1 A Class for Form Parameters<text:tab/>306 </text:p>
      <text:p text:style-name="P2"><text:s text:c="11"/>7 2 2 Calling Other Programs<text:tab/>308 </text:p>
      <text:p text:style-name="P2"><text:s text:c="11"/>7 2 3 Running Simulations<text:tab/>309 </text:p>
      <text:p text:style-name="P2"><text:s text:c="11"/>7 2 4 Getting a CGI Script to Work<text:tab/>311 </text:p>
      <text:p text:style-name="P2"><text:s text:c="11"/>7 2 5 Using Web Applications from Scripts<text:tab/>313 </text:p>
      <text:p text:style-name="P2"><text:soft-page-break/><text:s text:c="11"/>7 2 6 Exercises<text:tab/>316 </text:p>
      <text:p text:style-name="P2"/>
      <text:p text:style-name="P2">8 <text:s text:c="2"/>Advanced Python<text:tab/>319 </text:p>
      <text:p text:style-name="P2"><text:s text:c="4"/>8 1 <text:s text:c="3"/>Miscellaneous Topics<text:tab/>319 </text:p>
      <text:p text:style-name="P2"><text:s text:c="11"/>8 1 1 Parsing Command-Line Arguments<text:tab/>319 </text:p>
      <text:p text:style-name="P2"><text:s text:c="11"/>8 1 2 Platform-Dependent Operations<text:tab/>322 </text:p>
      <text:p text:style-name="P2"><text:s text:c="11"/>8 1 3 Run-Time Generation of Code<text:tab/>323 </text:p>
      <text:p text:style-name="P2"><text:s text:c="11"/>8 1 4 Exercises<text:tab/>324 </text:p>
      <text:p text:style-name="P2"><text:s text:c="4"/>8 2 <text:s text:c="3"/>Regular Expressions and Text Processing<text:tab/>326 </text:p>
      <text:p text:style-name="P2"><text:s text:c="11"/>8 2 1 Motivation<text:tab/>326 </text:p>
      <text:p text:style-name="P2"><text:s text:c="11"/>8 2 2 Special Characters<text:tab/>329 </text:p>
      <text:p text:style-name="P2"><text:s text:c="11"/>8 2 3 Regular Expressions for Real Numbers<text:tab/>331 </text:p>
      <text:p text:style-name="P2"><text:s text:c="11"/>8 2 4 Using Groups to Extract Parts of a Text<text:tab/>334 </text:p>
      <text:p text:style-name="P2"><text:s text:c="11"/>8 2 5 Extracting Interval Limits<text:tab/>335 </text:p>
      <text:p text:style-name="P2"><text:s text:c="11"/>8 2 6 Extracting Multiple Matches<text:tab/>339 </text:p>
      <text:p text:style-name="P2"><text:s text:c="11"/>8 2 7 Splitting Text<text:tab/>344 </text:p>
      <text:p text:style-name="P2"><text:s text:c="11"/>8 2 8 Pattern-Matching Modiﬁers<text:tab/>345 </text:p>
      <text:p text:style-name="P2"><text:s text:c="11"/>8 2 9 Substitution and Backreferences<text:tab/>347 </text:p>
      <text:p text:style-name="P2"><text:s text:c="11"/>8 2 10 Example: Swapping Arguments in Function Calls<text:tab/>348 </text:p>
      <text:p text:style-name="P2"><text:s text:c="11"/>8 2 11 A General Substitution Script<text:tab/>351 </text:p>
      <text:p text:style-name="P2"><text:s text:c="11"/>8 2 12 Debugging Regular Expressions<text:tab/>353 </text:p>
      <text:p text:style-name="P2"><text:s text:c="11"/>8 2 13 Exercises<text:tab/>354 </text:p>
      <text:p text:style-name="P2"><text:s text:c="4"/>8 3 <text:s text:c="3"/>Tools for Handling Data in Files<text:tab/>362 </text:p>
      <text:p text:style-name="P2"><text:s text:c="11"/>8 3 1 Writing and Reading Python Data Structures<text:tab/>362 </text:p>
      <text:p text:style-name="P2"><text:s text:c="11"/>8 3 2 Pickling Objects<text:tab/>364 </text:p>
      <text:p text:style-name="P2"><text:s text:c="11"/>8 3 3 Shelving Objects<text:tab/>366 </text:p>
      <text:p text:style-name="P2"><text:s text:c="11"/>8 3 4 Writing and Reading Zip and Tar Archive Files<text:tab/>366 </text:p>
      <text:p text:style-name="P2"><text:s text:c="11"/>8 3 5 Downloading Internet Files<text:tab/>367 </text:p>
      <text:p text:style-name="P2"><text:s text:c="11"/>8 3 6 Binary Input/Output<text:tab/>368 </text:p>
      <text:p text:style-name="P2"><text:s text:c="11"/>8 3 7 Exercises<text:tab/>371 </text:p>
      <text:p text:style-name="P2"><text:s text:c="4"/>8 4 <text:s text:c="3"/>A Database for NumPy Arrays<text:tab/>371 </text:p>
      <text:p text:style-name="P2"><text:s text:c="11"/>8 4 1 The Structure of the Database<text:tab/>371 </text:p>
      <text:p text:style-name="P2"><text:s text:c="11"/>8 4 2 Pickling<text:tab/>374 </text:p>
      <text:p text:style-name="P2"><text:s text:c="11"/>8 4 3 Formatted ASCII Storage<text:tab/>375 </text:p>
      <text:p text:style-name="P2"><text:s text:c="11"/>8 4 4 Shelving<text:tab/>376 </text:p>
      <text:p text:style-name="P2"><text:s text:c="11"/>8 4 5 Comparing the Various Techniques<text:tab/>377 </text:p>
      <text:p text:style-name="P2"><text:s text:c="6"/>8 5 Scripts Involving Local and Remote Hosts<text:tab/>378 </text:p>
      <text:p text:style-name="P2"><text:s text:c="11"/>8 5 1 Secure Shell Commands<text:tab/>378 </text:p>
      <text:p text:style-name="P2"><text:s text:c="11"/>8 5 2 Distributed Simulation and Visualization<text:tab/>380 </text:p>
      <text:p text:style-name="P2"><text:s text:c="11"/>8 5 3 Client/Server Programming<text:tab/>382 </text:p>
      <text:p text:style-name="P2"><text:s text:c="11"/>8 5 4 Threads<text:tab/>382 </text:p>
      <text:p text:style-name="P2"><text:s text:c="6"/>8 6 Classes<text:tab/>384 </text:p>
      <text:p text:style-name="P2"><text:s text:c="11"/>8 6 1 Class Programming<text:tab/>384 </text:p>
      <text:p text:style-name="P2"><text:s text:c="11"/>8 6 2 Checking the Class Type<text:tab/>388 </text:p>
      <text:p text:style-name="P2"><text:s text:c="11"/>8 6 3 Private Data<text:tab/>389 </text:p>
      <text:p text:style-name="P2"><text:s text:c="11"/>8 6 4 Static Data<text:tab/>390 </text:p>
      <text:p text:style-name="P2"><text:s text:c="11"/>8 6 5 Special Attributes<text:tab/>390 </text:p>
      <text:p text:style-name="P2"><text:s text:c="11"/>8 6 6 Special Methods<text:tab/>391 </text:p>
      <text:p text:style-name="P2"><text:s text:c="11"/>8 6 7 Multiple Inheritance<text:tab/>392 </text:p>
      <text:p text:style-name="P2"><text:s text:c="11"/>8 6 8 Using a Class as a C-like Structure<text:tab/>393 </text:p>
      <text:p text:style-name="P2"><text:s text:c="11"/>8 6 9 Attribute Access via String Names<text:tab/>394 </text:p>
      <text:p text:style-name="P2"><text:s text:c="11"/>8 6 10 New-Style Classes<text:tab/>394 </text:p>
      <text:p text:style-name="P2"><text:soft-page-break/><text:s text:c="11"/>8 6 11 Implementing Get/Set Functions via Properties<text:tab/>395 </text:p>
      <text:p text:style-name="P2"><text:s text:c="11"/>8 6 12 Subclassing Built-in Types<text:tab/>396 </text:p>
      <text:p text:style-name="P2"><text:s text:c="11"/>8 6 13 Building Class Interfaces at Run Time<text:tab/>399 </text:p>
      <text:p text:style-name="P2"><text:s text:c="11"/>8 6 14 Building Flexible Class Interfaces<text:tab/>403 </text:p>
      <text:p text:style-name="P2"><text:s text:c="11"/>8 6 15 Exercises<text:tab/>409 </text:p>
      <text:p text:style-name="P2"><text:s text:c="6"/>8 7 Scope of Variables<text:tab/>413 </text:p>
      <text:p text:style-name="P2"><text:s text:c="11"/>8 7 1 Global, Local, and Class Variables<text:tab/>413 </text:p>
      <text:p text:style-name="P2"><text:s text:c="11"/>8 7 2 Nested Functions<text:tab/>415 </text:p>
      <text:p text:style-name="P2"><text:s text:c="11"/>8 7 3 Dictionaries of Variables in Namespaces<text:tab/>416 </text:p>
      <text:p text:style-name="P2"><text:s text:c="6"/>8 8 Exceptions<text:tab/>418 </text:p>
      <text:p text:style-name="P2"><text:s text:c="11"/>8 8 1 Handling Exceptions<text:tab/>419 </text:p>
      <text:p text:style-name="P2"><text:s text:c="11"/>8 8 2 Raising Exceptions<text:tab/>420 </text:p>
      <text:p text:style-name="P2"><text:s text:c="6"/>8 9 Iterators<text:tab/>421 </text:p>
      <text:p text:style-name="P2"><text:s text:c="11"/>8 9 1 Constructing an Iterator<text:tab/>421 </text:p>
      <text:p text:style-name="P2"><text:s text:c="11"/>8 9 2 A Pointwise Grid Iterator<text:tab/>423 </text:p>
      <text:p text:style-name="P2"><text:s text:c="11"/>8 9 3 A Vectorized Grid Iterator<text:tab/>427 </text:p>
      <text:p text:style-name="P2"><text:s text:c="11"/>8 9 4 Generators<text:tab/>428 </text:p>
      <text:p text:style-name="P2"><text:s text:c="11"/>8 9 5 Some Aspects of Generic Programming<text:tab/>432 </text:p>
      <text:p text:style-name="P2"><text:s text:c="11"/>8 9 6 Exercises<text:tab/>436 </text:p>
      <text:p text:style-name="P2"><text:s text:c="6"/>8 10 Investigating Eﬃciency<text:tab/>437 </text:p>
      <text:p text:style-name="P2"><text:s text:c="11"/>8 10 1 CPU-Time Measurements<text:tab/>437 </text:p>
      <text:p text:style-name="P2"><text:s text:c="11"/>8 10 2 Proﬁling Python Scripts<text:tab/>441 </text:p>
      <text:p text:style-name="P2"><text:s text:c="11"/>8 10 3 Optimization of Python Code<text:tab/>442 </text:p>
      <text:p text:style-name="P2"><text:s text:c="11"/>8 10 4 Case Study on Numerical Eﬃciency<text:tab/>445 </text:p>
      <text:p text:style-name="P2">9 <text:s text:c="2"/>Fortran Programming with NumPy Arrays<text:tab/>451 </text:p>
      <text:p text:style-name="P2"><text:s text:c="4"/>9 1 <text:s text:c="4"/>Problem Deﬁnition<text:tab/>451 </text:p>
      <text:p text:style-name="P2"><text:s text:c="4"/>9 2 <text:s text:c="4"/>Filling an Array in Fortran<text:tab/>453 </text:p>
      <text:p text:style-name="P2"><text:s text:c="12"/>9 2 1 The Fortran Subroutine<text:tab/>454 </text:p>
      <text:p text:style-name="P2"><text:s text:c="12"/>9 2 2 Building and Inspecting the Extension Module<text:tab/>455 </text:p>
      <text:p text:style-name="P2"><text:s text:c="4"/>9 3 <text:s text:c="4"/>Array Storage Issues<text:tab/>457 </text:p>
      <text:p text:style-name="P2"><text:s text:c="12"/>9 3 1 Generating an Erroneous Interface<text:tab/>457 </text:p>
      <text:p text:style-name="P2"><text:s text:c="12"/>9 3 2 Array Storage in C and Fortran<text:tab/>459 </text:p>
      <text:p text:style-name="P2"><text:s text:c="12"/>9 3 3 Input and Output Arrays as Function Arguments<text:tab/>459 </text:p>
      <text:p text:style-name="P2"><text:s text:c="12"/>9 3 4 F2PY Interface Files<text:tab/>466 </text:p>
      <text:p text:style-name="P2"><text:s text:c="12"/>9 3 5 Hiding Work Arrays<text:tab/>470 </text:p>
      <text:p text:style-name="P2"><text:s text:c="4"/>9 4 <text:s text:c="4"/>Increasing Callback Eﬃciency<text:tab/>470 </text:p>
      <text:p text:style-name="P2"><text:s text:c="12"/>9 4 1 Callbacks to Vectorized Python Functions<text:tab/>471 </text:p>
      <text:p text:style-name="P2"><text:s text:c="12"/>9 4 2 Avoiding Callbacks to Python<text:tab/>473 </text:p>
      <text:p text:style-name="P2"><text:s text:c="12"/>9 4 3 Compiled Inline Callback Functions<text:tab/>474 </text:p>
      <text:p text:style-name="P2"><text:s text:c="4"/>9 5 <text:s text:c="4"/>Summary<text:tab/>478 </text:p>
      <text:p text:style-name="P2"><text:s text:c="4"/>9 6 <text:s text:c="4"/>Exercises<text:tab/>479 </text:p>
      <text:p text:style-name="P2"/>
      <text:p text:style-name="P2">10 C and C Programming with NumPy Arrays<text:tab/>483 </text:p>
      <text:p text:style-name="P2"><text:s text:c="4"/>10 1 Automatic Interfacing of C/C Code<text:tab/>484 </text:p>
      <text:p text:style-name="P2"><text:s text:c="9"/>10 1 1 Using F2PY<text:tab/>485 </text:p>
      <text:p text:style-name="P2"><text:s text:c="9"/>10 1 2 Using Instant<text:tab/>486 </text:p>
      <text:p text:style-name="P2"><text:s text:c="9"/>10 1 3 Using Weave<text:tab/>487 </text:p>
      <text:p text:style-name="P2"><text:s text:c="4"/>10 2 C Programming with NumPy Arrays<text:tab/>488 </text:p>
      <text:p text:style-name="P2"><text:s text:c="9"/>10 2 1 The Basics of the NumPy C API<text:tab/>489 </text:p>
      <text:p text:style-name="P2"><text:s text:c="9"/>10 2 2 The Handwritten Extension Code<text:tab/>491 </text:p>
      <text:p text:style-name="P2"><text:s text:c="9"/>10 2 3 Sending Arguments from Python to C<text:tab/>492 </text:p>
      <text:p text:style-name="P2"><text:s text:c="9"/>10 2 4 Consistency Checks<text:tab/>493 </text:p>
      <text:p text:style-name="P2"><text:soft-page-break/><text:s text:c="9"/>10 2 5 Computing Array Values<text:tab/>494 </text:p>
      <text:p text:style-name="P2"><text:s text:c="9"/>10 2 6 Returning an Output Array<text:tab/>496 </text:p>
      <text:p text:style-name="P2"><text:s text:c="9"/>10 2 7 Convenient Macros<text:tab/>497 </text:p>
      <text:p text:style-name="P2"><text:s text:c="9"/>10 2 8 Module Initialization<text:tab/>499 </text:p>
      <text:p text:style-name="P2"><text:s text:c="9"/>10 2 9 Extension Module Template<text:tab/>500 </text:p>
      <text:p text:style-name="P2"><text:s text:c="9"/>10 2 10 Compiling, Linking, and Debugging the Module<text:tab/>502 </text:p>
      <text:p text:style-name="P2"><text:s text:c="9"/>10 2 11 Writing a Wrapper for a C Function<text:tab/>503 </text:p>
      <text:p text:style-name="P2"><text:s text:c="4"/>10 3 C Programming with NumPy Arrays<text:tab/>506 </text:p>
      <text:p text:style-name="P2"><text:s text:c="9"/>10 3 1 Wrapping a NumPy Array in a C Object<text:tab/>506 </text:p>
      <text:p text:style-name="P2"><text:s text:c="9"/>10 3 2 Using SCXX<text:tab/>508 </text:p>
      <text:p text:style-name="P2"><text:s text:c="9"/>10 3 3 NumPy–C Class Conversion<text:tab/>511 </text:p>
      <text:p text:style-name="P2"><text:s text:c="4"/>10 4 Comparison of the Implementations<text:tab/>519 </text:p>
      <text:p text:style-name="P2"><text:s text:c="9"/>10 4 1 Eﬃciency<text:tab/>519 </text:p>
      <text:p text:style-name="P2"><text:s text:c="9"/>10 4 2 Error Handling<text:tab/>523 </text:p>
      <text:p text:style-name="P2"><text:s text:c="9"/>10 4 3 Summary<text:tab/>524 </text:p>
      <text:p text:style-name="P2"><text:s text:c="4"/>10 5 Exercises<text:tab/>525 </text:p>
      <text:p text:style-name="P2">11 More Advanced GUI Programming<text:tab/>529 </text:p>
      <text:p text:style-name="P2"><text:s text:c="5"/>11 1 Adding Plot Areas in GUIs<text:tab/>529 </text:p>
      <text:p text:style-name="P2"><text:s text:c="10"/>11 1 1 The BLT Graph Widget<text:tab/>530 </text:p>
      <text:p text:style-name="P2"><text:s text:c="10"/>11 1 2 Animation of Functions in BLT Graph Widgets<text:tab/>536 </text:p>
      <text:p text:style-name="P2"><text:s text:c="10"/>11 1 3 Other Tools for Making GUIs with Plots<text:tab/>538 </text:p>
      <text:p text:style-name="P2"><text:s text:c="10"/>11 1 4 Exercises<text:tab/>539 </text:p>
      <text:p text:style-name="P2"><text:s text:c="5"/>11 2 Event Bindings<text:tab/>541 </text:p>
      <text:p text:style-name="P2"><text:s text:c="10"/>11 2 1 Binding Events to Functions with Arguments<text:tab/>542 </text:p>
      <text:p text:style-name="P2"><text:s text:c="10"/>11 2 2 A Text Widget with Tailored Keyboard Bindings<text:tab/>544 </text:p>
      <text:p text:style-name="P2"><text:s text:c="10"/>11 2 3 A Fancy List Widget<text:tab/>547 </text:p>
      <text:p text:style-name="P2"><text:s text:c="5"/>11 3 Animated Graphics with Canvas Widgets<text:tab/>550 </text:p>
      <text:p text:style-name="P2"><text:s text:c="10"/>11 3 1 The First Canvas Encounter<text:tab/>551 </text:p>
      <text:p text:style-name="P2"><text:s text:c="10"/>11 3 2 Coordinate Systems<text:tab/>552 </text:p>
      <text:p text:style-name="P2"><text:s text:c="10"/>11 3 3 The Mathematical Model Class<text:tab/>556 </text:p>
      <text:p text:style-name="P2"><text:s text:c="10"/>11 3 4 The Planet Class<text:tab/>557 </text:p>
      <text:p text:style-name="P2"><text:s text:c="10"/>11 3 5 Drawing and Moving Planets<text:tab/>559 </text:p>
      <text:p text:style-name="P2"><text:s text:c="10"/>11 3 6 Dragging Planets to New Positions<text:tab/>560 </text:p>
      <text:p text:style-name="P2"><text:s text:c="10"/>11 3 7 Using Pmw’s Scrolled Canvas Widget<text:tab/>564 </text:p>
      <text:p text:style-name="P2"><text:s text:c="5"/>11 4 Simulation and Visualization Scripts<text:tab/>566 </text:p>
      <text:p text:style-name="P2"><text:s text:c="10"/>11 4 1 Restructuring the Script<text:tab/>567 </text:p>
      <text:p text:style-name="P2"><text:s text:c="10"/>11 4 2 Representing a Parameter by a Class<text:tab/>569 </text:p>
      <text:p text:style-name="P2"><text:s text:c="10"/>11 4 3 Improved Command-Line Script<text:tab/>583 </text:p>
      <text:p text:style-name="P2"><text:s text:c="10"/>11 4 4 Improved GUI Script<text:tab/>584 </text:p>
      <text:p text:style-name="P2"><text:s text:c="10"/>11 4 5 Improved CGI Script<text:tab/>585 </text:p>
      <text:p text:style-name="P2"><text:s text:c="10"/>11 4 6 Parameters with Physical Dimensions<text:tab/>586 </text:p>
      <text:p text:style-name="P2"><text:s text:c="10"/>11 4 7 Adding a Curve Plot Area<text:tab/>588 </text:p>
      <text:p text:style-name="P2"><text:s text:c="10"/>11 4 8 Automatic Generation of Scripts<text:tab/>589 </text:p>
      <text:p text:style-name="P2"><text:s text:c="10"/>11 4 9 Applications of the Tools<text:tab/>590 </text:p>
      <text:p text:style-name="P2"><text:s text:c="10"/>11 4 10 Allowing Physical Units in Input Files<text:tab/>596 </text:p>
      <text:p text:style-name="P2"><text:s text:c="10"/>11 4 11 Converting Input Files to GUIs<text:tab/>601 </text:p>
      <text:p text:style-name="P2"/>
      <text:p text:style-name="P2">12 Tools and Examples<text:tab/>605 </text:p>
      <text:p text:style-name="P2"><text:s text:c="5"/>12 1 Running Series of Computer Experiments<text:tab/>605 </text:p>
      <text:p text:style-name="P2"><text:s text:c="10"/>12 1 1 Multiple Values of Input Parameters<text:tab/>606 </text:p>
      <text:p text:style-name="P2"><text:s text:c="10"/>12 1 2 Implementation Details<text:tab/>609 </text:p>
      <text:p text:style-name="P2"><text:s text:c="10"/>12 1 3 Further Applications<text:tab/>614 </text:p>
      <text:p text:style-name="P2"><text:soft-page-break/><text:s text:c="5"/>12 2 Tools for Representing Functions<text:tab/>618 </text:p>
      <text:p text:style-name="P2"><text:s text:c="10"/>12 2 1 Functions Deﬁned by String Formulas<text:tab/>618 </text:p>
      <text:p text:style-name="P2"><text:s text:c="10"/>12 2 2 A Uniﬁed Interface to Functions<text:tab/>623 </text:p>
      <text:p text:style-name="P2"><text:s text:c="10"/>12 2 3 Interactive Drawing of Functions<text:tab/>629 </text:p>
      <text:p text:style-name="P2"><text:s text:c="10"/>12 2 4 A Notebook for Selecting Functions<text:tab/>633 </text:p>
      <text:p text:style-name="P2"><text:s text:c="5"/>12 3 Solving Partial Diﬀerential Equations<text:tab/>640 </text:p>
      <text:p text:style-name="P2"><text:s text:c="10"/>12 3 1 Numerical Methods for 1D Wave Equations<text:tab/>641 </text:p>
      <text:p text:style-name="P2"><text:s text:c="10"/>12 3 2 Implementations of 1D Wave Equations<text:tab/>644 </text:p>
      <text:p text:style-name="P2"><text:s text:c="10"/>12 3 3 Classes for Solving 1D Wave Equations<text:tab/>651 </text:p>
      <text:p text:style-name="P2"><text:s text:c="10"/>12 3 4 A Problem Solving Environment<text:tab/>657 </text:p>
      <text:p text:style-name="P2"><text:s text:c="10"/>12 3 5 Numerical Methods for 2D Wave Equations<text:tab/>663 </text:p>
      <text:p text:style-name="P2"><text:s text:c="16"/>12 3 6 Implementations of 2D Wave Equations<text:tab/>666 </text:p>
      <text:p text:style-name="P2"><text:s text:c="16"/>12 3 7 Exercises<text:tab/>675 </text:p>
      <text:p text:style-name="P2"/>
      <text:p text:style-name="P2">A Setting up the Required Software Environment<text:tab/>677 </text:p>
      <text:p text:style-name="P2"><text:s text:c="7"/>A 1 Installation on Unix Systems<text:tab/>677 </text:p>
      <text:p text:style-name="P2"><text:s text:c="11"/>A 1 1 A Suggested Directory Structure<text:tab/>677 </text:p>
      <text:p text:style-name="P2"><text:s text:c="11"/>A 1 2 Setting Some Environment Variables<text:tab/>678 </text:p>
      <text:p text:style-name="P2"><text:s text:c="11"/>A 1 3 Installing Tcl/Tk and Additional Modules<text:tab/>679 </text:p>
      <text:p text:style-name="P2"><text:s text:c="11"/>A 1 4 Installing Python<text:tab/>680 </text:p>
      <text:p text:style-name="P2"><text:s text:c="11"/>A 1 5 Installing Python Modules<text:tab/>681 </text:p>
      <text:p text:style-name="P2"><text:s text:c="11"/>A 1 6 Installing Gnuplot<text:tab/>683 </text:p>
      <text:p text:style-name="P2"><text:s text:c="11"/>A 1 7 Installing SWIG<text:tab/>684 </text:p>
      <text:p text:style-name="P2"><text:s text:c="11"/>A 1 8 Summary of Environment Variables<text:tab/>684 </text:p>
      <text:p text:style-name="P2"><text:s text:c="11"/>A 1 9 Testing the Installation of Scripting Utilities<text:tab/>685 </text:p>
      <text:p text:style-name="P2"><text:s text:c="7"/>A 2 Installation on Windows Systems<text:tab/>685 </text:p>
      <text:p text:style-name="P2"/>
      <text:p text:style-name="P2">B Elements of Software Engineering<text:tab/>689 </text:p>
      <text:p text:style-name="P2"><text:s text:c="7"/>B 1 <text:s text:c="5"/>Building and Using Modules<text:tab/>689 </text:p>
      <text:p text:style-name="P2"><text:s text:c="16"/>B 1 1 Single-File Modules<text:tab/>689 </text:p>
      <text:p text:style-name="P2"><text:s text:c="16"/>B 1 2 Multi-File Modules<text:tab/>693 </text:p>
      <text:p text:style-name="P2"><text:s text:c="16"/>B 1 3 Debugging and Troubleshooting<text:tab/>694 </text:p>
      <text:p text:style-name="P2"><text:s text:c="7"/>B 2 <text:s text:c="5"/>Tools for Documenting Python Software<text:tab/>696 </text:p>
      <text:p text:style-name="P2"><text:s text:c="16"/>B 2 1 Doc Strings<text:tab/>696 </text:p>
      <text:p text:style-name="P2"><text:s text:c="16"/>B 2 2 Tools for Automatic Documentation<text:tab/>698 </text:p>
      <text:p text:style-name="P2"><text:s text:c="7"/>B 3 <text:s text:c="5"/>Coding Standards<text:tab/>702 </text:p>
      <text:p text:style-name="P2"><text:s text:c="16"/>B 3 1 Style Guide<text:tab/>702 </text:p>
      <text:p text:style-name="P2"><text:s text:c="16"/>B 3 2 Pythonic Programming<text:tab/>706 </text:p>
      <text:p text:style-name="P2"><text:s text:c="7"/>B 4 <text:s text:c="5"/>Veriﬁcation of Scripts<text:tab/>711 </text:p>
      <text:p text:style-name="P2"><text:s text:c="16"/>B 4 1 Automating Regression Tests<text:tab/>711 </text:p>
      <text:p text:style-name="P2"><text:s text:c="16"/>B 4 2 Implementing a Tool for Regression Tests<text:tab/>715 </text:p>
      <text:p text:style-name="P2"><text:s text:c="16"/>B 4 3 Writing a Test Script<text:tab/>719 </text:p>
      <text:p text:style-name="P2"><text:s text:c="16"/>B 4 4 Verifying Output from Numerical Computations<text:tab/>720 </text:p>
      <text:p text:style-name="P2"><text:s text:c="16"/>B 4 5 Automatic Doc String Testing<text:tab/>724 </text:p>
      <text:p text:style-name="P2"><text:s text:c="16"/>B 4 6 Unit Testing<text:tab/>726 </text:p>
      <text:p text:style-name="P2"><text:s text:c="7"/>B 5 <text:s text:c="5"/>Version Control Management<text:tab/>728 </text:p>
      <text:p text:style-name="P2"><text:s text:c="16"/>B 5 1 Mercurial<text:tab/>729 </text:p>
      <text:p text:style-name="P2"><text:s text:c="16"/>B 5 2 Subversion<text:tab/>732 </text:p>
      <text:p text:style-name="P2"><text:s text:c="7"/>B 6 <text:s text:c="5"/>Exercises<text:tab/>734 </text:p>
      <text:p text:style-name="P2"/>
      <text:p text:style-name="P2">Bibliography<text:tab/>739 </text:p>
      <text:p text:style-name="P2">Index<text:tab/>741 </text:p>
      <text:p text:style-name="P2"><text:soft-page-break/>List of<text:tab/>Exercises </text:p>
      <text:p text:style-name="P2"/>
      <text:p text:style-name="P2"/>
      <text:p text:style-name="P2">Exercise 2 1 <text:s text:c="3"/>Become familiar with the electronic documentation<text:tab/>31 </text:p>
      <text:p text:style-name="P2">Exercise 2 2 <text:s text:c="3"/>Extend Exercise 2 1 with a loop<text:tab/>43 </text:p>
      <text:p text:style-name="P2">Exercise 2 3 <text:s text:c="3"/>Find ﬁve errors in a script<text:tab/>43 </text:p>
      <text:p text:style-name="P2">Exercise 2 4 <text:s text:c="3"/>Basic use of control structures<text:tab/>43 </text:p>
      <text:p text:style-name="P2">Exercise 2 5 <text:s text:c="3"/>Use standard input/output instead of ﬁles<text:tab/>44 </text:p>
      <text:p text:style-name="P2">Exercise 2 6 <text:s text:c="3"/>Read streams of (x, y) pairs from the command line<text:tab/>45 </text:p>
      <text:p text:style-name="P2">Exercise 2 7 <text:s text:c="3"/>Test for speciﬁc exceptions<text:tab/>45 </text:p>
      <text:p text:style-name="P2">Exercise 2 8 <text:s text:c="3"/>Sum columns in a ﬁle<text:tab/>45 </text:p>
      <text:p text:style-name="P2">Exercise 2 9 <text:s text:c="3"/>Estimate the chance of an event in a dice game<text:tab/>45 </text:p>
      <text:p text:style-name="P2">Exercise 2 10 <text:s text:c="2"/>Determine if you win or loose a hazard game<text:tab/>46 </text:p>
      <text:p text:style-name="P2">Exercise 2 11 <text:s text:c="2"/>Generate an HTML report from the simviz1 py script<text:tab/>55 </text:p>
      <text:p text:style-name="P2">Exercise 2 12 <text:s text:c="2"/>Generate a LATEX report from the simviz1 py script<text:tab/>56 </text:p>
      <text:p text:style-name="P2">Exercise 2 13 <text:s text:c="2"/>Compute time step values in the simviz1 py script<text:tab/>57 </text:p>
      <text:p text:style-name="P2">Exercise 2 14 <text:s text:c="2"/>Use Matlab for curve plotting in the simviz1 py script<text:tab/>57 </text:p>
      <text:p text:style-name="P2">Exercise 2 15 <text:s text:c="2"/>Combine curves from two simulations in one plot<text:tab/>61 </text:p>
      <text:p text:style-name="P2">Exercise 2 16 <text:s text:c="2"/>Combine two-column data ﬁles to a multi-column ﬁle<text:tab/>71 </text:p>
      <text:p text:style-name="P2">Exercise 2 17 <text:s text:c="2"/>Read/write Excel data ﬁles in Python<text:tab/>72 </text:p>
      <text:p text:style-name="P2">Exercise 3 1 <text:s text:c="3"/>Write format speciﬁcations in printf-style<text:tab/>106 </text:p>
      <text:p text:style-name="P2">Exercise 3 2 <text:s text:c="3"/>Write your own function for joining strings<text:tab/>106 </text:p>
      <text:p text:style-name="P2">Exercise 3 3 <text:s text:c="3"/>Write an improved function for joining strings<text:tab/>106 </text:p>
      <text:p text:style-name="P2">Exercise 3 4 <text:s text:c="3"/>Never modify a list you are iterating on<text:tab/>107 </text:p>
      <text:p text:style-name="P2">Exercise 3 5 <text:s text:c="3"/>Make a specialized sort function<text:tab/>107 </text:p>
      <text:p text:style-name="P2">Exercise 3 6 <text:s text:c="3"/>Check if your system has a speciﬁc program<text:tab/>108 </text:p>
      <text:p text:style-name="P2">Exercise 3 7 <text:s text:c="3"/>Find the paths to a collection of programs<text:tab/>108 </text:p>
      <text:p text:style-name="P2">Exercise 3 8 <text:s text:c="3"/>Use Exercise 3 7 to improve the simviz1 py script<text:tab/>109 </text:p>
      <text:p text:style-name="P2">Exercise 3 9 <text:s text:c="3"/>Use Exercise 3 7 to improve the loop4simviz2 py script<text:tab/>109 </text:p>
      <text:p text:style-name="P2">Exercise 3 10 <text:s text:c="2"/>Find the version number of a utility<text:tab/>109 </text:p>
      <text:p text:style-name="P2">Exercise 3 11 <text:s text:c="2"/>Automate execution of a family of similar commands<text:tab/>125 </text:p>
      <text:p text:style-name="P2">Exercise 3 12 <text:s text:c="2"/>Remove temporary ﬁles in a directory tree<text:tab/>125 </text:p>
      <text:p text:style-name="P2">Exercise 3 13 <text:s text:c="2"/>Find old and large ﬁles in a directory tree<text:tab/>126 </text:p>
      <text:p text:style-name="P2">Exercise 3 14 <text:s text:c="2"/>Remove redundant ﬁles in a directory tree<text:tab/>126 </text:p>
      <text:p text:style-name="P2">Exercise 3 15 <text:s text:c="2"/>Annotate a ﬁlename with the current date<text:tab/>127 </text:p>
      <text:p text:style-name="P2">Exercise 3 16 <text:s text:c="2"/>Automatic backup of recently modiﬁed ﬁles<text:tab/>127 </text:p>
      <text:p text:style-name="P2">Exercise 3 17 <text:s text:c="2"/>Search for a text in ﬁles with certain extensions<text:tab/>128 </text:p>
      <text:p text:style-name="P2">Exercise 3 18 <text:s text:c="2"/>Search directories for plots and make HTML report<text:tab/>128 </text:p>
      <text:p text:style-name="P2">Exercise 3 19 <text:s text:c="2"/>Fix Unix/Windows Line Ends<text:tab/>129 </text:p>
      <text:p text:style-name="P2">Exercise 4 1 <text:s text:c="3"/>Matrix-vector multiply with NumPy arrays<text:tab/>146 </text:p>
      <text:p text:style-name="P2">Exercise 4 2 <text:s text:c="3"/>Work with slicing and matrix multiplication<text:tab/>146 </text:p>
      <text:p text:style-name="P2">Exercise 4 3 <text:s text:c="3"/>Assignment and in-place NumPy array modiﬁcations<text:tab/>147 </text:p>
      <text:p text:style-name="P2">Exercise 4 4 <text:s text:c="3"/>Vectorize a constant function<text:tab/>150 </text:p>
      <text:p text:style-name="P2">Exercise 4 5 <text:s text:c="3"/>Vectorize a numerical integration rule<text:tab/>150 </text:p>
      <text:p text:style-name="P2">Exercise 4 6 <text:s text:c="3"/>Vectorize a formula containing an if condition<text:tab/>151 </text:p>
      <text:p text:style-name="P2">Exercise 4 7 <text:s text:c="3"/>Slicing of two-dimensional arrays<text:tab/>151 </text:p>
      <text:p text:style-name="P2">Exercise 4 8 <text:s text:c="3"/>Implement Exercise 2 9 using NumPy arrays<text:tab/>168 </text:p>
      <text:p text:style-name="P2">Exercise 4 9 <text:s text:c="3"/>Implement Exercise 2 10 using NumPy arrays<text:tab/>169 </text:p>
      <text:p text:style-name="P2">Exercise 4 10 <text:s text:c="2"/>Replace lists by NumPy arrays in convert2 py<text:tab/>169 </text:p>
      <text:p text:style-name="P2">Exercise 4 11 <text:s text:c="2"/>Use Easyviz in the simviz1 py script<text:tab/>169 </text:p>
      <text:p text:style-name="P2">Exercise 4 12 <text:s text:c="2"/>Extension of Exercise 2 8<text:tab/>169 </text:p>
      <text:p text:style-name="P2">Exercise 4 13 <text:s text:c="2"/>NumPy arrays and binary ﬁles<text:tab/>169 </text:p>
      <text:p text:style-name="P2"><text:soft-page-break/>Exercise 4 14 <text:s text:c="2"/>One-dimensional Monte Carlo integration<text:tab/>169 </text:p>
      <text:p text:style-name="P2">Exercise 4 15 <text:s text:c="2"/>Higher-dimensional Monte Carlo integration<text:tab/>170 </text:p>
      <text:p text:style-name="P2">Exercise 4 16 <text:s text:c="2"/>Load data ﬁle into NumPy array and visualize<text:tab/>171 </text:p>
      <text:p text:style-name="P2">Exercise 4 17 <text:s text:c="2"/>Analyze trends in the data from Exercise 4 16<text:tab/>171 </text:p>
      <text:p text:style-name="P2">Exercise 4 18 <text:s text:c="2"/>Evaluate a function over a 3D grid<text:tab/>171 </text:p>
      <text:p text:style-name="P2">Exercise 4 19 <text:s text:c="2"/>Evaluate a function over a plane or line in a 3D grid<text:tab/>172 </text:p>
      <text:p text:style-name="P2">Exercise 5 1 <text:s text:c="3"/>Implement a numerical integration rule in F77<text:tab/>214 </text:p>
      <text:p text:style-name="P2">Exercise 5 2 <text:s text:c="3"/>Implement a numerical integration rule in C<text:tab/>214 </text:p>
      <text:p text:style-name="P2">Exercise 5 3 <text:s text:c="3"/>Implement a numerical integration rule in C<text:tab/>214 </text:p>
      <text:p text:style-name="P2">Exercise 6 1 <text:s text:c="3"/>Modify the Scientiﬁc Hello World GUI<text:tab/>248 </text:p>
      <text:p text:style-name="P2">Exercise 6 2 <text:s text:c="3"/>Change the layout of the GUI in Exercise 6 1<text:tab/>248 </text:p>
      <text:p text:style-name="P2">Exercise 6 3 <text:s text:c="3"/>Control a layout with the grid geometry manager<text:tab/>249 </text:p>
      <text:p text:style-name="P2">Exercise 6 4 <text:s text:c="3"/>Make a demo of Newton’s method<text:tab/>250 </text:p>
      <text:p text:style-name="P2">Exercise 6 5 <text:s text:c="3"/>Program with Pmw EntryField in hwGUI10 py<text:tab/>256 </text:p>
      <text:p text:style-name="P2">Exercise 6 6 <text:s text:c="3"/>Program with Pmw EntryField in simvizGUI2 py<text:tab/>256 </text:p>
      <text:p text:style-name="P2">Exercise 6 7 <text:s text:c="3"/>Replace Tkinter variables by set/get-like functions<text:tab/>256 </text:p>
      <text:p text:style-name="P2">Exercise 6 8 <text:s text:c="3"/>Use simviz1 py as a module in simvizGUI2 py<text:tab/>256 </text:p>
      <text:p text:style-name="P2">Exercise 6 9 <text:s text:c="3"/>Apply Matlab for visualization in simvizGUI2 py<text:tab/>257 </text:p>
      <text:p text:style-name="P2">Exercise 6 10 <text:s text:c="2"/>Program with Pmw OptionMenu in simvizGUI2 py<text:tab/>289 </text:p>
      <text:p text:style-name="P2">Exercise 6 11 <text:s text:c="2"/>Study the nonlinear motion of a pendulum<text:tab/>289 </text:p>
      <text:p text:style-name="P2">Exercise 6 12 <text:s text:c="2"/>Add error handling with an associated message box<text:tab/>290 </text:p>
      <text:p text:style-name="P2">Exercise 6 13 <text:s text:c="2"/>Add a message bar to a balloon help<text:tab/>290 </text:p>
      <text:p text:style-name="P2">Exercise 6 14 <text:s text:c="2"/>Select a ﬁle from a list and perform an action<text:tab/>291 </text:p>
      <text:p text:style-name="P2">Exercise 6 15 <text:s text:c="2"/>Make a GUI for ﬁnding and selecting font names<text:tab/>291 </text:p>
      <text:p text:style-name="P2">Exercise 6 16 <text:s text:c="2"/>Launch a GUI when command-line options are missing<text:tab/>292 </text:p>
      <text:p text:style-name="P2">Exercise 6 17 <text:s text:c="2"/>Write a GUI for Exercise 3 14<text:tab/>292 </text:p>
      <text:p text:style-name="P2">Exercise 6 18 <text:s text:c="2"/>Write a GUI for selecting ﬁles to be plotted<text:tab/>293 </text:p>
      <text:p text:style-name="P2">Exercise 6 19 <text:s text:c="2"/>Write an easy-to-use GUI generator<text:tab/>293 </text:p>
      <text:p text:style-name="P2">Exercise 7 1 <text:s text:c="3"/>Write a CGI debugging tool<text:tab/>316 </text:p>
      <text:p text:style-name="P2">Exercise 7 2 <text:s text:c="3"/>Make a web calculator<text:tab/>316 </text:p>
      <text:p text:style-name="P2">Exercise 7 3 <text:s text:c="3"/>Make a web application for registering participants<text:tab/>317 </text:p>
      <text:p text:style-name="P2">Exercise 7 4 <text:s text:c="3"/>Make a web application for numerical experiments<text:tab/>317 </text:p>
      <text:p text:style-name="P2">Exercise 7 5 <text:s text:c="3"/>Become a “nobody” user on a web server<text:tab/>317 </text:p>
      <text:p text:style-name="P2">Exercise 8 1 <text:s text:c="3"/>Use the getopt/optparse module in simviz1 py<text:tab/>324 </text:p>
      <text:p text:style-name="P2">Exercise 8 2 <text:s text:c="3"/>Store command-line options in a dictionary<text:tab/>325 </text:p>
      <text:p text:style-name="P2">Exercise 8 3 <text:s text:c="3"/>Turn ﬁles with commands into Python variables<text:tab/>325 </text:p>
      <text:p text:style-name="P2">Exercise 8 4 <text:s text:c="3"/>A grep script<text:tab/>354 </text:p>
      <text:p text:style-name="P2">Exercise 8 5 <text:s text:c="3"/>Experiment with a regex for real numbers<text:tab/>355 </text:p>
      <text:p text:style-name="P2">Exercise 8 6 <text:s text:c="3"/>Find errors in regular expressions<text:tab/>355 </text:p>
      <text:p text:style-name="P2">Exercise 8 7 <text:s text:c="3"/>Generate data from a user-supplied formula<text:tab/>356 </text:p>
      <text:p text:style-name="P2">Exercise 8 8 <text:s text:c="3"/>Explain the behavior of regular expressions<text:tab/>356 </text:p>
      <text:p text:style-name="P2">Exercise 8 9 <text:s text:c="3"/>Edit extensions in ﬁlenames<text:tab/>357 </text:p>
      <text:p text:style-name="P2">Exercise 8 10 <text:s text:c="2"/>Extract info from a program code<text:tab/>357 </text:p>
      <text:p text:style-name="P2">Exercise 8 11 <text:s text:c="2"/>Regex for splitting a pathname<text:tab/>357 </text:p>
      <text:p text:style-name="P2">Exercise 8 12 <text:s text:c="2"/>Rename a collection of ﬁles according to a pattern<text:tab/>358 </text:p>
      <text:p text:style-name="P2">Exercise 8 13 <text:s text:c="2"/>Reimplement the re findall function<text:tab/>358 </text:p>
      <text:p text:style-name="P2">Exercise 8 14 <text:s text:c="2"/>Interpret a regex code and ﬁnd programming errors<text:tab/>358 </text:p>
      <text:p text:style-name="P2">Exercise 8 15 <text:s text:c="2"/>Automatic ﬁne tuning of PostScript ﬁgures<text:tab/>359 </text:p>
      <text:p text:style-name="P2">Exercise 8 16 <text:s text:c="2"/>Transform a list of lines to a list of paragraphs<text:tab/>360 </text:p>
      <text:p text:style-name="P2">Exercise 8 17 <text:s text:c="2"/>Copy computer codes into documents<text:tab/>360 </text:p>
      <text:p text:style-name="P2">Exercise 8 18 <text:s text:c="2"/>A very useful script for all writers<text:tab/>361 </text:p>
      <text:p text:style-name="P2">Exercise 8 19 <text:s text:c="2"/>Read Fortran 90 ﬁles with namelists<text:tab/>361 </text:p>
      <text:p text:style-name="P2"><text:soft-page-break/>Exercise 8 20 <text:s text:c="2"/>Automatic update of function calls in C ﬁles<text:tab/>361 </text:p>
      <text:p text:style-name="P2">Exercise 8 21 <text:s text:c="2"/>Read/write (x, y) pairs from/to binary ﬁles<text:tab/>371 </text:p>
      <text:p text:style-name="P2">Exercise 8 22 <text:s text:c="2"/>Use the XDR format in the script from Exercise 8 21<text:tab/>371 </text:p>
      <text:p text:style-name="P2">Exercise 8 23 <text:s text:c="2"/>Archive all ﬁles needed in a LATEX document<text:tab/>371 </text:p>
      <text:p text:style-name="P2">Exercise 8 24 <text:s text:c="2"/>Using a web site for distributed simulation<text:tab/>381 </text:p>
      <text:p text:style-name="P2">Exercise 8 25 <text:s text:c="2"/>Convert data structures to/from strings<text:tab/>409 </text:p>
      <text:p text:style-name="P2">Exercise 8 26 <text:s text:c="2"/>Implement a class for vectors in 3D<text:tab/>410 </text:p>
      <text:p text:style-name="P2">Exercise 8 27 <text:s text:c="2"/>Extend the class from Exericse 8 26<text:tab/>410 </text:p>
      <text:p text:style-name="P2">Exercise 8 28 <text:s text:c="2"/>Make a tuple with cyclic indices<text:tab/>411 </text:p>
      <text:p text:style-name="P2">Exercise 8 29 <text:s text:c="2"/>Make a dictionary type with ordered keys<text:tab/>411 </text:p>
      <text:p text:style-name="P2">Exercise 8 30 <text:s text:c="2"/>Make a smarter integration function<text:tab/>412 </text:p>
      <text:p text:style-name="P2">Exercise 8 31 <text:s text:c="2"/>Equip class Grid2D with subscripting<text:tab/>412 </text:p>
      <text:p text:style-name="P2">Exercise 8 32 <text:s text:c="2"/>Extend the functionality of class Grid2D<text:tab/>412 </text:p>
      <text:p text:style-name="P2">Exercise 8 33 <text:s text:c="2"/>Make a boundary iterator in a 2D grid<text:tab/>436 </text:p>
      <text:p text:style-name="P2">Exercise 8 34 <text:s text:c="2"/>Make a generator for odd numbers<text:tab/>436 </text:p>
      <text:p text:style-name="P2">Exercise 8 35 <text:s text:c="2"/>Make a class for sparse vectors<text:tab/>436 </text:p>
      <text:p text:style-name="P2">Exercise 9 1 <text:s text:c="3"/>Extend Exercise 5 1 with a callback to Python<text:tab/>479 </text:p>
      <text:p text:style-name="P2">Exercise 9 2 <text:s text:c="3"/>Compile callback functions in Exercise 9 1<text:tab/>479 </text:p>
      <text:p text:style-name="P2">Exercise 9 3 <text:s text:c="3"/>Smoothing of time series<text:tab/>480 </text:p>
      <text:p text:style-name="P2">Exercise 9 4 <text:s text:c="3"/>Smoothing of 3D data<text:tab/>480 </text:p>
      <text:p text:style-name="P2">Exercise 9 5 <text:s text:c="3"/>Type incompatibility between Python and Fortran<text:tab/>481 </text:p>
      <text:p text:style-name="P2">Exercise 9 6 <text:s text:c="3"/>Problematic callbacks to Python from Fortran<text:tab/>481 </text:p>
      <text:p text:style-name="P2">Exercise 9 7 <text:s text:c="3"/>Array look-up eﬃciency: Python vs <text:s/>Fortran<text:tab/>482 </text:p>
      <text:p text:style-name="P2">Exercise 10 1 <text:s text:c="2"/>Extend Exercise 5 2 or 5 3 with a callback to Python<text:tab/>525 </text:p>
      <text:p text:style-name="P2">Exercise 10 2 <text:s text:c="2"/>Investigate the eﬃciency of vector operations<text:tab/>525 </text:p>
      <text:p text:style-name="P2">Exercise 10 3 <text:s text:c="2"/>Debug a C extension module<text:tab/>525 </text:p>
      <text:p text:style-name="P2">Exercise 10 4 <text:s text:c="2"/>Make callbacks to vectorized Python functions<text:tab/>526 </text:p>
      <text:p text:style-name="P2">Exercise 10 5 <text:s text:c="2"/>Avoid Python callbacks in extension modules<text:tab/>526 </text:p>
      <text:p text:style-name="P2">Exercise 10 6 <text:s text:c="2"/>Extend Exercise 9 4 with C and C code<text:tab/>526 </text:p>
      <text:p text:style-name="P2">Exercise 10 7 Apply SWIG to an array class in C<text:tab/>526 </text:p>
      <text:p text:style-name="P2">Exercise 10 8 Build a dictionary in C<text:tab/>526 </text:p>
      <text:p text:style-name="P2">Exercise 10 9 Make a C module for computing random numbers<text:tab/>527 </text:p>
      <text:p text:style-name="P2">Exercise 10 10 Almost automatic generation of C extension modules<text:tab/>527 </text:p>
      <text:p text:style-name="P2">Exercise 10 11 Introduce C array objects in Exercise 10 10<text:tab/>528 </text:p>
      <text:p text:style-name="P2">Exercise 10 12 Introduce SCXX in Exercise 10 11<text:tab/>528 </text:p>
      <text:p text:style-name="P2">Exercise 11 1 Incorporate a BLT graph widget in simviz1 py<text:tab/>539 </text:p>
      <text:p text:style-name="P2">Exercise 11 2 Plot a two-column dataﬁle in a Pmw Blt widget<text:tab/>539 </text:p>
      <text:p text:style-name="P2">Exercise 11 3 Use a BLT graph widget in simvizGUI2 py<text:tab/>539 </text:p>
      <text:p text:style-name="P2">Exercise 11 4 Extend Exercise 11 3 to handle multiple curves<text:tab/>539 </text:p>
      <text:p text:style-name="P2">Exercise 11 5 Use a BLT graph widget in Exercise 6 4<text:tab/>539 </text:p>
      <text:p text:style-name="P2">Exercise 11 6 Interactive dump of snapshot plots in an animation<text:tab/>540 </text:p>
      <text:p text:style-name="P2">Exercise 11 7 Extend the animate py GUI<text:tab/>540 </text:p>
      <text:p text:style-name="P2">Exercise 11 8 Animate a curve in a BLT graph widget<text:tab/>541 </text:p>
      <text:p text:style-name="P2">Exercise 11 9 Add animations to the GUI in Exercise 11 5<text:tab/>541 </text:p>
      <text:p text:style-name="P2">Exercise 11 10 Extend the GUI in Exercise 6 17 with a fancy list<text:tab/>550 </text:p>
      <text:p text:style-name="P2">Exercise 11 11 Remove canvas items<text:tab/>566 </text:p>
      <text:p text:style-name="P2">Exercise 11 12 Introduce properties in class Parameters<text:tab/>580 </text:p>
      <text:p text:style-name="P2">Exercise 11 13 Convert command ﬁle into Python objects<text:tab/>600 </text:p>
      <text:p text:style-name="P2">Exercise 12 1 Allow multiple values of parameters in input ﬁles<text:tab/>617 </text:p>
      <text:p text:style-name="P2">Exercise 12 2 Turn mathematical formulas into Fortran functions<text:tab/>628 </text:p>
      <text:p text:style-name="P2">Exercise 12 3 Move a wave source during simulation<text:tab/>675 </text:p>
      <text:p text:style-name="P2">Exercise 12 4 Include damping in a 1D wave simulator<text:tab/>675 </text:p>
      <text:p text:style-name="P2"><text:soft-page-break/>Exercise 12 5 Add a NumPy database to a PDE simulator<text:tab/>675 </text:p>
      <text:p text:style-name="P2">Exercise 12 6 Use iterators in ﬁnite diﬀerence schemes<text:tab/>675 </text:p>
      <text:p text:style-name="P2">Exercise 12 7 Set vectorized boundary conditions in 3D grids<text:tab/>675 </text:p>
      <text:p text:style-name="P2">Exercise B 1 Make a Python module of simviz1 py<text:tab/>734 </text:p>
      <text:p text:style-name="P2">Exercise B 2 Pack modules and packages using Distutils<text:tab/>735 </text:p>
      <text:p text:style-name="P2">Exercise B 3 Distribute mixed-language code using Distutils<text:tab/>735 </text:p>
      <text:p text:style-name="P2">Exercise B 4 Use tools to document the script in Exercise 3 14<text:tab/>735 </text:p>
      <text:p text:style-name="P2">Exercise B 5 Make a regression test for a trivial script<text:tab/>735 </text:p>
      <text:p text:style-name="P2">Exercise B 6 Repeat Exercise B 5 using the test script tools<text:tab/>735 </text:p>
      <text:p text:style-name="P2">Exercise B 7 Make a regression test for a script with I/O<text:tab/>735 </text:p>
      <text:p text:style-name="P2">Exercise B 8 Make a regression test for the script in Exercise 3 14<text:tab/>736 </text:p>
      <text:p text:style-name="P2">Exercise B 9 Approximate ﬂoats in Exercise B 5<text:tab/>736 </text:p>
      <text:p text:style-name="P2">Exercise B 10 Make tests for grid iterators<text:tab/>736 </text:p>
      <text:p text:style-name="P2">Exercise B 11 Make a tar/zip archive of ﬁles associated with a script<text:tab/>736 </text:p>
      <text:p text:style-name="P2">Exercise B 12 Semi-automatic evaluation of a student project<text:tab/>737 </text:p>
      <text:p text:style-name="P2"/>
      <text:h text:style-name="Heading_20_1" text:outline-level="1"><text:bookmark-start text:name="__RefHeading__329_937782157"/>***Python_Testing_Beginners_Guide_2010_255p <text:bookmark-end text:name="__RefHeading__329_937782157"/></text:h>
      <text:p text:style-name="P2">Preface 1 </text:p>
      <text:p text:style-name="P2">Chapter 1: Testing for Fun and Profit <text:tab/>7 </text:p>
      <text:p text:style-name="P2"><text:s/>How can testing help? <text:tab/>8 </text:p>
      <text:p text:style-name="P2"><text:s/>Types of testing <text:tab/>9 </text:p>
      <text:p text:style-name="P2"><text:s text:c="3"/>Unit testing <text:tab/>9 </text:p>
      <text:p text:style-name="P2"><text:s text:c="3"/>Integration testing <text:tab/>9 </text:p>
      <text:p text:style-name="P2"><text:s text:c="3"/>System testing <text:tab/>9 </text:p>
      <text:p text:style-name="P2"><text:s/>You've got Python, right? <text:tab/>10 </text:p>
      <text:p text:style-name="P2"><text:s/>Summary <text:tab/>10 </text:p>
      <text:p text:style-name="P2">Chapter 2: Doctest: The Easiest Testing Tool <text:tab/>11 </text:p>
      <text:p text:style-name="P2"><text:s/>Basic doctest <text:tab/>11 </text:p>
      <text:p text:style-name="P2"><text:s/>Time for action – creating and running your first doctest <text:tab/>12 </text:p>
      <text:p text:style-name="P2"><text:s text:c="3"/>The syntax of doctests <text:tab/>13 </text:p>
      <text:p text:style-name="P2"><text:s/>Time for action – writing a more complex test <text:tab/>14 </text:p>
      <text:p text:style-name="P2"><text:s text:c="3"/>Expecting exceptions <text:tab/>15 </text:p>
      <text:p text:style-name="P2"><text:s/>Time for action – expecting an exception <text:tab/>16 </text:p>
      <text:p text:style-name="P2"><text:s text:c="3"/>Expecting blank lines in the output <text:tab/>17 </text:p>
      <text:p text:style-name="P2"><text:s text:c="3"/>Using directives to control doctest <text:tab/>17 </text:p>
      <text:p text:style-name="P2"><text:s text:c="5"/>Ignoring part of the result <text:tab/>17 </text:p>
      <text:p text:style-name="P2"><text:s/>Time for action – using ellipsis in tests <text:tab/>17 </text:p>
      <text:p text:style-name="P2"><text:s text:c="5"/>Ignoring whitespace <text:tab/>18 </text:p>
      <text:p text:style-name="P2"><text:s/>Time for action – normalizing whitespace <text:tab/>19 </text:p>
      <text:p text:style-name="P2"><text:s text:c="5"/>Skipping an example entirely <text:tab/>19 </text:p>
      <text:p text:style-name="P2"><text:s/>Time for action – skipping tests <text:tab/>20 </text:p>
      <text:p text:style-name="P2"><text:s text:c="5"/>Other doctest directives <text:tab/>21 </text:p>
      <text:p text:style-name="P2"><text:s text:c="3"/>Execution scope <text:tab/>21 </text:p>
      <text:p text:style-name="P2"><text:s/>Embedding doctests in Python docstrings <text:tab/>24 </text:p>
      <text:p text:style-name="P2"><text:s/>Time for action – embedding a doctest in a docstring <text:tab/>24 </text:p>
      <text:p text:style-name="P2"><text:s text:c="3"/>Doctest directives <text:tab/>25 </text:p>
      <text:p text:style-name="P2"><text:s text:c="3"/>Execution scope <text:tab/>26 </text:p>
      <text:p text:style-name="P2"><text:s/>Putting it in practice: an AVL tree <text:tab/>26 </text:p>
      <text:p text:style-name="P2"><text:s text:c="3"/>English specification <text:tab/>27 </text:p>
      <text:p text:style-name="P2"><text:s text:c="3"/>Node data <text:tab/>28 </text:p>
      <text:p text:style-name="P2"><text:s text:c="3"/>Constructor <text:tab/>30 </text:p>
      <text:p text:style-name="P2"><text:soft-page-break/><text:s text:c="3"/>Recalculate height <text:tab/>30 </text:p>
      <text:p text:style-name="P2"><text:s text:c="3"/>Make deletable <text:tab/>32 </text:p>
      <text:p text:style-name="P2"><text:s text:c="3"/>Rotation <text:tab/>33 </text:p>
      <text:p text:style-name="P2"><text:s text:c="3"/>Locating a node <text:tab/>34 </text:p>
      <text:p text:style-name="P2"><text:s text:c="3"/>Testing the rest of the specification <text:tab/>34 </text:p>
      <text:p text:style-name="P2"><text:s/>Summary <text:tab/>35 </text:p>
      <text:p text:style-name="P2">Chapter 3: Unit Testing with Doctest <text:tab/>37 </text:p>
      <text:p text:style-name="P2"><text:s/>What is Unit testing and what it is not? <text:tab/>37 </text:p>
      <text:p text:style-name="P2"><text:s/>Time for action – identifying units <text:tab/>38 </text:p>
      <text:p text:style-name="P2"><text:s/>Unit testing throughout the development process <text:tab/>40 </text:p>
      <text:p text:style-name="P2"><text:s text:c="3"/>Design phase <text:tab/>41 </text:p>
      <text:p text:style-name="P2"><text:s/>Time for action – unit testing during design <text:tab/>41 </text:p>
      <text:p text:style-name="P2"><text:s text:c="3"/>Development phase <text:tab/>44 </text:p>
      <text:p text:style-name="P2"><text:s/>Time for action – unit testing during development <text:tab/>44 </text:p>
      <text:p text:style-name="P2"><text:s text:c="3"/>Feedback phase <text:tab/>47 </text:p>
      <text:p text:style-name="P2"><text:s/>Time for action – unit testing during feedback <text:tab/>47 </text:p>
      <text:p text:style-name="P2"><text:s text:c="3"/>Back to the development phase <text:tab/>51 </text:p>
      <text:p text:style-name="P2"><text:s/>Time for action – unit testing during development... again <text:tab/>51 </text:p>
      <text:p text:style-name="P2"><text:s text:c="3"/>Maintenance phase <text:tab/>53 </text:p>
      <text:p text:style-name="P2"><text:s/>Time for action – unit testing during maintenance <text:tab/>53 </text:p>
      <text:p text:style-name="P2"><text:s text:c="3"/>Reuse phase <text:tab/>55 </text:p>
      <text:p text:style-name="P2"><text:s/>Time for action – unit testing during reuse <text:tab/>55 </text:p>
      <text:p text:style-name="P2"><text:s/>Summary <text:tab/>59 </text:p>
      <text:p text:style-name="P2">Chapter 4: Breaking Tight Coupling by using Mock Objects <text:tab/>61 </text:p>
      <text:p text:style-name="P2"><text:s/>Installing Python Mocker <text:tab/>61 </text:p>
      <text:p text:style-name="P2"><text:s/>Time for action – installing Python Mocker <text:tab/>62 </text:p>
      <text:p text:style-name="P2"><text:s/>The idea of a mock object <text:tab/>62 </text:p>
      <text:p text:style-name="P2"><text:s/>Python Mocker <text:tab/>63 </text:p>
      <text:p text:style-name="P2"><text:s/>Time for action – exploring the basics of Mocker <text:s/><text:tab/>63 </text:p>
      <text:p text:style-name="P2"><text:s text:c="3"/>Mocking functions <text:tab/>67 </text:p>
      <text:p text:style-name="P2"><text:s text:c="3"/>Mocking containers <text:tab/>68 </text:p>
      <text:p text:style-name="P2"><text:s text:c="3"/>Parameter matching <text:tab/>69 </text:p>
      <text:p text:style-name="P2"><text:s text:c="6"/>ANY <text:tab/>69 </text:p>
      <text:p text:style-name="P2"><text:s text:c="6"/>ARGS <text:tab/>70 </text:p>
      <text:p text:style-name="P2"><text:s text:c="6"/>KWARGS <text:tab/>70 </text:p>
      <text:p text:style-name="P2"><text:s text:c="6"/>IS <text:tab/>71 </text:p>
      <text:p text:style-name="P2"><text:s text:c="5"/>IN <text:tab/>71 </text:p>
      <text:p text:style-name="P2"><text:s text:c="5"/>CONTAINS <text:tab/>72 </text:p>
      <text:p text:style-name="P2"><text:s text:c="5"/>MATCH <text:tab/>72 </text:p>
      <text:p text:style-name="P2"><text:s text:c="3"/>Mocking complex expressions <text:tab/>73 </text:p>
      <text:p text:style-name="P2"><text:s text:c="3"/>Returning iterators <text:tab/>73 </text:p>
      <text:p text:style-name="P2"><text:s text:c="3"/>Raising exceptions <text:tab/>74 </text:p>
      <text:p text:style-name="P2"><text:s text:c="3"/>Calling functions via a mock <text:tab/>74 </text:p>
      <text:p text:style-name="P2"><text:s text:c="3"/>Specifying that an expectation should occur multiple times <text:tab/>75 </text:p>
      <text:p text:style-name="P2"><text:s text:c="3"/>Replacing library objects with mocks <text:tab/>77 </text:p>
      <text:p text:style-name="P2"><text:s/>Mocking self <text:tab/>80 </text:p>
      <text:p text:style-name="P2"><text:s/>Time for action – passing a mock object as self <text:tab/>80 </text:p>
      <text:p text:style-name="P2"><text:s/>Summary <text:tab/>82 </text:p>
      <text:p text:style-name="P2">Chapter 5: When Doctest isn't Enough: Unittest to the Rescue <text:tab/>83 </text:p>
      <text:p text:style-name="P2"><text:s/>Basic unittest <text:tab/>83 </text:p>
      <text:p text:style-name="P2"><text:s/>Time for action – testing PID with unittest <text:tab/>84 </text:p>
      <text:p text:style-name="P2"><text:s text:c="3"/>Assertions <text:tab/>89 </text:p>
      <text:p text:style-name="P2"><text:soft-page-break/><text:s text:c="5"/>assertTrue <text:tab/>89 </text:p>
      <text:p text:style-name="P2"><text:s text:c="5"/>assertFalse <text:tab/>90 </text:p>
      <text:p text:style-name="P2"><text:s text:c="5"/>assertEqual <text:tab/>90 </text:p>
      <text:p text:style-name="P2"><text:s text:c="5"/>assertNotEqual <text:tab/>90 </text:p>
      <text:p text:style-name="P2"><text:s text:c="5"/>assertAlmostEqual <text:tab/>90 </text:p>
      <text:p text:style-name="P2"><text:s text:c="5"/>assertNotAlmostEqual <text:tab/>92 </text:p>
      <text:p text:style-name="P2"><text:s text:c="5"/>assertRaises <text:tab/>92 </text:p>
      <text:p text:style-name="P2"><text:s text:c="5"/>fail <text:tab/>93 </text:p>
      <text:p text:style-name="P2"><text:s/>Test fixtures <text:tab/>94 </text:p>
      <text:p text:style-name="P2"><text:s/>Time for action – testing database-backed units <text:tab/>95 </text:p>
      <text:p text:style-name="P2"><text:s/>Integrating with Python Mocker <text:tab/>100 </text:p>
      <text:p text:style-name="P2"><text:s/>Summary <text:tab/>100 </text:p>
      <text:p text:style-name="P2">Chapter 6: Running Your Tests: Follow Your Nose <text:tab/>101 </text:p>
      <text:p text:style-name="P2"><text:s/>What is Nose? <text:tab/>101 </text:p>
      <text:p text:style-name="P2"><text:s/>Installing Nose <text:tab/>102 </text:p>
      <text:p text:style-name="P2"><text:s/>Organizing tests <text:tab/>103 </text:p>
      <text:p text:style-name="P2"><text:s/>Time for action – organizing tests from previous chapters <text:tab/>104 </text:p>
      <text:p text:style-name="P2"><text:s text:c="3"/>Finding doctests <text:tab/>108 </text:p>
      <text:p text:style-name="P2"><text:s text:c="3"/>Customizing Nose's search <text:tab/>109 </text:p>
      <text:p text:style-name="P2"><text:s/>Nose and doctest <text:tab/>110 </text:p>
      <text:p text:style-name="P2"><text:s/>Time for action – creating a fixture for a doctest <text:tab/>111 </text:p>
      <text:p text:style-name="P2"><text:s/>Nose and unittest <text:tab/>112 </text:p>
      <text:p text:style-name="P2"><text:s/>Time for action – creating a module fixture <text:tab/>113 </text:p>
      <text:p text:style-name="P2"><text:s/>Time for action – creating a package fixture <text:tab/>114 </text:p>
      <text:p text:style-name="P2"><text:s/>Nose's own testing framework <text:tab/>116 </text:p>
      <text:p text:style-name="P2"><text:s/>Time for action – using Nose-specific tests <text:tab/>116 </text:p>
      <text:p text:style-name="P2"><text:s/>Summary <text:tab/>118 </text:p>
      <text:p text:style-name="P2">Chapter 7: Developing a Test-Driven Project <text:tab/>119 </text:p>
      <text:p text:style-name="P2"><text:s/>Writing the specification <text:tab/>119 </text:p>
      <text:p text:style-name="P2"><text:s/>Time for action – what are you going to do? <text:tab/>125 </text:p>
      <text:p text:style-name="P2"><text:s/>Writing initial unit tests <text:tab/>125 </text:p>
      <text:p text:style-name="P2"><text:s/>Time for action – nailing down the specification with unit tests <text:tab/>139 </text:p>
      <text:p text:style-name="P2"><text:s/>Coding planner.data <text:tab/>139 </text:p>
      <text:p text:style-name="P2"><text:s/>Using the tests to get the code right <text:tab/>143 </text:p>
      <text:p text:style-name="P2"><text:s/>Fixing the code <text:tab/>143 </text:p>
      <text:p text:style-name="P2"><text:s/>Time for action – writing and debugging code <text:tab/>146 </text:p>
      <text:p text:style-name="P2"><text:s/>Writing persistence tests <text:tab/>147 </text:p>
      <text:p text:style-name="P2"><text:s/>Writing persistence code <text:tab/>148 </text:p>
      <text:p text:style-name="P2"><text:s/>Finishing up <text:tab/>151 </text:p>
      <text:p text:style-name="P2"><text:s/>Summary <text:tab/>153 </text:p>
      <text:p text:style-name="P2">Chapter 8: Testing Web Application Frontends using Twill <text:tab/>155 </text:p>
      <text:p text:style-name="P2"><text:s/>Installing Twill <text:tab/>155 </text:p>
      <text:p text:style-name="P2"><text:s/>Exploring the Twill language <text:tab/>156 </text:p>
      <text:p text:style-name="P2"><text:s/>Time for action – browsing the web with Twill <text:tab/>156 </text:p>
      <text:p text:style-name="P2"><text:s/>Time for action – Twill scripting <text:tab/>159 </text:p>
      <text:p text:style-name="P2"><text:s text:c="3"/>Twill commands <text:tab/>160 </text:p>
      <text:p text:style-name="P2"><text:s text:c="6"/>help <text:tab/>160 </text:p>
      <text:p text:style-name="P2"><text:s text:c="6"/>setglobal <text:tab/>160 </text:p>
      <text:p text:style-name="P2"><text:s text:c="6"/>setlocal <text:tab/>161 </text:p>
      <text:p text:style-name="P2"><text:s text:c="6"/>add_auth <text:tab/>161 </text:p>
      <text:p text:style-name="P2"><text:s text:c="6"/>add_extra_header <text:tab/>161 </text:p>
      <text:p text:style-name="P2"><text:s text:c="6"/>clear_extra_headers <text:tab/>162 </text:p>
      <text:p text:style-name="P2"><text:soft-page-break/><text:s text:c="6"/>show_extra_headers <text:tab/>162 </text:p>
      <text:p text:style-name="P2"><text:s text:c="6"/>agent <text:tab/>162 </text:p>
      <text:p text:style-name="P2"><text:s text:c="6"/>back <text:tab/>162 </text:p>
      <text:p text:style-name="P2"><text:s text:c="6"/>clear_cookies <text:tab/>162 </text:p>
      <text:p text:style-name="P2"><text:s text:c="6"/>code <text:tab/>162 </text:p>
      <text:p text:style-name="P2"><text:s text:c="6"/>config <text:tab/>163 </text:p>
      <text:p text:style-name="P2"><text:s text:c="6"/>debug <text:tab/>163 </text:p>
      <text:p text:style-name="P2"><text:s text:c="6"/>echo <text:tab/>163 </text:p>
      <text:p text:style-name="P2"><text:s text:c="6"/>exit <text:tab/>163 </text:p>
      <text:p text:style-name="P2"><text:s text:c="6"/>extend_with <text:tab/>164 </text:p>
      <text:p text:style-name="P2"><text:s text:c="6"/>find <text:tab/>164 </text:p>
      <text:p text:style-name="P2"><text:s text:c="6"/>notfind <text:tab/>164 </text:p>
      <text:p text:style-name="P2"><text:s text:c="6"/>follow <text:tab/>164 </text:p>
      <text:p text:style-name="P2"><text:s text:c="6"/>formaction <text:tab/>164 </text:p>
      <text:p text:style-name="P2"><text:s text:c="6"/>formclear <text:tab/>165 </text:p>
      <text:p text:style-name="P2"><text:s text:c="6"/>formfile <text:tab/>165 </text:p>
      <text:p text:style-name="P2"><text:s text:c="4"/>formvalue <text:tab/>165 </text:p>
      <text:p text:style-name="P2"><text:s text:c="4"/>getinput <text:tab/>165 </text:p>
      <text:p text:style-name="P2"><text:s text:c="4"/>getpassword <text:tab/>165 </text:p>
      <text:p text:style-name="P2"><text:s text:c="4"/>go <text:tab/>166 </text:p>
      <text:p text:style-name="P2"><text:s text:c="4"/>info <text:tab/>166 </text:p>
      <text:p text:style-name="P2"><text:s text:c="4"/>save_cookies <text:tab/>166 </text:p>
      <text:p text:style-name="P2"><text:s text:c="4"/>load_cookies <text:tab/>166 </text:p>
      <text:p text:style-name="P2"><text:s text:c="4"/>show_cookies <text:tab/>166 </text:p>
      <text:p text:style-name="P2"><text:s text:c="4"/>redirect_error <text:tab/>166 </text:p>
      <text:p text:style-name="P2"><text:s text:c="4"/>redirect_output <text:tab/>166 </text:p>
      <text:p text:style-name="P2"><text:s text:c="4"/>reset_error <text:tab/>166 </text:p>
      <text:p text:style-name="P2"><text:s text:c="4"/>reset_output <text:tab/>167 </text:p>
      <text:p text:style-name="P2"><text:s text:c="4"/>reload <text:tab/>167 </text:p>
      <text:p text:style-name="P2"><text:s text:c="4"/>reset_browser <text:tab/>167 </text:p>
      <text:p text:style-name="P2"><text:s text:c="4"/>run <text:tab/>167 </text:p>
      <text:p text:style-name="P2"><text:s text:c="4"/>runfile <text:tab/>167 </text:p>
      <text:p text:style-name="P2"><text:s text:c="4"/>save_html <text:tab/>167 </text:p>
      <text:p text:style-name="P2"><text:s text:c="4"/>show <text:tab/>167 </text:p>
      <text:p text:style-name="P2"><text:s text:c="4"/>showforms <text:tab/>167 </text:p>
      <text:p text:style-name="P2"><text:s text:c="4"/>showhistory <text:tab/>168 </text:p>
      <text:p text:style-name="P2"><text:s text:c="4"/>showlinks <text:tab/>168 </text:p>
      <text:p text:style-name="P2"><text:s text:c="4"/>sleep <text:tab/>168 </text:p>
      <text:p text:style-name="P2"><text:s text:c="4"/>submit <text:tab/>168 </text:p>
      <text:p text:style-name="P2"><text:s text:c="4"/>tidy_ok <text:tab/>168 </text:p>
      <text:p text:style-name="P2"><text:s text:c="4"/>title <text:tab/>168 </text:p>
      <text:p text:style-name="P2"><text:s text:c="4"/>url <text:tab/>168 </text:p>
      <text:p text:style-name="P2">Calling Twill scripts from tests <text:tab/>169 </text:p>
      <text:p text:style-name="P2">Time for action – running Twill script files <text:tab/>169 </text:p>
      <text:p text:style-name="P2">Time for action – running Twill script strings <text:tab/>170 </text:p>
      <text:p text:style-name="P2"><text:s text:c="3"/>A nifty trick <text:tab/>171 </text:p>
      <text:p text:style-name="P2">Integrating Twill operations into unittest tests <text:tab/>172 </text:p>
      <text:p text:style-name="P2">Time for action – using Twill's browser object <text:tab/>172 </text:p>
      <text:p text:style-name="P2"><text:s text:c="3"/>Browser methods <text:tab/>173 </text:p>
      <text:p text:style-name="P2"><text:s text:c="4"/>get_code <text:tab/>174 </text:p>
      <text:p text:style-name="P2"><text:s text:c="4"/>get_html <text:tab/>174 </text:p>
      <text:p text:style-name="P2"><text:s text:c="4"/>get_title <text:tab/>174 </text:p>
      <text:p text:style-name="P2"><text:soft-page-break/><text:s text:c="4"/>get_url <text:tab/>174 </text:p>
      <text:p text:style-name="P2"><text:s text:c="4"/>find_link <text:tab/>174 </text:p>
      <text:p text:style-name="P2"><text:s text:c="4"/>follow_link <text:tab/>175 </text:p>
      <text:p text:style-name="P2"><text:s text:c="4"/>get_all_forms <text:tab/>175 </text:p>
      <text:p text:style-name="P2"><text:s text:c="4"/>get_form <text:tab/>175 </text:p>
      <text:p text:style-name="P2"><text:s text:c="4"/>get_form_field <text:tab/>175 </text:p>
      <text:p text:style-name="P2"><text:s text:c="4"/>clicked <text:tab/>176 </text:p>
      <text:p text:style-name="P2"><text:s text:c="4"/>submit <text:tab/>176 </text:p>
      <text:p text:style-name="P2">Summary <text:tab/>176 </text:p>
      <text:p text:style-name="P2">Chapter 9: Integration Testing and System Testing <text:tab/>177 </text:p>
      <text:p text:style-name="P2"><text:s/>Integration tests and system tests <text:tab/>177 </text:p>
      <text:p text:style-name="P2"><text:s/>Time for action – figuring out the order of integration <text:tab/>178 </text:p>
      <text:p text:style-name="P2"><text:s/>Automation with doctest, unittest, and Nose <text:tab/>180 </text:p>
      <text:p text:style-name="P2"><text:s/>Time for action – writing integration tests for the time planner <text:tab/>181 </text:p>
      <text:p text:style-name="P2"><text:s/>Summary <text:tab/>202 </text:p>
      <text:p text:style-name="P2">Chapter 10: Other Testing Tools and Techniques <text:tab/>203 </text:p>
      <text:p text:style-name="P2"><text:s/>Code coverage <text:tab/>203 </text:p>
      <text:p text:style-name="P2"><text:s text:c="3"/>coverage.py <text:tab/>204 </text:p>
      <text:p text:style-name="P2"><text:s/>Time for action – using coverage.py <text:tab/>205 </text:p>
      <text:p text:style-name="P2"><text:s/>Version control hooks <text:tab/>207 </text:p>
      <text:p text:style-name="P2"><text:s text:c="3"/>Bazaar <text:tab/>208 </text:p>
      <text:p text:style-name="P2"><text:s/>Time for action – installing Nose as a Bazaar post-commit hook <text:tab/>208 </text:p>
      <text:p text:style-name="P2"><text:s text:c="3"/>Mercurial <text:tab/>210 </text:p>
      <text:p text:style-name="P2"><text:s/>Time for action – installing Nose as a Mercurial <text:s/><text:tab/>210 </text:p>
      <text:p text:style-name="P2"><text:s/>post-commit hook <text:tab/>210 </text:p>
      <text:p text:style-name="P2"><text:s text:c="3"/>Git <text:tab/>211 </text:p>
      <text:p text:style-name="P2"><text:s/>Time for action – installing Nose as a Git post-commit hook <text:tab/>212 </text:p>
      <text:p text:style-name="P2"><text:s text:c="3"/>Darcs <text:tab/>213 </text:p>
      <text:p text:style-name="P2"><text:s/>Time for action – installing Nose as a Darcs post-record hook <text:tab/>213 </text:p>
      <text:p text:style-name="P2"><text:s text:c="3"/>Subversion <text:tab/>215 </text:p>
      <text:p text:style-name="P2"><text:s/>Time for action – installing Nose as a Subversion <text:s/><text:tab/>216 </text:p>
      <text:p text:style-name="P2"><text:s/>post-commit hook <text:tab/>216 </text:p>
      <text:p text:style-name="P2"><text:s/>Automated continuous integration <text:tab/>219 </text:p>
      <text:p text:style-name="P2"><text:s text:c="3"/>Buildbot <text:tab/>219 </text:p>
      <text:p text:style-name="P2"><text:s/>Time for action – using Buildbot with Bazaar <text:tab/>219 </text:p>
      <text:p text:style-name="P2"><text:s/>Summary <text:tab/>223 </text:p>
      <text:p text:style-name="P2">Appendix: Answers to Pop Quizes <text:tab/>225 </text:p>
      <text:p text:style-name="P2"><text:s/>Chapter 2 <text:tab/>225 </text:p>
      <text:p text:style-name="P2"><text:s text:c="3"/>Pop quiz – doctest syntax <text:tab/>225 </text:p>
      <text:p text:style-name="P2"><text:s/>Chapter 3 <text:tab/>225 </text:p>
      <text:p text:style-name="P2"><text:s text:c="3"/>Pop quiz – understanding units <text:tab/>225 </text:p>
      <text:p text:style-name="P2"><text:s text:c="3"/>Pop quiz – unit testing during design <text:tab/>226 </text:p>
      <text:p text:style-name="P2"><text:s text:c="3"/>Pop quiz – unit testing <text:tab/>226 </text:p>
      <text:p text:style-name="P2"><text:s/>Chapter 4 <text:tab/>226 </text:p>
      <text:p text:style-name="P2"><text:s text:c="3"/>Pop quiz – Mocker usage <text:tab/>226 </text:p>
      <text:p text:style-name="P2"><text:s/>Chapter 5 <text:tab/>227 </text:p>
      <text:p text:style-name="P2"><text:s text:c="3"/>Pop quiz – basic unittest knowledge <text:tab/>227 </text:p>
      <text:p text:style-name="P2"><text:s text:c="3"/>Pop quiz – text fixtures <text:tab/>227 </text:p>
      <text:p text:style-name="P2"><text:s/>Chapter 6 <text:tab/>227 </text:p>
      <text:p text:style-name="P2"><text:s text:c="3"/>Pop quiz – testing with Nose <text:tab/>227 </text:p>
      <text:p text:style-name="P2"><text:s/>Chapter 7 <text:tab/>227 </text:p>
      <text:p text:style-name="P2"><text:s text:c="3"/>Pop quiz – test-driven development <text:tab/>227 </text:p>
      <text:p text:style-name="P2"><text:soft-page-break/><text:s/>Chapter 8 <text:tab/>228 </text:p>
      <text:p text:style-name="P2"><text:s text:c="3"/>Pop quiz – the Twill language <text:tab/>228 </text:p>
      <text:p text:style-name="P2"><text:s text:c="3"/>Pop quiz – browser methods <text:tab/>228 </text:p>
      <text:p text:style-name="P2"><text:s/>Chapter 9 <text:tab/>228 </text:p>
      <text:p text:style-name="P2"><text:s text:c="3"/>Pop quiz – diagramming integration <text:tab/>228 </text:p>
      <text:p text:style-name="P2"><text:s text:c="3"/>Pop quiz – writing integration tests <text:tab/>229 </text:p>
      <text:p text:style-name="P2"><text:s/>Chapter 10 <text:tab/>229 </text:p>
      <text:p text:style-name="P2"><text:s text:c="3"/>Pop quiz – code coverage <text:tab/>229 </text:p>
      <text:p text:style-name="P2"><text:s text:c="3"/>Pop quiz – version control hooks <text:tab/>229 </text:p>
      <text:p text:style-name="P2">Index <text:tab/>231 </text:p>
      <text:p text:style-name="P2"/>
      <text:h text:style-name="Heading_20_1" text:outline-level="1"><text:bookmark-start text:name="__RefHeading__331_937782157"/>***Python_Tutorial_Learning_To_Program_2006_342p <text:bookmark-end text:name="__RefHeading__331_937782157"/></text:h>
      <text:p text:style-name="P2">Learning to program<text:tab/>1 </text:p>
      <text:p text:style-name="P2">What do I need to be a programmer?<text:tab/>8 </text:p>
      <text:p text:style-name="P2">What is programming?<text:tab/>10 </text:p>
      <text:p text:style-name="P2">Getting Started<text:tab/>19 </text:p>
      <text:p text:style-name="P2">Simple sequences<text:tab/>23 </text:p>
      <text:p text:style-name="P2">Data<text:tab/>30 </text:p>
      <text:p text:style-name="P2">More Sequences<text:tab/>64 </text:p>
      <text:p text:style-name="P2">Looping the loop<text:tab/>71 </text:p>
      <text:p text:style-name="P2">A Little Bit of Style<text:tab/>80 </text:p>
      <text:p text:style-name="P2">Input<text:tab/>88 </text:p>
      <text:p text:style-name="P2">Conditionals<text:tab/>98 </text:p>
      <text:p text:style-name="P2">Functions and Modules<text:tab/>109 </text:p>
      <text:p text:style-name="P2">File Handling<text:tab/>126 </text:p>
      <text:p text:style-name="P2">Text Handling<text:tab/>143 </text:p>
      <text:p text:style-name="P2">Error Handling<text:tab/>154 </text:p>
      <text:p text:style-name="P2">Namespaces<text:tab/>164 </text:p>
      <text:p text:style-name="P2">Regular Expressions<text:tab/>171 </text:p>
      <text:p text:style-name="P2">Classes<text:tab/>181 </text:p>
      <text:p text:style-name="P2">Event Driven Programs<text:tab/>206 </text:p>
      <text:p text:style-name="P2">Introduction to GUI Programming<text:tab/>213 </text:p>
      <text:p text:style-name="P2">Recursion<text:tab/>233 </text:p>
      <text:p text:style-name="P2">Introduction to Functional Programming<text:tab/>238 </text:p>
      <text:p text:style-name="P2">A Case Study<text:tab/>250 </text:p>
      <text:p text:style-name="P2">Python in Practice<text:tab/>272 </text:p>
      <text:p text:style-name="P2">Working with Databases<text:tab/>275 </text:p>
      <text:p text:style-name="P2">Working with the Operating System<text:tab/>302 </text:p>
      <text:p text:style-name="P2">References<text:tab/>334 </text:p>
      <text:p text:style-name="P2"/>
      <text:h text:style-name="Heading_20_1" text:outline-level="1"><text:bookmark-start text:name="__RefHeading__333_937782157"/>***python_tutorial_tutorialspoint_2014_431p <text:bookmark-end text:name="__RefHeading__333_937782157"/></text:h>
      <text:p text:style-name="P2">/// </text:p>
      <text:p text:style-name="P2"/>
      <text:h text:style-name="Heading_20_1" text:outline-level="1"><text:bookmark-start text:name="__RefHeading__335_937782157"/>***Python_v1_3_13_S60_3rd_Edition_Docs_2006_86p <text:bookmark-end text:name="__RefHeading__335_937782157"/></text:h>
      <text:p text:style-name="P2">1 Introduction<text:tab/>1 </text:p>
      <text:p text:style-name="P2">1.1 Scope<text:tab/>1 </text:p>
      <text:p text:style-name="P2">1.2 Audience<text:tab/>1 </text:p>
      <text:p text:style-name="P2"><text:soft-page-break/>1.3 New in Release 1.3.12<text:tab/>2 </text:p>
      <text:p text:style-name="P2">1.4 Naming Conventions<text:tab/>2 </text:p>
      <text:p text:style-name="P2"/>
      <text:p text:style-name="P2">2 API <text:s text:c="3"/>Summary<text:tab/>3 </text:p>
      <text:p text:style-name="P2">2.1 <text:s text:c="3"/>Python Standard Library<text:tab/>3 </text:p>
      <text:p text:style-name="P2">2.2 <text:s text:c="3"/>Python for S60 Extensions<text:tab/>3 </text:p>
      <text:p text:style-name="P2">2.3 <text:s text:c="3"/>Third-Party Extensions<text:tab/>4 </text:p>
      <text:p text:style-name="P2"/>
      <text:p text:style-name="P2">3 Selected Issues on Python Programming for S60<text:tab/>5 </text:p>
      <text:p text:style-name="P2">3.1 Concurrency Aspects<text:tab/>5 </text:p>
      <text:p text:style-name="P2">3.2 Current S60 Python Script Execution Environment<text:tab/>5 </text:p>
      <text:p text:style-name="P2">3.3 Standard I/O Streams<text:tab/>6 </text:p>
      <text:p text:style-name="P2">3.4 Usage of Unicode<text:tab/>6 </text:p>
      <text:p text:style-name="P2">3.5 Date and Time<text:tab/>6 </text:p>
      <text:p text:style-name="P2">3.6 Sharing Native Resources between Threads<text:tab/>6 </text:p>
      <text:p text:style-name="P2">3.7 Scalable User Interface<text:tab/>7 </text:p>
      <text:p text:style-name="P2">3.8 Error Handling<text:tab/>7 </text:p>
      <text:p text:style-name="P2">3.9 Limitations and Areas of Development<text:tab/>7 </text:p>
      <text:p text:style-name="P2"/>
      <text:p text:style-name="P2">4 Operating System Services and Information<text:tab/>9 </text:p>
      <text:p text:style-name="P2">4.1 e32 — A Symbian OS related services package<text:tab/>9 </text:p>
      <text:p text:style-name="P2">4.2 sysinfo — Access to system information<text:tab/>11 </text:p>
      <text:p text:style-name="P2"/>
      <text:p text:style-name="P2">5 User Interface and Graphics<text:tab/>13 </text:p>
      <text:p text:style-name="P2">5.1 appuifw — Interface to the S60 GUI framework<text:tab/>13 </text:p>
      <text:p text:style-name="P2">5.2 graphics — A graphics related services package<text:tab/>24 </text:p>
      <text:p text:style-name="P2">5.3 camera — Interface for taking photographs<text:tab/>31 </text:p>
      <text:p text:style-name="P2">5.4 keycapture — Interface for global capturing of key events.<text:tab/>32 </text:p>
      <text:p text:style-name="P2">5.5 topwindow — Interface for creating windows that are shown on top of <text:s text:c="68"/>other applications.<text:tab/>33 </text:p>
      <text:p text:style-name="P2"/>
      <text:p text:style-name="P2">6 Audio and Communication Services<text:tab/>37 </text:p>
      <text:p text:style-name="P2">6.1 audio — An audio related services package<text:tab/>37 </text:p>
      <text:p text:style-name="P2">6.2 telephone — Telephone services<text:tab/>38 </text:p>
      <text:p text:style-name="P2">6.3 messaging — A messaging services package<text:tab/>39 </text:p>
      <text:p text:style-name="P2">6.4 inbox — Interface to device inbox<text:tab/>39 </text:p>
      <text:p text:style-name="P2">6.5 location — GSM location information<text:tab/>40 </text:p>
      <text:p text:style-name="P2"/>
      <text:p text:style-name="P2">7 Data Management<text:tab/>41 </text:p>
      <text:p text:style-name="P2">7.1 contacts — A contacts related services package<text:tab/>41 </text:p>
      <text:p text:style-name="P2">7.2 calendar — Access to calendar related services<text:tab/>44 </text:p>
      <text:p text:style-name="P2">7.3 calendar for EKA2 — Access to calendar related services<text:tab/>50 </text:p>
      <text:p text:style-name="P2">7.4 <text:s text:c="2"/>e32db — Interface to the Symbian native DB<text:tab/>55 </text:p>
      <text:p text:style-name="P2">7.5 <text:s text:c="2"/>e32dbm — DBM implemented using the Symbian native DBMS<text:tab/>57 </text:p>
      <text:p text:style-name="P2"/>
      <text:p text:style-name="P2">8 Standard Library Support and Extensions<text:tab/>61 </text:p>
      <text:p text:style-name="P2">8.1 Support for Python Standard Library<text:tab/>61 </text:p>
      <text:p text:style-name="P2">8.2 Extensions to Standard Library Modules<text:tab/>62 </text:p>
      <text:p text:style-name="P2"/>
      <text:p text:style-name="P2">9 Extending and Embedding<text:tab/>65 </text:p>
      <text:p text:style-name="P2">9.1 Python/C API Extensions<text:tab/>65 </text:p>
      <text:p text:style-name="P2">9.2 Extending Python for S60<text:tab/>66 </text:p>
      <text:p text:style-name="P2"><text:soft-page-break/></text:p>
      <text:p text:style-name="P2">10 Terms and Abbreviations<text:tab/>69 </text:p>
      <text:p text:style-name="P2">A Reporting Bugs<text:tab/>73 </text:p>
      <text:p text:style-name="P2">Module Index<text:tab/>75 </text:p>
      <text:p text:style-name="P2">Index<text:tab/>77 </text:p>
      <text:p text:style-name="P2"/>
      <text:h text:style-name="Heading_20_1" text:outline-level="1"><text:bookmark-start text:name="__RefHeading__337_937782157"/>***Rapid_GUI_Programming_with_Python_and_Qt_The_Definitive_Guide_to_PyQt_Programming_2008_643p <text:bookmark-end text:name="__RefHeading__337_937782157"/></text:h>
      <text:p text:style-name="P2">Foreword<text:tab/>xiii </text:p>
      <text:p text:style-name="P2">Introduction<text:tab/>1 </text:p>
      <text:p text:style-name="P2"/>
      <text:p text:style-name="P2"><text:s text:c="38"/>Part I: Python Programming </text:p>
      <text:p text:style-name="P2"/>
      <text:p text:style-name="P2">Chapter 1. Data Types and Data Structures<text:tab/>9 </text:p>
      <text:p text:style-name="P2"><text:s text:c="3"/>Executing Python Code<text:tab/>10 </text:p>
      <text:p text:style-name="P2"><text:s text:c="3"/>Variables and Objects<text:tab/>12 </text:p>
      <text:p text:style-name="P2"><text:s text:c="3"/>Numbers and Strings<text:tab/>15 </text:p>
      <text:p text:style-name="P2"><text:s text:c="7"/>Integers and Long Integers<text:tab/>16 </text:p>
      <text:p text:style-name="P2"><text:s text:c="7"/>Floats and Decimals<text:tab/>17 </text:p>
      <text:p text:style-name="P2"><text:s text:c="7"/>Bytestrings, Unicode Strings, and QStrings<text:tab/>20 </text:p>
      <text:p text:style-name="P2"><text:s text:c="3"/>Collections<text:tab/>29 </text:p>
      <text:p text:style-name="P2"><text:s text:c="7"/>Tuples<text:tab/>29 </text:p>
      <text:p text:style-name="P2"><text:s text:c="7"/>Lists<text:tab/>31 </text:p>
      <text:p text:style-name="P2"><text:s text:c="7"/>Dictionaries<text:tab/>35 </text:p>
      <text:p text:style-name="P2"><text:s text:c="7"/>Sets<text:tab/>37 </text:p>
      <text:p text:style-name="P2"><text:s text:c="3"/>Built-in Functions<text:tab/>37 </text:p>
      <text:p text:style-name="P2"><text:s text:c="3"/>Summary<text:tab/>41 </text:p>
      <text:p text:style-name="P2"><text:s text:c="3"/>Exercises<text:tab/>42 </text:p>
      <text:p text:style-name="P2"/>
      <text:p text:style-name="P2">Chapter 2. Control Structures<text:tab/>45 </text:p>
      <text:p text:style-name="P2"><text:s text:c="3"/>Conditional Branching<text:tab/>46 </text:p>
      <text:p text:style-name="P2"><text:s text:c="3"/>Looping<text:tab/>49 </text:p>
      <text:p text:style-name="P2"><text:s text:c="7"/>List Comprehensions and Generators<text:tab/>53 </text:p>
      <text:p text:style-name="P2"><text:s text:c="3"/>Functions<text:tab/>55 </text:p>
      <text:p text:style-name="P2"><text:s text:c="7"/>Generator Functions<text:tab/>58 </text:p>
      <text:p text:style-name="P2"><text:s text:c="7"/>Using Keyword Arguments<text:tab/>59 </text:p>
      <text:p text:style-name="P2"><text:s text:c="7"/>Lambda Functions<text:tab/>61 </text:p>
      <text:p text:style-name="P2"><text:s text:c="7"/>Dynamic Function Creation<text:tab/>62 </text:p>
      <text:p text:style-name="P2"><text:s text:c="7"/>Partial Function Application<text:tab/>63 </text:p>
      <text:p text:style-name="P2"><text:s text:c="3"/>Exception Handling<text:tab/>66 </text:p>
      <text:p text:style-name="P2"><text:s text:c="7"/>Summary<text:tab/>72 </text:p>
      <text:p text:style-name="P2"><text:s text:c="7"/>Exercises<text:tab/>72 </text:p>
      <text:p text:style-name="P2"/>
      <text:p text:style-name="P2">Chapter 3. Classes and Modules<text:tab/>75 </text:p>
      <text:p text:style-name="P2"><text:s text:c="3"/>Creating Instances<text:tab/>77 </text:p>
      <text:p text:style-name="P2"><text:s text:c="3"/>Methods and Special Methods<text:tab/>79 </text:p>
      <text:p text:style-name="P2"><text:s text:c="7"/>Static Data, and Static Methods and Decorators<text:tab/>85 </text:p>
      <text:p text:style-name="P2"><text:s text:c="7"/>Example: The Length Class<text:tab/>86 </text:p>
      <text:p text:style-name="P2"><text:s text:c="7"/>Collection Classes<text:tab/>92 </text:p>
      <text:p text:style-name="P2"><text:s text:c="7"/>Example: The OrderedDict Class<text:tab/>92 </text:p>
      <text:p text:style-name="P2"><text:soft-page-break/><text:s text:c="3"/>Inheritance and Polymorphism<text:tab/>99 </text:p>
      <text:p text:style-name="P2"><text:s text:c="3"/>Modules and Multiﬁle Applications<text:tab/>104 </text:p>
      <text:p text:style-name="P2"><text:s text:c="7"/>Using the doctest Module<text:tab/>105 </text:p>
      <text:p text:style-name="P2"><text:s text:c="3"/>Summary<text:tab/>107 </text:p>
      <text:p text:style-name="P2"><text:s text:c="3"/>Exercises<text:tab/>108 </text:p>
      <text:p text:style-name="P2"/>
      <text:p text:style-name="P2"><text:s text:c="34"/>Part II: Basic GUI Programming </text:p>
      <text:p text:style-name="P2"/>
      <text:p text:style-name="P2">Chapter 4. Introduction to GUI Programming<text:tab/>111 </text:p>
      <text:p text:style-name="P2"><text:s text:c="3"/>A Pop-Up Alert in 25 Lines<text:tab/>112 </text:p>
      <text:p text:style-name="P2"><text:s text:c="3"/>An Expression Evaluator in 30 Lines<text:tab/>116 </text:p>
      <text:p text:style-name="P2"><text:s text:c="3"/>A Currency Converter in 70 Lines<text:tab/>121 </text:p>
      <text:p text:style-name="P2"><text:s text:c="3"/>Signals and Slots<text:tab/>127 </text:p>
      <text:p text:style-name="P2"><text:s text:c="3"/>Summary<text:tab/>136 </text:p>
      <text:p text:style-name="P2"><text:s text:c="3"/>Exercise<text:tab/>137 </text:p>
      <text:p text:style-name="P2"><text:s/></text:p>
      <text:p text:style-name="P2">Chapter 5. Dialogs<text:tab/>139 </text:p>
      <text:p text:style-name="P2"><text:s text:c="3"/>Dumb Dialogs<text:tab/>141 </text:p>
      <text:p text:style-name="P2"><text:s text:c="3"/>Standard Dialogs<text:tab/>147 </text:p>
      <text:p text:style-name="P2"><text:s text:c="7"/>Modal OK/Cancel-Style Dialogs<text:tab/>148 </text:p>
      <text:p text:style-name="P2"><text:s text:c="3"/>Smart Dialogs<text:tab/>154 </text:p>
      <text:p text:style-name="P2"><text:s text:c="7"/>Modeless Apply/Close-Style Dialogs<text:tab/>155 </text:p>
      <text:p text:style-name="P2"><text:s text:c="7"/>Modeless “Live” Dialogs<text:tab/>159 </text:p>
      <text:p text:style-name="P2"><text:s text:c="3"/>Summary<text:tab/>162 </text:p>
      <text:p text:style-name="P2"><text:s text:c="3"/>Exercise<text:tab/>163 </text:p>
      <text:p text:style-name="P2"/>
      <text:p text:style-name="P2">Chapter 6. Main Windows<text:tab/>165 </text:p>
      <text:p text:style-name="P2"><text:s text:c="3"/>Creating a Main Window<text:tab/>166 </text:p>
      <text:p text:style-name="P2"><text:s text:c="7"/>Actions and Key Sequences<text:tab/>171 </text:p>
      <text:p text:style-name="P2"><text:s text:c="7"/>Resource Files<text:tab/>172 </text:p>
      <text:p text:style-name="P2"><text:s text:c="11"/>Creating and Using Actions<text:tab/>174 </text:p>
      <text:p text:style-name="P2"><text:s text:c="11"/>Restoring and Saving the Main Window’s State<text:tab/>181 </text:p>
      <text:p text:style-name="P2"><text:s text:c="7"/>Handling User Actions<text:tab/>190 </text:p>
      <text:p text:style-name="P2"><text:s text:c="11"/>Handling File Actions<text:tab/>191 </text:p>
      <text:p text:style-name="P2"><text:s text:c="11"/>Handling Edit Actions<text:tab/>197 </text:p>
      <text:p text:style-name="P2"><text:s text:c="11"/>Handling Help Actions<text:tab/>200 </text:p>
      <text:p text:style-name="P2"><text:s text:c="7"/>Summary<text:tab/>201 </text:p>
      <text:p text:style-name="P2"><text:s text:c="7"/>Exercise<text:tab/>202 </text:p>
      <text:p text:style-name="P2"/>
      <text:p text:style-name="P2">Chapter 7. Using Qt Designer<text:tab/>205 </text:p>
      <text:p text:style-name="P2"><text:s text:c="3"/>Designing User Interfaces<text:tab/>208 </text:p>
      <text:p text:style-name="P2"><text:s text:c="3"/>Implementing Dialogs<text:tab/>216 </text:p>
      <text:p text:style-name="P2"><text:s text:c="3"/>Testing Dialogs<text:tab/>221 </text:p>
      <text:p text:style-name="P2"><text:s text:c="3"/>Summary<text:tab/>223 </text:p>
      <text:p text:style-name="P2"><text:s text:c="3"/>Exercise<text:tab/>224 </text:p>
      <text:p text:style-name="P2"/>
      <text:p text:style-name="P2">Chapter 8. Data Handling and Custom File Formats<text:tab/>227 </text:p>
      <text:p text:style-name="P2"><text:s text:c="3"/>Main Window Responsibilities<text:tab/>229 </text:p>
      <text:p text:style-name="P2"><text:s text:c="3"/>Data Container Responsibilities<text:tab/>235 </text:p>
      <text:p text:style-name="P2"><text:s text:c="3"/>Saving and Loading Binary Files<text:tab/>240 </text:p>
      <text:p text:style-name="P2"><text:s text:c="7"/>Writing and Reading Using QDataStream<text:tab/>240 </text:p>
      <text:p text:style-name="P2"><text:s text:c="7"/>Writing and Reading Using the pickle Module<text:tab/>246 </text:p>
      <text:p text:style-name="P2"><text:soft-page-break/><text:s text:c="3"/>Saving and Loading Text Files<text:tab/>249 </text:p>
      <text:p text:style-name="P2"><text:s text:c="7"/>Writing and Reading Using QTextStream<text:tab/>250 </text:p>
      <text:p text:style-name="P2"><text:s text:c="7"/>Writing and Reading Using the codecs Module<text:tab/>255 </text:p>
      <text:p text:style-name="P2"><text:s text:c="3"/>Saving and Loading XML Files<text:tab/>256 </text:p>
      <text:p text:style-name="P2"><text:s text:c="7"/>Writing XML<text:tab/>256 </text:p>
      <text:p text:style-name="P2"><text:s text:c="7"/>Reading and Parsing XML with PyQt’s DOM Classes<text:tab/>259 </text:p>
      <text:p text:style-name="P2"><text:s text:c="7"/>Reading and Parsing XML with PyQt’s SAX Classes<text:tab/>262 </text:p>
      <text:p text:style-name="P2"><text:s text:c="3"/>Summary<text:tab/>265 </text:p>
      <text:p text:style-name="P2"><text:s text:c="3"/>Exercise<text:tab/>266 </text:p>
      <text:p text:style-name="P2"/>
      <text:p text:style-name="P2"><text:s text:c="26"/>Part III: Intermediate GUI Programming </text:p>
      <text:p text:style-name="P2"/>
      <text:p text:style-name="P2">Chapter 9. Layouts and Multiple Documents<text:tab/>269 </text:p>
      <text:p text:style-name="P2"><text:s text:c="3"/>Layout Policies<text:tab/>270 </text:p>
      <text:p text:style-name="P2"><text:s text:c="3"/>Tab Widgets and Stacked Widgets<text:tab/>272 </text:p>
      <text:p text:style-name="P2"><text:s text:c="7"/>Extension Dialogs<text:tab/>276 </text:p>
      <text:p text:style-name="P2"><text:s text:c="3"/>Splitters<text:tab/>280 </text:p>
      <text:p text:style-name="P2"><text:s text:c="3"/>Single Document Interface (SDI)<text:tab/>283 </text:p>
      <text:p text:style-name="P2"><text:s text:c="7"/>Multiple Document Interface (MDI)<text:tab/>290 </text:p>
      <text:p text:style-name="P2"><text:s text:c="7"/>Summary<text:tab/>300 </text:p>
      <text:p text:style-name="P2"><text:s text:c="7"/>Exercise<text:tab/>301 </text:p>
      <text:p text:style-name="P2"/>
      <text:p text:style-name="P2">Chapter 10. Events, the Clipboard, and Drag and Drop<text:tab/>303 </text:p>
      <text:p text:style-name="P2"><text:s text:c="3"/>The Event-Handling Mechanism<text:tab/>303 </text:p>
      <text:p text:style-name="P2"><text:s text:c="3"/>Reimplementing Event Handlers<text:tab/>305 </text:p>
      <text:p text:style-name="P2"><text:s text:c="3"/>Using the Clipboard<text:tab/>310 </text:p>
      <text:p text:style-name="P2"><text:s text:c="3"/>Drag and Drop<text:tab/>312 </text:p>
      <text:p text:style-name="P2"><text:s text:c="7"/>Handling Custom Data<text:tab/>313 </text:p>
      <text:p text:style-name="P2"><text:s text:c="3"/>Summary<text:tab/>317 </text:p>
      <text:p text:style-name="P2"><text:s text:c="3"/>Exercise<text:tab/>318 </text:p>
      <text:p text:style-name="P2"/>
      <text:p text:style-name="P2">Chapter 11. Custom Widgets<text:tab/>321 </text:p>
      <text:p text:style-name="P2"><text:s text:c="3"/>Using Widget Style Sheets<text:tab/>322 </text:p>
      <text:p text:style-name="P2"><text:s text:c="3"/>Creating Composite Widgets<text:tab/>325 </text:p>
      <text:p text:style-name="P2"><text:s text:c="3"/>Subclassing Built-in Widgets<text:tab/>326 </text:p>
      <text:p text:style-name="P2"><text:s text:c="3"/>Subclassing QWidget<text:tab/>328 </text:p>
      <text:p text:style-name="P2"><text:s text:c="7"/>Example: A Fraction Slider<text:tab/>331 </text:p>
      <text:p text:style-name="P2"><text:s text:c="7"/>Example: A Flow-Mixing Widget<text:tab/>339 </text:p>
      <text:p text:style-name="P2"><text:s text:c="3"/>Summary<text:tab/>345 </text:p>
      <text:p text:style-name="P2"><text:s text:c="3"/>Exercise<text:tab/>346 </text:p>
      <text:p text:style-name="P2"/>
      <text:p text:style-name="P2">Chapter 12. Item-Based Graphics<text:tab/>349 </text:p>
      <text:p text:style-name="P2"><text:s text:c="3"/>Custom and Interactive Graphics Items<text:tab/>351 </text:p>
      <text:p text:style-name="P2"><text:s text:c="3"/>Animation and Complex Shapes<text:tab/>368 </text:p>
      <text:p text:style-name="P2"><text:s text:c="3"/>Summary<text:tab/>378 </text:p>
      <text:p text:style-name="P2"><text:s text:c="3"/>Exercise<text:tab/>379 </text:p>
      <text:p text:style-name="P2"/>
      <text:p text:style-name="P2">Chapter 13. Rich Text and Printing<text:tab/>381 </text:p>
      <text:p text:style-name="P2"><text:s text:c="3"/>Rich Text Editing<text:tab/>382 </text:p>
      <text:p text:style-name="P2"><text:s text:c="7"/>Using QSyntaxHighlighter<text:tab/>382 </text:p>
      <text:p text:style-name="P2"><text:s text:c="7"/>A Rich Text Line Edit<text:tab/>389 </text:p>
      <text:p text:style-name="P2"><text:s text:c="3"/>Printing Documents<text:tab/>398 </text:p>
      <text:p text:style-name="P2"><text:soft-page-break/><text:s text:c="7"/>Printing Images<text:tab/>400 </text:p>
      <text:p text:style-name="P2"><text:s text:c="7"/>Printing Documents Using HTML and QTextDocument<text:tab/>401 </text:p>
      <text:p text:style-name="P2"><text:s text:c="7"/>Printing Documents Using QTextCursor and QTextDocument<text:tab/>403 </text:p>
      <text:p text:style-name="P2"><text:s text:c="7"/>Printing Documents Using QPainter<text:tab/>407 </text:p>
      <text:p text:style-name="P2"><text:s text:c="3"/>Summary<text:tab/>411 </text:p>
      <text:p text:style-name="P2"><text:s text:c="3"/>Exercise<text:tab/>412 </text:p>
      <text:p text:style-name="P2"/>
      <text:p text:style-name="P2">Chapter 14. Model/View Programming<text:tab/>413 </text:p>
      <text:p text:style-name="P2"><text:s text:c="3"/>Using the Convenience Item Widgets<text:tab/>415 </text:p>
      <text:p text:style-name="P2"><text:s text:c="3"/>Creating Custom Models<text:tab/>423 </text:p>
      <text:p text:style-name="P2"><text:s text:c="7"/>Implementing the View Logic<text:tab/>424 </text:p>
      <text:p text:style-name="P2"><text:s text:c="7"/>Implementing the Custom Model<text:tab/>427 </text:p>
      <text:p text:style-name="P2"><text:s text:c="3"/>Creating Custom Delegates<text:tab/>436 </text:p>
      <text:p text:style-name="P2"><text:s text:c="3"/>Summary<text:tab/>442 </text:p>
      <text:p text:style-name="P2"><text:s text:c="3"/>Exercise<text:tab/>443 </text:p>
      <text:p text:style-name="P2"><text:s/></text:p>
      <text:p text:style-name="P2">Chapter 15. Databases<text:tab/>445 </text:p>
      <text:p text:style-name="P2"><text:s text:c="3"/>Connecting to the Database<text:tab/>446 </text:p>
      <text:p text:style-name="P2"><text:s text:c="3"/>Executing SQL Queries<text:tab/>446 </text:p>
      <text:p text:style-name="P2"><text:s text:c="3"/>Using Database Form Views<text:tab/>451 </text:p>
      <text:p text:style-name="P2"><text:s text:c="3"/>Using Database Table Views<text:tab/>457 </text:p>
      <text:p text:style-name="P2"><text:s text:c="3"/>Summary<text:tab/>470 </text:p>
      <text:p text:style-name="P2"><text:s text:c="3"/>Exercise<text:tab/>471 </text:p>
      <text:p text:style-name="P2"/>
      <text:p text:style-name="P2"><text:s text:c="29"/>Part IV: Advanced GUI Programming </text:p>
      <text:p text:style-name="P2"/>
      <text:p text:style-name="P2">Chapter 16. Advanced Model/View Programming<text:tab/>475 </text:p>
      <text:p text:style-name="P2"><text:s text:c="3"/>Custom Views<text:tab/>476 </text:p>
      <text:p text:style-name="P2"><text:s text:c="3"/>Generic Delegates<text:tab/>483 </text:p>
      <text:p text:style-name="P2"><text:s text:c="3"/>Representing Tabular Data in Trees<text:tab/>492 </text:p>
      <text:p text:style-name="P2"><text:s text:c="3"/>Summary<text:tab/>505 </text:p>
      <text:p text:style-name="P2"><text:s text:c="3"/>Exercise<text:tab/>505 </text:p>
      <text:p text:style-name="P2"/>
      <text:p text:style-name="P2">Chapter 17. Online Help and Internationalization<text:tab/>509 </text:p>
      <text:p text:style-name="P2"><text:s text:c="3"/>Online Help<text:tab/>510 </text:p>
      <text:p text:style-name="P2"><text:s text:c="3"/>Internationalization<text:tab/>512 </text:p>
      <text:p text:style-name="P2"><text:s text:c="3"/>Summary<text:tab/>519 </text:p>
      <text:p text:style-name="P2"><text:s text:c="3"/>Exercise<text:tab/>520 </text:p>
      <text:p text:style-name="P2"/>
      <text:p text:style-name="P2">Chapter 18. Networking<text:tab/>521 </text:p>
      <text:p text:style-name="P2"><text:s text:c="3"/>Creating a TCP Client<text:tab/>523 </text:p>
      <text:p text:style-name="P2"><text:s text:c="3"/>Creating a TCP Server<text:tab/>529 </text:p>
      <text:p text:style-name="P2"><text:s text:c="3"/>Summary<text:tab/>534 </text:p>
      <text:p text:style-name="P2"><text:s text:c="3"/>Exercise<text:tab/>534 </text:p>
      <text:p text:style-name="P2"/>
      <text:p text:style-name="P2">Chapter 19. Multithreading<text:tab/>537 </text:p>
      <text:p text:style-name="P2"><text:s text:c="3"/>Creating a Threaded Server<text:tab/>539 </text:p>
      <text:p text:style-name="P2"><text:s text:c="3"/>Creating and Managing Secondary Threads<text:tab/>544 </text:p>
      <text:p text:style-name="P2"><text:s text:c="3"/>Implementing a Secondary Thread<text:tab/>552 </text:p>
      <text:p text:style-name="P2"><text:s text:c="3"/>Summary<text:tab/>557 </text:p>
      <text:p text:style-name="P2"><text:s text:c="3"/>Exercise<text:tab/>558 </text:p>
      <text:p text:style-name="P2"><text:s text:c="3"/>This Is Not Quite the End<text:tab/>559 </text:p>
      <text:p text:style-name="P2"><text:soft-page-break/></text:p>
      <text:p text:style-name="P2">Appendix A. Installing<text:tab/>561 </text:p>
      <text:p text:style-name="P2"><text:s text:c="3"/>Installing on Windows<text:tab/>561 </text:p>
      <text:p text:style-name="P2"><text:s text:c="3"/>Installing on Mac OS X<text:tab/>566 </text:p>
      <text:p text:style-name="P2"><text:s text:c="3"/>Installing on Linux and Unix<text:tab/>570 </text:p>
      <text:p text:style-name="P2">Appendix B. Selected PyQt Widgets<text:tab/>575 </text:p>
      <text:p text:style-name="P2">Appendix C. Selected PyQt Class Hierarchies<text:tab/>581 </text:p>
      <text:p text:style-name="P2">Index<text:tab/>585 </text:p>
      <text:p text:style-name="P2"/>
      <text:h text:style-name="Heading_20_1" text:outline-level="1"><text:bookmark-start text:name="__RefHeading__339_937782157"/>***Snake_Wrangling_for_Kids_Learning_to_Program_with_Python_3_linux_v0_7_7_2007_160p <text:bookmark-end text:name="__RefHeading__339_937782157"/></text:h>
      <text:p text:style-name="P2">1 Not all snakes will squish you<text:tab/>1 </text:p>
      <text:p text:style-name="P2"><text:s text:c="3"/>1.1 A Few Words About Language<text:tab/>2 </text:p>
      <text:p text:style-name="P2"><text:s text:c="3"/>1.2 The Order of Non-venomousConstricting Serpentes.<text:tab/>3 </text:p>
      <text:p text:style-name="P2"><text:s text:c="3"/>1.3 Your first Python program<text:tab/>4 </text:p>
      <text:p text:style-name="P2"><text:s text:c="3"/>1.4 Your Second Python program.the same again?<text:tab/>5 </text:p>
      <text:p text:style-name="P2"/>
      <text:p text:style-name="P2">2 8 multiplied by 3.57 equals.<text:tab/>9 </text:p>
      <text:p text:style-name="P2"><text:s text:c="3"/>2.1 Use of brackets and “Order of Operations”<text:tab/>11 </text:p>
      <text:p text:style-name="P2"><text:s text:c="3"/>2.2 There’s nothing so fickle as a variable<text:tab/>13 </text:p>
      <text:p text:style-name="P2"><text:s text:c="3"/>2.3 Using Variable<text:tab/>15 </text:p>
      <text:p text:style-name="P2"><text:s text:c="3"/>2.4 A Piece of String?<text:tab/>16 </text:p>
      <text:p text:style-name="P2"><text:s text:c="3"/>2.5 Tricks with Strings<text:tab/>18 </text:p>
      <text:p text:style-name="P2"><text:s text:c="3"/>2.6 Not quite a shopping list<text:tab/>19 </text:p>
      <text:p text:style-name="P2"><text:s text:c="3"/>2.7 Tuples and Lists<text:tab/>22 </text:p>
      <text:p text:style-name="P2"><text:s text:c="3"/>2.8 Things to try<text:tab/>23 </text:p>
      <text:p text:style-name="P2"/>
      <text:p text:style-name="P2">3 Turtles, and other slow moving creatures<text:tab/>25 </text:p>
      <text:p text:style-name="P2"><text:s text:c="3"/>3.1 Things to try<text:tab/>31 </text:p>
      <text:p text:style-name="P2"/>
      <text:p text:style-name="P2">4 How to ask a question<text:tab/>33 </text:p>
      <text:p text:style-name="P2"><text:s text:c="3"/>4.1 Do this. or ELSE!!!<text:tab/>34 </text:p>
      <text:p text:style-name="P2"><text:s text:c="3"/>4.2 <text:s text:c="2"/>Do this. or do this. or do this. or ELSE!!!<text:tab/>35 </text:p>
      <text:p text:style-name="P2"><text:s text:c="3"/>4.3 <text:s text:c="2"/>Combining conditions<text:tab/>36 </text:p>
      <text:p text:style-name="P2"><text:s text:c="3"/>4.4 <text:s text:c="2"/>Emptiness<text:tab/>36 </text:p>
      <text:p text:style-name="P2"><text:s text:c="3"/>4.5 <text:s text:c="2"/>What’s the difference.?<text:tab/>38 </text:p>
      <text:p text:style-name="P2"/>
      <text:p text:style-name="P2">5 Again and again<text:tab/>41 </text:p>
      <text:p text:style-name="P2"><text:s text:c="3"/>5.1 <text:s text:c="2"/>When is a block not square?<text:tab/>44 </text:p>
      <text:p text:style-name="P2"><text:s text:c="3"/>5.2 <text:s text:c="2"/>While we’re talking about looping.<text:tab/>50 </text:p>
      <text:p text:style-name="P2"><text:s text:c="3"/>5.3 <text:s text:c="2"/>Things to try<text:tab/>52 </text:p>
      <text:p text:style-name="P2"/>
      <text:p text:style-name="P2">6 Sort of like recycling.<text:tab/>53 </text:p>
      <text:p text:style-name="P2"><text:s text:c="3"/>6.1 <text:s text:c="2"/>Bits and Pieces<text:tab/>57 </text:p>
      <text:p text:style-name="P2"><text:s text:c="3"/>6.2 <text:s text:c="2"/>Modules<text:tab/>58 </text:p>
      <text:p text:style-name="P2"><text:s text:c="3"/>6.3 <text:s text:c="2"/>Things to try<text:tab/>61 </text:p>
      <text:p text:style-name="P2"/>
      <text:p text:style-name="P2">7 A short chapter about Files<text:tab/>63 </text:p>
      <text:p text:style-name="P2"/>
      <text:p text:style-name="P2">8 Turtles galore<text:tab/>65 </text:p>
      <text:p text:style-name="P2"><text:soft-page-break/><text:s text:c="3"/>8.1 <text:s text:c="2"/>Colouring in<text:tab/>69 </text:p>
      <text:p text:style-name="P2"><text:s text:c="3"/>8.2 <text:s text:c="2"/>Darkness<text:tab/>72 </text:p>
      <text:p text:style-name="P2"><text:s text:c="3"/>8.3 <text:s text:c="2"/>Filling things<text:tab/>72 </text:p>
      <text:p text:style-name="P2"><text:s text:c="3"/>8.4 <text:s text:c="2"/>Things to try<text:tab/>78 </text:p>
      <text:p text:style-name="P2"/>
      <text:p text:style-name="P2">9 A bit graphic<text:tab/>81 </text:p>
      <text:p text:style-name="P2"><text:s text:c="3"/>9.1 <text:s text:c="2"/>Quick Draw<text:tab/>83 </text:p>
      <text:p text:style-name="P2"><text:s text:c="3"/>9.2 <text:s text:c="2"/>Simple Drawing<text:tab/>85 </text:p>
      <text:p text:style-name="P2"><text:s text:c="3"/>9.3 <text:s text:c="2"/>Drawing Boxes<text:tab/>87 </text:p>
      <text:p text:style-name="P2"><text:s text:c="3"/>9.4 <text:s text:c="2"/>Drawing Arcs<text:tab/>91 </text:p>
      <text:p text:style-name="P2"><text:s text:c="3"/>9.5 <text:s text:c="2"/>Drawing Ovals<text:tab/>92 </text:p>
      <text:p text:style-name="P2"><text:s text:c="3"/>9.6 <text:s text:c="2"/>Drawing Polygons<text:tab/>95 </text:p>
      <text:p text:style-name="P2"><text:s text:c="3"/>9.7 <text:s text:c="2"/>Drawing Images<text:tab/>96 </text:p>
      <text:p text:style-name="P2"><text:s text:c="3"/>9.8 <text:s text:c="2"/>Basic Animation<text:tab/>98 </text:p>
      <text:p text:style-name="P2"><text:s text:c="2"/>9.9 Reacting to events.<text:tab/>99 </text:p>
      <text:p text:style-name="P2"><text:s/></text:p>
      <text:p text:style-name="P2">10 Where to go from here<text:tab/>103 </text:p>
      <text:p text:style-name="P2"/>
      <text:p text:style-name="P2">A Python Keywords<text:tab/>105 </text:p>
      <text:p text:style-name="P2">B Built-in Functions<text:tab/>119 </text:p>
      <text:p text:style-name="P2">C A Few Python Modules<text:tab/>129 </text:p>
      <text:p text:style-name="P2">D Answers to “Things to try”<text:tab/>139 </text:p>
      <text:p text:style-name="P2"/>
      <text:h text:style-name="Heading_20_1" text:outline-level="1"><text:bookmark-start text:name="__RefHeading__341_937782157"/>***Starting_Out_with_Python_2009_502p <text:bookmark-end text:name="__RefHeading__341_937782157"/></text:h>
      <text:p text:style-name="P2">Part I: <text:s text:c="2"/>Programming Fundamentals </text:p>
      <text:p text:style-name="P2">Chapter 1 <text:s text:c="3"/>Introduction to Computers and Programming </text:p>
      <text:p text:style-name="P2">1.1 <text:s text:c="3"/>Introduction </text:p>
      <text:p text:style-name="P2">1.2 <text:s text:c="3"/>Hardware and Software </text:p>
      <text:p text:style-name="P2">1.3 <text:s text:c="3"/>How Computers Store Data </text:p>
      <text:p text:style-name="P2">1.4 <text:s text:c="3"/>How a Program Works </text:p>
      <text:p text:style-name="P2">1.5 <text:s text:c="3"/>Using Python </text:p>
      <text:p text:style-name="P2"/>
      <text:p text:style-name="P2">Chapter 2 <text:s text:c="3"/>Input, Processing, and Output </text:p>
      <text:p text:style-name="P2">2.1 <text:s text:c="3"/>Designing a Program </text:p>
      <text:p text:style-name="P2">2.2 <text:s text:c="3"/>Input, Processing, and Output </text:p>
      <text:p text:style-name="P2">2.3 <text:s text:c="3"/>Displaying Output with the print Statement </text:p>
      <text:p text:style-name="P2">2.4 <text:s text:c="3"/>Comments </text:p>
      <text:p text:style-name="P2">2.5 <text:s text:c="3"/>Variables </text:p>
      <text:p text:style-name="P2">2.6 <text:s text:c="3"/>Reading Input from the Keyboard </text:p>
      <text:p text:style-name="P2">2.7 <text:s text:c="3"/>Performing Calculations </text:p>
      <text:p text:style-name="P2">2.8 <text:s text:c="3"/>More About Data Output </text:p>
      <text:p text:style-name="P2"/>
      <text:p text:style-name="P2">chapter 3 <text:s text:c="3"/>Simple Functions </text:p>
      <text:p text:style-name="P2">3.1 <text:s text:c="3"/>Introduction to Functions </text:p>
      <text:p text:style-name="P2">3.2 <text:s text:c="3"/>Defining and Calling a Function </text:p>
      <text:p text:style-name="P2">3.3 <text:s text:c="3"/>Designing a Program to Use Functions </text:p>
      <text:p text:style-name="P2">3.4 <text:s text:c="3"/>Local Variables </text:p>
      <text:p text:style-name="P2">3.5 <text:s text:c="3"/>Passing Arguments to Functions </text:p>
      <text:p text:style-name="P2">3.6 <text:s text:c="3"/>Global Variables and Global Constants </text:p>
      <text:p text:style-name="P2"/>
      <text:p text:style-name="P2">Chapter 4 <text:s text:c="3"/>Decision Structures and Boolean Logic </text:p>
      <text:p text:style-name="P2"><text:soft-page-break/>4.1 <text:s text:c="3"/>The if Statement </text:p>
      <text:p text:style-name="P2">4.2 <text:s text:c="3"/>The i f - else Statement </text:p>
      <text:p text:style-name="P2">4.3 <text:s text:c="3"/>Comparing Strings </text:p>
      <text:p text:style-name="P2">4.4 <text:s text:c="3"/>Nested Decision Structures and the if - e l i f - e l s e Statement </text:p>
      <text:p text:style-name="P2">4.5 <text:s text:c="3"/>Logical Operators </text:p>
      <text:p text:style-name="P2">4.6 <text:s text:c="3"/>Boolean Variables </text:p>
      <text:p text:style-name="P2"/>
      <text:p text:style-name="P2">Chapter 5 <text:s text:c="8"/>Repetition Structures </text:p>
      <text:p text:style-name="P2">5.1 <text:s text:c="3"/>Introduction to Repetition Structures </text:p>
      <text:p text:style-name="P2">5.2 <text:s text:c="3"/>The w h i l e Loop: a Condition-Controlled Loop </text:p>
      <text:p text:style-name="P2">5.3 <text:s text:c="3"/>The f o r Loop: a Count-Controlled Loop </text:p>
      <text:p text:style-name="P2">5.4 <text:s text:c="3"/>Calculating a Running Total </text:p>
      <text:p text:style-name="P2">5.5 <text:s text:c="3"/>Sentinels </text:p>
      <text:p text:style-name="P2">5.6 <text:s text:c="3"/>Input Validation Loops </text:p>
      <text:p text:style-name="P2">5.7 <text:s text:c="3"/>Nested Loops </text:p>
      <text:p text:style-name="P2"><text:s/></text:p>
      <text:p text:style-name="P2">Chapter 6 <text:s text:c="8"/>Value-Returning Functions and Modules </text:p>
      <text:p text:style-name="P2">6.1 <text:s text:c="3"/>Introduction to Value-Returning Functions: </text:p>
      <text:p text:style-name="P2">Generating Random Numbers </text:p>
      <text:p text:style-name="P2">Writing Your Own Functions </text:p>
      <text:p text:style-name="P2">The m a t h Module </text:p>
      <text:p text:style-name="P2">Storing Functions in Modules </text:p>
      <text:p text:style-name="P2"/>
      <text:p text:style-name="P2">Part II: <text:s text:c="3"/>Using Objects to Perform Tasks </text:p>
      <text:p text:style-name="P2">Chapter 7 <text:s text:c="7"/>Files and Exceptions </text:p>
      <text:p text:style-name="P2">Introduction to File Input and Output </text:p>
      <text:p text:style-name="P2">Using Loops to Process Files </text:p>
      <text:p text:style-name="P2">Processing Records </text:p>
      <text:p text:style-name="P2">Exceptions </text:p>
      <text:p text:style-name="P2"/>
      <text:p text:style-name="P2">Chapter 8 <text:s text:c="7"/>Working with Sequences: Strings and Lists </text:p>
      <text:p text:style-name="P2">8.1 <text:s text:c="3"/>Sequences </text:p>
      <text:p text:style-name="P2">8.2 <text:s text:c="3"/>Working with Strings </text:p>
      <text:p text:style-name="P2">8.3 <text:s text:c="3"/>Lists </text:p>
      <text:p text:style-name="P2"/>
      <text:p text:style-name="P2">Part Ill: <text:s text:c="2"/>Object-Oriented Programming </text:p>
      <text:p text:style-name="P2">Chapter 9 <text:s text:c="7"/>Classes and Object-Oriented Programming </text:p>
      <text:p text:style-name="P2">9.1 <text:s text:c="3"/>Procedural and Object-Oriented Programming </text:p>
      <text:p text:style-name="P2">9.2 <text:s text:c="3"/>Classes </text:p>
      <text:p text:style-name="P2">9.3 <text:s text:c="3"/>Working with Instances </text:p>
      <text:p text:style-name="P2">9.4 <text:s text:c="3"/>Techniques for Designing Classes </text:p>
      <text:p text:style-name="P2"/>
      <text:p text:style-name="P2">Chapter 10 <text:s text:c="8"/>Inheritance </text:p>
      <text:p text:style-name="P2">10.1 <text:s text:c="4"/>Introduction to Inheritance </text:p>
      <text:p text:style-name="P2">10.2 <text:s text:c="4"/>Polymorphism </text:p>
      <text:p text:style-name="P2"/>
      <text:p text:style-name="P2">Part IV: <text:s text:c="3"/>Advanced Topics </text:p>
      <text:p text:style-name="P2">Chapter 11 <text:s text:c="8"/>Recursion </text:p>
      <text:p text:style-name="P2">11.1 <text:s text:c="8"/>Introduction to Recursion </text:p>
      <text:p text:style-name="P2">11.2 <text:s text:c="4"/>Problem Solving with Recursion </text:p>
      <text:p text:style-name="P2">11.3 <text:s text:c="4"/>Examples of Recursive Algorithms </text:p>
      <text:p text:style-name="P2"/>
      <text:p text:style-name="P2"><text:soft-page-break/>Chapter 12 <text:s text:c="2"/>GUI Programming </text:p>
      <text:p text:style-name="P2">Graphical User Interfaces </text:p>
      <text:p text:style-name="P2">Using the T k i n t e r Module </text:p>
      <text:p text:style-name="P2">Display Text with L a b e l Widgets </text:p>
      <text:p text:style-name="P2">Organizing Widgets with Frames </text:p>
      <text:p text:style-name="P2">B u t t o n Widgets and Info Dialog Boxes </text:p>
      <text:p text:style-name="P2">Getting Input with the E n t r y Widget </text:p>
      <text:p text:style-name="P2">Using Labels as Output Fields </text:p>
      <text:p text:style-name="P2">Radio Buttons and Check Buttons </text:p>
      <text:p text:style-name="P2"/>
      <text:p text:style-name="P2">Appendix A <text:s text:c="2"/>Installing Python </text:p>
      <text:p text:style-name="P2">Appendix B <text:s text:c="2"/>introduction to IDLE </text:p>
      <text:p text:style-name="P2">Appendix C <text:s text:c="2"/>The ASCII Character Set </text:p>
      <text:p text:style-name="P2">Index </text:p>
      <text:p text:style-name="P2">Student CD <text:s text:c="2"/>The following appendix is on the accompanying Student CD. </text:p>
      <text:p text:style-name="P2">Appendix D <text:s text:c="2"/>Answers to Checkpoints </text:p>
      <text:p text:style-name="P2"/>
      <text:h text:style-name="Heading_20_1" text:outline-level="1"><text:bookmark-start text:name="__RefHeading__343_937782157"/>***The_Definitive_Guide_to_Jython_Python_for_the_Java_Platform_2010_545p <text:bookmark-end text:name="__RefHeading__343_937782157"/></text:h>
      <text:p text:style-name="P2">Contents at a Glance<text:tab/>iii </text:p>
      <text:p text:style-name="P2">Contents<text:tab/>v </text:p>
      <text:p text:style-name="P2">Foreword<text:tab/>xix </text:p>
      <text:p text:style-name="P2">About the Authors<text:tab/>xx </text:p>
      <text:p text:style-name="P2">About the Technical Reviewers<text:tab/>xxii </text:p>
      <text:p text:style-name="P2">Acknowledgments<text:tab/>xxiii </text:p>
      <text:p text:style-name="P2">Introduction<text:tab/>xxvi </text:p>
      <text:p text:style-name="P2">Part I: Jython Basics: Learning the Language<text:tab/>1 </text:p>
      <text:p text:style-name="P2">Chapter 1: Language and Syntax<text:tab/>3 </text:p>
      <text:p text:style-name="P2">Chapter 2: Data Types and Referencing<text:tab/>25 </text:p>
      <text:p text:style-name="P2">Chapter 3: Operators, Expressions, and Program Flow<text:tab/>59 </text:p>
      <text:p text:style-name="P2">Chapter 4: Defining Functions and Using Built-ins<text:tab/>81 </text:p>
      <text:p text:style-name="P2">Chapter 5: Input and Output<text:tab/>105 </text:p>
      <text:p text:style-name="P2">Chapter 6: Object-Oriented Jython<text:tab/>113 </text:p>
      <text:p text:style-name="P2">Chapter 7: Exception Handling and Debugging<text:tab/>133 </text:p>
      <text:p text:style-name="P2">Chapter 8: Modules and Packages for Code Reuse<text:tab/>151 </text:p>
      <text:p text:style-name="P2">Part II: Using the Language<text:tab/>163 </text:p>
      <text:p text:style-name="P2">Chapter 9: Scripting With Jython<text:tab/>165 </text:p>
      <text:p text:style-name="P2">Chapter 10: Jython and Java Integration<text:tab/>175 </text:p>
      <text:p text:style-name="P2">Chapter 11: Using Jython in an IDE<text:tab/>197 </text:p>
      <text:p text:style-name="P2">Chapter 12: Databases and Jython: Object Relational Mapping and Using JDBC<text:tab/>231 </text:p>
      <text:p text:style-name="P2">Part III: Developing Applications with Jython<text:tab/>263 </text:p>
      <text:p text:style-name="P2">Chapter 13: Simple Web Applications<text:tab/>265 </text:p>
      <text:p text:style-name="P2">Chapter 14: Web Applications With Django<text:tab/>281 </text:p>
      <text:p text:style-name="P2">Chapter 15: Introduction to Pylons<text:tab/>327 </text:p>
      <text:p text:style-name="P2">Chapter 16: GUI Applications<text:tab/>347 </text:p>
      <text:p text:style-name="P2">Chapter 17: Deployment Targets<text:tab/>359 </text:p>
      <text:p text:style-name="P2">Part IV: Strategy and Technique<text:tab/>377 </text:p>
      <text:p text:style-name="P2">Chapter 18: Testing and Continuous Integration<text:tab/>379 </text:p>
      <text:p text:style-name="P2">Chapter 19: Concurrency<text:tab/>413 </text:p>
      <text:p text:style-name="P2">Appendix A: Using Other Tools with Jython<text:tab/>437 </text:p>
      <text:p text:style-name="P2"><text:soft-page-break/>Appendix B: Jython Cookbook<text:tab/>445 </text:p>
      <text:p text:style-name="P2">Appendix C: Built-in Functions<text:tab/>463 </text:p>
      <text:p text:style-name="P2">Index<text:tab/>485 </text:p>
      <text:p text:style-name="P2"/>
      <text:h text:style-name="Heading_20_1" text:outline-level="1"><text:bookmark-start text:name="__RefHeading__345_937782157"/>***The_Quick_Python_Book_Second_Edition_2010_362p <text:bookmark-end text:name="__RefHeading__345_937782157"/></text:h>
      <text:p text:style-name="P2">PART 1 STARTING OUT<text:tab/>1 </text:p>
      <text:p text:style-name="P2"><text:s text:c="16"/>1 <text:s text:c="3"/>About Python<text:tab/>3 </text:p>
      <text:p text:style-name="P2"><text:s text:c="16"/>2 <text:s text:c="3"/>Getting started<text:tab/>10 </text:p>
      <text:p text:style-name="P2"><text:s text:c="16"/>3 <text:s text:c="3"/>The Quick Python overview<text:tab/>18 </text:p>
      <text:p text:style-name="P2"/>
      <text:p text:style-name="P2">PART 2 THE ESSENTIALS<text:tab/>33 </text:p>
      <text:p text:style-name="P2"><text:s text:c="16"/>4 <text:s text:c="3"/>The absolute basics<text:tab/>35 </text:p>
      <text:p text:style-name="P2"><text:s text:c="16"/>5 <text:s text:c="3"/>Lists, tuples, and sets<text:tab/>45 </text:p>
      <text:p text:style-name="P2"><text:s text:c="16"/>6 <text:s text:c="3"/>Strings<text:tab/>63 </text:p>
      <text:p text:style-name="P2"><text:s text:c="16"/>7 <text:s text:c="3"/>Dictionaries<text:tab/>81 </text:p>
      <text:p text:style-name="P2"><text:s text:c="16"/>8 <text:s text:c="3"/>Control flow<text:tab/>90 </text:p>
      <text:p text:style-name="P2"><text:s text:c="16"/>9 <text:s text:c="3"/>Functions<text:tab/>103 </text:p>
      <text:p text:style-name="P2"><text:s text:c="15"/>10 <text:s text:c="3"/>Modules and scoping rules<text:tab/>115 </text:p>
      <text:p text:style-name="P2"><text:s text:c="15"/>11 <text:s text:c="3"/>Python programs<text:tab/>12 </text:p>
      <text:p text:style-name="P2"><text:s text:c="17"/>12 <text:s text:c="2"/>Using the filesystem<text:tab/>147 </text:p>
      <text:p text:style-name="P2"><text:s text:c="17"/>13 <text:s text:c="2"/>Reading and writing files<text:tab/>159 </text:p>
      <text:p text:style-name="P2"><text:s text:c="17"/>14 <text:s text:c="2"/>Exceptions<text:tab/>172 </text:p>
      <text:p text:style-name="P2"><text:s text:c="17"/>15 <text:s text:c="2"/>Classes and object-oriented programming<text:tab/>186 </text:p>
      <text:p text:style-name="P2"><text:s text:c="17"/>16 <text:s text:c="2"/>Graphical user interfaces<text:tab/>209 </text:p>
      <text:p text:style-name="P2"/>
      <text:p text:style-name="P2"><text:s text:c="5"/>PART 3 ADVANCED LANGUAGE FEATURES<text:tab/>223 </text:p>
      <text:p text:style-name="P2"><text:s text:c="17"/>17 <text:s text:c="2"/>Regular expressions<text:tab/>225 </text:p>
      <text:p text:style-name="P2"><text:s text:c="17"/>18 <text:s text:c="2"/>Packages<text:tab/>234 </text:p>
      <text:p text:style-name="P2"><text:s text:c="17"/>19 <text:s text:c="2"/>Data types as objects<text:tab/>242 </text:p>
      <text:p text:style-name="P2"><text:s text:c="17"/>20 <text:s text:c="2"/>Advanced object-oriented features<text:tab/>247 </text:p>
      <text:p text:style-name="P2"/>
      <text:p text:style-name="P2"><text:s text:c="5"/>PART 4 WHERE CAN YOU GO FROM HERE?<text:tab/>263 </text:p>
      <text:p text:style-name="P2"><text:s text:c="17"/>21 <text:s text:c="2"/>Testing your code made easy(-er)<text:tab/>265 </text:p>
      <text:p text:style-name="P2"><text:s text:c="17"/>22 <text:s text:c="2"/>Moving from Python 2 to Python 3<text:tab/>274 </text:p>
      <text:p text:style-name="P2"><text:s text:c="17"/>23 <text:s text:c="2"/>Using Python libraries<text:tab/>282 </text:p>
      <text:p text:style-name="P2"><text:s text:c="17"/>24 <text:s text:c="2"/>Network, web, and database programming<text:tab/>290 </text:p>
      <text:p text:style-name="P2"/>
      <text:h text:style-name="Heading_20_1" text:outline-level="1"><text:bookmark-start text:name="__RefHeading__347_937782157"/>***Thinking_in_Python_Bruce_Eckel_Rev_0_1_2_2001_177p <text:bookmark-end text:name="__RefHeading__347_937782157"/></text:h>
      <text:p text:style-name="P2">Preface<text:tab/>5 </text:p>
      <text:p text:style-name="P2">Introduction<text:tab/>7 </text:p>
      <text:p text:style-name="P2"><text:s text:c="5"/>The Y2K syndrome<text:tab/>8 </text:p>
      <text:p text:style-name="P2"><text:s text:c="5"/>Context and composition<text:tab/>9 </text:p>
      <text:p text:style-name="P2">A quick course in Python for programmers<text:tab/>11 </text:p>
      <text:p text:style-name="P2"><text:s text:c="5"/>Python overview<text:tab/>11 </text:p>
      <text:p text:style-name="P2"><text:s text:c="10"/>Built-in containers<text:tab/>12 </text:p>
      <text:p text:style-name="P2"><text:s text:c="10"/>Functions<text:tab/>13 </text:p>
      <text:p text:style-name="P2"><text:s text:c="10"/>Strings<text:tab/>14 </text:p>
      <text:p text:style-name="P2"><text:s text:c="10"/>Classes<text:tab/>16 </text:p>
      <text:p text:style-name="P2">The pattern concept<text:tab/>21 </text:p>
      <text:p text:style-name="P2"><text:soft-page-break/><text:s text:c="5"/>What is a pattern?<text:tab/>21 </text:p>
      <text:p text:style-name="P2"><text:s text:c="5"/>Pattern taxonomy<text:tab/>23 </text:p>
      <text:p text:style-name="P2"><text:s text:c="5"/>Design Structures<text:tab/>24 </text:p>
      <text:p text:style-name="P2"><text:s text:c="5"/>Design principles<text:tab/>25 </text:p>
      <text:p text:style-name="P2"><text:s text:c="5"/>The Singleton<text:tab/>27 </text:p>
      <text:p text:style-name="P2"><text:s text:c="5"/>Classifying patterns<text:tab/>32 </text:p>
      <text:p text:style-name="P2"><text:s text:c="5"/>The development challenge<text:tab/>33 </text:p>
      <text:p text:style-name="P2"><text:s text:c="5"/>Exercises<text:tab/>34 </text:p>
      <text:p text:style-name="P2">2: Unit Testing<text:tab/>34 </text:p>
      <text:p text:style-name="P2"><text:s text:c="5"/>Write tests first<text:tab/>36 </text:p>
      <text:p text:style-name="P2"><text:s text:c="5"/>Simple Python testing<text:tab/>37 </text:p>
      <text:p text:style-name="P2"><text:s text:c="5"/>A very simple framework<text:tab/>38 </text:p>
      <text:p text:style-name="P2"><text:s text:c="5"/>Writing tests<text:tab/>39 </text:p>
      <text:p text:style-name="P2"><text:s text:c="5"/>White-box &amp; black-box tests<text:tab/>42 </text:p>
      <text:p text:style-name="P2"><text:s text:c="5"/>Running tests<text:tab/>44 </text:p>
      <text:p text:style-name="P2"><text:s text:c="5"/>Automatically executing tests<text:tab/>47 </text:p>
      <text:p text:style-name="P2"><text:s text:c="5"/>Exercises<text:tab/>47 </text:p>
      <text:p text:style-name="P2">3: Building application frameworks<text:tab/>47 </text:p>
      <text:p text:style-name="P2"><text:s text:c="5"/>Template method<text:tab/>48 </text:p>
      <text:p text:style-name="P2"><text:s text:c="5"/>Exercises<text:tab/>49 </text:p>
      <text:p text:style-name="P2">4:Fronting for an implementation<text:tab/>49 </text:p>
      <text:p text:style-name="P2"><text:s text:c="5"/>Proxy<text:tab/>50 </text:p>
      <text:p text:style-name="P2"><text:s text:c="5"/>State<text:tab/>52 </text:p>
      <text:p text:style-name="P2"><text:s text:c="5"/>StateMachine<text:tab/>54 </text:p>
      <text:p text:style-name="P2"><text:s text:c="5"/>Table-Driven State Machine<text:tab/>61 </text:p>
      <text:p text:style-name="P2"><text:s text:c="9"/>The State class<text:tab/>63 </text:p>
      <text:p text:style-name="P2"><text:s text:c="9"/>Conditions for transition<text:tab/>63 </text:p>
      <text:p text:style-name="P2"><text:s text:c="9"/>Transition actions<text:tab/>64 </text:p>
      <text:p text:style-name="P2"><text:s text:c="9"/>The table<text:tab/>64 </text:p>
      <text:p text:style-name="P2"><text:s text:c="9"/>The basic machine<text:tab/>65 </text:p>
      <text:p text:style-name="P2"><text:s text:c="9"/>Simple vending machine<text:tab/>65 </text:p>
      <text:p text:style-name="P2"><text:s text:c="9"/>Testing the machine<text:tab/>70 </text:p>
      <text:p text:style-name="P2"><text:s text:c="5"/>Tools<text:tab/>70 </text:p>
      <text:p text:style-name="P2"><text:s text:c="5"/>Exercises<text:tab/>70 </text:p>
      <text:p text:style-name="P2">X: Decorators: dynamic type selection<text:tab/>72 </text:p>
      <text:p text:style-name="P2"><text:s text:c="5"/>Basic decorator structure<text:tab/>73 </text:p>
      <text:p text:style-name="P2"><text:s text:c="5"/>A coffee example<text:tab/>73 </text:p>
      <text:p text:style-name="P2"><text:s text:c="5"/>Class for each combination<text:tab/>73 </text:p>
      <text:p text:style-name="P2"><text:s text:c="5"/>The decorator approach<text:tab/>76 </text:p>
      <text:p text:style-name="P2"><text:s text:c="5"/>Compromise<text:tab/>79 </text:p>
      <text:p text:style-name="P2"><text:s text:c="5"/>Other considerations<text:tab/>82 </text:p>
      <text:p text:style-name="P2"><text:s text:c="5"/>Exercises<text:tab/>82 </text:p>
      <text:p text:style-name="P2">Y: Iterators: decoupling algorithms from containers<text:tab/>83 </text:p>
      <text:p text:style-name="P2"><text:s text:c="5"/>Type-safe iterators<text:tab/>84 </text:p>
      <text:p text:style-name="P2">5: Factories: encapsulating object creation<text:tab/>85 </text:p>
      <text:p text:style-name="P2"><text:s text:c="5"/>Simple Factory method<text:tab/>86 </text:p>
      <text:p text:style-name="P2"><text:s text:c="5"/>Polymorphic factories<text:tab/>88 </text:p>
      <text:p text:style-name="P2"><text:s text:c="5"/>Abstract factories<text:tab/>90 </text:p>
      <text:p text:style-name="P2"><text:s text:c="5"/>Exercises<text:tab/>93 </text:p>
      <text:p text:style-name="P2">6: Function objects<text:tab/>94 </text:p>
      <text:p text:style-name="P2"><text:s text:c="5"/>Command: choosing the operation at run-time<text:tab/>94 </text:p>
      <text:p text:style-name="P2"><text:s text:c="5"/>Strategy: choosing the algorithm at run-time<text:tab/>96 </text:p>
      <text:p text:style-name="P2"><text:soft-page-break/><text:s text:c="5"/>Chain of responsibility<text:tab/>97 </text:p>
      <text:p text:style-name="P2"><text:s text:c="5"/>Exercises<text:tab/>101 </text:p>
      <text:p text:style-name="P2">7: Changing the interface<text:tab/>101 </text:p>
      <text:p text:style-name="P2"><text:s text:c="5"/>Adapter<text:tab/>101 </text:p>
      <text:p text:style-name="P2"><text:s text:c="5"/>Façade<text:tab/>103 </text:p>
      <text:p text:style-name="P2"><text:s text:c="5"/>Exercises<text:tab/>104 </text:p>
      <text:p text:style-name="P2"><text:s/>8: Table-driven code: configuration flexibility<text:tab/>105 </text:p>
      <text:p text:style-name="P2"><text:s text:c="6"/>Table-driven code using anonymous inner classes<text:tab/>105 </text:p>
      <text:p text:style-name="P2">10: Callbacks<text:tab/>107 </text:p>
      <text:p text:style-name="P2"><text:s text:c="6"/>Observer<text:tab/>107 </text:p>
      <text:p text:style-name="P2"><text:s text:c="9"/>Observing flowers<text:tab/>109 </text:p>
      <text:p text:style-name="P2"><text:s text:c="6"/>A visual example of observers<text:tab/>116 </text:p>
      <text:p text:style-name="P2"><text:s text:c="6"/>Exercises<text:tab/>122 </text:p>
      <text:p text:style-name="P2">11: Multiple dispatching<text:tab/>122 </text:p>
      <text:p text:style-name="P2"><text:s text:c="6"/>Visitor, a type of multiple dispatching<text:tab/>127 </text:p>
      <text:p text:style-name="P2"><text:s text:c="6"/>Exercises<text:tab/>128 </text:p>
      <text:p text:style-name="P2">12: Pattern refactoring<text:tab/>130 </text:p>
      <text:p text:style-name="P2"><text:s text:c="6"/>Simulating the trash recycler<text:tab/>130 </text:p>
      <text:p text:style-name="P2"><text:s text:c="6"/>Improving the design<text:tab/>134 </text:p>
      <text:p text:style-name="P2"><text:s text:c="9"/>“Make more objects”<text:tab/>135 </text:p>
      <text:p text:style-name="P2"><text:s text:c="6"/>A pattern for prototyping creation<text:tab/>137 </text:p>
      <text:p text:style-name="P2"><text:s text:c="9"/>Trash subclasses<text:tab/>142 </text:p>
      <text:p text:style-name="P2"><text:s text:c="9"/>Parsing Trash from an external file<text:tab/>143 </text:p>
      <text:p text:style-name="P2"><text:s text:c="9"/>Recycling with prototyping<text:tab/>146 </text:p>
      <text:p text:style-name="P2"><text:s text:c="6"/>Abstracting usage<text:tab/>147 </text:p>
      <text:p text:style-name="P2"><text:s text:c="6"/>Multiple dispatching<text:tab/>151 </text:p>
      <text:p text:style-name="P2"><text:s text:c="9"/>Implementing the double dispatch<text:tab/>152 </text:p>
      <text:p text:style-name="P2"><text:s text:c="6"/>The Visitor pattern<text:tab/>158 </text:p>
      <text:p text:style-name="P2"><text:s text:c="9"/>A Reflective Decorator<text:tab/>161 </text:p>
      <text:p text:style-name="P2"><text:s text:c="9"/>More coupling?<text:tab/>166 </text:p>
      <text:p text:style-name="P2"><text:s text:c="6"/>RTTI considered harmful?<text:tab/>166 </text:p>
      <text:p text:style-name="P2"><text:s text:c="6"/>Summary<text:tab/>169 </text:p>
      <text:p text:style-name="P2"><text:s text:c="6"/>Exercises<text:tab/>171 </text:p>
      <text:p text:style-name="P2">13: Projects<text:tab/>171 </text:p>
      <text:p text:style-name="P2"><text:s text:c="6"/>Rats &amp; Mazes<text:tab/>171 </text:p>
      <text:p text:style-name="P2"><text:s text:c="9"/>Other maze resources<text:tab/>176 </text:p>
      <text:p text:style-name="P2"><text:s text:c="6"/>XML Decorator<text:tab/>176 </text:p>
      <text:p text:style-name="P2"/>
      <text:h text:style-name="Heading_20_1" text:outline-level="1"><text:bookmark-start text:name="__RefHeading__349_937782157"/>***Thinking_in_Tkinter_2005_53p <text:bookmark-end text:name="__RefHeading__349_937782157"/></text:h>
      <text:p text:style-name="P2">/// </text:p>
      <text:p text:style-name="P2"/>
      <text:h text:style-name="Heading_20_1" text:outline-level="1"><text:bookmark-start text:name="__RefHeading__351_937782157"/>***think_python_2012_240p <text:bookmark-end text:name="__RefHeading__351_937782157"/></text:h>
      <text:p text:style-name="P2">1 The way of the program<text:tab/>1 </text:p>
      <text:p text:style-name="P2">2 Variables, expressions and statements<text:tab/>11 </text:p>
      <text:p text:style-name="P2">3 Functions<text:tab/>19 </text:p>
      <text:p text:style-name="P2">4 Case study: interface design<text:tab/>31 </text:p>
      <text:p text:style-name="P2">5 Conditionals and recursion<text:tab/>41 </text:p>
      <text:p text:style-name="P2">6 Fruitful functions<text:tab/>51 </text:p>
      <text:p text:style-name="P2">7 Iteration<text:tab/>63 </text:p>
      <text:p text:style-name="P2"><text:soft-page-break/>8 Strings<text:tab/>71 </text:p>
      <text:p text:style-name="P2">9 Case study: word play<text:tab/>81 </text:p>
      <text:p text:style-name="P2">10 Lists<text:tab/>87 </text:p>
      <text:p text:style-name="P2">11 Dictionaries<text:tab/>101 </text:p>
      <text:p text:style-name="P2">12 Tuples<text:tab/>113 </text:p>
      <text:p text:style-name="P2">13 Case study: data structure selection<text:tab/>123 </text:p>
      <text:p text:style-name="P2">14 Files<text:tab/>133 </text:p>
      <text:p text:style-name="P2">15 Classes and objects<text:tab/>143 </text:p>
      <text:p text:style-name="P2">16 Classes and functions<text:tab/>151 </text:p>
      <text:p text:style-name="P2">17 Classes and methods<text:tab/>157 </text:p>
      <text:p text:style-name="P2">18 Inheritance<text:tab/>167 </text:p>
      <text:p text:style-name="P2">19 Case study: Tkinter<text:tab/>179 </text:p>
      <text:p text:style-name="P2">A Debugging<text:tab/>193 </text:p>
      <text:p text:style-name="P2">B Analysis of Algorithms<text:tab/>201 </text:p>
      <text:p text:style-name="P2">C Lumpy<text:tab/>211 </text:p>
      <text:p text:style-name="P2"/>
      <text:h text:style-name="Heading_20_1" text:outline-level="1"><text:bookmark-start text:name="__RefHeading__353_937782157"/>***Tkinter_8_4_reference_a_GUI_for_Python_2010_118p <text:bookmark-end text:name="__RefHeading__353_937782157"/></text:h>
      <text:p text:style-name="P2">1. What is Tkinter?<text:tab/>3 </text:p>
      <text:p text:style-name="P2">2. A minimal application<text:tab/>3 </text:p>
      <text:p text:style-name="P2">3. Definitions<text:tab/>4 </text:p>
      <text:p text:style-name="P2">4. Layout management<text:tab/>5 </text:p>
      <text:p text:style-name="P2">4.1. Thegrid() method<text:tab/>5 </text:p>
      <text:p text:style-name="P2">4.2. Other grid management methods<text:tab/>6 </text:p>
      <text:p text:style-name="P2">4.3. Configuring column and row sizes<text:tab/>7 </text:p>
      <text:p text:style-name="P2">4.4. Making the root window resizeable<text:tab/>8 </text:p>
      <text:p text:style-name="P2">5. Standard attributes<text:tab/>8 </text:p>
      <text:p text:style-name="P2">5.1. Dimensions<text:tab/>9 </text:p>
      <text:p text:style-name="P2">5.2. The coordinate system<text:tab/>9 </text:p>
      <text:p text:style-name="P2">5.3. Colors<text:tab/>9 </text:p>
      <text:p text:style-name="P2">5.4. Type fonts<text:tab/>10 </text:p>
      <text:p text:style-name="P2">5.5. Anchors<text:tab/>11 </text:p>
      <text:p text:style-name="P2">5.6. Relief styles<text:tab/>12 </text:p>
      <text:p text:style-name="P2">5.7. Bitmaps<text:tab/>12 </text:p>
      <text:p text:style-name="P2">5.8. Cursors<text:tab/>12 </text:p>
      <text:p text:style-name="P2">5.9. Images<text:tab/>14 </text:p>
      <text:p text:style-name="P2">5.10. Geometry strings<text:tab/>14 </text:p>
      <text:p text:style-name="P2">5.11. Window names<text:tab/>15 </text:p>
      <text:p text:style-name="P2">5.12. Cap and join styles<text:tab/>15 </text:p>
      <text:p text:style-name="P2">5.13. Dash patterns<text:tab/>16 </text:p>
      <text:p text:style-name="P2">5.14. Matching stipple patterns<text:tab/>16 </text:p>
      <text:p text:style-name="P2">6. The Button widget<text:tab/>17 </text:p>
      <text:p text:style-name="P2">7. The Canvas widget<text:tab/>19 </text:p>
      <text:p text:style-name="P2">7.1. Canvas coordinates<text:tab/>20 </text:p>
      <text:p text:style-name="P2">7.2. The Canvas display list<text:tab/>20 </text:p>
      <text:p text:style-name="P2">7.3. Canvas object IDs<text:tab/>21 </text:p>
      <text:p text:style-name="P2">7.5. Canvas tagOrId arguments<text:tab/>21 </text:p>
      <text:p text:style-name="P2">7.6. Methods on Canvas widgets<text:tab/>21 </text:p>
      <text:p text:style-name="P2">7.7. Canvas arc objects<text:tab/>26 </text:p>
      <text:p text:style-name="P2">7.8. Canvas bitmap objects<text:tab/>28 </text:p>
      <text:p text:style-name="P2">7.9. Canvas image objects<text:tab/>29 </text:p>
      <text:p text:style-name="P2">7.10. Canvas line objects<text:tab/>29 </text:p>
      <text:p text:style-name="P2"><text:soft-page-break/>7.11. Canvas oval objects<text:tab/>31 </text:p>
      <text:p text:style-name="P2">7.12. Canvas polygon objects<text:tab/>32 </text:p>
      <text:p text:style-name="P2">7.13. Canvas rectangle objects<text:tab/>34 </text:p>
      <text:p text:style-name="P2">7.14. Canvas text objects<text:tab/>35 </text:p>
      <text:p text:style-name="P2">7.15. Canvas window objects<text:tab/>36 </text:p>
      <text:p text:style-name="P2">8. The Checkbutton widget<text:tab/>37 </text:p>
      <text:p text:style-name="P2">9. The Entry widget<text:tab/>40 </text:p>
      <text:p text:style-name="P2">9.1. Scrolling an Entry widget<text:tab/>43 </text:p>
      <text:p text:style-name="P2">10. The Frame widget<text:tab/>43 </text:p>
      <text:p text:style-name="P2">11. The Label widget<text:tab/>44 </text:p>
      <text:p text:style-name="P2">12. The LabelFrame widget<text:tab/>46 </text:p>
      <text:p text:style-name="P2">13. The Listbox widget<text:tab/>48 </text:p>
      <text:p text:style-name="P2">13.1. Scrolling a Listbox widget<text:tab/>52 </text:p>
      <text:p text:style-name="P2">14. The Menu widget<text:tab/>52 </text:p>
      <text:p text:style-name="P2">14.1. Menu item creation (coption) options<text:tab/>55 </text:p>
      <text:p text:style-name="P2">15. The Menubutton widget<text:tab/>56 </text:p>
      <text:p text:style-name="P2">16. The Message widget<text:tab/>58 </text:p>
      <text:p text:style-name="P2">17. The OptionMenu widget<text:tab/>59 </text:p>
      <text:p text:style-name="P2">18. The PanedWindow widget<text:tab/>60 </text:p>
      <text:p text:style-name="P2">18.1. PanedWindow child configuration options<text:tab/>63 </text:p>
      <text:p text:style-name="P2">19. The Radiobutton widget<text:tab/>63 </text:p>
      <text:p text:style-name="P2">20. The Scale widget<text:tab/>66 </text:p>
      <text:p text:style-name="P2">21. The Scrollbar widget<text:tab/>69 </text:p>
      <text:p text:style-name="P2">21.1. The Scrollbar command callback<text:tab/>72 </text:p>
      <text:p text:style-name="P2">21.2. Connecting a Scrollbar to another widget<text:tab/>73 </text:p>
      <text:p text:style-name="P2">22. The Spinbox widget<text:tab/>73 </text:p>
      <text:p text:style-name="P2">23. The Text widget<text:tab/>77 </text:p>
      <text:p text:style-name="P2">23.1. Text widget indices<text:tab/>80 </text:p>
      <text:p text:style-name="P2">23.2. Text widget marks<text:tab/>81 </text:p>
      <text:p text:style-name="P2">23.3. Text widget images<text:tab/>82 </text:p>
      <text:p text:style-name="P2">23.4. Text widget windows<text:tab/>82 </text:p>
      <text:p text:style-name="P2">23.5. Text widget tags<text:tab/>82 </text:p>
      <text:p text:style-name="P2">23.6. Setting tabs in a Text widget<text:tab/>82 </text:p>
      <text:p text:style-name="P2">23.7. The Text widget undo/redo stack<text:tab/>83 </text:p>
      <text:p text:style-name="P2">23.8. Methods on Text widgets<text:tab/>83 </text:p>
      <text:p text:style-name="P2">24. Toplevel: Top-level window methods<text:tab/>90 </text:p>
      <text:p text:style-name="P2">25. Universal widget methods<text:tab/>93 </text:p>
      <text:p text:style-name="P2">26. Standardizing appearance<text:tab/>100 </text:p>
      <text:p text:style-name="P2">26.1. How to name a widget class<text:tab/>101 </text:p>
      <text:p text:style-name="P2">26.2. How to name a widget instance<text:tab/>101 </text:p>
      <text:p text:style-name="P2">26.3. Resource specification lines<text:tab/>102 </text:p>
      <text:p text:style-name="P2">26.4. Rules for resource matching<text:tab/>103 </text:p>
      <text:p text:style-name="P2">27. Connecting your application logic to the widgets<text:tab/>103 </text:p>
      <text:p text:style-name="P2">28. Control variables: the values behind the widgets<text:tab/>104 </text:p>
      <text:p text:style-name="P2">29. Focus: routing keyboard input<text:tab/>106 </text:p>
      <text:p text:style-name="P2">30. Events<text:tab/>107 </text:p>
      <text:p text:style-name="P2">30.1. Levels of binding.<text:tab/>107 </text:p>
      <text:p text:style-name="P2">30.2. Event sequences<text:tab/>108 </text:p>
      <text:p text:style-name="P2">30.3. Event types.<text:tab/>109 </text:p>
      <text:p text:style-name="P2">30.4. Event modifiers.<text:tab/>110 </text:p>
      <text:p text:style-name="P2">30.5. Key names<text:tab/>110 </text:p>
      <text:p text:style-name="P2">30.6. Writing your handler: The Event class.<text:tab/>113 </text:p>
      <text:p text:style-name="P2"><text:soft-page-break/>30.7. The extra arguments trick.<text:tab/>114 </text:p>
      <text:p text:style-name="P2">30.8. Virtual events<text:tab/>115 </text:p>
      <text:p text:style-name="P2">31. Pop-up dialogs.<text:tab/>116 </text:p>
      <text:p text:style-name="P2">31.1. The tkMessageBox dialogs module.<text:tab/>116 </text:p>
      <text:p text:style-name="P2">31.2. The tkFileDialog module<text:tab/>117 </text:p>
      <text:p text:style-name="P2">31.3. The tkColorChooser module<text:tab/>118 </text:p>
      <text:p text:style-name="P2"/>
      <text:h text:style-name="Heading_20_1" text:outline-level="1"><text:bookmark-start text:name="__RefHeading__355_937782157"/>***wxPython_in_action_2006_583p <text:bookmark-end text:name="__RefHeading__355_937782157"/></text:h>
      <text:p text:style-name="P2">PART 1 INTRODUCTION TO WXPYTHON<text:tab/>1 </text:p>
      <text:p text:style-name="P2"><text:s text:c="14"/>1 <text:s text:c="5"/>Welcome to wxPython<text:tab/>3 </text:p>
      <text:p text:style-name="P2"><text:s text:c="14"/>2 <text:s text:c="5"/>Giving your wxPython program a solid foundation<text:tab/>29 </text:p>
      <text:p text:style-name="P2"><text:s text:c="14"/>3 <text:s text:c="5"/>Working in an event-driven environment<text:tab/>56 </text:p>
      <text:p text:style-name="P2"><text:s text:c="14"/>4 <text:s text:c="5"/>Making wxPython easier to handle with PyCrust<text:tab/>83 </text:p>
      <text:p text:style-name="P2"><text:s text:c="14"/>5 <text:s text:c="5"/>Creating your blueprint<text:tab/>116 </text:p>
      <text:p text:style-name="P2"><text:s text:c="14"/>6 <text:s text:c="5"/>Working with the basic building blocks<text:tab/>146 </text:p>
      <text:p text:style-name="P2"/>
      <text:p text:style-name="P2">PART 2 ESSENTIAL WXPYTHON<text:tab/>183 </text:p>
      <text:p text:style-name="P2"><text:s text:c="14"/>7 <text:s text:c="5"/>Working with the basic controls<text:tab/>185 </text:p>
      <text:p text:style-name="P2"><text:s text:c="14"/>8 <text:s text:c="5"/>Putting widgets in frames<text:tab/>224 </text:p>
      <text:p text:style-name="P2"><text:s text:c="14"/>9 <text:s text:c="5"/>Giving users choices with dialogs<text:tab/>258 </text:p>
      <text:p text:style-name="P2"><text:s text:c="13"/>10 <text:s text:c="5"/>Creating and using wxPython menus<text:tab/>293 </text:p>
      <text:p text:style-name="P2"><text:s text:c="13"/>11 <text:s text:c="5"/>Placing widgets with sizers<text:tab/>323 </text:p>
      <text:p text:style-name="P2"><text:s text:c="13"/>12 <text:s text:c="5"/>Manipulating basic graphical images<text:tab/>356 </text:p>
      <text:p text:style-name="P2"/>
      <text:p text:style-name="P2">PART 3 ADVANCED WXPYTHON<text:tab/>391 </text:p>
      <text:p text:style-name="P2"><text:s text:c="13"/>13 <text:s text:c="6"/>Building list controls and managing items<text:tab/>393 </text:p>
      <text:p text:style-name="P2"><text:s text:c="13"/>14 <text:s text:c="6"/>Coordinating the grid control<text:tab/>425 </text:p>
      <text:p text:style-name="P2"><text:s text:c="13"/>15 <text:s text:c="6"/>Climbing the tree control<text:tab/>460 </text:p>
      <text:p text:style-name="P2"><text:s text:c="13"/>16 <text:s text:c="6"/>Incorporating HTML into your application<text:tab/>485 </text:p>
      <text:p text:style-name="P2"><text:s text:c="13"/>17 <text:s text:c="6"/>The wxPython printing framework<text:tab/>504 </text:p>
      <text:p text:style-name="P2"><text:s text:c="13"/>18 <text:s text:c="6"/>Using other wxPython functionality<text:tab/>521 </text:p>
      <text:p text:style-name="P2"/>
      <text:h text:style-name="Heading_20_1" text:outline-level="1"><text:bookmark-start text:name="__RefHeading__357_937782157"/>***XML_Processing_with_Perl_Python_and_PHP_2002_447p <text:bookmark-end text:name="__RefHeading__357_937782157"/></text:h>
      <text:p text:style-name="P2"/>
      <text:p text:style-name="P2">Introduction<text:tab/>xxi </text:p>
      <text:p text:style-name="P2">Part I <text:s text:c="10"/>Applying XML<text:tab/>1 </text:p>
      <text:p text:style-name="P2">Chapter 1: <text:s text:c="2"/>Introduction to XML<text:tab/>3 </text:p>
      <text:p text:style-name="P2">Chapter 2 <text:s text:c="3"/>Fundamentals of XML<text:tab/>11 </text:p>
      <text:p text:style-name="P2">Chapter 3 <text:s text:c="3"/>Data Type Definitions (DTDs)<text:tab/>23 </text:p>
      <text:p text:style-name="P2">Chapter 4 <text:s text:c="3"/>Applying XML with Scripting Languages<text:tab/>35 </text:p>
      <text:p text:style-name="P2">Chapter 5 <text:s text:c="3"/>Data Exchange and XML<text:tab/>47 </text:p>
      <text:p text:style-name="P2">Part II <text:s text:c="9"/>XML and Perl<text:tab/>61 </text:p>
      <text:p text:style-name="P2">Chapter 6 <text:s text:c="3"/>XML Solutions in Perl<text:tab/>63 </text:p>
      <text:p text:style-name="P2">Chapter 7 <text:s text:c="3"/>Perl and Unicode<text:tab/>87 </text:p>
      <text:p text:style-name="P2">Chapter 8 <text:s text:c="3"/>Generating and Parsing XML Documents with Perl<text:tab/>97 </text:p>
      <text:p text:style-name="P2">Chapter 9 <text:s text:c="3"/>Converting XML Documents Using Perl<text:tab/>119 </text:p>
      <text:p text:style-name="P2">Chapter 10 <text:s text:c="2"/>Applying SOAP/XML-RPC in Perl<text:tab/>147 </text:p>
      <text:p text:style-name="P2">Part III <text:s text:c="8"/>XML and Python<text:tab/>167 </text:p>
      <text:p text:style-name="P2">Chapter 11 <text:s text:c="2"/>XML Solutions in Python<text:tab/>169 </text:p>
      <text:p text:style-name="P2"><text:soft-page-break/>Chapter 12 <text:s text:c="2"/>Python and Unicode<text:tab/>187 </text:p>
      <text:p text:style-name="P2">Chapter 13 <text:s text:c="2"/>Generating and Parsing XML Documents with Python<text:tab/>197 </text:p>
      <text:p text:style-name="P2">4021fm.qxd <text:s text:c="2"/>11/2/01 <text:s text:c="2"/>4:27 PM <text:s text:c="2"/>Page<text:tab/>ix </text:p>
      <text:p text:style-name="P2">Chapter 14 <text:s text:c="4"/>Converting XML Documents Using Python<text:tab/>209 </text:p>
      <text:p text:style-name="P2">Chapter 15 <text:s text:c="4"/>Applying SOAP/XML-RPC in Python<text:tab/>225 </text:p>
      <text:p text:style-name="P2">Chapter 16 <text:s text:c="4"/>Zope and XML Documents<text:tab/>243 </text:p>
      <text:p text:style-name="P2">Part IV <text:s text:c="7"/>XML and PHP<text:tab/>263 </text:p>
      <text:p text:style-name="P2">Chapter 17 <text:s text:c="4"/>XML and PHP<text:tab/>265 </text:p>
      <text:p text:style-name="P2">Chapter 18 <text:s text:c="4"/>Developing XML Applications with PHP<text:tab/>287 </text:p>
      <text:p text:style-name="P2">Chapter 19 <text:s text:c="4"/>PHP and XML-RPC<text:tab/>305 </text:p>
      <text:p text:style-name="P2">Part V <text:s text:c="8"/>XML and Other Languages<text:tab/>319 </text:p>
      <text:p text:style-name="P2">Chapter 20 <text:s text:c="4"/>XML and REBOL<text:tab/>321 </text:p>
      <text:p text:style-name="P2">Chapter 21 <text:s text:c="4"/>XML and Ruby<text:tab/>329 </text:p>
      <text:p text:style-name="P2">Chapter 22 <text:s text:c="4"/>XML and Tcl<text:tab/>341 </text:p>
      <text:p text:style-name="P2">Chapter 23 <text:s text:c="4"/>AppleScript and XML<text:tab/>359 </text:p>
      <text:p text:style-name="P2">Appendices </text:p>
      <text:p text:style-name="P2">Appendix A <text:s text:c="4"/>Unicode Quick Reference<text:tab/>377 </text:p>
      <text:p text:style-name="P2">Appendix B <text:s text:c="4"/>Resource Guide<text:tab/>393 </text:p>
      <text:p text:style-name="P2">Index<text:tab/>403 </text:p>
      <text:p text:style-name="P2"/>
      <text:h text:style-name="Heading_20_1" text:outline-level="1"><text:bookmark-start text:name="__RefHeading__359_937782157"/>***XML_Processing_with_Python_2002_447p <text:bookmark-end text:name="__RefHeading__359_937782157"/></text:h>
      <text:p text:style-name="P2">Preface </text:p>
      <text:p text:style-name="P2"><text:s text:c="2"/>Audience </text:p>
      <text:p text:style-name="P2"><text:s text:c="2"/>Organization </text:p>
      <text:p text:style-name="P2"><text:s text:c="2"/>Conventions Used in This Book </text:p>
      <text:p text:style-name="P2"><text:s text:c="2"/>How to Contact Us </text:p>
      <text:p text:style-name="P2"><text:s text:c="2"/>Acknowledgments </text:p>
      <text:p text:style-name="P2"/>
      <text:p text:style-name="P2">1. Python and XML </text:p>
      <text:p text:style-name="P2"><text:s text:c="2"/>1.1 Key Advantages of XML </text:p>
      <text:p text:style-name="P2"><text:s text:c="2"/>1.2 The XML Specifications </text:p>
      <text:p text:style-name="P2"><text:s text:c="2"/>1.3 The Power of Python and XML </text:p>
      <text:p text:style-name="P2"><text:s text:c="2"/>1.4 What Can We Do with It? </text:p>
      <text:p text:style-name="P2"/>
      <text:p text:style-name="P2">2. XML Fundamentals </text:p>
      <text:p text:style-name="P2"><text:s text:c="2"/>2.1 XML Structure in a Nutshell </text:p>
      <text:p text:style-name="P2"><text:s text:c="2"/>2.2 Document Types and Schemas </text:p>
      <text:p text:style-name="P2"><text:s text:c="2"/>2.3 Types of Conformance </text:p>
      <text:p text:style-name="P2"><text:s text:c="2"/>2.4 Physical Structures </text:p>
      <text:p text:style-name="P2"><text:s text:c="2"/>2.5 Constructing XML Documents </text:p>
      <text:p text:style-name="P2"><text:s text:c="2"/>2.6 Document Type Definitions </text:p>
      <text:p text:style-name="P2"><text:s text:c="2"/>2.7 Canonical XML </text:p>
      <text:p text:style-name="P2"><text:s text:c="2"/>2.8 Going Beyond the XML Specification </text:p>
      <text:p text:style-name="P2"/>
      <text:p text:style-name="P2">3. The Simple API for XML </text:p>
      <text:p text:style-name="P2"><text:s text:c="2"/>3.1 The Birth of SAX </text:p>
      <text:p text:style-name="P2"><text:s text:c="2"/>3.2 Understanding SAX </text:p>
      <text:p text:style-name="P2"><text:s text:c="2"/>3.3 Reading an Article </text:p>
      <text:p text:style-name="P2"><text:s text:c="2"/>3.4 Searching File Information </text:p>
      <text:p text:style-name="P2"><text:s text:c="2"/>3.5 Building an Image Index </text:p>
      <text:p text:style-name="P2"><text:s text:c="2"/>3.6 Converting XML to HTML </text:p>
      <text:p text:style-name="P2"><text:soft-page-break/><text:s text:c="2"/>3.7 Advanced Parser Factory Usage </text:p>
      <text:p text:style-name="P2"><text:s text:c="2"/>3.8 Native Parser Interfaces </text:p>
      <text:p text:style-name="P2"/>
      <text:p text:style-name="P2">4. The Document Object Model </text:p>
      <text:p text:style-name="P2"><text:s text:c="2"/>4.1 The DOM Specifications </text:p>
      <text:p text:style-name="P2"><text:s text:c="2"/>4.2 Understanding the DOM </text:p>
      <text:p text:style-name="P2"><text:s text:c="2"/>4.3 Python DOM Offerings </text:p>
      <text:p text:style-name="P2"><text:s text:c="2"/>4.4 Retrieving Information </text:p>
      <text:p text:style-name="P2"><text:s text:c="2"/>4.5 Changing Documents </text:p>
      <text:p text:style-name="P2"><text:s text:c="2"/>4.6 Building a Web Application </text:p>
      <text:p text:style-name="P2"><text:s text:c="2"/>4.7 Going Beyond SAX and DOM </text:p>
      <text:p text:style-name="P2"/>
      <text:p text:style-name="P2">5. Querying XML with XPath </text:p>
      <text:p text:style-name="P2"><text:s text:c="2"/>5.1 XPath at a Glance </text:p>
      <text:p text:style-name="P2"><text:s text:c="2"/>5.2 Where Is XPath Used? </text:p>
      <text:p text:style-name="P2"><text:s text:c="2"/>5.3 Location Paths </text:p>
      <text:p text:style-name="P2"><text:s text:c="2"/>5.4 XPath Arithmetic Operators </text:p>
      <text:p text:style-name="P2"><text:s text:c="2"/>5.5 XPath Functions </text:p>
      <text:p text:style-name="P2"><text:s text:c="2"/>5.6 Compiling XPath Expressions </text:p>
      <text:p text:style-name="P2"/>
      <text:p text:style-name="P2">6. Transforming XML with XSLT </text:p>
      <text:p text:style-name="P2"><text:s text:c="2"/>6.1 The XSLT Specification </text:p>
      <text:p text:style-name="P2"><text:s text:c="2"/>6.2 XSLT Processors </text:p>
      <text:p text:style-name="P2"><text:s text:c="2"/>6.3 Defining Stylesheets </text:p>
      <text:p text:style-name="P2"><text:s text:c="2"/>6.4 Using XSLT from the Command Line </text:p>
      <text:p text:style-name="P2"><text:s text:c="2"/>6.5 XSLT Elements </text:p>
      <text:p text:style-name="P2"><text:s text:c="2"/>6.6 A More Complex Example </text:p>
      <text:p text:style-name="P2"><text:s text:c="2"/>6.7 Embedding XSLT Transformations in Python </text:p>
      <text:p text:style-name="P2"><text:s text:c="2"/>6.8 Choosing a Technique </text:p>
      <text:p text:style-name="P2"/>
      <text:p text:style-name="P2">7. XML Validation and Dialects </text:p>
      <text:p text:style-name="P2"><text:s text:c="2"/>7.1 Working with DTDs </text:p>
      <text:p text:style-name="P2"><text:s text:c="2"/>7.2 Validation at Runtime </text:p>
      <text:p text:style-name="P2"><text:s text:c="2"/>7.3 The BillSummary Example </text:p>
      <text:p text:style-name="P2"><text:s text:c="2"/>7.4 Dialects, Frameworks, and Workflow </text:p>
      <text:p text:style-name="P2"><text:s text:c="2"/>7.5 What Does ebXML Offer? </text:p>
      <text:p text:style-name="P2"/>
      <text:p text:style-name="P2">8. Python Internet APIs </text:p>
      <text:p text:style-name="P2"><text:s text:c="2"/>8.1 Connecting Web Sites </text:p>
      <text:p text:style-name="P2"><text:s text:c="2"/>8.2 Working with URLs </text:p>
      <text:p text:style-name="P2"><text:s text:c="2"/>8.3 Opening URLs </text:p>
      <text:p text:style-name="P2"><text:s text:c="2"/>8.4 Connecting with HTTP </text:p>
      <text:p text:style-name="P2"><text:s text:c="2"/>8.5 Using the Server Classes </text:p>
      <text:p text:style-name="P2"/>
      <text:p text:style-name="P2">9. Python, Web Services, and SOAP </text:p>
      <text:p text:style-name="P2"><text:s text:c="2"/>9.1 Python Web Services Support </text:p>
      <text:p text:style-name="P2"><text:s text:c="2"/>9.2 The Emerging SOAP Standard </text:p>
      <text:p text:style-name="P2"><text:s text:c="2"/>9.3 Python SOAP Options </text:p>
      <text:p text:style-name="P2"><text:s text:c="2"/>9.4 Example SOAP Server and Client </text:p>
      <text:p text:style-name="P2"><text:s text:c="2"/>9.5 What About XML-RPC? </text:p>
      <text:p text:style-name="P2"/>
      <text:p text:style-name="P2">10. Python and Distributed Systems Design </text:p>
      <text:p text:style-name="P2"><text:soft-page-break/><text:s text:c="2"/>10.1 Sample Application and Flow Analysis </text:p>
      <text:p text:style-name="P2"><text:s text:c="2"/>10.2 Understanding the Scope </text:p>
      <text:p text:style-name="P2"><text:s text:c="2"/>10.3 Building the Database </text:p>
      <text:p text:style-name="P2"><text:s text:c="2"/>10.4 Building the Profiles Access Class </text:p>
      <text:p text:style-name="P2"><text:s text:c="2"/>10.5 Creating an XML Data Store </text:p>
      <text:p text:style-name="P2"><text:s text:c="2"/>10.6 The XML Switch </text:p>
      <text:p text:style-name="P2"><text:s text:c="2"/>10.7 Running the XML Switch </text:p>
      <text:p text:style-name="P2"><text:s text:c="2"/>10.8 A Web Application </text:p>
      <text:p text:style-name="P2"/>
      <text:p text:style-name="P2">A. Installing Python and XML Tools </text:p>
      <text:p text:style-name="P2"><text:s text:c="2"/>A.1 Installing Python </text:p>
      <text:p text:style-name="P2"><text:s text:c="2"/>A.2 Installing PyXML </text:p>
      <text:p text:style-name="P2"><text:s text:c="2"/>A.3 Installing 4Suite </text:p>
      <text:p text:style-name="P2"><text:s/></text:p>
      <text:p text:style-name="P2">B. XML Definitions </text:p>
      <text:p text:style-name="P2"><text:s text:c="2"/>B.1 XML Definitions </text:p>
      <text:p text:style-name="P2"/>
      <text:p text:style-name="P2">C. Python SAX API </text:p>
      <text:p text:style-name="P2"/>
      <text:p text:style-name="P2">D. Python DOM API </text:p>
      <text:p text:style-name="P2"><text:s text:c="2"/>D.1 4DOM Extensions </text:p>
      <text:p text:style-name="P2"><text:s text:c="45"/></text:p>
      <text:p text:style-name="P2">E. Working with MSXML3.0 </text:p>
      <text:p text:style-name="P2"><text:s text:c="2"/>E.1 Setting Up MSXML3.0 </text:p>
      <text:p text:style-name="P2"><text:s text:c="2"/>E.2 Basic DOM Operations </text:p>
      <text:p text:style-name="P2"><text:s text:c="2"/>E.3 MSXML3.0 Support for XSLT </text:p>
      <text:p text:style-name="P2"><text:s text:c="2"/>E.4 Handling Parsing Errors </text:p>
      <text:p text:style-name="P2"><text:s text:c="2"/>E.5 MSXML3.0 Reference </text:p>
      <text:p text:style-name="P2"/>
      <text:p text:style-name="P2">F. Additional Python XML Tools </text:p>
      <text:p text:style-name="P2"><text:s text:c="2"/>F.1 Pyxie </text:p>
      <text:p text:style-name="P2"><text:s text:c="2"/>F.2 Python XML Tools </text:p>
      <text:p text:style-name="P2"><text:s text:c="2"/>F.3 XML Schema Validator </text:p>
      <text:p text:style-name="P2"><text:s text:c="2"/>F.4 Sab-pyth </text:p>
      <text:p text:style-name="P2"><text:s text:c="2"/>F.5 Redfoot </text:p>
      <text:p text:style-name="P2"><text:s text:c="2"/>F.6 XML Components for Zope </text:p>
      <text:p text:style-name="P2"><text:s text:c="2"/>F.7 Online Resources </text:p>
      <text:p text:style-name="P2"/>
      <text:h text:style-name="Heading_20_1" text:outline-level="1"/>
      <text:h text:style-name="P7" text:outline-level="1"><text:bookmark-start text:name="__RefHeading__21904_2058063626"/>***Beginning_Django_E-Commerce_2009_398p <text:bookmark-end text:name="__RefHeading__21904_2058063626"/></text:h>
      <text:p text:style-name="P2">About the Author<text:tab/>xi </text:p>
      <text:p text:style-name="P2">About the Technical Reviewer<text:tab/>xii </text:p>
      <text:p text:style-name="P2">Acknowledgments<text:tab/>xiii </text:p>
      <text:p text:style-name="P2">Introduction<text:tab/>xiv </text:p>
      <text:p text:style-name="P2">Chapter 1: Best Laid Plans<text:tab/>1 </text:p>
      <text:p text:style-name="P2">Chapter 2: Creating a Django Site<text:tab/>17 </text:p>
      <text:p text:style-name="P2">Chapter 3: Models for Sale<text:tab/>39 </text:p>
      <text:p text:style-name="P2">Chapter 4: The Shopping Cart<text:tab/>79 </text:p>
      <text:p text:style-name="P2">Chapter 5: Site Checkout &amp; Orders<text:tab/>109 </text:p>
      <text:p text:style-name="P2">Chapter 6: Creating User Accounts<text:tab/>153 </text:p>
      <text:p text:style-name="P2">Chapter 7: Product Images<text:tab/>173 </text:p>
      <text:p text:style-name="P2">Chapter 8: Implementing Product Search<text:tab/>179 </text:p>
      <text:p text:style-name="P2">Chapter 9: Intelligent Cross-Selling<text:tab/>193 </text:p>
      <text:p text:style-name="P2">Chapter 10: Adding in Ajax<text:tab/>205 </text:p>
      <text:p text:style-name="P2">Chapter 11: Search Engine Optimization<text:tab/>231 </text:p>
      <text:p text:style-name="P2">Chapter 12: Web Security Overview<text:tab/>255 </text:p>
      <text:p text:style-name="P2">Chapter 13: Improving Performance<text:tab/>279 </text:p>
      <text:p text:style-name="P2">Chapter 14: Django Testing<text:tab/>299 </text:p>
      <text:p text:style-name="P2">Chapter 15: Deployment<text:tab/>323 </text:p>
      <text:p text:style-name="P2">Chapter 16: Django on Google App Engine<text:tab/>341 </text:p>
      <text:p text:style-name="P2">Index<text:tab/>365 </text:p>
      <text:p text:style-name="P2">About the Author<text:tab/>xvi </text:p>
      <text:p text:style-name="P2">About the Technical Reviewer<text:tab/>xvii </text:p>
      <text:p text:style-name="P2">Acknowledgments<text:tab/>xviii </text:p>
      <text:p text:style-name="P2">Introduction<text:tab/>xix </text:p>
      <text:p text:style-name="P2">Chapter 1: Best Laid Plans<text:tab/>1 </text:p>
      <text:p text:style-name="P2">Selling Stuff Online<text:tab/>2 </text:p>
      <text:p text:style-name="P2">Why Django?<text:tab/>4 </text:p>
      <text:p text:style-name="P2">Straying From the Django Philosophy<text:tab/>5 </text:p>
      <text:p text:style-name="P2">A Quick Word on the Software<text:tab/>5 </text:p>
      <text:p text:style-name="P2">A Note on Version Control<text:tab/>6 </text:p>
      <text:p text:style-name="P2">Firefox<text:tab/>6 </text:p>
      <text:p text:style-name="P2">Installing the Software<text:tab/>7 </text:p>
      <text:p text:style-name="P2">Installing Python<text:tab/>7 </text:p>
      <text:p text:style-name="P2">Installing Django<text:tab/>8 </text:p>
      <text:p text:style-name="P2">Installing MySQL<text:tab/>9 </text:p>
      <text:p text:style-name="P2">Installing Eclipse and the PyDev Extensions<text:tab/>9 </text:p>
      <text:p text:style-name="P2">Things to Consider Before You Start<text:tab/>9 </text:p>
      <text:p text:style-name="P2">Security<text:tab/>10 </text:p>
      <text:p text:style-name="P2">Accessibility<text:tab/>10 </text:p>
      <text:p text:style-name="P2">PCI Compliance<text:tab/>11 </text:p>
      <text:p text:style-name="P2">Search Engine Optimization<text:tab/>11 </text:p>
      <text:p text:style-name="P2">Deployment<text:tab/>12 </text:p>
      <text:p text:style-name="P2">Business Requirements<text:tab/>12 </text:p>
      <text:p text:style-name="P2">Accounting &amp; Auditing<text:tab/>12 </text:p>
      <text:p text:style-name="P2">Supply Chain Management<text:tab/>13 </text:p>
      <text:p text:style-name="P2">Marketing Decisions<text:tab/>14 </text:p>
      <text:p text:style-name="P2">Summary<text:tab/>16 </text:p>
      <text:p text:style-name="P2">Chapter 2: Creating a Django Site<text:tab/>17 </text:p>
      <text:p text:style-name="P2">A Django-istic Welcome<text:tab/>17 </text:p>
      <text:p text:style-name="P2"><text:soft-page-break/>Creating the Project<text:tab/>17 </text:p>
      <text:p text:style-name="P2">What Django Creates<text:tab/>18 </text:p>
      <text:p text:style-name="P2">Creating the MySQL Database<text:tab/>19 </text:p>
      <text:p text:style-name="P2">Dealing with Django Exceptions<text:tab/>22 </text:p>
      <text:p text:style-name="P2">Template &amp; View Basics<text:tab/>23 </text:p>
      <text:p text:style-name="P2">Advanced Templates with Inheritance<text:tab/>25 </text:p>
      <text:p text:style-name="P2">Greater Ease with render_to_response()<text:tab/>28 </text:p>
      <text:p text:style-name="P2">Adding in the CSS<text:tab/>29 </text:p>
      <text:p text:style-name="P2">Location, Location, Location<text:tab/>34 </text:p>
      <text:p text:style-name="P2">A Site Navigation Include<text:tab/>35 </text:p>
      <text:p text:style-name="P2">A Word (or Two) About URLs<text:tab/>37 </text:p>
      <text:p text:style-name="P2">Summary<text:tab/>38 </text:p>
      <text:p text:style-name="P2">Chapter 3: Models for Sale<text:tab/>39 </text:p>
      <text:p text:style-name="P2">Databases 101<text:tab/>40 </text:p>
      <text:p text:style-name="P2">An Introduction To SQL<text:tab/>40 </text:p>
      <text:p text:style-name="P2">What Makes a Relational Database<text:tab/>42 </text:p>
      <text:p text:style-name="P2">What Django Gives You – The ORM<text:tab/>44 </text:p>
      <text:p text:style-name="P2">Creating the Catalog App<text:tab/>45 </text:p>
      <text:p text:style-name="P2">Creating the Django Models<text:tab/>46 </text:p>
      <text:p text:style-name="P2">Model Field Data Types<text:tab/>48 </text:p>
      <text:p text:style-name="P2">Creating the Category Model<text:tab/>50 </text:p>
      <text:p text:style-name="P2">Creating the Product Model<text:tab/>54 </text:p>
      <text:p text:style-name="P2">The Django Admin Interface<text:tab/>56 </text:p>
      <text:p text:style-name="P2">Product and Category Admins<text:tab/>57 </text:p>
      <text:p text:style-name="P2">A Note on Model Validation<text:tab/>59 </text:p>
      <text:p text:style-name="P2">Syncing Up the Models<text:tab/>60 </text:p>
      <text:p text:style-name="P2">Playing with Model Structure and Data<text:tab/>64 </text:p>
      <text:p text:style-name="P2">Templates, URLs, and Views<text:tab/>65 </text:p>
      <text:p text:style-name="P2">Configuring Page Titles and Meta Tags<text:tab/>66 </text:p>
      <text:p text:style-name="P2">Coding Up the Catalog Views<text:tab/>68 </text:p>
      <text:p text:style-name="P2">Creating the Template Files<text:tab/>69 </text:p>
      <text:p text:style-name="P2">A Category Link List<text:tab/>73 </text:p>
      <text:p text:style-name="P2">Our Code in Review<text:tab/>73 </text:p>
      <text:p text:style-name="P2">So How Does It All Work?<text:tab/>75 </text:p>
      <text:p text:style-name="P2">File Not Found and Custom 404s<text:tab/>77 </text:p>
      <text:p text:style-name="P2">Summary<text:tab/>78 </text:p>
      <text:p text:style-name="P2">Chapter 4: The Shopping Cart<text:tab/>79 </text:p>
      <text:p text:style-name="P2">Shopping Cart Requirements<text:tab/>79 </text:p>
      <text:p text:style-name="P2">An Introduction to Sessions<text:tab/>80 </text:p>
      <text:p text:style-name="P2">The Shopping Cart Model<text:tab/>82 </text:p>
      <text:p text:style-name="P2">Django Sessions Overview<text:tab/>84 </text:p>
      <text:p text:style-name="P2">Enabling and Using Sessions<text:tab/>85 </text:p>
      <text:p text:style-name="P2">Using Django Forms<text:tab/>86 </text:p>
      <text:p text:style-name="P2">The Add To Cart Form<text:tab/>86 </text:p>
      <text:p text:style-name="P2">Processing the Form<text:tab/>88 </text:p>
      <text:p text:style-name="P2">Putting It All Together<text:tab/>89 </text:p>
      <text:p text:style-name="P2">Cart Form Code in Review<text:tab/>94 </text:p>
      <text:p text:style-name="P2">Creating the Shopping Cart Page<text:tab/>95 </text:p>
      <text:p text:style-name="P2">Django Template ‘if’ and ‘for’ Tags<text:tab/>96 </text:p>
      <text:p text:style-name="P2">Custom Template Filters<text:tab/>96 </text:p>
      <text:p text:style-name="P2">Creating the Cart Page<text:tab/>97 </text:p>
      <text:p text:style-name="P2">Adding Custom Template Tags<text:tab/>101 </text:p>
      <text:p text:style-name="P2"><text:soft-page-break/>Re-creating the Category List Tag<text:tab/>103 </text:p>
      <text:p text:style-name="P2">Static Content with Flatpages<text:tab/>105 </text:p>
      <text:p text:style-name="P2">Navigation Tags<text:tab/>107 </text:p>
      <text:p text:style-name="P2">Summary<text:tab/>108 </text:p>
      <text:p text:style-name="P2">Chapter 5: Site Checkout &amp; Orders<text:tab/>109 </text:p>
      <text:p text:style-name="P2">Google Checkout API<text:tab/>109 </text:p>
      <text:p text:style-name="P2">Signing up with Google Checkout<text:tab/>110 </text:p>
      <text:p text:style-name="P2">Submitting Orders to Google<text:tab/>111 </text:p>
      <text:p text:style-name="P2">Building XML Documents in Python<text:tab/>112 </text:p>
      <text:p text:style-name="P2">Making HTTP Requests in Python<text:tab/>114 </text:p>
      <text:p text:style-name="P2">Your Google Merchant ID and Key<text:tab/>115 </text:p>
      <text:p text:style-name="P2">The Python Property Decorator<text:tab/>115 </text:p>
      <text:p text:style-name="P2">Creating the Checkout App<text:tab/>116 </text:p>
      <text:p text:style-name="P2">Order Checkout Requirements<text:tab/>124 </text:p>
      <text:p text:style-name="P2">SSL Middleware<text:tab/>124 </text:p>
      <text:p text:style-name="P2">DRY Models and Forms<text:tab/>126 </text:p>
      <text:p text:style-name="P2">Secure HTTP Requests<text:tab/>128 </text:p>
      <text:p text:style-name="P2">Credit Card Transactions<text:tab/>129 </text:p>
      <text:p text:style-name="P2">Order Checkout by Django<text:tab/>130 </text:p>
      <text:p text:style-name="P2">Signing up for an Authorize.Net Test Account<text:tab/>130 </text:p>
      <text:p text:style-name="P2">Order Information Models<text:tab/>131 </text:p>
      <text:p text:style-name="P2">The Checkout Form<text:tab/>133 </text:p>
      <text:p text:style-name="P2">Authorization and Capture<text:tab/>137 </text:p>
      <text:p text:style-name="P2">Order Processing<text:tab/>139 </text:p>
      <text:p text:style-name="P2">Checkout Views and URLs<text:tab/>141 </text:p>
      <text:p text:style-name="P2">Checkout Template and Order Form<text:tab/>143 </text:p>
      <text:p text:style-name="P2">Order Administration<text:tab/>149 </text:p>
      <text:p text:style-name="P2">Summary<text:tab/>151 </text:p>
      <text:p text:style-name="P2">Chapter 6: Creating User Accounts<text:tab/>153 </text:p>
      <text:p text:style-name="P2">Making Friends with the Source<text:tab/>153 </text:p>
      <text:p text:style-name="P2">Hooking Into Django’s Authentication<text:tab/>154 </text:p>
      <text:p text:style-name="P2">Creating the Login &amp; Registration Pages<text:tab/>156 </text:p>
      <text:p text:style-name="P2">The My Account Page<text:tab/>160 </text:p>
      <text:p text:style-name="P2">The Change Password Page<text:tab/>162 </text:p>
      <text:p text:style-name="P2">The Order Details Page<text:tab/>163 </text:p>
      <text:p text:style-name="P2">Django User Profiles<text:tab/>165 </text:p>
      <text:p text:style-name="P2">Abstract Base Classes<text:tab/>165 </text:p>
      <text:p text:style-name="P2">The Order Info Page<text:tab/>167 </text:p>
      <text:p text:style-name="P2">Updating the Checkout Page<text:tab/>169 </text:p>
      <text:p text:style-name="P2">Summary<text:tab/>171 </text:p>
      <text:p text:style-name="P2">Chapter 7: Product Images<text:tab/>173 </text:p>
      <text:p text:style-name="P2">Dealing with Images<text:tab/>173 </text:p>
      <text:p text:style-name="P2">Django Image Fields<text:tab/>174 </text:p>
      <text:p text:style-name="P2">Installing the Python Imaging Library<text:tab/>174 </text:p>
      <text:p text:style-name="P2">Database Changes<text:tab/>174 </text:p>
      <text:p text:style-name="P2">Editing the Model<text:tab/>175 </text:p>
      <text:p text:style-name="P2">Adding a New Image<text:tab/>176 </text:p>
      <text:p text:style-name="P2">Image Template Changes<text:tab/>177 </text:p>
      <text:p text:style-name="P2">Summary<text:tab/>178 </text:p>
      <text:p text:style-name="P2">Chapter 8: Implementing Product Search<text:tab/>179 </text:p>
      <text:p text:style-name="P2">Instant Search<text:tab/>179 </text:p>
      <text:p text:style-name="P2">Search Requirements<text:tab/>180 </text:p>
      <text:p text:style-name="P2"><text:soft-page-break/>Model Managers<text:tab/>180 </text:p>
      <text:p text:style-name="P2">Complex Lookups with Q<text:tab/>182 </text:p>
      <text:p text:style-name="P2">Search Results Pagination<text:tab/>183 </text:p>
      <text:p text:style-name="P2">Implementing Search<text:tab/>184 </text:p>
      <text:p text:style-name="P2">The Search Module<text:tab/>185 </text:p>
      <text:p text:style-name="P2">Search Template Tags<text:tab/>187 </text:p>
      <text:p text:style-name="P2">Search View and Template<text:tab/>189 </text:p>
      <text:p text:style-name="P2">Third-Party Search Solutions<text:tab/>192 </text:p>
      <text:p text:style-name="P2">Summary<text:tab/>192 </text:p>
      <text:p text:style-name="P2">Chapter 9: Intelligent Cross-Selling<text:tab/>193 </text:p>
      <text:p text:style-name="P2">Product Page Recommendations<text:tab/>193 </text:p>
      <text:p text:style-name="P2">Order-Based Filtering<text:tab/>194 </text:p>
      <text:p text:style-name="P2">Customer-Based Order Filtering<text:tab/>195 </text:p>
      <text:p text:style-name="P2">A Hybrid Approach<text:tab/>195 </text:p>
      <text:p text:style-name="P2">Home Page Recommendations<text:tab/>196 </text:p>
      <text:p text:style-name="P2">Tracking Each User<text:tab/>197 </text:p>
      <text:p text:style-name="P2">Dealing with Searches<text:tab/>198 </text:p>
      <text:p text:style-name="P2">View-Based Recommendations<text:tab/>200 </text:p>
      <text:p text:style-name="P2">Building the Homepage<text:tab/>202 </text:p>
      <text:p text:style-name="P2">Summary<text:tab/>204 </text:p>
      <text:p text:style-name="P2">Chapter 10: Adding in Ajax<text:tab/>205 </text:p>
      <text:p text:style-name="P2">The Ajax Pros and Cons<text:tab/>205 </text:p>
      <text:p text:style-name="P2">How Ajax Works<text:tab/>207 </text:p>
      <text:p text:style-name="P2">jQuery for Ajax<text:tab/>208 </text:p>
      <text:p text:style-name="P2">Getting jQuery<text:tab/>208 </text:p>
      <text:p text:style-name="P2">jQuery Basics<text:tab/>209 </text:p>
      <text:p text:style-name="P2">JavaScript Object Notation<text:tab/>211 </text:p>
      <text:p text:style-name="P2">Making Ajax Requests<text:tab/>212 </text:p>
      <text:p text:style-name="P2">Product Reviews<text:tab/>213 </text:p>
      <text:p text:style-name="P2">Review Model and Form<text:tab/>213 </text:p>
      <text:p text:style-name="P2">Template and View Changes<text:tab/>214 </text:p>
      <text:p text:style-name="P2">The Ajax Part of this Equation<text:tab/>216 </text:p>
      <text:p text:style-name="P2">Adding a Product Review<text:tab/>219 </text:p>
      <text:p text:style-name="P2">Product Catalog Tagging<text:tab/>220 </text:p>
      <text:p text:style-name="P2">Getting Django-Tagging<text:tab/>220 </text:p>
      <text:p text:style-name="P2">Django Content Types<text:tab/>221 </text:p>
      <text:p text:style-name="P2">Enabling Product Tagging<text:tab/>222 </text:p>
      <text:p text:style-name="P2">Creating the Tag Cloud<text:tab/>224 </text:p>
      <text:p text:style-name="P2">JavaScript Finishing Touches<text:tab/>226 </text:p>
      <text:p text:style-name="P2">Summary<text:tab/>229 </text:p>
      <text:p text:style-name="P2">Chapter 11: Search Engine Optimization<text:tab/>231 </text:p>
      <text:p text:style-name="P2">The Importance of Inbound Links<text:tab/>232 </text:p>
      <text:p text:style-name="P2">Content is King<text:tab/>233 </text:p>
      <text:p text:style-name="P2">Title and Meta Tags<text:tab/>233 </text:p>
      <text:p text:style-name="P2">Keywords in URLs<text:tab/>234 </text:p>
      <text:p text:style-name="P2">Generating a Keyword List<text:tab/>235 </text:p>
      <text:p text:style-name="P2">The Duplicate Content Problem<text:tab/>236 </text:p>
      <text:p text:style-name="P2">Semantic Web - Microformats &amp; RDFa<text:tab/>238 </text:p>
      <text:p text:style-name="P2">Launching the Site<text:tab/>240 </text:p>
      <text:p text:style-name="P2">Submit Your URL<text:tab/>240 </text:p>
      <text:p text:style-name="P2">robots.txt File<text:tab/>241 </text:p>
      <text:p text:style-name="P2">Sitemaps for Search Engines<text:tab/>242 </text:p>
      <text:p text:style-name="P2"><text:soft-page-break/>Content Relocation<text:tab/>244 </text:p>
      <text:p text:style-name="P2">Google Webmasters<text:tab/>245 </text:p>
      <text:p text:style-name="P2">Google Analytics<text:tab/>246 </text:p>
      <text:p text:style-name="P2">The Data Warehouse Principle<text:tab/>247 </text:p>
      <text:p text:style-name="P2">Signing Up for Google Analytics<text:tab/>248 </text:p>
      <text:p text:style-name="P2">E-Commerce and Search Tracking<text:tab/>248 </text:p>
      <text:p text:style-name="P2">Google Base Product Feed<text:tab/>251 </text:p>
      <text:p text:style-name="P2">500 Server Errors<text:tab/>253 </text:p>
      <text:p text:style-name="P2">Summary<text:tab/>253 </text:p>
      <text:p text:style-name="P2">Chapter 12: Web Security Overview<text:tab/>255 </text:p>
      <text:p text:style-name="P2">Securing the Site From Within<text:tab/>255 </text:p>
      <text:p text:style-name="P2">Django Permissions<text:tab/>256 </text:p>
      <text:p text:style-name="P2">Applying Permissions to Users<text:tab/>257 </text:p>
      <text:p text:style-name="P2">Applying Permissions to Groups<text:tab/>257 </text:p>
      <text:p text:style-name="P2">Protecting Against External Attacks<text:tab/>258 </text:p>
      <text:p text:style-name="P2">The Evils of Debug Mode<text:tab/>258 </text:p>
      <text:p text:style-name="P2">Configuring Local Settings<text:tab/>259 </text:p>
      <text:p text:style-name="P2">Customer Registration Revisited<text:tab/>259 </text:p>
      <text:p text:style-name="P2">Cross-Site Scripting Attacks<text:tab/>262 </text:p>
      <text:p text:style-name="P2">What’s in a QueryString?<text:tab/>263 </text:p>
      <text:p text:style-name="P2">Cross-Site Request Forgery<text:tab/>263 </text:p>
      <text:p text:style-name="P2">SQL Injection<text:tab/>265 </text:p>
      <text:p text:style-name="P2">Moving the Admin Interface<text:tab/>266 </text:p>
      <text:p text:style-name="P2">Storing Secrets<text:tab/>266 </text:p>
      <text:p text:style-name="P2">Storing Customer Passwords<text:tab/>267 </text:p>
      <text:p text:style-name="P2">Storing Credit Card Data<text:tab/>269 </text:p>
      <text:p text:style-name="P2">Symmetric Cryptography<text:tab/>270 </text:p>
      <text:p text:style-name="P2">Google Keyczar<text:tab/>271 </text:p>
      <text:p text:style-name="P2">A Credit Card Model and Form<text:tab/>273 </text:p>
      <text:p text:style-name="P2">Summary<text:tab/>278 </text:p>
      <text:p text:style-name="P2">Chapter 13: Improving Performance<text:tab/>279 </text:p>
      <text:p text:style-name="P2">The Database<text:tab/>280 </text:p>
      <text:p text:style-name="P2">Searching your Models<text:tab/>280 </text:p>
      <text:p text:style-name="P2">Avoiding Expensive Joins<text:tab/>281 </text:p>
      <text:p text:style-name="P2">Creating Database Indexes<text:tab/>283 </text:p>
      <text:p text:style-name="P2">Deleting Old Data<text:tab/>284 </text:p>
      <text:p text:style-name="P2">Caching with Memcached<text:tab/>287 </text:p>
      <text:p text:style-name="P2">The Virtue of Stale Data<text:tab/>287 </text:p>
      <text:p text:style-name="P2">Template Caching<text:tab/>288 </text:p>
      <text:p text:style-name="P2">The Low-Level Cache API<text:tab/>289 </text:p>
      <text:p text:style-name="P2">Django Signals for Cache Invalidation<text:tab/>291 </text:p>
      <text:p text:style-name="P2">A Quick Word about Django Signals<text:tab/>293 </text:p>
      <text:p text:style-name="P2">Front-End Engineering<text:tab/>293 </text:p>
      <text:p text:style-name="P2">Move CSS and JavaScript Into Separate Files<text:tab/>295 </text:p>
      <text:p text:style-name="P2">Reduce the Number of External Components<text:tab/>295 </text:p>
      <text:p text:style-name="P2">Optimize External Components<text:tab/>296 </text:p>
      <text:p text:style-name="P2">Summary<text:tab/>297 </text:p>
      <text:p text:style-name="P2">Chapter 14: Django Testing<text:tab/>299 </text:p>
      <text:p text:style-name="P2">Why We Test<text:tab/>299 </text:p>
      <text:p text:style-name="P2">How to Test Code<text:tab/>300 </text:p>
      <text:p text:style-name="P2">Creation of the Test Database<text:tab/>301 </text:p>
      <text:p text:style-name="P2">Python &amp; Django Test Methods<text:tab/>301 </text:p>
      <text:p text:style-name="P2"><text:soft-page-break/>Anatomy of a Test Class<text:tab/>303 </text:p>
      <text:p text:style-name="P2">Testing the Product Catalog<text:tab/>304 </text:p>
      <text:p text:style-name="P2">Writing Functional Tests<text:tab/>304 </text:p>
      <text:p text:style-name="P2">Managing Test State with Fixtures<text:tab/>307 </text:p>
      <text:p text:style-name="P2">Category Testing<text:tab/>309 </text:p>
      <text:p text:style-name="P2">Testing the ActiveProductManager<text:tab/>312 </text:p>
      <text:p text:style-name="P2">Product Catalog Model Tests<text:tab/>313 </text:p>
      <text:p text:style-name="P2">Testing Forms &amp; Shopping Cart<text:tab/>315 </text:p>
      <text:p text:style-name="P2">Testing the Checkout Form<text:tab/>318 </text:p>
      <text:p text:style-name="P2">Security Testing<text:tab/>319 </text:p>
      <text:p text:style-name="P2">Summary<text:tab/>321 </text:p>
      <text:p text:style-name="P2">Chapter 15: Deployment<text:tab/>323 </text:p>
      <text:p text:style-name="P2">The Django Philosophy<text:tab/>324 </text:p>
      <text:p text:style-name="P2">Finding a Hosting Plan<text:tab/>325 </text:p>
      <text:p text:style-name="P2">Phase One: Apache and mod_wsgi<text:tab/>326 </text:p>
      <text:p text:style-name="P2">Installing the Apache Web Server<text:tab/>326 </text:p>
      <text:p text:style-name="P2">Creating the mod_wsgi File and Apache Virtual Host<text:tab/>328 </text:p>
      <text:p text:style-name="P2">Phase Two: Nginx for Static Media<text:tab/>331 </text:p>
      <text:p text:style-name="P2">Installing and Configuring NginX<text:tab/>331 </text:p>
      <text:p text:style-name="P2">Updating the Apache Virtual Host<text:tab/>333 </text:p>
      <text:p text:style-name="P2">Phase Three: Configuring SSL<text:tab/>334 </text:p>
      <text:p text:style-name="P2">Transferring Data with Django<text:tab/>338 </text:p>
      <text:p text:style-name="P2">The Admin Interface Styles<text:tab/>338 </text:p>
      <text:p text:style-name="P2">Summary<text:tab/>339 </text:p>
      <text:p text:style-name="P2">Chapter 16: Django on Google App Engine<text:tab/>341 </text:p>
      <text:p text:style-name="P2">The Inconvenient Truth<text:tab/>342 </text:p>
      <text:p text:style-name="P2">Signing Up For An Account<text:tab/>342 </text:p>
      <text:p text:style-name="P2">The Django App Engine Patch<text:tab/>343 </text:p>
      <text:p text:style-name="P2">Getting the Test Page Running<text:tab/>346 </text:p>
      <text:p text:style-name="P2">Our Google App Engine Store<text:tab/>346 </text:p>
      <text:p text:style-name="P2">The Brubeck Shopping Cart App<text:tab/>353 </text:p>
      <text:p text:style-name="P2">Views and Templates<text:tab/>356 </text:p>
      <text:p text:style-name="P2">Managing Database Indexes<text:tab/>361 </text:p>
      <text:p text:style-name="P2">Error Logs, Remote Data API, and Network Programming<text:tab/>362 </text:p>
      <text:p text:style-name="P2">Summary<text:tab/>364 </text:p>
      <text:p text:style-name="P2">Index<text:tab/>365</text:p>
      <text:p text:style-name="P2"/>
      <text:p text:style-name="P2"/>
      <text:h text:style-name="Heading_20_1" text:outline-level="1"><text:bookmark-start text:name="__RefHeading__21906_2058063626"/>***Django_1.0_Template_Development_2008_272p <text:bookmark-end text:name="__RefHeading__21906_2058063626"/></text:h>
      <text:p text:style-name="P2">Preface<text:tab/>1 </text:p>
      <text:p text:style-name="P2">Chapter 1: An Introduction to the Django Template System<text:tab/>7 </text:p>
      <text:p text:style-name="P2">What are templates?<text:tab/>7 </text:p>
      <text:p text:style-name="P2">Understanding the need for templates<text:tab/>8 </text:p>
      <text:p text:style-name="P2">Overview of the Django template system<text:tab/>8 </text:p>
      <text:p text:style-name="P2">Separating code from presentation<text:tab/>8 </text:p>
      <text:p text:style-name="P2">Helping designers and developers collaborate<text:tab/>9 </text:p>
      <text:p text:style-name="P2">Increasing maintainability<text:tab/>9 </text:p>
      <text:p text:style-name="P2">Template syntax<text:tab/>10 </text:p>
      <text:p text:style-name="P2">Modularity and reusability<text:tab/>10 </text:p>
      <text:p text:style-name="P2">Flexibility<text:tab/>10 </text:p>
      <text:p text:style-name="P2">Limitations<text:tab/>11 </text:p>
      <text:p text:style-name="P2"><text:soft-page-break/>Critics of the system<text:tab/>11 </text:p>
      <text:p text:style-name="P2">Exploring how Django handles requests<text:tab/>12 </text:p>
      <text:p text:style-name="P2">Understanding the template system syntax<text:tab/>15 </text:p>
      <text:p text:style-name="P2">Context variable<text:tab/>15 </text:p>
      <text:p text:style-name="P2">Variables<text:tab/>16 </text:p>
      <text:p text:style-name="P2">Filters<text:tab/>16 </text:p>
      <text:p text:style-name="P2">Tags<text:tab/>16 </text:p>
      <text:p text:style-name="P2">Comments<text:tab/>17 </text:p>
      <text:p text:style-name="P2">Code note: Python dictionaries<text:tab/>18 </text:p>
      <text:p text:style-name="P2">How invalid variables are handled<text:tab/>19 </text:p>
      <text:p text:style-name="P2">Creating our demo application<text:tab/>19 </text:p>
      <text:p text:style-name="P2">Starting our application<text:tab/>21 </text:p>
      <text:p text:style-name="P2">Adding templates to our application<text:tab/>22 </text:p>
      <text:p text:style-name="P2">Adding variables to the view<text:tab/>23 </text:p>
      <text:p text:style-name="P2">Moving the logic into a separate template file<text:tab/>24 </text:p>
      <text:p text:style-name="P2">Using template filters<text:tab/>25 </text:p>
      <text:p text:style-name="P2">Using template tags to perform logical tests<text:tab/>26 </text:p>
      <text:p text:style-name="P2">Adding comments<text:tab/>27 </text:p>
      <text:p text:style-name="P2">Summary<text:tab/>28 </text:p>
      <text:p text:style-name="P2">Chapter 2: Views, URLs, and Generic Views<text:tab/>29 </text:p>
      <text:p text:style-name="P2">An overview<text:tab/>30 </text:p>
      <text:p text:style-name="P2">Creating the application<text:tab/>30 </text:p>
      <text:p text:style-name="P2">Create the data model<text:tab/>30 </text:p>
      <text:p text:style-name="P2">Create the admin file<text:tab/>31 </text:p>
      <text:p text:style-name="P2">Configure the URLs<text:tab/>31 </text:p>
      <text:p text:style-name="P2">Add data in the admin application<text:tab/>32 </text:p>
      <text:p text:style-name="P2">Mapping URLs to views<text:tab/>32 </text:p>
      <text:p text:style-name="P2">Handling unmatched URL patterns<text:tab/>34 </text:p>
      <text:p text:style-name="P2">Splitting up the URL configurations<text:tab/>35 </text:p>
      <text:p text:style-name="P2">Creating views<text:tab/>36 </text:p>
      <text:p text:style-name="P2">Accepting the request object<text:tab/>36 </text:p>
      <text:p text:style-name="P2">Responding with an HTTP response<text:tab/>37 </text:p>
      <text:p text:style-name="P2">Responding with an exception<text:tab/>37 </text:p>
      <text:p text:style-name="P2">Putting the views together<text:tab/>38 </text:p>
      <text:p text:style-name="P2">Building the basic view<text:tab/>38 </text:p>
      <text:p text:style-name="P2">Cleaning up the error handling<text:tab/>39 </text:p>
      <text:p text:style-name="P2">Adding the template files<text:tab/>39 </text:p>
      <text:p text:style-name="P2">Adding the template to the view<text:tab/>41 </text:p>
      <text:p text:style-name="P2">Creating the list view and template<text:tab/>42 </text:p>
      <text:p text:style-name="P2">Using generic views to shorten development time<text:tab/>44 </text:p>
      <text:p text:style-name="P2">Simple generic views<text:tab/>44 </text:p>
      <text:p text:style-name="P2">Loading a template directly<text:tab/>44 </text:p>
      <text:p text:style-name="P2">Redirecting URLs<text:tab/>45 </text:p>
      <text:p text:style-name="P2">List/detail generic views<text:tab/>46 </text:p>
      <text:p text:style-name="P2">Replacing the list view<text:tab/>46 </text:p>
      <text:p text:style-name="P2">Replacing the detail view<text:tab/>48 </text:p>
      <text:p text:style-name="P2">Using the other generic views<text:tab/>49 </text:p>
      <text:p text:style-name="P2">Comparing views and generic views<text:tab/>49 </text:p>
      <text:p text:style-name="P2">Summary<text:tab/>50 </text:p>
      <text:p text:style-name="P2">Chapter 3: Template Context<text:tab/>51 </text:p>
      <text:p text:style-name="P2">The context explained<text:tab/>51 </text:p>
      <text:p text:style-name="P2">Practicing working with the context<text:tab/>53 </text:p>
      <text:p text:style-name="P2"><text:soft-page-break/>Using locals for prototyping<text:tab/>55 </text:p>
      <text:p text:style-name="P2">Adding, changing, and removing items in the context<text:tab/>56 </text:p>
      <text:p text:style-name="P2">Using the context values in your templates<text:tab/>57 </text:p>
      <text:p text:style-name="P2">Preventing method execution from templates<text:tab/>60 </text:p>
      <text:p text:style-name="P2">Handling invalid context variables<text:tab/>60 </text:p>
      <text:p text:style-name="P2">Cleaning up the view<text:tab/>61 </text:p>
      <text:p text:style-name="P2">Context rendering shortcuts<text:tab/>62 </text:p>
      <text:p text:style-name="P2">Using render_to_response()<text:tab/>62 </text:p>
      <text:p text:style-name="P2">Using render_to_string()<text:tab/>63 </text:p>
      <text:p text:style-name="P2">Context processors<text:tab/>63 </text:p>
      <text:p text:style-name="P2">Exploring the default context processors<text:tab/>63 </text:p>
      <text:p text:style-name="P2">Auth<text:tab/>63 </text:p>
      <text:p text:style-name="P2">Debug<text:tab/>64 </text:p>
      <text:p text:style-name="P2">Media<text:tab/>64 </text:p>
      <text:p text:style-name="P2">il8n<text:tab/>65 </text:p>
      <text:p text:style-name="P2">Configuring your project to use context processors<text:tab/>65 </text:p>
      <text:p text:style-name="P2">Configuring your views to use context processors<text:tab/>65 </text:p>
      <text:p text:style-name="P2">Using render_to_response with RequestContext<text:tab/>66 </text:p>
      <text:p text:style-name="P2">Using the context processors in our project<text:tab/>67 </text:p>
      <text:p text:style-name="P2">Writing your own context processor<text:tab/>68 </text:p>
      <text:p text:style-name="P2">Summary<text:tab/>70 </text:p>
      <text:p text:style-name="P2">Chapter 4: Using the Built-In Tags and Filters<text:tab/>71 </text:p>
      <text:p text:style-name="P2">Built-in filter reference<text:tab/>71 </text:p>
      <text:p text:style-name="P2">add<text:tab/>72 </text:p>
      <text:p text:style-name="P2">addslashes<text:tab/>72 </text:p>
      <text:p text:style-name="P2">capfirst<text:tab/>73 </text:p>
      <text:p text:style-name="P2">center<text:tab/>73 </text:p>
      <text:p text:style-name="P2">cut<text:tab/>74 </text:p>
      <text:p text:style-name="P2">date<text:tab/>74 </text:p>
      <text:p text:style-name="P2">default<text:tab/>75 </text:p>
      <text:p text:style-name="P2">default_if_none<text:tab/>75 </text:p>
      <text:p text:style-name="P2">dictsort<text:tab/>76 </text:p>
      <text:p text:style-name="P2">dictsortreversed<text:tab/>76 </text:p>
      <text:p text:style-name="P2">divisibleby<text:tab/>77 </text:p>
      <text:p text:style-name="P2">escape<text:tab/>77 </text:p>
      <text:p text:style-name="P2">escapejs<text:tab/>78 </text:p>
      <text:p text:style-name="P2">filesizeformat<text:tab/>78 </text:p>
      <text:p text:style-name="P2">first<text:tab/>79 </text:p>
      <text:p text:style-name="P2">fix_ampersands<text:tab/>79 </text:p>
      <text:p text:style-name="P2">floatformat<text:tab/>79 </text:p>
      <text:p text:style-name="P2">force_escape<text:tab/>80 </text:p>
      <text:p text:style-name="P2">get_digit<text:tab/>80 </text:p>
      <text:p text:style-name="P2">iriencode<text:tab/>81 </text:p>
      <text:p text:style-name="P2">join<text:tab/>81 </text:p>
      <text:p text:style-name="P2">last<text:tab/>82 </text:p>
      <text:p text:style-name="P2">length<text:tab/>82 </text:p>
      <text:p text:style-name="P2">length_is<text:tab/>83 </text:p>
      <text:p text:style-name="P2">linebreaks<text:tab/>83 </text:p>
      <text:p text:style-name="P2">linebreaksbr<text:tab/>84 </text:p>
      <text:p text:style-name="P2">linenumbers<text:tab/>84 </text:p>
      <text:p text:style-name="P2">ljust<text:tab/>84 </text:p>
      <text:p text:style-name="P2">lower<text:tab/>85 </text:p>
      <text:p text:style-name="P2"><text:soft-page-break/>make_list<text:tab/>86 </text:p>
      <text:p text:style-name="P2">phone2numeric<text:tab/>86 </text:p>
      <text:p text:style-name="P2">pluralize<text:tab/>87 </text:p>
      <text:p text:style-name="P2">pprint<text:tab/>87 </text:p>
      <text:p text:style-name="P2">random<text:tab/>88 </text:p>
      <text:p text:style-name="P2">removetags<text:tab/>88 </text:p>
      <text:p text:style-name="P2">rjust<text:tab/>89 </text:p>
      <text:p text:style-name="P2">safe<text:tab/>89 </text:p>
      <text:p text:style-name="P2">slice<text:tab/>90 </text:p>
      <text:p text:style-name="P2">slugify<text:tab/>90 </text:p>
      <text:p text:style-name="P2">stringformat<text:tab/>90 </text:p>
      <text:p text:style-name="P2">striptags<text:tab/>91 </text:p>
      <text:p text:style-name="P2">time<text:tab/>92 </text:p>
      <text:p text:style-name="P2">timesince<text:tab/>92 </text:p>
      <text:p text:style-name="P2">timeuntil<text:tab/>92 </text:p>
      <text:p text:style-name="P2">title<text:tab/>92 </text:p>
      <text:p text:style-name="P2">truncatewords<text:tab/>93 </text:p>
      <text:p text:style-name="P2">truncatewords_html<text:tab/>94 </text:p>
      <text:p text:style-name="P2">unordered_list<text:tab/>94 </text:p>
      <text:p text:style-name="P2">upper<text:tab/>95 </text:p>
      <text:p text:style-name="P2">urlencode<text:tab/>95 </text:p>
      <text:p text:style-name="P2">urlize<text:tab/>96 </text:p>
      <text:p text:style-name="P2">urlizetrunc<text:tab/>96 </text:p>
      <text:p text:style-name="P2">wordcount<text:tab/>97 </text:p>
      <text:p text:style-name="P2">wordwrap<text:tab/>97 </text:p>
      <text:p text:style-name="P2">yesno<text:tab/>98 </text:p>
      <text:p text:style-name="P2">Built-in tag reference<text:tab/>98 </text:p>
      <text:p text:style-name="P2">autoescape<text:tab/>99 </text:p>
      <text:p text:style-name="P2">block<text:tab/>99 </text:p>
      <text:p text:style-name="P2">comment<text:tab/>100 </text:p>
      <text:p text:style-name="P2">cycle<text:tab/>100 </text:p>
      <text:p text:style-name="P2">debug<text:tab/>101 </text:p>
      <text:p text:style-name="P2">extends<text:tab/>101 </text:p>
      <text:p text:style-name="P2">filter<text:tab/>101 </text:p>
      <text:p text:style-name="P2">firstof<text:tab/>102 </text:p>
      <text:p text:style-name="P2">for<text:tab/>102 </text:p>
      <text:p text:style-name="P2">forloop<text:tab/>103 </text:p>
      <text:p text:style-name="P2">if<text:tab/>104 </text:p>
      <text:p text:style-name="P2">ifchanged<text:tab/>105 </text:p>
      <text:p text:style-name="P2">ifequal<text:tab/>106 </text:p>
      <text:p text:style-name="P2">ifnotequal<text:tab/>107 </text:p>
      <text:p text:style-name="P2">include<text:tab/>107 </text:p>
      <text:p text:style-name="P2">load<text:tab/>108 </text:p>
      <text:p text:style-name="P2">now<text:tab/>108 </text:p>
      <text:p text:style-name="P2">regroup<text:tab/>109 </text:p>
      <text:p text:style-name="P2">spaceless<text:tab/>110 </text:p>
      <text:p text:style-name="P2">ssi<text:tab/>111 </text:p>
      <text:p text:style-name="P2">templatetag<text:tab/>111 </text:p>
      <text:p text:style-name="P2">url<text:tab/>112 </text:p>
      <text:p text:style-name="P2">widthratio<text:tab/>113 </text:p>
      <text:p text:style-name="P2">with<text:tab/>114 </text:p>
      <text:p text:style-name="P2">Summary<text:tab/>115 </text:p>
      <text:p text:style-name="P2"><text:soft-page-break/>Chapter 5: Loading and Inheriting Templates<text:tab/>117 </text:p>
      <text:p text:style-name="P2">Configuring the template system<text:tab/>117 </text:p>
      <text:p text:style-name="P2">Finding a home for the template files<text:tab/>120 </text:p>
      <text:p text:style-name="P2">Working with the template loaders<text:tab/>121 </text:p>
      <text:p text:style-name="P2">Loading templates manually<text:tab/>121 </text:p>
      <text:p text:style-name="P2">Choosing a template loader<text:tab/>122 </text:p>
      <text:p text:style-name="P2">Using the filesystem loader<text:tab/>122 </text:p>
      <text:p text:style-name="P2">Using the application directories loader<text:tab/>123 </text:p>
      <text:p text:style-name="P2">About the eggs template loader<text:tab/>124 </text:p>
      <text:p text:style-name="P2">Using the loaders together<text:tab/>124 </text:p>
      <text:p text:style-name="P2">Loading your template files<text:tab/>125 </text:p>
      <text:p text:style-name="P2">Setting up the error handling templates<text:tab/>125 </text:p>
      <text:p text:style-name="P2">Creating the error templates<text:tab/>126 </text:p>
      <text:p text:style-name="P2">Testing the error templates<text:tab/>126 </text:p>
      <text:p text:style-name="P2">Breaking templates into reusable pieces<text:tab/>127 </text:p>
      <text:p text:style-name="P2">Extending templates with inheritance<text:tab/>127 </text:p>
      <text:p text:style-name="P2">Using the block tag<text:tab/>128 </text:p>
      <text:p text:style-name="P2">Extending templates<text:tab/>129 </text:p>
      <text:p text:style-name="P2">Adding inheritance to the press application<text:tab/>131 </text:p>
      <text:p text:style-name="P2">Using multiple block tags<text:tab/>132 </text:p>
      <text:p text:style-name="P2">Adding template inheritance to our press release list<text:tab/>133 </text:p>
      <text:p text:style-name="P2">Inheriting from multiple child templates<text:tab/>134 </text:p>
      <text:p text:style-name="P2">Appending to blocks<text:tab/>136 </text:p>
      <text:p text:style-name="P2">Template strategy<text:tab/>137 </text:p>
      <text:p text:style-name="P2">Creating content placeholders<text:tab/>137 </text:p>
      <text:p text:style-name="P2">Extra JS<text:tab/>137 </text:p>
      <text:p text:style-name="P2">Extra style<text:tab/>138 </text:p>
      <text:p text:style-name="P2">Extra head content<text:tab/>139 </text:p>
      <text:p text:style-name="P2">Extra body tag attributes<text:tab/>139 </text:p>
      <text:p text:style-name="P2">Using include files<text:tab/>140 </text:p>
      <text:p text:style-name="P2">Using include<text:tab/>140 </text:p>
      <text:p text:style-name="P2">Using SSI<text:tab/>141 </text:p>
      <text:p text:style-name="P2">Summary<text:tab/>142 </text:p>
      <text:p text:style-name="P2">Chapter 6: Serving Multiple Templates<text:tab/>143 </text:p>
      <text:p text:style-name="P2">Considering the different approaches<text:tab/>143 </text:p>
      <text:p text:style-name="P2">Serving mobile devices<text:tab/>144 </text:p>
      <text:p text:style-name="P2">Adapting content<text:tab/>145 </text:p>
      <text:p text:style-name="P2">Setting up our example<text:tab/>145 </text:p>
      <text:p text:style-name="P2">Serving printable pages<text:tab/>147 </text:p>
      <text:p text:style-name="P2">Creating site themes<text:tab/>149 </text:p>
      <text:p text:style-name="P2">Testing the template overrides<text:tab/>150 </text:p>
      <text:p text:style-name="P2">Serving different templates by domain name<text:tab/>152 </text:p>
      <text:p text:style-name="P2">Serving different sites with the development web server<text:tab/>153 </text:p>
      <text:p text:style-name="P2">Redirecting users to the mobile site (optional)<text:tab/>155 </text:p>
      <text:p text:style-name="P2">Detecting mobile devices<text:tab/>155 </text:p>
      <text:p text:style-name="P2">Writing the middleware<text:tab/>156 </text:p>
      <text:p text:style-name="P2">Checking only once<text:tab/>158 </text:p>
      <text:p text:style-name="P2">Installing the middleware<text:tab/>159 </text:p>
      <text:p text:style-name="P2">Summary<text:tab/>161 </text:p>
      <text:p text:style-name="P2">Chapter 7: Custom Tags and Filters<text:tab/>163 </text:p>
      <text:p text:style-name="P2">Examining the built-in tags and filters<text:tab/>163 </text:p>
      <text:p text:style-name="P2">Template filters<text:tab/>164 </text:p>
      <text:p text:style-name="P2"><text:soft-page-break/>Template tags<text:tab/>164 </text:p>
      <text:p text:style-name="P2">Writing your own template filters<text:tab/>165 </text:p>
      <text:p text:style-name="P2">Setting up a test application<text:tab/>165 </text:p>
      <text:p text:style-name="P2">Creating a home for our filter library<text:tab/>167 </text:p>
      <text:p text:style-name="P2">Template filter syntax<text:tab/>168 </text:p>
      <text:p text:style-name="P2">Loading template libraries<text:tab/>169 </text:p>
      <text:p text:style-name="P2">U.S. currency filter<text:tab/>169 </text:p>
      <text:p text:style-name="P2">Replace profanities filter<text:tab/>171 </text:p>
      <text:p text:style-name="P2">Filters that expect strings<text:tab/>173 </text:p>
      <text:p text:style-name="P2">In-list filter<text:tab/>174 </text:p>
      <text:p text:style-name="P2">Writing your own template tags<text:tab/>175 </text:p>
      <text:p text:style-name="P2">Creating another sample application<text:tab/>176 </text:p>
      <text:p text:style-name="P2">Adding the template library<text:tab/>177 </text:p>
      <text:p text:style-name="P2">Template tag syntax<text:tab/>177 </text:p>
      <text:p text:style-name="P2">A simple tag example<text:tab/>178 </text:p>
      <text:p text:style-name="P2">The compilation function<text:tab/>179 </text:p>
      <text:p text:style-name="P2">The template node subclass<text:tab/>179 </text:p>
      <text:p text:style-name="P2">Registering our custom tag<text:tab/>179 </text:p>
      <text:p text:style-name="P2">All work and no play tag<text:tab/>180 </text:p>
      <text:p text:style-name="P2">Passing a template variable to a tag<text:tab/>182 </text:p>
      <text:p text:style-name="P2">Modifying the context through a tag<text:tab/>184 </text:p>
      <text:p text:style-name="P2">Summary<text:tab/>186 </text:p>
      <text:p text:style-name="P2">Chapter 8: Pagination<text:tab/>187 </text:p>
      <text:p text:style-name="P2">An Overview<text:tab/>187 </text:p>
      <text:p text:style-name="P2">Verifying our application setup<text:tab/>188 </text:p>
      <text:p text:style-name="P2">Verifying the application<text:tab/>188 </text:p>
      <text:p text:style-name="P2">Verifying the configuration<text:tab/>188 </text:p>
      <text:p text:style-name="P2">Verifying the URL configuration<text:tab/>189 </text:p>
      <text:p text:style-name="P2">Verifying the model<text:tab/>189 </text:p>
      <text:p text:style-name="P2">Verifying the view<text:tab/>190 </text:p>
      <text:p text:style-name="P2">Adding test records<text:tab/>190 </text:p>
      <text:p text:style-name="P2">Exploring pagination using the Django shell<text:tab/>191 </text:p>
      <text:p text:style-name="P2">Examining database performance<text:tab/>193 </text:p>
      <text:p text:style-name="P2">Allowing for empty result sets<text:tab/>195 </text:p>
      <text:p text:style-name="P2">Preventing orphaned records<text:tab/>195 </text:p>
      <text:p text:style-name="P2">Using pagination in your views<text:tab/>196 </text:p>
      <text:p text:style-name="P2">Creating the view<text:tab/>196 </text:p>
      <text:p text:style-name="P2">Retrieving the current position from the URL<text:tab/>197 </text:p>
      <text:p text:style-name="P2">Putting navigation into the templates<text:tab/>197 </text:p>
      <text:p text:style-name="P2">Pagination with generic views<text:tab/>199 </text:p>
      <text:p text:style-name="P2">Setting up our generic list view<text:tab/>200 </text:p>
      <text:p text:style-name="P2">Generically calling the last page<text:tab/>201 </text:p>
      <text:p text:style-name="P2">Summary<text:tab/>201 </text:p>
      <text:p text:style-name="P2">Chapter 9: Customizing the Admin Look and Feel<text:tab/>203 </text:p>
      <text:p text:style-name="P2">Overriding the admin templates<text:tab/>203 </text:p>
      <text:p text:style-name="P2">Leveraging the template loader<text:tab/>204 </text:p>
      <text:p text:style-name="P2">Locating the admin template files<text:tab/>204 </text:p>
      <text:p text:style-name="P2">Exploring the admin template files<text:tab/>205 </text:p>
      <text:p text:style-name="P2">Inspecting the base.html template<text:tab/>205 </text:p>
      <text:p text:style-name="P2">Inspecting the base_site.html template<text:tab/>206 </text:p>
      <text:p text:style-name="P2">Inspecting the index.html template<text:tab/>206 </text:p>
      <text:p text:style-name="P2">Inspecting the change_list.html template<text:tab/>207 </text:p>
      <text:p text:style-name="P2"><text:soft-page-break/>Inspecting the change_form.html template<text:tab/>208 </text:p>
      <text:p text:style-name="P2">Customizing the admin header<text:tab/>208 </text:p>
      <text:p text:style-name="P2">Replacing the page title<text:tab/>208 </text:p>
      <text:p text:style-name="P2">Changing the header text<text:tab/>209 </text:p>
      <text:p text:style-name="P2">Adding a new link box to the admin<text:tab/>209 </text:p>
      <text:p text:style-name="P2">Overriding the admin index file<text:tab/>210 </text:p>
      <text:p text:style-name="P2">Creating the include file<text:tab/>211 </text:p>
      <text:p text:style-name="P2">Customizing the admin color scheme<text:tab/>212 </text:p>
      <text:p text:style-name="P2">Identifying styles to change<text:tab/>213 </text:p>
      <text:p text:style-name="P2">Using the extrastyle block<text:tab/>213 </text:p>
      <text:p text:style-name="P2">Summary<text:tab/>216 </text:p>
      <text:p text:style-name="P2">Chapter 10: Caching Your Pages<text:tab/>217 </text:p>
      <text:p text:style-name="P2">An overview<text:tab/>217 </text:p>
      <text:p text:style-name="P2">Do you need caching?<text:tab/>218 </text:p>
      <text:p text:style-name="P2">How caching works<text:tab/>218 </text:p>
      <text:p text:style-name="P2">Exploring the available cache systems<text:tab/>218 </text:p>
      <text:p text:style-name="P2">Filesystem caching<text:tab/>219 </text:p>
      <text:p text:style-name="P2">Database caching<text:tab/>219 </text:p>
      <text:p text:style-name="P2">Memcached<text:tab/>219 </text:p>
      <text:p text:style-name="P2">Local memory caching<text:tab/>219 </text:p>
      <text:p text:style-name="P2">Dummy caching<text:tab/>220 </text:p>
      <text:p text:style-name="P2">Setting up your cache system<text:tab/>220 </text:p>
      <text:p text:style-name="P2">Configuring the cache backend<text:tab/>220 </text:p>
      <text:p text:style-name="P2">Database caching<text:tab/>220 </text:p>
      <text:p text:style-name="P2">Filesystem caching<text:tab/>220 </text:p>
      <text:p text:style-name="P2">Local memory caching<text:tab/>221 </text:p>
      <text:p text:style-name="P2">Dummy caching<text:tab/>221 </text:p>
      <text:p text:style-name="P2">Memcached<text:tab/>221 </text:p>
      <text:p text:style-name="P2">Adding additional backend arguments<text:tab/>221 </text:p>
      <text:p text:style-name="P2">Setting up for the examples<text:tab/>222 </text:p>
      <text:p text:style-name="P2">Caching individual views<text:tab/>222 </text:p>
      <text:p text:style-name="P2">Adding caching<text:tab/>224 </text:p>
      <text:p text:style-name="P2">Caching pieces of templates<text:tab/>224 </text:p>
      <text:p text:style-name="P2">Low-level caching<text:tab/>226 </text:p>
      <text:p text:style-name="P2">Caching your whole site<text:tab/>227 </text:p>
      <text:p text:style-name="P2">Preventing data from being cached<text:tab/>229 </text:p>
      <text:p text:style-name="P2">General caching strategies<text:tab/>229 </text:p>
      <text:p text:style-name="P2">Working with outside caches<text:tab/>229 </text:p>
      <text:p text:style-name="P2">Summary<text:tab/>230 </text:p>
      <text:p text:style-name="P2">Chapter 11: Internationalization<text:tab/>231 </text:p>
      <text:p text:style-name="P2">Exploring i18n<text:tab/>231 </text:p>
      <text:p text:style-name="P2">Creating an example application<text:tab/>232 </text:p>
      <text:p text:style-name="P2">Configuring your project for i18n<text:tab/>236 </text:p>
      <text:p text:style-name="P2">Installing libraries for i18n translation<text:tab/>236 </text:p>
      <text:p text:style-name="P2">Marking strings as translatable<text:tab/>237 </text:p>
      <text:p text:style-name="P2">Creating message files<text:tab/>237 </text:p>
      <text:p text:style-name="P2">Enabling automatic language preference<text:tab/>242 </text:p>
      <text:p text:style-name="P2">How Django determines language preference<text:tab/>244 </text:p>
      <text:p text:style-name="P2">Summary<text:tab/>244 </text:p>
      <text:p text:style-name="P2">Index<text:tab/>245</text:p>
      <text:p text:style-name="P2"/>
      <text:p text:style-name="P2"/>
      <text:h text:style-name="Heading_20_1" text:outline-level="1"><text:bookmark-start text:name="__RefHeading__21908_2058063626"/><text:soft-page-break/>***Python_Web_Development_with_Django_2009_405 <text:bookmark-end text:name="__RefHeading__21908_2058063626"/></text:h>
      <text:p text:style-name="P2">Introduction<text:tab/>1 </text:p>
      <text:p text:style-name="P2">Where Web Frameworks Come From<text:tab/>1 </text:p>
      <text:p text:style-name="P2">A Better Way<text:tab/>2 </text:p>
      <text:p text:style-name="P2">We’re Not in Kansas Anymore<text:tab/>2 </text:p>
      <text:p text:style-name="P2">Web Development Is Better with Python and Django<text:tab/>3 </text:p>
      <text:p text:style-name="P2">I: Getting Started </text:p>
      <text:p text:style-name="P2">1 Practical Python for Django<text:tab/>7 </text:p>
      <text:p text:style-name="P2">Python Skills Are Django Skills<text:tab/>7 </text:p>
      <text:p text:style-name="P2">Getting Started: Python’s Interactive Interpreter<text:tab/>8 </text:p>
      <text:p text:style-name="P2">Python Basics<text:tab/>10 </text:p>
      <text:p text:style-name="P2">Comments<text:tab/>10 </text:p>
      <text:p text:style-name="P2">Variables and Assignment<text:tab/>10 </text:p>
      <text:p text:style-name="P2">Operators<text:tab/>11 </text:p>
      <text:p text:style-name="P2">Python Standard Types<text:tab/>11 </text:p>
      <text:p text:style-name="P2">Object Boolean Values<text:tab/>12 </text:p>
      <text:p text:style-name="P2">Numbers<text:tab/>12 </text:p>
      <text:p text:style-name="P2">Numeric Operators<text:tab/>13 </text:p>
      <text:p text:style-name="P2">Numeric Built-in and Factory Functions<text:tab/>14 </text:p>
      <text:p text:style-name="P2">Sequences and Iterables<text:tab/>14 </text:p>
      <text:p text:style-name="P2">Lists<text:tab/>17 </text:p>
      <text:p text:style-name="P2">Strings<text:tab/>19 </text:p>
      <text:p text:style-name="P2">Sequence Built-ins and Factory Functions<text:tab/>25 </text:p>
      <text:p text:style-name="P2">Mapping Type: Dictionaries<text:tab/>26 </text:p>
      <text:p text:style-name="P2">Standard Type Summary<text:tab/>28 </text:p>
      <text:p text:style-name="P2">Flow Control<text:tab/>28 </text:p>
      <text:p text:style-name="P2">Conditionals<text:tab/>29 </text:p>
      <text:p text:style-name="P2">Loops<text:tab/>29 </text:p>
      <text:p text:style-name="P2">Exception Handling<text:tab/>30 </text:p>
      <text:p text:style-name="P2">The finally Clause<text:tab/>31 </text:p>
      <text:p text:style-name="P2">Throwing Exceptions with raise<text:tab/>32 </text:p>
      <text:p text:style-name="P2">Files<text:tab/>33 </text:p>
      <text:p text:style-name="P2">Functions<text:tab/>34 </text:p>
      <text:p text:style-name="P2">Declaring and Calling Functions<text:tab/>34 </text:p>
      <text:p text:style-name="P2">Functions Are First-Class Objects<text:tab/>36 </text:p>
      <text:p text:style-name="P2">Anonymous Functions<text:tab/>38 </text:p>
      <text:p text:style-name="P2">*args and **kwargs<text:tab/>40 </text:p>
      <text:p text:style-name="P2">Decorators<text:tab/>42 </text:p>
      <text:p text:style-name="P2">Object-Oriented Programming<text:tab/>44 </text:p>
      <text:p text:style-name="P2">Class Definitions<text:tab/>44 </text:p>
      <text:p text:style-name="P2">Instantiation<text:tab/>45 </text:p>
      <text:p text:style-name="P2">Subclassing<text:tab/>46 </text:p>
      <text:p text:style-name="P2">Inner Classes<text:tab/>46 </text:p>
      <text:p text:style-name="P2">Regular Expressions<text:tab/>47 </text:p>
      <text:p text:style-name="P2">The re module<text:tab/>47 </text:p>
      <text:p text:style-name="P2">Searching Versus Matching<text:tab/>48 </text:p>
      <text:p text:style-name="P2">Common Gotchas<text:tab/>48 </text:p>
      <text:p text:style-name="P2">Single-Item Tuples<text:tab/>48 </text:p>
      <text:p text:style-name="P2">Modules<text:tab/>48 </text:p>
      <text:p text:style-name="P2">Mutability<text:tab/>50 </text:p>
      <text:p text:style-name="P2">Constructor Versus Initializer<text:tab/>52 </text:p>
      <text:p text:style-name="P2">Coding Style (PEP 8 and Beyond)<text:tab/>53 </text:p>
      <text:p text:style-name="P2"><text:soft-page-break/>Indent Four Spaces<text:tab/>53 </text:p>
      <text:p text:style-name="P2">Use Spaces and Not Tabs<text:tab/>53 </text:p>
      <text:p text:style-name="P2">Don’t Write Single-Line Suites on the Same Line as the Header<text:tab/>54 </text:p>
      <text:p text:style-name="P2">Create Documentation Strings (aka “docstrings”)<text:tab/>54 </text:p>
      <text:p text:style-name="P2">Summary<text:tab/>55 </text:p>
      <text:p text:style-name="P2">2 Django for the Impatient: Building a Blog<text:tab/>57 </text:p>
      <text:p text:style-name="P2">Creating the Project<text:tab/>58 </text:p>
      <text:p text:style-name="P2">Running the Development Server<text:tab/>59 </text:p>
      <text:p text:style-name="P2">Creating the Blog Application<text:tab/>61 </text:p>
      <text:p text:style-name="P2">Designing Your Model<text:tab/>62 </text:p>
      <text:p text:style-name="P2">Setting Up the Database<text:tab/>62 </text:p>
      <text:p text:style-name="P2">Using a Database Server<text:tab/>63 </text:p>
      <text:p text:style-name="P2">Using SQLite<text:tab/>63 </text:p>
      <text:p text:style-name="P2">Creating the Tables<text:tab/>64 </text:p>
      <text:p text:style-name="P2">Setting Up the Automatic admin Application<text:tab/>65 </text:p>
      <text:p text:style-name="P2">Trying Out the admin<text:tab/>66 </text:p>
      <text:p text:style-name="P2">Making Your Blog’s Public Side<text:tab/>70 </text:p>
      <text:p text:style-name="P2">Creating a Template<text:tab/>70 </text:p>
      <text:p text:style-name="P2">Creating a View Function<text:tab/>71 </text:p>
      <text:p text:style-name="P2">Creating a URL Pattern<text:tab/>72 </text:p>
      <text:p text:style-name="P2">Finishing Touches<text:tab/>73 </text:p>
      <text:p text:style-name="P2">Template Niceties<text:tab/>73 </text:p>
      <text:p text:style-name="P2">Date-Based Ordering<text:tab/>74 </text:p>
      <text:p text:style-name="P2">Timestamp Formatting Via a Template Filter<text:tab/>75 </text:p>
      <text:p text:style-name="P2">Summary<text:tab/>75 </text:p>
      <text:p text:style-name="P2">3 Starting Out<text:tab/>77 </text:p>
      <text:p text:style-name="P2">Dynamic Web Site Basics<text:tab/>77 </text:p>
      <text:p text:style-name="P2">Communication: HTTP, URLs, Requests, Responses<text:tab/>78 </text:p>
      <text:p text:style-name="P2">Data Storage: SQL and Relational Databases<text:tab/>78 </text:p>
      <text:p text:style-name="P2">Presentation: Rendering Templates into HTML and Other Formats<text:tab/>79 </text:p>
      <text:p text:style-name="P2">Putting It All Together<text:tab/>79 </text:p>
      <text:p text:style-name="P2">Understanding Models, Views, and Templates<text:tab/>79 </text:p>
      <text:p text:style-name="P2">Separating the Layers (MVC)<text:tab/>79 </text:p>
      <text:p text:style-name="P2">Models<text:tab/>80 </text:p>
      <text:p text:style-name="P2">Views<text:tab/>81 </text:p>
      <text:p text:style-name="P2">Templates<text:tab/>81 </text:p>
      <text:p text:style-name="P2">Overall Django Architecture<text:tab/>82 </text:p>
      <text:p text:style-name="P2">Core Philosophies of Django<text:tab/>82 </text:p>
      <text:p text:style-name="P2">Django Tries to Be Pythonic<text:tab/>84 </text:p>
      <text:p text:style-name="P2">Don’t Repeat Yourself (DRY)<text:tab/>84 </text:p>
      <text:p text:style-name="P2">Loose Coupling and Flexibility<text:tab/>84 </text:p>
      <text:p text:style-name="P2">Rapid Development<text:tab/>85 </text:p>
      <text:p text:style-name="P2">Summary<text:tab/>86 </text:p>
      <text:p text:style-name="P2">II: Django in Depth </text:p>
      <text:p text:style-name="P2">4 Defining and Using Models<text:tab/>89 </text:p>
      <text:p text:style-name="P2">Defining Models<text:tab/>89 </text:p>
      <text:p text:style-name="P2">Why Use an ORM?<text:tab/>89 </text:p>
      <text:p text:style-name="P2">Django’s Rich Field Types<text:tab/>91 </text:p>
      <text:p text:style-name="P2">Relationships Between Models<text:tab/>93 </text:p>
      <text:p text:style-name="P2">Model Inheritance<text:tab/>97 </text:p>
      <text:p text:style-name="P2">Meta Inner Class<text:tab/>100 </text:p>
      <text:p text:style-name="P2">Admin Registration and Options<text:tab/>101 </text:p>
      <text:p text:style-name="P2"><text:soft-page-break/>Using Models<text:tab/>102 </text:p>
      <text:p text:style-name="P2">Creating and Updating Your Database Using manage.py<text:tab/>103 </text:p>
      <text:p text:style-name="P2">Query Syntax<text:tab/>104 </text:p>
      <text:p text:style-name="P2">Utilizing SQL Features Django Doesn’t Provide<text:tab/>112 </text:p>
      <text:p text:style-name="P2">Summary<text:tab/>116 </text:p>
      <text:p text:style-name="P2">5 URLs, HTTP Mechanisms, and Views<text:tab/>117 </text:p>
      <text:p text:style-name="P2">URLs<text:tab/>117 </text:p>
      <text:p text:style-name="P2">Introduction to URLconfs<text:tab/>117 </text:p>
      <text:p text:style-name="P2">Replacing Tuples with url<text:tab/>119 </text:p>
      <text:p text:style-name="P2">Using Multiple patterns Objects<text:tab/>119 </text:p>
      <text:p text:style-name="P2">Including Other URL Files with include<text:tab/>120 </text:p>
      <text:p text:style-name="P2">Function Objects Versus Function-Name Strings<text:tab/>121 </text:p>
      <text:p text:style-name="P2">Modeling HTTP: Requests, Responses, and Middleware<text:tab/>122 </text:p>
      <text:p text:style-name="P2">Request Objects<text:tab/>123 </text:p>
      <text:p text:style-name="P2">Response Objects<text:tab/>125 </text:p>
      <text:p text:style-name="P2">Middleware<text:tab/>126 </text:p>
      <text:p text:style-name="P2">Views/Logic<text:tab/>127 </text:p>
      <text:p text:style-name="P2">Just Python Functions<text:tab/>128 </text:p>
      <text:p text:style-name="P2">Generic Views<text:tab/>128 </text:p>
      <text:p text:style-name="P2">Semi-generic Views<text:tab/>130 </text:p>
      <text:p text:style-name="P2">Custom Views<text:tab/>131 </text:p>
      <text:p text:style-name="P2">Summary<text:tab/>133 </text:p>
      <text:p text:style-name="P2">6 Templates and Form Processing<text:tab/>135 </text:p>
      <text:p text:style-name="P2">Templates<text:tab/>135 </text:p>
      <text:p text:style-name="P2">Understanding Contexts<text:tab/>135 </text:p>
      <text:p text:style-name="P2">Template Language Syntax<text:tab/>136 </text:p>
      <text:p text:style-name="P2">Forms<text:tab/>142 </text:p>
      <text:p text:style-name="P2">Defining Forms<text:tab/>142 </text:p>
      <text:p text:style-name="P2">Filling Out Forms<text:tab/>147 </text:p>
      <text:p text:style-name="P2">Validation and Cleaning<text:tab/>149 </text:p>
      <text:p text:style-name="P2">Form Display<text:tab/>150 </text:p>
      <text:p text:style-name="P2">Widgets<text:tab/>152 </text:p>
      <text:p text:style-name="P2">Summary<text:tab/>154 </text:p>
      <text:p text:style-name="P2">III: Django Applications by Example </text:p>
      <text:p text:style-name="P2">7 Photo Gallery<text:tab/>159 </text:p>
      <text:p text:style-name="P2">The Model<text:tab/>160 </text:p>
      <text:p text:style-name="P2">Preparing for File Uploads<text:tab/>161 </text:p>
      <text:p text:style-name="P2">Installing PIL<text:tab/>162 </text:p>
      <text:p text:style-name="P2">Testing ImageField<text:tab/>163 </text:p>
      <text:p text:style-name="P2">Building Our Custom File Field<text:tab/>164 </text:p>
      <text:p text:style-name="P2">Initialization<text:tab/>166 </text:p>
      <text:p text:style-name="P2">Adding Attributes to the Field<text:tab/>167 </text:p>
      <text:p text:style-name="P2">Saving and Deleting the Thumbnail<text:tab/>168 </text:p>
      <text:p text:style-name="P2">Using ThumbnailImageField<text:tab/>169 </text:p>
      <text:p text:style-name="P2">Setting Up DRY URLs<text:tab/>169 </text:p>
      <text:p text:style-name="P2">The Item App’s URL Layout<text:tab/>172 </text:p>
      <text:p text:style-name="P2">Tying It All Together with Templates<text:tab/>173 </text:p>
      <text:p text:style-name="P2">Summary<text:tab/>179 </text:p>
      <text:p text:style-name="P2">8 Content Management System<text:tab/>181 </text:p>
      <text:p text:style-name="P2">What’s a CMS?<text:tab/>181 </text:p>
      <text:p text:style-name="P2">The Un-CMS: Flatpages<text:tab/>182 </text:p>
      <text:p text:style-name="P2">Enabling the Flatpages App<text:tab/>182 </text:p>
      <text:p text:style-name="P2"><text:soft-page-break/>Flatpage Templates<text:tab/>184 </text:p>
      <text:p text:style-name="P2">Testing It Out<text:tab/>184 </text:p>
      <text:p text:style-name="P2">Beyond Flatpages: A Simple Custom CMS<text:tab/>185 </text:p>
      <text:p text:style-name="P2">Making the Model<text:tab/>186 </text:p>
      <text:p text:style-name="P2">Imports<text:tab/>188 </text:p>
      <text:p text:style-name="P2">Completing the Model<text:tab/>188 </text:p>
      <text:p text:style-name="P2">Controlling Which Stories Are Viewed<text:tab/>189 </text:p>
      <text:p text:style-name="P2">Working with Markdown<text:tab/>190 </text:p>
      <text:p text:style-name="P2">URL Patterns in urls.py<text:tab/>192 </text:p>
      <text:p text:style-name="P2">Admin Views<text:tab/>193 </text:p>
      <text:p text:style-name="P2">Displaying Content Via Generic Views<text:tab/>196 </text:p>
      <text:p text:style-name="P2">Template Layout<text:tab/>196 </text:p>
      <text:p text:style-name="P2">Displaying Stories<text:tab/>198 </text:p>
      <text:p text:style-name="P2">Adding Search<text:tab/>199 </text:p>
      <text:p text:style-name="P2">Managing Users<text:tab/>201 </text:p>
      <text:p text:style-name="P2">Supporting Workflow<text:tab/>202 </text:p>
      <text:p text:style-name="P2">Possible Enhancements<text:tab/>202 </text:p>
      <text:p text:style-name="P2">Summary<text:tab/>203 </text:p>
      <text:p text:style-name="P2">9 Liveblog<text:tab/>205 </text:p>
      <text:p text:style-name="P2">What Exactly Is Ajax?<text:tab/>205 </text:p>
      <text:p text:style-name="P2">Why Ajax Is Useful<text:tab/>206 </text:p>
      <text:p text:style-name="P2">Planning the Application<text:tab/>206 </text:p>
      <text:p text:style-name="P2">Choosing an Ajax Library<text:tab/>207 </text:p>
      <text:p text:style-name="P2">Laying Out the Application<text:tab/>208 </text:p>
      <text:p text:style-name="P2">Putting the Ajax In<text:tab/>211 </text:p>
      <text:p text:style-name="P2">The Basics<text:tab/>212 </text:p>
      <text:p text:style-name="P2">The “X” in Ajax (Or XML Versus JSON)<text:tab/>212 </text:p>
      <text:p text:style-name="P2">Installing the JavaScript Library<text:tab/>213 </text:p>
      <text:p text:style-name="P2">Setting Up and Testing jQuery<text:tab/>214 </text:p>
      <text:p text:style-name="P2">Creating the View Function<text:tab/>216 </text:p>
      <text:p text:style-name="P2">Using the View Function Via JavaScript<text:tab/>217 </text:p>
      <text:p text:style-name="P2">Summary<text:tab/>219 </text:p>
      <text:p text:style-name="P2">10 Pastebin<text:tab/>221 </text:p>
      <text:p text:style-name="P2">Defining the Model<text:tab/>222 </text:p>
      <text:p text:style-name="P2">Creating the Templates<text:tab/>223 </text:p>
      <text:p text:style-name="P2">Designing the URLs<text:tab/>225 </text:p>
      <text:p text:style-name="P2">Trying It Out<text:tab/>226 </text:p>
      <text:p text:style-name="P2">Limiting Number of Recent Pastes Displayed<text:tab/>229 </text:p>
      <text:p text:style-name="P2">Syntax Highlighting<text:tab/>230 </text:p>
      <text:p text:style-name="P2">Cleanup Via Cron Job<text:tab/>231 </text:p>
      <text:p text:style-name="P2">Summary<text:tab/>232 </text:p>
      <text:p text:style-name="P2">IV: Advanced Django Techniques and Features </text:p>
      <text:p text:style-name="P2">11 Advanced Django Programming<text:tab/>235 </text:p>
      <text:p text:style-name="P2">Customizing the Admin<text:tab/>235 </text:p>
      <text:p text:style-name="P2">Changing Layout and Style Using Fieldsets<text:tab/>236 </text:p>
      <text:p text:style-name="P2">Extending the Base Templates<text:tab/>237 </text:p>
      <text:p text:style-name="P2">Adding New Views<text:tab/>238 </text:p>
      <text:p text:style-name="P2">Authentication Decorators<text:tab/>239 </text:p>
      <text:p text:style-name="P2">Using Syndication<text:tab/>240 </text:p>
      <text:p text:style-name="P2">The Feed Class<text:tab/>240 </text:p>
      <text:p text:style-name="P2">Giving the Feed a URL<text:tab/>242 </text:p>
      <text:p text:style-name="P2">Doing More with Feeds<text:tab/>242 </text:p>
      <text:p text:style-name="P2"><text:soft-page-break/>Generating Downloadable Files<text:tab/>243 </text:p>
      <text:p text:style-name="P2">Nagios Configuration Files<text:tab/>243 </text:p>
      <text:p text:style-name="P2">vCard<text:tab/>244 </text:p>
      <text:p text:style-name="P2">Comma-Separated Value (CSV)<text:tab/>245 </text:p>
      <text:p text:style-name="P2">Charts and Graphs Using PyCha<text:tab/>246 </text:p>
      <text:p text:style-name="P2">Enhancing Django’s ORM with Custom Managers<text:tab/>248 </text:p>
      <text:p text:style-name="P2">Changing the Default Set of Objects<text:tab/>248 </text:p>
      <text:p text:style-name="P2">Adding New Manager Methods<text:tab/>249 </text:p>
      <text:p text:style-name="P2">Extending the Template System<text:tab/>250 </text:p>
      <text:p text:style-name="P2">Simple Custom Template Tags<text:tab/>250 </text:p>
      <text:p text:style-name="P2">Inclusion Tags<text:tab/>253 </text:p>
      <text:p text:style-name="P2">Custom Filters<text:tab/>256 </text:p>
      <text:p text:style-name="P2">More Complex Custom Template Tags<text:tab/>258 </text:p>
      <text:p text:style-name="P2">Alternative Templating<text:tab/>258 </text:p>
      <text:p text:style-name="P2">Summary<text:tab/>260 </text:p>
      <text:p text:style-name="P2">12 Advanced Django Deployment<text:tab/>261 </text:p>
      <text:p text:style-name="P2">Writing Utility Scripts<text:tab/>261 </text:p>
      <text:p text:style-name="P2">Cronjobs for Cleanup<text:tab/>262 </text:p>
      <text:p text:style-name="P2">Data Import/Export<text:tab/>263 </text:p>
      <text:p text:style-name="P2">Customizing the Django Codebase Itself<text:tab/>264 </text:p>
      <text:p text:style-name="P2">Caching<text:tab/>265 </text:p>
      <text:p text:style-name="P2">A Basic Caching Recipe<text:tab/>265 </text:p>
      <text:p text:style-name="P2">Caching Strategies<text:tab/>267 </text:p>
      <text:p text:style-name="P2">Caching Backend Types<text:tab/>272 </text:p>
      <text:p text:style-name="P2">Testing Django Applications<text:tab/>274 </text:p>
      <text:p text:style-name="P2">Doctest Basics<text:tab/>275 </text:p>
      <text:p text:style-name="P2">Unittest Basics<text:tab/>276 </text:p>
      <text:p text:style-name="P2">Running Tests<text:tab/>276 </text:p>
      <text:p text:style-name="P2">Testing Models<text:tab/>276 </text:p>
      <text:p text:style-name="P2">Testing Your Entire Web App<text:tab/>278 </text:p>
      <text:p text:style-name="P2">Testing the Django Codebase Itself<text:tab/>279 </text:p>
      <text:p text:style-name="P2">Summary<text:tab/>281 </text:p>
      <text:p text:style-name="P2">V: Appendices </text:p>
      <text:p text:style-name="P2">A Command Line Basics<text:tab/>285 </text:p>
      <text:p text:style-name="P2">Putting the “Command” in “Command Line”<text:tab/>285 </text:p>
      <text:p text:style-name="P2">Options and Arguments<text:tab/>288 </text:p>
      <text:p text:style-name="P2">Pipes and Redirection<text:tab/>289 </text:p>
      <text:p text:style-name="P2">Environment Variables<text:tab/>291 </text:p>
      <text:p text:style-name="P2">The Path<text:tab/>293 </text:p>
      <text:p text:style-name="P2">Summary<text:tab/>294 </text:p>
      <text:p text:style-name="P2">B Installing and Running Django<text:tab/>295 </text:p>
      <text:p text:style-name="P2">Python<text:tab/>295 </text:p>
      <text:p text:style-name="P2">Mac OS X<text:tab/>296 </text:p>
      <text:p text:style-name="P2">Unix/Linux<text:tab/>296 </text:p>
      <text:p text:style-name="P2">Windows<text:tab/>296 </text:p>
      <text:p text:style-name="P2">Updating Your Path<text:tab/>296 </text:p>
      <text:p text:style-name="P2">Testing<text:tab/>299 </text:p>
      <text:p text:style-name="P2">Optional Add-ons<text:tab/>300 </text:p>
      <text:p text:style-name="P2">Django<text:tab/>301 </text:p>
      <text:p text:style-name="P2">Packaged Releases<text:tab/>302 </text:p>
      <text:p text:style-name="P2">Development Version<text:tab/>302 </text:p>
      <text:p text:style-name="P2">Installation<text:tab/>302 </text:p>
      <text:p text:style-name="P2"><text:soft-page-break/>Testing<text:tab/>303 </text:p>
      <text:p text:style-name="P2">Web Server<text:tab/>303 </text:p>
      <text:p text:style-name="P2">The Built-In Server: Not for Production<text:tab/>303 </text:p>
      <text:p text:style-name="P2">The Standard Approach: Apache and </text:p>
      <text:p text:style-name="P2">mod_python<text:tab/>304 </text:p>
      <text:p text:style-name="P2">The Flexible Alternative: WSGI<text:tab/>306 </text:p>
      <text:p text:style-name="P2">Another Approach: Flup and FastCGI<text:tab/>307 </text:p>
      <text:p text:style-name="P2">SQL Database<text:tab/>308 </text:p>
      <text:p text:style-name="P2">SQLite<text:tab/>308 </text:p>
      <text:p text:style-name="P2">PostgreSQL<text:tab/>309 </text:p>
      <text:p text:style-name="P2">MySQL<text:tab/>310 </text:p>
      <text:p text:style-name="P2">Oracle<text:tab/>311 </text:p>
      <text:p text:style-name="P2">Other Databases<text:tab/>311 </text:p>
      <text:p text:style-name="P2">Summary<text:tab/>311 </text:p>
      <text:p text:style-name="P2">C Tools for Practical Django Development<text:tab/>313 </text:p>
      <text:p text:style-name="P2">Version Control<text:tab/>313 </text:p>
      <text:p text:style-name="P2">The Trunk and Branches<text:tab/>314 </text:p>
      <text:p text:style-name="P2">Merging<text:tab/>314 </text:p>
      <text:p text:style-name="P2">Centralized Version Control<text:tab/>315 </text:p>
      <text:p text:style-name="P2">Decentralized Version Control<text:tab/>315 </text:p>
      <text:p text:style-name="P2">Version Control for Your Project<text:tab/>316 </text:p>
      <text:p text:style-name="P2">Project Management Software<text:tab/>318 </text:p>
      <text:p text:style-name="P2">Trac<text:tab/>319 </text:p>
      <text:p text:style-name="P2">Text Editors<text:tab/>319 </text:p>
      <text:p text:style-name="P2">Emacs<text:tab/>319 </text:p>
      <text:p text:style-name="P2">Vim<text:tab/>320 </text:p>
      <text:p text:style-name="P2">TextMate<text:tab/>320 </text:p>
      <text:p text:style-name="P2">Eclipse<text:tab/>320 </text:p>
      <text:p text:style-name="P2">D Finding, Evaluating, and Using Django </text:p>
      <text:p text:style-name="P2">Applications<text:tab/>321 </text:p>
      <text:p text:style-name="P2">Where to Look for Applications<text:tab/>321 </text:p>
      <text:p text:style-name="P2">How to Evaluate Applications<text:tab/>322 </text:p>
      <text:p text:style-name="P2">How to Use Applications<text:tab/>323 </text:p>
      <text:p text:style-name="P2">Sharing Your Own Application<text:tab/>323 </text:p>
      <text:p text:style-name="P2">E Django on the Google App Engine<text:tab/>325 </text:p>
      <text:p text:style-name="P2">Why the App Engine Matters<text:tab/>325 </text:p>
      <text:p text:style-name="P2">Pure Google App Engine Applications<text:tab/>326 </text:p>
      <text:p text:style-name="P2">Limitations of the App Engine Framework<text:tab/>326 </text:p>
      <text:p text:style-name="P2">Google App Engine Helper for Django<text:tab/>327 </text:p>
      <text:p text:style-name="P2">Getting the SDK and the Helper<text:tab/>327 </text:p>
      <text:p text:style-name="P2">More on the Helper<text:tab/>327 </text:p>
      <text:p text:style-name="P2">Integrating the App Engine<text:tab/>328 </text:p>
      <text:p text:style-name="P2">Copying the App Engine Code to Your Project<text:tab/>328 </text:p>
      <text:p text:style-name="P2">Integrating the App Engine Helper<text:tab/>329 </text:p>
      <text:p text:style-name="P2">Porting Your Application to App Engine<text:tab/>330 </text:p>
      <text:p text:style-name="P2">Taking a Test Drive<text:tab/>330 </text:p>
      <text:p text:style-name="P2">Adding Data<text:tab/>331 </text:p>
      <text:p text:style-name="P2">Creating a New Django Application That Runs </text:p>
      <text:p text:style-name="P2">on App Engine<text:tab/>333 </text:p>
      <text:p text:style-name="P2">Summary<text:tab/>334 </text:p>
      <text:p text:style-name="P2">Online Resources<text:tab/>334 </text:p>
      <text:p text:style-name="P2">F Getting Involved in the Django Project<text:tab/>337 </text:p>
      <text:p text:style-name="P2"><text:soft-page-break/>Index<text:tab/>339 </text:p>
      <text:p text:style-name="P2">Colophon<text:tab/>375</text:p>
      <text:p text:style-name="P2"/>
      <text:p text:style-name="P2"/>
      <text:h text:style-name="Heading_20_1" text:outline-level="1"><text:bookmark-start text:name="__RefHeading__21910_2058063626"/>***Test-Driven_Development_with_Python_2014_478 <text:bookmark-end text:name="__RefHeading__21910_2058063626"/></text:h>
      <text:p text:style-name="P2">Preface<text:tab/>xv </text:p>
      <text:p text:style-name="P2">Prerequisites and Assumptions<text:tab/>xxi </text:p>
      <text:p text:style-name="P2">Acknowledgments<text:tab/>xxvii </text:p>
      <text:p text:style-name="P2">Part I.<text:tab/>The Basics of TDD and Django </text:p>
      <text:p text:style-name="P2">1 Getting Django Set Up Using a Functional Test<text:tab/>3 </text:p>
      <text:p text:style-name="P2">Obey the Testing Goat! Do Nothing Until You Have a Test<text:tab/>3 </text:p>
      <text:p text:style-name="P2">Getting Django Up and Running<text:tab/>6 </text:p>
      <text:p text:style-name="P2">Starting a Git Repository<text:tab/>8 </text:p>
      <text:p text:style-name="P2">2 Extending Our Functional Test Using the unittest Module<text:tab/>13 </text:p>
      <text:p text:style-name="P2">Using a Functional Test to Scope Out a Minimum Viable App<text:tab/>13 </text:p>
      <text:p text:style-name="P2">The Python Standard Library’s unittest Module<text:tab/>16 </text:p>
      <text:p text:style-name="P2">Implicit waits<text:tab/>18 </text:p>
      <text:p text:style-name="P2">Commit<text:tab/>18 </text:p>
      <text:p text:style-name="P2">3 Testing a Simple Home Page with Unit Tests<text:tab/>21 </text:p>
      <text:p text:style-name="P2">Our First Django App, and Our First Unit Test<text:tab/>22 </text:p>
      <text:p text:style-name="P2">Unit Tests, and How They Differ from Functional Tests<text:tab/>22 </text:p>
      <text:p text:style-name="P2">Unit Testing in Django<text:tab/>23 </text:p>
      <text:p text:style-name="P2">Django’s MVC, URLs, and View Functions<text:tab/>24 </text:p>
      <text:p text:style-name="P2">At Last! We Actually Write Some Application Code!<text:tab/>26 </text:p>
      <text:p text:style-name="P2">urls.py<text:tab/>27 </text:p>
      <text:p text:style-name="P2">Unit Testing a View<text:tab/>30 </text:p>
      <text:p text:style-name="P2">The Unit-Test/Code Cycle<text:tab/>31 </text:p>
      <text:p text:style-name="P2">4 What Are We Doing with All These Tests?<text:tab/>35 </text:p>
      <text:p text:style-name="P2">Programming Is like Pulling a Bucket of Water up from a Well<text:tab/>36 </text:p>
      <text:p text:style-name="P2">Using Selenium to Test User Interactions<text:tab/>37 </text:p>
      <text:p text:style-name="P2">The “Don’t Test Constants” Rule, and Templates to the Rescue<text:tab/>40 </text:p>
      <text:p text:style-name="P2">Refactoring to Use a Template<text:tab/>40 </text:p>
      <text:p text:style-name="P2">On Refactoring<text:tab/>44 </text:p>
      <text:p text:style-name="P2">A Little More of Our Front Page<text:tab/>45 </text:p>
      <text:p text:style-name="P2">Recap: The TDD Process<text:tab/>47 </text:p>
      <text:p text:style-name="P2">5 Saving User Input<text:tab/>51 </text:p>
      <text:p text:style-name="P2">Wiring Up Our Form to Send a POST Request<text:tab/>51 </text:p>
      <text:p text:style-name="P2">Processing a POST Request on the Server<text:tab/>54 </text:p>
      <text:p text:style-name="P2">Passing Python Variables to Be Rendered in the Template<text:tab/>55 </text:p>
      <text:p text:style-name="P2">Three Strikes and Refactor<text:tab/>59 </text:p>
      <text:p text:style-name="P2">The Django ORM and Our First Model<text:tab/>60 </text:p>
      <text:p text:style-name="P2">Our First Database Migration<text:tab/>62 </text:p>
      <text:p text:style-name="P2">The Test Gets Surprisingly Far<text:tab/>63 </text:p>
      <text:p text:style-name="P2">A New Field Means a New Migration<text:tab/>64 </text:p>
      <text:p text:style-name="P2">Saving the POST to the Database<text:tab/>65 </text:p>
      <text:p text:style-name="P2">Redirect After a POST<text:tab/>68 </text:p>
      <text:p text:style-name="P2">Better Unit Testing Practice: Each Test Should Test One Thing<text:tab/>68 </text:p>
      <text:p text:style-name="P2">Rendering Items in the Template<text:tab/>69 </text:p>
      <text:p text:style-name="P2">Creating Our Production Database with migrate<text:tab/>71 </text:p>
      <text:p text:style-name="P2">6 Getting to the Minimum Viable Site<text:tab/>77 </text:p>
      <text:p text:style-name="P2">Ensuring Test Isolation in Functional Tests<text:tab/>77 </text:p>
      <text:p text:style-name="P2"><text:soft-page-break/>Running Just the Unit Tests<text:tab/>80 </text:p>
      <text:p text:style-name="P2">Small Design When Necessary<text:tab/>81 </text:p>
      <text:p text:style-name="P2">YAGNI!<text:tab/>82 </text:p>
      <text:p text:style-name="P2">REST<text:tab/>82 </text:p>
      <text:p text:style-name="P2">Implementing the New Design Using TDD<text:tab/>83 </text:p>
      <text:p text:style-name="P2">Iterating Towards the New Design<text:tab/>86 </text:p>
      <text:p text:style-name="P2">Testing Views, Templates, and URLs Together with the Django Test Client<text:tab/>87 </text:p>
      <text:p text:style-name="P2">A New Test Class<text:tab/>88 </text:p>
      <text:p text:style-name="P2">A New URL<text:tab/>88 </text:p>
      <text:p text:style-name="P2">A New View Function<text:tab/>89 </text:p>
      <text:p text:style-name="P2">A Separate Template for Viewing Lists<text:tab/>90 </text:p>
      <text:p text:style-name="P2">Another URL and View for Adding List Items<text:tab/>92 </text:p>
      <text:p text:style-name="P2">A Test Class for New List Creation<text:tab/>93 </text:p>
      <text:p text:style-name="P2">A URL and View for New List Creation<text:tab/>94 </text:p>
      <text:p text:style-name="P2">Removing Now-Redundant Code and Tests<text:tab/>95 </text:p>
      <text:p text:style-name="P2">Pointing Our Forms at the New URL<text:tab/>96 </text:p>
      <text:p text:style-name="P2">Adjusting Our Models<text:tab/>97 </text:p>
      <text:p text:style-name="P2">A Foreign Key Relationship<text:tab/>99 </text:p>
      <text:p text:style-name="P2">Adjusting the Rest of the World to Our New Models<text:tab/>100 </text:p>
      <text:p text:style-name="P2">Each List Should Have Its Own URL<text:tab/>102 </text:p>
      <text:p text:style-name="P2">Capturing Parameters from URLs<text:tab/>103 </text:p>
      <text:p text:style-name="P2">Adjusting new_list to the New World<text:tab/>104 </text:p>
      <text:p text:style-name="P2">One More View to Handle Adding Items to an Existing List<text:tab/>105 </text:p>
      <text:p text:style-name="P2">Beware of Greedy Regular Expressions!<text:tab/>106 </text:p>
      <text:p text:style-name="P2">The Last New URL<text:tab/>106 </text:p>
      <text:p text:style-name="P2">The Last New View<text:tab/>107 </text:p>
      <text:p text:style-name="P2">But How to Use That URL in the Form?<text:tab/>108 </text:p>
      <text:p text:style-name="P2">A Final Refactor Using URL includes<text:tab/>110 </text:p>
      <text:p text:style-name="P2">Part II. Web Development Sine Qua Nons </text:p>
      <text:p text:style-name="P2">7 Prettification: Layout and Styling, and What to Test About It<text:tab/>115 </text:p>
      <text:p text:style-name="P2">What to Functionally Test About Layout and Style<text:tab/>115 </text:p>
      <text:p text:style-name="P2">Prettification: Using a CSS Framework<text:tab/>118 </text:p>
      <text:p text:style-name="P2">Django Template Inheritance<text:tab/>120 </text:p>
      <text:p text:style-name="P2">Integrating Bootstrap<text:tab/>121 </text:p>
      <text:p text:style-name="P2">Rows and Columns<text:tab/>122 </text:p>
      <text:p text:style-name="P2">Static Files in Django<text:tab/>122 </text:p>
      <text:p text:style-name="P2">Switching to StaticLiveServerCase<text:tab/>124 </text:p>
      <text:p text:style-name="P2">Using Bootstrap Components to Improve the Look of the Site<text:tab/>125 </text:p>
      <text:p text:style-name="P2">Jumbotron!<text:tab/>125 </text:p>
      <text:p text:style-name="P2">Large Inputs<text:tab/>125 </text:p>
      <text:p text:style-name="P2">Table Styling<text:tab/>126 </text:p>
      <text:p text:style-name="P2">Using Our Own CSS<text:tab/>126 </text:p>
      <text:p text:style-name="P2">What We Glossed Over: collectstatic and Other Static Directories<text:tab/>127 </text:p>
      <text:p text:style-name="P2">A Few Things That Didn’t Make It<text:tab/>130 </text:p>
      <text:p text:style-name="P2">8 Testing Deployment Using a Staging Site<text:tab/>131 </text:p>
      <text:p text:style-name="P2">TDD and the Danger Areas of Deployment<text:tab/>132 </text:p>
      <text:p text:style-name="P2">As Always, Start with a Test<text:tab/>133 </text:p>
      <text:p text:style-name="P2">Getting a Domain Name<text:tab/>135 </text:p>
      <text:p text:style-name="P2">Manually Provisioning a Server to Host Our Site<text:tab/>136 </text:p>
      <text:p text:style-name="P2">Choosing Where to Host Our Site<text:tab/>136 </text:p>
      <text:p text:style-name="P2">Spinning Up a Server<text:tab/>137 </text:p>
      <text:p text:style-name="P2">User Accounts, SSH, and Privileges<text:tab/>137 </text:p>
      <text:p text:style-name="P2"><text:soft-page-break/>Installing Nginx<text:tab/>138 </text:p>
      <text:p text:style-name="P2">Configuring Domains for Staging and Live<text:tab/>139 </text:p>
      <text:p text:style-name="P2">Using the FT to Confirm the Domain Works and Nginx Is Running<text:tab/>139 </text:p>
      <text:p text:style-name="P2">Deploying Our Code Manually<text:tab/>140 </text:p>
      <text:p text:style-name="P2">Adjusting the Database Location<text:tab/>141 </text:p>
      <text:p text:style-name="P2">Creating a Virtualenv<text:tab/>142 </text:p>
      <text:p text:style-name="P2">Simple Nginx Configuration<text:tab/>144 </text:p>
      <text:p text:style-name="P2">Creating the Database with migrate<text:tab/>147 </text:p>
      <text:p text:style-name="P2">Getting to a Production-Ready Deployment<text:tab/>148 </text:p>
      <text:p text:style-name="P2">Switching to Gunicorn<text:tab/>148 </text:p>
      <text:p text:style-name="P2">Getting Nginx to Serve Static Files<text:tab/>149 </text:p>
      <text:p text:style-name="P2">Switching to Using Unix Sockets<text:tab/>150 </text:p>
      <text:p text:style-name="P2">Switching DEBUG to False and Setting ALLOWED_HOSTS<text:tab/>151 </text:p>
      <text:p text:style-name="P2">Using Upstart to Make Sure Gunicorn Starts on Boot<text:tab/>151 </text:p>
      <text:p text:style-name="P2">Saving Our Changes: Adding Gunicorn to Our requirements.txt<text:tab/>152 </text:p>
      <text:p text:style-name="P2">Automating<text:tab/>152 </text:p>
      <text:p text:style-name="P2">“Saving Your Progress”<text:tab/>156 </text:p>
      <text:p text:style-name="P2">9 Automating Deployment with Fabric<text:tab/>157 </text:p>
      <text:p text:style-name="P2">Breakdown of a Fabric Script for Our Deployment<text:tab/>158 </text:p>
      <text:p text:style-name="P2">Trying It Out<text:tab/>162 </text:p>
      <text:p text:style-name="P2">Deploying to Live<text:tab/>163 </text:p>
      <text:p text:style-name="P2">Nginx and Gunicorn Config Using sed<text:tab/>165 </text:p>
      <text:p text:style-name="P2">Git Tag the Release<text:tab/>166 </text:p>
      <text:p text:style-name="P2">Further Reading<text:tab/>166 </text:p>
      <text:p text:style-name="P2">10 Input Validation and Test Organisation<text:tab/>169 </text:p>
      <text:p text:style-name="P2">Validation FT: Preventing Blank Items<text:tab/>169 </text:p>
      <text:p text:style-name="P2">Skipping a Test<text:tab/>170 </text:p>
      <text:p text:style-name="P2">Splitting Functional Tests out into Many Files<text:tab/>171 </text:p>
      <text:p text:style-name="P2">Running a Single Test File<text:tab/>174 </text:p>
      <text:p text:style-name="P2">Fleshing Out the FT<text:tab/>174 </text:p>
      <text:p text:style-name="P2">Using Model-Layer Validation<text:tab/>175 </text:p>
      <text:p text:style-name="P2">Refactoring Unit Tests into Several Files<text:tab/>175 </text:p>
      <text:p text:style-name="P2">Unit Testing Model Validation and the self.assertRaises Context Manager<text:tab/>177 </text:p>
      <text:p text:style-name="P2">A Django Quirk: Model Save Doesn’t Run Validation<text:tab/>178 </text:p>
      <text:p text:style-name="P2">Surfacing Model Validation Errors in the View<text:tab/>178 </text:p>
      <text:p text:style-name="P2">Checking Invalid Input Isn’t Saved to the Database<text:tab/>181 </text:p>
      <text:p text:style-name="P2">Django Pattern: Processing POST Requests in the Same View as Renders the Form<text:tab/>183 </text:p>
      <text:p text:style-name="P2">Refactor: Transferring the new_item Functionality into view_list<text:tab/>184 </text:p>
      <text:p text:style-name="P2">Enforcing Model Validation in view_list<text:tab/>186 </text:p>
      <text:p text:style-name="P2">Refactor: Removing Hardcoded URLs<text:tab/>187 </text:p>
      <text:p text:style-name="P2">The {% url %} Template Tag<text:tab/>188 </text:p>
      <text:p text:style-name="P2">Using get_absolute_url for Redirects<text:tab/>188 </text:p>
      <text:p text:style-name="P2">11 A Simple Form<text:tab/>193 </text:p>
      <text:p text:style-name="P2">Moving Validation Logic into a Form<text:tab/>193 </text:p>
      <text:p text:style-name="P2">Exploring the Forms API with a Unit Test<text:tab/>194 </text:p>
      <text:p text:style-name="P2">Switching to a Django ModelForm<text:tab/>195 </text:p>
      <text:p text:style-name="P2">Testing and Customising Form Validation<text:tab/>196 </text:p>
      <text:p text:style-name="P2">Using the Form in Our Views<text:tab/>198 </text:p>
      <text:p text:style-name="P2">Using the Form in a View with a GET Request<text:tab/>198 </text:p>
      <text:p text:style-name="P2">A Big Find and Replace<text:tab/>201 </text:p>
      <text:p text:style-name="P2">Using the Form in a View That Takes POST Requests<text:tab/>203 </text:p>
      <text:p text:style-name="P2">Adapting the Unit Tests for the new_list View<text:tab/>203 </text:p>
      <text:p text:style-name="P2"><text:soft-page-break/>Using the Form in the View<text:tab/>204 </text:p>
      <text:p text:style-name="P2">Using the Form to Display Errors in the Template<text:tab/>205 </text:p>
      <text:p text:style-name="P2">Using the Form in the Other View<text:tab/>205 </text:p>
      <text:p text:style-name="P2">A Helper Method for Several Short Tests<text:tab/>206 </text:p>
      <text:p text:style-name="P2">Using the Form’s Own Save Method<text:tab/>208 </text:p>
      <text:p text:style-name="P2">12 More Advanced Forms<text:tab/>211 </text:p>
      <text:p text:style-name="P2">Another FT for Duplicate Items<text:tab/>211 </text:p>
      <text:p text:style-name="P2">Preventing Duplicates at the Model Layer<text:tab/>212 </text:p>
      <text:p text:style-name="P2">A Little Digression on Queryset Ordering and String Representations<text:tab/>214 </text:p>
      <text:p text:style-name="P2">Rewriting the Old Model Test<text:tab/>216 </text:p>
      <text:p text:style-name="P2">Some Integrity Errors Do Show Up on Save<text:tab/>217 </text:p>
      <text:p text:style-name="P2">Experimenting with Duplicate Item Validation at the Views Layer<text:tab/>218 </text:p>
      <text:p text:style-name="P2">A More Complex Form to Handle Uniqueness Validation<text:tab/>219 </text:p>
      <text:p text:style-name="P2">Using the Existing List Item Form in the List View<text:tab/>221 </text:p>
      <text:p text:style-name="P2">13 Dipping Our Toes, Very Tentatively, into JavaScript<text:tab/>225 </text:p>
      <text:p text:style-name="P2">Starting with an FT<text:tab/>225 </text:p>
      <text:p text:style-name="P2">Setting Up a Basic JavaScript Test Runner<text:tab/>226 </text:p>
      <text:p text:style-name="P2">Using jQuery and the Fixtures Div<text:tab/>229 </text:p>
      <text:p text:style-name="P2">Building a JavaScript Unit Test for Our Desired Functionality<text:tab/>232 </text:p>
      <text:p text:style-name="P2">Javascript Testing in the TDD Cycle<text:tab/>234 </text:p>
      <text:p text:style-name="P2">Columbo Says: Onload Boilerplate and Namespacing<text:tab/>234 </text:p>
      <text:p text:style-name="P2">A Few Things That Didn’t Make It<text:tab/>235 </text:p>
      <text:p text:style-name="P2">14 Deploying Our New Code<text:tab/>237 </text:p>
      <text:p text:style-name="P2">Staging Deploy<text:tab/>237 </text:p>
      <text:p text:style-name="P2">Live Deploy<text:tab/>237 </text:p>
      <text:p text:style-name="P2">What to Do If You See a Database Error<text:tab/>238 </text:p>
      <text:p text:style-name="P2">Wrap-Up: git tag the New Release<text:tab/>238 </text:p>
      <text:p text:style-name="P2">Part III. More Advanced Topics </text:p>
      <text:p text:style-name="P2">15 User Authentication, Integrating Third-Party Plugins, and Mocking with JavaScript<text:tab/>241 </text:p>
      <text:p text:style-name="P2">Mozilla Persona (BrowserID)<text:tab/>242 </text:p>
      <text:p text:style-name="P2">Exploratory Coding, aka “Spiking”<text:tab/>242 </text:p>
      <text:p text:style-name="P2">Starting a Branch for the Spike<text:tab/>243 </text:p>
      <text:p text:style-name="P2">Frontend and JavaScript Code<text:tab/>243 </text:p>
      <text:p text:style-name="P2">The Browser-ID Protocol<text:tab/>244 </text:p>
      <text:p text:style-name="P2">The Server Side: Custom Authentication<text:tab/>245 </text:p>
      <text:p text:style-name="P2">De-spiking<text:tab/>251 </text:p>
      <text:p text:style-name="P2">A Common Selenium Technique: Explicit Waits<text:tab/>253 </text:p>
      <text:p text:style-name="P2">Reverting Our Spiked Code<text:tab/>255 </text:p>
      <text:p text:style-name="P2">JavaScript Unit Tests Involving External Components: Our First Mocks!<text:tab/>256 </text:p>
      <text:p text:style-name="P2">Housekeeping: A Site-Wide Static Files Folder<text:tab/>256 </text:p>
      <text:p text:style-name="P2">Mocking: Who, Why, What?<text:tab/>257 </text:p>
      <text:p text:style-name="P2">Namespacing<text:tab/>258 </text:p>
      <text:p text:style-name="P2">A Simple Mock to Unit Tests Our initialize Function<text:tab/>258 </text:p>
      <text:p text:style-name="P2">More Advanced Mocking<text:tab/>264 </text:p>
      <text:p text:style-name="P2">Checking Call Arguments<text:tab/>267 </text:p>
      <text:p text:style-name="P2">QUnit setup and teardown, Testing Ajax<text:tab/>268 </text:p>
      <text:p text:style-name="P2">More Nested Callbacks! Testing Asynchronous Code<text:tab/>272 </text:p>
      <text:p text:style-name="P2">16 Server-Side Authentication and Mocking in Python<text:tab/>277 </text:p>
      <text:p text:style-name="P2">A Look at Our Spiked Login View<text:tab/>277 </text:p>
      <text:p text:style-name="P2">Mocking in Python<text:tab/>278 </text:p>
      <text:p text:style-name="P2">Testing Our View by Mocking Out authenticate<text:tab/>278 </text:p>
      <text:p text:style-name="P2">Checking the View Actually Logs the User In<text:tab/>281 </text:p>
      <text:p text:style-name="P2"><text:soft-page-break/>De-spiking Our Custom Authentication Backend: Mocking Out an Internet Request<text:tab/>285 </text:p>
      <text:p text:style-name="P2">1 if = 1 More Test<text:tab/>286 </text:p>
      <text:p text:style-name="P2">Patching at the Class Level<text:tab/>287 </text:p>
      <text:p text:style-name="P2">Beware of Mocks in Boolean Comparisons<text:tab/>290 </text:p>
      <text:p text:style-name="P2">Creating a User if Necessary<text:tab/>291 </text:p>
      <text:p text:style-name="P2">The get_user Method<text:tab/>291 </text:p>
      <text:p text:style-name="P2">A Minimal Custom User Model<text:tab/>293 </text:p>
      <text:p text:style-name="P2">A Slight Disappointment<text:tab/>295 </text:p>
      <text:p text:style-name="P2">Tests as Documentation<text:tab/>296 </text:p>
      <text:p text:style-name="P2">Users Are Authenticated<text:tab/>297 </text:p>
      <text:p text:style-name="P2">The Moment of Truth: Will the FT Pass?<text:tab/>298 </text:p>
      <text:p text:style-name="P2">Finishing Off Our FT, Testing Logout<text:tab/>299 </text:p>
      <text:p text:style-name="P2">17 Test Fixtures, Logging, and Server-Side Debugging<text:tab/>303 </text:p>
      <text:p text:style-name="P2">Skipping the Login Process by Pre-creating a Session<text:tab/>303 </text:p>
      <text:p text:style-name="P2">Checking It Works<text:tab/>305 </text:p>
      <text:p text:style-name="P2">The Proof Is in the Pudding: Using Staging to Catch Final Bugs<text:tab/>306 </text:p>
      <text:p text:style-name="P2">Setting Up Logging<text:tab/>307 </text:p>
      <text:p text:style-name="P2">Fixing the Persona Bug<text:tab/>309 </text:p>
      <text:p text:style-name="P2">Managing the Test Database on Staging<text:tab/>311 </text:p>
      <text:p text:style-name="P2">A Django Management Command to Create Sessions<text:tab/>311 </text:p>
      <text:p text:style-name="P2">Getting the FT to Run the Management Command on the Server<text:tab/>312 </text:p>
      <text:p text:style-name="P2">An Additional Hop via subprocess<text:tab/>314 </text:p>
      <text:p text:style-name="P2">Baking In Our Logging Code<text:tab/>317 </text:p>
      <text:p text:style-name="P2">Using Hierarchical Logging Config<text:tab/>318 </text:p>
      <text:p text:style-name="P2">Wrap-Up<text:tab/>320 </text:p>
      <text:p text:style-name="P2">18 Finishing “My Lists”: Outside-In TDD<text:tab/>323 </text:p>
      <text:p text:style-name="P2">The Alternative: “Inside Out”<text:tab/>323 </text:p>
      <text:p text:style-name="P2">Why Prefer “Outside-In”?<text:tab/>323 </text:p>
      <text:p text:style-name="P2">The FT for “My Lists”<text:tab/>324 </text:p>
      <text:p text:style-name="P2">The Outside Layer: Presentation and Templates<text:tab/>325 </text:p>
      <text:p text:style-name="P2">Moving Down One Layer to View Functions (the Controller)<text:tab/>326 </text:p>
      <text:p text:style-name="P2">Another Pass, Outside-In<text:tab/>327 </text:p>
      <text:p text:style-name="P2">A Quick Restructure of the Template Inheritance Hierarchy<text:tab/>327 </text:p>
      <text:p text:style-name="P2">Designing Our API Using the Template<text:tab/>328 </text:p>
      <text:p text:style-name="P2">Moving Down to the Next Layer: What the View Passes to the Template<text:tab/>329 </text:p>
      <text:p text:style-name="P2">The Next “Requirement” from the Views Layer: New Lists Should Record Owner<text:tab/>330 </text:p>
      <text:p text:style-name="P2">A Decision Point: Whether to Proceed to the Next Layer with a Failing Test<text:tab/>331 </text:p>
      <text:p text:style-name="P2">Moving Down to the Model Layer<text:tab/>331 </text:p>
      <text:p text:style-name="P2">Final Step: Feeding Through the name API from the Template<text:tab/>333 </text:p>
      <text:p text:style-name="P2">19 Test Isolation, and “Listening to Your Tests”<text:tab/>337 </text:p>
      <text:p text:style-name="P2">Revisiting Our Decision Point: The Views Layer Depends on Unwritten Models Code<text:tab/>337 </text:p>
      <text:p text:style-name="P2">A First Attempt at Using Mocks for Isolation<text:tab/>338 </text:p>
      <text:p text:style-name="P2">Using Mock side_effects to Check the Sequence of Events<text:tab/>339 </text:p>
      <text:p text:style-name="P2">Listen to Your Tests: Ugly Tests Signal a Need to Refactor<text:tab/>341 </text:p>
      <text:p text:style-name="P2">Rewriting Our Tests for the View to Be Fully Isolated<text:tab/>342 </text:p>
      <text:p text:style-name="P2">Keep the Old Integrated Test Suite Around as a Sanity Check<text:tab/>342 </text:p>
      <text:p text:style-name="P2">A New Test Suite with Full Isolation<text:tab/>343 </text:p>
      <text:p text:style-name="P2">Thinking in Terms of Collaborators<text:tab/>343 </text:p>
      <text:p text:style-name="P2">Moving Down to the Forms Layer<text:tab/>347 </text:p>
      <text:p text:style-name="P2">Keep Listening to Your Tests: Removing ORM Code from Our Application<text:tab/>348 </text:p>
      <text:p text:style-name="P2">Finally, Moving Down to the Models Layer<text:tab/>351 </text:p>
      <text:p text:style-name="P2">Back to Views<text:tab/>353 </text:p>
      <text:p text:style-name="P2"><text:soft-page-break/>The Moment of Truth (and the Risks of Mocking)<text:tab/>354 </text:p>
      <text:p text:style-name="P2">Thinking of Interactions Between Layers as “Contracts”<text:tab/>355 </text:p>
      <text:p text:style-name="P2">Identifying Implicit Contracts<text:tab/>356 </text:p>
      <text:p text:style-name="P2">Fixing the Oversight<text:tab/>357 </text:p>
      <text:p text:style-name="P2">One More Test<text:tab/>358 </text:p>
      <text:p text:style-name="P2">Tidy Up: What to Keep from Our Integrated Test Suite<text:tab/>359 </text:p>
      <text:p text:style-name="P2">Removing Redundant Code at the Forms Layer<text:tab/>359 </text:p>
      <text:p text:style-name="P2">Removing the Old Implementation of the View<text:tab/>360 </text:p>
      <text:p text:style-name="P2">Removing Redundant Code at the Forms Layer<text:tab/>361 </text:p>
      <text:p text:style-name="P2">Conclusions: When to Write Isolated Versus Integrated Tests<text:tab/>362 </text:p>
      <text:p text:style-name="P2">Let Complexity Be Your Guide<text:tab/>363 </text:p>
      <text:p text:style-name="P2">Should You Do Both?<text:tab/>363 </text:p>
      <text:p text:style-name="P2">Onwards!<text:tab/>363 </text:p>
      <text:p text:style-name="P2">20 Continuous Integration (CI)<text:tab/>365 </text:p>
      <text:p text:style-name="P2">Installing Jenkins<text:tab/>365 </text:p>
      <text:p text:style-name="P2">Configuring Jenkins Security<text:tab/>367 </text:p>
      <text:p text:style-name="P2">Adding Required Plugins<text:tab/>368 </text:p>
      <text:p text:style-name="P2">Setting Up Our Project<text:tab/>369 </text:p>
      <text:p text:style-name="P2">First Build!<text:tab/>371 </text:p>
      <text:p text:style-name="P2">Setting Up a Virtual Display so the FTs Can Run Headless<text:tab/>372 </text:p>
      <text:p text:style-name="P2">Taking Screenshots<text:tab/>374 </text:p>
      <text:p text:style-name="P2">A Common Selenium Problem: Race Conditions<text:tab/>378 </text:p>
      <text:p text:style-name="P2">Running Our QUnit JavaScript Tests in Jenkins with PhantomJS<text:tab/>381 </text:p>
      <text:p text:style-name="P2">Installing node<text:tab/>382 </text:p>
      <text:p text:style-name="P2">Adding the Build Steps to Jenkins<text:tab/>383 </text:p>
      <text:p text:style-name="P2">More Things to Do with a CI Server<text:tab/>384 </text:p>
      <text:p text:style-name="P2">21 The Token Social Bit, the Page Pattern, and an Exercise for the Reader<text:tab/>387 </text:p>
      <text:p text:style-name="P2">An FT with Multiple Users, and addCleanup<text:tab/>387 </text:p>
      <text:p text:style-name="P2">Implementing the Selenium Interact/Wait Pattern<text:tab/>389 </text:p>
      <text:p text:style-name="P2">The Page Pattern<text:tab/>390 </text:p>
      <text:p text:style-name="P2">Extend the FT to a Second User, and the “My Lists” Page<text:tab/>393 </text:p>
      <text:p text:style-name="P2">An Exercise for the Reader<text:tab/>395 </text:p>
      <text:p text:style-name="P2">22 Fast Tests, Slow Tests, and Hot Lava<text:tab/>397 </text:p>
      <text:p text:style-name="P2">Thesis: Unit Tests Are Superfast and Good Besides That<text:tab/>398 </text:p>
      <text:p text:style-name="P2">Faster Tests Mean Faster Development<text:tab/>398 </text:p>
      <text:p text:style-name="P2">xii |<text:tab/>Table of Contents </text:p>
      <text:p text:style-name="P2">The Holy Flow State<text:tab/>399 </text:p>
      <text:p text:style-name="P2">Slow Tests Don’t Get Run as Often, Which Causes Bad Code<text:tab/>399 </text:p>
      <text:p text:style-name="P2">We’re Fine Now, but Integrated Tests Get Slower Over Time<text:tab/>399 </text:p>
      <text:p text:style-name="P2">Don’t Take It from Me<text:tab/>399 </text:p>
      <text:p text:style-name="P2">And Unit Tests Drive Good Design<text:tab/>400 </text:p>
      <text:p text:style-name="P2">The Problems with “Pure” Unit Tests<text:tab/>400 </text:p>
      <text:p text:style-name="P2">Isolated Tests Can Be Harder to Read and Write<text:tab/>400 </text:p>
      <text:p text:style-name="P2">Isolated Tests Don’t Automatically Test Integration<text:tab/>400 </text:p>
      <text:p text:style-name="P2">Unit Tests Seldom Catch Unexpected Bugs<text:tab/>400 </text:p>
      <text:p text:style-name="P2">Mocky Tests Can Become Closely Tied to Implementation<text:tab/>400 </text:p>
      <text:p text:style-name="P2">But All These Problems Can Be Overcome<text:tab/>401 </text:p>
      <text:p text:style-name="P2">Synthesis: What Do We Want from Our Tests, Anyway?<text:tab/>401 </text:p>
      <text:p text:style-name="P2">Correctness<text:tab/>401 </text:p>
      <text:p text:style-name="P2">Clean, Maintainable Code<text:tab/>401 </text:p>
      <text:p text:style-name="P2">Productive Workflow<text:tab/>402 </text:p>
      <text:p text:style-name="P2">Evaluate Your Tests Against the Benefits You Want from Them<text:tab/>402 </text:p>
      <text:p text:style-name="P2"><text:soft-page-break/>Architectural Solutions<text:tab/>402 </text:p>
      <text:p text:style-name="P2">Ports and Adapters/Hexagonal/Clean Architecture<text:tab/>403 </text:p>
      <text:p text:style-name="P2">Functional Core, Imperative Shell<text:tab/>403 </text:p>
      <text:p text:style-name="P2">Conclusion<text:tab/>404 </text:p>
      <text:p text:style-name="P2">Obey the Testing Goat!<text:tab/>407 </text:p>
      <text:p text:style-name="P2">A PythonAnywhere<text:tab/>409 </text:p>
      <text:p text:style-name="P2">B Django Class-Based Views<text:tab/>413 </text:p>
      <text:p text:style-name="P2">C Provisioning with Ansible<text:tab/>423 </text:p>
      <text:p text:style-name="P2">D Testing Database Migrations<text:tab/>427 </text:p>
      <text:p text:style-name="P2">E What to Do Next<text:tab/>433 </text:p>
      <text:p text:style-name="P2">F Cheat Sheet<text:tab/>437 </text:p>
      <text:p text:style-name="P2">G Bibliography<text:tab/>441 </text:p>
      <text:p text:style-name="P2">Index<text:tab/>443</text:p>
      <text:p text:style-name="P2"/>
      <text:p text:style-name="P2"/>
      <text:h text:style-name="Heading_20_1" text:outline-level="1"><text:bookmark-start text:name="__RefHeading__21912_2058063626"/>***beautiful-soup-4_2015_66p<text:bookmark-end text:name="__RefHeading__21912_2058063626"/></text:h>
      <text:p text:style-name="P2">1 Getting help<text:tab/>3</text:p>
      <text:p text:style-name="P2">2 Quick Start<text:tab/>5</text:p>
      <text:p text:style-name="P2">3 Installing Beautiful Soup<text:tab/>9</text:p>
      <text:p text:style-name="P2">3.1 Problems after installation<text:tab/>9</text:p>
      <text:p text:style-name="P2">3.2 Installing a parser<text:tab/>10</text:p>
      <text:p text:style-name="P2">4 Making the soup 11</text:p>
      <text:p text:style-name="P2">5 Kinds of objects<text:tab/>13</text:p>
      <text:p text:style-name="P2">5.1 Tag<text:tab/>13</text:p>
      <text:p text:style-name="P2">5.2 NavigableString<text:tab/>15</text:p>
      <text:p text:style-name="P2">5.3 BeautifulSoup<text:tab/>15</text:p>
      <text:p text:style-name="P2">5.4 Comments and other special strings<text:tab/>15</text:p>
      <text:p text:style-name="P2">6 Navigating the tree 17</text:p>
      <text:p text:style-name="P2">6.1 Going down<text:tab/>17</text:p>
      <text:p text:style-name="P2">6.2 Going up<text:tab/>20</text:p>
      <text:p text:style-name="P2">6.3 Going sideways<text:tab/>21</text:p>
      <text:p text:style-name="P2">6.4 Going back and forth<text:tab/>23</text:p>
      <text:p text:style-name="P2">7 Searching the tree 25</text:p>
      <text:p text:style-name="P2">7.1 Kinds of filters<text:tab/>25</text:p>
      <text:p text:style-name="P2">7.2 find_all()<text:tab/>27</text:p>
      <text:p text:style-name="P2">7.3 Calling a tag is like calling find_all()<text:tab/>31</text:p>
      <text:p text:style-name="P2">7.4 find()<text:tab/>31</text:p>
      <text:p text:style-name="P2">7.5 find_parents() and find_parent()<text:tab/>32</text:p>
      <text:p text:style-name="P2">7.6 find_next_siblings() and find_next_sibling()<text:tab/>32</text:p>
      <text:p text:style-name="P2">7.7 find_previous_siblings() and find_previous_sibling()<text:tab/>33</text:p>
      <text:p text:style-name="P2">7.8 find_all_next() and find_next()<text:tab/>33</text:p>
      <text:p text:style-name="P2">7.9 find_all_previous() and find_previous()<text:tab/>34</text:p>
      <text:p text:style-name="P2">7.10 CSS selectors<text:tab/>34</text:p>
      <text:p text:style-name="P2">8 Modifying the tree 37</text:p>
      <text:p text:style-name="P2">8.1 Changing tag names and attributes<text:tab/>37</text:p>
      <text:p text:style-name="P2">8.2 Modifying string<text:tab/>37</text:p>
      <text:p text:style-name="P2">8.3 append()<text:tab/>38</text:p>
      <text:p text:style-name="P2">8.4 BeautifulSoup.new_string() and new_tag()<text:tab/>38</text:p>
      <text:p text:style-name="P2">8.5<text:tab/>insert() 39</text:p>
      <text:p text:style-name="P2">8.6 insert_before() and insert_after()<text:tab/>39</text:p>
      <text:p text:style-name="P2">8.7 clear()<text:tab/>39</text:p>
      <text:p text:style-name="P2"><text:soft-page-break/>8.8 extract()<text:tab/>39</text:p>
      <text:p text:style-name="P2">8.9 decompose()<text:tab/>40</text:p>
      <text:p text:style-name="P2">8.10 replace_with()<text:tab/>40</text:p>
      <text:p text:style-name="P2">8.11 wrap()<text:tab/>41</text:p>
      <text:p text:style-name="P2">8.12 unwrap()<text:tab/>41</text:p>
      <text:p text:style-name="P2">9 Output<text:tab/>43</text:p>
      <text:p text:style-name="P2">9.1 Pretty-printing<text:tab/>43</text:p>
      <text:p text:style-name="P2">9.2 Non-pretty printing<text:tab/>43</text:p>
      <text:p text:style-name="P2">9.3 Output formatters<text:tab/>44</text:p>
      <text:p text:style-name="P2">9.4 get_text()<text:tab/>46</text:p>
      <text:p text:style-name="P2">10 Specifying the parser to use 47</text:p>
      <text:p text:style-name="P2">10.1 Differences between parsers<text:tab/>47</text:p>
      <text:p text:style-name="P2">11 Encodings 49</text:p>
      <text:p text:style-name="P2">11.1 Output encoding<text:tab/>50</text:p>
      <text:p text:style-name="P2">11.2 Unicode, Dammit<text:tab/>51</text:p>
      <text:p text:style-name="P2">12 Parsing only part of a document 53</text:p>
      <text:p text:style-name="P2">12.1 SoupStrainer<text:tab/>53</text:p>
      <text:p text:style-name="P2">13 Troubleshooting 55</text:p>
      <text:p text:style-name="P2">13.1 diagnose()<text:tab/>55</text:p>
      <text:p text:style-name="P2">13.2 Errors when parsing a document<text:tab/>55</text:p>
      <text:p text:style-name="P2">13.3 Version mismatch problems<text:tab/>56</text:p>
      <text:p text:style-name="P2">13.4 Parsing XML<text:tab/>56</text:p>
      <text:p text:style-name="P2">13.5 Other parser problems<text:tab/>56</text:p>
      <text:p text:style-name="P2">13.6 Miscellaneous<text:tab/>56</text:p>
      <text:p text:style-name="P2">13.7 Improving Performance<text:tab/>57</text:p>
      <text:p text:style-name="P2">14 Beautiful Soup 3 59 Porting code to BS4<text:tab/>59</text:p>
      <text:p text:style-name="P2"/>
      <text:h text:style-name="Heading_20_1" text:outline-level="1"><text:bookmark-start text:name="__RefHeading__21914_2058063626"/>***Getting_Started_with_Beautiful_Soup_2014_130p<text:bookmark-end text:name="__RefHeading__21914_2058063626"/></text:h>
      <text:p text:style-name="P2">Preface<text:tab/>1</text:p>
      <text:p text:style-name="P2">Chapter 1: Installing Beautiful Soup<text:tab/>7</text:p>
      <text:p text:style-name="P2">Installing Beautiful Soup<text:tab/>7</text:p>
      <text:p text:style-name="P2">Installing Beautiful Soup in Linux<text:tab/>7</text:p>
      <text:p text:style-name="P2">Installing Beautiful Soup using package manager<text:tab/>8</text:p>
      <text:p text:style-name="P2">Installing Beautiful Soup using pip or easy_install<text:tab/>9</text:p>
      <text:p text:style-name="P2">Installing Beautiful Soup using pip<text:tab/>9</text:p>
      <text:p text:style-name="P2">Installing Beautiful Soup using easy_install<text:tab/>9</text:p>
      <text:p text:style-name="P2">Installing Beautiful Soup in Windows<text:tab/>10</text:p>
      <text:p text:style-name="P2">Verifying Python path in Windows<text:tab/>10</text:p>
      <text:p text:style-name="P2">Installing Beautiful Soup using setup.py<text:tab/>12</text:p>
      <text:p text:style-name="P2">Using Beautiful Soup without installation<text:tab/>12</text:p>
      <text:p text:style-name="P2">Verifying the installation<text:tab/>13</text:p>
      <text:p text:style-name="P2">Quick reference<text:tab/>13</text:p>
      <text:p text:style-name="P2">Summary<text:tab/>14</text:p>
      <text:p text:style-name="P2">Chapter 2: Creating a BeautifulSoup Object<text:tab/>15</text:p>
      <text:p text:style-name="P2">Creating a BeautifulSoup object<text:tab/>15</text:p>
      <text:p text:style-name="P2">Creating a BeautifulSoup object from a string<text:tab/>16</text:p>
      <text:p text:style-name="P2">Creating a BeautifulSoup object from a file-like object<text:tab/>16</text:p>
      <text:p text:style-name="P2">Creating a BeautifulSoup object for XML parsing<text:tab/>18</text:p>
      <text:p text:style-name="P2">Understanding the features argument<text:tab/>19</text:p>
      <text:p text:style-name="P2">Tag<text:tab/>22</text:p>
      <text:p text:style-name="P2">Accessing the Tag object from BeautifulSoup<text:tab/>22</text:p>
      <text:p text:style-name="P2"><text:soft-page-break/>Name of the Tag object<text:tab/>23</text:p>
      <text:p text:style-name="P2">Attributes of a Tag object<text:tab/>23</text:p>
      <text:p text:style-name="P2">The NavigableString object<text:tab/>24</text:p>
      <text:p text:style-name="P2">Quick reference<text:tab/>24</text:p>
      <text:p text:style-name="P2">Summary<text:tab/>25</text:p>
      <text:p text:style-name="P2">Chapter 3: Search Using Beautiful Soup<text:tab/>27</text:p>
      <text:p text:style-name="P2">Searching in Beautiful Soup<text:tab/>27</text:p>
      <text:p text:style-name="P2">Searching with find()<text:tab/>28</text:p>
      <text:p text:style-name="P2">Finding the first producer<text:tab/>29</text:p>
      <text:p text:style-name="P2">Explaining find()<text:tab/>30</text:p>
      <text:p text:style-name="P2">Searching with find_all()<text:tab/>37</text:p>
      <text:p text:style-name="P2">Finding all tertiary consumers<text:tab/>37</text:p>
      <text:p text:style-name="P2">Understanding parameters used with find_all()<text:tab/>38</text:p>
      <text:p text:style-name="P2">Searching for Tags in relation<text:tab/>40</text:p>
      <text:p text:style-name="P2">Searching for the parent tags<text:tab/>40</text:p>
      <text:p text:style-name="P2">Searching for siblings<text:tab/>42</text:p>
      <text:p text:style-name="P2">Searching for next<text:tab/>44</text:p>
      <text:p text:style-name="P2">Searching for previous<text:tab/>45</text:p>
      <text:p text:style-name="P2">Using search methods to scrape information from a web page<text:tab/>46</text:p>
      <text:p text:style-name="P2">Quick reference<text:tab/>51</text:p>
      <text:p text:style-name="P2">Summary<text:tab/>52</text:p>
      <text:p text:style-name="P2">Chapter 4: Navigation Using Beautiful Soup<text:tab/>53</text:p>
      <text:p text:style-name="P2">Navigation using Beautiful Soup<text:tab/>53</text:p>
      <text:p text:style-name="P2">Navigating down<text:tab/>55</text:p>
      <text:p text:style-name="P2">Using the name of the child tag<text:tab/>55</text:p>
      <text:p text:style-name="P2">Using predefined attributes<text:tab/>56</text:p>
      <text:p text:style-name="P2">Special attributes for navigating down<text:tab/>59</text:p>
      <text:p text:style-name="P2">Navigating up<text:tab/>60</text:p>
      <text:p text:style-name="P2">The parent attribute<text:tab/>60</text:p>
      <text:p text:style-name="P2">The parents attribute<text:tab/>61</text:p>
      <text:p text:style-name="P2">Navigating sideways to the siblings<text:tab/>61</text:p>
      <text:p text:style-name="P2">The next_sibling attribute<text:tab/>62</text:p>
      <text:p text:style-name="P2">The previous_sibling attribute<text:tab/>62</text:p>
      <text:p text:style-name="P2">Navigating to the previous and next objects parsed<text:tab/>63</text:p>
      <text:p text:style-name="P2">Quick reference<text:tab/>63</text:p>
      <text:p text:style-name="P2">Summary<text:tab/>64</text:p>
      <text:p text:style-name="P2">Chapter 5: Modifying Content Using Beautiful Soup<text:tab/>65</text:p>
      <text:p text:style-name="P2">Modifying Tag using Beautiful Soup<text:tab/>65</text:p>
      <text:p text:style-name="P2">Modifying the name property of Tag<text:tab/>66</text:p>
      <text:p text:style-name="P2">Modifying the attribute values of Tag<text:tab/>68</text:p>
      <text:p text:style-name="P2">Updating the existing attribute value of Tag<text:tab/>68</text:p>
      <text:p text:style-name="P2">Adding new attribute values to Tag<text:tab/>69</text:p>
      <text:p text:style-name="P2">Deleting the tag attributes<text:tab/>70</text:p>
      <text:p text:style-name="P2">Adding a new tag<text:tab/>71</text:p>
      <text:p text:style-name="P2">Modifying string contents<text:tab/>73</text:p>
      <text:p text:style-name="P2">Using string to modify the string content<text:tab/>74</text:p>
      <text:p text:style-name="P2">Adding strings using append(), insert(), and new_string()<text:tab/>75</text:p>
      <text:p text:style-name="P2">Deleting tags from the HTML document<text:tab/>77</text:p>
      <text:p text:style-name="P2">Deleting the producer using decompose()<text:tab/>77</text:p>
      <text:p text:style-name="P2">Deleting the producer using extract()<text:tab/>78</text:p>
      <text:p text:style-name="P2">Deleting the contents of a tag using Beautiful Soup<text:tab/>79</text:p>
      <text:p text:style-name="P2">Special functions to modify content<text:tab/>80</text:p>
      <text:p text:style-name="P2"><text:soft-page-break/>Quick reference<text:tab/>84</text:p>
      <text:p text:style-name="P2">Summary<text:tab/>86</text:p>
      <text:p text:style-name="P2">Chapter 6: Encoding Support in Beautiful Soup<text:tab/>87</text:p>
      <text:p text:style-name="P2">Encoding in Beautiful Soup<text:tab/>88</text:p>
      <text:p text:style-name="P2">Understanding the original encoding of the HTML document<text:tab/>89</text:p>
      <text:p text:style-name="P2">Specifying the encoding of the HTML document<text:tab/>89</text:p>
      <text:p text:style-name="P2">Output encoding<text:tab/>90</text:p>
      <text:p text:style-name="P2">Quick reference<text:tab/>92</text:p>
      <text:p text:style-name="P2">Summary<text:tab/>92</text:p>
      <text:p text:style-name="P2">Chapter 7: Output in Beautiful Soup<text:tab/>93</text:p>
      <text:p text:style-name="P2">Formatted printing<text:tab/>93</text:p>
      <text:p text:style-name="P2">Unformatted printing<text:tab/>94</text:p>
      <text:p text:style-name="P2">Output formatters in Beautiful Soup<text:tab/>95</text:p>
      <text:p text:style-name="P2">The minimal formatter<text:tab/>98</text:p>
      <text:p text:style-name="P2">The html formatter<text:tab/>98</text:p>
      <text:p text:style-name="P2">The None formatter<text:tab/>99</text:p>
      <text:p text:style-name="P2">The function formatter<text:tab/>99</text:p>
      <text:p text:style-name="P2">Using get_text()<text:tab/>100</text:p>
      <text:p text:style-name="P2">Quick reference<text:tab/>101</text:p>
      <text:p text:style-name="P2">Summary<text:tab/>102</text:p>
      <text:p text:style-name="P2">Chapter 8: Creating a Web Scraper<text:tab/>103</text:p>
      <text:p text:style-name="P2">Getting book details from PacktPub.com<text:tab/>103</text:p>
      <text:p text:style-name="P2">Finding pages with a list of books<text:tab/>104</text:p>
      <text:p text:style-name="P2">Finding book details<text:tab/>107</text:p>
      <text:p text:style-name="P2">Getting selling prices from Amazon<text:tab/>109</text:p>
      <text:p text:style-name="P2">Getting the selling price from Barnes and Noble<text:tab/>111</text:p>
      <text:p text:style-name="P2">Summary<text:tab/>112</text:p>
      <text:p text:style-name="P2">Index<text:tab/>113</text:p>
      <text:p text:style-name="P2"/>
      <text:p text:style-name="P2"/>
      <text:h text:style-name="Heading_20_1" text:outline-level="1"><text:bookmark-start text:name="__RefHeading__21916_2058063626"/>***HeadFirstPython_2011_494p<text:bookmark-end text:name="__RefHeading__21916_2058063626"/></text:h>
      <text:p text:style-name="P2">Intro<text:tab/>xxiii</text:p>
      <text:p text:style-name="P2">1 Meet Python: Everyone Loves Lists<text:tab/>1</text:p>
      <text:p text:style-name="P2">2 Sharing Your Code: Modules of Functions<text:tab/>33</text:p>
      <text:p text:style-name="P2">3 Files and Exceptions: Dealing with Errors<text:tab/>73</text:p>
      <text:p text:style-name="P2">4 Persistence: Saving Data to Files<text:tab/>105</text:p>
      <text:p text:style-name="P2">5 Comprehending Data: Work That Data!<text:tab/>139</text:p>
      <text:p text:style-name="P2">6 Custom Data Objects: Bundling Code with Data<text:tab/>173</text:p>
      <text:p text:style-name="P2">7 Web Development: Putting It All Together<text:tab/>213</text:p>
      <text:p text:style-name="P2">8 Mobile App Development: Small Devices<text:tab/>255</text:p>
      <text:p text:style-name="P2">9 Manage Your Data: Handling Input<text:tab/>293</text:p>
      <text:p text:style-name="P2">10 Scaling Your Webapp: Getting Real<text:tab/>351</text:p>
      <text:p text:style-name="P2">11 Dealing with Complexity: Data Wrangling<text:tab/>397</text:p>
      <text:p text:style-name="P2">Appendix: Leftovers: The Top Ten Things (We Didn’t Cover)<text:tab/>435</text:p>
      <text:p text:style-name="P2">Index<text:tab/>447</text:p>
      <text:p text:style-name="P2"/>
      <text:p text:style-name="P2"/>
      <text:h text:style-name="Heading_20_1" text:outline-level="1"><text:bookmark-start text:name="__RefHeading__21918_2058063626"/>***IntroductiontoTornado_2012_136p<text:bookmark-end text:name="__RefHeading__21918_2058063626"/></text:h>
      <text:p text:style-name="P2">1 Introduction<text:tab/>1</text:p>
      <text:p text:style-name="P2"><text:soft-page-break/>What Is Tornado?<text:tab/>2</text:p>
      <text:p text:style-name="P2">Getting Started with Tornado<text:tab/>3</text:p>
      <text:p text:style-name="P2">Community and Support<text:tab/>3</text:p>
      <text:p text:style-name="P2">Simple Web Services<text:tab/>4</text:p>
      <text:p text:style-name="P2">Hello Tornado<text:tab/>4</text:p>
      <text:p text:style-name="P2">String Service<text:tab/>7</text:p>
      <text:p text:style-name="P2">More About RequestHandlers<text:tab/>9</text:p>
      <text:p text:style-name="P2">Next Steps<text:tab/>11</text:p>
      <text:p text:style-name="P2">2 Forms and Templates<text:tab/>13</text:p>
      <text:p text:style-name="P2">Simple Example: Poem Maker Pro<text:tab/>13</text:p>
      <text:p text:style-name="P2">Rendering Templates<text:tab/>15</text:p>
      <text:p text:style-name="P2">Interpolation<text:tab/>16</text:p>
      <text:p text:style-name="P2">Template Syntax<text:tab/>17</text:p>
      <text:p text:style-name="P2">Interpolating Expressions<text:tab/>18</text:p>
      <text:p text:style-name="P2">Control Flow Statements<text:tab/>18</text:p>
      <text:p text:style-name="P2">Using Functions Inside Templates<text:tab/>19</text:p>
      <text:p text:style-name="P2">Complete Example: The Alpha Munger<text:tab/>20</text:p>
      <text:p text:style-name="P2">How It Works<text:tab/>23</text:p>
      <text:p text:style-name="P2">Serving Static Files<text:tab/>25</text:p>
      <text:p text:style-name="P2">Next Steps with Templates<text:tab/>26</text:p>
      <text:p text:style-name="P2">3 Extending Templates<text:tab/>27</text:p>
      <text:p text:style-name="P2">Blocks and Substitutions<text:tab/>27</text:p>
      <text:p text:style-name="P2">Basics of Blocks<text:tab/>27</text:p>
      <text:p text:style-name="P2">Templates in Practice: Burt’s Books<text:tab/>31</text:p>
      <text:p text:style-name="P2">Autoescaping<text:tab/>34</text:p>
      <text:p text:style-name="P2">UI Modules<text:tab/>37</text:p>
      <text:p text:style-name="P2">Basic Module Usage<text:tab/>38</text:p>
      <text:p text:style-name="P2">Modules in Depth<text:tab/>39</text:p>
      <text:p text:style-name="P2">Embedding JavaScript and CSS<text:tab/>42</text:p>
      <text:p text:style-name="P2">Summing Up<text:tab/>44</text:p>
      <text:p text:style-name="P2">4 Databases<text:tab/>47</text:p>
      <text:p text:style-name="P2">Basic MongoDB Operations with PyMongo<text:tab/>48</text:p>
      <text:p text:style-name="P2">Establishing a Connection<text:tab/>48</text:p>
      <text:p text:style-name="P2">Dealing with Documents<text:tab/>49</text:p>
      <text:p text:style-name="P2">MongoDB Documents and JSON<text:tab/>51</text:p>
      <text:p text:style-name="P2">A Simple Persistent Web Service<text:tab/>52</text:p>
      <text:p text:style-name="P2">A Read-Only Dictionary<text:tab/>52</text:p>
      <text:p text:style-name="P2">Writing the Dictionary<text:tab/>54</text:p>
      <text:p text:style-name="P2">Burt’s Books<text:tab/>56</text:p>
      <text:p text:style-name="P2">Reading Books (From the Database)<text:tab/>56</text:p>
      <text:p text:style-name="P2">Editing and Adding Books<text:tab/>59</text:p>
      <text:p text:style-name="P2">MongoDB: Next Steps<text:tab/>63</text:p>
      <text:p text:style-name="P2">5 Asynchronous Web Services<text:tab/>67</text:p>
      <text:p text:style-name="P2">Asynchronous Web Requests<text:tab/>67</text:p>
      <text:p text:style-name="P2">Starting Synchronous<text:tab/>68</text:p>
      <text:p text:style-name="P2">The Trouble with Blocking<text:tab/>70</text:p>
      <text:p text:style-name="P2">Basic Asynchronous Calls<text:tab/>72</text:p>
      <text:p text:style-name="P2">The asynchronous Decorator and the finish Method<text:tab/>73</text:p>
      <text:p text:style-name="P2">Asynchronous Generators<text:tab/>75</text:p>
      <text:p text:style-name="P2">Summary of Asynchronous Operations<text:tab/>78</text:p>
      <text:p text:style-name="P2">Long Polling with Tornado<text:tab/>78</text:p>
      <text:p text:style-name="P2">The Benefits of Long Polling<text:tab/>79</text:p>
      <text:p text:style-name="P2"><text:soft-page-break/>Example: Live Inventory Reporting<text:tab/>80</text:p>
      <text:p text:style-name="P2">The Downsides of Long Polling<text:tab/>86</text:p>
      <text:p text:style-name="P2">WebSockets with Tornado<text:tab/>87</text:p>
      <text:p text:style-name="P2">Tornado’s WebSocket Module<text:tab/>88</text:p>
      <text:p text:style-name="P2">Example: Live Inventory with WebSockets<text:tab/>88</text:p>
      <text:p text:style-name="P2">The Future of WebSockets<text:tab/>92</text:p>
      <text:p text:style-name="P2">6 Writing Secure Applications<text:tab/>93</text:p>
      <text:p text:style-name="P2">Cookie Vulnerabilities<text:tab/>93</text:p>
      <text:p text:style-name="P2">Cookie Forgery<text:tab/>93</text:p>
      <text:p text:style-name="P2">Secure Cookies<text:tab/>93</text:p>
      <text:p text:style-name="P2">Request Vulnerabilities<text:tab/>96</text:p>
      <text:p text:style-name="P2">Anatomy of a Cross-Site Request Forgery<text:tab/>96</text:p>
      <text:p text:style-name="P2">Defending Against Request Forgeries<text:tab/>96</text:p>
      <text:p text:style-name="P2">Using Tornado’s XSRF protection<text:tab/>97</text:p>
      <text:p text:style-name="P2">User Authentication<text:tab/>98</text:p>
      <text:p text:style-name="P2">Example: Welcome Back<text:tab/>98</text:p>
      <text:p text:style-name="P2">The authenticated Decorator<text:tab/>100</text:p>
      <text:p text:style-name="P2">Summing up<text:tab/>101</text:p>
      <text:p text:style-name="P2">7 Authenticating with External Services<text:tab/>103</text:p>
      <text:p text:style-name="P2">The Tornado auth Module<text:tab/>103</text:p>
      <text:p text:style-name="P2">The Authorization Workflow<text:tab/>103</text:p>
      <text:p text:style-name="P2">Asynchronous Requests<text:tab/>104</text:p>
      <text:p text:style-name="P2">Example: Sign in With Twitter<text:tab/>104</text:p>
      <text:p text:style-name="P2">Example: Facebook Authentication and the Graph API<text:tab/>109</text:p>
      <text:p text:style-name="P2">8 Deploying Tornado<text:tab/>115</text:p>
      <text:p text:style-name="P2">Reasons for Running Multiple Tornado Instances<text:tab/>115</text:p>
      <text:p text:style-name="P2">Using Nginx as a Reverse Proxy<text:tab/>116</text:p>
      <text:p text:style-name="P2">Basic Nginx Configuration<text:tab/>116</text:p>
      <text:p text:style-name="P2">SSL Decryption with Nginx<text:tab/>118</text:p>
      <text:p text:style-name="P2">Using Supervisor to Manage Tornado Processes<text:tab/>119</text:p>
      <text:p text:style-name="P2"/>
      <text:p text:style-name="P2"/>
      <text:h text:style-name="Heading_20_1" text:outline-level="1"><text:bookmark-start text:name="__RefHeading__21920_2058063626"/>***Kivy__InteractiveApplicationsinPython_2013_138p<text:bookmark-end text:name="__RefHeading__21920_2058063626"/></text:h>
      <text:p text:style-name="P2">Preface<text:tab/>1</text:p>
      <text:p text:style-name="P2">Chapter 1: GUI Basics – Building an Interface<text:tab/>7</text:p>
      <text:p text:style-name="P2">Hello World!<text:tab/>8</text:p>
      <text:p text:style-name="P2">Basic widgets – labels and buttons<text:tab/>11</text:p>
      <text:p text:style-name="P2">Layouts<text:tab/>14</text:p>
      <text:p text:style-name="P2">Embedding layouts<text:tab/>18</text:p>
      <text:p text:style-name="P2">Our Project – comic creator<text:tab/>22</text:p>
      <text:p text:style-name="P2">Summary<text:tab/>28</text:p>
      <text:p text:style-name="P2">Chapter 2: Graphics – The Canvas<text:tab/>31</text:p>
      <text:p text:style-name="P2">Basic shapes<text:tab/>32</text:p>
      <text:p text:style-name="P2">Images, colors, and backgrounds<text:tab/>38</text:p>
      <text:p text:style-name="P2">Rotating, translating, and scaling<text:tab/>41</text:p>
      <text:p text:style-name="P2">Comic creator – PushMatrix and PopMatrix<text:tab/>44</text:p>
      <text:p text:style-name="P2">Summary<text:tab/>48</text:p>
      <text:p text:style-name="P2">Chapter 3: Widget Events – Binding Actions<text:tab/>51</text:p>
      <text:p text:style-name="P2">Attributes, id and root<text:tab/>52</text:p>
      <text:p text:style-name="P2">Basic widget events – dragging the stickman<text:tab/>54</text:p>
      <text:p text:style-name="P2">Localizing coordinates – adding stickmen<text:tab/>59</text:p>
      <text:p text:style-name="P2"><text:soft-page-break/>Binding and unbinding events – sizing limbs and heads<text:tab/>62</text:p>
      <text:p text:style-name="P2">Binding events in the Kivy language<text:tab/>67</text:p>
      <text:p text:style-name="P2">Creating your own events – the magical properties<text:tab/>69</text:p>
      <text:p text:style-name="P2">Kivy and properties<text:tab/>72</text:p>
      <text:p text:style-name="P2">Summary<text:tab/>75</text:p>
      <text:p text:style-name="P2">Chapter 4: Improving the User Experience<text:tab/>77</text:p>
      <text:p text:style-name="P2">Screen manager – selecting colors for the figures<text:tab/>78</text:p>
      <text:p text:style-name="P2">Color Control on the canvas – coloring figures<text:tab/>81</text:p>
      <text:p text:style-name="P2">StencilView – limiting the drawing space<text:tab/>84</text:p>
      <text:p text:style-name="P2">Scatter – multitouching to drag, rotate, and scale<text:tab/>85</text:p>
      <text:p text:style-name="P2">Recording gestures – line, circles, and cross<text:tab/>89</text:p>
      <text:p text:style-name="P2">Simple gestures – drawing with the finger<text:tab/>91</text:p>
      <text:p text:style-name="P2">Summary<text:tab/>95</text:p>
      <text:p text:style-name="P2">Chapter 5: Invaders Revenge – An Interactive Multitouch Game<text:tab/>97</text:p>
      <text:p text:style-name="P2">Invaders Revenge – an animated multitouch game<text:tab/>98</text:p>
      <text:p text:style-name="P2">Atlas – efficient management of images<text:tab/>99</text:p>
      <text:p text:style-name="P2">Boom – simple sound effects<text:tab/>101</text:p>
      <text:p text:style-name="P2">Ammo – simple animation<text:tab/>102</text:p>
      <text:p text:style-name="P2">Invader – transitions for animations<text:tab/>103</text:p>
      <text:p text:style-name="P2">Dock – automatic binding in the Kivy language<text:tab/>105</text:p>
      <text:p text:style-name="P2">Fleet – infinite concatenation of animations<text:tab/>107</text:p>
      <text:p text:style-name="P2">Scheduling events with the Clock<text:tab/>108</text:p>
      <text:p text:style-name="P2">Shooter – multitouch control<text:tab/>110</text:p>
      <text:p text:style-name="P2">Invasion – moving the shooter with the keyboard<text:tab/>113</text:p>
      <text:p text:style-name="P2">Combining animations with '+' and '&amp;'<text:tab/>115</text:p>
      <text:p text:style-name="P2">Summary<text:tab/>117</text:p>
      <text:p text:style-name="P2">Index<text:tab/>119</text:p>
      <text:p text:style-name="P2"/>
      <text:p text:style-name="P2"/>
      <text:h text:style-name="Heading_20_1" text:outline-level="1"><text:bookmark-start text:name="__RefHeading__21922_2058063626"/>***Learning_Python_5thEdition_2013_1594p<text:bookmark-end text:name="__RefHeading__21922_2058063626"/></text:h>
      <text:p text:style-name="P2">To Vera.</text:p>
      <text:p text:style-name="P2">You are my life.</text:p>
      <text:p text:style-name="P2">Preface xxxiii</text:p>
      <text:p text:style-name="P2">Part I Getting Started</text:p>
      <text:p text:style-name="P2">1 A Python Q&amp;A Session<text:tab/>3</text:p>
      <text:p text:style-name="P2">Why Do People Use Python?<text:tab/>3</text:p>
      <text:p text:style-name="P2">Software Quality<text:tab/>4</text:p>
      <text:p text:style-name="P2">Developer Productivity<text:tab/>5</text:p>
      <text:p text:style-name="P2">Is Python a “Scripting Language”?<text:tab/>5</text:p>
      <text:p text:style-name="P2">OK, but What’s the Downside?<text:tab/>7</text:p>
      <text:p text:style-name="P2">Who Uses Python Today?<text:tab/>9</text:p>
      <text:p text:style-name="P2">What Can I Do with Python?<text:tab/>10</text:p>
      <text:p text:style-name="P2">Systems Programming<text:tab/>11</text:p>
      <text:p text:style-name="P2">GUIs<text:tab/>11</text:p>
      <text:p text:style-name="P2">Internet Scripting<text:tab/>11</text:p>
      <text:p text:style-name="P2">Component Integration<text:tab/>12</text:p>
      <text:p text:style-name="P2">Database Programming<text:tab/>12</text:p>
      <text:p text:style-name="P2">Rapid Prototyping<text:tab/>13</text:p>
      <text:p text:style-name="P2">Numeric and Scientific Programming<text:tab/>13</text:p>
      <text:p text:style-name="P2">And More: Gaming, Images, Data Mining, Robots, Excel<text:tab/>14</text:p>
      <text:p text:style-name="P2">How Is Python Developed and Supported?<text:tab/>15</text:p>
      <text:p text:style-name="P2"><text:soft-page-break/>Open Source Tradeoffs<text:tab/>15</text:p>
      <text:p text:style-name="P2">What Are Python’s Technical Strengths?<text:tab/>16</text:p>
      <text:p text:style-name="P2">It’s Object-Oriented and Functional<text:tab/>16</text:p>
      <text:p text:style-name="P2">It’s Free<text:tab/>17</text:p>
      <text:p text:style-name="P2">It’s Portable<text:tab/>17</text:p>
      <text:p text:style-name="P2">It’s Powerful<text:tab/>18</text:p>
      <text:p text:style-name="P2">It’s Mixable<text:tab/>19</text:p>
      <text:p text:style-name="P2">It’s Relatively Easy to Use<text:tab/>19</text:p>
      <text:p text:style-name="P2">It’s Relatively Easy to Learn<text:tab/>20</text:p>
      <text:p text:style-name="P2">It’s Named After Monty Python<text:tab/>20</text:p>
      <text:p text:style-name="P2">How Does Python Stack Up to Language X?<text:tab/>21</text:p>
      <text:p text:style-name="P2">Chapter Summary<text:tab/>22</text:p>
      <text:p text:style-name="P2">Test Your Knowledge: Quiz<text:tab/>23</text:p>
      <text:p text:style-name="P2">Test Your Knowledge: Answers<text:tab/>23</text:p>
      <text:p text:style-name="P2">2 How Python Runs Programs<text:tab/>27</text:p>
      <text:p text:style-name="P2">Introducing the Python Interpreter<text:tab/>27</text:p>
      <text:p text:style-name="P2">Program Execution<text:tab/>28</text:p>
      <text:p text:style-name="P2">The Programmer’s View<text:tab/>28</text:p>
      <text:p text:style-name="P2">Python’s View<text:tab/>30</text:p>
      <text:p text:style-name="P2">Execution Model Variations<text:tab/>33</text:p>
      <text:p text:style-name="P2">Python Implementation Alternatives<text:tab/>33</text:p>
      <text:p text:style-name="P2">Execution Optimization Tools<text:tab/>37</text:p>
      <text:p text:style-name="P2">Frozen Binaries<text:tab/>39</text:p>
      <text:p text:style-name="P2">Future Possibilities?<text:tab/>40</text:p>
      <text:p text:style-name="P2">Chapter Summary<text:tab/>40</text:p>
      <text:p text:style-name="P2">Test Your Knowledge: Quiz<text:tab/>41</text:p>
      <text:p text:style-name="P2">Test Your Knowledge: Answers<text:tab/>41</text:p>
      <text:p text:style-name="P2">3 How You Run Programs<text:tab/>43</text:p>
      <text:p text:style-name="P2">The Interactive Prompt<text:tab/>43</text:p>
      <text:p text:style-name="P2">Starting an Interactive Session<text:tab/>44</text:p>
      <text:p text:style-name="P2">The System Path<text:tab/>45</text:p>
      <text:p text:style-name="P2">New Windows Options in 3.3: PATH, Launcher<text:tab/>46</text:p>
      <text:p text:style-name="P2">Where to Run: Code Directories<text:tab/>47</text:p>
      <text:p text:style-name="P2">What Not to Type: Prompts and Comments<text:tab/>48</text:p>
      <text:p text:style-name="P2">Running Code Interactively<text:tab/>49</text:p>
      <text:p text:style-name="P2">Why the Interactive Prompt?<text:tab/>50</text:p>
      <text:p text:style-name="P2">Usage Notes: The Interactive Prompt<text:tab/>52</text:p>
      <text:p text:style-name="P2">System Command Lines and Files<text:tab/>54</text:p>
      <text:p text:style-name="P2">A First Script<text:tab/>55</text:p>
      <text:p text:style-name="P2">Running Files with Command Lines<text:tab/>56</text:p>
      <text:p text:style-name="P2">Command-Line Usage Variations<text:tab/>57</text:p>
      <text:p text:style-name="P2">Usage Notes: Command Lines and Files<text:tab/>58</text:p>
      <text:p text:style-name="P2">Unix-Style Executable Scripts: #!<text:tab/>59</text:p>
      <text:p text:style-name="P2">Unix Script Basics<text:tab/>59</text:p>
      <text:p text:style-name="P2">The Unix env Lookup Trick<text:tab/>60</text:p>
      <text:p text:style-name="P2">The Python 3.3 Windows Launcher: #! Comes to Windows<text:tab/>60</text:p>
      <text:p text:style-name="P2">Clicking File Icons<text:tab/>62</text:p>
      <text:p text:style-name="P2">Icon-Click Basics<text:tab/>62</text:p>
      <text:p text:style-name="P2">Clicking Icons on Windows<text:tab/>63</text:p>
      <text:p text:style-name="P2">The input Trick on Windows<text:tab/>63</text:p>
      <text:p text:style-name="P2">Other Icon-Click Limitations<text:tab/>66</text:p>
      <text:p text:style-name="P2">Module Imports and Reloads<text:tab/>66</text:p>
      <text:p text:style-name="P2"><text:soft-page-break/>Import and Reload Basics<text:tab/>66</text:p>
      <text:p text:style-name="P2">The Grander Module Story: Attributes<text:tab/>68</text:p>
      <text:p text:style-name="P2">Usage Notes: import and reload<text:tab/>71</text:p>
      <text:p text:style-name="P2">Using exec to Run Module Files<text:tab/>72</text:p>
      <text:p text:style-name="P2">The IDLE User Interface<text:tab/>73</text:p>
      <text:p text:style-name="P2">IDLE Startup Details<text:tab/>74</text:p>
      <text:p text:style-name="P2">IDLE Basic Usage<text:tab/>75</text:p>
      <text:p text:style-name="P2">IDLE Usability Features<text:tab/>76</text:p>
      <text:p text:style-name="P2">Advanced IDLE Tools<text:tab/>77</text:p>
      <text:p text:style-name="P2">Usage Notes: IDLE<text:tab/>78</text:p>
      <text:p text:style-name="P2">Other IDEs<text:tab/>79</text:p>
      <text:p text:style-name="P2">Other Launch Options<text:tab/>81</text:p>
      <text:p text:style-name="P2">Embedding Calls<text:tab/>81</text:p>
      <text:p text:style-name="P2">Frozen Binary Executables<text:tab/>82</text:p>
      <text:p text:style-name="P2">Text Editor Launch Options<text:tab/>82</text:p>
      <text:p text:style-name="P2">Still Other Launch Options<text:tab/>82</text:p>
      <text:p text:style-name="P2">Future Possibilities?<text:tab/>83</text:p>
      <text:p text:style-name="P2">Which Option Should I Use?<text:tab/>83</text:p>
      <text:p text:style-name="P2">Chapter Summary<text:tab/>85</text:p>
      <text:p text:style-name="P2">Test Your Knowledge: Quiz<text:tab/>85</text:p>
      <text:p text:style-name="P2">Test Your Knowledge: Answers<text:tab/>86</text:p>
      <text:p text:style-name="P2">Test Your Knowledge: Part I Exercises<text:tab/>87</text:p>
      <text:p text:style-name="P2">Part II Types and Operations</text:p>
      <text:p text:style-name="P2">4 Introducing Python Object Types<text:tab/>93</text:p>
      <text:p text:style-name="P2">The Python Conceptual Hierarchy<text:tab/>93</text:p>
      <text:p text:style-name="P2">Why Use Built-in Types?<text:tab/>94</text:p>
      <text:p text:style-name="P2">Python’s Core Data Types<text:tab/>95</text:p>
      <text:p text:style-name="P2">Numbers<text:tab/>97</text:p>
      <text:p text:style-name="P2">Strings<text:tab/>99</text:p>
      <text:p text:style-name="P2">Sequence Operations<text:tab/>99</text:p>
      <text:p text:style-name="P2">Immutability<text:tab/>101</text:p>
      <text:p text:style-name="P2">Type-Specific Methods<text:tab/>102</text:p>
      <text:p text:style-name="P2">Getting Help<text:tab/>104</text:p>
      <text:p text:style-name="P2">Other Ways to Code Strings<text:tab/>105</text:p>
      <text:p text:style-name="P2">Unicode Strings<text:tab/>106</text:p>
      <text:p text:style-name="P2">Pattern Matching<text:tab/>108</text:p>
      <text:p text:style-name="P2">Lists<text:tab/>109</text:p>
      <text:p text:style-name="P2">Sequence Operations<text:tab/>109</text:p>
      <text:p text:style-name="P2">Type-Specific Operations<text:tab/>109</text:p>
      <text:p text:style-name="P2">Bounds Checking<text:tab/>110</text:p>
      <text:p text:style-name="P2">Nesting<text:tab/>110</text:p>
      <text:p text:style-name="P2">Comprehensions<text:tab/>111</text:p>
      <text:p text:style-name="P2">Dictionaries<text:tab/>113</text:p>
      <text:p text:style-name="P2">Mapping Operations<text:tab/>114</text:p>
      <text:p text:style-name="P2">Nesting Revisited<text:tab/>115</text:p>
      <text:p text:style-name="P2">Missing Keys: if Tests<text:tab/>116</text:p>
      <text:p text:style-name="P2">Sorting Keys: for Loops<text:tab/>118</text:p>
      <text:p text:style-name="P2">Iteration and Optimization<text:tab/>120</text:p>
      <text:p text:style-name="P2">Tuples<text:tab/>121</text:p>
      <text:p text:style-name="P2">Why Tuples?<text:tab/>122</text:p>
      <text:p text:style-name="P2">Files<text:tab/>122</text:p>
      <text:p text:style-name="P2">Binary Bytes Files<text:tab/>123</text:p>
      <text:p text:style-name="P2"><text:soft-page-break/>Unicode Text Files<text:tab/>124</text:p>
      <text:p text:style-name="P2">Other File-Like Tools<text:tab/>126</text:p>
      <text:p text:style-name="P2">Other Core Types<text:tab/>126</text:p>
      <text:p text:style-name="P2">How to Break Your Code’s Flexibility<text:tab/>128</text:p>
      <text:p text:style-name="P2">User-Defined Classes<text:tab/>129</text:p>
      <text:p text:style-name="P2">And Everything Else<text:tab/>130</text:p>
      <text:p text:style-name="P2">Chapter Summary<text:tab/>130</text:p>
      <text:p text:style-name="P2">Test Your Knowledge: Quiz<text:tab/>131</text:p>
      <text:p text:style-name="P2">Test Your Knowledge: Answers<text:tab/>131</text:p>
      <text:p text:style-name="P2">5 Numeric Types<text:tab/>133</text:p>
      <text:p text:style-name="P2">Numeric Type Basics<text:tab/>133</text:p>
      <text:p text:style-name="P2">Numeric Literals<text:tab/>134</text:p>
      <text:p text:style-name="P2">Built-in Numeric Tools<text:tab/>136</text:p>
      <text:p text:style-name="P2">Python Expression Operators<text:tab/>136</text:p>
      <text:p text:style-name="P2">Numbers in Action<text:tab/>141</text:p>
      <text:p text:style-name="P2">Variables and Basic Expressions<text:tab/>141</text:p>
      <text:p text:style-name="P2">Numeric Display Formats<text:tab/>143</text:p>
      <text:p text:style-name="P2">Comparisons: Normal and Chained<text:tab/>144</text:p>
      <text:p text:style-name="P2">Division: Classic, Floor, and True<text:tab/>146</text:p>
      <text:p text:style-name="P2">Integer Precision<text:tab/>150</text:p>
      <text:p text:style-name="P2">Complex Numbers<text:tab/>151</text:p>
      <text:p text:style-name="P2">Hex, Octal, Binary: Literals and Conversions<text:tab/>151</text:p>
      <text:p text:style-name="P2">Bitwise Operations<text:tab/>153</text:p>
      <text:p text:style-name="P2">Other Built-in Numeric Tools<text:tab/>155</text:p>
      <text:p text:style-name="P2">Other Numeric Types<text:tab/>157</text:p>
      <text:p text:style-name="P2">Decimal Type<text:tab/>157</text:p>
      <text:p text:style-name="P2">Fraction Type<text:tab/>160</text:p>
      <text:p text:style-name="P2">Sets<text:tab/>163</text:p>
      <text:p text:style-name="P2">Booleans<text:tab/>171</text:p>
      <text:p text:style-name="P2">Numeric Extensions<text:tab/>172</text:p>
      <text:p text:style-name="P2">Chapter Summary<text:tab/>172</text:p>
      <text:p text:style-name="P2">Test Your Knowledge: Quiz<text:tab/>173</text:p>
      <text:p text:style-name="P2">Test Your Knowledge: Answers<text:tab/>173</text:p>
      <text:p text:style-name="P2">6 The Dynamic Typing Interlude<text:tab/>175</text:p>
      <text:p text:style-name="P2">The Case of the Missing Declaration Statements<text:tab/>175</text:p>
      <text:p text:style-name="P2">Variables, Objects, and References<text:tab/>176</text:p>
      <text:p text:style-name="P2">Types Live with Objects, Not Variables<text:tab/>177</text:p>
      <text:p text:style-name="P2">Objects Are Garbage-Collected<text:tab/>178</text:p>
      <text:p text:style-name="P2">Shared References<text:tab/>180</text:p>
      <text:p text:style-name="P2">Shared References and In-Place Changes<text:tab/>181</text:p>
      <text:p text:style-name="P2">Shared References and Equality<text:tab/>183</text:p>
      <text:p text:style-name="P2">Dynamic Typing Is Everywhere<text:tab/>185</text:p>
      <text:p text:style-name="P2">Chapter Summary<text:tab/>186</text:p>
      <text:p text:style-name="P2">Test Your Knowledge: Quiz<text:tab/>186</text:p>
      <text:p text:style-name="P2">Test Your Knowledge: Answers<text:tab/>186</text:p>
      <text:p text:style-name="P2">7 String Fundamentals<text:tab/>189</text:p>
      <text:p text:style-name="P2">This Chapter’s Scope<text:tab/>189</text:p>
      <text:p text:style-name="P2">Unicode: The Short Story<text:tab/>189</text:p>
      <text:p text:style-name="P2">String Basics<text:tab/>190</text:p>
      <text:p text:style-name="P2">String Literals<text:tab/>192</text:p>
      <text:p text:style-name="P2">Single- and Double-Quoted Strings Are the Same<text:tab/>193</text:p>
      <text:p text:style-name="P2">Escape Sequences Represent Special Characters<text:tab/>193</text:p>
      <text:p text:style-name="P2"><text:soft-page-break/>Raw Strings Suppress Escapes<text:tab/>196</text:p>
      <text:p text:style-name="P2">Triple Quotes Code Multiline Block Strings<text:tab/>198</text:p>
      <text:p text:style-name="P2">Strings in Action<text:tab/>200</text:p>
      <text:p text:style-name="P2">Basic Operations<text:tab/>200</text:p>
      <text:p text:style-name="P2">Indexing and Slicing<text:tab/>201</text:p>
      <text:p text:style-name="P2">String Conversion Tools<text:tab/>205</text:p>
      <text:p text:style-name="P2">Changing Strings I<text:tab/>208</text:p>
      <text:p text:style-name="P2">String Methods<text:tab/>209</text:p>
      <text:p text:style-name="P2">Method Call Syntax<text:tab/>209</text:p>
      <text:p text:style-name="P2">Methods of Strings<text:tab/>210</text:p>
      <text:p text:style-name="P2">String Method Examples: Changing Strings II<text:tab/>211</text:p>
      <text:p text:style-name="P2">String Method Examples: Parsing Text<text:tab/>213</text:p>
      <text:p text:style-name="P2">Other Common String Methods in Action<text:tab/>214</text:p>
      <text:p text:style-name="P2">The Original string Module’s Functions (Gone in 3.X)<text:tab/>215</text:p>
      <text:p text:style-name="P2">String Formatting Expressions<text:tab/>216</text:p>
      <text:p text:style-name="P2">Formatting Expression Basics<text:tab/>217</text:p>
      <text:p text:style-name="P2">Advanced Formatting Expression Syntax<text:tab/>218</text:p>
      <text:p text:style-name="P2">Advanced Formatting Expression Examples<text:tab/>220</text:p>
      <text:p text:style-name="P2">Dictionary-Based Formatting Expressions<text:tab/>221</text:p>
      <text:p text:style-name="P2">String Formatting Method Calls<text:tab/>222</text:p>
      <text:p text:style-name="P2">Formatting Method Basics<text:tab/>222</text:p>
      <text:p text:style-name="P2">Adding Keys, Attributes, and Offsets<text:tab/>223</text:p>
      <text:p text:style-name="P2">Advanced Formatting Method Syntax<text:tab/>224</text:p>
      <text:p text:style-name="P2">Advanced Formatting Method Examples<text:tab/>225</text:p>
      <text:p text:style-name="P2">Comparison to the % Formatting Expression<text:tab/>227</text:p>
      <text:p text:style-name="P2">Why the Format Method?<text:tab/>230</text:p>
      <text:p text:style-name="P2">General Type Categories<text:tab/>235</text:p>
      <text:p text:style-name="P2">Types Share Operation Sets by Categories<text:tab/>235</text:p>
      <text:p text:style-name="P2">Mutable Types Can Be Changed in Place<text:tab/>236</text:p>
      <text:p text:style-name="P2">Chapter Summary<text:tab/>237</text:p>
      <text:p text:style-name="P2">Test Your Knowledge: Quiz<text:tab/>237</text:p>
      <text:p text:style-name="P2">Test Your Knowledge: Answers<text:tab/>237</text:p>
      <text:p text:style-name="P2">8 Lists and Dictionaries<text:tab/>239</text:p>
      <text:p text:style-name="P2">Lists<text:tab/>239</text:p>
      <text:p text:style-name="P2">Lists in Action<text:tab/>242</text:p>
      <text:p text:style-name="P2">Basic List Operations<text:tab/>242</text:p>
      <text:p text:style-name="P2">List Iteration and Comprehensions<text:tab/>242</text:p>
      <text:p text:style-name="P2">Indexing, Slicing, and Matrixes<text:tab/>243</text:p>
      <text:p text:style-name="P2">Changing Lists in Place<text:tab/>244</text:p>
      <text:p text:style-name="P2">Dictionaries<text:tab/>250</text:p>
      <text:p text:style-name="P2">Dictionaries in Action<text:tab/>252</text:p>
      <text:p text:style-name="P2">Basic Dictionary Operations<text:tab/>253</text:p>
      <text:p text:style-name="P2">Changing Dictionaries in Place<text:tab/>254</text:p>
      <text:p text:style-name="P2">More Dictionary Methods<text:tab/>254</text:p>
      <text:p text:style-name="P2">Example: Movie Database<text:tab/>256</text:p>
      <text:p text:style-name="P2">Dictionary Usage Notes<text:tab/>258</text:p>
      <text:p text:style-name="P2">Other Ways to Make Dictionaries<text:tab/>262</text:p>
      <text:p text:style-name="P2">Dictionary Changes in Python 3.X and 2.7<text:tab/>264</text:p>
      <text:p text:style-name="P2">Chapter Summary<text:tab/>271</text:p>
      <text:p text:style-name="P2">Test Your Knowledge: Quiz<text:tab/>272</text:p>
      <text:p text:style-name="P2">Test Your Knowledge: Answers<text:tab/>272</text:p>
      <text:p text:style-name="P2">9 Tuples, Files, and Everything Else<text:tab/>275</text:p>
      <text:p text:style-name="P2"><text:soft-page-break/>Tuples<text:tab/>276</text:p>
      <text:p text:style-name="P2">Tuples in Action<text:tab/>277</text:p>
      <text:p text:style-name="P2">Why Lists and Tuples?<text:tab/>279</text:p>
      <text:p text:style-name="P2">Records Revisited: Named Tuples<text:tab/>280</text:p>
      <text:p text:style-name="P2">Files<text:tab/>282</text:p>
      <text:p text:style-name="P2">Opening Files<text:tab/>283</text:p>
      <text:p text:style-name="P2">Using Files<text:tab/>284</text:p>
      <text:p text:style-name="P2">Files in Action<text:tab/>285</text:p>
      <text:p text:style-name="P2">Text and Binary Files: The Short Story<text:tab/>287</text:p>
      <text:p text:style-name="P2">Storing Python Objects in Files: Conversions<text:tab/>288</text:p>
      <text:p text:style-name="P2">Storing Native Python Objects: pickle<text:tab/>290</text:p>
      <text:p text:style-name="P2">Storing Python Objects in JSON Format<text:tab/>291</text:p>
      <text:p text:style-name="P2">Storing Packed Binary Data: struct<text:tab/>293</text:p>
      <text:p text:style-name="P2">File Context Managers<text:tab/>294</text:p>
      <text:p text:style-name="P2">Other File Tools<text:tab/>294</text:p>
      <text:p text:style-name="P2">Core Types Review and Summary<text:tab/>295</text:p>
      <text:p text:style-name="P2">Object Flexibility<text:tab/>297</text:p>
      <text:p text:style-name="P2">References Versus Copies<text:tab/>297</text:p>
      <text:p text:style-name="P2">Comparisons, Equality, and Truth<text:tab/>300</text:p>
      <text:p text:style-name="P2">The Meaning of True and False in Python<text:tab/>304</text:p>
      <text:p text:style-name="P2">Python’s Type Hierarchies<text:tab/>306</text:p>
      <text:p text:style-name="P2">Type Objects<text:tab/>306</text:p>
      <text:p text:style-name="P2">Other Types in Python<text:tab/>308</text:p>
      <text:p text:style-name="P2">Built-in Type Gotchas<text:tab/>308</text:p>
      <text:p text:style-name="P2">Assignment Creates References, Not Copies<text:tab/>308</text:p>
      <text:p text:style-name="P2">Repetition Adds One Level Deep<text:tab/>309</text:p>
      <text:p text:style-name="P2">Beware of Cyclic Data Structures<text:tab/>310</text:p>
      <text:p text:style-name="P2">Immutable Types Can’t Be Changed in Place<text:tab/>311</text:p>
      <text:p text:style-name="P2">Chapter Summary<text:tab/>311</text:p>
      <text:p text:style-name="P2">Test Your Knowledge: Quiz<text:tab/>311</text:p>
      <text:p text:style-name="P2">Test Your Knowledge: Answers<text:tab/>312</text:p>
      <text:p text:style-name="P2">Test Your Knowledge: Part II Exercises<text:tab/>313</text:p>
      <text:p text:style-name="P2">Part III Statements and Syntax</text:p>
      <text:p text:style-name="P2">10 Introducing Python Statements<text:tab/>319</text:p>
      <text:p text:style-name="P2">The Python Conceptual Hierarchy Revisited<text:tab/>319</text:p>
      <text:p text:style-name="P2">Python’s Statements<text:tab/>320</text:p>
      <text:p text:style-name="P2">A Tale of Two ifs<text:tab/>322</text:p>
      <text:p text:style-name="P2">What Python Adds<text:tab/>322</text:p>
      <text:p text:style-name="P2">What Python Removes<text:tab/>323</text:p>
      <text:p text:style-name="P2">Why Indentation Syntax?<text:tab/>324</text:p>
      <text:p text:style-name="P2">A Few Special Cases<text:tab/>327</text:p>
      <text:p text:style-name="P2">A Quick Example: Interactive Loops<text:tab/>329</text:p>
      <text:p text:style-name="P2">A Simple Interactive Loop<text:tab/>329</text:p>
      <text:p text:style-name="P2">Doing Math on User Inputs<text:tab/>331</text:p>
      <text:p text:style-name="P2">Handling Errors by Testing Inputs<text:tab/>332</text:p>
      <text:p text:style-name="P2">Handling Errors with try Statements<text:tab/>333</text:p>
      <text:p text:style-name="P2">Nesting Code Three Levels Deep<text:tab/>335</text:p>
      <text:p text:style-name="P2">Chapter Summary<text:tab/>336</text:p>
      <text:p text:style-name="P2">Test Your Knowledge: Quiz<text:tab/>336</text:p>
      <text:p text:style-name="P2">Test Your Knowledge: Answers<text:tab/>336</text:p>
      <text:p text:style-name="P2">11 Assignments, Expressions, and Prints<text:tab/>339</text:p>
      <text:p text:style-name="P2">Assignment Statements<text:tab/>339</text:p>
      <text:p text:style-name="P2"><text:soft-page-break/>Assignment Statement Forms<text:tab/>340</text:p>
      <text:p text:style-name="P2">Sequence Assignments<text:tab/>341</text:p>
      <text:p text:style-name="P2">Extended Sequence Unpacking in Python 3.X<text:tab/>344</text:p>
      <text:p text:style-name="P2">Multiple-Target Assignments<text:tab/>348</text:p>
      <text:p text:style-name="P2">Augmented Assignments<text:tab/>350</text:p>
      <text:p text:style-name="P2">Variable Name Rules<text:tab/>352</text:p>
      <text:p text:style-name="P2">Expression Statements<text:tab/>356</text:p>
      <text:p text:style-name="P2">Expression Statements and In-Place Changes<text:tab/>357</text:p>
      <text:p text:style-name="P2">Print Operations<text:tab/>358</text:p>
      <text:p text:style-name="P2">The Python 3.X print Function<text:tab/>359</text:p>
      <text:p text:style-name="P2">The Python 2.X print Statement<text:tab/>361</text:p>
      <text:p text:style-name="P2">Print Stream Redirection<text:tab/>363</text:p>
      <text:p text:style-name="P2">Version-Neutral Printing<text:tab/>366</text:p>
      <text:p text:style-name="P2">Chapter Summary<text:tab/>369</text:p>
      <text:p text:style-name="P2">Test Your Knowledge: Quiz<text:tab/>370</text:p>
      <text:p text:style-name="P2">Test Your Knowledge: Answers<text:tab/>370</text:p>
      <text:p text:style-name="P2">12 if Tests and Syntax Rules<text:tab/>371</text:p>
      <text:p text:style-name="P2">if Statements<text:tab/>371</text:p>
      <text:p text:style-name="P2">General Format<text:tab/>371</text:p>
      <text:p text:style-name="P2">Basic Examples<text:tab/>372</text:p>
      <text:p text:style-name="P2">Multiway Branching<text:tab/>372</text:p>
      <text:p text:style-name="P2">Python Syntax Revisited<text:tab/>375</text:p>
      <text:p text:style-name="P2">Block Delimiters: Indentation Rules<text:tab/>376</text:p>
      <text:p text:style-name="P2">Statement Delimiters: Lines and Continuations<text:tab/>378</text:p>
      <text:p text:style-name="P2">A Few Special Cases<text:tab/>379</text:p>
      <text:p text:style-name="P2">Truth Values and Boolean Tests<text:tab/>380</text:p>
      <text:p text:style-name="P2">The if/else Ternary Expression<text:tab/>382</text:p>
      <text:p text:style-name="P2">Chapter Summary<text:tab/>385</text:p>
      <text:p text:style-name="P2">Test Your Knowledge: Quiz<text:tab/>385</text:p>
      <text:p text:style-name="P2">Test Your Knowledge: Answers<text:tab/>386</text:p>
      <text:p text:style-name="P2">13 while and for Loops<text:tab/>387</text:p>
      <text:p text:style-name="P2">while Loops<text:tab/>387</text:p>
      <text:p text:style-name="P2">General Format<text:tab/>388</text:p>
      <text:p text:style-name="P2">Examples<text:tab/>388</text:p>
      <text:p text:style-name="P2">break, continue, pass, and the Loop else<text:tab/>389</text:p>
      <text:p text:style-name="P2">General Loop Format<text:tab/>389</text:p>
      <text:p text:style-name="P2">pass<text:tab/>390</text:p>
      <text:p text:style-name="P2">continue<text:tab/>391</text:p>
      <text:p text:style-name="P2">break<text:tab/>391</text:p>
      <text:p text:style-name="P2">Loop else<text:tab/>392</text:p>
      <text:p text:style-name="P2">for Loops<text:tab/>395</text:p>
      <text:p text:style-name="P2">General Format<text:tab/>395</text:p>
      <text:p text:style-name="P2">Examples<text:tab/>395</text:p>
      <text:p text:style-name="P2">Loop Coding Techniques<text:tab/>402</text:p>
      <text:p text:style-name="P2">Counter Loops: range<text:tab/>402</text:p>
      <text:p text:style-name="P2">Sequence Scans: while and range Versus for<text:tab/>403</text:p>
      <text:p text:style-name="P2">Sequence Shufflers: range and len<text:tab/>404</text:p>
      <text:p text:style-name="P2">Nonexhaustive Traversals: range Versus Slices<text:tab/>405</text:p>
      <text:p text:style-name="P2">Changing Lists: range Versus Comprehensions<text:tab/>406</text:p>
      <text:p text:style-name="P2">Parallel Traversals: zip and map<text:tab/>407</text:p>
      <text:p text:style-name="P2">Generating Both Offsets and Items: enumerate<text:tab/>410</text:p>
      <text:p text:style-name="P2">Chapter Summary<text:tab/>413</text:p>
      <text:p text:style-name="P2"><text:soft-page-break/>Test Your Knowledge: Quiz<text:tab/>414</text:p>
      <text:p text:style-name="P2">Test Your Knowledge: Answers<text:tab/>414</text:p>
      <text:p text:style-name="P2">14 Iterations and Comprehensions<text:tab/>415</text:p>
      <text:p text:style-name="P2">Iterations: A First Look<text:tab/>416</text:p>
      <text:p text:style-name="P2">The Iteration Protocol: File Iterators<text:tab/>416</text:p>
      <text:p text:style-name="P2">Manual Iteration: iter and next<text:tab/>419</text:p>
      <text:p text:style-name="P2">Other Built-in Type Iterables<text:tab/>422</text:p>
      <text:p text:style-name="P2">List Comprehensions: A First Detailed Look<text:tab/>424</text:p>
      <text:p text:style-name="P2">List Comprehension Basics<text:tab/>425</text:p>
      <text:p text:style-name="P2">Using List Comprehensions on Files<text:tab/>426</text:p>
      <text:p text:style-name="P2">Extended List Comprehension Syntax<text:tab/>427</text:p>
      <text:p text:style-name="P2">Other Iteration Contexts<text:tab/>429</text:p>
      <text:p text:style-name="P2">New Iterables in Python 3.X<text:tab/>434</text:p>
      <text:p text:style-name="P2">Impacts on 2.X Code: Pros and Cons<text:tab/>434</text:p>
      <text:p text:style-name="P2">The range Iterable<text:tab/>435</text:p>
      <text:p text:style-name="P2">The map, zip, and filter Iterables<text:tab/>436</text:p>
      <text:p text:style-name="P2">Multiple Versus Single Pass Iterators<text:tab/>438</text:p>
      <text:p text:style-name="P2">Dictionary View Iterables<text:tab/>439</text:p>
      <text:p text:style-name="P2">Other Iteration Topics<text:tab/>440</text:p>
      <text:p text:style-name="P2">Chapter Summary<text:tab/>441</text:p>
      <text:p text:style-name="P2">Test Your Knowledge: Quiz<text:tab/>441</text:p>
      <text:p text:style-name="P2">Test Your Knowledge: Answers<text:tab/>441</text:p>
      <text:p text:style-name="P2">15 The Documentation Interlude<text:tab/>443</text:p>
      <text:p text:style-name="P2">Python Documentation Sources<text:tab/>443</text:p>
      <text:p text:style-name="P2"># Comments<text:tab/>444</text:p>
      <text:p text:style-name="P2">The dir Function<text:tab/>444</text:p>
      <text:p text:style-name="P2">Docstrings: __doc__<text:tab/>446</text:p>
      <text:p text:style-name="P2">PyDoc: The help Function<text:tab/>449</text:p>
      <text:p text:style-name="P2">PyDoc: HTML Reports<text:tab/>452</text:p>
      <text:p text:style-name="P2">Beyond docstrings: Sphinx<text:tab/>461</text:p>
      <text:p text:style-name="P2">The Standard Manual Set<text:tab/>461</text:p>
      <text:p text:style-name="P2">Web Resources<text:tab/>462</text:p>
      <text:p text:style-name="P2">Published Books<text:tab/>463</text:p>
      <text:p text:style-name="P2">Common Coding Gotchas<text:tab/>463</text:p>
      <text:p text:style-name="P2">Chapter Summary<text:tab/>465</text:p>
      <text:p text:style-name="P2">Test Your Knowledge: Quiz<text:tab/>466</text:p>
      <text:p text:style-name="P2">Test Your Knowledge: Answers<text:tab/>466</text:p>
      <text:p text:style-name="P2">Test Your Knowledge: Part III Exercises<text:tab/>467</text:p>
      <text:p text:style-name="P2">Part IV Functions and Generators</text:p>
      <text:p text:style-name="P2">16 Function Basics<text:tab/>473</text:p>
      <text:p text:style-name="P2">Why Use Functions?<text:tab/>474</text:p>
      <text:p text:style-name="P2">Coding Functions<text:tab/>475</text:p>
      <text:p text:style-name="P2">def Statements<text:tab/>476</text:p>
      <text:p text:style-name="P2">def Executes at Runtime<text:tab/>477</text:p>
      <text:p text:style-name="P2">A First Example: Definitions and Calls<text:tab/>478</text:p>
      <text:p text:style-name="P2">Definition<text:tab/>478</text:p>
      <text:p text:style-name="P2">Calls<text:tab/>478</text:p>
      <text:p text:style-name="P2">Polymorphism in Python<text:tab/>479</text:p>
      <text:p text:style-name="P2">A Second Example: Intersecting Sequences<text:tab/>480</text:p>
      <text:p text:style-name="P2">Definition<text:tab/>481</text:p>
      <text:p text:style-name="P2">Calls<text:tab/>481</text:p>
      <text:p text:style-name="P2">Polymorphism Revisited<text:tab/>482</text:p>
      <text:p text:style-name="P2"><text:soft-page-break/>Local Variables<text:tab/>483</text:p>
      <text:p text:style-name="P2">Chapter Summary<text:tab/>483</text:p>
      <text:p text:style-name="P2">Test Your Knowledge: Quiz<text:tab/>483</text:p>
      <text:p text:style-name="P2">Test Your Knowledge: Answers<text:tab/>484</text:p>
      <text:p text:style-name="P2">17 Scopes<text:tab/>485</text:p>
      <text:p text:style-name="P2">Python Scope Basics<text:tab/>485</text:p>
      <text:p text:style-name="P2">Scope Details<text:tab/>486</text:p>
      <text:p text:style-name="P2">Name Resolution: The LEGB Rule<text:tab/>488</text:p>
      <text:p text:style-name="P2">Scope Example<text:tab/>490</text:p>
      <text:p text:style-name="P2">The Built-in Scope<text:tab/>491</text:p>
      <text:p text:style-name="P2">The global Statement<text:tab/>494</text:p>
      <text:p text:style-name="P2">Program Design: Minimize Global Variables<text:tab/>495</text:p>
      <text:p text:style-name="P2">Program Design: Minimize Cross-File Changes<text:tab/>497</text:p>
      <text:p text:style-name="P2">Other Ways to Access Globals<text:tab/>498</text:p>
      <text:p text:style-name="P2">Scopes and Nested Functions<text:tab/>499</text:p>
      <text:p text:style-name="P2">Nested Scope Details<text:tab/>500</text:p>
      <text:p text:style-name="P2">Nested Scope Examples<text:tab/>500</text:p>
      <text:p text:style-name="P2">Factory Functions: Closures<text:tab/>501</text:p>
      <text:p text:style-name="P2">Retaining Enclosing Scope State with Defaults<text:tab/>504</text:p>
      <text:p text:style-name="P2">The nonlocal Statement in 3.X<text:tab/>508</text:p>
      <text:p text:style-name="P2">nonlocal Basics<text:tab/>508</text:p>
      <text:p text:style-name="P2">nonlocal in Action<text:tab/>509</text:p>
      <text:p text:style-name="P2">Why nonlocal? State Retention Options<text:tab/>512</text:p>
      <text:p text:style-name="P2">State with nonlocal: 3.X only<text:tab/>512</text:p>
      <text:p text:style-name="P2">State with Globals: A Single Copy Only<text:tab/>513</text:p>
      <text:p text:style-name="P2">State with Classes: Explicit Attributes (Preview)<text:tab/>513</text:p>
      <text:p text:style-name="P2">State with Function Attributes: 3.X and 2.X<text:tab/>515</text:p>
      <text:p text:style-name="P2">Chapter Summary<text:tab/>519</text:p>
      <text:p text:style-name="P2">Test Your Knowledge: Quiz<text:tab/>519</text:p>
      <text:p text:style-name="P2">Test Your Knowledge: Answers<text:tab/>520</text:p>
      <text:p text:style-name="P2">18 Arguments<text:tab/>523</text:p>
      <text:p text:style-name="P2">Argument-Passing Basics<text:tab/>523</text:p>
      <text:p text:style-name="P2">Arguments and Shared References<text:tab/>524</text:p>
      <text:p text:style-name="P2">Avoiding Mutable Argument Changes<text:tab/>526</text:p>
      <text:p text:style-name="P2">Simulating Output Parameters and Multiple Results<text:tab/>527</text:p>
      <text:p text:style-name="P2">Special Argument-Matching Modes<text:tab/>528</text:p>
      <text:p text:style-name="P2">Argument Matching Basics<text:tab/>529</text:p>
      <text:p text:style-name="P2">Argument Matching Syntax<text:tab/>530</text:p>
      <text:p text:style-name="P2">The Gritty Details<text:tab/>531</text:p>
      <text:p text:style-name="P2">Keyword and Default Examples<text:tab/>532</text:p>
      <text:p text:style-name="P2">Arbitrary Arguments Examples<text:tab/>534</text:p>
      <text:p text:style-name="P2">Python 3.X Keyword-Only Arguments<text:tab/>539</text:p>
      <text:p text:style-name="P2">The min Wakeup Call!<text:tab/>542</text:p>
      <text:p text:style-name="P2">Full Credit<text:tab/>542</text:p>
      <text:p text:style-name="P2">Bonus Points<text:tab/>544</text:p>
      <text:p text:style-name="P2">The Punch Line<text:tab/>544</text:p>
      <text:p text:style-name="P2">Generalized Set Functions<text:tab/>545</text:p>
      <text:p text:style-name="P2">Emulating the Python 3.X print Function<text:tab/>547</text:p>
      <text:p text:style-name="P2">Using Keyword-Only Arguments<text:tab/>548</text:p>
      <text:p text:style-name="P2">Chapter Summary<text:tab/>550</text:p>
      <text:p text:style-name="P2">Test Your Knowledge: Quiz<text:tab/>551</text:p>
      <text:p text:style-name="P2">Test Your Knowledge: Answers<text:tab/>552</text:p>
      <text:p text:style-name="P2"><text:soft-page-break/>19 Advanced Function Topics<text:tab/>553</text:p>
      <text:p text:style-name="P2">Function Design Concepts<text:tab/>553</text:p>
      <text:p text:style-name="P2">Recursive Functions<text:tab/>555</text:p>
      <text:p text:style-name="P2">Summation with Recursion<text:tab/>555</text:p>
      <text:p text:style-name="P2">Coding Alternatives<text:tab/>556</text:p>
      <text:p text:style-name="P2">Loop Statements Versus Recursion<text:tab/>557</text:p>
      <text:p text:style-name="P2">Handling Arbitrary Structures<text:tab/>558</text:p>
      <text:p text:style-name="P2">Function Objects: Attributes and Annotations<text:tab/>562</text:p>
      <text:p text:style-name="P2">Indirect Function Calls: “First Class” Objects<text:tab/>562</text:p>
      <text:p text:style-name="P2">Function Introspection<text:tab/>563</text:p>
      <text:p text:style-name="P2">Function Attributes<text:tab/>564</text:p>
      <text:p text:style-name="P2">Function Annotations in 3.X<text:tab/>565</text:p>
      <text:p text:style-name="P2">Anonymous Functions: lambda<text:tab/>567</text:p>
      <text:p text:style-name="P2">lambda Basics<text:tab/>568</text:p>
      <text:p text:style-name="P2">Why Use lambda?<text:tab/>569</text:p>
      <text:p text:style-name="P2">How (Not) to Obfuscate Your Python Code<text:tab/>571</text:p>
      <text:p text:style-name="P2">Scopes: lambdas Can Be Nested Too<text:tab/>572</text:p>
      <text:p text:style-name="P2">Functional Programming Tools<text:tab/>574</text:p>
      <text:p text:style-name="P2">Mapping Functions over Iterables: map<text:tab/>574</text:p>
      <text:p text:style-name="P2">Selecting Items in Iterables: filter<text:tab/>576</text:p>
      <text:p text:style-name="P2">Combining Items in Iterables: reduce<text:tab/>576</text:p>
      <text:p text:style-name="P2">Chapter Summary<text:tab/>578</text:p>
      <text:p text:style-name="P2">Test Your Knowledge: Quiz<text:tab/>578</text:p>
      <text:p text:style-name="P2">Test Your Knowledge: Answers<text:tab/>578</text:p>
      <text:p text:style-name="P2">20 Comprehensions and Generations<text:tab/>581</text:p>
      <text:p text:style-name="P2">List Comprehensions and Functional Tools<text:tab/>581</text:p>
      <text:p text:style-name="P2">List Comprehensions Versus map<text:tab/>582</text:p>
      <text:p text:style-name="P2">Adding Tests and Nested Loops: filter<text:tab/>583</text:p>
      <text:p text:style-name="P2">Example: List Comprehensions and Matrixes<text:tab/>586</text:p>
      <text:p text:style-name="P2">Don’t Abuse List Comprehensions: KISS<text:tab/>588</text:p>
      <text:p text:style-name="P2">Generator Functions and Expressions<text:tab/>591</text:p>
      <text:p text:style-name="P2">Generator Functions: yield Versus return<text:tab/>592</text:p>
      <text:p text:style-name="P2">Generator Expressions: Iterables Meet Comprehensions<text:tab/>597</text:p>
      <text:p text:style-name="P2">Generator Functions Versus Generator Expressions<text:tab/>602</text:p>
      <text:p text:style-name="P2">Generators Are Single-Iteration Objects<text:tab/>604</text:p>
      <text:p text:style-name="P2">Generation in Built-in Types, Tools, and Classes<text:tab/>606</text:p>
      <text:p text:style-name="P2">Example: Generating Scrambled Sequences<text:tab/>609</text:p>
      <text:p text:style-name="P2">Don’t Abuse Generators: EIBTI<text:tab/>614</text:p>
      <text:p text:style-name="P2">Example: Emulating zip and map with Iteration Tools<text:tab/>617</text:p>
      <text:p text:style-name="P2">Comprehension Syntax Summary<text:tab/>622</text:p>
      <text:p text:style-name="P2">Scopes and Comprehension Variables<text:tab/>623</text:p>
      <text:p text:style-name="P2">Comprehending Set and Dictionary Comprehensions<text:tab/>624</text:p>
      <text:p text:style-name="P2">Extended Comprehension Syntax for Sets and Dictionaries<text:tab/>625</text:p>
      <text:p text:style-name="P2">Chapter Summary<text:tab/>626</text:p>
      <text:p text:style-name="P2">Test Your Knowledge: Quiz<text:tab/>626</text:p>
      <text:p text:style-name="P2">Test Your Knowledge: Answers<text:tab/>626</text:p>
      <text:p text:style-name="P2">21 The Benchmarking Interlude<text:tab/>629</text:p>
      <text:p text:style-name="P2">Timing Iteration Alternatives<text:tab/>629</text:p>
      <text:p text:style-name="P2">Timing Module: Homegrown<text:tab/>630</text:p>
      <text:p text:style-name="P2">Timing Script<text:tab/>634</text:p>
      <text:p text:style-name="P2">Timing Results<text:tab/>635</text:p>
      <text:p text:style-name="P2">Timing Module Alternatives<text:tab/>638</text:p>
      <text:p text:style-name="P2"><text:soft-page-break/>Other Suggestions<text:tab/>642</text:p>
      <text:p text:style-name="P2">Timing Iterations and Pythons with timeit<text:tab/>642</text:p>
      <text:p text:style-name="P2">Basic timeit Usage<text:tab/>643</text:p>
      <text:p text:style-name="P2">Benchmark Module and Script: timeit<text:tab/>647</text:p>
      <text:p text:style-name="P2">Benchmark Script Results<text:tab/>649</text:p>
      <text:p text:style-name="P2">More Fun with Benchmarks<text:tab/>651</text:p>
      <text:p text:style-name="P2">Other Benchmarking Topics: pystones<text:tab/>656</text:p>
      <text:p text:style-name="P2">Function Gotchas<text:tab/>656</text:p>
      <text:p text:style-name="P2">Local Names Are Detected Statically<text:tab/>657</text:p>
      <text:p text:style-name="P2">Defaults and Mutable Objects<text:tab/>658</text:p>
      <text:p text:style-name="P2">Functions Without returns<text:tab/>660</text:p>
      <text:p text:style-name="P2">Miscellaneous Function Gotchas<text:tab/>661</text:p>
      <text:p text:style-name="P2">Chapter Summary<text:tab/>661</text:p>
      <text:p text:style-name="P2">Test Your Knowledge: Quiz<text:tab/>662</text:p>
      <text:p text:style-name="P2">Test Your Knowledge: Answers<text:tab/>662</text:p>
      <text:p text:style-name="P2">Test Your Knowledge: Part IV Exercises<text:tab/>663</text:p>
      <text:p text:style-name="P2">Part V Modules and Packages</text:p>
      <text:p text:style-name="P2">22 Modules: The Big Picture<text:tab/>669</text:p>
      <text:p text:style-name="P2">Why Use Modules?<text:tab/>669</text:p>
      <text:p text:style-name="P2">Python Program Architecture<text:tab/>670</text:p>
      <text:p text:style-name="P2">How to Structure a Program<text:tab/>671</text:p>
      <text:p text:style-name="P2">Imports and Attributes<text:tab/>671</text:p>
      <text:p text:style-name="P2">Standard Library Modules<text:tab/>673</text:p>
      <text:p text:style-name="P2">How Imports Work<text:tab/>674</text:p>
      <text:p text:style-name="P2">1 Find It<text:tab/>674</text:p>
      <text:p text:style-name="P2">2 Compile It (Maybe)<text:tab/>675</text:p>
      <text:p text:style-name="P2">3 Run It<text:tab/>675</text:p>
      <text:p text:style-name="P2">Byte Code Files: __pycache__ in Python 3.2+<text:tab/>676</text:p>
      <text:p text:style-name="P2">Byte Code File Models in Action<text:tab/>677</text:p>
      <text:p text:style-name="P2">The Module Search Path<text:tab/>678</text:p>
      <text:p text:style-name="P2">Configuring the Search Path<text:tab/>681</text:p>
      <text:p text:style-name="P2">Search Path Variations<text:tab/>681</text:p>
      <text:p text:style-name="P2">The sys.path List<text:tab/>681</text:p>
      <text:p text:style-name="P2">Module File Selection<text:tab/>682</text:p>
      <text:p text:style-name="P2">Chapter Summary<text:tab/>685</text:p>
      <text:p text:style-name="P2">Test Your Knowledge: Quiz<text:tab/>685</text:p>
      <text:p text:style-name="P2">Test Your Knowledge: Answers<text:tab/>685</text:p>
      <text:p text:style-name="P2">23 Module Coding Basics<text:tab/>687</text:p>
      <text:p text:style-name="P2">Module Creation<text:tab/>687</text:p>
      <text:p text:style-name="P2">Module Filenames<text:tab/>687</text:p>
      <text:p text:style-name="P2">Other Kinds of Modules<text:tab/>688</text:p>
      <text:p text:style-name="P2">Module Usage<text:tab/>688</text:p>
      <text:p text:style-name="P2">The import Statement<text:tab/>689</text:p>
      <text:p text:style-name="P2">The from Statement<text:tab/>689</text:p>
      <text:p text:style-name="P2">The from * Statement<text:tab/>689</text:p>
      <text:p text:style-name="P2">Imports Happen Only Once<text:tab/>690</text:p>
      <text:p text:style-name="P2">import and from Are Assignments<text:tab/>691</text:p>
      <text:p text:style-name="P2">import and from Equivalence<text:tab/>692</text:p>
      <text:p text:style-name="P2">Potential Pitfalls of the from Statement<text:tab/>693</text:p>
      <text:p text:style-name="P2">Module Namespaces<text:tab/>694</text:p>
      <text:p text:style-name="P2">Files Generate Namespaces<text:tab/>695</text:p>
      <text:p text:style-name="P2">Namespace Dictionaries: __dict__<text:tab/>696</text:p>
      <text:p text:style-name="P2"><text:soft-page-break/>Attribute Name Qualification<text:tab/>697</text:p>
      <text:p text:style-name="P2">Imports Versus Scopes<text:tab/>698</text:p>
      <text:p text:style-name="P2">Namespace Nesting<text:tab/>699</text:p>
      <text:p text:style-name="P2">Reloading Modules<text:tab/>700</text:p>
      <text:p text:style-name="P2">reload Basics<text:tab/>701</text:p>
      <text:p text:style-name="P2">reload Example<text:tab/>702</text:p>
      <text:p text:style-name="P2">Chapter Summary<text:tab/>703</text:p>
      <text:p text:style-name="P2">Test Your Knowledge: Quiz<text:tab/>704</text:p>
      <text:p text:style-name="P2">Test Your Knowledge: Answers<text:tab/>704</text:p>
      <text:p text:style-name="P2">24 Module Packages<text:tab/>707</text:p>
      <text:p text:style-name="P2">Package Import Basics<text:tab/>708</text:p>
      <text:p text:style-name="P2">Packages and Search Path Settings<text:tab/>708</text:p>
      <text:p text:style-name="P2">Package __init__.py Files<text:tab/>709</text:p>
      <text:p text:style-name="P2">Package Import Example<text:tab/>711</text:p>
      <text:p text:style-name="P2">from Versus import with Packages<text:tab/>713</text:p>
      <text:p text:style-name="P2">Why Use Package Imports?<text:tab/>713</text:p>
      <text:p text:style-name="P2">A Tale of Three Systems<text:tab/>714</text:p>
      <text:p text:style-name="P2">Package Relative Imports<text:tab/>717</text:p>
      <text:p text:style-name="P2">Changes in Python 3.X<text:tab/>718</text:p>
      <text:p text:style-name="P2">Relative Import Basics<text:tab/>718</text:p>
      <text:p text:style-name="P2">Why Relative Imports?<text:tab/>720</text:p>
      <text:p text:style-name="P2">The Scope of Relative Imports<text:tab/>722</text:p>
      <text:p text:style-name="P2">Module Lookup Rules Summary<text:tab/>723</text:p>
      <text:p text:style-name="P2">Relative Imports in Action<text:tab/>723</text:p>
      <text:p text:style-name="P2">Pitfalls of Package-Relative Imports: Mixed Use<text:tab/>729</text:p>
      <text:p text:style-name="P2">Python 3.3 Namespace Packages<text:tab/>734</text:p>
      <text:p text:style-name="P2">Namespace Package Semantics<text:tab/>735</text:p>
      <text:p text:style-name="P2">Impacts on Regular Packages: Optional __init__.py<text:tab/>736</text:p>
      <text:p text:style-name="P2">Namespace Packages in Action<text:tab/>737</text:p>
      <text:p text:style-name="P2">Namespace Package Nesting<text:tab/>738</text:p>
      <text:p text:style-name="P2">Files Still Have Precedence over Directories<text:tab/>740</text:p>
      <text:p text:style-name="P2">Chapter Summary<text:tab/>742</text:p>
      <text:p text:style-name="P2">Test Your Knowledge: Quiz<text:tab/>742</text:p>
      <text:p text:style-name="P2">Test Your Knowledge: Answers<text:tab/>742</text:p>
      <text:p text:style-name="P2">25 Advanced Module Topics<text:tab/>745</text:p>
      <text:p text:style-name="P2">Module Design Concepts<text:tab/>745</text:p>
      <text:p text:style-name="P2">Data Hiding in Modules<text:tab/>747</text:p>
      <text:p text:style-name="P2">Minimizing from * Damage: _X and __all__<text:tab/>747</text:p>
      <text:p text:style-name="P2">Enabling Future Language Features: __future__<text:tab/>748</text:p>
      <text:p text:style-name="P2">Mixed Usage Modes: __name__ and __main__<text:tab/>749</text:p>
      <text:p text:style-name="P2">Unit Tests with __name__<text:tab/>750</text:p>
      <text:p text:style-name="P2">Example: Dual Mode Code<text:tab/>751</text:p>
      <text:p text:style-name="P2">Currency Symbols: Unicode in Action<text:tab/>754</text:p>
      <text:p text:style-name="P2">Docstrings: Module Documentation at Work<text:tab/>756</text:p>
      <text:p text:style-name="P2">Changing the Module Search Path<text:tab/>756</text:p>
      <text:p text:style-name="P2">The as Extension for import and from<text:tab/>758</text:p>
      <text:p text:style-name="P2">Example: Modules Are Objects<text:tab/>759</text:p>
      <text:p text:style-name="P2">Importing Modules by Name String<text:tab/>761</text:p>
      <text:p text:style-name="P2">Running Code Strings<text:tab/>762</text:p>
      <text:p text:style-name="P2">Direct Calls: Two Options<text:tab/>762</text:p>
      <text:p text:style-name="P2">Example: Transitive Module Reloads<text:tab/>763</text:p>
      <text:p text:style-name="P2">A Recursive Reloader<text:tab/>764</text:p>
      <text:p text:style-name="P2"><text:soft-page-break/>Alternative Codings<text:tab/>767</text:p>
      <text:p text:style-name="P2">Module Gotchas<text:tab/>770</text:p>
      <text:p text:style-name="P2">Module Name Clashes: Package and Package-Relative Imports<text:tab/>771</text:p>
      <text:p text:style-name="P2">Statement Order Matters in Top-Level Code<text:tab/>771</text:p>
      <text:p text:style-name="P2">from Copies Names but Doesn’t Link<text:tab/>772</text:p>
      <text:p text:style-name="P2">from * Can Obscure the Meaning of Variables<text:tab/>773</text:p>
      <text:p text:style-name="P2">reload May Not Impact from Imports<text:tab/>773</text:p>
      <text:p text:style-name="P2">reload, from, and Interactive Testing<text:tab/>774</text:p>
      <text:p text:style-name="P2">Recursive from Imports May Not Work<text:tab/>775</text:p>
      <text:p text:style-name="P2">Chapter Summary<text:tab/>776</text:p>
      <text:p text:style-name="P2">Test Your Knowledge: Quiz<text:tab/>777</text:p>
      <text:p text:style-name="P2">Test Your Knowledge: Answers<text:tab/>777</text:p>
      <text:p text:style-name="P2">Test Your Knowledge: Part V Exercises<text:tab/>778</text:p>
      <text:p text:style-name="P2">Part VI Classes and OOP</text:p>
      <text:p text:style-name="P2">26 OOP: The Big Picture<text:tab/>783</text:p>
      <text:p text:style-name="P2">Why Use Classes?<text:tab/>784</text:p>
      <text:p text:style-name="P2">OOP from 30,000 Feet<text:tab/>785</text:p>
      <text:p text:style-name="P2">Attribute Inheritance Search<text:tab/>785</text:p>
      <text:p text:style-name="P2">Classes and Instances<text:tab/>788</text:p>
      <text:p text:style-name="P2">Method Calls<text:tab/>788</text:p>
      <text:p text:style-name="P2">Coding Class Trees<text:tab/>789</text:p>
      <text:p text:style-name="P2">Operator Overloading<text:tab/>791</text:p>
      <text:p text:style-name="P2">OOP Is About Code Reuse<text:tab/>792</text:p>
      <text:p text:style-name="P2">Chapter Summary<text:tab/>795</text:p>
      <text:p text:style-name="P2">Test Your Knowledge: Quiz<text:tab/>795</text:p>
      <text:p text:style-name="P2">Test Your Knowledge: Answers<text:tab/>795</text:p>
      <text:p text:style-name="P2">27 Class Coding Basics<text:tab/>797</text:p>
      <text:p text:style-name="P2">Classes Generate Multiple Instance Objects<text:tab/>797</text:p>
      <text:p text:style-name="P2">Class Objects Provide Default Behavior<text:tab/>798</text:p>
      <text:p text:style-name="P2">Instance Objects Are Concrete Items<text:tab/>798</text:p>
      <text:p text:style-name="P2">A First Example<text:tab/>799</text:p>
      <text:p text:style-name="P2">Classes Are Customized by Inheritance<text:tab/>801</text:p>
      <text:p text:style-name="P2">A Second Example<text:tab/>802</text:p>
      <text:p text:style-name="P2">Classes Are Attributes in Modules<text:tab/>804</text:p>
      <text:p text:style-name="P2">Classes Can Intercept Python Operators<text:tab/>805</text:p>
      <text:p text:style-name="P2">A Third Example<text:tab/>806</text:p>
      <text:p text:style-name="P2">Why Use Operator Overloading?<text:tab/>808</text:p>
      <text:p text:style-name="P2">The World’s Simplest Python Class<text:tab/>809</text:p>
      <text:p text:style-name="P2">Records Revisited: Classes Versus Dictionaries<text:tab/>812</text:p>
      <text:p text:style-name="P2">Chapter Summary<text:tab/>814</text:p>
      <text:p text:style-name="P2">Test Your Knowledge: Quiz<text:tab/>815</text:p>
      <text:p text:style-name="P2">Test Your Knowledge: Answers<text:tab/>815</text:p>
      <text:p text:style-name="P2">28 A More Realistic Example<text:tab/>817</text:p>
      <text:p text:style-name="P2">Step 1: Making Instances<text:tab/>818</text:p>
      <text:p text:style-name="P2">Coding Constructors<text:tab/>818</text:p>
      <text:p text:style-name="P2">Testing As You Go<text:tab/>819</text:p>
      <text:p text:style-name="P2">Using Code Two Ways<text:tab/>820</text:p>
      <text:p text:style-name="P2">Step 2: Adding Behavior Methods<text:tab/>822</text:p>
      <text:p text:style-name="P2">Coding Methods<text:tab/>824</text:p>
      <text:p text:style-name="P2">Step 3: Operator Overloading<text:tab/>826</text:p>
      <text:p text:style-name="P2">Providing Print Displays<text:tab/>826</text:p>
      <text:p text:style-name="P2">Step 4: Customizing Behavior by Subclassing<text:tab/>828</text:p>
      <text:p text:style-name="P2"><text:soft-page-break/>Coding Subclasses<text:tab/>828</text:p>
      <text:p text:style-name="P2">Augmenting Methods: The Bad Way<text:tab/>829</text:p>
      <text:p text:style-name="P2">Augmenting Methods: The Good Way<text:tab/>829</text:p>
      <text:p text:style-name="P2">Polymorphism in Action<text:tab/>832</text:p>
      <text:p text:style-name="P2">Inherit, Customize, and Extend<text:tab/>833</text:p>
      <text:p text:style-name="P2">OOP: The Big Idea<text:tab/>833</text:p>
      <text:p text:style-name="P2">Step 5: Customizing Constructors, Too<text:tab/>834</text:p>
      <text:p text:style-name="P2">OOP Is Simpler Than You May Think<text:tab/>836</text:p>
      <text:p text:style-name="P2">Other Ways to Combine Classes<text:tab/>836</text:p>
      <text:p text:style-name="P2">Step 6: Using Introspection Tools<text:tab/>840</text:p>
      <text:p text:style-name="P2">Special Class Attributes<text:tab/>840</text:p>
      <text:p text:style-name="P2">A Generic Display Tool<text:tab/>842</text:p>
      <text:p text:style-name="P2">Instance Versus Class Attributes<text:tab/>843</text:p>
      <text:p text:style-name="P2">Name Considerations in Tool Classes<text:tab/>844</text:p>
      <text:p text:style-name="P2">Our Classes’ Final Form<text:tab/>845</text:p>
      <text:p text:style-name="P2">Step 7 (Final): Storing Objects in a Database<text:tab/>847</text:p>
      <text:p text:style-name="P2">Pickles and Shelves<text:tab/>847</text:p>
      <text:p text:style-name="P2">Storing Objects on a Shelve Database<text:tab/>848</text:p>
      <text:p text:style-name="P2">Exploring Shelves Interactively<text:tab/>849</text:p>
      <text:p text:style-name="P2">Updating Objects on a Shelve<text:tab/>851</text:p>
      <text:p text:style-name="P2">Future Directions<text:tab/>853</text:p>
      <text:p text:style-name="P2">Chapter Summary<text:tab/>855</text:p>
      <text:p text:style-name="P2">Test Your Knowledge: Quiz<text:tab/>855</text:p>
      <text:p text:style-name="P2">Test Your Knowledge: Answers<text:tab/>856</text:p>
      <text:p text:style-name="P2">29 Class Coding Details<text:tab/>859</text:p>
      <text:p text:style-name="P2">The class Statement<text:tab/>859</text:p>
      <text:p text:style-name="P2">General Form<text:tab/>860</text:p>
      <text:p text:style-name="P2">Example<text:tab/>860</text:p>
      <text:p text:style-name="P2">Methods<text:tab/>862</text:p>
      <text:p text:style-name="P2">Method Example<text:tab/>863</text:p>
      <text:p text:style-name="P2">Calling Superclass Constructors<text:tab/>864</text:p>
      <text:p text:style-name="P2">Other Method Call Possibilities<text:tab/>864</text:p>
      <text:p text:style-name="P2">Inheritance<text:tab/>865</text:p>
      <text:p text:style-name="P2">Attribute Tree Construction<text:tab/>865</text:p>
      <text:p text:style-name="P2">Specializing Inherited Methods<text:tab/>866</text:p>
      <text:p text:style-name="P2">Class Interface Techniques<text:tab/>867</text:p>
      <text:p text:style-name="P2">Abstract Superclasses<text:tab/>869</text:p>
      <text:p text:style-name="P2">Namespaces: The Conclusion<text:tab/>872</text:p>
      <text:p text:style-name="P2">Simple Names: Global Unless Assigned<text:tab/>872</text:p>
      <text:p text:style-name="P2">Attribute Names: Object Namespaces<text:tab/>872</text:p>
      <text:p text:style-name="P2">The “Zen” of Namespaces: Assignments Classify Names<text:tab/>873</text:p>
      <text:p text:style-name="P2">Nested Classes: The LEGB Scopes Rule Revisited<text:tab/>875</text:p>
      <text:p text:style-name="P2">Namespace Dictionaries: Review<text:tab/>878</text:p>
      <text:p text:style-name="P2">Namespace Links: A Tree Climber<text:tab/>880</text:p>
      <text:p text:style-name="P2">Documentation Strings Revisited<text:tab/>882</text:p>
      <text:p text:style-name="P2">Classes Versus Modules<text:tab/>884</text:p>
      <text:p text:style-name="P2">Chapter Summary<text:tab/>884</text:p>
      <text:p text:style-name="P2">Test Your Knowledge: Quiz<text:tab/>884</text:p>
      <text:p text:style-name="P2">Test Your Knowledge: Answers<text:tab/>885</text:p>
      <text:p text:style-name="P2">30 Operator Overloading<text:tab/>887</text:p>
      <text:p text:style-name="P2">The Basics<text:tab/>887</text:p>
      <text:p text:style-name="P2">Constructors and Expressions: __init__ and __sub__<text:tab/>888</text:p>
      <text:p text:style-name="P2"><text:soft-page-break/>Common Operator Overloading Methods<text:tab/>888</text:p>
      <text:p text:style-name="P2">Indexing and Slicing: __getitem__ and __setitem__<text:tab/>890</text:p>
      <text:p text:style-name="P2">Intercepting Slices<text:tab/>891</text:p>
      <text:p text:style-name="P2">Slicing and Indexing in Python 2.X<text:tab/>893</text:p>
      <text:p text:style-name="P2">But 3.X’s __index__ Is Not Indexing!<text:tab/>894</text:p>
      <text:p text:style-name="P2">Index Iteration: __getitem__<text:tab/>894</text:p>
      <text:p text:style-name="P2">Iterable Objects: __iter__ and __next__<text:tab/>895</text:p>
      <text:p text:style-name="P2">User-Defined Iterables<text:tab/>896</text:p>
      <text:p text:style-name="P2">Multiple Iterators on One Object<text:tab/>899</text:p>
      <text:p text:style-name="P2">Coding Alternative: __iter__ plus yield<text:tab/>902</text:p>
      <text:p text:style-name="P2">Membership: __contains__, __iter__, and __getitem__<text:tab/>906</text:p>
      <text:p text:style-name="P2">Attribute Access: __getattr__ and __setattr__<text:tab/>909</text:p>
      <text:p text:style-name="P2">Attribute Reference<text:tab/>909</text:p>
      <text:p text:style-name="P2">Attribute Assignment and Deletion<text:tab/>910</text:p>
      <text:p text:style-name="P2">Other Attribute Management Tools<text:tab/>912</text:p>
      <text:p text:style-name="P2">Emulating Privacy for Instance Attributes: Part 1<text:tab/>912</text:p>
      <text:p text:style-name="P2">String Representation: __repr__ and __str__<text:tab/>913</text:p>
      <text:p text:style-name="P2">Why Two Display Methods?<text:tab/>914</text:p>
      <text:p text:style-name="P2">Display Usage Notes<text:tab/>916</text:p>
      <text:p text:style-name="P2">Right-Side and In-Place Uses: __radd__ and __iadd__<text:tab/>917</text:p>
      <text:p text:style-name="P2">Right-Side Addition<text:tab/>917</text:p>
      <text:p text:style-name="P2">In-Place Addition<text:tab/>920</text:p>
      <text:p text:style-name="P2">Call Expressions: __call__<text:tab/>921</text:p>
      <text:p text:style-name="P2">Function Interfaces and Callback-Based Code<text:tab/>923</text:p>
      <text:p text:style-name="P2">Comparisons: __lt__, __gt__, and Others<text:tab/>925</text:p>
      <text:p text:style-name="P2">The __cmp__ Method in Python 2.X<text:tab/>926</text:p>
      <text:p text:style-name="P2">Boolean Tests: __bool__ and __len__<text:tab/>927</text:p>
      <text:p text:style-name="P2">Boolean Methods in Python 2.X<text:tab/>928</text:p>
      <text:p text:style-name="P2">Object Destruction: __del__<text:tab/>929</text:p>
      <text:p text:style-name="P2">Destructor Usage Notes<text:tab/>930</text:p>
      <text:p text:style-name="P2">Chapter Summary<text:tab/>931</text:p>
      <text:p text:style-name="P2">Test Your Knowledge: Quiz<text:tab/>931</text:p>
      <text:p text:style-name="P2">Test Your Knowledge: Answers<text:tab/>931</text:p>
      <text:p text:style-name="P2">31 Designing with Classes<text:tab/>933</text:p>
      <text:p text:style-name="P2">Python and OOP<text:tab/>933</text:p>
      <text:p text:style-name="P2">Polymorphism Means Interfaces, Not Call Signatures<text:tab/>934</text:p>
      <text:p text:style-name="P2">OOP and Inheritance: “Is-a” Relationships<text:tab/>935</text:p>
      <text:p text:style-name="P2">OOP and Composition: “Has-a” Relationships<text:tab/>937</text:p>
      <text:p text:style-name="P2">Stream Processors Revisited<text:tab/>938</text:p>
      <text:p text:style-name="P2">OOP and Delegation: “Wrapper” Proxy Objects<text:tab/>942</text:p>
      <text:p text:style-name="P2">Pseudoprivate Class Attributes<text:tab/>944</text:p>
      <text:p text:style-name="P2">Name Mangling Overview<text:tab/>945</text:p>
      <text:p text:style-name="P2">Why Use Pseudoprivate Attributes?<text:tab/>945</text:p>
      <text:p text:style-name="P2">Methods Are Objects: Bound or Unbound<text:tab/>948</text:p>
      <text:p text:style-name="P2">Unbound Methods Are Functions in 3.X<text:tab/>950</text:p>
      <text:p text:style-name="P2">Bound Methods and Other Callable Objects<text:tab/>951</text:p>
      <text:p text:style-name="P2">Classes Are Objects: Generic Object Factories<text:tab/>954</text:p>
      <text:p text:style-name="P2">Why Factories?<text:tab/>955</text:p>
      <text:p text:style-name="P2">Multiple Inheritance: “Mix-in” Classes<text:tab/>956</text:p>
      <text:p text:style-name="P2">Coding Mix-in Display Classes<text:tab/>957</text:p>
      <text:p text:style-name="P2">Other Design-Related Topics<text:tab/>977</text:p>
      <text:p text:style-name="P2">Chapter Summary<text:tab/>977</text:p>
      <text:p text:style-name="P2"><text:soft-page-break/>Test Your Knowledge: Quiz<text:tab/>978</text:p>
      <text:p text:style-name="P2">Test Your Knowledge: Answers<text:tab/>978</text:p>
      <text:p text:style-name="P2">32 Advanced Class Topics<text:tab/>979</text:p>
      <text:p text:style-name="P2">Extending Built-in Types<text:tab/>980</text:p>
      <text:p text:style-name="P2">Extending Types by Embedding<text:tab/>980</text:p>
      <text:p text:style-name="P2">Extending Types by Subclassing<text:tab/>981</text:p>
      <text:p text:style-name="P2">The “New Style” Class Model<text:tab/>983</text:p>
      <text:p text:style-name="P2">Just How New Is New-Style?<text:tab/>984</text:p>
      <text:p text:style-name="P2">New-Style Class Changes<text:tab/>985</text:p>
      <text:p text:style-name="P2">Attribute Fetch for Built-ins Skips Instances<text:tab/>987</text:p>
      <text:p text:style-name="P2">Type Model Changes<text:tab/>992</text:p>
      <text:p text:style-name="P2">All Classes Derive from “object”<text:tab/>995</text:p>
      <text:p text:style-name="P2">Diamond Inheritance Change<text:tab/>997</text:p>
      <text:p text:style-name="P2">More on the MRO: Method Resolution Order<text:tab/>1001</text:p>
      <text:p text:style-name="P2">Example: Mapping Attributes to Inheritance Sources<text:tab/>1004</text:p>
      <text:p text:style-name="P2">New-Style Class Extensions<text:tab/>1010</text:p>
      <text:p text:style-name="P2">Slots: Attribute Declarations<text:tab/>1010</text:p>
      <text:p text:style-name="P2">Properties: Attribute Accessors<text:tab/>1020</text:p>
      <text:p text:style-name="P2">__getattribute__ and Descriptors: Attribute Tools<text:tab/>1023</text:p>
      <text:p text:style-name="P2">Other Class Changes and Extensions<text:tab/>1023</text:p>
      <text:p text:style-name="P2">Static and Class Methods<text:tab/>1024</text:p>
      <text:p text:style-name="P2">Why the Special Methods?<text:tab/>1024</text:p>
      <text:p text:style-name="P2">Static Methods in 2.X and 3.X<text:tab/>1025</text:p>
      <text:p text:style-name="P2">Static Method Alternatives<text:tab/>1027</text:p>
      <text:p text:style-name="P2">Using Static and Class Methods<text:tab/>1028</text:p>
      <text:p text:style-name="P2">Counting Instances with Static Methods<text:tab/>1030</text:p>
      <text:p text:style-name="P2">Counting Instances with Class Methods<text:tab/>1031</text:p>
      <text:p text:style-name="P2">Decorators and Metaclasses: Part 1<text:tab/>1034</text:p>
      <text:p text:style-name="P2">Function Decorator Basics<text:tab/>1035</text:p>
      <text:p text:style-name="P2">A First Look at User-Defined Function Decorators<text:tab/>1037</text:p>
      <text:p text:style-name="P2">A First Look at Class Decorators and Metaclasses<text:tab/>1038</text:p>
      <text:p text:style-name="P2">For More Details<text:tab/>1040</text:p>
      <text:p text:style-name="P2">The super Built-in Function: For Better or Worse?<text:tab/>1041</text:p>
      <text:p text:style-name="P2">The Great super Debate<text:tab/>1041</text:p>
      <text:p text:style-name="P2">Traditional Superclass Call Form: Portable, General<text:tab/>1042</text:p>
      <text:p text:style-name="P2">Basic super Usage and Its Tradeoffs<text:tab/>1043</text:p>
      <text:p text:style-name="P2">The super Upsides: Tree Changes and Dispatch<text:tab/>1049</text:p>
      <text:p text:style-name="P2">Runtime Class Changes and super<text:tab/>1049</text:p>
      <text:p text:style-name="P2">Cooperative Multiple Inheritance Method Dispatch<text:tab/>1050</text:p>
      <text:p text:style-name="P2">The super Summary<text:tab/>1062</text:p>
      <text:p text:style-name="P2">Class Gotchas<text:tab/>1064</text:p>
      <text:p text:style-name="P2">Changing Class Attributes Can Have Side Effects<text:tab/>1064</text:p>
      <text:p text:style-name="P2">Changing Mutable Class Attributes Can Have Side Effects, Too<text:tab/>1065</text:p>
      <text:p text:style-name="P2">Multiple Inheritance: Order Matters<text:tab/>1066</text:p>
      <text:p text:style-name="P2">Scopes in Methods and Classes<text:tab/>1068</text:p>
      <text:p text:style-name="P2">Miscellaneous Class Gotchas<text:tab/>1069</text:p>
      <text:p text:style-name="P2">KISS Revisited: “Overwrapping-itis”<text:tab/>1070</text:p>
      <text:p text:style-name="P2">Chapter Summary<text:tab/>1070</text:p>
      <text:p text:style-name="P2">Test Your Knowledge: Quiz<text:tab/>1071</text:p>
      <text:p text:style-name="P2">Test Your Knowledge: Answers<text:tab/>1071</text:p>
      <text:p text:style-name="P2">Test Your Knowledge: Part VI Exercises<text:tab/>1072</text:p>
      <text:p text:style-name="P2">Part VII Exceptions and Tools</text:p>
      <text:p text:style-name="P2"><text:soft-page-break/>33 Exception Basics<text:tab/>1081</text:p>
      <text:p text:style-name="P2">Why Use Exceptions?<text:tab/>1081</text:p>
      <text:p text:style-name="P2">Exception Roles<text:tab/>1082</text:p>
      <text:p text:style-name="P2">Exceptions: The Short Story<text:tab/>1083</text:p>
      <text:p text:style-name="P2">Default Exception Handler<text:tab/>1083</text:p>
      <text:p text:style-name="P2">Catching Exceptions<text:tab/>1084</text:p>
      <text:p text:style-name="P2">Raising Exceptions<text:tab/>1085</text:p>
      <text:p text:style-name="P2">User-Defined Exceptions<text:tab/>1086</text:p>
      <text:p text:style-name="P2">Termination Actions<text:tab/>1087</text:p>
      <text:p text:style-name="P2">Chapter Summary<text:tab/>1089</text:p>
      <text:p text:style-name="P2">Test Your Knowledge: Quiz<text:tab/>1090</text:p>
      <text:p text:style-name="P2">Test Your Knowledge: Answers<text:tab/>1090</text:p>
      <text:p text:style-name="P2">34 Exception Coding Details<text:tab/>1093</text:p>
      <text:p text:style-name="P2">The try/except/else Statement<text:tab/>1093</text:p>
      <text:p text:style-name="P2">How try Statements Work<text:tab/>1094</text:p>
      <text:p text:style-name="P2">try Statement Clauses<text:tab/>1095</text:p>
      <text:p text:style-name="P2">The try else Clause<text:tab/>1098</text:p>
      <text:p text:style-name="P2">Example: Default Behavior<text:tab/>1098</text:p>
      <text:p text:style-name="P2">Example: Catching Built-in Exceptions<text:tab/>1100</text:p>
      <text:p text:style-name="P2">The try/finally Statement<text:tab/>1100</text:p>
      <text:p text:style-name="P2">Example: Coding Termination Actions with try/finally<text:tab/>1101</text:p>
      <text:p text:style-name="P2">Unified try/except/finally<text:tab/>1102</text:p>
      <text:p text:style-name="P2">Unified try Statement Syntax<text:tab/>1104</text:p>
      <text:p text:style-name="P2">Combining finally and except by Nesting<text:tab/>1104</text:p>
      <text:p text:style-name="P2">Unified try Example<text:tab/>1105</text:p>
      <text:p text:style-name="P2">The raise Statement<text:tab/>1106</text:p>
      <text:p text:style-name="P2">Raising Exceptions<text:tab/>1107</text:p>
      <text:p text:style-name="P2">Scopes and try except Variables<text:tab/>1108</text:p>
      <text:p text:style-name="P2">Propagating Exceptions with raise<text:tab/>1110</text:p>
      <text:p text:style-name="P2">Python 3.X Exception Chaining: raise from<text:tab/>1110</text:p>
      <text:p text:style-name="P2">The assert Statement<text:tab/>1112</text:p>
      <text:p text:style-name="P2">Example: Trapping Constraints (but Not Errors!)<text:tab/>1113</text:p>
      <text:p text:style-name="P2">with/as Context Managers<text:tab/>1114</text:p>
      <text:p text:style-name="P2">Basic Usage<text:tab/>1114</text:p>
      <text:p text:style-name="P2">The Context Management Protocol<text:tab/>1116</text:p>
      <text:p text:style-name="P2">Multiple Context Managers in 3.1, 2.7, and Later<text:tab/>1118</text:p>
      <text:p text:style-name="P2">Chapter Summary<text:tab/>1119</text:p>
      <text:p text:style-name="P2">Test Your Knowledge: Quiz<text:tab/>1120</text:p>
      <text:p text:style-name="P2">Test Your Knowledge: Answers<text:tab/>1120</text:p>
      <text:p text:style-name="P2">35 Exception Objects<text:tab/>1123</text:p>
      <text:p text:style-name="P2">Exceptions: Back to the Future<text:tab/>1124</text:p>
      <text:p text:style-name="P2">String Exceptions Are Right Out!<text:tab/>1124</text:p>
      <text:p text:style-name="P2">Class-Based Exceptions<text:tab/>1125</text:p>
      <text:p text:style-name="P2">Coding Exceptions Classes<text:tab/>1126</text:p>
      <text:p text:style-name="P2">Why Exception Hierarchies?<text:tab/>1128</text:p>
      <text:p text:style-name="P2">Built-in Exception Classes<text:tab/>1131</text:p>
      <text:p text:style-name="P2">Built-in Exception Categories<text:tab/>1132</text:p>
      <text:p text:style-name="P2">Default Printing and State<text:tab/>1133</text:p>
      <text:p text:style-name="P2">Custom Print Displays<text:tab/>1135</text:p>
      <text:p text:style-name="P2">Custom Data and Behavior<text:tab/>1136</text:p>
      <text:p text:style-name="P2">Providing Exception Details<text:tab/>1136</text:p>
      <text:p text:style-name="P2">Providing Exception Methods<text:tab/>1137</text:p>
      <text:p text:style-name="P2"><text:soft-page-break/>Chapter Summary<text:tab/>1139</text:p>
      <text:p text:style-name="P2">Test Your Knowledge: Quiz<text:tab/>1139</text:p>
      <text:p text:style-name="P2">Test Your Knowledge: Answers<text:tab/>1139</text:p>
      <text:p text:style-name="P2">36 Designing with Exceptions<text:tab/>1141</text:p>
      <text:p text:style-name="P2">Nesting Exception Handlers<text:tab/>1141</text:p>
      <text:p text:style-name="P2">Example: Control-Flow Nesting<text:tab/>1143</text:p>
      <text:p text:style-name="P2">Example: Syntactic Nesting<text:tab/>1143</text:p>
      <text:p text:style-name="P2">Exception Idioms<text:tab/>1145</text:p>
      <text:p text:style-name="P2">Breaking Out of Multiple Nested Loops: “go to”<text:tab/>1145</text:p>
      <text:p text:style-name="P2">Exceptions Aren’t Always Errors<text:tab/>1146</text:p>
      <text:p text:style-name="P2">Functions Can Signal Conditions with raise<text:tab/>1147</text:p>
      <text:p text:style-name="P2">Closing Files and Server Connections<text:tab/>1148</text:p>
      <text:p text:style-name="P2">Debugging with Outer try Statements<text:tab/>1149</text:p>
      <text:p text:style-name="P2">Running In-Process Tests<text:tab/>1149</text:p>
      <text:p text:style-name="P2">More on sys.exc_info<text:tab/>1150</text:p>
      <text:p text:style-name="P2">Displaying Errors and Tracebacks<text:tab/>1151</text:p>
      <text:p text:style-name="P2">Exception Design Tips and Gotchas<text:tab/>1152</text:p>
      <text:p text:style-name="P2">What Should Be Wrapped<text:tab/>1152</text:p>
      <text:p text:style-name="P2">Catching Too Much: Avoid Empty except and Exception<text:tab/>1153</text:p>
      <text:p text:style-name="P2">Catching Too Little: Use Class-Based Categories<text:tab/>1155</text:p>
      <text:p text:style-name="P2">Core Language Summary<text:tab/>1155</text:p>
      <text:p text:style-name="P2">The Python Toolset<text:tab/>1156</text:p>
      <text:p text:style-name="P2">Development Tools for Larger Projects<text:tab/>1157</text:p>
      <text:p text:style-name="P2">Chapter Summary<text:tab/>1160</text:p>
      <text:p text:style-name="P2">Test Your Knowledge: Quiz<text:tab/>1161</text:p>
      <text:p text:style-name="P2">Test Your Knowledge: Answers<text:tab/>1161</text:p>
      <text:p text:style-name="P2">Test Your Knowledge: Part VII Exercises<text:tab/>1161</text:p>
      <text:p text:style-name="P2">Part VIII Advanced Topics</text:p>
      <text:p text:style-name="P2">37 Unicode and Byte Strings<text:tab/>1165</text:p>
      <text:p text:style-name="P2">String Changes in 3.X<text:tab/>1166</text:p>
      <text:p text:style-name="P2">String Basics<text:tab/>1167</text:p>
      <text:p text:style-name="P2">Character Encoding Schemes<text:tab/>1167</text:p>
      <text:p text:style-name="P2">How Python Stores Strings in Memory<text:tab/>1170</text:p>
      <text:p text:style-name="P2">Python’s String Types<text:tab/>1171</text:p>
      <text:p text:style-name="P2">Text and Binary Files<text:tab/>1173</text:p>
      <text:p text:style-name="P2">Coding Basic Strings 1174</text:p>
      <text:p text:style-name="P2">Python 3.X String Literals<text:tab/>1175</text:p>
      <text:p text:style-name="P2">Python 2.X String Literals<text:tab/>1176</text:p>
      <text:p text:style-name="P2">String Type Conversions<text:tab/>1177</text:p>
      <text:p text:style-name="P2">Coding Unicode Strings 1178</text:p>
      <text:p text:style-name="P2">Coding ASCII Text<text:tab/>1178</text:p>
      <text:p text:style-name="P2">Coding Non-ASCII Text<text:tab/>1179</text:p>
      <text:p text:style-name="P2">Encoding and Decoding Non-ASCII text<text:tab/>1180</text:p>
      <text:p text:style-name="P2">Other Encoding Schemes<text:tab/>1181</text:p>
      <text:p text:style-name="P2">Byte String Literals: Encoded Text<text:tab/>1183</text:p>
      <text:p text:style-name="P2">Converting Encodings<text:tab/>1184</text:p>
      <text:p text:style-name="P2">Coding Unicode Strings in Python 2.X<text:tab/>1185</text:p>
      <text:p text:style-name="P2">Source File Character Set Encoding Declarations<text:tab/>1187</text:p>
      <text:p text:style-name="P2">Using 3.X bytes Objects 1189</text:p>
      <text:p text:style-name="P2">Method Calls<text:tab/>1189</text:p>
      <text:p text:style-name="P2">Sequence Operations<text:tab/>1190</text:p>
      <text:p text:style-name="P2">Other Ways to Make bytes Objects<text:tab/>1191</text:p>
      <text:p text:style-name="P2"><text:soft-page-break/>Mixing String Types<text:tab/>1192</text:p>
      <text:p text:style-name="P2">Using 3.X/2.6+ bytearray Objects 1192</text:p>
      <text:p text:style-name="P2">bytearrays in Action<text:tab/>1193</text:p>
      <text:p text:style-name="P2">Python 3.X String Types Summary<text:tab/>1195</text:p>
      <text:p text:style-name="P2">Using Text and Binary Files 1195</text:p>
      <text:p text:style-name="P2">Text File Basics<text:tab/>1196</text:p>
      <text:p text:style-name="P2">Text and Binary Modes in 2.X and 3.X<text:tab/>1197</text:p>
      <text:p text:style-name="P2">Type and Content Mismatches in 3.X<text:tab/>1198</text:p>
      <text:p text:style-name="P2">Using Unicode Files 1199</text:p>
      <text:p text:style-name="P2">Reading and Writing Unicode in 3.X<text:tab/>1199</text:p>
      <text:p text:style-name="P2">Handling the BOM in 3.X<text:tab/>1201</text:p>
      <text:p text:style-name="P2">Unicode Files in 2.X<text:tab/>1204</text:p>
      <text:p text:style-name="P2">Unicode Filenames and Streams<text:tab/>1205</text:p>
      <text:p text:style-name="P2">Other String Tool Changes in 3.X 1206</text:p>
      <text:p text:style-name="P2">The re Pattern-Matching Module<text:tab/>1206</text:p>
      <text:p text:style-name="P2">The struct Binary Data Module<text:tab/>1207</text:p>
      <text:p text:style-name="P2">The pickle Object Serialization Module<text:tab/>1209</text:p>
      <text:p text:style-name="P2">XML Parsing Tools<text:tab/>1211</text:p>
      <text:p text:style-name="P2">Chapter Summary 1215</text:p>
      <text:p text:style-name="P2">Test Your Knowledge: Quiz 1215</text:p>
      <text:p text:style-name="P2">Test Your Knowledge: Answers 1216</text:p>
      <text:p text:style-name="P2">38 Managed Attributes<text:tab/>1219</text:p>
      <text:p text:style-name="P2">Why Manage Attributes?<text:tab/>1219</text:p>
      <text:p text:style-name="P2">Inserting Code to Run on Attribute Access<text:tab/>1220</text:p>
      <text:p text:style-name="P2">Properties<text:tab/>1221</text:p>
      <text:p text:style-name="P2">The Basics<text:tab/>1222</text:p>
      <text:p text:style-name="P2">A First Example<text:tab/>1222</text:p>
      <text:p text:style-name="P2">Computed Attributes<text:tab/>1224</text:p>
      <text:p text:style-name="P2">Coding Properties with Decorators<text:tab/>1224</text:p>
      <text:p text:style-name="P2">Descriptors<text:tab/>1226</text:p>
      <text:p text:style-name="P2">The Basics<text:tab/>1227</text:p>
      <text:p text:style-name="P2">A First Example<text:tab/>1229</text:p>
      <text:p text:style-name="P2">Computed Attributes<text:tab/>1231</text:p>
      <text:p text:style-name="P2">Using State Information in Descriptors<text:tab/>1232</text:p>
      <text:p text:style-name="P2">How Properties and Descriptors Relate<text:tab/>1236</text:p>
      <text:p text:style-name="P2">__getattr__ and __getattribute__<text:tab/>1237</text:p>
      <text:p text:style-name="P2">The Basics<text:tab/>1238</text:p>
      <text:p text:style-name="P2">A First Example<text:tab/>1241</text:p>
      <text:p text:style-name="P2">Computed Attributes<text:tab/>1243</text:p>
      <text:p text:style-name="P2">__getattr__ and __getattribute__ Compared<text:tab/>1245</text:p>
      <text:p text:style-name="P2">Management Techniques Compared<text:tab/>1246</text:p>
      <text:p text:style-name="P2">Intercepting Built-in Operation Attributes<text:tab/>1249</text:p>
      <text:p text:style-name="P2">Example: Attribute Validations<text:tab/>1256</text:p>
      <text:p text:style-name="P2">Using Properties to Validate<text:tab/>1256</text:p>
      <text:p text:style-name="P2">Using Descriptors to Validate<text:tab/>1259</text:p>
      <text:p text:style-name="P2">Using __getattr__ to Validate<text:tab/>1263</text:p>
      <text:p text:style-name="P2">Using __getattribute__ to Validate<text:tab/>1265</text:p>
      <text:p text:style-name="P2">Chapter Summary<text:tab/>1266</text:p>
      <text:p text:style-name="P2">Test Your Knowledge: Quiz<text:tab/>1266</text:p>
      <text:p text:style-name="P2">Test Your Knowledge: Answers<text:tab/>1267</text:p>
      <text:p text:style-name="P2">39 Decorators<text:tab/>1269</text:p>
      <text:p text:style-name="P2">What’s a Decorator?<text:tab/>1269</text:p>
      <text:p text:style-name="P2"><text:soft-page-break/>Managing Calls and Instances<text:tab/>1270</text:p>
      <text:p text:style-name="P2">Managing Functions and Classes<text:tab/>1270</text:p>
      <text:p text:style-name="P2">Using and Defining Decorators<text:tab/>1271</text:p>
      <text:p text:style-name="P2">Why Decorators?<text:tab/>1271</text:p>
      <text:p text:style-name="P2">The Basics<text:tab/>1273</text:p>
      <text:p text:style-name="P2">Function Decorators<text:tab/>1273</text:p>
      <text:p text:style-name="P2">Class Decorators<text:tab/>1277</text:p>
      <text:p text:style-name="P2">Decorator Nesting<text:tab/>1279</text:p>
      <text:p text:style-name="P2">Decorator Arguments<text:tab/>1281</text:p>
      <text:p text:style-name="P2">Decorators Manage Functions and Classes, Too<text:tab/>1282</text:p>
      <text:p text:style-name="P2">Coding Function Decorators<text:tab/>1283</text:p>
      <text:p text:style-name="P2">Tracing Calls<text:tab/>1283</text:p>
      <text:p text:style-name="P2">Decorator State Retention Options<text:tab/>1285</text:p>
      <text:p text:style-name="P2">Class Blunders I: Decorating Methods<text:tab/>1289</text:p>
      <text:p text:style-name="P2">Timing Calls<text:tab/>1295</text:p>
      <text:p text:style-name="P2">Adding Decorator Arguments<text:tab/>1298</text:p>
      <text:p text:style-name="P2">Coding Class Decorators<text:tab/>1301</text:p>
      <text:p text:style-name="P2">Singleton Classes<text:tab/>1301</text:p>
      <text:p text:style-name="P2">Tracing Object Interfaces<text:tab/>1303</text:p>
      <text:p text:style-name="P2">Class Blunders II: Retaining Multiple Instances<text:tab/>1308</text:p>
      <text:p text:style-name="P2">Decorators Versus Manager Functions<text:tab/>1309</text:p>
      <text:p text:style-name="P2">Why Decorators? (Revisited)<text:tab/>1310</text:p>
      <text:p text:style-name="P2">Managing Functions and Classes Directly<text:tab/>1312</text:p>
      <text:p text:style-name="P2">Example: “Private” and “Public” Attributes<text:tab/>1314</text:p>
      <text:p text:style-name="P2">Implementing Private Attributes<text:tab/>1314</text:p>
      <text:p text:style-name="P2">Implementation Details I<text:tab/>1317</text:p>
      <text:p text:style-name="P2">Generalizing for Public Declarations, Too<text:tab/>1318</text:p>
      <text:p text:style-name="P2">Implementation Details II<text:tab/>1320</text:p>
      <text:p text:style-name="P2">Open Issues<text:tab/>1321</text:p>
      <text:p text:style-name="P2">Python Isn’t About Control<text:tab/>1329</text:p>
      <text:p text:style-name="P2">Example: Validating Function Arguments<text:tab/>1330</text:p>
      <text:p text:style-name="P2">The Goal<text:tab/>1330</text:p>
      <text:p text:style-name="P2">A Basic Range-Testing Decorator for Positional Arguments<text:tab/>1331</text:p>
      <text:p text:style-name="P2">Generalizing for Keywords and Defaults, Too<text:tab/>1333</text:p>
      <text:p text:style-name="P2">Implementation Details<text:tab/>1336</text:p>
      <text:p text:style-name="P2">Open Issues<text:tab/>1338</text:p>
      <text:p text:style-name="P2">Decorator Arguments Versus Function Annotations<text:tab/>1340</text:p>
      <text:p text:style-name="P2">Other Applications: Type Testing (If You Insist!)<text:tab/>1342</text:p>
      <text:p text:style-name="P2">Chapter Summary<text:tab/>1343</text:p>
      <text:p text:style-name="P2">Test Your Knowledge: Quiz<text:tab/>1344</text:p>
      <text:p text:style-name="P2">Test Your Knowledge: Answers<text:tab/>1345</text:p>
      <text:p text:style-name="P2">40 Metaclasses<text:tab/>1355</text:p>
      <text:p text:style-name="P2">To Metaclass or Not to Metaclass<text:tab/>1356</text:p>
      <text:p text:style-name="P2">Increasing Levels of “Magic”<text:tab/>1357</text:p>
      <text:p text:style-name="P2">A Language of Hooks<text:tab/>1358</text:p>
      <text:p text:style-name="P2">The Downside of “Helper” Functions<text:tab/>1359</text:p>
      <text:p text:style-name="P2">Metaclasses Versus Class Decorators: Round 1<text:tab/>1361</text:p>
      <text:p text:style-name="P2">The Metaclass Model<text:tab/>1364</text:p>
      <text:p text:style-name="P2">Classes Are Instances of type<text:tab/>1364</text:p>
      <text:p text:style-name="P2">Metaclasses Are Subclasses of Type<text:tab/>1366</text:p>
      <text:p text:style-name="P2">Class Statement Protocol<text:tab/>1367</text:p>
      <text:p text:style-name="P2">Declaring Metaclasses<text:tab/>1368</text:p>
      <text:p text:style-name="P2"><text:soft-page-break/>Declaration in 3.X<text:tab/>1369</text:p>
      <text:p text:style-name="P2">Declaration in 2.X<text:tab/>1369</text:p>
      <text:p text:style-name="P2">Metaclass Dispatch in Both 3.X and 2.X<text:tab/>1370</text:p>
      <text:p text:style-name="P2">Coding Metaclasses<text:tab/>1370</text:p>
      <text:p text:style-name="P2">A Basic Metaclass<text:tab/>1371</text:p>
      <text:p text:style-name="P2">Customizing Construction and Initialization<text:tab/>1372</text:p>
      <text:p text:style-name="P2">Other Metaclass Coding Techniques<text:tab/>1373</text:p>
      <text:p text:style-name="P2">Inheritance and Instance<text:tab/>1378</text:p>
      <text:p text:style-name="P2">Metaclass Versus Superclass<text:tab/>1381</text:p>
      <text:p text:style-name="P2">Inheritance: The Full Story<text:tab/>1382</text:p>
      <text:p text:style-name="P2">Metaclass Methods<text:tab/>1388</text:p>
      <text:p text:style-name="P2">Metaclass Methods Versus Class Methods<text:tab/>1389</text:p>
      <text:p text:style-name="P2">Operator Overloading in Metaclass Methods<text:tab/>1390</text:p>
      <text:p text:style-name="P2">Example: Adding Methods to Classes<text:tab/>1391</text:p>
      <text:p text:style-name="P2">Manual Augmentation<text:tab/>1391</text:p>
      <text:p text:style-name="P2">Metaclass-Based Augmentation<text:tab/>1393</text:p>
      <text:p text:style-name="P2">Metaclasses Versus Class Decorators: Round 2<text:tab/>1394</text:p>
      <text:p text:style-name="P2">Example: Applying Decorators to Methods<text:tab/>1400</text:p>
      <text:p text:style-name="P2">Tracing with Decoration Manually<text:tab/>1400</text:p>
      <text:p text:style-name="P2">Tracing with Metaclasses and Decorators<text:tab/>1401</text:p>
      <text:p text:style-name="P2">Applying Any Decorator to Methods<text:tab/>1403</text:p>
      <text:p text:style-name="P2">Metaclasses Versus Class Decorators: Round 3 (and Last)<text:tab/>1404</text:p>
      <text:p text:style-name="P2">Chapter Summary<text:tab/>1407</text:p>
      <text:p text:style-name="P2">Test Your Knowledge: Quiz<text:tab/>1407</text:p>
      <text:p text:style-name="P2">Test Your Knowledge: Answers<text:tab/>1408</text:p>
      <text:p text:style-name="P2">41 All Good Things<text:tab/>1409</text:p>
      <text:p text:style-name="P2">The Python Paradox<text:tab/>1409</text:p>
      <text:p text:style-name="P2">On “Optional” Language Features<text:tab/>1410</text:p>
      <text:p text:style-name="P2">Against Disquieting Improvements<text:tab/>1411</text:p>
      <text:p text:style-name="P2">Complexity Versus Power<text:tab/>1412</text:p>
      <text:p text:style-name="P2">Simplicity Versus Elitism<text:tab/>1412</text:p>
      <text:p text:style-name="P2">Closing Thoughts<text:tab/>1413</text:p>
      <text:p text:style-name="P2">Where to Go From Here<text:tab/>1414</text:p>
      <text:p text:style-name="P2">Encore: Print Your Own Completion Certificate!<text:tab/>1414</text:p>
      <text:p text:style-name="P2">Part IX Appendixes</text:p>
      <text:p text:style-name="P2">A Installation and Configuration<text:tab/>1421</text:p>
      <text:p text:style-name="P2">Installing the Python Interpreter<text:tab/>1421</text:p>
      <text:p text:style-name="P2">Is Python Already Present?<text:tab/>1421</text:p>
      <text:p text:style-name="P2">Where to Get Python<text:tab/>1422</text:p>
      <text:p text:style-name="P2">Installation Steps<text:tab/>1423</text:p>
      <text:p text:style-name="P2">Configuring Python<text:tab/>1427</text:p>
      <text:p text:style-name="P2">Python Environment Variables<text:tab/>1427</text:p>
      <text:p text:style-name="P2">How to Set Configuration Options<text:tab/>1429</text:p>
      <text:p text:style-name="P2">Python Command-Line Arguments<text:tab/>1432</text:p>
      <text:p text:style-name="P2">Python 3.3 Windows Launcher Command Lines<text:tab/>1435</text:p>
      <text:p text:style-name="P2">For More Help<text:tab/>1436</text:p>
      <text:p text:style-name="P2">B The Python 3.3 Windows Launcher<text:tab/>1437</text:p>
      <text:p text:style-name="P2">The Unix Legacy<text:tab/>1437</text:p>
      <text:p text:style-name="P2">The Windows Legacy<text:tab/>1438</text:p>
      <text:p text:style-name="P2">Introducing the New Windows Launcher<text:tab/>1439</text:p>
      <text:p text:style-name="P2">A Windows Launcher Tutorial<text:tab/>1441</text:p>
      <text:p text:style-name="P2">Step 1: Using Version Directives in Files<text:tab/>1441</text:p>
      <text:p text:style-name="P2"><text:soft-page-break/>Step 2: Using Command-Line Version Switches<text:tab/>1444</text:p>
      <text:p text:style-name="P2">Step 3: Using and Changing Defaults<text:tab/>1445</text:p>
      <text:p text:style-name="P2">Pitfalls of the New Windows Launcher<text:tab/>1447</text:p>
      <text:p text:style-name="P2">Pitfall 1: Unrecognized Unix !# Lines Fail<text:tab/>1447</text:p>
      <text:p text:style-name="P2">Pitfall 2: The Launcher Defaults to 2.X<text:tab/>1448</text:p>
      <text:p text:style-name="P2">Pitfall 3: The New PATH Extension Option<text:tab/>1449</text:p>
      <text:p text:style-name="P2">Conclusions: A Net Win for Windows<text:tab/>1450</text:p>
      <text:p text:style-name="P2">C Python Changes and This Book<text:tab/>1451</text:p>
      <text:p text:style-name="P2">Major 2.X/3.X Differences<text:tab/>1451</text:p>
      <text:p text:style-name="P2">3.X Differences<text:tab/>1452</text:p>
      <text:p text:style-name="P2">3.X-Only Extensions<text:tab/>1453</text:p>
      <text:p text:style-name="P2">General Remarks: 3.X Changes<text:tab/>1454</text:p>
      <text:p text:style-name="P2">Changes in Libraries and Tools<text:tab/>1454</text:p>
      <text:p text:style-name="P2">Migrating to 3.X<text:tab/>1455</text:p>
      <text:p text:style-name="P2">Fifth Edition Python Changes: 2.7, 3.2, 3.3<text:tab/>1456</text:p>
      <text:p text:style-name="P2">Changes in Python 2.7<text:tab/>1456</text:p>
      <text:p text:style-name="P2">Changes in Python 3.3<text:tab/>1457</text:p>
      <text:p text:style-name="P2">Changes in Python 3.2<text:tab/>1458</text:p>
      <text:p text:style-name="P2">Fourth Edition Python Changes: 2.6, 3.0, 3.1<text:tab/>1458</text:p>
      <text:p text:style-name="P2">Changes in Python 3.1<text:tab/>1458</text:p>
      <text:p text:style-name="P2">Changes in Python 3.0 and 2.6<text:tab/>1459</text:p>
      <text:p text:style-name="P2">Specific Language Removals in 3.0<text:tab/>1460</text:p>
      <text:p text:style-name="P2">Third Edition Python Changes: 2.3, 2.4, 2.5<text:tab/>1462</text:p>
      <text:p text:style-name="P2">Earlier and Later Python Changes<text:tab/>1463</text:p>
      <text:p text:style-name="P2">D Solutions to End-of-Part Exercises<text:tab/>1465</text:p>
      <text:p text:style-name="P2">Part I, Getting Started<text:tab/>1465</text:p>
      <text:p text:style-name="P2">Part II, Types and Operations<text:tab/>1467</text:p>
      <text:p text:style-name="P2">Part III, Statements and Syntax<text:tab/>1473</text:p>
      <text:p text:style-name="P2">Part IV, Functions and Generators<text:tab/>1475</text:p>
      <text:p text:style-name="P2">Part V, Modules and Packages<text:tab/>1485</text:p>
      <text:p text:style-name="P2">Part VI, Classes and OOP<text:tab/>1489</text:p>
      <text:p text:style-name="P2">Part VII, Exceptions and Tools<text:tab/>1497</text:p>
      <text:p text:style-name="P2">Index<text:tab/>1507</text:p>
      <text:p text:style-name="P2"/>
      <text:p text:style-name="P2"/>
      <text:h text:style-name="Heading_20_1" text:outline-level="1"><text:bookmark-start text:name="__RefHeading__21924_2058063626"/>***LearnPythontheHardWay3rdEdition_2014_306p<text:bookmark-end text:name="__RefHeading__21924_2058063626"/></text:h>
      <text:p text:style-name="P2">Preface<text:tab/>1</text:p>
      <text:p text:style-name="P2">Acknowledgments<text:tab/>1</text:p>
      <text:p text:style-name="P2">The Hard Way Is Easier<text:tab/>1</text:p>
      <text:p text:style-name="P2">Reading and Writing<text:tab/>2</text:p>
      <text:p text:style-name="P2">Attention to Detail<text:tab/>2</text:p>
      <text:p text:style-name="P2">Spotting Differences<text:tab/>2</text:p>
      <text:p text:style-name="P2">Do Not Copy-Paste<text:tab/>2</text:p>
      <text:p text:style-name="P2">A Note on Practice and Persistence<text:tab/>3</text:p>
      <text:p text:style-name="P2">A Warning for the Smarties<text:tab/>3</text:p>
      <text:p text:style-name="P2">Exercise 0 The Setup<text:tab/>6</text:p>
      <text:p text:style-name="P2">Mac OSX<text:tab/>6</text:p>
      <text:p text:style-name="P2">OSX: What You Should See<text:tab/>7</text:p>
      <text:p text:style-name="P2">Windows<text:tab/>7</text:p>
      <text:p text:style-name="P2">Windows: What You Should See<text:tab/>8</text:p>
      <text:p text:style-name="P2">Linux<text:tab/>9</text:p>
      <text:p text:style-name="P2"><text:soft-page-break/>Linux: What You Should See<text:tab/>10</text:p>
      <text:p text:style-name="P2">Warnings for Beginners<text:tab/>10</text:p>
      <text:p text:style-name="P2">Exercise 1 A Good First Program<text:tab/>12</text:p>
      <text:p text:style-name="P2">What You Should See<text:tab/>14</text:p>
      <text:p text:style-name="P2">Study Drills<text:tab/>15</text:p>
      <text:p text:style-name="P2">Common Student Questions<text:tab/>16</text:p>
      <text:p text:style-name="P2">Exercise 2 Comments and Pound Characters<text:tab/>18</text:p>
      <text:p text:style-name="P2">What You Should See<text:tab/>18</text:p>
      <text:p text:style-name="P2">Study Drills<text:tab/>18</text:p>
      <text:p text:style-name="P2">Common Student Questions<text:tab/>19</text:p>
      <text:p text:style-name="P2">Exercise 3 Numbers and Math<text:tab/>20</text:p>
      <text:p text:style-name="P2">What You Should See<text:tab/>21</text:p>
      <text:p text:style-name="P2">Study Drills<text:tab/>21</text:p>
      <text:p text:style-name="P2">Common Student Questions<text:tab/>22</text:p>
      <text:p text:style-name="P2">vi CONTENTS</text:p>
      <text:p text:style-name="P2">Exercise 4 Variables and Names<text:tab/>24</text:p>
      <text:p text:style-name="P2">What You Should See<text:tab/>25</text:p>
      <text:p text:style-name="P2">Study Drills<text:tab/>25</text:p>
      <text:p text:style-name="P2">Common Student Questions<text:tab/>25</text:p>
      <text:p text:style-name="P2">Exercise 5 More Variables and Printing<text:tab/>28</text:p>
      <text:p text:style-name="P2">What You Should See<text:tab/>28</text:p>
      <text:p text:style-name="P2">Study Drills<text:tab/>29</text:p>
      <text:p text:style-name="P2">Common Student Questions<text:tab/>29</text:p>
      <text:p text:style-name="P2">Exercise 6 Strings and Text<text:tab/>30</text:p>
      <text:p text:style-name="P2">What You Should See<text:tab/>31</text:p>
      <text:p text:style-name="P2">Study Drills<text:tab/>31</text:p>
      <text:p text:style-name="P2">Common Student Questions<text:tab/>31</text:p>
      <text:p text:style-name="P2">Exercise 7 More Printing 32</text:p>
      <text:p text:style-name="P2">What You Should See<text:tab/>32</text:p>
      <text:p text:style-name="P2">Study Drills<text:tab/>32</text:p>
      <text:p text:style-name="P2">Common Student Questions<text:tab/>33</text:p>
      <text:p text:style-name="P2">Exercise 8 Printing, Printing<text:tab/>34</text:p>
      <text:p text:style-name="P2">What You Should See<text:tab/>34</text:p>
      <text:p text:style-name="P2">Study Drills<text:tab/>34</text:p>
      <text:p text:style-name="P2">Common Student Questions<text:tab/>34</text:p>
      <text:p text:style-name="P2">Exercise 9 Printing, Printing, Printing<text:tab/>36</text:p>
      <text:p text:style-name="P2">What You Should See<text:tab/>36</text:p>
      <text:p text:style-name="P2">Study Drills<text:tab/>36</text:p>
      <text:p text:style-name="P2">Common Student Questions<text:tab/>37</text:p>
      <text:p text:style-name="P2">Exercise 10 What Was That?<text:tab/>38</text:p>
      <text:p text:style-name="P2">What You Should See<text:tab/>39</text:p>
      <text:p text:style-name="P2">Escape Sequences<text:tab/>39</text:p>
      <text:p text:style-name="P2">Study Drills<text:tab/>40</text:p>
      <text:p text:style-name="P2">Common Student Questions<text:tab/>40</text:p>
      <text:p text:style-name="P2">Exercise 11 Asking Questions<text:tab/>42</text:p>
      <text:p text:style-name="P2">What You Should See<text:tab/>42</text:p>
      <text:p text:style-name="P2">Study Drills<text:tab/>43</text:p>
      <text:p text:style-name="P2">Common Student Questions<text:tab/>43</text:p>
      <text:p text:style-name="P2">CONTENTS<text:tab/>vii</text:p>
      <text:p text:style-name="P2">Exercise 12 Prompting People 44</text:p>
      <text:p text:style-name="P2">What You Should See<text:tab/>44</text:p>
      <text:p text:style-name="P2">Study Drills<text:tab/>44</text:p>
      <text:p text:style-name="P2"><text:soft-page-break/>Common Student Questions<text:tab/>45</text:p>
      <text:p text:style-name="P2">Exercise 13 Parameters, Unpacking, Variables 46</text:p>
      <text:p text:style-name="P2">Hold Up! Features Have Another Name<text:tab/>46</text:p>
      <text:p text:style-name="P2">What You Should See<text:tab/>47</text:p>
      <text:p text:style-name="P2">Study Drills<text:tab/>48</text:p>
      <text:p text:style-name="P2">Common Student Questions<text:tab/>48</text:p>
      <text:p text:style-name="P2">Exercise 14 Prompting and Passing 50</text:p>
      <text:p text:style-name="P2">What You Should See<text:tab/>50</text:p>
      <text:p text:style-name="P2">Study Drills<text:tab/>51</text:p>
      <text:p text:style-name="P2">Common Student Questions<text:tab/>51</text:p>
      <text:p text:style-name="P2">Exercise 15 Reading Files 54</text:p>
      <text:p text:style-name="P2">What You Should See<text:tab/>55</text:p>
      <text:p text:style-name="P2">Study Drills<text:tab/>55</text:p>
      <text:p text:style-name="P2">Common Student Questions<text:tab/>56</text:p>
      <text:p text:style-name="P2">Exercise 16 Reading and Writing Files 58</text:p>
      <text:p text:style-name="P2">What You Should See<text:tab/>59</text:p>
      <text:p text:style-name="P2">Study Drills<text:tab/>59</text:p>
      <text:p text:style-name="P2">Common Student Questions<text:tab/>60</text:p>
      <text:p text:style-name="P2">Exercise 17 More Files 62</text:p>
      <text:p text:style-name="P2">What You Should See<text:tab/>63</text:p>
      <text:p text:style-name="P2">Study Drills<text:tab/>63</text:p>
      <text:p text:style-name="P2">Common Student Questions<text:tab/>63</text:p>
      <text:p text:style-name="P2">Exercise 18 Names, Variables, Code, Functions 66</text:p>
      <text:p text:style-name="P2">What You Should See<text:tab/>67</text:p>
      <text:p text:style-name="P2">Study Drills<text:tab/>68</text:p>
      <text:p text:style-name="P2">Common Student Questions<text:tab/>68</text:p>
      <text:p text:style-name="P2">Exercise 19 Functions and Variables 70</text:p>
      <text:p text:style-name="P2">What You Should See<text:tab/>71</text:p>
      <text:p text:style-name="P2">Study Drills<text:tab/>71</text:p>
      <text:p text:style-name="P2">Common Student Questions<text:tab/>71</text:p>
      <text:p text:style-name="P2">viii CONTENTS</text:p>
      <text:p text:style-name="P2">Exercise 20 Functions and Files<text:tab/>74</text:p>
      <text:p text:style-name="P2">What You Should See<text:tab/>75</text:p>
      <text:p text:style-name="P2">Study Drills<text:tab/>75</text:p>
      <text:p text:style-name="P2">Common Student Questions<text:tab/>75</text:p>
      <text:p text:style-name="P2">Exercise 21 Functions Can Return Something<text:tab/>78</text:p>
      <text:p text:style-name="P2">What You Should See<text:tab/>79</text:p>
      <text:p text:style-name="P2">Study Drills<text:tab/>79</text:p>
      <text:p text:style-name="P2">Common Student Questions<text:tab/>80</text:p>
      <text:p text:style-name="P2">Exercise 22 What Do You Know So Far?<text:tab/>81</text:p>
      <text:p text:style-name="P2">What You Are Learning<text:tab/>81</text:p>
      <text:p text:style-name="P2">Exercise 23 Read Some Code<text:tab/>82</text:p>
      <text:p text:style-name="P2">Exercise 24 More Practice<text:tab/>84</text:p>
      <text:p text:style-name="P2">What You Should See<text:tab/>85</text:p>
      <text:p text:style-name="P2">Study Drills<text:tab/>85</text:p>
      <text:p text:style-name="P2">Common Student Questions<text:tab/>85</text:p>
      <text:p text:style-name="P2">Exercise 25 Even More Practice<text:tab/>86</text:p>
      <text:p text:style-name="P2">What You Should See<text:tab/>87</text:p>
      <text:p text:style-name="P2">Study Drills<text:tab/>88</text:p>
      <text:p text:style-name="P2">Common Student Questions<text:tab/>89</text:p>
      <text:p text:style-name="P2">Exercise 26 Congratulations, Take a Test!<text:tab/>90</text:p>
      <text:p text:style-name="P2">Common Student Questions<text:tab/>90</text:p>
      <text:p text:style-name="P2"><text:soft-page-break/>Exercise 27 Memorizing Logic<text:tab/>92</text:p>
      <text:p text:style-name="P2">The Truth Terms<text:tab/>92</text:p>
      <text:p text:style-name="P2">The Truth Tables<text:tab/>93</text:p>
      <text:p text:style-name="P2">Common Student Questions<text:tab/>94</text:p>
      <text:p text:style-name="P2">Exercise 28 Boolean Practice<text:tab/>96</text:p>
      <text:p text:style-name="P2">What You Should See<text:tab/>98</text:p>
      <text:p text:style-name="P2">Study Drills<text:tab/>98</text:p>
      <text:p text:style-name="P2">Common Student Questions<text:tab/>98</text:p>
      <text:p text:style-name="P2">Exercise 29 What If<text:tab/>100</text:p>
      <text:p text:style-name="P2">What You Should See<text:tab/>100</text:p>
      <text:p text:style-name="P2">Study Drills<text:tab/>101</text:p>
      <text:p text:style-name="P2">Common Student Questions<text:tab/>101</text:p>
      <text:p text:style-name="P2">CONTENTS<text:tab/>ix</text:p>
      <text:p text:style-name="P2">Exercise 30 Else and If 102</text:p>
      <text:p text:style-name="P2">What You Should See<text:tab/>103</text:p>
      <text:p text:style-name="P2">Study Drills<text:tab/>103</text:p>
      <text:p text:style-name="P2">Common Student Questions<text:tab/>103</text:p>
      <text:p text:style-name="P2">Exercise 31 Making Decisions 104</text:p>
      <text:p text:style-name="P2">What You Should See<text:tab/>105</text:p>
      <text:p text:style-name="P2">Study Drills<text:tab/>105</text:p>
      <text:p text:style-name="P2">Common Student Questions<text:tab/>105</text:p>
      <text:p text:style-name="P2">Exercise 32 Loops and Lists 106</text:p>
      <text:p text:style-name="P2">What You Should See<text:tab/>107</text:p>
      <text:p text:style-name="P2">Study Drills<text:tab/>108</text:p>
      <text:p text:style-name="P2">Common Student Questions<text:tab/>108</text:p>
      <text:p text:style-name="P2">Exercise 33 While-Loops 110</text:p>
      <text:p text:style-name="P2">What You Should See<text:tab/>111</text:p>
      <text:p text:style-name="P2">Study Drills<text:tab/>111</text:p>
      <text:p text:style-name="P2">Common Student Questions<text:tab/>112</text:p>
      <text:p text:style-name="P2">Exercise 34 Accessing Elements of Lists 114</text:p>
      <text:p text:style-name="P2">Study Drills<text:tab/>115</text:p>
      <text:p text:style-name="P2">Exercise 35 Branches and Functions 116</text:p>
      <text:p text:style-name="P2">What You Should See<text:tab/>117</text:p>
      <text:p text:style-name="P2">Study Drills<text:tab/>118</text:p>
      <text:p text:style-name="P2">Common Student Questions<text:tab/>118</text:p>
      <text:p text:style-name="P2">Exercise 36 Designing and Debugging 120</text:p>
      <text:p text:style-name="P2">Rules for If-Statements<text:tab/>120</text:p>
      <text:p text:style-name="P2">Rules for Loops<text:tab/>120</text:p>
      <text:p text:style-name="P2">Tips for Debugging<text:tab/>121</text:p>
      <text:p text:style-name="P2">Homework 121</text:p>
      <text:p text:style-name="P2">Exercise 37 Symbol Review 122</text:p>
      <text:p text:style-name="P2">Keywords<text:tab/>122</text:p>
      <text:p text:style-name="P2">Data Types<text:tab/>123</text:p>
      <text:p text:style-name="P2">String Escape Sequences 124</text:p>
      <text:p text:style-name="P2">String Formats<text:tab/>124</text:p>
      <text:p text:style-name="P2">Operators<text:tab/>125</text:p>
      <text:p text:style-name="P2">x CONTENTS</text:p>
      <text:p text:style-name="P2">Reading Code<text:tab/>126</text:p>
      <text:p text:style-name="P2">Study Drills<text:tab/>127</text:p>
      <text:p text:style-name="P2">Common Student Questions<text:tab/>127</text:p>
      <text:p text:style-name="P2">Exercise 38 Doing Things to Lists<text:tab/>128</text:p>
      <text:p text:style-name="P2">What You Should See<text:tab/>129</text:p>
      <text:p text:style-name="P2"><text:soft-page-break/>Study Drills<text:tab/>130</text:p>
      <text:p text:style-name="P2">Common Student Questions<text:tab/>130</text:p>
      <text:p text:style-name="P2">Exercise 39 Dictionaries, Oh Lovely Dictionaries<text:tab/>132</text:p>
      <text:p text:style-name="P2">What You Should See<text:tab/>134</text:p>
      <text:p text:style-name="P2">Study Drills<text:tab/>135</text:p>
      <text:p text:style-name="P2">Common Student Questions<text:tab/>135</text:p>
      <text:p text:style-name="P2">Exercise 40 Modules, Classes, and Objects<text:tab/>138</text:p>
      <text:p text:style-name="P2">Modules Are Like Dictionaries<text:tab/>138</text:p>
      <text:p text:style-name="P2">Classes Are Like Modules<text:tab/>139</text:p>
      <text:p text:style-name="P2">Objects Are Like Mini-Imports<text:tab/>140</text:p>
      <text:p text:style-name="P2">Getting Things from Things<text:tab/>141</text:p>
      <text:p text:style-name="P2">A First-Class Example<text:tab/>141</text:p>
      <text:p text:style-name="P2">What You Should See<text:tab/>142</text:p>
      <text:p text:style-name="P2">Study Drills<text:tab/>142</text:p>
      <text:p text:style-name="P2">Common Student Questions<text:tab/>143</text:p>
      <text:p text:style-name="P2">Exercise 41 Learning to Speak Object Oriented<text:tab/>144</text:p>
      <text:p text:style-name="P2">Word Drills<text:tab/>144</text:p>
      <text:p text:style-name="P2">Phrase Drills<text:tab/>144</text:p>
      <text:p text:style-name="P2">Combined Drills 145</text:p>
      <text:p text:style-name="P2">A Reading Test<text:tab/>145</text:p>
      <text:p text:style-name="P2">Practice English to Code<text:tab/>147</text:p>
      <text:p text:style-name="P2">Reading More Code<text:tab/>148</text:p>
      <text:p text:style-name="P2">Common Student Questions<text:tab/>148</text:p>
      <text:p text:style-name="P2">Exercise 42 Is-A, Has-A, Objects, and Classes<text:tab/>150</text:p>
      <text:p text:style-name="P2">How This Looks in Code<text:tab/>151</text:p>
      <text:p text:style-name="P2">About class Name(object) 153</text:p>
      <text:p text:style-name="P2">Study Drills<text:tab/>153</text:p>
      <text:p text:style-name="P2">Common Student Questions<text:tab/>154</text:p>
      <text:p text:style-name="P2">CONTENTS<text:tab/>xi</text:p>
      <text:p text:style-name="P2">Exercise 43 Basic Object-Oriented Analysis and Design 156</text:p>
      <text:p text:style-name="P2">The Analysis of a Simple Game Engine<text:tab/>157</text:p>
      <text:p text:style-name="P2">Write or Draw about the Problem<text:tab/>157</text:p>
      <text:p text:style-name="P2">Extract Key Concepts and Research Them<text:tab/>158</text:p>
      <text:p text:style-name="P2">Create a Class Hierarchy and Object Map for the Concepts<text:tab/>158</text:p>
      <text:p text:style-name="P2">Code the Classes and a Test to Run Them<text:tab/>159</text:p>
      <text:p text:style-name="P2">Repeat and Reﬁne<text:tab/>161</text:p>
      <text:p text:style-name="P2">Top Down vs Bottom Up<text:tab/>161</text:p>
      <text:p text:style-name="P2">The Code for “Gothons from Planet Percal #25”<text:tab/>162</text:p>
      <text:p text:style-name="P2">What You Should See<text:tab/>167</text:p>
      <text:p text:style-name="P2">Study Drills<text:tab/>168</text:p>
      <text:p text:style-name="P2">Common Student Questions<text:tab/>168</text:p>
      <text:p text:style-name="P2">Exercise 44 Inheritance vs Composition<text:tab/>170</text:p>
      <text:p text:style-name="P2">What is Inheritance?<text:tab/>170</text:p>
      <text:p text:style-name="P2">Implicit Inheritance<text:tab/>171</text:p>
      <text:p text:style-name="P2">Override Explicitly<text:tab/>172</text:p>
      <text:p text:style-name="P2">Alter Before or After<text:tab/>172</text:p>
      <text:p text:style-name="P2">All Three Combined<text:tab/>174</text:p>
      <text:p text:style-name="P2">The Reason for super()<text:tab/>175</text:p>
      <text:p text:style-name="P2">Using super() with __init__<text:tab/>175</text:p>
      <text:p text:style-name="P2">Composition<text:tab/>176</text:p>
      <text:p text:style-name="P2">When to Use Inheritance or Composition<text:tab/>177</text:p>
      <text:p text:style-name="P2">Study Drills<text:tab/>177</text:p>
      <text:p text:style-name="P2"><text:soft-page-break/>Common Student Questions<text:tab/>178</text:p>
      <text:p text:style-name="P2">Exercise 45 You Make a Game 180</text:p>
      <text:p text:style-name="P2">Evaluating Your Game<text:tab/>180</text:p>
      <text:p text:style-name="P2">Function Style<text:tab/>181</text:p>
      <text:p text:style-name="P2">Class Style<text:tab/>181</text:p>
      <text:p text:style-name="P2">Code Style<text:tab/>182</text:p>
      <text:p text:style-name="P2">Good Comments<text:tab/>182</text:p>
      <text:p text:style-name="P2">Evaluate Your Game<text:tab/>183</text:p>
      <text:p text:style-name="P2">Exercise 46 A Project Skeleton 184</text:p>
      <text:p text:style-name="P2">Installing Python Packages<text:tab/>184</text:p>
      <text:p text:style-name="P2">Creating the Skeleton Project Directory<text:tab/>185</text:p>
      <text:p text:style-name="P2">xii CONTENTS</text:p>
      <text:p text:style-name="P2">Final Directory Structure<text:tab/>186</text:p>
      <text:p text:style-name="P2">Testing Your Setup<text:tab/>187</text:p>
      <text:p text:style-name="P2">Using the Skeleton<text:tab/>188</text:p>
      <text:p text:style-name="P2">Required Quiz<text:tab/>188</text:p>
      <text:p text:style-name="P2">Common Student Questions<text:tab/>189</text:p>
      <text:p text:style-name="P2">Exercise 47 Automated Testing<text:tab/>190</text:p>
      <text:p text:style-name="P2">Writing a Test Case<text:tab/>190</text:p>
      <text:p text:style-name="P2">Testing Guidelines 192</text:p>
      <text:p text:style-name="P2">What You Should See<text:tab/>192</text:p>
      <text:p text:style-name="P2">Study Drills<text:tab/>193</text:p>
      <text:p text:style-name="P2">Common Student Questions<text:tab/>193</text:p>
      <text:p text:style-name="P2">Exercise 48 Advanced User Input<text:tab/>194</text:p>
      <text:p text:style-name="P2">Our Game Lexicon<text:tab/>194</text:p>
      <text:p text:style-name="P2">Breaking Up a Sentence<text:tab/>195</text:p>
      <text:p text:style-name="P2">Lexicon Tuples<text:tab/>195</text:p>
      <text:p text:style-name="P2">Scanning Input<text:tab/>195</text:p>
      <text:p text:style-name="P2">Exceptions and Numbers<text:tab/>196</text:p>
      <text:p text:style-name="P2">What You Should Test<text:tab/>196</text:p>
      <text:p text:style-name="P2">Design Hints<text:tab/>198</text:p>
      <text:p text:style-name="P2">Study Drills<text:tab/>198</text:p>
      <text:p text:style-name="P2">Common Student Questions<text:tab/>198</text:p>
      <text:p text:style-name="P2">Exercise 49 Making Sentences<text:tab/>200</text:p>
      <text:p text:style-name="P2">Match and Peek<text:tab/>200</text:p>
      <text:p text:style-name="P2">The Sentence Grammar<text:tab/>201</text:p>
      <text:p text:style-name="P2">A Word on Exceptions<text:tab/>203</text:p>
      <text:p text:style-name="P2">What You Should Test<text:tab/>204</text:p>
      <text:p text:style-name="P2">Study Drills<text:tab/>204</text:p>
      <text:p text:style-name="P2">Common Student Questions<text:tab/>204</text:p>
      <text:p text:style-name="P2">Exercise 50 Your First Website<text:tab/>206</text:p>
      <text:p text:style-name="P2">Installing lpthw.web<text:tab/>206</text:p>
      <text:p text:style-name="P2">Make a Simple “Hello World” Project<text:tab/>207</text:p>
      <text:p text:style-name="P2">What’s Going On?<text:tab/>208</text:p>
      <text:p text:style-name="P2">Fixing Errors<text:tab/>209</text:p>
      <text:p text:style-name="P2">CONTENTS<text:tab/>xiii</text:p>
      <text:p text:style-name="P2">Create Basic Templates<text:tab/>209</text:p>
      <text:p text:style-name="P2">Study Drills<text:tab/>211</text:p>
      <text:p text:style-name="P2">Common Student Questions<text:tab/>211</text:p>
      <text:p text:style-name="P2">Exercise 51 Getting Input from a Browser 214</text:p>
      <text:p text:style-name="P2">How the Web Works 214</text:p>
      <text:p text:style-name="P2">How Forms Work<text:tab/>216</text:p>
      <text:p text:style-name="P2"><text:soft-page-break/>Creating HTML Forms<text:tab/>218</text:p>
      <text:p text:style-name="P2">Creating a Layout Template<text:tab/>220</text:p>
      <text:p text:style-name="P2">Writing Automated Tests for Forms<text:tab/>221</text:p>
      <text:p text:style-name="P2">Study Drills<text:tab/>223</text:p>
      <text:p text:style-name="P2">Common Student Questions<text:tab/>224</text:p>
      <text:p text:style-name="P2">Exercise 52 The Start of Your Web Game 226</text:p>
      <text:p text:style-name="P2">Refactoring the Exercise 43 Game<text:tab/>226</text:p>
      <text:p text:style-name="P2">Sessions and Tracking Users<text:tab/>231</text:p>
      <text:p text:style-name="P2">Creating an Engine<text:tab/>232</text:p>
      <text:p text:style-name="P2">Your Final Exam<text:tab/>235</text:p>
      <text:p text:style-name="P2">Common Student Questions<text:tab/>236</text:p>
      <text:p text:style-name="P2">Next Steps 237</text:p>
      <text:p text:style-name="P2">How to Learn Any Programming Language<text:tab/>238</text:p>
      <text:p text:style-name="P2">Advice from an Old Programmer 241</text:p>
      <text:p text:style-name="P2">Appendix Command Line Crash Course<text:tab/>243</text:p>
      <text:p text:style-name="P2">Introduction: Shut Up and Shell<text:tab/>243</text:p>
      <text:p text:style-name="P2">How to Use This Appendix<text:tab/>243</text:p>
      <text:p text:style-name="P2">You Will Be Memorizing Things<text:tab/>244</text:p>
      <text:p text:style-name="P2">Exercise 1: The Setup<text:tab/>245</text:p>
      <text:p text:style-name="P2">Do This<text:tab/>245</text:p>
      <text:p text:style-name="P2">You Learned This<text:tab/>246</text:p>
      <text:p text:style-name="P2">Do More<text:tab/>246</text:p>
      <text:p text:style-name="P2">Exercise 2: Paths, Folders, Directories (pwd)<text:tab/>248</text:p>
      <text:p text:style-name="P2">Do This<text:tab/>248</text:p>
      <text:p text:style-name="P2">You Learned This<text:tab/>249</text:p>
      <text:p text:style-name="P2">Do More<text:tab/>249</text:p>
      <text:p text:style-name="P2">Exercise 3: If You Get Lost<text:tab/>250</text:p>
      <text:p text:style-name="P2">xiv CONTENTS</text:p>
      <text:p text:style-name="P2">Do This<text:tab/>250</text:p>
      <text:p text:style-name="P2">You Learned This<text:tab/>250</text:p>
      <text:p text:style-name="P2">Exercise 4: Make a Directory (mkdir)<text:tab/>250</text:p>
      <text:p text:style-name="P2">Do This<text:tab/>250</text:p>
      <text:p text:style-name="P2">You Learned This<text:tab/>252</text:p>
      <text:p text:style-name="P2">Do More<text:tab/>252</text:p>
      <text:p text:style-name="P2">Exercise 5: Change Directory (cd) 252</text:p>
      <text:p text:style-name="P2">Do This<text:tab/>252</text:p>
      <text:p text:style-name="P2">You Learned This<text:tab/>255</text:p>
      <text:p text:style-name="P2">Do More<text:tab/>255</text:p>
      <text:p text:style-name="P2">Exercise 6: List Directory (ls)<text:tab/>256</text:p>
      <text:p text:style-name="P2">Do This<text:tab/>256</text:p>
      <text:p text:style-name="P2">You Learned This<text:tab/>259</text:p>
      <text:p text:style-name="P2">Do More<text:tab/>260</text:p>
      <text:p text:style-name="P2">Exercise 7: Remove Directory (rmdir) 260</text:p>
      <text:p text:style-name="P2">Do This<text:tab/>260</text:p>
      <text:p text:style-name="P2">You Learned This<text:tab/>262</text:p>
      <text:p text:style-name="P2">Do More<text:tab/>262</text:p>
      <text:p text:style-name="P2">Exercise 8: Move Around (pushd, popd)<text:tab/>262</text:p>
      <text:p text:style-name="P2">Do This<text:tab/>263</text:p>
      <text:p text:style-name="P2">You Learned This<text:tab/>264</text:p>
      <text:p text:style-name="P2">Do More<text:tab/>265</text:p>
      <text:p text:style-name="P2">Exercise 9: Make Empty Files (Touch, New-Item)<text:tab/>265</text:p>
      <text:p text:style-name="P2">Do This<text:tab/>265</text:p>
      <text:p text:style-name="P2"><text:soft-page-break/>You Learned This<text:tab/>266</text:p>
      <text:p text:style-name="P2">Do More<text:tab/>266</text:p>
      <text:p text:style-name="P2">Exercise 10: Copy a File (cp)<text:tab/>266</text:p>
      <text:p text:style-name="P2">Do This<text:tab/>266</text:p>
      <text:p text:style-name="P2">You Learned This<text:tab/>268</text:p>
      <text:p text:style-name="P2">Do More<text:tab/>269</text:p>
      <text:p text:style-name="P2">Exercise 11: Move a File (mv)<text:tab/>269</text:p>
      <text:p text:style-name="P2">Do This<text:tab/>269</text:p>
      <text:p text:style-name="P2">You Learned This<text:tab/>271</text:p>
      <text:p text:style-name="P2">Do More<text:tab/>271</text:p>
      <text:p text:style-name="P2">CONTENTS<text:tab/>xv</text:p>
      <text:p text:style-name="P2">Exercise 12: View a File (less, MORE)<text:tab/>271</text:p>
      <text:p text:style-name="P2">Do This<text:tab/>271</text:p>
      <text:p text:style-name="P2">You Learned This<text:tab/>272</text:p>
      <text:p text:style-name="P2">Do More<text:tab/>272</text:p>
      <text:p text:style-name="P2">Exercise 13: Stream a File (cat)<text:tab/>272</text:p>
      <text:p text:style-name="P2">Do This<text:tab/>272</text:p>
      <text:p text:style-name="P2">You Learned This<text:tab/>273</text:p>
      <text:p text:style-name="P2">Do More<text:tab/>273</text:p>
      <text:p text:style-name="P2">Exercise 14: Remove a File (rm)<text:tab/>273</text:p>
      <text:p text:style-name="P2">Do This<text:tab/>273</text:p>
      <text:p text:style-name="P2">You Learned This<text:tab/>275</text:p>
      <text:p text:style-name="P2">Do More<text:tab/>275</text:p>
      <text:p text:style-name="P2">Exercise 15: Exit Your Terminal (exit)<text:tab/>275</text:p>
      <text:p text:style-name="P2">Do This<text:tab/>275</text:p>
      <text:p text:style-name="P2">You Learned This<text:tab/>276</text:p>
      <text:p text:style-name="P2">Do More<text:tab/>276</text:p>
      <text:p text:style-name="P2">Command Line Next Steps<text:tab/>276</text:p>
      <text:p text:style-name="P2">Unix Bash References<text:tab/>276</text:p>
      <text:p text:style-name="P2">PowerShell References<text:tab/>277</text:p>
      <text:p text:style-name="P2">Index<text:tab/>279</text:p>
      <text:p text:style-name="P2"/>
      <text:p text:style-name="P2"/>
      <text:h text:style-name="Heading_20_1" text:outline-level="1"><text:bookmark-start text:name="__RefHeading__21926_2058063626"/>***MasteringPythonRegularExpressions-LopezFelixRomeroVictor_2014_110p<text:bookmark-end text:name="__RefHeading__21926_2058063626"/></text:h>
      <text:p text:style-name="P2">Preface<text:tab/>1</text:p>
      <text:p text:style-name="P2">Chapter 1: Introducing Regular Expressions<text:tab/>5</text:p>
      <text:p text:style-name="P2">History, relevance, and purpose<text:tab/>6</text:p>
      <text:p text:style-name="P2">The regular expression syntax<text:tab/>8</text:p>
      <text:p text:style-name="P2">Literals<text:tab/>9</text:p>
      <text:p text:style-name="P2">Character classes<text:tab/>11</text:p>
      <text:p text:style-name="P2">Predefined character classes<text:tab/>12</text:p>
      <text:p text:style-name="P2">Alternation<text:tab/>14</text:p>
      <text:p text:style-name="P2">Quantifiers<text:tab/>16</text:p>
      <text:p text:style-name="P2">Greedy and reluctant quantifiers<text:tab/>19</text:p>
      <text:p text:style-name="P2">Boundary Matchers<text:tab/>20</text:p>
      <text:p text:style-name="P2">Summary<text:tab/>23</text:p>
      <text:p text:style-name="P2">Chapter 2: Regular Expressions with Python<text:tab/>25</text:p>
      <text:p text:style-name="P2">A brief introduction<text:tab/>25</text:p>
      <text:p text:style-name="P2">Backslash in string literals<text:tab/>27</text:p>
      <text:p text:style-name="P2"><text:soft-page-break/>String Python 2.x<text:tab/>27</text:p>
      <text:p text:style-name="P2">Building blocks for Python regex<text:tab/>28</text:p>
      <text:p text:style-name="P2">RegexObject<text:tab/>28</text:p>
      <text:p text:style-name="P2">Searching<text:tab/>30</text:p>
      <text:p text:style-name="P2">Modifying a string<text:tab/>35</text:p>
      <text:p text:style-name="P2">MatchObject<text:tab/>39</text:p>
      <text:p text:style-name="P2">group([group1, …])<text:tab/>39</text:p>
      <text:p text:style-name="P2">groups([default])<text:tab/>40</text:p>
      <text:p text:style-name="P2">groupdict([default])<text:tab/>41</text:p>
      <text:p text:style-name="P2">start([group])<text:tab/>41</text:p>
      <text:p text:style-name="P2">end([group])<text:tab/>42</text:p>
      <text:p text:style-name="P2">span([group])<text:tab/>42</text:p>
      <text:p text:style-name="P2">expand(template)<text:tab/>42</text:p>
      <text:p text:style-name="P2">Module operations<text:tab/>42</text:p>
      <text:p text:style-name="P2">escape()<text:tab/>43</text:p>
      <text:p text:style-name="P2">purge()<text:tab/>43</text:p>
      <text:p text:style-name="P2">Compilation flags<text:tab/>43</text:p>
      <text:p text:style-name="P2">re.IGNORECASE or re.I<text:tab/>45</text:p>
      <text:p text:style-name="P2">re.MULTILINE or re.M<text:tab/>45</text:p>
      <text:p text:style-name="P2">re.DOTALL or re.S<text:tab/>45</text:p>
      <text:p text:style-name="P2">re.LOCALE or re.L<text:tab/>46</text:p>
      <text:p text:style-name="P2">re.UNICODE or re.U<text:tab/>46</text:p>
      <text:p text:style-name="P2">re.VERBOSE or re.X<text:tab/>47</text:p>
      <text:p text:style-name="P2">re.DEBUG<text:tab/>47</text:p>
      <text:p text:style-name="P2">Python and regex special considerations<text:tab/>47</text:p>
      <text:p text:style-name="P2">Differences between Python and other flavors<text:tab/>47</text:p>
      <text:p text:style-name="P2">Unicode<text:tab/>48</text:p>
      <text:p text:style-name="P2">What's new in Python 3<text:tab/>49</text:p>
      <text:p text:style-name="P2">Summary<text:tab/>51</text:p>
      <text:p text:style-name="P2">Chapter 3: Grouping<text:tab/>53</text:p>
      <text:p text:style-name="P2">Introduction<text:tab/>53</text:p>
      <text:p text:style-name="P2">Backreferences<text:tab/>56</text:p>
      <text:p text:style-name="P2">Named groups<text:tab/>57</text:p>
      <text:p text:style-name="P2">Non-capturing groups<text:tab/>58</text:p>
      <text:p text:style-name="P2">Atomic groups<text:tab/>59</text:p>
      <text:p text:style-name="P2">Special cases with groups<text:tab/>60</text:p>
      <text:p text:style-name="P2">Flags per group<text:tab/>60</text:p>
      <text:p text:style-name="P2">yes-pattern|no-pattern<text:tab/>61</text:p>
      <text:p text:style-name="P2">Overlapping groups<text:tab/>62</text:p>
      <text:p text:style-name="P2">Summary<text:tab/>64</text:p>
      <text:p text:style-name="P2">Chapter 4: Look Around<text:tab/>65</text:p>
      <text:p text:style-name="P2">Look ahead<text:tab/>66</text:p>
      <text:p text:style-name="P2">Negative look ahead<text:tab/>68</text:p>
      <text:p text:style-name="P2">Look around and substitutions<text:tab/>69</text:p>
      <text:p text:style-name="P2">Look behind<text:tab/>71</text:p>
      <text:p text:style-name="P2">Negative look behind<text:tab/>74</text:p>
      <text:p text:style-name="P2">Look around and groups<text:tab/>75</text:p>
      <text:p text:style-name="P2">Summary<text:tab/>76</text:p>
      <text:p text:style-name="P2">Chapter 5: Performance of Regular Expressions<text:tab/>77</text:p>
      <text:p text:style-name="P2">Benchmarking regular expressions with Python<text:tab/>78</text:p>
      <text:p text:style-name="P2">The RegexBuddy tool<text:tab/>80</text:p>
      <text:p text:style-name="P2">Understanding the Python regex engine<text:tab/>81</text:p>
      <text:p text:style-name="P2"><text:soft-page-break/>Backtracking<text:tab/>82</text:p>
      <text:p text:style-name="P2">Optimization recommendations<text:tab/>84</text:p>
      <text:p text:style-name="P2">Reuse compiled patterns<text:tab/>85</text:p>
      <text:p text:style-name="P2">Extract common parts in alternation<text:tab/>86</text:p>
      <text:p text:style-name="P2">Shortcut to alternation<text:tab/>87</text:p>
      <text:p text:style-name="P2">Use non-capturing groups when appropriate<text:tab/>88</text:p>
      <text:p text:style-name="P2">Be specific<text:tab/>88</text:p>
      <text:p text:style-name="P2">Don't be greedy<text:tab/>88</text:p>
      <text:p text:style-name="P2">Summary<text:tab/>89</text:p>
      <text:p text:style-name="P2">Index<text:tab/>91</text:p>
      <text:p text:style-name="P2"/>
      <text:p text:style-name="P2"/>
      <text:h text:style-name="Heading_20_1" text:outline-level="1"><text:bookmark-start text:name="__RefHeading__21928_2058063626"/>***MongoDB_and_Python_2011_66p<text:bookmark-end text:name="__RefHeading__21928_2058063626"/></text:h>
      <text:p text:style-name="P2">1 Getting Started<text:tab/>1</text:p>
      <text:p text:style-name="P2">Introduction<text:tab/>1</text:p>
      <text:p text:style-name="P2">Finding Reference Documentation<text:tab/>2</text:p>
      <text:p text:style-name="P2">Installing MongoDB<text:tab/>3</text:p>
      <text:p text:style-name="P2">Running MongoDB<text:tab/>5</text:p>
      <text:p text:style-name="P2">Setting up a Python Environment with MongoDB<text:tab/>6</text:p>
      <text:p text:style-name="P2">2 Reading and Writing to MongoDB with Python<text:tab/>9</text:p>
      <text:p text:style-name="P2">Connecting to MongoDB with Python<text:tab/>10</text:p>
      <text:p text:style-name="P2">Getting a Database Handle<text:tab/>11</text:p>
      <text:p text:style-name="P2">Inserting a Document into a Collection<text:tab/>12</text:p>
      <text:p text:style-name="P2">Write to a Collection Safely and Synchronously<text:tab/>13</text:p>
      <text:p text:style-name="P2">Guaranteeing Writes to Multiple Database Nodes<text:tab/>14</text:p>
      <text:p text:style-name="P2">Introduction to MongoDB Query Language<text:tab/>15</text:p>
      <text:p text:style-name="P2">Reading, Counting, and Sorting Documents in a Collection<text:tab/>15</text:p>
      <text:p text:style-name="P2">Updating Documents in a Collection<text:tab/>18</text:p>
      <text:p text:style-name="P2">Deleting Documents from a Collection<text:tab/>20</text:p>
      <text:p text:style-name="P2">MongoDB Query Operators<text:tab/>21</text:p>
      <text:p text:style-name="P2">MongoDB Update Modifiers<text:tab/>22</text:p>
      <text:p text:style-name="P2">3 Common MongoDB and Python Patterns<text:tab/>23</text:p>
      <text:p text:style-name="P2">A Uniquely Document-Oriented Pattern: Embedding<text:tab/>23</text:p>
      <text:p text:style-name="P2">Fast Lookups: Using Indexes with MongoDB<text:tab/>29</text:p>
      <text:p text:style-name="P2">Location-based Apps with MongoDB: GeoSpatial Indexing<text:tab/>33</text:p>
      <text:p text:style-name="P2">Code Defensively to Avoid KeyErrors and Other Bugs<text:tab/>37</text:p>
      <text:p text:style-name="P2">Update-or-Insert: Upserts in MongoDB<text:tab/>39</text:p>
      <text:p text:style-name="P2">Atomic Read-Write-Modify: MongoDB’s findAndModify<text:tab/>40</text:p>
      <text:p text:style-name="P2">Fast Accounting Pattern<text:tab/>41</text:p>
      <text:p text:style-name="P2">4 MongoDB with Web Frameworks<text:tab/>45</text:p>
      <text:p text:style-name="P2">Pylons 1.x and MongoDB<text:tab/>45</text:p>
      <text:p text:style-name="P2">Pyramid and MongoDB<text:tab/>49</text:p>
      <text:p text:style-name="P2">Django and MongoDB<text:tab/>51</text:p>
      <text:p text:style-name="P2">Going Further<text:tab/>53</text:p>
      <text:p text:style-name="P2"/>
      <text:p text:style-name="P2"/>
      <text:h text:style-name="Heading_20_1" text:outline-level="1"><text:bookmark-start text:name="__RefHeading__21930_2058063626"/>***MySQL_for_Python_2010_440p<text:bookmark-end text:name="__RefHeading__21930_2058063626"/></text:h>
      <text:p text:style-name="P2">Preface<text:tab/>1</text:p>
      <text:p text:style-name="P2">Chapter 1: Getting Up and Running with MySQL for Python<text:tab/>7</text:p>
      <text:p text:style-name="P2"><text:soft-page-break/>Getting MySQL for Python<text:tab/>7</text:p>
      <text:p text:style-name="P2">Using a package manager (only on Linux)<text:tab/>8</text:p>
      <text:p text:style-name="P2">Using RPMs and yum<text:tab/>9</text:p>
      <text:p text:style-name="P2">Using RPMs and urpm<text:tab/>9</text:p>
      <text:p text:style-name="P2">Using apt tools on Debian-like systems<text:tab/>9</text:p>
      <text:p text:style-name="P2">Using an installer for Windows<text:tab/>10</text:p>
      <text:p text:style-name="P2">Using an egg file<text:tab/>10</text:p>
      <text:p text:style-name="P2">Using a tarball (tar.gz file)<text:tab/>14</text:p>
      <text:p text:style-name="P2">Importing MySQL for Python<text:tab/>17</text:p>
      <text:p text:style-name="P2">Accessing online help when you need it<text:tab/>18</text:p>
      <text:p text:style-name="P2">MySQLdb<text:tab/>18</text:p>
      <text:p text:style-name="P2">_mysql<text:tab/>19</text:p>
      <text:p text:style-name="P2">Connecting with a database<text:tab/>20</text:p>
      <text:p text:style-name="P2">Creating a connection object<text:tab/>20</text:p>
      <text:p text:style-name="P2">Creating a cursor object<text:tab/>22</text:p>
      <text:p text:style-name="P2">Interacting with the database<text:tab/>22</text:p>
      <text:p text:style-name="P2">Closing the connection<text:tab/>23</text:p>
      <text:p text:style-name="P2">Multiple database connections<text:tab/>23</text:p>
      <text:p text:style-name="P2">Summary<text:tab/>24</text:p>
      <text:p text:style-name="P2">Chapter 2: Simple Querying<text:tab/>25</text:p>
      <text:p text:style-name="P2">A brief introduction to CRUD<text:tab/>25</text:p>
      <text:p text:style-name="P2">Forming a query in MySQL<text:tab/>26</text:p>
      <text:p text:style-name="P2">SELECT<text:tab/>27</text:p>
      <text:p text:style-name="P2">* (asterisk)<text:tab/>27</text:p>
      <text:p text:style-name="P2">FROM<text:tab/>28</text:p>
      <text:p text:style-name="P2">staff<text:tab/>28</text:p>
      <text:p text:style-name="P2">; (semicolon)<text:tab/>29</text:p>
      <text:p text:style-name="P2">Other helpful quantifiers<text:tab/>29</text:p>
      <text:p text:style-name="P2">WHERE<text:tab/>30</text:p>
      <text:p text:style-name="P2">GROUP BY<text:tab/>30</text:p>
      <text:p text:style-name="P2">HAVING<text:tab/>32</text:p>
      <text:p text:style-name="P2">ORDER BY<text:tab/>33</text:p>
      <text:p text:style-name="P2">LIMIT<text:tab/>35</text:p>
      <text:p text:style-name="P2">INTO OUTFILE<text:tab/>37</text:p>
      <text:p text:style-name="P2">Passing a query to MySQL<text:tab/>37</text:p>
      <text:p text:style-name="P2">A simple SELECT statement<text:tab/>38</text:p>
      <text:p text:style-name="P2">Modifying the results<text:tab/>39</text:p>
      <text:p text:style-name="P2">Using user-defined variables<text:tab/>40</text:p>
      <text:p text:style-name="P2">Determining characteristics of a database and its tables<text:tab/>41</text:p>
      <text:p text:style-name="P2">Determining what tables exist<text:tab/>42</text:p>
      <text:p text:style-name="P2">Assigning each table a number<text:tab/>43</text:p>
      <text:p text:style-name="P2">Offering the options to the user<text:tab/>43</text:p>
      <text:p text:style-name="P2">Allowing the user to detail a search query<text:tab/>44</text:p>
      <text:p text:style-name="P2">Changing queries dynamically<text:tab/>45</text:p>
      <text:p text:style-name="P2">Pattern matching in MySQL queries<text:tab/>45</text:p>
      <text:p text:style-name="P2">Putting it into practice<text:tab/>46</text:p>
      <text:p text:style-name="P2">Project: A command-line search utility<text:tab/>48</text:p>
      <text:p text:style-name="P2">Preparing a database for searching<text:tab/>49</text:p>
      <text:p text:style-name="P2">Planning your work, then working your plan<text:tab/>50</text:p>
      <text:p text:style-name="P2">Develop a well-abstracted search functionality<text:tab/>50</text:p>
      <text:p text:style-name="P2">Specifying the search term from the command-line<text:tab/>52</text:p>
      <text:p text:style-name="P2">Implementing and incorporating the other functions: -t, -f, and -o<text:tab/>55</text:p>
      <text:p text:style-name="P2"><text:soft-page-break/>Including an option for an output file<text:tab/>57</text:p>
      <text:p text:style-name="P2">Room to grow<text:tab/>57</text:p>
      <text:p text:style-name="P2">Summary<text:tab/>58</text:p>
      <text:p text:style-name="P2">Chapter 3: Simple Insertion<text:tab/>59</text:p>
      <text:p text:style-name="P2">Forming a MySQL insertion statement<text:tab/>60</text:p>
      <text:p text:style-name="P2">INSERT<text:tab/>60</text:p>
      <text:p text:style-name="P2">INTO<text:tab/>61</text:p>
      <text:p text:style-name="P2">Table name<text:tab/>61</text:p>
      <text:p text:style-name="P2">Column names<text:tab/>61</text:p>
      <text:p text:style-name="P2">VALUES<text:tab/>63</text:p>
      <text:p text:style-name="P2">&lt;some values&gt;<text:tab/>64</text:p>
      <text:p text:style-name="P2">; (semicolon)<text:tab/>66</text:p>
      <text:p text:style-name="P2">Helpful ways to nuance an INSERT statement<text:tab/>66</text:p>
      <text:p text:style-name="P2">INSERT SELECT<text:tab/>66</text:p>
      <text:p text:style-name="P2">INSERT DELAYED…<text:tab/>70</text:p>
      <text:p text:style-name="P2">INSERT ON DUPLICATE KEY UPDATE<text:tab/>71</text:p>
      <text:p text:style-name="P2">Passing an insertion through MySQL for Python<text:tab/>72</text:p>
      <text:p text:style-name="P2">Setting up the preliminaries<text:tab/>72</text:p>
      <text:p text:style-name="P2">A simple INSERT statement<text:tab/>73</text:p>
      <text:p text:style-name="P2">More complex INSERT commands<text:tab/>75</text:p>
      <text:p text:style-name="P2">Using user-defined variables<text:tab/>75</text:p>
      <text:p text:style-name="P2">Using metadata<text:tab/>77</text:p>
      <text:p text:style-name="P2">Querying the database for its structure<text:tab/>78</text:p>
      <text:p text:style-name="P2">Retrieving the table structure<text:tab/>80</text:p>
      <text:p text:style-name="P2">Changing insertion values dynamically<text:tab/>82</text:p>
      <text:p text:style-name="P2">Validating the value of name<text:tab/>83</text:p>
      <text:p text:style-name="P2">Validating the value of price<text:tab/>83</text:p>
      <text:p text:style-name="P2">Querying the user for a correction<text:tab/>84</text:p>
      <text:p text:style-name="P2">Passing fish and price for validation<text:tab/>84</text:p>
      <text:p text:style-name="P2">Essentials: close and commit<text:tab/>85</text:p>
      <text:p text:style-name="P2">In need of some closure<text:tab/>85</text:p>
      <text:p text:style-name="P2">What happened to commit?<text:tab/>85</text:p>
      <text:p text:style-name="P2">Why are these essentials non-essential?<text:tab/>85</text:p>
      <text:p text:style-name="P2">Project: A command-line insertion utility<text:tab/>86</text:p>
      <text:p text:style-name="P2">The necessary modules<text:tab/>86</text:p>
      <text:p text:style-name="P2">The main() thing<text:tab/>87</text:p>
      <text:p text:style-name="P2">Coding the flag system<text:tab/>88</text:p>
      <text:p text:style-name="P2">Testing the values passed by the user<text:tab/>88</text:p>
      <text:p text:style-name="P2">Try to establish a database connection<text:tab/>89</text:p>
      <text:p text:style-name="P2">Showing the tables<text:tab/>90</text:p>
      <text:p text:style-name="P2">Showing the table structure, if desired<text:tab/>90</text:p>
      <text:p text:style-name="P2">Accepting user input for the INSERT statement<text:tab/>91</text:p>
      <text:p text:style-name="P2">Building the INSERT statement from the user input and executing it<text:tab/>92</text:p>
      <text:p text:style-name="P2">Committing changes and closing the connection<text:tab/>93</text:p>
      <text:p text:style-name="P2">Coding the other functions<text:tab/>93</text:p>
      <text:p text:style-name="P2">valid_digit() and valid_string()<text:tab/>93</text:p>
      <text:p text:style-name="P2">valid_table()<text:tab/>94</text:p>
      <text:p text:style-name="P2">query()<text:tab/>94</text:p>
      <text:p text:style-name="P2">Calling main()<text:tab/>95</text:p>
      <text:p text:style-name="P2">Room to grow<text:tab/>99</text:p>
      <text:p text:style-name="P2">Summary<text:tab/>100</text:p>
      <text:p text:style-name="P2">Chapter 4: Exception Handling<text:tab/>101</text:p>
      <text:p text:style-name="P2"><text:soft-page-break/>Why errors and warnings are good for you<text:tab/>101</text:p>
      <text:p text:style-name="P2">Errors versus warnings: There's a big difference<text:tab/>104</text:p>
      <text:p text:style-name="P2">The two main errors in MySQLdb<text:tab/>104</text:p>
      <text:p text:style-name="P2">DatabaseError<text:tab/>105</text:p>
      <text:p text:style-name="P2">InterfaceError<text:tab/>105</text:p>
      <text:p text:style-name="P2">Warnings in MySQL for Python<text:tab/>105</text:p>
      <text:p text:style-name="P2">Handling exceptions passed from MySQL<text:tab/>105</text:p>
      <text:p text:style-name="P2">Python exception-handling<text:tab/>105</text:p>
      <text:p text:style-name="P2">Catching an exception from MySQLdb<text:tab/>106</text:p>
      <text:p text:style-name="P2">Raising an error or a warning<text:tab/>107</text:p>
      <text:p text:style-name="P2">Making exceptions less intimidating<text:tab/>108</text:p>
      <text:p text:style-name="P2">Catching different types of exceptions<text:tab/>109</text:p>
      <text:p text:style-name="P2">Types of errors<text:tab/>109</text:p>
      <text:p text:style-name="P2">DataError<text:tab/>110</text:p>
      <text:p text:style-name="P2">IntegrityError<text:tab/>110</text:p>
      <text:p text:style-name="P2">InternalError<text:tab/>111</text:p>
      <text:p text:style-name="P2">NotSupportedError<text:tab/>111</text:p>
      <text:p text:style-name="P2">OperationalError<text:tab/>111</text:p>
      <text:p text:style-name="P2">ProgrammingError<text:tab/>112</text:p>
      <text:p text:style-name="P2">Customizing for catching<text:tab/>113</text:p>
      <text:p text:style-name="P2">Catching one type of exception<text:tab/>113</text:p>
      <text:p text:style-name="P2">Catching different exceptions<text:tab/>114</text:p>
      <text:p text:style-name="P2">Combined catching of exceptions<text:tab/>115</text:p>
      <text:p text:style-name="P2">Raising different exceptions<text:tab/>115</text:p>
      <text:p text:style-name="P2">Creating a feedback loop<text:tab/>116</text:p>
      <text:p text:style-name="P2">Project: Bad apples<text:tab/>117</text:p>
      <text:p text:style-name="P2">The preamble<text:tab/>118</text:p>
      <text:p text:style-name="P2">Making the connection<text:tab/>119</text:p>
      <text:p text:style-name="P2">Sending error messages<text:tab/>119</text:p>
      <text:p text:style-name="P2">The statement class<text:tab/>121</text:p>
      <text:p text:style-name="P2">The main() thing<text:tab/>125</text:p>
      <text:p text:style-name="P2">Try, try again<text:tab/>126</text:p>
      <text:p text:style-name="P2">If all else fails<text:tab/>126</text:p>
      <text:p text:style-name="P2">Room to grow<text:tab/>127</text:p>
      <text:p text:style-name="P2">Summary<text:tab/>128</text:p>
      <text:p text:style-name="P2">Chapter 5: Results Record-by-Record<text:tab/>129</text:p>
      <text:p text:style-name="P2">The problem<text:tab/>129</text:p>
      <text:p text:style-name="P2">Why?<text:tab/>131</text:p>
      <text:p text:style-name="P2">Computing resources<text:tab/>131</text:p>
      <text:p text:style-name="P2">Local resources<text:tab/>132</text:p>
      <text:p text:style-name="P2">Web applications<text:tab/>133</text:p>
      <text:p text:style-name="P2">Network latency<text:tab/>134</text:p>
      <text:p text:style-name="P2">Server-client communications<text:tab/>134</text:p>
      <text:p text:style-name="P2">Apparent responsiveness<text:tab/>134</text:p>
      <text:p text:style-name="P2">Pareto's Principle<text:tab/>134</text:p>
      <text:p text:style-name="P2">How?<text:tab/>135</text:p>
      <text:p text:style-name="P2">The fetchone() method<text:tab/>135</text:p>
      <text:p text:style-name="P2">The fetchmany() method<text:tab/>136</text:p>
      <text:p text:style-name="P2">Iteration: What is it?<text:tab/>137</text:p>
      <text:p text:style-name="P2">Generating loops<text:tab/>138</text:p>
      <text:p text:style-name="P2">while if loops<text:tab/>138</text:p>
      <text:p text:style-name="P2">The for loop<text:tab/>139</text:p>
      <text:p text:style-name="P2"><text:soft-page-break/>Iterators<text:tab/>140</text:p>
      <text:p text:style-name="P2">Illustrative iteration<text:tab/>141</text:p>
      <text:p text:style-name="P2">Iteration and MySQL for Python<text:tab/>141</text:p>
      <text:p text:style-name="P2">Generators<text:tab/>142</text:p>
      <text:p text:style-name="P2">Using fetchone() in a generator<text:tab/>142</text:p>
      <text:p text:style-name="P2">Using fetchmany() in a generator<text:tab/>143</text:p>
      <text:p text:style-name="P2">Project: A movie database<text:tab/>144</text:p>
      <text:p text:style-name="P2">Getting Sakila<text:tab/>145</text:p>
      <text:p text:style-name="P2">Creating the Sakila database<text:tab/>145</text:p>
      <text:p text:style-name="P2">The structure of Sakila<text:tab/>146</text:p>
      <text:p text:style-name="P2">Planning it out<text:tab/>148</text:p>
      <text:p text:style-name="P2">The SQL statements to be used<text:tab/>148</text:p>
      <text:p text:style-name="P2">Returning the films of an actor<text:tab/>148</text:p>
      <text:p text:style-name="P2">Returning the actors of a film<text:tab/>149</text:p>
      <text:p text:style-name="P2">Accepting user data<text:tab/>150</text:p>
      <text:p text:style-name="P2">A MySQL query with class<text:tab/>150</text:p>
      <text:p text:style-name="P2">The __init__ method: The consciousness of the class<text:tab/>151</text:p>
      <text:p text:style-name="P2">Setting the query's type<text:tab/>151</text:p>
      <text:p text:style-name="P2">Creating the cursor<text:tab/>152</text:p>
      <text:p text:style-name="P2">Forming the query<text:tab/>153</text:p>
      <text:p text:style-name="P2">Executing the query<text:tab/>154</text:p>
      <text:p text:style-name="P2">Formatting the results<text:tab/>155</text:p>
      <text:p text:style-name="P2">Formatting a sample<text:tab/>155</text:p>
      <text:p text:style-name="P2">Formatting a larger set of results<text:tab/>156</text:p>
      <text:p text:style-name="P2">The main() thing<text:tab/>157</text:p>
      <text:p text:style-name="P2">Calling main()<text:tab/>158</text:p>
      <text:p text:style-name="P2">Running it<text:tab/>159</text:p>
      <text:p text:style-name="P2">Room to grow<text:tab/>159</text:p>
      <text:p text:style-name="P2">Summary<text:tab/>160</text:p>
      <text:p text:style-name="P2">Chapter 6: Inserting Multiple Entries<text:tab/>161</text:p>
      <text:p text:style-name="P2">The problem<text:tab/>161</text:p>
      <text:p text:style-name="P2">Why not a MySQL script?<text:tab/>162</text:p>
      <text:p text:style-name="P2">Lack of automation<text:tab/>162</text:p>
      <text:p text:style-name="P2">Debugging the process<text:tab/>162</text:p>
      <text:p text:style-name="P2">Why not iterate?<text:tab/>163</text:p>
      <text:p text:style-name="P2">A test sample: Generating primes<text:tab/>163</text:p>
      <text:p text:style-name="P2">Comparing execution speeds<text:tab/>166</text:p>
      <text:p text:style-name="P2">Introducing the executemany() method<text:tab/>166</text:p>
      <text:p text:style-name="P2">executemany(): Basic syntax<text:tab/>167</text:p>
      <text:p text:style-name="P2">executemany(): Multiple INSERT statements<text:tab/>168</text:p>
      <text:p text:style-name="P2">executemany(): Multiple SELECT statements<text:tab/>170</text:p>
      <text:p text:style-name="P2">executemany(): Behind the scenes<text:tab/>170</text:p>
      <text:p text:style-name="P2">MySQL server has gone away<text:tab/>173</text:p>
      <text:p text:style-name="P2">Command-line option configuration<text:tab/>173</text:p>
      <text:p text:style-name="P2">Using a configuration file<text:tab/>174</text:p>
      <text:p text:style-name="P2">More than 16 MB is often unnecessary<text:tab/>174</text:p>
      <text:p text:style-name="P2">Project: Converting a CSV file to a MySQL table<text:tab/>175</text:p>
      <text:p text:style-name="P2">The preamble<text:tab/>175</text:p>
      <text:p text:style-name="P2">The options<text:tab/>176</text:p>
      <text:p text:style-name="P2">Defining the connection<text:tab/>177</text:p>
      <text:p text:style-name="P2">Creating convert<text:tab/>177</text:p>
      <text:p text:style-name="P2">The main() function<text:tab/>178</text:p>
      <text:p text:style-name="P2"><text:soft-page-break/>Calling main()<text:tab/>181</text:p>
      <text:p text:style-name="P2">Room to grow<text:tab/>181</text:p>
      <text:p text:style-name="P2">Summary<text:tab/>182</text:p>
      <text:p text:style-name="P2">Chapter 7: Creating and Dropping<text:tab/>183</text:p>
      <text:p text:style-name="P2">Creating databases<text:tab/>183</text:p>
      <text:p text:style-name="P2">Test first, create second<text:tab/>184</text:p>
      <text:p text:style-name="P2">CREATE specifications<text:tab/>185</text:p>
      <text:p text:style-name="P2">Specifying the default character set<text:tab/>185</text:p>
      <text:p text:style-name="P2">Specifying the collation for a database<text:tab/>186</text:p>
      <text:p text:style-name="P2">Declaring collation<text:tab/>186</text:p>
      <text:p text:style-name="P2">Finding available character sets and collations<text:tab/>187</text:p>
      <text:p text:style-name="P2">Removing or deleting databases<text:tab/>187</text:p>
      <text:p text:style-name="P2">Avoiding errors<text:tab/>188</text:p>
      <text:p text:style-name="P2">Preventing (illegal) access after a DROP<text:tab/>188</text:p>
      <text:p text:style-name="P2">Creating tables<text:tab/>189</text:p>
      <text:p text:style-name="P2">Covering our bases<text:tab/>190</text:p>
      <text:p text:style-name="P2">Avoiding errors<text:tab/>191</text:p>
      <text:p text:style-name="P2">Creating temporary tables<text:tab/>191</text:p>
      <text:p text:style-name="P2">Dropping tables<text:tab/>192</text:p>
      <text:p text:style-name="P2">Playing it safe<text:tab/>192</text:p>
      <text:p text:style-name="P2">Avoiding errors<text:tab/>193</text:p>
      <text:p text:style-name="P2">Removing user privileges<text:tab/>193</text:p>
      <text:p text:style-name="P2">Doing it in Python<text:tab/>193</text:p>
      <text:p text:style-name="P2">Creating databases with MySQLdb<text:tab/>194</text:p>
      <text:p text:style-name="P2">Testing the output<text:tab/>194</text:p>
      <text:p text:style-name="P2">Dynamically configuring the CREATE statement<text:tab/>195</text:p>
      <text:p text:style-name="P2">Dropping databases with MySQLdb<text:tab/>195</text:p>
      <text:p text:style-name="P2">Creating tables in Python<text:tab/>195</text:p>
      <text:p text:style-name="P2">Verifying the creation of a table<text:tab/>196</text:p>
      <text:p text:style-name="P2">Another way to verify table creation<text:tab/>197</text:p>
      <text:p text:style-name="P2">Dropping tables with MySQLdb<text:tab/>198</text:p>
      <text:p text:style-name="P2">Project: Web-based administration of MySQL<text:tab/>198</text:p>
      <text:p text:style-name="P2">CGI vs PHP: What is the difference?<text:tab/>199</text:p>
      <text:p text:style-name="P2">Basic CGI<text:tab/>200</text:p>
      <text:p text:style-name="P2">Using PHP as a substitute for CGI<text:tab/>202</text:p>
      <text:p text:style-name="P2">CGI versus PHP: When to use which?<text:tab/>203</text:p>
      <text:p text:style-name="P2">Some general considerations for this program<text:tab/>203</text:p>
      <text:p text:style-name="P2">Program flow<text:tab/>203</text:p>
      <text:p text:style-name="P2">The basic menu<text:tab/>204</text:p>
      <text:p text:style-name="P2">Authorization details<text:tab/>206</text:p>
      <text:p text:style-name="P2">Three operational sections of the dialogue<text:tab/>206</text:p>
      <text:p text:style-name="P2">The variables<text:tab/>206</text:p>
      <text:p text:style-name="P2">Planning the functions<text:tab/>207</text:p>
      <text:p text:style-name="P2">Code of each function<text:tab/>207</text:p>
      <text:p text:style-name="P2">Connecting without a database<text:tab/>207</text:p>
      <text:p text:style-name="P2">Connecting with a database<text:tab/>208</text:p>
      <text:p text:style-name="P2">Database action<text:tab/>208</text:p>
      <text:p text:style-name="P2">Table action<text:tab/>209</text:p>
      <text:p text:style-name="P2">Query action<text:tab/>210</text:p>
      <text:p text:style-name="P2">execute()<text:tab/>211</text:p>
      <text:p text:style-name="P2">The HTML output<text:tab/>212</text:p>
      <text:p text:style-name="P2">Basic definition<text:tab/>212</text:p>
      <text:p text:style-name="P2"><text:soft-page-break/>The message attribute<text:tab/>213</text:p>
      <text:p text:style-name="P2">Defining header()<text:tab/>213</text:p>
      <text:p text:style-name="P2">Defining footer()<text:tab/>213</text:p>
      <text:p text:style-name="P2">Defining body()<text:tab/>214</text:p>
      <text:p text:style-name="P2">Defining page()<text:tab/>214</text:p>
      <text:p text:style-name="P2">Getting the data<text:tab/>214</text:p>
      <text:p text:style-name="P2">Using CGI<text:tab/>214</text:p>
      <text:p text:style-name="P2">Using PHP<text:tab/>215</text:p>
      <text:p text:style-name="P2">Defining main()<text:tab/>217</text:p>
      <text:p text:style-name="P2">Room to grow<text:tab/>218</text:p>
      <text:p text:style-name="P2">Summary<text:tab/>218</text:p>
      <text:p text:style-name="P2">Chapter 8: Creating Users and Granting Access<text:tab/>219</text:p>
      <text:p text:style-name="P2">A word on security<text:tab/>219</text:p>
      <text:p text:style-name="P2">Creating users in MySQL<text:tab/>220</text:p>
      <text:p text:style-name="P2">Forcing the use of a password<text:tab/>221</text:p>
      <text:p text:style-name="P2">Restricting the client's host<text:tab/>221</text:p>
      <text:p text:style-name="P2">Creating users from Python<text:tab/>223</text:p>
      <text:p text:style-name="P2">Removing users in MySQL<text:tab/>224</text:p>
      <text:p text:style-name="P2">DROPping users in Python<text:tab/>225</text:p>
      <text:p text:style-name="P2">GRANT access in MySQL<text:tab/>225</text:p>
      <text:p text:style-name="P2">Important dynamics of GRANTing access<text:tab/>226</text:p>
      <text:p text:style-name="P2">The GRANT statement in MySQL<text:tab/>226</text:p>
      <text:p text:style-name="P2">Using REQUIREments of access<text:tab/>229</text:p>
      <text:p text:style-name="P2">Using a WITH clause<text:tab/>230</text:p>
      <text:p text:style-name="P2">Granting access in Python<text:tab/>231</text:p>
      <text:p text:style-name="P2">Removing privileges in MySQL<text:tab/>233</text:p>
      <text:p text:style-name="P2">Basic syntax<text:tab/>233</text:p>
      <text:p text:style-name="P2">After using REVOKE, the user still has access!?<text:tab/>233</text:p>
      <text:p text:style-name="P2">Using REVOKE in Python<text:tab/>235</text:p>
      <text:p text:style-name="P2">Project: Web-based user administration<text:tab/>236</text:p>
      <text:p text:style-name="P2">New options in the code<text:tab/>236</text:p>
      <text:p text:style-name="P2">Adding the functions: CREATE and DROP<text:tab/>239</text:p>
      <text:p text:style-name="P2">Adding CREATE and DROP to main()<text:tab/>240</text:p>
      <text:p text:style-name="P2">Adding the functions: GRANT and REVOKE<text:tab/>241</text:p>
      <text:p text:style-name="P2">Adding GRANT and REVOKE to main()<text:tab/>241</text:p>
      <text:p text:style-name="P2">Test the program<text:tab/>243</text:p>
      <text:p text:style-name="P2">New options on the page<text:tab/>244</text:p>
      <text:p text:style-name="P2">Room to grow<text:tab/>244</text:p>
      <text:p text:style-name="P2">Summary<text:tab/>245</text:p>
      <text:p text:style-name="P2">Chapter 9: Date and Time Values<text:tab/>247</text:p>
      <text:p text:style-name="P2">Date and time data types in MySQL<text:tab/>247</text:p>
      <text:p text:style-name="P2">DATETIME<text:tab/>248</text:p>
      <text:p text:style-name="P2">Output format<text:tab/>248</text:p>
      <text:p text:style-name="P2">Input formats<text:tab/>248</text:p>
      <text:p text:style-name="P2">Input range<text:tab/>249</text:p>
      <text:p text:style-name="P2">Using DATETIME in a CREATE statement<text:tab/>249</text:p>
      <text:p text:style-name="P2">DATE<text:tab/>249</text:p>
      <text:p text:style-name="P2">Output and Input formats<text:tab/>249</text:p>
      <text:p text:style-name="P2">Input range<text:tab/>250</text:p>
      <text:p text:style-name="P2">TIMESTAMP<text:tab/>250</text:p>
      <text:p text:style-name="P2">Input of values<text:tab/>250</text:p>
      <text:p text:style-name="P2">Range<text:tab/>251</text:p>
      <text:p text:style-name="P2"><text:soft-page-break/>Defaults, initialization, and updating<text:tab/>251</text:p>
      <text:p text:style-name="P2">YEAR<text:tab/>252</text:p>
      <text:p text:style-name="P2">Two-digit YEAR values<text:tab/>252</text:p>
      <text:p text:style-name="P2">Four-digit YEAR values<text:tab/>252</text:p>
      <text:p text:style-name="P2">Valid input<text:tab/>253</text:p>
      <text:p text:style-name="P2">TIME<text:tab/>253</text:p>
      <text:p text:style-name="P2">Format<text:tab/>254</text:p>
      <text:p text:style-name="P2">Invalid values<text:tab/>255</text:p>
      <text:p text:style-name="P2">Date and time types in Python<text:tab/>256</text:p>
      <text:p text:style-name="P2">Date and time functions<text:tab/>257</text:p>
      <text:p text:style-name="P2">NOW()<text:tab/>260</text:p>
      <text:p text:style-name="P2">CURDATE()<text:tab/>260</text:p>
      <text:p text:style-name="P2">CURTIME()<text:tab/>261</text:p>
      <text:p text:style-name="P2">DATE()<text:tab/>261</text:p>
      <text:p text:style-name="P2">DATE_SUB() and DATE_ADD()<text:tab/>262</text:p>
      <text:p text:style-name="P2">DATEDIFF()<text:tab/>266</text:p>
      <text:p text:style-name="P2">DATE_FORMAT()<text:tab/>267</text:p>
      <text:p text:style-name="P2">EXTRACT()<text:tab/>269</text:p>
      <text:p text:style-name="P2">TIME()<text:tab/>270</text:p>
      <text:p text:style-name="P2">Project: Logging user activity<text:tab/>270</text:p>
      <text:p text:style-name="P2">The log framework<text:tab/>272</text:p>
      <text:p text:style-name="P2">The logger() function<text:tab/>273</text:p>
      <text:p text:style-name="P2">Creating the database<text:tab/>273</text:p>
      <text:p text:style-name="P2">Using the database<text:tab/>274</text:p>
      <text:p text:style-name="P2">Creating the table<text:tab/>274</text:p>
      <text:p text:style-name="P2">Forming the INSERT statement<text:tab/>274</text:p>
      <text:p text:style-name="P2">Ensure logging occurs<text:tab/>275</text:p>
      <text:p text:style-name="P2">Room to grow<text:tab/>276</text:p>
      <text:p text:style-name="P2">Summary<text:tab/>277</text:p>
      <text:p text:style-name="P2">Chapter 10: Aggregate Functions and Clauses<text:tab/>279</text:p>
      <text:p text:style-name="P2">Calculations in MySQL<text:tab/>280</text:p>
      <text:p text:style-name="P2">COUNT()<text:tab/>281</text:p>
      <text:p text:style-name="P2">SUM()<text:tab/>282</text:p>
      <text:p text:style-name="P2">MAX()<text:tab/>283</text:p>
      <text:p text:style-name="P2">MIN()<text:tab/>284</text:p>
      <text:p text:style-name="P2">AVG()<text:tab/>284</text:p>
      <text:p text:style-name="P2">The different kinds of average<text:tab/>285</text:p>
      <text:p text:style-name="P2">Trimming results<text:tab/>287</text:p>
      <text:p text:style-name="P2">DISTINCT<text:tab/>287</text:p>
      <text:p text:style-name="P2">GROUP_CONCAT()<text:tab/>289</text:p>
      <text:p text:style-name="P2">Specifying the delimiter<text:tab/>290</text:p>
      <text:p text:style-name="P2">Customizing the maximum length<text:tab/>290</text:p>
      <text:p text:style-name="P2">Using GROUP_CONCAT() with DISTINCT<text:tab/>291</text:p>
      <text:p text:style-name="P2">Server-side sorting in MySQL<text:tab/>292</text:p>
      <text:p text:style-name="P2">GROUP BY<text:tab/>293</text:p>
      <text:p text:style-name="P2">ORDER BY<text:tab/>294</text:p>
      <text:p text:style-name="P2">Using a universal quantifier<text:tab/>294</text:p>
      <text:p text:style-name="P2">Sorting alphabetically or from low-to-high<text:tab/>295</text:p>
      <text:p text:style-name="P2">Reversing the alphabet or sorting high-to-low<text:tab/>296</text:p>
      <text:p text:style-name="P2">Sorting with multiple keys<text:tab/>298</text:p>
      <text:p text:style-name="P2">Putting it in Python<text:tab/>298</text:p>
      <text:p text:style-name="P2">Project: Incorporating aggregate functions<text:tab/>300</text:p>
      <text:p text:style-name="P2"><text:soft-page-break/>Adding to qaction()<text:tab/>300</text:p>
      <text:p text:style-name="P2">New variables<text:tab/>301</text:p>
      <text:p text:style-name="P2">New statement formation<text:tab/>302</text:p>
      <text:p text:style-name="P2">Revising main()<text:tab/>305</text:p>
      <text:p text:style-name="P2">Setting up the options<text:tab/>308</text:p>
      <text:p text:style-name="P2">Changing the HTML form<text:tab/>309</text:p>
      <text:p text:style-name="P2">Summary<text:tab/>310</text:p>
      <text:p text:style-name="P2">Chapter 11: SELECT Alternatives<text:tab/>311</text:p>
      <text:p text:style-name="P2">HAVING clause<text:tab/>312</text:p>
      <text:p text:style-name="P2">WHERE versus HAVING: Syntax<text:tab/>312</text:p>
      <text:p text:style-name="P2">WHERE versus HAVING: Aggregate functions<text:tab/>312</text:p>
      <text:p text:style-name="P2">WHERE versus HAVING: Application<text:tab/>314</text:p>
      <text:p text:style-name="P2">Subqueries<text:tab/>317</text:p>
      <text:p text:style-name="P2">Unions<text:tab/>319</text:p>
      <text:p text:style-name="P2">Joins<text:tab/>321</text:p>
      <text:p text:style-name="P2">LEFT and RIGHT joins<text:tab/>321</text:p>
      <text:p text:style-name="P2">OUTER joins<text:tab/>323</text:p>
      <text:p text:style-name="P2">INNER joins<text:tab/>324</text:p>
      <text:p text:style-name="P2">NATURAL joins<text:tab/>326</text:p>
      <text:p text:style-name="P2">CROSS joins<text:tab/>327</text:p>
      <text:p text:style-name="P2">Doing it in Python<text:tab/>327</text:p>
      <text:p text:style-name="P2">Subqueries<text:tab/>328</text:p>
      <text:p text:style-name="P2">Unions<text:tab/>329</text:p>
      <text:p text:style-name="P2">Joins<text:tab/>329</text:p>
      <text:p text:style-name="P2">Project: Implement HAVING<text:tab/>330</text:p>
      <text:p text:style-name="P2">Revising the Python backend<text:tab/>331</text:p>
      <text:p text:style-name="P2">Revising qaction()<text:tab/>331</text:p>
      <text:p text:style-name="P2">Revising main()<text:tab/>333</text:p>
      <text:p text:style-name="P2">Revising the options<text:tab/>336</text:p>
      <text:p text:style-name="P2">Revising the HTML interface<text:tab/>337</text:p>
      <text:p text:style-name="P2">Room to grow<text:tab/>338</text:p>
      <text:p text:style-name="P2">Summary<text:tab/>339</text:p>
      <text:p text:style-name="P2">Chapter 12: String Functions<text:tab/>341</text:p>
      <text:p text:style-name="P2">Preparing results before their return<text:tab/>341</text:p>
      <text:p text:style-name="P2">CONCAT() function<text:tab/>342</text:p>
      <text:p text:style-name="P2">SUBSTRING() or MID()<text:tab/>343</text:p>
      <text:p text:style-name="P2">TRIM()<text:tab/>344</text:p>
      <text:p text:style-name="P2">Basic syntax<text:tab/>344</text:p>
      <text:p text:style-name="P2">Options<text:tab/>345</text:p>
      <text:p text:style-name="P2">Alternatives<text:tab/>346</text:p>
      <text:p text:style-name="P2">REPLACE()<text:tab/>347</text:p>
      <text:p text:style-name="P2">INSERT()<text:tab/>348</text:p>
      <text:p text:style-name="P2">REGEXP<text:tab/>350</text:p>
      <text:p text:style-name="P2">Accessing and using index data<text:tab/>354</text:p>
      <text:p text:style-name="P2">LENGTH()<text:tab/>354</text:p>
      <text:p text:style-name="P2">INSTR() or LOCATE()<text:tab/>355</text:p>
      <text:p text:style-name="P2">INSTR()<text:tab/>356</text:p>
      <text:p text:style-name="P2">LOCATE()<text:tab/>356</text:p>
      <text:p text:style-name="P2">Nuancing data<text:tab/>357</text:p>
      <text:p text:style-name="P2">ROUND()<text:tab/>357</text:p>
      <text:p text:style-name="P2">FORMAT()<text:tab/>359</text:p>
      <text:p text:style-name="P2">UPPER()<text:tab/>360</text:p>
      <text:p text:style-name="P2"><text:soft-page-break/>LOWER()<text:tab/>360</text:p>
      <text:p text:style-name="P2">Project: Creating your own functions<text:tab/>360</text:p>
      <text:p text:style-name="P2">Hello()<text:tab/>361</text:p>
      <text:p text:style-name="P2">Capitalise()<text:tab/>362</text:p>
      <text:p text:style-name="P2">DELIMITER<text:tab/>362</text:p>
      <text:p text:style-name="P2">The function definition<text:tab/>362</text:p>
      <text:p text:style-name="P2">Calling the function<text:tab/>364</text:p>
      <text:p text:style-name="P2">Defining the function in Python<text:tab/>365</text:p>
      <text:p text:style-name="P2">Defining the function as a Python value<text:tab/>365</text:p>
      <text:p text:style-name="P2">Sourcing the MySQL function as a Python module<text:tab/>366</text:p>
      <text:p text:style-name="P2">Sourcing the function as MySQL code<text:tab/>366</text:p>
      <text:p text:style-name="P2">Room to grow<text:tab/>367</text:p>
      <text:p text:style-name="P2">Summary<text:tab/>367</text:p>
      <text:p text:style-name="P2">Chapter 13: Showing MySQL Metadata<text:tab/>369</text:p>
      <text:p text:style-name="P2">MySQL's system environment<text:tab/>370</text:p>
      <text:p text:style-name="P2">ENGINE<text:tab/>371</text:p>
      <text:p text:style-name="P2">The most popular engines<text:tab/>372</text:p>
      <text:p text:style-name="P2">Transactions<text:tab/>372</text:p>
      <text:p text:style-name="P2">Specifying the engine<text:tab/>373</text:p>
      <text:p text:style-name="P2">ENGINE status<text:tab/>373</text:p>
      <text:p text:style-name="P2">SHOW ENGINES<text:tab/>374</text:p>
      <text:p text:style-name="P2">Profiling<text:tab/>375</text:p>
      <text:p text:style-name="P2">SHOW PROFILE<text:tab/>375</text:p>
      <text:p text:style-name="P2">SHOW PROFILES<text:tab/>376</text:p>
      <text:p text:style-name="P2">SHOW system variables<text:tab/>376</text:p>
      <text:p text:style-name="P2">Accessing database metadata<text:tab/>377</text:p>
      <text:p text:style-name="P2">DATABASES<text:tab/>377</text:p>
      <text:p text:style-name="P2">Using the USE command<text:tab/>378</text:p>
      <text:p text:style-name="P2">Accessing metadata about tables<text:tab/>378</text:p>
      <text:p text:style-name="P2">SHOW TABLES<text:tab/>378</text:p>
      <text:p text:style-name="P2">SHOW TABLE STATUS<text:tab/>379</text:p>
      <text:p text:style-name="P2">Showing columns from a table<text:tab/>379</text:p>
      <text:p text:style-name="P2">FUNCTION STATUS<text:tab/>380</text:p>
      <text:p text:style-name="P2">Accessing user metadata<text:tab/>383</text:p>
      <text:p text:style-name="P2">SHOW GRANTS<text:tab/>383</text:p>
      <text:p text:style-name="P2">PRIVILEGES<text:tab/>384</text:p>
      <text:p text:style-name="P2">Project: Building a database class<text:tab/>384</text:p>
      <text:p text:style-name="P2">Writing the class<text:tab/>384</text:p>
      <text:p text:style-name="P2">Defining fetchquery() and some core methods<text:tab/>385</text:p>
      <text:p text:style-name="P2">Retrieving table status and structure<text:tab/>386</text:p>
      <text:p text:style-name="P2">Retrieving the CREATE statements<text:tab/>386</text:p>
      <text:p text:style-name="P2">Define main()—part 1<text:tab/>387</text:p>
      <text:p text:style-name="P2">Writing resproc()<text:tab/>388</text:p>
      <text:p text:style-name="P2">Define main()—part 2<text:tab/>389</text:p>
      <text:p text:style-name="P2">The preamble<text:tab/>389</text:p>
      <text:p text:style-name="P2">Modules and variables<text:tab/>390</text:p>
      <text:p text:style-name="P2">Login and USE<text:tab/>390</text:p>
      <text:p text:style-name="P2">Closing out the program<text:tab/>390</text:p>
      <text:p text:style-name="P2">Room to grow<text:tab/>391</text:p>
      <text:p text:style-name="P2">Summary<text:tab/>391</text:p>
      <text:p text:style-name="P2">Chapter 14: Disaster Recovery<text:tab/>393</text:p>
      <text:p text:style-name="P2">Every database needs a backup plan<text:tab/>394</text:p>
      <text:p text:style-name="P2"><text:soft-page-break/>Offline backups<text:tab/>394</text:p>
      <text:p text:style-name="P2">Live backups<text:tab/>395</text:p>
      <text:p text:style-name="P2">Choosing a backup method<text:tab/>395</text:p>
      <text:p text:style-name="P2">Copying the table files<text:tab/>396</text:p>
      <text:p text:style-name="P2">Locking and flushing<text:tab/>397</text:p>
      <text:p text:style-name="P2">Unlocking the tables<text:tab/>398</text:p>
      <text:p text:style-name="P2">Restoring the data<text:tab/>398</text:p>
      <text:p text:style-name="P2">Delimited backups within MySQL<text:tab/>398</text:p>
      <text:p text:style-name="P2">Using SELECT INTO OUTFILE to export data<text:tab/>398</text:p>
      <text:p text:style-name="P2">Using LOAD DATA INFILE to import data<text:tab/>399</text:p>
      <text:p text:style-name="P2">Archiving from the command line<text:tab/>400</text:p>
      <text:p text:style-name="P2">mysqldump<text:tab/>400</text:p>
      <text:p text:style-name="P2">mysqlhotcopy<text:tab/>403</text:p>
      <text:p text:style-name="P2">Backing up a database with Python<text:tab/>405</text:p>
      <text:p text:style-name="P2">Summary<text:tab/>406</text:p>
      <text:p text:style-name="P2">Index<text:tab/>407</text:p>
      <text:p text:style-name="P2"/>
      <text:p text:style-name="P2"/>
      <text:h text:style-name="Heading_20_1" text:outline-level="1"><text:bookmark-start text:name="__RefHeading__21932_2058063626"/>***openpyxl_2015_133p<text:bookmark-end text:name="__RefHeading__21932_2058063626"/></text:h>
      <text:p text:style-name="P2">1 Introduction<text:tab/>3</text:p>
      <text:p text:style-name="P2">1.1 Sample code:<text:tab/>3</text:p>
      <text:p text:style-name="P2">2 User List 5</text:p>
      <text:p text:style-name="P2">3 How to Contribute Code<text:tab/>7</text:p>
      <text:p text:style-name="P2">4 Other ways to help<text:tab/>9</text:p>
      <text:p text:style-name="P2">5 Installation<text:tab/>11</text:p>
      <text:p text:style-name="P2">6 Getting the source<text:tab/>13</text:p>
      <text:p text:style-name="P2">7 Usage examples<text:tab/>15</text:p>
      <text:p text:style-name="P2">7.1 Tutorial<text:tab/>15</text:p>
      <text:p text:style-name="P2">7.2 Cookbook<text:tab/>19</text:p>
      <text:p text:style-name="P2">7.3 Charts<text:tab/>23</text:p>
      <text:p text:style-name="P2">7.4 Comments<text:tab/>23</text:p>
      <text:p text:style-name="P2">7.5 Read/write large files<text:tab/>24</text:p>
      <text:p text:style-name="P2">7.6 Working with styles<text:tab/>25</text:p>
      <text:p text:style-name="P2">7.7 Conditional Formatting<text:tab/>29</text:p>
      <text:p text:style-name="P2">7.8 Data Validation<text:tab/>30</text:p>
      <text:p text:style-name="P2">8 Information for Developers 33</text:p>
      <text:p text:style-name="P2">8.1 Development<text:tab/>33</text:p>
      <text:p text:style-name="P2">8.2 Testing on Windows<text:tab/>35</text:p>
      <text:p text:style-name="P2">9 API Documentation 39</text:p>
      <text:p text:style-name="P2">9.1 openpyxl package<text:tab/>39</text:p>
      <text:p text:style-name="P2">10 Indices and tables 95</text:p>
      <text:p text:style-name="P2">11 Release Notes 97</text:p>
      <text:p text:style-name="P2">11.1 2.2.4 (2015-06-17)<text:tab/>97</text:p>
      <text:p text:style-name="P2">11.2 2.2.3 (2015-05-26)<text:tab/>97</text:p>
      <text:p text:style-name="P2">11.3 2.2.2 (2015-04-28)<text:tab/>97</text:p>
      <text:p text:style-name="P2">11.4 2.2.1 (2015-03-31)<text:tab/>98</text:p>
      <text:p text:style-name="P2">11.5 2.2.0 (2015-03-11)<text:tab/>98</text:p>
      <text:p text:style-name="P2">11.6 2.2.0-b1 (2015-02-18)<text:tab/>98</text:p>
      <text:p text:style-name="P2">11.7 2.1.5 (2015-02-18) 99</text:p>
      <text:p text:style-name="P2">11.8 2.1.4 (2014-12-16)<text:tab/>99</text:p>
      <text:p text:style-name="P2">11.9 2.1.3 (2014-12-09)<text:tab/>100</text:p>
      <text:p text:style-name="P2"><text:soft-page-break/>11.10 2.1.2 (2014-10-23)<text:tab/>100</text:p>
      <text:p text:style-name="P2">11.11 2.1.1 (2014-10-08)<text:tab/>100</text:p>
      <text:p text:style-name="P2">11.12 2.1.0 (2014-09-21)<text:tab/>101</text:p>
      <text:p text:style-name="P2">11.13 2.0.5 (2014-08-08)<text:tab/>102</text:p>
      <text:p text:style-name="P2">11.14 2.0.4 (2014-06-25)<text:tab/>102</text:p>
      <text:p text:style-name="P2">11.15 2.0.3 (2014-05-22)<text:tab/>102</text:p>
      <text:p text:style-name="P2">11.16 2.0.2 (2014-05-13)<text:tab/>102</text:p>
      <text:p text:style-name="P2">11.17 2.0.1 (2014-05-13) brown bag<text:tab/>102</text:p>
      <text:p text:style-name="P2">11.18 2.0.0 (2014-05-13) brown bag<text:tab/>102</text:p>
      <text:p text:style-name="P2">11.19 1.8.6 (2014-05-05)<text:tab/>104</text:p>
      <text:p text:style-name="P2">11.20 1.8.5 (2014-03-25)<text:tab/>104</text:p>
      <text:p text:style-name="P2">11.21 1.8.4 (2014-02-25)<text:tab/>104</text:p>
      <text:p text:style-name="P2">11.22 1.8.3 (2014-02-09)<text:tab/>104</text:p>
      <text:p text:style-name="P2">11.23 1.8.2 (2014-01-17)<text:tab/>105</text:p>
      <text:p text:style-name="P2">11.24 1.8.1 (2014-01-14)<text:tab/>105</text:p>
      <text:p text:style-name="P2">11.25 1.8.0 (2014-01-08)<text:tab/>105</text:p>
      <text:p text:style-name="P2">11.26 1.7.0 (2013-10-31)<text:tab/>106</text:p>
      <text:p text:style-name="P2"/>
      <text:p text:style-name="P2"><text:line-break/></text:p>
      <text:h text:style-name="Heading_20_1" text:outline-level="1"><text:bookmark-start text:name="__RefHeading__21934_2058063626"/>***Parallel_Programming_with_Python_2014_122p<text:bookmark-end text:name="__RefHeading__21934_2058063626"/></text:h>
      <text:p text:style-name="P2">Preface<text:tab/>1</text:p>
      <text:p text:style-name="P2">Chapter 1: Contextualizing Parallel, Concurrent,</text:p>
      <text:p text:style-name="P2">and Distributed Programming<text:tab/>7</text:p>
      <text:p text:style-name="P2">Why use parallel programming?<text:tab/>9</text:p>
      <text:p text:style-name="P2">Exploring common forms of parallelization<text:tab/>9</text:p>
      <text:p text:style-name="P2">Communicating in parallel programming<text:tab/>11</text:p>
      <text:p text:style-name="P2">Understanding shared state<text:tab/>12</text:p>
      <text:p text:style-name="P2">Understanding message passing<text:tab/>12</text:p>
      <text:p text:style-name="P2">Identifying parallel programming problems<text:tab/>13</text:p>
      <text:p text:style-name="P2">Deadlock<text:tab/>13</text:p>
      <text:p text:style-name="P2">Starvation<text:tab/>13</text:p>
      <text:p text:style-name="P2">Race conditions<text:tab/>14</text:p>
      <text:p text:style-name="P2">Discovering Python's parallel programming tools<text:tab/>15</text:p>
      <text:p text:style-name="P2">The Python threading module<text:tab/>15</text:p>
      <text:p text:style-name="P2">The Python multiprocessing module<text:tab/>15</text:p>
      <text:p text:style-name="P2">The parallel Python module<text:tab/>16</text:p>
      <text:p text:style-name="P2">Celery – a distributed task queue<text:tab/>16</text:p>
      <text:p text:style-name="P2">Taking care of Python GIL<text:tab/>16</text:p>
      <text:p text:style-name="P2">Summary<text:tab/>17</text:p>
      <text:p text:style-name="P2">Chapter 2: Designing Parallel Algorithms<text:tab/>19</text:p>
      <text:p text:style-name="P2">The divide and conquer technique<text:tab/>19</text:p>
      <text:p text:style-name="P2">Using data decomposition<text:tab/>20</text:p>
      <text:p text:style-name="P2">Decomposing tasks with pipeline<text:tab/>21</text:p>
      <text:p text:style-name="P2">Processing and mapping<text:tab/>22</text:p>
      <text:p text:style-name="P2">Identifying independent tasks<text:tab/>22</text:p>
      <text:p text:style-name="P2">Identifying the tasks that require data exchange<text:tab/>22</text:p>
      <text:p text:style-name="P2">Load balance<text:tab/>23</text:p>
      <text:p text:style-name="P2">Summary<text:tab/>23</text:p>
      <text:p text:style-name="P2">Chapter 3: Identifying a Parallelizable Problem<text:tab/>25</text:p>
      <text:p text:style-name="P2">Obtaining the highest Fibonacci value for multiple inputs<text:tab/>25</text:p>
      <text:p text:style-name="P2"><text:soft-page-break/>Crawling the Web<text:tab/>27</text:p>
      <text:p text:style-name="P2">Summary<text:tab/>28</text:p>
      <text:p text:style-name="P2">Chapter 4: Using the threading and concurrent.futures Modules<text:tab/>29</text:p>
      <text:p text:style-name="P2">Defining threads<text:tab/>29</text:p>
      <text:p text:style-name="P2">Advantages and disadvantages of using threads<text:tab/>30</text:p>
      <text:p text:style-name="P2">Understanding different kinds of threads<text:tab/>30</text:p>
      <text:p text:style-name="P2">Defining the states of a thread<text:tab/>31</text:p>
      <text:p text:style-name="P2">Choosing between threading and _thread<text:tab/>32</text:p>
      <text:p text:style-name="P2">Using threading to obtain the Fibonacci series term with</text:p>
      <text:p text:style-name="P2">multiple inputs<text:tab/>32</text:p>
      <text:p text:style-name="P2">Crawling the Web using the concurrent.futures module<text:tab/>36</text:p>
      <text:p text:style-name="P2">Summary<text:tab/>40</text:p>
      <text:p text:style-name="P2">Chapter 5: Using Multiprocessing and ProcessPoolExecutor<text:tab/>41</text:p>
      <text:p text:style-name="P2">Understanding the concept of a process<text:tab/>41</text:p>
      <text:p text:style-name="P2">Understanding the process model<text:tab/>42</text:p>
      <text:p text:style-name="P2">Defining the states of a process<text:tab/>42</text:p>
      <text:p text:style-name="P2">Implementing multiprocessing communication<text:tab/>42</text:p>
      <text:p text:style-name="P2">Using multiprocessing.Pipe<text:tab/>43</text:p>
      <text:p text:style-name="P2">Understanding multiprocessing.Queue<text:tab/>45</text:p>
      <text:p text:style-name="P2">Using multiprocessing to compute Fibonacci series terms</text:p>
      <text:p text:style-name="P2">with multiple inputs<text:tab/>45</text:p>
      <text:p text:style-name="P2">Crawling the Web using ProcessPoolExecutor<text:tab/>48</text:p>
      <text:p text:style-name="P2">Summary<text:tab/>51</text:p>
      <text:p text:style-name="P2">Chapter 6: Utilizing Parallel Python<text:tab/>53</text:p>
      <text:p text:style-name="P2">Understanding interprocess communication<text:tab/>53</text:p>
      <text:p text:style-name="P2">Exploring named pipes<text:tab/>54</text:p>
      <text:p text:style-name="P2">Using named pipes with Python<text:tab/>54</text:p>
      <text:p text:style-name="P2">Writing in a named pipe<text:tab/>55</text:p>
      <text:p text:style-name="P2">Reading named pipes<text:tab/>56</text:p>
      <text:p text:style-name="P2">Discovering PP<text:tab/>57</text:p>
      <text:p text:style-name="P2">Using PP to calculate the Fibonacci series term on SMP architecture<text:tab/>59</text:p>
      <text:p text:style-name="P2">Using PP to make a distributed Web crawler<text:tab/>61</text:p>
      <text:p text:style-name="P2">Summary<text:tab/>66</text:p>
      <text:p text:style-name="P2">Chapter 7: Distributing Tasks with Celery<text:tab/>67</text:p>
      <text:p text:style-name="P2">Understanding Celery<text:tab/>67</text:p>
      <text:p text:style-name="P2">Why use Celery?<text:tab/>68</text:p>
      <text:p text:style-name="P2">Understanding Celery's architecture<text:tab/>68</text:p>
      <text:p text:style-name="P2">Working with tasks<text:tab/>69</text:p>
      <text:p text:style-name="P2">Discovering message transport (broker)<text:tab/>70</text:p>
      <text:p text:style-name="P2">Understanding workers<text:tab/>70</text:p>
      <text:p text:style-name="P2">Understanding result backends<text:tab/>71</text:p>
      <text:p text:style-name="P2">Setting up the environment<text:tab/>71</text:p>
      <text:p text:style-name="P2">Setting up the client machine<text:tab/>71</text:p>
      <text:p text:style-name="P2">Setting up the server machine<text:tab/>73</text:p>
      <text:p text:style-name="P2">Dispatching a simple task<text:tab/>73</text:p>
      <text:p text:style-name="P2">Using Celery to obtain a Fibonacci series term<text:tab/>76</text:p>
      <text:p text:style-name="P2">Defining queues by task types<text:tab/>79</text:p>
      <text:p text:style-name="P2">Using Celery to make a distributed Web crawler<text:tab/>81</text:p>
      <text:p text:style-name="P2">Summary<text:tab/>84</text:p>
      <text:p text:style-name="P2">Chapter 8: Doing Things Asynchronously<text:tab/>85</text:p>
      <text:p text:style-name="P2">Understanding blocking, nonblocking, and asynchronous operations<text:tab/>85</text:p>
      <text:p text:style-name="P2">Understanding blocking operations<text:tab/>86</text:p>
      <text:p text:style-name="P2"><text:soft-page-break/>Understanding nonblocking operations<text:tab/>86</text:p>
      <text:p text:style-name="P2">Understanding asynchronous operations<text:tab/>86</text:p>
      <text:p text:style-name="P2">Understanding event loop<text:tab/>87</text:p>
      <text:p text:style-name="P2">Polling functions<text:tab/>87</text:p>
      <text:p text:style-name="P2">Using event loops<text:tab/>89</text:p>
      <text:p text:style-name="P2">Using asyncio<text:tab/>89</text:p>
      <text:p text:style-name="P2">Understanding coroutines and futures<text:tab/>90</text:p>
      <text:p text:style-name="P2">Using coroutine and asyncio.Future<text:tab/>90</text:p>
      <text:p text:style-name="P2">Using asyncio.Task<text:tab/>92</text:p>
      <text:p text:style-name="P2">Using an incompatible library with asyncio<text:tab/>93</text:p>
      <text:p text:style-name="P2">Summary<text:tab/>96</text:p>
      <text:p text:style-name="P2">Index<text:tab/>99</text:p>
      <text:p text:style-name="P2"/>
      <text:p text:style-name="P2"/>
      <text:h text:style-name="Heading_20_1" text:outline-level="1"><text:bookmark-start text:name="__RefHeading__21936_2058063626"/>***Pro_Android_Python_with_SL4A_2011_296p<text:bookmark-end text:name="__RefHeading__21936_2058063626"/></text:h>
      <text:p text:style-name="P2">About the Author<text:tab/>xi</text:p>
      <text:p text:style-name="P2">About the Technical Reviewer<text:tab/>xii</text:p>
      <text:p text:style-name="P2">Acknowledgments<text:tab/>xiii</text:p>
      <text:p text:style-name="P2">Preface<text:tab/>xiv</text:p>
      <text:p text:style-name="P2">Chapter 1: Introduction<text:tab/>1</text:p>
      <text:p text:style-name="P2">Chapter 2: Getting Started<text:tab/>27</text:p>
      <text:p text:style-name="P2">Chapter 3: Navigating the Android SDK<text:tab/>57</text:p>
      <text:p text:style-name="P2">Chapter 4: Developing with Eclipse<text:tab/>83</text:p>
      <text:p text:style-name="P2">Chapter 5: Exploring the Android API<text:tab/>113</text:p>
      <text:p text:style-name="P2">Chapter 6: Background Scripting with Python<text:tab/>139</text:p>
      <text:p text:style-name="P2">Chapter 7: Python Scripting Utilities<text:tab/>165</text:p>
      <text:p text:style-name="P2">Chapter 8: Python Dialog Box–based GUIs<text:tab/>195</text:p>
      <text:p text:style-name="P2">Chapter 9: Python GUIs with HTML<text:tab/>221</text:p>
      <text:p text:style-name="P2">Chapter 10: Packaging and Distributing<text:tab/>249</text:p>
      <text:p text:style-name="P2">Index<text:tab/>273</text:p>
      <text:p text:style-name="P2"/>
      <text:p text:style-name="P2"/>
      <text:h text:style-name="Heading_20_1" text:outline-level="1"><text:bookmark-start text:name="__RefHeading__21938_2058063626"/>***Programming_Python_MLutz_4th_ed_2011_1628p<text:bookmark-end text:name="__RefHeading__21938_2058063626"/></text:h>
      <text:p text:style-name="P2">Preface xxiii</text:p>
      <text:p text:style-name="P2">Part I The Beginning</text:p>
      <text:p text:style-name="P2">1 A Sneak Preview<text:tab/>3</text:p>
      <text:p text:style-name="P2">“Programming Python: The Short Story”<text:tab/>3</text:p>
      <text:p text:style-name="P2">The Task<text:tab/>4</text:p>
      <text:p text:style-name="P2">Step 1: Representing Records<text:tab/>4</text:p>
      <text:p text:style-name="P2">Using Lists<text:tab/>4</text:p>
      <text:p text:style-name="P2">Using Dictionaries<text:tab/>9</text:p>
      <text:p text:style-name="P2">Step 2: Storing Records Persistently<text:tab/>14</text:p>
      <text:p text:style-name="P2">Using Formatted Files<text:tab/>14</text:p>
      <text:p text:style-name="P2">Using Pickle Files<text:tab/>19</text:p>
      <text:p text:style-name="P2">Using Per-Record Pickle Files<text:tab/>22</text:p>
      <text:p text:style-name="P2">Using Shelves<text:tab/>23</text:p>
      <text:p text:style-name="P2">Step 3: Stepping Up to OOP<text:tab/>26</text:p>
      <text:p text:style-name="P2">Using Classes<text:tab/>27</text:p>
      <text:p text:style-name="P2">Adding Behavior<text:tab/>29</text:p>
      <text:p text:style-name="P2"><text:soft-page-break/>Adding Inheritance<text:tab/>29</text:p>
      <text:p text:style-name="P2">Refactoring Code<text:tab/>31</text:p>
      <text:p text:style-name="P2">Adding Persistence<text:tab/>34</text:p>
      <text:p text:style-name="P2">Other Database Options<text:tab/>36</text:p>
      <text:p text:style-name="P2">Step 4: Adding Console Interaction<text:tab/>37</text:p>
      <text:p text:style-name="P2">A Console Shelve Interface<text:tab/>37</text:p>
      <text:p text:style-name="P2">Step 5: Adding a GUI<text:tab/>40</text:p>
      <text:p text:style-name="P2">GUI Basics<text:tab/>40</text:p>
      <text:p text:style-name="P2">Using OOP for GUIs<text:tab/>42</text:p>
      <text:p text:style-name="P2">Getting Input from a User<text:tab/>44</text:p>
      <text:p text:style-name="P2">A GUI Shelve Interface<text:tab/>46</text:p>
      <text:p text:style-name="P2">Step 6: Adding a Web Interface<text:tab/>52</text:p>
      <text:p text:style-name="P2">CGI Basics<text:tab/>52</text:p>
      <text:p text:style-name="P2">Running a Web Server<text:tab/>55</text:p>
      <text:p text:style-name="P2">Using Query Strings and urllib<text:tab/>57</text:p>
      <text:p text:style-name="P2">Formatting Reply Text<text:tab/>59</text:p>
      <text:p text:style-name="P2">A Web-Based Shelve Interface<text:tab/>60</text:p>
      <text:p text:style-name="P2">The End of the Demo<text:tab/>69</text:p>
      <text:p text:style-name="P2">Part II System Programming</text:p>
      <text:p text:style-name="P2">2 System Tools<text:tab/>73</text:p>
      <text:p text:style-name="P2">“The os.path to Knowledge”<text:tab/>73</text:p>
      <text:p text:style-name="P2">Why Python Here?<text:tab/>73</text:p>
      <text:p text:style-name="P2">The Next Five Chapters<text:tab/>74</text:p>
      <text:p text:style-name="P2">System Scripting Overview<text:tab/>75</text:p>
      <text:p text:style-name="P2">Python System Modules<text:tab/>76</text:p>
      <text:p text:style-name="P2">Module Documentation Sources<text:tab/>77</text:p>
      <text:p text:style-name="P2">Paging Documentation Strings<text:tab/>78</text:p>
      <text:p text:style-name="P2">A Custom Paging Script<text:tab/>79</text:p>
      <text:p text:style-name="P2">String Method Basics<text:tab/>80</text:p>
      <text:p text:style-name="P2">Other String Concepts in Python 3.X: Unicode and bytes<text:tab/>82</text:p>
      <text:p text:style-name="P2">File Operation Basics<text:tab/>83</text:p>
      <text:p text:style-name="P2">Using Programs in Two Ways<text:tab/>84</text:p>
      <text:p text:style-name="P2">Python Library Manuals<text:tab/>85</text:p>
      <text:p text:style-name="P2">Commercially Published References<text:tab/>86</text:p>
      <text:p text:style-name="P2">Introducing the sys Module<text:tab/>86</text:p>
      <text:p text:style-name="P2">Platforms and Versions<text:tab/>86</text:p>
      <text:p text:style-name="P2">The Module Search Path<text:tab/>87</text:p>
      <text:p text:style-name="P2">The Loaded Modules Table<text:tab/>88</text:p>
      <text:p text:style-name="P2">Exception Details<text:tab/>89</text:p>
      <text:p text:style-name="P2">Other sys Module Exports<text:tab/>90</text:p>
      <text:p text:style-name="P2">Introducing the os Module<text:tab/>90</text:p>
      <text:p text:style-name="P2">Tools in the os Module<text:tab/>90</text:p>
      <text:p text:style-name="P2">Administrative Tools<text:tab/>91</text:p>
      <text:p text:style-name="P2">Portability Constants<text:tab/>92</text:p>
      <text:p text:style-name="P2">Common os.path Tools<text:tab/>92</text:p>
      <text:p text:style-name="P2">Running Shell Commands from Scripts<text:tab/>94</text:p>
      <text:p text:style-name="P2">Other os Module Exports<text:tab/>100</text:p>
      <text:p text:style-name="P2">3 Script Execution Context<text:tab/>103</text:p>
      <text:p text:style-name="P2">“I’d Like to Have an Argument, Please”<text:tab/>103</text:p>
      <text:p text:style-name="P2">Current Working Directory<text:tab/>104</text:p>
      <text:p text:style-name="P2">CWD, Files, and Import Paths<text:tab/>104</text:p>
      <text:p text:style-name="P2">CWD and Command Lines<text:tab/>106</text:p>
      <text:p text:style-name="P2"><text:soft-page-break/>Command-Line Arguments<text:tab/>106</text:p>
      <text:p text:style-name="P2">Parsing Command-Line Arguments<text:tab/>107</text:p>
      <text:p text:style-name="P2">Shell Environment Variables<text:tab/>109</text:p>
      <text:p text:style-name="P2">Fetching Shell Variables<text:tab/>110</text:p>
      <text:p text:style-name="P2">Changing Shell Variables<text:tab/>111</text:p>
      <text:p text:style-name="P2">Shell Variable Fine Points: Parents, putenv, and getenv<text:tab/>112</text:p>
      <text:p text:style-name="P2">Standard Streams<text:tab/>113</text:p>
      <text:p text:style-name="P2">Redirecting Streams to Files and Programs<text:tab/>114</text:p>
      <text:p text:style-name="P2">Redirected Streams and User Interaction<text:tab/>119</text:p>
      <text:p text:style-name="P2">Redirecting Streams to Python Objects<text:tab/>123</text:p>
      <text:p text:style-name="P2">The io.StringIO and io.BytesIO Utility Classes<text:tab/>126</text:p>
      <text:p text:style-name="P2">Capturing the stderr Stream<text:tab/>127</text:p>
      <text:p text:style-name="P2">Redirection Syntax in Print Calls<text:tab/>127</text:p>
      <text:p text:style-name="P2">Other Redirection Options: os.popen and subprocess Revisited<text:tab/>128</text:p>
      <text:p text:style-name="P2">4 File and Directory Tools<text:tab/>135</text:p>
      <text:p text:style-name="P2">“Erase Your Hard Drive in Five Easy Steps!”<text:tab/>135</text:p>
      <text:p text:style-name="P2">File Tools<text:tab/>135</text:p>
      <text:p text:style-name="P2">The File Object Model in Python 3.X<text:tab/>136</text:p>
      <text:p text:style-name="P2">Using Built-in File Objects<text:tab/>137</text:p>
      <text:p text:style-name="P2">Binary and Text Files<text:tab/>146</text:p>
      <text:p text:style-name="P2">Lower-Level File Tools in the os Module<text:tab/>155</text:p>
      <text:p text:style-name="P2">File Scanners<text:tab/>160</text:p>
      <text:p text:style-name="P2">Directory Tools<text:tab/>163</text:p>
      <text:p text:style-name="P2">Walking One Directory<text:tab/>164</text:p>
      <text:p text:style-name="P2">Walking Directory Trees<text:tab/>168</text:p>
      <text:p text:style-name="P2">Handling Unicode Filenames in 3.X: listdir, walk, glob<text:tab/>172</text:p>
      <text:p text:style-name="P2">5 Parallel System Tools<text:tab/>177</text:p>
      <text:p text:style-name="P2">“Telling the Monkeys What to Do”<text:tab/>177</text:p>
      <text:p text:style-name="P2">Forking Processes<text:tab/>179</text:p>
      <text:p text:style-name="P2">The fork/exec Combination<text:tab/>182</text:p>
      <text:p text:style-name="P2">Threads<text:tab/>186</text:p>
      <text:p text:style-name="P2">The _thread Module<text:tab/>189</text:p>
      <text:p text:style-name="P2">The threading Module<text:tab/>199</text:p>
      <text:p text:style-name="P2">The queue Module<text:tab/>204</text:p>
      <text:p text:style-name="P2">Preview: GUIs and Threads<text:tab/>208</text:p>
      <text:p text:style-name="P2">More on the Global Interpreter Lock<text:tab/>211</text:p>
      <text:p text:style-name="P2">Program Exits<text:tab/>213</text:p>
      <text:p text:style-name="P2">sys Module Exits<text:tab/>214</text:p>
      <text:p text:style-name="P2">os Module Exits<text:tab/>215</text:p>
      <text:p text:style-name="P2">Shell Command Exit Status Codes<text:tab/>216</text:p>
      <text:p text:style-name="P2">Process Exit Status and Shared State<text:tab/>219</text:p>
      <text:p text:style-name="P2">Thread Exits and Shared State<text:tab/>220</text:p>
      <text:p text:style-name="P2">Interprocess Communication<text:tab/>222</text:p>
      <text:p text:style-name="P2">Anonymous Pipes<text:tab/>224</text:p>
      <text:p text:style-name="P2">Named Pipes (Fifos)<text:tab/>234</text:p>
      <text:p text:style-name="P2">Sockets: A First Look<text:tab/>236</text:p>
      <text:p text:style-name="P2">Signals<text:tab/>240</text:p>
      <text:p text:style-name="P2">The multiprocessing Module<text:tab/>243</text:p>
      <text:p text:style-name="P2">Why multiprocessing?<text:tab/>243</text:p>
      <text:p text:style-name="P2">The Basics: Processes and Locks<text:tab/>245</text:p>
      <text:p text:style-name="P2">IPC Tools: Pipes, Shared Memory, and Queues<text:tab/>248</text:p>
      <text:p text:style-name="P2">Starting Independent Programs<text:tab/>254</text:p>
      <text:p text:style-name="P2"><text:soft-page-break/>And Much More<text:tab/>256</text:p>
      <text:p text:style-name="P2">Why multiprocessing? The Conclusion<text:tab/>257</text:p>
      <text:p text:style-name="P2">Other Ways to Start Programs<text:tab/>258</text:p>
      <text:p text:style-name="P2">The os.spawn Calls<text:tab/>258</text:p>
      <text:p text:style-name="P2">The os.startfile call on Windows<text:tab/>261</text:p>
      <text:p text:style-name="P2">A Portable Program-Launch Framework<text:tab/>263</text:p>
      <text:p text:style-name="P2">Other System Tools Coverage<text:tab/>268</text:p>
      <text:p text:style-name="P2">6 Complete System Programs<text:tab/>271</text:p>
      <text:p text:style-name="P2">“The Greps of Wrath”<text:tab/>271</text:p>
      <text:p text:style-name="P2">A Quick Game of “Find the Biggest Python File”<text:tab/>272</text:p>
      <text:p text:style-name="P2">Scanning the Standard Library Directory<text:tab/>272</text:p>
      <text:p text:style-name="P2">Scanning the Standard Library Tree<text:tab/>273</text:p>
      <text:p text:style-name="P2">Scanning the Module Search Path<text:tab/>274</text:p>
      <text:p text:style-name="P2">Scanning the Entire Machine<text:tab/>276</text:p>
      <text:p text:style-name="P2">Printing Unicode Filenames<text:tab/>279</text:p>
      <text:p text:style-name="P2">Splitting and Joining Files<text:tab/>282</text:p>
      <text:p text:style-name="P2">Splitting Files Portably<text:tab/>283</text:p>
      <text:p text:style-name="P2">Joining Files Portably<text:tab/>286</text:p>
      <text:p text:style-name="P2">Usage Variations<text:tab/>289</text:p>
      <text:p text:style-name="P2">Generating Redirection Web Pages<text:tab/>292</text:p>
      <text:p text:style-name="P2">Page Template File<text:tab/>293</text:p>
      <text:p text:style-name="P2">Page Generator Script<text:tab/>294</text:p>
      <text:p text:style-name="P2">A Regression Test Script<text:tab/>297</text:p>
      <text:p text:style-name="P2">Running the Test Driver<text:tab/>299</text:p>
      <text:p text:style-name="P2">Copying Directory Trees<text:tab/>304</text:p>
      <text:p text:style-name="P2">Comparing Directory Trees<text:tab/>308</text:p>
      <text:p text:style-name="P2">Finding Directory Differences<text:tab/>309</text:p>
      <text:p text:style-name="P2">Finding Tree Differences<text:tab/>311</text:p>
      <text:p text:style-name="P2">Running the Script<text:tab/>314</text:p>
      <text:p text:style-name="P2">Verifying Backups<text:tab/>316</text:p>
      <text:p text:style-name="P2">Reporting Differences and Other Ideas<text:tab/>317</text:p>
      <text:p text:style-name="P2">Searching Directory Trees<text:tab/>319</text:p>
      <text:p text:style-name="P2">Greps and Globs and Finds<text:tab/>320</text:p>
      <text:p text:style-name="P2">Rolling Your Own find Module<text:tab/>321</text:p>
      <text:p text:style-name="P2">Cleaning Up Bytecode Files<text:tab/>324</text:p>
      <text:p text:style-name="P2">A Python Tree Searcher<text:tab/>327</text:p>
      <text:p text:style-name="P2">Visitor: Walking Directories “++”<text:tab/>330</text:p>
      <text:p text:style-name="P2">Editing Files in Directory Trees (Visitor)<text:tab/>334</text:p>
      <text:p text:style-name="P2">Global Replacements in Directory Trees (Visitor)<text:tab/>336</text:p>
      <text:p text:style-name="P2">Counting Source Code Lines (Visitor)<text:tab/>338</text:p>
      <text:p text:style-name="P2">Recoding Copies with Classes (Visitor)<text:tab/>339</text:p>
      <text:p text:style-name="P2">Other Visitor Examples (External)<text:tab/>341</text:p>
      <text:p text:style-name="P2">Playing Media Files<text:tab/>343</text:p>
      <text:p text:style-name="P2">The Python webbrowser Module<text:tab/>347</text:p>
      <text:p text:style-name="P2">The Python mimetypes Module<text:tab/>348</text:p>
      <text:p text:style-name="P2">Running the Script<text:tab/>350</text:p>
      <text:p text:style-name="P2">Automated Program Launchers (External)<text:tab/>351</text:p>
      <text:p text:style-name="P2">Part III GUI Programming</text:p>
      <text:p text:style-name="P2">7 Graphical User Interfaces<text:tab/>355</text:p>
      <text:p text:style-name="P2">“Here’s Looking at You, Kid”<text:tab/>355</text:p>
      <text:p text:style-name="P2">GUI Programming Topics<text:tab/>355</text:p>
      <text:p text:style-name="P2">Running the Examples<text:tab/>357</text:p>
      <text:p text:style-name="P2"><text:soft-page-break/>Python GUI Development Options<text:tab/>358</text:p>
      <text:p text:style-name="P2">tkinter Overview<text:tab/>363</text:p>
      <text:p text:style-name="P2">tkinter Pragmatics<text:tab/>363</text:p>
      <text:p text:style-name="P2">tkinter Documentation<text:tab/>364</text:p>
      <text:p text:style-name="P2">tkinter Extensions<text:tab/>364</text:p>
      <text:p text:style-name="P2">tkinter Structure<text:tab/>366</text:p>
      <text:p text:style-name="P2">Climbing the GUI Learning Curve<text:tab/>368</text:p>
      <text:p text:style-name="P2">“Hello World” in Four Lines (or Less)<text:tab/>368</text:p>
      <text:p text:style-name="P2">tkinter Coding Basics<text:tab/>369</text:p>
      <text:p text:style-name="P2">Making Widgets<text:tab/>370</text:p>
      <text:p text:style-name="P2">Geometry Managers<text:tab/>370</text:p>
      <text:p text:style-name="P2">Running GUI Programs<text:tab/>371</text:p>
      <text:p text:style-name="P2">tkinter Coding Alternatives<text:tab/>372</text:p>
      <text:p text:style-name="P2">Widget Resizing Basics<text:tab/>373</text:p>
      <text:p text:style-name="P2">Configuring Widget Options and Window Titles<text:tab/>375</text:p>
      <text:p text:style-name="P2">One More for Old Times’ Sake<text:tab/>376</text:p>
      <text:p text:style-name="P2">Packing Widgets Without Saving Them<text:tab/>377</text:p>
      <text:p text:style-name="P2">Adding Buttons and Callbacks<text:tab/>379</text:p>
      <text:p text:style-name="P2">Widget Resizing Revisited: Expansion<text:tab/>380</text:p>
      <text:p text:style-name="P2">Adding User-Defined Callback Handlers<text:tab/>382</text:p>
      <text:p text:style-name="P2">Lambda Callback Handlers<text:tab/>383</text:p>
      <text:p text:style-name="P2">Deferring Calls with Lambdas and Object References<text:tab/>384</text:p>
      <text:p text:style-name="P2">Callback Scope Issues<text:tab/>385</text:p>
      <text:p text:style-name="P2">Bound Method Callback Handlers<text:tab/>391</text:p>
      <text:p text:style-name="P2">Callable Class Object Callback Handlers<text:tab/>392</text:p>
      <text:p text:style-name="P2">Other tkinter Callback Protocols<text:tab/>393</text:p>
      <text:p text:style-name="P2">Binding Events<text:tab/>394</text:p>
      <text:p text:style-name="P2">Adding Multiple Widgets<text:tab/>395</text:p>
      <text:p text:style-name="P2">Widget Resizing Revisited: Clipping<text:tab/>396</text:p>
      <text:p text:style-name="P2">Attaching Widgets to Frames<text:tab/>397</text:p>
      <text:p text:style-name="P2">Layout: Packing Order and Side Attachments<text:tab/>397</text:p>
      <text:p text:style-name="P2">The Packer’s Expand and Fill Revisited<text:tab/>398</text:p>
      <text:p text:style-name="P2">Using Anchor to Position Instead of Stretch<text:tab/>399</text:p>
      <text:p text:style-name="P2">Customizing Widgets with Classes<text:tab/>400</text:p>
      <text:p text:style-name="P2">Standardizing Behavior and Appearance<text:tab/>401</text:p>
      <text:p text:style-name="P2">Reusable GUI Components with Classes<text:tab/>403</text:p>
      <text:p text:style-name="P2">Attaching Class Components<text:tab/>405</text:p>
      <text:p text:style-name="P2">Extending Class Components<text:tab/>407</text:p>
      <text:p text:style-name="P2">Standalone Container Classes<text:tab/>408</text:p>
      <text:p text:style-name="P2">The End of the Tutorial<text:tab/>410</text:p>
      <text:p text:style-name="P2">Python/tkinter for Tcl/Tk Converts<text:tab/>412</text:p>
      <text:p text:style-name="P2">8 A tkinter Tour, Part 1<text:tab/>415</text:p>
      <text:p text:style-name="P2">“Widgets and Gadgets and GUIs, Oh My!”<text:tab/>415</text:p>
      <text:p text:style-name="P2">This Chapter’s Topics<text:tab/>415</text:p>
      <text:p text:style-name="P2">Configuring Widget Appearance<text:tab/>416</text:p>
      <text:p text:style-name="P2">Top-Level Windows<text:tab/>419</text:p>
      <text:p text:style-name="P2">Toplevel and Tk Widgets<text:tab/>421</text:p>
      <text:p text:style-name="P2">Top-Level Window Protocols<text:tab/>422</text:p>
      <text:p text:style-name="P2">Dialogs<text:tab/>426</text:p>
      <text:p text:style-name="P2">Standard (Common) Dialogs<text:tab/>426</text:p>
      <text:p text:style-name="P2">The Old-Style Dialog Module<text:tab/>438</text:p>
      <text:p text:style-name="P2">Custom Dialogs<text:tab/>439</text:p>
      <text:p text:style-name="P2"><text:soft-page-break/>Binding Events<text:tab/>443</text:p>
      <text:p text:style-name="P2">Other bind Events<text:tab/>447</text:p>
      <text:p text:style-name="P2">Message and Entry<text:tab/>448</text:p>
      <text:p text:style-name="P2">Message<text:tab/>448</text:p>
      <text:p text:style-name="P2">Entry<text:tab/>449</text:p>
      <text:p text:style-name="P2">Laying Out Input Forms<text:tab/>451</text:p>
      <text:p text:style-name="P2">tkinter “Variables” and Form Layout Alternatives<text:tab/>454</text:p>
      <text:p text:style-name="P2">Checkbutton, Radiobutton, and Scale<text:tab/>457</text:p>
      <text:p text:style-name="P2">Checkbuttons<text:tab/>457</text:p>
      <text:p text:style-name="P2">Radio Buttons<text:tab/>462</text:p>
      <text:p text:style-name="P2">Scales (Sliders)<text:tab/>467</text:p>
      <text:p text:style-name="P2">Running GUI Code Three Ways<text:tab/>471</text:p>
      <text:p text:style-name="P2">Attaching Frames<text:tab/>471</text:p>
      <text:p text:style-name="P2">Independent Windows<text:tab/>476</text:p>
      <text:p text:style-name="P2">Running Programs<text:tab/>478</text:p>
      <text:p text:style-name="P2">Images<text:tab/>484</text:p>
      <text:p text:style-name="P2">Fun with Buttons and Pictures<text:tab/>487</text:p>
      <text:p text:style-name="P2">Viewing and Processing Images with PIL<text:tab/>491</text:p>
      <text:p text:style-name="P2">PIL Basics<text:tab/>491</text:p>
      <text:p text:style-name="P2">Displaying Other Image Types with PIL<text:tab/>493</text:p>
      <text:p text:style-name="P2">Creating Image Thumbnails with PIL<text:tab/>496</text:p>
      <text:p text:style-name="P2">9 A tkinter Tour, Part 2<text:tab/>507</text:p>
      <text:p text:style-name="P2">“On Today’s Menu: Spam, Spam, and Spam”<text:tab/>507</text:p>
      <text:p text:style-name="P2">Menus<text:tab/>507</text:p>
      <text:p text:style-name="P2">Top-Level Window Menus<text:tab/>508</text:p>
      <text:p text:style-name="P2">Frame- and Menubutton-Based Menus<text:tab/>512</text:p>
      <text:p text:style-name="P2">Windows with Both Menus and Toolbars<text:tab/>517</text:p>
      <text:p text:style-name="P2">Listboxes and Scrollbars<text:tab/>522</text:p>
      <text:p text:style-name="P2">Programming Listboxes<text:tab/>524</text:p>
      <text:p text:style-name="P2">Programming Scroll Bars<text:tab/>525</text:p>
      <text:p text:style-name="P2">Packing Scroll Bars<text:tab/>526</text:p>
      <text:p text:style-name="P2">Text<text:tab/>528</text:p>
      <text:p text:style-name="P2">Programming the Text Widget<text:tab/>530</text:p>
      <text:p text:style-name="P2">Adding Text-Editing Operations<text:tab/>533</text:p>
      <text:p text:style-name="P2">Unicode and the Text Widget<text:tab/>538</text:p>
      <text:p text:style-name="P2">Advanced Text and Tag Operations<text:tab/>548</text:p>
      <text:p text:style-name="P2">Canvas<text:tab/>550</text:p>
      <text:p text:style-name="P2">Basic Canvas Operations<text:tab/>550</text:p>
      <text:p text:style-name="P2">Programming the Canvas Widget<text:tab/>551</text:p>
      <text:p text:style-name="P2">Scrolling Canvases<text:tab/>554</text:p>
      <text:p text:style-name="P2">Scrollable Canvases and Image Thumbnails<text:tab/>557</text:p>
      <text:p text:style-name="P2">Using Canvas Events<text:tab/>560</text:p>
      <text:p text:style-name="P2">Grids<text:tab/>564</text:p>
      <text:p text:style-name="P2">Why Grids?<text:tab/>564</text:p>
      <text:p text:style-name="P2">Grid Basics: Input Forms Revisited<text:tab/>565</text:p>
      <text:p text:style-name="P2">Comparing grid and pack<text:tab/>566</text:p>
      <text:p text:style-name="P2">Combining grid and pack<text:tab/>568</text:p>
      <text:p text:style-name="P2">Making Gridded Widgets Expandable<text:tab/>570</text:p>
      <text:p text:style-name="P2">Laying Out Larger Tables with grid<text:tab/>574</text:p>
      <text:p text:style-name="P2">Time Tools, Threads, and Animation<text:tab/>582</text:p>
      <text:p text:style-name="P2">Using Threads with tkinter GUIs<text:tab/>584</text:p>
      <text:p text:style-name="P2">Using the after Method<text:tab/>585</text:p>
      <text:p text:style-name="P2"><text:soft-page-break/>Simple Animation Techniques<text:tab/>588</text:p>
      <text:p text:style-name="P2">Other Animation Topics<text:tab/>593</text:p>
      <text:p text:style-name="P2">The End of the Tour<text:tab/>595</text:p>
      <text:p text:style-name="P2">Other Widgets and Options<text:tab/>595</text:p>
      <text:p text:style-name="P2">10 GUI Coding Techniques<text:tab/>597</text:p>
      <text:p text:style-name="P2">“Building a Better Mousetrap”<text:tab/>597</text:p>
      <text:p text:style-name="P2">GuiMixin: Common Tool Mixin Classes<text:tab/>598</text:p>
      <text:p text:style-name="P2">Widget Builder Functions<text:tab/>598</text:p>
      <text:p text:style-name="P2">Mixin Utility Classes<text:tab/>599</text:p>
      <text:p text:style-name="P2">GuiMaker: Automating Menus and Toolbars<text:tab/>603</text:p>
      <text:p text:style-name="P2">Subclass Protocols<text:tab/>607</text:p>
      <text:p text:style-name="P2">GuiMaker Classes<text:tab/>608</text:p>
      <text:p text:style-name="P2">GuiMaker Self-Test<text:tab/>608</text:p>
      <text:p text:style-name="P2">BigGui: A Client Demo Program<text:tab/>609</text:p>
      <text:p text:style-name="P2">ShellGui: GUIs for Command-Line Tools<text:tab/>613</text:p>
      <text:p text:style-name="P2">A Generic Shell-Tools Display<text:tab/>613</text:p>
      <text:p text:style-name="P2">Application-Specific Tool Set Classes<text:tab/>615</text:p>
      <text:p text:style-name="P2">Adding GUI Frontends to Command Lines<text:tab/>617</text:p>
      <text:p text:style-name="P2">GuiStreams: Redirecting Streams to Widgets<text:tab/>623</text:p>
      <text:p text:style-name="P2">Using Redirection for the Packing Scripts<text:tab/>627</text:p>
      <text:p text:style-name="P2">Reloading Callback Handlers Dynamically<text:tab/>628</text:p>
      <text:p text:style-name="P2">Wrapping Up Top-Level Window Interfaces<text:tab/>630</text:p>
      <text:p text:style-name="P2">GUIs, Threads, and Queues<text:tab/>635</text:p>
      <text:p text:style-name="P2">Placing Data on Queues<text:tab/>636</text:p>
      <text:p text:style-name="P2">Placing Callbacks on Queues<text:tab/>640</text:p>
      <text:p text:style-name="P2">More Ways to Add GUIs to Non-GUI Code<text:tab/>646</text:p>
      <text:p text:style-name="P2">Popping Up GUI Windows on Demand<text:tab/>647</text:p>
      <text:p text:style-name="P2">Adding a GUI As a Separate Program: Sockets (A Second Look)<text:tab/>649</text:p>
      <text:p text:style-name="P2">Adding a GUI As a Separate Program: Command Pipes<text:tab/>654</text:p>
      <text:p text:style-name="P2">The PyDemos and PyGadgets Launchers<text:tab/>662</text:p>
      <text:p text:style-name="P2">PyDemos Launcher Bar (Mostly External)<text:tab/>662</text:p>
      <text:p text:style-name="P2">PyGadgets Launcher Bar<text:tab/>667</text:p>
      <text:p text:style-name="P2">11 Complete GUI Programs<text:tab/>671</text:p>
      <text:p text:style-name="P2">“Python, Open Source, and Camaros”<text:tab/>671</text:p>
      <text:p text:style-name="P2">Examples in Other Chapters<text:tab/>672</text:p>
      <text:p text:style-name="P2">This Chapter’s Strategy<text:tab/>673</text:p>
      <text:p text:style-name="P2">PyEdit: A Text Editor Program/Object<text:tab/>674</text:p>
      <text:p text:style-name="P2">Running PyEdit<text:tab/>675</text:p>
      <text:p text:style-name="P2">PyEdit Changes in Version 2.0 (Third Edition)<text:tab/>682</text:p>
      <text:p text:style-name="P2">PyEdit Changes in Version 2.1 (Fourth Edition)<text:tab/>684</text:p>
      <text:p text:style-name="P2">PyEdit Source Code<text:tab/>693</text:p>
      <text:p text:style-name="P2">PyPhoto: An Image Viewer and Resizer<text:tab/>716</text:p>
      <text:p text:style-name="P2">Running PyPhoto<text:tab/>717</text:p>
      <text:p text:style-name="P2">PyPhoto Source Code<text:tab/>719</text:p>
      <text:p text:style-name="P2">PyView: An Image and Notes Slideshow<text:tab/>727</text:p>
      <text:p text:style-name="P2">Running PyView<text:tab/>727</text:p>
      <text:p text:style-name="P2">PyView Source Code<text:tab/>732</text:p>
      <text:p text:style-name="P2">PyDraw: Painting and Moving Graphics<text:tab/>738</text:p>
      <text:p text:style-name="P2">Running PyDraw<text:tab/>738</text:p>
      <text:p text:style-name="P2">PyDraw Source Code<text:tab/>738</text:p>
      <text:p text:style-name="P2">PyClock: An Analog/Digital Clock Widget<text:tab/>747</text:p>
      <text:p text:style-name="P2">A Quick Geometry Lesson<text:tab/>747</text:p>
      <text:p text:style-name="P2"><text:soft-page-break/>Running PyClock<text:tab/>751</text:p>
      <text:p text:style-name="P2">PyClock Source Code<text:tab/>754</text:p>
      <text:p text:style-name="P2">PyToe: A Tic-Tac-Toe Game Widget<text:tab/>762</text:p>
      <text:p text:style-name="P2">Running PyToe<text:tab/>762</text:p>
      <text:p text:style-name="P2">PyToe Source Code (External)<text:tab/>763</text:p>
      <text:p text:style-name="P2">Where to Go from Here<text:tab/>766</text:p>
      <text:p text:style-name="P2">Part IV Internet Programming</text:p>
      <text:p text:style-name="P2">12 Network Scripting<text:tab/>771</text:p>
      <text:p text:style-name="P2">“Tune In, Log On, and Drop Out”<text:tab/>771</text:p>
      <text:p text:style-name="P2">Internet Scripting Topics<text:tab/>772</text:p>
      <text:p text:style-name="P2">Running Examples in This Part of the Book<text:tab/>775</text:p>
      <text:p text:style-name="P2">Python Internet Development Options<text:tab/>777</text:p>
      <text:p text:style-name="P2">Plumbing the Internet<text:tab/>780</text:p>
      <text:p text:style-name="P2">The Socket Layer<text:tab/>781</text:p>
      <text:p text:style-name="P2">The Protocol Layer<text:tab/>782</text:p>
      <text:p text:style-name="P2">Python’s Internet Library Modules<text:tab/>785</text:p>
      <text:p text:style-name="P2">Socket Programming<text:tab/>787</text:p>
      <text:p text:style-name="P2">Socket Basics<text:tab/>788</text:p>
      <text:p text:style-name="P2">Running Socket Programs Locally<text:tab/>794</text:p>
      <text:p text:style-name="P2">Running Socket Programs Remotely<text:tab/>795</text:p>
      <text:p text:style-name="P2">Spawning Clients in Parallel<text:tab/>798</text:p>
      <text:p text:style-name="P2">Talking to Reserved Ports<text:tab/>801</text:p>
      <text:p text:style-name="P2">Handling Multiple Clients<text:tab/>802</text:p>
      <text:p text:style-name="P2">Forking Servers<text:tab/>803</text:p>
      <text:p text:style-name="P2">Threading Servers<text:tab/>815</text:p>
      <text:p text:style-name="P2">Standard Library Server Classes<text:tab/>818</text:p>
      <text:p text:style-name="P2">Multiplexing Servers with select<text:tab/>820</text:p>
      <text:p text:style-name="P2">Summary: Choosing a Server Scheme<text:tab/>826</text:p>
      <text:p text:style-name="P2">Making Sockets Look Like Files and Streams<text:tab/>827</text:p>
      <text:p text:style-name="P2">A Stream Redirection Utility<text:tab/>828</text:p>
      <text:p text:style-name="P2">A Simple Python File Server<text:tab/>840</text:p>
      <text:p text:style-name="P2">Running the File Server and Clients<text:tab/>842</text:p>
      <text:p text:style-name="P2">Adding a User-Interface Frontend<text:tab/>843</text:p>
      <text:p text:style-name="P2">13 Client-Side Scripting<text:tab/>853</text:p>
      <text:p text:style-name="P2">“Socket to Me!”<text:tab/>853</text:p>
      <text:p text:style-name="P2">FTP: Transferring Files over the Net<text:tab/>854</text:p>
      <text:p text:style-name="P2">Transferring Files with ftplib<text:tab/>854</text:p>
      <text:p text:style-name="P2">Using urllib to Download Files<text:tab/>857</text:p>
      <text:p text:style-name="P2">FTP get and put Utilities<text:tab/>860</text:p>
      <text:p text:style-name="P2">Adding a User Interface<text:tab/>867</text:p>
      <text:p text:style-name="P2">Transferring Directories with ftplib<text:tab/>874</text:p>
      <text:p text:style-name="P2">Downloading Site Directories<text:tab/>874</text:p>
      <text:p text:style-name="P2">Uploading Site Directories<text:tab/>880</text:p>
      <text:p text:style-name="P2">Refactoring Uploads and Downloads for Reuse<text:tab/>884</text:p>
      <text:p text:style-name="P2">Transferring Directory Trees with ftplib<text:tab/>892</text:p>
      <text:p text:style-name="P2">Uploading Local Trees<text:tab/>893</text:p>
      <text:p text:style-name="P2">Deleting Remote Trees<text:tab/>895</text:p>
      <text:p text:style-name="P2">Downloading Remote Trees<text:tab/>899</text:p>
      <text:p text:style-name="P2">Processing Internet Email<text:tab/>899</text:p>
      <text:p text:style-name="P2">Unicode in Python 3.X and Email Tools<text:tab/>900</text:p>
      <text:p text:style-name="P2">POP: Fetching Email<text:tab/>901</text:p>
      <text:p text:style-name="P2">Mail Configuration Module<text:tab/>902</text:p>
      <text:p text:style-name="P2"><text:soft-page-break/>POP Mail Reader Script<text:tab/>905</text:p>
      <text:p text:style-name="P2">Fetching Messages<text:tab/>906</text:p>
      <text:p text:style-name="P2">Fetching Email at the Interactive Prompt<text:tab/>909</text:p>
      <text:p text:style-name="P2">SMTP: Sending Email<text:tab/>910</text:p>
      <text:p text:style-name="P2">SMTP Mail Sender Script<text:tab/>911</text:p>
      <text:p text:style-name="P2">Sending Messages<text:tab/>913</text:p>
      <text:p text:style-name="P2">Sending Email at the Interactive Prompt<text:tab/>919</text:p>
      <text:p text:style-name="P2">email: Parsing and Composing Mail Content<text:tab/>921</text:p>
      <text:p text:style-name="P2">Message Objects<text:tab/>922</text:p>
      <text:p text:style-name="P2">Basic email Package Interfaces in Action<text:tab/>924</text:p>
      <text:p text:style-name="P2">Unicode, Internationalization, and the Python 3.1 email Package<text:tab/>926</text:p>
      <text:p text:style-name="P2">A Console-Based Email Client<text:tab/>947</text:p>
      <text:p text:style-name="P2">Running the pymail Console Client<text:tab/>952</text:p>
      <text:p text:style-name="P2">The mailtools Utility Package<text:tab/>956</text:p>
      <text:p text:style-name="P2">Initialization File<text:tab/>957</text:p>
      <text:p text:style-name="P2">MailTool Class<text:tab/>958</text:p>
      <text:p text:style-name="P2">MailSender Class<text:tab/>959</text:p>
      <text:p text:style-name="P2">MailFetcher Class<text:tab/>967</text:p>
      <text:p text:style-name="P2">MailParser Class<text:tab/>976</text:p>
      <text:p text:style-name="P2">Self-Test Script<text:tab/>983</text:p>
      <text:p text:style-name="P2">Updating the pymail Console Client<text:tab/>986</text:p>
      <text:p text:style-name="P2">NNTP: Accessing Newsgroups<text:tab/>991</text:p>
      <text:p text:style-name="P2">HTTP: Accessing Websites<text:tab/>994</text:p>
      <text:p text:style-name="P2">The urllib Package Revisited<text:tab/>997</text:p>
      <text:p text:style-name="P2">Other urllib Interfaces<text:tab/>999</text:p>
      <text:p text:style-name="P2">Other Client-Side Scripting Options<text:tab/>1002</text:p>
      <text:p text:style-name="P2">14 The PyMailGUI Client<text:tab/>1005</text:p>
      <text:p text:style-name="P2">“Use the Source, Luke”<text:tab/>1005</text:p>
      <text:p text:style-name="P2">Source Code Modules and Size<text:tab/>1006</text:p>
      <text:p text:style-name="P2">Why PyMailGUI?<text:tab/>1008</text:p>
      <text:p text:style-name="P2">Running PyMailGUI<text:tab/>1010</text:p>
      <text:p text:style-name="P2">Presentation Strategy<text:tab/>1010</text:p>
      <text:p text:style-name="P2">Major PyMailGUI Changes<text:tab/>1011</text:p>
      <text:p text:style-name="P2">New in Version 2.1 and 2.0 (Third Edition)<text:tab/>1011</text:p>
      <text:p text:style-name="P2">New in Version 3.0 (Fourth Edition)<text:tab/>1012</text:p>
      <text:p text:style-name="P2">A PyMailGUI Demo<text:tab/>1019</text:p>
      <text:p text:style-name="P2">Getting Started<text:tab/>1020</text:p>
      <text:p text:style-name="P2">Loading Mail<text:tab/>1025</text:p>
      <text:p text:style-name="P2">Threading Model<text:tab/>1027</text:p>
      <text:p text:style-name="P2">Load Server Interface<text:tab/>1030</text:p>
      <text:p text:style-name="P2">Offline Processing with Save and Open<text:tab/>1031</text:p>
      <text:p text:style-name="P2">Sending Email and Attachments<text:tab/>1033</text:p>
      <text:p text:style-name="P2">Viewing Email and Attachments<text:tab/>1037</text:p>
      <text:p text:style-name="P2">Email Replies and Forwards and Recipient Options<text:tab/>1043</text:p>
      <text:p text:style-name="P2">Deleting Email<text:tab/>1049</text:p>
      <text:p text:style-name="P2">POP Message Numbers and Synchronization<text:tab/>1051</text:p>
      <text:p text:style-name="P2">Handling HTML Content in Email<text:tab/>1053</text:p>
      <text:p text:style-name="P2">Mail Content Internationalization Support<text:tab/>1055</text:p>
      <text:p text:style-name="P2">Alternative Configurations and Accounts<text:tab/>1059</text:p>
      <text:p text:style-name="P2">Multiple Windows and Status Messages<text:tab/>1060</text:p>
      <text:p text:style-name="P2">PyMailGUI Implementation<text:tab/>1062</text:p>
      <text:p text:style-name="P2">PyMailGUI: The Main Module<text:tab/>1063</text:p>
      <text:p text:style-name="P2"><text:soft-page-break/>SharedNames: Program-Wide Globals<text:tab/>1066</text:p>
      <text:p text:style-name="P2">ListWindows: Message List Windows<text:tab/>1067</text:p>
      <text:p text:style-name="P2">ViewWindows: Message View Windows<text:tab/>1085</text:p>
      <text:p text:style-name="P2">messagecache: Message Cache Manager<text:tab/>1095</text:p>
      <text:p text:style-name="P2">popuputil: General-Purpose GUI Pop Ups<text:tab/>1098</text:p>
      <text:p text:style-name="P2">wraplines: Line Split Tools<text:tab/>1100</text:p>
      <text:p text:style-name="P2">html2text: Extracting Text from HTML (Prototype, Preview)<text:tab/>1102</text:p>
      <text:p text:style-name="P2">mailconfig: User Configurations<text:tab/>1105</text:p>
      <text:p text:style-name="P2">textConfig: Customizing Pop-Up PyEdit Windows<text:tab/>1110</text:p>
      <text:p text:style-name="P2">PyMailGUIHelp: User Help Text and Display<text:tab/>1111</text:p>
      <text:p text:style-name="P2">altconfigs: Configuring for Multiple Accounts<text:tab/>1114</text:p>
      <text:p text:style-name="P2">Ideas for Improvement<text:tab/>1116</text:p>
      <text:p text:style-name="P2">15 Server-Side Scripting<text:tab/>1125</text:p>
      <text:p text:style-name="P2">“Oh, What a Tangled Web We Weave”<text:tab/>1125</text:p>
      <text:p text:style-name="P2">What’s a Server-Side CGI Script?<text:tab/>1126</text:p>
      <text:p text:style-name="P2">The Script Behind the Curtain<text:tab/>1126</text:p>
      <text:p text:style-name="P2">Writing CGI Scripts in Python<text:tab/>1128</text:p>
      <text:p text:style-name="P2">Running Server-Side Examples<text:tab/>1130</text:p>
      <text:p text:style-name="P2">Web Server Options<text:tab/>1130</text:p>
      <text:p text:style-name="P2">Running a Local Web Server<text:tab/>1131</text:p>
      <text:p text:style-name="P2">The Server-Side Examples Root Page<text:tab/>1133</text:p>
      <text:p text:style-name="P2">Viewing Server-Side Examples and Output<text:tab/>1134</text:p>
      <text:p text:style-name="P2">Climbing the CGI Learning Curve<text:tab/>1135</text:p>
      <text:p text:style-name="P2">A First Web Page<text:tab/>1135</text:p>
      <text:p text:style-name="P2">A First CGI Script<text:tab/>1141</text:p>
      <text:p text:style-name="P2">Adding Pictures and Generating Tables<text:tab/>1146</text:p>
      <text:p text:style-name="P2">Adding User Interaction<text:tab/>1149</text:p>
      <text:p text:style-name="P2">Using Tables to Lay Out Forms<text:tab/>1157</text:p>
      <text:p text:style-name="P2">Adding Common Input Devices<text:tab/>1163</text:p>
      <text:p text:style-name="P2">Changing Input Layouts<text:tab/>1166</text:p>
      <text:p text:style-name="P2">Passing Parameters in Hardcoded URLs<text:tab/>1170</text:p>
      <text:p text:style-name="P2">Passing Parameters in Hidden Form Fields<text:tab/>1172</text:p>
      <text:p text:style-name="P2">Saving State Information in CGI Scripts<text:tab/>1174</text:p>
      <text:p text:style-name="P2">URL Query Parameters<text:tab/>1176</text:p>
      <text:p text:style-name="P2">Hidden Form Input Fields<text:tab/>1176</text:p>
      <text:p text:style-name="P2">HTTP “Cookies”<text:tab/>1177</text:p>
      <text:p text:style-name="P2">Server-Side Databases<text:tab/>1181</text:p>
      <text:p text:style-name="P2">Extensions to the CGI Model<text:tab/>1182</text:p>
      <text:p text:style-name="P2">Combining Techniques<text:tab/>1183</text:p>
      <text:p text:style-name="P2">The Hello World Selector<text:tab/>1183</text:p>
      <text:p text:style-name="P2">Checking for Missing and Invalid Inputs<text:tab/>1190</text:p>
      <text:p text:style-name="P2">Refactoring Code for Maintainability<text:tab/>1192</text:p>
      <text:p text:style-name="P2">Step 1: Sharing Objects Between Pages—A New Input Form<text:tab/>1193</text:p>
      <text:p text:style-name="P2">Step 2: A Reusable Form Mock-Up Utility<text:tab/>1196</text:p>
      <text:p text:style-name="P2">Step 3: Putting It All Together—A New Reply Script<text:tab/>1199</text:p>
      <text:p text:style-name="P2">More on HTML and URL Escapes<text:tab/>1201</text:p>
      <text:p text:style-name="P2">URL Escape Code Conventions<text:tab/>1202</text:p>
      <text:p text:style-name="P2">Python HTML and URL Escape Tools<text:tab/>1203</text:p>
      <text:p text:style-name="P2">Escaping HTML Code<text:tab/>1203</text:p>
      <text:p text:style-name="P2">Escaping URLs<text:tab/>1204</text:p>
      <text:p text:style-name="P2">Escaping URLs Embedded in HTML Code<text:tab/>1205</text:p>
      <text:p text:style-name="P2">Transferring Files to Clients and Servers<text:tab/>1209</text:p>
      <text:p text:style-name="P2"><text:soft-page-break/>Displaying Arbitrary Server Files on the Client<text:tab/>1211</text:p>
      <text:p text:style-name="P2">Uploading Client Files to the Server<text:tab/>1218</text:p>
      <text:p text:style-name="P2">More Than One Way to Push Bits over the Net<text:tab/>1227</text:p>
      <text:p text:style-name="P2">16 The PyMailCGI Server<text:tab/>1229</text:p>
      <text:p text:style-name="P2">“Things to Do When Visiting Chicago”<text:tab/>1229</text:p>
      <text:p text:style-name="P2">The PyMailCGI Website<text:tab/>1230</text:p>
      <text:p text:style-name="P2">Implementation Overview<text:tab/>1230</text:p>
      <text:p text:style-name="P2">New in This Fourth Edition (Version 3.0)<text:tab/>1233</text:p>
      <text:p text:style-name="P2">New in the Prior Edition (Version 2.0)<text:tab/>1235</text:p>
      <text:p text:style-name="P2">Presentation Overview<text:tab/>1236</text:p>
      <text:p text:style-name="P2">Running This Chapter’s Examples<text:tab/>1237</text:p>
      <text:p text:style-name="P2">The Root Page<text:tab/>1239</text:p>
      <text:p text:style-name="P2">Configuring PyMailCGI<text:tab/>1240</text:p>
      <text:p text:style-name="P2">Sending Mail by SMTP<text:tab/>1241</text:p>
      <text:p text:style-name="P2">The Message Composition Page<text:tab/>1242</text:p>
      <text:p text:style-name="P2">The Send Mail Script<text:tab/>1242</text:p>
      <text:p text:style-name="P2">Error Pages<text:tab/>1246</text:p>
      <text:p text:style-name="P2">Common Look-and-Feel<text:tab/>1246</text:p>
      <text:p text:style-name="P2">Using the Send Mail Script Outside a Browser<text:tab/>1247</text:p>
      <text:p text:style-name="P2">Reading POP Email<text:tab/>1249</text:p>
      <text:p text:style-name="P2">The POP Password Page<text:tab/>1250</text:p>
      <text:p text:style-name="P2">The Mail Selection List Page<text:tab/>1251</text:p>
      <text:p text:style-name="P2">Passing State Information in URL Link Parameters<text:tab/>1254</text:p>
      <text:p text:style-name="P2">Security Protocols<text:tab/>1257</text:p>
      <text:p text:style-name="P2">The Message View Page<text:tab/>1259</text:p>
      <text:p text:style-name="P2">Passing State Information in HTML Hidden Input Fields<text:tab/>1262</text:p>
      <text:p text:style-name="P2">Escaping Mail Text and Passwords in HTML<text:tab/>1264</text:p>
      <text:p text:style-name="P2">Processing Fetched Mail<text:tab/>1266</text:p>
      <text:p text:style-name="P2">Reply and Forward<text:tab/>1267</text:p>
      <text:p text:style-name="P2">Delete<text:tab/>1268</text:p>
      <text:p text:style-name="P2">Deletions and POP Message Numbers<text:tab/>1272</text:p>
      <text:p text:style-name="P2">Utility Modules<text:tab/>1276</text:p>
      <text:p text:style-name="P2">External Components and Configuration<text:tab/>1276</text:p>
      <text:p text:style-name="P2">POP Mail Interface<text:tab/>1277</text:p>
      <text:p text:style-name="P2">POP Password Encryption<text:tab/>1278</text:p>
      <text:p text:style-name="P2">Common Utilities Module<text:tab/>1286</text:p>
      <text:p text:style-name="P2">Web Scripting Trade-Offs<text:tab/>1291</text:p>
      <text:p text:style-name="P2">PyMailCGI Versus PyMailGUI<text:tab/>1292</text:p>
      <text:p text:style-name="P2">The Web Versus the Desktop<text:tab/>1293</text:p>
      <text:p text:style-name="P2">Other Approaches<text:tab/>1296</text:p>
      <text:p text:style-name="P2">Part V Tools and Techniques</text:p>
      <text:p text:style-name="P2">17 Databases and Persistence<text:tab/>1303</text:p>
      <text:p text:style-name="P2">“Give Me an Order of Persistence, but Hold the Pickles”<text:tab/>1303</text:p>
      <text:p text:style-name="P2">Persistence Options in Python<text:tab/>1303</text:p>
      <text:p text:style-name="P2">DBM Files<text:tab/>1305</text:p>
      <text:p text:style-name="P2">Using DBM Files<text:tab/>1305</text:p>
      <text:p text:style-name="P2">DBM Details: Files, Portability, and Close<text:tab/>1308</text:p>
      <text:p text:style-name="P2">Pickled Objects<text:tab/>1309</text:p>
      <text:p text:style-name="P2">Using Object Pickling<text:tab/>1310</text:p>
      <text:p text:style-name="P2">Pickling in Action<text:tab/>1311</text:p>
      <text:p text:style-name="P2">Pickle Details: Protocols, Binary Modes, and _pickle<text:tab/>1314</text:p>
      <text:p text:style-name="P2">Shelve Files<text:tab/>1315</text:p>
      <text:p text:style-name="P2"><text:soft-page-break/>Using Shelves<text:tab/>1316</text:p>
      <text:p text:style-name="P2">Storing Built-in Object Types in Shelves<text:tab/>1317</text:p>
      <text:p text:style-name="P2">Storing Class Instances in Shelves<text:tab/>1318</text:p>
      <text:p text:style-name="P2">Changing Classes of Objects Stored in Shelves<text:tab/>1320</text:p>
      <text:p text:style-name="P2">Shelve Constraints<text:tab/>1321</text:p>
      <text:p text:style-name="P2">Pickled Class Constraints<text:tab/>1323</text:p>
      <text:p text:style-name="P2">Other Shelve Limitations<text:tab/>1324</text:p>
      <text:p text:style-name="P2">The ZODB Object-Oriented Database<text:tab/>1325</text:p>
      <text:p text:style-name="P2">The Mostly Missing ZODB Tutorial<text:tab/>1326</text:p>
      <text:p text:style-name="P2">SQL Database Interfaces<text:tab/>1329</text:p>
      <text:p text:style-name="P2">SQL Interface Overview<text:tab/>1330</text:p>
      <text:p text:style-name="P2">An SQL Database API Tutorial with SQLite<text:tab/>1332</text:p>
      <text:p text:style-name="P2">Building Record Dictionaries<text:tab/>1339</text:p>
      <text:p text:style-name="P2">Tying the Pieces Together<text:tab/>1342</text:p>
      <text:p text:style-name="P2">Loading Database Tables from Files<text:tab/>1344</text:p>
      <text:p text:style-name="P2">SQL Utility Scripts<text:tab/>1347</text:p>
      <text:p text:style-name="P2">SQL Resources<text:tab/>1354</text:p>
      <text:p text:style-name="P2">ORMs: Object Relational Mappers<text:tab/>1354</text:p>
      <text:p text:style-name="P2">PyForm: A Persistent Object Viewer (External)<text:tab/>1356</text:p>
      <text:p text:style-name="P2">18 Data Structures<text:tab/>1359</text:p>
      <text:p text:style-name="P2">“Roses Are Red, Violets Are Blue; Lists Are Mutable,</text:p>
      <text:p text:style-name="P2">and So Is Set Foo”<text:tab/>1359</text:p>
      <text:p text:style-name="P2">Implementing Stacks<text:tab/>1360</text:p>
      <text:p text:style-name="P2">Built-in Options<text:tab/>1360</text:p>
      <text:p text:style-name="P2">A Stack Module<text:tab/>1362</text:p>
      <text:p text:style-name="P2">A Stack Class<text:tab/>1364</text:p>
      <text:p text:style-name="P2">Customization: Performance Monitors<text:tab/>1366</text:p>
      <text:p text:style-name="P2">Optimization: Tuple Tree Stacks<text:tab/>1367</text:p>
      <text:p text:style-name="P2">Optimization: In-Place List Modifications<text:tab/>1369</text:p>
      <text:p text:style-name="P2">Timing the Improvements<text:tab/>1371</text:p>
      <text:p text:style-name="P2">Implementing Sets<text:tab/>1373</text:p>
      <text:p text:style-name="P2">Built-in Options<text:tab/>1374</text:p>
      <text:p text:style-name="P2">Set Functions<text:tab/>1375</text:p>
      <text:p text:style-name="P2">Set Classes<text:tab/>1377</text:p>
      <text:p text:style-name="P2">Optimization: Moving Sets to Dictionaries<text:tab/>1378</text:p>
      <text:p text:style-name="P2">Adding Relational Algebra to Sets (External)<text:tab/>1382</text:p>
      <text:p text:style-name="P2">Subclassing Built-in Types<text:tab/>1383</text:p>
      <text:p text:style-name="P2">Binary Search Trees<text:tab/>1385</text:p>
      <text:p text:style-name="P2">Built-in Options<text:tab/>1385</text:p>
      <text:p text:style-name="P2">Implementing Binary Trees<text:tab/>1386</text:p>
      <text:p text:style-name="P2">Trees with Both Keys and Values<text:tab/>1388</text:p>
      <text:p text:style-name="P2">Graph Searching<text:tab/>1390</text:p>
      <text:p text:style-name="P2">Implementing Graph Search<text:tab/>1390</text:p>
      <text:p text:style-name="P2">Moving Graphs to Classes<text:tab/>1393</text:p>
      <text:p text:style-name="P2">Permuting Sequences<text:tab/>1395</text:p>
      <text:p text:style-name="P2">Reversing and Sorting Sequences<text:tab/>1397</text:p>
      <text:p text:style-name="P2">Implementing Reversals<text:tab/>1398</text:p>
      <text:p text:style-name="P2">Implementing Sorts<text:tab/>1399</text:p>
      <text:p text:style-name="P2">Data Structures Versus Built-ins: The Conclusion<text:tab/>1400</text:p>
      <text:p text:style-name="P2">PyTree: A Generic Tree Object Viewer<text:tab/>1402</text:p>
      <text:p text:style-name="P2">19 Text and Language<text:tab/>1405</text:p>
      <text:p text:style-name="P2">“See Jack Hack Hack, Jack, Hack”<text:tab/>1405</text:p>
      <text:p text:style-name="P2"><text:soft-page-break/>Strategies for Processing Text in Python<text:tab/>1405</text:p>
      <text:p text:style-name="P2">String Method Utilities<text:tab/>1406</text:p>
      <text:p text:style-name="P2">Templating with Replacements and Formats<text:tab/>1408</text:p>
      <text:p text:style-name="P2">Parsing with Splits and Joins<text:tab/>1409</text:p>
      <text:p text:style-name="P2">Summing Columns in a File<text:tab/>1410</text:p>
      <text:p text:style-name="P2">Parsing and Unparsing Rule Strings<text:tab/>1412</text:p>
      <text:p text:style-name="P2">Regular Expression Pattern Matching<text:tab/>1415</text:p>
      <text:p text:style-name="P2">The re Module<text:tab/>1416</text:p>
      <text:p text:style-name="P2">First Examples<text:tab/>1416</text:p>
      <text:p text:style-name="P2">String Operations Versus Patterns<text:tab/>1418</text:p>
      <text:p text:style-name="P2">Using the re Module<text:tab/>1421</text:p>
      <text:p text:style-name="P2">More Pattern Examples<text:tab/>1425</text:p>
      <text:p text:style-name="P2">Scanning C Header Files for Patterns<text:tab/>1427</text:p>
      <text:p text:style-name="P2">XML and HTML Parsing<text:tab/>1429</text:p>
      <text:p text:style-name="P2">XML Parsing in Action<text:tab/>1430</text:p>
      <text:p text:style-name="P2">HTML Parsing in Action<text:tab/>1435</text:p>
      <text:p text:style-name="P2">Advanced Language Tools<text:tab/>1438</text:p>
      <text:p text:style-name="P2">Custom Language Parsers<text:tab/>1440</text:p>
      <text:p text:style-name="P2">The Expression Grammar<text:tab/>1440</text:p>
      <text:p text:style-name="P2">The Parser’s Code<text:tab/>1441</text:p>
      <text:p text:style-name="P2">Adding a Parse Tree Interpreter<text:tab/>1449</text:p>
      <text:p text:style-name="P2">Parse Tree Structure<text:tab/>1454</text:p>
      <text:p text:style-name="P2">Exploring Parse Trees with the PyTree GUI<text:tab/>1456</text:p>
      <text:p text:style-name="P2">Parsers Versus Python<text:tab/>1457</text:p>
      <text:p text:style-name="P2">PyCalc: A Calculator Program/Object<text:tab/>1457</text:p>
      <text:p text:style-name="P2">A Simple Calculator GUI<text:tab/>1458</text:p>
      <text:p text:style-name="P2">PyCalc—A “Real” Calculator GUI<text:tab/>1463</text:p>
      <text:p text:style-name="P2">20 Python/C Integration<text:tab/>1483</text:p>
      <text:p text:style-name="P2">“I Am Lost at C”<text:tab/>1483</text:p>
      <text:p text:style-name="P2">Extending and Embedding<text:tab/>1484</text:p>
      <text:p text:style-name="P2">Extending Python in C: Overview<text:tab/>1486</text:p>
      <text:p text:style-name="P2">A Simple C Extension Module<text:tab/>1487</text:p>
      <text:p text:style-name="P2">The SWIG Integration Code Generator<text:tab/>1491</text:p>
      <text:p text:style-name="P2">A Simple SWIG Example<text:tab/>1491</text:p>
      <text:p text:style-name="P2">Wrapping C Environment Calls<text:tab/>1495</text:p>
      <text:p text:style-name="P2">Adding Wrapper Classes to Flat Libraries<text:tab/>1499</text:p>
      <text:p text:style-name="P2">Wrapping C Environment Calls with SWIG<text:tab/>1500</text:p>
      <text:p text:style-name="P2">Wrapping C++ Classes with SWIG<text:tab/>1502</text:p>
      <text:p text:style-name="P2">A Simple C++ Extension Class<text:tab/>1503</text:p>
      <text:p text:style-name="P2">Wrapping the C++ Class with SWIG<text:tab/>1505</text:p>
      <text:p text:style-name="P2">Using the C++ Class in Python<text:tab/>1507</text:p>
      <text:p text:style-name="P2">Other Extending Tools<text:tab/>1511</text:p>
      <text:p text:style-name="P2">Embedding Python in C: Overview<text:tab/>1514</text:p>
      <text:p text:style-name="P2">The C Embedding API<text:tab/>1515</text:p>
      <text:p text:style-name="P2">What Is Embedded Code?<text:tab/>1516</text:p>
      <text:p text:style-name="P2">Basic Embedding Techniques<text:tab/>1518</text:p>
      <text:p text:style-name="P2">Running Simple Code Strings<text:tab/>1519</text:p>
      <text:p text:style-name="P2">Running Code Strings with Results and Namespaces<text:tab/>1522</text:p>
      <text:p text:style-name="P2">Calling Python Objects<text:tab/>1524</text:p>
      <text:p text:style-name="P2">Running Strings in Dictionaries<text:tab/>1526</text:p>
      <text:p text:style-name="P2">Precompiling Strings to Bytecode<text:tab/>1528</text:p>
      <text:p text:style-name="P2">Registering Callback Handler Objects<text:tab/>1530</text:p>
      <text:p text:style-name="P2"><text:soft-page-break/>Registration Implementation<text:tab/>1531</text:p>
      <text:p text:style-name="P2">Using Python Classes in C<text:tab/>1535</text:p>
      <text:p text:style-name="P2">Other Integration Topics<text:tab/>1538</text:p>
      <text:p text:style-name="P2">Part VI The End</text:p>
      <text:p text:style-name="P2">21 Conclusion: Python and the Development Cycle<text:tab/>1543</text:p>
      <text:p text:style-name="P2">“That’s the End of the Book, Now Here’s the Meaning of Life”<text:tab/>1544</text:p>
      <text:p text:style-name="P2">“Something’s Wrong with the Way We Program Computers”<text:tab/>1544</text:p>
      <text:p text:style-name="P2">The “Gilligan Factor”<text:tab/>1544</text:p>
      <text:p text:style-name="P2">Doing the Right Thing<text:tab/>1545</text:p>
      <text:p text:style-name="P2">The Static Language Build Cycle<text:tab/>1546</text:p>
      <text:p text:style-name="P2">Artificial Complexities<text:tab/>1546</text:p>
      <text:p text:style-name="P2">One Language Does Not Fit All<text:tab/>1546</text:p>
      <text:p text:style-name="P2">Enter Python<text:tab/>1547</text:p>
      <text:p text:style-name="P2">But What About That Bottleneck?<text:tab/>1548</text:p>
      <text:p text:style-name="P2">Python Provides Immediate Turnaround<text:tab/>1549</text:p>
      <text:p text:style-name="P2">Python Is “Executable Pseudocode”<text:tab/>1550</text:p>
      <text:p text:style-name="P2">Python Is OOP Done Right<text:tab/>1550</text:p>
      <text:p text:style-name="P2">Python Fosters Hybrid Applications<text:tab/>1551</text:p>
      <text:p text:style-name="P2">On Sinking the Titanic<text:tab/>1552</text:p>
      <text:p text:style-name="P2">So What’s “Python: The Sequel”?<text:tab/>1555</text:p>
      <text:p text:style-name="P2">In the Final Analysis…<text:tab/>1555</text:p>
      <text:p text:style-name="P2">Index<text:tab/>1557</text:p>
      <text:p text:style-name="P2"/>
      <text:p text:style-name="P2"/>
      <text:h text:style-name="Heading_20_1" text:outline-level="1"><text:bookmark-start text:name="__RefHeading__21940_2058063626"/>***Python_3_Web_Development_2011_336<text:bookmark-end text:name="__RefHeading__21940_2058063626"/></text:h>
      <text:p text:style-name="P2">Preface<text:tab/>1</text:p>
      <text:p text:style-name="P2">Chapter 1: Choosing Your Tools<text:tab/>7</text:p>
      <text:p text:style-name="P2">Identifying the components of a web application<text:tab/>7</text:p>
      <text:p text:style-name="P2">Time for action – getting an overview of a web application<text:tab/>8</text:p>
      <text:p text:style-name="P2">Choosing suitable tools<text:tab/>10</text:p>
      <text:p text:style-name="P2">Time for action – choosing a delivery framework, also known as web server<text:tab/>11</text:p>
      <text:p text:style-name="P2">Time for action – choosing a server-side scripting language<text:tab/>12</text:p>
      <text:p text:style-name="P2">Time for action – choosing a database engine<text:tab/>14</text:p>
      <text:p text:style-name="P2">Time for action – deciding on object relational mappers<text:tab/>15</text:p>
      <text:p text:style-name="P2">Time for action – choosing a presentation framework<text:tab/>17</text:p>
      <text:p text:style-name="P2">Designing for maintainability and usability<text:tab/>18</text:p>
      <text:p text:style-name="P2">Testing<text:tab/>18</text:p>
      <text:p text:style-name="P2">Time for action – choosing a test framework<text:tab/>19</text:p>
      <text:p text:style-name="P2">Version management<text:tab/>19</text:p>
      <text:p text:style-name="P2">Usability<text:tab/>20</text:p>
      <text:p text:style-name="P2">Good looking – adhering to common GUI paradigms<text:tab/>20</text:p>
      <text:p text:style-name="P2">Themable<text:tab/>21</text:p>
      <text:p text:style-name="P2">Cross-browser compatible<text:tab/>21</text:p>
      <text:p text:style-name="P2">Cross-platform compatible<text:tab/>22</text:p>
      <text:p text:style-name="P2">Maintainability<text:tab/>22</text:p>
      <text:p text:style-name="P2">Standards compliant<text:tab/>22</text:p>
      <text:p text:style-name="P2">Security<text:tab/>23</text:p>
      <text:p text:style-name="P2">Reliable<text:tab/>23</text:p>
      <text:p text:style-name="P2">Robust<text:tab/>23</text:p>
      <text:p text:style-name="P2">Access control and authentication<text:tab/>24</text:p>
      <text:p text:style-name="P2">Confidentiality<text:tab/>24</text:p>
      <text:p text:style-name="P2"><text:soft-page-break/>Integrity<text:tab/>25</text:p>
      <text:p text:style-name="P2">A final word on security<text:tab/>25</text:p>
      <text:p text:style-name="P2">Help, I am confused!<text:tab/>25</text:p>
      <text:p text:style-name="P2">Time for action – maintaining overview<text:tab/>26</text:p>
      <text:p text:style-name="P2">Summary<text:tab/>28</text:p>
      <text:p text:style-name="P2">Chapter 2: Creating a Simple Spreadsheet<text:tab/>29</text:p>
      <text:p text:style-name="P2">Python 3<text:tab/>30</text:p>
      <text:p text:style-name="P2">Time for action – installing Python 3 CherryPy<text:tab/>30</text:p>
      <text:p text:style-name="P2">Time for action – installing CherryPy<text:tab/>31</text:p>
      <text:p text:style-name="P2">Installing jQuery and jQuery UI<text:tab/>31</text:p>
      <text:p text:style-name="P2">Serving an application<text:tab/>32</text:p>
      <text:p text:style-name="P2">Time for action – serving a dummy application<text:tab/>33</text:p>
      <text:p text:style-name="P2">Time for action – serving HTML as dynamic content<text:tab/>34</text:p>
      <text:p text:style-name="P2">Who serves what: an overview<text:tab/>36</text:p>
      <text:p text:style-name="P2">HTML: separating form and content<text:tab/>37</text:p>
      <text:p text:style-name="P2">Time for action – a unit convertor<text:tab/>38</text:p>
      <text:p text:style-name="P2">HTML: form-based interaction<text:tab/>39</text:p>
      <text:p text:style-name="P2">JavaScript: using jQuery UI widgets<text:tab/>40</text:p>
      <text:p text:style-name="P2">Time for action – conversion using unitconverter.js<text:tab/>40</text:p>
      <text:p text:style-name="P2">jQuery selectors<text:tab/>42</text:p>
      <text:p text:style-name="P2">CSS: applying a jQuery UI theme to other elements<text:tab/>43</text:p>
      <text:p text:style-name="P2">Time for action – converting a unit convertor into a plugin<text:tab/>45</text:p>
      <text:p text:style-name="P2">JavaScript: creating a jQuery UI plugin<text:tab/>46</text:p>
      <text:p text:style-name="P2">Designing a spreadsheet application<text:tab/>51</text:p>
      <text:p text:style-name="P2">Time for action – serving a spreadsheet application<text:tab/>51</text:p>
      <text:p text:style-name="P2">HTML: keeping it simple<text:tab/>52</text:p>
      <text:p text:style-name="P2">JavaScript: creating a spreadsheet plugin<text:tab/>52</text:p>
      <text:p text:style-name="P2">The missing parts<text:tab/>58</text:p>
      <text:p text:style-name="P2">Summary<text:tab/>58</text:p>
      <text:p text:style-name="P2">Chapter 3: Tasklist I: Persistence<text:tab/>59</text:p>
      <text:p text:style-name="P2">Designing a tasklist application<text:tab/>59</text:p>
      <text:p text:style-name="P2">Time for action – creating a logon screen<text:tab/>62</text:p>
      <text:p text:style-name="P2">Serving a logon screen<text:tab/>69</text:p>
      <text:p text:style-name="P2">Setting up a session<text:tab/>70</text:p>
      <text:p text:style-name="P2">Expiring a session<text:tab/>71</text:p>
      <text:p text:style-name="P2">Designing a task list<text:tab/>72</text:p>
      <text:p text:style-name="P2">Time for action – running tasklist.py<text:tab/>72</text:p>
      <text:p text:style-name="P2">Python: the task module<text:tab/>75</text:p>
      <text:p text:style-name="P2">Time for action – implementing the task module<text:tab/>76</text:p>
      <text:p text:style-name="P2">Adding new tasks<text:tab/>80</text:p>
      <text:p text:style-name="P2">Deleting a task<text:tab/>81</text:p>
      <text:p text:style-name="P2">JavaScript: tasklist.js<text:tab/>83</text:p>
      <text:p text:style-name="P2">Time for action – styling the buttons<text:tab/>83</text:p>
      <text:p text:style-name="P2">JavaScript: tooltip.js<text:tab/>85</text:p>
      <text:p text:style-name="P2">Time for action – implementing inline labels<text:tab/>86</text:p>
      <text:p text:style-name="P2">CSS: tasklist.css<text:tab/>87</text:p>
      <text:p text:style-name="P2">Summary<text:tab/>90</text:p>
      <text:p text:style-name="P2">Chapter 4: Tasklist II: Databases and AJAX<text:tab/>91</text:p>
      <text:p text:style-name="P2">The advantages of a database compared to a filesystem<text:tab/>92</text:p>
      <text:p text:style-name="P2">Choosing a database engine<text:tab/>92</text:p>
      <text:p text:style-name="P2">Database-driven authentication<text:tab/>93</text:p>
      <text:p text:style-name="P2">Time for action – authentication using a database<text:tab/>94</text:p>
      <text:p text:style-name="P2"><text:soft-page-break/>Tasklist II – storing tasks in a database<text:tab/>99</text:p>
      <text:p text:style-name="P2">Improving interactivity with AJAX<text:tab/>99</text:p>
      <text:p text:style-name="P2">Time for action – getting the time with AJAX<text:tab/>100</text:p>
      <text:p text:style-name="P2">Redesigning the Tasklist application<text:tab/>102</text:p>
      <text:p text:style-name="P2">Database design<text:tab/>103</text:p>
      <text:p text:style-name="P2">Time for action – creating the task database<text:tab/>103</text:p>
      <text:p text:style-name="P2">Time for action – retrieving information with select statements<text:tab/>105</text:p>
      <text:p text:style-name="P2">TaskDB – interfacing with the database<text:tab/>106</text:p>
      <text:p text:style-name="P2">Time for action – connecting to the database<text:tab/>106</text:p>
      <text:p text:style-name="P2">Time for action – storing and retrieving information<text:tab/>107</text:p>
      <text:p text:style-name="P2">Time for action – updating and deleting information<text:tab/>109</text:p>
      <text:p text:style-name="P2">Testing<text:tab/>111</text:p>
      <text:p text:style-name="P2">Time for action – testing factorial.py<text:tab/>112</text:p>
      <text:p text:style-name="P2">Now what have we gained?<text:tab/>113</text:p>
      <text:p text:style-name="P2">Time for action – writing unit tests for tasklistdb.py<text:tab/>114</text:p>
      <text:p text:style-name="P2">Designing for AJAX<text:tab/>116</text:p>
      <text:p text:style-name="P2">Click handlers<text:tab/>120</text:p>
      <text:p text:style-name="P2">The application<text:tab/>121</text:p>
      <text:p text:style-name="P2">Time for action – putting it all together<text:tab/>123</text:p>
      <text:p text:style-name="P2">Have a go hero – refreshing the itemlist on a regular basis<text:tab/>125</text:p>
      <text:p text:style-name="P2">Summary<text:tab/>126</text:p>
      <text:p text:style-name="P2">Chapter 5: Entities and Relations<text:tab/>127</text:p>
      <text:p text:style-name="P2">Designing a book database<text:tab/>127</text:p>
      <text:p text:style-name="P2">The Entity class<text:tab/>128</text:p>
      <text:p text:style-name="P2">Time for action – using the Entity class<text:tab/>129</text:p>
      <text:p text:style-name="P2">Time for action – creating instances<text:tab/>132</text:p>
      <text:p text:style-name="P2">The Relation class<text:tab/>138</text:p>
      <text:p text:style-name="P2">Time for action – using the Relation class<text:tab/>138</text:p>
      <text:p text:style-name="P2">Relation instances<text:tab/>141</text:p>
      <text:p text:style-name="P2">Time for action – defining the Books database<text:tab/>144</text:p>
      <text:p text:style-name="P2">The delivery layer<text:tab/>150</text:p>
      <text:p text:style-name="P2">Time for action – designing the delivery layer<text:tab/>151</text:p>
      <text:p text:style-name="P2">Time for action – adding a new book<text:tab/>162</text:p>
      <text:p text:style-name="P2">Auto completion<text:tab/>165</text:p>
      <text:p text:style-name="P2">Time for action – using input fields with auto completion<text:tab/>166</text:p>
      <text:p text:style-name="P2">The presentation layer<text:tab/>168</text:p>
      <text:p text:style-name="P2">Time for action – using an enhanced presentation layer<text:tab/>168</text:p>
      <text:p text:style-name="P2">Summary<text:tab/>170</text:p>
      <text:p text:style-name="P2">Chapter 6: Building a Wiki<text:tab/>171</text:p>
      <text:p text:style-name="P2">The data layer<text:tab/>172</text:p>
      <text:p text:style-name="P2">Time for action – designing the wiki data model<text:tab/>172</text:p>
      <text:p text:style-name="P2">The delivery layer<text:tab/>175</text:p>
      <text:p text:style-name="P2">Time for action – implementing the opening screen<text:tab/>176</text:p>
      <text:p text:style-name="P2">The structural components<text:tab/>177</text:p>
      <text:p text:style-name="P2">The application methods<text:tab/>179</text:p>
      <text:p text:style-name="P2">Time for action – implementing a wiki topic screen<text:tab/>180</text:p>
      <text:p text:style-name="P2">Time for action – editing wiki topics<text:tab/>182</text:p>
      <text:p text:style-name="P2">Additional functionality<text:tab/>185</text:p>
      <text:p text:style-name="P2">Time for action – selecting an image<text:tab/>185</text:p>
      <text:p text:style-name="P2">Time for action – implementing a tag cloud<text:tab/>190</text:p>
      <text:p text:style-name="P2">Time for action – searching for words<text:tab/>192</text:p>
      <text:p text:style-name="P2">The importance of input validation<text:tab/>195</text:p>
      <text:p text:style-name="P2"><text:soft-page-break/>Time for action – scrubbing your content<text:tab/>196</text:p>
      <text:p text:style-name="P2">Time for action – rendering content<text:tab/>200</text:p>
      <text:p text:style-name="P2">Summary<text:tab/>201</text:p>
      <text:p text:style-name="P2">Chapter 7: Refactoring Code for Reuse<text:tab/>203</text:p>
      <text:p text:style-name="P2">Time for action – taking a critical look<text:tab/>203</text:p>
      <text:p text:style-name="P2">Refactoring<text:tab/>205</text:p>
      <text:p text:style-name="P2">Time for action – defining new entities: how it should look<text:tab/>205</text:p>
      <text:p text:style-name="P2">Metaclasses<text:tab/>206</text:p>
      <text:p text:style-name="P2">Time for action – using metaclasses<text:tab/>207</text:p>
      <text:p text:style-name="P2">MetaEntity and AbstractEntity classes<text:tab/>208</text:p>
      <text:p text:style-name="P2">Time for action – implementing the MetaEntity and AbstractEntity classes<text:tab/>209</text:p>
      <text:p text:style-name="P2">Relations<text:tab/>217</text:p>
      <text:p text:style-name="P2">Time for action – defining new relations: how it should look<text:tab/>217</text:p>
      <text:p text:style-name="P2">Implementing the MetaRelation and AbstractRelation classes<text:tab/>219</text:p>
      <text:p text:style-name="P2">Adding new methods to existing classes<text:tab/>222</text:p>
      <text:p text:style-name="P2">Browsing lists of entities<text:tab/>224</text:p>
      <text:p text:style-name="P2">Time for action – using a table-based Entity browser<text:tab/>224</text:p>
      <text:p text:style-name="P2">Time for action – examining the HTML markup<text:tab/>229</text:p>
      <text:p text:style-name="P2">Caching<text:tab/>232</text:p>
      <text:p text:style-name="P2">The books application revisited<text:tab/>236</text:p>
      <text:p text:style-name="P2">Time for action – creating a books application, take two<text:tab/>236</text:p>
      <text:p text:style-name="P2">Summary<text:tab/>242</text:p>
      <text:p text:style-name="P2">Chapter 8: Managing Customer Relations<text:tab/>243</text:p>
      <text:p text:style-name="P2">A critical review<text:tab/>243</text:p>
      <text:p text:style-name="P2">Designing a Customer Relationship Management application<text:tab/>244</text:p>
      <text:p text:style-name="P2">Time for action – implementing a basic CRM<text:tab/>244</text:p>
      <text:p text:style-name="P2">Adding and editing values<text:tab/>248</text:p>
      <text:p text:style-name="P2">Time for action – adding an instance<text:tab/>249</text:p>
      <text:p text:style-name="P2">Time for action – editing an instance<text:tab/>251</text:p>
      <text:p text:style-name="P2">Adding relations<text:tab/>257</text:p>
      <text:p text:style-name="P2">Picklists<text:tab/>259</text:p>
      <text:p text:style-name="P2">Time for action – implementing picklists<text:tab/>259</text:p>
      <text:p text:style-name="P2">Summary<text:tab/>262</text:p>
      <text:p text:style-name="P2">Chapter 9: Creating Full-Fledged Webapps: Implementing Instances<text:tab/>263</text:p>
      <text:p text:style-name="P2">Even more relations<text:tab/>263</text:p>
      <text:p text:style-name="P2">Time for action – showing one-to-many relationships<text:tab/>264</text:p>
      <text:p text:style-name="P2">Time for action – adapting MetaRelation<text:tab/>266</text:p>
      <text:p text:style-name="P2">Time for action – enhancing Display<text:tab/>270</text:p>
      <text:p text:style-name="P2">Time for action – enhancing Browse<text:tab/>271</text:p>
      <text:p text:style-name="P2">Access control<text:tab/>274</text:p>
      <text:p text:style-name="P2">Time for action – implementing access control<text:tab/>275</text:p>
      <text:p text:style-name="P2">Role-based access control<text:tab/>278</text:p>
      <text:p text:style-name="P2">Time for action – implementing role-based access control<text:tab/>279</text:p>
      <text:p text:style-name="P2">Summary<text:tab/>283</text:p>
      <text:p text:style-name="P2">Chapter 10: Customizing the CRM Application<text:tab/>285</text:p>
      <text:p text:style-name="P2">Time for action – sorting<text:tab/>285</text:p>
      <text:p text:style-name="P2">Time for action – filtering<text:tab/>290</text:p>
      <text:p text:style-name="P2">Customization<text:tab/>292</text:p>
      <text:p text:style-name="P2">Time for action – customizing entity displays<text:tab/>292</text:p>
      <text:p text:style-name="P2">Time for action – customizing entity lists<text:tab/>298</text:p>
      <text:p text:style-name="P2">Time for action – adding a delete button<text:tab/>301</text:p>
      <text:p text:style-name="P2">Summary<text:tab/>302</text:p>
      <text:p text:style-name="P2"><text:soft-page-break/>Appendix A: References to Resources<text:tab/>303</text:p>
      <text:p text:style-name="P2">Good old offline reference books<text:tab/>303</text:p>
      <text:p text:style-name="P2">Additional websites, wikis, and blogs<text:tab/>304</text:p>
      <text:p text:style-name="P2">Appendix B: Pop Quiz Answers<text:tab/>307</text:p>
      <text:p text:style-name="P2">Chapter 2, Creating a Simple Spreadsheet<text:tab/>307</text:p>
      <text:p text:style-name="P2">Chapter 3, Tasklist I: Persistence<text:tab/>308</text:p>
      <text:p text:style-name="P2">Chapter 4, Tasklist II: Databases and AJAX<text:tab/>309</text:p>
      <text:p text:style-name="P2">Chapter 5, Entities and Relations<text:tab/>310</text:p>
      <text:p text:style-name="P2">Chapter 6, Building a Wiki<text:tab/>310</text:p>
      <text:p text:style-name="P2">Index<text:tab/>311</text:p>
      <text:p text:style-name="P2"/>
      <text:p text:style-name="P2"/>
      <text:h text:style-name="Heading_20_1" text:outline-level="1"><text:bookmark-start text:name="__RefHeading__21942_2058063626"/>***Python_and_AWS_Cookbook_2012_74p<text:bookmark-end text:name="__RefHeading__21942_2058063626"/></text:h>
      <text:p text:style-name="P2">Preface v</text:p>
      <text:p text:style-name="P2">1 General Info<text:tab/>1</text:p>
      <text:p text:style-name="P2">1.1 A Quick Note About Python<text:tab/>1</text:p>
      <text:p text:style-name="P2">1.2 Installing boto<text:tab/>1</text:p>
      <text:p text:style-name="P2">1.3 Getting Started with Amazon Web Services<text:tab/>4</text:p>
      <text:p text:style-name="P2">1.4 Using boto with Eucalyptus<text:tab/>7</text:p>
      <text:p text:style-name="P2">1.5 Using boto with Google Cloud Storage<text:tab/>8</text:p>
      <text:p text:style-name="P2">1.6 Finding Available Regions for AWS<text:tab/>9</text:p>
      <text:p text:style-name="P2">1.7 Enabling Debug Output with boto<text:tab/>10</text:p>
      <text:p text:style-name="P2">1.8 Controlling Socket Timeouts in boto<text:tab/>10</text:p>
      <text:p text:style-name="P2">2 EC2 Recipes<text:tab/>11</text:p>
      <text:p text:style-name="P2">2.1 Launching an Instance<text:tab/>11</text:p>
      <text:p text:style-name="P2">2.2 Keeping Track of Instances with Tags<text:tab/>15</text:p>
      <text:p text:style-name="P2">2.3 Accessing the Console Log<text:tab/>17</text:p>
      <text:p text:style-name="P2">2.4 Uploading Your Own SSH Keypair<text:tab/>17</text:p>
      <text:p text:style-name="P2">2.5 Synchronizing SSH Keypairs Across EC2 Regions<text:tab/>18</text:p>
      <text:p text:style-name="P2">2.6 Associate an Elastic IP Address with an Instance<text:tab/>19</text:p>
      <text:p text:style-name="P2">2.7 Attach a Persistent EBS Volume to an Instance<text:tab/>20</text:p>
      <text:p text:style-name="P2">2.8 Back Up Your EBS Volumes<text:tab/>22</text:p>
      <text:p text:style-name="P2">2.9 Restore a Volume from a Snapshot<text:tab/>23</text:p>
      <text:p text:style-name="P2">2.10 Clone an Existing Instance<text:tab/>24</text:p>
      <text:p text:style-name="P2">2.11 Find All Running EC2 Instances<text:tab/>26</text:p>
      <text:p text:style-name="P2">2.12 Monitoring the Performance of Your Instance<text:tab/>27</text:p>
      <text:p text:style-name="P2">2.13 Getting Notifications<text:tab/>31</text:p>
      <text:p text:style-name="P2">2.14 Storing Custom Data in CloudWatch<text:tab/>36</text:p>
      <text:p text:style-name="P2">2.15 Executing Custom Scripts upon Instance Startup<text:tab/>37</text:p>
      <text:p text:style-name="P2">3 S3 Recipes<text:tab/>47</text:p>
      <text:p text:style-name="P2">3.1 Create a Bucket<text:tab/>47</text:p>
      <text:p text:style-name="P2">3.2 Create a Bucket in a Specific Location<text:tab/>48</text:p>
      <text:p text:style-name="P2">3.3 Store Private Data<text:tab/>49</text:p>
      <text:p text:style-name="P2">3.4 Store Metadata with an Object<text:tab/>50</text:p>
      <text:p text:style-name="P2">3.5 Computing Total Storage Used by a Bucket<text:tab/>52</text:p>
      <text:p text:style-name="P2">3.6 Copy an Existing Object to Another Bucket<text:tab/>53</text:p>
      <text:p text:style-name="P2">3.7 Modify the Metadata of an Existing Object<text:tab/>54</text:p>
      <text:p text:style-name="P2">3.8 Find Out Who Is Accessing Your Data<text:tab/>54</text:p>
      <text:p text:style-name="P2">3.9 Reduce the Cost of Storing Noncritical Data<text:tab/>56</text:p>
      <text:p text:style-name="P2">3.10 Generating Expiring URLs for S3 Objects<text:tab/>57</text:p>
      <text:p text:style-name="P2">3.11 Preventing Accidental Deletion of Data from S3<text:tab/>58</text:p>
      <text:p text:style-name="P2"><text:soft-page-break/>3.12 Hosting Static Websites on S3<text:tab/>60</text:p>
      <text:p text:style-name="P2">3.13 Uploading Large Objects to S3<text:tab/>61</text:p>
      <text:p text:style-name="P2"><text:line-break/></text:p>
      <text:h text:style-name="Heading_20_1" text:outline-level="1"><text:bookmark-start text:name="__RefHeading__21944_2058063626"/>***Python_Cookbook_3rd_Edition_2013_706p<text:bookmark-end text:name="__RefHeading__21944_2058063626"/></text:h>
      <text:p text:style-name="P2">Preface xi</text:p>
      <text:p text:style-name="P2">1 Data Structures and Algorithms 1</text:p>
      <text:p text:style-name="P2">1.1 Unpacking a Sequence into Separate Variables<text:tab/>1</text:p>
      <text:p text:style-name="P2">1.2 Unpacking Elements from Iterables of Arbitrary Length<text:tab/>3</text:p>
      <text:p text:style-name="P2">1.3 Keeping the Last N Items<text:tab/>5</text:p>
      <text:p text:style-name="P2">1.4 Finding the Largest or Smallest N Items<text:tab/>7</text:p>
      <text:p text:style-name="P2">1.5 Implementing a Priority Queue<text:tab/>8</text:p>
      <text:p text:style-name="P2">1.6 Mapping Keys to Multiple Values in a Dictionary<text:tab/>11</text:p>
      <text:p text:style-name="P2">1.7 Keeping Dictionaries in Order<text:tab/>12</text:p>
      <text:p text:style-name="P2">1.8 Calculating with Dictionaries<text:tab/>13</text:p>
      <text:p text:style-name="P2">1.9 Finding Commonalities in Two Dictionaries<text:tab/>15</text:p>
      <text:p text:style-name="P2">1.10 Removing Duplicates from a Sequence while Maintaining Order<text:tab/>17</text:p>
      <text:p text:style-name="P2">1.11 Naming a Slice<text:tab/>18</text:p>
      <text:p text:style-name="P2">1.12 Determining the Most Frequently Occurring Items in a Sequence<text:tab/>20</text:p>
      <text:p text:style-name="P2">1.13 Sorting a List of Dictionaries by a Common Key<text:tab/>21</text:p>
      <text:p text:style-name="P2">1.14 Sorting Objects Without Native Comparison Support<text:tab/>23</text:p>
      <text:p text:style-name="P2">1.15 Grouping Records Together Based on a Field<text:tab/>24</text:p>
      <text:p text:style-name="P2">1.16 Filtering Sequence Elements<text:tab/>26</text:p>
      <text:p text:style-name="P2">1.17 Extracting a Subset of a Dictionary<text:tab/>28</text:p>
      <text:p text:style-name="P2">1.18 Mapping Names to Sequence Elements<text:tab/>29</text:p>
      <text:p text:style-name="P2">1.19 Transforming and Reducing Data at the Same Time<text:tab/>32</text:p>
      <text:p text:style-name="P2">1.20 Combining Multiple Mappings into a Single Mapping<text:tab/>33</text:p>
      <text:p text:style-name="P2">2 Strings and Text 37</text:p>
      <text:p text:style-name="P2">2.1 Splitting Strings on Any of Multiple Delimiters<text:tab/>37</text:p>
      <text:p text:style-name="P2">2.2 Matching Text at the Start or End of a String<text:tab/>38</text:p>
      <text:p text:style-name="P2">2.3 Matching Strings Using Shell Wildcard Patterns<text:tab/>40</text:p>
      <text:p text:style-name="P2">2.4 Matching and Searching for Text Patterns<text:tab/>42</text:p>
      <text:p text:style-name="P2">2.5 Searching and Replacing Text<text:tab/>45</text:p>
      <text:p text:style-name="P2">2.6 Searching and Replacing Case-Insensitive Text<text:tab/>46</text:p>
      <text:p text:style-name="P2">2.7 Specifying a Regular Expression for the Shortest Match<text:tab/>47</text:p>
      <text:p text:style-name="P2">2.8 Writing a Regular Expression for Multiline Patterns<text:tab/>48</text:p>
      <text:p text:style-name="P2">2.9 Normalizing Unicode Text to a Standard Representation<text:tab/>50</text:p>
      <text:p text:style-name="P2">2.10 Working with Unicode Characters in Regular Expressions<text:tab/>52</text:p>
      <text:p text:style-name="P2">2.11 Stripping Unwanted Characters from Strings<text:tab/>53</text:p>
      <text:p text:style-name="P2">2.12 Sanitizing and Cleaning Up Text<text:tab/>54</text:p>
      <text:p text:style-name="P2">2.13 Aligning Text Strings<text:tab/>57</text:p>
      <text:p text:style-name="P2">2.14 Combining and Concatenating Strings<text:tab/>58</text:p>
      <text:p text:style-name="P2">2.15 Interpolating Variables in Strings<text:tab/>61</text:p>
      <text:p text:style-name="P2">2.16 Reformatting Text to a Fixed Number of Columns<text:tab/>64</text:p>
      <text:p text:style-name="P2">2.17 Handling HTML and XML Entities in Text<text:tab/>65</text:p>
      <text:p text:style-name="P2">2.18 Tokenizing Text<text:tab/>66</text:p>
      <text:p text:style-name="P2">2.19 Writing a Simple Recursive Descent Parser<text:tab/>69</text:p>
      <text:p text:style-name="P2">2.20 Performing Text Operations on Byte Strings<text:tab/>78</text:p>
      <text:p text:style-name="P2">3 Numbers, Dates, and Times 83</text:p>
      <text:p text:style-name="P2">3.1 Rounding Numerical Values<text:tab/>83</text:p>
      <text:p text:style-name="P2">3.2 Performing Accurate Decimal Calculations<text:tab/>84</text:p>
      <text:p text:style-name="P2"><text:soft-page-break/>3.3 Formatting Numbers for Output<text:tab/>87</text:p>
      <text:p text:style-name="P2">3.4 Working with Binary, Octal, and Hexadecimal Integers<text:tab/>89</text:p>
      <text:p text:style-name="P2">3.5 Packing and Unpacking Large Integers from Bytes<text:tab/>90</text:p>
      <text:p text:style-name="P2">3.6 Performing Complex-Valued Math<text:tab/>92</text:p>
      <text:p text:style-name="P2">3.7 Working with Infinity and NaNs<text:tab/>94</text:p>
      <text:p text:style-name="P2">3.8 Calculating with Fractions<text:tab/>96</text:p>
      <text:p text:style-name="P2">3.9 Calculating with Large Numerical Arrays<text:tab/>97</text:p>
      <text:p text:style-name="P2">3.10 Performing Matrix and Linear Algebra Calculations<text:tab/>100</text:p>
      <text:p text:style-name="P2">3.11 Picking Things at Random<text:tab/>102</text:p>
      <text:p text:style-name="P2">3.12 Converting Days to Seconds, and Other Basic Time Conversions<text:tab/>104</text:p>
      <text:p text:style-name="P2">3.13 Determining Last Friday’s Date<text:tab/>106</text:p>
      <text:p text:style-name="P2">3.14 Finding the Date Range for the Current Month<text:tab/>107</text:p>
      <text:p text:style-name="P2">3.15 Converting Strings into Datetimes<text:tab/>109</text:p>
      <text:p text:style-name="P2">3.16 Manipulating Dates Involving Time Zones<text:tab/>110</text:p>
      <text:p text:style-name="P2">4 Iterators and Generators 113</text:p>
      <text:p text:style-name="P2">4.1 Manually Consuming an Iterator<text:tab/>113</text:p>
      <text:p text:style-name="P2">4.2 Delegating Iteration<text:tab/>114</text:p>
      <text:p text:style-name="P2">4.3 Creating New Iteration Patterns with Generators<text:tab/>115</text:p>
      <text:p text:style-name="P2">4.4 Implementing the Iterator Protocol<text:tab/>117</text:p>
      <text:p text:style-name="P2">4.5 Iterating in Reverse<text:tab/>119</text:p>
      <text:p text:style-name="P2">4.6 Defining Generator Functions with Extra State<text:tab/>120</text:p>
      <text:p text:style-name="P2">4.7 Taking a Slice of an Iterator<text:tab/>122</text:p>
      <text:p text:style-name="P2">4.8 Skipping the First Part of an Iterable<text:tab/>123</text:p>
      <text:p text:style-name="P2">4.9 Iterating Over All Possible Combinations or Permutations<text:tab/>125</text:p>
      <text:p text:style-name="P2">4.10 Iterating Over the Index-Value Pairs of a Sequence<text:tab/>127</text:p>
      <text:p text:style-name="P2">4.11 Iterating Over Multiple Sequences Simultaneously<text:tab/>129</text:p>
      <text:p text:style-name="P2">4.12 Iterating on Items in Separate Containers<text:tab/>131</text:p>
      <text:p text:style-name="P2">4.13 Creating Data Processing Pipelines<text:tab/>132</text:p>
      <text:p text:style-name="P2">4.14 Flattening a Nested Sequence<text:tab/>135</text:p>
      <text:p text:style-name="P2">4.15 Iterating in Sorted Order Over Merged Sorted Iterables<text:tab/>136</text:p>
      <text:p text:style-name="P2">4.16 Replacing Infinite while Loops with an Iterator<text:tab/>138</text:p>
      <text:p text:style-name="P2">5 Files and I/O 141</text:p>
      <text:p text:style-name="P2">5.1 Reading and Writing Text Data<text:tab/>141</text:p>
      <text:p text:style-name="P2">5.2 Printing to a File<text:tab/>144</text:p>
      <text:p text:style-name="P2">5.3 Printing with a Different Separator or Line Ending<text:tab/>144</text:p>
      <text:p text:style-name="P2">5.4 Reading and Writing Binary Data<text:tab/>145</text:p>
      <text:p text:style-name="P2">5.5 Writing to a File That Doesn’t Already Exist<text:tab/>147</text:p>
      <text:p text:style-name="P2">5.6 Performing I/O Operations on a String<text:tab/>148</text:p>
      <text:p text:style-name="P2">5.7 Reading and Writing Compressed Datafiles<text:tab/>149</text:p>
      <text:p text:style-name="P2">5.8 Iterating Over Fixed-Sized Records<text:tab/>151</text:p>
      <text:p text:style-name="P2">5.9 Reading Binary Data into a Mutable Buffer<text:tab/>152</text:p>
      <text:p text:style-name="P2">5.10 Memory Mapping Binary Files<text:tab/>153</text:p>
      <text:p text:style-name="P2">5.11 Manipulating Pathnames<text:tab/>156</text:p>
      <text:p text:style-name="P2">5.12 Testing for the Existence of a File<text:tab/>157</text:p>
      <text:p text:style-name="P2">5.13 Getting a Directory Listing<text:tab/>158</text:p>
      <text:p text:style-name="P2">5.14 Bypassing Filename Encoding<text:tab/>160</text:p>
      <text:p text:style-name="P2">5.15 Printing Bad Filenames<text:tab/>161</text:p>
      <text:p text:style-name="P2">5.16 Adding or Changing the Encoding of an Already Open File<text:tab/>163</text:p>
      <text:p text:style-name="P2">5.17 Writing Bytes to a Text File<text:tab/>165</text:p>
      <text:p text:style-name="P2">5.18 Wrapping an Existing File Descriptor As a File Object<text:tab/>166</text:p>
      <text:p text:style-name="P2">5.19 Making Temporary Files and Directories<text:tab/>167</text:p>
      <text:p text:style-name="P2">5.20 Communicating with Serial Ports<text:tab/>170</text:p>
      <text:p text:style-name="P2"><text:soft-page-break/>5.21 Serializing Python Objects<text:tab/>171</text:p>
      <text:p text:style-name="P2">6 Data Encoding and Processing 175</text:p>
      <text:p text:style-name="P2">6.1 Reading and Writing CSV Data<text:tab/>175</text:p>
      <text:p text:style-name="P2">6.2 Reading and Writing JSON Data<text:tab/>179</text:p>
      <text:p text:style-name="P2">6.3 Parsing Simple XML Data<text:tab/>183</text:p>
      <text:p text:style-name="P2">6.4 Parsing Huge XML Files Incrementally<text:tab/>186</text:p>
      <text:p text:style-name="P2">6.5 Turning a Dictionary into XML<text:tab/>189</text:p>
      <text:p text:style-name="P2">6.6 Parsing, Modifying, and Rewriting XML<text:tab/>191</text:p>
      <text:p text:style-name="P2">6.7 Parsing XML Documents with Namespaces<text:tab/>193</text:p>
      <text:p text:style-name="P2">6.8 Interacting with a Relational Database<text:tab/>195</text:p>
      <text:p text:style-name="P2">6.9 Decoding and Encoding Hexadecimal Digits<text:tab/>197</text:p>
      <text:p text:style-name="P2">6.10 Decoding and Encoding Base64<text:tab/>199</text:p>
      <text:p text:style-name="P2">6.11 Reading and Writing Binary Arrays of Structures<text:tab/>199</text:p>
      <text:p text:style-name="P2">6.12 Reading Nested and Variable-Sized Binary Structures<text:tab/>203</text:p>
      <text:p text:style-name="P2">6.13 Summarizing Data and Performing Statistics<text:tab/>214</text:p>
      <text:p text:style-name="P2">7 Functions 217</text:p>
      <text:p text:style-name="P2">7.1 Writing Functions That Accept Any Number of Arguments<text:tab/>217</text:p>
      <text:p text:style-name="P2">7.2 Writing Functions That Only Accept Keyword Arguments<text:tab/>219</text:p>
      <text:p text:style-name="P2">7.3 Attaching Informational Metadata to Function Arguments<text:tab/>220</text:p>
      <text:p text:style-name="P2">7.4 Returning Multiple Values from a Function<text:tab/>221</text:p>
      <text:p text:style-name="P2">7.5 Defining Functions with Default Arguments<text:tab/>222</text:p>
      <text:p text:style-name="P2">7.6 Defining Anonymous or Inline Functions<text:tab/>224</text:p>
      <text:p text:style-name="P2">7.7 Capturing Variables in Anonymous Functions<text:tab/>225</text:p>
      <text:p text:style-name="P2">7.8 Making an N-Argument Callable Work As a Callable with Fewer Arguments<text:tab/>227</text:p>
      <text:p text:style-name="P2">7.9 Replacing Single Method Classes with Functions<text:tab/>231</text:p>
      <text:p text:style-name="P2">7.10 Carrying Extra State with Callback Functions<text:tab/>232</text:p>
      <text:p text:style-name="P2">7.11 Inlining Callback Functions<text:tab/>235</text:p>
      <text:p text:style-name="P2">7.12 Accessing Variables Defined Inside a Closure<text:tab/>238</text:p>
      <text:p text:style-name="P2">8 Classes and Objects 243</text:p>
      <text:p text:style-name="P2">8.1 Changing the String Representation of Instances<text:tab/>243</text:p>
      <text:p text:style-name="P2">8.2 Customizing String Formatting<text:tab/>245</text:p>
      <text:p text:style-name="P2">8.3 Making Objects Support the Context-Management Protocol<text:tab/>246</text:p>
      <text:p text:style-name="P2">8.4 Saving Memory When Creating a Large Number of Instances<text:tab/>248</text:p>
      <text:p text:style-name="P2">8.5 Encapsulating Names in a Class<text:tab/>250</text:p>
      <text:p text:style-name="P2">8.6 Creating Managed Attributes<text:tab/>251</text:p>
      <text:p text:style-name="P2">8.7 Calling a Method on a Parent Class<text:tab/>256</text:p>
      <text:p text:style-name="P2">8.8 Extending a Property in a Subclass<text:tab/>260</text:p>
      <text:p text:style-name="P2">8.9 Creating a New Kind of Class or Instance Attribute<text:tab/>264</text:p>
      <text:p text:style-name="P2">8.10 Using Lazily Computed Properties<text:tab/>267</text:p>
      <text:p text:style-name="P2">8.11 Simplifying the Initialization of Data Structures<text:tab/>270</text:p>
      <text:p text:style-name="P2">8.12 Defining an Interface or Abstract Base Class<text:tab/>274</text:p>
      <text:p text:style-name="P2">8.13 Implementing a Data Model or Type System<text:tab/>277</text:p>
      <text:p text:style-name="P2">8.14 Implementing Custom Containers<text:tab/>283</text:p>
      <text:p text:style-name="P2">8.15 Delegating Attribute Access<text:tab/>287</text:p>
      <text:p text:style-name="P2">8.16 Defining More Than One Constructor in a Class<text:tab/>291</text:p>
      <text:p text:style-name="P2">8.17 Creating an Instance Without Invoking init<text:tab/>293</text:p>
      <text:p text:style-name="P2">8.18 Extending Classes with Mixins<text:tab/>294</text:p>
      <text:p text:style-name="P2">8.19 Implementing Stateful Objects or State Machines<text:tab/>299</text:p>
      <text:p text:style-name="P2">8.20 Calling a Method on an Object Given the Name As a String<text:tab/>305</text:p>
      <text:p text:style-name="P2">8.21 Implementing the Visitor Pattern<text:tab/>306</text:p>
      <text:p text:style-name="P2">8.22 Implementing the Visitor Pattern Without Recursion<text:tab/>311</text:p>
      <text:p text:style-name="P2">8.23 Managing Memory in Cyclic Data Structures<text:tab/>317</text:p>
      <text:p text:style-name="P2"><text:soft-page-break/>8.24 Making Classes Support Comparison Operations<text:tab/>321</text:p>
      <text:p text:style-name="P2">8.25 Creating Cached Instances<text:tab/>323</text:p>
      <text:p text:style-name="P2">9 Metaprogramming 329</text:p>
      <text:p text:style-name="P2">9.1 Putting a Wrapper Around a Function<text:tab/>329</text:p>
      <text:p text:style-name="P2">9.2 Preserving Function Metadata When Writing Decorators<text:tab/>331</text:p>
      <text:p text:style-name="P2">9.3 Unwrapping a Decorator<text:tab/>333</text:p>
      <text:p text:style-name="P2">9.4 Defining a Decorator That Takes Arguments<text:tab/>334</text:p>
      <text:p text:style-name="P2">9.5 Defining a Decorator with User Adjustable Attributes<text:tab/>336</text:p>
      <text:p text:style-name="P2">9.6 Defining a Decorator That Takes an Optional Argument<text:tab/>339</text:p>
      <text:p text:style-name="P2">9.7 Enforcing Type Checking on a Function Using a Decorator<text:tab/>341</text:p>
      <text:p text:style-name="P2">9.8 Defining Decorators As Part of a Class<text:tab/>345</text:p>
      <text:p text:style-name="P2">9.9 Defining Decorators As Classes<text:tab/>347</text:p>
      <text:p text:style-name="P2">9.10 Applying Decorators to Class and Static Methods<text:tab/>350</text:p>
      <text:p text:style-name="P2">9.11 Writing Decorators That Add Arguments to Wrapped Functions<text:tab/>352</text:p>
      <text:p text:style-name="P2">9.12 Using Decorators to Patch Class Definitions<text:tab/>355</text:p>
      <text:p text:style-name="P2">9.13 Using a Metaclass to Control Instance Creation<text:tab/>356</text:p>
      <text:p text:style-name="P2">9.14 Capturing Class Attribute Definition Order<text:tab/>359</text:p>
      <text:p text:style-name="P2">9.15 Defining a Metaclass That Takes Optional Arguments<text:tab/>362</text:p>
      <text:p text:style-name="P2">9.16 Enforcing an Argument Signature on *args and **kwargs<text:tab/>364</text:p>
      <text:p text:style-name="P2">9.17 Enforcing Coding Conventions in Classes<text:tab/>367</text:p>
      <text:p text:style-name="P2">9.18 Defining Classes Programmatically<text:tab/>370</text:p>
      <text:p text:style-name="P2">9.19 Initializing Class Members at Definition Time<text:tab/>374</text:p>
      <text:p text:style-name="P2">9.20 Implementing Multiple Dispatch with Function Annotations<text:tab/>376</text:p>
      <text:p text:style-name="P2">9.21 Avoiding Repetitive Property Methods<text:tab/>382</text:p>
      <text:p text:style-name="P2">9.22 Defining Context Managers the Easy Way<text:tab/>384</text:p>
      <text:p text:style-name="P2">9.23 Executing Code with Local Side Effects<text:tab/>386</text:p>
      <text:p text:style-name="P2">9.24 Parsing and Analyzing Python Source<text:tab/>388</text:p>
      <text:p text:style-name="P2">9.25 Disassembling Python Byte Code<text:tab/>392</text:p>
      <text:p text:style-name="P2">10 Modules and Packages 397</text:p>
      <text:p text:style-name="P2">10.1 Making a Hierarchical Package of Modules<text:tab/>397</text:p>
      <text:p text:style-name="P2">10.2 Controlling the Import of Everything<text:tab/>398</text:p>
      <text:p text:style-name="P2">10.3 Importing Package Submodules Using Relative Names<text:tab/>399</text:p>
      <text:p text:style-name="P2">10.4 Splitting a Module into Multiple Files<text:tab/>401</text:p>
      <text:p text:style-name="P2">10.5 Making Separate Directories of Code Import Under a Common</text:p>
      <text:p text:style-name="P2">Namespace<text:tab/>404</text:p>
      <text:p text:style-name="P2">10.6 Reloading Modules<text:tab/>406</text:p>
      <text:p text:style-name="P2">10.7 Making a Directory or Zip File Runnable As a Main Script<text:tab/>407</text:p>
      <text:p text:style-name="P2">10.8 Reading Datafiles Within a Package<text:tab/>408</text:p>
      <text:p text:style-name="P2">10.9 Adding Directories to sys.path<text:tab/>409</text:p>
      <text:p text:style-name="P2">10.10 Importing Modules Using a Name Given in a String<text:tab/>411</text:p>
      <text:p text:style-name="P2">10.11 Loading Modules from a Remote Machine Using Import Hooks<text:tab/>412</text:p>
      <text:p text:style-name="P2">10.12 Patching Modules on Import<text:tab/>428</text:p>
      <text:p text:style-name="P2">10.13 Installing Packages Just for Yourself<text:tab/>431</text:p>
      <text:p text:style-name="P2">10.14 Creating a New Python Environment<text:tab/>432</text:p>
      <text:p text:style-name="P2">10.15 Distributing Packages<text:tab/>433</text:p>
      <text:p text:style-name="P2">11 Network and Web Programming 437</text:p>
      <text:p text:style-name="P2">11.1 Interacting with HTTP Services As a Client<text:tab/>437</text:p>
      <text:p text:style-name="P2">11.2 Creating a TCP Server<text:tab/>441</text:p>
      <text:p text:style-name="P2">11.3 Creating a UDP Server<text:tab/>445</text:p>
      <text:p text:style-name="P2">11.4 Generating a Range of IP Addresses from a CIDR Address<text:tab/>447</text:p>
      <text:p text:style-name="P2">11.5 Creating a Simple REST-Based Interface<text:tab/>449</text:p>
      <text:p text:style-name="P2">11.6 Implementing a Simple Remote Procedure Call with XML-RPC<text:tab/>454</text:p>
      <text:p text:style-name="P2"><text:soft-page-break/>11.7 Communicating Simply Between Interpreters<text:tab/>456</text:p>
      <text:p text:style-name="P2">11.8 Implementing Remote Procedure Calls<text:tab/>458</text:p>
      <text:p text:style-name="P2">11.9 Authenticating Clients Simply<text:tab/>461</text:p>
      <text:p text:style-name="P2">11.10 Adding SSL to Network Services<text:tab/>464</text:p>
      <text:p text:style-name="P2">11.11 Passing a Socket File Descriptor Between Processes<text:tab/>470</text:p>
      <text:p text:style-name="P2">11.12 Understanding Event-Driven I/O<text:tab/>475</text:p>
      <text:p text:style-name="P2">11.13 Sending and Receiving Large Arrays<text:tab/>481</text:p>
      <text:p text:style-name="P2">12 Concurrency 485</text:p>
      <text:p text:style-name="P2">12.1 Starting and Stopping Threads<text:tab/>485</text:p>
      <text:p text:style-name="P2">12.2 Determining If a Thread Has Started<text:tab/>488</text:p>
      <text:p text:style-name="P2">12.3 Communicating Between Threads<text:tab/>491</text:p>
      <text:p text:style-name="P2">12.4 Locking Critical Sections<text:tab/>497</text:p>
      <text:p text:style-name="P2">12.5 Locking with Deadlock Avoidance<text:tab/>500</text:p>
      <text:p text:style-name="P2">12.6 Storing Thread-Specific State<text:tab/>504</text:p>
      <text:p text:style-name="P2">12.7 Creating a Thread Pool<text:tab/>505</text:p>
      <text:p text:style-name="P2">12.8 Performing Simple Parallel Programming<text:tab/>509</text:p>
      <text:p text:style-name="P2">12.9 Dealing with the GIL (and How to Stop Worrying About It)<text:tab/>513</text:p>
      <text:p text:style-name="P2">12.10 Defining an Actor Task<text:tab/>516</text:p>
      <text:p text:style-name="P2">12.11 Implementing Publish/Subscribe Messaging<text:tab/>520</text:p>
      <text:p text:style-name="P2">12.12 Using Generators As an Alternative to Threads<text:tab/>524</text:p>
      <text:p text:style-name="P2">12.13 Polling Multiple Thread Queues<text:tab/>531</text:p>
      <text:p text:style-name="P2">12.14 Launching a Daemon Process on Unix<text:tab/>534</text:p>
      <text:p text:style-name="P2">13 Utility Scripting and System Administration 539</text:p>
      <text:p text:style-name="P2">13.1 Accepting Script Input via Redirection, Pipes, or Input Files<text:tab/>539</text:p>
      <text:p text:style-name="P2">13.2 Terminating a Program with an Error Message<text:tab/>540</text:p>
      <text:p text:style-name="P2">13.3 Parsing Command-Line Options<text:tab/>541</text:p>
      <text:p text:style-name="P2">13.4 Prompting for a Password at Runtime<text:tab/>544</text:p>
      <text:p text:style-name="P2">13.5 Getting the Terminal Size<text:tab/>545</text:p>
      <text:p text:style-name="P2">13.6 Executing an External Command and Getting Its Output<text:tab/>545</text:p>
      <text:p text:style-name="P2">13.7 Copying or Moving Files and Directories<text:tab/>547</text:p>
      <text:p text:style-name="P2">13.8 Creating and Unpacking Archives<text:tab/>549</text:p>
      <text:p text:style-name="P2">13.9 Finding Files by Name<text:tab/>550</text:p>
      <text:p text:style-name="P2">13.10 Reading Configuration Files<text:tab/>552</text:p>
      <text:p text:style-name="P2">13.11 Adding Logging to Simple Scripts<text:tab/>555</text:p>
      <text:p text:style-name="P2">13.12 Adding Logging to Libraries<text:tab/>558</text:p>
      <text:p text:style-name="P2">13.13 Making a Stopwatch Timer<text:tab/>559</text:p>
      <text:p text:style-name="P2">13.14 Putting Limits on Memory and CPU Usage<text:tab/>561</text:p>
      <text:p text:style-name="P2">13.15 Launching a Web Browser<text:tab/>563</text:p>
      <text:p text:style-name="P2">14 Testing, Debugging, and Exceptions 565</text:p>
      <text:p text:style-name="P2">14.1 Testing Output Sent to stdout<text:tab/>565</text:p>
      <text:p text:style-name="P2">14.2 Patching Objects in Unit Tests<text:tab/>567</text:p>
      <text:p text:style-name="P2">14.3 Testing for Exceptional Conditions in Unit Tests<text:tab/>570</text:p>
      <text:p text:style-name="P2">14.4 Logging Test Output to a File<text:tab/>572</text:p>
      <text:p text:style-name="P2">14.5 Skipping or Anticipating Test Failures<text:tab/>573</text:p>
      <text:p text:style-name="P2">14.6 Handling Multiple Exceptions<text:tab/>574</text:p>
      <text:p text:style-name="P2">14.7 Catching All Exceptions<text:tab/>576</text:p>
      <text:p text:style-name="P2">14.8 Creating Custom Exceptions<text:tab/>578</text:p>
      <text:p text:style-name="P2">14.9 Raising an Exception in Response to Another Exception<text:tab/>580</text:p>
      <text:p text:style-name="P2">14.10 Reraising the Last Exception<text:tab/>582</text:p>
      <text:p text:style-name="P2">14.11 Issuing Warning Messages<text:tab/>583</text:p>
      <text:p text:style-name="P2">14.12 Debugging Basic Program Crashes<text:tab/>585</text:p>
      <text:p text:style-name="P2">14.13 Profiling and Timing Your Program<text:tab/>587</text:p>
      <text:p text:style-name="P2"><text:soft-page-break/>14.14 Making Your Programs Run Faster<text:tab/>590</text:p>
      <text:p text:style-name="P2">15 C Extensions 597</text:p>
      <text:p text:style-name="P2">15.1 Accessing C Code Using ctypes<text:tab/>599</text:p>
      <text:p text:style-name="P2">15.2 Writing a Simple C Extension Module<text:tab/>605</text:p>
      <text:p text:style-name="P2">15.3 Writing an Extension Function That Operates on Arrays<text:tab/>609</text:p>
      <text:p text:style-name="P2">15.4 Managing Opaque Pointers in C Extension Modules<text:tab/>612</text:p>
      <text:p text:style-name="P2">15.5 Defining and Exporting C APIs from Extension Modules<text:tab/>614</text:p>
      <text:p text:style-name="P2">15.6 Calling Python from C<text:tab/>619</text:p>
      <text:p text:style-name="P2">15.7 Releasing the GIL in C Extensions<text:tab/>625</text:p>
      <text:p text:style-name="P2">15.8 Mixing Threads from C and Python<text:tab/>625</text:p>
      <text:p text:style-name="P2">15.9 Wrapping C Code with Swig<text:tab/>627</text:p>
      <text:p text:style-name="P2">15.10 Wrapping Existing C Code with Cython<text:tab/>632</text:p>
      <text:p text:style-name="P2">15.11 Using Cython to Write High-Performance Array Operations<text:tab/>638</text:p>
      <text:p text:style-name="P2">15.12 Turning a Function Pointer into a Callable<text:tab/>643</text:p>
      <text:p text:style-name="P2">15.13 Passing NULL-Terminated Strings to C Libraries<text:tab/>644</text:p>
      <text:p text:style-name="P2">15.14 Passing Unicode Strings to C Libraries<text:tab/>648</text:p>
      <text:p text:style-name="P2">15.15 Converting C Strings to Python<text:tab/>653</text:p>
      <text:p text:style-name="P2">15.16 Working with C Strings of Dubious Encoding<text:tab/>654</text:p>
      <text:p text:style-name="P2">15.17 Passing Filenames to C Extensions<text:tab/>657</text:p>
      <text:p text:style-name="P2">15.18 Passing Open Files to C Extensions<text:tab/>658</text:p>
      <text:p text:style-name="P2">15.19 Reading File-Like Objects from C<text:tab/>659</text:p>
      <text:p text:style-name="P2">15.20 Consuming an Iterable from C<text:tab/>662</text:p>
      <text:p text:style-name="P2">15.21 Diagnosing Segmentation Faults<text:tab/>663</text:p>
      <text:p text:style-name="P2">A Further Reading<text:tab/>665</text:p>
      <text:p text:style-name="P2">Index<text:tab/>667</text:p>
      <text:p text:style-name="P2"/>
      <text:p text:style-name="P2"/>
      <text:h text:style-name="Heading_20_1" text:outline-level="1"><text:bookmark-start text:name="__RefHeading__21946_2058063626"/>***python-excel_2009_56p<text:bookmark-end text:name="__RefHeading__21946_2058063626"/></text:h>
      <text:p text:style-name="P2">Introduction</text:p>
      <text:p text:style-name="P2">xlrd</text:p>
      <text:p text:style-name="P2">xlwt</text:p>
      <text:p text:style-name="P2">xlutils</text:p>
      <text:p text:style-name="P2">There are still reasons why automating an Excel instance via COM is necessary</text:p>
      <text:p text:style-name="P2"/>
      <text:p text:style-name="P2"/>
      <text:h text:style-name="Heading_20_1" text:outline-level="1"><text:bookmark-start text:name="__RefHeading__21948_2058063626"/>***python-pocket-reference-5th-edition-MarkLutz-2014-264p<text:bookmark-end text:name="__RefHeading__21948_2058063626"/></text:h>
      <text:p text:style-name="P2">Introduction 1</text:p>
      <text:p text:style-name="P2">Book Conventions 2</text:p>
      <text:p text:style-name="P2">Python Command-Line Usage 3</text:p>
      <text:p text:style-name="P2">Python Command Options<text:tab/>4</text:p>
      <text:p text:style-name="P2">Command-Line Program Specification<text:tab/>5</text:p>
      <text:p text:style-name="P2">Python 2.X Command Options<text:tab/>7</text:p>
      <text:p text:style-name="P2">Python Environment Variables 7</text:p>
      <text:p text:style-name="P2">Operational Variables<text:tab/>8</text:p>
      <text:p text:style-name="P2">Python Command Option Variables<text:tab/>9</text:p>
      <text:p text:style-name="P2">Python Windows Launcher Usage 10</text:p>
      <text:p text:style-name="P2">Launcher File Directives<text:tab/>10</text:p>
      <text:p text:style-name="P2">Launcher Command Lines<text:tab/>11</text:p>
      <text:p text:style-name="P2">Launcher Environment Variables<text:tab/>11</text:p>
      <text:p text:style-name="P2"><text:soft-page-break/>Built-in Types and Operators 12</text:p>
      <text:p text:style-name="P2">Operators and Precedence<text:tab/>12</text:p>
      <text:p text:style-name="P2">Operator Usage Notes<text:tab/>14</text:p>
      <text:p text:style-name="P2">Operations by Category<text:tab/>16</text:p>
      <text:p text:style-name="P2">Sequence Operation Notes<text:tab/>20</text:p>
      <text:p text:style-name="P2">Specific Built-in Types 21</text:p>
      <text:p text:style-name="P2">Numbers<text:tab/>22</text:p>
      <text:p text:style-name="P2">Strings<text:tab/>24</text:p>
      <text:p text:style-name="P2">Unicode Strings<text:tab/>42</text:p>
      <text:p text:style-name="P2">Lists<text:tab/>46</text:p>
      <text:p text:style-name="P2">Dictionaries<text:tab/>53</text:p>
      <text:p text:style-name="P2">Tuples<text:tab/>57</text:p>
      <text:p text:style-name="P2">Files<text:tab/>58</text:p>
      <text:p text:style-name="P2">Sets<text:tab/>63</text:p>
      <text:p text:style-name="P2">Other Types and Conversions<text:tab/>65</text:p>
      <text:p text:style-name="P2">Statements and Syntax<text:tab/>67</text:p>
      <text:p text:style-name="P2">Syntax Rules<text:tab/>67</text:p>
      <text:p text:style-name="P2">Name Rules<text:tab/>69</text:p>
      <text:p text:style-name="P2">Specific Statements<text:tab/>71</text:p>
      <text:p text:style-name="P2">The Assignment Statement<text:tab/>72</text:p>
      <text:p text:style-name="P2">The Expression Statement<text:tab/>76</text:p>
      <text:p text:style-name="P2">The print Statement<text:tab/>77</text:p>
      <text:p text:style-name="P2">The if Statement<text:tab/>80</text:p>
      <text:p text:style-name="P2">The while Statement<text:tab/>80</text:p>
      <text:p text:style-name="P2">The for Statement<text:tab/>80</text:p>
      <text:p text:style-name="P2">The pass Statement<text:tab/>81</text:p>
      <text:p text:style-name="P2">The break Statement<text:tab/>81</text:p>
      <text:p text:style-name="P2">The continue Statement<text:tab/>81</text:p>
      <text:p text:style-name="P2">The del Statement<text:tab/>81</text:p>
      <text:p text:style-name="P2">The def Statement<text:tab/>82</text:p>
      <text:p text:style-name="P2">The return Statement<text:tab/>86</text:p>
      <text:p text:style-name="P2">The yield Statement<text:tab/>87</text:p>
      <text:p text:style-name="P2">The global Statement<text:tab/>88</text:p>
      <text:p text:style-name="P2">The nonlocal Statement<text:tab/>89</text:p>
      <text:p text:style-name="P2">The import Statement<text:tab/>89</text:p>
      <text:p text:style-name="P2">The from Statement<text:tab/>93</text:p>
      <text:p text:style-name="P2">The class Statement<text:tab/>95</text:p>
      <text:p text:style-name="P2">The try Statement<text:tab/>97</text:p>
      <text:p text:style-name="P2">The raise Statement<text:tab/>99</text:p>
      <text:p text:style-name="P2">The assert Statement<text:tab/>101</text:p>
      <text:p text:style-name="P2">The with Statement<text:tab/>102</text:p>
      <text:p text:style-name="P2">Python 2.X Statements<text:tab/>104</text:p>
      <text:p text:style-name="P2">Namespace and Scope Rules 105</text:p>
      <text:p text:style-name="P2">Qualified Names: Object Namespaces<text:tab/>105</text:p>
      <text:p text:style-name="P2">Unqualified Names: Lexical Scopes<text:tab/>105</text:p>
      <text:p text:style-name="P2">Nested Scopes and Closures<text:tab/>107</text:p>
      <text:p text:style-name="P2">Object-Oriented Programming 108</text:p>
      <text:p text:style-name="P2">Classes and Instances<text:tab/>109</text:p>
      <text:p text:style-name="P2">Pseudoprivate Attributes<text:tab/>110</text:p>
      <text:p text:style-name="P2">New-Style Classes<text:tab/>111</text:p>
      <text:p text:style-name="P2">Formal Inheritance Rules<text:tab/>112</text:p>
      <text:p text:style-name="P2">Operator Overloading Methods 117</text:p>
      <text:p text:style-name="P2"><text:soft-page-break/>Methods for All Types<text:tab/>118</text:p>
      <text:p text:style-name="P2">Methods for Collections (Sequences, Mappings)<text:tab/>123</text:p>
      <text:p text:style-name="P2">Methods for Numbers (Binary Operators)<text:tab/>125</text:p>
      <text:p text:style-name="P2">Methods for Numbers (Other Operations)<text:tab/>128</text:p>
      <text:p text:style-name="P2">Methods for Descriptors<text:tab/>129</text:p>
      <text:p text:style-name="P2">Methods for Context Managers<text:tab/>130</text:p>
      <text:p text:style-name="P2">Python 2.X Operator Overloading Methods<text:tab/>131</text:p>
      <text:p text:style-name="P2">Built-in Functions 134</text:p>
      <text:p text:style-name="P2">Python 2.X Built-in Functions<text:tab/>155</text:p>
      <text:p text:style-name="P2">Built-in Exceptions 161</text:p>
      <text:p text:style-name="P2">Superclasses: Categories<text:tab/>162</text:p>
      <text:p text:style-name="P2">Specific Exceptions<text:tab/>163</text:p>
      <text:p text:style-name="P2">Specific OSError Exceptions<text:tab/>167</text:p>
      <text:p text:style-name="P2">Warning Category Exceptions<text:tab/>169</text:p>
      <text:p text:style-name="P2">Warnings Framework<text:tab/>170</text:p>
      <text:p text:style-name="P2">Python 3.2 Built-in Exceptions<text:tab/>171</text:p>
      <text:p text:style-name="P2">Python 2.X Built-in Exceptions<text:tab/>172</text:p>
      <text:p text:style-name="P2">Built-in Attributes 172</text:p>
      <text:p text:style-name="P2">Standard Library Modules 173</text:p>
      <text:p text:style-name="P2">The sys Module<text:tab/>174</text:p>
      <text:p text:style-name="P2">The string Module<text:tab/>182</text:p>
      <text:p text:style-name="P2">Functions and Classes<text:tab/>182</text:p>
      <text:p text:style-name="P2">Constants<text:tab/>183</text:p>
      <text:p text:style-name="P2">The os System Module<text:tab/>184</text:p>
      <text:p text:style-name="P2">Administrative Tools<text:tab/>185</text:p>
      <text:p text:style-name="P2">Portability Constants<text:tab/>186</text:p>
      <text:p text:style-name="P2">Shell Commands<text:tab/>187</text:p>
      <text:p text:style-name="P2">Environment Tools<text:tab/>189</text:p>
      <text:p text:style-name="P2">File Descriptor Tools<text:tab/>190</text:p>
      <text:p text:style-name="P2">File Pathname Tools<text:tab/>193</text:p>
      <text:p text:style-name="P2">Process Control<text:tab/>197</text:p>
      <text:p text:style-name="P2">The os.path Module<text:tab/>200</text:p>
      <text:p text:style-name="P2">The re Pattern-Matching Module<text:tab/>202</text:p>
      <text:p text:style-name="P2">Module Functions<text:tab/>202</text:p>
      <text:p text:style-name="P2">Regular Expression Objects<text:tab/>205</text:p>
      <text:p text:style-name="P2">Match Objects<text:tab/>205</text:p>
      <text:p text:style-name="P2">Pattern Syntax<text:tab/>207</text:p>
      <text:p text:style-name="P2">Object Persistence Modules<text:tab/>210</text:p>
      <text:p text:style-name="P2">The shelve and dbm Modules<text:tab/>211</text:p>
      <text:p text:style-name="P2">The pickle Module<text:tab/>213</text:p>
      <text:p text:style-name="P2">The tkinter GUI Module and Tools<text:tab/>216</text:p>
      <text:p text:style-name="P2">tkinter Example<text:tab/>216</text:p>
      <text:p text:style-name="P2">tkinter Core Widgets<text:tab/>217</text:p>
      <text:p text:style-name="P2">Common Dialog Calls<text:tab/>218</text:p>
      <text:p text:style-name="P2">Additional tkinter Classes and Tools<text:tab/>219</text:p>
      <text:p text:style-name="P2">Tcl/Tk-to-Python/tkinter Mappings<text:tab/>220</text:p>
      <text:p text:style-name="P2">Internet Modules and Tools<text:tab/>221</text:p>
      <text:p text:style-name="P2">Other Standard Library Modules<text:tab/>224</text:p>
      <text:p text:style-name="P2">The math Module<text:tab/>224</text:p>
      <text:p text:style-name="P2">The time Module<text:tab/>225</text:p>
      <text:p text:style-name="P2">The timeit Module<text:tab/>226</text:p>
      <text:p text:style-name="P2">The datetime Module<text:tab/>227</text:p>
      <text:p text:style-name="P2"><text:soft-page-break/>The random Module<text:tab/>228</text:p>
      <text:p text:style-name="P2">The json Module<text:tab/>228</text:p>
      <text:p text:style-name="P2">The subprocess Module<text:tab/>229</text:p>
      <text:p text:style-name="P2">The enum Module<text:tab/>229</text:p>
      <text:p text:style-name="P2">The struct Module<text:tab/>230</text:p>
      <text:p text:style-name="P2">Threading Modules<text:tab/>231</text:p>
      <text:p text:style-name="P2">Python SQL Database API<text:tab/>232</text:p>
      <text:p text:style-name="P2">API Usage Example<text:tab/>233</text:p>
      <text:p text:style-name="P2">Module Interface<text:tab/>234</text:p>
      <text:p text:style-name="P2">Connection Objects<text:tab/>234</text:p>
      <text:p text:style-name="P2">Cursor Objects<text:tab/>235</text:p>
      <text:p text:style-name="P2">Type Objects and Constructors<text:tab/>236</text:p>
      <text:p text:style-name="P2">More Hints and Idioms<text:tab/>236</text:p>
      <text:p text:style-name="P2">Core Language Hints<text:tab/>237</text:p>
      <text:p text:style-name="P2">Environment Hints<text:tab/>238</text:p>
      <text:p text:style-name="P2">Usage Hints<text:tab/>240</text:p>
      <text:p text:style-name="P2">Assorted Hints<text:tab/>242</text:p>
      <text:p text:style-name="P2">Index<text:tab/>243</text:p>
      <text:p text:style-name="P2"/>
      <text:p text:style-name="P2"/>
      <text:h text:style-name="Heading_20_1" text:outline-level="1"><text:bookmark-start text:name="__RefHeading__21950_2058063626"/>***SciPy_and_NumPy_2013_66p<text:bookmark-end text:name="__RefHeading__21950_2058063626"/></text:h>
      <text:p text:style-name="P2">Preface<text:tab/>v</text:p>
      <text:p text:style-name="P2">1 Introduction<text:tab/>1</text:p>
      <text:p text:style-name="P2">1.1 Why SciPy and NumPy?<text:tab/>1</text:p>
      <text:p text:style-name="P2">1.2 Getting NumPy and SciPy<text:tab/>2</text:p>
      <text:p text:style-name="P2">1.3 Working with SciPy and NumPy<text:tab/>3</text:p>
      <text:p text:style-name="P2">2 NumPy<text:tab/>5</text:p>
      <text:p text:style-name="P2">2.1 NumPy Arrays<text:tab/>5</text:p>
      <text:p text:style-name="P2">2.2 Boolean Statements and NumPy Arrays<text:tab/>10</text:p>
      <text:p text:style-name="P2">2.3 Read and Write<text:tab/>12</text:p>
      <text:p text:style-name="P2">2.4 Math<text:tab/>14</text:p>
      <text:p text:style-name="P2">3 SciPy<text:tab/>17</text:p>
      <text:p text:style-name="P2">3.1 Optimization and Minimization<text:tab/>17</text:p>
      <text:p text:style-name="P2">3.2 Interpolation<text:tab/>22</text:p>
      <text:p text:style-name="P2">3.3 Integration<text:tab/>26</text:p>
      <text:p text:style-name="P2">3.4 Statistics<text:tab/>28</text:p>
      <text:p text:style-name="P2">3.5 Spatial and Clustering Analysis<text:tab/>32</text:p>
      <text:p text:style-name="P2">3.6 Signal and Image Processing<text:tab/>38</text:p>
      <text:p text:style-name="P2">3.7 Sparse Matrices<text:tab/>40</text:p>
      <text:p text:style-name="P2">3.8 Reading and Writing Files Beyond NumPy<text:tab/>41</text:p>
      <text:p text:style-name="P2">4 SciKit: Taking SciPy One Step Further<text:tab/>43</text:p>
      <text:p text:style-name="P2">4.1 Scikit-Image<text:tab/>43</text:p>
      <text:p text:style-name="P2">4.2 Scikit-Learn<text:tab/>48</text:p>
      <text:p text:style-name="P2">5 Conclusion<text:tab/>55</text:p>
      <text:p text:style-name="P2">5.1 Summary<text:tab/>55</text:p>
      <text:p text:style-name="P2">5.2 What’s Next?<text:tab/>55</text:p>
      <text:p text:style-name="P2"><text:line-break/></text:p>
      <text:p text:style-name="P2"/>
      <text:h text:style-name="Heading_20_1" text:outline-level="1"><text:bookmark-start text:name="__RefHeading__21952_2058063626"/><text:soft-page-break/>***Testing_Python_2014_243p<text:bookmark-end text:name="__RefHeading__21952_2058063626"/></text:h>
      <text:p text:style-name="P2">Introduction<text:tab/>1</text:p>
      <text:p text:style-name="P2">CHAPTER 1</text:p>
      <text:p text:style-name="P2">A History of Testing<text:tab/>5</text:p>
      <text:p text:style-name="P2">You Do Test, Don’t You? 7</text:p>
      <text:p text:style-name="P2">Fundamentals and Best Practices 7</text:p>
      <text:p text:style-name="P2">Python Installation 8</text:p>
      <text:p text:style-name="P2">Linux<text:tab/>8</text:p>
      <text:p text:style-name="P2">Mac 8</text:p>
      <text:p text:style-name="P2">Windows 8</text:p>
      <text:p text:style-name="P2">Pip<text:tab/>9</text:p>
      <text:p text:style-name="P2">Virtualenv 9</text:p>
      <text:p text:style-name="P2">Source Control (SVN, Git)<text:tab/>10</text:p>
      <text:p text:style-name="P2">Interactive Development Environment (IDE)<text:tab/>11</text:p>
      <text:p text:style-name="P2">Summary<text:tab/>12</text:p>
      <text:p text:style-name="P2">C HAP T E R 2</text:p>
      <text:p text:style-name="P2">Writing Unit Tests<text:tab/>15</text:p>
      <text:p text:style-name="P2">What Is Unit Testing?<text:tab/>15</text:p>
      <text:p text:style-name="P2">What Should You Test?<text:tab/>17</text:p>
      <text:p text:style-name="P2">Writing Your First Unit Test<text:tab/>17</text:p>
      <text:p text:style-name="P2">Checking Values with the assertEquals Method<text:tab/>18</text:p>
      <text:p text:style-name="P2">Checking Exception Handling with assertRaises<text:tab/>20</text:p>
      <text:p text:style-name="P2">Following the PEP-8 Standard<text:tab/>22</text:p>
      <text:p text:style-name="P2">Unit Test Structure<text:tab/>23</text:p>
      <text:p text:style-name="P2">Additional Unit Test Examples<text:tab/>24</text:p>
      <text:p text:style-name="P2">Getting Clever with assertRaises<text:tab/>24</text:p>
      <text:p text:style-name="P2">Making Your Life Easier with setUp<text:tab/>25</text:p>
      <text:p text:style-name="P2">Useful Methods in Unit Testing<text:tab/>27</text:p>
      <text:p text:style-name="P2">assertEqual(x, y, msg=None)<text:tab/>27</text:p>
      <text:p text:style-name="P2">assertAlmostEqual(x, y, places=None, msg=None, delta=None)<text:tab/>27</text:p>
      <text:p text:style-name="P2">assertRaises(exception, method, arguments, msg=None)<text:tab/>28</text:p>
      <text:p text:style-name="P2">assertDictContainsSubset(expected, actual, msg=None)<text:tab/>28</text:p>
      <text:p text:style-name="P2">assertDictEqual(d1, d2, msg=None)<text:tab/>28</text:p>
      <text:p text:style-name="P2">x TESTING PYTHON</text:p>
      <text:p text:style-name="P2">assertTrue(expr, msg=None)<text:tab/>28</text:p>
      <text:p text:style-name="P2">assertFalse(expr, msg=None)<text:tab/>29</text:p>
      <text:p text:style-name="P2">assertGreater(a, b, msg=None)<text:tab/>29</text:p>
      <text:p text:style-name="P2">assertGreaterEqual(a, b, msg=None)<text:tab/>29</text:p>
      <text:p text:style-name="P2">assertIn(member, container, msg=None)<text:tab/>30</text:p>
      <text:p text:style-name="P2">assertIs(expr1, expr2)<text:tab/>30</text:p>
      <text:p text:style-name="P2">assertIsInstance(obj, class, msg=None)<text:tab/>30</text:p>
      <text:p text:style-name="P2">assertNotIsInstance(obj, class, msg=None)<text:tab/>30</text:p>
      <text:p text:style-name="P2">assertIsNone(obj, msg=None)<text:tab/>30</text:p>
      <text:p text:style-name="P2">assertIsNot(expr1, expr2, msg=None)<text:tab/>31</text:p>
      <text:p text:style-name="P2">assertIsNotNone(obj, msg=None)<text:tab/>31</text:p>
      <text:p text:style-name="P2">assertLess(a, b, msg=None)<text:tab/>31</text:p>
      <text:p text:style-name="P2">assertLessEqual(a, b, msg=None)<text:tab/>31</text:p>
      <text:p text:style-name="P2">assertItemsEqual(a, b, msg=None)<text:tab/>31</text:p>
      <text:p text:style-name="P2">assertRaises(excClass, callableObj, *args, **kwargs, msg=None)<text:tab/>32</text:p>
      <text:p text:style-name="P2">Summary<text:tab/>32</text:p>
      <text:p text:style-name="P2">CHAPTER 3</text:p>
      <text:p text:style-name="P2">Utilizing Unit Test Tools<text:tab/>33</text:p>
      <text:p text:style-name="P2"><text:soft-page-break/>Using Python’s Nose<text:tab/>33</text:p>
      <text:p text:style-name="P2">Installing Nose<text:tab/>34</text:p>
      <text:p text:style-name="P2">Using Nose’s Best Features<text:tab/>35</text:p>
      <text:p text:style-name="P2">Running Specific Test Files<text:tab/>35</text:p>
      <text:p text:style-name="P2">Getting More Detail with Verbose<text:tab/>35</text:p>
      <text:p text:style-name="P2">Debugging Support with PDB 36</text:p>
      <text:p text:style-name="P2">Checking Your Coverage<text:tab/>38</text:p>
      <text:p text:style-name="P2">Coloring your tests with Rednose<text:tab/>39</text:p>
      <text:p text:style-name="P2">PyTest: An Alternative Test Runner<text:tab/>40</text:p>
      <text:p text:style-name="P2">Installing PyTest<text:tab/>40</text:p>
      <text:p text:style-name="P2">PyTest’s Best Features 41</text:p>
      <text:p text:style-name="P2">Running Specific Tests<text:tab/>41</text:p>
      <text:p text:style-name="P2">Viewing Detail with Verbose and Summary<text:tab/>42</text:p>
      <text:p text:style-name="P2">Debugging with PDB<text:tab/>43</text:p>
      <text:p text:style-name="P2">Checking Your Coverage with PyTest<text:tab/>45</text:p>
      <text:p text:style-name="P2">Choosing Between Nose and PyTest<text:tab/>46</text:p>
      <text:p text:style-name="P2">Mock and Patch Tricky Situations<text:tab/>46</text:p>
      <text:p text:style-name="P2">TABLE OF CONTENTS<text:tab/>xi</text:p>
      <text:p text:style-name="P2">Installing the Mock Library<text:tab/>47</text:p>
      <text:p text:style-name="P2">Mocking a Class and Method Response<text:tab/>47</text:p>
      <text:p text:style-name="P2">When Mock Won’t Do, Patch!<text:tab/>50</text:p>
      <text:p text:style-name="P2">The Requests Library<text:tab/>50</text:p>
      <text:p text:style-name="P2">Patch in Action<text:tab/>50</text:p>
      <text:p text:style-name="P2">Advanced Mocking<text:tab/>52</text:p>
      <text:p text:style-name="P2">Summary<text:tab/>53</text:p>
      <text:p text:style-name="P2">CHAPTER 4</text:p>
      <text:p text:style-name="P2">Writing Testable Documentation<text:tab/>55</text:p>
      <text:p text:style-name="P2">Writing Your First Doctest<text:tab/>56</text:p>
      <text:p text:style-name="P2">The Python Shell<text:tab/>56</text:p>
      <text:p text:style-name="P2">Adding Doctests to a Method<text:tab/>57</text:p>
      <text:p text:style-name="P2">Running Your Doctests<text:tab/>58</text:p>
      <text:p text:style-name="P2">Handling Error Cases<text:tab/>59</text:p>
      <text:p text:style-name="P2">Advanced Doctest Usage<text:tab/>61</text:p>
      <text:p text:style-name="P2">Improving Doctests with Nose Integration<text:tab/>62</text:p>
      <text:p text:style-name="P2">Summary<text:tab/>65</text:p>
      <text:p text:style-name="P2">Resources<text:tab/>65</text:p>
      <text:p text:style-name="P2">C HAP T E R 5</text:p>
      <text:p text:style-name="P2">Driving Your Development with Tests 67</text:p>
      <text:p text:style-name="P2">Agile Development<text:tab/>67</text:p>
      <text:p text:style-name="P2">Adopting the Agile Process Now<text:tab/>68</text:p>
      <text:p text:style-name="P2">Ethos of Test Driven Development<text:tab/>70</text:p>
      <text:p text:style-name="P2">Advantages of Test Driven Development<text:tab/>72</text:p>
      <text:p text:style-name="P2">Ping-Pong Programming<text:tab/>72</text:p>
      <text:p text:style-name="P2">Test Driving Your Problem<text:tab/>73</text:p>
      <text:p text:style-name="P2">Writing Your Failing Test<text:tab/>74</text:p>
      <text:p text:style-name="P2">Making Your Test Pass<text:tab/>75</text:p>
      <text:p text:style-name="P2">Driving More Features with Tests<text:tab/>75</text:p>
      <text:p text:style-name="P2">Wrapping Up the Task<text:tab/>77</text:p>
      <text:p text:style-name="P2">Summary<text:tab/>82</text:p>
      <text:p text:style-name="P2">Resources<text:tab/>83</text:p>
      <text:p text:style-name="P2">xii TESTING PYTHON</text:p>
      <text:p text:style-name="P2">C HAP TER 6</text:p>
      <text:p text:style-name="P2"><text:soft-page-break/>Writing Acceptance Tests<text:tab/>85</text:p>
      <text:p text:style-name="P2">What Is Acceptance Testing?<text:tab/>85</text:p>
      <text:p text:style-name="P2">Anatomy of an Acceptance Test<text:tab/>87</text:p>
      <text:p text:style-name="P2">Using Gherkin Syntax<text:tab/>87</text:p>
      <text:p text:style-name="P2">The Magic Is in the Step File<text:tab/>88</text:p>
      <text:p text:style-name="P2">Goals of Acceptance Testing<text:tab/>89</text:p>
      <text:p text:style-name="P2">Implementing Developer and QA Collaboration<text:tab/>90</text:p>
      <text:p text:style-name="P2">Letting Behavior Drive Your Problem<text:tab/>90</text:p>
      <text:p text:style-name="P2">Writing Your Failing Acceptance Test<text:tab/>90</text:p>
      <text:p text:style-name="P2">Defining Your Steps<text:tab/>92</text:p>
      <text:p text:style-name="P2">Implementing Your Code<text:tab/>94</text:p>
      <text:p text:style-name="P2">Developing More of the Feature<text:tab/>95</text:p>
      <text:p text:style-name="P2">bank_app py<text:tab/>96</text:p>
      <text:p text:style-name="P2">index html<text:tab/>97</text:p>
      <text:p text:style-name="P2">Delivering the Finished Article<text:tab/>98</text:p>
      <text:p text:style-name="P2">Advanced Acceptance Test Techniques<text:tab/>102</text:p>
      <text:p text:style-name="P2">Scenario Outline<text:tab/>102</text:p>
      <text:p text:style-name="P2">Tables of Data in Scenarios<text:tab/>103</text:p>
      <text:p text:style-name="P2">Summary<text:tab/>104</text:p>
      <text:p text:style-name="P2">Resources<text:tab/>105</text:p>
      <text:p text:style-name="P2">C HAP TER 7</text:p>
      <text:p text:style-name="P2">Utilizing Acceptance Test Tools<text:tab/>107</text:p>
      <text:p text:style-name="P2">Cucumber: The Acceptance Test Standard<text:tab/>107</text:p>
      <text:p text:style-name="P2">Lettuce in Detail<text:tab/>108</text:p>
      <text:p text:style-name="P2">Tagging<text:tab/>108</text:p>
      <text:p text:style-name="P2">Fail Fast<text:tab/>112</text:p>
      <text:p text:style-name="P2">Nosetest Integration<text:tab/>114</text:p>
      <text:p text:style-name="P2">Robot: An Alternative Test Framework<text:tab/>115</text:p>
      <text:p text:style-name="P2">Installing Robot<text:tab/>116</text:p>
      <text:p text:style-name="P2">Writing a Test Case<text:tab/>116</text:p>
      <text:p text:style-name="P2">Implementing Keywords<text:tab/>117</text:p>
      <text:p text:style-name="P2">Running Robot Tests 119</text:p>
      <text:p text:style-name="P2">Summary<text:tab/>123</text:p>
      <text:p text:style-name="P2">Resources<text:tab/>123</text:p>
      <text:p text:style-name="P2">TABLE OF CONTENTS<text:tab/>xiii</text:p>
      <text:p text:style-name="P2">C HAP T E R 8</text:p>
      <text:p text:style-name="P2">Maximizing Your Code’s Performance<text:tab/>125</text:p>
      <text:p text:style-name="P2">Understanding the Importance of Performance Testing<text:tab/>126</text:p>
      <text:p text:style-name="P2">JMeter and Python<text:tab/>126</text:p>
      <text:p text:style-name="P2">Installation<text:tab/>127</text:p>
      <text:p text:style-name="P2">Configuring Your Test Plans<text:tab/>128</text:p>
      <text:p text:style-name="P2">Utilizing Your Test Plans Effectively<text:tab/>135</text:p>
      <text:p text:style-name="P2">Code Profiling with cProfile<text:tab/>135</text:p>
      <text:p text:style-name="P2">Run a cProfile Session<text:tab/>136</text:p>
      <text:p text:style-name="P2">Analyzing the cProfile Output<text:tab/>142</text:p>
      <text:p text:style-name="P2">Summary<text:tab/>144</text:p>
      <text:p text:style-name="P2">Resources<text:tab/>144</text:p>
      <text:p text:style-name="P2">C HAP T E R 9</text:p>
      <text:p text:style-name="P2">Looking After Your Lint<text:tab/>145</text:p>
      <text:p text:style-name="P2">Coming to Grips with Pylint<text:tab/>146</text:p>
      <text:p text:style-name="P2">Installing Pylint<text:tab/>146</text:p>
      <text:p text:style-name="P2">Using Pylint<text:tab/>146</text:p>
      <text:p text:style-name="P2"><text:soft-page-break/>Understanding the Pylint Report<text:tab/>149</text:p>
      <text:p text:style-name="P2">The Module Block<text:tab/>149</text:p>
      <text:p text:style-name="P2">The Messages by Category Section<text:tab/>149</text:p>
      <text:p text:style-name="P2">The Messages Section<text:tab/>150</text:p>
      <text:p text:style-name="P2">The Code Evaluation Score<text:tab/>150</text:p>
      <text:p text:style-name="P2">The Raw Metrics Section<text:tab/>150</text:p>
      <text:p text:style-name="P2">The Statistics by Type Section<text:tab/>150</text:p>
      <text:p text:style-name="P2">Customizing Pylint’s Output<text:tab/>150</text:p>
      <text:p text:style-name="P2">Telling Pylint to Ignore Errors<text:tab/>153</text:p>
      <text:p text:style-name="P2">Covering All Your Code with Unit Tests<text:tab/>154</text:p>
      <text:p text:style-name="P2">Installing Coverage<text:tab/>155</text:p>
      <text:p text:style-name="P2">Using Coverage 155</text:p>
      <text:p text:style-name="P2">Advanced Coverage Options<text:tab/>157</text:p>
      <text:p text:style-name="P2">Producing an HTML/XML Report<text:tab/>157</text:p>
      <text:p text:style-name="P2">Setting a Minimum Coverage Threshold<text:tab/>159</text:p>
      <text:p text:style-name="P2">Restricting Coverage to a Specific Package<text:tab/>159</text:p>
      <text:p text:style-name="P2">Ignoring Coverage<text:tab/>160</text:p>
      <text:p text:style-name="P2">Summary<text:tab/>161</text:p>
      <text:p text:style-name="P2">Resources<text:tab/>162</text:p>
      <text:p text:style-name="P2">xiv TESTING PYTHON</text:p>
      <text:p text:style-name="P2">C HAP TER 1 0</text:p>
      <text:p text:style-name="P2">Automating Your Processes<text:tab/>163</text:p>
      <text:p text:style-name="P2">Build Paver Tasks<text:tab/>164</text:p>
      <text:p text:style-name="P2">Installing Paver<text:tab/>164</text:p>
      <text:p text:style-name="P2">Creating a Paver Task<text:tab/>164</text:p>
      <text:p text:style-name="P2">Executing Paver Tasks<text:tab/>165</text:p>
      <text:p text:style-name="P2">Defining a Default Build<text:tab/>166</text:p>
      <text:p text:style-name="P2">Setting Up Automated Builds<text:tab/>168</text:p>
      <text:p text:style-name="P2">Installing Jenkins<text:tab/>169</text:p>
      <text:p text:style-name="P2">Adding Coverage and PyLint Reports<text:tab/>175</text:p>
      <text:p text:style-name="P2">Generating a PyLint Report<text:tab/>175</text:p>
      <text:p text:style-name="P2">Generating a Coverage Report<text:tab/>176</text:p>
      <text:p text:style-name="P2">Making Your Build Status Highly Visible<text:tab/>176</text:p>
      <text:p text:style-name="P2">Summary<text:tab/>181</text:p>
      <text:p text:style-name="P2">Resources<text:tab/>181</text:p>
      <text:p text:style-name="P2">CHAPTER 11</text:p>
      <text:p text:style-name="P2">Deploying Your Application<text:tab/>183</text:p>
      <text:p text:style-name="P2">Deploying Your Application to Production<text:tab/>184</text:p>
      <text:p text:style-name="P2">Creating a Deployable Artifact<text:tab/>185</text:p>
      <text:p text:style-name="P2">Defining the Paver Tasks<text:tab/>185</text:p>
      <text:p text:style-name="P2">Incorporating Packaging into the Build<text:tab/>187</text:p>
      <text:p text:style-name="P2">Enabling Archiving on Jenkins<text:tab/>188</text:p>
      <text:p text:style-name="P2">QA Environment<text:tab/>189</text:p>
      <text:p text:style-name="P2">Implementing Stage and Production Environments<text:tab/>190</text:p>
      <text:p text:style-name="P2">Implementing a Cloud Deployment<text:tab/>191</text:p>
      <text:p text:style-name="P2">Creating a Heroku Account<text:tab/>192</text:p>
      <text:p text:style-name="P2">Creating a Small Application 193</text:p>
      <text:p text:style-name="P2">Setting up Git for Heroku<text:tab/>193</text:p>
      <text:p text:style-name="P2">Deploying the Application to Heroku<text:tab/>194</text:p>
      <text:p text:style-name="P2">Smoke Testing a Deployed Application<text:tab/>195</text:p>
      <text:p text:style-name="P2">Example Application Stack<text:tab/>196</text:p>
      <text:p text:style-name="P2">Smoke Test Scenarios<text:tab/>197</text:p>
      <text:p text:style-name="P2"><text:soft-page-break/>Implementing Smoke Tests<text:tab/>198</text:p>
      <text:p text:style-name="P2">Summary<text:tab/>200</text:p>
      <text:p text:style-name="P2">Resources<text:tab/>201</text:p>
      <text:p text:style-name="P2">TABLE OF CONTENTS<text:tab/>xv</text:p>
      <text:p text:style-name="P2">C HAP T E R 12</text:p>
      <text:p text:style-name="P2">The Future of Testing Python<text:tab/>203</text:p>
      <text:p text:style-name="P2">Stub the Solution<text:tab/>203</text:p>
      <text:p text:style-name="P2">Making Deployment Natural<text:tab/>205</text:p>
      <text:p text:style-name="P2">Automating (Nearly) Everything<text:tab/>206</text:p>
      <text:p text:style-name="P2">Working in Public<text:tab/>207</text:p>
      <text:p text:style-name="P2">Collaborating on Step Definitions<text:tab/>208</text:p>
      <text:p text:style-name="P2">Final Thoughts<text:tab/>209</text:p>
      <text:p text:style-name="P2">Resources<text:tab/>210</text:p>
      <text:p text:style-name="P2">Index<text:tab/>211</text:p>
      <text:p text:style-name="P2"/>
      <text:p text:style-name="P2"/>
      <text:h text:style-name="Heading_20_1" text:outline-level="1"><text:bookmark-start text:name="__RefHeading__21954_2058063626"/>***The_Python_Standard_Library_by_Example_2011_1343p<text:bookmark-end text:name="__RefHeading__21954_2058063626"/></text:h>
      <text:p text:style-name="P2">CONTENTS AT A GLANCE</text:p>
      <text:p text:style-name="P2">Tables<text:tab/>xxxi</text:p>
      <text:p text:style-name="P2">Foreword<text:tab/>xxxiii</text:p>
      <text:p text:style-name="P2">Acknowledgments<text:tab/>xxxvii</text:p>
      <text:p text:style-name="P2">About the Author<text:tab/>xxxix</text:p>
      <text:p text:style-name="P2">INTRODUCTION<text:tab/>1</text:p>
      <text:p text:style-name="P2">1 TEXT<text:tab/>3</text:p>
      <text:p text:style-name="P2">2 DATA STRUCTURES<text:tab/>69</text:p>
      <text:p text:style-name="P2">3 ALGORITHMS<text:tab/>129</text:p>
      <text:p text:style-name="P2">4 DATES AND TIMES<text:tab/>173</text:p>
      <text:p text:style-name="P2">5 MATHEMATICS<text:tab/>197</text:p>
      <text:p text:style-name="P2">6 THE FILE SYSTEM<text:tab/>247</text:p>
      <text:p text:style-name="P2">7 DATA PERSISTENCE AND EXCHANGE<text:tab/>333</text:p>
      <text:p text:style-name="P2">8 DATA COMPRESSION AND ARCHIVING<text:tab/>421</text:p>
      <text:p text:style-name="P2">9 CRYPTOGRAPHY<text:tab/>469</text:p>
      <text:p text:style-name="P2">10 PROCESSES AND THREADS<text:tab/>481</text:p>
      <text:p text:style-name="P2">11 NETWORKING<text:tab/>561</text:p>
      <text:p text:style-name="P2">12 THE INTERNET<text:tab/>637</text:p>
      <text:p text:style-name="P2">13 EMAIL<text:tab/>727</text:p>
      <text:p text:style-name="P2">14 APPLICATION BUILDING BLOCKS<text:tab/>769</text:p>
      <text:p text:style-name="P2">15 INTERNATIONALIZATION AND LOCALIZATION<text:tab/>899</text:p>
      <text:p text:style-name="P2">16 DEVELOPER TOOLS<text:tab/>919</text:p>
      <text:p text:style-name="P2">17 RUNTIME FEATURES<text:tab/>1045</text:p>
      <text:p text:style-name="P2">18 LANGUAGE TOOLS<text:tab/>1169</text:p>
      <text:p text:style-name="P2">19 MODULES AND PACKAGES<text:tab/>1235</text:p>
      <text:p text:style-name="P2">Index of Python Modules<text:tab/>1259</text:p>
      <text:p text:style-name="P2">Index<text:tab/>1261</text:p>
      <text:p text:style-name="P2">CONTENTS</text:p>
      <text:p text:style-name="P2">Tables<text:tab/>xxxi</text:p>
      <text:p text:style-name="P2">Foreword<text:tab/>xxxiii</text:p>
      <text:p text:style-name="P2">Acknowledgments<text:tab/>xxxvii</text:p>
      <text:p text:style-name="P2">About the Author<text:tab/>xxxix</text:p>
      <text:p text:style-name="P2">INTRODUCTION<text:tab/>1</text:p>
      <text:p text:style-name="P2">1 TEXT<text:tab/>3</text:p>
      <text:p text:style-name="P2"><text:soft-page-break/>1.1 string—Text Constants and Templates<text:tab/>4</text:p>
      <text:p text:style-name="P2">1.1.1 Functions<text:tab/>4</text:p>
      <text:p text:style-name="P2">1.1.2 Templates<text:tab/>5</text:p>
      <text:p text:style-name="P2">1.1.3 Advanced Templates<text:tab/>7</text:p>
      <text:p text:style-name="P2">1.2 textwrap—Formatting Text Paragraphs<text:tab/>9</text:p>
      <text:p text:style-name="P2">1.2.1 Example Data<text:tab/>9</text:p>
      <text:p text:style-name="P2">1.2.2 Filling Paragraphs<text:tab/>10</text:p>
      <text:p text:style-name="P2">1.2.3 Removing Existing Indentation<text:tab/>10</text:p>
      <text:p text:style-name="P2">1.2.4 Combining Dedent and Fill<text:tab/>11</text:p>
      <text:p text:style-name="P2">1.2.5 Hanging Indents<text:tab/>12</text:p>
      <text:p text:style-name="P2">1.3 re—Regular Expressions<text:tab/>13</text:p>
      <text:p text:style-name="P2">1.3.1 Finding Patterns in Text<text:tab/>14</text:p>
      <text:p text:style-name="P2">1.3.2 Compiling Expressions<text:tab/>14</text:p>
      <text:p text:style-name="P2">1.3.3 Multiple Matches<text:tab/>15</text:p>
      <text:p text:style-name="P2">1.3.4 Pattern Syntax<text:tab/>16</text:p>
      <text:p text:style-name="P2">1.3.5 Constraining the Search<text:tab/>28</text:p>
      <text:p text:style-name="P2">1.3.6 Dissecting Matches with Groups<text:tab/>30</text:p>
      <text:p text:style-name="P2">1.3.7 Search Options<text:tab/>37</text:p>
      <text:p text:style-name="P2">1.3.8 Looking Ahead or Behind<text:tab/>45</text:p>
      <text:p text:style-name="P2">1.3.9 Self-Referencing Expressions<text:tab/>50</text:p>
      <text:p text:style-name="P2">1.3.10 Modifying Strings with Patterns<text:tab/>56</text:p>
      <text:p text:style-name="P2">1.3.11 Splitting with Patterns<text:tab/>58</text:p>
      <text:p text:style-name="P2">1.4 difﬂib—Compare Sequences<text:tab/>61</text:p>
      <text:p text:style-name="P2">1.4.1 Comparing Bodies of Text<text:tab/>62</text:p>
      <text:p text:style-name="P2">1.4.2 Junk Data<text:tab/>65</text:p>
      <text:p text:style-name="P2">1.4.3 Comparing Arbitrary Types<text:tab/>66</text:p>
      <text:p text:style-name="P2">2 DATA STRUCTURES<text:tab/>69</text:p>
      <text:p text:style-name="P2">2.1 collections—Container Data Types<text:tab/>70</text:p>
      <text:p text:style-name="P2">2.1.1 Counter<text:tab/>70</text:p>
      <text:p text:style-name="P2">2.1.2 defaultdict<text:tab/>74</text:p>
      <text:p text:style-name="P2">2.1.3 Deque<text:tab/>75</text:p>
      <text:p text:style-name="P2">2.1.4 namedtuple<text:tab/>79</text:p>
      <text:p text:style-name="P2">2.1.5 OrderedDict<text:tab/>82</text:p>
      <text:p text:style-name="P2">2.2 array—Sequence of Fixed-Type Data<text:tab/>84</text:p>
      <text:p text:style-name="P2">2.2.1 Initialization<text:tab/>84</text:p>
      <text:p text:style-name="P2">2.2.2 Manipulating Arrays<text:tab/>85</text:p>
      <text:p text:style-name="P2">2.2.3 Arrays and Files<text:tab/>85</text:p>
      <text:p text:style-name="P2">2.2.4 Alternate Byte Ordering<text:tab/>86</text:p>
      <text:p text:style-name="P2">2.3 heapq—Heap Sort Algorithm<text:tab/>87</text:p>
      <text:p text:style-name="P2">2.3.1 Example Data<text:tab/>88</text:p>
      <text:p text:style-name="P2">2.3.2 Creating a Heap<text:tab/>89</text:p>
      <text:p text:style-name="P2">2.3.3 Accessing Contents of a Heap<text:tab/>90</text:p>
      <text:p text:style-name="P2">2.3.4 Data Extremes from a Heap<text:tab/>92</text:p>
      <text:p text:style-name="P2">2.4 bisect—Maintain Lists in Sorted Order<text:tab/>93</text:p>
      <text:p text:style-name="P2">2.4.1 Inserting in Sorted Order<text:tab/>93</text:p>
      <text:p text:style-name="P2">2.4.2 Handling Duplicates<text:tab/>95</text:p>
      <text:p text:style-name="P2">2.5 Queue—Thread-Safe FIFO Implementation<text:tab/>96</text:p>
      <text:p text:style-name="P2">2.5.1 Basic FIFO Queue<text:tab/>96</text:p>
      <text:p text:style-name="P2">2.5.2 LIFO Queue<text:tab/>97</text:p>
      <text:p text:style-name="P2">2.5.3 Priority Queue<text:tab/>98</text:p>
      <text:p text:style-name="P2">2.5.4 Building a Threaded Podcast Client<text:tab/>99</text:p>
      <text:p text:style-name="P2">2.6 struct—Binary Data Structures<text:tab/>102</text:p>
      <text:p text:style-name="P2"><text:soft-page-break/>2.6.1 Functions vs Struct Class<text:tab/>102</text:p>
      <text:p text:style-name="P2">2.6.2 Packing and Unpacking<text:tab/>102</text:p>
      <text:p text:style-name="P2">2.6.3 Endianness<text:tab/>103</text:p>
      <text:p text:style-name="P2">2.6.4 Buffers<text:tab/>105</text:p>
      <text:p text:style-name="P2">2.7 weakref—Impermanent References to Objects<text:tab/>106</text:p>
      <text:p text:style-name="P2">2.7.1 References<text:tab/>107</text:p>
      <text:p text:style-name="P2">2.7.2 Reference Callbacks<text:tab/>108</text:p>
      <text:p text:style-name="P2">2.7.3 Proxies<text:tab/>108</text:p>
      <text:p text:style-name="P2">2.7.4 Cyclic References<text:tab/>109</text:p>
      <text:p text:style-name="P2">2.7.5 Caching Objects<text:tab/>114</text:p>
      <text:p text:style-name="P2">2.8 copy—Duplicate Objects<text:tab/>117</text:p>
      <text:p text:style-name="P2">2.8.1 Shallow Copies<text:tab/>118</text:p>
      <text:p text:style-name="P2">2.8.2 Deep Copies<text:tab/>118</text:p>
      <text:p text:style-name="P2">2.8.3 Customizing Copy Behavior<text:tab/>119</text:p>
      <text:p text:style-name="P2">2.8.4 Recursion in Deep Copy<text:tab/>120</text:p>
      <text:p text:style-name="P2">2.9 pprint—Pretty-Print Data Structures<text:tab/>123</text:p>
      <text:p text:style-name="P2">2.9.1 Printing<text:tab/>123</text:p>
      <text:p text:style-name="P2">2.9.2 Formatting<text:tab/>124</text:p>
      <text:p text:style-name="P2">2.9.3 Arbitrary Classes<text:tab/>125</text:p>
      <text:p text:style-name="P2">2.9.4 Recursion<text:tab/>125</text:p>
      <text:p text:style-name="P2">2.9.5 Limiting Nested Output<text:tab/>126</text:p>
      <text:p text:style-name="P2">2.9.6 Controlling Output Width<text:tab/>126</text:p>
      <text:p text:style-name="P2">3 ALGORITHMS<text:tab/>129</text:p>
      <text:p text:style-name="P2">3.1 functools—Tools for Manipulating Functions<text:tab/>129</text:p>
      <text:p text:style-name="P2">3.1.1 Decorators<text:tab/>130</text:p>
      <text:p text:style-name="P2">3.1.2 Comparison<text:tab/>138</text:p>
      <text:p text:style-name="P2">3.2 itertools—Iterator Functions<text:tab/>141</text:p>
      <text:p text:style-name="P2">3.2.1 Merging and Splitting Iterators<text:tab/>142</text:p>
      <text:p text:style-name="P2">3.2.2 Converting Inputs<text:tab/>145</text:p>
      <text:p text:style-name="P2">3.2.3 Producing New Values<text:tab/>146</text:p>
      <text:p text:style-name="P2">3.2.4 Filtering<text:tab/>148</text:p>
      <text:p text:style-name="P2">3.2.5 Grouping Data<text:tab/>151</text:p>
      <text:p text:style-name="P2">3.3 operator—Functional Interface to Built-in Operators<text:tab/>153</text:p>
      <text:p text:style-name="P2">3.3.1 Logical Operations<text:tab/>154</text:p>
      <text:p text:style-name="P2">3.3.2 Comparison Operators<text:tab/>154</text:p>
      <text:p text:style-name="P2">3.3.3 Arithmetic Operators<text:tab/>155</text:p>
      <text:p text:style-name="P2">3.3.4 Sequence Operators<text:tab/>157</text:p>
      <text:p text:style-name="P2">3.3.5 In-Place Operators<text:tab/>158</text:p>
      <text:p text:style-name="P2">3.3.6 Attribute and Item “Getters”<text:tab/>159</text:p>
      <text:p text:style-name="P2">3.3.7 Combining Operators and Custom Classes<text:tab/>161</text:p>
      <text:p text:style-name="P2">3.3.8 Type Checking<text:tab/>162</text:p>
      <text:p text:style-name="P2">3.4 contextlib—Context Manager Utilities<text:tab/>163</text:p>
      <text:p text:style-name="P2">3.4.1 Context Manager API<text:tab/>164</text:p>
      <text:p text:style-name="P2">3.4.2 From Generator to Context Manager<text:tab/>167</text:p>
      <text:p text:style-name="P2">3.4.3 Nesting Contexts<text:tab/>168</text:p>
      <text:p text:style-name="P2">3.4.4 Closing Open Handles<text:tab/>169</text:p>
      <text:p text:style-name="P2">4 DATES AND TIMES<text:tab/>173</text:p>
      <text:p text:style-name="P2">4.1 time—Clock Time<text:tab/>173</text:p>
      <text:p text:style-name="P2">4.1.1 Wall Clock Time<text:tab/>174</text:p>
      <text:p text:style-name="P2">4.1.2 Processor Clock Time<text:tab/>174</text:p>
      <text:p text:style-name="P2">4.1.3 Time Components<text:tab/>176</text:p>
      <text:p text:style-name="P2">4.1.4 Working with Time Zones<text:tab/>177</text:p>
      <text:p text:style-name="P2"><text:soft-page-break/>4.1.5 Parsing and Formatting Times<text:tab/>179</text:p>
      <text:p text:style-name="P2">4.2 datetime—Date and Time Value Manipulation<text:tab/>180</text:p>
      <text:p text:style-name="P2">4.2.1 Times<text:tab/>181</text:p>
      <text:p text:style-name="P2">4.2.2 Dates<text:tab/>182</text:p>
      <text:p text:style-name="P2">4.2.3 timedeltas<text:tab/>185</text:p>
      <text:p text:style-name="P2">4.2.4 Date Arithmetic<text:tab/>186</text:p>
      <text:p text:style-name="P2">4.2.5 Comparing Values<text:tab/>187</text:p>
      <text:p text:style-name="P2">4.2.6 Combining Dates and Times<text:tab/>188</text:p>
      <text:p text:style-name="P2">4.2.7 Formatting and Parsing<text:tab/>189</text:p>
      <text:p text:style-name="P2">4.2.8 Time Zones<text:tab/>190</text:p>
      <text:p text:style-name="P2">4.3 calendar—Work with Dates<text:tab/>191</text:p>
      <text:p text:style-name="P2">4.3.1 Formatting Examples<text:tab/>191</text:p>
      <text:p text:style-name="P2">4.3.2 Calculating Dates<text:tab/>194</text:p>
      <text:p text:style-name="P2">5 MATHEMATICS<text:tab/>197</text:p>
      <text:p text:style-name="P2">5.1 decimal—Fixed and Floating-Point Math<text:tab/>197</text:p>
      <text:p text:style-name="P2">5.1.1 Decimal<text:tab/>198</text:p>
      <text:p text:style-name="P2">5.1.2 Arithmetic<text:tab/>199</text:p>
      <text:p text:style-name="P2">5.1.3 Special Values<text:tab/>200</text:p>
      <text:p text:style-name="P2">5.1.4 Context<text:tab/>201</text:p>
      <text:p text:style-name="P2">5.2 fractions—Rational Numbers<text:tab/>207</text:p>
      <text:p text:style-name="P2">5.2.1 Creating Fraction Instances<text:tab/>207</text:p>
      <text:p text:style-name="P2">5.2.2 Arithmetic<text:tab/>210</text:p>
      <text:p text:style-name="P2">5.2.3 Approximating Values<text:tab/>210</text:p>
      <text:p text:style-name="P2">5.3 random—Pseudorandom Number Generators<text:tab/>211</text:p>
      <text:p text:style-name="P2">5.3.1 Generating Random Numbers<text:tab/>211</text:p>
      <text:p text:style-name="P2">5.3.2 Seeding<text:tab/>212</text:p>
      <text:p text:style-name="P2">5.3.3 Saving State<text:tab/>213</text:p>
      <text:p text:style-name="P2">5.3.4 Random Integers<text:tab/>214</text:p>
      <text:p text:style-name="P2">5.3.5 Picking Random Items<text:tab/>215</text:p>
      <text:p text:style-name="P2">5.3.6 Permutations<text:tab/>216</text:p>
      <text:p text:style-name="P2">5.3.7 Sampling<text:tab/>218</text:p>
      <text:p text:style-name="P2">5.3.8 Multiple Simultaneous Generators<text:tab/>219</text:p>
      <text:p text:style-name="P2">5.3.9 SystemRandom<text:tab/>221</text:p>
      <text:p text:style-name="P2">5.3.10 Nonuniform Distributions<text:tab/>222</text:p>
      <text:p text:style-name="P2">5.4 math—Mathematical Functions<text:tab/>223</text:p>
      <text:p text:style-name="P2">5.4.1 Special Constants<text:tab/>223</text:p>
      <text:p text:style-name="P2">5.4.2 Testing for Exceptional Values<text:tab/>224</text:p>
      <text:p text:style-name="P2">5.4.3 Converting to Integers<text:tab/>226</text:p>
      <text:p text:style-name="P2">5.4.4 Alternate Representations<text:tab/>227</text:p>
      <text:p text:style-name="P2">5.4.5 Positive and Negative Signs<text:tab/>229</text:p>
      <text:p text:style-name="P2">5.4.6 Commonly Used Calculations<text:tab/>230</text:p>
      <text:p text:style-name="P2">5.4.7 Exponents and Logarithms<text:tab/>234</text:p>
      <text:p text:style-name="P2">5.4.8 Angles<text:tab/>238</text:p>
      <text:p text:style-name="P2">5.4.9 Trigonometry<text:tab/>240</text:p>
      <text:p text:style-name="P2">5.4.10 Hyperbolic Functions<text:tab/>243</text:p>
      <text:p text:style-name="P2">5.4.11 Special Functions<text:tab/>244</text:p>
      <text:p text:style-name="P2">6 THE FILE SYSTEM<text:tab/>247</text:p>
      <text:p text:style-name="P2">6.1 os.path—Platform-Independent Manipulation of Filenames<text:tab/>248</text:p>
      <text:p text:style-name="P2">6.1.1 Parsing Paths<text:tab/>248</text:p>
      <text:p text:style-name="P2">6.1.2 Building Paths<text:tab/>252</text:p>
      <text:p text:style-name="P2">6.1.3 Normalizing Paths<text:tab/>253</text:p>
      <text:p text:style-name="P2">6.1.4 File Times<text:tab/>254</text:p>
      <text:p text:style-name="P2"><text:soft-page-break/>6.1.5 Testing Files<text:tab/>255</text:p>
      <text:p text:style-name="P2">6.1.6 Traversing a Directory Tree<text:tab/>256</text:p>
      <text:p text:style-name="P2">6.2 glob—Filename Pattern Matching<text:tab/>257</text:p>
      <text:p text:style-name="P2">6.2.1 Example Data<text:tab/>258</text:p>
      <text:p text:style-name="P2">6.2.2 Wildcards<text:tab/>258</text:p>
      <text:p text:style-name="P2">6.2.3 Single Character Wildcard<text:tab/>259</text:p>
      <text:p text:style-name="P2">6.2.4 Character Ranges<text:tab/>260</text:p>
      <text:p text:style-name="P2">6.3 linecache—Read Text Files Efﬁciently<text:tab/>261</text:p>
      <text:p text:style-name="P2">6.3.1 Test Data<text:tab/>261</text:p>
      <text:p text:style-name="P2">6.3.2 Reading Speciﬁc Lines<text:tab/>262</text:p>
      <text:p text:style-name="P2">6.3.3 Handling Blank Lines<text:tab/>263</text:p>
      <text:p text:style-name="P2">6.3.4 Error Handling<text:tab/>263</text:p>
      <text:p text:style-name="P2">6.3.5 Reading Python Source Files<text:tab/>264</text:p>
      <text:p text:style-name="P2">6.4 tempﬁle—Temporary File System Objects<text:tab/>265</text:p>
      <text:p text:style-name="P2">6.4.1 Temporary Files<text:tab/>265</text:p>
      <text:p text:style-name="P2">6.4.2 Named Files<text:tab/>268</text:p>
      <text:p text:style-name="P2">6.4.3 Temporary Directories<text:tab/>268</text:p>
      <text:p text:style-name="P2">6.4.4 Predicting Names<text:tab/>269</text:p>
      <text:p text:style-name="P2">6.4.5 Temporary File Location<text:tab/>270</text:p>
      <text:p text:style-name="P2">6.5 shutil—High-Level File Operations<text:tab/>271</text:p>
      <text:p text:style-name="P2">6.5.1 Copying Files<text:tab/>271</text:p>
      <text:p text:style-name="P2">6.5.2 Copying File Metadata<text:tab/>274</text:p>
      <text:p text:style-name="P2">6.5.3 Working with Directory Trees<text:tab/>276</text:p>
      <text:p text:style-name="P2">6.6 mmap—Memory-Map Files<text:tab/>279</text:p>
      <text:p text:style-name="P2">6.6.1 Reading<text:tab/>279</text:p>
      <text:p text:style-name="P2">6.6.2 Writing<text:tab/>280</text:p>
      <text:p text:style-name="P2">6.6.3 Regular Expressions<text:tab/>283</text:p>
      <text:p text:style-name="P2">6.7 codecs—String Encoding and Decoding<text:tab/>284</text:p>
      <text:p text:style-name="P2">6.7.1 Unicode Primer<text:tab/>284</text:p>
      <text:p text:style-name="P2">6.7.2 Working with Files<text:tab/>287</text:p>
      <text:p text:style-name="P2">6.7.3 Byte Order<text:tab/>289</text:p>
      <text:p text:style-name="P2">6.7.4 Error Handling<text:tab/>291</text:p>
      <text:p text:style-name="P2">6.7.5 Standard Input and Output Streams<text:tab/>295</text:p>
      <text:p text:style-name="P2">6.7.6 Encoding Translation<text:tab/>298</text:p>
      <text:p text:style-name="P2">6.7.7 Non-Unicode Encodings<text:tab/>300</text:p>
      <text:p text:style-name="P2">6.7.8 Incremental Encoding<text:tab/>301</text:p>
      <text:p text:style-name="P2">6.7.9 Unicode Data and Network Communication<text:tab/>303</text:p>
      <text:p text:style-name="P2">6.7.10 Deﬁning a Custom Encoding<text:tab/>307</text:p>
      <text:p text:style-name="P2">6.8 StringIO—Text Buffers with a File-like API<text:tab/>314</text:p>
      <text:p text:style-name="P2">6.8.1 Examples<text:tab/>314</text:p>
      <text:p text:style-name="P2">6.9 fnmatch—UNIX-Style Glob Pattern Matching<text:tab/>315</text:p>
      <text:p text:style-name="P2">6.9.1 Simple Matching<text:tab/>315</text:p>
      <text:p text:style-name="P2">6.9.2 Filtering<text:tab/>317</text:p>
      <text:p text:style-name="P2">6.9.3 Translating Patterns<text:tab/>318</text:p>
      <text:p text:style-name="P2">6.10 dircache—Cache Directory Listings<text:tab/>319</text:p>
      <text:p text:style-name="P2">6.10.1 Listing Directory Contents<text:tab/>319</text:p>
      <text:p text:style-name="P2">6.10.2 Annotated Listings<text:tab/>321</text:p>
      <text:p text:style-name="P2">6.11 ﬁlecmp—Compare Files<text:tab/>322</text:p>
      <text:p text:style-name="P2">6.11.1 Example Data<text:tab/>323</text:p>
      <text:p text:style-name="P2">6.11.2 Comparing Files<text:tab/>325</text:p>
      <text:p text:style-name="P2">6.11.3 Comparing Directories<text:tab/>327</text:p>
      <text:p text:style-name="P2">6.11.4 Using Differences in a Program<text:tab/>328</text:p>
      <text:p text:style-name="P2"><text:soft-page-break/>7 DATA PERSISTENCE AND EXCHANGE<text:tab/>333</text:p>
      <text:p text:style-name="P2">7.1 pickle—Object Serialization<text:tab/>334</text:p>
      <text:p text:style-name="P2">7.1.1 Importing<text:tab/>335</text:p>
      <text:p text:style-name="P2">7.1.2 Encoding and Decoding Data in Strings<text:tab/>335</text:p>
      <text:p text:style-name="P2">7.1.3 Working with Streams<text:tab/>336</text:p>
      <text:p text:style-name="P2">7.1.4 Problems Reconstructing Objects<text:tab/>338</text:p>
      <text:p text:style-name="P2">7.1.5 Unpicklable Objects<text:tab/>340</text:p>
      <text:p text:style-name="P2">7.1.6 Circular References<text:tab/>340</text:p>
      <text:p text:style-name="P2">7.2 shelve—Persistent Storage of Objects<text:tab/>343</text:p>
      <text:p text:style-name="P2">7.2.1 Creating a New Shelf<text:tab/>343</text:p>
      <text:p text:style-name="P2">7.2.2 Writeback<text:tab/>344</text:p>
      <text:p text:style-name="P2">7.2.3 Speciﬁc Shelf Types<text:tab/>346</text:p>
      <text:p text:style-name="P2">7.3 anydbm—DBM-Style Databases<text:tab/>347</text:p>
      <text:p text:style-name="P2">7.3.1 Database Types<text:tab/>347</text:p>
      <text:p text:style-name="P2">7.3.2 Creating a New Database<text:tab/>348</text:p>
      <text:p text:style-name="P2">7.3.3 Opening an Existing Database<text:tab/>349</text:p>
      <text:p text:style-name="P2">7.3.4 Error Cases<text:tab/>349</text:p>
      <text:p text:style-name="P2">7.4 whichdb—Identify DBM-Style Database Formats<text:tab/>350</text:p>
      <text:p text:style-name="P2">7.5 sqlite3—Embedded Relational Database<text:tab/>351</text:p>
      <text:p text:style-name="P2">7.5.1 Creating a Database<text:tab/>352</text:p>
      <text:p text:style-name="P2">7.5.2 Retrieving Data<text:tab/>355</text:p>
      <text:p text:style-name="P2">7.5.3 Query Metadata<text:tab/>357</text:p>
      <text:p text:style-name="P2">7.5.4 Row Objects<text:tab/>358</text:p>
      <text:p text:style-name="P2">7.5.5 Using Variables with Queries<text:tab/>359</text:p>
      <text:p text:style-name="P2">7.5.6 Bulk Loading<text:tab/>362</text:p>
      <text:p text:style-name="P2">7.5.7 Deﬁning New Column Types<text:tab/>363</text:p>
      <text:p text:style-name="P2">7.5.8 Determining Types for Columns<text:tab/>366</text:p>
      <text:p text:style-name="P2">7.5.9 Transactions<text:tab/>368</text:p>
      <text:p text:style-name="P2">7.5.10 Isolation Levels<text:tab/>372</text:p>
      <text:p text:style-name="P2">7.5.11 In-Memory Databases<text:tab/>376</text:p>
      <text:p text:style-name="P2">7.5.12 Exporting the Contents of a Database<text:tab/>376</text:p>
      <text:p text:style-name="P2">7.5.13 Using Python Functions in SQL<text:tab/>378</text:p>
      <text:p text:style-name="P2">7.5.14 Custom Aggregation<text:tab/>380</text:p>
      <text:p text:style-name="P2">7.5.15 Custom Sorting<text:tab/>381</text:p>
      <text:p text:style-name="P2">7.5.16 Threading and Connection Sharing<text:tab/>383</text:p>
      <text:p text:style-name="P2">7.5.17 Restricting Access to Data<text:tab/>384</text:p>
      <text:p text:style-name="P2">7.6 xml.etree.ElementTree—XML Manipulation API<text:tab/>387</text:p>
      <text:p text:style-name="P2">7.6.1 Parsing an XML Document<text:tab/>387</text:p>
      <text:p text:style-name="P2">7.6.2 Traversing the Parsed Tree<text:tab/>388</text:p>
      <text:p text:style-name="P2">7.6.3 Finding Nodes in a Document<text:tab/>390</text:p>
      <text:p text:style-name="P2">7.6.4 Parsed Node Attributes<text:tab/>391</text:p>
      <text:p text:style-name="P2">7.6.5 Watching Events While Parsing<text:tab/>393</text:p>
      <text:p text:style-name="P2">7.6.6 Creating a Custom Tree Builder<text:tab/>396</text:p>
      <text:p text:style-name="P2">7.6.7 Parsing Strings<text:tab/>398</text:p>
      <text:p text:style-name="P2">7.6.8 Building Documents with Element Nodes<text:tab/>400</text:p>
      <text:p text:style-name="P2">7.6.9 Pretty-Printing XML<text:tab/>401</text:p>
      <text:p text:style-name="P2">7.6.10 Setting Element Properties<text:tab/>403</text:p>
      <text:p text:style-name="P2">7.6.11 Building Trees from Lists of Nodes<text:tab/>405</text:p>
      <text:p text:style-name="P2">7.6.12 Serializing XML to a Stream<text:tab/>408</text:p>
      <text:p text:style-name="P2">7.7 csv—Comma-Separated Value Files<text:tab/>411</text:p>
      <text:p text:style-name="P2">7.7.1 Reading<text:tab/>411</text:p>
      <text:p text:style-name="P2">7.7.2 Writing<text:tab/>412</text:p>
      <text:p text:style-name="P2"><text:soft-page-break/>7.7.3 Dialects<text:tab/>413</text:p>
      <text:p text:style-name="P2">7.7.4 Using Field Names<text:tab/>418</text:p>
      <text:p text:style-name="P2">8 DATA COMPRESSION AND ARCHIVING<text:tab/>421</text:p>
      <text:p text:style-name="P2">8.1 zlib—GNU zlib Compression<text:tab/>421</text:p>
      <text:p text:style-name="P2">8.1.1 Working with Data in Memory<text:tab/>422</text:p>
      <text:p text:style-name="P2">8.1.2 Incremental Compression and Decompression<text:tab/>423</text:p>
      <text:p text:style-name="P2">8.1.3 Mixed Content Streams<text:tab/>424</text:p>
      <text:p text:style-name="P2">8.1.4 Checksums<text:tab/>425</text:p>
      <text:p text:style-name="P2">8.1.5 Compressing Network Data<text:tab/>426</text:p>
      <text:p text:style-name="P2">8.2 gzip—Read and Write GNU Zip Files<text:tab/>430</text:p>
      <text:p text:style-name="P2">8.2.1 Writing Compressed Files<text:tab/>431</text:p>
      <text:p text:style-name="P2">8.2.2 Reading Compressed Data<text:tab/>433</text:p>
      <text:p text:style-name="P2">8.2.3 Working with Streams<text:tab/>434</text:p>
      <text:p text:style-name="P2">8.3 bz2—bzip2 Compression<text:tab/>436</text:p>
      <text:p text:style-name="P2">8.3.1 One-Shot Operations in Memory<text:tab/>436</text:p>
      <text:p text:style-name="P2">8.3.2 Incremental Compression and Decompression<text:tab/>438</text:p>
      <text:p text:style-name="P2">8.3.3 Mixed Content Streams<text:tab/>439</text:p>
      <text:p text:style-name="P2">8.3.4 Writing Compressed Files<text:tab/>440</text:p>
      <text:p text:style-name="P2">8.3.5 Reading Compressed Files<text:tab/>442</text:p>
      <text:p text:style-name="P2">8.3.6 Compressing Network Data<text:tab/>443</text:p>
      <text:p text:style-name="P2">8.4 tarﬁle—Tar Archive Access<text:tab/>448</text:p>
      <text:p text:style-name="P2">8.4.1 Testing Tar Files<text:tab/>448</text:p>
      <text:p text:style-name="P2">8.4.2 Reading Metadata from an Archive<text:tab/>449</text:p>
      <text:p text:style-name="P2">8.4.3 Extracting Files from an Archive<text:tab/>450</text:p>
      <text:p text:style-name="P2">8.4.4 Creating New Archives<text:tab/>453</text:p>
      <text:p text:style-name="P2">8.4.5 Using Alternate Archive Member Names<text:tab/>453</text:p>
      <text:p text:style-name="P2">8.4.6 Writing Data from Sources Other than Files<text:tab/>454</text:p>
      <text:p text:style-name="P2">8.4.7 Appending to Archives<text:tab/>455</text:p>
      <text:p text:style-name="P2">8.4.8 Working with Compressed Archives<text:tab/>456</text:p>
      <text:p text:style-name="P2">8.5 zipﬁle—ZIP Archive Access<text:tab/>457</text:p>
      <text:p text:style-name="P2">8.5.1 Testing ZIP Files<text:tab/>457</text:p>
      <text:p text:style-name="P2">8.5.2 Reading Metadata from an Archive<text:tab/>457</text:p>
      <text:p text:style-name="P2">8.5.3 Extracting Archived Files from an Archive<text:tab/>459</text:p>
      <text:p text:style-name="P2">8.5.4 Creating New Archives<text:tab/>460</text:p>
      <text:p text:style-name="P2">8.5.5 Using Alternate Archive Member Names<text:tab/>462</text:p>
      <text:p text:style-name="P2">8.5.6 Writing Data from Sources Other than Files<text:tab/>462</text:p>
      <text:p text:style-name="P2">8.5.7 Writing with a ZipInfo Instance<text:tab/>463</text:p>
      <text:p text:style-name="P2">8.5.8 Appending to Files<text:tab/>464</text:p>
      <text:p text:style-name="P2">8.5.9 Python ZIP Archives<text:tab/>466</text:p>
      <text:p text:style-name="P2">8.5.10 Limitations<text:tab/>467</text:p>
      <text:p text:style-name="P2">9 CRYPTOGRAPHY<text:tab/>469</text:p>
      <text:p text:style-name="P2">9.1 hashlib—Cryptographic Hashing<text:tab/>469</text:p>
      <text:p text:style-name="P2">9.1.1 Sample Data<text:tab/>470</text:p>
      <text:p text:style-name="P2">9.1.2 MD5 Example<text:tab/>470</text:p>
      <text:p text:style-name="P2">9.1.3 SHA-1 Example<text:tab/>470</text:p>
      <text:p text:style-name="P2">9.1.4 Creating a Hash by Name<text:tab/>471</text:p>
      <text:p text:style-name="P2">9.1.5 Incremental Updates<text:tab/>472</text:p>
      <text:p text:style-name="P2">9.2 hmac—Cryptographic Message Signing and Veriﬁcation<text:tab/>473</text:p>
      <text:p text:style-name="P2">9.2.1 Signing Messages<text:tab/>474</text:p>
      <text:p text:style-name="P2">9.2.2 SHA vs MD5<text:tab/>474</text:p>
      <text:p text:style-name="P2">9.2.3 Binary Digests<text:tab/>475</text:p>
      <text:p text:style-name="P2">9.2.4 Applications of Message Signatures<text:tab/>476</text:p>
      <text:p text:style-name="P2"><text:soft-page-break/>10 PROCESSES AND THREADS<text:tab/>481</text:p>
      <text:p text:style-name="P2">10.1 subprocess—Spawning Additional Processes<text:tab/>481</text:p>
      <text:p text:style-name="P2">10.1.1 Running External Commands<text:tab/>482</text:p>
      <text:p text:style-name="P2">10.1.2 Working with Pipes Directly<text:tab/>486</text:p>
      <text:p text:style-name="P2">10.1.3 Connecting Segments of a Pipe<text:tab/>489</text:p>
      <text:p text:style-name="P2">10.1.4 Interacting with Another Command<text:tab/>490</text:p>
      <text:p text:style-name="P2">10.1.5 Signaling between Processes<text:tab/>492</text:p>
      <text:p text:style-name="P2">10.2 signal—Asynchronous System Events<text:tab/>497</text:p>
      <text:p text:style-name="P2">10.2.1 Receiving Signals<text:tab/>498</text:p>
      <text:p text:style-name="P2">10.2.2 Retrieving Registered Handlers<text:tab/>499</text:p>
      <text:p text:style-name="P2">10.2.3 Sending Signals<text:tab/>501</text:p>
      <text:p text:style-name="P2">10.2.4 Alarms<text:tab/>501</text:p>
      <text:p text:style-name="P2">10.2.5 Ignoring Signals<text:tab/>502</text:p>
      <text:p text:style-name="P2">10.2.6 Signals and Threads<text:tab/>502</text:p>
      <text:p text:style-name="P2">10.3 threading—Manage Concurrent Operations<text:tab/>505</text:p>
      <text:p text:style-name="P2">10.3.1 Thread Objects<text:tab/>505</text:p>
      <text:p text:style-name="P2">10.3.2 Determining the Current Thread<text:tab/>507</text:p>
      <text:p text:style-name="P2">10.3.3 Daemon vs Non-Daemon Threads<text:tab/>509</text:p>
      <text:p text:style-name="P2">10.3.4 Enumerating All Threads<text:tab/>512</text:p>
      <text:p text:style-name="P2">10.3.5 Subclassing Thread<text:tab/>513</text:p>
      <text:p text:style-name="P2">10.3.6 Timer Threads<text:tab/>515</text:p>
      <text:p text:style-name="P2">10.3.7 Signaling between Threads<text:tab/>516</text:p>
      <text:p text:style-name="P2">10.3.8 Controlling Access to Resources<text:tab/>517</text:p>
      <text:p text:style-name="P2">10.3.9 Synchronizing Threads<text:tab/>523</text:p>
      <text:p text:style-name="P2">10.3.10 Limiting Concurrent Access to Resources<text:tab/>524</text:p>
      <text:p text:style-name="P2">10.3.11 Thread-Speciﬁc Data<text:tab/>526</text:p>
      <text:p text:style-name="P2">10.4 multiprocessing—Manage Processes like Threads<text:tab/>529</text:p>
      <text:p text:style-name="P2">10.4.1 Multiprocessing Basics<text:tab/>529</text:p>
      <text:p text:style-name="P2">10.4.2 Importable Target Functions<text:tab/>530</text:p>
      <text:p text:style-name="P2">10.4.3 Determining the Current Process<text:tab/>531</text:p>
      <text:p text:style-name="P2">10.4.4 Daemon Processes<text:tab/>532</text:p>
      <text:p text:style-name="P2">10.4.5 Waiting for Processes<text:tab/>534</text:p>
      <text:p text:style-name="P2">10.4.6 Terminating Processes<text:tab/>536</text:p>
      <text:p text:style-name="P2">10.4.7 Process Exit Status<text:tab/>537</text:p>
      <text:p text:style-name="P2">10.4.8 Logging<text:tab/>539</text:p>
      <text:p text:style-name="P2">10.4.9 Subclassing Process<text:tab/>540</text:p>
      <text:p text:style-name="P2">10.4.10 Passing Messages to Processes<text:tab/>541</text:p>
      <text:p text:style-name="P2">10.4.11 Signaling between Processes<text:tab/>545</text:p>
      <text:p text:style-name="P2">10.4.12 Controlling Access to Resources<text:tab/>546</text:p>
      <text:p text:style-name="P2">10.4.13 Synchronizing Operations<text:tab/>547</text:p>
      <text:p text:style-name="P2">10.4.14 Controlling Concurrent Access to Resources<text:tab/>548</text:p>
      <text:p text:style-name="P2">10.4.15 Managing Shared State<text:tab/>550</text:p>
      <text:p text:style-name="P2">10.4.16 Shared Namespaces<text:tab/>551</text:p>
      <text:p text:style-name="P2">10.4.17 Process Pools<text:tab/>553</text:p>
      <text:p text:style-name="P2">10.4.18 Implementing MapReduce<text:tab/>555</text:p>
      <text:p text:style-name="P2">11 NETWORKING<text:tab/>561</text:p>
      <text:p text:style-name="P2">11.1 socket—Network Communication<text:tab/>561</text:p>
      <text:p text:style-name="P2">11.1.1 Addressing, Protocol Families, and Socket Types<text:tab/>562</text:p>
      <text:p text:style-name="P2">11.1.2 TCP/IP Client and Server<text:tab/>572</text:p>
      <text:p text:style-name="P2">11.1.3 User Datagram Client and Server<text:tab/>580</text:p>
      <text:p text:style-name="P2">11.1.4 UNIX Domain Sockets<text:tab/>583</text:p>
      <text:p text:style-name="P2">11.1.5 Multicast<text:tab/>587</text:p>
      <text:p text:style-name="P2"><text:soft-page-break/>11.1.6 Sending Binary Data<text:tab/>591</text:p>
      <text:p text:style-name="P2">11.1.7 Nonblocking Communication and Timeouts<text:tab/>593</text:p>
      <text:p text:style-name="P2">11.2 select—Wait for I/O Efﬁciently<text:tab/>594</text:p>
      <text:p text:style-name="P2">11.2.1 Using select()<text:tab/>595</text:p>
      <text:p text:style-name="P2">11.2.2 Nonblocking I/O with Timeouts<text:tab/>601</text:p>
      <text:p text:style-name="P2">11.2.3 Using poll()<text:tab/>603</text:p>
      <text:p text:style-name="P2">11.2.4 Platform-Speciﬁc Options<text:tab/>608</text:p>
      <text:p text:style-name="P2">11.3 SocketServer—Creating Network Servers<text:tab/>609</text:p>
      <text:p text:style-name="P2">11.3.1 Server Types<text:tab/>609</text:p>
      <text:p text:style-name="P2">11.3.2 Server Objects<text:tab/>609</text:p>
      <text:p text:style-name="P2">11.3.3 Implementing a Server<text:tab/>610</text:p>
      <text:p text:style-name="P2">11.3.4 Request Handlers<text:tab/>610</text:p>
      <text:p text:style-name="P2">11.3.5 Echo Example<text:tab/>610</text:p>
      <text:p text:style-name="P2">11.3.6 Threading and Forking<text:tab/>616</text:p>
      <text:p text:style-name="P2">11.4 asyncore—Asynchronous I/O<text:tab/>619</text:p>
      <text:p text:style-name="P2">11.4.1 Servers<text:tab/>619</text:p>
      <text:p text:style-name="P2">11.4.2 Clients<text:tab/>621</text:p>
      <text:p text:style-name="P2">11.4.3 The Event Loop<text:tab/>623</text:p>
      <text:p text:style-name="P2">11.4.4 Working with Other Event Loops<text:tab/>625</text:p>
      <text:p text:style-name="P2">11.4.5 Working with Files<text:tab/>628</text:p>
      <text:p text:style-name="P2">11.5 asynchat—Asynchronous Protocol Handler<text:tab/>629</text:p>
      <text:p text:style-name="P2">11.5.1 Message Terminators<text:tab/>629</text:p>
      <text:p text:style-name="P2">11.5.2 Server and Handler<text:tab/>630</text:p>
      <text:p text:style-name="P2">11.5.3 Client<text:tab/>632</text:p>
      <text:p text:style-name="P2">11.5.4 Putting It All Together<text:tab/>634</text:p>
      <text:p text:style-name="P2">12 THE INTERNET<text:tab/>637</text:p>
      <text:p text:style-name="P2">12.1 urlparse—Split URLs into Components<text:tab/>638</text:p>
      <text:p text:style-name="P2">12.1.1 Parsing<text:tab/>638</text:p>
      <text:p text:style-name="P2">12.1.2 Unparsing<text:tab/>641</text:p>
      <text:p text:style-name="P2">12.1.3 Joining<text:tab/>642</text:p>
      <text:p text:style-name="P2">12.2 BaseHTTPServer—Base Classes for Implementing Web Servers<text:tab/>644</text:p>
      <text:p text:style-name="P2">12.2.1 HTTP GET<text:tab/>644</text:p>
      <text:p text:style-name="P2">12.2.2 HTTP POST<text:tab/>646</text:p>
      <text:p text:style-name="P2">12.2.3 Threading and Forking<text:tab/>648</text:p>
      <text:p text:style-name="P2">12.2.4 Handling Errors<text:tab/>649</text:p>
      <text:p text:style-name="P2">12.2.5 Setting Headers<text:tab/>650</text:p>
      <text:p text:style-name="P2">12.3 urllib—Network Resource Access<text:tab/>651</text:p>
      <text:p text:style-name="P2">12.3.1 Simple Retrieval with Cache<text:tab/>651</text:p>
      <text:p text:style-name="P2">12.3.2 Encoding Arguments<text:tab/>653</text:p>
      <text:p text:style-name="P2">12.3.3 Paths vs URLs<text:tab/>655</text:p>
      <text:p text:style-name="P2">12.4 urllib2—Network Resource Access<text:tab/>657</text:p>
      <text:p text:style-name="P2">12.4.1 HTTP GET<text:tab/>657</text:p>
      <text:p text:style-name="P2">12.4.2 Encoding Arguments<text:tab/>660</text:p>
      <text:p text:style-name="P2">12.4.3 HTTP POST<text:tab/>661</text:p>
      <text:p text:style-name="P2">12.4.4 Adding Outgoing Headers<text:tab/>661</text:p>
      <text:p text:style-name="P2">12.4.5 Posting Form Data from a Request<text:tab/>663</text:p>
      <text:p text:style-name="P2">12.4.6 Uploading Files<text:tab/>664</text:p>
      <text:p text:style-name="P2">12.4.7 Creating Custom Protocol Handlers<text:tab/>667</text:p>
      <text:p text:style-name="P2">12.5 base64—Encode Binary Data with ASCII<text:tab/>670</text:p>
      <text:p text:style-name="P2">12.5.1 Base64 Encoding<text:tab/>670</text:p>
      <text:p text:style-name="P2">12.5.2 Base64 Decoding<text:tab/>671</text:p>
      <text:p text:style-name="P2">12.5.3 URL-Safe Variations<text:tab/>672</text:p>
      <text:p text:style-name="P2"><text:soft-page-break/>12.5.4 Other Encodings<text:tab/>673</text:p>
      <text:p text:style-name="P2">12.6 robotparser—Internet Spider Access Control<text:tab/>674</text:p>
      <text:p text:style-name="P2">12.6.1 robots.txt<text:tab/>674</text:p>
      <text:p text:style-name="P2">12.6.2 Testing Access Permissions<text:tab/>675</text:p>
      <text:p text:style-name="P2">12.6.3 Long-Lived Spiders<text:tab/>676</text:p>
      <text:p text:style-name="P2">12.7 Cookie—HTTP Cookies<text:tab/>677</text:p>
      <text:p text:style-name="P2">12.7.1 Creating and Setting a Cookie<text:tab/>678</text:p>
      <text:p text:style-name="P2">12.7.2 Morsels<text:tab/>678</text:p>
      <text:p text:style-name="P2">12.7.3 Encoded Values<text:tab/>680</text:p>
      <text:p text:style-name="P2">12.7.4 Receiving and Parsing Cookie Headers<text:tab/>681</text:p>
      <text:p text:style-name="P2">12.7.5 Alternative Output Formats<text:tab/>682</text:p>
      <text:p text:style-name="P2">12.7.6 Deprecated Classes<text:tab/>683</text:p>
      <text:p text:style-name="P2">12.8 uuid—Universally Unique Identiﬁers<text:tab/>684</text:p>
      <text:p text:style-name="P2">12.8.1 UUID 1—IEEE 802 MAC Address<text:tab/>684</text:p>
      <text:p text:style-name="P2">12.8.2 UUID 3 and 5—Name-Based Values<text:tab/>686</text:p>
      <text:p text:style-name="P2">12.8.3 UUID 4—Random Values<text:tab/>688</text:p>
      <text:p text:style-name="P2">12.8.4 Working with UUID Objects<text:tab/>689</text:p>
      <text:p text:style-name="P2">12.9 json—JavaScript Object Notation<text:tab/>690</text:p>
      <text:p text:style-name="P2">12.9.1 Encoding and Decoding Simple Data Types<text:tab/>690</text:p>
      <text:p text:style-name="P2">12.9.2 Human-Consumable vs Compact Output<text:tab/>692</text:p>
      <text:p text:style-name="P2">12.9.3 Encoding Dictionaries<text:tab/>694</text:p>
      <text:p text:style-name="P2">12.9.4 Working with Custom Types<text:tab/>695</text:p>
      <text:p text:style-name="P2">12.9.5 Encoder and Decoder Classes<text:tab/>697</text:p>
      <text:p text:style-name="P2">12.9.6 Working with Streams and Files<text:tab/>700</text:p>
      <text:p text:style-name="P2">12.9.7 Mixed Data Streams<text:tab/>701</text:p>
      <text:p text:style-name="P2">12.10 xmlrpclib—Client Library for XML-RPC<text:tab/>702</text:p>
      <text:p text:style-name="P2">12.10.1 Connecting to a Server<text:tab/>704</text:p>
      <text:p text:style-name="P2">12.10.2 Data Types<text:tab/>706</text:p>
      <text:p text:style-name="P2">12.10.3 Passing Objects<text:tab/>709</text:p>
      <text:p text:style-name="P2">12.10.4 Binary Data<text:tab/>710</text:p>
      <text:p text:style-name="P2">12.10.5 Exception Handling<text:tab/>712</text:p>
      <text:p text:style-name="P2">12.10.6 Combining Calls into One Message<text:tab/>712</text:p>
      <text:p text:style-name="P2">12.11 SimpleXMLRPCServer—An XML-RPC Server<text:tab/>714</text:p>
      <text:p text:style-name="P2">12.11.1 A Simple Server<text:tab/>714</text:p>
      <text:p text:style-name="P2">12.11.2 Alternate API Names<text:tab/>716</text:p>
      <text:p text:style-name="P2">12.11.3 Dotted API Names<text:tab/>718</text:p>
      <text:p text:style-name="P2">12.11.4 Arbitrary API Names<text:tab/>719</text:p>
      <text:p text:style-name="P2">12.11.5 Exposing Methods of Objects<text:tab/>720</text:p>
      <text:p text:style-name="P2">12.11.6 Dispatching Calls<text:tab/>722</text:p>
      <text:p text:style-name="P2">12.11.7 Introspection API<text:tab/>724</text:p>
      <text:p text:style-name="P2">13 EMAIL<text:tab/>727</text:p>
      <text:p text:style-name="P2">13.1 smtplib—Simple Mail Transfer Protocol Client<text:tab/>727</text:p>
      <text:p text:style-name="P2">13.1.1 Sending an Email Message<text:tab/>728</text:p>
      <text:p text:style-name="P2">13.1.2 Authentication and Encryption<text:tab/>730</text:p>
      <text:p text:style-name="P2">13.1.3 Verifying an Email Address<text:tab/>732</text:p>
      <text:p text:style-name="P2">13.2 smtpd—Sample Mail Servers<text:tab/>734</text:p>
      <text:p text:style-name="P2">13.2.1 Mail Server Base Class<text:tab/>734</text:p>
      <text:p text:style-name="P2">13.2.2 Debugging Server<text:tab/>737</text:p>
      <text:p text:style-name="P2">13.2.3 Proxy Server<text:tab/>737</text:p>
      <text:p text:style-name="P2">13.3 imaplib—IMAP4 Client Library<text:tab/>738</text:p>
      <text:p text:style-name="P2">13.3.1 Variations<text:tab/>739</text:p>
      <text:p text:style-name="P2">13.3.2 Connecting to a Server<text:tab/>739</text:p>
      <text:p text:style-name="P2"><text:soft-page-break/>13.3.3 Example Conﬁguration<text:tab/>741</text:p>
      <text:p text:style-name="P2">13.3.4 Listing Mailboxes<text:tab/>741</text:p>
      <text:p text:style-name="P2">13.3.5 Mailbox Status<text:tab/>744</text:p>
      <text:p text:style-name="P2">13.3.6 Selecting a Mailbox<text:tab/>745</text:p>
      <text:p text:style-name="P2">13.3.7 Searching for Messages<text:tab/>746</text:p>
      <text:p text:style-name="P2">13.3.8 Search Criteria<text:tab/>747</text:p>
      <text:p text:style-name="P2">13.3.9 Fetching Messages<text:tab/>749</text:p>
      <text:p text:style-name="P2">13.3.10 Whole Messages<text:tab/>752</text:p>
      <text:p text:style-name="P2">13.3.11 Uploading Messages<text:tab/>753</text:p>
      <text:p text:style-name="P2">13.3.12 Moving and Copying Messages<text:tab/>755</text:p>
      <text:p text:style-name="P2">13.3.13 Deleting Messages<text:tab/>756</text:p>
      <text:p text:style-name="P2">13.4 mailbox—Manipulate Email Archives<text:tab/>758</text:p>
      <text:p text:style-name="P2">13.4.1 mbox<text:tab/>759</text:p>
      <text:p text:style-name="P2">13.4.2 Maildir<text:tab/>762</text:p>
      <text:p text:style-name="P2">13.4.3 Other Formats<text:tab/>768</text:p>
      <text:p text:style-name="P2">14 APPLICATION BUILDING BLOCKS<text:tab/>769</text:p>
      <text:p text:style-name="P2">14.1 getopt—Command-Line Option Parsing<text:tab/>770</text:p>
      <text:p text:style-name="P2">14.1.1 Function Arguments<text:tab/>771</text:p>
      <text:p text:style-name="P2">14.1.2 Short-Form Options<text:tab/>771</text:p>
      <text:p text:style-name="P2">14.1.3 Long-Form Options<text:tab/>772</text:p>
      <text:p text:style-name="P2">14.1.4 A Complete Example<text:tab/>772</text:p>
      <text:p text:style-name="P2">14.1.5 Abbreviating Long-Form Options<text:tab/>775</text:p>
      <text:p text:style-name="P2">14.1.6 GNU-Style Option Parsing<text:tab/>775</text:p>
      <text:p text:style-name="P2">14.1.7 Ending Argument Processing<text:tab/>777</text:p>
      <text:p text:style-name="P2">14.2 optparse—Command-Line Option Parser<text:tab/>777</text:p>
      <text:p text:style-name="P2">14.2.1 Creating an OptionParser<text:tab/>777</text:p>
      <text:p text:style-name="P2">14.2.2 Short- and Long-Form Options<text:tab/>778</text:p>
      <text:p text:style-name="P2">14.2.3 Comparing with getopt<text:tab/>779</text:p>
      <text:p text:style-name="P2">14.2.4 Option Values<text:tab/>781</text:p>
      <text:p text:style-name="P2">14.2.5 Option Actions<text:tab/>784</text:p>
      <text:p text:style-name="P2">14.2.6 Help Messages<text:tab/>790</text:p>
      <text:p text:style-name="P2">14.3 argparse—Command-Line Option and Argument Parsing<text:tab/>795</text:p>
      <text:p text:style-name="P2">14.3.1 Comparing with optparse<text:tab/>796</text:p>
      <text:p text:style-name="P2">14.3.2 Setting Up a Parser<text:tab/>796</text:p>
      <text:p text:style-name="P2">14.3.3 Deﬁning Arguments<text:tab/>796</text:p>
      <text:p text:style-name="P2">14.3.4 Parsing a Command Line<text:tab/>796</text:p>
      <text:p text:style-name="P2">14.3.5 Simple Examples<text:tab/>797</text:p>
      <text:p text:style-name="P2">14.3.6 Automatically Generated Options<text:tab/>805</text:p>
      <text:p text:style-name="P2">14.3.7 Parser Organization<text:tab/>807</text:p>
      <text:p text:style-name="P2">14.3.8 Advanced Argument Processing<text:tab/>815</text:p>
      <text:p text:style-name="P2">14.4 readline—The GNU Readline Library<text:tab/>823</text:p>
      <text:p text:style-name="P2">14.4.1 Conﬁguring<text:tab/>823</text:p>
      <text:p text:style-name="P2">14.4.2 Completing Text<text:tab/>824</text:p>
      <text:p text:style-name="P2">14.4.3 Accessing the Completion Buffer<text:tab/>828</text:p>
      <text:p text:style-name="P2">14.4.4 Input History<text:tab/>832</text:p>
      <text:p text:style-name="P2">14.4.5 Hooks<text:tab/>834</text:p>
      <text:p text:style-name="P2">14.5 getpass—Secure Password Prompt<text:tab/>836</text:p>
      <text:p text:style-name="P2">14.5.1 Example<text:tab/>836</text:p>
      <text:p text:style-name="P2">14.5.2 Using getpass without a Terminal<text:tab/>837</text:p>
      <text:p text:style-name="P2">14.6 cmd—Line-Oriented Command Processors<text:tab/>839</text:p>
      <text:p text:style-name="P2">14.6.1 Processing Commands<text:tab/>839</text:p>
      <text:p text:style-name="P2">14.6.2 Command Arguments<text:tab/>840</text:p>
      <text:p text:style-name="P2"><text:soft-page-break/>14.6.3 Live Help<text:tab/>842</text:p>
      <text:p text:style-name="P2">14.6.4 Auto-Completion<text:tab/>843</text:p>
      <text:p text:style-name="P2">14.6.5 Overriding Base Class Methods<text:tab/>845</text:p>
      <text:p text:style-name="P2">14.6.6 Conﬁguring Cmd through Attributes<text:tab/>847</text:p>
      <text:p text:style-name="P2">14.6.7 Running Shell Commands<text:tab/>848</text:p>
      <text:p text:style-name="P2">14.6.8 Alternative Inputs<text:tab/>849</text:p>
      <text:p text:style-name="P2">14.6.9 Commands from sys.argv<text:tab/>851</text:p>
      <text:p text:style-name="P2">14.7 shlex—Parse Shell-Style Syntaxes<text:tab/>852</text:p>
      <text:p text:style-name="P2">14.7.1 Quoted Strings<text:tab/>852</text:p>
      <text:p text:style-name="P2">14.7.2 Embedded Comments<text:tab/>854</text:p>
      <text:p text:style-name="P2">14.7.3 Split<text:tab/>855</text:p>
      <text:p text:style-name="P2">14.7.4 Including Other Sources of Tokens<text:tab/>855</text:p>
      <text:p text:style-name="P2">14.7.5 Controlling the Parser<text:tab/>856</text:p>
      <text:p text:style-name="P2">14.7.6 Error Handling<text:tab/>858</text:p>
      <text:p text:style-name="P2">14.7.7 POSIX vs Non-POSIX Parsing<text:tab/>859</text:p>
      <text:p text:style-name="P2">14.8 ConﬁgParser—Work with Conﬁguration Files<text:tab/>861</text:p>
      <text:p text:style-name="P2">14.8.1 Conﬁguration File Format<text:tab/>862</text:p>
      <text:p text:style-name="P2">14.8.2 Reading Conﬁguration Files<text:tab/>862</text:p>
      <text:p text:style-name="P2">14.8.3 Accessing Conﬁguration Settings<text:tab/>864</text:p>
      <text:p text:style-name="P2">14.8.4 Modifying Settings<text:tab/>869</text:p>
      <text:p text:style-name="P2">14.8.5 Saving Conﬁguration Files<text:tab/>871</text:p>
      <text:p text:style-name="P2">14.8.6 Option Search Path<text:tab/>872</text:p>
      <text:p text:style-name="P2">14.8.7 Combining Values with Interpolation<text:tab/>875</text:p>
      <text:p text:style-name="P2">14.9 logging—Report Status, Error, and Informational Messages<text:tab/>878</text:p>
      <text:p text:style-name="P2">14.9.1 Logging in Applications vs Libraries<text:tab/>878</text:p>
      <text:p text:style-name="P2">14.9.2 Logging to a File<text:tab/>879</text:p>
      <text:p text:style-name="P2">14.9.3 Rotating Log Files<text:tab/>879</text:p>
      <text:p text:style-name="P2">14.9.4 Verbosity Levels<text:tab/>880</text:p>
      <text:p text:style-name="P2">14.9.5 Naming Logger Instances<text:tab/>882</text:p>
      <text:p text:style-name="P2">14.10 ﬁleinput—Command-Line Filter Framework<text:tab/>883</text:p>
      <text:p text:style-name="P2">14.10.1 Converting M3U Files to RSS<text:tab/>883</text:p>
      <text:p text:style-name="P2">14.10.2 Progress Metadata<text:tab/>886</text:p>
      <text:p text:style-name="P2">14.10.3 In-Place Filtering<text:tab/>887</text:p>
      <text:p text:style-name="P2">14.11 atexit—Program Shutdown Callbacks<text:tab/>890</text:p>
      <text:p text:style-name="P2">14.11.1 Examples<text:tab/>890</text:p>
      <text:p text:style-name="P2">14.11.2 When Are atexit Functions Not Called?<text:tab/>891</text:p>
      <text:p text:style-name="P2">14.11.3 Handling Exceptions<text:tab/>893</text:p>
      <text:p text:style-name="P2">14.12 sched—Timed Event Scheduler<text:tab/>894</text:p>
      <text:p text:style-name="P2">14.12.1 Running Events with a Delay<text:tab/>895</text:p>
      <text:p text:style-name="P2">14.12.2 Overlapping Events<text:tab/>896</text:p>
      <text:p text:style-name="P2">14.12.3 Event Priorities<text:tab/>897</text:p>
      <text:p text:style-name="P2">14.12.4 Canceling Events<text:tab/>897</text:p>
      <text:p text:style-name="P2">15 INTERNATIONALIZATION AND LOCALIZATION<text:tab/>899</text:p>
      <text:p text:style-name="P2">15.1 gettext—Message Catalogs<text:tab/>899</text:p>
      <text:p text:style-name="P2">15.1.1 Translation Workﬂow Overview<text:tab/>900</text:p>
      <text:p text:style-name="P2">15.1.2 Creating Message Catalogs from Source Code<text:tab/>900</text:p>
      <text:p text:style-name="P2">15.1.3 Finding Message Catalogs at Runtime<text:tab/>903</text:p>
      <text:p text:style-name="P2">15.1.4 Plural Values<text:tab/>905</text:p>
      <text:p text:style-name="P2">15.1.5 Application vs Module Localization<text:tab/>907</text:p>
      <text:p text:style-name="P2">15.1.6 Switching Translations<text:tab/>908</text:p>
      <text:p text:style-name="P2">15.2 locale—Cultural Localization API<text:tab/>909</text:p>
      <text:p text:style-name="P2">15.2.1 Probing the Current Locale<text:tab/>909</text:p>
      <text:p text:style-name="P2"><text:soft-page-break/>15.2.2 Currency<text:tab/>915</text:p>
      <text:p text:style-name="P2">15.2.3 Formatting Numbers<text:tab/>916</text:p>
      <text:p text:style-name="P2">15.2.4 Parsing Numbers<text:tab/>917</text:p>
      <text:p text:style-name="P2">15.2.5 Dates and Times<text:tab/>917</text:p>
      <text:p text:style-name="P2">16 DEVELOPER TOOLS<text:tab/>919</text:p>
      <text:p text:style-name="P2">16.1 pydoc—Online Help for Modules<text:tab/>920</text:p>
      <text:p text:style-name="P2">16.1.1 Plain-Text Help<text:tab/>920</text:p>
      <text:p text:style-name="P2">16.1.2 HTML Help<text:tab/>920</text:p>
      <text:p text:style-name="P2">16.1.3 Interactive Help<text:tab/>921</text:p>
      <text:p text:style-name="P2">16.2 doctest—Testing through Documentation<text:tab/>921</text:p>
      <text:p text:style-name="P2">16.2.1 Getting Started<text:tab/>922</text:p>
      <text:p text:style-name="P2">16.2.2 Handling Unpredictable Output<text:tab/>924</text:p>
      <text:p text:style-name="P2">16.2.3 Tracebacks<text:tab/>928</text:p>
      <text:p text:style-name="P2">16.2.4 Working around Whitespace<text:tab/>930</text:p>
      <text:p text:style-name="P2">16.2.5 Test Locations<text:tab/>936</text:p>
      <text:p text:style-name="P2">16.2.6 External Documentation<text:tab/>939</text:p>
      <text:p text:style-name="P2">16.2.7 Running Tests<text:tab/>942</text:p>
      <text:p text:style-name="P2">16.2.8 Test Context<text:tab/>945</text:p>
      <text:p text:style-name="P2">16.3 unittest—Automated Testing Framework<text:tab/>949</text:p>
      <text:p text:style-name="P2">16.3.1 Basic Test Structure<text:tab/>949</text:p>
      <text:p text:style-name="P2">16.3.2 Running Tests<text:tab/>949</text:p>
      <text:p text:style-name="P2">16.3.3 Test Outcomes<text:tab/>950</text:p>
      <text:p text:style-name="P2">16.3.4 Asserting Truth<text:tab/>952</text:p>
      <text:p text:style-name="P2">16.3.5 Testing Equality<text:tab/>953</text:p>
      <text:p text:style-name="P2">16.3.6 Almost Equal?<text:tab/>954</text:p>
      <text:p text:style-name="P2">16.3.7 Testing for Exceptions<text:tab/>955</text:p>
      <text:p text:style-name="P2">16.3.8 Test Fixtures<text:tab/>956</text:p>
      <text:p text:style-name="P2">16.3.9 Test Suites<text:tab/>957</text:p>
      <text:p text:style-name="P2">16.4 traceback—Exceptions and Stack Traces<text:tab/>958</text:p>
      <text:p text:style-name="P2">16.4.1 Supporting Functions<text:tab/>958</text:p>
      <text:p text:style-name="P2">16.4.2 Working with Exceptions<text:tab/>959</text:p>
      <text:p text:style-name="P2">16.4.3 Working with the Stack<text:tab/>963</text:p>
      <text:p text:style-name="P2">16.5 cgitb—Detailed Traceback Reports<text:tab/>965</text:p>
      <text:p text:style-name="P2">16.5.1 Standard Traceback Dumps<text:tab/>966</text:p>
      <text:p text:style-name="P2">16.5.2 Enabling Detailed Tracebacks<text:tab/>966</text:p>
      <text:p text:style-name="P2">16.5.3 Local Variables in Tracebacks<text:tab/>968</text:p>
      <text:p text:style-name="P2">16.5.4 Exception Properties<text:tab/>971</text:p>
      <text:p text:style-name="P2">16.5.5 HTML Output<text:tab/>972</text:p>
      <text:p text:style-name="P2">16.5.6 Logging Tracebacks<text:tab/>972</text:p>
      <text:p text:style-name="P2">16.6 pdb—Interactive Debugger<text:tab/>975</text:p>
      <text:p text:style-name="P2">16.6.1 Starting the Debugger<text:tab/>976</text:p>
      <text:p text:style-name="P2">16.6.2 Controlling the Debugger<text:tab/>979</text:p>
      <text:p text:style-name="P2">16.6.3 Breakpoints<text:tab/>990</text:p>
      <text:p text:style-name="P2">16.6.4 Changing Execution Flow<text:tab/>1002</text:p>
      <text:p text:style-name="P2">16.6.5 Customizing the Debugger with Aliases<text:tab/>1009</text:p>
      <text:p text:style-name="P2">16.6.6 Saving Conﬁguration Settings<text:tab/>1011</text:p>
      <text:p text:style-name="P2">16.7 trace—Follow Program Flow<text:tab/>1012</text:p>
      <text:p text:style-name="P2">16.7.1 Example Program<text:tab/>1013</text:p>
      <text:p text:style-name="P2">16.7.2 Tracing Execution<text:tab/>1013</text:p>
      <text:p text:style-name="P2">16.7.3 Code Coverage<text:tab/>1014</text:p>
      <text:p text:style-name="P2">16.7.4 Calling Relationships<text:tab/>1017</text:p>
      <text:p text:style-name="P2">16.7.5 Programming Interface<text:tab/>1018</text:p>
      <text:p text:style-name="P2"><text:soft-page-break/>16.7.6 Saving Result Data<text:tab/>1020</text:p>
      <text:p text:style-name="P2">16.7.7 Options<text:tab/>1022</text:p>
      <text:p text:style-name="P2">16.8 proﬁle and pstats—Performance Analysis<text:tab/>1022</text:p>
      <text:p text:style-name="P2">16.8.1 Running the Proﬁler<text:tab/>1023</text:p>
      <text:p text:style-name="P2">16.8.2 Running in a Context<text:tab/>1026</text:p>
      <text:p text:style-name="P2">16.8.3 pstats: Saving and Working with Statistics<text:tab/>1027</text:p>
      <text:p text:style-name="P2">16.8.4 Limiting Report Contents<text:tab/>1028</text:p>
      <text:p text:style-name="P2">16.8.5 Caller / Callee Graphs<text:tab/>1029</text:p>
      <text:p text:style-name="P2">16.9 timeit—Time the Execution of Small Bits of Python Code<text:tab/>1031</text:p>
      <text:p text:style-name="P2">16.9.1 Module Contents<text:tab/>1031</text:p>
      <text:p text:style-name="P2">16.9.2 Basic Example<text:tab/>1032</text:p>
      <text:p text:style-name="P2">16.9.3 Storing Values in a Dictionary<text:tab/>1033</text:p>
      <text:p text:style-name="P2">16.9.4 From the Command Line<text:tab/>1035</text:p>
      <text:p text:style-name="P2">16.10 compileall—Byte-Compile Source Files<text:tab/>1037</text:p>
      <text:p text:style-name="P2">16.10.1 Compiling One Directory<text:tab/>1037</text:p>
      <text:p text:style-name="P2">16.10.2 Compiling sys.path<text:tab/>1038</text:p>
      <text:p text:style-name="P2">16.10.3 From the Command Line<text:tab/>1039</text:p>
      <text:p text:style-name="P2">16.11 pyclbr—Class Browser<text:tab/>1039</text:p>
      <text:p text:style-name="P2">16.11.1 Scanning for Classes<text:tab/>1041</text:p>
      <text:p text:style-name="P2">16.11.2 Scanning for Functions<text:tab/>1042</text:p>
      <text:p text:style-name="P2">17 RUNTIME FEATURES<text:tab/>1045</text:p>
      <text:p text:style-name="P2">17.1 site—Site-Wide Conﬁguration<text:tab/>1046</text:p>
      <text:p text:style-name="P2">17.1.1 Import Path<text:tab/>1046</text:p>
      <text:p text:style-name="P2">17.1.2 User Directories<text:tab/>1047</text:p>
      <text:p text:style-name="P2">17.1.3 Path Conﬁguration Files<text:tab/>1049</text:p>
      <text:p text:style-name="P2">17.1.4 Customizing Site Conﬁguration<text:tab/>1051</text:p>
      <text:p text:style-name="P2">17.1.5 Customizing User Conﬁguration<text:tab/>1053</text:p>
      <text:p text:style-name="P2">17.1.6 Disabling the site Module<text:tab/>1054</text:p>
      <text:p text:style-name="P2">17.2 sys—System-Speciﬁc Conﬁguration<text:tab/>1055</text:p>
      <text:p text:style-name="P2">17.2.1 Interpreter Settings<text:tab/>1055</text:p>
      <text:p text:style-name="P2">17.2.2 Runtime Environment<text:tab/>1062</text:p>
      <text:p text:style-name="P2">17.2.3 Memory Management and Limits<text:tab/>1065</text:p>
      <text:p text:style-name="P2">17.2.4 Exception Handling<text:tab/>1071</text:p>
      <text:p text:style-name="P2">17.2.5 Low-Level Thread Support<text:tab/>1074</text:p>
      <text:p text:style-name="P2">17.2.6 Modules and Imports<text:tab/>1080</text:p>
      <text:p text:style-name="P2">17.2.7 Tracing a Program as It Runs<text:tab/>1101</text:p>
      <text:p text:style-name="P2">17.3 os—Portable Access to Operating System Speciﬁc Features<text:tab/>1108</text:p>
      <text:p text:style-name="P2">17.3.1 Process Owner<text:tab/>1108</text:p>
      <text:p text:style-name="P2">17.3.2 Process Environment<text:tab/>1111</text:p>
      <text:p text:style-name="P2">17.3.3 Process Working Directory<text:tab/>1112</text:p>
      <text:p text:style-name="P2">17.3.4 Pipes<text:tab/>1112</text:p>
      <text:p text:style-name="P2">17.3.5 File Descriptors<text:tab/>1116</text:p>
      <text:p text:style-name="P2">17.3.6 File System Permissions<text:tab/>1116</text:p>
      <text:p text:style-name="P2">17.3.7 Directories<text:tab/>1118</text:p>
      <text:p text:style-name="P2">17.3.8 Symbolic Links<text:tab/>1119</text:p>
      <text:p text:style-name="P2">17.3.9 Walking a Directory Tree<text:tab/>1120</text:p>
      <text:p text:style-name="P2">17.3.10 Running External Commands<text:tab/>1121</text:p>
      <text:p text:style-name="P2">17.3.11 Creating Processes with os.fork()<text:tab/>1122</text:p>
      <text:p text:style-name="P2">17.3.12 Waiting for a Child<text:tab/>1125</text:p>
      <text:p text:style-name="P2">17.3.13 Spawn<text:tab/>1127</text:p>
      <text:p text:style-name="P2">17.3.14 File System Permissions<text:tab/>1127</text:p>
      <text:p text:style-name="P2">17.4 platform—System Version Information<text:tab/>1129</text:p>
      <text:p text:style-name="P2"><text:soft-page-break/>17.4.1 Interpreter<text:tab/>1129</text:p>
      <text:p text:style-name="P2">17.4.2 Platform<text:tab/>1130</text:p>
      <text:p text:style-name="P2">17.4.3 Operating System and Hardware Info<text:tab/>1131</text:p>
      <text:p text:style-name="P2">17.4.4 Executable Architecture<text:tab/>1133</text:p>
      <text:p text:style-name="P2">17.5 resource—System Resource Management<text:tab/>1134</text:p>
      <text:p text:style-name="P2">17.5.1 Current Usage<text:tab/>1134</text:p>
      <text:p text:style-name="P2">17.5.2 Resource Limits<text:tab/>1135</text:p>
      <text:p text:style-name="P2">17.6 gc—Garbage Collector<text:tab/>1138</text:p>
      <text:p text:style-name="P2">17.6.1 Tracing References<text:tab/>1138</text:p>
      <text:p text:style-name="P2">17.6.2 Forcing Garbage Collection<text:tab/>1141</text:p>
      <text:p text:style-name="P2">17.6.3 Finding References to Objects that Cannot Be Collected<text:tab/>1146</text:p>
      <text:p text:style-name="P2">17.6.4 Collection Thresholds and Generations<text:tab/>1148</text:p>
      <text:p text:style-name="P2">17.6.5 Debugging<text:tab/>1151</text:p>
      <text:p text:style-name="P2">17.7 sysconﬁg—Interpreter Compile-Time Conﬁguration<text:tab/>1160</text:p>
      <text:p text:style-name="P2">17.7.1 Conﬁguration Variables<text:tab/>1160</text:p>
      <text:p text:style-name="P2">17.7.2 Installation Paths<text:tab/>1163</text:p>
      <text:p text:style-name="P2">17.7.3 Python Version and Platform<text:tab/>1167</text:p>
      <text:p text:style-name="P2">18 LANGUAGE TOOLS<text:tab/>1169</text:p>
      <text:p text:style-name="P2">18.1 warnings—Nonfatal Alerts<text:tab/>1170</text:p>
      <text:p text:style-name="P2">18.1.1 Categories and Filtering<text:tab/>1170</text:p>
      <text:p text:style-name="P2">18.1.2 Generating Warnings<text:tab/>1171</text:p>
      <text:p text:style-name="P2">18.1.3 Filtering with Patterns<text:tab/>1172</text:p>
      <text:p text:style-name="P2">18.1.4 Repeated Warnings<text:tab/>1174</text:p>
      <text:p text:style-name="P2">18.1.5 Alternate Message Delivery Functions<text:tab/>1175</text:p>
      <text:p text:style-name="P2">18.1.6 Formatting<text:tab/>1176</text:p>
      <text:p text:style-name="P2">18.1.7 Stack Level in Warnings<text:tab/>1177</text:p>
      <text:p text:style-name="P2">18.2 abc—Abstract Base Classes<text:tab/>1178</text:p>
      <text:p text:style-name="P2">18.2.1 Why Use Abstract Base Classes?<text:tab/>1178</text:p>
      <text:p text:style-name="P2">18.2.2 How Abstract Base Classes Work<text:tab/>1178</text:p>
      <text:p text:style-name="P2">18.2.3 Registering a Concrete Class<text:tab/>1179</text:p>
      <text:p text:style-name="P2">18.2.4 Implementation through Subclassing<text:tab/>1179</text:p>
      <text:p text:style-name="P2">18.2.5 Concrete Methods in ABCs<text:tab/>1181</text:p>
      <text:p text:style-name="P2">18.2.6 Abstract Properties<text:tab/>1182</text:p>
      <text:p text:style-name="P2">18.3 dis—Python Bytecode Disassembler<text:tab/>1186</text:p>
      <text:p text:style-name="P2">18.3.1 Basic Disassembly<text:tab/>1187</text:p>
      <text:p text:style-name="P2">18.3.2 Disassembling Functions<text:tab/>1187</text:p>
      <text:p text:style-name="P2">18.3.3 Classes<text:tab/>1189</text:p>
      <text:p text:style-name="P2">18.3.4 Using Disassembly to Debug<text:tab/>1190</text:p>
      <text:p text:style-name="P2">18.3.5 Performance Analysis of Loops<text:tab/>1192</text:p>
      <text:p text:style-name="P2">18.3.6 Compiler Optimizations<text:tab/>1198</text:p>
      <text:p text:style-name="P2">18.4 inspect—Inspect Live Objects<text:tab/>1200</text:p>
      <text:p text:style-name="P2">18.4.1 Example Module<text:tab/>1200</text:p>
      <text:p text:style-name="P2">18.4.2 Module Information<text:tab/>1201</text:p>
      <text:p text:style-name="P2">18.4.3 Inspecting Modules<text:tab/>1203</text:p>
      <text:p text:style-name="P2">18.4.4 Inspecting Classes<text:tab/>1204</text:p>
      <text:p text:style-name="P2">18.4.5 Documentation Strings<text:tab/>1206</text:p>
      <text:p text:style-name="P2">18.4.6 Retrieving Source<text:tab/>1207</text:p>
      <text:p text:style-name="P2">18.4.7 Method and Function Arguments<text:tab/>1209</text:p>
      <text:p text:style-name="P2">18.4.8 Class Hierarchies<text:tab/>1210</text:p>
      <text:p text:style-name="P2">18.4.9 Method Resolution Order<text:tab/>1212</text:p>
      <text:p text:style-name="P2">18.4.10 The Stack and Frames<text:tab/>1213</text:p>
      <text:p text:style-name="P2">18.5 exceptions—Built-in Exception Classes<text:tab/>1216</text:p>
      <text:p text:style-name="P2"><text:soft-page-break/>18.5.1 Base Classes<text:tab/>1216</text:p>
      <text:p text:style-name="P2">18.5.2 Raised Exceptions<text:tab/>1217</text:p>
      <text:p text:style-name="P2">18.5.3 Warning Categories<text:tab/>1233</text:p>
      <text:p text:style-name="P2">19 MODULES AND PACKAGES<text:tab/>1235</text:p>
      <text:p text:style-name="P2">19.1 imp—Python’s Import Mechanism<text:tab/>1235</text:p>
      <text:p text:style-name="P2">19.1.1 Example Package<text:tab/>1236</text:p>
      <text:p text:style-name="P2">19.1.2 Module Types<text:tab/>1236</text:p>
      <text:p text:style-name="P2">19.1.3 Finding Modules<text:tab/>1237</text:p>
      <text:p text:style-name="P2">19.1.4 Loading Modules<text:tab/>1238</text:p>
      <text:p text:style-name="P2">19.2 zipimport—Load Python Code from ZIP Archives<text:tab/>1240</text:p>
      <text:p text:style-name="P2">19.2.1 Example<text:tab/>1240</text:p>
      <text:p text:style-name="P2">19.2.2 Finding a Module<text:tab/>1241</text:p>
      <text:p text:style-name="P2">19.2.3 Accessing Code<text:tab/>1242</text:p>
      <text:p text:style-name="P2">19.2.4 Source<text:tab/>1243</text:p>
      <text:p text:style-name="P2">19.2.5 Packages<text:tab/>1244</text:p>
      <text:p text:style-name="P2">19.2.6 Data<text:tab/>1244</text:p>
      <text:p text:style-name="P2">19.3 pkgutil—Package Utilities<text:tab/>1247</text:p>
      <text:p text:style-name="P2">19.3.1 Package Import Paths<text:tab/>1247</text:p>
      <text:p text:style-name="P2">19.3.2 Development Versions of Packages<text:tab/>1249</text:p>
      <text:p text:style-name="P2">19.3.3 Managing Paths with PKG Files<text:tab/>1251</text:p>
      <text:p text:style-name="P2">19.3.4 Nested Packages<text:tab/>1253</text:p>
      <text:p text:style-name="P2">19.3.5 Package Data<text:tab/>1255</text:p>
      <text:p text:style-name="P2">Index of Python Modules 1259</text:p>
      <text:p text:style-name="P2">Index 1261</text:p>
      <text:p text:style-name="P2">TABLES</text:p>
      <text:p text:style-name="P2">1.1 Regular Expression Escape Codes 24</text:p>
      <text:p text:style-name="P2">1.2 Regular Expression Anchoring Codes 27</text:p>
      <text:p text:style-name="P2">1.3 Regular Expression Flag Abbreviations 45</text:p>
      <text:p text:style-name="P2">2.1 Byte Order Speciﬁers for struct 104</text:p>
      <text:p text:style-name="P2">6.1 Codec Error Handling Modes 292</text:p>
      <text:p text:style-name="P2">7.1 The “project” Table 353</text:p>
      <text:p text:style-name="P2">7.2 The “task” Table 353</text:p>
      <text:p text:style-name="P2">7.3 CSV Dialect Parameters 415</text:p>
      <text:p text:style-name="P2">10.1 Multiprocessing Exit Codes 537</text:p>
      <text:p text:style-name="P2">11.1 Event Flags for poll() 604</text:p>
      <text:p text:style-name="P2">13.1 IMAP 4 Mailbox Status Conditions 744</text:p>
      <text:p text:style-name="P2">14.1 Flags for Variable Argument Deﬁnitions in argparse 815</text:p>
      <text:p text:style-name="P2">14.2 Logging Levels 881</text:p>
      <text:p text:style-name="P2">16.1 Test Case Outcomes 950</text:p>
      <text:p text:style-name="P2">17.1 CPython Command-Line Option Flags<text:tab/>1057</text:p>
      <text:p text:style-name="P2">17.2 Event Hooks for settrace()<text:tab/>1101</text:p>
      <text:p text:style-name="P2">17.3 Platform Information Functions<text:tab/>1132</text:p>
      <text:p text:style-name="P2">17.4 Path Names Used in sysconﬁg<text:tab/>1164</text:p>
      <text:p text:style-name="P2">18.1 Warning Filter Actions<text:tab/>1171</text:p>
      <text:p text:style-name="P2"><text:line-break/></text:p>
      <text:h text:style-name="Heading_20_1" text:outline-level="1"><text:bookmark-start text:name="__RefHeading__21956_2058063626"/>***Think_Complexity_2012_146p<text:bookmark-end text:name="__RefHeading__21956_2058063626"/></text:h>
      <text:p text:style-name="P2">Preface v</text:p>
      <text:p text:style-name="P2">0.1 Why I wrote this book<text:tab/>v</text:p>
      <text:p text:style-name="P2">0.2 Suggestions for teachers<text:tab/>v</text:p>
      <text:p text:style-name="P2">0.3 Suggestions for autodidacts<text:tab/>vi</text:p>
      <text:p text:style-name="P2"><text:soft-page-break/>1 Complexity Science<text:tab/>1</text:p>
      <text:p text:style-name="P2">1.1 What is this book about?<text:tab/>1</text:p>
      <text:p text:style-name="P2">1.2 A new kind of science<text:tab/>2</text:p>
      <text:p text:style-name="P2">1.3 Paradigm shift?<text:tab/>3</text:p>
      <text:p text:style-name="P2">1.4 The axes of scientific models<text:tab/>4</text:p>
      <text:p text:style-name="P2">1.5 A new kind of model<text:tab/>5</text:p>
      <text:p text:style-name="P2">1.6 A new kind of engineering<text:tab/>6</text:p>
      <text:p text:style-name="P2">1.7 A new kind of thinking<text:tab/>7</text:p>
      <text:p text:style-name="P2">2 Graphs<text:tab/>9</text:p>
      <text:p text:style-name="P2">2.1 What’s a graph?<text:tab/>9</text:p>
      <text:p text:style-name="P2">2.2 Representing graphs<text:tab/>11</text:p>
      <text:p text:style-name="P2">2.3 Random graphs<text:tab/>14</text:p>
      <text:p text:style-name="P2">2.4 Connected graphs<text:tab/>15</text:p>
      <text:p text:style-name="P2">2.5 Paul Erd˝os: peripatetic mathematician, speed freak<text:tab/>15</text:p>
      <text:p text:style-name="P2">2.6 Iterators<text:tab/>16</text:p>
      <text:p text:style-name="P2">2.7 Generators<text:tab/>17</text:p>
      <text:p text:style-name="P2">3 Analysis of algorithms<text:tab/>19</text:p>
      <text:p text:style-name="P2">3.1 Order of growth<text:tab/>20</text:p>
      <text:p text:style-name="P2">3.2 Analysis of basic operations<text:tab/>22</text:p>
      <text:p text:style-name="P2">3.3 Analysis of search algorithms<text:tab/>23</text:p>
      <text:p text:style-name="P2">3.4 Hashtables<text:tab/>24</text:p>
      <text:p text:style-name="P2">3.5 Summing lists<text:tab/>28</text:p>
      <text:p text:style-name="P2">3.6 pyplot<text:tab/>30</text:p>
      <text:p text:style-name="P2">3.7 List comprehensions<text:tab/>31</text:p>
      <text:p text:style-name="P2">4 Small world graphs<text:tab/>33</text:p>
      <text:p text:style-name="P2">4.1 Analysis of graph algorithms<text:tab/>33</text:p>
      <text:p text:style-name="P2">4.2 FIFO implementation<text:tab/>34</text:p>
      <text:p text:style-name="P2">4.3 Stanley Milgram<text:tab/>35</text:p>
      <text:p text:style-name="P2">4.4 Watts and Strogatz<text:tab/>36</text:p>
      <text:p text:style-name="P2">4.5 Dijkstra<text:tab/>37</text:p>
      <text:p text:style-name="P2">4.6 What kind of explanation is that?<text:tab/>38</text:p>
      <text:p text:style-name="P2">5 Scale-free networks<text:tab/>41</text:p>
      <text:p text:style-name="P2">5.1 Zipf’s Law<text:tab/>41</text:p>
      <text:p text:style-name="P2">5.2 Cumulative distributions<text:tab/>42</text:p>
      <text:p text:style-name="P2">5.3 Continuous distributions<text:tab/>43</text:p>
      <text:p text:style-name="P2">5.4 Pareto distributions<text:tab/>44</text:p>
      <text:p text:style-name="P2">5.5 Barabási and Albert<text:tab/>46</text:p>
      <text:p text:style-name="P2">5.6 Zipf, Pareto and power laws<text:tab/>47</text:p>
      <text:p text:style-name="P2">5.7 Explanatory models<text:tab/>49</text:p>
      <text:p text:style-name="P2">6 Cellular Automata<text:tab/>51</text:p>
      <text:p text:style-name="P2">6.1 Stephen Wolfram<text:tab/>51</text:p>
      <text:p text:style-name="P2">6.2 Implementing CAs<text:tab/>53</text:p>
      <text:p text:style-name="P2">6.3 CADrawer<text:tab/>54</text:p>
      <text:p text:style-name="P2">6.4 Classifying CAs<text:tab/>56</text:p>
      <text:p text:style-name="P2">Contents xi</text:p>
      <text:p text:style-name="P2">6.5 Randomness<text:tab/>56</text:p>
      <text:p text:style-name="P2">6.6 Determinism<text:tab/>58</text:p>
      <text:p text:style-name="P2">6.7 Structures<text:tab/>59</text:p>
      <text:p text:style-name="P2">6.8 Universality<text:tab/>61</text:p>
      <text:p text:style-name="P2">6.9 Falsifiability<text:tab/>62</text:p>
      <text:p text:style-name="P2">6.10 What is this a model of?<text:tab/>64</text:p>
      <text:p text:style-name="P2">7 Game of Life<text:tab/>65</text:p>
      <text:p text:style-name="P2"><text:soft-page-break/>7.1 Implementing Life<text:tab/>66</text:p>
      <text:p text:style-name="P2">7.2 Life patterns<text:tab/>68</text:p>
      <text:p text:style-name="P2">7.3 Conway’s conjecture<text:tab/>69</text:p>
      <text:p text:style-name="P2">7.4 Realism<text:tab/>69</text:p>
      <text:p text:style-name="P2">7.5 Instrumentalism<text:tab/>70</text:p>
      <text:p text:style-name="P2">7.6 Turmites<text:tab/>71</text:p>
      <text:p text:style-name="P2">8 Fractals<text:tab/>73</text:p>
      <text:p text:style-name="P2">8.1 Fractal CAs<text:tab/>74</text:p>
      <text:p text:style-name="P2">8.2 Percolation<text:tab/>76</text:p>
      <text:p text:style-name="P2">9 Self-organized criticality<text:tab/>79</text:p>
      <text:p text:style-name="P2">9.1 Sand piles<text:tab/>79</text:p>
      <text:p text:style-name="P2">9.2 Spectral density<text:tab/>80</text:p>
      <text:p text:style-name="P2">9.3 Fast Fourier Transform<text:tab/>82</text:p>
      <text:p text:style-name="P2">9.4 Pink noise<text:tab/>83</text:p>
      <text:p text:style-name="P2">9.5 Reductionism and Holism<text:tab/>84</text:p>
      <text:p text:style-name="P2">9.6 SOC, causation and prediction<text:tab/>86</text:p>
      <text:p text:style-name="P2">10 Agent-based models 89</text:p>
      <text:p text:style-name="P2">10.1 Thomas Schelling<text:tab/>89</text:p>
      <text:p text:style-name="P2">10.2 Agent-based models<text:tab/>90</text:p>
      <text:p text:style-name="P2">10.3 Traffic jams<text:tab/>91</text:p>
      <text:p text:style-name="P2">xii Contents</text:p>
      <text:p text:style-name="P2">10.4 Boids<text:tab/>91</text:p>
      <text:p text:style-name="P2">10.5 Prisoner’s Dilemma<text:tab/>93</text:p>
      <text:p text:style-name="P2">10.6 Emergence<text:tab/>95</text:p>
      <text:p text:style-name="P2">10.7 Free will<text:tab/>96</text:p>
      <text:p text:style-name="P2">11 Case study: Sugarscape 99</text:p>
      <text:p text:style-name="P2">11.1 The Original Sugarscape<text:tab/>99</text:p>
      <text:p text:style-name="P2">11.2 The Occupy movement<text:tab/>99</text:p>
      <text:p text:style-name="P2">11.3 A New Take on Sugarscape<text:tab/>100</text:p>
      <text:p text:style-name="P2">11.4 Taxation and the Leave Behind<text:tab/>101</text:p>
      <text:p text:style-name="P2">11.5 The Gini coefficient<text:tab/>101</text:p>
      <text:p text:style-name="P2">11.6 Results With Taxation<text:tab/>102</text:p>
      <text:p text:style-name="P2">11.7 Conclusion<text:tab/>103</text:p>
      <text:p text:style-name="P2">12 Case study: Ant trails 105</text:p>
      <text:p text:style-name="P2">12.1 Introduction<text:tab/>105</text:p>
      <text:p text:style-name="P2">12.2 Model Overview<text:tab/>105</text:p>
      <text:p text:style-name="P2">12.3 API design<text:tab/>106</text:p>
      <text:p text:style-name="P2">12.4 Sparse matrices<text:tab/>108</text:p>
      <text:p text:style-name="P2">12.5 wx<text:tab/>108</text:p>
      <text:p text:style-name="P2">12.6 Applications<text:tab/>109</text:p>
      <text:p text:style-name="P2">13 Case study: Directed graphs and knots 111</text:p>
      <text:p text:style-name="P2">13.1 Directed Graphs<text:tab/>111</text:p>
      <text:p text:style-name="P2">13.2 Implementation<text:tab/>112</text:p>
      <text:p text:style-name="P2">13.3 Detecting knots<text:tab/>112</text:p>
      <text:p text:style-name="P2">13.4 Knots in Wikipedia<text:tab/>114</text:p>
      <text:p text:style-name="P2">14 Case study: The Volunteer’s Dilemma<text:tab/>115</text:p>
      <text:p text:style-name="P2">14.1 The prairie dog’s dilemma<text:tab/>115</text:p>
      <text:p text:style-name="P2">14.2 Analysis<text:tab/>116</text:p>
      <text:p text:style-name="P2">14.3 The Norms Game<text:tab/>117</text:p>
      <text:p text:style-name="P2">14.4 Results<text:tab/>118</text:p>
      <text:p text:style-name="P2">14.5 Improving the chances<text:tab/>119</text:p>
      <text:p text:style-name="P2">A Call for submissions<text:tab/>121</text:p>
      <text:p text:style-name="P2"><text:soft-page-break/>B Reading list<text:tab/>123</text:p>
      <text:p text:style-name="P2"/>
      <text:p text:style-name="P2"/>
      <text:h text:style-name="Heading_20_1" text:outline-level="1"><text:bookmark-start text:name="__RefHeading__21958_2058063626"/>***Twisted_Network_Programming_Essentials_2nd_ed_2013_193p<text:bookmark-end text:name="__RefHeading__21958_2058063626"/></text:h>
      <text:p text:style-name="P2">Foreword to the First Edition ix</text:p>
      <text:p text:style-name="P2">Preface xiii</text:p>
      <text:p text:style-name="P2">Part I An Introduction to Twisted</text:p>
      <text:p text:style-name="P2">1 Getting Started 3</text:p>
      <text:p text:style-name="P2">Installing Twisted<text:tab/>3</text:p>
      <text:p text:style-name="P2">Installation on Linux<text:tab/>3</text:p>
      <text:p text:style-name="P2">Installation on Windows<text:tab/>4</text:p>
      <text:p text:style-name="P2">Installation on OS X<text:tab/>5</text:p>
      <text:p text:style-name="P2">Installing from Source<text:tab/>5</text:p>
      <text:p text:style-name="P2">Required Dependencies<text:tab/>5</text:p>
      <text:p text:style-name="P2">Installing Twisted from a Release Tarball<text:tab/>6</text:p>
      <text:p text:style-name="P2">Installing Twisted from a Source Checkout<text:tab/>6</text:p>
      <text:p text:style-name="P2">Installing Optional Dependencies from Source<text:tab/>6</text:p>
      <text:p text:style-name="P2">Testing Your Installation<text:tab/>7</text:p>
      <text:p text:style-name="P2">Using the Twisted Documentation<text:tab/>8</text:p>
      <text:p text:style-name="P2">API Documentation<text:tab/>8</text:p>
      <text:p text:style-name="P2">Subproject Documentation<text:tab/>8</text:p>
      <text:p text:style-name="P2">Finding Answers to Your Questions<text:tab/>8</text:p>
      <text:p text:style-name="P2">Mailing Lists<text:tab/>9</text:p>
      <text:p text:style-name="P2">IRC Channels<text:tab/>9</text:p>
      <text:p text:style-name="P2">Stack Overflow<text:tab/>9</text:p>
      <text:p text:style-name="P2">Twisted Blogs<text:tab/>9</text:p>
      <text:p text:style-name="P2">2 Building Basic Clients and Servers 11</text:p>
      <text:p text:style-name="P2">A TCP Echo Server and Client<text:tab/>11</text:p>
      <text:p text:style-name="P2">Event-Driven Programming<text:tab/>12</text:p>
      <text:p text:style-name="P2">The Reactor<text:tab/>14</text:p>
      <text:p text:style-name="P2">Transports<text:tab/>14</text:p>
      <text:p text:style-name="P2">Protocols<text:tab/>15</text:p>
      <text:p text:style-name="P2">Protocol Factories<text:tab/>16</text:p>
      <text:p text:style-name="P2">Decoupling Transports and Protocols<text:tab/>16</text:p>
      <text:p text:style-name="P2">A TCP Quote Server and Client<text:tab/>16</text:p>
      <text:p text:style-name="P2">Protocol State Machines<text:tab/>19</text:p>
      <text:p text:style-name="P2">More Practice and Next Steps<text:tab/>22</text:p>
      <text:p text:style-name="P2">3 Writing Asynchronous Code with Deferreds 25</text:p>
      <text:p text:style-name="P2">What Deferreds Do and Don’t Do<text:tab/>25</text:p>
      <text:p text:style-name="P2">The Structure of a Deferred Object<text:tab/>26</text:p>
      <text:p text:style-name="P2">Callback Chains and Using Deferreds in the Reactor<text:tab/>28</text:p>
      <text:p text:style-name="P2">Practice: What Do These Deferred Chains Do?<text:tab/>30</text:p>
      <text:p text:style-name="P2">Exercise 1 31</text:p>
      <text:p text:style-name="P2">Exercise 2 31</text:p>
      <text:p text:style-name="P2">Exercise 3 31</text:p>
      <text:p text:style-name="P2">Exercise 4 32</text:p>
      <text:p text:style-name="P2">Exercise 5 32</text:p>
      <text:p text:style-name="P2">Exercise 6 33</text:p>
      <text:p text:style-name="P2">The Truth About addCallbacks<text:tab/>33</text:p>
      <text:p text:style-name="P2"><text:soft-page-break/>Exercise 7 34</text:p>
      <text:p text:style-name="P2">Exercise 8 35</text:p>
      <text:p text:style-name="P2">Key Facts About Deferreds<text:tab/>35</text:p>
      <text:p text:style-name="P2">Summary of the Deferred API<text:tab/>36</text:p>
      <text:p text:style-name="P2">More Practice and Next Steps<text:tab/>36</text:p>
      <text:p text:style-name="P2">4 Web Servers 39</text:p>
      <text:p text:style-name="P2">Responding to HTTP Requests: A Low-Level Review<text:tab/>39</text:p>
      <text:p text:style-name="P2">The Structure of an HTTP Request<text:tab/>40</text:p>
      <text:p text:style-name="P2">Parsing HTTP Requests<text:tab/>42</text:p>
      <text:p text:style-name="P2">Handling GET Requests<text:tab/>43</text:p>
      <text:p text:style-name="P2">Serving Static Content<text:tab/>43</text:p>
      <text:p text:style-name="P2">Serving Dynamic Content<text:tab/>45</text:p>
      <text:p text:style-name="P2">Dynamic Dispatch<text:tab/>46</text:p>
      <text:p text:style-name="P2">Handling POST Requests<text:tab/>48</text:p>
      <text:p text:style-name="P2">A Minimal POST Example<text:tab/>48</text:p>
      <text:p text:style-name="P2">Asynchronous Responses<text:tab/>49</text:p>
      <text:p text:style-name="P2">More Practice and Next Steps<text:tab/>51</text:p>
      <text:p text:style-name="P2">5 Web Clients 53</text:p>
      <text:p text:style-name="P2">Basic HTTP Resource Retrieval<text:tab/>53</text:p>
      <text:p text:style-name="P2">Printing a Web Resource<text:tab/>53</text:p>
      <text:p text:style-name="P2">Downloading a Web Resource<text:tab/>54</text:p>
      <text:p text:style-name="P2">Agent<text:tab/>55</text:p>
      <text:p text:style-name="P2">Requesting Resources with Agent<text:tab/>55</text:p>
      <text:p text:style-name="P2">Retrieving Response Metadata<text:tab/>57</text:p>
      <text:p text:style-name="P2">POSTing Data with Agent<text:tab/>58</text:p>
      <text:p text:style-name="P2">More Practice and Next Steps<text:tab/>60</text:p>
      <text:p text:style-name="P2">Part II Building Production-Grade Twisted Services</text:p>
      <text:p text:style-name="P2">6 Deploying Twisted Applications 63</text:p>
      <text:p text:style-name="P2">The Twisted Application Infrastructure<text:tab/>63</text:p>
      <text:p text:style-name="P2">Services<text:tab/>64</text:p>
      <text:p text:style-name="P2">Applications<text:tab/>64</text:p>
      <text:p text:style-name="P2">TAC Files<text:tab/>64</text:p>
      <text:p text:style-name="P2">twistd<text:tab/>65</text:p>
      <text:p text:style-name="P2">Plugins<text:tab/>66</text:p>
      <text:p text:style-name="P2">More twistd Examples<text:tab/>68</text:p>
      <text:p text:style-name="P2">More Practice and Next Steps<text:tab/>68</text:p>
      <text:p text:style-name="P2">Suggested Exercises<text:tab/>69</text:p>
      <text:p text:style-name="P2">7 Logging 71</text:p>
      <text:p text:style-name="P2">Basic In-Application Logging<text:tab/>71</text:p>
      <text:p text:style-name="P2">twistd Logging<text:tab/>73</text:p>
      <text:p text:style-name="P2">Custom Loggers<text:tab/>73</text:p>
      <text:p text:style-name="P2">Key Facts and Caveats About Logging<text:tab/>75</text:p>
      <text:p text:style-name="P2">8 Databases 77</text:p>
      <text:p text:style-name="P2">Nonblocking Database Queries<text:tab/>77</text:p>
      <text:p text:style-name="P2">More Practice and Next Steps<text:tab/>80</text:p>
      <text:p text:style-name="P2">9 Authentication 81</text:p>
      <text:p text:style-name="P2">The Components of Twisted Cred<text:tab/>81</text:p>
      <text:p text:style-name="P2">Twisted Cred: An Example<text:tab/>82</text:p>
      <text:p text:style-name="P2">Credentials Checkers<text:tab/>86</text:p>
      <text:p text:style-name="P2">Authentication in Twisted Applications<text:tab/>89</text:p>
      <text:p text:style-name="P2">More Practice and Next Steps<text:tab/>91</text:p>
      <text:p text:style-name="P2">10 Threads and Subprocesses 93</text:p>
      <text:p text:style-name="P2"><text:soft-page-break/>Threads<text:tab/>93</text:p>
      <text:p text:style-name="P2">Subprocesses<text:tab/>96</text:p>
      <text:p text:style-name="P2">Running a Subprocess and Getting the Result<text:tab/>96</text:p>
      <text:p text:style-name="P2">Custom Process Protocols<text:tab/>97</text:p>
      <text:p text:style-name="P2">More Practice and Next Steps<text:tab/>100</text:p>
      <text:p text:style-name="P2">11 Testing 103</text:p>
      <text:p text:style-name="P2">Writing and Running Twisted Unit Tests with Trial<text:tab/>103</text:p>
      <text:p text:style-name="P2">Testing Protocols<text:tab/>104</text:p>
      <text:p text:style-name="P2">Tests and the Reactor<text:tab/>108</text:p>
      <text:p text:style-name="P2">Testing Deferreds<text:tab/>109</text:p>
      <text:p text:style-name="P2">Testing the Passage of Time<text:tab/>112</text:p>
      <text:p text:style-name="P2">More Practice and Next Steps<text:tab/>115</text:p>
      <text:p text:style-name="P2">Part III More Protocols and More Practice</text:p>
      <text:p text:style-name="P2">12 Twisted Words 119</text:p>
      <text:p text:style-name="P2">IRC Clients<text:tab/>119</text:p>
      <text:p text:style-name="P2">IRC Servers<text:tab/>121</text:p>
      <text:p text:style-name="P2">More Practice and Next Steps<text:tab/>124</text:p>
      <text:p text:style-name="P2">13 Twisted Mail 125</text:p>
      <text:p text:style-name="P2">SMTP Clients and Servers<text:tab/>126</text:p>
      <text:p text:style-name="P2">The SMTP Protocol<text:tab/>126</text:p>
      <text:p text:style-name="P2">Sending Emails Using SMTP<text:tab/>127</text:p>
      <text:p text:style-name="P2">SMTP Servers<text:tab/>128</text:p>
      <text:p text:style-name="P2">Storing Mail<text:tab/>130</text:p>
      <text:p text:style-name="P2">IMAP Clients and Servers<text:tab/>132</text:p>
      <text:p text:style-name="P2">IMAP Servers<text:tab/>133</text:p>
      <text:p text:style-name="P2">IMAP Clients<text:tab/>137</text:p>
      <text:p text:style-name="P2">POP3 Clients and Servers<text:tab/>139</text:p>
      <text:p text:style-name="P2">POP3 Servers<text:tab/>139</text:p>
      <text:p text:style-name="P2">More Practice and Next Steps<text:tab/>143</text:p>
      <text:p text:style-name="P2">14 SSH 145</text:p>
      <text:p text:style-name="P2">SSH Servers<text:tab/>145</text:p>
      <text:p text:style-name="P2">A Basic SSH Server<text:tab/>145</text:p>
      <text:p text:style-name="P2">Using Public Keys for Authentication<text:tab/>151</text:p>
      <text:p text:style-name="P2">Providing an Administrative Python Shell<text:tab/>153</text:p>
      <text:p text:style-name="P2">Running Commands on a Remote Server<text:tab/>156</text:p>
      <text:p text:style-name="P2">SSH Clients<text:tab/>156</text:p>
      <text:p text:style-name="P2">More Practice and Next Steps<text:tab/>159</text:p>
      <text:p text:style-name="P2">15 The End 161</text:p>
      <text:p text:style-name="P2">Contributing to Twisted<text:tab/>161</text:p>
      <text:p text:style-name="P2">Index<text:tab/>163</text:p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21960_2058063626"/>***Using_Google_App_Engine_2009_264p<text:bookmark-end text:name="__RefHeading__21960_2058063626"/></text:h>
      <text:p text:style-name="P2">Preface xi</text:p>
      <text:p text:style-name="P2">1 Programming on the Web<text:tab/>1</text:p>
      <text:p text:style-name="P2">The Request/Response Cycle<text:tab/>3</text:p>
      <text:p text:style-name="P2">What Is Google App Engine?<text:tab/>5</text:p>
      <text:p text:style-name="P2">What Is a “Cloud”?<text:tab/>6</text:p>
      <text:p text:style-name="P2"><text:soft-page-break/>Why Did Google Build App Engine and Give It Away for Free?<text:tab/>7</text:p>
      <text:p text:style-name="P2">What Is the Google Infrastructure Cloud?<text:tab/>8</text:p>
      <text:p text:style-name="P2">Enter the Application Engine<text:tab/>9</text:p>
      <text:p text:style-name="P2">Your Application Must Be a Good Citizen in the Google Cloud<text:tab/>10</text:p>
      <text:p text:style-name="P2">How the Cloud Runs Your Application<text:tab/>11</text:p>
      <text:p text:style-name="P2">Why You Really Want to Run in the Cloud<text:tab/>12</text:p>
      <text:p text:style-name="P2">The Simplest App Engine Application<text:tab/>13</text:p>
      <text:p text:style-name="P2">Summary<text:tab/>14</text:p>
      <text:p text:style-name="P2">Exercises<text:tab/>15</text:p>
      <text:p text:style-name="P2">2 HTML and CSS<text:tab/>17</text:p>
      <text:p text:style-name="P2">A Brief History of HTML and CSS<text:tab/>18</text:p>
      <text:p text:style-name="P2">HyperText Markup Language (HTML)<text:tab/>18</text:p>
      <text:p text:style-name="P2">A Well-Formed HTML Document<text:tab/>20</text:p>
      <text:p text:style-name="P2">Validating Your HTML<text:tab/>22</text:p>
      <text:p text:style-name="P2">HyperText Links (Anchor Tags)<text:tab/>23</text:p>
      <text:p text:style-name="P2">Multiple Files<text:tab/>25</text:p>
      <text:p text:style-name="P2">Lists in HTML<text:tab/>26</text:p>
      <text:p text:style-name="P2">Specifying Styles Using CSS<text:tab/>27</text:p>
      <text:p text:style-name="P2">Styling Tags with CSS<text:tab/>27</text:p>
      <text:p text:style-name="P2">Exerting More Control over Markup<text:tab/>30</text:p>
      <text:p text:style-name="P2">Validating CSS<text:tab/>32</text:p>
      <text:p text:style-name="P2">Tools to Help You Work with CSS<text:tab/>33</text:p>
      <text:p text:style-name="P2">Building the Navigation Menu<text:tab/>34</text:p>
      <text:p text:style-name="P2">The CSS Box Model<text:tab/>37</text:p>
      <text:p text:style-name="P2">Adding Navigation Hints for Users<text:tab/>39</text:p>
      <text:p text:style-name="P2">Summary<text:tab/>40</text:p>
      <text:p text:style-name="P2">Exercises<text:tab/>42</text:p>
      <text:p text:style-name="P2">3 Python<text:tab/>43</text:p>
      <text:p text:style-name="P2">What Is Programming?<text:tab/>43</text:p>
      <text:p text:style-name="P2">About Python<text:tab/>44</text:p>
      <text:p text:style-name="P2">Installing Python<text:tab/>45</text:p>
      <text:p text:style-name="P2">The Essence of Programming<text:tab/>46</text:p>
      <text:p text:style-name="P2">Input, Processing, and Output<text:tab/>47</text:p>
      <text:p text:style-name="P2">Conditional Steps: A Number-Guessing Web Application<text:tab/>48</text:p>
      <text:p text:style-name="P2">Variables and Expressions<text:tab/>52</text:p>
      <text:p text:style-name="P2">Naming Variables<text:tab/>53</text:p>
      <text:p text:style-name="P2">Constants<text:tab/>54</text:p>
      <text:p text:style-name="P2">Handling Text Data Using Strings<text:tab/>55</text:p>
      <text:p text:style-name="P2">Using the String Library<text:tab/>56</text:p>
      <text:p text:style-name="P2">Types and Conversion<text:tab/>57</text:p>
      <text:p text:style-name="P2">Variables with Many Values at the Same Time: Lists<text:tab/>59</text:p>
      <text:p text:style-name="P2">Repeated Code: Loops<text:tab/>60</text:p>
      <text:p text:style-name="P2">Python’s Backpack: Dictionaries<text:tab/>63</text:p>
      <text:p text:style-name="P2">Looping Through a Dictionary<text:tab/>64</text:p>
      <text:p text:style-name="P2">Stored and Reused Code: Python Functions<text:tab/>65</text:p>
      <text:p text:style-name="P2">Turning Traceback to Our Advantage Using Try and Except<text:tab/>68</text:p>
      <text:p text:style-name="P2">Object-Oriented Python<text:tab/>70</text:p>
      <text:p text:style-name="P2">Comments in Python<text:tab/>71</text:p>
      <text:p text:style-name="P2">The Tao of Programming<text:tab/>71</text:p>
      <text:p text:style-name="P2">Summary<text:tab/>72</text:p>
      <text:p text:style-name="P2">Exercises<text:tab/>72</text:p>
      <text:p text:style-name="P2">4 Sending Data to Your Application<text:tab/>75</text:p>
      <text:p text:style-name="P2"><text:soft-page-break/>Making an HTTP Request<text:tab/>75</text:p>
      <text:p text:style-name="P2">Hacking the HTTP Protocol<text:tab/>77</text:p>
      <text:p text:style-name="P2">The HTTP Protocol Standards<text:tab/>79</text:p>
      <text:p text:style-name="P2">Watching HTTP in Action<text:tab/>79</text:p>
      <text:p text:style-name="P2">HTML: Building a Form<text:tab/>81</text:p>
      <text:p text:style-name="P2">Sending Form Data to the Server Using POST<text:tab/>82</text:p>
      <text:p text:style-name="P2">Handling Form Data in the App Engine Server<text:tab/>83</text:p>
      <text:p text:style-name="P2">Sending Form Data to the Server Using GET<text:tab/>87</text:p>
      <text:p text:style-name="P2">App Engine Log<text:tab/>88</text:p>
      <text:p text:style-name="P2">Looking at All the Data Available on an HTTP Request<text:tab/>89</text:p>
      <text:p text:style-name="P2">Advanced: Multipart POST Data with File Upload<text:tab/>93</text:p>
      <text:p text:style-name="P2">Summary<text:tab/>96</text:p>
      <text:p text:style-name="P2">Exercises<text:tab/>96</text:p>
      <text:p text:style-name="P2">5 The App Engine webapp Framework<text:tab/>99</text:p>
      <text:p text:style-name="P2">A Trivial App Engine Application<text:tab/>99</text:p>
      <text:p text:style-name="P2">An Equivalent Trivial webapp Application<text:tab/>100</text:p>
      <text:p text:style-name="P2">The Handler Callback Pattern<text:tab/>102</text:p>
      <text:p text:style-name="P2">Looking at the Handler Code<text:tab/>102</text:p>
      <text:p text:style-name="P2">What Is “self” and Why Is It There?<text:tab/>103</text:p>
      <text:p text:style-name="P2">Number Guessing Using the webapp Framework<text:tab/>105</text:p>
      <text:p text:style-name="P2">Web Server Logs<text:tab/>109</text:p>
      <text:p text:style-name="P2">Summary<text:tab/>112</text:p>
      <text:p text:style-name="P2">Exercises<text:tab/>112</text:p>
      <text:p text:style-name="P2">6 Templates<text:tab/>113</text:p>
      <text:p text:style-name="P2">Template Syntax<text:tab/>113</text:p>
      <text:p text:style-name="P2">Using the Templates from Python<text:tab/>114</text:p>
      <text:p text:style-name="P2">The Number-Guessing Game Using Templates<text:tab/>116</text:p>
      <text:p text:style-name="P2">Abstraction and Separation of Concerns: “Model View Controller”<text:tab/>118</text:p>
      <text:p text:style-name="P2">Building a Multiscreen Application<text:tab/>118</text:p>
      <text:p text:style-name="P2">Static Files in App Engine<text:tab/>120</text:p>
      <text:p text:style-name="P2">Referencing Static Files<text:tab/>121</text:p>
      <text:p text:style-name="P2">Generalizing Template Lookup with Multiple Templates<text:tab/>121</text:p>
      <text:p text:style-name="P2">Extending Base Templates<text:tab/>123</text:p>
      <text:p text:style-name="P2">Conditional Processing Templates<text:tab/>125</text:p>
      <text:p text:style-name="P2">Replacing More Than One Block in the Base Template<text:tab/>129</text:p>
      <text:p text:style-name="P2">Extending Our Application<text:tab/>131</text:p>
      <text:p text:style-name="P2">Syntax Errors<text:tab/>139</text:p>
      <text:p text:style-name="P2">More on Templates<text:tab/>141</text:p>
      <text:p text:style-name="P2">Summary<text:tab/>141</text:p>
      <text:p text:style-name="P2">Exercises<text:tab/>141</text:p>
      <text:p text:style-name="P2">7 Cookies and Sessions<text:tab/>143</text:p>
      <text:p text:style-name="P2">HTTP Cookies<text:tab/>143</text:p>
      <text:p text:style-name="P2">Logging In and Logging Out Using Sessions<text:tab/>145</text:p>
      <text:p text:style-name="P2">Installing the Simple Session Utility<text:tab/>146</text:p>
      <text:p text:style-name="P2">Using the Session to Mark Login and Logout<text:tab/>146</text:p>
      <text:p text:style-name="P2">Changing the User Interface for a Logged-In User<text:tab/>148</text:p>
      <text:p text:style-name="P2">Summary<text:tab/>150</text:p>
      <text:p text:style-name="P2">Exercises<text:tab/>150</text:p>
      <text:p text:style-name="P2">8 App Engine Datastore<text:tab/>153</text:p>
      <text:p text:style-name="P2">The Model-View-Controller Pattern<text:tab/>153</text:p>
      <text:p text:style-name="P2">Defining Models<text:tab/>154</text:p>
      <text:p text:style-name="P2">Adding a New Account Form<text:tab/>155</text:p>
      <text:p text:style-name="P2"><text:soft-page-break/>Adding a User Account<text:tab/>156</text:p>
      <text:p text:style-name="P2">Looking Through the Datastore<text:tab/>159</text:p>
      <text:p text:style-name="P2">Logging In and Checking Accounts and Passwords<text:tab/>160</text:p>
      <text:p text:style-name="P2">Retrieving and Displaying Many Objects<text:tab/>161</text:p>
      <text:p text:style-name="P2">Terminology: Different Types of Keys<text:tab/>164</text:p>
      <text:p text:style-name="P2">References Between Data Models<text:tab/>165</text:p>
      <text:p text:style-name="P2">Interactions Between Models<text:tab/>166</text:p>
      <text:p text:style-name="P2">Putting the Primary Key into Session<text:tab/>168</text:p>
      <text:p text:style-name="P2">Adding the Chat Feature<text:tab/>169</text:p>
      <text:p text:style-name="P2">Summary<text:tab/>174</text:p>
      <text:p text:style-name="P2">Exercises<text:tab/>174</text:p>
      <text:p text:style-name="P2">9 JavaScript, jQuery, and AJAX<text:tab/>177</text:p>
      <text:p text:style-name="P2">jQuery<text:tab/>178</text:p>
      <text:p text:style-name="P2">Create a View of the Chat Messages in HTML<text:tab/>178</text:p>
      <text:p text:style-name="P2">Asynchronously Updating a &lt;div&gt; Using AJAX<text:tab/>181</text:p>
      <text:p text:style-name="P2">Summary<text:tab/>183</text:p>
      <text:p text:style-name="P2">Exercises<text:tab/>183</text:p>
      <text:p text:style-name="P2">10 Running Your Application on the Google Infrastructure<text:tab/>185</text:p>
      <text:p text:style-name="P2">Application Engine Accounts<text:tab/>185</text:p>
      <text:p text:style-name="P2">Creating an Application on App Engine<text:tab/>186</text:p>
      <text:p text:style-name="P2">Uploading Your Application<text:tab/>187</text:p>
      <text:p text:style-name="P2">Testing Your Application<text:tab/>187</text:p>
      <text:p text:style-name="P2">Logs, Statistics, and Other Features<text:tab/>188</text:p>
      <text:p text:style-name="P2">Uploading New Versions<text:tab/>190</text:p>
      <text:p text:style-name="P2">Collaboration on Applications<text:tab/>191</text:p>
      <text:p text:style-name="P2">Summary<text:tab/>192</text:p>
      <text:p text:style-name="P2">Exercises<text:tab/>192</text:p>
      <text:p text:style-name="P2">11 Memory Cache<text:tab/>193</text:p>
      <text:p text:style-name="P2">The Rules of Memory Cache<text:tab/>194</text:p>
      <text:p text:style-name="P2">Using the Memory Cache<text:tab/>195</text:p>
      <text:p text:style-name="P2">Using the Application Console to Examine Memory Cache<text:tab/>196</text:p>
      <text:p text:style-name="P2">Using a Memory Cache in Your Application<text:tab/>197</text:p>
      <text:p text:style-name="P2">Building a Session Store Using Memory Cache<text:tab/>198</text:p>
      <text:p text:style-name="P2">Sessions and Memory Cache<text:tab/>202</text:p>
      <text:p text:style-name="P2">Summary<text:tab/>204</text:p>
      <text:p text:style-name="P2">Exercises<text:tab/>204</text:p>
      <text:p text:style-name="P2">A Installing and Running Google App Engine on Windows XP<text:tab/>205</text:p>
      <text:p text:style-name="P2">B Installing and Running Google App Engine on Windows Vista<text:tab/>213</text:p>
      <text:p text:style-name="P2">C Installing and Running Google App Engine on a Macintosh System<text:tab/>219</text:p>
      <text:p text:style-name="P2">D Installing and Running Google App Engine on a Linux System<text:tab/>227</text:p>
      <text:p text:style-name="P2">Index<text:tab/>235</text:p>
      <text:p text:style-name="P2"/>
      <text:p text:style-name="P2"/>
      <text:h text:style-name="P6" text:outline-level="1"/>
      <text:h text:style-name="P7" text:outline-level="1"><text:bookmark-start text:name="__RefHeading___Toc35402_243070573"/><text:span text:style-name="T2">***</text:span>Building_Web_Applications_with_Flask_2015_160p<text:bookmark-end text:name="__RefHeading___Toc35402_243070573"/></text:h>
      <text:p text:style-name="P5">Preface<text:tab/>v</text:p>
      <text:p text:style-name="P5">Chapter 1: Flask in a Flask, I Mean, Book<text:tab/>1</text:p>
      <text:p text:style-name="P5"><text:s/>An introduction to Flask and its features<text:tab/>1</text:p>
      <text:p text:style-name="P5"><text:s/>Summary<text:tab/>3</text:p>
      <text:p text:style-name="P5">Chapter 2: First App, How Hard Could it Be?<text:tab/>5</text:p>
      <text:p text:style-name="P5"><text:s/>Hello World<text:tab/>5</text:p>
      <text:p text:style-name="P5"><text:s/>Prerequisites and tools<text:tab/>5</text:p>
      <text:p text:style-name="P5"><text:s/>Setting up a virtual environment<text:tab/>6</text:p>
      <text:p text:style-name="P5"><text:s/>Understanding the "Hello World" app<text:tab/>6</text:p>
      <text:p text:style-name="P5"><text:s/>Serving HTML pages<text:tab/>9</text:p>
      <text:p text:style-name="P5"><text:s/>Summary<text:tab/>10</text:p>
      <text:p text:style-name="P5">Chapter 3: Man, Do I Like Templates!<text:tab/>11</text:p>
      <text:p text:style-name="P5"><text:s/>What is Jinja2 and how is it coupled with Flask?<text:tab/>11</text:p>
      <text:p text:style-name="P5"><text:s/>What can you do with Jinja2?<text:tab/>12</text:p>
      <text:p text:style-name="P5"><text:s text:c="3"/>Control structures<text:tab/>15</text:p>
      <text:p text:style-name="P5"><text:s text:c="3"/>Macros<text:tab/>20</text:p>
      <text:p text:style-name="P5"><text:s text:c="3"/>Extensions<text:tab/>22</text:p>
      <text:p text:style-name="P5"><text:s text:c="3"/>Filters<text:tab/>23</text:p>
      <text:p text:style-name="P5"><text:s text:c="3"/>Messing with the template context<text:tab/>25</text:p>
      <text:p text:style-name="P5"><text:s/>Summary<text:tab/>26</text:p>
      <text:p text:style-name="P5">Chapter 4: Please Fill in This Form, Madam<text:tab/>27</text:p>
      <text:p text:style-name="P5"><text:s/>HTML forms for the faint of heart<text:tab/>27</text:p>
      <text:p text:style-name="P5"><text:s/>Handling forms<text:tab/>29</text:p>
      <text:p text:style-name="P5"><text:s/>WTForms and you<text:tab/>30</text:p>
      <text:p text:style-name="P5"><text:s/>Flask-WTF<text:tab/>34</text:p>
      <text:p text:style-name="P5"><text:s text:c="3"/>Integration with WTForms<text:tab/>34</text:p>
      <text:p text:style-name="P5"><text:s text:c="3"/>Securing forms with a CSRF token<text:tab/>36</text:p>
      <text:p text:style-name="P5"><text:s text:c="3"/>Challenges<text:tab/>37</text:p>
      <text:p text:style-name="P5"><text:s/>Summary<text:tab/>37</text:p>
      <text:p text:style-name="P5">Chapter 5: Where Do You Store Your Stuff?<text:tab/>39</text:p>
      <text:p text:style-name="P5"><text:s/>SQLAlchemy<text:tab/>40</text:p>
      <text:p text:style-name="P5"><text:s text:c="3"/>Concepts<text:tab/>40</text:p>
      <text:p text:style-name="P5"><text:s text:c="3"/>Hands on<text:tab/>41</text:p>
      <text:p text:style-name="P5"><text:s text:c="3"/>Flask-SQLAlchemy<text:tab/>48</text:p>
      <text:p text:style-name="P5"><text:s/>MongoDB<text:tab/>50</text:p>
      <text:p text:style-name="P5"><text:s text:c="3"/>MongoEngine<text:tab/>52</text:p>
      <text:p text:style-name="P5"><text:s text:c="3"/>Flask-MongoEngine<text:tab/>54</text:p>
      <text:p text:style-name="P5"><text:s/>Relational versus NoSQL<text:tab/>56</text:p>
      <text:p text:style-name="P5"><text:s/>Summary<text:tab/>56</text:p>
      <text:p text:style-name="P5">Chapter 6: But I Wanna REST Mom, Now!<text:tab/>57</text:p>
      <text:p text:style-name="P5"><text:s/>Beyond GET<text:tab/>63</text:p>
      <text:p text:style-name="P5"><text:s/>Flask-Restless<text:tab/>66</text:p>
      <text:p text:style-name="P5"><text:s/>Summary<text:tab/>68</text:p>
      <text:p text:style-name="P5">Chapter 7: If Ain't Tested, It Ain't Game, Bro!<text:tab/>69</text:p>
      <text:p text:style-name="P5"><text:s/>What kinds of test are there?<text:tab/>70</text:p>
      <text:p text:style-name="P5"><text:s text:c="2"/>Unit testing<text:tab/>70</text:p>
      <text:p text:style-name="P5"><text:s text:c="2"/>Behavior testing<text:tab/>74</text:p>
      <text:p text:style-name="P5"><text:s text:c="2"/>Flask-testing<text:tab/>76</text:p>
      <text:p text:style-name="P5"><text:s text:c="6"/>LiveServer<text:tab/>77</text:p>
      <text:p text:style-name="P5"><text:s text:c="6"/>Extra assertions<text:tab/>80</text:p>
      <text:p text:style-name="P5"><text:soft-page-break/><text:s text:c="6"/>JSON handle<text:tab/>80</text:p>
      <text:p text:style-name="P5"><text:s/>Fixtures<text:tab/>81</text:p>
      <text:p text:style-name="P5"><text:s text:c="3"/>Extra – integration testing<text:tab/>84</text:p>
      <text:p text:style-name="P5"><text:s/>Summary<text:tab/>84</text:p>
      <text:p text:style-name="P5">Chapter 8: Tips and Tricks or Flask Wizardry 101<text:tab/>85</text:p>
      <text:p text:style-name="P5"><text:s/>Overengineering<text:tab/>86</text:p>
      <text:p text:style-name="P5"><text:s/>Premature optimization<text:tab/>86</text:p>
      <text:p text:style-name="P5"><text:s/>Blueprints 101<text:tab/>86</text:p>
      <text:p text:style-name="P5"><text:s/>Oh God, please tell me you have the logs…<text:tab/>94</text:p>
      <text:p text:style-name="P5"><text:s/>Debugging, DebugToolbar, and happiness<text:tab/>96</text:p>
      <text:p text:style-name="P5"><text:s text:c="3"/>Flask-DebugToolbar<text:tab/>97</text:p>
      <text:p text:style-name="P5"><text:s/>Sessions or storing user data between requests<text:tab/>99</text:p>
      <text:p text:style-name="P5"><text:s/>Exercise<text:tab/>101</text:p>
      <text:p text:style-name="P5"><text:s/>Summary<text:tab/>102</text:p>
      <text:p text:style-name="P5">Chapter 9: Extensions, How I Love Thee<text:tab/>103</text:p>
      <text:p text:style-name="P5"><text:s/>How to configure extensions<text:tab/>103</text:p>
      <text:p text:style-name="P5"><text:s/>Flask-Principal and Flask-Login (aka Batman and Robin)<text:tab/>105</text:p>
      <text:p text:style-name="P5"><text:s text:c="3"/>Admin like a boss<text:tab/>114</text:p>
      <text:p text:style-name="P5"><text:s text:c="3"/>Custom pages<text:tab/>119</text:p>
      <text:p text:style-name="P5"><text:s/>Summary<text:tab/>120</text:p>
      <text:p text:style-name="P5">Chapter 10: What Now?<text:tab/>121</text:p>
      <text:p text:style-name="P5"><text:s/>You deploy better than my ex<text:tab/>121</text:p>
      <text:p text:style-name="P5"><text:s text:c="3"/>Placing your code in a server<text:tab/>122</text:p>
      <text:p text:style-name="P5"><text:s text:c="3"/>Setting up your database<text:tab/>122</text:p>
      <text:p text:style-name="P5"><text:s text:c="3"/>Setting up the web server<text:tab/>125</text:p>
      <text:p text:style-name="P5"><text:s/>StackOverflow<text:tab/>129</text:p>
      <text:p text:style-name="P5"><text:s/>Structuring your projects<text:tab/>129</text:p>
      <text:p text:style-name="P5"><text:s/>Summary<text:tab/>130</text:p>
      <text:p text:style-name="P5"><text:s/>Postscript<text:tab/>130</text:p>
      <text:p text:style-name="P5">Index<text:tab/>131</text:p>
      <text:p text:style-name="P2"/>
      <text:p text:style-name="P2"/>
      <text:h text:style-name="Heading_20_1" text:outline-level="1"><text:bookmark-start text:name="__RefHeading___Toc35404_243070573"/><text:span text:style-name="T2">***</text:span>Flask_Framework_Cookbook_2014_258p<text:bookmark-end text:name="__RefHeading___Toc35404_243070573"/></text:h>
      <text:p text:style-name="P5">Preface<text:tab/>1</text:p>
      <text:p text:style-name="P5">Chapter 1: Flask Configurations<text:tab/> 7</text:p>
      <text:p text:style-name="P5"><text:s/>Introduction<text:tab/>7</text:p>
      <text:p text:style-name="P5"><text:s/>Environment setup with virtualenv<text:tab/>8</text:p>
      <text:p text:style-name="P5"><text:s/>Handling basic configurations<text:tab/>11</text:p>
      <text:p text:style-name="P5"><text:s/>Class-based settings<text:tab/>12</text:p>
      <text:p text:style-name="P5"><text:s/>Organization of static files<text:tab/>14</text:p>
      <text:p text:style-name="P5"><text:s/>Being deployment specific with instance folders<text:tab/>15</text:p>
      <text:p text:style-name="P5"><text:s/>Composition of views and models<text:tab/>16</text:p>
      <text:p text:style-name="P5"><text:s/>Creating a modular web app with blueprints<text:tab/>19</text:p>
      <text:p text:style-name="P5"><text:s/>Making a Flask app installable using setuptools<text:tab/>21</text:p>
      <text:p text:style-name="P5">Chapter 2: Templating with Jinja2<text:tab/>23</text:p>
      <text:p text:style-name="P5"><text:s/>Introduction<text:tab/>23</text:p>
      <text:p text:style-name="P5"><text:s/>Bootstrap layout<text:tab/>24</text:p>
      <text:p text:style-name="P5"><text:s/>Block composition and layout inheritance<text:tab/>26</text:p>
      <text:p text:style-name="P5"><text:s/>Creating a custom context processor<text:tab/>32</text:p>
      <text:p text:style-name="P5"><text:s/>Creating a custom Jinja2 filter<text:tab/>33</text:p>
      <text:p text:style-name="P5"><text:s/>Creating a custom macro for forms<text:tab/>35</text:p>
      <text:p text:style-name="P5"><text:soft-page-break/><text:s/>Advanced date and time formatting<text:tab/>36</text:p>
      <text:p text:style-name="P5">Chapter 3: Data Modeling in Flask<text:tab/>39</text:p>
      <text:p text:style-name="P5"><text:s/>Introduction<text:tab/>39</text:p>
      <text:p text:style-name="P5"><text:s/>Creating a SQLAlchemy DB instance<text:tab/>40</text:p>
      <text:p text:style-name="P5"><text:s/>Creating a basic product model<text:tab/>42</text:p>
      <text:p text:style-name="P5"><text:s/>Creating a relational category model<text:tab/>46</text:p>
      <text:p text:style-name="P5"><text:s/>Database migration using Alembic and Flask-Migrate<text:tab/>49</text:p>
      <text:p text:style-name="P5"><text:s/>Model data indexing with Redis<text:tab/>52</text:p>
      <text:p text:style-name="P5"><text:s/>Opting the NoSQL way with MongoDB<text:tab/>53</text:p>
      <text:p text:style-name="P5">Chapter 4: Working with Views<text:tab/>57</text:p>
      <text:p text:style-name="P5"><text:s/>Introduction<text:tab/>57</text:p>
      <text:p text:style-name="P5"><text:s/>Writing function-based views and URL routes<text:tab/>58</text:p>
      <text:p text:style-name="P5"><text:s/>Class-based views<text:tab/>60</text:p>
      <text:p text:style-name="P5"><text:s/>URL routing and product-based pagination<text:tab/>62</text:p>
      <text:p text:style-name="P5"><text:s/>Rendering to templates<text:tab/>64</text:p>
      <text:p text:style-name="P5"><text:s/>Dealing with XHR requests<text:tab/>68</text:p>
      <text:p text:style-name="P5"><text:s/>Decorator to handle requests beautifully<text:tab/>71</text:p>
      <text:p text:style-name="P5"><text:s/>Creating custom 404 and 500 handlers<text:tab/>72</text:p>
      <text:p text:style-name="P5"><text:s/>Flashing messages for better user feedback<text:tab/>74</text:p>
      <text:p text:style-name="P5"><text:s/>SQL-based searching<text:tab/>77</text:p>
      <text:p text:style-name="P5">Chapter 5: Webforms with WTForms<text:tab/>79</text:p>
      <text:p text:style-name="P5"><text:s/>Introduction<text:tab/>79</text:p>
      <text:p text:style-name="P5"><text:s/>SQLAlchemy model data as form representation<text:tab/>80</text:p>
      <text:p text:style-name="P5"><text:s/>Validating fields on the server side<text:tab/>83</text:p>
      <text:p text:style-name="P5"><text:s/>Creating a common forms set<text:tab/>86</text:p>
      <text:p text:style-name="P5"><text:s/>Creating custom fields and validation<text:tab/>88</text:p>
      <text:p text:style-name="P5"><text:s/>Creating a custom widget<text:tab/>90</text:p>
      <text:p text:style-name="P5"><text:s/>Uploading files via forms<text:tab/>92</text:p>
      <text:p text:style-name="P5"><text:s/>Cross-site Request Forgery protection<text:tab/>96</text:p>
      <text:p text:style-name="P5">Chapter 6: Authenticating in Flask<text:tab/>99</text:p>
      <text:p text:style-name="P5"><text:s/>Introduction<text:tab/>99</text:p>
      <text:p text:style-name="P5"><text:s/>Simple session-based authentication<text:tab/>100</text:p>
      <text:p text:style-name="P5"><text:s/>Authenticating using the Flask-Login extension<text:tab/>107</text:p>
      <text:p text:style-name="P5"><text:s/>Using OpenID for authentication<text:tab/>110</text:p>
      <text:p text:style-name="P5"><text:s/>Using Facebook for authentication<text:tab/>115</text:p>
      <text:p text:style-name="P5"><text:s/>Using Google for authentication<text:tab/>119</text:p>
      <text:p text:style-name="P5"><text:s/>Using Twitter for authentication<text:tab/>122</text:p>
      <text:p text:style-name="P5">Chapter 7: RESTful API Building<text:tab/>125</text:p>
      <text:p text:style-name="P5"><text:s/>Introduction<text:tab/>126</text:p>
      <text:p text:style-name="P5"><text:s/>Creating a class-based REST interface<text:tab/>126</text:p>
      <text:p text:style-name="P5"><text:s/>Creating an extension-based REST interface<text:tab/>128</text:p>
      <text:p text:style-name="P5"><text:s/>Creating a SQLAlchemy-independent REST API<text:tab/>131</text:p>
      <text:p text:style-name="P5"><text:s/>A complete REST API example<text:tab/>133</text:p>
      <text:p text:style-name="P5">Chapter 8: Admin Interface for Flask Apps<text:tab/>137</text:p>
      <text:p text:style-name="P5"><text:s/>Introduction<text:tab/>137</text:p>
      <text:p text:style-name="P5"><text:s/>Creating a simple CRUD interface<text:tab/>138</text:p>
      <text:p text:style-name="P5"><text:s/>Using the Flask-Admin extension<text:tab/>143</text:p>
      <text:p text:style-name="P5"><text:s/>Registering models with Flask-Admin<text:tab/>146</text:p>
      <text:p text:style-name="P5"><text:s/>Creating custom forms and actions<text:tab/>148</text:p>
      <text:p text:style-name="P5"><text:s/>WYSIWYG for textarea integration<text:tab/>151</text:p>
      <text:p text:style-name="P5"><text:s/>Creating user roles<text:tab/>153</text:p>
      <text:p text:style-name="P5">Chapter 9: Internationalization and Localization<text:tab/>159</text:p>
      <text:p text:style-name="P5"><text:soft-page-break/><text:s/>Introduction<text:tab/>159</text:p>
      <text:p text:style-name="P5"><text:s/>Adding a new language<text:tab/>160</text:p>
      <text:p text:style-name="P5"><text:s/>Lazy evaluation and the gettext/ngettext functions<text:tab/>164</text:p>
      <text:p text:style-name="P5"><text:s/>Global language-switching action<text:tab/>166</text:p>
      <text:p text:style-name="P5">Chapter 10: Debugging, Error Handling, and Testing<text:tab/>169</text:p>
      <text:p text:style-name="P5"><text:s/>Introduction<text:tab/>170</text:p>
      <text:p text:style-name="P5"><text:s/>Setting up basic file logging<text:tab/>170</text:p>
      <text:p text:style-name="P5"><text:s/>Sending e-mails on the occurrence of errors<text:tab/>173</text:p>
      <text:p text:style-name="P5"><text:s/>Using Sentry to monitor exceptions<text:tab/>174</text:p>
      <text:p text:style-name="P5"><text:s/>Debugging with pdb<text:tab/>178</text:p>
      <text:p text:style-name="P5"><text:s/>Creating our first simple test<text:tab/>179</text:p>
      <text:p text:style-name="P5"><text:s/>Writing more tests for views and logic<text:tab/>181</text:p>
      <text:p text:style-name="P5"><text:s/>Nose library integration<text:tab/>185</text:p>
      <text:p text:style-name="P5"><text:s/>Using mocking to avoid real API access<text:tab/>187</text:p>
      <text:p text:style-name="P5"><text:s/>Determining test coverage<text:tab/>190</text:p>
      <text:p text:style-name="P5"><text:s/>Using profiling to find bottlenecks<text:tab/>192</text:p>
      <text:p text:style-name="P5">Chapter 11: Deployment and Post Deployment<text:tab/>195</text:p>
      <text:p text:style-name="P5"><text:s/>Introduction<text:tab/>196</text:p>
      <text:p text:style-name="P5"><text:s/>Deploying with Apache<text:tab/>196</text:p>
      <text:p text:style-name="P5"><text:s/>Deploying with uWSGI and Nginx<text:tab/>199</text:p>
      <text:p text:style-name="P5"><text:s/>Deploying with Gunicorn and Supervisor<text:tab/>202</text:p>
      <text:p text:style-name="P5"><text:s/>Deploying with Tornado<text:tab/>204</text:p>
      <text:p text:style-name="P5"><text:s/>Using Fabric for deployment<text:tab/>205</text:p>
      <text:p text:style-name="P5"><text:s/>S3 storage for file uploads<text:tab/>207</text:p>
      <text:p text:style-name="P5"><text:s/>Deploying with Heroku<text:tab/>209</text:p>
      <text:p text:style-name="P5"><text:s/>Deploying with AWS Elastic Beanstalk<text:tab/>212</text:p>
      <text:p text:style-name="P5"><text:s/>Application monitoring with Pingdom<text:tab/>215</text:p>
      <text:p text:style-name="P5"><text:s/>Application performance management and monitoring with New Relic<text:tab/>217</text:p>
      <text:p text:style-name="P5">Chapter 12: Other Tips and Tricks<text:tab/>221</text:p>
      <text:p text:style-name="P5"><text:s/>Introduction<text:tab/>221</text:p>
      <text:p text:style-name="P5"><text:s/>Full-text search with Whoosh<text:tab/>222</text:p>
      <text:p text:style-name="P5"><text:s/>Full-text search with Elasticsearch<text:tab/>224</text:p>
      <text:p text:style-name="P5"><text:s/>Working with signals<text:tab/>226</text:p>
      <text:p text:style-name="P5"><text:s/>Using caching with your application<text:tab/>228</text:p>
      <text:p text:style-name="P5"><text:s/>E-mail support for Flask applications<text:tab/>230</text:p>
      <text:p text:style-name="P5"><text:s/>Understanding asynchronous operations<text:tab/>233</text:p>
      <text:p text:style-name="P5"><text:s/>Working with Celery<text:tab/>234</text:p>
      <text:p text:style-name="P5">Index<text:tab/>237</text:p>
      <text:p text:style-name="P5"/>
      <text:p text:style-name="P5"/>
      <text:p text:style-name="P5"/>
      <text:p text:style-name="P5"/>
      <text:h text:style-name="Heading_20_1" text:outline-level="1"><text:bookmark-start text:name="__RefHeading___Toc35406_243070573"/><text:span text:style-name="T2">***</text:span>Flask_Web_Development_2014_258p<text:bookmark-end text:name="__RefHeading___Toc35406_243070573"/></text:h>
      <text:p text:style-name="P5">Preface. xi</text:p>
      <text:p text:style-name="P5">Part I. <text:s text:c="9"/>Introduction to Flask</text:p>
      <text:p text:style-name="P5">1. Installation<text:tab/>3 </text:p>
      <text:p text:style-name="P5">Using VirtualEnvironments<text:tab/>4</text:p>
      <text:p text:style-name="P5"><text:s text:c="6"/>Installing Python Packages with pip<text:tab/>6</text:p>
      <text:p text:style-name="P5"/>
      <text:p text:style-name="P5">2. Basic Application Structure. 7</text:p>
      <text:p text:style-name="P5"><text:s text:c="6"/>Initialization<text:tab/>7</text:p>
      <text:p text:style-name="P5"><text:soft-page-break/><text:s text:c="6"/>Routes and View Functions<text:tab/>8</text:p>
      <text:p text:style-name="P5"><text:s text:c="6"/>Server Startup<text:tab/>9</text:p>
      <text:p text:style-name="P5"><text:s text:c="6"/>A Complete Application<text:tab/>9</text:p>
      <text:p text:style-name="P5"><text:s text:c="6"/>The Request-Response Cycle<text:tab/>12</text:p>
      <text:p text:style-name="P5"><text:s text:c="8"/>Application and Request Contexts<text:tab/>12</text:p>
      <text:p text:style-name="P5"><text:s text:c="8"/>Request Dispatching<text:tab/>14</text:p>
      <text:p text:style-name="P5"><text:s text:c="8"/>Request Hooks<text:tab/>14</text:p>
      <text:p text:style-name="P5"><text:s text:c="8"/>Responses<text:tab/>15</text:p>
      <text:p text:style-name="P5"><text:s text:c="6"/>Flask Extensions<text:tab/>16</text:p>
      <text:p text:style-name="P5"><text:s text:c="8"/>Command-Line Options with Flask-Script<text:tab/>17</text:p>
      <text:p text:style-name="P5"/>
      <text:p text:style-name="P5">3. Templates. 21</text:p>
      <text:p text:style-name="P5"><text:s text:c="6"/>The Jinja2 Template Engine<text:tab/>22</text:p>
      <text:p text:style-name="P5"><text:s text:c="8"/>Rendering Templates<text:tab/>22</text:p>
      <text:p text:style-name="P5"><text:s text:c="8"/>Variables<text:tab/>23</text:p>
      <text:p text:style-name="P5"><text:s text:c="8"/>Control Structures<text:tab/>24</text:p>
      <text:p text:style-name="P5"><text:s text:c="6"/>Twitter Bootstrap Integration with Flask-Bootstrap<text:tab/>26</text:p>
      <text:p text:style-name="P5"><text:s text:c="6"/>Custom Error Pages<text:tab/>29</text:p>
      <text:p text:style-name="P5"><text:s text:c="6"/>Links<text:tab/>31</text:p>
      <text:p text:style-name="P5"><text:s text:c="5"/>Static Files<text:tab/>32</text:p>
      <text:p text:style-name="P5"><text:s text:c="5"/>Localization of Dates and Times with Flask-Moment<text:tab/>33</text:p>
      <text:p text:style-name="P5"/>
      <text:p text:style-name="P5">4. Web Forms37</text:p>
      <text:p text:style-name="P5"><text:s text:c="5"/>Cross-Site Request Forgery (CSRF) Protection<text:tab/>37</text:p>
      <text:p text:style-name="P5"><text:s text:c="5"/>Form Classes<text:tab/>38</text:p>
      <text:p text:style-name="P5"><text:s text:c="5"/>HTML Rendering of Forms<text:tab/>40</text:p>
      <text:p text:style-name="P5"><text:s text:c="5"/>Form Handling in View Functions<text:tab/>41</text:p>
      <text:p text:style-name="P5"><text:s text:c="5"/>Redirects and User Sessions<text:tab/>44</text:p>
      <text:p text:style-name="P5"><text:s text:c="5"/>Message Flashing<text:tab/>46</text:p>
      <text:p text:style-name="P5"/>
      <text:p text:style-name="P5">5. Databases. 49</text:p>
      <text:p text:style-name="P5"><text:s text:c="5"/>SQL Databases<text:tab/>49</text:p>
      <text:p text:style-name="P5"><text:s text:c="5"/>NoSQL Databases<text:tab/>50</text:p>
      <text:p text:style-name="P5"><text:s text:c="5"/>SQL or NoSQL?<text:tab/>51</text:p>
      <text:p text:style-name="P5"><text:s text:c="5"/>Python Database Frameworks<text:tab/>51</text:p>
      <text:p text:style-name="P5"><text:s text:c="5"/>Database Management with Flask-SQLAlchemy<text:tab/>52</text:p>
      <text:p text:style-name="P5"><text:s text:c="5"/>Model Definition<text:tab/>54</text:p>
      <text:p text:style-name="P5"><text:s text:c="5"/>Relationships<text:tab/>56</text:p>
      <text:p text:style-name="P5"><text:s text:c="5"/>Database Operations<text:tab/>57</text:p>
      <text:p text:style-name="P5"><text:s text:c="7"/>Creating the Tables<text:tab/>58</text:p>
      <text:p text:style-name="P5"><text:s text:c="7"/>Inserting Rows<text:tab/>58</text:p>
      <text:p text:style-name="P5"><text:s text:c="7"/>Modifying Rows<text:tab/>60</text:p>
      <text:p text:style-name="P5"><text:s text:c="7"/>Deleting Rows<text:tab/>60</text:p>
      <text:p text:style-name="P5"><text:s text:c="7"/>Querying Rows<text:tab/>60</text:p>
      <text:p text:style-name="P5"><text:s text:c="5"/>Database Use in View Functions<text:tab/>62</text:p>
      <text:p text:style-name="P5"><text:s text:c="5"/>Integration with the Python Shell<text:tab/>63</text:p>
      <text:p text:style-name="P5"><text:s text:c="5"/>Database Migrations with Flask-Migrate<text:tab/>64</text:p>
      <text:p text:style-name="P5"><text:s text:c="7"/>Creating a Migration Repository<text:tab/>64</text:p>
      <text:p text:style-name="P5"><text:s text:c="7"/>Creating a Migration Script<text:tab/>65</text:p>
      <text:p text:style-name="P5"><text:s text:c="7"/>Upgrading the Database<text:tab/>66</text:p>
      <text:p text:style-name="P5"/>
      <text:p text:style-name="P5">6. Email. 69</text:p>
      <text:p text:style-name="P5"><text:soft-page-break/><text:s text:c="5"/>Email Support with Flask-Mail<text:tab/>69</text:p>
      <text:p text:style-name="P5"><text:s text:c="6"/>Sending Email from the Python Shell<text:tab/>70</text:p>
      <text:p text:style-name="P5"><text:s text:c="6"/>Integrating Emails with the Application<text:tab/>71</text:p>
      <text:p text:style-name="P5"><text:s text:c="6"/>Sending Asynchronous Email<text:tab/>72</text:p>
      <text:p text:style-name="P5"/>
      <text:p text:style-name="P5">7. Large Application Structure75</text:p>
      <text:p text:style-name="P5"><text:s text:c="5"/>Project Structure<text:tab/>75</text:p>
      <text:p text:style-name="P5"><text:s text:c="5"/>Configuration Options<text:tab/>76</text:p>
      <text:p text:style-name="P5"><text:s text:c="5"/>Application Package<text:tab/>78</text:p>
      <text:p text:style-name="P5"><text:s text:c="5"/>Using an Application Factory<text:tab/>78</text:p>
      <text:p text:style-name="P5"><text:s text:c="9"/>Implementing Application Functionality in a Blueprint<text:tab/>79</text:p>
      <text:p text:style-name="P5"><text:s text:c="7"/>Launch Script<text:tab/>81</text:p>
      <text:p text:style-name="P5"><text:s text:c="7"/>Requirements File<text:tab/>82</text:p>
      <text:p text:style-name="P5"><text:s text:c="7"/>Unit Tests<text:tab/>83</text:p>
      <text:p text:style-name="P5"><text:s text:c="7"/>Database Setup<text:tab/>85</text:p>
      <text:p text:style-name="P5"/>
      <text:p text:style-name="P5"><text:s/>Part II. <text:s text:c="9"/>Example: A Social Blogging Application</text:p>
      <text:p text:style-name="P5"><text:s/>8. User Authentication89</text:p>
      <text:p text:style-name="P5"><text:s text:c="7"/>Authentication Extensions for Flask<text:tab/>89</text:p>
      <text:p text:style-name="P5"><text:s text:c="7"/>Password Security<text:tab/>90</text:p>
      <text:p text:style-name="P5"><text:s text:c="9"/>Hashing Passwords with Werkzeug<text:tab/>90</text:p>
      <text:p text:style-name="P5"><text:s text:c="7"/>Creating an Authentication Blueprint<text:tab/>92</text:p>
      <text:p text:style-name="P5"><text:s text:c="7"/>User Authentication with Flask-Login<text:tab/>94</text:p>
      <text:p text:style-name="P5"><text:s text:c="9"/>Preparing the User Model for Logins<text:tab/>94</text:p>
      <text:p text:style-name="P5"><text:s text:c="9"/>Protecting Routes<text:tab/>95</text:p>
      <text:p text:style-name="P5"><text:s text:c="9"/>Adding a Login Form<text:tab/>96</text:p>
      <text:p text:style-name="P5"><text:s text:c="9"/>Signing Users In<text:tab/>97</text:p>
      <text:p text:style-name="P5"><text:s text:c="9"/>Signing Users Out<text:tab/>99</text:p>
      <text:p text:style-name="P5"><text:s text:c="9"/>Testing Logins<text:tab/>99</text:p>
      <text:p text:style-name="P5"><text:s text:c="7"/>New User Registration<text:tab/>100</text:p>
      <text:p text:style-name="P5"><text:s text:c="9"/>Adding a User Registration Form<text:tab/>100</text:p>
      <text:p text:style-name="P5"><text:s text:c="9"/>Registering New Users<text:tab/>102</text:p>
      <text:p text:style-name="P5"><text:s text:c="7"/>Account Confirmation<text:tab/>103</text:p>
      <text:p text:style-name="P5"><text:s text:c="9"/>Generating Confirmation Tokens with itsdangerous<text:tab/>103</text:p>
      <text:p text:style-name="P5"><text:s text:c="9"/>Sending Confirmation Emails<text:tab/>105</text:p>
      <text:p text:style-name="P5"><text:s text:c="7"/>Account Management<text:tab/>109</text:p>
      <text:p text:style-name="P5"/>
      <text:p text:style-name="P5"><text:s/>9. User Roles111</text:p>
      <text:p text:style-name="P5"><text:s text:c="7"/>Database Representation of Roles<text:tab/>111</text:p>
      <text:p text:style-name="P5"><text:s text:c="7"/>Role Assignment<text:tab/>113</text:p>
      <text:p text:style-name="P5"><text:s text:c="7"/>Role Verification<text:tab/>114</text:p>
      <text:p text:style-name="P5"/>
      <text:p text:style-name="P5">10. User Profiles119</text:p>
      <text:p text:style-name="P5"><text:s text:c="7"/>Profile Information<text:tab/>119</text:p>
      <text:p text:style-name="P5"><text:s text:c="7"/>User Profile Page<text:tab/>120</text:p>
      <text:p text:style-name="P5"><text:s text:c="7"/>Profile Editor<text:tab/>122</text:p>
      <text:p text:style-name="P5"><text:s text:c="9"/>User-Level Profile Editor<text:tab/>122</text:p>
      <text:p text:style-name="P5"><text:s text:c="9"/>Administrator-Level Profile Editor<text:tab/>124</text:p>
      <text:p text:style-name="P5"/>
      <text:p text:style-name="P5"><text:s text:c="8"/>User Avatars<text:tab/>127</text:p>
      <text:p text:style-name="P5"/>
      <text:p text:style-name="P5">11. Blog Posts131</text:p>
      <text:p text:style-name="P5"><text:soft-page-break/><text:s text:c="8"/>Blog Post Submission and Display<text:tab/>131</text:p>
      <text:p text:style-name="P5"><text:s text:c="8"/>Blog Posts on Profile Pages<text:tab/>134</text:p>
      <text:p text:style-name="P5"><text:s text:c="8"/>Paginating Long Blog Post Lists<text:tab/>135</text:p>
      <text:p text:style-name="P5"><text:s text:c="10"/>Creating Fake Blog Post Data<text:tab/>135</text:p>
      <text:p text:style-name="P5"><text:s text:c="10"/>Rendering Data on Pages<text:tab/>137</text:p>
      <text:p text:style-name="P5"><text:s text:c="10"/>Adding a Pagination Widget<text:tab/>138</text:p>
      <text:p text:style-name="P5"><text:s text:c="8"/>Rich-Text Posts with Markdown and Flask-PageDown<text:tab/>141</text:p>
      <text:p text:style-name="P5"><text:s text:c="10"/>Using Flask-PageDown<text:tab/>141</text:p>
      <text:p text:style-name="P5"><text:s text:c="10"/>Handling Rich Text on the Server<text:tab/>143</text:p>
      <text:p text:style-name="P5"><text:s text:c="8"/>Permanent Links to Blog Posts<text:tab/>145</text:p>
      <text:p text:style-name="P5"><text:s text:c="8"/>Blog Post Editor<text:tab/>146</text:p>
      <text:p text:style-name="P5"/>
      <text:p text:style-name="P5">12. Followers149</text:p>
      <text:p text:style-name="P5"><text:s text:c="8"/>Database Relationships Revisited<text:tab/>149</text:p>
      <text:p text:style-name="P5"><text:s text:c="10"/>Many-to-Many Relationships<text:tab/>150</text:p>
      <text:p text:style-name="P5"><text:s text:c="10"/>Self-Referential Relationships<text:tab/>151</text:p>
      <text:p text:style-name="P5"><text:s text:c="10"/>Advanced Many-to-Many Relationships<text:tab/>152</text:p>
      <text:p text:style-name="P5"><text:s text:c="8"/>Followers on the Profile Page<text:tab/>155</text:p>
      <text:p text:style-name="P5"><text:s text:c="8"/>Query Followed Posts Using a Database Join<text:tab/>158</text:p>
      <text:p text:style-name="P5"><text:s text:c="8"/>Show Followed Posts on the Home Page<text:tab/>160</text:p>
      <text:p text:style-name="P5"/>
      <text:p text:style-name="P5">13. User Comments. 165</text:p>
      <text:p text:style-name="P5"><text:s text:c="8"/>Database Representation of Comments<text:tab/>165</text:p>
      <text:p text:style-name="P5"><text:s text:c="8"/>Comment Submission and Display<text:tab/>167</text:p>
      <text:p text:style-name="P5"><text:s text:c="8"/>Comment Moderation<text:tab/>169</text:p>
      <text:p text:style-name="P5"/>
      <text:p text:style-name="P5">14. Application Programming Interfaces 175</text:p>
      <text:p text:style-name="P5"><text:s text:c="8"/>Introduction to REST<text:tab/>175</text:p>
      <text:p text:style-name="P5"><text:s text:c="10"/>Resources Are Everything<text:tab/>176</text:p>
      <text:p text:style-name="P5"><text:s text:c="10"/>Request Methods<text:tab/>177</text:p>
      <text:p text:style-name="P5"><text:s text:c="10"/>Request and Response Bodies<text:tab/>177</text:p>
      <text:p text:style-name="P5"><text:s text:c="10"/>Versioning<text:tab/>178</text:p>
      <text:p text:style-name="P5"><text:s text:c="8"/>RESTful Web Services with Flask<text:tab/>179</text:p>
      <text:p text:style-name="P5"><text:s text:c="10"/>Creating an API Blueprint<text:tab/>179</text:p>
      <text:p text:style-name="P5"><text:s text:c="10"/>Error Handling<text:tab/>180</text:p>
      <text:p text:style-name="P5"><text:s text:c="10"/>User Authentication with Flask-HTTPAuth<text:tab/>181</text:p>
      <text:p text:style-name="P5"><text:s text:c="10"/>Token-Based Authentication<text:tab/>184</text:p>
      <text:p text:style-name="P5"><text:s text:c="10"/>Serializing Resources to and from JSON<text:tab/>186</text:p>
      <text:p text:style-name="P5"><text:s text:c="10"/>Implementing Resource Endpoints<text:tab/>188</text:p>
      <text:p text:style-name="P5"/>
      <text:p text:style-name="P5"><text:s text:c="10"/>Pagination of Large Resource Collections<text:tab/>191</text:p>
      <text:p text:style-name="P5"><text:s text:c="10"/>Testing Web Services with HTTPie<text:tab/>192</text:p>
      <text:p text:style-name="P5"/>
      <text:p text:style-name="P5"><text:s/>Part III. <text:s text:c="10"/>The Last Mile</text:p>
      <text:p text:style-name="P5">15. Testing197</text:p>
      <text:p text:style-name="P5"><text:s text:c="7"/>Obtaining Code Coverage Reports<text:tab/>197</text:p>
      <text:p text:style-name="P5"><text:s text:c="7"/>The Flask Test Client<text:tab/>200</text:p>
      <text:p text:style-name="P5"><text:s text:c="10"/>Testing Web Applications<text:tab/>200</text:p>
      <text:p text:style-name="P5"><text:s text:c="10"/>Testing Web Services<text:tab/>204</text:p>
      <text:p text:style-name="P5"><text:s text:c="7"/>End-to-End Testing with Selenium<text:tab/>205</text:p>
      <text:p text:style-name="P5"><text:s text:c="7"/>Is It Worth It?<text:tab/>209</text:p>
      <text:p text:style-name="P5"/>
      <text:p text:style-name="P5"><text:soft-page-break/>16. Performance211</text:p>
      <text:p text:style-name="P5"><text:s text:c="7"/>Logging Slow Database Performance<text:tab/>211</text:p>
      <text:p text:style-name="P5"><text:s text:c="7"/>Source Code Profiling<text:tab/>213</text:p>
      <text:p text:style-name="P5"/>
      <text:p text:style-name="P5">17. Deployment215</text:p>
      <text:p text:style-name="P5"><text:s text:c="7"/>Deployment Workflow<text:tab/>215</text:p>
      <text:p text:style-name="P5"><text:s text:c="7"/>Logging of Errors During Production<text:tab/>216</text:p>
      <text:p text:style-name="P5"><text:s text:c="7"/>Cloud Deployment<text:tab/>217</text:p>
      <text:p text:style-name="P5"><text:s text:c="7"/>The Heroku Platform<text:tab/>218</text:p>
      <text:p text:style-name="P5"><text:s text:c="9"/>Preparing the Application<text:tab/>218</text:p>
      <text:p text:style-name="P5"><text:s text:c="9"/>Testing with Foreman<text:tab/>222</text:p>
      <text:p text:style-name="P5"><text:s text:c="9"/>Enabling Secure HTTP with Flask-SSLify<text:tab/>223</text:p>
      <text:p text:style-name="P5"><text:s text:c="9"/>Deploying with git push<text:tab/>225</text:p>
      <text:p text:style-name="P5"><text:s text:c="9"/>Reviewing Logs<text:tab/>226</text:p>
      <text:p text:style-name="P5"><text:s text:c="9"/>Deploying an Upgrade<text:tab/>227</text:p>
      <text:p text:style-name="P5"><text:s text:c="7"/>Traditional Hosting<text:tab/>227</text:p>
      <text:p text:style-name="P5"><text:s text:c="9"/>Server Setup<text:tab/>227</text:p>
      <text:p text:style-name="P5"><text:s text:c="9"/>Importing Environment Variables<text:tab/>228</text:p>
      <text:p text:style-name="P5"><text:s text:c="9"/>Setting Up Logging<text:tab/>228</text:p>
      <text:p text:style-name="P5"/>
      <text:p text:style-name="P5">18. Additional Resources231</text:p>
      <text:p text:style-name="P5"><text:s text:c="7"/>Using an Integrated Development Environment (IDE)<text:tab/>231</text:p>
      <text:p text:style-name="P5"><text:s text:c="7"/>Finding Flask Extensions<text:tab/>232</text:p>
      <text:p text:style-name="P5"><text:s text:c="7"/>Getting Involved with Flask<text:tab/>232</text:p>
      <text:p text:style-name="P5"/>
      <text:p text:style-name="P5">Index. 235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=<text:page-number text:select-page="current">1</text:page-number>=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23:59:23.304884144</meta:creation-date>
    <meta:generator>LibreOffice/5.0.0.5$Linux_x86 LibreOffice_project/437e4abdf9e72fd0a6e6f8697a0e659bc77f9b10</meta:generator>
    <dc:date>2015-08-31T19:26:11.248854510</dc:date>
    <meta:editing-duration>PT2H46M22S</meta:editing-duration>
    <meta:editing-cycles>51</meta:editing-cycles>
    <meta:document-statistic meta:table-count="0" meta:image-count="0" meta:object-count="0" meta:page-count="348" meta:paragraph-count="17172" meta:word-count="86453" meta:character-count="587780" meta:non-whitespace-character-count="458787"/>
  </office:meta>
</office:document-meta>
</file>